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61.8pt"/>
    </style:style>
    <style:style style:name="co5" style:family="table-column">
      <style:table-column-properties fo:break-before="auto" style:column-width="32.09pt"/>
    </style:style>
    <style:style style:name="co6" style:family="table-column">
      <style:table-column-properties fo:break-before="auto" style:column-width="50.54pt"/>
    </style:style>
    <style:style style:name="co7" style:family="table-column">
      <style:table-column-properties fo:break-before="auto" style:column-width="69pt"/>
    </style:style>
    <style:style style:name="co8" style:family="table-column">
      <style:table-column-properties fo:break-before="auto" style:column-width="97.09pt"/>
    </style:style>
    <style:style style:name="co9" style:family="table-column">
      <style:table-column-properties fo:break-before="auto" style:column-width="128.35pt"/>
    </style:style>
    <style:style style:name="co10" style:family="table-column">
      <style:table-column-properties fo:break-before="auto" style:column-width="96.29pt"/>
    </style:style>
    <style:style style:name="co11" style:family="table-column">
      <style:table-column-properties fo:break-before="auto" style:column-width="82.66pt"/>
    </style:style>
    <style:style style:name="co12" style:family="table-column">
      <style:table-column-properties fo:break-before="auto" style:column-width="86.66pt"/>
    </style:style>
    <style:style style:name="co13" style:family="table-column">
      <style:table-column-properties fo:break-before="auto" style:column-width="79.46pt"/>
    </style:style>
    <style:style style:name="co14" style:family="table-column">
      <style:table-column-properties fo:break-before="auto" style:column-width="92.24pt"/>
    </style:style>
    <style:style style:name="co15" style:family="table-column">
      <style:table-column-properties fo:break-before="auto" style:column-width="83.45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21.66pt"/>
    </style:style>
    <style:style style:name="co18" style:family="table-column">
      <style:table-column-properties fo:break-before="auto" style:column-width="60.21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01.91pt"/>
    </style:style>
    <style:style style:name="co21" style:family="table-column">
      <style:table-column-properties fo:break-before="auto" style:column-width="78.66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72.2pt"/>
    </style:style>
    <style:style style:name="co24" style:family="table-column">
      <style:table-column-properties fo:break-before="auto" style:column-width="54.54pt"/>
    </style:style>
    <style:style style:name="co25" style:family="table-column">
      <style:table-column-properties fo:break-before="auto" style:column-width="63.41pt"/>
    </style:style>
    <style:style style:name="co26" style:family="table-column">
      <style:table-column-properties fo:break-before="auto" style:column-width="56.95pt"/>
    </style:style>
    <style:style style:name="co27" style:family="table-column">
      <style:table-column-properties fo:break-before="auto" style:column-width="89.86pt"/>
    </style:style>
    <style:style style:name="co28" style:family="table-column">
      <style:table-column-properties fo:break-before="auto" style:column-width="94.65pt"/>
    </style:style>
    <style:style style:name="co29" style:family="table-column">
      <style:table-column-properties fo:break-before="auto" style:column-width="85.86pt"/>
    </style:style>
    <style:style style:name="co30" style:family="table-column">
      <style:table-column-properties fo:break-before="auto" style:column-width="65.79pt"/>
    </style:style>
    <style:style style:name="co31" style:family="table-column">
      <style:table-column-properties fo:break-before="auto" style:column-width="88.24pt"/>
    </style:style>
    <style:style style:name="co32" style:family="table-column">
      <style:table-column-properties fo:break-before="auto" style:column-width="68.2pt"/>
    </style:style>
    <style:style style:name="co33" style:family="table-column">
      <style:table-column-properties fo:break-before="auto" style:column-width="55.36pt"/>
    </style:style>
    <style:style style:name="co34" style:family="table-column">
      <style:table-column-properties fo:break-before="auto" style:column-width="57.74pt"/>
    </style:style>
    <style:style style:name="co35" style:family="table-column">
      <style:table-column-properties fo:break-before="auto" style:column-width="66.61pt"/>
    </style:style>
    <style:style style:name="co36" style:family="table-column">
      <style:table-column-properties fo:break-before="auto" style:column-width="91.45pt"/>
    </style:style>
    <style:style style:name="co37" style:family="table-column">
      <style:table-column-properties fo:break-before="auto" style:column-width="104.29pt"/>
    </style:style>
    <style:style style:name="co38" style:family="table-column">
      <style:table-column-properties fo:break-before="auto" style:column-width="84.25pt"/>
    </style:style>
    <style:style style:name="co39" style:family="table-column">
      <style:table-column-properties fo:break-before="auto" style:column-width="113.16pt"/>
    </style:style>
    <style:style style:name="co40" style:family="table-column">
      <style:table-column-properties fo:break-before="auto" style:column-width="100.29pt"/>
    </style:style>
    <style:style style:name="co41" style:family="table-column">
      <style:table-column-properties fo:break-before="auto" style:column-width="103.49pt"/>
    </style:style>
    <style:style style:name="co42" style:family="table-column">
      <style:table-column-properties fo:break-before="auto" style:column-width="99.5pt"/>
    </style:style>
    <style:style style:name="co43" style:family="table-column">
      <style:table-column-properties fo:break-before="auto" style:column-width="110.69pt"/>
    </style:style>
    <style:style style:name="co44" style:family="table-column">
      <style:table-column-properties fo:break-before="auto" style:column-width="109.11pt"/>
    </style:style>
    <style:style style:name="co45" style:family="table-column">
      <style:table-column-properties fo:break-before="auto" style:column-width="75.4pt"/>
    </style:style>
    <style:style style:name="co46" style:family="table-column">
      <style:table-column-properties fo:break-before="auto" style:column-width="81.84pt"/>
    </style:style>
    <style:style style:name="co47" style:family="table-column">
      <style:table-column-properties fo:break-before="auto" style:column-width="97.91pt"/>
    </style:style>
    <style:style style:name="co48" style:family="table-column">
      <style:table-column-properties fo:break-before="auto" style:column-width="87.45pt"/>
    </style:style>
    <style:style style:name="co49" style:family="table-column">
      <style:table-column-properties fo:break-before="auto" style:column-width="108.31pt"/>
    </style:style>
    <style:style style:name="co50" style:family="table-column">
      <style:table-column-properties fo:break-before="auto" style:column-width="102.7pt"/>
    </style:style>
    <style:style style:name="co51" style:family="table-column">
      <style:table-column-properties fo:break-before="auto" style:column-width="81.04pt"/>
    </style:style>
    <style:style style:name="co52" style:family="table-column">
      <style:table-column-properties fo:break-before="auto" style:column-width="95.5pt"/>
    </style:style>
    <style:style style:name="co53" style:family="table-column">
      <style:table-column-properties fo:break-before="auto" style:column-width="89.04pt"/>
    </style:style>
    <style:style style:name="co54" style:family="table-column">
      <style:table-column-properties fo:break-before="auto" style:column-width="125.94pt"/>
    </style:style>
    <style:style style:name="co55" style:family="table-column">
      <style:table-column-properties fo:break-before="auto" style:column-width="98.7pt"/>
    </style:style>
    <style:style style:name="co56" style:family="table-column">
      <style:table-column-properties fo:break-before="auto" style:column-width="70.61pt"/>
    </style:style>
    <style:style style:name="co57" style:family="table-column">
      <style:table-column-properties fo:break-before="auto" style:column-width="93.06pt"/>
    </style:style>
    <style:style style:name="co58" style:family="table-column">
      <style:table-column-properties fo:break-before="auto" style:column-width="101.11pt"/>
    </style:style>
    <style:style style:name="co59" style:family="table-column">
      <style:table-column-properties fo:break-before="auto" style:column-width="107.49pt"/>
    </style:style>
    <style:style style:name="co60" style:family="table-column">
      <style:table-column-properties fo:break-before="auto" style:column-width="90.65pt"/>
    </style:style>
    <style:style style:name="co61" style:family="table-column">
      <style:table-column-properties fo:break-before="auto" style:column-width="121.95pt"/>
    </style:style>
    <style:style style:name="co62" style:family="table-column">
      <style:table-column-properties fo:break-before="auto" style:column-width="111.49pt"/>
    </style:style>
    <style:style style:name="co63" style:family="table-column">
      <style:table-column-properties fo:break-before="auto" style:column-width="105.9pt"/>
    </style:style>
    <style:style style:name="co64" style:family="table-column">
      <style:table-column-properties fo:break-before="auto" style:column-width="64.01pt"/>
    </style:style>
    <style:style style:name="co65" style:family="table-column">
      <style:table-column-properties fo:break-before="auto" style:column-width="95.44pt"/>
    </style:style>
    <style:style style:name="co66" style:family="table-column">
      <style:table-column-properties fo:break-before="auto" style:column-width="79.4pt"/>
    </style:style>
    <style:style style:name="co67" style:family="table-column">
      <style:table-column-properties fo:break-before="auto" style:column-width="116.31pt"/>
    </style:style>
    <style:style style:name="co68" style:family="table-column">
      <style:table-column-properties fo:break-before="auto" style:column-width="78.6pt"/>
    </style:style>
    <style:style style:name="co69" style:family="table-column">
      <style:table-column-properties fo:break-before="auto" style:column-width="70.55pt"/>
    </style:style>
    <style:style style:name="co70" style:family="table-column">
      <style:table-column-properties fo:break-before="auto" style:column-width="87.39pt"/>
    </style:style>
    <style:style style:name="co71" style:family="table-column">
      <style:table-column-properties fo:break-before="auto" style:column-width="65.76pt"/>
    </style:style>
    <style:style style:name="co72" style:family="table-column">
      <style:table-column-properties fo:break-before="auto" style:column-width="62.59pt"/>
    </style:style>
    <style:style style:name="co73" style:family="table-column">
      <style:table-column-properties fo:break-before="auto" style:column-width="73.81pt"/>
    </style:style>
    <style:style style:name="co74" style:family="table-column">
      <style:table-column-properties fo:break-before="auto" style:column-width="77.84pt"/>
    </style:style>
    <style:style style:name="co75" style:family="table-column">
      <style:table-column-properties fo:break-before="auto" style:column-width="58.56pt"/>
    </style:style>
    <style:style style:name="co76" style:family="table-column">
      <style:table-column-properties fo:break-before="auto" style:column-width="41.75pt"/>
    </style:style>
    <style:style style:name="co77" style:family="table-column">
      <style:table-column-properties fo:break-before="auto" style:column-width="34.5pt"/>
    </style:style>
    <style:style style:name="co78" style:family="table-column">
      <style:table-column-properties fo:break-before="auto" style:column-width="65pt"/>
    </style:style>
    <style:style style:name="co79" style:family="table-column">
      <style:table-column-properties fo:break-before="auto" style:column-width="74.61pt"/>
    </style:style>
    <style:style style:name="co80" style:family="table-column">
      <style:table-column-properties fo:break-before="auto" style:column-width="64.2pt"/>
    </style:style>
    <style:style style:name="co81" style:family="table-column">
      <style:table-column-properties fo:break-before="auto" style:column-width="44.16pt"/>
    </style:style>
    <style:style style:name="co82" style:family="table-column">
      <style:table-column-properties fo:break-before="auto" style:column-width="52.95pt"/>
    </style:style>
    <style:style style:name="co83" style:family="table-column">
      <style:table-column-properties fo:break-before="auto" style:column-width="52.16pt"/>
    </style:style>
    <style:style style:name="co84" style:family="table-column">
      <style:table-column-properties fo:break-before="auto" style:column-width="42.55pt"/>
    </style:style>
    <style:style style:name="co85" style:family="table-column">
      <style:table-column-properties fo:break-before="auto" style:column-width="56.15pt"/>
    </style:style>
    <style:style style:name="co86" style:family="table-column">
      <style:table-column-properties fo:break-before="auto" style:column-width="51.36pt"/>
    </style:style>
    <style:style style:name="co87" style:family="table-column">
      <style:table-column-properties fo:break-before="auto" style:column-width="69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121"/>
    <style:style style:name="ce26" style:family="table-cell" style:parent-style-name="Default" style:data-style-name="N122"/>
    <style:style style:name="ce3" style:family="table-cell" style:parent-style-name="Default" style:data-style-name="N2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8" style:family="table-cell" style:parent-style-name="Default">
      <style:text-properties style:font-weight-asian="bold" style:font-weight-complex="bold"/>
    </style:style>
    <style:style style:name="ce6" style:family="table-cell" style:parent-style-name="Default" style:data-style-name="N3"/>
    <style:style style:name="ce16" style:family="table-cell" style:parent-style-name="Default" style:data-style-name="N4"/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26"/>
    <style:style style:name="ce21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22" style:family="table-cell" style:parent-style-name="Default" style:data-style-name="N123"/>
    <style:style style:name="ce2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pacit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18" table:default-cell-style-name="ce19"/>
        <table:table-column table:style-name="co21" table:default-cell-style-name="ce19"/>
        <table:table-column table:style-name="co22" table:default-cell-style-name="ce19"/>
        <table:table-column table:style-name="co18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default-cell-style-name="ce19"/>
        <table:table-column table:style-name="co29" table:default-cell-style-name="ce19"/>
        <table:table-column table:style-name="co31" table:default-cell-style-name="ce19"/>
        <table:table-column table:style-name="co32" table:default-cell-style-name="ce19"/>
        <table:table-column table:style-name="co19" table:default-cell-style-name="ce19"/>
        <table:table-column table:style-name="co33" table:default-cell-style-name="ce19"/>
        <table:table-column table:style-name="co18" table:default-cell-style-name="ce19"/>
        <table:table-column table:style-name="co34" table:default-cell-style-name="ce19"/>
        <table:table-column table:style-name="co18" table:default-cell-style-name="ce19"/>
        <table:table-column table:style-name="co30" table:default-cell-style-name="ce19"/>
        <table:table-column table:style-name="co35" table:default-cell-style-name="ce19"/>
        <table:table-column table:style-name="co34" table:default-cell-style-name="ce19"/>
        <table:table-column table:style-name="co36" table:default-cell-style-name="ce19"/>
        <table:table-column table:style-name="co31" table:default-cell-style-name="ce19"/>
        <table:table-column table:style-name="co37" table:default-cell-style-name="ce19"/>
        <table:table-column table:style-name="co38" table:default-cell-style-name="ce19"/>
        <table:table-column table:style-name="co29" table:default-cell-style-name="ce19"/>
        <table:table-column table:style-name="co12" table:default-cell-style-name="ce19"/>
        <table:table-column table:style-name="co39" table:default-cell-style-name="ce19"/>
        <table:table-column table:style-name="co23" table:default-cell-style-name="ce19"/>
        <table:table-column table:style-name="co27" table:default-cell-style-name="ce19"/>
        <table:table-column table:style-name="co11" table:default-cell-style-name="ce19"/>
        <table:table-column table:style-name="co10" table:default-cell-style-name="ce19"/>
        <table:table-column table:style-name="co20" table:default-cell-style-name="ce19"/>
        <table:table-column table:style-name="co40" table:default-cell-style-name="ce19"/>
        <table:table-column table:style-name="co15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44" table:default-cell-style-name="ce19"/>
        <table:table-column table:style-name="co31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48" table:default-cell-style-name="ce19"/>
        <table:table-column table:style-name="co8" table:default-cell-style-name="ce19"/>
        <table:table-column table:style-name="co20" table:default-cell-style-name="ce19"/>
        <table:table-column table:style-name="co49" table:default-cell-style-name="ce19"/>
        <table:table-column table:style-name="co50" table:default-cell-style-name="ce19"/>
        <table:table-column table:style-name="co11" table:default-cell-style-name="ce19"/>
        <table:table-column table:style-name="co13" table:default-cell-style-name="ce19"/>
        <table:table-column table:style-name="co51" table:default-cell-style-name="ce19"/>
        <table:table-column table:style-name="co45" table:default-cell-style-name="ce19"/>
        <table:table-column table:style-name="co23" table:default-cell-style-name="ce19"/>
        <table:table-column table:style-name="co44" table:number-columns-repeated="2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49" table:default-cell-style-name="ce19"/>
        <table:table-column table:style-name="co55" table:default-cell-style-name="ce19"/>
        <table:table-column table:style-name="co56" table:default-cell-style-name="ce19"/>
        <table:table-column table:style-name="co35" table:default-cell-style-name="ce19"/>
        <table:table-column table:style-name="co16" table:default-cell-style-name="ce19"/>
        <table:table-column table:style-name="co35" table:number-columns-repeated="3" table:default-cell-style-name="ce19"/>
        <table:table-column table:style-name="co57" table:number-columns-repeated="3" table:default-cell-style-name="ce19"/>
        <table:table-column table:style-name="co45" table:default-cell-style-name="ce19"/>
        <table:table-column table:style-name="co21" table:default-cell-style-name="ce19"/>
        <table:table-column table:style-name="co41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20" table:default-cell-style-name="ce19"/>
        <table:table-column table:style-name="co49" table:default-cell-style-name="ce19"/>
        <table:table-column table:style-name="co61" table:default-cell-style-name="ce19"/>
        <table:table-column table:style-name="co62" table:default-cell-style-name="ce19"/>
        <table:table-column table:style-name="co41" table:default-cell-style-name="ce19"/>
        <table:table-column table:style-name="co46" table:default-cell-style-name="ce19"/>
        <table:table-column table:style-name="co31" table:default-cell-style-name="ce19"/>
        <table:table-column table:style-name="co63" table:default-cell-style-name="ce19"/>
        <table:table-column table:style-name="co57" table:default-cell-style-name="ce19"/>
        <table:table-column table:style-name="co64" table:number-columns-repeated="915" table:default-cell-style-name="Default"/>
        <table:table-row table:style-name="ro1"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N/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number-columns-repeated="91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limate</text:p>
          </table:table-cell>
          <table:table-cell table:style-name="ce15" office:value-type="string" calcext:value-type="string">
            <text:p>Hexes</text:p>
          </table:table-cell>
          <table:table-cell table:style-name="ce15" office:value-type="string" calcext:value-type="string">
            <text:p>Work Days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Arability</text:p>
          </table:table-cell>
          <table:table-cell table:style-name="ce15" office:value-type="string" calcext:value-type="string">
            <text:p>L. Used</text:p>
          </table:table-cell>
          <table:table-cell table:style-name="ce15" office:value-type="string" calcext:value-type="string">
            <text:p>Nye (lb/acre)</text:p>
          </table:table-cell>
          <table:table-cell table:style-name="ce15" office:value-type="string" calcext:value-type="string">
            <text:p>Sweet Potatoes (lb/acre)</text:p>
          </table:table-cell>
          <table:table-cell table:style-name="ce15" office:value-type="string" calcext:value-type="string">
            <text:p>Jeet (lb/acre)</text:p>
          </table:table-cell>
          <table:table-cell table:style-name="ce15" office:value-type="string" calcext:value-type="string">
            <text:p>Jingla (lb/acre)</text:p>
          </table:table-cell>
          <table:table-cell table:style-name="ce15" office:value-type="string" calcext:value-type="string">
            <text:p>Chipak (lb/acre)</text:p>
          </table:table-cell>
          <table:table-cell table:style-name="ce15" office:value-type="string" calcext:value-type="string">
            <text:p>Veam (lb/acre)</text:p>
          </table:table-cell>
          <table:table-cell table:style-name="ce15" office:value-type="string" calcext:value-type="string">
            <text:p>Nunives (lb/acre)</text:p>
          </table:table-cell>
          <table:table-cell table:style-name="ce15" office:value-type="string" calcext:value-type="string">
            <text:p>Jax (lb/acre)</text:p>
          </table:table-cell>
          <table:table-cell table:style-name="ce15" office:value-type="string" calcext:value-type="string">
            <text:p>Honey (lb/acre)</text:p>
          </table:table-cell>
          <table:table-cell table:style-name="ce15" office:value-type="string" calcext:value-type="string">
            <text:p>Wax (lb/acre)</text:p>
          </table:table-cell>
          <table:table-cell table:style-name="ce15" office:value-type="string" calcext:value-type="string">
            <text:p>|--|</text:p>
          </table:table-cell>
          <table:table-cell table:style-name="ce15" office:value-type="string" calcext:value-type="string">
            <text:p>Sugar (KT)</text:p>
          </table:table-cell>
          <table:table-cell table:style-name="ce15" office:value-type="string" calcext:value-type="string">
            <text:p>Jeet (KT)</text:p>
          </table:table-cell>
          <table:table-cell table:style-name="ce15" office:value-type="string" calcext:value-type="string">
            <text:p>Jeet Seed (KT)</text:p>
          </table:table-cell>
          <table:table-cell table:style-name="ce15" office:value-type="string" calcext:value-type="string">
            <text:p>Jeet Out (KT)</text:p>
          </table:table-cell>
          <table:table-cell table:style-name="ce15" office:value-type="string" calcext:value-type="string">
            <text:p>Nye (KT)</text:p>
          </table:table-cell>
          <table:table-cell table:style-name="ce15" office:value-type="string" calcext:value-type="string">
            <text:p>Nye Seed (KT)</text:p>
          </table:table-cell>
          <table:table-cell table:style-name="ce15" office:value-type="string" calcext:value-type="string">
            <text:p>Nye Out (KT)</text:p>
          </table:table-cell>
          <table:table-cell table:style-name="ce15" office:value-type="string" calcext:value-type="string">
            <text:p>Veam (KT)</text:p>
          </table:table-cell>
          <table:table-cell table:style-name="ce15" office:value-type="string" calcext:value-type="string">
            <text:p>Nunives (KT)</text:p>
          </table:table-cell>
          <table:table-cell table:style-name="ce15" office:value-type="string" calcext:value-type="string">
            <text:p>Jax (KT)</text:p>
          </table:table-cell>
          <table:table-cell table:style-name="ce15" office:value-type="string" calcext:value-type="string">
            <text:p>Honey (KT)</text:p>
          </table:table-cell>
          <table:table-cell table:style-name="ce15" office:value-type="string" calcext:value-type="string">
            <text:p>Wax (KT)</text:p>
          </table:table-cell>
          <table:table-cell table:style-name="ce15" office:value-type="string" calcext:value-type="string">
            <text:p>Dairy Jound (ea)</text:p>
          </table:table-cell>
          <table:table-cell table:style-name="ce4" office:value-type="string" calcext:value-type="string">
            <text:p>Zhou (ea)</text:p>
          </table:table-cell>
          <table:table-cell table:style-name="ce15" office:value-type="string" calcext:value-type="string">
            <text:p>Flou (ea)</text:p>
          </table:table-cell>
          <table:table-cell table:style-name="ce15" office:value-type="string" calcext:value-type="string">
            <text:p>Jingla (KT)</text:p>
          </table:table-cell>
          <table:table-cell table:style-name="ce15" office:value-type="string" calcext:value-type="string">
            <text:p>Flour (KT/(cap))</text:p>
          </table:table-cell>
          <table:table-cell table:style-name="ce15" office:value-type="string" calcext:value-type="string">
            <text:p>Bread (KT/(cap))</text:p>
          </table:table-cell>
          <table:table-cell table:style-name="ce15" office:value-type="string" calcext:value-type="string">
            <text:p>Veg Oil (KT)</text:p>
          </table:table-cell>
          <table:table-cell table:style-name="ce15" office:value-type="string" calcext:value-type="string">
            <text:p>Cheese (KT)</text:p>
          </table:table-cell>
          <table:table-cell table:number-columns-repeated="2" table:style-name="ce15" office:value-type="string" calcext:value-type="string">
            <text:p>Meat (KT)</text:p>
          </table:table-cell>
          <table:table-cell table:style-name="ce15" office:value-type="string" calcext:value-type="string">
            <text:p>Eggs (KT)</text:p>
          </table:table-cell>
          <table:table-cell table:style-name="ce15" office:value-type="string" calcext:value-type="string">
            <text:p>Cider (KT)</text:p>
          </table:table-cell>
          <table:table-cell table:style-name="ce15" office:value-type="string" calcext:value-type="string">
            <text:p>Sauce (KT)</text:p>
          </table:table-cell>
          <table:table-cell table:style-name="ce15" office:value-type="string" calcext:value-type="string">
            <text:p>Chipak (KT)</text:p>
          </table:table-cell>
          <table:table-cell table:style-name="ce15" office:value-type="string" calcext:value-type="string">
            <text:p>Wool (KT)</text:p>
          </table:table-cell>
          <table:table-cell table:style-name="ce15" office:value-type="string" calcext:value-type="string">
            <text:p>Lumber (KT/cap)</text:p>
          </table:table-cell>
          <table:table-cell table:style-name="ce15" office:value-type="string" calcext:value-type="string">
            <text:p>Timber (KT/cap)</text:p>
          </table:table-cell>
          <table:table-cell table:style-name="ce15" office:value-type="string" calcext:value-type="string">
            <text:p>Carpentry (Kbf/cap)</text:p>
          </table:table-cell>
          <table:table-cell table:style-name="ce15" office:value-type="string" calcext:value-type="string">
            <text:p>Bricks (KT/cap)</text:p>
          </table:table-cell>
          <table:table-cell table:style-name="ce15" office:value-type="string" calcext:value-type="string">
            <text:p>Mason (KT/cap)</text:p>
          </table:table-cell>
          <table:table-cell table:style-name="ce15" office:value-type="string" calcext:value-type="string">
            <text:p>Furrier (KT/cap)</text:p>
          </table:table-cell>
          <table:table-cell table:style-name="ce15" office:value-type="string" calcext:value-type="string">
            <text:p>Zhou Shoes (KT/cap)</text:p>
          </table:table-cell>
          <table:table-cell table:style-name="ce15" office:value-type="string" calcext:value-type="string">
            <text:p>Hoe (KT/cap)</text:p>
          </table:table-cell>
          <table:table-cell table:style-name="ce15" office:value-type="string" calcext:value-type="string">
            <text:p>Hatchet (KT/cap)</text:p>
          </table:table-cell>
          <table:table-cell table:style-name="ce15" office:value-type="string" calcext:value-type="string">
            <text:p>Auger (KT/cap)</text:p>
          </table:table-cell>
          <table:table-cell table:style-name="ce15" office:value-type="string" calcext:value-type="string">
            <text:p>Scissors (KT/cap)</text:p>
          </table:table-cell>
          <table:table-cell table:style-name="ce15" office:value-type="string" calcext:value-type="string">
            <text:p>Chisels (KT/cap)</text:p>
          </table:table-cell>
          <table:table-cell table:style-name="ce15" office:value-type="string" calcext:value-type="string">
            <text:p>Hammers (KT/cap)</text:p>
          </table:table-cell>
          <table:table-cell table:style-name="ce15" office:value-type="string" calcext:value-type="string">
            <text:p>Sickle (KT/cap)</text:p>
          </table:table-cell>
          <table:table-cell table:style-name="ce15" office:value-type="string" calcext:value-type="string">
            <text:p>Axe (KT/cap)</text:p>
          </table:table-cell>
          <table:table-cell table:style-name="ce15" office:value-type="string" calcext:value-type="string">
            <text:p>Chainmail (KT/cap)</text:p>
          </table:table-cell>
          <table:table-cell table:style-name="ce15" office:value-type="string" calcext:value-type="string">
            <text:p>Platemail (KT/cap)</text:p>
          </table:table-cell>
          <table:table-cell table:style-name="ce15" office:value-type="string" calcext:value-type="string">
            <text:p>Shortsword (KT/cap)</text:p>
          </table:table-cell>
          <table:table-cell table:style-name="ce15" office:value-type="string" calcext:value-type="string">
            <text:p>Longsword (KT/cap)</text:p>
          </table:table-cell>
          <table:table-cell table:style-name="ce15" office:value-type="string" calcext:value-type="string">
            <text:p>Dagger (KT/cap)</text:p>
          </table:table-cell>
          <table:table-cell table:style-name="ce15" office:value-type="string" calcext:value-type="string">
            <text:p>Staff (KT/cap)</text:p>
          </table:table-cell>
          <table:table-cell table:style-name="ce15" office:value-type="string" calcext:value-type="string">
            <text:p>Spear (KT/cap)</text:p>
          </table:table-cell>
          <table:table-cell table:style-name="ce15" office:value-type="string" calcext:value-type="string">
            <text:p>Battleaxe (KT/cap)</text:p>
          </table:table-cell>
          <table:table-cell table:style-name="ce15" office:value-type="string" calcext:value-type="string">
            <text:p>Thread (KT/cap)</text:p>
          </table:table-cell>
          <table:table-cell table:style-name="ce15" office:value-type="string" calcext:value-type="string">
            <text:p>Sweater (KT/cap)</text:p>
          </table:table-cell>
          <table:table-cell table:style-name="ce15" office:value-type="string" calcext:value-type="string">
            <text:p>Silk Cloth (KT/cap)</text:p>
          </table:table-cell>
          <table:table-cell table:style-name="ce15" office:value-type="string" calcext:value-type="string">
            <text:p>Wool Cloth (KT/cap)</text:p>
          </table:table-cell>
          <table:table-cell table:style-name="ce15" office:value-type="string" calcext:value-type="string">
            <text:p>Leather (KT/hx)</text:p>
          </table:table-cell>
          <table:table-cell table:style-name="ce15" office:value-type="string" calcext:value-type="string">
            <text:p>Shirts (KT/cap)</text:p>
          </table:table-cell>
          <table:table-cell table:style-name="ce15" office:value-type="string" calcext:value-type="string">
            <text:p>Vests (KT/cap)</text:p>
          </table:table-cell>
          <table:table-cell table:style-name="ce15" office:value-type="string" calcext:value-type="string">
            <text:p>Pants (KT/cap)</text:p>
          </table:table-cell>
          <table:table-cell table:style-name="ce15" office:value-type="string" calcext:value-type="string">
            <text:p>Coat (KT/cap)</text:p>
          </table:table-cell>
          <table:table-cell table:style-name="ce15" office:value-type="string" calcext:value-type="string">
            <text:p>Salt (KT/cap)</text:p>
          </table:table-cell>
          <table:table-cell table:style-name="ce15" office:value-type="string" calcext:value-type="string">
            <text:p>Cured Meat (KT/cap)</text:p>
          </table:table-cell>
          <table:table-cell table:style-name="ce15" office:value-type="string" calcext:value-type="string">
            <text:p>Salted Fish (KT/cap)</text:p>
          </table:table-cell>
          <table:table-cell table:style-name="ce15" office:value-type="string" calcext:value-type="string">
            <text:p>Sausage (KT/cap)</text:p>
          </table:table-cell>
          <table:table-cell table:style-name="ce15" office:value-type="string" calcext:value-type="string">
            <text:p>Pickles (KT/cap)</text:p>
          </table:table-cell>
          <table:table-cell table:style-name="ce15" office:value-type="string" calcext:value-type="string">
            <text:p>Smoked Meats (KT/cap)</text:p>
          </table:table-cell>
          <table:table-cell table:style-name="ce9" office:value-type="string" calcext:value-type="string">
            <text:p>Barrel (Ktspace/cap)</text:p>
          </table:table-cell>
          <table:table-cell table:style-name="ce15" office:value-type="string" calcext:value-type="string">
            <text:p>Pottery (KT/cap)</text:p>
          </table:table-cell>
          <table:table-cell table:style-name="ce15" office:value-type="string" calcext:value-type="string">
            <text:p>Ore (KT/cap)</text:p>
          </table:table-cell>
          <table:table-cell table:style-name="ce15" office:value-type="string" calcext:value-type="string">
            <text:p>Cu (KT/cap)</text:p>
          </table:table-cell>
          <table:table-cell table:style-name="ce15" office:value-type="string" calcext:value-type="string">
            <text:p>Iron (KT/cap)</text:p>
          </table:table-cell>
          <table:table-cell table:style-name="ce15" office:value-type="string" calcext:value-type="string">
            <text:p>Pb (KT/cap)</text:p>
          </table:table-cell>
          <table:table-cell table:style-name="ce15" office:value-type="string" calcext:value-type="string">
            <text:p>Ag (KT/cap)</text:p>
          </table:table-cell>
          <table:table-cell table:style-name="ce15" office:value-type="string" calcext:value-type="string">
            <text:p>Au (KT/cap)</text:p>
          </table:table-cell>
          <table:table-cell table:style-name="ce15" office:value-type="string" calcext:value-type="string">
            <text:p>Cu Coin (KT/cap)</text:p>
          </table:table-cell>
          <table:table-cell table:style-name="ce15" office:value-type="string" calcext:value-type="string">
            <text:p>Ag Coin (KT/cap)</text:p>
          </table:table-cell>
          <table:table-cell table:style-name="ce15" office:value-type="string" calcext:value-type="string">
            <text:p>Au Coin (KT/cap)</text:p>
          </table:table-cell>
          <table:table-cell table:style-name="ce15" office:value-type="string" calcext:value-type="string">
            <text:p>Beer (KT/cap)</text:p>
          </table:table-cell>
          <table:table-cell table:style-name="ce15" office:value-type="string" calcext:value-type="string">
            <text:p>Rope (KT/cap)</text:p>
          </table:table-cell>
          <table:table-cell table:style-name="ce15" office:value-type="string" calcext:value-type="string">
            <text:p>Bowstring (KT/cap)</text:p>
          </table:table-cell>
          <table:table-cell table:style-name="ce15" office:value-type="string" calcext:value-type="string">
            <text:p>Whale Oil (KT/cap)</text:p>
          </table:table-cell>
          <table:table-cell table:style-name="ce15" office:value-type="string" calcext:value-type="string">
            <text:p>Whale Wax (KT/cap)</text:p>
          </table:table-cell>
          <table:table-cell table:style-name="ce15" office:value-type="string" calcext:value-type="string">
            <text:p>Vinegar (KT/cap)</text:p>
          </table:table-cell>
          <table:table-cell table:style-name="ce15" office:value-type="string" calcext:value-type="string">
            <text:p>Furs (KT/cap)</text:p>
          </table:table-cell>
          <table:table-cell table:style-name="ce15" office:value-type="string" calcext:value-type="string">
            <text:p>Game Meat (KT/cap)</text:p>
          </table:table-cell>
          <table:table-cell table:style-name="ce15" office:value-type="string" calcext:value-type="string">
            <text:p>Game Leather (KT/cap)</text:p>
          </table:table-cell>
          <table:table-cell table:style-name="ce15" office:value-type="string" calcext:value-type="string">
            <text:p>Basket (Ktspace/cap)</text:p>
          </table:table-cell>
          <table:table-cell table:style-name="ce15" office:value-type="string" calcext:value-type="string">
            <text:p>Diamonds (KT/cap)</text:p>
          </table:table-cell>
          <table:table-cell table:style-name="ce15" office:value-type="string" calcext:value-type="string">
            <text:p>Gems (KT/cap)</text:p>
          </table:table-cell>
          <table:table-cell table:style-name="ce15" office:value-type="string" calcext:value-type="string">
            <text:p>Arrows (KT/cap)</text:p>
          </table:table-cell>
          <table:table-cell table:style-name="ce15" office:value-type="string" calcext:value-type="string">
            <text:p>Backpacks (KT/cap)</text:p>
          </table:table-cell>
          <table:table-cell table:style-name="ce15" office:value-type="string" calcext:value-type="string">
            <text:p>Saddles (KT/cap)</text:p>
          </table:table-cell>
          <table:table-cell table:style-name="ce15" table:number-columns-repeated="915"/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 office:value-type="float" office:value="131" calcext:value-type="float">
            <text:p>131</text:p>
          </table:table-cell>
          <table:table-cell table:formula="of:=IF([.B3]=&quot;Taiga&quot;;265;IF([.B3]=&quot;Mts&quot;;265;IF([.B3]=&quot;Temp&quot;;230;IF([.B3]=&quot;Steppe&quot;;265;IF([.B3]=&quot;Jungle&quot;;180;IF([.B3]=&quot;Sav&quot;;240;IF([.B3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3]=&quot;Taiga&quot;;0.43;IF([.B3]=&quot;Mts&quot;;0.21;IF([.B3]=&quot;Temp&quot;;0.64;IF([.B3]=&quot;Steppe&quot;;0.57;IF([.B3]=&quot;Jungle&quot;;0.43;IF([.B3]=&quot;Sav&quot;;0.57;IF([.B3]=&quot;Medi&quot;;0.43;0)))))))" office:value-type="float" office:value="0.43" calcext:value-type="float">
            <text:p>0.430</text:p>
          </table:table-cell>
          <table:table-cell table:style-name="ce19" table:formula="of:=IF([.B3]=&quot;Taiga&quot;;0.43;IF([.B3]=&quot;Mts&quot;;0.8;IF([.B3]=&quot;Temp&quot;;0.64;IF([.B3]=&quot;Steppe&quot;;0.8;IF([.B3]=&quot;Jungle&quot;;0.43;IF([.B3]=&quot;Sav&quot;;0.8;IF([.B3]=&quot;Medi&quot;;0.6;0)))))))" office:value-type="float" office:value="0.43" calcext:value-type="float">
            <text:p>0.430</text:p>
          </table:table-cell>
          <table:table-cell table:style-name="ce19" table:formula="of:=IF([.B3]=&quot;Taiga&quot;;528;IF([.B3]=&quot;Mts&quot;;855.27;IF([.B3]=&quot;Temp&quot;;565.94;IF([.B3]=&quot;Steppe&quot;;551.72;IF([.B3]=&quot;Jungle&quot;;575.43;IF([.B3]=&quot;Sav&quot;;599.15;IF([.B3]=&quot;Medi&quot;;564.36;0)))))))" office:value-type="float" office:value="528" calcext:value-type="float">
            <text:p>528.000</text:p>
          </table:table-cell>
          <table:table-cell table:style-name="ce19" table:formula="of:=IF([.B3]=&quot;Taiga&quot;;2608.19;IF([.B3]=&quot;Mts&quot;;2100;IF([.B3]=&quot;Temp&quot;;2976.19;IF([.B3]=&quot;Steppe&quot;;2450.48;IF([.B3]=&quot;Jungle&quot;;2135.05;IF([.B3]=&quot;Sav&quot;;2310.29;IF([.B3]=&quot;Medi&quot;;2485.52;0)))))))" office:value-type="float" office:value="2608.19" calcext:value-type="float">
            <text:p>2,608.190</text:p>
          </table:table-cell>
          <table:table-cell table:style-name="ce19" table:formula="of:=IF([.B3]=&quot;Taiga&quot;;500.54;IF([.B3]=&quot;Mts&quot;;360;IF([.B3]=&quot;Temp&quot;;570.81;IF([.B3]=&quot;Steppe&quot;;441.95;IF([.B3]=&quot;Jungle&quot;;486.49;IF([.B3]=&quot;Sav&quot;;518.92;IF([.B3]=&quot;Medi&quot;;640;0)))))))" office:value-type="float" office:value="500.54" calcext:value-type="float">
            <text:p>500.540</text:p>
          </table:table-cell>
          <table:table-cell table:style-name="ce19" table:formula="of:=IF([.B3]=&quot;Taiga&quot;;2003.09;IF([.B3]=&quot;Mts&quot;;1612.8;IF([.B3]=&quot;Temp&quot;;2285.71;IF([.B3]=&quot;Steppe&quot;;1881.97;IF([.B3]=&quot;Jungle&quot;;1639.72;IF([.B3]=&quot;Sav&quot;;1774.3;IF([.B3]=&quot;Medi&quot;;1908.88;0)))))))" office:value-type="float" office:value="2003.09" calcext:value-type="float">
            <text:p>2,003.090</text:p>
          </table:table-cell>
          <table:table-cell table:style-name="ce19" table:formula="of:=IF([.B3]=&quot;Taiga&quot;;260.82;IF([.B3]=&quot;Mts&quot;;210;IF([.B3]=&quot;Temp&quot;;297.62;IF([.B3]=&quot;Steppe&quot;;245.05;IF([.B3]=&quot;Jungle&quot;;213.5;IF([.B3]=&quot;Sav&quot;;231.03;IF([.B3]=&quot;Medi&quot;;248.55;0)))))))" office:value-type="float" office:value="260.82" calcext:value-type="float">
            <text:p>260.820</text:p>
          </table:table-cell>
          <table:table-cell table:style-name="ce19" table:formula="of:=IF([.B3]=&quot;Taiga&quot;;250;IF([.B3]=&quot;Mts&quot;;640;IF([.B3]=&quot;Temp&quot;;295.2174;IF([.B3]=&quot;Steppe&quot;;278.2609;IF([.B3]=&quot;Jungle&quot;;306.5217;IF([.B3]=&quot;Sav&quot;;334.7826;IF([.B3]=&quot;Medi&quot;;293.3333;0)))))))" office:value-type="float" office:value="250" calcext:value-type="float">
            <text:p>250.000</text:p>
          </table:table-cell>
          <table:table-cell table:style-name="ce19" table:formula="of:=IF([.B3]=&quot;Taiga&quot;;1491.9691;IF([.B3]=&quot;Mts&quot;;980;IF([.B3]=&quot;Temp&quot;;1747.9537;IF([.B3]=&quot;Steppe&quot;;1278.5174;IF([.B3]=&quot;Jungle&quot;;1440.7722;IF([.B3]=&quot;Sav&quot;;1558.9189;IF([.B3]=&quot;Medi&quot;;2000;0)))))))" office:value-type="float" office:value="1491.9691" calcext:value-type="float">
            <text:p>1,491.969</text:p>
          </table:table-cell>
          <table:table-cell table:style-name="ce19" table:formula="of:=IF([.B3]=&quot;Taiga&quot;;68.5;IF([.B3]=&quot;Mts&quot;;25;IF([.B3]=&quot;Temp&quot;;100;IF([.B3]=&quot;Steppe&quot;;55;IF([.B3]=&quot;Jungle&quot;;28;IF([.B3]=&quot;Sav&quot;;43;IF([.B3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3]*[.F3]*[.G3]*360*640*1393.66125/(2000*1000)" office:value-type="float" office:value="3888.8206192944" calcext:value-type="float">
            <text:p>3,888.821</text:p>
          </table:table-cell>
          <table:table-cell table:formula="of:=[.C3]*[.F3]*[.G3]*[.J3]*640*1393.66125/(2000*1000)" office:value-type="float" office:value="5406.97297994894" calcext:value-type="float">
            <text:p>5,406.973</text:p>
          </table:table-cell>
          <table:table-cell table:formula="of:=[.T3]*[.J$28]" office:value-type="float" office:value="1802.32432664965" calcext:value-type="float">
            <text:p>1,802.324</text:p>
          </table:table-cell>
          <table:table-cell table:formula="of:=[.T3]-[.U3]" office:value-type="float" office:value="3604.64865329929" calcext:value-type="float">
            <text:p>3,604.649</text:p>
          </table:table-cell>
          <table:table-cell table:formula="of:=[.C3]*[.F3]*[.G3]*[.H3]*640*1393.66125/(2000*1000)" office:value-type="float" office:value="5703.60357496512" calcext:value-type="float">
            <text:p>5,703.604</text:p>
          </table:table-cell>
          <table:table-cell table:formula="of:=[.W3]*[.H$28]" office:value-type="float" office:value="1555.52824771776" calcext:value-type="float">
            <text:p>1,555.528</text:p>
          </table:table-cell>
          <table:table-cell table:formula="of:=[.W3]-[.X3]" office:value-type="float" office:value="4148.07532724736" calcext:value-type="float">
            <text:p>4,148.075</text:p>
          </table:table-cell>
          <table:table-cell table:formula="of:=[.C3]*[.F3]*[.G3]*[.M3]*640*1393.66125/(2000*1000)" office:value-type="float" office:value="2700.56987451" calcext:value-type="float">
            <text:p>2,700.570</text:p>
          </table:table-cell>
          <table:table-cell table:formula="of:=[.C3]*[.F3]*[.G3]*[.N3]*640*1393.66125/(2000*1000)" office:value-type="float" office:value="16116.6672206392" calcext:value-type="float">
            <text:p>16,116.667</text:p>
          </table:table-cell>
          <table:table-cell table:formula="of:=[.C3]*[.F3]*[.G3]*[.O3]*640*1393.66125/(2000*1000)" office:value-type="float" office:value="739.95614561574" calcext:value-type="float">
            <text:p>739.956</text:p>
          </table:table-cell>
          <table:table-cell table:formula="of:=[.C3]*[.P3]*640*1393.66125/(2000*1000)" office:value-type="float" office:value="2.190835485" calcext:value-type="float">
            <text:p>2.191</text:p>
          </table:table-cell>
          <table:table-cell table:formula="of:=[.C3]*[.Q3]*640*1393.66125/(2000*1000)" office:value-type="float" office:value="2.190835485" calcext:value-type="float">
            <text:p>2.191</text:p>
          </table:table-cell>
          <table:table-cell table:formula="of:=[.C3]*[.F3]*[.G3]*6*[.J3]*640*1393.66125/(18*365)" office:value-type="float" office:value="9875749.73506656" calcext:value-type="float">
            <text:p>9,875,749.735</text:p>
          </table:table-cell>
          <table:table-cell table:formula="of:=[.C3]*[.F3]*[.G3]*[.J3]*640*1393.66125/(18*100)" office:value-type="float" office:value="6007747.75549882" calcext:value-type="float">
            <text:p>6,007,747.755</text:p>
          </table:table-cell>
          <table:table-cell table:formula="of:=[.C3]*[.F3]*[.G3]*[.J3]*640*1393.66125/520" office:value-type="float" office:value="20796049.9228805" calcext:value-type="float">
            <text:p>20,796,049.923</text:p>
          </table:table-cell>
          <table:table-cell table:formula="of:=[.C3]*[.F3]*[.G3]*[.K3]*640*1393.66125/(2000*1000)" office:value-type="float" office:value="21637.9380397289" calcext:value-type="float">
            <text:p>21,637.938</text:p>
          </table:table-cell>
          <table:table-cell table:formula="of:=3*12*[.D3]/5" office:value-type="float" office:value="1908" calcext:value-type="float">
            <text:p>1,908.000</text:p>
          </table:table-cell>
          <table:table-cell table:formula="of:=1.5*[.D3]*750/(2000*15)" office:value-type="float" office:value="9.9375" calcext:value-type="float">
            <text:p>9.938</text:p>
          </table:table-cell>
          <table:table-cell table:formula="of:=66*10*[.D3]/(2000*6)" office:value-type="float" office:value="14.575" calcext:value-type="float">
            <text:p>14.575</text:p>
          </table:table-cell>
          <table:table-cell table:formula="of:=[.AE3]*365/1000" office:value-type="float" office:value="3604648.65329929" calcext:value-type="float">
            <text:p>3,604,648.653</text:p>
          </table:table-cell>
          <table:table-cell table:formula="of:=[.AF3]*24*238/(3*25*2000*1000)" office:value-type="float" office:value="228.775034529395" calcext:value-type="float">
            <text:p>228.775</text:p>
          </table:table-cell>
          <table:table-cell table:formula="of:=[.AG3]*40*0.7*52/(6*1000*2000)" office:value-type="float" office:value="2523.25405730951" calcext:value-type="float">
            <text:p>2,523.254</text:p>
          </table:table-cell>
          <table:table-cell table:formula="of:=[.AG3]*120*2/(16*1000*2000)" office:value-type="float" office:value="155.970374421604" calcext:value-type="float">
            <text:p>155.970</text:p>
          </table:table-cell>
          <table:table-cell table:formula="of:=[.AH3]*3.25*8.34/(48)" office:value-type="float" office:value="12218.6731368094" calcext:value-type="float">
            <text:p>12,218.673</text:p>
          </table:table-cell>
          <table:table-cell table:formula="of:=[.AH3]*25*8.34/(4*48)" office:value-type="float" office:value="23497.4483400181" calcext:value-type="float">
            <text:p>23,497.448</text:p>
          </table:table-cell>
          <table:table-cell table:formula="of:=[.C3]*[.F3]*[.G3]*[.L3]*640*1393.66125/(2000*1000)" office:value-type="float" office:value="2817.45053867879" calcext:value-type="float">
            <text:p>2,817.451</text:p>
          </table:table-cell>
          <table:table-cell table:formula="of:=[.AF3]*600*6/(90*1000*2000)" office:value-type="float" office:value="120.154955109977" calcext:value-type="float">
            <text:p>120.155</text:p>
          </table:table-cell>
          <table:table-cell table:formula="of:=IF([.B3]=&quot;Taiga&quot;;236.2;IF([.B3]=&quot;Mts&quot;;10;IF([.B3]=&quot;Temp&quot;;400;IF([.B3]=&quot;Steppe&quot;;25;IF([.B3]=&quot;Jungle&quot;;400;IF([.B3]=&quot;Sav&quot;;103.6;IF([.B3]=&quot;Medi&quot;;181.6;0)))))))*[.D3]*[.AT$36]" office:value-type="float" office:value="117.361875" calcext:value-type="float">
            <text:p>117.362</text:p>
          </table:table-cell>
          <table:table-cell table:formula="of:=INDEX([$Tech.$F$3:$Tech.$F$13];MATCH([.E3];[$Tech.$E$3:$Tech.$E$13];1))*[.D3]*[.AT$36]/365" office:value-type="float" office:value="49.6875" calcext:value-type="float">
            <text:p>49.688</text:p>
          </table:table-cell>
          <table:table-cell table:formula="of:=[.D3]*12.5*[.AT$36]/(30)" office:value-type="float" office:value="0.20703125" calcext:value-type="float">
            <text:p>0.207</text:p>
          </table:table-cell>
          <table:table-cell table:formula="of:=125*[.D3]*[.AW$30]" office:value-type="float" office:value="128.1005859375" calcext:value-type="float">
            <text:p>128.101</text:p>
          </table:table-cell>
          <table:table-cell table:formula="of:=1000*[.D3]*[.AW$30]/(3)" office:value-type="float" office:value="341.6015625" calcext:value-type="float">
            <text:p>341.602</text:p>
          </table:table-cell>
          <table:table-cell table:formula="of:=[.D3]/(2*[.AY$30])" office:value-type="float" office:value="238.5" calcext:value-type="float">
            <text:p>238.500</text:p>
          </table:table-cell>
          <table:table-cell table:formula="of:=[.D3]*[.AZ$30]/2" office:value-type="float" office:value="0.165625" calcext:value-type="float">
            <text:p>0.166</text:p>
          </table:table-cell>
          <table:table-cell table:formula="of:=[.D3]*2*[.BA$30]" office:value-type="float" office:value="0.795" calcext:value-type="float">
            <text:p>0.795</text:p>
          </table:table-cell>
          <table:table-cell table:formula="of:=[.D3]*3*[.BB$30]" office:value-type="float" office:value="0.59625" calcext:value-type="float">
            <text:p>0.596</text:p>
          </table:table-cell>
          <table:table-cell table:formula="of:=[.D3]*11*[.BC$30]/15" office:value-type="float" office:value="0.1166" calcext:value-type="float">
            <text:p>0.117</text:p>
          </table:table-cell>
          <table:table-cell table:formula="of:=[.D3]*11*[.BD$30]/8" office:value-type="float" office:value="0.27328125" calcext:value-type="float">
            <text:p>0.273</text:p>
          </table:table-cell>
          <table:table-cell table:formula="of:=[.D3]*11*[.BE$30]/3" office:value-type="float" office:value="0.176982142857143" calcext:value-type="float">
            <text:p>0.177</text:p>
          </table:table-cell>
          <table:table-cell table:formula="of:=[.D3]*11*[.BF$30]/5" office:value-type="float" office:value="0.12753125" calcext:value-type="float">
            <text:p>0.128</text:p>
          </table:table-cell>
          <table:table-cell table:formula="of:=[.D3]*11*[.BG$30]/9" office:value-type="float" office:value="0.323888888888889" calcext:value-type="float">
            <text:p>0.324</text:p>
          </table:table-cell>
          <table:table-cell table:formula="of:=[.D3]*11*[.BH$30]/12" office:value-type="float" office:value="0.1821875" calcext:value-type="float">
            <text:p>0.182</text:p>
          </table:table-cell>
          <table:table-cell table:formula="of:=[.D3]*[.BI$30]/(125/12)" office:value-type="float" office:value="0.5088" calcext:value-type="float">
            <text:p>0.509</text:p>
          </table:table-cell>
          <table:table-cell table:formula="of:=[.D3]*[.BJ$30]/30" office:value-type="float" office:value="0.231256666666667" calcext:value-type="float">
            <text:p>0.231</text:p>
          </table:table-cell>
          <table:table-cell table:formula="of:=[.D3]*[.BK$30]/7" office:value-type="float" office:value="0.0319419642857143" calcext:value-type="float">
            <text:p>0.032</text:p>
          </table:table-cell>
          <table:table-cell table:formula="of:=[.D3]*[.BL$30]/8.5" office:value-type="float" office:value="0.0526102941176471" calcext:value-type="float">
            <text:p>0.053</text:p>
          </table:table-cell>
          <table:table-cell table:formula="of:=[.D3]*[.BM$30]" office:value-type="float" office:value="0.111796875" calcext:value-type="float">
            <text:p>0.112</text:p>
          </table:table-cell>
          <table:table-cell table:formula="of:=[.D3]*[.BN$30]/1.5" office:value-type="float" office:value="0.265" calcext:value-type="float">
            <text:p>0.265</text:p>
          </table:table-cell>
          <table:table-cell table:formula="of:=[.D3]*[.BO$30]/2" office:value-type="float" office:value="0.2153125" calcext:value-type="float">
            <text:p>0.215</text:p>
          </table:table-cell>
          <table:table-cell table:formula="of:=[.D3]*[.BP$30]/4" office:value-type="float" office:value="0.0496875" calcext:value-type="float">
            <text:p>0.050</text:p>
          </table:table-cell>
          <table:table-cell table:formula="of:=[.D3]/((16+24)/12)" office:value-type="float" office:value="79.5" calcext:value-type="float">
            <text:p>79.500</text:p>
          </table:table-cell>
          <table:table-cell table:formula="of:=[.D3]*2/(30*2000)" office:value-type="float" office:value="0.00883333333333333" calcext:value-type="float">
            <text:p>0.009</text:p>
          </table:table-cell>
          <table:table-cell table:formula="of:=[.D3]/((37.5/12)*2000)" office:value-type="float" office:value="0.0424" calcext:value-type="float">
            <text:p>0.042</text:p>
          </table:table-cell>
          <table:table-cell table:formula="of:=[.D3]*2/((20/9)*2000)" office:value-type="float" office:value="0.11925" calcext:value-type="float">
            <text:p>0.119</text:p>
          </table:table-cell>
          <table:table-cell table:formula="of:=[.AF3]*24*8/(3*25*2000*1000)" office:value-type="float" office:value="7.6899171270385" calcext:value-type="float">
            <text:p>7.690</text:p>
          </table:table-cell>
          <table:table-cell table:formula="of:=[.D3]*3.5/((3/12)*(20/9)*2000)" office:value-type="float" office:value="0.83475" calcext:value-type="float">
            <text:p>0.835</text:p>
          </table:table-cell>
          <table:table-cell table:formula="of:=[.D3]*2/((2/12)*(20/9)*2000)" office:value-type="float" office:value="0.7155" calcext:value-type="float">
            <text:p>0.716</text:p>
          </table:table-cell>
          <table:table-cell table:formula="of:=[.D3]*2.5/((5/12)*(20/9)*2000)" office:value-type="float" office:value="0.35775" calcext:value-type="float">
            <text:p>0.358</text:p>
          </table:table-cell>
          <table:table-cell table:formula="of:=[.D3]*7/((14/12)*(20/9)*2000)" office:value-type="float" office:value="0.35775" calcext:value-type="float">
            <text:p>0.358</text:p>
          </table:table-cell>
          <table:table-cell table:formula="of:=[.D3]/(4*2)" office:value-type="float" office:value="33.125" calcext:value-type="float">
            <text:p>33.125</text:p>
          </table:table-cell>
          <table:table-cell table:formula="of:=[.D3]/(4*5)" office:value-type="float" office:value="13.25" calcext:value-type="float">
            <text:p>13.250</text:p>
          </table:table-cell>
          <table:table-cell table:formula="of:=[.D3]/40" office:value-type="float" office:value="6.625" calcext:value-type="float">
            <text:p>6.625</text:p>
          </table:table-cell>
          <table:table-cell table:formula="of:=[.D3]/40" office:value-type="float" office:value="6.625" calcext:value-type="float">
            <text:p>6.625</text:p>
          </table:table-cell>
          <table:table-cell table:formula="of:=[.D3]/40" office:value-type="float" office:value="6.625" calcext:value-type="float">
            <text:p>6.625</text:p>
          </table:table-cell>
          <table:table-cell table:formula="of:=[.D3]/20" office:value-type="float" office:value="13.25" calcext:value-type="float">
            <text:p>13.250</text:p>
          </table:table-cell>
          <table:table-cell table:formula="of:=[.D3]*8.3454*32/2000" office:value-type="float" office:value="35.384496" calcext:value-type="float">
            <text:p>35.384</text:p>
          </table:table-cell>
          <table:table-cell table:formula="of:=[.D3]*50*2/(3*2000)" office:value-type="float" office:value="4.41666666666667" calcext:value-type="float">
            <text:p>4.417</text:p>
          </table:table-cell>
          <table:table-cell office:value-type="float" office:value="0.001" calcext:value-type="float">
            <text:p>0.001</text:p>
          </table:table-cell>
          <table:table-cell table:formula="of:=IF(NOT([.CH3]=0.001);0.006*[.D3]/3;0.001)" office:value-type="float" office:value="0.001" calcext:value-type="float">
            <text:p>0.001</text:p>
          </table:table-cell>
          <table:table-cell table:formula="of:=IF(NOT([.CH3]=0.001);0.7*[.D3]/3;0.001)" office:value-type="float" office:value="0.001" calcext:value-type="float">
            <text:p>0.001</text:p>
          </table:table-cell>
          <table:table-cell table:formula="of:=IF(NOT([.CH3]=0.001);0.65*[.D3]/3;0.001)" office:value-type="float" office:value="0.001" calcext:value-type="float">
            <text:p>0.001</text:p>
          </table:table-cell>
          <table:table-cell table:formula="of:=IF(NOT([.CH3]=0.001);0.002*[.D3]/3;0.001)" office:value-type="float" office:value="0.001" calcext:value-type="float">
            <text:p>0.001</text:p>
          </table:table-cell>
          <table:table-cell table:formula="of:=IF(NOT([.CH3]=0.001);0.001*[.D3]/3;0.001)" office:value-type="float" office:value="0.001" calcext:value-type="float">
            <text:p>0.001</text:p>
          </table:table-cell>
          <table:table-cell table:formula="of:=[.D3]*3*110/(24*2000)" office:value-type="float" office:value="1.821875" calcext:value-type="float">
            <text:p>1.822</text:p>
          </table:table-cell>
          <table:table-cell table:formula="of:=[.D3]*3*12/(24*2000)" office:value-type="float" office:value="0.19875" calcext:value-type="float">
            <text:p>0.199</text:p>
          </table:table-cell>
          <table:table-cell table:formula="of:=[.D3]*3*1.4/(24*2000)" office:value-type="float" office:value="0.0231875" calcext:value-type="float">
            <text:p>0.023</text:p>
          </table:table-cell>
          <table:table-cell table:formula="of:=[.D3]*1600*8.3454/(10*2000)" office:value-type="float" office:value="176.92248" calcext:value-type="float">
            <text:p>176.922</text:p>
          </table:table-cell>
          <table:table-cell table:formula="of:=[.D3]*2/2000" office:value-type="float" office:value="0.265" calcext:value-type="float">
            <text:p>0.265</text:p>
          </table:table-cell>
          <table:table-cell table:formula="of:=[.D3]*2*30/2000" office:value-type="float" office:value="7.95" calcext:value-type="float">
            <text:p>7.95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3]*0.9" office:value-type="float" office:value="159.230232" calcext:value-type="float">
            <text:p>159.230</text:p>
          </table:table-cell>
          <table:table-cell table:formula="of:=2.5*[.D3]/(60*2000)" office:value-type="float" office:value="0.00552083333333333" calcext:value-type="float">
            <text:p>0.006</text:p>
          </table:table-cell>
          <table:table-cell table:formula="of:=[.D3]*2.5*55/2000" office:value-type="float" office:value="18.21875" calcext:value-type="float">
            <text:p>18.219</text:p>
          </table:table-cell>
          <table:table-cell table:formula="of:=[.D3]*2.5*1.25*0.5/2000" office:value-type="float" office:value="0.20703125" calcext:value-type="float">
            <text:p>0.207</text:p>
          </table:table-cell>
          <table:table-cell table:formula="of:=[.D3]*2*20/2000" office:value-type="float" office:value="5.3" calcext:value-type="float">
            <text:p>5.300</text:p>
          </table:table-cell>
          <table:table-cell table:formula="of:=IF([.B3]=&quot;Mts&quot;;[.D3]*0.005;0.001)" office:value-type="float" office:value="0.001" calcext:value-type="float">
            <text:p>0.001</text:p>
          </table:table-cell>
          <table:table-cell table:formula="of:=IF([.B3]=&quot;Mts&quot;;[.D3]*0.01;0.001)" office:value-type="float" office:value="0.001" calcext:value-type="float">
            <text:p>0.001</text:p>
          </table:table-cell>
          <table:table-cell table:formula="of:=[.D3]*0.02*12/(3*2000)" office:value-type="float" office:value="0.0106" calcext:value-type="float">
            <text:p>0.011</text:p>
          </table:table-cell>
          <table:table-cell table:formula="of:=[.D3]*0.5*12/(5*2000)" office:value-type="float" office:value="0.159" calcext:value-type="float">
            <text:p>0.159</text:p>
          </table:table-cell>
          <table:table-cell table:formula="of:=[.D3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 office:value-type="float" office:value="211" calcext:value-type="float">
            <text:p>211</text:p>
          </table:table-cell>
          <table:table-cell table:formula="of:=IF([.B4]=&quot;Taiga&quot;;265;IF([.B4]=&quot;Mts&quot;;265;IF([.B4]=&quot;Temp&quot;;230;IF([.B4]=&quot;Steppe&quot;;265;IF([.B4]=&quot;Jungle&quot;;180;IF([.B4]=&quot;Sav&quot;;240;IF([.B4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4]=&quot;Taiga&quot;;0.43;IF([.B4]=&quot;Mts&quot;;0.21;IF([.B4]=&quot;Temp&quot;;0.64;IF([.B4]=&quot;Steppe&quot;;0.57;IF([.B4]=&quot;Jungle&quot;;0.43;IF([.B4]=&quot;Sav&quot;;0.57;IF([.B4]=&quot;Medi&quot;;0.43;0)))))))*1.5" office:value-type="float" office:value="0.315" calcext:value-type="float">
            <text:p>0.315</text:p>
          </table:table-cell>
          <table:table-cell table:style-name="ce19" table:formula="of:=IF([.B4]=&quot;Taiga&quot;;0.43;IF([.B4]=&quot;Mts&quot;;0.8;IF([.B4]=&quot;Temp&quot;;0.64;IF([.B4]=&quot;Steppe&quot;;0.8;IF([.B4]=&quot;Jungle&quot;;0.43;IF([.B4]=&quot;Sav&quot;;0.8;IF([.B4]=&quot;Medi&quot;;0.6;0)))))))" office:value-type="float" office:value="0.8" calcext:value-type="float">
            <text:p>0.800</text:p>
          </table:table-cell>
          <table:table-cell table:style-name="ce19" table:formula="of:=IF([.B4]=&quot;Taiga&quot;;528;IF([.B4]=&quot;Mts&quot;;855.27;IF([.B4]=&quot;Temp&quot;;565.94;IF([.B4]=&quot;Steppe&quot;;551.72;IF([.B4]=&quot;Jungle&quot;;575.43;IF([.B4]=&quot;Sav&quot;;599.15;IF([.B4]=&quot;Medi&quot;;564.36;0)))))))" office:value-type="float" office:value="855.27" calcext:value-type="float">
            <text:p>855.270</text:p>
          </table:table-cell>
          <table:table-cell table:style-name="ce19" table:formula="of:=IF([.B4]=&quot;Taiga&quot;;2608.19;IF([.B4]=&quot;Mts&quot;;2100;IF([.B4]=&quot;Temp&quot;;2976.19;IF([.B4]=&quot;Steppe&quot;;2450.48;IF([.B4]=&quot;Jungle&quot;;2135.05;IF([.B4]=&quot;Sav&quot;;2310.29;IF([.B4]=&quot;Medi&quot;;2485.52;0)))))))" office:value-type="float" office:value="2100" calcext:value-type="float">
            <text:p>2,100.000</text:p>
          </table:table-cell>
          <table:table-cell table:style-name="ce19" table:formula="of:=IF([.B4]=&quot;Taiga&quot;;500.54;IF([.B4]=&quot;Mts&quot;;360;IF([.B4]=&quot;Temp&quot;;570.81;IF([.B4]=&quot;Steppe&quot;;441.95;IF([.B4]=&quot;Jungle&quot;;486.49;IF([.B4]=&quot;Sav&quot;;518.92;IF([.B4]=&quot;Medi&quot;;640;0)))))))" office:value-type="float" office:value="360" calcext:value-type="float">
            <text:p>360.000</text:p>
          </table:table-cell>
          <table:table-cell table:style-name="ce19" table:formula="of:=IF([.B4]=&quot;Taiga&quot;;2003.09;IF([.B4]=&quot;Mts&quot;;1612.8;IF([.B4]=&quot;Temp&quot;;2285.71;IF([.B4]=&quot;Steppe&quot;;1881.97;IF([.B4]=&quot;Jungle&quot;;1639.72;IF([.B4]=&quot;Sav&quot;;1774.3;IF([.B4]=&quot;Medi&quot;;1908.88;0)))))))" office:value-type="float" office:value="1612.8" calcext:value-type="float">
            <text:p>1,612.800</text:p>
          </table:table-cell>
          <table:table-cell table:style-name="ce19" table:formula="of:=IF([.B4]=&quot;Taiga&quot;;260.82;IF([.B4]=&quot;Mts&quot;;210;IF([.B4]=&quot;Temp&quot;;297.62;IF([.B4]=&quot;Steppe&quot;;245.05;IF([.B4]=&quot;Jungle&quot;;213.5;IF([.B4]=&quot;Sav&quot;;231.03;IF([.B4]=&quot;Medi&quot;;248.55;0)))))))" office:value-type="float" office:value="210" calcext:value-type="float">
            <text:p>210.000</text:p>
          </table:table-cell>
          <table:table-cell table:style-name="ce19" table:formula="of:=IF([.B4]=&quot;Taiga&quot;;250;IF([.B4]=&quot;Mts&quot;;640;IF([.B4]=&quot;Temp&quot;;295.2174;IF([.B4]=&quot;Steppe&quot;;278.2609;IF([.B4]=&quot;Jungle&quot;;306.5217;IF([.B4]=&quot;Sav&quot;;334.7826;IF([.B4]=&quot;Medi&quot;;293.3333;0)))))))" office:value-type="float" office:value="640" calcext:value-type="float">
            <text:p>640.000</text:p>
          </table:table-cell>
          <table:table-cell table:style-name="ce19" table:formula="of:=IF([.B4]=&quot;Taiga&quot;;1491.9691;IF([.B4]=&quot;Mts&quot;;980;IF([.B4]=&quot;Temp&quot;;1747.9537;IF([.B4]=&quot;Steppe&quot;;1278.5174;IF([.B4]=&quot;Jungle&quot;;1440.7722;IF([.B4]=&quot;Sav&quot;;1558.9189;IF([.B4]=&quot;Medi&quot;;2000;0)))))))" office:value-type="float" office:value="980" calcext:value-type="float">
            <text:p>980.000</text:p>
          </table:table-cell>
          <table:table-cell table:style-name="ce19" table:formula="of:=IF([.B4]=&quot;Taiga&quot;;68.5;IF([.B4]=&quot;Mts&quot;;25;IF([.B4]=&quot;Temp&quot;;100;IF([.B4]=&quot;Steppe&quot;;55;IF([.B4]=&quot;Jungle&quot;;28;IF([.B4]=&quot;Sav&quot;;43;IF([.B4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4]*[.F4]*[.G4]*360*640*1393.66125/(2000*1000)" office:value-type="float" office:value="8536.752689472" calcext:value-type="float">
            <text:p>8,536.753</text:p>
          </table:table-cell>
          <table:table-cell table:formula="of:=[.C4]*[.F4]*[.G4]*[.J4]*640*1393.66125/(2000*1000)" office:value-type="float" office:value="8536.752689472" calcext:value-type="float">
            <text:p>8,536.753</text:p>
          </table:table-cell>
          <table:table-cell table:formula="of:=[.T4]*[.J$28]" office:value-type="float" office:value="2845.584229824" calcext:value-type="float">
            <text:p>2,845.584</text:p>
          </table:table-cell>
          <table:table-cell table:formula="of:=[.T4]-[.U4]" office:value-type="float" office:value="5691.168459648" calcext:value-type="float">
            <text:p>5,691.168</text:p>
          </table:table-cell>
          <table:table-cell table:formula="of:=[.C4]*[.F4]*[.G4]*[.H4]*640*1393.66125/(2000*1000)" office:value-type="float" office:value="20281.1902020131" calcext:value-type="float">
            <text:p>20,281.190</text:p>
          </table:table-cell>
          <table:table-cell table:formula="of:=[.W4]*[.H$28]" office:value-type="float" office:value="5531.23369145812" calcext:value-type="float">
            <text:p>5,531.234</text:p>
          </table:table-cell>
          <table:table-cell table:formula="of:=[.W4]-[.X4]" office:value-type="float" office:value="14749.956510555" calcext:value-type="float">
            <text:p>14,749.957</text:p>
          </table:table-cell>
          <table:table-cell table:formula="of:=[.C4]*[.F4]*[.G4]*[.M4]*640*1393.66125/(2000*1000)" office:value-type="float" office:value="15176.449225728" calcext:value-type="float">
            <text:p>15,176.449</text:p>
          </table:table-cell>
          <table:table-cell table:formula="of:=[.C4]*[.F4]*[.G4]*[.N4]*640*1393.66125/(2000*1000)" office:value-type="float" office:value="23238.937876896" calcext:value-type="float">
            <text:p>23,238.938</text:p>
          </table:table-cell>
          <table:table-cell table:formula="of:=[.C4]*[.F4]*[.G4]*[.O4]*640*1393.66125/(2000*1000)" office:value-type="float" office:value="592.83004788" calcext:value-type="float">
            <text:p>592.830</text:p>
          </table:table-cell>
          <table:table-cell table:formula="of:=[.C4]*[.P4]*640*1393.66125/(2000*1000)" office:value-type="float" office:value="3.528750285" calcext:value-type="float">
            <text:p>3.529</text:p>
          </table:table-cell>
          <table:table-cell table:formula="of:=[.C4]*[.Q4]*640*1393.66125/(2000*1000)" office:value-type="float" office:value="3.528750285" calcext:value-type="float">
            <text:p>3.529</text:p>
          </table:table-cell>
          <table:table-cell table:formula="of:=[.C4]*[.F4]*[.G4]*6*[.J4]*640*1393.66125/(18*365)" office:value-type="float" office:value="15592242.3552" calcext:value-type="float">
            <text:p>15,592,242.355</text:p>
          </table:table-cell>
          <table:table-cell table:formula="of:=[.C4]*[.F4]*[.G4]*[.J4]*640*1393.66125/(18*100)" office:value-type="float" office:value="9485280.76608" calcext:value-type="float">
            <text:p>9,485,280.766</text:p>
          </table:table-cell>
          <table:table-cell table:formula="of:=[.C4]*[.F4]*[.G4]*[.J4]*640*1393.66125/520" office:value-type="float" office:value="32833664.1902769" calcext:value-type="float">
            <text:p>32,833,664.190</text:p>
          </table:table-cell>
          <table:table-cell table:formula="of:=[.C4]*[.F4]*[.G4]*[.K4]*640*1393.66125/(2000*1000)" office:value-type="float" office:value="38244.6520488346" calcext:value-type="float">
            <text:p>38,244.652</text:p>
          </table:table-cell>
          <table:table-cell table:formula="of:=3*12*[.D4]/5" office:value-type="float" office:value="1908" calcext:value-type="float">
            <text:p>1,908.000</text:p>
          </table:table-cell>
          <table:table-cell table:formula="of:=1.5*[.D4]*750/(2000*15)" office:value-type="float" office:value="9.9375" calcext:value-type="float">
            <text:p>9.938</text:p>
          </table:table-cell>
          <table:table-cell table:formula="of:=66*10*[.D4]/(2000*6)" office:value-type="float" office:value="14.575" calcext:value-type="float">
            <text:p>14.575</text:p>
          </table:table-cell>
          <table:table-cell table:formula="of:=[.AE4]*365/1000" office:value-type="float" office:value="5691168.459648" calcext:value-type="float">
            <text:p>5,691,168.460</text:p>
          </table:table-cell>
          <table:table-cell table:formula="of:=[.AF4]*24*238/(3*25*2000*1000)" office:value-type="float" office:value="361.199491572326" calcext:value-type="float">
            <text:p>361.199</text:p>
          </table:table-cell>
          <table:table-cell table:formula="of:=[.AG4]*40*0.7*52/(6*1000*2000)" office:value-type="float" office:value="3983.8179217536" calcext:value-type="float">
            <text:p>3,983.818</text:p>
          </table:table-cell>
          <table:table-cell table:formula="of:=[.AG4]*120*2/(16*1000*2000)" office:value-type="float" office:value="246.252481427077" calcext:value-type="float">
            <text:p>246.252</text:p>
          </table:table-cell>
          <table:table-cell table:formula="of:=[.AH4]*3.25*8.34/(48)" office:value-type="float" office:value="21596.2769538263" calcext:value-type="float">
            <text:p>21,596.277</text:p>
          </table:table-cell>
          <table:table-cell table:formula="of:=[.AH4]*25*8.34/(4*48)" office:value-type="float" office:value="41531.3018342813" calcext:value-type="float">
            <text:p>41,531.302</text:p>
          </table:table-cell>
          <table:table-cell table:formula="of:=[.C4]*[.F4]*[.G4]*[.L4]*640*1393.66125/(2000*1000)" office:value-type="float" office:value="4979.772402192" calcext:value-type="float">
            <text:p>4,979.772</text:p>
          </table:table-cell>
          <table:table-cell table:formula="of:=[.AF4]*600*6/(90*1000*2000)" office:value-type="float" office:value="189.7056153216" calcext:value-type="float">
            <text:p>189.706</text:p>
          </table:table-cell>
          <table:table-cell table:formula="of:=IF([.B4]=&quot;Taiga&quot;;236.2;IF([.B4]=&quot;Mts&quot;;10;IF([.B4]=&quot;Temp&quot;;400;IF([.B4]=&quot;Steppe&quot;;25;IF([.B4]=&quot;Jungle&quot;;400;IF([.B4]=&quot;Sav&quot;;103.6;IF([.B4]=&quot;Medi&quot;;181.6;0)))))))*[.D4]*[.AT$36]" office:value-type="float" office:value="4.96875" calcext:value-type="float">
            <text:p>4.969</text:p>
          </table:table-cell>
          <table:table-cell table:formula="of:=INDEX([$Tech.$F$3:$Tech.$F$13];MATCH([.E4];[$Tech.$E$3:$Tech.$E$13];1))*[.D4]*[.AT$36]/365" office:value-type="float" office:value="49.6875" calcext:value-type="float">
            <text:p>49.688</text:p>
          </table:table-cell>
          <table:table-cell table:formula="of:=[.D4]*12.5*[.AT$36]/(30)" office:value-type="float" office:value="0.20703125" calcext:value-type="float">
            <text:p>0.207</text:p>
          </table:table-cell>
          <table:table-cell table:formula="of:=125*[.D4]*[.AW$30]" office:value-type="float" office:value="128.1005859375" calcext:value-type="float">
            <text:p>128.101</text:p>
          </table:table-cell>
          <table:table-cell table:formula="of:=1000*[.D4]*[.AW$30]/(3)" office:value-type="float" office:value="341.6015625" calcext:value-type="float">
            <text:p>341.602</text:p>
          </table:table-cell>
          <table:table-cell table:formula="of:=[.D4]/(2*[.AY$30])" office:value-type="float" office:value="238.5" calcext:value-type="float">
            <text:p>238.500</text:p>
          </table:table-cell>
          <table:table-cell table:formula="of:=[.D4]*[.AZ$30]/2" office:value-type="float" office:value="0.165625" calcext:value-type="float">
            <text:p>0.166</text:p>
          </table:table-cell>
          <table:table-cell table:formula="of:=[.D4]*2*[.BA$30]" office:value-type="float" office:value="0.795" calcext:value-type="float">
            <text:p>0.795</text:p>
          </table:table-cell>
          <table:table-cell table:formula="of:=[.D4]*3*[.BB$30]" office:value-type="float" office:value="0.59625" calcext:value-type="float">
            <text:p>0.596</text:p>
          </table:table-cell>
          <table:table-cell table:formula="of:=[.D4]*11*[.BC$30]/15" office:value-type="float" office:value="0.1166" calcext:value-type="float">
            <text:p>0.117</text:p>
          </table:table-cell>
          <table:table-cell table:formula="of:=[.D4]*11*[.BD$30]/8" office:value-type="float" office:value="0.27328125" calcext:value-type="float">
            <text:p>0.273</text:p>
          </table:table-cell>
          <table:table-cell table:formula="of:=[.D4]*11*[.BE$30]/3" office:value-type="float" office:value="0.176982142857143" calcext:value-type="float">
            <text:p>0.177</text:p>
          </table:table-cell>
          <table:table-cell table:formula="of:=[.D4]*11*[.BF$30]/5" office:value-type="float" office:value="0.12753125" calcext:value-type="float">
            <text:p>0.128</text:p>
          </table:table-cell>
          <table:table-cell table:formula="of:=[.D4]*11*[.BG$30]/9" office:value-type="float" office:value="0.323888888888889" calcext:value-type="float">
            <text:p>0.324</text:p>
          </table:table-cell>
          <table:table-cell table:formula="of:=[.D4]*11*[.BH$30]/12" office:value-type="float" office:value="0.1821875" calcext:value-type="float">
            <text:p>0.182</text:p>
          </table:table-cell>
          <table:table-cell table:formula="of:=[.D4]*[.BI$30]/(125/12)" office:value-type="float" office:value="0.5088" calcext:value-type="float">
            <text:p>0.509</text:p>
          </table:table-cell>
          <table:table-cell table:formula="of:=[.D4]*[.BJ$30]/30" office:value-type="float" office:value="0.231256666666667" calcext:value-type="float">
            <text:p>0.231</text:p>
          </table:table-cell>
          <table:table-cell table:formula="of:=[.D4]*[.BK$30]/7" office:value-type="float" office:value="0.0319419642857143" calcext:value-type="float">
            <text:p>0.032</text:p>
          </table:table-cell>
          <table:table-cell table:formula="of:=[.D4]*[.BL$30]/8.5" office:value-type="float" office:value="0.0526102941176471" calcext:value-type="float">
            <text:p>0.053</text:p>
          </table:table-cell>
          <table:table-cell table:formula="of:=[.D4]*[.BM$30]" office:value-type="float" office:value="0.111796875" calcext:value-type="float">
            <text:p>0.112</text:p>
          </table:table-cell>
          <table:table-cell table:formula="of:=[.D4]*[.BN$30]/1.5" office:value-type="float" office:value="0.265" calcext:value-type="float">
            <text:p>0.265</text:p>
          </table:table-cell>
          <table:table-cell table:formula="of:=[.D4]*[.BO$30]/2" office:value-type="float" office:value="0.2153125" calcext:value-type="float">
            <text:p>0.215</text:p>
          </table:table-cell>
          <table:table-cell table:formula="of:=[.D4]*[.BP$30]/4" office:value-type="float" office:value="0.0496875" calcext:value-type="float">
            <text:p>0.050</text:p>
          </table:table-cell>
          <table:table-cell table:formula="of:=[.D4]/((16+24)/12)" office:value-type="float" office:value="79.5" calcext:value-type="float">
            <text:p>79.500</text:p>
          </table:table-cell>
          <table:table-cell table:formula="of:=[.D4]*2/(30*2000)" office:value-type="float" office:value="0.00883333333333333" calcext:value-type="float">
            <text:p>0.009</text:p>
          </table:table-cell>
          <table:table-cell table:formula="of:=[.D4]/((37.5/12)*2000)" office:value-type="float" office:value="0.0424" calcext:value-type="float">
            <text:p>0.042</text:p>
          </table:table-cell>
          <table:table-cell table:formula="of:=[.D4]*2/((20/9)*2000)" office:value-type="float" office:value="0.11925" calcext:value-type="float">
            <text:p>0.119</text:p>
          </table:table-cell>
          <table:table-cell table:formula="of:=[.AF4]*24*8/(3*25*2000*1000)" office:value-type="float" office:value="12.1411593805824" calcext:value-type="float">
            <text:p>12.141</text:p>
          </table:table-cell>
          <table:table-cell table:formula="of:=[.D4]*3.5/((3/12)*(20/9)*2000)" office:value-type="float" office:value="0.83475" calcext:value-type="float">
            <text:p>0.835</text:p>
          </table:table-cell>
          <table:table-cell table:formula="of:=[.D4]*2/((2/12)*(20/9)*2000)" office:value-type="float" office:value="0.7155" calcext:value-type="float">
            <text:p>0.716</text:p>
          </table:table-cell>
          <table:table-cell table:formula="of:=[.D4]*2.5/((5/12)*(20/9)*2000)" office:value-type="float" office:value="0.35775" calcext:value-type="float">
            <text:p>0.358</text:p>
          </table:table-cell>
          <table:table-cell table:formula="of:=[.D4]*7/((14/12)*(20/9)*2000)" office:value-type="float" office:value="0.35775" calcext:value-type="float">
            <text:p>0.358</text:p>
          </table:table-cell>
          <table:table-cell table:formula="of:=[.D4]/(4*2)" office:value-type="float" office:value="33.125" calcext:value-type="float">
            <text:p>33.125</text:p>
          </table:table-cell>
          <table:table-cell table:formula="of:=[.D4]/(4*5)" office:value-type="float" office:value="13.25" calcext:value-type="float">
            <text:p>13.250</text:p>
          </table:table-cell>
          <table:table-cell table:formula="of:=[.D4]/40" office:value-type="float" office:value="6.625" calcext:value-type="float">
            <text:p>6.625</text:p>
          </table:table-cell>
          <table:table-cell table:formula="of:=[.D4]/40" office:value-type="float" office:value="6.625" calcext:value-type="float">
            <text:p>6.625</text:p>
          </table:table-cell>
          <table:table-cell table:formula="of:=[.D4]/40" office:value-type="float" office:value="6.625" calcext:value-type="float">
            <text:p>6.625</text:p>
          </table:table-cell>
          <table:table-cell table:formula="of:=[.D4]/20" office:value-type="float" office:value="13.25" calcext:value-type="float">
            <text:p>13.250</text:p>
          </table:table-cell>
          <table:table-cell table:formula="of:=[.D4]*8.3454*32/2000" office:value-type="float" office:value="35.384496" calcext:value-type="float">
            <text:p>35.384</text:p>
          </table:table-cell>
          <table:table-cell table:formula="of:=[.D4]*50*2/(3*2000)" office:value-type="float" office:value="4.41666666666667" calcext:value-type="float">
            <text:p>4.417</text:p>
          </table:table-cell>
          <table:table-cell table:formula="of:=[.D3]*50/2000" office:value-type="float" office:value="6.625" calcext:value-type="float">
            <text:p>6.625</text:p>
          </table:table-cell>
          <table:table-cell table:formula="of:=IF(NOT([.CH4]=0.001);0.006*[.D4]/3;0.001)" office:value-type="float" office:value="0.53" calcext:value-type="float">
            <text:p>0.530</text:p>
          </table:table-cell>
          <table:table-cell table:formula="of:=IF(NOT([.CH4]=0.001);0.7*[.D4]/3;0.001)" office:value-type="float" office:value="61.8333333333333" calcext:value-type="float">
            <text:p>61.833</text:p>
          </table:table-cell>
          <table:table-cell table:formula="of:=IF(NOT([.CH4]=0.001);0.65*[.D4]/3;0.001)" office:value-type="float" office:value="57.4166666666667" calcext:value-type="float">
            <text:p>57.417</text:p>
          </table:table-cell>
          <table:table-cell table:formula="of:=IF(NOT([.CH4]=0.001);0.002*[.D4]/3;0.001)" office:value-type="float" office:value="0.176666666666667" calcext:value-type="float">
            <text:p>0.177</text:p>
          </table:table-cell>
          <table:table-cell table:formula="of:=IF(NOT([.CH4]=0.001);0.001*[.D4]/3;0.001)" office:value-type="float" office:value="0.0883333333333333" calcext:value-type="float">
            <text:p>0.088</text:p>
          </table:table-cell>
          <table:table-cell table:formula="of:=[.D4]*3*110/(24*2000)" office:value-type="float" office:value="1.821875" calcext:value-type="float">
            <text:p>1.822</text:p>
          </table:table-cell>
          <table:table-cell table:formula="of:=[.D4]*3*12/(24*2000)" office:value-type="float" office:value="0.19875" calcext:value-type="float">
            <text:p>0.199</text:p>
          </table:table-cell>
          <table:table-cell table:formula="of:=[.D4]*3*1.4/(24*2000)" office:value-type="float" office:value="0.0231875" calcext:value-type="float">
            <text:p>0.023</text:p>
          </table:table-cell>
          <table:table-cell table:formula="of:=[.D4]*1600*8.3454/(10*2000)" office:value-type="float" office:value="176.92248" calcext:value-type="float">
            <text:p>176.922</text:p>
          </table:table-cell>
          <table:table-cell table:formula="of:=[.D4]*2/2000" office:value-type="float" office:value="0.265" calcext:value-type="float">
            <text:p>0.265</text:p>
          </table:table-cell>
          <table:table-cell table:formula="of:=[.D4]*2*30/2000" office:value-type="float" office:value="7.95" calcext:value-type="float">
            <text:p>7.95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4]*0.9" office:value-type="float" office:value="159.230232" calcext:value-type="float">
            <text:p>159.230</text:p>
          </table:table-cell>
          <table:table-cell table:formula="of:=2.5*[.D4]/(60*2000)" office:value-type="float" office:value="0.00552083333333333" calcext:value-type="float">
            <text:p>0.006</text:p>
          </table:table-cell>
          <table:table-cell table:formula="of:=[.D4]*2.5*55/2000" office:value-type="float" office:value="18.21875" calcext:value-type="float">
            <text:p>18.219</text:p>
          </table:table-cell>
          <table:table-cell table:formula="of:=[.D4]*2.5*1.25*0.5/2000" office:value-type="float" office:value="0.20703125" calcext:value-type="float">
            <text:p>0.207</text:p>
          </table:table-cell>
          <table:table-cell table:formula="of:=[.D4]*2*20/2000" office:value-type="float" office:value="5.3" calcext:value-type="float">
            <text:p>5.300</text:p>
          </table:table-cell>
          <table:table-cell table:formula="of:=IF([.B4]=&quot;Mts&quot;;[.D4]*0.005;0.001)" office:value-type="float" office:value="1.325" calcext:value-type="float">
            <text:p>1.325</text:p>
          </table:table-cell>
          <table:table-cell table:formula="of:=IF([.B4]=&quot;Mts&quot;;[.D4]*0.01;0.001)" office:value-type="float" office:value="2.65" calcext:value-type="float">
            <text:p>2.650</text:p>
          </table:table-cell>
          <table:table-cell table:formula="of:=[.D4]*0.02*12/(3*2000)" office:value-type="float" office:value="0.0106" calcext:value-type="float">
            <text:p>0.011</text:p>
          </table:table-cell>
          <table:table-cell table:formula="of:=[.D4]*0.5*12/(5*2000)" office:value-type="float" office:value="0.159" calcext:value-type="float">
            <text:p>0.159</text:p>
          </table:table-cell>
          <table:table-cell table:formula="of:=[.D4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 office:value-type="float" office:value="109" calcext:value-type="float">
            <text:p>109</text:p>
          </table:table-cell>
          <table:table-cell table:formula="of:=IF([.B5]=&quot;Taiga&quot;;265;IF([.B5]=&quot;Mts&quot;;265;IF([.B5]=&quot;Temp&quot;;230;IF([.B5]=&quot;Steppe&quot;;265;IF([.B5]=&quot;Jungle&quot;;180;IF([.B5]=&quot;Sav&quot;;240;IF([.B5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5]=&quot;Taiga&quot;;0.43;IF([.B5]=&quot;Mts&quot;;0.21;IF([.B5]=&quot;Temp&quot;;0.64;IF([.B5]=&quot;Steppe&quot;;0.57;IF([.B5]=&quot;Jungle&quot;;0.43;IF([.B5]=&quot;Sav&quot;;0.57;IF([.B5]=&quot;Medi&quot;;0.43;0)))))))" office:value-type="float" office:value="0.64" calcext:value-type="float">
            <text:p>0.640</text:p>
          </table:table-cell>
          <table:table-cell table:style-name="ce19" table:formula="of:=IF([.B5]=&quot;Taiga&quot;;0.43;IF([.B5]=&quot;Mts&quot;;0.8;IF([.B5]=&quot;Temp&quot;;0.64;IF([.B5]=&quot;Steppe&quot;;0.8;IF([.B5]=&quot;Jungle&quot;;0.43;IF([.B5]=&quot;Sav&quot;;0.8;IF([.B5]=&quot;Medi&quot;;0.6;0)))))))" office:value-type="float" office:value="0.64" calcext:value-type="float">
            <text:p>0.640</text:p>
          </table:table-cell>
          <table:table-cell table:style-name="ce19" table:formula="of:=IF([.B5]=&quot;Taiga&quot;;528;IF([.B5]=&quot;Mts&quot;;855.27;IF([.B5]=&quot;Temp&quot;;565.94;IF([.B5]=&quot;Steppe&quot;;551.72;IF([.B5]=&quot;Jungle&quot;;575.43;IF([.B5]=&quot;Sav&quot;;599.15;IF([.B5]=&quot;Medi&quot;;564.36;0)))))))" office:value-type="float" office:value="565.94" calcext:value-type="float">
            <text:p>565.940</text:p>
          </table:table-cell>
          <table:table-cell table:style-name="ce19" table:formula="of:=IF([.B5]=&quot;Taiga&quot;;2608.19;IF([.B5]=&quot;Mts&quot;;2100;IF([.B5]=&quot;Temp&quot;;2976.19;IF([.B5]=&quot;Steppe&quot;;2450.48;IF([.B5]=&quot;Jungle&quot;;2135.05;IF([.B5]=&quot;Sav&quot;;2310.29;IF([.B5]=&quot;Medi&quot;;2485.52;0)))))))" office:value-type="float" office:value="2976.19" calcext:value-type="float">
            <text:p>2,976.190</text:p>
          </table:table-cell>
          <table:table-cell table:style-name="ce19" table:formula="of:=IF([.B5]=&quot;Taiga&quot;;500.54;IF([.B5]=&quot;Mts&quot;;360;IF([.B5]=&quot;Temp&quot;;570.81;IF([.B5]=&quot;Steppe&quot;;441.95;IF([.B5]=&quot;Jungle&quot;;486.49;IF([.B5]=&quot;Sav&quot;;518.92;IF([.B5]=&quot;Medi&quot;;640;0)))))))" office:value-type="float" office:value="570.81" calcext:value-type="float">
            <text:p>570.810</text:p>
          </table:table-cell>
          <table:table-cell table:style-name="ce19" table:formula="of:=IF([.B5]=&quot;Taiga&quot;;2003.09;IF([.B5]=&quot;Mts&quot;;1612.8;IF([.B5]=&quot;Temp&quot;;2285.71;IF([.B5]=&quot;Steppe&quot;;1881.97;IF([.B5]=&quot;Jungle&quot;;1639.72;IF([.B5]=&quot;Sav&quot;;1774.3;IF([.B5]=&quot;Medi&quot;;1908.88;0)))))))" office:value-type="float" office:value="2285.71" calcext:value-type="float">
            <text:p>2,285.710</text:p>
          </table:table-cell>
          <table:table-cell table:style-name="ce19" table:formula="of:=IF([.B5]=&quot;Taiga&quot;;260.82;IF([.B5]=&quot;Mts&quot;;210;IF([.B5]=&quot;Temp&quot;;297.62;IF([.B5]=&quot;Steppe&quot;;245.05;IF([.B5]=&quot;Jungle&quot;;213.5;IF([.B5]=&quot;Sav&quot;;231.03;IF([.B5]=&quot;Medi&quot;;248.55;0)))))))" office:value-type="float" office:value="297.62" calcext:value-type="float">
            <text:p>297.620</text:p>
          </table:table-cell>
          <table:table-cell table:style-name="ce19" table:formula="of:=IF([.B5]=&quot;Taiga&quot;;250;IF([.B5]=&quot;Mts&quot;;640;IF([.B5]=&quot;Temp&quot;;295.2174;IF([.B5]=&quot;Steppe&quot;;278.2609;IF([.B5]=&quot;Jungle&quot;;306.5217;IF([.B5]=&quot;Sav&quot;;334.7826;IF([.B5]=&quot;Medi&quot;;293.3333;0)))))))" office:value-type="float" office:value="295.2174" calcext:value-type="float">
            <text:p>295.217</text:p>
          </table:table-cell>
          <table:table-cell table:style-name="ce19" table:formula="of:=IF([.B5]=&quot;Taiga&quot;;1491.9691;IF([.B5]=&quot;Mts&quot;;980;IF([.B5]=&quot;Temp&quot;;1747.9537;IF([.B5]=&quot;Steppe&quot;;1278.5174;IF([.B5]=&quot;Jungle&quot;;1440.7722;IF([.B5]=&quot;Sav&quot;;1558.9189;IF([.B5]=&quot;Medi&quot;;2000;0)))))))" office:value-type="float" office:value="1747.9537" calcext:value-type="float">
            <text:p>1,747.954</text:p>
          </table:table-cell>
          <table:table-cell table:style-name="ce19" table:formula="of:=IF([.B5]=&quot;Taiga&quot;;68.5;IF([.B5]=&quot;Mts&quot;;25;IF([.B5]=&quot;Temp&quot;;100;IF([.B5]=&quot;Steppe&quot;;55;IF([.B5]=&quot;Jungle&quot;;28;IF([.B5]=&quot;Sav&quot;;43;IF([.B5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5]*[.F5]*[.G5]*360*640*1393.66125/(2000*1000)" office:value-type="float" office:value="7167.9695192064" calcext:value-type="float">
            <text:p>7,167.970</text:p>
          </table:table-cell>
          <table:table-cell table:formula="of:=[.C5]*[.F5]*[.G5]*[.J5]*640*1393.66125/(2000*1000)" office:value-type="float" office:value="11365.413003495" calcext:value-type="float">
            <text:p>11,365.413</text:p>
          </table:table-cell>
          <table:table-cell table:formula="of:=[.T5]*[.J$28]" office:value-type="float" office:value="3788.471001165" calcext:value-type="float">
            <text:p>3,788.471</text:p>
          </table:table-cell>
          <table:table-cell table:formula="of:=[.T5]-[.U5]" office:value-type="float" office:value="7576.94200233001" calcext:value-type="float">
            <text:p>7,576.942</text:p>
          </table:table-cell>
          <table:table-cell table:formula="of:=[.C5]*[.F5]*[.G5]*[.H5]*640*1393.66125/(2000*1000)" office:value-type="float" office:value="11268.4463047213" calcext:value-type="float">
            <text:p>11,268.446</text:p>
          </table:table-cell>
          <table:table-cell table:formula="of:=[.W5]*[.H$28]" office:value-type="float" office:value="3073.21262856036" calcext:value-type="float">
            <text:p>3,073.213</text:p>
          </table:table-cell>
          <table:table-cell table:formula="of:=[.W5]-[.X5]" office:value-type="float" office:value="8195.23367616095" calcext:value-type="float">
            <text:p>8,195.234</text:p>
          </table:table-cell>
          <table:table-cell table:formula="of:=[.C5]*[.F5]*[.G5]*[.M5]*640*1393.66125/(2000*1000)" office:value-type="float" office:value="5878.08145760934" calcext:value-type="float">
            <text:p>5,878.081</text:p>
          </table:table-cell>
          <table:table-cell table:formula="of:=[.C5]*[.F5]*[.G5]*[.N5]*640*1393.66125/(2000*1000)" office:value-type="float" office:value="34803.5523405113" calcext:value-type="float">
            <text:p>34,803.552</text:p>
          </table:table-cell>
          <table:table-cell table:formula="of:=[.C5]*[.F5]*[.G5]*[.O5]*640*1393.66125/(2000*1000)" office:value-type="float" office:value="1991.102644224" calcext:value-type="float">
            <text:p>1,991.103</text:p>
          </table:table-cell>
          <table:table-cell table:formula="of:=[.C5]*[.P5]*640*1393.66125/(2000*1000)" office:value-type="float" office:value="1.822908915" calcext:value-type="float">
            <text:p>1.823</text:p>
          </table:table-cell>
          <table:table-cell table:formula="of:=[.C5]*[.Q5]*640*1393.66125/(2000*1000)" office:value-type="float" office:value="1.822908915" calcext:value-type="float">
            <text:p>1.823</text:p>
          </table:table-cell>
          <table:table-cell table:formula="of:=[.C5]*[.F5]*[.G5]*6*[.J5]*640*1393.66125/(18*365)" office:value-type="float" office:value="20758745.211863" calcext:value-type="float">
            <text:p>20,758,745.212</text:p>
          </table:table-cell>
          <table:table-cell table:formula="of:=[.C5]*[.F5]*[.G5]*[.J5]*640*1393.66125/(18*100)" office:value-type="float" office:value="12628236.67055" calcext:value-type="float">
            <text:p>12,628,236.671</text:p>
          </table:table-cell>
          <table:table-cell table:formula="of:=[.C5]*[.F5]*[.G5]*[.J5]*640*1393.66125/520" office:value-type="float" office:value="43713126.9365193" calcext:value-type="float">
            <text:p>43,713,126.937</text:p>
          </table:table-cell>
          <table:table-cell table:formula="of:=[.C5]*[.F5]*[.G5]*[.K5]*640*1393.66125/(2000*1000)" office:value-type="float" office:value="45510.8322492924" calcext:value-type="float">
            <text:p>45,510.832</text:p>
          </table:table-cell>
          <table:table-cell table:formula="of:=3*12*[.D5]/5" office:value-type="float" office:value="1656" calcext:value-type="float">
            <text:p>1,656.000</text:p>
          </table:table-cell>
          <table:table-cell table:formula="of:=1.5*[.D5]*750/(2000*15)" office:value-type="float" office:value="8.625" calcext:value-type="float">
            <text:p>8.625</text:p>
          </table:table-cell>
          <table:table-cell table:formula="of:=66*10*[.D5]/(2000*6)" office:value-type="float" office:value="12.65" calcext:value-type="float">
            <text:p>12.650</text:p>
          </table:table-cell>
          <table:table-cell table:formula="of:=[.AE5]*365/1000" office:value-type="float" office:value="7576942.00233001" calcext:value-type="float">
            <text:p>7,576,942.002</text:p>
          </table:table-cell>
          <table:table-cell table:formula="of:=[.AF5]*24*238/(3*25*2000*1000)" office:value-type="float" office:value="480.883252414545" calcext:value-type="float">
            <text:p>480.883</text:p>
          </table:table-cell>
          <table:table-cell table:formula="of:=[.AG5]*40*0.7*52/(6*1000*2000)" office:value-type="float" office:value="5303.85940163101" calcext:value-type="float">
            <text:p>5,303.859</text:p>
          </table:table-cell>
          <table:table-cell table:formula="of:=[.AG5]*120*2/(16*1000*2000)" office:value-type="float" office:value="327.848452023895" calcext:value-type="float">
            <text:p>327.848</text:p>
          </table:table-cell>
          <table:table-cell table:formula="of:=[.AH5]*3.25*8.34/(48)" office:value-type="float" office:value="25699.3980857723" calcext:value-type="float">
            <text:p>25,699.398</text:p>
          </table:table-cell>
          <table:table-cell table:formula="of:=[.AH5]*25*8.34/(4*48)" office:value-type="float" office:value="49421.919395716" calcext:value-type="float">
            <text:p>49,421.919</text:p>
          </table:table-cell>
          <table:table-cell table:formula="of:=[.C5]*[.F5]*[.G5]*[.L5]*640*1393.66125/(2000*1000)" office:value-type="float" office:value="5925.91968973947" calcext:value-type="float">
            <text:p>5,925.920</text:p>
          </table:table-cell>
          <table:table-cell table:formula="of:=[.AF5]*600*6/(90*1000*2000)" office:value-type="float" office:value="252.564733411" calcext:value-type="float">
            <text:p>252.565</text:p>
          </table:table-cell>
          <table:table-cell table:formula="of:=IF([.B5]=&quot;Taiga&quot;;236.2;IF([.B5]=&quot;Mts&quot;;10;IF([.B5]=&quot;Temp&quot;;400;IF([.B5]=&quot;Steppe&quot;;25;IF([.B5]=&quot;Jungle&quot;;400;IF([.B5]=&quot;Sav&quot;;103.6;IF([.B5]=&quot;Medi&quot;;181.6;0)))))))*[.D5]*[.AT$36]" office:value-type="float" office:value="172.5" calcext:value-type="float">
            <text:p>172.500</text:p>
          </table:table-cell>
          <table:table-cell table:formula="of:=INDEX([$Tech.$F$3:$Tech.$F$13];MATCH([.E5];[$Tech.$E$3:$Tech.$E$13];1))*[.D5]*[.AT$36]/365" office:value-type="float" office:value="43.125" calcext:value-type="float">
            <text:p>43.125</text:p>
          </table:table-cell>
          <table:table-cell table:formula="of:=[.D5]*12.5*[.AT$36]/(30)" office:value-type="float" office:value="0.1796875" calcext:value-type="float">
            <text:p>0.180</text:p>
          </table:table-cell>
          <table:table-cell table:formula="of:=125*[.D5]*[.AW$30]" office:value-type="float" office:value="111.181640625" calcext:value-type="float">
            <text:p>111.182</text:p>
          </table:table-cell>
          <table:table-cell table:formula="of:=1000*[.D5]*[.AW$30]/(3)" office:value-type="float" office:value="296.484375" calcext:value-type="float">
            <text:p>296.484</text:p>
          </table:table-cell>
          <table:table-cell table:formula="of:=[.D5]/(2*[.AY$30])" office:value-type="float" office:value="207" calcext:value-type="float">
            <text:p>207.000</text:p>
          </table:table-cell>
          <table:table-cell table:formula="of:=[.D5]*[.AZ$30]/2" office:value-type="float" office:value="0.14375" calcext:value-type="float">
            <text:p>0.144</text:p>
          </table:table-cell>
          <table:table-cell table:formula="of:=[.D5]*2*[.BA$30]" office:value-type="float" office:value="0.69" calcext:value-type="float">
            <text:p>0.690</text:p>
          </table:table-cell>
          <table:table-cell table:formula="of:=[.D5]*3*[.BB$30]" office:value-type="float" office:value="0.5175" calcext:value-type="float">
            <text:p>0.518</text:p>
          </table:table-cell>
          <table:table-cell table:formula="of:=[.D5]*11*[.BC$30]/15" office:value-type="float" office:value="0.1012" calcext:value-type="float">
            <text:p>0.101</text:p>
          </table:table-cell>
          <table:table-cell table:formula="of:=[.D5]*11*[.BD$30]/8" office:value-type="float" office:value="0.2371875" calcext:value-type="float">
            <text:p>0.237</text:p>
          </table:table-cell>
          <table:table-cell table:formula="of:=[.D5]*11*[.BE$30]/3" office:value-type="float" office:value="0.153607142857143" calcext:value-type="float">
            <text:p>0.154</text:p>
          </table:table-cell>
          <table:table-cell table:formula="of:=[.D5]*11*[.BF$30]/5" office:value-type="float" office:value="0.1106875" calcext:value-type="float">
            <text:p>0.111</text:p>
          </table:table-cell>
          <table:table-cell table:formula="of:=[.D5]*11*[.BG$30]/9" office:value-type="float" office:value="0.281111111111111" calcext:value-type="float">
            <text:p>0.281</text:p>
          </table:table-cell>
          <table:table-cell table:formula="of:=[.D5]*11*[.BH$30]/12" office:value-type="float" office:value="0.158125" calcext:value-type="float">
            <text:p>0.158</text:p>
          </table:table-cell>
          <table:table-cell table:formula="of:=[.D5]*[.BI$30]/(125/12)" office:value-type="float" office:value="0.4416" calcext:value-type="float">
            <text:p>0.442</text:p>
          </table:table-cell>
          <table:table-cell table:formula="of:=[.D5]*[.BJ$30]/30" office:value-type="float" office:value="0.200713333333333" calcext:value-type="float">
            <text:p>0.201</text:p>
          </table:table-cell>
          <table:table-cell table:formula="of:=[.D5]*[.BK$30]/7" office:value-type="float" office:value="0.0277232142857143" calcext:value-type="float">
            <text:p>0.028</text:p>
          </table:table-cell>
          <table:table-cell table:formula="of:=[.D5]*[.BL$30]/8.5" office:value-type="float" office:value="0.0456617647058824" calcext:value-type="float">
            <text:p>0.046</text:p>
          </table:table-cell>
          <table:table-cell table:formula="of:=[.D5]*[.BM$30]" office:value-type="float" office:value="0.09703125" calcext:value-type="float">
            <text:p>0.097</text:p>
          </table:table-cell>
          <table:table-cell table:formula="of:=[.D5]*[.BN$30]/1.5" office:value-type="float" office:value="0.23" calcext:value-type="float">
            <text:p>0.230</text:p>
          </table:table-cell>
          <table:table-cell table:formula="of:=[.D5]*[.BO$30]/2" office:value-type="float" office:value="0.186875" calcext:value-type="float">
            <text:p>0.187</text:p>
          </table:table-cell>
          <table:table-cell table:formula="of:=[.D5]*[.BP$30]/4" office:value-type="float" office:value="0.043125" calcext:value-type="float">
            <text:p>0.043</text:p>
          </table:table-cell>
          <table:table-cell table:formula="of:=[.D5]/((16+24)/12)" office:value-type="float" office:value="69" calcext:value-type="float">
            <text:p>69.000</text:p>
          </table:table-cell>
          <table:table-cell table:formula="of:=[.D5]*2/(30*2000)" office:value-type="float" office:value="0.00766666666666667" calcext:value-type="float">
            <text:p>0.008</text:p>
          </table:table-cell>
          <table:table-cell table:formula="of:=[.D5]/((37.5/12)*2000)" office:value-type="float" office:value="0.0368" calcext:value-type="float">
            <text:p>0.037</text:p>
          </table:table-cell>
          <table:table-cell table:formula="of:=[.D5]*2/((20/9)*2000)" office:value-type="float" office:value="0.1035" calcext:value-type="float">
            <text:p>0.104</text:p>
          </table:table-cell>
          <table:table-cell table:formula="of:=[.AF5]*24*8/(3*25*2000*1000)" office:value-type="float" office:value="16.164142938304" calcext:value-type="float">
            <text:p>16.164</text:p>
          </table:table-cell>
          <table:table-cell table:formula="of:=[.D5]*3.5/((3/12)*(20/9)*2000)" office:value-type="float" office:value="0.7245" calcext:value-type="float">
            <text:p>0.725</text:p>
          </table:table-cell>
          <table:table-cell table:formula="of:=[.D5]*2/((2/12)*(20/9)*2000)" office:value-type="float" office:value="0.621" calcext:value-type="float">
            <text:p>0.621</text:p>
          </table:table-cell>
          <table:table-cell table:formula="of:=[.D5]*2.5/((5/12)*(20/9)*2000)" office:value-type="float" office:value="0.3105" calcext:value-type="float">
            <text:p>0.311</text:p>
          </table:table-cell>
          <table:table-cell table:formula="of:=[.D5]*7/((14/12)*(20/9)*2000)" office:value-type="float" office:value="0.3105" calcext:value-type="float">
            <text:p>0.311</text:p>
          </table:table-cell>
          <table:table-cell table:formula="of:=[.D5]/(4*2)" office:value-type="float" office:value="28.75" calcext:value-type="float">
            <text:p>28.750</text:p>
          </table:table-cell>
          <table:table-cell table:formula="of:=[.D5]/(4*5)" office:value-type="float" office:value="11.5" calcext:value-type="float">
            <text:p>11.500</text:p>
          </table:table-cell>
          <table:table-cell table:formula="of:=[.D5]/40" office:value-type="float" office:value="5.75" calcext:value-type="float">
            <text:p>5.750</text:p>
          </table:table-cell>
          <table:table-cell table:formula="of:=[.D5]/40" office:value-type="float" office:value="5.75" calcext:value-type="float">
            <text:p>5.750</text:p>
          </table:table-cell>
          <table:table-cell table:formula="of:=[.D5]/40" office:value-type="float" office:value="5.75" calcext:value-type="float">
            <text:p>5.750</text:p>
          </table:table-cell>
          <table:table-cell table:formula="of:=[.D5]/20" office:value-type="float" office:value="11.5" calcext:value-type="float">
            <text:p>11.500</text:p>
          </table:table-cell>
          <table:table-cell table:formula="of:=[.D5]*8.3454*32/2000" office:value-type="float" office:value="30.711072" calcext:value-type="float">
            <text:p>30.711</text:p>
          </table:table-cell>
          <table:table-cell table:formula="of:=[.D5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5]=0.001);0.006*[.D5]/3;0.001)" office:value-type="float" office:value="0.001" calcext:value-type="float">
            <text:p>0.001</text:p>
          </table:table-cell>
          <table:table-cell table:formula="of:=IF(NOT([.CH5]=0.001);0.7*[.D5]/3;0.001)" office:value-type="float" office:value="0.001" calcext:value-type="float">
            <text:p>0.001</text:p>
          </table:table-cell>
          <table:table-cell table:formula="of:=IF(NOT([.CH5]=0.001);0.65*[.D5]/3;0.001)" office:value-type="float" office:value="0.001" calcext:value-type="float">
            <text:p>0.001</text:p>
          </table:table-cell>
          <table:table-cell table:formula="of:=IF(NOT([.CH5]=0.001);0.002*[.D5]/3;0.001)" office:value-type="float" office:value="0.001" calcext:value-type="float">
            <text:p>0.001</text:p>
          </table:table-cell>
          <table:table-cell table:formula="of:=IF(NOT([.CH5]=0.001);0.001*[.D5]/3;0.001)" office:value-type="float" office:value="0.001" calcext:value-type="float">
            <text:p>0.001</text:p>
          </table:table-cell>
          <table:table-cell table:formula="of:=[.D5]*3*110/(24*2000)" office:value-type="float" office:value="1.58125" calcext:value-type="float">
            <text:p>1.581</text:p>
          </table:table-cell>
          <table:table-cell table:formula="of:=[.D5]*3*12/(24*2000)" office:value-type="float" office:value="0.1725" calcext:value-type="float">
            <text:p>0.173</text:p>
          </table:table-cell>
          <table:table-cell table:formula="of:=[.D5]*3*1.4/(24*2000)" office:value-type="float" office:value="0.020125" calcext:value-type="float">
            <text:p>0.020</text:p>
          </table:table-cell>
          <table:table-cell table:formula="of:=[.D5]*1600*8.3454/(10*2000)" office:value-type="float" office:value="153.55536" calcext:value-type="float">
            <text:p>153.555</text:p>
          </table:table-cell>
          <table:table-cell table:formula="of:=[.D5]*2/2000" office:value-type="float" office:value="0.23" calcext:value-type="float">
            <text:p>0.230</text:p>
          </table:table-cell>
          <table:table-cell table:formula="of:=[.D5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5]*0.9" office:value-type="float" office:value="138.199824" calcext:value-type="float">
            <text:p>138.200</text:p>
          </table:table-cell>
          <table:table-cell table:formula="of:=2.5*[.D5]/(60*2000)" office:value-type="float" office:value="0.00479166666666667" calcext:value-type="float">
            <text:p>0.005</text:p>
          </table:table-cell>
          <table:table-cell table:formula="of:=[.D5]*2.5*55/2000" office:value-type="float" office:value="15.8125" calcext:value-type="float">
            <text:p>15.813</text:p>
          </table:table-cell>
          <table:table-cell table:formula="of:=[.D5]*2.5*1.25*0.5/2000" office:value-type="float" office:value="0.1796875" calcext:value-type="float">
            <text:p>0.180</text:p>
          </table:table-cell>
          <table:table-cell table:formula="of:=[.D5]*2*20/2000" office:value-type="float" office:value="4.6" calcext:value-type="float">
            <text:p>4.600</text:p>
          </table:table-cell>
          <table:table-cell table:formula="of:=IF([.B5]=&quot;Mts&quot;;[.D5]*0.005;0.001)" office:value-type="float" office:value="0.001" calcext:value-type="float">
            <text:p>0.001</text:p>
          </table:table-cell>
          <table:table-cell table:formula="of:=IF([.B5]=&quot;Mts&quot;;[.D5]*0.01;0.001)" office:value-type="float" office:value="0.001" calcext:value-type="float">
            <text:p>0.001</text:p>
          </table:table-cell>
          <table:table-cell table:formula="of:=[.D5]*0.02*12/(3*2000)" office:value-type="float" office:value="0.0092" calcext:value-type="float">
            <text:p>0.009</text:p>
          </table:table-cell>
          <table:table-cell table:formula="of:=[.D5]*0.5*12/(5*2000)" office:value-type="float" office:value="0.138" calcext:value-type="float">
            <text:p>0.138</text:p>
          </table:table-cell>
          <table:table-cell table:formula="of:=[.D5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 table:formula="of:=6*15+14+13+12+128+95+66+36" office:value-type="float" office:value="454" calcext:value-type="float">
            <text:p>454</text:p>
          </table:table-cell>
          <table:table-cell table:formula="of:=IF([.B6]=&quot;Taiga&quot;;265;IF([.B6]=&quot;Mts&quot;;265;IF([.B6]=&quot;Temp&quot;;230;IF([.B6]=&quot;Steppe&quot;;265;IF([.B6]=&quot;Jungle&quot;;180;IF([.B6]=&quot;Sav&quot;;240;IF([.B6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6]=&quot;Taiga&quot;;0.43;IF([.B6]=&quot;Mts&quot;;0.21;IF([.B6]=&quot;Temp&quot;;0.64;IF([.B6]=&quot;Steppe&quot;;0.57;IF([.B6]=&quot;Jungle&quot;;0.43;IF([.B6]=&quot;Sav&quot;;0.57;IF([.B6]=&quot;Medi&quot;;0.43;0)))))))" office:value-type="float" office:value="0.57" calcext:value-type="float">
            <text:p>0.570</text:p>
          </table:table-cell>
          <table:table-cell table:style-name="ce19" table:formula="of:=IF([.B6]=&quot;Taiga&quot;;0.43;IF([.B6]=&quot;Mts&quot;;0.8;IF([.B6]=&quot;Temp&quot;;0.64;IF([.B6]=&quot;Steppe&quot;;0.8;IF([.B6]=&quot;Jungle&quot;;0.43;IF([.B6]=&quot;Sav&quot;;0.8;IF([.B6]=&quot;Medi&quot;;0.6;0)))))))" office:value-type="float" office:value="0.8" calcext:value-type="float">
            <text:p>0.800</text:p>
          </table:table-cell>
          <table:table-cell table:style-name="ce19" table:formula="of:=IF([.B6]=&quot;Taiga&quot;;528;IF([.B6]=&quot;Mts&quot;;855.27;IF([.B6]=&quot;Temp&quot;;565.94;IF([.B6]=&quot;Steppe&quot;;551.72;IF([.B6]=&quot;Jungle&quot;;575.43;IF([.B6]=&quot;Sav&quot;;599.15;IF([.B6]=&quot;Medi&quot;;564.36;0)))))))" office:value-type="float" office:value="551.72" calcext:value-type="float">
            <text:p>551.720</text:p>
          </table:table-cell>
          <table:table-cell table:style-name="ce19" table:formula="of:=IF([.B6]=&quot;Taiga&quot;;2608.19;IF([.B6]=&quot;Mts&quot;;2100;IF([.B6]=&quot;Temp&quot;;2976.19;IF([.B6]=&quot;Steppe&quot;;2450.48;IF([.B6]=&quot;Jungle&quot;;2135.05;IF([.B6]=&quot;Sav&quot;;2310.29;IF([.B6]=&quot;Medi&quot;;2485.52;0)))))))" office:value-type="float" office:value="2450.48" calcext:value-type="float">
            <text:p>2,450.480</text:p>
          </table:table-cell>
          <table:table-cell table:style-name="ce19" table:formula="of:=IF([.B6]=&quot;Taiga&quot;;500.54;IF([.B6]=&quot;Mts&quot;;360;IF([.B6]=&quot;Temp&quot;;570.81;IF([.B6]=&quot;Steppe&quot;;441.95;IF([.B6]=&quot;Jungle&quot;;486.49;IF([.B6]=&quot;Sav&quot;;518.92;IF([.B6]=&quot;Medi&quot;;640;0)))))))" office:value-type="float" office:value="441.95" calcext:value-type="float">
            <text:p>441.950</text:p>
          </table:table-cell>
          <table:table-cell table:style-name="ce19" table:formula="of:=IF([.B6]=&quot;Taiga&quot;;2003.09;IF([.B6]=&quot;Mts&quot;;1612.8;IF([.B6]=&quot;Temp&quot;;2285.71;IF([.B6]=&quot;Steppe&quot;;1881.97;IF([.B6]=&quot;Jungle&quot;;1639.72;IF([.B6]=&quot;Sav&quot;;1774.3;IF([.B6]=&quot;Medi&quot;;1908.88;0)))))))" office:value-type="float" office:value="1881.97" calcext:value-type="float">
            <text:p>1,881.970</text:p>
          </table:table-cell>
          <table:table-cell table:style-name="ce19" table:formula="of:=IF([.B6]=&quot;Taiga&quot;;260.82;IF([.B6]=&quot;Mts&quot;;210;IF([.B6]=&quot;Temp&quot;;297.62;IF([.B6]=&quot;Steppe&quot;;245.05;IF([.B6]=&quot;Jungle&quot;;213.5;IF([.B6]=&quot;Sav&quot;;231.03;IF([.B6]=&quot;Medi&quot;;248.55;0)))))))" office:value-type="float" office:value="245.05" calcext:value-type="float">
            <text:p>245.050</text:p>
          </table:table-cell>
          <table:table-cell table:style-name="ce19" table:formula="of:=IF([.B6]=&quot;Taiga&quot;;250;IF([.B6]=&quot;Mts&quot;;640;IF([.B6]=&quot;Temp&quot;;295.2174;IF([.B6]=&quot;Steppe&quot;;278.2609;IF([.B6]=&quot;Jungle&quot;;306.5217;IF([.B6]=&quot;Sav&quot;;334.7826;IF([.B6]=&quot;Medi&quot;;293.3333;0)))))))" office:value-type="float" office:value="278.2609" calcext:value-type="float">
            <text:p>278.261</text:p>
          </table:table-cell>
          <table:table-cell table:style-name="ce19" table:formula="of:=IF([.B6]=&quot;Taiga&quot;;1491.9691;IF([.B6]=&quot;Mts&quot;;980;IF([.B6]=&quot;Temp&quot;;1747.9537;IF([.B6]=&quot;Steppe&quot;;1278.5174;IF([.B6]=&quot;Jungle&quot;;1440.7722;IF([.B6]=&quot;Sav&quot;;1558.9189;IF([.B6]=&quot;Medi&quot;;2000;0)))))))" office:value-type="float" office:value="1278.5174" calcext:value-type="float">
            <text:p>1,278.517</text:p>
          </table:table-cell>
          <table:table-cell table:style-name="ce19" table:formula="of:=IF([.B6]=&quot;Taiga&quot;;68.5;IF([.B6]=&quot;Mts&quot;;25;IF([.B6]=&quot;Temp&quot;;100;IF([.B6]=&quot;Steppe&quot;;55;IF([.B6]=&quot;Jungle&quot;;28;IF([.B6]=&quot;Sav&quot;;43;IF([.B6]=&quot;Medi&quot;;58;0)))))))" office:value-type="float" office:value="55" calcext:value-type="float">
            <text:p>5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6]*[.F6]*[.G6]*360*640*1393.66125/(2000*1000)" office:value-type="float" office:value="33237.656826624" calcext:value-type="float">
            <text:p>33,237.657</text:p>
          </table:table-cell>
          <table:table-cell table:formula="of:=[.C6]*[.F6]*[.G6]*[.J6]*640*1393.66125/(2000*1000)" office:value-type="float" office:value="40803.8400959069" calcext:value-type="float">
            <text:p>40,803.840</text:p>
          </table:table-cell>
          <table:table-cell table:formula="of:=[.T6]*[.J$28]" office:value-type="float" office:value="13601.280031969" calcext:value-type="float">
            <text:p>13,601.280</text:p>
          </table:table-cell>
          <table:table-cell table:formula="of:=[.T6]-[.U6]" office:value-type="float" office:value="27202.5600639379" calcext:value-type="float">
            <text:p>27,202.560</text:p>
          </table:table-cell>
          <table:table-cell table:formula="of:=[.C6]*[.F6]*[.G6]*[.H6]*640*1393.66125/(2000*1000)" office:value-type="float" office:value="50938.5556232917" calcext:value-type="float">
            <text:p>50,938.556</text:p>
          </table:table-cell>
          <table:table-cell table:formula="of:=[.W6]*[.H$28]" office:value-type="float" office:value="13892.3333518068" calcext:value-type="float">
            <text:p>13,892.333</text:p>
          </table:table-cell>
          <table:table-cell table:formula="of:=[.W6]-[.X6]" office:value-type="float" office:value="37046.2222714848" calcext:value-type="float">
            <text:p>37,046.222</text:p>
          </table:table-cell>
          <table:table-cell table:formula="of:=[.C6]*[.F6]*[.G6]*[.M6]*640*1393.66125/(2000*1000)" office:value-type="float" office:value="25690.9452846321" calcext:value-type="float">
            <text:p>25,690.945</text:p>
          </table:table-cell>
          <table:table-cell table:formula="of:=[.C6]*[.F6]*[.G6]*[.N6]*640*1393.66125/(2000*1000)" office:value-type="float" office:value="118041.451633521" calcext:value-type="float">
            <text:p>118,041.452</text:p>
          </table:table-cell>
          <table:table-cell table:formula="of:=[.C6]*[.F6]*[.G6]*[.O6]*640*1393.66125/(2000*1000)" office:value-type="float" office:value="5077.975348512" calcext:value-type="float">
            <text:p>5,077.975</text:p>
          </table:table-cell>
          <table:table-cell table:formula="of:=[.C6]*[.P6]*640*1393.66125/(2000*1000)" office:value-type="float" office:value="7.59266649" calcext:value-type="float">
            <text:p>7.593</text:p>
          </table:table-cell>
          <table:table-cell table:formula="of:=[.C6]*[.Q6]*640*1393.66125/(2000*1000)" office:value-type="float" office:value="7.59266649" calcext:value-type="float">
            <text:p>7.593</text:p>
          </table:table-cell>
          <table:table-cell table:formula="of:=[.C6]*[.F6]*[.G6]*6*[.J6]*640*1393.66125/(18*365)" office:value-type="float" office:value="74527561.819008" calcext:value-type="float">
            <text:p>74,527,561.819</text:p>
          </table:table-cell>
          <table:table-cell table:formula="of:=[.C6]*[.F6]*[.G6]*[.J6]*640*1393.66125/(18*100)" office:value-type="float" office:value="45337600.1065632" calcext:value-type="float">
            <text:p>45,337,600.107</text:p>
          </table:table-cell>
          <table:table-cell table:formula="of:=[.C6]*[.F6]*[.G6]*[.J6]*640*1393.66125/520" office:value-type="float" office:value="156937846.522719" calcext:value-type="float">
            <text:p>156,937,846.523</text:p>
          </table:table-cell>
          <table:table-cell table:formula="of:=[.C6]*[.F6]*[.G6]*[.K6]*640*1393.66125/(2000*1000)" office:value-type="float" office:value="173756.313938893" calcext:value-type="float">
            <text:p>173,756.314</text:p>
          </table:table-cell>
          <table:table-cell table:formula="of:=3*12*[.D6]/5" office:value-type="float" office:value="1908" calcext:value-type="float">
            <text:p>1,908.000</text:p>
          </table:table-cell>
          <table:table-cell table:formula="of:=1.5*[.D6]*750/(2000*15)" office:value-type="float" office:value="9.9375" calcext:value-type="float">
            <text:p>9.938</text:p>
          </table:table-cell>
          <table:table-cell table:formula="of:=66*10*[.D6]/(2000*6)" office:value-type="float" office:value="14.575" calcext:value-type="float">
            <text:p>14.575</text:p>
          </table:table-cell>
          <table:table-cell table:formula="of:=[.AE6]*365/1000" office:value-type="float" office:value="27202560.0639379" calcext:value-type="float">
            <text:p>27,202,560.064</text:p>
          </table:table-cell>
          <table:table-cell table:formula="of:=[.AF6]*24*238/(3*25*2000*1000)" office:value-type="float" office:value="1726.45581205793" calcext:value-type="float">
            <text:p>1,726.456</text:p>
          </table:table-cell>
          <table:table-cell table:formula="of:=[.AG6]*40*0.7*52/(6*1000*2000)" office:value-type="float" office:value="19041.7920447566" calcext:value-type="float">
            <text:p>19,041.792</text:p>
          </table:table-cell>
          <table:table-cell table:formula="of:=[.AG6]*120*2/(16*1000*2000)" office:value-type="float" office:value="1177.03384892039" calcext:value-type="float">
            <text:p>1,177.034</text:p>
          </table:table-cell>
          <table:table-cell table:formula="of:=[.AH6]*3.25*8.34/(48)" office:value-type="float" office:value="98118.0185273688" calcext:value-type="float">
            <text:p>98,118.019</text:p>
          </table:table-cell>
          <table:table-cell table:formula="of:=[.AH6]*25*8.34/(4*48)" office:value-type="float" office:value="188688.497168017" calcext:value-type="float">
            <text:p>188,688.497</text:p>
          </table:table-cell>
          <table:table-cell table:formula="of:=[.C6]*[.F6]*[.G6]*[.L6]*640*1393.66125/(2000*1000)" office:value-type="float" office:value="22624.6883482339" calcext:value-type="float">
            <text:p>22,624.688</text:p>
          </table:table-cell>
          <table:table-cell table:formula="of:=[.AF6]*600*6/(90*1000*2000)" office:value-type="float" office:value="906.752002131264" calcext:value-type="float">
            <text:p>906.752</text:p>
          </table:table-cell>
          <table:table-cell table:formula="of:=IF([.B6]=&quot;Taiga&quot;;236.2;IF([.B6]=&quot;Mts&quot;;10;IF([.B6]=&quot;Temp&quot;;400;IF([.B6]=&quot;Steppe&quot;;25;IF([.B6]=&quot;Jungle&quot;;400;IF([.B6]=&quot;Sav&quot;;103.6;IF([.B6]=&quot;Medi&quot;;181.6;0)))))))*[.D6]*[.AT$36]" office:value-type="float" office:value="12.421875" calcext:value-type="float">
            <text:p>12.422</text:p>
          </table:table-cell>
          <table:table-cell table:formula="of:=INDEX([$Tech.$F$3:$Tech.$F$13];MATCH([.E6];[$Tech.$E$3:$Tech.$E$13];1))*[.D6]*[.AT$36]/365" office:value-type="float" office:value="49.6875" calcext:value-type="float">
            <text:p>49.688</text:p>
          </table:table-cell>
          <table:table-cell table:formula="of:=[.D6]*12.5*[.AT$36]/(30)" office:value-type="float" office:value="0.20703125" calcext:value-type="float">
            <text:p>0.207</text:p>
          </table:table-cell>
          <table:table-cell table:formula="of:=125*[.D6]*[.AW$30]" office:value-type="float" office:value="128.1005859375" calcext:value-type="float">
            <text:p>128.101</text:p>
          </table:table-cell>
          <table:table-cell table:formula="of:=1000*[.D6]*[.AW$30]/(3)" office:value-type="float" office:value="341.6015625" calcext:value-type="float">
            <text:p>341.602</text:p>
          </table:table-cell>
          <table:table-cell table:formula="of:=[.D6]/(2*[.AY$30])" office:value-type="float" office:value="238.5" calcext:value-type="float">
            <text:p>238.500</text:p>
          </table:table-cell>
          <table:table-cell table:formula="of:=[.D6]*[.AZ$30]/2" office:value-type="float" office:value="0.165625" calcext:value-type="float">
            <text:p>0.166</text:p>
          </table:table-cell>
          <table:table-cell table:formula="of:=[.D6]*2*[.BA$30]" office:value-type="float" office:value="0.795" calcext:value-type="float">
            <text:p>0.795</text:p>
          </table:table-cell>
          <table:table-cell table:formula="of:=[.D6]*3*[.BB$30]" office:value-type="float" office:value="0.59625" calcext:value-type="float">
            <text:p>0.596</text:p>
          </table:table-cell>
          <table:table-cell table:formula="of:=[.D6]*11*[.BC$30]/15" office:value-type="float" office:value="0.1166" calcext:value-type="float">
            <text:p>0.117</text:p>
          </table:table-cell>
          <table:table-cell table:formula="of:=[.D6]*11*[.BD$30]/8" office:value-type="float" office:value="0.27328125" calcext:value-type="float">
            <text:p>0.273</text:p>
          </table:table-cell>
          <table:table-cell table:formula="of:=[.D6]*11*[.BE$30]/3" office:value-type="float" office:value="0.176982142857143" calcext:value-type="float">
            <text:p>0.177</text:p>
          </table:table-cell>
          <table:table-cell table:formula="of:=[.D6]*11*[.BF$30]/5" office:value-type="float" office:value="0.12753125" calcext:value-type="float">
            <text:p>0.128</text:p>
          </table:table-cell>
          <table:table-cell table:formula="of:=[.D6]*11*[.BG$30]/9" office:value-type="float" office:value="0.323888888888889" calcext:value-type="float">
            <text:p>0.324</text:p>
          </table:table-cell>
          <table:table-cell table:formula="of:=[.D6]*11*[.BH$30]/12" office:value-type="float" office:value="0.1821875" calcext:value-type="float">
            <text:p>0.182</text:p>
          </table:table-cell>
          <table:table-cell table:formula="of:=[.D6]*[.BI$30]/(125/12)" office:value-type="float" office:value="0.5088" calcext:value-type="float">
            <text:p>0.509</text:p>
          </table:table-cell>
          <table:table-cell table:formula="of:=[.D6]*[.BJ$30]/30" office:value-type="float" office:value="0.231256666666667" calcext:value-type="float">
            <text:p>0.231</text:p>
          </table:table-cell>
          <table:table-cell table:formula="of:=[.D6]*[.BK$30]/7" office:value-type="float" office:value="0.0319419642857143" calcext:value-type="float">
            <text:p>0.032</text:p>
          </table:table-cell>
          <table:table-cell table:formula="of:=[.D6]*[.BL$30]/8.5" office:value-type="float" office:value="0.0526102941176471" calcext:value-type="float">
            <text:p>0.053</text:p>
          </table:table-cell>
          <table:table-cell table:formula="of:=[.D6]*[.BM$30]" office:value-type="float" office:value="0.111796875" calcext:value-type="float">
            <text:p>0.112</text:p>
          </table:table-cell>
          <table:table-cell table:formula="of:=[.D6]*[.BN$30]/1.5" office:value-type="float" office:value="0.265" calcext:value-type="float">
            <text:p>0.265</text:p>
          </table:table-cell>
          <table:table-cell table:formula="of:=[.D6]*[.BO$30]/2" office:value-type="float" office:value="0.2153125" calcext:value-type="float">
            <text:p>0.215</text:p>
          </table:table-cell>
          <table:table-cell table:formula="of:=[.D6]*[.BP$30]/4" office:value-type="float" office:value="0.0496875" calcext:value-type="float">
            <text:p>0.050</text:p>
          </table:table-cell>
          <table:table-cell table:formula="of:=[.D6]/((16+24)/12)" office:value-type="float" office:value="79.5" calcext:value-type="float">
            <text:p>79.500</text:p>
          </table:table-cell>
          <table:table-cell table:formula="of:=[.D6]*2/(30*2000)" office:value-type="float" office:value="0.00883333333333333" calcext:value-type="float">
            <text:p>0.009</text:p>
          </table:table-cell>
          <table:table-cell table:formula="of:=[.D6]/((37.5/12)*2000)" office:value-type="float" office:value="0.0424" calcext:value-type="float">
            <text:p>0.042</text:p>
          </table:table-cell>
          <table:table-cell table:formula="of:=[.D6]*2/((20/9)*2000)" office:value-type="float" office:value="0.11925" calcext:value-type="float">
            <text:p>0.119</text:p>
          </table:table-cell>
          <table:table-cell table:formula="of:=[.AF6]*24*8/(3*25*2000*1000)" office:value-type="float" office:value="58.0321281364009" calcext:value-type="float">
            <text:p>58.032</text:p>
          </table:table-cell>
          <table:table-cell table:formula="of:=[.D6]*3.5/((3/12)*(20/9)*2000)" office:value-type="float" office:value="0.83475" calcext:value-type="float">
            <text:p>0.835</text:p>
          </table:table-cell>
          <table:table-cell table:formula="of:=[.D6]*2/((2/12)*(20/9)*2000)" office:value-type="float" office:value="0.7155" calcext:value-type="float">
            <text:p>0.716</text:p>
          </table:table-cell>
          <table:table-cell table:formula="of:=[.D6]*2.5/((5/12)*(20/9)*2000)" office:value-type="float" office:value="0.35775" calcext:value-type="float">
            <text:p>0.358</text:p>
          </table:table-cell>
          <table:table-cell table:formula="of:=[.D6]*7/((14/12)*(20/9)*2000)" office:value-type="float" office:value="0.35775" calcext:value-type="float">
            <text:p>0.358</text:p>
          </table:table-cell>
          <table:table-cell table:formula="of:=[.D6]/(4*2)" office:value-type="float" office:value="33.125" calcext:value-type="float">
            <text:p>33.125</text:p>
          </table:table-cell>
          <table:table-cell table:formula="of:=[.D6]/(4*5)" office:value-type="float" office:value="13.25" calcext:value-type="float">
            <text:p>13.250</text:p>
          </table:table-cell>
          <table:table-cell table:formula="of:=[.D6]/40" office:value-type="float" office:value="6.625" calcext:value-type="float">
            <text:p>6.625</text:p>
          </table:table-cell>
          <table:table-cell table:formula="of:=[.D6]/40" office:value-type="float" office:value="6.625" calcext:value-type="float">
            <text:p>6.625</text:p>
          </table:table-cell>
          <table:table-cell table:formula="of:=[.D6]/40" office:value-type="float" office:value="6.625" calcext:value-type="float">
            <text:p>6.625</text:p>
          </table:table-cell>
          <table:table-cell table:formula="of:=[.D6]/20" office:value-type="float" office:value="13.25" calcext:value-type="float">
            <text:p>13.250</text:p>
          </table:table-cell>
          <table:table-cell table:formula="of:=[.D6]*8.3454*32/2000" office:value-type="float" office:value="35.384496" calcext:value-type="float">
            <text:p>35.384</text:p>
          </table:table-cell>
          <table:table-cell table:formula="of:=[.D6]*50*2/(3*2000)" office:value-type="float" office:value="4.41666666666667" calcext:value-type="float">
            <text:p>4.417</text:p>
          </table:table-cell>
          <table:table-cell office:value-type="float" office:value="0.001" calcext:value-type="float">
            <text:p>0.001</text:p>
          </table:table-cell>
          <table:table-cell table:formula="of:=IF(NOT([.CH6]=0.001);0.006*[.D6]/3;0.001)" office:value-type="float" office:value="0.001" calcext:value-type="float">
            <text:p>0.001</text:p>
          </table:table-cell>
          <table:table-cell table:formula="of:=IF(NOT([.CH6]=0.001);0.7*[.D6]/3;0.001)" office:value-type="float" office:value="0.001" calcext:value-type="float">
            <text:p>0.001</text:p>
          </table:table-cell>
          <table:table-cell table:formula="of:=IF(NOT([.CH6]=0.001);0.65*[.D6]/3;0.001)" office:value-type="float" office:value="0.001" calcext:value-type="float">
            <text:p>0.001</text:p>
          </table:table-cell>
          <table:table-cell table:formula="of:=IF(NOT([.CH6]=0.001);0.002*[.D6]/3;0.001)" office:value-type="float" office:value="0.001" calcext:value-type="float">
            <text:p>0.001</text:p>
          </table:table-cell>
          <table:table-cell table:formula="of:=IF(NOT([.CH6]=0.001);0.001*[.D6]/3;0.001)" office:value-type="float" office:value="0.001" calcext:value-type="float">
            <text:p>0.001</text:p>
          </table:table-cell>
          <table:table-cell table:formula="of:=[.D6]*3*110/(24*2000)" office:value-type="float" office:value="1.821875" calcext:value-type="float">
            <text:p>1.822</text:p>
          </table:table-cell>
          <table:table-cell table:formula="of:=[.D6]*3*12/(24*2000)" office:value-type="float" office:value="0.19875" calcext:value-type="float">
            <text:p>0.199</text:p>
          </table:table-cell>
          <table:table-cell table:formula="of:=[.D6]*3*1.4/(24*2000)" office:value-type="float" office:value="0.0231875" calcext:value-type="float">
            <text:p>0.023</text:p>
          </table:table-cell>
          <table:table-cell table:formula="of:=[.D6]*1600*8.3454/(10*2000)" office:value-type="float" office:value="176.92248" calcext:value-type="float">
            <text:p>176.922</text:p>
          </table:table-cell>
          <table:table-cell table:formula="of:=[.D6]*2/2000" office:value-type="float" office:value="0.265" calcext:value-type="float">
            <text:p>0.265</text:p>
          </table:table-cell>
          <table:table-cell table:formula="of:=[.D6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6]*0.9" office:value-type="float" office:value="159.230232" calcext:value-type="float">
            <text:p>159.230</text:p>
          </table:table-cell>
          <table:table-cell table:formula="of:=2.5*[.D6]/(60*2000)" office:value-type="float" office:value="0.00552083333333333" calcext:value-type="float">
            <text:p>0.006</text:p>
          </table:table-cell>
          <table:table-cell table:formula="of:=[.D6]*2.5*55/2000" office:value-type="float" office:value="18.21875" calcext:value-type="float">
            <text:p>18.219</text:p>
          </table:table-cell>
          <table:table-cell table:formula="of:=[.D6]*2.5*1.25*0.5/2000" office:value-type="float" office:value="0.20703125" calcext:value-type="float">
            <text:p>0.207</text:p>
          </table:table-cell>
          <table:table-cell table:formula="of:=[.D6]*2*20/2000" office:value-type="float" office:value="5.3" calcext:value-type="float">
            <text:p>5.300</text:p>
          </table:table-cell>
          <table:table-cell table:formula="of:=IF([.B6]=&quot;Mts&quot;;[.D6]*0.005;0.001)" office:value-type="float" office:value="0.001" calcext:value-type="float">
            <text:p>0.001</text:p>
          </table:table-cell>
          <table:table-cell table:formula="of:=IF([.B6]=&quot;Mts&quot;;[.D6]*0.01;0.001)" office:value-type="float" office:value="0.001" calcext:value-type="float">
            <text:p>0.001</text:p>
          </table:table-cell>
          <table:table-cell table:formula="of:=[.D6]*0.02*12/(3*2000)" office:value-type="float" office:value="0.0106" calcext:value-type="float">
            <text:p>0.011</text:p>
          </table:table-cell>
          <table:table-cell table:formula="of:=[.D6]*0.5*12/(5*2000)" office:value-type="float" office:value="0.159" calcext:value-type="float">
            <text:p>0.159</text:p>
          </table:table-cell>
          <table:table-cell table:formula="of:=[.D6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 office:value-type="float" office:value="103" calcext:value-type="float">
            <text:p>103</text:p>
          </table:table-cell>
          <table:table-cell table:formula="of:=IF([.B7]=&quot;Taiga&quot;;265;IF([.B7]=&quot;Mts&quot;;265;IF([.B7]=&quot;Temp&quot;;230;IF([.B7]=&quot;Steppe&quot;;265;IF([.B7]=&quot;Jungle&quot;;180;IF([.B7]=&quot;Sav&quot;;240;IF([.B7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7]=&quot;Taiga&quot;;0.43;IF([.B7]=&quot;Mts&quot;;0.21;IF([.B7]=&quot;Temp&quot;;0.64;IF([.B7]=&quot;Steppe&quot;;0.57;IF([.B7]=&quot;Jungle&quot;;0.43;IF([.B7]=&quot;Sav&quot;;0.57;IF([.B7]=&quot;Medi&quot;;0.43;0)))))))" office:value-type="float" office:value="0.21" calcext:value-type="float">
            <text:p>0.210</text:p>
          </table:table-cell>
          <table:table-cell table:style-name="ce19" table:formula="of:=IF([.B7]=&quot;Taiga&quot;;0.43;IF([.B7]=&quot;Mts&quot;;0.8;IF([.B7]=&quot;Temp&quot;;0.64;IF([.B7]=&quot;Steppe&quot;;0.8;IF([.B7]=&quot;Jungle&quot;;0.43;IF([.B7]=&quot;Sav&quot;;0.8;IF([.B7]=&quot;Medi&quot;;0.6;0)))))))" office:value-type="float" office:value="0.8" calcext:value-type="float">
            <text:p>0.800</text:p>
          </table:table-cell>
          <table:table-cell table:style-name="ce19" table:formula="of:=IF([.B7]=&quot;Taiga&quot;;528;IF([.B7]=&quot;Mts&quot;;855.27;IF([.B7]=&quot;Temp&quot;;565.94;IF([.B7]=&quot;Steppe&quot;;551.72;IF([.B7]=&quot;Jungle&quot;;575.43;IF([.B7]=&quot;Sav&quot;;599.15;IF([.B7]=&quot;Medi&quot;;564.36;0)))))))" office:value-type="float" office:value="855.27" calcext:value-type="float">
            <text:p>855.270</text:p>
          </table:table-cell>
          <table:table-cell table:style-name="ce19" table:formula="of:=IF([.B7]=&quot;Taiga&quot;;2608.19;IF([.B7]=&quot;Mts&quot;;2100;IF([.B7]=&quot;Temp&quot;;2976.19;IF([.B7]=&quot;Steppe&quot;;2450.48;IF([.B7]=&quot;Jungle&quot;;2135.05;IF([.B7]=&quot;Sav&quot;;2310.29;IF([.B7]=&quot;Medi&quot;;2485.52;0)))))))" office:value-type="float" office:value="2100" calcext:value-type="float">
            <text:p>2,100.000</text:p>
          </table:table-cell>
          <table:table-cell table:style-name="ce19" table:formula="of:=IF([.B7]=&quot;Taiga&quot;;500.54;IF([.B7]=&quot;Mts&quot;;360;IF([.B7]=&quot;Temp&quot;;570.81;IF([.B7]=&quot;Steppe&quot;;441.95;IF([.B7]=&quot;Jungle&quot;;486.49;IF([.B7]=&quot;Sav&quot;;518.92;IF([.B7]=&quot;Medi&quot;;640;0)))))))" office:value-type="float" office:value="360" calcext:value-type="float">
            <text:p>360.000</text:p>
          </table:table-cell>
          <table:table-cell table:style-name="ce19" table:formula="of:=IF([.B7]=&quot;Taiga&quot;;2003.09;IF([.B7]=&quot;Mts&quot;;1612.8;IF([.B7]=&quot;Temp&quot;;2285.71;IF([.B7]=&quot;Steppe&quot;;1881.97;IF([.B7]=&quot;Jungle&quot;;1639.72;IF([.B7]=&quot;Sav&quot;;1774.3;IF([.B7]=&quot;Medi&quot;;1908.88;0)))))))" office:value-type="float" office:value="1612.8" calcext:value-type="float">
            <text:p>1,612.800</text:p>
          </table:table-cell>
          <table:table-cell table:style-name="ce19" table:formula="of:=IF([.B7]=&quot;Taiga&quot;;260.82;IF([.B7]=&quot;Mts&quot;;210;IF([.B7]=&quot;Temp&quot;;297.62;IF([.B7]=&quot;Steppe&quot;;245.05;IF([.B7]=&quot;Jungle&quot;;213.5;IF([.B7]=&quot;Sav&quot;;231.03;IF([.B7]=&quot;Medi&quot;;248.55;0)))))))" office:value-type="float" office:value="210" calcext:value-type="float">
            <text:p>210.000</text:p>
          </table:table-cell>
          <table:table-cell table:style-name="ce19" table:formula="of:=IF([.B7]=&quot;Taiga&quot;;250;IF([.B7]=&quot;Mts&quot;;640;IF([.B7]=&quot;Temp&quot;;295.2174;IF([.B7]=&quot;Steppe&quot;;278.2609;IF([.B7]=&quot;Jungle&quot;;306.5217;IF([.B7]=&quot;Sav&quot;;334.7826;IF([.B7]=&quot;Medi&quot;;293.3333;0)))))))" office:value-type="float" office:value="640" calcext:value-type="float">
            <text:p>640.000</text:p>
          </table:table-cell>
          <table:table-cell table:style-name="ce19" table:formula="of:=IF([.B7]=&quot;Taiga&quot;;1491.9691;IF([.B7]=&quot;Mts&quot;;980;IF([.B7]=&quot;Temp&quot;;1747.9537;IF([.B7]=&quot;Steppe&quot;;1278.5174;IF([.B7]=&quot;Jungle&quot;;1440.7722;IF([.B7]=&quot;Sav&quot;;1558.9189;IF([.B7]=&quot;Medi&quot;;2000;0)))))))" office:value-type="float" office:value="980" calcext:value-type="float">
            <text:p>980.000</text:p>
          </table:table-cell>
          <table:table-cell table:style-name="ce19" table:formula="of:=IF([.B7]=&quot;Taiga&quot;;68.5;IF([.B7]=&quot;Mts&quot;;25;IF([.B7]=&quot;Temp&quot;;100;IF([.B7]=&quot;Steppe&quot;;55;IF([.B7]=&quot;Jungle&quot;;28;IF([.B7]=&quot;Sav&quot;;43;IF([.B7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7]*[.F7]*[.G7]*360*640*1393.66125/(2000*1000)" office:value-type="float" office:value="2778.153323904" calcext:value-type="float">
            <text:p>2,778.153</text:p>
          </table:table-cell>
          <table:table-cell table:formula="of:=[.C7]*[.F7]*[.G7]*[.J7]*640*1393.66125/(2000*1000)" office:value-type="float" office:value="2778.153323904" calcext:value-type="float">
            <text:p>2,778.153</text:p>
          </table:table-cell>
          <table:table-cell table:formula="of:=[.T7]*[.J$28]" office:value-type="float" office:value="926.051107968" calcext:value-type="float">
            <text:p>926.051</text:p>
          </table:table-cell>
          <table:table-cell table:formula="of:=[.T7]-[.U7]" office:value-type="float" office:value="1852.102215936" calcext:value-type="float">
            <text:p>1,852.102</text:p>
          </table:table-cell>
          <table:table-cell table:formula="of:=[.C7]*[.F7]*[.G7]*[.H7]*640*1393.66125/(2000*1000)" office:value-type="float" office:value="6600.19775926493" calcext:value-type="float">
            <text:p>6,600.198</text:p>
          </table:table-cell>
          <table:table-cell table:formula="of:=[.W7]*[.H$28]" office:value-type="float" office:value="1800.05393434498" calcext:value-type="float">
            <text:p>1,800.054</text:p>
          </table:table-cell>
          <table:table-cell table:formula="of:=[.W7]-[.X7]" office:value-type="float" office:value="4800.14382491995" calcext:value-type="float">
            <text:p>4,800.144</text:p>
          </table:table-cell>
          <table:table-cell table:formula="of:=[.C7]*[.F7]*[.G7]*[.M7]*640*1393.66125/(2000*1000)" office:value-type="float" office:value="4938.939242496" calcext:value-type="float">
            <text:p>4,938.939</text:p>
          </table:table-cell>
          <table:table-cell table:formula="of:=[.C7]*[.F7]*[.G7]*[.N7]*640*1393.66125/(2000*1000)" office:value-type="float" office:value="7562.750715072" calcext:value-type="float">
            <text:p>7,562.751</text:p>
          </table:table-cell>
          <table:table-cell table:formula="of:=[.C7]*[.F7]*[.G7]*[.O7]*640*1393.66125/(2000*1000)" office:value-type="float" office:value="192.92731416" calcext:value-type="float">
            <text:p>192.927</text:p>
          </table:table-cell>
          <table:table-cell table:formula="of:=[.C7]*[.P7]*640*1393.66125/(2000*1000)" office:value-type="float" office:value="1.722565305" calcext:value-type="float">
            <text:p>1.723</text:p>
          </table:table-cell>
          <table:table-cell table:formula="of:=[.C7]*[.Q7]*640*1393.66125/(2000*1000)" office:value-type="float" office:value="1.722565305" calcext:value-type="float">
            <text:p>1.723</text:p>
          </table:table-cell>
          <table:table-cell table:formula="of:=[.C7]*[.F7]*[.G7]*6*[.J7]*640*1393.66125/(18*365)" office:value-type="float" office:value="5074252.6464" calcext:value-type="float">
            <text:p>5,074,252.646</text:p>
          </table:table-cell>
          <table:table-cell table:formula="of:=[.C7]*[.F7]*[.G7]*[.J7]*640*1393.66125/(18*100)" office:value-type="float" office:value="3086837.02656" calcext:value-type="float">
            <text:p>3,086,837.027</text:p>
          </table:table-cell>
          <table:table-cell table:formula="of:=[.C7]*[.F7]*[.G7]*[.J7]*640*1393.66125/520" office:value-type="float" office:value="10685205.0919385" calcext:value-type="float">
            <text:p>10,685,205.092</text:p>
          </table:table-cell>
          <table:table-cell table:formula="of:=[.C7]*[.F7]*[.G7]*[.K7]*640*1393.66125/(2000*1000)" office:value-type="float" office:value="12446.1268910899" calcext:value-type="float">
            <text:p>12,446.127</text:p>
          </table:table-cell>
          <table:table-cell table:formula="of:=3*12*[.D7]/5" office:value-type="float" office:value="1908" calcext:value-type="float">
            <text:p>1,908.000</text:p>
          </table:table-cell>
          <table:table-cell table:formula="of:=1.5*[.D7]*750/(2000*15)" office:value-type="float" office:value="9.9375" calcext:value-type="float">
            <text:p>9.938</text:p>
          </table:table-cell>
          <table:table-cell table:formula="of:=66*10*[.D7]/(2000*6)" office:value-type="float" office:value="14.575" calcext:value-type="float">
            <text:p>14.575</text:p>
          </table:table-cell>
          <table:table-cell table:formula="of:=[.AE7]*365/1000" office:value-type="float" office:value="1852102.215936" calcext:value-type="float">
            <text:p>1,852,102.216</text:p>
          </table:table-cell>
          <table:table-cell table:formula="of:=[.AF7]*24*238/(3*25*2000*1000)" office:value-type="float" office:value="117.546753971405" calcext:value-type="float">
            <text:p>117.547</text:p>
          </table:table-cell>
          <table:table-cell table:formula="of:=[.AG7]*40*0.7*52/(6*1000*2000)" office:value-type="float" office:value="1296.4715511552" calcext:value-type="float">
            <text:p>1,296.472</text:p>
          </table:table-cell>
          <table:table-cell table:formula="of:=[.AG7]*120*2/(16*1000*2000)" office:value-type="float" office:value="80.1390381895385" calcext:value-type="float">
            <text:p>80.139</text:p>
          </table:table-cell>
          <table:table-cell table:formula="of:=[.AH7]*3.25*8.34/(48)" office:value-type="float" office:value="7028.17227881234" calcext:value-type="float">
            <text:p>7,028.172</text:p>
          </table:table-cell>
          <table:table-cell table:formula="of:=[.AH7]*25*8.34/(4*48)" office:value-type="float" office:value="13515.715920793" calcext:value-type="float">
            <text:p>13,515.716</text:p>
          </table:table-cell>
          <table:table-cell table:formula="of:=[.C7]*[.F7]*[.G7]*[.L7]*640*1393.66125/(2000*1000)" office:value-type="float" office:value="1620.589438944" calcext:value-type="float">
            <text:p>1,620.589</text:p>
          </table:table-cell>
          <table:table-cell table:formula="of:=[.AF7]*600*6/(90*1000*2000)" office:value-type="float" office:value="61.7367405312" calcext:value-type="float">
            <text:p>61.737</text:p>
          </table:table-cell>
          <table:table-cell table:formula="of:=IF([.B7]=&quot;Taiga&quot;;236.2;IF([.B7]=&quot;Mts&quot;;10;IF([.B7]=&quot;Temp&quot;;400;IF([.B7]=&quot;Steppe&quot;;25;IF([.B7]=&quot;Jungle&quot;;400;IF([.B7]=&quot;Sav&quot;;103.6;IF([.B7]=&quot;Medi&quot;;181.6;0)))))))*[.D7]*[.AT$36]" office:value-type="float" office:value="4.96875" calcext:value-type="float">
            <text:p>4.969</text:p>
          </table:table-cell>
          <table:table-cell table:formula="of:=INDEX([$Tech.$F$3:$Tech.$F$13];MATCH([.E7];[$Tech.$E$3:$Tech.$E$13];1))*[.D7]*[.AT$36]/365" office:value-type="float" office:value="49.6875" calcext:value-type="float">
            <text:p>49.688</text:p>
          </table:table-cell>
          <table:table-cell table:formula="of:=[.D7]*12.5*[.AT$36]/(30)" office:value-type="float" office:value="0.20703125" calcext:value-type="float">
            <text:p>0.207</text:p>
          </table:table-cell>
          <table:table-cell table:formula="of:=125*[.D7]*[.AW$30]" office:value-type="float" office:value="128.1005859375" calcext:value-type="float">
            <text:p>128.101</text:p>
          </table:table-cell>
          <table:table-cell table:formula="of:=1000*[.D7]*[.AW$30]/(3)" office:value-type="float" office:value="341.6015625" calcext:value-type="float">
            <text:p>341.602</text:p>
          </table:table-cell>
          <table:table-cell table:formula="of:=[.D7]/(2*[.AY$30])" office:value-type="float" office:value="238.5" calcext:value-type="float">
            <text:p>238.500</text:p>
          </table:table-cell>
          <table:table-cell table:formula="of:=[.D7]*[.AZ$30]/2" office:value-type="float" office:value="0.165625" calcext:value-type="float">
            <text:p>0.166</text:p>
          </table:table-cell>
          <table:table-cell table:formula="of:=[.D7]*2*[.BA$30]" office:value-type="float" office:value="0.795" calcext:value-type="float">
            <text:p>0.795</text:p>
          </table:table-cell>
          <table:table-cell table:formula="of:=[.D7]*3*[.BB$30]" office:value-type="float" office:value="0.59625" calcext:value-type="float">
            <text:p>0.596</text:p>
          </table:table-cell>
          <table:table-cell table:formula="of:=[.D7]*11*[.BC$30]/15" office:value-type="float" office:value="0.1166" calcext:value-type="float">
            <text:p>0.117</text:p>
          </table:table-cell>
          <table:table-cell table:formula="of:=[.D7]*11*[.BD$30]/8" office:value-type="float" office:value="0.27328125" calcext:value-type="float">
            <text:p>0.273</text:p>
          </table:table-cell>
          <table:table-cell table:formula="of:=[.D7]*11*[.BE$30]/3" office:value-type="float" office:value="0.176982142857143" calcext:value-type="float">
            <text:p>0.177</text:p>
          </table:table-cell>
          <table:table-cell table:formula="of:=[.D7]*11*[.BF$30]/5" office:value-type="float" office:value="0.12753125" calcext:value-type="float">
            <text:p>0.128</text:p>
          </table:table-cell>
          <table:table-cell table:formula="of:=[.D7]*11*[.BG$30]/9" office:value-type="float" office:value="0.323888888888889" calcext:value-type="float">
            <text:p>0.324</text:p>
          </table:table-cell>
          <table:table-cell table:formula="of:=[.D7]*11*[.BH$30]/12" office:value-type="float" office:value="0.1821875" calcext:value-type="float">
            <text:p>0.182</text:p>
          </table:table-cell>
          <table:table-cell table:formula="of:=[.D7]*[.BI$30]/(125/12)" office:value-type="float" office:value="0.5088" calcext:value-type="float">
            <text:p>0.509</text:p>
          </table:table-cell>
          <table:table-cell table:formula="of:=[.D7]*[.BJ$30]/30" office:value-type="float" office:value="0.231256666666667" calcext:value-type="float">
            <text:p>0.231</text:p>
          </table:table-cell>
          <table:table-cell table:formula="of:=[.D7]*[.BK$30]/7" office:value-type="float" office:value="0.0319419642857143" calcext:value-type="float">
            <text:p>0.032</text:p>
          </table:table-cell>
          <table:table-cell table:formula="of:=[.D7]*[.BL$30]/8.5" office:value-type="float" office:value="0.0526102941176471" calcext:value-type="float">
            <text:p>0.053</text:p>
          </table:table-cell>
          <table:table-cell table:formula="of:=[.D7]*[.BM$30]" office:value-type="float" office:value="0.111796875" calcext:value-type="float">
            <text:p>0.112</text:p>
          </table:table-cell>
          <table:table-cell table:formula="of:=[.D7]*[.BN$30]/1.5" office:value-type="float" office:value="0.265" calcext:value-type="float">
            <text:p>0.265</text:p>
          </table:table-cell>
          <table:table-cell table:formula="of:=[.D7]*[.BO$30]/2" office:value-type="float" office:value="0.2153125" calcext:value-type="float">
            <text:p>0.215</text:p>
          </table:table-cell>
          <table:table-cell table:formula="of:=[.D7]*[.BP$30]/4" office:value-type="float" office:value="0.0496875" calcext:value-type="float">
            <text:p>0.050</text:p>
          </table:table-cell>
          <table:table-cell table:formula="of:=[.D7]/((16+24)/12)" office:value-type="float" office:value="79.5" calcext:value-type="float">
            <text:p>79.500</text:p>
          </table:table-cell>
          <table:table-cell table:formula="of:=[.D7]*2/(30*2000)" office:value-type="float" office:value="0.00883333333333333" calcext:value-type="float">
            <text:p>0.009</text:p>
          </table:table-cell>
          <table:table-cell table:formula="of:=[.D7]/((37.5/12)*2000)" office:value-type="float" office:value="0.0424" calcext:value-type="float">
            <text:p>0.042</text:p>
          </table:table-cell>
          <table:table-cell table:formula="of:=[.D7]*2/((20/9)*2000)" office:value-type="float" office:value="0.11925" calcext:value-type="float">
            <text:p>0.119</text:p>
          </table:table-cell>
          <table:table-cell table:formula="of:=[.AF7]*24*8/(3*25*2000*1000)" office:value-type="float" office:value="3.9511513939968" calcext:value-type="float">
            <text:p>3.951</text:p>
          </table:table-cell>
          <table:table-cell table:formula="of:=[.D7]*3.5/((3/12)*(20/9)*2000)" office:value-type="float" office:value="0.83475" calcext:value-type="float">
            <text:p>0.835</text:p>
          </table:table-cell>
          <table:table-cell table:formula="of:=[.D7]*2/((2/12)*(20/9)*2000)" office:value-type="float" office:value="0.7155" calcext:value-type="float">
            <text:p>0.716</text:p>
          </table:table-cell>
          <table:table-cell table:formula="of:=[.D7]*2.5/((5/12)*(20/9)*2000)" office:value-type="float" office:value="0.35775" calcext:value-type="float">
            <text:p>0.358</text:p>
          </table:table-cell>
          <table:table-cell table:formula="of:=[.D7]*7/((14/12)*(20/9)*2000)" office:value-type="float" office:value="0.35775" calcext:value-type="float">
            <text:p>0.358</text:p>
          </table:table-cell>
          <table:table-cell table:formula="of:=[.D7]/(4*2)" office:value-type="float" office:value="33.125" calcext:value-type="float">
            <text:p>33.125</text:p>
          </table:table-cell>
          <table:table-cell table:formula="of:=[.D7]/(4*5)" office:value-type="float" office:value="13.25" calcext:value-type="float">
            <text:p>13.250</text:p>
          </table:table-cell>
          <table:table-cell office:value-type="float" office:value="0.001" calcext:value-type="float">
            <text:p>0.001</text:p>
          </table:table-cell>
          <table:table-cell table:formula="of:=[.D7]/40" office:value-type="float" office:value="6.625" calcext:value-type="float">
            <text:p>6.625</text:p>
          </table:table-cell>
          <table:table-cell table:formula="of:=[.D7]/40" office:value-type="float" office:value="6.625" calcext:value-type="float">
            <text:p>6.625</text:p>
          </table:table-cell>
          <table:table-cell table:formula="of:=[.D7]/20" office:value-type="float" office:value="13.25" calcext:value-type="float">
            <text:p>13.250</text:p>
          </table:table-cell>
          <table:table-cell table:formula="of:=[.D7]*8.3454*32/2000" office:value-type="float" office:value="35.384496" calcext:value-type="float">
            <text:p>35.384</text:p>
          </table:table-cell>
          <table:table-cell table:formula="of:=[.D7]*50*2/(3*2000)" office:value-type="float" office:value="4.41666666666667" calcext:value-type="float">
            <text:p>4.417</text:p>
          </table:table-cell>
          <table:table-cell table:formula="of:=[.D7]*50/2000" office:value-type="float" office:value="6.625" calcext:value-type="float">
            <text:p>6.625</text:p>
          </table:table-cell>
          <table:table-cell table:formula="of:=IF(NOT([.CH7]=0.001);0.006*[.D7]/3;0.001)" office:value-type="float" office:value="0.53" calcext:value-type="float">
            <text:p>0.530</text:p>
          </table:table-cell>
          <table:table-cell table:formula="of:=IF(NOT([.CH7]=0.001);0.7*[.D7]/3;0.001)" office:value-type="float" office:value="61.8333333333333" calcext:value-type="float">
            <text:p>61.833</text:p>
          </table:table-cell>
          <table:table-cell table:formula="of:=IF(NOT([.CH7]=0.001);0.65*[.D7]/3;0.001)" office:value-type="float" office:value="57.4166666666667" calcext:value-type="float">
            <text:p>57.417</text:p>
          </table:table-cell>
          <table:table-cell table:formula="of:=IF(NOT([.CH7]=0.001);0.002*[.D7]/3;0.001)" office:value-type="float" office:value="0.176666666666667" calcext:value-type="float">
            <text:p>0.177</text:p>
          </table:table-cell>
          <table:table-cell table:formula="of:=IF(NOT([.CH7]=0.001);0.001*[.D7]/3;0.001)" office:value-type="float" office:value="0.0883333333333333" calcext:value-type="float">
            <text:p>0.088</text:p>
          </table:table-cell>
          <table:table-cell table:formula="of:=[.D7]*3*110/(24*2000)" office:value-type="float" office:value="1.821875" calcext:value-type="float">
            <text:p>1.822</text:p>
          </table:table-cell>
          <table:table-cell table:formula="of:=[.D7]*3*12/(24*2000)" office:value-type="float" office:value="0.19875" calcext:value-type="float">
            <text:p>0.199</text:p>
          </table:table-cell>
          <table:table-cell table:formula="of:=[.D7]*3*1.4/(24*2000)" office:value-type="float" office:value="0.0231875" calcext:value-type="float">
            <text:p>0.023</text:p>
          </table:table-cell>
          <table:table-cell table:formula="of:=[.D7]*1600*8.3454/(10*2000)" office:value-type="float" office:value="176.92248" calcext:value-type="float">
            <text:p>176.922</text:p>
          </table:table-cell>
          <table:table-cell table:formula="of:=[.D7]*2/2000" office:value-type="float" office:value="0.265" calcext:value-type="float">
            <text:p>0.265</text:p>
          </table:table-cell>
          <table:table-cell table:formula="of:=[.D7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7]*0.9" office:value-type="float" office:value="159.230232" calcext:value-type="float">
            <text:p>159.230</text:p>
          </table:table-cell>
          <table:table-cell table:formula="of:=2.5*[.D7]/(60*2000)" office:value-type="float" office:value="0.00552083333333333" calcext:value-type="float">
            <text:p>0.006</text:p>
          </table:table-cell>
          <table:table-cell table:formula="of:=[.D7]*2.5*55/2000" office:value-type="float" office:value="18.21875" calcext:value-type="float">
            <text:p>18.219</text:p>
          </table:table-cell>
          <table:table-cell table:formula="of:=[.D7]*2.5*1.25*0.5/2000" office:value-type="float" office:value="0.20703125" calcext:value-type="float">
            <text:p>0.207</text:p>
          </table:table-cell>
          <table:table-cell table:formula="of:=[.D7]*2*20/2000" office:value-type="float" office:value="5.3" calcext:value-type="float">
            <text:p>5.300</text:p>
          </table:table-cell>
          <table:table-cell table:formula="of:=IF([.B7]=&quot;Mts&quot;;[.D7]*0.005;0.001)" office:value-type="float" office:value="1.325" calcext:value-type="float">
            <text:p>1.325</text:p>
          </table:table-cell>
          <table:table-cell table:formula="of:=IF([.B7]=&quot;Mts&quot;;[.D7]*0.01;0.001)" office:value-type="float" office:value="2.65" calcext:value-type="float">
            <text:p>2.650</text:p>
          </table:table-cell>
          <table:table-cell table:formula="of:=[.D7]*0.02*12/(3*2000)" office:value-type="float" office:value="0.0106" calcext:value-type="float">
            <text:p>0.011</text:p>
          </table:table-cell>
          <table:table-cell table:formula="of:=[.D7]*0.5*12/(5*2000)" office:value-type="float" office:value="0.159" calcext:value-type="float">
            <text:p>0.159</text:p>
          </table:table-cell>
          <table:table-cell table:formula="of:=[.D7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 office:value-type="float" office:value="67" calcext:value-type="float">
            <text:p>67</text:p>
          </table:table-cell>
          <table:table-cell table:formula="of:=IF([.B8]=&quot;Taiga&quot;;265;IF([.B8]=&quot;Mts&quot;;265;IF([.B8]=&quot;Temp&quot;;230;IF([.B8]=&quot;Steppe&quot;;265;IF([.B8]=&quot;Jungle&quot;;180;IF([.B8]=&quot;Sav&quot;;240;IF([.B8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8]=&quot;Taiga&quot;;0.43;IF([.B8]=&quot;Mts&quot;;0.21;IF([.B8]=&quot;Temp&quot;;0.64;IF([.B8]=&quot;Steppe&quot;;0.57;IF([.B8]=&quot;Jungle&quot;;0.43;IF([.B8]=&quot;Sav&quot;;0.57;IF([.B8]=&quot;Medi&quot;;0.43;0)))))))" office:value-type="float" office:value="0.64" calcext:value-type="float">
            <text:p>0.640</text:p>
          </table:table-cell>
          <table:table-cell table:style-name="ce19" table:formula="of:=IF([.B8]=&quot;Taiga&quot;;0.43;IF([.B8]=&quot;Mts&quot;;0.8;IF([.B8]=&quot;Temp&quot;;0.64;IF([.B8]=&quot;Steppe&quot;;0.8;IF([.B8]=&quot;Jungle&quot;;0.43;IF([.B8]=&quot;Sav&quot;;0.8;IF([.B8]=&quot;Medi&quot;;0.6;0)))))))" office:value-type="float" office:value="0.64" calcext:value-type="float">
            <text:p>0.640</text:p>
          </table:table-cell>
          <table:table-cell table:style-name="ce19" table:formula="of:=IF([.B8]=&quot;Taiga&quot;;528;IF([.B8]=&quot;Mts&quot;;855.27;IF([.B8]=&quot;Temp&quot;;565.94;IF([.B8]=&quot;Steppe&quot;;551.72;IF([.B8]=&quot;Jungle&quot;;575.43;IF([.B8]=&quot;Sav&quot;;599.15;IF([.B8]=&quot;Medi&quot;;564.36;0)))))))" office:value-type="float" office:value="565.94" calcext:value-type="float">
            <text:p>565.940</text:p>
          </table:table-cell>
          <table:table-cell table:style-name="ce19" table:formula="of:=IF([.B8]=&quot;Taiga&quot;;2608.19;IF([.B8]=&quot;Mts&quot;;2100;IF([.B8]=&quot;Temp&quot;;2976.19;IF([.B8]=&quot;Steppe&quot;;2450.48;IF([.B8]=&quot;Jungle&quot;;2135.05;IF([.B8]=&quot;Sav&quot;;2310.29;IF([.B8]=&quot;Medi&quot;;2485.52;0)))))))" office:value-type="float" office:value="2976.19" calcext:value-type="float">
            <text:p>2,976.190</text:p>
          </table:table-cell>
          <table:table-cell table:style-name="ce19" table:formula="of:=IF([.B8]=&quot;Taiga&quot;;500.54;IF([.B8]=&quot;Mts&quot;;360;IF([.B8]=&quot;Temp&quot;;570.81;IF([.B8]=&quot;Steppe&quot;;441.95;IF([.B8]=&quot;Jungle&quot;;486.49;IF([.B8]=&quot;Sav&quot;;518.92;IF([.B8]=&quot;Medi&quot;;640;0)))))))" office:value-type="float" office:value="570.81" calcext:value-type="float">
            <text:p>570.810</text:p>
          </table:table-cell>
          <table:table-cell table:style-name="ce19" table:formula="of:=IF([.B8]=&quot;Taiga&quot;;2003.09;IF([.B8]=&quot;Mts&quot;;1612.8;IF([.B8]=&quot;Temp&quot;;2285.71;IF([.B8]=&quot;Steppe&quot;;1881.97;IF([.B8]=&quot;Jungle&quot;;1639.72;IF([.B8]=&quot;Sav&quot;;1774.3;IF([.B8]=&quot;Medi&quot;;1908.88;0)))))))" office:value-type="float" office:value="2285.71" calcext:value-type="float">
            <text:p>2,285.710</text:p>
          </table:table-cell>
          <table:table-cell table:style-name="ce19" table:formula="of:=IF([.B8]=&quot;Taiga&quot;;260.82;IF([.B8]=&quot;Mts&quot;;210;IF([.B8]=&quot;Temp&quot;;297.62;IF([.B8]=&quot;Steppe&quot;;245.05;IF([.B8]=&quot;Jungle&quot;;213.5;IF([.B8]=&quot;Sav&quot;;231.03;IF([.B8]=&quot;Medi&quot;;248.55;0)))))))" office:value-type="float" office:value="297.62" calcext:value-type="float">
            <text:p>297.620</text:p>
          </table:table-cell>
          <table:table-cell table:style-name="ce19" table:formula="of:=IF([.B8]=&quot;Taiga&quot;;250;IF([.B8]=&quot;Mts&quot;;640;IF([.B8]=&quot;Temp&quot;;295.2174;IF([.B8]=&quot;Steppe&quot;;278.2609;IF([.B8]=&quot;Jungle&quot;;306.5217;IF([.B8]=&quot;Sav&quot;;334.7826;IF([.B8]=&quot;Medi&quot;;293.3333;0)))))))" office:value-type="float" office:value="295.2174" calcext:value-type="float">
            <text:p>295.217</text:p>
          </table:table-cell>
          <table:table-cell table:style-name="ce19" table:formula="of:=IF([.B8]=&quot;Taiga&quot;;1491.9691;IF([.B8]=&quot;Mts&quot;;980;IF([.B8]=&quot;Temp&quot;;1747.9537;IF([.B8]=&quot;Steppe&quot;;1278.5174;IF([.B8]=&quot;Jungle&quot;;1440.7722;IF([.B8]=&quot;Sav&quot;;1558.9189;IF([.B8]=&quot;Medi&quot;;2000;0)))))))" office:value-type="float" office:value="1747.9537" calcext:value-type="float">
            <text:p>1,747.954</text:p>
          </table:table-cell>
          <table:table-cell table:style-name="ce19" table:formula="of:=IF([.B8]=&quot;Taiga&quot;;68.5;IF([.B8]=&quot;Mts&quot;;25;IF([.B8]=&quot;Temp&quot;;100;IF([.B8]=&quot;Steppe&quot;;55;IF([.B8]=&quot;Jungle&quot;;28;IF([.B8]=&quot;Sav&quot;;43;IF([.B8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8]*[.F8]*[.G8]*360*640*1393.66125/(2000*1000)" office:value-type="float" office:value="4405.9996127232" calcext:value-type="float">
            <text:p>4,406.000</text:p>
          </table:table-cell>
          <table:table-cell table:formula="of:=[.C8]*[.F8]*[.G8]*[.J8]*640*1393.66125/(2000*1000)" office:value-type="float" office:value="6986.07955260703" calcext:value-type="float">
            <text:p>6,986.080</text:p>
          </table:table-cell>
          <table:table-cell table:formula="of:=[.T8]*[.J$28]" office:value-type="float" office:value="2328.69318420234" calcext:value-type="float">
            <text:p>2,328.693</text:p>
          </table:table-cell>
          <table:table-cell table:formula="of:=[.T8]-[.U8]" office:value-type="float" office:value="4657.38636840468" calcext:value-type="float">
            <text:p>4,657.386</text:p>
          </table:table-cell>
          <table:table-cell table:formula="of:=[.C8]*[.F8]*[.G8]*[.H8]*640*1393.66125/(2000*1000)" office:value-type="float" office:value="6926.47616895713" calcext:value-type="float">
            <text:p>6,926.476</text:p>
          </table:table-cell>
          <table:table-cell table:formula="of:=[.W8]*[.H$28]" office:value-type="float" office:value="1889.03895517013" calcext:value-type="float">
            <text:p>1,889.039</text:p>
          </table:table-cell>
          <table:table-cell table:formula="of:=[.W8]-[.X8]" office:value-type="float" office:value="5037.43721378701" calcext:value-type="float">
            <text:p>5,037.437</text:p>
          </table:table-cell>
          <table:table-cell table:formula="of:=[.C8]*[.F8]*[.G8]*[.M8]*640*1393.66125/(2000*1000)" office:value-type="float" office:value="3613.13263908097" calcext:value-type="float">
            <text:p>3,613.133</text:p>
          </table:table-cell>
          <table:table-cell table:formula="of:=[.C8]*[.F8]*[.G8]*[.N8]*640*1393.66125/(2000*1000)" office:value-type="float" office:value="21393.009236828" calcext:value-type="float">
            <text:p>21,393.009</text:p>
          </table:table-cell>
          <table:table-cell table:formula="of:=[.C8]*[.F8]*[.G8]*[.O8]*640*1393.66125/(2000*1000)" office:value-type="float" office:value="1223.888781312" calcext:value-type="float">
            <text:p>1,223.889</text:p>
          </table:table-cell>
          <table:table-cell table:formula="of:=[.C8]*[.P8]*640*1393.66125/(2000*1000)" office:value-type="float" office:value="1.120503645" calcext:value-type="float">
            <text:p>1.121</text:p>
          </table:table-cell>
          <table:table-cell table:formula="of:=[.C8]*[.Q8]*640*1393.66125/(2000*1000)" office:value-type="float" office:value="1.120503645" calcext:value-type="float">
            <text:p>1.121</text:p>
          </table:table-cell>
          <table:table-cell table:formula="of:=[.C8]*[.F8]*[.G8]*6*[.J8]*640*1393.66125/(18*365)" office:value-type="float" office:value="12759962.6531635" calcext:value-type="float">
            <text:p>12,759,962.653</text:p>
          </table:table-cell>
          <table:table-cell table:formula="of:=[.C8]*[.F8]*[.G8]*[.J8]*640*1393.66125/(18*100)" office:value-type="float" office:value="7762310.61400781" calcext:value-type="float">
            <text:p>7,762,310.614</text:p>
          </table:table-cell>
          <table:table-cell table:formula="of:=[.C8]*[.F8]*[.G8]*[.J8]*640*1393.66125/520" office:value-type="float" office:value="26869536.7407963" calcext:value-type="float">
            <text:p>26,869,536.741</text:p>
          </table:table-cell>
          <table:table-cell table:formula="of:=[.C8]*[.F8]*[.G8]*[.K8]*640*1393.66125/(2000*1000)" office:value-type="float" office:value="27974.5482633265" calcext:value-type="float">
            <text:p>27,974.548</text:p>
          </table:table-cell>
          <table:table-cell table:formula="of:=3*12*[.D8]/5" office:value-type="float" office:value="1656" calcext:value-type="float">
            <text:p>1,656.000</text:p>
          </table:table-cell>
          <table:table-cell table:formula="of:=1.5*[.D8]*750/(2000*15)" office:value-type="float" office:value="8.625" calcext:value-type="float">
            <text:p>8.625</text:p>
          </table:table-cell>
          <table:table-cell table:formula="of:=66*10*[.D8]/(2000*6)" office:value-type="float" office:value="12.65" calcext:value-type="float">
            <text:p>12.650</text:p>
          </table:table-cell>
          <table:table-cell table:formula="of:=[.AE8]*365/1000" office:value-type="float" office:value="4657386.36840468" calcext:value-type="float">
            <text:p>4,657,386.368</text:p>
          </table:table-cell>
          <table:table-cell table:formula="of:=[.AF8]*24*238/(3*25*2000*1000)" office:value-type="float" office:value="295.588788181417" calcext:value-type="float">
            <text:p>295.589</text:p>
          </table:table-cell>
          <table:table-cell table:formula="of:=[.AG8]*40*0.7*52/(6*1000*2000)" office:value-type="float" office:value="3260.17045788328" calcext:value-type="float">
            <text:p>3,260.170</text:p>
          </table:table-cell>
          <table:table-cell table:formula="of:=[.AG8]*120*2/(16*1000*2000)" office:value-type="float" office:value="201.521525555972" calcext:value-type="float">
            <text:p>201.522</text:p>
          </table:table-cell>
          <table:table-cell table:formula="of:=[.AH8]*3.25*8.34/(48)" office:value-type="float" office:value="15796.8777224472" calcext:value-type="float">
            <text:p>15,796.878</text:p>
          </table:table-cell>
          <table:table-cell table:formula="of:=[.AH8]*25*8.34/(4*48)" office:value-type="float" office:value="30378.6110047061" calcext:value-type="float">
            <text:p>30,378.611</text:p>
          </table:table-cell>
          <table:table-cell table:formula="of:=[.C8]*[.F8]*[.G8]*[.L8]*640*1393.66125/(2000*1000)" office:value-type="float" office:value="3642.53779094077" calcext:value-type="float">
            <text:p>3,642.538</text:p>
          </table:table-cell>
          <table:table-cell table:formula="of:=[.AF8]*600*6/(90*1000*2000)" office:value-type="float" office:value="155.246212280156" calcext:value-type="float">
            <text:p>155.246</text:p>
          </table:table-cell>
          <table:table-cell table:formula="of:=IF([.B8]=&quot;Taiga&quot;;236.2;IF([.B8]=&quot;Mts&quot;;10;IF([.B8]=&quot;Temp&quot;;400;IF([.B8]=&quot;Steppe&quot;;25;IF([.B8]=&quot;Jungle&quot;;400;IF([.B8]=&quot;Sav&quot;;103.6;IF([.B8]=&quot;Medi&quot;;181.6;0)))))))*[.D8]*[.AT$36]" office:value-type="float" office:value="172.5" calcext:value-type="float">
            <text:p>172.500</text:p>
          </table:table-cell>
          <table:table-cell table:formula="of:=INDEX([$Tech.$F$3:$Tech.$F$13];MATCH([.E8];[$Tech.$E$3:$Tech.$E$13];1))*[.D8]*[.AT$36]/365" office:value-type="float" office:value="43.125" calcext:value-type="float">
            <text:p>43.125</text:p>
          </table:table-cell>
          <table:table-cell table:formula="of:=[.D8]*12.5*[.AT$36]/(30)" office:value-type="float" office:value="0.1796875" calcext:value-type="float">
            <text:p>0.180</text:p>
          </table:table-cell>
          <table:table-cell table:formula="of:=125*[.D8]*[.AW$30]" office:value-type="float" office:value="111.181640625" calcext:value-type="float">
            <text:p>111.182</text:p>
          </table:table-cell>
          <table:table-cell table:formula="of:=1000*[.D8]*[.AW$30]/(3)" office:value-type="float" office:value="296.484375" calcext:value-type="float">
            <text:p>296.484</text:p>
          </table:table-cell>
          <table:table-cell table:formula="of:=[.D8]/(2*[.AY$30])" office:value-type="float" office:value="207" calcext:value-type="float">
            <text:p>207.000</text:p>
          </table:table-cell>
          <table:table-cell table:formula="of:=[.D8]*[.AZ$30]/2" office:value-type="float" office:value="0.14375" calcext:value-type="float">
            <text:p>0.144</text:p>
          </table:table-cell>
          <table:table-cell table:formula="of:=[.D8]*2*[.BA$30]" office:value-type="float" office:value="0.69" calcext:value-type="float">
            <text:p>0.690</text:p>
          </table:table-cell>
          <table:table-cell table:formula="of:=[.D8]*3*[.BB$30]" office:value-type="float" office:value="0.5175" calcext:value-type="float">
            <text:p>0.518</text:p>
          </table:table-cell>
          <table:table-cell table:formula="of:=[.D8]*11*[.BC$30]/15" office:value-type="float" office:value="0.1012" calcext:value-type="float">
            <text:p>0.101</text:p>
          </table:table-cell>
          <table:table-cell table:formula="of:=[.D8]*11*[.BD$30]/8" office:value-type="float" office:value="0.2371875" calcext:value-type="float">
            <text:p>0.237</text:p>
          </table:table-cell>
          <table:table-cell table:formula="of:=[.D8]*11*[.BE$30]/3" office:value-type="float" office:value="0.153607142857143" calcext:value-type="float">
            <text:p>0.154</text:p>
          </table:table-cell>
          <table:table-cell table:formula="of:=[.D8]*11*[.BF$30]/5" office:value-type="float" office:value="0.1106875" calcext:value-type="float">
            <text:p>0.111</text:p>
          </table:table-cell>
          <table:table-cell table:formula="of:=[.D8]*11*[.BG$30]/9" office:value-type="float" office:value="0.281111111111111" calcext:value-type="float">
            <text:p>0.281</text:p>
          </table:table-cell>
          <table:table-cell table:formula="of:=[.D8]*11*[.BH$30]/12" office:value-type="float" office:value="0.158125" calcext:value-type="float">
            <text:p>0.158</text:p>
          </table:table-cell>
          <table:table-cell table:formula="of:=[.D8]*[.BI$30]/(125/12)" office:value-type="float" office:value="0.4416" calcext:value-type="float">
            <text:p>0.442</text:p>
          </table:table-cell>
          <table:table-cell table:formula="of:=[.D8]*[.BJ$30]/30" office:value-type="float" office:value="0.200713333333333" calcext:value-type="float">
            <text:p>0.201</text:p>
          </table:table-cell>
          <table:table-cell table:formula="of:=[.D8]*[.BK$30]/7" office:value-type="float" office:value="0.0277232142857143" calcext:value-type="float">
            <text:p>0.028</text:p>
          </table:table-cell>
          <table:table-cell table:formula="of:=[.D8]*[.BL$30]/8.5" office:value-type="float" office:value="0.0456617647058824" calcext:value-type="float">
            <text:p>0.046</text:p>
          </table:table-cell>
          <table:table-cell table:formula="of:=[.D8]*[.BM$30]" office:value-type="float" office:value="0.09703125" calcext:value-type="float">
            <text:p>0.097</text:p>
          </table:table-cell>
          <table:table-cell table:formula="of:=[.D8]*[.BN$30]/1.5" office:value-type="float" office:value="0.23" calcext:value-type="float">
            <text:p>0.230</text:p>
          </table:table-cell>
          <table:table-cell table:formula="of:=[.D8]*[.BO$30]/2" office:value-type="float" office:value="0.186875" calcext:value-type="float">
            <text:p>0.187</text:p>
          </table:table-cell>
          <table:table-cell table:formula="of:=[.D8]*[.BP$30]/4" office:value-type="float" office:value="0.043125" calcext:value-type="float">
            <text:p>0.043</text:p>
          </table:table-cell>
          <table:table-cell table:formula="of:=[.D8]/((16+24)/12)" office:value-type="float" office:value="69" calcext:value-type="float">
            <text:p>69.000</text:p>
          </table:table-cell>
          <table:table-cell table:formula="of:=[.D8]*2/(30*2000)" office:value-type="float" office:value="0.00766666666666667" calcext:value-type="float">
            <text:p>0.008</text:p>
          </table:table-cell>
          <table:table-cell table:formula="of:=[.D8]/((37.5/12)*2000)" office:value-type="float" office:value="0.0368" calcext:value-type="float">
            <text:p>0.037</text:p>
          </table:table-cell>
          <table:table-cell table:formula="of:=[.D8]*2/((20/9)*2000)" office:value-type="float" office:value="0.1035" calcext:value-type="float">
            <text:p>0.104</text:p>
          </table:table-cell>
          <table:table-cell table:formula="of:=[.AF8]*24*8/(3*25*2000*1000)" office:value-type="float" office:value="9.93575758592999" calcext:value-type="float">
            <text:p>9.936</text:p>
          </table:table-cell>
          <table:table-cell table:formula="of:=[.D8]*3.5/((3/12)*(20/9)*2000)" office:value-type="float" office:value="0.7245" calcext:value-type="float">
            <text:p>0.725</text:p>
          </table:table-cell>
          <table:table-cell table:formula="of:=[.D8]*2/((2/12)*(20/9)*2000)" office:value-type="float" office:value="0.621" calcext:value-type="float">
            <text:p>0.621</text:p>
          </table:table-cell>
          <table:table-cell table:formula="of:=[.D8]*2.5/((5/12)*(20/9)*2000)" office:value-type="float" office:value="0.3105" calcext:value-type="float">
            <text:p>0.311</text:p>
          </table:table-cell>
          <table:table-cell table:formula="of:=[.D8]*7/((14/12)*(20/9)*2000)" office:value-type="float" office:value="0.3105" calcext:value-type="float">
            <text:p>0.311</text:p>
          </table:table-cell>
          <table:table-cell table:formula="of:=[.D8]/(4*2)" office:value-type="float" office:value="28.75" calcext:value-type="float">
            <text:p>28.750</text:p>
          </table:table-cell>
          <table:table-cell table:formula="of:=[.D8]/(4*5)" office:value-type="float" office:value="11.5" calcext:value-type="float">
            <text:p>11.500</text:p>
          </table:table-cell>
          <table:table-cell table:formula="of:=[.D8]/40" office:value-type="float" office:value="5.75" calcext:value-type="float">
            <text:p>5.750</text:p>
          </table:table-cell>
          <table:table-cell table:formula="of:=[.D8]/40" office:value-type="float" office:value="5.75" calcext:value-type="float">
            <text:p>5.750</text:p>
          </table:table-cell>
          <table:table-cell table:formula="of:=[.D8]/40" office:value-type="float" office:value="5.75" calcext:value-type="float">
            <text:p>5.750</text:p>
          </table:table-cell>
          <table:table-cell table:formula="of:=[.D8]/20" office:value-type="float" office:value="11.5" calcext:value-type="float">
            <text:p>11.500</text:p>
          </table:table-cell>
          <table:table-cell table:formula="of:=[.D8]*8.3454*32/2000" office:value-type="float" office:value="30.711072" calcext:value-type="float">
            <text:p>30.711</text:p>
          </table:table-cell>
          <table:table-cell table:formula="of:=[.D8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8]=0.001);0.006*[.D8]/3;0.001)" office:value-type="float" office:value="0.001" calcext:value-type="float">
            <text:p>0.001</text:p>
          </table:table-cell>
          <table:table-cell table:formula="of:=IF(NOT([.CH8]=0.001);0.7*[.D8]/3;0.001)" office:value-type="float" office:value="0.001" calcext:value-type="float">
            <text:p>0.001</text:p>
          </table:table-cell>
          <table:table-cell table:formula="of:=IF(NOT([.CH8]=0.001);0.65*[.D8]/3;0.001)" office:value-type="float" office:value="0.001" calcext:value-type="float">
            <text:p>0.001</text:p>
          </table:table-cell>
          <table:table-cell table:formula="of:=IF(NOT([.CH8]=0.001);0.002*[.D8]/3;0.001)" office:value-type="float" office:value="0.001" calcext:value-type="float">
            <text:p>0.001</text:p>
          </table:table-cell>
          <table:table-cell table:formula="of:=IF(NOT([.CH8]=0.001);0.001*[.D8]/3;0.001)" office:value-type="float" office:value="0.001" calcext:value-type="float">
            <text:p>0.001</text:p>
          </table:table-cell>
          <table:table-cell table:formula="of:=[.D8]*3*110/(24*2000)" office:value-type="float" office:value="1.58125" calcext:value-type="float">
            <text:p>1.581</text:p>
          </table:table-cell>
          <table:table-cell table:formula="of:=[.D8]*3*12/(24*2000)" office:value-type="float" office:value="0.1725" calcext:value-type="float">
            <text:p>0.173</text:p>
          </table:table-cell>
          <table:table-cell table:formula="of:=[.D8]*3*1.4/(24*2000)" office:value-type="float" office:value="0.020125" calcext:value-type="float">
            <text:p>0.020</text:p>
          </table:table-cell>
          <table:table-cell table:formula="of:=[.D8]*1600*8.3454/(10*2000)" office:value-type="float" office:value="153.55536" calcext:value-type="float">
            <text:p>153.555</text:p>
          </table:table-cell>
          <table:table-cell table:formula="of:=[.D8]*2/2000" office:value-type="float" office:value="0.23" calcext:value-type="float">
            <text:p>0.230</text:p>
          </table:table-cell>
          <table:table-cell table:formula="of:=[.D8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8]*0.9" office:value-type="float" office:value="138.199824" calcext:value-type="float">
            <text:p>138.200</text:p>
          </table:table-cell>
          <table:table-cell table:formula="of:=2.5*[.D8]/(60*2000)" office:value-type="float" office:value="0.00479166666666667" calcext:value-type="float">
            <text:p>0.005</text:p>
          </table:table-cell>
          <table:table-cell table:formula="of:=[.D8]*2.5*55/2000" office:value-type="float" office:value="15.8125" calcext:value-type="float">
            <text:p>15.813</text:p>
          </table:table-cell>
          <table:table-cell table:formula="of:=[.D8]*2.5*1.25*0.5/2000" office:value-type="float" office:value="0.1796875" calcext:value-type="float">
            <text:p>0.180</text:p>
          </table:table-cell>
          <table:table-cell table:formula="of:=[.D8]*2*20/2000" office:value-type="float" office:value="4.6" calcext:value-type="float">
            <text:p>4.600</text:p>
          </table:table-cell>
          <table:table-cell table:formula="of:=IF([.B8]=&quot;Mts&quot;;[.D8]*0.005;0.001)" office:value-type="float" office:value="0.001" calcext:value-type="float">
            <text:p>0.001</text:p>
          </table:table-cell>
          <table:table-cell table:formula="of:=IF([.B8]=&quot;Mts&quot;;[.D8]*0.01;0.001)" office:value-type="float" office:value="0.001" calcext:value-type="float">
            <text:p>0.001</text:p>
          </table:table-cell>
          <table:table-cell table:formula="of:=[.D8]*0.02*12/(3*2000)" office:value-type="float" office:value="0.0092" calcext:value-type="float">
            <text:p>0.009</text:p>
          </table:table-cell>
          <table:table-cell table:formula="of:=[.D8]*0.5*12/(5*2000)" office:value-type="float" office:value="0.138" calcext:value-type="float">
            <text:p>0.138</text:p>
          </table:table-cell>
          <table:table-cell table:formula="of:=[.D8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 office:value-type="float" office:value="81" calcext:value-type="float">
            <text:p>81</text:p>
          </table:table-cell>
          <table:table-cell table:formula="of:=IF([.B9]=&quot;Taiga&quot;;265;IF([.B9]=&quot;Mts&quot;;265;IF([.B9]=&quot;Temp&quot;;230;IF([.B9]=&quot;Steppe&quot;;265;IF([.B9]=&quot;Jungle&quot;;180;IF([.B9]=&quot;Sav&quot;;240;IF([.B9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9]=&quot;Taiga&quot;;0.43;IF([.B9]=&quot;Mts&quot;;0.21;IF([.B9]=&quot;Temp&quot;;0.64;IF([.B9]=&quot;Steppe&quot;;0.57;IF([.B9]=&quot;Jungle&quot;;0.43;IF([.B9]=&quot;Sav&quot;;0.57;IF([.B9]=&quot;Medi&quot;;0.43;0)))))))" office:value-type="float" office:value="0.64" calcext:value-type="float">
            <text:p>0.640</text:p>
          </table:table-cell>
          <table:table-cell table:style-name="ce19" table:formula="of:=IF([.B9]=&quot;Taiga&quot;;0.43;IF([.B9]=&quot;Mts&quot;;0.8;IF([.B9]=&quot;Temp&quot;;0.64;IF([.B9]=&quot;Steppe&quot;;0.8;IF([.B9]=&quot;Jungle&quot;;0.43;IF([.B9]=&quot;Sav&quot;;0.8;IF([.B9]=&quot;Medi&quot;;0.6;0)))))))" office:value-type="float" office:value="0.64" calcext:value-type="float">
            <text:p>0.640</text:p>
          </table:table-cell>
          <table:table-cell table:style-name="ce19" table:formula="of:=IF([.B9]=&quot;Taiga&quot;;528;IF([.B9]=&quot;Mts&quot;;855.27;IF([.B9]=&quot;Temp&quot;;565.94;IF([.B9]=&quot;Steppe&quot;;551.72;IF([.B9]=&quot;Jungle&quot;;575.43;IF([.B9]=&quot;Sav&quot;;599.15;IF([.B9]=&quot;Medi&quot;;564.36;0)))))))" office:value-type="float" office:value="565.94" calcext:value-type="float">
            <text:p>565.940</text:p>
          </table:table-cell>
          <table:table-cell table:style-name="ce19" table:formula="of:=IF([.B9]=&quot;Taiga&quot;;2608.19;IF([.B9]=&quot;Mts&quot;;2100;IF([.B9]=&quot;Temp&quot;;2976.19;IF([.B9]=&quot;Steppe&quot;;2450.48;IF([.B9]=&quot;Jungle&quot;;2135.05;IF([.B9]=&quot;Sav&quot;;2310.29;IF([.B9]=&quot;Medi&quot;;2485.52;0)))))))" office:value-type="float" office:value="2976.19" calcext:value-type="float">
            <text:p>2,976.190</text:p>
          </table:table-cell>
          <table:table-cell table:style-name="ce19" table:formula="of:=IF([.B9]=&quot;Taiga&quot;;500.54;IF([.B9]=&quot;Mts&quot;;360;IF([.B9]=&quot;Temp&quot;;570.81;IF([.B9]=&quot;Steppe&quot;;441.95;IF([.B9]=&quot;Jungle&quot;;486.49;IF([.B9]=&quot;Sav&quot;;518.92;IF([.B9]=&quot;Medi&quot;;640;0)))))))" office:value-type="float" office:value="570.81" calcext:value-type="float">
            <text:p>570.810</text:p>
          </table:table-cell>
          <table:table-cell table:style-name="ce19" table:formula="of:=IF([.B9]=&quot;Taiga&quot;;2003.09;IF([.B9]=&quot;Mts&quot;;1612.8;IF([.B9]=&quot;Temp&quot;;2285.71;IF([.B9]=&quot;Steppe&quot;;1881.97;IF([.B9]=&quot;Jungle&quot;;1639.72;IF([.B9]=&quot;Sav&quot;;1774.3;IF([.B9]=&quot;Medi&quot;;1908.88;0)))))))" office:value-type="float" office:value="2285.71" calcext:value-type="float">
            <text:p>2,285.710</text:p>
          </table:table-cell>
          <table:table-cell table:style-name="ce19" table:formula="of:=IF([.B9]=&quot;Taiga&quot;;260.82;IF([.B9]=&quot;Mts&quot;;210;IF([.B9]=&quot;Temp&quot;;297.62;IF([.B9]=&quot;Steppe&quot;;245.05;IF([.B9]=&quot;Jungle&quot;;213.5;IF([.B9]=&quot;Sav&quot;;231.03;IF([.B9]=&quot;Medi&quot;;248.55;0)))))))" office:value-type="float" office:value="297.62" calcext:value-type="float">
            <text:p>297.620</text:p>
          </table:table-cell>
          <table:table-cell table:style-name="ce19" table:formula="of:=IF([.B9]=&quot;Taiga&quot;;250;IF([.B9]=&quot;Mts&quot;;640;IF([.B9]=&quot;Temp&quot;;295.2174;IF([.B9]=&quot;Steppe&quot;;278.2609;IF([.B9]=&quot;Jungle&quot;;306.5217;IF([.B9]=&quot;Sav&quot;;334.7826;IF([.B9]=&quot;Medi&quot;;293.3333;0)))))))" office:value-type="float" office:value="295.2174" calcext:value-type="float">
            <text:p>295.217</text:p>
          </table:table-cell>
          <table:table-cell table:style-name="ce19" table:formula="of:=IF([.B9]=&quot;Taiga&quot;;1491.9691;IF([.B9]=&quot;Mts&quot;;980;IF([.B9]=&quot;Temp&quot;;1747.9537;IF([.B9]=&quot;Steppe&quot;;1278.5174;IF([.B9]=&quot;Jungle&quot;;1440.7722;IF([.B9]=&quot;Sav&quot;;1558.9189;IF([.B9]=&quot;Medi&quot;;2000;0)))))))" office:value-type="float" office:value="1747.9537" calcext:value-type="float">
            <text:p>1,747.954</text:p>
          </table:table-cell>
          <table:table-cell table:style-name="ce19" table:formula="of:=IF([.B9]=&quot;Taiga&quot;;68.5;IF([.B9]=&quot;Mts&quot;;25;IF([.B9]=&quot;Temp&quot;;100;IF([.B9]=&quot;Steppe&quot;;55;IF([.B9]=&quot;Jungle&quot;;28;IF([.B9]=&quot;Sav&quot;;43;IF([.B9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9]*[.F9]*[.G9]*360*640*1393.66125/(2000*1000)" office:value-type="float" office:value="5326.6562482176" calcext:value-type="float">
            <text:p>5,326.656</text:p>
          </table:table-cell>
          <table:table-cell table:formula="of:=[.C9]*[.F9]*[.G9]*[.J9]*640*1393.66125/(2000*1000)" office:value-type="float" office:value="8445.85736956969" calcext:value-type="float">
            <text:p>8,445.857</text:p>
          </table:table-cell>
          <table:table-cell table:formula="of:=[.T9]*[.J$28]" office:value-type="float" office:value="2815.28578985656" calcext:value-type="float">
            <text:p>2,815.286</text:p>
          </table:table-cell>
          <table:table-cell table:formula="of:=[.T9]-[.U9]" office:value-type="float" office:value="5630.57157971313" calcext:value-type="float">
            <text:p>5,630.572</text:p>
          </table:table-cell>
          <table:table-cell table:formula="of:=[.C9]*[.F9]*[.G9]*[.H9]*640*1393.66125/(2000*1000)" office:value-type="float" office:value="8373.79954754519" calcext:value-type="float">
            <text:p>8,373.800</text:p>
          </table:table-cell>
          <table:table-cell table:formula="of:=[.W9]*[.H$28]" office:value-type="float" office:value="2283.76351296687" calcext:value-type="float">
            <text:p>2,283.764</text:p>
          </table:table-cell>
          <table:table-cell table:formula="of:=[.W9]-[.X9]" office:value-type="float" office:value="6090.03603457832" calcext:value-type="float">
            <text:p>6,090.036</text:p>
          </table:table-cell>
          <table:table-cell table:formula="of:=[.C9]*[.F9]*[.G9]*[.M9]*640*1393.66125/(2000*1000)" office:value-type="float" office:value="4368.11557859043" calcext:value-type="float">
            <text:p>4,368.116</text:p>
          </table:table-cell>
          <table:table-cell table:formula="of:=[.C9]*[.F9]*[.G9]*[.N9]*640*1393.66125/(2000*1000)" office:value-type="float" office:value="25863.1902713891" calcext:value-type="float">
            <text:p>25,863.190</text:p>
          </table:table-cell>
          <table:table-cell table:formula="of:=[.C9]*[.F9]*[.G9]*[.O9]*640*1393.66125/(2000*1000)" office:value-type="float" office:value="1479.626735616" calcext:value-type="float">
            <text:p>1,479.627</text:p>
          </table:table-cell>
          <table:table-cell table:formula="of:=[.C9]*[.P9]*640*1393.66125/(2000*1000)" office:value-type="float" office:value="1.354638735" calcext:value-type="float">
            <text:p>1.355</text:p>
          </table:table-cell>
          <table:table-cell table:formula="of:=[.C9]*[.Q9]*640*1393.66125/(2000*1000)" office:value-type="float" office:value="1.354638735" calcext:value-type="float">
            <text:p>1.355</text:p>
          </table:table-cell>
          <table:table-cell table:formula="of:=[.C9]*[.F9]*[.G9]*6*[.J9]*640*1393.66125/(18*365)" office:value-type="float" office:value="15426223.5060634" calcext:value-type="float">
            <text:p>15,426,223.506</text:p>
          </table:table-cell>
          <table:table-cell table:formula="of:=[.C9]*[.F9]*[.G9]*[.J9]*640*1393.66125/(18*100)" office:value-type="float" office:value="9384285.96618855" calcext:value-type="float">
            <text:p>9,384,285.966</text:p>
          </table:table-cell>
          <table:table-cell table:formula="of:=[.C9]*[.F9]*[.G9]*[.J9]*640*1393.66125/520" office:value-type="float" office:value="32484066.8060373" calcext:value-type="float">
            <text:p>32,484,066.806</text:p>
          </table:table-cell>
          <table:table-cell table:formula="of:=[.C9]*[.F9]*[.G9]*[.K9]*640*1393.66125/(2000*1000)" office:value-type="float" office:value="33819.9762586485" calcext:value-type="float">
            <text:p>33,819.976</text:p>
          </table:table-cell>
          <table:table-cell table:formula="of:=3*12*[.D9]/5" office:value-type="float" office:value="1656" calcext:value-type="float">
            <text:p>1,656.000</text:p>
          </table:table-cell>
          <table:table-cell table:formula="of:=1.5*[.D9]*750/(2000*15)" office:value-type="float" office:value="8.625" calcext:value-type="float">
            <text:p>8.625</text:p>
          </table:table-cell>
          <table:table-cell table:formula="of:=66*10*[.D9]/(2000*6)" office:value-type="float" office:value="12.65" calcext:value-type="float">
            <text:p>12.650</text:p>
          </table:table-cell>
          <table:table-cell table:formula="of:=[.AE9]*365/1000" office:value-type="float" office:value="5630571.57971313" calcext:value-type="float">
            <text:p>5,630,571.580</text:p>
          </table:table-cell>
          <table:table-cell table:formula="of:=[.AF9]*24*238/(3*25*2000*1000)" office:value-type="float" office:value="357.35360959246" calcext:value-type="float">
            <text:p>357.354</text:p>
          </table:table-cell>
          <table:table-cell table:formula="of:=[.AG9]*40*0.7*52/(6*1000*2000)" office:value-type="float" office:value="3941.40010579919" calcext:value-type="float">
            <text:p>3,941.400</text:p>
          </table:table-cell>
          <table:table-cell table:formula="of:=[.AG9]*120*2/(16*1000*2000)" office:value-type="float" office:value="243.63050104528" calcext:value-type="float">
            <text:p>243.631</text:p>
          </table:table-cell>
          <table:table-cell table:formula="of:=[.AH9]*3.25*8.34/(48)" office:value-type="float" office:value="19097.7178435556" calcext:value-type="float">
            <text:p>19,097.718</text:p>
          </table:table-cell>
          <table:table-cell table:formula="of:=[.AH9]*25*8.34/(4*48)" office:value-type="float" office:value="36726.3804683761" calcext:value-type="float">
            <text:p>36,726.380</text:p>
          </table:table-cell>
          <table:table-cell table:formula="of:=[.C9]*[.F9]*[.G9]*[.L9]*640*1393.66125/(2000*1000)" office:value-type="float" office:value="4403.66509054034" calcext:value-type="float">
            <text:p>4,403.665</text:p>
          </table:table-cell>
          <table:table-cell table:formula="of:=[.AF9]*600*6/(90*1000*2000)" office:value-type="float" office:value="187.685719323771" calcext:value-type="float">
            <text:p>187.686</text:p>
          </table:table-cell>
          <table:table-cell table:formula="of:=IF([.B9]=&quot;Taiga&quot;;236.2;IF([.B9]=&quot;Mts&quot;;10;IF([.B9]=&quot;Temp&quot;;400;IF([.B9]=&quot;Steppe&quot;;25;IF([.B9]=&quot;Jungle&quot;;400;IF([.B9]=&quot;Sav&quot;;103.6;IF([.B9]=&quot;Medi&quot;;181.6;0)))))))*[.D9]*[.AT$36]" office:value-type="float" office:value="172.5" calcext:value-type="float">
            <text:p>172.500</text:p>
          </table:table-cell>
          <table:table-cell table:formula="of:=INDEX([$Tech.$F$3:$Tech.$F$13];MATCH([.E9];[$Tech.$E$3:$Tech.$E$13];1))*[.D9]*[.AT$36]/365" office:value-type="float" office:value="43.125" calcext:value-type="float">
            <text:p>43.125</text:p>
          </table:table-cell>
          <table:table-cell table:formula="of:=[.D9]*12.5*[.AT$36]/(30)" office:value-type="float" office:value="0.1796875" calcext:value-type="float">
            <text:p>0.180</text:p>
          </table:table-cell>
          <table:table-cell table:formula="of:=125*[.D9]*[.AW$30]" office:value-type="float" office:value="111.181640625" calcext:value-type="float">
            <text:p>111.182</text:p>
          </table:table-cell>
          <table:table-cell table:formula="of:=1000*[.D9]*[.AW$30]/(3)" office:value-type="float" office:value="296.484375" calcext:value-type="float">
            <text:p>296.484</text:p>
          </table:table-cell>
          <table:table-cell table:formula="of:=[.D9]/(2*[.AY$30])" office:value-type="float" office:value="207" calcext:value-type="float">
            <text:p>207.000</text:p>
          </table:table-cell>
          <table:table-cell table:formula="of:=[.D9]*[.AZ$30]/2" office:value-type="float" office:value="0.14375" calcext:value-type="float">
            <text:p>0.144</text:p>
          </table:table-cell>
          <table:table-cell table:formula="of:=[.D9]*2*[.BA$30]" office:value-type="float" office:value="0.69" calcext:value-type="float">
            <text:p>0.690</text:p>
          </table:table-cell>
          <table:table-cell table:formula="of:=[.D9]*3*[.BB$30]" office:value-type="float" office:value="0.5175" calcext:value-type="float">
            <text:p>0.518</text:p>
          </table:table-cell>
          <table:table-cell table:formula="of:=[.D9]*11*[.BC$30]/15" office:value-type="float" office:value="0.1012" calcext:value-type="float">
            <text:p>0.101</text:p>
          </table:table-cell>
          <table:table-cell table:formula="of:=[.D9]*11*[.BD$30]/8" office:value-type="float" office:value="0.2371875" calcext:value-type="float">
            <text:p>0.237</text:p>
          </table:table-cell>
          <table:table-cell table:formula="of:=[.D9]*11*[.BE$30]/3" office:value-type="float" office:value="0.153607142857143" calcext:value-type="float">
            <text:p>0.154</text:p>
          </table:table-cell>
          <table:table-cell table:formula="of:=[.D9]*11*[.BF$30]/5" office:value-type="float" office:value="0.1106875" calcext:value-type="float">
            <text:p>0.111</text:p>
          </table:table-cell>
          <table:table-cell table:formula="of:=[.D9]*11*[.BG$30]/9" office:value-type="float" office:value="0.281111111111111" calcext:value-type="float">
            <text:p>0.281</text:p>
          </table:table-cell>
          <table:table-cell table:formula="of:=[.D9]*11*[.BH$30]/12" office:value-type="float" office:value="0.158125" calcext:value-type="float">
            <text:p>0.158</text:p>
          </table:table-cell>
          <table:table-cell table:formula="of:=[.D9]*[.BI$30]/(125/12)" office:value-type="float" office:value="0.4416" calcext:value-type="float">
            <text:p>0.442</text:p>
          </table:table-cell>
          <table:table-cell table:formula="of:=[.D9]*[.BJ$30]/30" office:value-type="float" office:value="0.200713333333333" calcext:value-type="float">
            <text:p>0.201</text:p>
          </table:table-cell>
          <table:table-cell table:formula="of:=[.D9]*[.BK$30]/7" office:value-type="float" office:value="0.0277232142857143" calcext:value-type="float">
            <text:p>0.028</text:p>
          </table:table-cell>
          <table:table-cell table:formula="of:=[.D9]*[.BL$30]/8.5" office:value-type="float" office:value="0.0456617647058824" calcext:value-type="float">
            <text:p>0.046</text:p>
          </table:table-cell>
          <table:table-cell table:formula="of:=[.D9]*[.BM$30]" office:value-type="float" office:value="0.09703125" calcext:value-type="float">
            <text:p>0.097</text:p>
          </table:table-cell>
          <table:table-cell table:formula="of:=[.D9]*[.BN$30]/1.5" office:value-type="float" office:value="0.23" calcext:value-type="float">
            <text:p>0.230</text:p>
          </table:table-cell>
          <table:table-cell table:formula="of:=[.D9]*[.BO$30]/2" office:value-type="float" office:value="0.186875" calcext:value-type="float">
            <text:p>0.187</text:p>
          </table:table-cell>
          <table:table-cell table:formula="of:=[.D9]*[.BP$30]/4" office:value-type="float" office:value="0.043125" calcext:value-type="float">
            <text:p>0.043</text:p>
          </table:table-cell>
          <table:table-cell table:formula="of:=[.D9]/((16+24)/12)" office:value-type="float" office:value="69" calcext:value-type="float">
            <text:p>69.000</text:p>
          </table:table-cell>
          <table:table-cell table:formula="of:=[.D9]*2/(30*2000)" office:value-type="float" office:value="0.00766666666666667" calcext:value-type="float">
            <text:p>0.008</text:p>
          </table:table-cell>
          <table:table-cell table:formula="of:=[.D9]/((37.5/12)*2000)" office:value-type="float" office:value="0.0368" calcext:value-type="float">
            <text:p>0.037</text:p>
          </table:table-cell>
          <table:table-cell table:formula="of:=[.D9]*2/((20/9)*2000)" office:value-type="float" office:value="0.1035" calcext:value-type="float">
            <text:p>0.104</text:p>
          </table:table-cell>
          <table:table-cell table:formula="of:=[.AF9]*24*8/(3*25*2000*1000)" office:value-type="float" office:value="12.0118860367213" calcext:value-type="float">
            <text:p>12.012</text:p>
          </table:table-cell>
          <table:table-cell table:formula="of:=[.D9]*3.5/((3/12)*(20/9)*2000)" office:value-type="float" office:value="0.7245" calcext:value-type="float">
            <text:p>0.725</text:p>
          </table:table-cell>
          <table:table-cell table:formula="of:=[.D9]*2/((2/12)*(20/9)*2000)" office:value-type="float" office:value="0.621" calcext:value-type="float">
            <text:p>0.621</text:p>
          </table:table-cell>
          <table:table-cell table:formula="of:=[.D9]*2.5/((5/12)*(20/9)*2000)" office:value-type="float" office:value="0.3105" calcext:value-type="float">
            <text:p>0.311</text:p>
          </table:table-cell>
          <table:table-cell table:formula="of:=[.D9]*7/((14/12)*(20/9)*2000)" office:value-type="float" office:value="0.3105" calcext:value-type="float">
            <text:p>0.311</text:p>
          </table:table-cell>
          <table:table-cell table:formula="of:=[.D9]/(4*2)" office:value-type="float" office:value="28.75" calcext:value-type="float">
            <text:p>28.750</text:p>
          </table:table-cell>
          <table:table-cell table:formula="of:=[.D9]/(4*5)" office:value-type="float" office:value="11.5" calcext:value-type="float">
            <text:p>11.500</text:p>
          </table:table-cell>
          <table:table-cell table:formula="of:=[.D9]/40" office:value-type="float" office:value="5.75" calcext:value-type="float">
            <text:p>5.750</text:p>
          </table:table-cell>
          <table:table-cell table:formula="of:=[.D9]/40" office:value-type="float" office:value="5.75" calcext:value-type="float">
            <text:p>5.750</text:p>
          </table:table-cell>
          <table:table-cell table:formula="of:=[.D9]/40" office:value-type="float" office:value="5.75" calcext:value-type="float">
            <text:p>5.750</text:p>
          </table:table-cell>
          <table:table-cell table:formula="of:=[.D9]/20" office:value-type="float" office:value="11.5" calcext:value-type="float">
            <text:p>11.500</text:p>
          </table:table-cell>
          <table:table-cell table:formula="of:=[.D9]*8.3454*32/2000" office:value-type="float" office:value="30.711072" calcext:value-type="float">
            <text:p>30.711</text:p>
          </table:table-cell>
          <table:table-cell table:formula="of:=[.D9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9]=0.001);0.006*[.D9]/3;0.001)" office:value-type="float" office:value="0.001" calcext:value-type="float">
            <text:p>0.001</text:p>
          </table:table-cell>
          <table:table-cell table:formula="of:=IF(NOT([.CH9]=0.001);0.7*[.D9]/3;0.001)" office:value-type="float" office:value="0.001" calcext:value-type="float">
            <text:p>0.001</text:p>
          </table:table-cell>
          <table:table-cell table:formula="of:=IF(NOT([.CH9]=0.001);0.65*[.D9]/3;0.001)" office:value-type="float" office:value="0.001" calcext:value-type="float">
            <text:p>0.001</text:p>
          </table:table-cell>
          <table:table-cell table:formula="of:=IF(NOT([.CH9]=0.001);0.002*[.D9]/3;0.001)" office:value-type="float" office:value="0.001" calcext:value-type="float">
            <text:p>0.001</text:p>
          </table:table-cell>
          <table:table-cell table:formula="of:=IF(NOT([.CH9]=0.001);0.001*[.D9]/3;0.001)" office:value-type="float" office:value="0.001" calcext:value-type="float">
            <text:p>0.001</text:p>
          </table:table-cell>
          <table:table-cell table:formula="of:=[.D9]*3*110/(24*2000)" office:value-type="float" office:value="1.58125" calcext:value-type="float">
            <text:p>1.581</text:p>
          </table:table-cell>
          <table:table-cell table:formula="of:=[.D9]*3*12/(24*2000)" office:value-type="float" office:value="0.1725" calcext:value-type="float">
            <text:p>0.173</text:p>
          </table:table-cell>
          <table:table-cell table:formula="of:=[.D9]*3*1.4/(24*2000)" office:value-type="float" office:value="0.020125" calcext:value-type="float">
            <text:p>0.020</text:p>
          </table:table-cell>
          <table:table-cell table:formula="of:=[.D9]*1600*8.3454/(10*2000)" office:value-type="float" office:value="153.55536" calcext:value-type="float">
            <text:p>153.555</text:p>
          </table:table-cell>
          <table:table-cell table:formula="of:=[.D9]*2/2000" office:value-type="float" office:value="0.23" calcext:value-type="float">
            <text:p>0.230</text:p>
          </table:table-cell>
          <table:table-cell table:formula="of:=[.D9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9]*0.9" office:value-type="float" office:value="138.199824" calcext:value-type="float">
            <text:p>138.200</text:p>
          </table:table-cell>
          <table:table-cell table:formula="of:=2.5*[.D9]/(60*2000)" office:value-type="float" office:value="0.00479166666666667" calcext:value-type="float">
            <text:p>0.005</text:p>
          </table:table-cell>
          <table:table-cell table:formula="of:=[.D9]*2.5*55/2000" office:value-type="float" office:value="15.8125" calcext:value-type="float">
            <text:p>15.813</text:p>
          </table:table-cell>
          <table:table-cell table:formula="of:=[.D9]*2.5*1.25*0.5/2000" office:value-type="float" office:value="0.1796875" calcext:value-type="float">
            <text:p>0.180</text:p>
          </table:table-cell>
          <table:table-cell table:formula="of:=[.D9]*2*20/2000" office:value-type="float" office:value="4.6" calcext:value-type="float">
            <text:p>4.600</text:p>
          </table:table-cell>
          <table:table-cell table:formula="of:=IF([.B9]=&quot;Mts&quot;;[.D9]*0.005;0.001)" office:value-type="float" office:value="0.001" calcext:value-type="float">
            <text:p>0.001</text:p>
          </table:table-cell>
          <table:table-cell table:formula="of:=IF([.B9]=&quot;Mts&quot;;[.D9]*0.01;0.001)" office:value-type="float" office:value="0.001" calcext:value-type="float">
            <text:p>0.001</text:p>
          </table:table-cell>
          <table:table-cell table:formula="of:=[.D9]*0.02*12/(3*2000)" office:value-type="float" office:value="0.0092" calcext:value-type="float">
            <text:p>0.009</text:p>
          </table:table-cell>
          <table:table-cell table:formula="of:=[.D9]*0.5*12/(5*2000)" office:value-type="float" office:value="0.138" calcext:value-type="float">
            <text:p>0.138</text:p>
          </table:table-cell>
          <table:table-cell table:formula="of:=[.D9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 office:value-type="float" office:value="144" calcext:value-type="float">
            <text:p>144</text:p>
          </table:table-cell>
          <table:table-cell table:formula="of:=IF([.B10]=&quot;Taiga&quot;;265;IF([.B10]=&quot;Mts&quot;;265;IF([.B10]=&quot;Temp&quot;;230;IF([.B10]=&quot;Steppe&quot;;265;IF([.B10]=&quot;Jungle&quot;;180;IF([.B10]=&quot;Sav&quot;;240;IF([.B10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10]=&quot;Taiga&quot;;0.43;IF([.B10]=&quot;Mts&quot;;0.21;IF([.B10]=&quot;Temp&quot;;0.64;IF([.B10]=&quot;Steppe&quot;;0.57;IF([.B10]=&quot;Jungle&quot;;0.43;IF([.B10]=&quot;Sav&quot;;0.57;IF([.B10]=&quot;Medi&quot;;0.43;0)))))))" office:value-type="float" office:value="0.21" calcext:value-type="float">
            <text:p>0.210</text:p>
          </table:table-cell>
          <table:table-cell table:style-name="ce19" table:formula="of:=IF([.B10]=&quot;Taiga&quot;;0.43;IF([.B10]=&quot;Mts&quot;;0.8;IF([.B10]=&quot;Temp&quot;;0.64;IF([.B10]=&quot;Steppe&quot;;0.8;IF([.B10]=&quot;Jungle&quot;;0.43;IF([.B10]=&quot;Sav&quot;;0.8;IF([.B10]=&quot;Medi&quot;;0.6;0)))))))" office:value-type="float" office:value="0.8" calcext:value-type="float">
            <text:p>0.800</text:p>
          </table:table-cell>
          <table:table-cell table:style-name="ce19" table:formula="of:=IF([.B10]=&quot;Taiga&quot;;528;IF([.B10]=&quot;Mts&quot;;855.27;IF([.B10]=&quot;Temp&quot;;565.94;IF([.B10]=&quot;Steppe&quot;;551.72;IF([.B10]=&quot;Jungle&quot;;575.43;IF([.B10]=&quot;Sav&quot;;599.15;IF([.B10]=&quot;Medi&quot;;564.36;0)))))))" office:value-type="float" office:value="855.27" calcext:value-type="float">
            <text:p>855.270</text:p>
          </table:table-cell>
          <table:table-cell table:style-name="ce19" table:formula="of:=IF([.B10]=&quot;Taiga&quot;;2608.19;IF([.B10]=&quot;Mts&quot;;2100;IF([.B10]=&quot;Temp&quot;;2976.19;IF([.B10]=&quot;Steppe&quot;;2450.48;IF([.B10]=&quot;Jungle&quot;;2135.05;IF([.B10]=&quot;Sav&quot;;2310.29;IF([.B10]=&quot;Medi&quot;;2485.52;0)))))))" office:value-type="float" office:value="2100" calcext:value-type="float">
            <text:p>2,100.000</text:p>
          </table:table-cell>
          <table:table-cell table:style-name="ce19" table:formula="of:=IF([.B10]=&quot;Taiga&quot;;500.54;IF([.B10]=&quot;Mts&quot;;360;IF([.B10]=&quot;Temp&quot;;570.81;IF([.B10]=&quot;Steppe&quot;;441.95;IF([.B10]=&quot;Jungle&quot;;486.49;IF([.B10]=&quot;Sav&quot;;518.92;IF([.B10]=&quot;Medi&quot;;640;0)))))))" office:value-type="float" office:value="360" calcext:value-type="float">
            <text:p>360.000</text:p>
          </table:table-cell>
          <table:table-cell table:style-name="ce19" table:formula="of:=IF([.B10]=&quot;Taiga&quot;;2003.09;IF([.B10]=&quot;Mts&quot;;1612.8;IF([.B10]=&quot;Temp&quot;;2285.71;IF([.B10]=&quot;Steppe&quot;;1881.97;IF([.B10]=&quot;Jungle&quot;;1639.72;IF([.B10]=&quot;Sav&quot;;1774.3;IF([.B10]=&quot;Medi&quot;;1908.88;0)))))))" office:value-type="float" office:value="1612.8" calcext:value-type="float">
            <text:p>1,612.800</text:p>
          </table:table-cell>
          <table:table-cell table:style-name="ce19" table:formula="of:=IF([.B10]=&quot;Taiga&quot;;260.82;IF([.B10]=&quot;Mts&quot;;210;IF([.B10]=&quot;Temp&quot;;297.62;IF([.B10]=&quot;Steppe&quot;;245.05;IF([.B10]=&quot;Jungle&quot;;213.5;IF([.B10]=&quot;Sav&quot;;231.03;IF([.B10]=&quot;Medi&quot;;248.55;0)))))))" office:value-type="float" office:value="210" calcext:value-type="float">
            <text:p>210.000</text:p>
          </table:table-cell>
          <table:table-cell table:style-name="ce19" table:formula="of:=IF([.B10]=&quot;Taiga&quot;;250;IF([.B10]=&quot;Mts&quot;;640;IF([.B10]=&quot;Temp&quot;;295.2174;IF([.B10]=&quot;Steppe&quot;;278.2609;IF([.B10]=&quot;Jungle&quot;;306.5217;IF([.B10]=&quot;Sav&quot;;334.7826;IF([.B10]=&quot;Medi&quot;;293.3333;0)))))))" office:value-type="float" office:value="640" calcext:value-type="float">
            <text:p>640.000</text:p>
          </table:table-cell>
          <table:table-cell table:style-name="ce19" table:formula="of:=IF([.B10]=&quot;Taiga&quot;;1491.9691;IF([.B10]=&quot;Mts&quot;;980;IF([.B10]=&quot;Temp&quot;;1747.9537;IF([.B10]=&quot;Steppe&quot;;1278.5174;IF([.B10]=&quot;Jungle&quot;;1440.7722;IF([.B10]=&quot;Sav&quot;;1558.9189;IF([.B10]=&quot;Medi&quot;;2000;0)))))))" office:value-type="float" office:value="980" calcext:value-type="float">
            <text:p>980.000</text:p>
          </table:table-cell>
          <table:table-cell table:style-name="ce19" table:formula="of:=IF([.B10]=&quot;Taiga&quot;;68.5;IF([.B10]=&quot;Mts&quot;;25;IF([.B10]=&quot;Temp&quot;;100;IF([.B10]=&quot;Steppe&quot;;55;IF([.B10]=&quot;Jungle&quot;;28;IF([.B10]=&quot;Sav&quot;;43;IF([.B10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0]*[.F10]*[.G10]*360*640*1393.66125/(2000*1000)" office:value-type="float" office:value="3884.020180992" calcext:value-type="float">
            <text:p>3,884.020</text:p>
          </table:table-cell>
          <table:table-cell table:formula="of:=[.C10]*[.F10]*[.G10]*[.J10]*640*1393.66125/(2000*1000)" office:value-type="float" office:value="3884.020180992" calcext:value-type="float">
            <text:p>3,884.020</text:p>
          </table:table-cell>
          <table:table-cell table:formula="of:=[.T10]*[.J$28]" office:value-type="float" office:value="1294.673393664" calcext:value-type="float">
            <text:p>1,294.673</text:p>
          </table:table-cell>
          <table:table-cell table:formula="of:=[.T10]-[.U10]" office:value-type="float" office:value="2589.346787328" calcext:value-type="float">
            <text:p>2,589.347</text:p>
          </table:table-cell>
          <table:table-cell table:formula="of:=[.C10]*[.F10]*[.G10]*[.H10]*640*1393.66125/(2000*1000)" office:value-type="float" office:value="9227.46094499174" calcext:value-type="float">
            <text:p>9,227.461</text:p>
          </table:table-cell>
          <table:table-cell table:formula="of:=[.W10]*[.H$28]" office:value-type="float" office:value="2516.58025772502" calcext:value-type="float">
            <text:p>2,516.580</text:p>
          </table:table-cell>
          <table:table-cell table:formula="of:=[.W10]-[.X10]" office:value-type="float" office:value="6710.88068726672" calcext:value-type="float">
            <text:p>6,710.881</text:p>
          </table:table-cell>
          <table:table-cell table:formula="of:=[.C10]*[.F10]*[.G10]*[.M10]*640*1393.66125/(2000*1000)" office:value-type="float" office:value="6904.924766208" calcext:value-type="float">
            <text:p>6,904.925</text:p>
          </table:table-cell>
          <table:table-cell table:formula="of:=[.C10]*[.F10]*[.G10]*[.N10]*640*1393.66125/(2000*1000)" office:value-type="float" office:value="10573.166048256" calcext:value-type="float">
            <text:p>10,573.166</text:p>
          </table:table-cell>
          <table:table-cell table:formula="of:=[.C10]*[.F10]*[.G10]*[.O10]*640*1393.66125/(2000*1000)" office:value-type="float" office:value="269.72362368" calcext:value-type="float">
            <text:p>269.724</text:p>
          </table:table-cell>
          <table:table-cell table:formula="of:=[.C10]*[.P10]*640*1393.66125/(2000*1000)" office:value-type="float" office:value="2.40824664" calcext:value-type="float">
            <text:p>2.408</text:p>
          </table:table-cell>
          <table:table-cell table:formula="of:=[.C10]*[.Q10]*640*1393.66125/(2000*1000)" office:value-type="float" office:value="2.40824664" calcext:value-type="float">
            <text:p>2.408</text:p>
          </table:table-cell>
          <table:table-cell table:formula="of:=[.C10]*[.F10]*[.G10]*6*[.J10]*640*1393.66125/(18*365)" office:value-type="float" office:value="7094100.7872" calcext:value-type="float">
            <text:p>7,094,100.787</text:p>
          </table:table-cell>
          <table:table-cell table:formula="of:=[.C10]*[.F10]*[.G10]*[.J10]*640*1393.66125/(18*100)" office:value-type="float" office:value="4315577.97888" calcext:value-type="float">
            <text:p>4,315,577.979</text:p>
          </table:table-cell>
          <table:table-cell table:formula="of:=[.C10]*[.F10]*[.G10]*[.J10]*640*1393.66125/520" office:value-type="float" office:value="14938539.1576615" calcext:value-type="float">
            <text:p>14,938,539.158</text:p>
          </table:table-cell>
          <table:table-cell table:formula="of:=[.C10]*[.F10]*[.G10]*[.K10]*640*1393.66125/(2000*1000)" office:value-type="float" office:value="17400.4104108442" calcext:value-type="float">
            <text:p>17,400.410</text:p>
          </table:table-cell>
          <table:table-cell table:formula="of:=3*12*[.D10]/5" office:value-type="float" office:value="1908" calcext:value-type="float">
            <text:p>1,908.000</text:p>
          </table:table-cell>
          <table:table-cell table:formula="of:=1.5*[.D10]*750/(2000*15)" office:value-type="float" office:value="9.9375" calcext:value-type="float">
            <text:p>9.938</text:p>
          </table:table-cell>
          <table:table-cell table:formula="of:=66*10*[.D10]/(2000*6)" office:value-type="float" office:value="14.575" calcext:value-type="float">
            <text:p>14.575</text:p>
          </table:table-cell>
          <table:table-cell table:formula="of:=[.AE10]*365/1000" office:value-type="float" office:value="2589346.787328" calcext:value-type="float">
            <text:p>2,589,346.787</text:p>
          </table:table-cell>
          <table:table-cell table:formula="of:=[.AF10]*24*238/(3*25*2000*1000)" office:value-type="float" office:value="164.33720943575" calcext:value-type="float">
            <text:p>164.337</text:p>
          </table:table-cell>
          <table:table-cell table:formula="of:=[.AG10]*40*0.7*52/(6*1000*2000)" office:value-type="float" office:value="1812.5427511296" calcext:value-type="float">
            <text:p>1,812.543</text:p>
          </table:table-cell>
          <table:table-cell table:formula="of:=[.AG10]*120*2/(16*1000*2000)" office:value-type="float" office:value="112.039043682462" calcext:value-type="float">
            <text:p>112.039</text:p>
          </table:table-cell>
          <table:table-cell table:formula="of:=[.AH10]*3.25*8.34/(48)" office:value-type="float" office:value="9825.79425387356" calcext:value-type="float">
            <text:p>9,825.794</text:p>
          </table:table-cell>
          <table:table-cell table:formula="of:=[.AH10]*25*8.34/(4*48)" office:value-type="float" office:value="18895.7581805261" calcext:value-type="float">
            <text:p>18,895.758</text:p>
          </table:table-cell>
          <table:table-cell table:formula="of:=[.C10]*[.F10]*[.G10]*[.L10]*640*1393.66125/(2000*1000)" office:value-type="float" office:value="2265.678438912" calcext:value-type="float">
            <text:p>2,265.678</text:p>
          </table:table-cell>
          <table:table-cell table:formula="of:=[.AF10]*600*6/(90*1000*2000)" office:value-type="float" office:value="86.3115595776" calcext:value-type="float">
            <text:p>86.312</text:p>
          </table:table-cell>
          <table:table-cell table:formula="of:=IF([.B10]=&quot;Taiga&quot;;236.2;IF([.B10]=&quot;Mts&quot;;10;IF([.B10]=&quot;Temp&quot;;400;IF([.B10]=&quot;Steppe&quot;;25;IF([.B10]=&quot;Jungle&quot;;400;IF([.B10]=&quot;Sav&quot;;103.6;IF([.B10]=&quot;Medi&quot;;181.6;0)))))))*[.D10]*[.AT$36]" office:value-type="float" office:value="4.96875" calcext:value-type="float">
            <text:p>4.969</text:p>
          </table:table-cell>
          <table:table-cell table:formula="of:=INDEX([$Tech.$F$3:$Tech.$F$13];MATCH([.E10];[$Tech.$E$3:$Tech.$E$13];1))*[.D10]*[.AT$36]/365" office:value-type="float" office:value="49.6875" calcext:value-type="float">
            <text:p>49.688</text:p>
          </table:table-cell>
          <table:table-cell table:formula="of:=[.D10]*12.5*[.AT$36]/(30)" office:value-type="float" office:value="0.20703125" calcext:value-type="float">
            <text:p>0.207</text:p>
          </table:table-cell>
          <table:table-cell table:formula="of:=125*[.D10]*[.AW$30]" office:value-type="float" office:value="128.1005859375" calcext:value-type="float">
            <text:p>128.101</text:p>
          </table:table-cell>
          <table:table-cell table:formula="of:=1000*[.D10]*[.AW$30]/(3)" office:value-type="float" office:value="341.6015625" calcext:value-type="float">
            <text:p>341.602</text:p>
          </table:table-cell>
          <table:table-cell table:formula="of:=[.D10]/(2*[.AY$30])" office:value-type="float" office:value="238.5" calcext:value-type="float">
            <text:p>238.500</text:p>
          </table:table-cell>
          <table:table-cell table:formula="of:=[.D10]*[.AZ$30]/2" office:value-type="float" office:value="0.165625" calcext:value-type="float">
            <text:p>0.166</text:p>
          </table:table-cell>
          <table:table-cell table:formula="of:=[.D10]*2*[.BA$30]" office:value-type="float" office:value="0.795" calcext:value-type="float">
            <text:p>0.795</text:p>
          </table:table-cell>
          <table:table-cell table:formula="of:=[.D10]*3*[.BB$30]" office:value-type="float" office:value="0.59625" calcext:value-type="float">
            <text:p>0.596</text:p>
          </table:table-cell>
          <table:table-cell table:formula="of:=[.D10]*11*[.BC$30]/15" office:value-type="float" office:value="0.1166" calcext:value-type="float">
            <text:p>0.117</text:p>
          </table:table-cell>
          <table:table-cell table:formula="of:=[.D10]*11*[.BD$30]/8" office:value-type="float" office:value="0.27328125" calcext:value-type="float">
            <text:p>0.273</text:p>
          </table:table-cell>
          <table:table-cell table:formula="of:=[.D10]*11*[.BE$30]/3" office:value-type="float" office:value="0.176982142857143" calcext:value-type="float">
            <text:p>0.177</text:p>
          </table:table-cell>
          <table:table-cell table:formula="of:=[.D10]*11*[.BF$30]/5" office:value-type="float" office:value="0.12753125" calcext:value-type="float">
            <text:p>0.128</text:p>
          </table:table-cell>
          <table:table-cell table:formula="of:=[.D10]*11*[.BG$30]/9" office:value-type="float" office:value="0.323888888888889" calcext:value-type="float">
            <text:p>0.324</text:p>
          </table:table-cell>
          <table:table-cell table:formula="of:=[.D10]*11*[.BH$30]/12" office:value-type="float" office:value="0.1821875" calcext:value-type="float">
            <text:p>0.182</text:p>
          </table:table-cell>
          <table:table-cell table:formula="of:=[.D10]*[.BI$30]/(125/12)" office:value-type="float" office:value="0.5088" calcext:value-type="float">
            <text:p>0.509</text:p>
          </table:table-cell>
          <table:table-cell table:formula="of:=[.D10]*[.BJ$30]/30" office:value-type="float" office:value="0.231256666666667" calcext:value-type="float">
            <text:p>0.231</text:p>
          </table:table-cell>
          <table:table-cell table:formula="of:=[.D10]*[.BK$30]/7" office:value-type="float" office:value="0.0319419642857143" calcext:value-type="float">
            <text:p>0.032</text:p>
          </table:table-cell>
          <table:table-cell table:formula="of:=[.D10]*[.BL$30]/8.5" office:value-type="float" office:value="0.0526102941176471" calcext:value-type="float">
            <text:p>0.053</text:p>
          </table:table-cell>
          <table:table-cell table:formula="of:=[.D10]*[.BM$30]" office:value-type="float" office:value="0.111796875" calcext:value-type="float">
            <text:p>0.112</text:p>
          </table:table-cell>
          <table:table-cell table:formula="of:=[.D10]*[.BN$30]/1.5" office:value-type="float" office:value="0.265" calcext:value-type="float">
            <text:p>0.265</text:p>
          </table:table-cell>
          <table:table-cell table:formula="of:=[.D10]*[.BO$30]/2" office:value-type="float" office:value="0.2153125" calcext:value-type="float">
            <text:p>0.215</text:p>
          </table:table-cell>
          <table:table-cell table:formula="of:=[.D10]*[.BP$30]/4" office:value-type="float" office:value="0.0496875" calcext:value-type="float">
            <text:p>0.050</text:p>
          </table:table-cell>
          <table:table-cell table:formula="of:=[.D10]/((16+24)/12)" office:value-type="float" office:value="79.5" calcext:value-type="float">
            <text:p>79.500</text:p>
          </table:table-cell>
          <table:table-cell table:formula="of:=[.D10]*2/(30*2000)" office:value-type="float" office:value="0.00883333333333333" calcext:value-type="float">
            <text:p>0.009</text:p>
          </table:table-cell>
          <table:table-cell table:formula="of:=[.D10]/((37.5/12)*2000)" office:value-type="float" office:value="0.0424" calcext:value-type="float">
            <text:p>0.042</text:p>
          </table:table-cell>
          <table:table-cell table:formula="of:=[.D10]*2/((20/9)*2000)" office:value-type="float" office:value="0.11925" calcext:value-type="float">
            <text:p>0.119</text:p>
          </table:table-cell>
          <table:table-cell table:formula="of:=[.AF10]*24*8/(3*25*2000*1000)" office:value-type="float" office:value="5.5239398129664" calcext:value-type="float">
            <text:p>5.524</text:p>
          </table:table-cell>
          <table:table-cell table:formula="of:=[.D10]*3.5/((3/12)*(20/9)*2000)" office:value-type="float" office:value="0.83475" calcext:value-type="float">
            <text:p>0.835</text:p>
          </table:table-cell>
          <table:table-cell table:formula="of:=[.D10]*2/((2/12)*(20/9)*2000)" office:value-type="float" office:value="0.7155" calcext:value-type="float">
            <text:p>0.716</text:p>
          </table:table-cell>
          <table:table-cell table:formula="of:=[.D10]*2.5/((5/12)*(20/9)*2000)" office:value-type="float" office:value="0.35775" calcext:value-type="float">
            <text:p>0.358</text:p>
          </table:table-cell>
          <table:table-cell table:formula="of:=[.D10]*7/((14/12)*(20/9)*2000)" office:value-type="float" office:value="0.35775" calcext:value-type="float">
            <text:p>0.358</text:p>
          </table:table-cell>
          <table:table-cell table:formula="of:=[.D10]/(4*2)" office:value-type="float" office:value="33.125" calcext:value-type="float">
            <text:p>33.125</text:p>
          </table:table-cell>
          <table:table-cell table:formula="of:=[.D10]/(4*5)" office:value-type="float" office:value="13.25" calcext:value-type="float">
            <text:p>13.250</text:p>
          </table:table-cell>
          <table:table-cell office:value-type="float" office:value="0.001" calcext:value-type="float">
            <text:p>0.001</text:p>
          </table:table-cell>
          <table:table-cell table:formula="of:=[.D10]/40" office:value-type="float" office:value="6.625" calcext:value-type="float">
            <text:p>6.625</text:p>
          </table:table-cell>
          <table:table-cell table:formula="of:=[.D10]/40" office:value-type="float" office:value="6.625" calcext:value-type="float">
            <text:p>6.625</text:p>
          </table:table-cell>
          <table:table-cell table:formula="of:=[.D10]/20" office:value-type="float" office:value="13.25" calcext:value-type="float">
            <text:p>13.250</text:p>
          </table:table-cell>
          <table:table-cell table:formula="of:=[.D10]*8.3454*32/2000" office:value-type="float" office:value="35.384496" calcext:value-type="float">
            <text:p>35.384</text:p>
          </table:table-cell>
          <table:table-cell table:formula="of:=[.D10]*50*2/(3*2000)" office:value-type="float" office:value="4.41666666666667" calcext:value-type="float">
            <text:p>4.417</text:p>
          </table:table-cell>
          <table:table-cell table:formula="of:=[.D10]*50/2000" office:value-type="float" office:value="6.625" calcext:value-type="float">
            <text:p>6.625</text:p>
          </table:table-cell>
          <table:table-cell table:formula="of:=IF(NOT([.CH10]=0.001);0.006*[.D10]/3;0.001)" office:value-type="float" office:value="0.53" calcext:value-type="float">
            <text:p>0.530</text:p>
          </table:table-cell>
          <table:table-cell table:formula="of:=IF(NOT([.CH10]=0.001);0.7*[.D10]/3;0.001)" office:value-type="float" office:value="61.8333333333333" calcext:value-type="float">
            <text:p>61.833</text:p>
          </table:table-cell>
          <table:table-cell table:formula="of:=IF(NOT([.CH10]=0.001);0.65*[.D10]/3;0.001)" office:value-type="float" office:value="57.4166666666667" calcext:value-type="float">
            <text:p>57.417</text:p>
          </table:table-cell>
          <table:table-cell table:formula="of:=IF(NOT([.CH10]=0.001);0.002*[.D10]/3;0.001)" office:value-type="float" office:value="0.176666666666667" calcext:value-type="float">
            <text:p>0.177</text:p>
          </table:table-cell>
          <table:table-cell table:formula="of:=IF(NOT([.CH10]=0.001);0.001*[.D10]/3;0.001)" office:value-type="float" office:value="0.0883333333333333" calcext:value-type="float">
            <text:p>0.088</text:p>
          </table:table-cell>
          <table:table-cell table:formula="of:=[.D10]*3*110/(24*2000)" office:value-type="float" office:value="1.821875" calcext:value-type="float">
            <text:p>1.822</text:p>
          </table:table-cell>
          <table:table-cell table:formula="of:=[.D10]*3*12/(24*2000)" office:value-type="float" office:value="0.19875" calcext:value-type="float">
            <text:p>0.199</text:p>
          </table:table-cell>
          <table:table-cell table:formula="of:=[.D10]*3*1.4/(24*2000)" office:value-type="float" office:value="0.0231875" calcext:value-type="float">
            <text:p>0.023</text:p>
          </table:table-cell>
          <table:table-cell table:formula="of:=[.D10]*1600*8.3454/(10*2000)" office:value-type="float" office:value="176.92248" calcext:value-type="float">
            <text:p>176.922</text:p>
          </table:table-cell>
          <table:table-cell table:formula="of:=[.D10]*2/2000" office:value-type="float" office:value="0.265" calcext:value-type="float">
            <text:p>0.265</text:p>
          </table:table-cell>
          <table:table-cell table:formula="of:=[.D10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10]*0.9" office:value-type="float" office:value="159.230232" calcext:value-type="float">
            <text:p>159.230</text:p>
          </table:table-cell>
          <table:table-cell table:formula="of:=2.5*[.D10]/(60*2000)" office:value-type="float" office:value="0.00552083333333333" calcext:value-type="float">
            <text:p>0.006</text:p>
          </table:table-cell>
          <table:table-cell table:formula="of:=[.D10]*2.5*55/2000" office:value-type="float" office:value="18.21875" calcext:value-type="float">
            <text:p>18.219</text:p>
          </table:table-cell>
          <table:table-cell table:formula="of:=[.D10]*2.5*1.25*0.5/2000" office:value-type="float" office:value="0.20703125" calcext:value-type="float">
            <text:p>0.207</text:p>
          </table:table-cell>
          <table:table-cell table:formula="of:=[.D10]*2*20/2000" office:value-type="float" office:value="5.3" calcext:value-type="float">
            <text:p>5.300</text:p>
          </table:table-cell>
          <table:table-cell table:formula="of:=IF([.B10]=&quot;Mts&quot;;[.D10]*0.005;0.001)" office:value-type="float" office:value="1.325" calcext:value-type="float">
            <text:p>1.325</text:p>
          </table:table-cell>
          <table:table-cell table:formula="of:=IF([.B10]=&quot;Mts&quot;;[.D10]*0.01;0.001)" office:value-type="float" office:value="2.65" calcext:value-type="float">
            <text:p>2.650</text:p>
          </table:table-cell>
          <table:table-cell table:formula="of:=[.D10]*0.02*12/(3*2000)" office:value-type="float" office:value="0.0106" calcext:value-type="float">
            <text:p>0.011</text:p>
          </table:table-cell>
          <table:table-cell table:formula="of:=[.D10]*0.5*12/(5*2000)" office:value-type="float" office:value="0.159" calcext:value-type="float">
            <text:p>0.159</text:p>
          </table:table-cell>
          <table:table-cell table:formula="of:=[.D10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 office:value-type="float" office:value="143" calcext:value-type="float">
            <text:p>143</text:p>
          </table:table-cell>
          <table:table-cell table:formula="of:=IF([.B11]=&quot;Taiga&quot;;265;IF([.B11]=&quot;Mts&quot;;265;IF([.B11]=&quot;Temp&quot;;230;IF([.B11]=&quot;Steppe&quot;;265;IF([.B11]=&quot;Jungle&quot;;180;IF([.B11]=&quot;Sav&quot;;240;IF([.B11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1]=&quot;Taiga&quot;;0.43;IF([.B11]=&quot;Mts&quot;;0.21;IF([.B11]=&quot;Temp&quot;;0.64;IF([.B11]=&quot;Steppe&quot;;0.57;IF([.B11]=&quot;Jungle&quot;;0.43;IF([.B11]=&quot;Sav&quot;;0.57;IF([.B11]=&quot;Medi&quot;;0.43;0)))))))" office:value-type="float" office:value="0.64" calcext:value-type="float">
            <text:p>0.640</text:p>
          </table:table-cell>
          <table:table-cell table:style-name="ce19" table:formula="of:=IF([.B11]=&quot;Taiga&quot;;0.43;IF([.B11]=&quot;Mts&quot;;0.8;IF([.B11]=&quot;Temp&quot;;0.64;IF([.B11]=&quot;Steppe&quot;;0.8;IF([.B11]=&quot;Jungle&quot;;0.43;IF([.B11]=&quot;Sav&quot;;0.8;IF([.B11]=&quot;Medi&quot;;0.6;0)))))))" office:value-type="float" office:value="0.64" calcext:value-type="float">
            <text:p>0.640</text:p>
          </table:table-cell>
          <table:table-cell table:style-name="ce19" table:formula="of:=IF([.B11]=&quot;Taiga&quot;;528;IF([.B11]=&quot;Mts&quot;;855.27;IF([.B11]=&quot;Temp&quot;;565.94;IF([.B11]=&quot;Steppe&quot;;551.72;IF([.B11]=&quot;Jungle&quot;;575.43;IF([.B11]=&quot;Sav&quot;;599.15;IF([.B11]=&quot;Medi&quot;;564.36;0)))))))" office:value-type="float" office:value="565.94" calcext:value-type="float">
            <text:p>565.940</text:p>
          </table:table-cell>
          <table:table-cell table:style-name="ce19" table:formula="of:=IF([.B11]=&quot;Taiga&quot;;2608.19;IF([.B11]=&quot;Mts&quot;;2100;IF([.B11]=&quot;Temp&quot;;2976.19;IF([.B11]=&quot;Steppe&quot;;2450.48;IF([.B11]=&quot;Jungle&quot;;2135.05;IF([.B11]=&quot;Sav&quot;;2310.29;IF([.B11]=&quot;Medi&quot;;2485.52;0)))))))" office:value-type="float" office:value="2976.19" calcext:value-type="float">
            <text:p>2,976.190</text:p>
          </table:table-cell>
          <table:table-cell table:style-name="ce19" table:formula="of:=IF([.B11]=&quot;Taiga&quot;;500.54;IF([.B11]=&quot;Mts&quot;;360;IF([.B11]=&quot;Temp&quot;;570.81;IF([.B11]=&quot;Steppe&quot;;441.95;IF([.B11]=&quot;Jungle&quot;;486.49;IF([.B11]=&quot;Sav&quot;;518.92;IF([.B11]=&quot;Medi&quot;;640;0)))))))" office:value-type="float" office:value="570.81" calcext:value-type="float">
            <text:p>570.810</text:p>
          </table:table-cell>
          <table:table-cell table:style-name="ce19" table:formula="of:=IF([.B11]=&quot;Taiga&quot;;2003.09;IF([.B11]=&quot;Mts&quot;;1612.8;IF([.B11]=&quot;Temp&quot;;2285.71;IF([.B11]=&quot;Steppe&quot;;1881.97;IF([.B11]=&quot;Jungle&quot;;1639.72;IF([.B11]=&quot;Sav&quot;;1774.3;IF([.B11]=&quot;Medi&quot;;1908.88;0)))))))" office:value-type="float" office:value="2285.71" calcext:value-type="float">
            <text:p>2,285.710</text:p>
          </table:table-cell>
          <table:table-cell table:style-name="ce19" table:formula="of:=IF([.B11]=&quot;Taiga&quot;;260.82;IF([.B11]=&quot;Mts&quot;;210;IF([.B11]=&quot;Temp&quot;;297.62;IF([.B11]=&quot;Steppe&quot;;245.05;IF([.B11]=&quot;Jungle&quot;;213.5;IF([.B11]=&quot;Sav&quot;;231.03;IF([.B11]=&quot;Medi&quot;;248.55;0)))))))" office:value-type="float" office:value="297.62" calcext:value-type="float">
            <text:p>297.620</text:p>
          </table:table-cell>
          <table:table-cell table:style-name="ce19" table:formula="of:=IF([.B11]=&quot;Taiga&quot;;250;IF([.B11]=&quot;Mts&quot;;640;IF([.B11]=&quot;Temp&quot;;295.2174;IF([.B11]=&quot;Steppe&quot;;278.2609;IF([.B11]=&quot;Jungle&quot;;306.5217;IF([.B11]=&quot;Sav&quot;;334.7826;IF([.B11]=&quot;Medi&quot;;293.3333;0)))))))" office:value-type="float" office:value="295.2174" calcext:value-type="float">
            <text:p>295.217</text:p>
          </table:table-cell>
          <table:table-cell table:style-name="ce19" table:formula="of:=IF([.B11]=&quot;Taiga&quot;;1491.9691;IF([.B11]=&quot;Mts&quot;;980;IF([.B11]=&quot;Temp&quot;;1747.9537;IF([.B11]=&quot;Steppe&quot;;1278.5174;IF([.B11]=&quot;Jungle&quot;;1440.7722;IF([.B11]=&quot;Sav&quot;;1558.9189;IF([.B11]=&quot;Medi&quot;;2000;0)))))))" office:value-type="float" office:value="1747.9537" calcext:value-type="float">
            <text:p>1,747.954</text:p>
          </table:table-cell>
          <table:table-cell table:style-name="ce19" table:formula="of:=IF([.B11]=&quot;Taiga&quot;;68.5;IF([.B11]=&quot;Mts&quot;;25;IF([.B11]=&quot;Temp&quot;;100;IF([.B11]=&quot;Steppe&quot;;55;IF([.B11]=&quot;Jungle&quot;;28;IF([.B11]=&quot;Sav&quot;;43;IF([.B11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1]*[.F11]*[.G11]*360*640*1393.66125/(2000*1000)" office:value-type="float" office:value="9403.8499196928" calcext:value-type="float">
            <text:p>9,403.850</text:p>
          </table:table-cell>
          <table:table-cell table:formula="of:=[.C11]*[.F11]*[.G11]*[.J11]*640*1393.66125/(2000*1000)" office:value-type="float" office:value="14910.5877018329" calcext:value-type="float">
            <text:p>14,910.588</text:p>
          </table:table-cell>
          <table:table-cell table:formula="of:=[.T11]*[.J$28]" office:value-type="float" office:value="4970.19590061097" calcext:value-type="float">
            <text:p>4,970.196</text:p>
          </table:table-cell>
          <table:table-cell table:formula="of:=[.T11]-[.U11]" office:value-type="float" office:value="9940.39180122194" calcext:value-type="float">
            <text:p>9,940.392</text:p>
          </table:table-cell>
          <table:table-cell table:formula="of:=[.C11]*[.F11]*[.G11]*[.H11]*640*1393.66125/(2000*1000)" office:value-type="float" office:value="14783.3745098637" calcext:value-type="float">
            <text:p>14,783.375</text:p>
          </table:table-cell>
          <table:table-cell table:formula="of:=[.W11]*[.H$28]" office:value-type="float" office:value="4031.82941178102" calcext:value-type="float">
            <text:p>4,031.829</text:p>
          </table:table-cell>
          <table:table-cell table:formula="of:=[.W11]-[.X11]" office:value-type="float" office:value="10751.5450980827" calcext:value-type="float">
            <text:p>10,751.545</text:p>
          </table:table-cell>
          <table:table-cell table:formula="of:=[.C11]*[.F11]*[.G11]*[.M11]*640*1393.66125/(2000*1000)" office:value-type="float" office:value="7711.61145356088" calcext:value-type="float">
            <text:p>7,711.611</text:p>
          </table:table-cell>
          <table:table-cell table:formula="of:=[.C11]*[.F11]*[.G11]*[.N11]*640*1393.66125/(2000*1000)" office:value-type="float" office:value="45659.7062815882" calcext:value-type="float">
            <text:p>45,659.706</text:p>
          </table:table-cell>
          <table:table-cell table:formula="of:=[.C11]*[.F11]*[.G11]*[.O11]*640*1393.66125/(2000*1000)" office:value-type="float" office:value="2612.180533248" calcext:value-type="float">
            <text:p>2,612.181</text:p>
          </table:table-cell>
          <table:table-cell table:formula="of:=[.C11]*[.P11]*640*1393.66125/(2000*1000)" office:value-type="float" office:value="2.391522705" calcext:value-type="float">
            <text:p>2.392</text:p>
          </table:table-cell>
          <table:table-cell table:formula="of:=[.C11]*[.Q11]*640*1393.66125/(2000*1000)" office:value-type="float" office:value="2.391522705" calcext:value-type="float">
            <text:p>2.392</text:p>
          </table:table-cell>
          <table:table-cell table:formula="of:=[.C11]*[.F11]*[.G11]*6*[.J11]*640*1393.66125/(18*365)" office:value-type="float" office:value="27233950.1403341" calcext:value-type="float">
            <text:p>27,233,950.140</text:p>
          </table:table-cell>
          <table:table-cell table:formula="of:=[.C11]*[.F11]*[.G11]*[.J11]*640*1393.66125/(18*100)" office:value-type="float" office:value="16567319.6687032" calcext:value-type="float">
            <text:p>16,567,319.669</text:p>
          </table:table-cell>
          <table:table-cell table:formula="of:=[.C11]*[.F11]*[.G11]*[.J11]*640*1393.66125/520" office:value-type="float" office:value="57348414.2378189" calcext:value-type="float">
            <text:p>57,348,414.238</text:p>
          </table:table-cell>
          <table:table-cell table:formula="of:=[.C11]*[.F11]*[.G11]*[.K11]*640*1393.66125/(2000*1000)" office:value-type="float" office:value="59706.8716665029" calcext:value-type="float">
            <text:p>59,706.872</text:p>
          </table:table-cell>
          <table:table-cell table:formula="of:=3*12*[.D11]/5" office:value-type="float" office:value="1656" calcext:value-type="float">
            <text:p>1,656.000</text:p>
          </table:table-cell>
          <table:table-cell table:formula="of:=1.5*[.D11]*750/(2000*15)" office:value-type="float" office:value="8.625" calcext:value-type="float">
            <text:p>8.625</text:p>
          </table:table-cell>
          <table:table-cell table:formula="of:=66*10*[.D11]/(2000*6)" office:value-type="float" office:value="12.65" calcext:value-type="float">
            <text:p>12.650</text:p>
          </table:table-cell>
          <table:table-cell table:formula="of:=[.AE11]*365/1000" office:value-type="float" office:value="9940391.80122194" calcext:value-type="float">
            <text:p>9,940,391.801</text:p>
          </table:table-cell>
          <table:table-cell table:formula="of:=[.AF11]*24*238/(3*25*2000*1000)" office:value-type="float" office:value="630.883532984219" calcext:value-type="float">
            <text:p>630.884</text:p>
          </table:table-cell>
          <table:table-cell table:formula="of:=[.AG11]*40*0.7*52/(6*1000*2000)" office:value-type="float" office:value="6958.27426085536" calcext:value-type="float">
            <text:p>6,958.274</text:p>
          </table:table-cell>
          <table:table-cell table:formula="of:=[.AG11]*120*2/(16*1000*2000)" office:value-type="float" office:value="430.113106783642" calcext:value-type="float">
            <text:p>430.113</text:p>
          </table:table-cell>
          <table:table-cell table:formula="of:=[.AH11]*3.25*8.34/(48)" office:value-type="float" office:value="33715.7240941783" calcext:value-type="float">
            <text:p>33,715.724</text:p>
          </table:table-cell>
          <table:table-cell table:formula="of:=[.AH11]*25*8.34/(4*48)" office:value-type="float" office:value="64837.930950343" calcext:value-type="float">
            <text:p>64,837.931</text:p>
          </table:table-cell>
          <table:table-cell table:formula="of:=[.C11]*[.F11]*[.G11]*[.L11]*640*1393.66125/(2000*1000)" office:value-type="float" office:value="7774.3717030527" calcext:value-type="float">
            <text:p>7,774.372</text:p>
          </table:table-cell>
          <table:table-cell table:formula="of:=[.AF11]*600*6/(90*1000*2000)" office:value-type="float" office:value="331.346393374065" calcext:value-type="float">
            <text:p>331.346</text:p>
          </table:table-cell>
          <table:table-cell table:formula="of:=IF([.B11]=&quot;Taiga&quot;;236.2;IF([.B11]=&quot;Mts&quot;;10;IF([.B11]=&quot;Temp&quot;;400;IF([.B11]=&quot;Steppe&quot;;25;IF([.B11]=&quot;Jungle&quot;;400;IF([.B11]=&quot;Sav&quot;;103.6;IF([.B11]=&quot;Medi&quot;;181.6;0)))))))*[.D11]*[.AT$36]" office:value-type="float" office:value="172.5" calcext:value-type="float">
            <text:p>172.500</text:p>
          </table:table-cell>
          <table:table-cell table:formula="of:=INDEX([$Tech.$F$3:$Tech.$F$13];MATCH([.E11];[$Tech.$E$3:$Tech.$E$13];1))*[.D11]*[.AT$36]/365" office:value-type="float" office:value="43.125" calcext:value-type="float">
            <text:p>43.125</text:p>
          </table:table-cell>
          <table:table-cell table:formula="of:=[.D11]*12.5*[.AT$36]/(30)" office:value-type="float" office:value="0.1796875" calcext:value-type="float">
            <text:p>0.180</text:p>
          </table:table-cell>
          <table:table-cell table:formula="of:=125*[.D11]*[.AW$30]" office:value-type="float" office:value="111.181640625" calcext:value-type="float">
            <text:p>111.182</text:p>
          </table:table-cell>
          <table:table-cell table:formula="of:=1000*[.D11]*[.AW$30]/(3)" office:value-type="float" office:value="296.484375" calcext:value-type="float">
            <text:p>296.484</text:p>
          </table:table-cell>
          <table:table-cell table:formula="of:=[.D11]/(2*[.AY$30])" office:value-type="float" office:value="207" calcext:value-type="float">
            <text:p>207.000</text:p>
          </table:table-cell>
          <table:table-cell table:formula="of:=[.D11]*[.AZ$30]/2" office:value-type="float" office:value="0.14375" calcext:value-type="float">
            <text:p>0.144</text:p>
          </table:table-cell>
          <table:table-cell table:formula="of:=[.D11]*2*[.BA$30]" office:value-type="float" office:value="0.69" calcext:value-type="float">
            <text:p>0.690</text:p>
          </table:table-cell>
          <table:table-cell table:formula="of:=[.D11]*3*[.BB$30]" office:value-type="float" office:value="0.5175" calcext:value-type="float">
            <text:p>0.518</text:p>
          </table:table-cell>
          <table:table-cell table:formula="of:=[.D11]*11*[.BC$30]/15" office:value-type="float" office:value="0.1012" calcext:value-type="float">
            <text:p>0.101</text:p>
          </table:table-cell>
          <table:table-cell table:formula="of:=[.D11]*11*[.BD$30]/8" office:value-type="float" office:value="0.2371875" calcext:value-type="float">
            <text:p>0.237</text:p>
          </table:table-cell>
          <table:table-cell table:formula="of:=[.D11]*11*[.BE$30]/3" office:value-type="float" office:value="0.153607142857143" calcext:value-type="float">
            <text:p>0.154</text:p>
          </table:table-cell>
          <table:table-cell table:formula="of:=[.D11]*11*[.BF$30]/5" office:value-type="float" office:value="0.1106875" calcext:value-type="float">
            <text:p>0.111</text:p>
          </table:table-cell>
          <table:table-cell table:formula="of:=[.D11]*11*[.BG$30]/9" office:value-type="float" office:value="0.281111111111111" calcext:value-type="float">
            <text:p>0.281</text:p>
          </table:table-cell>
          <table:table-cell table:formula="of:=[.D11]*11*[.BH$30]/12" office:value-type="float" office:value="0.158125" calcext:value-type="float">
            <text:p>0.158</text:p>
          </table:table-cell>
          <table:table-cell table:formula="of:=[.D11]*[.BI$30]/(125/12)" office:value-type="float" office:value="0.4416" calcext:value-type="float">
            <text:p>0.442</text:p>
          </table:table-cell>
          <table:table-cell table:formula="of:=[.D11]*[.BJ$30]/30" office:value-type="float" office:value="0.200713333333333" calcext:value-type="float">
            <text:p>0.201</text:p>
          </table:table-cell>
          <table:table-cell table:formula="of:=[.D11]*[.BK$30]/7" office:value-type="float" office:value="0.0277232142857143" calcext:value-type="float">
            <text:p>0.028</text:p>
          </table:table-cell>
          <table:table-cell table:formula="of:=[.D11]*[.BL$30]/8.5" office:value-type="float" office:value="0.0456617647058824" calcext:value-type="float">
            <text:p>0.046</text:p>
          </table:table-cell>
          <table:table-cell table:formula="of:=[.D11]*[.BM$30]" office:value-type="float" office:value="0.09703125" calcext:value-type="float">
            <text:p>0.097</text:p>
          </table:table-cell>
          <table:table-cell table:formula="of:=[.D11]*[.BN$30]/1.5" office:value-type="float" office:value="0.23" calcext:value-type="float">
            <text:p>0.230</text:p>
          </table:table-cell>
          <table:table-cell table:formula="of:=[.D11]*[.BO$30]/2" office:value-type="float" office:value="0.186875" calcext:value-type="float">
            <text:p>0.187</text:p>
          </table:table-cell>
          <table:table-cell table:formula="of:=[.D11]*[.BP$30]/4" office:value-type="float" office:value="0.043125" calcext:value-type="float">
            <text:p>0.043</text:p>
          </table:table-cell>
          <table:table-cell table:formula="of:=[.D11]/((16+24)/12)" office:value-type="float" office:value="69" calcext:value-type="float">
            <text:p>69.000</text:p>
          </table:table-cell>
          <table:table-cell table:formula="of:=[.D11]*2/(30*2000)" office:value-type="float" office:value="0.00766666666666667" calcext:value-type="float">
            <text:p>0.008</text:p>
          </table:table-cell>
          <table:table-cell table:formula="of:=[.D11]/((37.5/12)*2000)" office:value-type="float" office:value="0.0368" calcext:value-type="float">
            <text:p>0.037</text:p>
          </table:table-cell>
          <table:table-cell table:formula="of:=[.D11]*2/((20/9)*2000)" office:value-type="float" office:value="0.1035" calcext:value-type="float">
            <text:p>0.104</text:p>
          </table:table-cell>
          <table:table-cell table:formula="of:=[.AF11]*24*8/(3*25*2000*1000)" office:value-type="float" office:value="21.2061691759401" calcext:value-type="float">
            <text:p>21.206</text:p>
          </table:table-cell>
          <table:table-cell table:formula="of:=[.D11]*3.5/((3/12)*(20/9)*2000)" office:value-type="float" office:value="0.7245" calcext:value-type="float">
            <text:p>0.725</text:p>
          </table:table-cell>
          <table:table-cell table:formula="of:=[.D11]*2/((2/12)*(20/9)*2000)" office:value-type="float" office:value="0.621" calcext:value-type="float">
            <text:p>0.621</text:p>
          </table:table-cell>
          <table:table-cell table:formula="of:=[.D11]*2.5/((5/12)*(20/9)*2000)" office:value-type="float" office:value="0.3105" calcext:value-type="float">
            <text:p>0.311</text:p>
          </table:table-cell>
          <table:table-cell table:formula="of:=[.D11]*7/((14/12)*(20/9)*2000)" office:value-type="float" office:value="0.3105" calcext:value-type="float">
            <text:p>0.311</text:p>
          </table:table-cell>
          <table:table-cell table:formula="of:=[.D11]/(4*2)" office:value-type="float" office:value="28.75" calcext:value-type="float">
            <text:p>28.750</text:p>
          </table:table-cell>
          <table:table-cell table:formula="of:=[.D11]/(4*5)" office:value-type="float" office:value="11.5" calcext:value-type="float">
            <text:p>11.500</text:p>
          </table:table-cell>
          <table:table-cell table:formula="of:=[.D11]/40" office:value-type="float" office:value="5.75" calcext:value-type="float">
            <text:p>5.750</text:p>
          </table:table-cell>
          <table:table-cell table:formula="of:=[.D11]/40" office:value-type="float" office:value="5.75" calcext:value-type="float">
            <text:p>5.750</text:p>
          </table:table-cell>
          <table:table-cell table:formula="of:=[.D11]/40" office:value-type="float" office:value="5.75" calcext:value-type="float">
            <text:p>5.750</text:p>
          </table:table-cell>
          <table:table-cell table:formula="of:=[.D11]/20" office:value-type="float" office:value="11.5" calcext:value-type="float">
            <text:p>11.500</text:p>
          </table:table-cell>
          <table:table-cell table:formula="of:=[.D11]*8.3454*32/2000" office:value-type="float" office:value="30.711072" calcext:value-type="float">
            <text:p>30.711</text:p>
          </table:table-cell>
          <table:table-cell table:formula="of:=[.D11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11]=0.001);0.006*[.D11]/3;0.001)" office:value-type="float" office:value="0.001" calcext:value-type="float">
            <text:p>0.001</text:p>
          </table:table-cell>
          <table:table-cell table:formula="of:=IF(NOT([.CH11]=0.001);0.7*[.D11]/3;0.001)" office:value-type="float" office:value="0.001" calcext:value-type="float">
            <text:p>0.001</text:p>
          </table:table-cell>
          <table:table-cell table:formula="of:=IF(NOT([.CH11]=0.001);0.65*[.D11]/3;0.001)" office:value-type="float" office:value="0.001" calcext:value-type="float">
            <text:p>0.001</text:p>
          </table:table-cell>
          <table:table-cell table:formula="of:=IF(NOT([.CH11]=0.001);0.002*[.D11]/3;0.001)" office:value-type="float" office:value="0.001" calcext:value-type="float">
            <text:p>0.001</text:p>
          </table:table-cell>
          <table:table-cell table:formula="of:=IF(NOT([.CH11]=0.001);0.001*[.D11]/3;0.001)" office:value-type="float" office:value="0.001" calcext:value-type="float">
            <text:p>0.001</text:p>
          </table:table-cell>
          <table:table-cell table:formula="of:=[.D11]*3*110/(24*2000)" office:value-type="float" office:value="1.58125" calcext:value-type="float">
            <text:p>1.581</text:p>
          </table:table-cell>
          <table:table-cell table:formula="of:=[.D11]*3*12/(24*2000)" office:value-type="float" office:value="0.1725" calcext:value-type="float">
            <text:p>0.173</text:p>
          </table:table-cell>
          <table:table-cell table:formula="of:=[.D11]*3*1.4/(24*2000)" office:value-type="float" office:value="0.020125" calcext:value-type="float">
            <text:p>0.020</text:p>
          </table:table-cell>
          <table:table-cell table:formula="of:=[.D11]*1600*8.3454/(10*2000)" office:value-type="float" office:value="153.55536" calcext:value-type="float">
            <text:p>153.555</text:p>
          </table:table-cell>
          <table:table-cell table:formula="of:=[.D11]*2/2000" office:value-type="float" office:value="0.23" calcext:value-type="float">
            <text:p>0.230</text:p>
          </table:table-cell>
          <table:table-cell table:formula="of:=[.D11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1]*0.9" office:value-type="float" office:value="138.199824" calcext:value-type="float">
            <text:p>138.200</text:p>
          </table:table-cell>
          <table:table-cell table:formula="of:=2.5*[.D11]/(60*2000)" office:value-type="float" office:value="0.00479166666666667" calcext:value-type="float">
            <text:p>0.005</text:p>
          </table:table-cell>
          <table:table-cell table:formula="of:=[.D11]*2.5*55/2000" office:value-type="float" office:value="15.8125" calcext:value-type="float">
            <text:p>15.813</text:p>
          </table:table-cell>
          <table:table-cell table:formula="of:=[.D11]*2.5*1.25*0.5/2000" office:value-type="float" office:value="0.1796875" calcext:value-type="float">
            <text:p>0.180</text:p>
          </table:table-cell>
          <table:table-cell table:formula="of:=[.D11]*2*20/2000" office:value-type="float" office:value="4.6" calcext:value-type="float">
            <text:p>4.600</text:p>
          </table:table-cell>
          <table:table-cell table:formula="of:=IF([.B11]=&quot;Mts&quot;;[.D11]*0.005;0.001)" office:value-type="float" office:value="0.001" calcext:value-type="float">
            <text:p>0.001</text:p>
          </table:table-cell>
          <table:table-cell table:formula="of:=IF([.B11]=&quot;Mts&quot;;[.D11]*0.01;0.001)" office:value-type="float" office:value="0.001" calcext:value-type="float">
            <text:p>0.001</text:p>
          </table:table-cell>
          <table:table-cell table:formula="of:=[.D11]*0.02*12/(3*2000)" office:value-type="float" office:value="0.0092" calcext:value-type="float">
            <text:p>0.009</text:p>
          </table:table-cell>
          <table:table-cell table:formula="of:=[.D11]*0.5*12/(5*2000)" office:value-type="float" office:value="0.138" calcext:value-type="float">
            <text:p>0.138</text:p>
          </table:table-cell>
          <table:table-cell table:formula="of:=[.D11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 office:value-type="float" office:value="155" calcext:value-type="float">
            <text:p>155</text:p>
          </table:table-cell>
          <table:table-cell table:formula="of:=IF([.B12]=&quot;Taiga&quot;;265;IF([.B12]=&quot;Mts&quot;;265;IF([.B12]=&quot;Temp&quot;;230;IF([.B12]=&quot;Steppe&quot;;265;IF([.B12]=&quot;Jungle&quot;;180;IF([.B12]=&quot;Sav&quot;;240;IF([.B12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12]=&quot;Taiga&quot;;0.43;IF([.B12]=&quot;Mts&quot;;0.21;IF([.B12]=&quot;Temp&quot;;0.64;IF([.B12]=&quot;Steppe&quot;;0.57;IF([.B12]=&quot;Jungle&quot;;0.43;IF([.B12]=&quot;Sav&quot;;0.57;IF([.B12]=&quot;Medi&quot;;0.43;0)))))))" office:value-type="float" office:value="0.21" calcext:value-type="float">
            <text:p>0.210</text:p>
          </table:table-cell>
          <table:table-cell table:style-name="ce19" table:formula="of:=IF([.B12]=&quot;Taiga&quot;;0.43;IF([.B12]=&quot;Mts&quot;;0.8;IF([.B12]=&quot;Temp&quot;;0.64;IF([.B12]=&quot;Steppe&quot;;0.8;IF([.B12]=&quot;Jungle&quot;;0.43;IF([.B12]=&quot;Sav&quot;;0.8;IF([.B12]=&quot;Medi&quot;;0.6;0)))))))" office:value-type="float" office:value="0.8" calcext:value-type="float">
            <text:p>0.800</text:p>
          </table:table-cell>
          <table:table-cell table:style-name="ce19" table:formula="of:=IF([.B12]=&quot;Taiga&quot;;528;IF([.B12]=&quot;Mts&quot;;855.27;IF([.B12]=&quot;Temp&quot;;565.94;IF([.B12]=&quot;Steppe&quot;;551.72;IF([.B12]=&quot;Jungle&quot;;575.43;IF([.B12]=&quot;Sav&quot;;599.15;IF([.B12]=&quot;Medi&quot;;564.36;0)))))))" office:value-type="float" office:value="855.27" calcext:value-type="float">
            <text:p>855.270</text:p>
          </table:table-cell>
          <table:table-cell table:style-name="ce19" table:formula="of:=IF([.B12]=&quot;Taiga&quot;;2608.19;IF([.B12]=&quot;Mts&quot;;2100;IF([.B12]=&quot;Temp&quot;;2976.19;IF([.B12]=&quot;Steppe&quot;;2450.48;IF([.B12]=&quot;Jungle&quot;;2135.05;IF([.B12]=&quot;Sav&quot;;2310.29;IF([.B12]=&quot;Medi&quot;;2485.52;0)))))))" office:value-type="float" office:value="2100" calcext:value-type="float">
            <text:p>2,100.000</text:p>
          </table:table-cell>
          <table:table-cell table:style-name="ce19" table:formula="of:=IF([.B12]=&quot;Taiga&quot;;500.54;IF([.B12]=&quot;Mts&quot;;360;IF([.B12]=&quot;Temp&quot;;570.81;IF([.B12]=&quot;Steppe&quot;;441.95;IF([.B12]=&quot;Jungle&quot;;486.49;IF([.B12]=&quot;Sav&quot;;518.92;IF([.B12]=&quot;Medi&quot;;640;0)))))))" office:value-type="float" office:value="360" calcext:value-type="float">
            <text:p>360.000</text:p>
          </table:table-cell>
          <table:table-cell table:style-name="ce19" table:formula="of:=IF([.B12]=&quot;Taiga&quot;;2003.09;IF([.B12]=&quot;Mts&quot;;1612.8;IF([.B12]=&quot;Temp&quot;;2285.71;IF([.B12]=&quot;Steppe&quot;;1881.97;IF([.B12]=&quot;Jungle&quot;;1639.72;IF([.B12]=&quot;Sav&quot;;1774.3;IF([.B12]=&quot;Medi&quot;;1908.88;0)))))))" office:value-type="float" office:value="1612.8" calcext:value-type="float">
            <text:p>1,612.800</text:p>
          </table:table-cell>
          <table:table-cell table:style-name="ce19" table:formula="of:=IF([.B12]=&quot;Taiga&quot;;260.82;IF([.B12]=&quot;Mts&quot;;210;IF([.B12]=&quot;Temp&quot;;297.62;IF([.B12]=&quot;Steppe&quot;;245.05;IF([.B12]=&quot;Jungle&quot;;213.5;IF([.B12]=&quot;Sav&quot;;231.03;IF([.B12]=&quot;Medi&quot;;248.55;0)))))))" office:value-type="float" office:value="210" calcext:value-type="float">
            <text:p>210.000</text:p>
          </table:table-cell>
          <table:table-cell table:style-name="ce19" table:formula="of:=IF([.B12]=&quot;Taiga&quot;;250;IF([.B12]=&quot;Mts&quot;;640;IF([.B12]=&quot;Temp&quot;;295.2174;IF([.B12]=&quot;Steppe&quot;;278.2609;IF([.B12]=&quot;Jungle&quot;;306.5217;IF([.B12]=&quot;Sav&quot;;334.7826;IF([.B12]=&quot;Medi&quot;;293.3333;0)))))))" office:value-type="float" office:value="640" calcext:value-type="float">
            <text:p>640.000</text:p>
          </table:table-cell>
          <table:table-cell table:style-name="ce19" table:formula="of:=IF([.B12]=&quot;Taiga&quot;;1491.9691;IF([.B12]=&quot;Mts&quot;;980;IF([.B12]=&quot;Temp&quot;;1747.9537;IF([.B12]=&quot;Steppe&quot;;1278.5174;IF([.B12]=&quot;Jungle&quot;;1440.7722;IF([.B12]=&quot;Sav&quot;;1558.9189;IF([.B12]=&quot;Medi&quot;;2000;0)))))))" office:value-type="float" office:value="980" calcext:value-type="float">
            <text:p>980.000</text:p>
          </table:table-cell>
          <table:table-cell table:style-name="ce19" table:formula="of:=IF([.B12]=&quot;Taiga&quot;;68.5;IF([.B12]=&quot;Mts&quot;;25;IF([.B12]=&quot;Temp&quot;;100;IF([.B12]=&quot;Steppe&quot;;55;IF([.B12]=&quot;Jungle&quot;;28;IF([.B12]=&quot;Sav&quot;;43;IF([.B12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2]*[.F12]*[.G12]*360*640*1393.66125/(2000*1000)" office:value-type="float" office:value="4180.71616704" calcext:value-type="float">
            <text:p>4,180.716</text:p>
          </table:table-cell>
          <table:table-cell table:formula="of:=[.C12]*[.F12]*[.G12]*[.J12]*640*1393.66125/(2000*1000)" office:value-type="float" office:value="4180.71616704" calcext:value-type="float">
            <text:p>4,180.716</text:p>
          </table:table-cell>
          <table:table-cell table:formula="of:=[.T12]*[.J$28]" office:value-type="float" office:value="1393.57205568" calcext:value-type="float">
            <text:p>1,393.572</text:p>
          </table:table-cell>
          <table:table-cell table:formula="of:=[.T12]-[.U12]" office:value-type="float" office:value="2787.14411136" calcext:value-type="float">
            <text:p>2,787.144</text:p>
          </table:table-cell>
          <table:table-cell table:formula="of:=[.C12]*[.F12]*[.G12]*[.H12]*640*1393.66125/(2000*1000)" office:value-type="float" office:value="9932.33643384528" calcext:value-type="float">
            <text:p>9,932.336</text:p>
          </table:table-cell>
          <table:table-cell table:formula="of:=[.W12]*[.H$28]" office:value-type="float" office:value="2708.81902741235" calcext:value-type="float">
            <text:p>2,708.819</text:p>
          </table:table-cell>
          <table:table-cell table:formula="of:=[.W12]-[.X12]" office:value-type="float" office:value="7223.51740643293" calcext:value-type="float">
            <text:p>7,223.517</text:p>
          </table:table-cell>
          <table:table-cell table:formula="of:=[.C12]*[.F12]*[.G12]*[.M12]*640*1393.66125/(2000*1000)" office:value-type="float" office:value="7432.38429696" calcext:value-type="float">
            <text:p>7,432.384</text:p>
          </table:table-cell>
          <table:table-cell table:formula="of:=[.C12]*[.F12]*[.G12]*[.N12]*640*1393.66125/(2000*1000)" office:value-type="float" office:value="11380.83845472" calcext:value-type="float">
            <text:p>11,380.838</text:p>
          </table:table-cell>
          <table:table-cell table:formula="of:=[.C12]*[.F12]*[.G12]*[.O12]*640*1393.66125/(2000*1000)" office:value-type="float" office:value="290.3275116" calcext:value-type="float">
            <text:p>290.328</text:p>
          </table:table-cell>
          <table:table-cell table:formula="of:=[.C12]*[.P12]*640*1393.66125/(2000*1000)" office:value-type="float" office:value="2.592209925" calcext:value-type="float">
            <text:p>2.592</text:p>
          </table:table-cell>
          <table:table-cell table:formula="of:=[.C12]*[.Q12]*640*1393.66125/(2000*1000)" office:value-type="float" office:value="2.592209925" calcext:value-type="float">
            <text:p>2.592</text:p>
          </table:table-cell>
          <table:table-cell table:formula="of:=[.C12]*[.F12]*[.G12]*6*[.J12]*640*1393.66125/(18*365)" office:value-type="float" office:value="7636011.264" calcext:value-type="float">
            <text:p>7,636,011.264</text:p>
          </table:table-cell>
          <table:table-cell table:formula="of:=[.C12]*[.F12]*[.G12]*[.J12]*640*1393.66125/(18*100)" office:value-type="float" office:value="4645240.1856" calcext:value-type="float">
            <text:p>4,645,240.186</text:p>
          </table:table-cell>
          <table:table-cell table:formula="of:=[.C12]*[.F12]*[.G12]*[.J12]*640*1393.66125/520" office:value-type="float" office:value="16079677.5655385" calcext:value-type="float">
            <text:p>16,079,677.566</text:p>
          </table:table-cell>
          <table:table-cell table:formula="of:=[.C12]*[.F12]*[.G12]*[.K12]*640*1393.66125/(2000*1000)" office:value-type="float" office:value="18729.6084283392" calcext:value-type="float">
            <text:p>18,729.608</text:p>
          </table:table-cell>
          <table:table-cell table:formula="of:=3*12*[.D12]/5" office:value-type="float" office:value="1908" calcext:value-type="float">
            <text:p>1,908.000</text:p>
          </table:table-cell>
          <table:table-cell table:formula="of:=1.5*[.D12]*750/(2000*15)" office:value-type="float" office:value="9.9375" calcext:value-type="float">
            <text:p>9.938</text:p>
          </table:table-cell>
          <table:table-cell table:formula="of:=66*10*[.D12]/(2000*6)" office:value-type="float" office:value="14.575" calcext:value-type="float">
            <text:p>14.575</text:p>
          </table:table-cell>
          <table:table-cell table:formula="of:=[.AE12]*365/1000" office:value-type="float" office:value="2787144.11136" calcext:value-type="float">
            <text:p>2,787,144.111</text:p>
          </table:table-cell>
          <table:table-cell table:formula="of:=[.AF12]*24*238/(3*25*2000*1000)" office:value-type="float" office:value="176.890746267648" calcext:value-type="float">
            <text:p>176.891</text:p>
          </table:table-cell>
          <table:table-cell table:formula="of:=[.AG12]*40*0.7*52/(6*1000*2000)" office:value-type="float" office:value="1951.000877952" calcext:value-type="float">
            <text:p>1,951.001</text:p>
          </table:table-cell>
          <table:table-cell table:formula="of:=[.AG12]*120*2/(16*1000*2000)" office:value-type="float" office:value="120.597581741538" calcext:value-type="float">
            <text:p>120.598</text:p>
          </table:table-cell>
          <table:table-cell table:formula="of:=[.AH12]*3.25*8.34/(48)" office:value-type="float" office:value="10576.3757593778" calcext:value-type="float">
            <text:p>10,576.376</text:p>
          </table:table-cell>
          <table:table-cell table:formula="of:=[.AH12]*25*8.34/(4*48)" office:value-type="float" office:value="20339.1841526496" calcext:value-type="float">
            <text:p>20,339.184</text:p>
          </table:table-cell>
          <table:table-cell table:formula="of:=[.C12]*[.F12]*[.G12]*[.L12]*640*1393.66125/(2000*1000)" office:value-type="float" office:value="2438.75109744" calcext:value-type="float">
            <text:p>2,438.751</text:p>
          </table:table-cell>
          <table:table-cell table:formula="of:=[.AF12]*600*6/(90*1000*2000)" office:value-type="float" office:value="92.904803712" calcext:value-type="float">
            <text:p>92.905</text:p>
          </table:table-cell>
          <table:table-cell table:formula="of:=IF([.B12]=&quot;Taiga&quot;;236.2;IF([.B12]=&quot;Mts&quot;;10;IF([.B12]=&quot;Temp&quot;;400;IF([.B12]=&quot;Steppe&quot;;25;IF([.B12]=&quot;Jungle&quot;;400;IF([.B12]=&quot;Sav&quot;;103.6;IF([.B12]=&quot;Medi&quot;;181.6;0)))))))*[.D12]*[.AT$36]" office:value-type="float" office:value="4.96875" calcext:value-type="float">
            <text:p>4.969</text:p>
          </table:table-cell>
          <table:table-cell table:formula="of:=INDEX([$Tech.$F$3:$Tech.$F$13];MATCH([.E12];[$Tech.$E$3:$Tech.$E$13];1))*[.D12]*[.AT$36]/365" office:value-type="float" office:value="49.6875" calcext:value-type="float">
            <text:p>49.688</text:p>
          </table:table-cell>
          <table:table-cell table:formula="of:=[.D12]*12.5*[.AT$36]/(30)" office:value-type="float" office:value="0.20703125" calcext:value-type="float">
            <text:p>0.207</text:p>
          </table:table-cell>
          <table:table-cell table:formula="of:=125*[.D12]*[.AW$30]" office:value-type="float" office:value="128.1005859375" calcext:value-type="float">
            <text:p>128.101</text:p>
          </table:table-cell>
          <table:table-cell table:formula="of:=1000*[.D12]*[.AW$30]/(3)" office:value-type="float" office:value="341.6015625" calcext:value-type="float">
            <text:p>341.602</text:p>
          </table:table-cell>
          <table:table-cell table:formula="of:=[.D12]/(2*[.AY$30])" office:value-type="float" office:value="238.5" calcext:value-type="float">
            <text:p>238.500</text:p>
          </table:table-cell>
          <table:table-cell table:formula="of:=[.D12]*[.AZ$30]/2" office:value-type="float" office:value="0.165625" calcext:value-type="float">
            <text:p>0.166</text:p>
          </table:table-cell>
          <table:table-cell table:formula="of:=[.D12]*2*[.BA$30]" office:value-type="float" office:value="0.795" calcext:value-type="float">
            <text:p>0.795</text:p>
          </table:table-cell>
          <table:table-cell table:formula="of:=[.D12]*3*[.BB$30]" office:value-type="float" office:value="0.59625" calcext:value-type="float">
            <text:p>0.596</text:p>
          </table:table-cell>
          <table:table-cell table:formula="of:=[.D12]*11*[.BC$30]/15" office:value-type="float" office:value="0.1166" calcext:value-type="float">
            <text:p>0.117</text:p>
          </table:table-cell>
          <table:table-cell table:formula="of:=[.D12]*11*[.BD$30]/8" office:value-type="float" office:value="0.27328125" calcext:value-type="float">
            <text:p>0.273</text:p>
          </table:table-cell>
          <table:table-cell table:formula="of:=[.D12]*11*[.BE$30]/3" office:value-type="float" office:value="0.176982142857143" calcext:value-type="float">
            <text:p>0.177</text:p>
          </table:table-cell>
          <table:table-cell table:formula="of:=[.D12]*11*[.BF$30]/5" office:value-type="float" office:value="0.12753125" calcext:value-type="float">
            <text:p>0.128</text:p>
          </table:table-cell>
          <table:table-cell table:formula="of:=[.D12]*11*[.BG$30]/9" office:value-type="float" office:value="0.323888888888889" calcext:value-type="float">
            <text:p>0.324</text:p>
          </table:table-cell>
          <table:table-cell table:formula="of:=[.D12]*11*[.BH$30]/12" office:value-type="float" office:value="0.1821875" calcext:value-type="float">
            <text:p>0.182</text:p>
          </table:table-cell>
          <table:table-cell table:formula="of:=[.D12]*[.BI$30]/(125/12)" office:value-type="float" office:value="0.5088" calcext:value-type="float">
            <text:p>0.509</text:p>
          </table:table-cell>
          <table:table-cell table:formula="of:=[.D12]*[.BJ$30]/30" office:value-type="float" office:value="0.231256666666667" calcext:value-type="float">
            <text:p>0.231</text:p>
          </table:table-cell>
          <table:table-cell table:formula="of:=[.D12]*[.BK$30]/7" office:value-type="float" office:value="0.0319419642857143" calcext:value-type="float">
            <text:p>0.032</text:p>
          </table:table-cell>
          <table:table-cell table:formula="of:=[.D12]*[.BL$30]/8.5" office:value-type="float" office:value="0.0526102941176471" calcext:value-type="float">
            <text:p>0.053</text:p>
          </table:table-cell>
          <table:table-cell table:formula="of:=[.D12]*[.BM$30]" office:value-type="float" office:value="0.111796875" calcext:value-type="float">
            <text:p>0.112</text:p>
          </table:table-cell>
          <table:table-cell table:formula="of:=[.D12]*[.BN$30]/1.5" office:value-type="float" office:value="0.265" calcext:value-type="float">
            <text:p>0.265</text:p>
          </table:table-cell>
          <table:table-cell table:formula="of:=[.D12]*[.BO$30]/2" office:value-type="float" office:value="0.2153125" calcext:value-type="float">
            <text:p>0.215</text:p>
          </table:table-cell>
          <table:table-cell table:formula="of:=[.D12]*[.BP$30]/4" office:value-type="float" office:value="0.0496875" calcext:value-type="float">
            <text:p>0.050</text:p>
          </table:table-cell>
          <table:table-cell table:formula="of:=[.D12]/((16+24)/12)" office:value-type="float" office:value="79.5" calcext:value-type="float">
            <text:p>79.500</text:p>
          </table:table-cell>
          <table:table-cell table:formula="of:=[.D12]*2/(30*2000)" office:value-type="float" office:value="0.00883333333333333" calcext:value-type="float">
            <text:p>0.009</text:p>
          </table:table-cell>
          <table:table-cell table:formula="of:=[.D12]/((37.5/12)*2000)" office:value-type="float" office:value="0.0424" calcext:value-type="float">
            <text:p>0.042</text:p>
          </table:table-cell>
          <table:table-cell table:formula="of:=[.D12]*2/((20/9)*2000)" office:value-type="float" office:value="0.11925" calcext:value-type="float">
            <text:p>0.119</text:p>
          </table:table-cell>
          <table:table-cell table:formula="of:=[.AF12]*24*8/(3*25*2000*1000)" office:value-type="float" office:value="5.945907437568" calcext:value-type="float">
            <text:p>5.946</text:p>
          </table:table-cell>
          <table:table-cell table:formula="of:=[.D12]*3.5/((3/12)*(20/9)*2000)" office:value-type="float" office:value="0.83475" calcext:value-type="float">
            <text:p>0.835</text:p>
          </table:table-cell>
          <table:table-cell table:formula="of:=[.D12]*2/((2/12)*(20/9)*2000)" office:value-type="float" office:value="0.7155" calcext:value-type="float">
            <text:p>0.716</text:p>
          </table:table-cell>
          <table:table-cell table:formula="of:=[.D12]*2.5/((5/12)*(20/9)*2000)" office:value-type="float" office:value="0.35775" calcext:value-type="float">
            <text:p>0.358</text:p>
          </table:table-cell>
          <table:table-cell table:formula="of:=[.D12]*7/((14/12)*(20/9)*2000)" office:value-type="float" office:value="0.35775" calcext:value-type="float">
            <text:p>0.358</text:p>
          </table:table-cell>
          <table:table-cell table:formula="of:=[.D12]/(4*2)" office:value-type="float" office:value="33.125" calcext:value-type="float">
            <text:p>33.125</text:p>
          </table:table-cell>
          <table:table-cell table:formula="of:=[.D12]/(4*5)" office:value-type="float" office:value="13.25" calcext:value-type="float">
            <text:p>13.250</text:p>
          </table:table-cell>
          <table:table-cell office:value-type="float" office:value="0.001" calcext:value-type="float">
            <text:p>0.001</text:p>
          </table:table-cell>
          <table:table-cell table:formula="of:=[.D12]/40" office:value-type="float" office:value="6.625" calcext:value-type="float">
            <text:p>6.625</text:p>
          </table:table-cell>
          <table:table-cell table:formula="of:=[.D12]/40" office:value-type="float" office:value="6.625" calcext:value-type="float">
            <text:p>6.625</text:p>
          </table:table-cell>
          <table:table-cell table:formula="of:=[.D12]/20" office:value-type="float" office:value="13.25" calcext:value-type="float">
            <text:p>13.250</text:p>
          </table:table-cell>
          <table:table-cell table:formula="of:=[.D12]*8.3454*32/2000" office:value-type="float" office:value="35.384496" calcext:value-type="float">
            <text:p>35.384</text:p>
          </table:table-cell>
          <table:table-cell table:formula="of:=[.D12]*50*2/(3*2000)" office:value-type="float" office:value="4.41666666666667" calcext:value-type="float">
            <text:p>4.417</text:p>
          </table:table-cell>
          <table:table-cell table:formula="of:=[.D12]*50/2000" office:value-type="float" office:value="6.625" calcext:value-type="float">
            <text:p>6.625</text:p>
          </table:table-cell>
          <table:table-cell table:formula="of:=IF(NOT([.CH12]=0.001);0.006*[.D12]/3;0.001)" office:value-type="float" office:value="0.53" calcext:value-type="float">
            <text:p>0.530</text:p>
          </table:table-cell>
          <table:table-cell table:formula="of:=IF(NOT([.CH12]=0.001);0.7*[.D12]/3;0.001)" office:value-type="float" office:value="61.8333333333333" calcext:value-type="float">
            <text:p>61.833</text:p>
          </table:table-cell>
          <table:table-cell table:formula="of:=IF(NOT([.CH12]=0.001);0.65*[.D12]/3;0.001)" office:value-type="float" office:value="57.4166666666667" calcext:value-type="float">
            <text:p>57.417</text:p>
          </table:table-cell>
          <table:table-cell table:formula="of:=IF(NOT([.CH12]=0.001);0.002*[.D12]/3;0.001)" office:value-type="float" office:value="0.176666666666667" calcext:value-type="float">
            <text:p>0.177</text:p>
          </table:table-cell>
          <table:table-cell table:formula="of:=IF(NOT([.CH12]=0.001);0.001*[.D12]/3;0.001)" office:value-type="float" office:value="0.0883333333333333" calcext:value-type="float">
            <text:p>0.088</text:p>
          </table:table-cell>
          <table:table-cell table:formula="of:=[.D12]*3*110/(24*2000)" office:value-type="float" office:value="1.821875" calcext:value-type="float">
            <text:p>1.822</text:p>
          </table:table-cell>
          <table:table-cell table:formula="of:=[.D12]*3*12/(24*2000)" office:value-type="float" office:value="0.19875" calcext:value-type="float">
            <text:p>0.199</text:p>
          </table:table-cell>
          <table:table-cell table:formula="of:=[.D12]*3*1.4/(24*2000)" office:value-type="float" office:value="0.0231875" calcext:value-type="float">
            <text:p>0.023</text:p>
          </table:table-cell>
          <table:table-cell table:formula="of:=[.D12]*1600*8.3454/(10*2000)" office:value-type="float" office:value="176.92248" calcext:value-type="float">
            <text:p>176.922</text:p>
          </table:table-cell>
          <table:table-cell table:formula="of:=[.D12]*2/2000" office:value-type="float" office:value="0.265" calcext:value-type="float">
            <text:p>0.265</text:p>
          </table:table-cell>
          <table:table-cell table:formula="of:=[.D12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12]*0.9" office:value-type="float" office:value="159.230232" calcext:value-type="float">
            <text:p>159.230</text:p>
          </table:table-cell>
          <table:table-cell table:formula="of:=2.5*[.D12]/(60*2000)" office:value-type="float" office:value="0.00552083333333333" calcext:value-type="float">
            <text:p>0.006</text:p>
          </table:table-cell>
          <table:table-cell table:formula="of:=[.D12]*2.5*55/2000" office:value-type="float" office:value="18.21875" calcext:value-type="float">
            <text:p>18.219</text:p>
          </table:table-cell>
          <table:table-cell table:formula="of:=[.D12]*2.5*1.25*0.5/2000" office:value-type="float" office:value="0.20703125" calcext:value-type="float">
            <text:p>0.207</text:p>
          </table:table-cell>
          <table:table-cell table:formula="of:=[.D12]*2*20/2000" office:value-type="float" office:value="5.3" calcext:value-type="float">
            <text:p>5.300</text:p>
          </table:table-cell>
          <table:table-cell table:formula="of:=IF([.B12]=&quot;Mts&quot;;[.D12]*0.005;0.001)" office:value-type="float" office:value="1.325" calcext:value-type="float">
            <text:p>1.325</text:p>
          </table:table-cell>
          <table:table-cell table:formula="of:=IF([.B12]=&quot;Mts&quot;;[.D12]*0.01;0.001)" office:value-type="float" office:value="2.65" calcext:value-type="float">
            <text:p>2.650</text:p>
          </table:table-cell>
          <table:table-cell table:formula="of:=[.D12]*0.02*12/(3*2000)" office:value-type="float" office:value="0.0106" calcext:value-type="float">
            <text:p>0.011</text:p>
          </table:table-cell>
          <table:table-cell table:formula="of:=[.D12]*0.5*12/(5*2000)" office:value-type="float" office:value="0.159" calcext:value-type="float">
            <text:p>0.159</text:p>
          </table:table-cell>
          <table:table-cell table:formula="of:=[.D12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 office:value-type="float" office:value="127" calcext:value-type="float">
            <text:p>127</text:p>
          </table:table-cell>
          <table:table-cell table:formula="of:=IF([.B13]=&quot;Taiga&quot;;265;IF([.B13]=&quot;Mts&quot;;265;IF([.B13]=&quot;Temp&quot;;230;IF([.B13]=&quot;Steppe&quot;;265;IF([.B13]=&quot;Jungle&quot;;180;IF([.B13]=&quot;Sav&quot;;240;IF([.B13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3]=&quot;Taiga&quot;;0.43;IF([.B13]=&quot;Mts&quot;;0.21;IF([.B13]=&quot;Temp&quot;;0.64;IF([.B13]=&quot;Steppe&quot;;0.57;IF([.B13]=&quot;Jungle&quot;;0.43;IF([.B13]=&quot;Sav&quot;;0.57;IF([.B13]=&quot;Medi&quot;;0.43;0)))))))" office:value-type="float" office:value="0.43" calcext:value-type="float">
            <text:p>0.430</text:p>
          </table:table-cell>
          <table:table-cell table:style-name="ce19" table:formula="of:=IF([.B13]=&quot;Taiga&quot;;0.43;IF([.B13]=&quot;Mts&quot;;0.8;IF([.B13]=&quot;Temp&quot;;0.64;IF([.B13]=&quot;Steppe&quot;;0.8;IF([.B13]=&quot;Jungle&quot;;0.43;IF([.B13]=&quot;Sav&quot;;0.8;IF([.B13]=&quot;Medi&quot;;0.6;0)))))))" office:value-type="float" office:value="0.43" calcext:value-type="float">
            <text:p>0.430</text:p>
          </table:table-cell>
          <table:table-cell table:style-name="ce19" table:formula="of:=IF([.B13]=&quot;Taiga&quot;;528;IF([.B13]=&quot;Mts&quot;;855.27;IF([.B13]=&quot;Temp&quot;;565.94;IF([.B13]=&quot;Steppe&quot;;551.72;IF([.B13]=&quot;Jungle&quot;;575.43;IF([.B13]=&quot;Sav&quot;;599.15;IF([.B13]=&quot;Medi&quot;;564.36;0)))))))" office:value-type="float" office:value="575.43" calcext:value-type="float">
            <text:p>575.430</text:p>
          </table:table-cell>
          <table:table-cell table:style-name="ce19" table:formula="of:=IF([.B13]=&quot;Taiga&quot;;2608.19;IF([.B13]=&quot;Mts&quot;;2100;IF([.B13]=&quot;Temp&quot;;2976.19;IF([.B13]=&quot;Steppe&quot;;2450.48;IF([.B13]=&quot;Jungle&quot;;2135.05;IF([.B13]=&quot;Sav&quot;;2310.29;IF([.B13]=&quot;Medi&quot;;2485.52;0)))))))" office:value-type="float" office:value="2135.05" calcext:value-type="float">
            <text:p>2,135.050</text:p>
          </table:table-cell>
          <table:table-cell table:style-name="ce19" table:formula="of:=IF([.B13]=&quot;Taiga&quot;;500.54;IF([.B13]=&quot;Mts&quot;;360;IF([.B13]=&quot;Temp&quot;;570.81;IF([.B13]=&quot;Steppe&quot;;441.95;IF([.B13]=&quot;Jungle&quot;;486.49;IF([.B13]=&quot;Sav&quot;;518.92;IF([.B13]=&quot;Medi&quot;;640;0)))))))" office:value-type="float" office:value="486.49" calcext:value-type="float">
            <text:p>486.490</text:p>
          </table:table-cell>
          <table:table-cell table:style-name="ce19" table:formula="of:=IF([.B13]=&quot;Taiga&quot;;2003.09;IF([.B13]=&quot;Mts&quot;;1612.8;IF([.B13]=&quot;Temp&quot;;2285.71;IF([.B13]=&quot;Steppe&quot;;1881.97;IF([.B13]=&quot;Jungle&quot;;1639.72;IF([.B13]=&quot;Sav&quot;;1774.3;IF([.B13]=&quot;Medi&quot;;1908.88;0)))))))" office:value-type="float" office:value="1639.72" calcext:value-type="float">
            <text:p>1,639.720</text:p>
          </table:table-cell>
          <table:table-cell table:style-name="ce19" table:formula="of:=IF([.B13]=&quot;Taiga&quot;;260.82;IF([.B13]=&quot;Mts&quot;;210;IF([.B13]=&quot;Temp&quot;;297.62;IF([.B13]=&quot;Steppe&quot;;245.05;IF([.B13]=&quot;Jungle&quot;;213.5;IF([.B13]=&quot;Sav&quot;;231.03;IF([.B13]=&quot;Medi&quot;;248.55;0)))))))" office:value-type="float" office:value="213.5" calcext:value-type="float">
            <text:p>213.500</text:p>
          </table:table-cell>
          <table:table-cell table:style-name="ce19" table:formula="of:=IF([.B13]=&quot;Taiga&quot;;250;IF([.B13]=&quot;Mts&quot;;640;IF([.B13]=&quot;Temp&quot;;295.2174;IF([.B13]=&quot;Steppe&quot;;278.2609;IF([.B13]=&quot;Jungle&quot;;306.5217;IF([.B13]=&quot;Sav&quot;;334.7826;IF([.B13]=&quot;Medi&quot;;293.3333;0)))))))" office:value-type="float" office:value="306.5217" calcext:value-type="float">
            <text:p>306.522</text:p>
          </table:table-cell>
          <table:table-cell table:style-name="ce19" table:formula="of:=IF([.B13]=&quot;Taiga&quot;;1491.9691;IF([.B13]=&quot;Mts&quot;;980;IF([.B13]=&quot;Temp&quot;;1747.9537;IF([.B13]=&quot;Steppe&quot;;1278.5174;IF([.B13]=&quot;Jungle&quot;;1440.7722;IF([.B13]=&quot;Sav&quot;;1558.9189;IF([.B13]=&quot;Medi&quot;;2000;0)))))))" office:value-type="float" office:value="1440.7722" calcext:value-type="float">
            <text:p>1,440.772</text:p>
          </table:table-cell>
          <table:table-cell table:style-name="ce19" table:formula="of:=IF([.B13]=&quot;Taiga&quot;;68.5;IF([.B13]=&quot;Mts&quot;;25;IF([.B13]=&quot;Temp&quot;;100;IF([.B13]=&quot;Steppe&quot;;55;IF([.B13]=&quot;Jungle&quot;;28;IF([.B13]=&quot;Sav&quot;;43;IF([.B13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3]*[.F13]*[.G13]*360*640*1393.66125/(2000*1000)" office:value-type="float" office:value="3770.0780049648" calcext:value-type="float">
            <text:p>3,770.078</text:p>
          </table:table-cell>
          <table:table-cell table:formula="of:=[.C13]*[.F13]*[.G13]*[.J13]*640*1393.66125/(2000*1000)" office:value-type="float" office:value="5094.73680176479" calcext:value-type="float">
            <text:p>5,094.737</text:p>
          </table:table-cell>
          <table:table-cell table:formula="of:=[.T13]*[.J$28]" office:value-type="float" office:value="1698.24560058826" calcext:value-type="float">
            <text:p>1,698.246</text:p>
          </table:table-cell>
          <table:table-cell table:formula="of:=[.T13]-[.U13]" office:value-type="float" office:value="3396.49120117653" calcext:value-type="float">
            <text:p>3,396.491</text:p>
          </table:table-cell>
          <table:table-cell table:formula="of:=[.C13]*[.F13]*[.G13]*[.H13]*640*1393.66125/(2000*1000)" office:value-type="float" office:value="6026.15551776915" calcext:value-type="float">
            <text:p>6,026.156</text:p>
          </table:table-cell>
          <table:table-cell table:formula="of:=[.W13]*[.H$28]" office:value-type="float" office:value="1643.49695939159" calcext:value-type="float">
            <text:p>1,643.497</text:p>
          </table:table-cell>
          <table:table-cell table:formula="of:=[.W13]-[.X13]" office:value-type="float" office:value="4382.65855837757" calcext:value-type="float">
            <text:p>4,382.659</text:p>
          </table:table-cell>
          <table:table-cell table:formula="of:=[.C13]*[.F13]*[.G13]*[.M13]*640*1393.66125/(2000*1000)" office:value-type="float" office:value="3210.02977559561" calcext:value-type="float">
            <text:p>3,210.030</text:p>
          </table:table-cell>
          <table:table-cell table:formula="of:=[.C13]*[.F13]*[.G13]*[.N13]*640*1393.66125/(2000*1000)" office:value-type="float" office:value="15088.3988371798" calcext:value-type="float">
            <text:p>15,088.399</text:p>
          </table:table-cell>
          <table:table-cell table:formula="of:=[.C13]*[.F13]*[.G13]*[.O13]*640*1393.66125/(2000*1000)" office:value-type="float" office:value="293.22828927504" calcext:value-type="float">
            <text:p>293.228</text:p>
          </table:table-cell>
          <table:table-cell table:formula="of:=[.C13]*[.P13]*640*1393.66125/(2000*1000)" office:value-type="float" office:value="2.123939745" calcext:value-type="float">
            <text:p>2.124</text:p>
          </table:table-cell>
          <table:table-cell table:formula="of:=[.C13]*[.Q13]*640*1393.66125/(2000*1000)" office:value-type="float" office:value="2.123939745" calcext:value-type="float">
            <text:p>2.124</text:p>
          </table:table-cell>
          <table:table-cell table:formula="of:=[.C13]*[.F13]*[.G13]*6*[.J13]*640*1393.66125/(18*365)" office:value-type="float" office:value="9305455.34568912" calcext:value-type="float">
            <text:p>9,305,455.346</text:p>
          </table:table-cell>
          <table:table-cell table:formula="of:=[.C13]*[.F13]*[.G13]*[.J13]*640*1393.66125/(18*100)" office:value-type="float" office:value="5660818.66862755" calcext:value-type="float">
            <text:p>5,660,818.669</text:p>
          </table:table-cell>
          <table:table-cell table:formula="of:=[.C13]*[.F13]*[.G13]*[.J13]*640*1393.66125/520" office:value-type="float" office:value="19595141.5452492" calcext:value-type="float">
            <text:p>19,595,141.545</text:p>
          </table:table-cell>
          <table:table-cell table:formula="of:=[.C13]*[.F13]*[.G13]*[.K13]*640*1393.66125/(2000*1000)" office:value-type="float" office:value="17171.8675175025" calcext:value-type="float">
            <text:p>17,171.868</text:p>
          </table:table-cell>
          <table:table-cell table:formula="of:=3*12*[.D13]/5" office:value-type="float" office:value="1296" calcext:value-type="float">
            <text:p>1,296.000</text:p>
          </table:table-cell>
          <table:table-cell table:formula="of:=1.5*[.D13]*750/(2000*15)" office:value-type="float" office:value="6.75" calcext:value-type="float">
            <text:p>6.750</text:p>
          </table:table-cell>
          <table:table-cell table:formula="of:=66*10*[.D13]/(2000*6)" office:value-type="float" office:value="9.9" calcext:value-type="float">
            <text:p>9.900</text:p>
          </table:table-cell>
          <table:table-cell table:formula="of:=[.AE13]*365/1000" office:value-type="float" office:value="3396491.20117653" calcext:value-type="float">
            <text:p>3,396,491.201</text:p>
          </table:table-cell>
          <table:table-cell table:formula="of:=[.AF13]*24*238/(3*25*2000*1000)" office:value-type="float" office:value="215.563974901337" calcext:value-type="float">
            <text:p>215.564</text:p>
          </table:table-cell>
          <table:table-cell table:formula="of:=[.AG13]*40*0.7*52/(6*1000*2000)" office:value-type="float" office:value="2377.54384082357" calcext:value-type="float">
            <text:p>2,377.544</text:p>
          </table:table-cell>
          <table:table-cell table:formula="of:=[.AG13]*120*2/(16*1000*2000)" office:value-type="float" office:value="146.963561589369" calcext:value-type="float">
            <text:p>146.964</text:p>
          </table:table-cell>
          <table:table-cell table:formula="of:=[.AH13]*3.25*8.34/(48)" office:value-type="float" office:value="9696.73893878966" calcext:value-type="float">
            <text:p>9,696.739</text:p>
          </table:table-cell>
          <table:table-cell table:formula="of:=[.AH13]*25*8.34/(4*48)" office:value-type="float" office:value="18647.5748822878" calcext:value-type="float">
            <text:p>18,647.575</text:p>
          </table:table-cell>
          <table:table-cell table:formula="of:=[.C13]*[.F13]*[.G13]*[.L13]*640*1393.66125/(2000*1000)" office:value-type="float" office:value="2235.86570572218" calcext:value-type="float">
            <text:p>2,235.866</text:p>
          </table:table-cell>
          <table:table-cell table:formula="of:=[.AF13]*600*6/(90*1000*2000)" office:value-type="float" office:value="113.216373372551" calcext:value-type="float">
            <text:p>113.216</text:p>
          </table:table-cell>
          <table:table-cell table:formula="of:=IF([.B13]=&quot;Taiga&quot;;236.2;IF([.B13]=&quot;Mts&quot;;10;IF([.B13]=&quot;Temp&quot;;400;IF([.B13]=&quot;Steppe&quot;;25;IF([.B13]=&quot;Jungle&quot;;400;IF([.B13]=&quot;Sav&quot;;103.6;IF([.B13]=&quot;Medi&quot;;181.6;0)))))))*[.D13]*[.AT$36]" office:value-type="float" office:value="135" calcext:value-type="float">
            <text:p>135.000</text:p>
          </table:table-cell>
          <table:table-cell table:formula="of:=INDEX([$Tech.$F$3:$Tech.$F$13];MATCH([.E13];[$Tech.$E$3:$Tech.$E$13];1))*[.D13]*[.AT$36]/365" office:value-type="float" office:value="33.75" calcext:value-type="float">
            <text:p>33.750</text:p>
          </table:table-cell>
          <table:table-cell table:formula="of:=[.D13]*12.5*[.AT$36]/(30)" office:value-type="float" office:value="0.140625" calcext:value-type="float">
            <text:p>0.141</text:p>
          </table:table-cell>
          <table:table-cell table:formula="of:=125*[.D13]*[.AW$30]" office:value-type="float" office:value="87.01171875" calcext:value-type="float">
            <text:p>87.012</text:p>
          </table:table-cell>
          <table:table-cell table:formula="of:=1000*[.D13]*[.AW$30]/(3)" office:value-type="float" office:value="232.03125" calcext:value-type="float">
            <text:p>232.031</text:p>
          </table:table-cell>
          <table:table-cell table:formula="of:=[.D13]/(2*[.AY$30])" office:value-type="float" office:value="162" calcext:value-type="float">
            <text:p>162.000</text:p>
          </table:table-cell>
          <table:table-cell table:formula="of:=[.D13]*[.AZ$30]/2" office:value-type="float" office:value="0.1125" calcext:value-type="float">
            <text:p>0.113</text:p>
          </table:table-cell>
          <table:table-cell table:formula="of:=[.D13]*2*[.BA$30]" office:value-type="float" office:value="0.54" calcext:value-type="float">
            <text:p>0.540</text:p>
          </table:table-cell>
          <table:table-cell table:formula="of:=[.D13]*3*[.BB$30]" office:value-type="float" office:value="0.405" calcext:value-type="float">
            <text:p>0.405</text:p>
          </table:table-cell>
          <table:table-cell table:formula="of:=[.D13]*11*[.BC$30]/15" office:value-type="float" office:value="0.0792" calcext:value-type="float">
            <text:p>0.079</text:p>
          </table:table-cell>
          <table:table-cell table:formula="of:=[.D13]*11*[.BD$30]/8" office:value-type="float" office:value="0.185625" calcext:value-type="float">
            <text:p>0.186</text:p>
          </table:table-cell>
          <table:table-cell table:formula="of:=[.D13]*11*[.BE$30]/3" office:value-type="float" office:value="0.120214285714286" calcext:value-type="float">
            <text:p>0.120</text:p>
          </table:table-cell>
          <table:table-cell table:formula="of:=[.D13]*11*[.BF$30]/5" office:value-type="float" office:value="0.086625" calcext:value-type="float">
            <text:p>0.087</text:p>
          </table:table-cell>
          <table:table-cell table:formula="of:=[.D13]*11*[.BG$30]/9" office:value-type="float" office:value="0.22" calcext:value-type="float">
            <text:p>0.220</text:p>
          </table:table-cell>
          <table:table-cell table:formula="of:=[.D13]*11*[.BH$30]/12" office:value-type="float" office:value="0.12375" calcext:value-type="float">
            <text:p>0.124</text:p>
          </table:table-cell>
          <table:table-cell table:formula="of:=[.D13]*[.BI$30]/(125/12)" office:value-type="float" office:value="0.3456" calcext:value-type="float">
            <text:p>0.346</text:p>
          </table:table-cell>
          <table:table-cell table:formula="of:=[.D13]*[.BJ$30]/30" office:value-type="float" office:value="0.15708" calcext:value-type="float">
            <text:p>0.157</text:p>
          </table:table-cell>
          <table:table-cell table:formula="of:=[.D13]*[.BK$30]/7" office:value-type="float" office:value="0.0216964285714286" calcext:value-type="float">
            <text:p>0.022</text:p>
          </table:table-cell>
          <table:table-cell table:formula="of:=[.D13]*[.BL$30]/8.5" office:value-type="float" office:value="0.0357352941176471" calcext:value-type="float">
            <text:p>0.036</text:p>
          </table:table-cell>
          <table:table-cell table:formula="of:=[.D13]*[.BM$30]" office:value-type="float" office:value="0.0759375" calcext:value-type="float">
            <text:p>0.076</text:p>
          </table:table-cell>
          <table:table-cell table:formula="of:=[.D13]*[.BN$30]/1.5" office:value-type="float" office:value="0.18" calcext:value-type="float">
            <text:p>0.180</text:p>
          </table:table-cell>
          <table:table-cell table:formula="of:=[.D13]*[.BO$30]/2" office:value-type="float" office:value="0.14625" calcext:value-type="float">
            <text:p>0.146</text:p>
          </table:table-cell>
          <table:table-cell table:formula="of:=[.D13]*[.BP$30]/4" office:value-type="float" office:value="0.03375" calcext:value-type="float">
            <text:p>0.034</text:p>
          </table:table-cell>
          <table:table-cell table:formula="of:=[.D13]/((16+24)/12)" office:value-type="float" office:value="54" calcext:value-type="float">
            <text:p>54.000</text:p>
          </table:table-cell>
          <table:table-cell table:formula="of:=[.D13]*2/(30*2000)" office:value-type="float" office:value="0.006" calcext:value-type="float">
            <text:p>0.006</text:p>
          </table:table-cell>
          <table:table-cell table:formula="of:=[.D13]/((37.5/12)*2000)" office:value-type="float" office:value="0.0288" calcext:value-type="float">
            <text:p>0.029</text:p>
          </table:table-cell>
          <table:table-cell table:formula="of:=[.D13]*2/((20/9)*2000)" office:value-type="float" office:value="0.081" calcext:value-type="float">
            <text:p>0.081</text:p>
          </table:table-cell>
          <table:table-cell table:formula="of:=[.AF13]*24*8/(3*25*2000*1000)" office:value-type="float" office:value="7.24584789584326" calcext:value-type="float">
            <text:p>7.246</text:p>
          </table:table-cell>
          <table:table-cell table:formula="of:=[.D13]*3.5/((3/12)*(20/9)*2000)" office:value-type="float" office:value="0.567" calcext:value-type="float">
            <text:p>0.567</text:p>
          </table:table-cell>
          <table:table-cell table:formula="of:=[.D13]*2/((2/12)*(20/9)*2000)" office:value-type="float" office:value="0.486" calcext:value-type="float">
            <text:p>0.486</text:p>
          </table:table-cell>
          <table:table-cell table:formula="of:=[.D13]*2.5/((5/12)*(20/9)*2000)" office:value-type="float" office:value="0.243" calcext:value-type="float">
            <text:p>0.243</text:p>
          </table:table-cell>
          <table:table-cell table:formula="of:=[.D13]*7/((14/12)*(20/9)*2000)" office:value-type="float" office:value="0.243" calcext:value-type="float">
            <text:p>0.243</text:p>
          </table:table-cell>
          <table:table-cell table:formula="of:=[.D13]/(4*2)" office:value-type="float" office:value="22.5" calcext:value-type="float">
            <text:p>22.500</text:p>
          </table:table-cell>
          <table:table-cell table:formula="of:=[.D13]/(4*5)" office:value-type="float" office:value="9" calcext:value-type="float">
            <text:p>9.000</text:p>
          </table:table-cell>
          <table:table-cell table:formula="of:=[.D13]/40" office:value-type="float" office:value="4.5" calcext:value-type="float">
            <text:p>4.500</text:p>
          </table:table-cell>
          <table:table-cell table:formula="of:=[.D13]/40" office:value-type="float" office:value="4.5" calcext:value-type="float">
            <text:p>4.500</text:p>
          </table:table-cell>
          <table:table-cell table:formula="of:=[.D13]/40" office:value-type="float" office:value="4.5" calcext:value-type="float">
            <text:p>4.500</text:p>
          </table:table-cell>
          <table:table-cell table:formula="of:=[.D13]/20" office:value-type="float" office:value="9" calcext:value-type="float">
            <text:p>9.000</text:p>
          </table:table-cell>
          <table:table-cell table:formula="of:=[.D13]*8.3454*32/2000" office:value-type="float" office:value="24.034752" calcext:value-type="float">
            <text:p>24.035</text:p>
          </table:table-cell>
          <table:table-cell table:formula="of:=[.D13]*50*2/(3*2000)" office:value-type="float" office:value="3" calcext:value-type="float">
            <text:p>3.000</text:p>
          </table:table-cell>
          <table:table-cell table:formula="of:=[.D13]*50/2000" office:value-type="float" office:value="4.5" calcext:value-type="float">
            <text:p>4.500</text:p>
          </table:table-cell>
          <table:table-cell table:formula="of:=IF(NOT([.CH13]=0.001);0.006*[.D13]/3;0.001)" office:value-type="float" office:value="0.36" calcext:value-type="float">
            <text:p>0.360</text:p>
          </table:table-cell>
          <table:table-cell table:formula="of:=IF(NOT([.CH13]=0.001);0.7*[.D13]/3;0.001)" office:value-type="float" office:value="42" calcext:value-type="float">
            <text:p>42.000</text:p>
          </table:table-cell>
          <table:table-cell table:formula="of:=IF(NOT([.CH13]=0.001);0.65*[.D13]/3;0.001)" office:value-type="float" office:value="39" calcext:value-type="float">
            <text:p>39.000</text:p>
          </table:table-cell>
          <table:table-cell table:formula="of:=IF(NOT([.CH13]=0.001);0.002*[.D13]/3;0.001)" office:value-type="float" office:value="0.12" calcext:value-type="float">
            <text:p>0.120</text:p>
          </table:table-cell>
          <table:table-cell table:formula="of:=IF(NOT([.CH13]=0.001);0.001*[.D13]/3;0.001)" office:value-type="float" office:value="0.06" calcext:value-type="float">
            <text:p>0.060</text:p>
          </table:table-cell>
          <table:table-cell table:formula="of:=[.D13]*3*110/(24*2000)" office:value-type="float" office:value="1.2375" calcext:value-type="float">
            <text:p>1.238</text:p>
          </table:table-cell>
          <table:table-cell table:formula="of:=[.D13]*3*12/(24*2000)" office:value-type="float" office:value="0.135" calcext:value-type="float">
            <text:p>0.135</text:p>
          </table:table-cell>
          <table:table-cell table:formula="of:=[.D13]*3*1.4/(24*2000)" office:value-type="float" office:value="0.01575" calcext:value-type="float">
            <text:p>0.016</text:p>
          </table:table-cell>
          <table:table-cell table:formula="of:=[.D13]*1600*8.3454/(10*2000)" office:value-type="float" office:value="120.17376" calcext:value-type="float">
            <text:p>120.174</text:p>
          </table:table-cell>
          <table:table-cell table:formula="of:=[.D13]*2/2000" office:value-type="float" office:value="0.18" calcext:value-type="float">
            <text:p>0.180</text:p>
          </table:table-cell>
          <table:table-cell table:formula="of:=[.D13]*2*30/2000" office:value-type="float" office:value="5.4" calcext:value-type="float">
            <text:p>5.4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3]*0.9" office:value-type="float" office:value="108.156384" calcext:value-type="float">
            <text:p>108.156</text:p>
          </table:table-cell>
          <table:table-cell table:formula="of:=2.5*[.D13]/(60*2000)" office:value-type="float" office:value="0.00375" calcext:value-type="float">
            <text:p>0.004</text:p>
          </table:table-cell>
          <table:table-cell table:formula="of:=[.D13]*2.5*55/2000" office:value-type="float" office:value="12.375" calcext:value-type="float">
            <text:p>12.375</text:p>
          </table:table-cell>
          <table:table-cell table:formula="of:=[.D13]*2.5*1.25*0.5/2000" office:value-type="float" office:value="0.140625" calcext:value-type="float">
            <text:p>0.141</text:p>
          </table:table-cell>
          <table:table-cell table:formula="of:=[.D13]*2*20/2000" office:value-type="float" office:value="3.6" calcext:value-type="float">
            <text:p>3.600</text:p>
          </table:table-cell>
          <table:table-cell table:formula="of:=IF([.B13]=&quot;Mts&quot;;[.D13]*0.005;0.001)" office:value-type="float" office:value="0.001" calcext:value-type="float">
            <text:p>0.001</text:p>
          </table:table-cell>
          <table:table-cell table:formula="of:=IF([.B13]=&quot;Mts&quot;;[.D13]*0.01;0.001)" office:value-type="float" office:value="0.001" calcext:value-type="float">
            <text:p>0.001</text:p>
          </table:table-cell>
          <table:table-cell table:formula="of:=[.D13]*0.02*12/(3*2000)" office:value-type="float" office:value="0.0072" calcext:value-type="float">
            <text:p>0.007</text:p>
          </table:table-cell>
          <table:table-cell table:formula="of:=[.D13]*0.5*12/(5*2000)" office:value-type="float" office:value="0.108" calcext:value-type="float">
            <text:p>0.108</text:p>
          </table:table-cell>
          <table:table-cell table:formula="of:=[.D13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 office:value-type="float" office:value="99" calcext:value-type="float">
            <text:p>99</text:p>
          </table:table-cell>
          <table:table-cell table:formula="of:=IF([.B14]=&quot;Taiga&quot;;265;IF([.B14]=&quot;Mts&quot;;265;IF([.B14]=&quot;Temp&quot;;230;IF([.B14]=&quot;Steppe&quot;;265;IF([.B14]=&quot;Jungle&quot;;180;IF([.B14]=&quot;Sav&quot;;240;IF([.B14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4]=&quot;Taiga&quot;;0.43;IF([.B14]=&quot;Mts&quot;;0.21;IF([.B14]=&quot;Temp&quot;;0.64;IF([.B14]=&quot;Steppe&quot;;0.57;IF([.B14]=&quot;Jungle&quot;;0.43;IF([.B14]=&quot;Sav&quot;;0.57;IF([.B14]=&quot;Medi&quot;;0.43;0)))))))" office:value-type="float" office:value="0.43" calcext:value-type="float">
            <text:p>0.430</text:p>
          </table:table-cell>
          <table:table-cell table:style-name="ce19" table:formula="of:=IF([.B14]=&quot;Taiga&quot;;0.43;IF([.B14]=&quot;Mts&quot;;0.8;IF([.B14]=&quot;Temp&quot;;0.64;IF([.B14]=&quot;Steppe&quot;;0.8;IF([.B14]=&quot;Jungle&quot;;0.43;IF([.B14]=&quot;Sav&quot;;0.8;IF([.B14]=&quot;Medi&quot;;0.6;0)))))))" office:value-type="float" office:value="0.43" calcext:value-type="float">
            <text:p>0.430</text:p>
          </table:table-cell>
          <table:table-cell table:style-name="ce19" table:formula="of:=IF([.B14]=&quot;Taiga&quot;;528;IF([.B14]=&quot;Mts&quot;;855.27;IF([.B14]=&quot;Temp&quot;;565.94;IF([.B14]=&quot;Steppe&quot;;551.72;IF([.B14]=&quot;Jungle&quot;;575.43;IF([.B14]=&quot;Sav&quot;;599.15;IF([.B14]=&quot;Medi&quot;;564.36;0)))))))" office:value-type="float" office:value="575.43" calcext:value-type="float">
            <text:p>575.430</text:p>
          </table:table-cell>
          <table:table-cell table:style-name="ce19" table:formula="of:=IF([.B14]=&quot;Taiga&quot;;2608.19;IF([.B14]=&quot;Mts&quot;;2100;IF([.B14]=&quot;Temp&quot;;2976.19;IF([.B14]=&quot;Steppe&quot;;2450.48;IF([.B14]=&quot;Jungle&quot;;2135.05;IF([.B14]=&quot;Sav&quot;;2310.29;IF([.B14]=&quot;Medi&quot;;2485.52;0)))))))" office:value-type="float" office:value="2135.05" calcext:value-type="float">
            <text:p>2,135.050</text:p>
          </table:table-cell>
          <table:table-cell table:style-name="ce19" table:formula="of:=IF([.B14]=&quot;Taiga&quot;;500.54;IF([.B14]=&quot;Mts&quot;;360;IF([.B14]=&quot;Temp&quot;;570.81;IF([.B14]=&quot;Steppe&quot;;441.95;IF([.B14]=&quot;Jungle&quot;;486.49;IF([.B14]=&quot;Sav&quot;;518.92;IF([.B14]=&quot;Medi&quot;;640;0)))))))" office:value-type="float" office:value="486.49" calcext:value-type="float">
            <text:p>486.490</text:p>
          </table:table-cell>
          <table:table-cell table:style-name="ce19" table:formula="of:=IF([.B14]=&quot;Taiga&quot;;2003.09;IF([.B14]=&quot;Mts&quot;;1612.8;IF([.B14]=&quot;Temp&quot;;2285.71;IF([.B14]=&quot;Steppe&quot;;1881.97;IF([.B14]=&quot;Jungle&quot;;1639.72;IF([.B14]=&quot;Sav&quot;;1774.3;IF([.B14]=&quot;Medi&quot;;1908.88;0)))))))" office:value-type="float" office:value="1639.72" calcext:value-type="float">
            <text:p>1,639.720</text:p>
          </table:table-cell>
          <table:table-cell table:style-name="ce19" table:formula="of:=IF([.B14]=&quot;Taiga&quot;;260.82;IF([.B14]=&quot;Mts&quot;;210;IF([.B14]=&quot;Temp&quot;;297.62;IF([.B14]=&quot;Steppe&quot;;245.05;IF([.B14]=&quot;Jungle&quot;;213.5;IF([.B14]=&quot;Sav&quot;;231.03;IF([.B14]=&quot;Medi&quot;;248.55;0)))))))" office:value-type="float" office:value="213.5" calcext:value-type="float">
            <text:p>213.500</text:p>
          </table:table-cell>
          <table:table-cell table:style-name="ce19" table:formula="of:=IF([.B14]=&quot;Taiga&quot;;250;IF([.B14]=&quot;Mts&quot;;640;IF([.B14]=&quot;Temp&quot;;295.2174;IF([.B14]=&quot;Steppe&quot;;278.2609;IF([.B14]=&quot;Jungle&quot;;306.5217;IF([.B14]=&quot;Sav&quot;;334.7826;IF([.B14]=&quot;Medi&quot;;293.3333;0)))))))" office:value-type="float" office:value="306.5217" calcext:value-type="float">
            <text:p>306.522</text:p>
          </table:table-cell>
          <table:table-cell table:style-name="ce19" table:formula="of:=IF([.B14]=&quot;Taiga&quot;;1491.9691;IF([.B14]=&quot;Mts&quot;;980;IF([.B14]=&quot;Temp&quot;;1747.9537;IF([.B14]=&quot;Steppe&quot;;1278.5174;IF([.B14]=&quot;Jungle&quot;;1440.7722;IF([.B14]=&quot;Sav&quot;;1558.9189;IF([.B14]=&quot;Medi&quot;;2000;0)))))))" office:value-type="float" office:value="1440.7722" calcext:value-type="float">
            <text:p>1,440.772</text:p>
          </table:table-cell>
          <table:table-cell table:style-name="ce19" table:formula="of:=IF([.B14]=&quot;Taiga&quot;;68.5;IF([.B14]=&quot;Mts&quot;;25;IF([.B14]=&quot;Temp&quot;;100;IF([.B14]=&quot;Steppe&quot;;55;IF([.B14]=&quot;Jungle&quot;;28;IF([.B14]=&quot;Sav&quot;;43;IF([.B14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4]*[.F14]*[.G14]*360*640*1393.66125/(2000*1000)" office:value-type="float" office:value="2938.8797046576" calcext:value-type="float">
            <text:p>2,938.880</text:p>
          </table:table-cell>
          <table:table-cell table:formula="of:=[.C14]*[.F14]*[.G14]*[.J14]*640*1393.66125/(2000*1000)" office:value-type="float" office:value="3971.48774310799" calcext:value-type="float">
            <text:p>3,971.488</text:p>
          </table:table-cell>
          <table:table-cell table:formula="of:=[.T14]*[.J$28]" office:value-type="float" office:value="1323.82924770266" calcext:value-type="float">
            <text:p>1,323.829</text:p>
          </table:table-cell>
          <table:table-cell table:formula="of:=[.T14]-[.U14]" office:value-type="float" office:value="2647.65849540533" calcext:value-type="float">
            <text:p>2,647.658</text:p>
          </table:table-cell>
          <table:table-cell table:formula="of:=[.C14]*[.F14]*[.G14]*[.H14]*640*1393.66125/(2000*1000)" office:value-type="float" office:value="4697.55430125312" calcext:value-type="float">
            <text:p>4,697.554</text:p>
          </table:table-cell>
          <table:table-cell table:formula="of:=[.W14]*[.H$28]" office:value-type="float" office:value="1281.15117306903" calcext:value-type="float">
            <text:p>1,281.151</text:p>
          </table:table-cell>
          <table:table-cell table:formula="of:=[.W14]-[.X14]" office:value-type="float" office:value="3416.40312818409" calcext:value-type="float">
            <text:p>3,416.403</text:p>
          </table:table-cell>
          <table:table-cell table:formula="of:=[.C14]*[.F14]*[.G14]*[.M14]*640*1393.66125/(2000*1000)" office:value-type="float" office:value="2502.30667546429" calcext:value-type="float">
            <text:p>2,502.307</text:p>
          </table:table-cell>
          <table:table-cell table:formula="of:=[.C14]*[.F14]*[.G14]*[.N14]*640*1393.66125/(2000*1000)" office:value-type="float" office:value="11761.8227155969" calcext:value-type="float">
            <text:p>11,761.823</text:p>
          </table:table-cell>
          <table:table-cell table:formula="of:=[.C14]*[.F14]*[.G14]*[.O14]*640*1393.66125/(2000*1000)" office:value-type="float" office:value="228.57953258448" calcext:value-type="float">
            <text:p>228.580</text:p>
          </table:table-cell>
          <table:table-cell table:formula="of:=[.C14]*[.P14]*640*1393.66125/(2000*1000)" office:value-type="float" office:value="1.655669565" calcext:value-type="float">
            <text:p>1.656</text:p>
          </table:table-cell>
          <table:table-cell table:formula="of:=[.C14]*[.Q14]*640*1393.66125/(2000*1000)" office:value-type="float" office:value="1.655669565" calcext:value-type="float">
            <text:p>1.656</text:p>
          </table:table-cell>
          <table:table-cell table:formula="of:=[.C14]*[.F14]*[.G14]*6*[.J14]*640*1393.66125/(18*365)" office:value-type="float" office:value="7253858.89152144" calcext:value-type="float">
            <text:p>7,253,858.892</text:p>
          </table:table-cell>
          <table:table-cell table:formula="of:=[.C14]*[.F14]*[.G14]*[.J14]*640*1393.66125/(18*100)" office:value-type="float" office:value="4412764.15900888" calcext:value-type="float">
            <text:p>4,412,764.159</text:p>
          </table:table-cell>
          <table:table-cell table:formula="of:=[.C14]*[.F14]*[.G14]*[.J14]*640*1393.66125/520" office:value-type="float" office:value="15274952.8581077" calcext:value-type="float">
            <text:p>15,274,952.858</text:p>
          </table:table-cell>
          <table:table-cell table:formula="of:=[.C14]*[.F14]*[.G14]*[.K14]*640*1393.66125/(2000*1000)" office:value-type="float" office:value="13385.9439703366" calcext:value-type="float">
            <text:p>13,385.944</text:p>
          </table:table-cell>
          <table:table-cell table:formula="of:=3*12*[.D14]/5" office:value-type="float" office:value="1296" calcext:value-type="float">
            <text:p>1,296.000</text:p>
          </table:table-cell>
          <table:table-cell table:formula="of:=1.5*[.D14]*750/(2000*15)" office:value-type="float" office:value="6.75" calcext:value-type="float">
            <text:p>6.750</text:p>
          </table:table-cell>
          <table:table-cell table:formula="of:=66*10*[.D14]/(2000*6)" office:value-type="float" office:value="9.9" calcext:value-type="float">
            <text:p>9.900</text:p>
          </table:table-cell>
          <table:table-cell table:formula="of:=[.AE14]*365/1000" office:value-type="float" office:value="2647658.49540533" calcext:value-type="float">
            <text:p>2,647,658.495</text:p>
          </table:table-cell>
          <table:table-cell table:formula="of:=[.AF14]*24*238/(3*25*2000*1000)" office:value-type="float" office:value="168.038059175058" calcext:value-type="float">
            <text:p>168.038</text:p>
          </table:table-cell>
          <table:table-cell table:formula="of:=[.AG14]*40*0.7*52/(6*1000*2000)" office:value-type="float" office:value="1853.36094678373" calcext:value-type="float">
            <text:p>1,853.361</text:p>
          </table:table-cell>
          <table:table-cell table:formula="of:=[.AG14]*120*2/(16*1000*2000)" office:value-type="float" office:value="114.562146435807" calcext:value-type="float">
            <text:p>114.562</text:p>
          </table:table-cell>
          <table:table-cell table:formula="of:=[.AH14]*3.25*8.34/(48)" office:value-type="float" office:value="7558.87523574942" calcext:value-type="float">
            <text:p>7,558.875</text:p>
          </table:table-cell>
          <table:table-cell table:formula="of:=[.AH14]*25*8.34/(4*48)" office:value-type="float" office:value="14536.2985302874" calcext:value-type="float">
            <text:p>14,536.299</text:p>
          </table:table-cell>
          <table:table-cell table:formula="of:=[.C14]*[.F14]*[.G14]*[.L14]*640*1393.66125/(2000*1000)" office:value-type="float" office:value="1742.91893595666" calcext:value-type="float">
            <text:p>1,742.919</text:p>
          </table:table-cell>
          <table:table-cell table:formula="of:=[.AF14]*600*6/(90*1000*2000)" office:value-type="float" office:value="88.2552831801775" calcext:value-type="float">
            <text:p>88.255</text:p>
          </table:table-cell>
          <table:table-cell table:formula="of:=IF([.B14]=&quot;Taiga&quot;;236.2;IF([.B14]=&quot;Mts&quot;;10;IF([.B14]=&quot;Temp&quot;;400;IF([.B14]=&quot;Steppe&quot;;25;IF([.B14]=&quot;Jungle&quot;;400;IF([.B14]=&quot;Sav&quot;;103.6;IF([.B14]=&quot;Medi&quot;;181.6;0)))))))*[.D14]*[.AT$36]" office:value-type="float" office:value="135" calcext:value-type="float">
            <text:p>135.000</text:p>
          </table:table-cell>
          <table:table-cell table:formula="of:=INDEX([$Tech.$F$3:$Tech.$F$13];MATCH([.E14];[$Tech.$E$3:$Tech.$E$13];1))*[.D14]*[.AT$36]/365" office:value-type="float" office:value="33.75" calcext:value-type="float">
            <text:p>33.750</text:p>
          </table:table-cell>
          <table:table-cell table:formula="of:=[.D14]*12.5*[.AT$36]/(30)" office:value-type="float" office:value="0.140625" calcext:value-type="float">
            <text:p>0.141</text:p>
          </table:table-cell>
          <table:table-cell table:formula="of:=125*[.D14]*[.AW$30]" office:value-type="float" office:value="87.01171875" calcext:value-type="float">
            <text:p>87.012</text:p>
          </table:table-cell>
          <table:table-cell table:formula="of:=1000*[.D14]*[.AW$30]/(3)" office:value-type="float" office:value="232.03125" calcext:value-type="float">
            <text:p>232.031</text:p>
          </table:table-cell>
          <table:table-cell table:formula="of:=[.D14]/(2*[.AY$30])" office:value-type="float" office:value="162" calcext:value-type="float">
            <text:p>162.000</text:p>
          </table:table-cell>
          <table:table-cell table:formula="of:=[.D14]*[.AZ$30]/2" office:value-type="float" office:value="0.1125" calcext:value-type="float">
            <text:p>0.113</text:p>
          </table:table-cell>
          <table:table-cell table:formula="of:=[.D14]*2*[.BA$30]" office:value-type="float" office:value="0.54" calcext:value-type="float">
            <text:p>0.540</text:p>
          </table:table-cell>
          <table:table-cell table:formula="of:=[.D14]*3*[.BB$30]" office:value-type="float" office:value="0.405" calcext:value-type="float">
            <text:p>0.405</text:p>
          </table:table-cell>
          <table:table-cell table:formula="of:=[.D14]*11*[.BC$30]/15" office:value-type="float" office:value="0.0792" calcext:value-type="float">
            <text:p>0.079</text:p>
          </table:table-cell>
          <table:table-cell table:formula="of:=[.D14]*11*[.BD$30]/8" office:value-type="float" office:value="0.185625" calcext:value-type="float">
            <text:p>0.186</text:p>
          </table:table-cell>
          <table:table-cell table:formula="of:=[.D14]*11*[.BE$30]/3" office:value-type="float" office:value="0.120214285714286" calcext:value-type="float">
            <text:p>0.120</text:p>
          </table:table-cell>
          <table:table-cell table:formula="of:=[.D14]*11*[.BF$30]/5" office:value-type="float" office:value="0.086625" calcext:value-type="float">
            <text:p>0.087</text:p>
          </table:table-cell>
          <table:table-cell table:formula="of:=[.D14]*11*[.BG$30]/9" office:value-type="float" office:value="0.22" calcext:value-type="float">
            <text:p>0.220</text:p>
          </table:table-cell>
          <table:table-cell table:formula="of:=[.D14]*11*[.BH$30]/12" office:value-type="float" office:value="0.12375" calcext:value-type="float">
            <text:p>0.124</text:p>
          </table:table-cell>
          <table:table-cell table:formula="of:=[.D14]*[.BI$30]/(125/12)" office:value-type="float" office:value="0.3456" calcext:value-type="float">
            <text:p>0.346</text:p>
          </table:table-cell>
          <table:table-cell table:formula="of:=[.D14]*[.BJ$30]/30" office:value-type="float" office:value="0.15708" calcext:value-type="float">
            <text:p>0.157</text:p>
          </table:table-cell>
          <table:table-cell table:formula="of:=[.D14]*[.BK$30]/7" office:value-type="float" office:value="0.0216964285714286" calcext:value-type="float">
            <text:p>0.022</text:p>
          </table:table-cell>
          <table:table-cell table:formula="of:=[.D14]*[.BL$30]/8.5" office:value-type="float" office:value="0.0357352941176471" calcext:value-type="float">
            <text:p>0.036</text:p>
          </table:table-cell>
          <table:table-cell table:formula="of:=[.D14]*[.BM$30]" office:value-type="float" office:value="0.0759375" calcext:value-type="float">
            <text:p>0.076</text:p>
          </table:table-cell>
          <table:table-cell table:formula="of:=[.D14]*[.BN$30]/1.5" office:value-type="float" office:value="0.18" calcext:value-type="float">
            <text:p>0.180</text:p>
          </table:table-cell>
          <table:table-cell table:formula="of:=[.D14]*[.BO$30]/2" office:value-type="float" office:value="0.14625" calcext:value-type="float">
            <text:p>0.146</text:p>
          </table:table-cell>
          <table:table-cell table:formula="of:=[.D14]*[.BP$30]/4" office:value-type="float" office:value="0.03375" calcext:value-type="float">
            <text:p>0.034</text:p>
          </table:table-cell>
          <table:table-cell table:formula="of:=[.D14]/((16+24)/12)" office:value-type="float" office:value="54" calcext:value-type="float">
            <text:p>54.000</text:p>
          </table:table-cell>
          <table:table-cell table:formula="of:=[.D14]*2/(30*2000)" office:value-type="float" office:value="0.006" calcext:value-type="float">
            <text:p>0.006</text:p>
          </table:table-cell>
          <table:table-cell table:formula="of:=[.D14]/((37.5/12)*2000)" office:value-type="float" office:value="0.0288" calcext:value-type="float">
            <text:p>0.029</text:p>
          </table:table-cell>
          <table:table-cell table:formula="of:=[.D14]*2/((20/9)*2000)" office:value-type="float" office:value="0.081" calcext:value-type="float">
            <text:p>0.081</text:p>
          </table:table-cell>
          <table:table-cell table:formula="of:=[.AF14]*24*8/(3*25*2000*1000)" office:value-type="float" office:value="5.64833812353136" calcext:value-type="float">
            <text:p>5.648</text:p>
          </table:table-cell>
          <table:table-cell table:formula="of:=[.D14]*3.5/((3/12)*(20/9)*2000)" office:value-type="float" office:value="0.567" calcext:value-type="float">
            <text:p>0.567</text:p>
          </table:table-cell>
          <table:table-cell table:formula="of:=[.D14]*2/((2/12)*(20/9)*2000)" office:value-type="float" office:value="0.486" calcext:value-type="float">
            <text:p>0.486</text:p>
          </table:table-cell>
          <table:table-cell table:formula="of:=[.D14]*2.5/((5/12)*(20/9)*2000)" office:value-type="float" office:value="0.243" calcext:value-type="float">
            <text:p>0.243</text:p>
          </table:table-cell>
          <table:table-cell table:formula="of:=[.D14]*7/((14/12)*(20/9)*2000)" office:value-type="float" office:value="0.243" calcext:value-type="float">
            <text:p>0.243</text:p>
          </table:table-cell>
          <table:table-cell table:formula="of:=[.D14]/(4*2)" office:value-type="float" office:value="22.5" calcext:value-type="float">
            <text:p>22.500</text:p>
          </table:table-cell>
          <table:table-cell table:formula="of:=[.D14]/(4*5)" office:value-type="float" office:value="9" calcext:value-type="float">
            <text:p>9.000</text:p>
          </table:table-cell>
          <table:table-cell table:formula="of:=[.D14]/40" office:value-type="float" office:value="4.5" calcext:value-type="float">
            <text:p>4.500</text:p>
          </table:table-cell>
          <table:table-cell table:formula="of:=[.D14]/40" office:value-type="float" office:value="4.5" calcext:value-type="float">
            <text:p>4.500</text:p>
          </table:table-cell>
          <table:table-cell table:formula="of:=[.D14]/40" office:value-type="float" office:value="4.5" calcext:value-type="float">
            <text:p>4.500</text:p>
          </table:table-cell>
          <table:table-cell table:formula="of:=[.D14]/20" office:value-type="float" office:value="9" calcext:value-type="float">
            <text:p>9.000</text:p>
          </table:table-cell>
          <table:table-cell table:formula="of:=[.D14]*8.3454*32/2000" office:value-type="float" office:value="24.034752" calcext:value-type="float">
            <text:p>24.035</text:p>
          </table:table-cell>
          <table:table-cell table:formula="of:=[.D14]*50*2/(3*2000)" office:value-type="float" office:value="3" calcext:value-type="float">
            <text:p>3.000</text:p>
          </table:table-cell>
          <table:table-cell table:formula="of:=[.D14]*50/2000" office:value-type="float" office:value="4.5" calcext:value-type="float">
            <text:p>4.500</text:p>
          </table:table-cell>
          <table:table-cell table:formula="of:=IF(NOT([.CH14]=0.001);0.006*[.D14]/3;0.001)" office:value-type="float" office:value="0.36" calcext:value-type="float">
            <text:p>0.360</text:p>
          </table:table-cell>
          <table:table-cell table:formula="of:=IF(NOT([.CH14]=0.001);0.7*[.D14]/3;0.001)" office:value-type="float" office:value="42" calcext:value-type="float">
            <text:p>42.000</text:p>
          </table:table-cell>
          <table:table-cell table:formula="of:=IF(NOT([.CH14]=0.001);0.65*[.D14]/3;0.001)" office:value-type="float" office:value="39" calcext:value-type="float">
            <text:p>39.000</text:p>
          </table:table-cell>
          <table:table-cell table:formula="of:=IF(NOT([.CH14]=0.001);0.002*[.D14]/3;0.001)" office:value-type="float" office:value="0.12" calcext:value-type="float">
            <text:p>0.120</text:p>
          </table:table-cell>
          <table:table-cell table:formula="of:=IF(NOT([.CH14]=0.001);0.001*[.D14]/3;0.001)" office:value-type="float" office:value="0.06" calcext:value-type="float">
            <text:p>0.060</text:p>
          </table:table-cell>
          <table:table-cell table:formula="of:=[.D14]*3*110/(24*2000)" office:value-type="float" office:value="1.2375" calcext:value-type="float">
            <text:p>1.238</text:p>
          </table:table-cell>
          <table:table-cell table:formula="of:=[.D14]*3*12/(24*2000)" office:value-type="float" office:value="0.135" calcext:value-type="float">
            <text:p>0.135</text:p>
          </table:table-cell>
          <table:table-cell table:formula="of:=[.D14]*3*1.4/(24*2000)" office:value-type="float" office:value="0.01575" calcext:value-type="float">
            <text:p>0.016</text:p>
          </table:table-cell>
          <table:table-cell table:formula="of:=[.D14]*1600*8.3454/(10*2000)" office:value-type="float" office:value="120.17376" calcext:value-type="float">
            <text:p>120.174</text:p>
          </table:table-cell>
          <table:table-cell table:formula="of:=[.D14]*2/2000" office:value-type="float" office:value="0.18" calcext:value-type="float">
            <text:p>0.180</text:p>
          </table:table-cell>
          <table:table-cell table:formula="of:=[.D14]*2*30/2000" office:value-type="float" office:value="5.4" calcext:value-type="float">
            <text:p>5.4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4]*0.9" office:value-type="float" office:value="108.156384" calcext:value-type="float">
            <text:p>108.156</text:p>
          </table:table-cell>
          <table:table-cell table:formula="of:=2.5*[.D14]/(60*2000)" office:value-type="float" office:value="0.00375" calcext:value-type="float">
            <text:p>0.004</text:p>
          </table:table-cell>
          <table:table-cell table:formula="of:=[.D14]*2.5*55/2000" office:value-type="float" office:value="12.375" calcext:value-type="float">
            <text:p>12.375</text:p>
          </table:table-cell>
          <table:table-cell table:formula="of:=[.D14]*2.5*1.25*0.5/2000" office:value-type="float" office:value="0.140625" calcext:value-type="float">
            <text:p>0.141</text:p>
          </table:table-cell>
          <table:table-cell table:formula="of:=[.D14]*2*20/2000" office:value-type="float" office:value="3.6" calcext:value-type="float">
            <text:p>3.600</text:p>
          </table:table-cell>
          <table:table-cell table:formula="of:=IF([.B14]=&quot;Mts&quot;;[.D14]*0.005;0.001)" office:value-type="float" office:value="0.001" calcext:value-type="float">
            <text:p>0.001</text:p>
          </table:table-cell>
          <table:table-cell table:formula="of:=IF([.B14]=&quot;Mts&quot;;[.D14]*0.01;0.001)" office:value-type="float" office:value="0.001" calcext:value-type="float">
            <text:p>0.001</text:p>
          </table:table-cell>
          <table:table-cell table:formula="of:=[.D14]*0.02*12/(3*2000)" office:value-type="float" office:value="0.0072" calcext:value-type="float">
            <text:p>0.007</text:p>
          </table:table-cell>
          <table:table-cell table:formula="of:=[.D14]*0.5*12/(5*2000)" office:value-type="float" office:value="0.108" calcext:value-type="float">
            <text:p>0.108</text:p>
          </table:table-cell>
          <table:table-cell table:formula="of:=[.D14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 office:value-type="float" office:value="80" calcext:value-type="float">
            <text:p>80</text:p>
          </table:table-cell>
          <table:table-cell table:formula="of:=IF([.B15]=&quot;Taiga&quot;;265;IF([.B15]=&quot;Mts&quot;;265;IF([.B15]=&quot;Temp&quot;;230;IF([.B15]=&quot;Steppe&quot;;265;IF([.B15]=&quot;Jungle&quot;;180;IF([.B15]=&quot;Sav&quot;;240;IF([.B15]=&quot;Medi&quot;;230;0))))))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19" table:formula="of:=IF([.B15]=&quot;Taiga&quot;;0.43;IF([.B15]=&quot;Mts&quot;;0.21;IF([.B15]=&quot;Temp&quot;;0.64;IF([.B15]=&quot;Steppe&quot;;0.57;IF([.B15]=&quot;Jungle&quot;;0.43;IF([.B15]=&quot;Sav&quot;;0.57;IF([.B15]=&quot;Medi&quot;;0.43;0)))))))" office:value-type="float" office:value="0.57" calcext:value-type="float">
            <text:p>0.570</text:p>
          </table:table-cell>
          <table:table-cell table:style-name="ce19" table:formula="of:=IF([.B15]=&quot;Taiga&quot;;0.43;IF([.B15]=&quot;Mts&quot;;0.8;IF([.B15]=&quot;Temp&quot;;0.64;IF([.B15]=&quot;Steppe&quot;;0.8;IF([.B15]=&quot;Jungle&quot;;0.43;IF([.B15]=&quot;Sav&quot;;0.8;IF([.B15]=&quot;Medi&quot;;0.6;0)))))))" office:value-type="float" office:value="0.8" calcext:value-type="float">
            <text:p>0.800</text:p>
          </table:table-cell>
          <table:table-cell table:style-name="ce19" table:formula="of:=IF([.B15]=&quot;Taiga&quot;;528;IF([.B15]=&quot;Mts&quot;;855.27;IF([.B15]=&quot;Temp&quot;;565.94;IF([.B15]=&quot;Steppe&quot;;551.72;IF([.B15]=&quot;Jungle&quot;;575.43;IF([.B15]=&quot;Sav&quot;;599.15;IF([.B15]=&quot;Medi&quot;;564.36;0)))))))" office:value-type="float" office:value="599.15" calcext:value-type="float">
            <text:p>599.150</text:p>
          </table:table-cell>
          <table:table-cell table:style-name="ce19" table:formula="of:=IF([.B15]=&quot;Taiga&quot;;2608.19;IF([.B15]=&quot;Mts&quot;;2100;IF([.B15]=&quot;Temp&quot;;2976.19;IF([.B15]=&quot;Steppe&quot;;2450.48;IF([.B15]=&quot;Jungle&quot;;2135.05;IF([.B15]=&quot;Sav&quot;;2310.29;IF([.B15]=&quot;Medi&quot;;2485.52;0)))))))" office:value-type="float" office:value="2310.29" calcext:value-type="float">
            <text:p>2,310.290</text:p>
          </table:table-cell>
          <table:table-cell table:style-name="ce19" table:formula="of:=IF([.B15]=&quot;Taiga&quot;;500.54;IF([.B15]=&quot;Mts&quot;;360;IF([.B15]=&quot;Temp&quot;;570.81;IF([.B15]=&quot;Steppe&quot;;441.95;IF([.B15]=&quot;Jungle&quot;;486.49;IF([.B15]=&quot;Sav&quot;;518.92;IF([.B15]=&quot;Medi&quot;;640;0)))))))" office:value-type="float" office:value="518.92" calcext:value-type="float">
            <text:p>518.920</text:p>
          </table:table-cell>
          <table:table-cell table:style-name="ce19" table:formula="of:=IF([.B15]=&quot;Taiga&quot;;2003.09;IF([.B15]=&quot;Mts&quot;;1612.8;IF([.B15]=&quot;Temp&quot;;2285.71;IF([.B15]=&quot;Steppe&quot;;1881.97;IF([.B15]=&quot;Jungle&quot;;1639.72;IF([.B15]=&quot;Sav&quot;;1774.3;IF([.B15]=&quot;Medi&quot;;1908.88;0)))))))" office:value-type="float" office:value="1774.3" calcext:value-type="float">
            <text:p>1,774.300</text:p>
          </table:table-cell>
          <table:table-cell table:style-name="ce19" table:formula="of:=IF([.B15]=&quot;Taiga&quot;;260.82;IF([.B15]=&quot;Mts&quot;;210;IF([.B15]=&quot;Temp&quot;;297.62;IF([.B15]=&quot;Steppe&quot;;245.05;IF([.B15]=&quot;Jungle&quot;;213.5;IF([.B15]=&quot;Sav&quot;;231.03;IF([.B15]=&quot;Medi&quot;;248.55;0)))))))" office:value-type="float" office:value="231.03" calcext:value-type="float">
            <text:p>231.030</text:p>
          </table:table-cell>
          <table:table-cell table:style-name="ce19" table:formula="of:=IF([.B15]=&quot;Taiga&quot;;250;IF([.B15]=&quot;Mts&quot;;640;IF([.B15]=&quot;Temp&quot;;295.2174;IF([.B15]=&quot;Steppe&quot;;278.2609;IF([.B15]=&quot;Jungle&quot;;306.5217;IF([.B15]=&quot;Sav&quot;;334.7826;IF([.B15]=&quot;Medi&quot;;293.3333;0)))))))" office:value-type="float" office:value="334.7826" calcext:value-type="float">
            <text:p>334.783</text:p>
          </table:table-cell>
          <table:table-cell table:style-name="ce19" table:formula="of:=IF([.B15]=&quot;Taiga&quot;;1491.9691;IF([.B15]=&quot;Mts&quot;;980;IF([.B15]=&quot;Temp&quot;;1747.9537;IF([.B15]=&quot;Steppe&quot;;1278.5174;IF([.B15]=&quot;Jungle&quot;;1440.7722;IF([.B15]=&quot;Sav&quot;;1558.9189;IF([.B15]=&quot;Medi&quot;;2000;0)))))))" office:value-type="float" office:value="1558.9189" calcext:value-type="float">
            <text:p>1,558.919</text:p>
          </table:table-cell>
          <table:table-cell table:style-name="ce19" table:formula="of:=IF([.B15]=&quot;Taiga&quot;;68.5;IF([.B15]=&quot;Mts&quot;;25;IF([.B15]=&quot;Temp&quot;;100;IF([.B15]=&quot;Steppe&quot;;55;IF([.B15]=&quot;Jungle&quot;;28;IF([.B15]=&quot;Sav&quot;;43;IF([.B15]=&quot;Medi&quot;;58;0)))))))" office:value-type="float" office:value="43" calcext:value-type="float">
            <text:p>43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5]*[.F15]*[.G15]*360*640*1393.66125/(2000*1000)" office:value-type="float" office:value="5856.85582848" calcext:value-type="float">
            <text:p>5,856.856</text:p>
          </table:table-cell>
          <table:table-cell table:formula="of:=[.C15]*[.F15]*[.G15]*[.J15]*640*1393.66125/(2000*1000)" office:value-type="float" office:value="8442.33229587456" calcext:value-type="float">
            <text:p>8,442.332</text:p>
          </table:table-cell>
          <table:table-cell table:formula="of:=[.T15]*[.J$28]" office:value-type="float" office:value="2814.11076529152" calcext:value-type="float">
            <text:p>2,814.111</text:p>
          </table:table-cell>
          <table:table-cell table:formula="of:=[.T15]-[.U15]" office:value-type="float" office:value="5628.22153058304" calcext:value-type="float">
            <text:p>5,628.222</text:p>
          </table:table-cell>
          <table:table-cell table:formula="of:=[.C15]*[.F15]*[.G15]*[.H15]*640*1393.66125/(2000*1000)" office:value-type="float" office:value="9747.5976934272" calcext:value-type="float">
            <text:p>9,747.598</text:p>
          </table:table-cell>
          <table:table-cell table:formula="of:=[.W15]*[.H$28]" office:value-type="float" office:value="2658.43573457105" calcext:value-type="float">
            <text:p>2,658.436</text:p>
          </table:table-cell>
          <table:table-cell table:formula="of:=[.W15]-[.X15]" office:value-type="float" office:value="7089.16195885615" calcext:value-type="float">
            <text:p>7,089.162</text:p>
          </table:table-cell>
          <table:table-cell table:formula="of:=[.C15]*[.F15]*[.G15]*[.M15]*640*1393.66125/(2000*1000)" office:value-type="float" office:value="5446.59283912136" calcext:value-type="float">
            <text:p>5,446.593</text:p>
          </table:table-cell>
          <table:table-cell table:formula="of:=[.C15]*[.F15]*[.G15]*[.N15]*640*1393.66125/(2000*1000)" office:value-type="float" office:value="25362.1201266462" calcext:value-type="float">
            <text:p>25,362.120</text:p>
          </table:table-cell>
          <table:table-cell table:formula="of:=[.C15]*[.F15]*[.G15]*[.O15]*640*1393.66125/(2000*1000)" office:value-type="float" office:value="699.568890624" calcext:value-type="float">
            <text:p>699.569</text:p>
          </table:table-cell>
          <table:table-cell table:formula="of:=[.C15]*[.P15]*640*1393.66125/(2000*1000)" office:value-type="float" office:value="1.3379148" calcext:value-type="float">
            <text:p>1.338</text:p>
          </table:table-cell>
          <table:table-cell table:formula="of:=[.C15]*[.Q15]*640*1393.66125/(2000*1000)" office:value-type="float" office:value="1.3379148" calcext:value-type="float">
            <text:p>1.338</text:p>
          </table:table-cell>
          <table:table-cell table:formula="of:=[.C15]*[.F15]*[.G15]*6*[.J15]*640*1393.66125/(18*365)" office:value-type="float" office:value="15419785.015296" calcext:value-type="float">
            <text:p>15,419,785.015</text:p>
          </table:table-cell>
          <table:table-cell table:formula="of:=[.C15]*[.F15]*[.G15]*[.J15]*640*1393.66125/(18*100)" office:value-type="float" office:value="9380369.2176384" calcext:value-type="float">
            <text:p>9,380,369.218</text:p>
          </table:table-cell>
          <table:table-cell table:formula="of:=[.C15]*[.F15]*[.G15]*[.J15]*640*1393.66125/520" office:value-type="float" office:value="32470508.8302868" calcext:value-type="float">
            <text:p>32,470,508.830</text:p>
          </table:table-cell>
          <table:table-cell table:formula="of:=[.C15]*[.F15]*[.G15]*[.K15]*640*1393.66125/(2000*1000)" office:value-type="float" office:value="28866.1647124224" calcext:value-type="float">
            <text:p>28,866.165</text:p>
          </table:table-cell>
          <table:table-cell table:formula="of:=3*12*[.D15]/5" office:value-type="float" office:value="1728" calcext:value-type="float">
            <text:p>1,728.000</text:p>
          </table:table-cell>
          <table:table-cell table:formula="of:=1.5*[.D15]*750/(2000*15)" office:value-type="float" office:value="9" calcext:value-type="float">
            <text:p>9.000</text:p>
          </table:table-cell>
          <table:table-cell table:formula="of:=66*10*[.D15]/(2000*6)" office:value-type="float" office:value="13.2" calcext:value-type="float">
            <text:p>13.200</text:p>
          </table:table-cell>
          <table:table-cell table:formula="of:=[.AE15]*365/1000" office:value-type="float" office:value="5628221.53058304" calcext:value-type="float">
            <text:p>5,628,221.531</text:p>
          </table:table-cell>
          <table:table-cell table:formula="of:=[.AF15]*24*238/(3*25*2000*1000)" office:value-type="float" office:value="357.20445980767" calcext:value-type="float">
            <text:p>357.204</text:p>
          </table:table-cell>
          <table:table-cell table:formula="of:=[.AG15]*40*0.7*52/(6*1000*2000)" office:value-type="float" office:value="3939.75507140813" calcext:value-type="float">
            <text:p>3,939.755</text:p>
          </table:table-cell>
          <table:table-cell table:formula="of:=[.AG15]*120*2/(16*1000*2000)" office:value-type="float" office:value="243.528816227151" calcext:value-type="float">
            <text:p>243.529</text:p>
          </table:table-cell>
          <table:table-cell table:formula="of:=[.AH15]*3.25*8.34/(48)" office:value-type="float" office:value="16300.362386046" calcext:value-type="float">
            <text:p>16,300.362</text:p>
          </table:table-cell>
          <table:table-cell table:formula="of:=[.AH15]*25*8.34/(4*48)" office:value-type="float" office:value="31346.8507423962" calcext:value-type="float">
            <text:p>31,346.851</text:p>
          </table:table-cell>
          <table:table-cell table:formula="of:=[.C15]*[.F15]*[.G15]*[.L15]*640*1393.66125/(2000*1000)" office:value-type="float" office:value="3758.63722792704" calcext:value-type="float">
            <text:p>3,758.637</text:p>
          </table:table-cell>
          <table:table-cell table:formula="of:=[.AF15]*600*6/(90*1000*2000)" office:value-type="float" office:value="187.607384352768" calcext:value-type="float">
            <text:p>187.607</text:p>
          </table:table-cell>
          <table:table-cell table:formula="of:=IF([.B15]=&quot;Taiga&quot;;236.2;IF([.B15]=&quot;Mts&quot;;10;IF([.B15]=&quot;Temp&quot;;400;IF([.B15]=&quot;Steppe&quot;;25;IF([.B15]=&quot;Jungle&quot;;400;IF([.B15]=&quot;Sav&quot;;103.6;IF([.B15]=&quot;Medi&quot;;181.6;0)))))))*[.D15]*[.AT$36]" office:value-type="float" office:value="46.62" calcext:value-type="float">
            <text:p>46.620</text:p>
          </table:table-cell>
          <table:table-cell table:formula="of:=INDEX([$Tech.$F$3:$Tech.$F$13];MATCH([.E15];[$Tech.$E$3:$Tech.$E$13];1))*[.D15]*[.AT$36]/365" office:value-type="float" office:value="45" calcext:value-type="float">
            <text:p>45.000</text:p>
          </table:table-cell>
          <table:table-cell table:formula="of:=[.D15]*12.5*[.AT$36]/(30)" office:value-type="float" office:value="0.1875" calcext:value-type="float">
            <text:p>0.188</text:p>
          </table:table-cell>
          <table:table-cell table:formula="of:=125*[.D15]*[.AW$30]" office:value-type="float" office:value="116.015625" calcext:value-type="float">
            <text:p>116.016</text:p>
          </table:table-cell>
          <table:table-cell table:formula="of:=1000*[.D15]*[.AW$30]/(3)" office:value-type="float" office:value="309.375" calcext:value-type="float">
            <text:p>309.375</text:p>
          </table:table-cell>
          <table:table-cell table:formula="of:=[.D15]/(2*[.AY$30])" office:value-type="float" office:value="216" calcext:value-type="float">
            <text:p>216.000</text:p>
          </table:table-cell>
          <table:table-cell table:formula="of:=[.D15]*[.AZ$30]/2" office:value-type="float" office:value="0.15" calcext:value-type="float">
            <text:p>0.150</text:p>
          </table:table-cell>
          <table:table-cell table:formula="of:=[.D15]*2*[.BA$30]" office:value-type="float" office:value="0.72" calcext:value-type="float">
            <text:p>0.720</text:p>
          </table:table-cell>
          <table:table-cell table:formula="of:=[.D15]*3*[.BB$30]" office:value-type="float" office:value="0.54" calcext:value-type="float">
            <text:p>0.540</text:p>
          </table:table-cell>
          <table:table-cell table:formula="of:=[.D15]*11*[.BC$30]/15" office:value-type="float" office:value="0.1056" calcext:value-type="float">
            <text:p>0.106</text:p>
          </table:table-cell>
          <table:table-cell table:formula="of:=[.D15]*11*[.BD$30]/8" office:value-type="float" office:value="0.2475" calcext:value-type="float">
            <text:p>0.248</text:p>
          </table:table-cell>
          <table:table-cell table:formula="of:=[.D15]*11*[.BE$30]/3" office:value-type="float" office:value="0.160285714285714" calcext:value-type="float">
            <text:p>0.160</text:p>
          </table:table-cell>
          <table:table-cell table:formula="of:=[.D15]*11*[.BF$30]/5" office:value-type="float" office:value="0.1155" calcext:value-type="float">
            <text:p>0.116</text:p>
          </table:table-cell>
          <table:table-cell table:formula="of:=[.D15]*11*[.BG$30]/9" office:value-type="float" office:value="0.293333333333333" calcext:value-type="float">
            <text:p>0.293</text:p>
          </table:table-cell>
          <table:table-cell table:formula="of:=[.D15]*11*[.BH$30]/12" office:value-type="float" office:value="0.165" calcext:value-type="float">
            <text:p>0.165</text:p>
          </table:table-cell>
          <table:table-cell table:formula="of:=[.D15]*[.BI$30]/(125/12)" office:value-type="float" office:value="0.4608" calcext:value-type="float">
            <text:p>0.461</text:p>
          </table:table-cell>
          <table:table-cell table:formula="of:=[.D15]*[.BJ$30]/30" office:value-type="float" office:value="0.20944" calcext:value-type="float">
            <text:p>0.209</text:p>
          </table:table-cell>
          <table:table-cell table:formula="of:=[.D15]*[.BK$30]/7" office:value-type="float" office:value="0.0289285714285714" calcext:value-type="float">
            <text:p>0.029</text:p>
          </table:table-cell>
          <table:table-cell table:formula="of:=[.D15]*[.BL$30]/8.5" office:value-type="float" office:value="0.0476470588235294" calcext:value-type="float">
            <text:p>0.048</text:p>
          </table:table-cell>
          <table:table-cell table:formula="of:=[.D15]*[.BM$30]" office:value-type="float" office:value="0.10125" calcext:value-type="float">
            <text:p>0.101</text:p>
          </table:table-cell>
          <table:table-cell table:formula="of:=[.D15]*[.BN$30]/1.5" office:value-type="float" office:value="0.24" calcext:value-type="float">
            <text:p>0.240</text:p>
          </table:table-cell>
          <table:table-cell table:formula="of:=[.D15]*[.BO$30]/2" office:value-type="float" office:value="0.195" calcext:value-type="float">
            <text:p>0.195</text:p>
          </table:table-cell>
          <table:table-cell table:formula="of:=[.D15]*[.BP$30]/4" office:value-type="float" office:value="0.045" calcext:value-type="float">
            <text:p>0.045</text:p>
          </table:table-cell>
          <table:table-cell table:formula="of:=[.D15]/((16+24)/12)" office:value-type="float" office:value="72" calcext:value-type="float">
            <text:p>72.000</text:p>
          </table:table-cell>
          <table:table-cell table:formula="of:=[.D15]*2/(30*2000)" office:value-type="float" office:value="0.008" calcext:value-type="float">
            <text:p>0.008</text:p>
          </table:table-cell>
          <table:table-cell table:formula="of:=[.D15]/((37.5/12)*2000)" office:value-type="float" office:value="0.0384" calcext:value-type="float">
            <text:p>0.038</text:p>
          </table:table-cell>
          <table:table-cell table:formula="of:=[.D15]*2/((20/9)*2000)" office:value-type="float" office:value="0.108" calcext:value-type="float">
            <text:p>0.108</text:p>
          </table:table-cell>
          <table:table-cell table:formula="of:=[.AF15]*24*8/(3*25*2000*1000)" office:value-type="float" office:value="12.0068725985772" calcext:value-type="float">
            <text:p>12.007</text:p>
          </table:table-cell>
          <table:table-cell table:formula="of:=[.D15]*3.5/((3/12)*(20/9)*2000)" office:value-type="float" office:value="0.756" calcext:value-type="float">
            <text:p>0.756</text:p>
          </table:table-cell>
          <table:table-cell table:formula="of:=[.D15]*2/((2/12)*(20/9)*2000)" office:value-type="float" office:value="0.648" calcext:value-type="float">
            <text:p>0.648</text:p>
          </table:table-cell>
          <table:table-cell table:formula="of:=[.D15]*2.5/((5/12)*(20/9)*2000)" office:value-type="float" office:value="0.324" calcext:value-type="float">
            <text:p>0.324</text:p>
          </table:table-cell>
          <table:table-cell table:formula="of:=[.D15]*7/((14/12)*(20/9)*2000)" office:value-type="float" office:value="0.324" calcext:value-type="float">
            <text:p>0.324</text:p>
          </table:table-cell>
          <table:table-cell table:formula="of:=[.D15]/(4*2)" office:value-type="float" office:value="30" calcext:value-type="float">
            <text:p>30.000</text:p>
          </table:table-cell>
          <table:table-cell table:formula="of:=[.D15]/(4*5)" office:value-type="float" office:value="12" calcext:value-type="float">
            <text:p>12.000</text:p>
          </table:table-cell>
          <table:table-cell office:value-type="float" office:value="0.001" calcext:value-type="float">
            <text:p>0.001</text:p>
          </table:table-cell>
          <table:table-cell table:formula="of:=[.D15]/40" office:value-type="float" office:value="6" calcext:value-type="float">
            <text:p>6.000</text:p>
          </table:table-cell>
          <table:table-cell table:formula="of:=[.D15]/40" office:value-type="float" office:value="6" calcext:value-type="float">
            <text:p>6.000</text:p>
          </table:table-cell>
          <table:table-cell table:formula="of:=[.D15]/20" office:value-type="float" office:value="12" calcext:value-type="float">
            <text:p>12.000</text:p>
          </table:table-cell>
          <table:table-cell table:formula="of:=[.D15]*8.3454*32/2000" office:value-type="float" office:value="32.046336" calcext:value-type="float">
            <text:p>32.046</text:p>
          </table:table-cell>
          <table:table-cell table:formula="of:=[.D15]*50*2/(3*2000)" office:value-type="float" office:value="4" calcext:value-type="float">
            <text:p>4.000</text:p>
          </table:table-cell>
          <table:table-cell office:value-type="float" office:value="0.001" calcext:value-type="float">
            <text:p>0.001</text:p>
          </table:table-cell>
          <table:table-cell table:formula="of:=IF(NOT([.CH15]=0.001);0.006*[.D15]/3;0.001)" office:value-type="float" office:value="0.001" calcext:value-type="float">
            <text:p>0.001</text:p>
          </table:table-cell>
          <table:table-cell table:formula="of:=IF(NOT([.CH15]=0.001);0.7*[.D15]/3;0.001)" office:value-type="float" office:value="0.001" calcext:value-type="float">
            <text:p>0.001</text:p>
          </table:table-cell>
          <table:table-cell table:formula="of:=IF(NOT([.CH15]=0.001);0.65*[.D15]/3;0.001)" office:value-type="float" office:value="0.001" calcext:value-type="float">
            <text:p>0.001</text:p>
          </table:table-cell>
          <table:table-cell table:formula="of:=IF(NOT([.CH15]=0.001);0.002*[.D15]/3;0.001)" office:value-type="float" office:value="0.001" calcext:value-type="float">
            <text:p>0.001</text:p>
          </table:table-cell>
          <table:table-cell table:formula="of:=IF(NOT([.CH15]=0.001);0.001*[.D15]/3;0.001)" office:value-type="float" office:value="0.001" calcext:value-type="float">
            <text:p>0.001</text:p>
          </table:table-cell>
          <table:table-cell table:formula="of:=[.D15]*3*110/(24*2000)" office:value-type="float" office:value="1.65" calcext:value-type="float">
            <text:p>1.650</text:p>
          </table:table-cell>
          <table:table-cell table:formula="of:=[.D15]*3*12/(24*2000)" office:value-type="float" office:value="0.18" calcext:value-type="float">
            <text:p>0.180</text:p>
          </table:table-cell>
          <table:table-cell table:formula="of:=[.D15]*3*1.4/(24*2000)" office:value-type="float" office:value="0.021" calcext:value-type="float">
            <text:p>0.021</text:p>
          </table:table-cell>
          <table:table-cell table:formula="of:=[.D15]*1600*8.3454/(10*2000)" office:value-type="float" office:value="160.23168" calcext:value-type="float">
            <text:p>160.232</text:p>
          </table:table-cell>
          <table:table-cell table:formula="of:=[.D15]*2/2000" office:value-type="float" office:value="0.24" calcext:value-type="float">
            <text:p>0.240</text:p>
          </table:table-cell>
          <table:table-cell table:formula="of:=[.D15]*2*30/2000" office:value-type="float" office:value="7.2" calcext:value-type="float">
            <text:p>7.20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15]*0.9" office:value-type="float" office:value="144.208512" calcext:value-type="float">
            <text:p>144.209</text:p>
          </table:table-cell>
          <table:table-cell table:formula="of:=2.5*[.D15]/(60*2000)" office:value-type="float" office:value="0.005" calcext:value-type="float">
            <text:p>0.005</text:p>
          </table:table-cell>
          <table:table-cell table:formula="of:=[.D15]*2.5*55/2000" office:value-type="float" office:value="16.5" calcext:value-type="float">
            <text:p>16.500</text:p>
          </table:table-cell>
          <table:table-cell table:formula="of:=[.D15]*2.5*1.25*0.5/2000" office:value-type="float" office:value="0.1875" calcext:value-type="float">
            <text:p>0.188</text:p>
          </table:table-cell>
          <table:table-cell table:formula="of:=[.D15]*2*20/2000" office:value-type="float" office:value="4.8" calcext:value-type="float">
            <text:p>4.800</text:p>
          </table:table-cell>
          <table:table-cell table:formula="of:=IF([.B15]=&quot;Mts&quot;;[.D15]*0.005;0.001)" office:value-type="float" office:value="0.001" calcext:value-type="float">
            <text:p>0.001</text:p>
          </table:table-cell>
          <table:table-cell table:formula="of:=IF([.B15]=&quot;Mts&quot;;[.D15]*0.01;0.001)" office:value-type="float" office:value="0.001" calcext:value-type="float">
            <text:p>0.001</text:p>
          </table:table-cell>
          <table:table-cell table:formula="of:=[.D15]*0.02*12/(3*2000)" office:value-type="float" office:value="0.0096" calcext:value-type="float">
            <text:p>0.010</text:p>
          </table:table-cell>
          <table:table-cell table:formula="of:=[.D15]*0.5*12/(5*2000)" office:value-type="float" office:value="0.144" calcext:value-type="float">
            <text:p>0.144</text:p>
          </table:table-cell>
          <table:table-cell table:formula="of:=[.D15]*6*25/2000" office:value-type="float" office:value="18" calcext:value-type="float">
            <text:p>18.0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 office:value-type="float" office:value="115" calcext:value-type="float">
            <text:p>115</text:p>
          </table:table-cell>
          <table:table-cell table:formula="of:=IF([.B16]=&quot;Taiga&quot;;265;IF([.B16]=&quot;Mts&quot;;265;IF([.B16]=&quot;Temp&quot;;230;IF([.B16]=&quot;Steppe&quot;;265;IF([.B16]=&quot;Jungle&quot;;180;IF([.B16]=&quot;Sav&quot;;240;IF([.B16]=&quot;Medi&quot;;230;0)))))))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9" table:formula="of:=IF([.B16]=&quot;Taiga&quot;;0.43;IF([.B16]=&quot;Mts&quot;;0.21;IF([.B16]=&quot;Temp&quot;;0.64;IF([.B16]=&quot;Steppe&quot;;0.57;IF([.B16]=&quot;Jungle&quot;;0.43;IF([.B16]=&quot;Sav&quot;;0.57;IF([.B16]=&quot;Medi&quot;;0.43;0)))))))" office:value-type="float" office:value="0.43" calcext:value-type="float">
            <text:p>0.430</text:p>
          </table:table-cell>
          <table:table-cell table:style-name="ce19" table:formula="of:=IF([.B16]=&quot;Taiga&quot;;0.43;IF([.B16]=&quot;Mts&quot;;0.8;IF([.B16]=&quot;Temp&quot;;0.64;IF([.B16]=&quot;Steppe&quot;;0.8;IF([.B16]=&quot;Jungle&quot;;0.43;IF([.B16]=&quot;Sav&quot;;0.8;IF([.B16]=&quot;Medi&quot;;0.6;0)))))))" office:value-type="float" office:value="0.43" calcext:value-type="float">
            <text:p>0.430</text:p>
          </table:table-cell>
          <table:table-cell table:style-name="ce19" table:formula="of:=IF([.B16]=&quot;Taiga&quot;;528;IF([.B16]=&quot;Mts&quot;;855.27;IF([.B16]=&quot;Temp&quot;;565.94;IF([.B16]=&quot;Steppe&quot;;551.72;IF([.B16]=&quot;Jungle&quot;;575.43;IF([.B16]=&quot;Sav&quot;;599.15;IF([.B16]=&quot;Medi&quot;;564.36;0)))))))" office:value-type="float" office:value="575.43" calcext:value-type="float">
            <text:p>575.430</text:p>
          </table:table-cell>
          <table:table-cell table:style-name="ce19" table:formula="of:=IF([.B16]=&quot;Taiga&quot;;2608.19;IF([.B16]=&quot;Mts&quot;;2100;IF([.B16]=&quot;Temp&quot;;2976.19;IF([.B16]=&quot;Steppe&quot;;2450.48;IF([.B16]=&quot;Jungle&quot;;2135.05;IF([.B16]=&quot;Sav&quot;;2310.29;IF([.B16]=&quot;Medi&quot;;2485.52;0)))))))" office:value-type="float" office:value="2135.05" calcext:value-type="float">
            <text:p>2,135.050</text:p>
          </table:table-cell>
          <table:table-cell table:style-name="ce19" table:formula="of:=IF([.B16]=&quot;Taiga&quot;;500.54;IF([.B16]=&quot;Mts&quot;;360;IF([.B16]=&quot;Temp&quot;;570.81;IF([.B16]=&quot;Steppe&quot;;441.95;IF([.B16]=&quot;Jungle&quot;;486.49;IF([.B16]=&quot;Sav&quot;;518.92;IF([.B16]=&quot;Medi&quot;;640;0)))))))" office:value-type="float" office:value="486.49" calcext:value-type="float">
            <text:p>486.490</text:p>
          </table:table-cell>
          <table:table-cell table:style-name="ce19" table:formula="of:=IF([.B16]=&quot;Taiga&quot;;2003.09;IF([.B16]=&quot;Mts&quot;;1612.8;IF([.B16]=&quot;Temp&quot;;2285.71;IF([.B16]=&quot;Steppe&quot;;1881.97;IF([.B16]=&quot;Jungle&quot;;1639.72;IF([.B16]=&quot;Sav&quot;;1774.3;IF([.B16]=&quot;Medi&quot;;1908.88;0)))))))" office:value-type="float" office:value="1639.72" calcext:value-type="float">
            <text:p>1,639.720</text:p>
          </table:table-cell>
          <table:table-cell table:style-name="ce19" table:formula="of:=IF([.B16]=&quot;Taiga&quot;;260.82;IF([.B16]=&quot;Mts&quot;;210;IF([.B16]=&quot;Temp&quot;;297.62;IF([.B16]=&quot;Steppe&quot;;245.05;IF([.B16]=&quot;Jungle&quot;;213.5;IF([.B16]=&quot;Sav&quot;;231.03;IF([.B16]=&quot;Medi&quot;;248.55;0)))))))" office:value-type="float" office:value="213.5" calcext:value-type="float">
            <text:p>213.500</text:p>
          </table:table-cell>
          <table:table-cell table:style-name="ce19" table:formula="of:=IF([.B16]=&quot;Taiga&quot;;250;IF([.B16]=&quot;Mts&quot;;640;IF([.B16]=&quot;Temp&quot;;295.2174;IF([.B16]=&quot;Steppe&quot;;278.2609;IF([.B16]=&quot;Jungle&quot;;306.5217;IF([.B16]=&quot;Sav&quot;;334.7826;IF([.B16]=&quot;Medi&quot;;293.3333;0)))))))" office:value-type="float" office:value="306.5217" calcext:value-type="float">
            <text:p>306.522</text:p>
          </table:table-cell>
          <table:table-cell table:style-name="ce19" table:formula="of:=IF([.B16]=&quot;Taiga&quot;;1491.9691;IF([.B16]=&quot;Mts&quot;;980;IF([.B16]=&quot;Temp&quot;;1747.9537;IF([.B16]=&quot;Steppe&quot;;1278.5174;IF([.B16]=&quot;Jungle&quot;;1440.7722;IF([.B16]=&quot;Sav&quot;;1558.9189;IF([.B16]=&quot;Medi&quot;;2000;0)))))))" office:value-type="float" office:value="1440.7722" calcext:value-type="float">
            <text:p>1,440.772</text:p>
          </table:table-cell>
          <table:table-cell table:style-name="ce19" table:formula="of:=IF([.B16]=&quot;Taiga&quot;;68.5;IF([.B16]=&quot;Mts&quot;;25;IF([.B16]=&quot;Temp&quot;;100;IF([.B16]=&quot;Steppe&quot;;55;IF([.B16]=&quot;Jungle&quot;;28;IF([.B16]=&quot;Sav&quot;;43;IF([.B16]=&quot;Medi&quot;;58;0)))))))" office:value-type="float" office:value="28" calcext:value-type="float">
            <text:p>2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6]*[.F16]*[.G16]*360*640*1393.66125/(2000*1000)" office:value-type="float" office:value="3413.850161976" calcext:value-type="float">
            <text:p>3,413.850</text:p>
          </table:table-cell>
          <table:table-cell table:formula="of:=[.C16]*[.F16]*[.G16]*[.J16]*640*1393.66125/(2000*1000)" office:value-type="float" office:value="4613.34434805473" calcext:value-type="float">
            <text:p>4,613.344</text:p>
          </table:table-cell>
          <table:table-cell table:formula="of:=[.T16]*[.J$28]" office:value-type="float" office:value="1537.78144935158" calcext:value-type="float">
            <text:p>1,537.781</text:p>
          </table:table-cell>
          <table:table-cell table:formula="of:=[.T16]-[.U16]" office:value-type="float" office:value="3075.56289870316" calcext:value-type="float">
            <text:p>3,075.563</text:p>
          </table:table-cell>
          <table:table-cell table:formula="of:=[.C16]*[.F16]*[.G16]*[.H16]*640*1393.66125/(2000*1000)" office:value-type="float" office:value="5456.75499640514" calcext:value-type="float">
            <text:p>5,456.755</text:p>
          </table:table-cell>
          <table:table-cell table:formula="of:=[.W16]*[.H$28]" office:value-type="float" office:value="1488.20590811049" calcext:value-type="float">
            <text:p>1,488.206</text:p>
          </table:table-cell>
          <table:table-cell table:formula="of:=[.W16]-[.X16]" office:value-type="float" office:value="3968.54908829465" calcext:value-type="float">
            <text:p>3,968.549</text:p>
          </table:table-cell>
          <table:table-cell table:formula="of:=[.C16]*[.F16]*[.G16]*[.M16]*640*1393.66125/(2000*1000)" office:value-type="float" office:value="2906.71987553933" calcext:value-type="float">
            <text:p>2,906.720</text:p>
          </table:table-cell>
          <table:table-cell table:formula="of:=[.C16]*[.F16]*[.G16]*[.N16]*640*1393.66125/(2000*1000)" office:value-type="float" office:value="13662.7233565014" calcext:value-type="float">
            <text:p>13,662.723</text:p>
          </table:table-cell>
          <table:table-cell table:formula="of:=[.C16]*[.F16]*[.G16]*[.O16]*640*1393.66125/(2000*1000)" office:value-type="float" office:value="265.5216792648" calcext:value-type="float">
            <text:p>265.522</text:p>
          </table:table-cell>
          <table:table-cell table:formula="of:=[.C16]*[.P16]*640*1393.66125/(2000*1000)" office:value-type="float" office:value="1.923252525" calcext:value-type="float">
            <text:p>1.923</text:p>
          </table:table-cell>
          <table:table-cell table:formula="of:=[.C16]*[.Q16]*640*1393.66125/(2000*1000)" office:value-type="float" office:value="1.923252525" calcext:value-type="float">
            <text:p>1.923</text:p>
          </table:table-cell>
          <table:table-cell table:formula="of:=[.C16]*[.F16]*[.G16]*6*[.J16]*640*1393.66125/(18*365)" office:value-type="float" office:value="8426199.7224744" calcext:value-type="float">
            <text:p>8,426,199.722</text:p>
          </table:table-cell>
          <table:table-cell table:formula="of:=[.C16]*[.F16]*[.G16]*[.J16]*640*1393.66125/(18*100)" office:value-type="float" office:value="5125938.16450526" calcext:value-type="float">
            <text:p>5,125,938.165</text:p>
          </table:table-cell>
          <table:table-cell table:formula="of:=[.C16]*[.F16]*[.G16]*[.J16]*640*1393.66125/520" office:value-type="float" office:value="17743632.1079028" calcext:value-type="float">
            <text:p>17,743,632.108</text:p>
          </table:table-cell>
          <table:table-cell table:formula="of:=[.C16]*[.F16]*[.G16]*[.K16]*640*1393.66125/(2000*1000)" office:value-type="float" office:value="15549.3288544314" calcext:value-type="float">
            <text:p>15,549.329</text:p>
          </table:table-cell>
          <table:table-cell table:formula="of:=3*12*[.D16]/5" office:value-type="float" office:value="1296" calcext:value-type="float">
            <text:p>1,296.000</text:p>
          </table:table-cell>
          <table:table-cell table:formula="of:=1.5*[.D16]*750/(2000*15)" office:value-type="float" office:value="6.75" calcext:value-type="float">
            <text:p>6.750</text:p>
          </table:table-cell>
          <table:table-cell table:formula="of:=66*10*[.D16]/(2000*6)" office:value-type="float" office:value="9.9" calcext:value-type="float">
            <text:p>9.900</text:p>
          </table:table-cell>
          <table:table-cell table:formula="of:=[.AE16]*365/1000" office:value-type="float" office:value="3075562.89870316" calcext:value-type="float">
            <text:p>3,075,562.899</text:p>
          </table:table-cell>
          <table:table-cell table:formula="of:=[.AF16]*24*238/(3*25*2000*1000)" office:value-type="float" office:value="195.19572530436" calcext:value-type="float">
            <text:p>195.196</text:p>
          </table:table-cell>
          <table:table-cell table:formula="of:=[.AG16]*40*0.7*52/(6*1000*2000)" office:value-type="float" office:value="2152.89402909221" calcext:value-type="float">
            <text:p>2,152.894</text:p>
          </table:table-cell>
          <table:table-cell table:formula="of:=[.AG16]*120*2/(16*1000*2000)" office:value-type="float" office:value="133.077240809271" calcext:value-type="float">
            <text:p>133.077</text:p>
          </table:table-cell>
          <table:table-cell table:formula="of:=[.AH16]*3.25*8.34/(48)" office:value-type="float" office:value="8780.5116374867" calcext:value-type="float">
            <text:p>8,780.512</text:p>
          </table:table-cell>
          <table:table-cell table:formula="of:=[.AH16]*25*8.34/(4*48)" office:value-type="float" office:value="16885.599302859" calcext:value-type="float">
            <text:p>16,885.599</text:p>
          </table:table-cell>
          <table:table-cell table:formula="of:=[.C16]*[.F16]*[.G16]*[.L16]*640*1393.66125/(2000*1000)" office:value-type="float" office:value="2024.6028043941" calcext:value-type="float">
            <text:p>2,024.603</text:p>
          </table:table-cell>
          <table:table-cell table:formula="of:=[.AF16]*600*6/(90*1000*2000)" office:value-type="float" office:value="102.518763290105" calcext:value-type="float">
            <text:p>102.519</text:p>
          </table:table-cell>
          <table:table-cell table:formula="of:=IF([.B16]=&quot;Taiga&quot;;236.2;IF([.B16]=&quot;Mts&quot;;10;IF([.B16]=&quot;Temp&quot;;400;IF([.B16]=&quot;Steppe&quot;;25;IF([.B16]=&quot;Jungle&quot;;400;IF([.B16]=&quot;Sav&quot;;103.6;IF([.B16]=&quot;Medi&quot;;181.6;0)))))))*[.D16]*[.AT$36]" office:value-type="float" office:value="135" calcext:value-type="float">
            <text:p>135.000</text:p>
          </table:table-cell>
          <table:table-cell table:formula="of:=INDEX([$Tech.$F$3:$Tech.$F$13];MATCH([.E16];[$Tech.$E$3:$Tech.$E$13];1))*[.D16]*[.AT$36]/365" office:value-type="float" office:value="33.75" calcext:value-type="float">
            <text:p>33.750</text:p>
          </table:table-cell>
          <table:table-cell table:formula="of:=[.D16]*12.5*[.AT$36]/(30)" office:value-type="float" office:value="0.140625" calcext:value-type="float">
            <text:p>0.141</text:p>
          </table:table-cell>
          <table:table-cell table:formula="of:=125*[.D16]*[.AW$30]" office:value-type="float" office:value="87.01171875" calcext:value-type="float">
            <text:p>87.012</text:p>
          </table:table-cell>
          <table:table-cell table:formula="of:=1000*[.D16]*[.AW$30]/(3)" office:value-type="float" office:value="232.03125" calcext:value-type="float">
            <text:p>232.031</text:p>
          </table:table-cell>
          <table:table-cell table:formula="of:=[.D16]/(2*[.AY$30])" office:value-type="float" office:value="162" calcext:value-type="float">
            <text:p>162.000</text:p>
          </table:table-cell>
          <table:table-cell table:formula="of:=[.D16]*[.AZ$30]/2" office:value-type="float" office:value="0.1125" calcext:value-type="float">
            <text:p>0.113</text:p>
          </table:table-cell>
          <table:table-cell table:formula="of:=[.D16]*2*[.BA$30]" office:value-type="float" office:value="0.54" calcext:value-type="float">
            <text:p>0.540</text:p>
          </table:table-cell>
          <table:table-cell table:formula="of:=[.D16]*3*[.BB$30]" office:value-type="float" office:value="0.405" calcext:value-type="float">
            <text:p>0.405</text:p>
          </table:table-cell>
          <table:table-cell table:formula="of:=[.D16]*11*[.BC$30]/15" office:value-type="float" office:value="0.0792" calcext:value-type="float">
            <text:p>0.079</text:p>
          </table:table-cell>
          <table:table-cell table:formula="of:=[.D16]*11*[.BD$30]/8" office:value-type="float" office:value="0.185625" calcext:value-type="float">
            <text:p>0.186</text:p>
          </table:table-cell>
          <table:table-cell table:formula="of:=[.D16]*11*[.BE$30]/3" office:value-type="float" office:value="0.120214285714286" calcext:value-type="float">
            <text:p>0.120</text:p>
          </table:table-cell>
          <table:table-cell table:formula="of:=[.D16]*11*[.BF$30]/5" office:value-type="float" office:value="0.086625" calcext:value-type="float">
            <text:p>0.087</text:p>
          </table:table-cell>
          <table:table-cell table:formula="of:=[.D16]*11*[.BG$30]/9" office:value-type="float" office:value="0.22" calcext:value-type="float">
            <text:p>0.220</text:p>
          </table:table-cell>
          <table:table-cell table:formula="of:=[.D16]*11*[.BH$30]/12" office:value-type="float" office:value="0.12375" calcext:value-type="float">
            <text:p>0.124</text:p>
          </table:table-cell>
          <table:table-cell table:formula="of:=[.D16]*[.BI$30]/(125/12)" office:value-type="float" office:value="0.3456" calcext:value-type="float">
            <text:p>0.346</text:p>
          </table:table-cell>
          <table:table-cell table:formula="of:=[.D16]*[.BJ$30]/30" office:value-type="float" office:value="0.15708" calcext:value-type="float">
            <text:p>0.157</text:p>
          </table:table-cell>
          <table:table-cell table:formula="of:=[.D16]*[.BK$30]/7" office:value-type="float" office:value="0.0216964285714286" calcext:value-type="float">
            <text:p>0.022</text:p>
          </table:table-cell>
          <table:table-cell table:formula="of:=[.D16]*[.BL$30]/8.5" office:value-type="float" office:value="0.0357352941176471" calcext:value-type="float">
            <text:p>0.036</text:p>
          </table:table-cell>
          <table:table-cell table:formula="of:=[.D16]*[.BM$30]" office:value-type="float" office:value="0.0759375" calcext:value-type="float">
            <text:p>0.076</text:p>
          </table:table-cell>
          <table:table-cell table:formula="of:=[.D16]*[.BN$30]/1.5" office:value-type="float" office:value="0.18" calcext:value-type="float">
            <text:p>0.180</text:p>
          </table:table-cell>
          <table:table-cell table:formula="of:=[.D16]*[.BO$30]/2" office:value-type="float" office:value="0.14625" calcext:value-type="float">
            <text:p>0.146</text:p>
          </table:table-cell>
          <table:table-cell table:formula="of:=[.D16]*[.BP$30]/4" office:value-type="float" office:value="0.03375" calcext:value-type="float">
            <text:p>0.034</text:p>
          </table:table-cell>
          <table:table-cell table:formula="of:=[.D16]/((16+24)/12)" office:value-type="float" office:value="54" calcext:value-type="float">
            <text:p>54.000</text:p>
          </table:table-cell>
          <table:table-cell table:formula="of:=[.D16]*2/(30*2000)" office:value-type="float" office:value="0.006" calcext:value-type="float">
            <text:p>0.006</text:p>
          </table:table-cell>
          <table:table-cell table:formula="of:=[.D16]/((37.5/12)*2000)" office:value-type="float" office:value="0.0288" calcext:value-type="float">
            <text:p>0.029</text:p>
          </table:table-cell>
          <table:table-cell table:formula="of:=[.D16]*2/((20/9)*2000)" office:value-type="float" office:value="0.081" calcext:value-type="float">
            <text:p>0.081</text:p>
          </table:table-cell>
          <table:table-cell table:formula="of:=[.AF16]*24*8/(3*25*2000*1000)" office:value-type="float" office:value="6.56120085056673" calcext:value-type="float">
            <text:p>6.561</text:p>
          </table:table-cell>
          <table:table-cell table:formula="of:=[.D16]*3.5/((3/12)*(20/9)*2000)" office:value-type="float" office:value="0.567" calcext:value-type="float">
            <text:p>0.567</text:p>
          </table:table-cell>
          <table:table-cell table:formula="of:=[.D16]*2/((2/12)*(20/9)*2000)" office:value-type="float" office:value="0.486" calcext:value-type="float">
            <text:p>0.486</text:p>
          </table:table-cell>
          <table:table-cell table:formula="of:=[.D16]*2.5/((5/12)*(20/9)*2000)" office:value-type="float" office:value="0.243" calcext:value-type="float">
            <text:p>0.243</text:p>
          </table:table-cell>
          <table:table-cell table:formula="of:=[.D16]*7/((14/12)*(20/9)*2000)" office:value-type="float" office:value="0.243" calcext:value-type="float">
            <text:p>0.243</text:p>
          </table:table-cell>
          <table:table-cell table:formula="of:=[.D16]/(4*2)" office:value-type="float" office:value="22.5" calcext:value-type="float">
            <text:p>22.500</text:p>
          </table:table-cell>
          <table:table-cell table:formula="of:=[.D16]/(4*5)" office:value-type="float" office:value="9" calcext:value-type="float">
            <text:p>9.000</text:p>
          </table:table-cell>
          <table:table-cell table:formula="of:=[.D16]/40" office:value-type="float" office:value="4.5" calcext:value-type="float">
            <text:p>4.500</text:p>
          </table:table-cell>
          <table:table-cell table:formula="of:=[.D16]/40" office:value-type="float" office:value="4.5" calcext:value-type="float">
            <text:p>4.500</text:p>
          </table:table-cell>
          <table:table-cell table:formula="of:=[.D16]/40" office:value-type="float" office:value="4.5" calcext:value-type="float">
            <text:p>4.500</text:p>
          </table:table-cell>
          <table:table-cell table:formula="of:=[.D16]/20" office:value-type="float" office:value="9" calcext:value-type="float">
            <text:p>9.000</text:p>
          </table:table-cell>
          <table:table-cell table:formula="of:=[.D16]*8.3454*32/2000" office:value-type="float" office:value="24.034752" calcext:value-type="float">
            <text:p>24.035</text:p>
          </table:table-cell>
          <table:table-cell table:formula="of:=[.D16]*50*2/(3*2000)" office:value-type="float" office:value="3" calcext:value-type="float">
            <text:p>3.000</text:p>
          </table:table-cell>
          <table:table-cell table:formula="of:=[.D16]*50/2000" office:value-type="float" office:value="4.5" calcext:value-type="float">
            <text:p>4.500</text:p>
          </table:table-cell>
          <table:table-cell table:formula="of:=IF(NOT([.CH16]=0.001);0.006*[.D16]/3;0.001)" office:value-type="float" office:value="0.36" calcext:value-type="float">
            <text:p>0.360</text:p>
          </table:table-cell>
          <table:table-cell table:formula="of:=IF(NOT([.CH16]=0.001);0.7*[.D16]/3;0.001)" office:value-type="float" office:value="42" calcext:value-type="float">
            <text:p>42.000</text:p>
          </table:table-cell>
          <table:table-cell table:formula="of:=IF(NOT([.CH16]=0.001);0.65*[.D16]/3;0.001)" office:value-type="float" office:value="39" calcext:value-type="float">
            <text:p>39.000</text:p>
          </table:table-cell>
          <table:table-cell table:formula="of:=IF(NOT([.CH16]=0.001);0.002*[.D16]/3;0.001)" office:value-type="float" office:value="0.12" calcext:value-type="float">
            <text:p>0.120</text:p>
          </table:table-cell>
          <table:table-cell table:formula="of:=IF(NOT([.CH16]=0.001);0.001*[.D16]/3;0.001)" office:value-type="float" office:value="0.06" calcext:value-type="float">
            <text:p>0.060</text:p>
          </table:table-cell>
          <table:table-cell table:formula="of:=[.D16]*3*110/(24*2000)" office:value-type="float" office:value="1.2375" calcext:value-type="float">
            <text:p>1.238</text:p>
          </table:table-cell>
          <table:table-cell table:formula="of:=[.D16]*3*12/(24*2000)" office:value-type="float" office:value="0.135" calcext:value-type="float">
            <text:p>0.135</text:p>
          </table:table-cell>
          <table:table-cell table:formula="of:=[.D16]*3*1.4/(24*2000)" office:value-type="float" office:value="0.01575" calcext:value-type="float">
            <text:p>0.016</text:p>
          </table:table-cell>
          <table:table-cell table:formula="of:=[.D16]*1600*8.3454/(10*2000)" office:value-type="float" office:value="120.17376" calcext:value-type="float">
            <text:p>120.174</text:p>
          </table:table-cell>
          <table:table-cell table:formula="of:=[.D16]*2/2000" office:value-type="float" office:value="0.18" calcext:value-type="float">
            <text:p>0.180</text:p>
          </table:table-cell>
          <table:table-cell table:formula="of:=[.D16]*2*30/2000" office:value-type="float" office:value="5.4" calcext:value-type="float">
            <text:p>5.4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6]*0.9" office:value-type="float" office:value="108.156384" calcext:value-type="float">
            <text:p>108.156</text:p>
          </table:table-cell>
          <table:table-cell table:formula="of:=2.5*[.D16]/(60*2000)" office:value-type="float" office:value="0.00375" calcext:value-type="float">
            <text:p>0.004</text:p>
          </table:table-cell>
          <table:table-cell table:formula="of:=[.D16]*2.5*55/2000" office:value-type="float" office:value="12.375" calcext:value-type="float">
            <text:p>12.375</text:p>
          </table:table-cell>
          <table:table-cell table:formula="of:=[.D16]*2.5*1.25*0.5/2000" office:value-type="float" office:value="0.140625" calcext:value-type="float">
            <text:p>0.141</text:p>
          </table:table-cell>
          <table:table-cell table:formula="of:=[.D16]*2*20/2000" office:value-type="float" office:value="3.6" calcext:value-type="float">
            <text:p>3.600</text:p>
          </table:table-cell>
          <table:table-cell table:formula="of:=IF([.B16]=&quot;Mts&quot;;[.D16]*0.005;0.001)" office:value-type="float" office:value="0.001" calcext:value-type="float">
            <text:p>0.001</text:p>
          </table:table-cell>
          <table:table-cell table:formula="of:=IF([.B16]=&quot;Mts&quot;;[.D16]*0.01;0.001)" office:value-type="float" office:value="0.001" calcext:value-type="float">
            <text:p>0.001</text:p>
          </table:table-cell>
          <table:table-cell table:formula="of:=[.D16]*0.02*12/(3*2000)" office:value-type="float" office:value="0.0072" calcext:value-type="float">
            <text:p>0.007</text:p>
          </table:table-cell>
          <table:table-cell table:formula="of:=[.D16]*0.5*12/(5*2000)" office:value-type="float" office:value="0.108" calcext:value-type="float">
            <text:p>0.108</text:p>
          </table:table-cell>
          <table:table-cell table:formula="of:=[.D16]*6*25/2000" office:value-type="float" office:value="13.5" calcext:value-type="float">
            <text:p>13.5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 office:value-type="float" office:value="155" calcext:value-type="float">
            <text:p>155</text:p>
          </table:table-cell>
          <table:table-cell table:formula="of:=IF([.B17]=&quot;Taiga&quot;;265;IF([.B17]=&quot;Mts&quot;;265;IF([.B17]=&quot;Temp&quot;;230;IF([.B17]=&quot;Steppe&quot;;265;IF([.B17]=&quot;Jungle&quot;;180;IF([.B17]=&quot;Sav&quot;;240;IF([.B17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7]=&quot;Taiga&quot;;0.43;IF([.B17]=&quot;Mts&quot;;0.21;IF([.B17]=&quot;Temp&quot;;0.64;IF([.B17]=&quot;Steppe&quot;;0.57;IF([.B17]=&quot;Jungle&quot;;0.43;IF([.B17]=&quot;Sav&quot;;0.57;IF([.B17]=&quot;Medi&quot;;0.43;0)))))))" office:value-type="float" office:value="0.64" calcext:value-type="float">
            <text:p>0.640</text:p>
          </table:table-cell>
          <table:table-cell table:style-name="ce19" table:formula="of:=IF([.B17]=&quot;Taiga&quot;;0.43;IF([.B17]=&quot;Mts&quot;;0.8;IF([.B17]=&quot;Temp&quot;;0.64;IF([.B17]=&quot;Steppe&quot;;0.8;IF([.B17]=&quot;Jungle&quot;;0.43;IF([.B17]=&quot;Sav&quot;;0.8;IF([.B17]=&quot;Medi&quot;;0.6;0)))))))" office:value-type="float" office:value="0.64" calcext:value-type="float">
            <text:p>0.640</text:p>
          </table:table-cell>
          <table:table-cell table:style-name="ce19" table:formula="of:=IF([.B17]=&quot;Taiga&quot;;528;IF([.B17]=&quot;Mts&quot;;855.27;IF([.B17]=&quot;Temp&quot;;565.94;IF([.B17]=&quot;Steppe&quot;;551.72;IF([.B17]=&quot;Jungle&quot;;575.43;IF([.B17]=&quot;Sav&quot;;599.15;IF([.B17]=&quot;Medi&quot;;564.36;0)))))))" office:value-type="float" office:value="565.94" calcext:value-type="float">
            <text:p>565.940</text:p>
          </table:table-cell>
          <table:table-cell table:style-name="ce19" table:formula="of:=IF([.B17]=&quot;Taiga&quot;;2608.19;IF([.B17]=&quot;Mts&quot;;2100;IF([.B17]=&quot;Temp&quot;;2976.19;IF([.B17]=&quot;Steppe&quot;;2450.48;IF([.B17]=&quot;Jungle&quot;;2135.05;IF([.B17]=&quot;Sav&quot;;2310.29;IF([.B17]=&quot;Medi&quot;;2485.52;0)))))))" office:value-type="float" office:value="2976.19" calcext:value-type="float">
            <text:p>2,976.190</text:p>
          </table:table-cell>
          <table:table-cell table:style-name="ce19" table:formula="of:=IF([.B17]=&quot;Taiga&quot;;500.54;IF([.B17]=&quot;Mts&quot;;360;IF([.B17]=&quot;Temp&quot;;570.81;IF([.B17]=&quot;Steppe&quot;;441.95;IF([.B17]=&quot;Jungle&quot;;486.49;IF([.B17]=&quot;Sav&quot;;518.92;IF([.B17]=&quot;Medi&quot;;640;0)))))))" office:value-type="float" office:value="570.81" calcext:value-type="float">
            <text:p>570.810</text:p>
          </table:table-cell>
          <table:table-cell table:style-name="ce19" table:formula="of:=IF([.B17]=&quot;Taiga&quot;;2003.09;IF([.B17]=&quot;Mts&quot;;1612.8;IF([.B17]=&quot;Temp&quot;;2285.71;IF([.B17]=&quot;Steppe&quot;;1881.97;IF([.B17]=&quot;Jungle&quot;;1639.72;IF([.B17]=&quot;Sav&quot;;1774.3;IF([.B17]=&quot;Medi&quot;;1908.88;0)))))))" office:value-type="float" office:value="2285.71" calcext:value-type="float">
            <text:p>2,285.710</text:p>
          </table:table-cell>
          <table:table-cell table:style-name="ce19" table:formula="of:=IF([.B17]=&quot;Taiga&quot;;260.82;IF([.B17]=&quot;Mts&quot;;210;IF([.B17]=&quot;Temp&quot;;297.62;IF([.B17]=&quot;Steppe&quot;;245.05;IF([.B17]=&quot;Jungle&quot;;213.5;IF([.B17]=&quot;Sav&quot;;231.03;IF([.B17]=&quot;Medi&quot;;248.55;0)))))))" office:value-type="float" office:value="297.62" calcext:value-type="float">
            <text:p>297.620</text:p>
          </table:table-cell>
          <table:table-cell table:style-name="ce19" table:formula="of:=IF([.B17]=&quot;Taiga&quot;;250;IF([.B17]=&quot;Mts&quot;;640;IF([.B17]=&quot;Temp&quot;;295.2174;IF([.B17]=&quot;Steppe&quot;;278.2609;IF([.B17]=&quot;Jungle&quot;;306.5217;IF([.B17]=&quot;Sav&quot;;334.7826;IF([.B17]=&quot;Medi&quot;;293.3333;0)))))))" office:value-type="float" office:value="295.2174" calcext:value-type="float">
            <text:p>295.217</text:p>
          </table:table-cell>
          <table:table-cell table:style-name="ce19" table:formula="of:=IF([.B17]=&quot;Taiga&quot;;1491.9691;IF([.B17]=&quot;Mts&quot;;980;IF([.B17]=&quot;Temp&quot;;1747.9537;IF([.B17]=&quot;Steppe&quot;;1278.5174;IF([.B17]=&quot;Jungle&quot;;1440.7722;IF([.B17]=&quot;Sav&quot;;1558.9189;IF([.B17]=&quot;Medi&quot;;2000;0)))))))" office:value-type="float" office:value="1747.9537" calcext:value-type="float">
            <text:p>1,747.954</text:p>
          </table:table-cell>
          <table:table-cell table:style-name="ce19" table:formula="of:=IF([.B17]=&quot;Taiga&quot;;68.5;IF([.B17]=&quot;Mts&quot;;25;IF([.B17]=&quot;Temp&quot;;100;IF([.B17]=&quot;Steppe&quot;;55;IF([.B17]=&quot;Jungle&quot;;28;IF([.B17]=&quot;Sav&quot;;43;IF([.B17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7]*[.F17]*[.G17]*360*640*1393.66125/(2000*1000)" office:value-type="float" office:value="10192.984178688" calcext:value-type="float">
            <text:p>10,192.984</text:p>
          </table:table-cell>
          <table:table-cell table:formula="of:=[.C17]*[.F17]*[.G17]*[.J17]*640*1393.66125/(2000*1000)" office:value-type="float" office:value="16161.825830658" calcext:value-type="float">
            <text:p>16,161.826</text:p>
          </table:table-cell>
          <table:table-cell table:formula="of:=[.T17]*[.J$28]" office:value-type="float" office:value="5387.27527688602" calcext:value-type="float">
            <text:p>5,387.275</text:p>
          </table:table-cell>
          <table:table-cell table:formula="of:=[.T17]-[.U17]" office:value-type="float" office:value="10774.550553772" calcext:value-type="float">
            <text:p>10,774.551</text:p>
          </table:table-cell>
          <table:table-cell table:formula="of:=[.C17]*[.F17]*[.G17]*[.H17]*640*1393.66125/(2000*1000)" office:value-type="float" office:value="16023.9374057964" calcext:value-type="float">
            <text:p>16,023.937</text:p>
          </table:table-cell>
          <table:table-cell table:formula="of:=[.W17]*[.H$28]" office:value-type="float" office:value="4370.16474703537" calcext:value-type="float">
            <text:p>4,370.165</text:p>
          </table:table-cell>
          <table:table-cell table:formula="of:=[.W17]-[.X17]" office:value-type="float" office:value="11653.772658761" calcext:value-type="float">
            <text:p>11,653.773</text:p>
          </table:table-cell>
          <table:table-cell table:formula="of:=[.C17]*[.F17]*[.G17]*[.M17]*640*1393.66125/(2000*1000)" office:value-type="float" office:value="8358.73968742613" calcext:value-type="float">
            <text:p>8,358.740</text:p>
          </table:table-cell>
          <table:table-cell table:formula="of:=[.C17]*[.F17]*[.G17]*[.N17]*640*1393.66125/(2000*1000)" office:value-type="float" office:value="49491.2900254977" calcext:value-type="float">
            <text:p>49,491.290</text:p>
          </table:table-cell>
          <table:table-cell table:formula="of:=[.C17]*[.F17]*[.G17]*[.O17]*640*1393.66125/(2000*1000)" office:value-type="float" office:value="2831.38449408" calcext:value-type="float">
            <text:p>2,831.384</text:p>
          </table:table-cell>
          <table:table-cell table:formula="of:=[.C17]*[.P17]*640*1393.66125/(2000*1000)" office:value-type="float" office:value="2.592209925" calcext:value-type="float">
            <text:p>2.592</text:p>
          </table:table-cell>
          <table:table-cell table:formula="of:=[.C17]*[.Q17]*640*1393.66125/(2000*1000)" office:value-type="float" office:value="2.592209925" calcext:value-type="float">
            <text:p>2.592</text:p>
          </table:table-cell>
          <table:table-cell table:formula="of:=[.C17]*[.F17]*[.G17]*6*[.J17]*640*1393.66125/(18*365)" office:value-type="float" office:value="29519316.5856768" calcext:value-type="float">
            <text:p>29,519,316.586</text:p>
          </table:table-cell>
          <table:table-cell table:formula="of:=[.C17]*[.F17]*[.G17]*[.J17]*640*1393.66125/(18*100)" office:value-type="float" office:value="17957584.2562867" calcext:value-type="float">
            <text:p>17,957,584.256</text:p>
          </table:table-cell>
          <table:table-cell table:formula="of:=[.C17]*[.F17]*[.G17]*[.J17]*640*1393.66125/520" office:value-type="float" office:value="62160868.579454" calcext:value-type="float">
            <text:p>62,160,868.579</text:p>
          </table:table-cell>
          <table:table-cell table:formula="of:=[.C17]*[.F17]*[.G17]*[.K17]*640*1393.66125/(2000*1000)" office:value-type="float" office:value="64717.238519636" calcext:value-type="float">
            <text:p>64,717.239</text:p>
          </table:table-cell>
          <table:table-cell table:formula="of:=3*12*[.D17]/5" office:value-type="float" office:value="1656" calcext:value-type="float">
            <text:p>1,656.000</text:p>
          </table:table-cell>
          <table:table-cell table:formula="of:=1.5*[.D17]*750/(2000*15)" office:value-type="float" office:value="8.625" calcext:value-type="float">
            <text:p>8.625</text:p>
          </table:table-cell>
          <table:table-cell table:formula="of:=66*10*[.D17]/(2000*6)" office:value-type="float" office:value="12.65" calcext:value-type="float">
            <text:p>12.650</text:p>
          </table:table-cell>
          <table:table-cell table:formula="of:=[.AE17]*365/1000" office:value-type="float" office:value="10774550.553772" calcext:value-type="float">
            <text:p>10,774,550.554</text:p>
          </table:table-cell>
          <table:table-cell table:formula="of:=[.AF17]*24*238/(3*25*2000*1000)" office:value-type="float" office:value="683.824808479398" calcext:value-type="float">
            <text:p>683.825</text:p>
          </table:table-cell>
          <table:table-cell table:formula="of:=[.AG17]*40*0.7*52/(6*1000*2000)" office:value-type="float" office:value="7542.18538764042" calcext:value-type="float">
            <text:p>7,542.185</text:p>
          </table:table-cell>
          <table:table-cell table:formula="of:=[.AG17]*120*2/(16*1000*2000)" office:value-type="float" office:value="466.206514345905" calcext:value-type="float">
            <text:p>466.207</text:p>
          </table:table-cell>
          <table:table-cell table:formula="of:=[.AH17]*3.25*8.34/(48)" office:value-type="float" office:value="36545.0156265569" calcext:value-type="float">
            <text:p>36,545.016</text:p>
          </table:table-cell>
          <table:table-cell table:formula="of:=[.AH17]*25*8.34/(4*48)" office:value-type="float" office:value="70278.8762049172" calcext:value-type="float">
            <text:p>70,278.876</text:p>
          </table:table-cell>
          <table:table-cell table:formula="of:=[.C17]*[.F17]*[.G17]*[.L17]*640*1393.66125/(2000*1000)" office:value-type="float" office:value="8426.7665312809" calcext:value-type="float">
            <text:p>8,426.767</text:p>
          </table:table-cell>
          <table:table-cell table:formula="of:=[.AF17]*600*6/(90*1000*2000)" office:value-type="float" office:value="359.151685125734" calcext:value-type="float">
            <text:p>359.152</text:p>
          </table:table-cell>
          <table:table-cell table:formula="of:=IF([.B17]=&quot;Taiga&quot;;236.2;IF([.B17]=&quot;Mts&quot;;10;IF([.B17]=&quot;Temp&quot;;400;IF([.B17]=&quot;Steppe&quot;;25;IF([.B17]=&quot;Jungle&quot;;400;IF([.B17]=&quot;Sav&quot;;103.6;IF([.B17]=&quot;Medi&quot;;181.6;0)))))))*[.D17]*[.AT$36]" office:value-type="float" office:value="172.5" calcext:value-type="float">
            <text:p>172.500</text:p>
          </table:table-cell>
          <table:table-cell table:formula="of:=INDEX([$Tech.$F$3:$Tech.$F$13];MATCH([.E17];[$Tech.$E$3:$Tech.$E$13];1))*[.D17]*[.AT$36]/365" office:value-type="float" office:value="43.125" calcext:value-type="float">
            <text:p>43.125</text:p>
          </table:table-cell>
          <table:table-cell table:formula="of:=[.D17]*12.5*[.AT$36]/(30)" office:value-type="float" office:value="0.1796875" calcext:value-type="float">
            <text:p>0.180</text:p>
          </table:table-cell>
          <table:table-cell table:formula="of:=125*[.D17]*[.AW$30]" office:value-type="float" office:value="111.181640625" calcext:value-type="float">
            <text:p>111.182</text:p>
          </table:table-cell>
          <table:table-cell table:formula="of:=1000*[.D17]*[.AW$30]/(3)" office:value-type="float" office:value="296.484375" calcext:value-type="float">
            <text:p>296.484</text:p>
          </table:table-cell>
          <table:table-cell table:formula="of:=[.D17]/(2*[.AY$30])" office:value-type="float" office:value="207" calcext:value-type="float">
            <text:p>207.000</text:p>
          </table:table-cell>
          <table:table-cell table:formula="of:=[.D17]*[.AZ$30]/2" office:value-type="float" office:value="0.14375" calcext:value-type="float">
            <text:p>0.144</text:p>
          </table:table-cell>
          <table:table-cell table:formula="of:=[.D17]*2*[.BA$30]" office:value-type="float" office:value="0.69" calcext:value-type="float">
            <text:p>0.690</text:p>
          </table:table-cell>
          <table:table-cell table:formula="of:=[.D17]*3*[.BB$30]" office:value-type="float" office:value="0.5175" calcext:value-type="float">
            <text:p>0.518</text:p>
          </table:table-cell>
          <table:table-cell table:formula="of:=[.D17]*11*[.BC$30]/15" office:value-type="float" office:value="0.1012" calcext:value-type="float">
            <text:p>0.101</text:p>
          </table:table-cell>
          <table:table-cell table:formula="of:=[.D17]*11*[.BD$30]/8" office:value-type="float" office:value="0.2371875" calcext:value-type="float">
            <text:p>0.237</text:p>
          </table:table-cell>
          <table:table-cell table:formula="of:=[.D17]*11*[.BE$30]/3" office:value-type="float" office:value="0.153607142857143" calcext:value-type="float">
            <text:p>0.154</text:p>
          </table:table-cell>
          <table:table-cell table:formula="of:=[.D17]*11*[.BF$30]/5" office:value-type="float" office:value="0.1106875" calcext:value-type="float">
            <text:p>0.111</text:p>
          </table:table-cell>
          <table:table-cell table:formula="of:=[.D17]*11*[.BG$30]/9" office:value-type="float" office:value="0.281111111111111" calcext:value-type="float">
            <text:p>0.281</text:p>
          </table:table-cell>
          <table:table-cell table:formula="of:=[.D17]*11*[.BH$30]/12" office:value-type="float" office:value="0.158125" calcext:value-type="float">
            <text:p>0.158</text:p>
          </table:table-cell>
          <table:table-cell table:formula="of:=[.D17]*[.BI$30]/(125/12)" office:value-type="float" office:value="0.4416" calcext:value-type="float">
            <text:p>0.442</text:p>
          </table:table-cell>
          <table:table-cell table:formula="of:=[.D17]*[.BJ$30]/30" office:value-type="float" office:value="0.200713333333333" calcext:value-type="float">
            <text:p>0.201</text:p>
          </table:table-cell>
          <table:table-cell table:formula="of:=[.D17]*[.BK$30]/7" office:value-type="float" office:value="0.0277232142857143" calcext:value-type="float">
            <text:p>0.028</text:p>
          </table:table-cell>
          <table:table-cell table:formula="of:=[.D17]*[.BL$30]/8.5" office:value-type="float" office:value="0.0456617647058824" calcext:value-type="float">
            <text:p>0.046</text:p>
          </table:table-cell>
          <table:table-cell table:formula="of:=[.D17]*[.BM$30]" office:value-type="float" office:value="0.09703125" calcext:value-type="float">
            <text:p>0.097</text:p>
          </table:table-cell>
          <table:table-cell table:formula="of:=[.D17]*[.BN$30]/1.5" office:value-type="float" office:value="0.23" calcext:value-type="float">
            <text:p>0.230</text:p>
          </table:table-cell>
          <table:table-cell table:formula="of:=[.D17]*[.BO$30]/2" office:value-type="float" office:value="0.186875" calcext:value-type="float">
            <text:p>0.187</text:p>
          </table:table-cell>
          <table:table-cell table:formula="of:=[.D17]*[.BP$30]/4" office:value-type="float" office:value="0.043125" calcext:value-type="float">
            <text:p>0.043</text:p>
          </table:table-cell>
          <table:table-cell table:formula="of:=[.D17]/((16+24)/12)" office:value-type="float" office:value="69" calcext:value-type="float">
            <text:p>69.000</text:p>
          </table:table-cell>
          <table:table-cell table:formula="of:=[.D17]*2/(30*2000)" office:value-type="float" office:value="0.00766666666666667" calcext:value-type="float">
            <text:p>0.008</text:p>
          </table:table-cell>
          <table:table-cell table:formula="of:=[.D17]/((37.5/12)*2000)" office:value-type="float" office:value="0.0368" calcext:value-type="float">
            <text:p>0.037</text:p>
          </table:table-cell>
          <table:table-cell table:formula="of:=[.D17]*2/((20/9)*2000)" office:value-type="float" office:value="0.1035" calcext:value-type="float">
            <text:p>0.104</text:p>
          </table:table-cell>
          <table:table-cell table:formula="of:=[.AF17]*24*8/(3*25*2000*1000)" office:value-type="float" office:value="22.985707848047" calcext:value-type="float">
            <text:p>22.986</text:p>
          </table:table-cell>
          <table:table-cell table:formula="of:=[.D17]*3.5/((3/12)*(20/9)*2000)" office:value-type="float" office:value="0.7245" calcext:value-type="float">
            <text:p>0.725</text:p>
          </table:table-cell>
          <table:table-cell table:formula="of:=[.D17]*2/((2/12)*(20/9)*2000)" office:value-type="float" office:value="0.621" calcext:value-type="float">
            <text:p>0.621</text:p>
          </table:table-cell>
          <table:table-cell table:formula="of:=[.D17]*2.5/((5/12)*(20/9)*2000)" office:value-type="float" office:value="0.3105" calcext:value-type="float">
            <text:p>0.311</text:p>
          </table:table-cell>
          <table:table-cell table:formula="of:=[.D17]*7/((14/12)*(20/9)*2000)" office:value-type="float" office:value="0.3105" calcext:value-type="float">
            <text:p>0.311</text:p>
          </table:table-cell>
          <table:table-cell table:formula="of:=[.D17]/(4*2)" office:value-type="float" office:value="28.75" calcext:value-type="float">
            <text:p>28.750</text:p>
          </table:table-cell>
          <table:table-cell table:formula="of:=[.D17]/(4*5)" office:value-type="float" office:value="11.5" calcext:value-type="float">
            <text:p>11.500</text:p>
          </table:table-cell>
          <table:table-cell table:formula="of:=[.D17]/40" office:value-type="float" office:value="5.75" calcext:value-type="float">
            <text:p>5.750</text:p>
          </table:table-cell>
          <table:table-cell table:formula="of:=[.D17]/40" office:value-type="float" office:value="5.75" calcext:value-type="float">
            <text:p>5.750</text:p>
          </table:table-cell>
          <table:table-cell table:formula="of:=[.D17]/40" office:value-type="float" office:value="5.75" calcext:value-type="float">
            <text:p>5.750</text:p>
          </table:table-cell>
          <table:table-cell table:formula="of:=[.D17]/20" office:value-type="float" office:value="11.5" calcext:value-type="float">
            <text:p>11.500</text:p>
          </table:table-cell>
          <table:table-cell table:formula="of:=[.D17]*8.3454*32/2000" office:value-type="float" office:value="30.711072" calcext:value-type="float">
            <text:p>30.711</text:p>
          </table:table-cell>
          <table:table-cell table:formula="of:=[.D17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17]=0.001);0.006*[.D17]/3;0.001)" office:value-type="float" office:value="0.001" calcext:value-type="float">
            <text:p>0.001</text:p>
          </table:table-cell>
          <table:table-cell table:formula="of:=IF(NOT([.CH17]=0.001);0.7*[.D17]/3;0.001)" office:value-type="float" office:value="0.001" calcext:value-type="float">
            <text:p>0.001</text:p>
          </table:table-cell>
          <table:table-cell table:formula="of:=IF(NOT([.CH17]=0.001);0.65*[.D17]/3;0.001)" office:value-type="float" office:value="0.001" calcext:value-type="float">
            <text:p>0.001</text:p>
          </table:table-cell>
          <table:table-cell table:formula="of:=IF(NOT([.CH17]=0.001);0.002*[.D17]/3;0.001)" office:value-type="float" office:value="0.001" calcext:value-type="float">
            <text:p>0.001</text:p>
          </table:table-cell>
          <table:table-cell table:formula="of:=IF(NOT([.CH17]=0.001);0.001*[.D17]/3;0.001)" office:value-type="float" office:value="0.001" calcext:value-type="float">
            <text:p>0.001</text:p>
          </table:table-cell>
          <table:table-cell table:formula="of:=[.D17]*3*110/(24*2000)" office:value-type="float" office:value="1.58125" calcext:value-type="float">
            <text:p>1.581</text:p>
          </table:table-cell>
          <table:table-cell table:formula="of:=[.D17]*3*12/(24*2000)" office:value-type="float" office:value="0.1725" calcext:value-type="float">
            <text:p>0.173</text:p>
          </table:table-cell>
          <table:table-cell table:formula="of:=[.D17]*3*1.4/(24*2000)" office:value-type="float" office:value="0.020125" calcext:value-type="float">
            <text:p>0.020</text:p>
          </table:table-cell>
          <table:table-cell table:formula="of:=[.D17]*1600*8.3454/(10*2000)" office:value-type="float" office:value="153.55536" calcext:value-type="float">
            <text:p>153.555</text:p>
          </table:table-cell>
          <table:table-cell table:formula="of:=[.D17]*2/2000" office:value-type="float" office:value="0.23" calcext:value-type="float">
            <text:p>0.230</text:p>
          </table:table-cell>
          <table:table-cell table:formula="of:=[.D17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7]*0.9" office:value-type="float" office:value="138.199824" calcext:value-type="float">
            <text:p>138.200</text:p>
          </table:table-cell>
          <table:table-cell table:formula="of:=2.5*[.D17]/(60*2000)" office:value-type="float" office:value="0.00479166666666667" calcext:value-type="float">
            <text:p>0.005</text:p>
          </table:table-cell>
          <table:table-cell table:formula="of:=[.D17]*2.5*55/2000" office:value-type="float" office:value="15.8125" calcext:value-type="float">
            <text:p>15.813</text:p>
          </table:table-cell>
          <table:table-cell table:formula="of:=[.D17]*2.5*1.25*0.5/2000" office:value-type="float" office:value="0.1796875" calcext:value-type="float">
            <text:p>0.180</text:p>
          </table:table-cell>
          <table:table-cell table:formula="of:=[.D17]*2*20/2000" office:value-type="float" office:value="4.6" calcext:value-type="float">
            <text:p>4.600</text:p>
          </table:table-cell>
          <table:table-cell table:formula="of:=IF([.B17]=&quot;Mts&quot;;[.D17]*0.005;0.001)" office:value-type="float" office:value="0.001" calcext:value-type="float">
            <text:p>0.001</text:p>
          </table:table-cell>
          <table:table-cell table:formula="of:=IF([.B17]=&quot;Mts&quot;;[.D17]*0.01;0.001)" office:value-type="float" office:value="0.001" calcext:value-type="float">
            <text:p>0.001</text:p>
          </table:table-cell>
          <table:table-cell table:formula="of:=[.D17]*0.02*12/(3*2000)" office:value-type="float" office:value="0.0092" calcext:value-type="float">
            <text:p>0.009</text:p>
          </table:table-cell>
          <table:table-cell table:formula="of:=[.D17]*0.5*12/(5*2000)" office:value-type="float" office:value="0.138" calcext:value-type="float">
            <text:p>0.138</text:p>
          </table:table-cell>
          <table:table-cell table:formula="of:=[.D17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 office:value-type="float" office:value="143" calcext:value-type="float">
            <text:p>143</text:p>
          </table:table-cell>
          <table:table-cell table:formula="of:=IF([.B18]=&quot;Taiga&quot;;265;IF([.B18]=&quot;Mts&quot;;265;IF([.B18]=&quot;Temp&quot;;230;IF([.B18]=&quot;Steppe&quot;;265;IF([.B18]=&quot;Jungle&quot;;180;IF([.B18]=&quot;Sav&quot;;240;IF([.B18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8]=&quot;Taiga&quot;;0.43;IF([.B18]=&quot;Mts&quot;;0.21;IF([.B18]=&quot;Temp&quot;;0.64;IF([.B18]=&quot;Steppe&quot;;0.57;IF([.B18]=&quot;Jungle&quot;;0.43;IF([.B18]=&quot;Sav&quot;;0.57;IF([.B18]=&quot;Medi&quot;;0.43;0)))))))" office:value-type="float" office:value="0.64" calcext:value-type="float">
            <text:p>0.640</text:p>
          </table:table-cell>
          <table:table-cell table:style-name="ce19" table:formula="of:=IF([.B18]=&quot;Taiga&quot;;0.43;IF([.B18]=&quot;Mts&quot;;0.8;IF([.B18]=&quot;Temp&quot;;0.64;IF([.B18]=&quot;Steppe&quot;;0.8;IF([.B18]=&quot;Jungle&quot;;0.43;IF([.B18]=&quot;Sav&quot;;0.8;IF([.B18]=&quot;Medi&quot;;0.6;0)))))))" office:value-type="float" office:value="0.64" calcext:value-type="float">
            <text:p>0.640</text:p>
          </table:table-cell>
          <table:table-cell table:style-name="ce19" table:formula="of:=IF([.B18]=&quot;Taiga&quot;;528;IF([.B18]=&quot;Mts&quot;;855.27;IF([.B18]=&quot;Temp&quot;;565.94;IF([.B18]=&quot;Steppe&quot;;551.72;IF([.B18]=&quot;Jungle&quot;;575.43;IF([.B18]=&quot;Sav&quot;;599.15;IF([.B18]=&quot;Medi&quot;;564.36;0)))))))" office:value-type="float" office:value="565.94" calcext:value-type="float">
            <text:p>565.940</text:p>
          </table:table-cell>
          <table:table-cell table:style-name="ce19" table:formula="of:=IF([.B18]=&quot;Taiga&quot;;2608.19;IF([.B18]=&quot;Mts&quot;;2100;IF([.B18]=&quot;Temp&quot;;2976.19;IF([.B18]=&quot;Steppe&quot;;2450.48;IF([.B18]=&quot;Jungle&quot;;2135.05;IF([.B18]=&quot;Sav&quot;;2310.29;IF([.B18]=&quot;Medi&quot;;2485.52;0)))))))" office:value-type="float" office:value="2976.19" calcext:value-type="float">
            <text:p>2,976.190</text:p>
          </table:table-cell>
          <table:table-cell table:style-name="ce19" table:formula="of:=IF([.B18]=&quot;Taiga&quot;;500.54;IF([.B18]=&quot;Mts&quot;;360;IF([.B18]=&quot;Temp&quot;;570.81;IF([.B18]=&quot;Steppe&quot;;441.95;IF([.B18]=&quot;Jungle&quot;;486.49;IF([.B18]=&quot;Sav&quot;;518.92;IF([.B18]=&quot;Medi&quot;;640;0)))))))" office:value-type="float" office:value="570.81" calcext:value-type="float">
            <text:p>570.810</text:p>
          </table:table-cell>
          <table:table-cell table:style-name="ce19" table:formula="of:=IF([.B18]=&quot;Taiga&quot;;2003.09;IF([.B18]=&quot;Mts&quot;;1612.8;IF([.B18]=&quot;Temp&quot;;2285.71;IF([.B18]=&quot;Steppe&quot;;1881.97;IF([.B18]=&quot;Jungle&quot;;1639.72;IF([.B18]=&quot;Sav&quot;;1774.3;IF([.B18]=&quot;Medi&quot;;1908.88;0)))))))" office:value-type="float" office:value="2285.71" calcext:value-type="float">
            <text:p>2,285.710</text:p>
          </table:table-cell>
          <table:table-cell table:style-name="ce19" table:formula="of:=IF([.B18]=&quot;Taiga&quot;;260.82;IF([.B18]=&quot;Mts&quot;;210;IF([.B18]=&quot;Temp&quot;;297.62;IF([.B18]=&quot;Steppe&quot;;245.05;IF([.B18]=&quot;Jungle&quot;;213.5;IF([.B18]=&quot;Sav&quot;;231.03;IF([.B18]=&quot;Medi&quot;;248.55;0)))))))" office:value-type="float" office:value="297.62" calcext:value-type="float">
            <text:p>297.620</text:p>
          </table:table-cell>
          <table:table-cell table:style-name="ce19" table:formula="of:=IF([.B18]=&quot;Taiga&quot;;250;IF([.B18]=&quot;Mts&quot;;640;IF([.B18]=&quot;Temp&quot;;295.2174;IF([.B18]=&quot;Steppe&quot;;278.2609;IF([.B18]=&quot;Jungle&quot;;306.5217;IF([.B18]=&quot;Sav&quot;;334.7826;IF([.B18]=&quot;Medi&quot;;293.3333;0)))))))" office:value-type="float" office:value="295.2174" calcext:value-type="float">
            <text:p>295.217</text:p>
          </table:table-cell>
          <table:table-cell table:style-name="ce19" table:formula="of:=IF([.B18]=&quot;Taiga&quot;;1491.9691;IF([.B18]=&quot;Mts&quot;;980;IF([.B18]=&quot;Temp&quot;;1747.9537;IF([.B18]=&quot;Steppe&quot;;1278.5174;IF([.B18]=&quot;Jungle&quot;;1440.7722;IF([.B18]=&quot;Sav&quot;;1558.9189;IF([.B18]=&quot;Medi&quot;;2000;0)))))))" office:value-type="float" office:value="1747.9537" calcext:value-type="float">
            <text:p>1,747.954</text:p>
          </table:table-cell>
          <table:table-cell table:style-name="ce19" table:formula="of:=IF([.B18]=&quot;Taiga&quot;;68.5;IF([.B18]=&quot;Mts&quot;;25;IF([.B18]=&quot;Temp&quot;;100;IF([.B18]=&quot;Steppe&quot;;55;IF([.B18]=&quot;Jungle&quot;;28;IF([.B18]=&quot;Sav&quot;;43;IF([.B18]=&quot;Medi&quot;;58;0)))))))" office:value-type="float" office:value="100" calcext:value-type="float">
            <text:p>100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8]*[.F18]*[.G18]*360*640*1393.66125/(2000*1000)" office:value-type="float" office:value="9403.8499196928" calcext:value-type="float">
            <text:p>9,403.850</text:p>
          </table:table-cell>
          <table:table-cell table:formula="of:=[.C18]*[.F18]*[.G18]*[.J18]*640*1393.66125/(2000*1000)" office:value-type="float" office:value="14910.5877018329" calcext:value-type="float">
            <text:p>14,910.588</text:p>
          </table:table-cell>
          <table:table-cell table:formula="of:=[.T18]*[.J$28]" office:value-type="float" office:value="4970.19590061097" calcext:value-type="float">
            <text:p>4,970.196</text:p>
          </table:table-cell>
          <table:table-cell table:formula="of:=[.T18]-[.U18]" office:value-type="float" office:value="9940.39180122194" calcext:value-type="float">
            <text:p>9,940.392</text:p>
          </table:table-cell>
          <table:table-cell table:formula="of:=[.C18]*[.F18]*[.G18]*[.H18]*640*1393.66125/(2000*1000)" office:value-type="float" office:value="14783.3745098637" calcext:value-type="float">
            <text:p>14,783.375</text:p>
          </table:table-cell>
          <table:table-cell table:formula="of:=[.W18]*[.H$28]" office:value-type="float" office:value="4031.82941178102" calcext:value-type="float">
            <text:p>4,031.829</text:p>
          </table:table-cell>
          <table:table-cell table:formula="of:=[.W18]-[.X18]" office:value-type="float" office:value="10751.5450980827" calcext:value-type="float">
            <text:p>10,751.545</text:p>
          </table:table-cell>
          <table:table-cell table:formula="of:=[.C18]*[.F18]*[.G18]*[.M18]*640*1393.66125/(2000*1000)" office:value-type="float" office:value="7711.61145356088" calcext:value-type="float">
            <text:p>7,711.611</text:p>
          </table:table-cell>
          <table:table-cell table:formula="of:=[.C18]*[.F18]*[.G18]*[.N18]*640*1393.66125/(2000*1000)" office:value-type="float" office:value="45659.7062815882" calcext:value-type="float">
            <text:p>45,659.706</text:p>
          </table:table-cell>
          <table:table-cell table:formula="of:=[.C18]*[.F18]*[.G18]*[.O18]*640*1393.66125/(2000*1000)" office:value-type="float" office:value="2612.180533248" calcext:value-type="float">
            <text:p>2,612.181</text:p>
          </table:table-cell>
          <table:table-cell table:formula="of:=[.C18]*[.P18]*640*1393.66125/(2000*1000)" office:value-type="float" office:value="2.391522705" calcext:value-type="float">
            <text:p>2.392</text:p>
          </table:table-cell>
          <table:table-cell table:formula="of:=[.C18]*[.Q18]*640*1393.66125/(2000*1000)" office:value-type="float" office:value="2.391522705" calcext:value-type="float">
            <text:p>2.392</text:p>
          </table:table-cell>
          <table:table-cell table:formula="of:=[.C18]*[.F18]*[.G18]*6*[.J18]*640*1393.66125/(18*365)" office:value-type="float" office:value="27233950.1403341" calcext:value-type="float">
            <text:p>27,233,950.140</text:p>
          </table:table-cell>
          <table:table-cell table:formula="of:=[.C18]*[.F18]*[.G18]*[.J18]*640*1393.66125/(18*100)" office:value-type="float" office:value="16567319.6687032" calcext:value-type="float">
            <text:p>16,567,319.669</text:p>
          </table:table-cell>
          <table:table-cell table:formula="of:=[.C18]*[.F18]*[.G18]*[.J18]*640*1393.66125/520" office:value-type="float" office:value="57348414.2378189" calcext:value-type="float">
            <text:p>57,348,414.238</text:p>
          </table:table-cell>
          <table:table-cell table:formula="of:=[.C18]*[.F18]*[.G18]*[.K18]*640*1393.66125/(2000*1000)" office:value-type="float" office:value="59706.8716665029" calcext:value-type="float">
            <text:p>59,706.872</text:p>
          </table:table-cell>
          <table:table-cell table:formula="of:=3*12*[.D18]/5" office:value-type="float" office:value="1656" calcext:value-type="float">
            <text:p>1,656.000</text:p>
          </table:table-cell>
          <table:table-cell table:formula="of:=1.5*[.D18]*750/(2000*15)" office:value-type="float" office:value="8.625" calcext:value-type="float">
            <text:p>8.625</text:p>
          </table:table-cell>
          <table:table-cell table:formula="of:=66*10*[.D18]/(2000*6)" office:value-type="float" office:value="12.65" calcext:value-type="float">
            <text:p>12.650</text:p>
          </table:table-cell>
          <table:table-cell table:formula="of:=[.AE18]*365/1000" office:value-type="float" office:value="9940391.80122194" calcext:value-type="float">
            <text:p>9,940,391.801</text:p>
          </table:table-cell>
          <table:table-cell table:formula="of:=[.AF18]*24*238/(3*25*2000*1000)" office:value-type="float" office:value="630.883532984219" calcext:value-type="float">
            <text:p>630.884</text:p>
          </table:table-cell>
          <table:table-cell table:formula="of:=[.AG18]*40*0.7*52/(6*1000*2000)" office:value-type="float" office:value="6958.27426085536" calcext:value-type="float">
            <text:p>6,958.274</text:p>
          </table:table-cell>
          <table:table-cell table:formula="of:=[.AG18]*120*2/(16*1000*2000)" office:value-type="float" office:value="430.113106783642" calcext:value-type="float">
            <text:p>430.113</text:p>
          </table:table-cell>
          <table:table-cell table:formula="of:=[.AH18]*3.25*8.34/(48)" office:value-type="float" office:value="33715.7240941783" calcext:value-type="float">
            <text:p>33,715.724</text:p>
          </table:table-cell>
          <table:table-cell table:formula="of:=[.AH18]*25*8.34/(4*48)" office:value-type="float" office:value="64837.930950343" calcext:value-type="float">
            <text:p>64,837.931</text:p>
          </table:table-cell>
          <table:table-cell table:formula="of:=[.C18]*[.F18]*[.G18]*[.L18]*640*1393.66125/(2000*1000)" office:value-type="float" office:value="7774.3717030527" calcext:value-type="float">
            <text:p>7,774.372</text:p>
          </table:table-cell>
          <table:table-cell table:formula="of:=[.AF18]*600*6/(90*1000*2000)" office:value-type="float" office:value="331.346393374065" calcext:value-type="float">
            <text:p>331.346</text:p>
          </table:table-cell>
          <table:table-cell table:formula="of:=IF([.B18]=&quot;Taiga&quot;;236.2;IF([.B18]=&quot;Mts&quot;;10;IF([.B18]=&quot;Temp&quot;;400;IF([.B18]=&quot;Steppe&quot;;25;IF([.B18]=&quot;Jungle&quot;;400;IF([.B18]=&quot;Sav&quot;;103.6;IF([.B18]=&quot;Medi&quot;;181.6;0)))))))*[.D18]*[.AT$36]" office:value-type="float" office:value="172.5" calcext:value-type="float">
            <text:p>172.500</text:p>
          </table:table-cell>
          <table:table-cell table:formula="of:=INDEX([$Tech.$F$3:$Tech.$F$13];MATCH([.E18];[$Tech.$E$3:$Tech.$E$13];1))*[.D18]*[.AT$36]/365" office:value-type="float" office:value="43.125" calcext:value-type="float">
            <text:p>43.125</text:p>
          </table:table-cell>
          <table:table-cell table:formula="of:=[.D18]*12.5*[.AT$36]/(30)" office:value-type="float" office:value="0.1796875" calcext:value-type="float">
            <text:p>0.180</text:p>
          </table:table-cell>
          <table:table-cell table:formula="of:=125*[.D18]*[.AW$30]" office:value-type="float" office:value="111.181640625" calcext:value-type="float">
            <text:p>111.182</text:p>
          </table:table-cell>
          <table:table-cell table:formula="of:=1000*[.D18]*[.AW$30]/(3)" office:value-type="float" office:value="296.484375" calcext:value-type="float">
            <text:p>296.484</text:p>
          </table:table-cell>
          <table:table-cell table:formula="of:=[.D18]/(2*[.AY$30])" office:value-type="float" office:value="207" calcext:value-type="float">
            <text:p>207.000</text:p>
          </table:table-cell>
          <table:table-cell table:formula="of:=[.D18]*[.AZ$30]/2" office:value-type="float" office:value="0.14375" calcext:value-type="float">
            <text:p>0.144</text:p>
          </table:table-cell>
          <table:table-cell table:formula="of:=[.D18]*2*[.BA$30]" office:value-type="float" office:value="0.69" calcext:value-type="float">
            <text:p>0.690</text:p>
          </table:table-cell>
          <table:table-cell table:formula="of:=[.D18]*3*[.BB$30]" office:value-type="float" office:value="0.5175" calcext:value-type="float">
            <text:p>0.518</text:p>
          </table:table-cell>
          <table:table-cell table:formula="of:=[.D18]*11*[.BC$30]/15" office:value-type="float" office:value="0.1012" calcext:value-type="float">
            <text:p>0.101</text:p>
          </table:table-cell>
          <table:table-cell table:formula="of:=[.D18]*11*[.BD$30]/8" office:value-type="float" office:value="0.2371875" calcext:value-type="float">
            <text:p>0.237</text:p>
          </table:table-cell>
          <table:table-cell table:formula="of:=[.D18]*11*[.BE$30]/3" office:value-type="float" office:value="0.153607142857143" calcext:value-type="float">
            <text:p>0.154</text:p>
          </table:table-cell>
          <table:table-cell table:formula="of:=[.D18]*11*[.BF$30]/5" office:value-type="float" office:value="0.1106875" calcext:value-type="float">
            <text:p>0.111</text:p>
          </table:table-cell>
          <table:table-cell table:formula="of:=[.D18]*11*[.BG$30]/9" office:value-type="float" office:value="0.281111111111111" calcext:value-type="float">
            <text:p>0.281</text:p>
          </table:table-cell>
          <table:table-cell table:formula="of:=[.D18]*11*[.BH$30]/12" office:value-type="float" office:value="0.158125" calcext:value-type="float">
            <text:p>0.158</text:p>
          </table:table-cell>
          <table:table-cell table:formula="of:=[.D18]*[.BI$30]/(125/12)" office:value-type="float" office:value="0.4416" calcext:value-type="float">
            <text:p>0.442</text:p>
          </table:table-cell>
          <table:table-cell table:formula="of:=[.D18]*[.BJ$30]/30" office:value-type="float" office:value="0.200713333333333" calcext:value-type="float">
            <text:p>0.201</text:p>
          </table:table-cell>
          <table:table-cell table:formula="of:=[.D18]*[.BK$30]/7" office:value-type="float" office:value="0.0277232142857143" calcext:value-type="float">
            <text:p>0.028</text:p>
          </table:table-cell>
          <table:table-cell table:formula="of:=[.D18]*[.BL$30]/8.5" office:value-type="float" office:value="0.0456617647058824" calcext:value-type="float">
            <text:p>0.046</text:p>
          </table:table-cell>
          <table:table-cell table:formula="of:=[.D18]*[.BM$30]" office:value-type="float" office:value="0.09703125" calcext:value-type="float">
            <text:p>0.097</text:p>
          </table:table-cell>
          <table:table-cell table:formula="of:=[.D18]*[.BN$30]/1.5" office:value-type="float" office:value="0.23" calcext:value-type="float">
            <text:p>0.230</text:p>
          </table:table-cell>
          <table:table-cell table:formula="of:=[.D18]*[.BO$30]/2" office:value-type="float" office:value="0.186875" calcext:value-type="float">
            <text:p>0.187</text:p>
          </table:table-cell>
          <table:table-cell table:formula="of:=[.D18]*[.BP$30]/4" office:value-type="float" office:value="0.043125" calcext:value-type="float">
            <text:p>0.043</text:p>
          </table:table-cell>
          <table:table-cell table:formula="of:=[.D18]/((16+24)/12)" office:value-type="float" office:value="69" calcext:value-type="float">
            <text:p>69.000</text:p>
          </table:table-cell>
          <table:table-cell table:formula="of:=[.D18]*2/(30*2000)" office:value-type="float" office:value="0.00766666666666667" calcext:value-type="float">
            <text:p>0.008</text:p>
          </table:table-cell>
          <table:table-cell table:formula="of:=[.D18]/((37.5/12)*2000)" office:value-type="float" office:value="0.0368" calcext:value-type="float">
            <text:p>0.037</text:p>
          </table:table-cell>
          <table:table-cell table:formula="of:=[.D18]*2/((20/9)*2000)" office:value-type="float" office:value="0.1035" calcext:value-type="float">
            <text:p>0.104</text:p>
          </table:table-cell>
          <table:table-cell table:formula="of:=[.AF18]*24*8/(3*25*2000*1000)" office:value-type="float" office:value="21.2061691759401" calcext:value-type="float">
            <text:p>21.206</text:p>
          </table:table-cell>
          <table:table-cell table:formula="of:=[.D18]*3.5/((3/12)*(20/9)*2000)" office:value-type="float" office:value="0.7245" calcext:value-type="float">
            <text:p>0.725</text:p>
          </table:table-cell>
          <table:table-cell table:formula="of:=[.D18]*2/((2/12)*(20/9)*2000)" office:value-type="float" office:value="0.621" calcext:value-type="float">
            <text:p>0.621</text:p>
          </table:table-cell>
          <table:table-cell table:formula="of:=[.D18]*2.5/((5/12)*(20/9)*2000)" office:value-type="float" office:value="0.3105" calcext:value-type="float">
            <text:p>0.311</text:p>
          </table:table-cell>
          <table:table-cell table:formula="of:=[.D18]*7/((14/12)*(20/9)*2000)" office:value-type="float" office:value="0.3105" calcext:value-type="float">
            <text:p>0.311</text:p>
          </table:table-cell>
          <table:table-cell table:formula="of:=[.D18]/(4*2)" office:value-type="float" office:value="28.75" calcext:value-type="float">
            <text:p>28.750</text:p>
          </table:table-cell>
          <table:table-cell table:formula="of:=[.D18]/(4*5)" office:value-type="float" office:value="11.5" calcext:value-type="float">
            <text:p>11.500</text:p>
          </table:table-cell>
          <table:table-cell table:formula="of:=[.D18]/40" office:value-type="float" office:value="5.75" calcext:value-type="float">
            <text:p>5.750</text:p>
          </table:table-cell>
          <table:table-cell table:formula="of:=[.D18]/40" office:value-type="float" office:value="5.75" calcext:value-type="float">
            <text:p>5.750</text:p>
          </table:table-cell>
          <table:table-cell table:formula="of:=[.D18]/40" office:value-type="float" office:value="5.75" calcext:value-type="float">
            <text:p>5.750</text:p>
          </table:table-cell>
          <table:table-cell table:formula="of:=[.D18]/20" office:value-type="float" office:value="11.5" calcext:value-type="float">
            <text:p>11.500</text:p>
          </table:table-cell>
          <table:table-cell table:formula="of:=[.D18]*8.3454*32/2000" office:value-type="float" office:value="30.711072" calcext:value-type="float">
            <text:p>30.711</text:p>
          </table:table-cell>
          <table:table-cell table:formula="of:=[.D18]*50*2/(3*2000)" office:value-type="float" office:value="3.83333333333333" calcext:value-type="float">
            <text:p>3.833</text:p>
          </table:table-cell>
          <table:table-cell table:formula="of:=[.D18]*50/2000" office:value-type="float" office:value="5.75" calcext:value-type="float">
            <text:p>5.750</text:p>
          </table:table-cell>
          <table:table-cell table:formula="of:=IF(NOT([.CH18]=0.001);0.006*[.D18]/3;0.001)" office:value-type="float" office:value="0.46" calcext:value-type="float">
            <text:p>0.460</text:p>
          </table:table-cell>
          <table:table-cell table:formula="of:=IF(NOT([.CH18]=0.001);0.7*[.D18]/3;0.001)" office:value-type="float" office:value="53.6666666666667" calcext:value-type="float">
            <text:p>53.667</text:p>
          </table:table-cell>
          <table:table-cell table:formula="of:=IF(NOT([.CH18]=0.001);0.65*[.D18]/3;0.001)" office:value-type="float" office:value="49.8333333333333" calcext:value-type="float">
            <text:p>49.833</text:p>
          </table:table-cell>
          <table:table-cell table:formula="of:=IF(NOT([.CH18]=0.001);0.002*[.D18]/3;0.001)" office:value-type="float" office:value="0.153333333333333" calcext:value-type="float">
            <text:p>0.153</text:p>
          </table:table-cell>
          <table:table-cell table:formula="of:=IF(NOT([.CH18]=0.001);0.001*[.D18]/3;0.001)" office:value-type="float" office:value="0.0766666666666667" calcext:value-type="float">
            <text:p>0.077</text:p>
          </table:table-cell>
          <table:table-cell table:formula="of:=[.D18]*3*110/(24*2000)" office:value-type="float" office:value="1.58125" calcext:value-type="float">
            <text:p>1.581</text:p>
          </table:table-cell>
          <table:table-cell table:formula="of:=[.D18]*3*12/(24*2000)" office:value-type="float" office:value="0.1725" calcext:value-type="float">
            <text:p>0.173</text:p>
          </table:table-cell>
          <table:table-cell table:formula="of:=[.D18]*3*1.4/(24*2000)" office:value-type="float" office:value="0.020125" calcext:value-type="float">
            <text:p>0.020</text:p>
          </table:table-cell>
          <table:table-cell table:formula="of:=[.D18]*1600*8.3454/(10*2000)" office:value-type="float" office:value="153.55536" calcext:value-type="float">
            <text:p>153.555</text:p>
          </table:table-cell>
          <table:table-cell table:formula="of:=[.D18]*2/2000" office:value-type="float" office:value="0.23" calcext:value-type="float">
            <text:p>0.230</text:p>
          </table:table-cell>
          <table:table-cell table:formula="of:=[.D18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8]*0.9" office:value-type="float" office:value="138.199824" calcext:value-type="float">
            <text:p>138.200</text:p>
          </table:table-cell>
          <table:table-cell table:formula="of:=2.5*[.D18]/(60*2000)" office:value-type="float" office:value="0.00479166666666667" calcext:value-type="float">
            <text:p>0.005</text:p>
          </table:table-cell>
          <table:table-cell table:formula="of:=[.D18]*2.5*55/2000" office:value-type="float" office:value="15.8125" calcext:value-type="float">
            <text:p>15.813</text:p>
          </table:table-cell>
          <table:table-cell table:formula="of:=[.D18]*2.5*1.25*0.5/2000" office:value-type="float" office:value="0.1796875" calcext:value-type="float">
            <text:p>0.180</text:p>
          </table:table-cell>
          <table:table-cell table:formula="of:=[.D18]*2*20/2000" office:value-type="float" office:value="4.6" calcext:value-type="float">
            <text:p>4.600</text:p>
          </table:table-cell>
          <table:table-cell table:formula="of:=IF([.B18]=&quot;Mts&quot;;[.D18]*0.005;0.001)" office:value-type="float" office:value="0.001" calcext:value-type="float">
            <text:p>0.001</text:p>
          </table:table-cell>
          <table:table-cell table:formula="of:=IF([.B18]=&quot;Mts&quot;;[.D18]*0.01;0.001)" office:value-type="float" office:value="0.001" calcext:value-type="float">
            <text:p>0.001</text:p>
          </table:table-cell>
          <table:table-cell table:formula="of:=[.D18]*0.02*12/(3*2000)" office:value-type="float" office:value="0.0092" calcext:value-type="float">
            <text:p>0.009</text:p>
          </table:table-cell>
          <table:table-cell table:formula="of:=[.D18]*0.5*12/(5*2000)" office:value-type="float" office:value="0.138" calcext:value-type="float">
            <text:p>0.138</text:p>
          </table:table-cell>
          <table:table-cell table:formula="of:=[.D18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 office:value-type="float" office:value="84" calcext:value-type="float">
            <text:p>84</text:p>
          </table:table-cell>
          <table:table-cell table:formula="of:=IF([.B19]=&quot;Taiga&quot;;265;IF([.B19]=&quot;Mts&quot;;265;IF([.B19]=&quot;Temp&quot;;230;IF([.B19]=&quot;Steppe&quot;;265;IF([.B19]=&quot;Jungle&quot;;180;IF([.B19]=&quot;Sav&quot;;240;IF([.B19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19]=&quot;Taiga&quot;;0.43;IF([.B19]=&quot;Mts&quot;;0.21;IF([.B19]=&quot;Temp&quot;;0.64;IF([.B19]=&quot;Steppe&quot;;0.57;IF([.B19]=&quot;Jungle&quot;;0.43;IF([.B19]=&quot;Sav&quot;;0.57;IF([.B19]=&quot;Medi&quot;;0.43;0)))))))" office:value-type="float" office:value="0.43" calcext:value-type="float">
            <text:p>0.430</text:p>
          </table:table-cell>
          <table:table-cell table:style-name="ce19" table:formula="of:=IF([.B19]=&quot;Taiga&quot;;0.43;IF([.B19]=&quot;Mts&quot;;0.8;IF([.B19]=&quot;Temp&quot;;0.64;IF([.B19]=&quot;Steppe&quot;;0.8;IF([.B19]=&quot;Jungle&quot;;0.43;IF([.B19]=&quot;Sav&quot;;0.8;IF([.B19]=&quot;Medi&quot;;0.6;0)))))))" office:value-type="float" office:value="0.6" calcext:value-type="float">
            <text:p>0.600</text:p>
          </table:table-cell>
          <table:table-cell table:style-name="ce19" table:formula="of:=IF([.B19]=&quot;Taiga&quot;;528;IF([.B19]=&quot;Mts&quot;;855.27;IF([.B19]=&quot;Temp&quot;;565.94;IF([.B19]=&quot;Steppe&quot;;551.72;IF([.B19]=&quot;Jungle&quot;;575.43;IF([.B19]=&quot;Sav&quot;;599.15;IF([.B19]=&quot;Medi&quot;;564.36;0)))))))" office:value-type="float" office:value="564.36" calcext:value-type="float">
            <text:p>564.360</text:p>
          </table:table-cell>
          <table:table-cell table:style-name="ce19" table:formula="of:=IF([.B19]=&quot;Taiga&quot;;2608.19;IF([.B19]=&quot;Mts&quot;;2100;IF([.B19]=&quot;Temp&quot;;2976.19;IF([.B19]=&quot;Steppe&quot;;2450.48;IF([.B19]=&quot;Jungle&quot;;2135.05;IF([.B19]=&quot;Sav&quot;;2310.29;IF([.B19]=&quot;Medi&quot;;2485.52;0)))))))" office:value-type="float" office:value="2485.52" calcext:value-type="float">
            <text:p>2,485.520</text:p>
          </table:table-cell>
          <table:table-cell table:style-name="ce19" table:formula="of:=IF([.B19]=&quot;Taiga&quot;;500.54;IF([.B19]=&quot;Mts&quot;;360;IF([.B19]=&quot;Temp&quot;;570.81;IF([.B19]=&quot;Steppe&quot;;441.95;IF([.B19]=&quot;Jungle&quot;;486.49;IF([.B19]=&quot;Sav&quot;;518.92;IF([.B19]=&quot;Medi&quot;;640;0)))))))" office:value-type="float" office:value="640" calcext:value-type="float">
            <text:p>640.000</text:p>
          </table:table-cell>
          <table:table-cell table:style-name="ce19" table:formula="of:=IF([.B19]=&quot;Taiga&quot;;2003.09;IF([.B19]=&quot;Mts&quot;;1612.8;IF([.B19]=&quot;Temp&quot;;2285.71;IF([.B19]=&quot;Steppe&quot;;1881.97;IF([.B19]=&quot;Jungle&quot;;1639.72;IF([.B19]=&quot;Sav&quot;;1774.3;IF([.B19]=&quot;Medi&quot;;1908.88;0)))))))" office:value-type="float" office:value="1908.88" calcext:value-type="float">
            <text:p>1,908.880</text:p>
          </table:table-cell>
          <table:table-cell table:style-name="ce19" table:formula="of:=IF([.B19]=&quot;Taiga&quot;;260.82;IF([.B19]=&quot;Mts&quot;;210;IF([.B19]=&quot;Temp&quot;;297.62;IF([.B19]=&quot;Steppe&quot;;245.05;IF([.B19]=&quot;Jungle&quot;;213.5;IF([.B19]=&quot;Sav&quot;;231.03;IF([.B19]=&quot;Medi&quot;;248.55;0)))))))" office:value-type="float" office:value="248.55" calcext:value-type="float">
            <text:p>248.550</text:p>
          </table:table-cell>
          <table:table-cell table:style-name="ce19" table:formula="of:=IF([.B19]=&quot;Taiga&quot;;250;IF([.B19]=&quot;Mts&quot;;640;IF([.B19]=&quot;Temp&quot;;295.2174;IF([.B19]=&quot;Steppe&quot;;278.2609;IF([.B19]=&quot;Jungle&quot;;306.5217;IF([.B19]=&quot;Sav&quot;;334.7826;IF([.B19]=&quot;Medi&quot;;293.3333;0)))))))" office:value-type="float" office:value="293.3333" calcext:value-type="float">
            <text:p>293.333</text:p>
          </table:table-cell>
          <table:table-cell table:style-name="ce19" table:formula="of:=IF([.B19]=&quot;Taiga&quot;;1491.9691;IF([.B19]=&quot;Mts&quot;;980;IF([.B19]=&quot;Temp&quot;;1747.9537;IF([.B19]=&quot;Steppe&quot;;1278.5174;IF([.B19]=&quot;Jungle&quot;;1440.7722;IF([.B19]=&quot;Sav&quot;;1558.9189;IF([.B19]=&quot;Medi&quot;;2000;0)))))))" office:value-type="float" office:value="2000" calcext:value-type="float">
            <text:p>2,000.000</text:p>
          </table:table-cell>
          <table:table-cell table:style-name="ce19" table:formula="of:=IF([.B19]=&quot;Taiga&quot;;68.5;IF([.B19]=&quot;Mts&quot;;25;IF([.B19]=&quot;Temp&quot;;100;IF([.B19]=&quot;Steppe&quot;;55;IF([.B19]=&quot;Jungle&quot;;28;IF([.B19]=&quot;Sav&quot;;43;IF([.B19]=&quot;Medi&quot;;58;0)))))))" office:value-type="float" office:value="58" calcext:value-type="float">
            <text:p>5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19]*[.F19]*[.G19]*360*640*1393.66125/(2000*1000)" office:value-type="float" office:value="3479.434745472" calcext:value-type="float">
            <text:p>3,479.435</text:p>
          </table:table-cell>
          <table:table-cell table:formula="of:=[.C19]*[.F19]*[.G19]*[.J19]*640*1393.66125/(2000*1000)" office:value-type="float" office:value="6185.661769728" calcext:value-type="float">
            <text:p>6,185.662</text:p>
          </table:table-cell>
          <table:table-cell table:formula="of:=[.T19]*[.J$28]" office:value-type="float" office:value="2061.887256576" calcext:value-type="float">
            <text:p>2,061.887</text:p>
          </table:table-cell>
          <table:table-cell table:formula="of:=[.T19]-[.U19]" office:value-type="float" office:value="4123.774513152" calcext:value-type="float">
            <text:p>4,123.775</text:p>
          </table:table-cell>
          <table:table-cell table:formula="of:=[.C19]*[.F19]*[.G19]*[.H19]*640*1393.66125/(2000*1000)" office:value-type="float" office:value="5454.59386931827" calcext:value-type="float">
            <text:p>5,454.594</text:p>
          </table:table-cell>
          <table:table-cell table:formula="of:=[.W19]*[.H$28]" office:value-type="float" office:value="1487.61650981407" calcext:value-type="float">
            <text:p>1,487.617</text:p>
          </table:table-cell>
          <table:table-cell table:formula="of:=[.W19]-[.X19]" office:value-type="float" office:value="3966.9773595042" calcext:value-type="float">
            <text:p>3,966.977</text:p>
          </table:table-cell>
          <table:table-cell table:formula="of:=[.C19]*[.F19]*[.G19]*[.M19]*640*1393.66125/(2000*1000)" office:value-type="float" office:value="2835.09465562212" calcext:value-type="float">
            <text:p>2,835.095</text:p>
          </table:table-cell>
          <table:table-cell table:formula="of:=[.C19]*[.F19]*[.G19]*[.N19]*640*1393.66125/(2000*1000)" office:value-type="float" office:value="19330.1930304" calcext:value-type="float">
            <text:p>19,330.193</text:p>
          </table:table-cell>
          <table:table-cell table:formula="of:=[.C19]*[.F19]*[.G19]*[.O19]*640*1393.66125/(2000*1000)" office:value-type="float" office:value="560.5755978816" calcext:value-type="float">
            <text:p>560.576</text:p>
          </table:table-cell>
          <table:table-cell table:formula="of:=[.C19]*[.P19]*640*1393.66125/(2000*1000)" office:value-type="float" office:value="1.40481054" calcext:value-type="float">
            <text:p>1.405</text:p>
          </table:table-cell>
          <table:table-cell table:formula="of:=[.C19]*[.Q19]*640*1393.66125/(2000*1000)" office:value-type="float" office:value="1.40481054" calcext:value-type="float">
            <text:p>1.405</text:p>
          </table:table-cell>
          <table:table-cell table:formula="of:=[.C19]*[.F19]*[.G19]*6*[.J19]*640*1393.66125/(18*365)" office:value-type="float" office:value="11298012.3648" calcext:value-type="float">
            <text:p>11,298,012.365</text:p>
          </table:table-cell>
          <table:table-cell table:formula="of:=[.C19]*[.F19]*[.G19]*[.J19]*640*1393.66125/(18*100)" office:value-type="float" office:value="6872957.52192" calcext:value-type="float">
            <text:p>6,872,957.522</text:p>
          </table:table-cell>
          <table:table-cell table:formula="of:=[.C19]*[.F19]*[.G19]*[.J19]*640*1393.66125/520" office:value-type="float" office:value="23791006.8066462" calcext:value-type="float">
            <text:p>23,791,006.807</text:p>
          </table:table-cell>
          <table:table-cell table:formula="of:=[.C19]*[.F19]*[.G19]*[.K19]*640*1393.66125/(2000*1000)" office:value-type="float" office:value="18449.509435935" calcext:value-type="float">
            <text:p>18,449.509</text:p>
          </table:table-cell>
          <table:table-cell table:formula="of:=3*12*[.D19]/5" office:value-type="float" office:value="1656" calcext:value-type="float">
            <text:p>1,656.000</text:p>
          </table:table-cell>
          <table:table-cell table:formula="of:=1.5*[.D19]*750/(2000*15)" office:value-type="float" office:value="8.625" calcext:value-type="float">
            <text:p>8.625</text:p>
          </table:table-cell>
          <table:table-cell table:formula="of:=66*10*[.D19]/(2000*6)" office:value-type="float" office:value="12.65" calcext:value-type="float">
            <text:p>12.650</text:p>
          </table:table-cell>
          <table:table-cell table:formula="of:=[.AE19]*365/1000" office:value-type="float" office:value="4123774.513152" calcext:value-type="float">
            <text:p>4,123,774.513</text:p>
          </table:table-cell>
          <table:table-cell table:formula="of:=[.AF19]*24*238/(3*25*2000*1000)" office:value-type="float" office:value="261.722222434714" calcext:value-type="float">
            <text:p>261.722</text:p>
          </table:table-cell>
          <table:table-cell table:formula="of:=[.AG19]*40*0.7*52/(6*1000*2000)" office:value-type="float" office:value="2886.6421592064" calcext:value-type="float">
            <text:p>2,886.642</text:p>
          </table:table-cell>
          <table:table-cell table:formula="of:=[.AG19]*120*2/(16*1000*2000)" office:value-type="float" office:value="178.432551049846" calcext:value-type="float">
            <text:p>178.433</text:p>
          </table:table-cell>
          <table:table-cell table:formula="of:=[.AH19]*3.25*8.34/(48)" office:value-type="float" office:value="10418.2073596045" calcext:value-type="float">
            <text:p>10,418.207</text:p>
          </table:table-cell>
          <table:table-cell table:formula="of:=[.AH19]*25*8.34/(4*48)" office:value-type="float" office:value="20035.0141530856" calcext:value-type="float">
            <text:p>20,035.014</text:p>
          </table:table-cell>
          <table:table-cell table:formula="of:=[.C19]*[.F19]*[.G19]*[.L19]*640*1393.66125/(2000*1000)" office:value-type="float" office:value="2402.25973885296" calcext:value-type="float">
            <text:p>2,402.260</text:p>
          </table:table-cell>
          <table:table-cell table:formula="of:=[.AF19]*600*6/(90*1000*2000)" office:value-type="float" office:value="137.4591504384" calcext:value-type="float">
            <text:p>137.459</text:p>
          </table:table-cell>
          <table:table-cell table:formula="of:=IF([.B19]=&quot;Taiga&quot;;236.2;IF([.B19]=&quot;Mts&quot;;10;IF([.B19]=&quot;Temp&quot;;400;IF([.B19]=&quot;Steppe&quot;;25;IF([.B19]=&quot;Jungle&quot;;400;IF([.B19]=&quot;Sav&quot;;103.6;IF([.B19]=&quot;Medi&quot;;181.6;0)))))))*[.D19]*[.AT$36]" office:value-type="float" office:value="78.315" calcext:value-type="float">
            <text:p>78.315</text:p>
          </table:table-cell>
          <table:table-cell table:formula="of:=INDEX([$Tech.$F$3:$Tech.$F$13];MATCH([.E19];[$Tech.$E$3:$Tech.$E$13];1))*[.D19]*[.AT$36]/365" office:value-type="float" office:value="43.125" calcext:value-type="float">
            <text:p>43.125</text:p>
          </table:table-cell>
          <table:table-cell table:formula="of:=[.D19]*12.5*[.AT$36]/(30)" office:value-type="float" office:value="0.1796875" calcext:value-type="float">
            <text:p>0.180</text:p>
          </table:table-cell>
          <table:table-cell table:formula="of:=125*[.D19]*[.AW$30]" office:value-type="float" office:value="111.181640625" calcext:value-type="float">
            <text:p>111.182</text:p>
          </table:table-cell>
          <table:table-cell table:formula="of:=1000*[.D19]*[.AW$30]/(3)" office:value-type="float" office:value="296.484375" calcext:value-type="float">
            <text:p>296.484</text:p>
          </table:table-cell>
          <table:table-cell table:formula="of:=[.D19]/(2*[.AY$30])" office:value-type="float" office:value="207" calcext:value-type="float">
            <text:p>207.000</text:p>
          </table:table-cell>
          <table:table-cell table:formula="of:=[.D19]*[.AZ$30]/2" office:value-type="float" office:value="0.14375" calcext:value-type="float">
            <text:p>0.144</text:p>
          </table:table-cell>
          <table:table-cell table:formula="of:=[.D19]*2*[.BA$30]" office:value-type="float" office:value="0.69" calcext:value-type="float">
            <text:p>0.690</text:p>
          </table:table-cell>
          <table:table-cell table:formula="of:=[.D19]*3*[.BB$30]" office:value-type="float" office:value="0.5175" calcext:value-type="float">
            <text:p>0.518</text:p>
          </table:table-cell>
          <table:table-cell table:formula="of:=[.D19]*11*[.BC$30]/15" office:value-type="float" office:value="0.1012" calcext:value-type="float">
            <text:p>0.101</text:p>
          </table:table-cell>
          <table:table-cell table:formula="of:=[.D19]*11*[.BD$30]/8" office:value-type="float" office:value="0.2371875" calcext:value-type="float">
            <text:p>0.237</text:p>
          </table:table-cell>
          <table:table-cell table:formula="of:=[.D19]*11*[.BE$30]/3" office:value-type="float" office:value="0.153607142857143" calcext:value-type="float">
            <text:p>0.154</text:p>
          </table:table-cell>
          <table:table-cell table:formula="of:=[.D19]*11*[.BF$30]/5" office:value-type="float" office:value="0.1106875" calcext:value-type="float">
            <text:p>0.111</text:p>
          </table:table-cell>
          <table:table-cell table:formula="of:=[.D19]*11*[.BG$30]/9" office:value-type="float" office:value="0.281111111111111" calcext:value-type="float">
            <text:p>0.281</text:p>
          </table:table-cell>
          <table:table-cell table:formula="of:=[.D19]*11*[.BH$30]/12" office:value-type="float" office:value="0.158125" calcext:value-type="float">
            <text:p>0.158</text:p>
          </table:table-cell>
          <table:table-cell table:formula="of:=[.D19]*[.BI$30]/(125/12)" office:value-type="float" office:value="0.4416" calcext:value-type="float">
            <text:p>0.442</text:p>
          </table:table-cell>
          <table:table-cell table:formula="of:=[.D19]*[.BJ$30]/30" office:value-type="float" office:value="0.200713333333333" calcext:value-type="float">
            <text:p>0.201</text:p>
          </table:table-cell>
          <table:table-cell table:formula="of:=[.D19]*[.BK$30]/7" office:value-type="float" office:value="0.0277232142857143" calcext:value-type="float">
            <text:p>0.028</text:p>
          </table:table-cell>
          <table:table-cell table:formula="of:=[.D19]*[.BL$30]/8.5" office:value-type="float" office:value="0.0456617647058824" calcext:value-type="float">
            <text:p>0.046</text:p>
          </table:table-cell>
          <table:table-cell table:formula="of:=[.D19]*[.BM$30]" office:value-type="float" office:value="0.09703125" calcext:value-type="float">
            <text:p>0.097</text:p>
          </table:table-cell>
          <table:table-cell table:formula="of:=[.D19]*[.BN$30]/1.5" office:value-type="float" office:value="0.23" calcext:value-type="float">
            <text:p>0.230</text:p>
          </table:table-cell>
          <table:table-cell table:formula="of:=[.D19]*[.BO$30]/2" office:value-type="float" office:value="0.186875" calcext:value-type="float">
            <text:p>0.187</text:p>
          </table:table-cell>
          <table:table-cell table:formula="of:=[.D19]*[.BP$30]/4" office:value-type="float" office:value="0.043125" calcext:value-type="float">
            <text:p>0.043</text:p>
          </table:table-cell>
          <table:table-cell table:formula="of:=[.D19]/((16+24)/12)" office:value-type="float" office:value="69" calcext:value-type="float">
            <text:p>69.000</text:p>
          </table:table-cell>
          <table:table-cell table:formula="of:=[.D19]*2/(30*2000)" office:value-type="float" office:value="0.00766666666666667" calcext:value-type="float">
            <text:p>0.008</text:p>
          </table:table-cell>
          <table:table-cell table:formula="of:=[.D19]/((37.5/12)*2000)" office:value-type="float" office:value="0.0368" calcext:value-type="float">
            <text:p>0.037</text:p>
          </table:table-cell>
          <table:table-cell table:formula="of:=[.D19]*2/((20/9)*2000)" office:value-type="float" office:value="0.1035" calcext:value-type="float">
            <text:p>0.104</text:p>
          </table:table-cell>
          <table:table-cell table:formula="of:=[.AF19]*24*8/(3*25*2000*1000)" office:value-type="float" office:value="8.7973856280576" calcext:value-type="float">
            <text:p>8.797</text:p>
          </table:table-cell>
          <table:table-cell table:formula="of:=[.D19]*3.5/((3/12)*(20/9)*2000)" office:value-type="float" office:value="0.7245" calcext:value-type="float">
            <text:p>0.725</text:p>
          </table:table-cell>
          <table:table-cell table:formula="of:=[.D19]*2/((2/12)*(20/9)*2000)" office:value-type="float" office:value="0.621" calcext:value-type="float">
            <text:p>0.621</text:p>
          </table:table-cell>
          <table:table-cell table:formula="of:=[.D19]*2.5/((5/12)*(20/9)*2000)" office:value-type="float" office:value="0.3105" calcext:value-type="float">
            <text:p>0.311</text:p>
          </table:table-cell>
          <table:table-cell table:formula="of:=[.D19]*7/((14/12)*(20/9)*2000)" office:value-type="float" office:value="0.3105" calcext:value-type="float">
            <text:p>0.311</text:p>
          </table:table-cell>
          <table:table-cell table:formula="of:=[.D19]/(4*2)" office:value-type="float" office:value="28.75" calcext:value-type="float">
            <text:p>28.750</text:p>
          </table:table-cell>
          <table:table-cell table:formula="of:=[.D19]/(4*5)" office:value-type="float" office:value="11.5" calcext:value-type="float">
            <text:p>11.500</text:p>
          </table:table-cell>
          <table:table-cell table:formula="of:=[.D19]/40" office:value-type="float" office:value="5.75" calcext:value-type="float">
            <text:p>5.750</text:p>
          </table:table-cell>
          <table:table-cell table:formula="of:=[.D19]/40" office:value-type="float" office:value="5.75" calcext:value-type="float">
            <text:p>5.750</text:p>
          </table:table-cell>
          <table:table-cell table:formula="of:=[.D19]/40" office:value-type="float" office:value="5.75" calcext:value-type="float">
            <text:p>5.750</text:p>
          </table:table-cell>
          <table:table-cell table:formula="of:=[.D19]/20" office:value-type="float" office:value="11.5" calcext:value-type="float">
            <text:p>11.500</text:p>
          </table:table-cell>
          <table:table-cell table:formula="of:=[.D19]*8.3454*32/2000" office:value-type="float" office:value="30.711072" calcext:value-type="float">
            <text:p>30.711</text:p>
          </table:table-cell>
          <table:table-cell table:formula="of:=[.D19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19]=0.001);0.006*[.D19]/3;0.001)" office:value-type="float" office:value="0.001" calcext:value-type="float">
            <text:p>0.001</text:p>
          </table:table-cell>
          <table:table-cell table:formula="of:=IF(NOT([.CH19]=0.001);0.7*[.D19]/3;0.001)" office:value-type="float" office:value="0.001" calcext:value-type="float">
            <text:p>0.001</text:p>
          </table:table-cell>
          <table:table-cell table:formula="of:=IF(NOT([.CH19]=0.001);0.65*[.D19]/3;0.001)" office:value-type="float" office:value="0.001" calcext:value-type="float">
            <text:p>0.001</text:p>
          </table:table-cell>
          <table:table-cell table:formula="of:=IF(NOT([.CH19]=0.001);0.002*[.D19]/3;0.001)" office:value-type="float" office:value="0.001" calcext:value-type="float">
            <text:p>0.001</text:p>
          </table:table-cell>
          <table:table-cell table:formula="of:=IF(NOT([.CH19]=0.001);0.001*[.D19]/3;0.001)" office:value-type="float" office:value="0.001" calcext:value-type="float">
            <text:p>0.001</text:p>
          </table:table-cell>
          <table:table-cell table:formula="of:=[.D19]*3*110/(24*2000)" office:value-type="float" office:value="1.58125" calcext:value-type="float">
            <text:p>1.581</text:p>
          </table:table-cell>
          <table:table-cell table:formula="of:=[.D19]*3*12/(24*2000)" office:value-type="float" office:value="0.1725" calcext:value-type="float">
            <text:p>0.173</text:p>
          </table:table-cell>
          <table:table-cell table:formula="of:=[.D19]*3*1.4/(24*2000)" office:value-type="float" office:value="0.020125" calcext:value-type="float">
            <text:p>0.020</text:p>
          </table:table-cell>
          <table:table-cell table:formula="of:=[.D19]*1600*8.3454/(10*2000)" office:value-type="float" office:value="153.55536" calcext:value-type="float">
            <text:p>153.555</text:p>
          </table:table-cell>
          <table:table-cell table:formula="of:=[.D19]*2/2000" office:value-type="float" office:value="0.23" calcext:value-type="float">
            <text:p>0.230</text:p>
          </table:table-cell>
          <table:table-cell table:formula="of:=[.D19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19]*0.9" office:value-type="float" office:value="138.199824" calcext:value-type="float">
            <text:p>138.200</text:p>
          </table:table-cell>
          <table:table-cell table:formula="of:=2.5*[.D19]/(60*2000)" office:value-type="float" office:value="0.00479166666666667" calcext:value-type="float">
            <text:p>0.005</text:p>
          </table:table-cell>
          <table:table-cell table:formula="of:=[.D19]*2.5*55/2000" office:value-type="float" office:value="15.8125" calcext:value-type="float">
            <text:p>15.813</text:p>
          </table:table-cell>
          <table:table-cell table:formula="of:=[.D19]*2.5*1.25*0.5/2000" office:value-type="float" office:value="0.1796875" calcext:value-type="float">
            <text:p>0.180</text:p>
          </table:table-cell>
          <table:table-cell table:formula="of:=[.D19]*2*20/2000" office:value-type="float" office:value="4.6" calcext:value-type="float">
            <text:p>4.600</text:p>
          </table:table-cell>
          <table:table-cell table:formula="of:=IF([.B19]=&quot;Mts&quot;;[.D19]*0.005;0.001)" office:value-type="float" office:value="0.001" calcext:value-type="float">
            <text:p>0.001</text:p>
          </table:table-cell>
          <table:table-cell table:formula="of:=IF([.B19]=&quot;Mts&quot;;[.D19]*0.01;0.001)" office:value-type="float" office:value="0.001" calcext:value-type="float">
            <text:p>0.001</text:p>
          </table:table-cell>
          <table:table-cell table:formula="of:=[.D19]*0.02*12/(3*2000)" office:value-type="float" office:value="0.0092" calcext:value-type="float">
            <text:p>0.009</text:p>
          </table:table-cell>
          <table:table-cell table:formula="of:=[.D19]*0.5*12/(5*2000)" office:value-type="float" office:value="0.138" calcext:value-type="float">
            <text:p>0.138</text:p>
          </table:table-cell>
          <table:table-cell table:formula="of:=[.D19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 office:value-type="float" office:value="44" calcext:value-type="float">
            <text:p>44</text:p>
          </table:table-cell>
          <table:table-cell table:formula="of:=IF([.B20]=&quot;Taiga&quot;;265;IF([.B20]=&quot;Mts&quot;;265;IF([.B20]=&quot;Temp&quot;;230;IF([.B20]=&quot;Steppe&quot;;265;IF([.B20]=&quot;Jungle&quot;;180;IF([.B20]=&quot;Sav&quot;;240;IF([.B20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0]=&quot;Taiga&quot;;0.43;IF([.B20]=&quot;Mts&quot;;0.21;IF([.B20]=&quot;Temp&quot;;0.64;IF([.B20]=&quot;Steppe&quot;;0.57;IF([.B20]=&quot;Jungle&quot;;0.43;IF([.B20]=&quot;Sav&quot;;0.57;IF([.B20]=&quot;Medi&quot;;0.43;0)))))))" office:value-type="float" office:value="0.21" calcext:value-type="float">
            <text:p>0.210</text:p>
          </table:table-cell>
          <table:table-cell table:style-name="ce19" table:formula="of:=IF([.B20]=&quot;Taiga&quot;;0.43;IF([.B20]=&quot;Mts&quot;;0.8;IF([.B20]=&quot;Temp&quot;;0.64;IF([.B20]=&quot;Steppe&quot;;0.8;IF([.B20]=&quot;Jungle&quot;;0.43;IF([.B20]=&quot;Sav&quot;;0.8;IF([.B20]=&quot;Medi&quot;;0.6;0)))))))" office:value-type="float" office:value="0.8" calcext:value-type="float">
            <text:p>0.800</text:p>
          </table:table-cell>
          <table:table-cell table:style-name="ce19" table:formula="of:=IF([.B20]=&quot;Taiga&quot;;528;IF([.B20]=&quot;Mts&quot;;855.27;IF([.B20]=&quot;Temp&quot;;565.94;IF([.B20]=&quot;Steppe&quot;;551.72;IF([.B20]=&quot;Jungle&quot;;575.43;IF([.B20]=&quot;Sav&quot;;599.15;IF([.B20]=&quot;Medi&quot;;564.36;0)))))))" office:value-type="float" office:value="855.27" calcext:value-type="float">
            <text:p>855.270</text:p>
          </table:table-cell>
          <table:table-cell table:style-name="ce19" table:formula="of:=IF([.B20]=&quot;Taiga&quot;;2608.19;IF([.B20]=&quot;Mts&quot;;2100;IF([.B20]=&quot;Temp&quot;;2976.19;IF([.B20]=&quot;Steppe&quot;;2450.48;IF([.B20]=&quot;Jungle&quot;;2135.05;IF([.B20]=&quot;Sav&quot;;2310.29;IF([.B20]=&quot;Medi&quot;;2485.52;0)))))))" office:value-type="float" office:value="2100" calcext:value-type="float">
            <text:p>2,100.000</text:p>
          </table:table-cell>
          <table:table-cell table:style-name="ce19" table:formula="of:=IF([.B20]=&quot;Taiga&quot;;500.54;IF([.B20]=&quot;Mts&quot;;360;IF([.B20]=&quot;Temp&quot;;570.81;IF([.B20]=&quot;Steppe&quot;;441.95;IF([.B20]=&quot;Jungle&quot;;486.49;IF([.B20]=&quot;Sav&quot;;518.92;IF([.B20]=&quot;Medi&quot;;640;0)))))))" office:value-type="float" office:value="360" calcext:value-type="float">
            <text:p>360.000</text:p>
          </table:table-cell>
          <table:table-cell table:style-name="ce19" table:formula="of:=IF([.B20]=&quot;Taiga&quot;;2003.09;IF([.B20]=&quot;Mts&quot;;1612.8;IF([.B20]=&quot;Temp&quot;;2285.71;IF([.B20]=&quot;Steppe&quot;;1881.97;IF([.B20]=&quot;Jungle&quot;;1639.72;IF([.B20]=&quot;Sav&quot;;1774.3;IF([.B20]=&quot;Medi&quot;;1908.88;0)))))))" office:value-type="float" office:value="1612.8" calcext:value-type="float">
            <text:p>1,612.800</text:p>
          </table:table-cell>
          <table:table-cell table:style-name="ce19" table:formula="of:=IF([.B20]=&quot;Taiga&quot;;260.82;IF([.B20]=&quot;Mts&quot;;210;IF([.B20]=&quot;Temp&quot;;297.62;IF([.B20]=&quot;Steppe&quot;;245.05;IF([.B20]=&quot;Jungle&quot;;213.5;IF([.B20]=&quot;Sav&quot;;231.03;IF([.B20]=&quot;Medi&quot;;248.55;0)))))))" office:value-type="float" office:value="210" calcext:value-type="float">
            <text:p>210.000</text:p>
          </table:table-cell>
          <table:table-cell table:style-name="ce19" table:formula="of:=IF([.B20]=&quot;Taiga&quot;;250;IF([.B20]=&quot;Mts&quot;;640;IF([.B20]=&quot;Temp&quot;;295.2174;IF([.B20]=&quot;Steppe&quot;;278.2609;IF([.B20]=&quot;Jungle&quot;;306.5217;IF([.B20]=&quot;Sav&quot;;334.7826;IF([.B20]=&quot;Medi&quot;;293.3333;0)))))))" office:value-type="float" office:value="640" calcext:value-type="float">
            <text:p>640.000</text:p>
          </table:table-cell>
          <table:table-cell table:style-name="ce19" table:formula="of:=IF([.B20]=&quot;Taiga&quot;;1491.9691;IF([.B20]=&quot;Mts&quot;;980;IF([.B20]=&quot;Temp&quot;;1747.9537;IF([.B20]=&quot;Steppe&quot;;1278.5174;IF([.B20]=&quot;Jungle&quot;;1440.7722;IF([.B20]=&quot;Sav&quot;;1558.9189;IF([.B20]=&quot;Medi&quot;;2000;0)))))))" office:value-type="float" office:value="980" calcext:value-type="float">
            <text:p>980.000</text:p>
          </table:table-cell>
          <table:table-cell table:style-name="ce19" table:formula="of:=IF([.B20]=&quot;Taiga&quot;;68.5;IF([.B20]=&quot;Mts&quot;;25;IF([.B20]=&quot;Temp&quot;;100;IF([.B20]=&quot;Steppe&quot;;55;IF([.B20]=&quot;Jungle&quot;;28;IF([.B20]=&quot;Sav&quot;;43;IF([.B20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0]*[.F20]*[.G20]*360*640*1393.66125/(2000*1000)" office:value-type="float" office:value="1186.783944192" calcext:value-type="float">
            <text:p>1,186.784</text:p>
          </table:table-cell>
          <table:table-cell table:formula="of:=[.C20]*[.F20]*[.G20]*[.J20]*640*1393.66125/(2000*1000)" office:value-type="float" office:value="1186.783944192" calcext:value-type="float">
            <text:p>1,186.784</text:p>
          </table:table-cell>
          <table:table-cell table:formula="of:=[.T20]*[.J$28]" office:value-type="float" office:value="395.594648064" calcext:value-type="float">
            <text:p>395.595</text:p>
          </table:table-cell>
          <table:table-cell table:formula="of:=[.T20]-[.U20]" office:value-type="float" office:value="791.189296128" calcext:value-type="float">
            <text:p>791.189</text:p>
          </table:table-cell>
          <table:table-cell table:formula="of:=[.C20]*[.F20]*[.G20]*[.H20]*640*1393.66125/(2000*1000)" office:value-type="float" office:value="2819.50195541414" calcext:value-type="float">
            <text:p>2,819.502</text:p>
          </table:table-cell>
          <table:table-cell table:formula="of:=[.W20]*[.H$28]" office:value-type="float" office:value="768.955078749312" calcext:value-type="float">
            <text:p>768.955</text:p>
          </table:table-cell>
          <table:table-cell table:formula="of:=[.W20]-[.X20]" office:value-type="float" office:value="2050.54687666483" calcext:value-type="float">
            <text:p>2,050.547</text:p>
          </table:table-cell>
          <table:table-cell table:formula="of:=[.C20]*[.F20]*[.G20]*[.M20]*640*1393.66125/(2000*1000)" office:value-type="float" office:value="2109.838123008" calcext:value-type="float">
            <text:p>2,109.838</text:p>
          </table:table-cell>
          <table:table-cell table:formula="of:=[.C20]*[.F20]*[.G20]*[.N20]*640*1393.66125/(2000*1000)" office:value-type="float" office:value="3230.689625856" calcext:value-type="float">
            <text:p>3,230.690</text:p>
          </table:table-cell>
          <table:table-cell table:formula="of:=[.C20]*[.F20]*[.G20]*[.O20]*640*1393.66125/(2000*1000)" office:value-type="float" office:value="82.41555168" calcext:value-type="float">
            <text:p>82.416</text:p>
          </table:table-cell>
          <table:table-cell table:formula="of:=[.C20]*[.P20]*640*1393.66125/(2000*1000)" office:value-type="float" office:value="0.73585314" calcext:value-type="float">
            <text:p>0.736</text:p>
          </table:table-cell>
          <table:table-cell table:formula="of:=[.C20]*[.Q20]*640*1393.66125/(2000*1000)" office:value-type="float" office:value="0.73585314" calcext:value-type="float">
            <text:p>0.736</text:p>
          </table:table-cell>
          <table:table-cell table:formula="of:=[.C20]*[.F20]*[.G20]*6*[.J20]*640*1393.66125/(18*365)" office:value-type="float" office:value="2167641.9072" calcext:value-type="float">
            <text:p>2,167,641.907</text:p>
          </table:table-cell>
          <table:table-cell table:formula="of:=[.C20]*[.F20]*[.G20]*[.J20]*640*1393.66125/(18*100)" office:value-type="float" office:value="1318648.82688" calcext:value-type="float">
            <text:p>1,318,648.827</text:p>
          </table:table-cell>
          <table:table-cell table:formula="of:=[.C20]*[.F20]*[.G20]*[.J20]*640*1393.66125/520" office:value-type="float" office:value="4564553.63150769" calcext:value-type="float">
            <text:p>4,564,553.632</text:p>
          </table:table-cell>
          <table:table-cell table:formula="of:=[.C20]*[.F20]*[.G20]*[.K20]*640*1393.66125/(2000*1000)" office:value-type="float" office:value="5316.79206998016" calcext:value-type="float">
            <text:p>5,316.792</text:p>
          </table:table-cell>
          <table:table-cell table:formula="of:=3*12*[.D20]/5" office:value-type="float" office:value="1908" calcext:value-type="float">
            <text:p>1,908.000</text:p>
          </table:table-cell>
          <table:table-cell table:formula="of:=1.5*[.D20]*750/(2000*15)" office:value-type="float" office:value="9.9375" calcext:value-type="float">
            <text:p>9.938</text:p>
          </table:table-cell>
          <table:table-cell table:formula="of:=66*10*[.D20]/(2000*6)" office:value-type="float" office:value="14.575" calcext:value-type="float">
            <text:p>14.575</text:p>
          </table:table-cell>
          <table:table-cell table:formula="of:=[.AE20]*365/1000" office:value-type="float" office:value="791189.296128" calcext:value-type="float">
            <text:p>791,189.296</text:p>
          </table:table-cell>
          <table:table-cell table:formula="of:=[.AF20]*24*238/(3*25*2000*1000)" office:value-type="float" office:value="50.2141473275904" calcext:value-type="float">
            <text:p>50.214</text:p>
          </table:table-cell>
          <table:table-cell table:formula="of:=[.AG20]*40*0.7*52/(6*1000*2000)" office:value-type="float" office:value="553.8325072896" calcext:value-type="float">
            <text:p>553.833</text:p>
          </table:table-cell>
          <table:table-cell table:formula="of:=[.AG20]*120*2/(16*1000*2000)" office:value-type="float" office:value="34.2341522363077" calcext:value-type="float">
            <text:p>34.234</text:p>
          </table:table-cell>
          <table:table-cell table:formula="of:=[.AH20]*3.25*8.34/(48)" office:value-type="float" office:value="3002.32602201692" calcext:value-type="float">
            <text:p>3,002.326</text:p>
          </table:table-cell>
          <table:table-cell table:formula="of:=[.AH20]*25*8.34/(4*48)" office:value-type="float" office:value="5773.70388849408" calcext:value-type="float">
            <text:p>5,773.704</text:p>
          </table:table-cell>
          <table:table-cell table:formula="of:=[.C20]*[.F20]*[.G20]*[.L20]*640*1393.66125/(2000*1000)" office:value-type="float" office:value="692.290634112" calcext:value-type="float">
            <text:p>692.291</text:p>
          </table:table-cell>
          <table:table-cell table:formula="of:=[.AF20]*600*6/(90*1000*2000)" office:value-type="float" office:value="26.3729765376" calcext:value-type="float">
            <text:p>26.373</text:p>
          </table:table-cell>
          <table:table-cell table:formula="of:=IF([.B20]=&quot;Taiga&quot;;236.2;IF([.B20]=&quot;Mts&quot;;10;IF([.B20]=&quot;Temp&quot;;400;IF([.B20]=&quot;Steppe&quot;;25;IF([.B20]=&quot;Jungle&quot;;400;IF([.B20]=&quot;Sav&quot;;103.6;IF([.B20]=&quot;Medi&quot;;181.6;0)))))))*[.D20]*[.AT$36]" office:value-type="float" office:value="4.96875" calcext:value-type="float">
            <text:p>4.969</text:p>
          </table:table-cell>
          <table:table-cell table:formula="of:=INDEX([$Tech.$F$3:$Tech.$F$13];MATCH([.E20];[$Tech.$E$3:$Tech.$E$13];1))*[.D20]*[.AT$36]/365" office:value-type="float" office:value="49.6875" calcext:value-type="float">
            <text:p>49.688</text:p>
          </table:table-cell>
          <table:table-cell table:formula="of:=[.D20]*12.5*[.AT$36]/(30)" office:value-type="float" office:value="0.20703125" calcext:value-type="float">
            <text:p>0.207</text:p>
          </table:table-cell>
          <table:table-cell table:formula="of:=125*[.D20]*[.AW$30]" office:value-type="float" office:value="128.1005859375" calcext:value-type="float">
            <text:p>128.101</text:p>
          </table:table-cell>
          <table:table-cell table:formula="of:=1000*[.D20]*[.AW$30]/(3)" office:value-type="float" office:value="341.6015625" calcext:value-type="float">
            <text:p>341.602</text:p>
          </table:table-cell>
          <table:table-cell table:formula="of:=[.D20]/(2*[.AY$30])" office:value-type="float" office:value="238.5" calcext:value-type="float">
            <text:p>238.500</text:p>
          </table:table-cell>
          <table:table-cell table:formula="of:=[.D20]*[.AZ$30]/2" office:value-type="float" office:value="0.165625" calcext:value-type="float">
            <text:p>0.166</text:p>
          </table:table-cell>
          <table:table-cell table:formula="of:=[.D20]*2*[.BA$30]" office:value-type="float" office:value="0.795" calcext:value-type="float">
            <text:p>0.795</text:p>
          </table:table-cell>
          <table:table-cell table:formula="of:=[.D20]*3*[.BB$30]" office:value-type="float" office:value="0.59625" calcext:value-type="float">
            <text:p>0.596</text:p>
          </table:table-cell>
          <table:table-cell table:formula="of:=[.D20]*11*[.BC$30]/15" office:value-type="float" office:value="0.1166" calcext:value-type="float">
            <text:p>0.117</text:p>
          </table:table-cell>
          <table:table-cell table:formula="of:=[.D20]*11*[.BD$30]/8" office:value-type="float" office:value="0.27328125" calcext:value-type="float">
            <text:p>0.273</text:p>
          </table:table-cell>
          <table:table-cell table:formula="of:=[.D20]*11*[.BE$30]/3" office:value-type="float" office:value="0.176982142857143" calcext:value-type="float">
            <text:p>0.177</text:p>
          </table:table-cell>
          <table:table-cell table:formula="of:=[.D20]*11*[.BF$30]/5" office:value-type="float" office:value="0.12753125" calcext:value-type="float">
            <text:p>0.128</text:p>
          </table:table-cell>
          <table:table-cell table:formula="of:=[.D20]*11*[.BG$30]/9" office:value-type="float" office:value="0.323888888888889" calcext:value-type="float">
            <text:p>0.324</text:p>
          </table:table-cell>
          <table:table-cell table:formula="of:=[.D20]*11*[.BH$30]/12" office:value-type="float" office:value="0.1821875" calcext:value-type="float">
            <text:p>0.182</text:p>
          </table:table-cell>
          <table:table-cell table:formula="of:=[.D20]*[.BI$30]/(125/12)" office:value-type="float" office:value="0.5088" calcext:value-type="float">
            <text:p>0.509</text:p>
          </table:table-cell>
          <table:table-cell table:formula="of:=[.D20]*[.BJ$30]/30" office:value-type="float" office:value="0.231256666666667" calcext:value-type="float">
            <text:p>0.231</text:p>
          </table:table-cell>
          <table:table-cell table:formula="of:=[.D20]*[.BK$30]/7" office:value-type="float" office:value="0.0319419642857143" calcext:value-type="float">
            <text:p>0.032</text:p>
          </table:table-cell>
          <table:table-cell table:formula="of:=[.D20]*[.BL$30]/8.5" office:value-type="float" office:value="0.0526102941176471" calcext:value-type="float">
            <text:p>0.053</text:p>
          </table:table-cell>
          <table:table-cell table:formula="of:=[.D20]*[.BM$30]" office:value-type="float" office:value="0.111796875" calcext:value-type="float">
            <text:p>0.112</text:p>
          </table:table-cell>
          <table:table-cell table:formula="of:=[.D20]*[.BN$30]/1.5" office:value-type="float" office:value="0.265" calcext:value-type="float">
            <text:p>0.265</text:p>
          </table:table-cell>
          <table:table-cell table:formula="of:=[.D20]*[.BO$30]/2" office:value-type="float" office:value="0.2153125" calcext:value-type="float">
            <text:p>0.215</text:p>
          </table:table-cell>
          <table:table-cell table:formula="of:=[.D20]*[.BP$30]/4" office:value-type="float" office:value="0.0496875" calcext:value-type="float">
            <text:p>0.050</text:p>
          </table:table-cell>
          <table:table-cell table:formula="of:=[.D20]/((16+24)/12)" office:value-type="float" office:value="79.5" calcext:value-type="float">
            <text:p>79.500</text:p>
          </table:table-cell>
          <table:table-cell table:formula="of:=[.D20]*2/(30*2000)" office:value-type="float" office:value="0.00883333333333333" calcext:value-type="float">
            <text:p>0.009</text:p>
          </table:table-cell>
          <table:table-cell table:formula="of:=[.D20]/((37.5/12)*2000)" office:value-type="float" office:value="0.0424" calcext:value-type="float">
            <text:p>0.042</text:p>
          </table:table-cell>
          <table:table-cell table:formula="of:=[.D20]*2/((20/9)*2000)" office:value-type="float" office:value="0.11925" calcext:value-type="float">
            <text:p>0.119</text:p>
          </table:table-cell>
          <table:table-cell table:formula="of:=[.AF20]*24*8/(3*25*2000*1000)" office:value-type="float" office:value="1.6878704984064" calcext:value-type="float">
            <text:p>1.688</text:p>
          </table:table-cell>
          <table:table-cell table:formula="of:=[.D20]*3.5/((3/12)*(20/9)*2000)" office:value-type="float" office:value="0.83475" calcext:value-type="float">
            <text:p>0.835</text:p>
          </table:table-cell>
          <table:table-cell table:formula="of:=[.D20]*2/((2/12)*(20/9)*2000)" office:value-type="float" office:value="0.7155" calcext:value-type="float">
            <text:p>0.716</text:p>
          </table:table-cell>
          <table:table-cell table:formula="of:=[.D20]*2.5/((5/12)*(20/9)*2000)" office:value-type="float" office:value="0.35775" calcext:value-type="float">
            <text:p>0.358</text:p>
          </table:table-cell>
          <table:table-cell table:formula="of:=[.D20]*7/((14/12)*(20/9)*2000)" office:value-type="float" office:value="0.35775" calcext:value-type="float">
            <text:p>0.358</text:p>
          </table:table-cell>
          <table:table-cell table:formula="of:=[.D20]/(4*2)" office:value-type="float" office:value="33.125" calcext:value-type="float">
            <text:p>33.125</text:p>
          </table:table-cell>
          <table:table-cell table:formula="of:=[.D20]/(4*5)" office:value-type="float" office:value="13.25" calcext:value-type="float">
            <text:p>13.250</text:p>
          </table:table-cell>
          <table:table-cell office:value-type="float" office:value="0.001" calcext:value-type="float">
            <text:p>0.001</text:p>
          </table:table-cell>
          <table:table-cell table:formula="of:=[.D20]/40" office:value-type="float" office:value="6.625" calcext:value-type="float">
            <text:p>6.625</text:p>
          </table:table-cell>
          <table:table-cell table:formula="of:=[.D20]/40" office:value-type="float" office:value="6.625" calcext:value-type="float">
            <text:p>6.625</text:p>
          </table:table-cell>
          <table:table-cell table:formula="of:=[.D20]/20" office:value-type="float" office:value="13.25" calcext:value-type="float">
            <text:p>13.250</text:p>
          </table:table-cell>
          <table:table-cell table:formula="of:=[.D20]*8.3454*32/2000" office:value-type="float" office:value="35.384496" calcext:value-type="float">
            <text:p>35.384</text:p>
          </table:table-cell>
          <table:table-cell table:formula="of:=[.D20]*50*2/(3*2000)" office:value-type="float" office:value="4.41666666666667" calcext:value-type="float">
            <text:p>4.417</text:p>
          </table:table-cell>
          <table:table-cell table:formula="of:=[.D20]*50/2000" office:value-type="float" office:value="6.625" calcext:value-type="float">
            <text:p>6.625</text:p>
          </table:table-cell>
          <table:table-cell table:formula="of:=IF(NOT([.CH20]=0.001);0.006*[.D20]/3;0.001)" office:value-type="float" office:value="0.53" calcext:value-type="float">
            <text:p>0.530</text:p>
          </table:table-cell>
          <table:table-cell table:formula="of:=IF(NOT([.CH20]=0.001);0.7*[.D20]/3;0.001)" office:value-type="float" office:value="61.8333333333333" calcext:value-type="float">
            <text:p>61.833</text:p>
          </table:table-cell>
          <table:table-cell table:formula="of:=IF(NOT([.CH20]=0.001);0.65*[.D20]/3;0.001)" office:value-type="float" office:value="57.4166666666667" calcext:value-type="float">
            <text:p>57.417</text:p>
          </table:table-cell>
          <table:table-cell table:formula="of:=IF(NOT([.CH20]=0.001);0.002*[.D20]/3;0.001)" office:value-type="float" office:value="0.176666666666667" calcext:value-type="float">
            <text:p>0.177</text:p>
          </table:table-cell>
          <table:table-cell table:formula="of:=IF(NOT([.CH20]=0.001);0.001*[.D20]/3;0.001)" office:value-type="float" office:value="0.0883333333333333" calcext:value-type="float">
            <text:p>0.088</text:p>
          </table:table-cell>
          <table:table-cell table:formula="of:=[.D20]*3*110/(24*2000)" office:value-type="float" office:value="1.821875" calcext:value-type="float">
            <text:p>1.822</text:p>
          </table:table-cell>
          <table:table-cell table:formula="of:=[.D20]*3*12/(24*2000)" office:value-type="float" office:value="0.19875" calcext:value-type="float">
            <text:p>0.199</text:p>
          </table:table-cell>
          <table:table-cell table:formula="of:=[.D20]*3*1.4/(24*2000)" office:value-type="float" office:value="0.0231875" calcext:value-type="float">
            <text:p>0.023</text:p>
          </table:table-cell>
          <table:table-cell table:formula="of:=[.D20]*1600*8.3454/(10*2000)" office:value-type="float" office:value="176.92248" calcext:value-type="float">
            <text:p>176.922</text:p>
          </table:table-cell>
          <table:table-cell table:formula="of:=[.D20]*2/2000" office:value-type="float" office:value="0.265" calcext:value-type="float">
            <text:p>0.265</text:p>
          </table:table-cell>
          <table:table-cell table:formula="of:=[.D20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20]*0.9" office:value-type="float" office:value="159.230232" calcext:value-type="float">
            <text:p>159.230</text:p>
          </table:table-cell>
          <table:table-cell table:formula="of:=2.5*[.D20]/(60*2000)" office:value-type="float" office:value="0.00552083333333333" calcext:value-type="float">
            <text:p>0.006</text:p>
          </table:table-cell>
          <table:table-cell table:formula="of:=[.D20]*2.5*55/2000" office:value-type="float" office:value="18.21875" calcext:value-type="float">
            <text:p>18.219</text:p>
          </table:table-cell>
          <table:table-cell table:formula="of:=[.D20]*2.5*1.25*0.5/2000" office:value-type="float" office:value="0.20703125" calcext:value-type="float">
            <text:p>0.207</text:p>
          </table:table-cell>
          <table:table-cell table:formula="of:=[.D20]*2*20/2000" office:value-type="float" office:value="5.3" calcext:value-type="float">
            <text:p>5.300</text:p>
          </table:table-cell>
          <table:table-cell table:formula="of:=IF([.B20]=&quot;Mts&quot;;[.D20]*0.005;0.001)" office:value-type="float" office:value="1.325" calcext:value-type="float">
            <text:p>1.325</text:p>
          </table:table-cell>
          <table:table-cell table:formula="of:=IF([.B20]=&quot;Mts&quot;;[.D20]*0.01;0.001)" office:value-type="float" office:value="2.65" calcext:value-type="float">
            <text:p>2.650</text:p>
          </table:table-cell>
          <table:table-cell table:formula="of:=[.D20]*0.02*12/(3*2000)" office:value-type="float" office:value="0.0106" calcext:value-type="float">
            <text:p>0.011</text:p>
          </table:table-cell>
          <table:table-cell table:formula="of:=[.D20]*0.5*12/(5*2000)" office:value-type="float" office:value="0.159" calcext:value-type="float">
            <text:p>0.159</text:p>
          </table:table-cell>
          <table:table-cell table:formula="of:=[.D20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 office:value-type="float" office:value="196" calcext:value-type="float">
            <text:p>196</text:p>
          </table:table-cell>
          <table:table-cell table:formula="of:=IF([.B21]=&quot;Taiga&quot;;265;IF([.B21]=&quot;Mts&quot;;265;IF([.B21]=&quot;Temp&quot;;230;IF([.B21]=&quot;Steppe&quot;;265;IF([.B21]=&quot;Jungle&quot;;180;IF([.B21]=&quot;Sav&quot;;240;IF([.B21]=&quot;Medi&quot;;230;0)))))))"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style-name="ce19" table:formula="of:=IF([.B21]=&quot;Taiga&quot;;0.43;IF([.B21]=&quot;Mts&quot;;0.21;IF([.B21]=&quot;Temp&quot;;0.64;IF([.B21]=&quot;Steppe&quot;;0.57;IF([.B21]=&quot;Jungle&quot;;0.43;IF([.B21]=&quot;Sav&quot;;0.57;IF([.B21]=&quot;Medi&quot;;0.43;0)))))))" office:value-type="float" office:value="0.43" calcext:value-type="float">
            <text:p>0.430</text:p>
          </table:table-cell>
          <table:table-cell table:style-name="ce19" table:formula="of:=IF([.B21]=&quot;Taiga&quot;;0.43;IF([.B21]=&quot;Mts&quot;;0.8;IF([.B21]=&quot;Temp&quot;;0.64;IF([.B21]=&quot;Steppe&quot;;0.8;IF([.B21]=&quot;Jungle&quot;;0.43;IF([.B21]=&quot;Sav&quot;;0.8;IF([.B21]=&quot;Medi&quot;;0.6;0)))))))" office:value-type="float" office:value="0.6" calcext:value-type="float">
            <text:p>0.600</text:p>
          </table:table-cell>
          <table:table-cell table:style-name="ce19" table:formula="of:=IF([.B21]=&quot;Taiga&quot;;528;IF([.B21]=&quot;Mts&quot;;855.27;IF([.B21]=&quot;Temp&quot;;565.94;IF([.B21]=&quot;Steppe&quot;;551.72;IF([.B21]=&quot;Jungle&quot;;575.43;IF([.B21]=&quot;Sav&quot;;599.15;IF([.B21]=&quot;Medi&quot;;564.36;0)))))))" office:value-type="float" office:value="564.36" calcext:value-type="float">
            <text:p>564.360</text:p>
          </table:table-cell>
          <table:table-cell table:style-name="ce19" table:formula="of:=IF([.B21]=&quot;Taiga&quot;;2608.19;IF([.B21]=&quot;Mts&quot;;2100;IF([.B21]=&quot;Temp&quot;;2976.19;IF([.B21]=&quot;Steppe&quot;;2450.48;IF([.B21]=&quot;Jungle&quot;;2135.05;IF([.B21]=&quot;Sav&quot;;2310.29;IF([.B21]=&quot;Medi&quot;;2485.52;0)))))))" office:value-type="float" office:value="2485.52" calcext:value-type="float">
            <text:p>2,485.520</text:p>
          </table:table-cell>
          <table:table-cell table:style-name="ce19" table:formula="of:=IF([.B21]=&quot;Taiga&quot;;500.54;IF([.B21]=&quot;Mts&quot;;360;IF([.B21]=&quot;Temp&quot;;570.81;IF([.B21]=&quot;Steppe&quot;;441.95;IF([.B21]=&quot;Jungle&quot;;486.49;IF([.B21]=&quot;Sav&quot;;518.92;IF([.B21]=&quot;Medi&quot;;640;0)))))))" office:value-type="float" office:value="640" calcext:value-type="float">
            <text:p>640.000</text:p>
          </table:table-cell>
          <table:table-cell table:style-name="ce19" table:formula="of:=IF([.B21]=&quot;Taiga&quot;;2003.09;IF([.B21]=&quot;Mts&quot;;1612.8;IF([.B21]=&quot;Temp&quot;;2285.71;IF([.B21]=&quot;Steppe&quot;;1881.97;IF([.B21]=&quot;Jungle&quot;;1639.72;IF([.B21]=&quot;Sav&quot;;1774.3;IF([.B21]=&quot;Medi&quot;;1908.88;0)))))))" office:value-type="float" office:value="1908.88" calcext:value-type="float">
            <text:p>1,908.880</text:p>
          </table:table-cell>
          <table:table-cell table:style-name="ce19" table:formula="of:=IF([.B21]=&quot;Taiga&quot;;260.82;IF([.B21]=&quot;Mts&quot;;210;IF([.B21]=&quot;Temp&quot;;297.62;IF([.B21]=&quot;Steppe&quot;;245.05;IF([.B21]=&quot;Jungle&quot;;213.5;IF([.B21]=&quot;Sav&quot;;231.03;IF([.B21]=&quot;Medi&quot;;248.55;0)))))))" office:value-type="float" office:value="248.55" calcext:value-type="float">
            <text:p>248.550</text:p>
          </table:table-cell>
          <table:table-cell table:style-name="ce19" table:formula="of:=IF([.B21]=&quot;Taiga&quot;;250;IF([.B21]=&quot;Mts&quot;;640;IF([.B21]=&quot;Temp&quot;;295.2174;IF([.B21]=&quot;Steppe&quot;;278.2609;IF([.B21]=&quot;Jungle&quot;;306.5217;IF([.B21]=&quot;Sav&quot;;334.7826;IF([.B21]=&quot;Medi&quot;;293.3333;0)))))))" office:value-type="float" office:value="293.3333" calcext:value-type="float">
            <text:p>293.333</text:p>
          </table:table-cell>
          <table:table-cell table:style-name="ce19" table:formula="of:=IF([.B21]=&quot;Taiga&quot;;1491.9691;IF([.B21]=&quot;Mts&quot;;980;IF([.B21]=&quot;Temp&quot;;1747.9537;IF([.B21]=&quot;Steppe&quot;;1278.5174;IF([.B21]=&quot;Jungle&quot;;1440.7722;IF([.B21]=&quot;Sav&quot;;1558.9189;IF([.B21]=&quot;Medi&quot;;2000;0)))))))" office:value-type="float" office:value="2000" calcext:value-type="float">
            <text:p>2,000.000</text:p>
          </table:table-cell>
          <table:table-cell table:style-name="ce19" table:formula="of:=IF([.B21]=&quot;Taiga&quot;;68.5;IF([.B21]=&quot;Mts&quot;;25;IF([.B21]=&quot;Temp&quot;;100;IF([.B21]=&quot;Steppe&quot;;55;IF([.B21]=&quot;Jungle&quot;;28;IF([.B21]=&quot;Sav&quot;;43;IF([.B21]=&quot;Medi&quot;;58;0)))))))" office:value-type="float" office:value="58" calcext:value-type="float">
            <text:p>58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1]*[.F21]*[.G21]*360*640*1393.66125/(2000*1000)" office:value-type="float" office:value="8118.681072768" calcext:value-type="float">
            <text:p>8,118.681</text:p>
          </table:table-cell>
          <table:table-cell table:formula="of:=[.C21]*[.F21]*[.G21]*[.J21]*640*1393.66125/(2000*1000)" office:value-type="float" office:value="14433.210796032" calcext:value-type="float">
            <text:p>14,433.211</text:p>
          </table:table-cell>
          <table:table-cell table:formula="of:=[.T21]*[.J$28]" office:value-type="float" office:value="4811.070265344" calcext:value-type="float">
            <text:p>4,811.070</text:p>
          </table:table-cell>
          <table:table-cell table:formula="of:=[.T21]-[.U21]" office:value-type="float" office:value="9622.140530688" calcext:value-type="float">
            <text:p>9,622.141</text:p>
          </table:table-cell>
          <table:table-cell table:formula="of:=[.C21]*[.F21]*[.G21]*[.H21]*640*1393.66125/(2000*1000)" office:value-type="float" office:value="12727.385695076" calcext:value-type="float">
            <text:p>12,727.386</text:p>
          </table:table-cell>
          <table:table-cell table:formula="of:=[.W21]*[.H$28]" office:value-type="float" office:value="3471.10518956617" calcext:value-type="float">
            <text:p>3,471.105</text:p>
          </table:table-cell>
          <table:table-cell table:formula="of:=[.W21]-[.X21]" office:value-type="float" office:value="9256.2805055098" calcext:value-type="float">
            <text:p>9,256.281</text:p>
          </table:table-cell>
          <table:table-cell table:formula="of:=[.C21]*[.F21]*[.G21]*[.M21]*640*1393.66125/(2000*1000)" office:value-type="float" office:value="6615.22086311827" calcext:value-type="float">
            <text:p>6,615.221</text:p>
          </table:table-cell>
          <table:table-cell table:formula="of:=[.C21]*[.F21]*[.G21]*[.N21]*640*1393.66125/(2000*1000)" office:value-type="float" office:value="45103.7837376" calcext:value-type="float">
            <text:p>45,103.784</text:p>
          </table:table-cell>
          <table:table-cell table:formula="of:=[.C21]*[.F21]*[.G21]*[.O21]*640*1393.66125/(2000*1000)" office:value-type="float" office:value="1308.0097283904" calcext:value-type="float">
            <text:p>1,308.010</text:p>
          </table:table-cell>
          <table:table-cell table:formula="of:=[.C21]*[.P21]*640*1393.66125/(2000*1000)" office:value-type="float" office:value="3.27789126" calcext:value-type="float">
            <text:p>3.278</text:p>
          </table:table-cell>
          <table:table-cell table:formula="of:=[.C21]*[.Q21]*640*1393.66125/(2000*1000)" office:value-type="float" office:value="3.27789126" calcext:value-type="float">
            <text:p>3.278</text:p>
          </table:table-cell>
          <table:table-cell table:formula="of:=[.C21]*[.F21]*[.G21]*6*[.J21]*640*1393.66125/(18*365)" office:value-type="float" office:value="26362028.8512" calcext:value-type="float">
            <text:p>26,362,028.851</text:p>
          </table:table-cell>
          <table:table-cell table:formula="of:=[.C21]*[.F21]*[.G21]*[.J21]*640*1393.66125/(18*100)" office:value-type="float" office:value="16036900.88448" calcext:value-type="float">
            <text:p>16,036,900.884</text:p>
          </table:table-cell>
          <table:table-cell table:formula="of:=[.C21]*[.F21]*[.G21]*[.J21]*640*1393.66125/520" office:value-type="float" office:value="55512349.2155077" calcext:value-type="float">
            <text:p>55,512,349.216</text:p>
          </table:table-cell>
          <table:table-cell table:formula="of:=[.C21]*[.F21]*[.G21]*[.K21]*640*1393.66125/(2000*1000)" office:value-type="float" office:value="43048.855350515" calcext:value-type="float">
            <text:p>43,048.855</text:p>
          </table:table-cell>
          <table:table-cell table:formula="of:=3*12*[.D21]/5" office:value-type="float" office:value="1656" calcext:value-type="float">
            <text:p>1,656.000</text:p>
          </table:table-cell>
          <table:table-cell table:formula="of:=1.5*[.D21]*750/(2000*15)" office:value-type="float" office:value="8.625" calcext:value-type="float">
            <text:p>8.625</text:p>
          </table:table-cell>
          <table:table-cell table:formula="of:=66*10*[.D21]/(2000*6)" office:value-type="float" office:value="12.65" calcext:value-type="float">
            <text:p>12.650</text:p>
          </table:table-cell>
          <table:table-cell table:formula="of:=[.AE21]*365/1000" office:value-type="float" office:value="9622140.530688" calcext:value-type="float">
            <text:p>9,622,140.531</text:p>
          </table:table-cell>
          <table:table-cell table:formula="of:=[.AF21]*24*238/(3*25*2000*1000)" office:value-type="float" office:value="610.685185680999" calcext:value-type="float">
            <text:p>610.685</text:p>
          </table:table-cell>
          <table:table-cell table:formula="of:=[.AG21]*40*0.7*52/(6*1000*2000)" office:value-type="float" office:value="6735.4983714816" calcext:value-type="float">
            <text:p>6,735.498</text:p>
          </table:table-cell>
          <table:table-cell table:formula="of:=[.AG21]*120*2/(16*1000*2000)" office:value-type="float" office:value="416.342619116308" calcext:value-type="float">
            <text:p>416.343</text:p>
          </table:table-cell>
          <table:table-cell table:formula="of:=[.AH21]*3.25*8.34/(48)" office:value-type="float" office:value="24309.1505057439" calcext:value-type="float">
            <text:p>24,309.151</text:p>
          </table:table-cell>
          <table:table-cell table:formula="of:=[.AH21]*25*8.34/(4*48)" office:value-type="float" office:value="46748.3663571998" calcext:value-type="float">
            <text:p>46,748.366</text:p>
          </table:table-cell>
          <table:table-cell table:formula="of:=[.C21]*[.F21]*[.G21]*[.L21]*640*1393.66125/(2000*1000)" office:value-type="float" office:value="5605.27272399024" calcext:value-type="float">
            <text:p>5,605.273</text:p>
          </table:table-cell>
          <table:table-cell table:formula="of:=[.AF21]*600*6/(90*1000*2000)" office:value-type="float" office:value="320.7380176896" calcext:value-type="float">
            <text:p>320.738</text:p>
          </table:table-cell>
          <table:table-cell table:formula="of:=IF([.B21]=&quot;Taiga&quot;;236.2;IF([.B21]=&quot;Mts&quot;;10;IF([.B21]=&quot;Temp&quot;;400;IF([.B21]=&quot;Steppe&quot;;25;IF([.B21]=&quot;Jungle&quot;;400;IF([.B21]=&quot;Sav&quot;;103.6;IF([.B21]=&quot;Medi&quot;;181.6;0)))))))*[.D21]*[.AT$36]" office:value-type="float" office:value="78.315" calcext:value-type="float">
            <text:p>78.315</text:p>
          </table:table-cell>
          <table:table-cell table:formula="of:=INDEX([$Tech.$F$3:$Tech.$F$13];MATCH([.E21];[$Tech.$E$3:$Tech.$E$13];1))*[.D21]*[.AT$36]/365" office:value-type="float" office:value="43.125" calcext:value-type="float">
            <text:p>43.125</text:p>
          </table:table-cell>
          <table:table-cell table:formula="of:=[.D21]*12.5*[.AT$36]/(30)" office:value-type="float" office:value="0.1796875" calcext:value-type="float">
            <text:p>0.180</text:p>
          </table:table-cell>
          <table:table-cell table:formula="of:=125*[.D21]*[.AW$30]" office:value-type="float" office:value="111.181640625" calcext:value-type="float">
            <text:p>111.182</text:p>
          </table:table-cell>
          <table:table-cell table:formula="of:=1000*[.D21]*[.AW$30]/(3)" office:value-type="float" office:value="296.484375" calcext:value-type="float">
            <text:p>296.484</text:p>
          </table:table-cell>
          <table:table-cell table:formula="of:=[.D21]/(2*[.AY$30])" office:value-type="float" office:value="207" calcext:value-type="float">
            <text:p>207.000</text:p>
          </table:table-cell>
          <table:table-cell table:formula="of:=[.D21]*[.AZ$30]/2" office:value-type="float" office:value="0.14375" calcext:value-type="float">
            <text:p>0.144</text:p>
          </table:table-cell>
          <table:table-cell table:formula="of:=[.D21]*2*[.BA$30]" office:value-type="float" office:value="0.69" calcext:value-type="float">
            <text:p>0.690</text:p>
          </table:table-cell>
          <table:table-cell table:formula="of:=[.D21]*3*[.BB$30]" office:value-type="float" office:value="0.5175" calcext:value-type="float">
            <text:p>0.518</text:p>
          </table:table-cell>
          <table:table-cell table:formula="of:=[.D21]*11*[.BC$30]/15" office:value-type="float" office:value="0.1012" calcext:value-type="float">
            <text:p>0.101</text:p>
          </table:table-cell>
          <table:table-cell table:formula="of:=[.D21]*11*[.BD$30]/8" office:value-type="float" office:value="0.2371875" calcext:value-type="float">
            <text:p>0.237</text:p>
          </table:table-cell>
          <table:table-cell table:formula="of:=[.D21]*11*[.BE$30]/3" office:value-type="float" office:value="0.153607142857143" calcext:value-type="float">
            <text:p>0.154</text:p>
          </table:table-cell>
          <table:table-cell table:formula="of:=[.D21]*11*[.BF$30]/5" office:value-type="float" office:value="0.1106875" calcext:value-type="float">
            <text:p>0.111</text:p>
          </table:table-cell>
          <table:table-cell table:formula="of:=[.D21]*11*[.BG$30]/9" office:value-type="float" office:value="0.281111111111111" calcext:value-type="float">
            <text:p>0.281</text:p>
          </table:table-cell>
          <table:table-cell table:formula="of:=[.D21]*11*[.BH$30]/12" office:value-type="float" office:value="0.158125" calcext:value-type="float">
            <text:p>0.158</text:p>
          </table:table-cell>
          <table:table-cell table:formula="of:=[.D21]*[.BI$30]/(125/12)" office:value-type="float" office:value="0.4416" calcext:value-type="float">
            <text:p>0.442</text:p>
          </table:table-cell>
          <table:table-cell table:formula="of:=[.D21]*[.BJ$30]/30" office:value-type="float" office:value="0.200713333333333" calcext:value-type="float">
            <text:p>0.201</text:p>
          </table:table-cell>
          <table:table-cell table:formula="of:=[.D21]*[.BK$30]/7" office:value-type="float" office:value="0.0277232142857143" calcext:value-type="float">
            <text:p>0.028</text:p>
          </table:table-cell>
          <table:table-cell table:formula="of:=[.D21]*[.BL$30]/8.5" office:value-type="float" office:value="0.0456617647058824" calcext:value-type="float">
            <text:p>0.046</text:p>
          </table:table-cell>
          <table:table-cell table:formula="of:=[.D21]*[.BM$30]" office:value-type="float" office:value="0.09703125" calcext:value-type="float">
            <text:p>0.097</text:p>
          </table:table-cell>
          <table:table-cell table:formula="of:=[.D21]*[.BN$30]/1.5" office:value-type="float" office:value="0.23" calcext:value-type="float">
            <text:p>0.230</text:p>
          </table:table-cell>
          <table:table-cell table:formula="of:=[.D21]*[.BO$30]/2" office:value-type="float" office:value="0.186875" calcext:value-type="float">
            <text:p>0.187</text:p>
          </table:table-cell>
          <table:table-cell table:formula="of:=[.D21]*[.BP$30]/4" office:value-type="float" office:value="0.043125" calcext:value-type="float">
            <text:p>0.043</text:p>
          </table:table-cell>
          <table:table-cell table:formula="of:=[.D21]/((16+24)/12)" office:value-type="float" office:value="69" calcext:value-type="float">
            <text:p>69.000</text:p>
          </table:table-cell>
          <table:table-cell table:formula="of:=[.D21]*2/(30*2000)" office:value-type="float" office:value="0.00766666666666667" calcext:value-type="float">
            <text:p>0.008</text:p>
          </table:table-cell>
          <table:table-cell table:formula="of:=[.D21]/((37.5/12)*2000)" office:value-type="float" office:value="0.0368" calcext:value-type="float">
            <text:p>0.037</text:p>
          </table:table-cell>
          <table:table-cell table:formula="of:=[.D21]*2/((20/9)*2000)" office:value-type="float" office:value="0.1035" calcext:value-type="float">
            <text:p>0.104</text:p>
          </table:table-cell>
          <table:table-cell table:formula="of:=[.AF21]*24*8/(3*25*2000*1000)" office:value-type="float" office:value="20.5272331321344" calcext:value-type="float">
            <text:p>20.527</text:p>
          </table:table-cell>
          <table:table-cell table:formula="of:=[.D21]*3.5/((3/12)*(20/9)*2000)" office:value-type="float" office:value="0.7245" calcext:value-type="float">
            <text:p>0.725</text:p>
          </table:table-cell>
          <table:table-cell table:formula="of:=[.D21]*2/((2/12)*(20/9)*2000)" office:value-type="float" office:value="0.621" calcext:value-type="float">
            <text:p>0.621</text:p>
          </table:table-cell>
          <table:table-cell table:formula="of:=[.D21]*2.5/((5/12)*(20/9)*2000)" office:value-type="float" office:value="0.3105" calcext:value-type="float">
            <text:p>0.311</text:p>
          </table:table-cell>
          <table:table-cell table:formula="of:=[.D21]*7/((14/12)*(20/9)*2000)" office:value-type="float" office:value="0.3105" calcext:value-type="float">
            <text:p>0.311</text:p>
          </table:table-cell>
          <table:table-cell table:formula="of:=[.D21]/(4*2)" office:value-type="float" office:value="28.75" calcext:value-type="float">
            <text:p>28.750</text:p>
          </table:table-cell>
          <table:table-cell table:formula="of:=[.D21]/(4*5)" office:value-type="float" office:value="11.5" calcext:value-type="float">
            <text:p>11.500</text:p>
          </table:table-cell>
          <table:table-cell table:formula="of:=[.D21]/40" office:value-type="float" office:value="5.75" calcext:value-type="float">
            <text:p>5.750</text:p>
          </table:table-cell>
          <table:table-cell table:formula="of:=[.D21]/40" office:value-type="float" office:value="5.75" calcext:value-type="float">
            <text:p>5.750</text:p>
          </table:table-cell>
          <table:table-cell table:formula="of:=[.D21]/40" office:value-type="float" office:value="5.75" calcext:value-type="float">
            <text:p>5.750</text:p>
          </table:table-cell>
          <table:table-cell table:formula="of:=[.D21]/20" office:value-type="float" office:value="11.5" calcext:value-type="float">
            <text:p>11.500</text:p>
          </table:table-cell>
          <table:table-cell table:formula="of:=[.D21]*8.3454*32/2000" office:value-type="float" office:value="30.711072" calcext:value-type="float">
            <text:p>30.711</text:p>
          </table:table-cell>
          <table:table-cell table:formula="of:=[.D21]*50*2/(3*2000)" office:value-type="float" office:value="3.83333333333333" calcext:value-type="float">
            <text:p>3.833</text:p>
          </table:table-cell>
          <table:table-cell office:value-type="float" office:value="0.001" calcext:value-type="float">
            <text:p>0.001</text:p>
          </table:table-cell>
          <table:table-cell table:formula="of:=IF(NOT([.CH21]=0.001);0.006*[.D21]/3;0.001)" office:value-type="float" office:value="0.001" calcext:value-type="float">
            <text:p>0.001</text:p>
          </table:table-cell>
          <table:table-cell table:formula="of:=IF(NOT([.CH21]=0.001);0.7*[.D21]/3;0.001)" office:value-type="float" office:value="0.001" calcext:value-type="float">
            <text:p>0.001</text:p>
          </table:table-cell>
          <table:table-cell table:formula="of:=IF(NOT([.CH21]=0.001);0.65*[.D21]/3;0.001)" office:value-type="float" office:value="0.001" calcext:value-type="float">
            <text:p>0.001</text:p>
          </table:table-cell>
          <table:table-cell table:formula="of:=IF(NOT([.CH21]=0.001);0.002*[.D21]/3;0.001)" office:value-type="float" office:value="0.001" calcext:value-type="float">
            <text:p>0.001</text:p>
          </table:table-cell>
          <table:table-cell table:formula="of:=IF(NOT([.CH21]=0.001);0.001*[.D21]/3;0.001)" office:value-type="float" office:value="0.001" calcext:value-type="float">
            <text:p>0.001</text:p>
          </table:table-cell>
          <table:table-cell table:formula="of:=[.D21]*3*110/(24*2000)" office:value-type="float" office:value="1.58125" calcext:value-type="float">
            <text:p>1.581</text:p>
          </table:table-cell>
          <table:table-cell table:formula="of:=[.D21]*3*12/(24*2000)" office:value-type="float" office:value="0.1725" calcext:value-type="float">
            <text:p>0.173</text:p>
          </table:table-cell>
          <table:table-cell table:formula="of:=[.D21]*3*1.4/(24*2000)" office:value-type="float" office:value="0.020125" calcext:value-type="float">
            <text:p>0.020</text:p>
          </table:table-cell>
          <table:table-cell table:formula="of:=[.D21]*1600*8.3454/(10*2000)" office:value-type="float" office:value="153.55536" calcext:value-type="float">
            <text:p>153.555</text:p>
          </table:table-cell>
          <table:table-cell table:formula="of:=[.D21]*2/2000" office:value-type="float" office:value="0.23" calcext:value-type="float">
            <text:p>0.230</text:p>
          </table:table-cell>
          <table:table-cell table:formula="of:=[.D21]*2*30/2000" office:value-type="float" office:value="6.9" calcext:value-type="float">
            <text:p>6.9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21]*0.9" office:value-type="float" office:value="138.199824" calcext:value-type="float">
            <text:p>138.200</text:p>
          </table:table-cell>
          <table:table-cell table:formula="of:=2.5*[.D21]/(60*2000)" office:value-type="float" office:value="0.00479166666666667" calcext:value-type="float">
            <text:p>0.005</text:p>
          </table:table-cell>
          <table:table-cell table:formula="of:=[.D21]*2.5*55/2000" office:value-type="float" office:value="15.8125" calcext:value-type="float">
            <text:p>15.813</text:p>
          </table:table-cell>
          <table:table-cell table:formula="of:=[.D21]*2.5*1.25*0.5/2000" office:value-type="float" office:value="0.1796875" calcext:value-type="float">
            <text:p>0.180</text:p>
          </table:table-cell>
          <table:table-cell table:formula="of:=[.D21]*2*20/2000" office:value-type="float" office:value="4.6" calcext:value-type="float">
            <text:p>4.600</text:p>
          </table:table-cell>
          <table:table-cell table:formula="of:=IF([.B21]=&quot;Mts&quot;;[.D21]*0.005;0.001)" office:value-type="float" office:value="0.001" calcext:value-type="float">
            <text:p>0.001</text:p>
          </table:table-cell>
          <table:table-cell table:formula="of:=IF([.B21]=&quot;Mts&quot;;[.D21]*0.01;0.001)" office:value-type="float" office:value="0.001" calcext:value-type="float">
            <text:p>0.001</text:p>
          </table:table-cell>
          <table:table-cell table:formula="of:=[.D21]*0.02*12/(3*2000)" office:value-type="float" office:value="0.0092" calcext:value-type="float">
            <text:p>0.009</text:p>
          </table:table-cell>
          <table:table-cell table:formula="of:=[.D21]*0.5*12/(5*2000)" office:value-type="float" office:value="0.138" calcext:value-type="float">
            <text:p>0.138</text:p>
          </table:table-cell>
          <table:table-cell table:formula="of:=[.D21]*6*25/2000" office:value-type="float" office:value="17.25" calcext:value-type="float">
            <text:p>17.25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 office:value-type="float" office:value="126" calcext:value-type="float">
            <text:p>126</text:p>
          </table:table-cell>
          <table:table-cell table:formula="of:=IF([.B22]=&quot;Taiga&quot;;265;IF([.B22]=&quot;Mts&quot;;265;IF([.B22]=&quot;Temp&quot;;230;IF([.B22]=&quot;Steppe&quot;;265;IF([.B22]=&quot;Jungle&quot;;180;IF([.B22]=&quot;Sav&quot;;240;IF([.B22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2]=&quot;Taiga&quot;;0.43;IF([.B22]=&quot;Mts&quot;;0.21;IF([.B22]=&quot;Temp&quot;;0.64;IF([.B22]=&quot;Steppe&quot;;0.57;IF([.B22]=&quot;Jungle&quot;;0.43;IF([.B22]=&quot;Sav&quot;;0.57;IF([.B22]=&quot;Medi&quot;;0.43;0)))))))" office:value-type="float" office:value="0.21" calcext:value-type="float">
            <text:p>0.210</text:p>
          </table:table-cell>
          <table:table-cell table:style-name="ce19" table:formula="of:=IF([.B22]=&quot;Taiga&quot;;0.43;IF([.B22]=&quot;Mts&quot;;0.8;IF([.B22]=&quot;Temp&quot;;0.64;IF([.B22]=&quot;Steppe&quot;;0.8;IF([.B22]=&quot;Jungle&quot;;0.43;IF([.B22]=&quot;Sav&quot;;0.8;IF([.B22]=&quot;Medi&quot;;0.6;0)))))))" office:value-type="float" office:value="0.8" calcext:value-type="float">
            <text:p>0.800</text:p>
          </table:table-cell>
          <table:table-cell table:style-name="ce19" table:formula="of:=IF([.B22]=&quot;Taiga&quot;;528;IF([.B22]=&quot;Mts&quot;;855.27;IF([.B22]=&quot;Temp&quot;;565.94;IF([.B22]=&quot;Steppe&quot;;551.72;IF([.B22]=&quot;Jungle&quot;;575.43;IF([.B22]=&quot;Sav&quot;;599.15;IF([.B22]=&quot;Medi&quot;;564.36;0)))))))" office:value-type="float" office:value="855.27" calcext:value-type="float">
            <text:p>855.270</text:p>
          </table:table-cell>
          <table:table-cell table:style-name="ce19" table:formula="of:=IF([.B22]=&quot;Taiga&quot;;2608.19;IF([.B22]=&quot;Mts&quot;;2100;IF([.B22]=&quot;Temp&quot;;2976.19;IF([.B22]=&quot;Steppe&quot;;2450.48;IF([.B22]=&quot;Jungle&quot;;2135.05;IF([.B22]=&quot;Sav&quot;;2310.29;IF([.B22]=&quot;Medi&quot;;2485.52;0)))))))" office:value-type="float" office:value="2100" calcext:value-type="float">
            <text:p>2,100.000</text:p>
          </table:table-cell>
          <table:table-cell table:style-name="ce19" table:formula="of:=IF([.B22]=&quot;Taiga&quot;;500.54;IF([.B22]=&quot;Mts&quot;;360;IF([.B22]=&quot;Temp&quot;;570.81;IF([.B22]=&quot;Steppe&quot;;441.95;IF([.B22]=&quot;Jungle&quot;;486.49;IF([.B22]=&quot;Sav&quot;;518.92;IF([.B22]=&quot;Medi&quot;;640;0)))))))" office:value-type="float" office:value="360" calcext:value-type="float">
            <text:p>360.000</text:p>
          </table:table-cell>
          <table:table-cell table:style-name="ce19" table:formula="of:=IF([.B22]=&quot;Taiga&quot;;2003.09;IF([.B22]=&quot;Mts&quot;;1612.8;IF([.B22]=&quot;Temp&quot;;2285.71;IF([.B22]=&quot;Steppe&quot;;1881.97;IF([.B22]=&quot;Jungle&quot;;1639.72;IF([.B22]=&quot;Sav&quot;;1774.3;IF([.B22]=&quot;Medi&quot;;1908.88;0)))))))" office:value-type="float" office:value="1612.8" calcext:value-type="float">
            <text:p>1,612.800</text:p>
          </table:table-cell>
          <table:table-cell table:style-name="ce19" table:formula="of:=IF([.B22]=&quot;Taiga&quot;;260.82;IF([.B22]=&quot;Mts&quot;;210;IF([.B22]=&quot;Temp&quot;;297.62;IF([.B22]=&quot;Steppe&quot;;245.05;IF([.B22]=&quot;Jungle&quot;;213.5;IF([.B22]=&quot;Sav&quot;;231.03;IF([.B22]=&quot;Medi&quot;;248.55;0)))))))" office:value-type="float" office:value="210" calcext:value-type="float">
            <text:p>210.000</text:p>
          </table:table-cell>
          <table:table-cell table:style-name="ce19" table:formula="of:=IF([.B22]=&quot;Taiga&quot;;250;IF([.B22]=&quot;Mts&quot;;640;IF([.B22]=&quot;Temp&quot;;295.2174;IF([.B22]=&quot;Steppe&quot;;278.2609;IF([.B22]=&quot;Jungle&quot;;306.5217;IF([.B22]=&quot;Sav&quot;;334.7826;IF([.B22]=&quot;Medi&quot;;293.3333;0)))))))" office:value-type="float" office:value="640" calcext:value-type="float">
            <text:p>640.000</text:p>
          </table:table-cell>
          <table:table-cell table:style-name="ce19" table:formula="of:=IF([.B22]=&quot;Taiga&quot;;1491.9691;IF([.B22]=&quot;Mts&quot;;980;IF([.B22]=&quot;Temp&quot;;1747.9537;IF([.B22]=&quot;Steppe&quot;;1278.5174;IF([.B22]=&quot;Jungle&quot;;1440.7722;IF([.B22]=&quot;Sav&quot;;1558.9189;IF([.B22]=&quot;Medi&quot;;2000;0)))))))" office:value-type="float" office:value="980" calcext:value-type="float">
            <text:p>980.000</text:p>
          </table:table-cell>
          <table:table-cell table:style-name="ce19" table:formula="of:=IF([.B22]=&quot;Taiga&quot;;68.5;IF([.B22]=&quot;Mts&quot;;25;IF([.B22]=&quot;Temp&quot;;100;IF([.B22]=&quot;Steppe&quot;;55;IF([.B22]=&quot;Jungle&quot;;28;IF([.B22]=&quot;Sav&quot;;43;IF([.B22]=&quot;Medi&quot;;58;0)))))))" office:value-type="float" office:value="25" calcext:value-type="float">
            <text:p>25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2]*[.F22]*[.G22]*360*640*1393.66125/(2000*1000)" office:value-type="float" office:value="3398.517658368" calcext:value-type="float">
            <text:p>3,398.518</text:p>
          </table:table-cell>
          <table:table-cell table:formula="of:=[.C22]*[.F22]*[.G22]*[.J22]*640*1393.66125/(2000*1000)" office:value-type="float" office:value="3398.517658368" calcext:value-type="float">
            <text:p>3,398.518</text:p>
          </table:table-cell>
          <table:table-cell table:formula="of:=[.T22]*[.J$28]" office:value-type="float" office:value="1132.839219456" calcext:value-type="float">
            <text:p>1,132.839</text:p>
          </table:table-cell>
          <table:table-cell table:formula="of:=[.T22]-[.U22]" office:value-type="float" office:value="2265.678438912" calcext:value-type="float">
            <text:p>2,265.678</text:p>
          </table:table-cell>
          <table:table-cell table:formula="of:=[.C22]*[.F22]*[.G22]*[.H22]*640*1393.66125/(2000*1000)" office:value-type="float" office:value="8074.02832686778" calcext:value-type="float">
            <text:p>8,074.028</text:p>
          </table:table-cell>
          <table:table-cell table:formula="of:=[.W22]*[.H$28]" office:value-type="float" office:value="2202.00772550939" calcext:value-type="float">
            <text:p>2,202.008</text:p>
          </table:table-cell>
          <table:table-cell table:formula="of:=[.W22]-[.X22]" office:value-type="float" office:value="5872.02060135838" calcext:value-type="float">
            <text:p>5,872.021</text:p>
          </table:table-cell>
          <table:table-cell table:formula="of:=[.C22]*[.F22]*[.G22]*[.M22]*640*1393.66125/(2000*1000)" office:value-type="float" office:value="6041.809170432" calcext:value-type="float">
            <text:p>6,041.809</text:p>
          </table:table-cell>
          <table:table-cell table:formula="of:=[.C22]*[.F22]*[.G22]*[.N22]*640*1393.66125/(2000*1000)" office:value-type="float" office:value="9251.520292224" calcext:value-type="float">
            <text:p>9,251.520</text:p>
          </table:table-cell>
          <table:table-cell table:formula="of:=[.C22]*[.F22]*[.G22]*[.O22]*640*1393.66125/(2000*1000)" office:value-type="float" office:value="236.00817072" calcext:value-type="float">
            <text:p>236.008</text:p>
          </table:table-cell>
          <table:table-cell table:formula="of:=[.C22]*[.P22]*640*1393.66125/(2000*1000)" office:value-type="float" office:value="2.10721581" calcext:value-type="float">
            <text:p>2.107</text:p>
          </table:table-cell>
          <table:table-cell table:formula="of:=[.C22]*[.Q22]*640*1393.66125/(2000*1000)" office:value-type="float" office:value="2.10721581" calcext:value-type="float">
            <text:p>2.107</text:p>
          </table:table-cell>
          <table:table-cell table:formula="of:=[.C22]*[.F22]*[.G22]*6*[.J22]*640*1393.66125/(18*365)" office:value-type="float" office:value="6207338.1888" calcext:value-type="float">
            <text:p>6,207,338.189</text:p>
          </table:table-cell>
          <table:table-cell table:formula="of:=[.C22]*[.F22]*[.G22]*[.J22]*640*1393.66125/(18*100)" office:value-type="float" office:value="3776130.73152" calcext:value-type="float">
            <text:p>3,776,130.732</text:p>
          </table:table-cell>
          <table:table-cell table:formula="of:=[.C22]*[.F22]*[.G22]*[.J22]*640*1393.66125/520" office:value-type="float" office:value="13071221.7629538" calcext:value-type="float">
            <text:p>13,071,221.763</text:p>
          </table:table-cell>
          <table:table-cell table:formula="of:=[.C22]*[.F22]*[.G22]*[.K22]*640*1393.66125/(2000*1000)" office:value-type="float" office:value="15225.3591094886" calcext:value-type="float">
            <text:p>15,225.359</text:p>
          </table:table-cell>
          <table:table-cell table:formula="of:=3*12*[.D22]/5" office:value-type="float" office:value="1908" calcext:value-type="float">
            <text:p>1,908.000</text:p>
          </table:table-cell>
          <table:table-cell table:formula="of:=1.5*[.D22]*750/(2000*15)" office:value-type="float" office:value="9.9375" calcext:value-type="float">
            <text:p>9.938</text:p>
          </table:table-cell>
          <table:table-cell table:formula="of:=66*10*[.D22]/(2000*6)" office:value-type="float" office:value="14.575" calcext:value-type="float">
            <text:p>14.575</text:p>
          </table:table-cell>
          <table:table-cell table:formula="of:=[.AE22]*365/1000" office:value-type="float" office:value="2265678.438912" calcext:value-type="float">
            <text:p>2,265,678.439</text:p>
          </table:table-cell>
          <table:table-cell table:formula="of:=[.AF22]*24*238/(3*25*2000*1000)" office:value-type="float" office:value="143.795058256282" calcext:value-type="float">
            <text:p>143.795</text:p>
          </table:table-cell>
          <table:table-cell table:formula="of:=[.AG22]*40*0.7*52/(6*1000*2000)" office:value-type="float" office:value="1585.9749072384" calcext:value-type="float">
            <text:p>1,585.975</text:p>
          </table:table-cell>
          <table:table-cell table:formula="of:=[.AG22]*120*2/(16*1000*2000)" office:value-type="float" office:value="98.0341632221538" calcext:value-type="float">
            <text:p>98.034</text:p>
          </table:table-cell>
          <table:table-cell table:formula="of:=[.AH22]*3.25*8.34/(48)" office:value-type="float" office:value="8597.56997213937" calcext:value-type="float">
            <text:p>8,597.570</text:p>
          </table:table-cell>
          <table:table-cell table:formula="of:=[.AH22]*25*8.34/(4*48)" office:value-type="float" office:value="16533.7884079603" calcext:value-type="float">
            <text:p>16,533.788</text:p>
          </table:table-cell>
          <table:table-cell table:formula="of:=[.C22]*[.F22]*[.G22]*[.L22]*640*1393.66125/(2000*1000)" office:value-type="float" office:value="1982.468634048" calcext:value-type="float">
            <text:p>1,982.469</text:p>
          </table:table-cell>
          <table:table-cell table:formula="of:=[.AF22]*600*6/(90*1000*2000)" office:value-type="float" office:value="75.5226146304" calcext:value-type="float">
            <text:p>75.523</text:p>
          </table:table-cell>
          <table:table-cell table:formula="of:=IF([.B22]=&quot;Taiga&quot;;236.2;IF([.B22]=&quot;Mts&quot;;10;IF([.B22]=&quot;Temp&quot;;400;IF([.B22]=&quot;Steppe&quot;;25;IF([.B22]=&quot;Jungle&quot;;400;IF([.B22]=&quot;Sav&quot;;103.6;IF([.B22]=&quot;Medi&quot;;181.6;0)))))))*[.D22]*[.AT$36]" office:value-type="float" office:value="4.96875" calcext:value-type="float">
            <text:p>4.969</text:p>
          </table:table-cell>
          <table:table-cell table:formula="of:=INDEX([$Tech.$F$3:$Tech.$F$13];MATCH([.E22];[$Tech.$E$3:$Tech.$E$13];1))*[.D22]*[.AT$36]/365" office:value-type="float" office:value="49.6875" calcext:value-type="float">
            <text:p>49.688</text:p>
          </table:table-cell>
          <table:table-cell table:formula="of:=[.D22]*12.5*[.AT$36]/(30)" office:value-type="float" office:value="0.20703125" calcext:value-type="float">
            <text:p>0.207</text:p>
          </table:table-cell>
          <table:table-cell table:formula="of:=125*[.D22]*[.AW$30]" office:value-type="float" office:value="128.1005859375" calcext:value-type="float">
            <text:p>128.101</text:p>
          </table:table-cell>
          <table:table-cell table:formula="of:=1000*[.D22]*[.AW$30]/(3)" office:value-type="float" office:value="341.6015625" calcext:value-type="float">
            <text:p>341.602</text:p>
          </table:table-cell>
          <table:table-cell table:formula="of:=[.D22]/(2*[.AY$30])" office:value-type="float" office:value="238.5" calcext:value-type="float">
            <text:p>238.500</text:p>
          </table:table-cell>
          <table:table-cell table:formula="of:=[.D22]*[.AZ$30]/2" office:value-type="float" office:value="0.165625" calcext:value-type="float">
            <text:p>0.166</text:p>
          </table:table-cell>
          <table:table-cell table:formula="of:=[.D22]*2*[.BA$30]" office:value-type="float" office:value="0.795" calcext:value-type="float">
            <text:p>0.795</text:p>
          </table:table-cell>
          <table:table-cell table:formula="of:=[.D22]*3*[.BB$30]" office:value-type="float" office:value="0.59625" calcext:value-type="float">
            <text:p>0.596</text:p>
          </table:table-cell>
          <table:table-cell table:formula="of:=[.D22]*11*[.BC$30]/15" office:value-type="float" office:value="0.1166" calcext:value-type="float">
            <text:p>0.117</text:p>
          </table:table-cell>
          <table:table-cell table:formula="of:=[.D22]*11*[.BD$30]/8" office:value-type="float" office:value="0.27328125" calcext:value-type="float">
            <text:p>0.273</text:p>
          </table:table-cell>
          <table:table-cell table:formula="of:=[.D22]*11*[.BE$30]/3" office:value-type="float" office:value="0.176982142857143" calcext:value-type="float">
            <text:p>0.177</text:p>
          </table:table-cell>
          <table:table-cell table:formula="of:=[.D22]*11*[.BF$30]/5" office:value-type="float" office:value="0.12753125" calcext:value-type="float">
            <text:p>0.128</text:p>
          </table:table-cell>
          <table:table-cell table:formula="of:=[.D22]*11*[.BG$30]/9" office:value-type="float" office:value="0.323888888888889" calcext:value-type="float">
            <text:p>0.324</text:p>
          </table:table-cell>
          <table:table-cell table:formula="of:=[.D22]*11*[.BH$30]/12" office:value-type="float" office:value="0.1821875" calcext:value-type="float">
            <text:p>0.182</text:p>
          </table:table-cell>
          <table:table-cell table:formula="of:=[.D22]*[.BI$30]/(125/12)" office:value-type="float" office:value="0.5088" calcext:value-type="float">
            <text:p>0.509</text:p>
          </table:table-cell>
          <table:table-cell table:formula="of:=[.D22]*[.BJ$30]/30" office:value-type="float" office:value="0.231256666666667" calcext:value-type="float">
            <text:p>0.231</text:p>
          </table:table-cell>
          <table:table-cell table:formula="of:=[.D22]*[.BK$30]/7" office:value-type="float" office:value="0.0319419642857143" calcext:value-type="float">
            <text:p>0.032</text:p>
          </table:table-cell>
          <table:table-cell table:formula="of:=[.D22]*[.BL$30]/8.5" office:value-type="float" office:value="0.0526102941176471" calcext:value-type="float">
            <text:p>0.053</text:p>
          </table:table-cell>
          <table:table-cell table:formula="of:=[.D22]*[.BM$30]" office:value-type="float" office:value="0.111796875" calcext:value-type="float">
            <text:p>0.112</text:p>
          </table:table-cell>
          <table:table-cell table:formula="of:=[.D22]*[.BN$30]/1.5" office:value-type="float" office:value="0.265" calcext:value-type="float">
            <text:p>0.265</text:p>
          </table:table-cell>
          <table:table-cell table:formula="of:=[.D22]*[.BO$30]/2" office:value-type="float" office:value="0.2153125" calcext:value-type="float">
            <text:p>0.215</text:p>
          </table:table-cell>
          <table:table-cell table:formula="of:=[.D22]*[.BP$30]/4" office:value-type="float" office:value="0.0496875" calcext:value-type="float">
            <text:p>0.050</text:p>
          </table:table-cell>
          <table:table-cell table:formula="of:=[.D22]/((16+24)/12)" office:value-type="float" office:value="79.5" calcext:value-type="float">
            <text:p>79.500</text:p>
          </table:table-cell>
          <table:table-cell table:formula="of:=[.D22]*2/(30*2000)" office:value-type="float" office:value="0.00883333333333333" calcext:value-type="float">
            <text:p>0.009</text:p>
          </table:table-cell>
          <table:table-cell table:formula="of:=[.D22]/((37.5/12)*2000)" office:value-type="float" office:value="0.0424" calcext:value-type="float">
            <text:p>0.042</text:p>
          </table:table-cell>
          <table:table-cell table:formula="of:=[.D22]*2/((20/9)*2000)" office:value-type="float" office:value="0.11925" calcext:value-type="float">
            <text:p>0.119</text:p>
          </table:table-cell>
          <table:table-cell table:formula="of:=[.AF22]*24*8/(3*25*2000*1000)" office:value-type="float" office:value="4.8334473363456" calcext:value-type="float">
            <text:p>4.833</text:p>
          </table:table-cell>
          <table:table-cell table:formula="of:=[.D22]*3.5/((3/12)*(20/9)*2000)" office:value-type="float" office:value="0.83475" calcext:value-type="float">
            <text:p>0.835</text:p>
          </table:table-cell>
          <table:table-cell table:formula="of:=[.D22]*2/((2/12)*(20/9)*2000)" office:value-type="float" office:value="0.7155" calcext:value-type="float">
            <text:p>0.716</text:p>
          </table:table-cell>
          <table:table-cell table:formula="of:=[.D22]*2.5/((5/12)*(20/9)*2000)" office:value-type="float" office:value="0.35775" calcext:value-type="float">
            <text:p>0.358</text:p>
          </table:table-cell>
          <table:table-cell table:formula="of:=[.D22]*7/((14/12)*(20/9)*2000)" office:value-type="float" office:value="0.35775" calcext:value-type="float">
            <text:p>0.358</text:p>
          </table:table-cell>
          <table:table-cell table:formula="of:=[.D22]/(4*2)" office:value-type="float" office:value="33.125" calcext:value-type="float">
            <text:p>33.125</text:p>
          </table:table-cell>
          <table:table-cell table:formula="of:=[.D22]/(4*5)" office:value-type="float" office:value="13.25" calcext:value-type="float">
            <text:p>13.250</text:p>
          </table:table-cell>
          <table:table-cell office:value-type="float" office:value="0.001" calcext:value-type="float">
            <text:p>0.001</text:p>
          </table:table-cell>
          <table:table-cell table:formula="of:=[.D22]/40" office:value-type="float" office:value="6.625" calcext:value-type="float">
            <text:p>6.625</text:p>
          </table:table-cell>
          <table:table-cell table:formula="of:=[.D22]/40" office:value-type="float" office:value="6.625" calcext:value-type="float">
            <text:p>6.625</text:p>
          </table:table-cell>
          <table:table-cell table:formula="of:=[.D22]/20" office:value-type="float" office:value="13.25" calcext:value-type="float">
            <text:p>13.250</text:p>
          </table:table-cell>
          <table:table-cell table:formula="of:=[.D22]*8.3454*32/2000" office:value-type="float" office:value="35.384496" calcext:value-type="float">
            <text:p>35.384</text:p>
          </table:table-cell>
          <table:table-cell table:formula="of:=[.D22]*50*2/(3*2000)" office:value-type="float" office:value="4.41666666666667" calcext:value-type="float">
            <text:p>4.417</text:p>
          </table:table-cell>
          <table:table-cell table:formula="of:=[.D22]*50/2000" office:value-type="float" office:value="6.625" calcext:value-type="float">
            <text:p>6.625</text:p>
          </table:table-cell>
          <table:table-cell table:formula="of:=IF(NOT([.CH22]=0.001);0.006*[.D22]/3;0.001)" office:value-type="float" office:value="0.53" calcext:value-type="float">
            <text:p>0.530</text:p>
          </table:table-cell>
          <table:table-cell table:formula="of:=IF(NOT([.CH22]=0.001);0.7*[.D22]/3;0.001)" office:value-type="float" office:value="61.8333333333333" calcext:value-type="float">
            <text:p>61.833</text:p>
          </table:table-cell>
          <table:table-cell table:formula="of:=IF(NOT([.CH22]=0.001);0.65*[.D22]/3;0.001)" office:value-type="float" office:value="57.4166666666667" calcext:value-type="float">
            <text:p>57.417</text:p>
          </table:table-cell>
          <table:table-cell table:formula="of:=IF(NOT([.CH22]=0.001);0.002*[.D22]/3;0.001)" office:value-type="float" office:value="0.176666666666667" calcext:value-type="float">
            <text:p>0.177</text:p>
          </table:table-cell>
          <table:table-cell table:formula="of:=IF(NOT([.CH22]=0.001);0.001*[.D22]/3;0.001)" office:value-type="float" office:value="0.0883333333333333" calcext:value-type="float">
            <text:p>0.088</text:p>
          </table:table-cell>
          <table:table-cell table:formula="of:=[.D22]*3*110/(24*2000)" office:value-type="float" office:value="1.821875" calcext:value-type="float">
            <text:p>1.822</text:p>
          </table:table-cell>
          <table:table-cell table:formula="of:=[.D22]*3*12/(24*2000)" office:value-type="float" office:value="0.19875" calcext:value-type="float">
            <text:p>0.199</text:p>
          </table:table-cell>
          <table:table-cell table:formula="of:=[.D22]*3*1.4/(24*2000)" office:value-type="float" office:value="0.0231875" calcext:value-type="float">
            <text:p>0.023</text:p>
          </table:table-cell>
          <table:table-cell table:formula="of:=[.D22]*1600*8.3454/(10*2000)" office:value-type="float" office:value="176.92248" calcext:value-type="float">
            <text:p>176.922</text:p>
          </table:table-cell>
          <table:table-cell table:formula="of:=[.D22]*2/2000" office:value-type="float" office:value="0.265" calcext:value-type="float">
            <text:p>0.265</text:p>
          </table:table-cell>
          <table:table-cell table:formula="of:=[.D22]*2*30/2000" office:value-type="float" office:value="7.95" calcext:value-type="float">
            <text:p>7.950</text:p>
          </table:table-cell>
          <table:table-cell table:number-columns-repeated="2" office:value-type="float" office:value="0.001" calcext:value-type="float">
            <text:p>0.001</text:p>
          </table:table-cell>
          <table:table-cell table:formula="of:=[.CQ22]*0.9" office:value-type="float" office:value="159.230232" calcext:value-type="float">
            <text:p>159.230</text:p>
          </table:table-cell>
          <table:table-cell table:formula="of:=2.5*[.D22]/(60*2000)" office:value-type="float" office:value="0.00552083333333333" calcext:value-type="float">
            <text:p>0.006</text:p>
          </table:table-cell>
          <table:table-cell table:formula="of:=[.D22]*2.5*55/2000" office:value-type="float" office:value="18.21875" calcext:value-type="float">
            <text:p>18.219</text:p>
          </table:table-cell>
          <table:table-cell table:formula="of:=[.D22]*2.5*1.25*0.5/2000" office:value-type="float" office:value="0.20703125" calcext:value-type="float">
            <text:p>0.207</text:p>
          </table:table-cell>
          <table:table-cell table:formula="of:=[.D22]*2*20/2000" office:value-type="float" office:value="5.3" calcext:value-type="float">
            <text:p>5.300</text:p>
          </table:table-cell>
          <table:table-cell table:formula="of:=IF([.B22]=&quot;Mts&quot;;[.D22]*0.005;0.001)" office:value-type="float" office:value="1.325" calcext:value-type="float">
            <text:p>1.325</text:p>
          </table:table-cell>
          <table:table-cell table:formula="of:=IF([.B22]=&quot;Mts&quot;;[.D22]*0.01;0.001)" office:value-type="float" office:value="2.65" calcext:value-type="float">
            <text:p>2.650</text:p>
          </table:table-cell>
          <table:table-cell table:formula="of:=[.D22]*0.02*12/(3*2000)" office:value-type="float" office:value="0.0106" calcext:value-type="float">
            <text:p>0.011</text:p>
          </table:table-cell>
          <table:table-cell table:formula="of:=[.D22]*0.5*12/(5*2000)" office:value-type="float" office:value="0.159" calcext:value-type="float">
            <text:p>0.159</text:p>
          </table:table-cell>
          <table:table-cell table:formula="of:=[.D22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 office:value-type="float" office:value="113" calcext:value-type="float">
            <text:p>113</text:p>
          </table:table-cell>
          <table:table-cell table:formula="of:=IF([.B23]=&quot;Taiga&quot;;265;IF([.B23]=&quot;Mts&quot;;265;IF([.B23]=&quot;Temp&quot;;230;IF([.B23]=&quot;Steppe&quot;;265;IF([.B23]=&quot;Jungle&quot;;180;IF([.B23]=&quot;Sav&quot;;240;IF([.B23]=&quot;Medi&quot;;230;0)))))))"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style-name="ce19" table:formula="of:=IF([.B23]=&quot;Taiga&quot;;0.43;IF([.B23]=&quot;Mts&quot;;0.21;IF([.B23]=&quot;Temp&quot;;0.64;IF([.B23]=&quot;Steppe&quot;;0.57;IF([.B23]=&quot;Jungle&quot;;0.43;IF([.B23]=&quot;Sav&quot;;0.57;IF([.B23]=&quot;Medi&quot;;0.43;0)))))))" office:value-type="float" office:value="0.57" calcext:value-type="float">
            <text:p>0.570</text:p>
          </table:table-cell>
          <table:table-cell table:style-name="ce19" table:formula="of:=IF([.B23]=&quot;Taiga&quot;;0.43;IF([.B23]=&quot;Mts&quot;;0.8;IF([.B23]=&quot;Temp&quot;;0.64;IF([.B23]=&quot;Steppe&quot;;0.8;IF([.B23]=&quot;Jungle&quot;;0.43;IF([.B23]=&quot;Sav&quot;;0.8;IF([.B23]=&quot;Medi&quot;;0.6;0)))))))" office:value-type="float" office:value="0.8" calcext:value-type="float">
            <text:p>0.800</text:p>
          </table:table-cell>
          <table:table-cell table:style-name="ce19" table:formula="of:=IF([.B23]=&quot;Taiga&quot;;528;IF([.B23]=&quot;Mts&quot;;855.27;IF([.B23]=&quot;Temp&quot;;565.94;IF([.B23]=&quot;Steppe&quot;;551.72;IF([.B23]=&quot;Jungle&quot;;575.43;IF([.B23]=&quot;Sav&quot;;599.15;IF([.B23]=&quot;Medi&quot;;564.36;0)))))))" office:value-type="float" office:value="599.15" calcext:value-type="float">
            <text:p>599.150</text:p>
          </table:table-cell>
          <table:table-cell table:style-name="ce19" table:formula="of:=IF([.B23]=&quot;Taiga&quot;;2608.19;IF([.B23]=&quot;Mts&quot;;2100;IF([.B23]=&quot;Temp&quot;;2976.19;IF([.B23]=&quot;Steppe&quot;;2450.48;IF([.B23]=&quot;Jungle&quot;;2135.05;IF([.B23]=&quot;Sav&quot;;2310.29;IF([.B23]=&quot;Medi&quot;;2485.52;0)))))))" office:value-type="float" office:value="2310.29" calcext:value-type="float">
            <text:p>2,310.290</text:p>
          </table:table-cell>
          <table:table-cell table:style-name="ce19" table:formula="of:=IF([.B23]=&quot;Taiga&quot;;500.54;IF([.B23]=&quot;Mts&quot;;360;IF([.B23]=&quot;Temp&quot;;570.81;IF([.B23]=&quot;Steppe&quot;;441.95;IF([.B23]=&quot;Jungle&quot;;486.49;IF([.B23]=&quot;Sav&quot;;518.92;IF([.B23]=&quot;Medi&quot;;640;0)))))))" office:value-type="float" office:value="518.92" calcext:value-type="float">
            <text:p>518.920</text:p>
          </table:table-cell>
          <table:table-cell table:style-name="ce19" table:formula="of:=IF([.B23]=&quot;Taiga&quot;;2003.09;IF([.B23]=&quot;Mts&quot;;1612.8;IF([.B23]=&quot;Temp&quot;;2285.71;IF([.B23]=&quot;Steppe&quot;;1881.97;IF([.B23]=&quot;Jungle&quot;;1639.72;IF([.B23]=&quot;Sav&quot;;1774.3;IF([.B23]=&quot;Medi&quot;;1908.88;0)))))))" office:value-type="float" office:value="1774.3" calcext:value-type="float">
            <text:p>1,774.300</text:p>
          </table:table-cell>
          <table:table-cell table:style-name="ce19" table:formula="of:=IF([.B23]=&quot;Taiga&quot;;260.82;IF([.B23]=&quot;Mts&quot;;210;IF([.B23]=&quot;Temp&quot;;297.62;IF([.B23]=&quot;Steppe&quot;;245.05;IF([.B23]=&quot;Jungle&quot;;213.5;IF([.B23]=&quot;Sav&quot;;231.03;IF([.B23]=&quot;Medi&quot;;248.55;0)))))))" office:value-type="float" office:value="231.03" calcext:value-type="float">
            <text:p>231.030</text:p>
          </table:table-cell>
          <table:table-cell table:style-name="ce19" table:formula="of:=IF([.B23]=&quot;Taiga&quot;;250;IF([.B23]=&quot;Mts&quot;;640;IF([.B23]=&quot;Temp&quot;;295.2174;IF([.B23]=&quot;Steppe&quot;;278.2609;IF([.B23]=&quot;Jungle&quot;;306.5217;IF([.B23]=&quot;Sav&quot;;334.7826;IF([.B23]=&quot;Medi&quot;;293.3333;0)))))))" office:value-type="float" office:value="334.7826" calcext:value-type="float">
            <text:p>334.783</text:p>
          </table:table-cell>
          <table:table-cell table:style-name="ce19" table:formula="of:=IF([.B23]=&quot;Taiga&quot;;1491.9691;IF([.B23]=&quot;Mts&quot;;980;IF([.B23]=&quot;Temp&quot;;1747.9537;IF([.B23]=&quot;Steppe&quot;;1278.5174;IF([.B23]=&quot;Jungle&quot;;1440.7722;IF([.B23]=&quot;Sav&quot;;1558.9189;IF([.B23]=&quot;Medi&quot;;2000;0)))))))" office:value-type="float" office:value="1558.9189" calcext:value-type="float">
            <text:p>1,558.919</text:p>
          </table:table-cell>
          <table:table-cell table:style-name="ce19" table:formula="of:=IF([.B23]=&quot;Taiga&quot;;68.5;IF([.B23]=&quot;Mts&quot;;25;IF([.B23]=&quot;Temp&quot;;100;IF([.B23]=&quot;Steppe&quot;;55;IF([.B23]=&quot;Jungle&quot;;28;IF([.B23]=&quot;Sav&quot;;43;IF([.B23]=&quot;Medi&quot;;58;0)))))))" office:value-type="float" office:value="43" calcext:value-type="float">
            <text:p>43.0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3]*[.F23]*[.G23]*360*640*1393.66125/(2000*1000)" office:value-type="float" office:value="8272.808857728" calcext:value-type="float">
            <text:p>8,272.809</text:p>
          </table:table-cell>
          <table:table-cell table:formula="of:=[.C23]*[.F23]*[.G23]*[.J23]*640*1393.66125/(2000*1000)" office:value-type="float" office:value="11924.7943679228" calcext:value-type="float">
            <text:p>11,924.794</text:p>
          </table:table-cell>
          <table:table-cell table:formula="of:=[.T23]*[.J$28]" office:value-type="float" office:value="3974.93145597427" calcext:value-type="float">
            <text:p>3,974.931</text:p>
          </table:table-cell>
          <table:table-cell table:formula="of:=[.T23]-[.U23]" office:value-type="float" office:value="7949.86291194855" calcext:value-type="float">
            <text:p>7,949.863</text:p>
          </table:table-cell>
          <table:table-cell table:formula="of:=[.C23]*[.F23]*[.G23]*[.H23]*640*1393.66125/(2000*1000)" office:value-type="float" office:value="13768.4817419659" calcext:value-type="float">
            <text:p>13,768.482</text:p>
          </table:table-cell>
          <table:table-cell table:formula="of:=[.W23]*[.H$28]" office:value-type="float" office:value="3755.04047508161" calcext:value-type="float">
            <text:p>3,755.040</text:p>
          </table:table-cell>
          <table:table-cell table:formula="of:=[.W23]-[.X23]" office:value-type="float" office:value="10013.4412668843" calcext:value-type="float">
            <text:p>10,013.441</text:p>
          </table:table-cell>
          <table:table-cell table:formula="of:=[.C23]*[.F23]*[.G23]*[.M23]*640*1393.66125/(2000*1000)" office:value-type="float" office:value="7693.31238525892" calcext:value-type="float">
            <text:p>7,693.312</text:p>
          </table:table-cell>
          <table:table-cell table:formula="of:=[.C23]*[.F23]*[.G23]*[.N23]*640*1393.66125/(2000*1000)" office:value-type="float" office:value="35823.9946788878" calcext:value-type="float">
            <text:p>35,823.995</text:p>
          </table:table-cell>
          <table:table-cell table:formula="of:=[.C23]*[.F23]*[.G23]*[.O23]*640*1393.66125/(2000*1000)" office:value-type="float" office:value="988.1410580064" calcext:value-type="float">
            <text:p>988.141</text:p>
          </table:table-cell>
          <table:table-cell table:formula="of:=[.C23]*[.P23]*640*1393.66125/(2000*1000)" office:value-type="float" office:value="1.889804655" calcext:value-type="float">
            <text:p>1.890</text:p>
          </table:table-cell>
          <table:table-cell table:formula="of:=[.C23]*[.Q23]*640*1393.66125/(2000*1000)" office:value-type="float" office:value="1.889804655" calcext:value-type="float">
            <text:p>1.890</text:p>
          </table:table-cell>
          <table:table-cell table:formula="of:=[.C23]*[.F23]*[.G23]*6*[.J23]*640*1393.66125/(18*365)" office:value-type="float" office:value="21780446.3341056" calcext:value-type="float">
            <text:p>21,780,446.334</text:p>
          </table:table-cell>
          <table:table-cell table:formula="of:=[.C23]*[.F23]*[.G23]*[.J23]*640*1393.66125/(18*100)" office:value-type="float" office:value="13249771.5199142" calcext:value-type="float">
            <text:p>13,249,771.520</text:p>
          </table:table-cell>
          <table:table-cell table:formula="of:=[.C23]*[.F23]*[.G23]*[.J23]*640*1393.66125/520" office:value-type="float" office:value="45864593.7227801" calcext:value-type="float">
            <text:p>45,864,593.723</text:p>
          </table:table-cell>
          <table:table-cell table:formula="of:=[.C23]*[.F23]*[.G23]*[.K23]*640*1393.66125/(2000*1000)" office:value-type="float" office:value="40773.4576562967" calcext:value-type="float">
            <text:p>40,773.458</text:p>
          </table:table-cell>
          <table:table-cell table:formula="of:=3*12*[.D23]/5" office:value-type="float" office:value="1728" calcext:value-type="float">
            <text:p>1,728.000</text:p>
          </table:table-cell>
          <table:table-cell table:formula="of:=1.5*[.D23]*750/(2000*15)" office:value-type="float" office:value="9" calcext:value-type="float">
            <text:p>9.000</text:p>
          </table:table-cell>
          <table:table-cell table:formula="of:=66*10*[.D23]/(2000*6)" office:value-type="float" office:value="13.2" calcext:value-type="float">
            <text:p>13.200</text:p>
          </table:table-cell>
          <table:table-cell table:formula="of:=[.AE23]*365/1000" office:value-type="float" office:value="7949862.91194855" calcext:value-type="float">
            <text:p>7,949,862.912</text:p>
          </table:table-cell>
          <table:table-cell table:formula="of:=[.AF23]*24*238/(3*25*2000*1000)" office:value-type="float" office:value="504.551299478334" calcext:value-type="float">
            <text:p>504.551</text:p>
          </table:table-cell>
          <table:table-cell table:formula="of:=[.AG23]*40*0.7*52/(6*1000*2000)" office:value-type="float" office:value="5564.90403836398" calcext:value-type="float">
            <text:p>5,564.904</text:p>
          </table:table-cell>
          <table:table-cell table:formula="of:=[.AG23]*120*2/(16*1000*2000)" office:value-type="float" office:value="343.984452920851" calcext:value-type="float">
            <text:p>343.984</text:p>
          </table:table-cell>
          <table:table-cell table:formula="of:=[.AH23]*3.25*8.34/(48)" office:value-type="float" office:value="23024.26187029" calcext:value-type="float">
            <text:p>23,024.262</text:p>
          </table:table-cell>
          <table:table-cell table:formula="of:=[.AH23]*25*8.34/(4*48)" office:value-type="float" office:value="44277.4266736346" calcext:value-type="float">
            <text:p>44,277.427</text:p>
          </table:table-cell>
          <table:table-cell table:formula="of:=[.C23]*[.F23]*[.G23]*[.L23]*640*1393.66125/(2000*1000)" office:value-type="float" office:value="5309.07508444694" calcext:value-type="float">
            <text:p>5,309.075</text:p>
          </table:table-cell>
          <table:table-cell table:formula="of:=[.AF23]*600*6/(90*1000*2000)" office:value-type="float" office:value="264.995430398285" calcext:value-type="float">
            <text:p>264.995</text:p>
          </table:table-cell>
          <table:table-cell table:formula="of:=IF([.B23]=&quot;Taiga&quot;;236.2;IF([.B23]=&quot;Mts&quot;;10;IF([.B23]=&quot;Temp&quot;;400;IF([.B23]=&quot;Steppe&quot;;25;IF([.B23]=&quot;Jungle&quot;;400;IF([.B23]=&quot;Sav&quot;;103.6;IF([.B23]=&quot;Medi&quot;;181.6;0)))))))*[.D23]*[.AT$36]" office:value-type="float" office:value="46.62" calcext:value-type="float">
            <text:p>46.620</text:p>
          </table:table-cell>
          <table:table-cell table:formula="of:=INDEX([$Tech.$F$3:$Tech.$F$13];MATCH([.E23];[$Tech.$E$3:$Tech.$E$13];1))*[.D23]*[.AT$36]/365" office:value-type="float" office:value="45" calcext:value-type="float">
            <text:p>45.000</text:p>
          </table:table-cell>
          <table:table-cell table:formula="of:=[.D23]*12.5*[.AT$36]/(30)" office:value-type="float" office:value="0.1875" calcext:value-type="float">
            <text:p>0.188</text:p>
          </table:table-cell>
          <table:table-cell table:formula="of:=125*[.D23]*[.AW$30]" office:value-type="float" office:value="116.015625" calcext:value-type="float">
            <text:p>116.016</text:p>
          </table:table-cell>
          <table:table-cell table:formula="of:=1000*[.D23]*[.AW$30]/(3)" office:value-type="float" office:value="309.375" calcext:value-type="float">
            <text:p>309.375</text:p>
          </table:table-cell>
          <table:table-cell table:formula="of:=[.D23]/(2*[.AY$30])" office:value-type="float" office:value="216" calcext:value-type="float">
            <text:p>216.000</text:p>
          </table:table-cell>
          <table:table-cell table:formula="of:=[.D23]*[.AZ$30]/2" office:value-type="float" office:value="0.15" calcext:value-type="float">
            <text:p>0.150</text:p>
          </table:table-cell>
          <table:table-cell table:formula="of:=[.D23]*2*[.BA$30]" office:value-type="float" office:value="0.72" calcext:value-type="float">
            <text:p>0.720</text:p>
          </table:table-cell>
          <table:table-cell table:formula="of:=[.D23]*3*[.BB$30]" office:value-type="float" office:value="0.54" calcext:value-type="float">
            <text:p>0.540</text:p>
          </table:table-cell>
          <table:table-cell table:formula="of:=[.D23]*11*[.BC$30]/15" office:value-type="float" office:value="0.1056" calcext:value-type="float">
            <text:p>0.106</text:p>
          </table:table-cell>
          <table:table-cell table:formula="of:=[.D23]*11*[.BD$30]/8" office:value-type="float" office:value="0.2475" calcext:value-type="float">
            <text:p>0.248</text:p>
          </table:table-cell>
          <table:table-cell table:formula="of:=[.D23]*11*[.BE$30]/3" office:value-type="float" office:value="0.160285714285714" calcext:value-type="float">
            <text:p>0.160</text:p>
          </table:table-cell>
          <table:table-cell table:formula="of:=[.D23]*11*[.BF$30]/5" office:value-type="float" office:value="0.1155" calcext:value-type="float">
            <text:p>0.116</text:p>
          </table:table-cell>
          <table:table-cell table:formula="of:=[.D23]*11*[.BG$30]/9" office:value-type="float" office:value="0.293333333333333" calcext:value-type="float">
            <text:p>0.293</text:p>
          </table:table-cell>
          <table:table-cell table:formula="of:=[.D23]*11*[.BH$30]/12" office:value-type="float" office:value="0.165" calcext:value-type="float">
            <text:p>0.165</text:p>
          </table:table-cell>
          <table:table-cell table:formula="of:=[.D23]*[.BI$30]/(125/12)" office:value-type="float" office:value="0.4608" calcext:value-type="float">
            <text:p>0.461</text:p>
          </table:table-cell>
          <table:table-cell table:formula="of:=[.D23]*[.BJ$30]/30" office:value-type="float" office:value="0.20944" calcext:value-type="float">
            <text:p>0.209</text:p>
          </table:table-cell>
          <table:table-cell table:formula="of:=[.D23]*[.BK$30]/7" office:value-type="float" office:value="0.0289285714285714" calcext:value-type="float">
            <text:p>0.029</text:p>
          </table:table-cell>
          <table:table-cell table:formula="of:=[.D23]*[.BL$30]/8.5" office:value-type="float" office:value="0.0476470588235294" calcext:value-type="float">
            <text:p>0.048</text:p>
          </table:table-cell>
          <table:table-cell table:formula="of:=[.D23]*[.BM$30]" office:value-type="float" office:value="0.10125" calcext:value-type="float">
            <text:p>0.101</text:p>
          </table:table-cell>
          <table:table-cell table:formula="of:=[.D23]*[.BN$30]/1.5" office:value-type="float" office:value="0.24" calcext:value-type="float">
            <text:p>0.240</text:p>
          </table:table-cell>
          <table:table-cell table:formula="of:=[.D23]*[.BO$30]/2" office:value-type="float" office:value="0.195" calcext:value-type="float">
            <text:p>0.195</text:p>
          </table:table-cell>
          <table:table-cell table:formula="of:=[.D23]*[.BP$30]/4" office:value-type="float" office:value="0.045" calcext:value-type="float">
            <text:p>0.045</text:p>
          </table:table-cell>
          <table:table-cell table:formula="of:=[.D23]/((16+24)/12)" office:value-type="float" office:value="72" calcext:value-type="float">
            <text:p>72.000</text:p>
          </table:table-cell>
          <table:table-cell table:formula="of:=[.D23]*2/(30*2000)" office:value-type="float" office:value="0.008" calcext:value-type="float">
            <text:p>0.008</text:p>
          </table:table-cell>
          <table:table-cell table:formula="of:=[.D23]/((37.5/12)*2000)" office:value-type="float" office:value="0.0384" calcext:value-type="float">
            <text:p>0.038</text:p>
          </table:table-cell>
          <table:table-cell table:formula="of:=[.D23]*2/((20/9)*2000)" office:value-type="float" office:value="0.108" calcext:value-type="float">
            <text:p>0.108</text:p>
          </table:table-cell>
          <table:table-cell table:formula="of:=[.AF23]*24*8/(3*25*2000*1000)" office:value-type="float" office:value="16.9597075454902" calcext:value-type="float">
            <text:p>16.960</text:p>
          </table:table-cell>
          <table:table-cell table:formula="of:=[.D23]*3.5/((3/12)*(20/9)*2000)" office:value-type="float" office:value="0.756" calcext:value-type="float">
            <text:p>0.756</text:p>
          </table:table-cell>
          <table:table-cell table:formula="of:=[.D23]*2/((2/12)*(20/9)*2000)" office:value-type="float" office:value="0.648" calcext:value-type="float">
            <text:p>0.648</text:p>
          </table:table-cell>
          <table:table-cell table:formula="of:=[.D23]*2.5/((5/12)*(20/9)*2000)" office:value-type="float" office:value="0.324" calcext:value-type="float">
            <text:p>0.324</text:p>
          </table:table-cell>
          <table:table-cell table:formula="of:=[.D23]*7/((14/12)*(20/9)*2000)" office:value-type="float" office:value="0.324" calcext:value-type="float">
            <text:p>0.324</text:p>
          </table:table-cell>
          <table:table-cell table:formula="of:=[.D23]/(4*2)" office:value-type="float" office:value="30" calcext:value-type="float">
            <text:p>30.000</text:p>
          </table:table-cell>
          <table:table-cell table:formula="of:=[.D23]/(4*5)" office:value-type="float" office:value="12" calcext:value-type="float">
            <text:p>12.000</text:p>
          </table:table-cell>
          <table:table-cell table:formula="of:=[.D23]/40" office:value-type="float" office:value="6" calcext:value-type="float">
            <text:p>6.000</text:p>
          </table:table-cell>
          <table:table-cell table:formula="of:=[.D23]/40" office:value-type="float" office:value="6" calcext:value-type="float">
            <text:p>6.000</text:p>
          </table:table-cell>
          <table:table-cell table:formula="of:=[.D23]/40" office:value-type="float" office:value="6" calcext:value-type="float">
            <text:p>6.000</text:p>
          </table:table-cell>
          <table:table-cell table:formula="of:=[.D23]/20" office:value-type="float" office:value="12" calcext:value-type="float">
            <text:p>12.000</text:p>
          </table:table-cell>
          <table:table-cell table:formula="of:=[.D23]*8.3454*32/2000" office:value-type="float" office:value="32.046336" calcext:value-type="float">
            <text:p>32.046</text:p>
          </table:table-cell>
          <table:table-cell table:formula="of:=[.D23]*50*2/(3*2000)" office:value-type="float" office:value="4" calcext:value-type="float">
            <text:p>4.000</text:p>
          </table:table-cell>
          <table:table-cell office:value-type="float" office:value="0.001" calcext:value-type="float">
            <text:p>0.001</text:p>
          </table:table-cell>
          <table:table-cell table:formula="of:=IF(NOT([.CH23]=0.001);0.006*[.D23]/3;0.001)" office:value-type="float" office:value="0.001" calcext:value-type="float">
            <text:p>0.001</text:p>
          </table:table-cell>
          <table:table-cell table:formula="of:=IF(NOT([.CH23]=0.001);0.7*[.D23]/3;0.001)" office:value-type="float" office:value="0.001" calcext:value-type="float">
            <text:p>0.001</text:p>
          </table:table-cell>
          <table:table-cell table:formula="of:=IF(NOT([.CH23]=0.001);0.65*[.D23]/3;0.001)" office:value-type="float" office:value="0.001" calcext:value-type="float">
            <text:p>0.001</text:p>
          </table:table-cell>
          <table:table-cell table:formula="of:=IF(NOT([.CH23]=0.001);0.002*[.D23]/3;0.001)" office:value-type="float" office:value="0.001" calcext:value-type="float">
            <text:p>0.001</text:p>
          </table:table-cell>
          <table:table-cell table:formula="of:=IF(NOT([.CH23]=0.001);0.001*[.D23]/3;0.001)" office:value-type="float" office:value="0.001" calcext:value-type="float">
            <text:p>0.001</text:p>
          </table:table-cell>
          <table:table-cell table:formula="of:=[.D23]*3*110/(24*2000)" office:value-type="float" office:value="1.65" calcext:value-type="float">
            <text:p>1.650</text:p>
          </table:table-cell>
          <table:table-cell table:formula="of:=[.D23]*3*12/(24*2000)" office:value-type="float" office:value="0.18" calcext:value-type="float">
            <text:p>0.180</text:p>
          </table:table-cell>
          <table:table-cell table:formula="of:=[.D23]*3*1.4/(24*2000)" office:value-type="float" office:value="0.021" calcext:value-type="float">
            <text:p>0.021</text:p>
          </table:table-cell>
          <table:table-cell table:formula="of:=[.D23]*1600*8.3454/(10*2000)" office:value-type="float" office:value="160.23168" calcext:value-type="float">
            <text:p>160.232</text:p>
          </table:table-cell>
          <table:table-cell table:formula="of:=[.D23]*2/2000" office:value-type="float" office:value="0.24" calcext:value-type="float">
            <text:p>0.240</text:p>
          </table:table-cell>
          <table:table-cell table:formula="of:=[.D23]*2*30/2000" office:value-type="float" office:value="7.2" calcext:value-type="float">
            <text:p>7.20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23]*0.9" office:value-type="float" office:value="144.208512" calcext:value-type="float">
            <text:p>144.209</text:p>
          </table:table-cell>
          <table:table-cell table:formula="of:=2.5*[.D23]/(60*2000)" office:value-type="float" office:value="0.005" calcext:value-type="float">
            <text:p>0.005</text:p>
          </table:table-cell>
          <table:table-cell table:formula="of:=[.D23]*2.5*55/2000" office:value-type="float" office:value="16.5" calcext:value-type="float">
            <text:p>16.500</text:p>
          </table:table-cell>
          <table:table-cell table:formula="of:=[.D23]*2.5*1.25*0.5/2000" office:value-type="float" office:value="0.1875" calcext:value-type="float">
            <text:p>0.188</text:p>
          </table:table-cell>
          <table:table-cell table:formula="of:=[.D23]*2*20/2000" office:value-type="float" office:value="4.8" calcext:value-type="float">
            <text:p>4.800</text:p>
          </table:table-cell>
          <table:table-cell table:formula="of:=IF([.B23]=&quot;Mts&quot;;[.D23]*0.005;0.001)" office:value-type="float" office:value="0.001" calcext:value-type="float">
            <text:p>0.001</text:p>
          </table:table-cell>
          <table:table-cell table:formula="of:=IF([.B23]=&quot;Mts&quot;;[.D23]*0.01;0.001)" office:value-type="float" office:value="0.001" calcext:value-type="float">
            <text:p>0.001</text:p>
          </table:table-cell>
          <table:table-cell table:formula="of:=[.D23]*0.02*12/(3*2000)" office:value-type="float" office:value="0.0096" calcext:value-type="float">
            <text:p>0.010</text:p>
          </table:table-cell>
          <table:table-cell table:formula="of:=[.D23]*0.5*12/(5*2000)" office:value-type="float" office:value="0.144" calcext:value-type="float">
            <text:p>0.144</text:p>
          </table:table-cell>
          <table:table-cell table:formula="of:=[.D23]*6*25/2000" office:value-type="float" office:value="18" calcext:value-type="float">
            <text:p>18.000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 office:value-type="float" office:value="100" calcext:value-type="float">
            <text:p>100</text:p>
          </table:table-cell>
          <table:table-cell table:formula="of:=IF([.B24]=&quot;Taiga&quot;;265;IF([.B24]=&quot;Mts&quot;;265;IF([.B24]=&quot;Temp&quot;;230;IF([.B24]=&quot;Steppe&quot;;265;IF([.B24]=&quot;Jungle&quot;;180;IF([.B24]=&quot;Sav&quot;;240;IF([.B24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4]=&quot;Taiga&quot;;0.43;IF([.B24]=&quot;Mts&quot;;0.21;IF([.B24]=&quot;Temp&quot;;0.64;IF([.B24]=&quot;Steppe&quot;;0.57;IF([.B24]=&quot;Jungle&quot;;0.43;IF([.B24]=&quot;Sav&quot;;0.57;IF([.B24]=&quot;Medi&quot;;0.43;0)))))))" office:value-type="float" office:value="0.43" calcext:value-type="float">
            <text:p>0.430</text:p>
          </table:table-cell>
          <table:table-cell table:style-name="ce19" table:formula="of:=IF([.B24]=&quot;Taiga&quot;;0.43;IF([.B24]=&quot;Mts&quot;;0.8;IF([.B24]=&quot;Temp&quot;;0.64;IF([.B24]=&quot;Steppe&quot;;0.8;IF([.B24]=&quot;Jungle&quot;;0.43;IF([.B24]=&quot;Sav&quot;;0.8;IF([.B24]=&quot;Medi&quot;;0.6;0)))))))" office:value-type="float" office:value="0.43" calcext:value-type="float">
            <text:p>0.430</text:p>
          </table:table-cell>
          <table:table-cell table:style-name="ce19" table:formula="of:=IF([.B24]=&quot;Taiga&quot;;528;IF([.B24]=&quot;Mts&quot;;855.27;IF([.B24]=&quot;Temp&quot;;565.94;IF([.B24]=&quot;Steppe&quot;;551.72;IF([.B24]=&quot;Jungle&quot;;575.43;IF([.B24]=&quot;Sav&quot;;599.15;IF([.B24]=&quot;Medi&quot;;564.36;0)))))))" office:value-type="float" office:value="528" calcext:value-type="float">
            <text:p>528.000</text:p>
          </table:table-cell>
          <table:table-cell table:style-name="ce19" table:formula="of:=IF([.B24]=&quot;Taiga&quot;;2608.19;IF([.B24]=&quot;Mts&quot;;2100;IF([.B24]=&quot;Temp&quot;;2976.19;IF([.B24]=&quot;Steppe&quot;;2450.48;IF([.B24]=&quot;Jungle&quot;;2135.05;IF([.B24]=&quot;Sav&quot;;2310.29;IF([.B24]=&quot;Medi&quot;;2485.52;0)))))))" office:value-type="float" office:value="2608.19" calcext:value-type="float">
            <text:p>2,608.190</text:p>
          </table:table-cell>
          <table:table-cell table:style-name="ce19" table:formula="of:=IF([.B24]=&quot;Taiga&quot;;500.54;IF([.B24]=&quot;Mts&quot;;360;IF([.B24]=&quot;Temp&quot;;570.81;IF([.B24]=&quot;Steppe&quot;;441.95;IF([.B24]=&quot;Jungle&quot;;486.49;IF([.B24]=&quot;Sav&quot;;518.92;IF([.B24]=&quot;Medi&quot;;640;0)))))))" office:value-type="float" office:value="500.54" calcext:value-type="float">
            <text:p>500.540</text:p>
          </table:table-cell>
          <table:table-cell table:style-name="ce19" table:formula="of:=IF([.B24]=&quot;Taiga&quot;;2003.09;IF([.B24]=&quot;Mts&quot;;1612.8;IF([.B24]=&quot;Temp&quot;;2285.71;IF([.B24]=&quot;Steppe&quot;;1881.97;IF([.B24]=&quot;Jungle&quot;;1639.72;IF([.B24]=&quot;Sav&quot;;1774.3;IF([.B24]=&quot;Medi&quot;;1908.88;0)))))))" office:value-type="float" office:value="2003.09" calcext:value-type="float">
            <text:p>2,003.090</text:p>
          </table:table-cell>
          <table:table-cell table:style-name="ce19" table:formula="of:=IF([.B24]=&quot;Taiga&quot;;260.82;IF([.B24]=&quot;Mts&quot;;210;IF([.B24]=&quot;Temp&quot;;297.62;IF([.B24]=&quot;Steppe&quot;;245.05;IF([.B24]=&quot;Jungle&quot;;213.5;IF([.B24]=&quot;Sav&quot;;231.03;IF([.B24]=&quot;Medi&quot;;248.55;0)))))))" office:value-type="float" office:value="260.82" calcext:value-type="float">
            <text:p>260.820</text:p>
          </table:table-cell>
          <table:table-cell table:style-name="ce19" table:formula="of:=IF([.B24]=&quot;Taiga&quot;;250;IF([.B24]=&quot;Mts&quot;;640;IF([.B24]=&quot;Temp&quot;;295.2174;IF([.B24]=&quot;Steppe&quot;;278.2609;IF([.B24]=&quot;Jungle&quot;;306.5217;IF([.B24]=&quot;Sav&quot;;334.7826;IF([.B24]=&quot;Medi&quot;;293.3333;0)))))))" office:value-type="float" office:value="250" calcext:value-type="float">
            <text:p>250.000</text:p>
          </table:table-cell>
          <table:table-cell table:style-name="ce19" table:formula="of:=IF([.B24]=&quot;Taiga&quot;;1491.9691;IF([.B24]=&quot;Mts&quot;;980;IF([.B24]=&quot;Temp&quot;;1747.9537;IF([.B24]=&quot;Steppe&quot;;1278.5174;IF([.B24]=&quot;Jungle&quot;;1440.7722;IF([.B24]=&quot;Sav&quot;;1558.9189;IF([.B24]=&quot;Medi&quot;;2000;0)))))))" office:value-type="float" office:value="1491.9691" calcext:value-type="float">
            <text:p>1,491.969</text:p>
          </table:table-cell>
          <table:table-cell table:style-name="ce19" table:formula="of:=IF([.B24]=&quot;Taiga&quot;;68.5;IF([.B24]=&quot;Mts&quot;;25;IF([.B24]=&quot;Temp&quot;;100;IF([.B24]=&quot;Steppe&quot;;55;IF([.B24]=&quot;Jungle&quot;;28;IF([.B24]=&quot;Sav&quot;;43;IF([.B24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4]*[.F24]*[.G24]*360*640*1393.66125/(2000*1000)" office:value-type="float" office:value="2968.56535824" calcext:value-type="float">
            <text:p>2,968.565</text:p>
          </table:table-cell>
          <table:table-cell table:formula="of:=[.C24]*[.F24]*[.G24]*[.J24]*640*1393.66125/(2000*1000)" office:value-type="float" office:value="4127.46029003736" calcext:value-type="float">
            <text:p>4,127.460</text:p>
          </table:table-cell>
          <table:table-cell table:formula="of:=[.T24]*[.J$28]" office:value-type="float" office:value="1375.82009667912" calcext:value-type="float">
            <text:p>1,375.820</text:p>
          </table:table-cell>
          <table:table-cell table:formula="of:=[.T24]-[.U24]" office:value-type="float" office:value="2751.64019335824" calcext:value-type="float">
            <text:p>2,751.640</text:p>
          </table:table-cell>
          <table:table-cell table:formula="of:=[.C24]*[.F24]*[.G24]*[.H24]*640*1393.66125/(2000*1000)" office:value-type="float" office:value="4353.895858752" calcext:value-type="float">
            <text:p>4,353.896</text:p>
          </table:table-cell>
          <table:table-cell table:formula="of:=[.W24]*[.H$28]" office:value-type="float" office:value="1187.426143296" calcext:value-type="float">
            <text:p>1,187.426</text:p>
          </table:table-cell>
          <table:table-cell table:formula="of:=[.W24]-[.X24]" office:value-type="float" office:value="3166.469715456" calcext:value-type="float">
            <text:p>3,166.470</text:p>
          </table:table-cell>
          <table:table-cell table:formula="of:=[.C24]*[.F24]*[.G24]*[.M24]*640*1393.66125/(2000*1000)" office:value-type="float" office:value="2061.503721" calcext:value-type="float">
            <text:p>2,061.504</text:p>
          </table:table-cell>
          <table:table-cell table:formula="of:=[.C24]*[.F24]*[.G24]*[.N24]*640*1393.66125/(2000*1000)" office:value-type="float" office:value="12302.7994050681" calcext:value-type="float">
            <text:p>12,302.799</text:p>
          </table:table-cell>
          <table:table-cell table:formula="of:=[.C24]*[.F24]*[.G24]*[.O24]*640*1393.66125/(2000*1000)" office:value-type="float" office:value="564.852019554" calcext:value-type="float">
            <text:p>564.852</text:p>
          </table:table-cell>
          <table:table-cell table:formula="of:=[.C24]*[.P24]*640*1393.66125/(2000*1000)" office:value-type="float" office:value="1.6723935" calcext:value-type="float">
            <text:p>1.672</text:p>
          </table:table-cell>
          <table:table-cell table:formula="of:=[.C24]*[.Q24]*640*1393.66125/(2000*1000)" office:value-type="float" office:value="1.6723935" calcext:value-type="float">
            <text:p>1.672</text:p>
          </table:table-cell>
          <table:table-cell table:formula="of:=[.C24]*[.F24]*[.G24]*6*[.J24]*640*1393.66125/(18*365)" office:value-type="float" office:value="7538740.255776" calcext:value-type="float">
            <text:p>7,538,740.256</text:p>
          </table:table-cell>
          <table:table-cell table:formula="of:=[.C24]*[.F24]*[.G24]*[.J24]*640*1393.66125/(18*100)" office:value-type="float" office:value="4586066.9889304" calcext:value-type="float">
            <text:p>4,586,066.989</text:p>
          </table:table-cell>
          <table:table-cell table:formula="of:=[.C24]*[.F24]*[.G24]*[.J24]*640*1393.66125/520" office:value-type="float" office:value="15874847.2693745" calcext:value-type="float">
            <text:p>15,874,847.269</text:p>
          </table:table-cell>
          <table:table-cell table:formula="of:=[.C24]*[.F24]*[.G24]*[.K24]*640*1393.66125/(2000*1000)" office:value-type="float" office:value="16517.5099539916" calcext:value-type="float">
            <text:p>16,517.510</text:p>
          </table:table-cell>
          <table:table-cell table:formula="of:=3*12*[.D24]/5" office:value-type="float" office:value="1908" calcext:value-type="float">
            <text:p>1,908.000</text:p>
          </table:table-cell>
          <table:table-cell table:formula="of:=1.5*[.D24]*750/(2000*15)" office:value-type="float" office:value="9.9375" calcext:value-type="float">
            <text:p>9.938</text:p>
          </table:table-cell>
          <table:table-cell table:formula="of:=66*10*[.D24]/(2000*6)" office:value-type="float" office:value="14.575" calcext:value-type="float">
            <text:p>14.575</text:p>
          </table:table-cell>
          <table:table-cell table:formula="of:=[.AE24]*365/1000" office:value-type="float" office:value="2751640.19335824" calcext:value-type="float">
            <text:p>2,751,640.193</text:p>
          </table:table-cell>
          <table:table-cell table:formula="of:=[.AF24]*24*238/(3*25*2000*1000)" office:value-type="float" office:value="174.63743093847" calcext:value-type="float">
            <text:p>174.637</text:p>
          </table:table-cell>
          <table:table-cell table:formula="of:=[.AG24]*40*0.7*52/(6*1000*2000)" office:value-type="float" office:value="1926.14813535077" calcext:value-type="float">
            <text:p>1,926.148</text:p>
          </table:table-cell>
          <table:table-cell table:formula="of:=[.AG24]*120*2/(16*1000*2000)" office:value-type="float" office:value="119.061354520308" calcext:value-type="float">
            <text:p>119.061</text:p>
          </table:table-cell>
          <table:table-cell table:formula="of:=[.AH24]*3.25*8.34/(48)" office:value-type="float" office:value="9327.23140214461" calcext:value-type="float">
            <text:p>9,327.231</text:p>
          </table:table-cell>
          <table:table-cell table:formula="of:=[.AH24]*25*8.34/(4*48)" office:value-type="float" office:value="17936.9834656627" calcext:value-type="float">
            <text:p>17,936.983</text:p>
          </table:table-cell>
          <table:table-cell table:formula="of:=[.C24]*[.F24]*[.G24]*[.L24]*640*1393.66125/(2000*1000)" office:value-type="float" office:value="2150.72560204488" calcext:value-type="float">
            <text:p>2,150.726</text:p>
          </table:table-cell>
          <table:table-cell table:formula="of:=[.AF24]*600*6/(90*1000*2000)" office:value-type="float" office:value="91.721339778608" calcext:value-type="float">
            <text:p>91.721</text:p>
          </table:table-cell>
          <table:table-cell table:formula="of:=IF([.B24]=&quot;Taiga&quot;;236.2;IF([.B24]=&quot;Mts&quot;;10;IF([.B24]=&quot;Temp&quot;;400;IF([.B24]=&quot;Steppe&quot;;25;IF([.B24]=&quot;Jungle&quot;;400;IF([.B24]=&quot;Sav&quot;;103.6;IF([.B24]=&quot;Medi&quot;;181.6;0)))))))*[.D24]*[.AT$36]" office:value-type="float" office:value="117.361875" calcext:value-type="float">
            <text:p>117.362</text:p>
          </table:table-cell>
          <table:table-cell table:formula="of:=INDEX([$Tech.$F$3:$Tech.$F$13];MATCH([.E24];[$Tech.$E$3:$Tech.$E$13];1))*[.D24]*[.AT$36]/365" office:value-type="float" office:value="49.6875" calcext:value-type="float">
            <text:p>49.688</text:p>
          </table:table-cell>
          <table:table-cell table:formula="of:=[.D24]*12.5*[.AT$36]/(30)" office:value-type="float" office:value="0.20703125" calcext:value-type="float">
            <text:p>0.207</text:p>
          </table:table-cell>
          <table:table-cell table:formula="of:=125*[.D24]*[.AW$30]" office:value-type="float" office:value="128.1005859375" calcext:value-type="float">
            <text:p>128.101</text:p>
          </table:table-cell>
          <table:table-cell table:formula="of:=1000*[.D24]*[.AW$30]/(3)" office:value-type="float" office:value="341.6015625" calcext:value-type="float">
            <text:p>341.602</text:p>
          </table:table-cell>
          <table:table-cell table:formula="of:=[.D24]/(2*[.AY$30])" office:value-type="float" office:value="238.5" calcext:value-type="float">
            <text:p>238.500</text:p>
          </table:table-cell>
          <table:table-cell table:formula="of:=[.D24]*[.AZ$30]/2" office:value-type="float" office:value="0.165625" calcext:value-type="float">
            <text:p>0.166</text:p>
          </table:table-cell>
          <table:table-cell table:formula="of:=[.D24]*2*[.BA$30]" office:value-type="float" office:value="0.795" calcext:value-type="float">
            <text:p>0.795</text:p>
          </table:table-cell>
          <table:table-cell table:formula="of:=[.D24]*3*[.BB$30]" office:value-type="float" office:value="0.59625" calcext:value-type="float">
            <text:p>0.596</text:p>
          </table:table-cell>
          <table:table-cell table:formula="of:=[.D24]*11*[.BC$30]/15" office:value-type="float" office:value="0.1166" calcext:value-type="float">
            <text:p>0.117</text:p>
          </table:table-cell>
          <table:table-cell table:formula="of:=[.D24]*11*[.BD$30]/8" office:value-type="float" office:value="0.27328125" calcext:value-type="float">
            <text:p>0.273</text:p>
          </table:table-cell>
          <table:table-cell table:formula="of:=[.D24]*11*[.BE$30]/3" office:value-type="float" office:value="0.176982142857143" calcext:value-type="float">
            <text:p>0.177</text:p>
          </table:table-cell>
          <table:table-cell table:formula="of:=[.D24]*11*[.BF$30]/5" office:value-type="float" office:value="0.12753125" calcext:value-type="float">
            <text:p>0.128</text:p>
          </table:table-cell>
          <table:table-cell table:formula="of:=[.D24]*11*[.BG$30]/9" office:value-type="float" office:value="0.323888888888889" calcext:value-type="float">
            <text:p>0.324</text:p>
          </table:table-cell>
          <table:table-cell table:formula="of:=[.D24]*11*[.BH$30]/12" office:value-type="float" office:value="0.1821875" calcext:value-type="float">
            <text:p>0.182</text:p>
          </table:table-cell>
          <table:table-cell table:formula="of:=[.D24]*[.BI$30]/(125/12)" office:value-type="float" office:value="0.5088" calcext:value-type="float">
            <text:p>0.509</text:p>
          </table:table-cell>
          <table:table-cell table:formula="of:=[.D24]*[.BJ$30]/30" office:value-type="float" office:value="0.231256666666667" calcext:value-type="float">
            <text:p>0.231</text:p>
          </table:table-cell>
          <table:table-cell table:formula="of:=[.D24]*[.BK$30]/7" office:value-type="float" office:value="0.0319419642857143" calcext:value-type="float">
            <text:p>0.032</text:p>
          </table:table-cell>
          <table:table-cell table:formula="of:=[.D24]*[.BL$30]/8.5" office:value-type="float" office:value="0.0526102941176471" calcext:value-type="float">
            <text:p>0.053</text:p>
          </table:table-cell>
          <table:table-cell table:formula="of:=[.D24]*[.BM$30]" office:value-type="float" office:value="0.111796875" calcext:value-type="float">
            <text:p>0.112</text:p>
          </table:table-cell>
          <table:table-cell table:formula="of:=[.D24]*[.BN$30]/1.5" office:value-type="float" office:value="0.265" calcext:value-type="float">
            <text:p>0.265</text:p>
          </table:table-cell>
          <table:table-cell table:formula="of:=[.D24]*[.BO$30]/2" office:value-type="float" office:value="0.2153125" calcext:value-type="float">
            <text:p>0.215</text:p>
          </table:table-cell>
          <table:table-cell table:formula="of:=[.D24]*[.BP$30]/4" office:value-type="float" office:value="0.0496875" calcext:value-type="float">
            <text:p>0.050</text:p>
          </table:table-cell>
          <table:table-cell table:formula="of:=[.D24]/((16+24)/12)" office:value-type="float" office:value="79.5" calcext:value-type="float">
            <text:p>79.500</text:p>
          </table:table-cell>
          <table:table-cell table:formula="of:=[.D24]*2/(30*2000)" office:value-type="float" office:value="0.00883333333333333" calcext:value-type="float">
            <text:p>0.009</text:p>
          </table:table-cell>
          <table:table-cell table:formula="of:=[.D24]/((37.5/12)*2000)" office:value-type="float" office:value="0.0424" calcext:value-type="float">
            <text:p>0.042</text:p>
          </table:table-cell>
          <table:table-cell table:formula="of:=[.D24]*2/((20/9)*2000)" office:value-type="float" office:value="0.11925" calcext:value-type="float">
            <text:p>0.119</text:p>
          </table:table-cell>
          <table:table-cell table:formula="of:=[.AF24]*24*8/(3*25*2000*1000)" office:value-type="float" office:value="5.87016574583091" calcext:value-type="float">
            <text:p>5.870</text:p>
          </table:table-cell>
          <table:table-cell table:formula="of:=[.D24]*3.5/((3/12)*(20/9)*2000)" office:value-type="float" office:value="0.83475" calcext:value-type="float">
            <text:p>0.835</text:p>
          </table:table-cell>
          <table:table-cell table:formula="of:=[.D24]*2/((2/12)*(20/9)*2000)" office:value-type="float" office:value="0.7155" calcext:value-type="float">
            <text:p>0.716</text:p>
          </table:table-cell>
          <table:table-cell table:formula="of:=[.D24]*2.5/((5/12)*(20/9)*2000)" office:value-type="float" office:value="0.35775" calcext:value-type="float">
            <text:p>0.358</text:p>
          </table:table-cell>
          <table:table-cell table:formula="of:=[.D24]*7/((14/12)*(20/9)*2000)" office:value-type="float" office:value="0.35775" calcext:value-type="float">
            <text:p>0.358</text:p>
          </table:table-cell>
          <table:table-cell table:formula="of:=[.D24]/(4*2)" office:value-type="float" office:value="33.125" calcext:value-type="float">
            <text:p>33.125</text:p>
          </table:table-cell>
          <table:table-cell table:formula="of:=[.D24]/(4*5)" office:value-type="float" office:value="13.25" calcext:value-type="float">
            <text:p>13.250</text:p>
          </table:table-cell>
          <table:table-cell table:formula="of:=[.D24]/40" office:value-type="float" office:value="6.625" calcext:value-type="float">
            <text:p>6.625</text:p>
          </table:table-cell>
          <table:table-cell table:formula="of:=[.D24]/40" office:value-type="float" office:value="6.625" calcext:value-type="float">
            <text:p>6.625</text:p>
          </table:table-cell>
          <table:table-cell table:formula="of:=[.D24]/40" office:value-type="float" office:value="6.625" calcext:value-type="float">
            <text:p>6.625</text:p>
          </table:table-cell>
          <table:table-cell table:formula="of:=[.D24]/20" office:value-type="float" office:value="13.25" calcext:value-type="float">
            <text:p>13.250</text:p>
          </table:table-cell>
          <table:table-cell table:formula="of:=[.D24]*8.3454*32/2000" office:value-type="float" office:value="35.384496" calcext:value-type="float">
            <text:p>35.384</text:p>
          </table:table-cell>
          <table:table-cell table:formula="of:=[.D24]*50*2/(3*2000)" office:value-type="float" office:value="4.41666666666667" calcext:value-type="float">
            <text:p>4.417</text:p>
          </table:table-cell>
          <table:table-cell office:value-type="float" office:value="0.001" calcext:value-type="float">
            <text:p>0.001</text:p>
          </table:table-cell>
          <table:table-cell table:formula="of:=IF(NOT([.CH24]=0.001);0.006*[.D24]/3;0.001)" office:value-type="float" office:value="0.001" calcext:value-type="float">
            <text:p>0.001</text:p>
          </table:table-cell>
          <table:table-cell table:formula="of:=IF(NOT([.CH24]=0.001);0.7*[.D24]/3;0.001)" office:value-type="float" office:value="0.001" calcext:value-type="float">
            <text:p>0.001</text:p>
          </table:table-cell>
          <table:table-cell table:formula="of:=IF(NOT([.CH24]=0.001);0.65*[.D24]/3;0.001)" office:value-type="float" office:value="0.001" calcext:value-type="float">
            <text:p>0.001</text:p>
          </table:table-cell>
          <table:table-cell table:formula="of:=IF(NOT([.CH24]=0.001);0.002*[.D24]/3;0.001)" office:value-type="float" office:value="0.001" calcext:value-type="float">
            <text:p>0.001</text:p>
          </table:table-cell>
          <table:table-cell table:formula="of:=IF(NOT([.CH24]=0.001);0.001*[.D24]/3;0.001)" office:value-type="float" office:value="0.001" calcext:value-type="float">
            <text:p>0.001</text:p>
          </table:table-cell>
          <table:table-cell table:formula="of:=[.D24]*3*110/(24*2000)" office:value-type="float" office:value="1.821875" calcext:value-type="float">
            <text:p>1.822</text:p>
          </table:table-cell>
          <table:table-cell table:formula="of:=[.D24]*3*12/(24*2000)" office:value-type="float" office:value="0.19875" calcext:value-type="float">
            <text:p>0.199</text:p>
          </table:table-cell>
          <table:table-cell table:formula="of:=[.D24]*3*1.4/(24*2000)" office:value-type="float" office:value="0.0231875" calcext:value-type="float">
            <text:p>0.023</text:p>
          </table:table-cell>
          <table:table-cell table:formula="of:=[.D24]*1600*8.3454/(10*2000)" office:value-type="float" office:value="176.92248" calcext:value-type="float">
            <text:p>176.922</text:p>
          </table:table-cell>
          <table:table-cell table:formula="of:=[.D24]*2/2000" office:value-type="float" office:value="0.265" calcext:value-type="float">
            <text:p>0.265</text:p>
          </table:table-cell>
          <table:table-cell table:formula="of:=[.D24]*2*30/2000" office:value-type="float" office:value="7.95" calcext:value-type="float">
            <text:p>7.95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24]*0.9" office:value-type="float" office:value="159.230232" calcext:value-type="float">
            <text:p>159.230</text:p>
          </table:table-cell>
          <table:table-cell table:formula="of:=2.5*[.D24]/(60*2000)" office:value-type="float" office:value="0.00552083333333333" calcext:value-type="float">
            <text:p>0.006</text:p>
          </table:table-cell>
          <table:table-cell table:formula="of:=[.D24]*2.5*55/2000" office:value-type="float" office:value="18.21875" calcext:value-type="float">
            <text:p>18.219</text:p>
          </table:table-cell>
          <table:table-cell table:formula="of:=[.D24]*2.5*1.25*0.5/2000" office:value-type="float" office:value="0.20703125" calcext:value-type="float">
            <text:p>0.207</text:p>
          </table:table-cell>
          <table:table-cell table:formula="of:=[.D24]*2*20/2000" office:value-type="float" office:value="5.3" calcext:value-type="float">
            <text:p>5.300</text:p>
          </table:table-cell>
          <table:table-cell table:formula="of:=IF([.B24]=&quot;Mts&quot;;[.D24]*0.005;0.001)" office:value-type="float" office:value="0.001" calcext:value-type="float">
            <text:p>0.001</text:p>
          </table:table-cell>
          <table:table-cell table:formula="of:=IF([.B24]=&quot;Mts&quot;;[.D24]*0.01;0.001)" office:value-type="float" office:value="0.001" calcext:value-type="float">
            <text:p>0.001</text:p>
          </table:table-cell>
          <table:table-cell table:formula="of:=[.D24]*0.02*12/(3*2000)" office:value-type="float" office:value="0.0106" calcext:value-type="float">
            <text:p>0.011</text:p>
          </table:table-cell>
          <table:table-cell table:formula="of:=[.D24]*0.5*12/(5*2000)" office:value-type="float" office:value="0.159" calcext:value-type="float">
            <text:p>0.159</text:p>
          </table:table-cell>
          <table:table-cell table:formula="of:=[.D24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 office:value-type="float" office:value="151" calcext:value-type="float">
            <text:p>151</text:p>
          </table:table-cell>
          <table:table-cell table:formula="of:=IF([.B25]=&quot;Taiga&quot;;265;IF([.B25]=&quot;Mts&quot;;265;IF([.B25]=&quot;Temp&quot;;230;IF([.B25]=&quot;Steppe&quot;;265;IF([.B25]=&quot;Jungle&quot;;180;IF([.B25]=&quot;Sav&quot;;240;IF([.B25]=&quot;Medi&quot;;230;0)))))))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style-name="ce19" table:formula="of:=IF([.B25]=&quot;Taiga&quot;;0.43;IF([.B25]=&quot;Mts&quot;;0.21;IF([.B25]=&quot;Temp&quot;;0.64;IF([.B25]=&quot;Steppe&quot;;0.57;IF([.B25]=&quot;Jungle&quot;;0.43;IF([.B25]=&quot;Sav&quot;;0.57;IF([.B25]=&quot;Medi&quot;;0.43;0)))))))" office:value-type="float" office:value="0.43" calcext:value-type="float">
            <text:p>0.430</text:p>
          </table:table-cell>
          <table:table-cell table:style-name="ce19" table:formula="of:=IF([.B25]=&quot;Taiga&quot;;0.43;IF([.B25]=&quot;Mts&quot;;0.8;IF([.B25]=&quot;Temp&quot;;0.64;IF([.B25]=&quot;Steppe&quot;;0.8;IF([.B25]=&quot;Jungle&quot;;0.43;IF([.B25]=&quot;Sav&quot;;0.8;IF([.B25]=&quot;Medi&quot;;0.6;0)))))))" office:value-type="float" office:value="0.43" calcext:value-type="float">
            <text:p>0.430</text:p>
          </table:table-cell>
          <table:table-cell table:style-name="ce19" table:formula="of:=IF([.B25]=&quot;Taiga&quot;;528;IF([.B25]=&quot;Mts&quot;;855.27;IF([.B25]=&quot;Temp&quot;;565.94;IF([.B25]=&quot;Steppe&quot;;551.72;IF([.B25]=&quot;Jungle&quot;;575.43;IF([.B25]=&quot;Sav&quot;;599.15;IF([.B25]=&quot;Medi&quot;;564.36;0)))))))" office:value-type="float" office:value="528" calcext:value-type="float">
            <text:p>528.000</text:p>
          </table:table-cell>
          <table:table-cell table:style-name="ce19" table:formula="of:=IF([.B25]=&quot;Taiga&quot;;2608.19;IF([.B25]=&quot;Mts&quot;;2100;IF([.B25]=&quot;Temp&quot;;2976.19;IF([.B25]=&quot;Steppe&quot;;2450.48;IF([.B25]=&quot;Jungle&quot;;2135.05;IF([.B25]=&quot;Sav&quot;;2310.29;IF([.B25]=&quot;Medi&quot;;2485.52;0)))))))" office:value-type="float" office:value="2608.19" calcext:value-type="float">
            <text:p>2,608.190</text:p>
          </table:table-cell>
          <table:table-cell table:style-name="ce19" table:formula="of:=IF([.B25]=&quot;Taiga&quot;;500.54;IF([.B25]=&quot;Mts&quot;;360;IF([.B25]=&quot;Temp&quot;;570.81;IF([.B25]=&quot;Steppe&quot;;441.95;IF([.B25]=&quot;Jungle&quot;;486.49;IF([.B25]=&quot;Sav&quot;;518.92;IF([.B25]=&quot;Medi&quot;;640;0)))))))" office:value-type="float" office:value="500.54" calcext:value-type="float">
            <text:p>500.540</text:p>
          </table:table-cell>
          <table:table-cell table:style-name="ce19" table:formula="of:=IF([.B25]=&quot;Taiga&quot;;2003.09;IF([.B25]=&quot;Mts&quot;;1612.8;IF([.B25]=&quot;Temp&quot;;2285.71;IF([.B25]=&quot;Steppe&quot;;1881.97;IF([.B25]=&quot;Jungle&quot;;1639.72;IF([.B25]=&quot;Sav&quot;;1774.3;IF([.B25]=&quot;Medi&quot;;1908.88;0)))))))" office:value-type="float" office:value="2003.09" calcext:value-type="float">
            <text:p>2,003.090</text:p>
          </table:table-cell>
          <table:table-cell table:style-name="ce19" table:formula="of:=IF([.B25]=&quot;Taiga&quot;;260.82;IF([.B25]=&quot;Mts&quot;;210;IF([.B25]=&quot;Temp&quot;;297.62;IF([.B25]=&quot;Steppe&quot;;245.05;IF([.B25]=&quot;Jungle&quot;;213.5;IF([.B25]=&quot;Sav&quot;;231.03;IF([.B25]=&quot;Medi&quot;;248.55;0)))))))" office:value-type="float" office:value="260.82" calcext:value-type="float">
            <text:p>260.820</text:p>
          </table:table-cell>
          <table:table-cell table:style-name="ce19" table:formula="of:=IF([.B25]=&quot;Taiga&quot;;250;IF([.B25]=&quot;Mts&quot;;640;IF([.B25]=&quot;Temp&quot;;295.2174;IF([.B25]=&quot;Steppe&quot;;278.2609;IF([.B25]=&quot;Jungle&quot;;306.5217;IF([.B25]=&quot;Sav&quot;;334.7826;IF([.B25]=&quot;Medi&quot;;293.3333;0)))))))" office:value-type="float" office:value="250" calcext:value-type="float">
            <text:p>250.000</text:p>
          </table:table-cell>
          <table:table-cell table:style-name="ce19" table:formula="of:=IF([.B25]=&quot;Taiga&quot;;1491.9691;IF([.B25]=&quot;Mts&quot;;980;IF([.B25]=&quot;Temp&quot;;1747.9537;IF([.B25]=&quot;Steppe&quot;;1278.5174;IF([.B25]=&quot;Jungle&quot;;1440.7722;IF([.B25]=&quot;Sav&quot;;1558.9189;IF([.B25]=&quot;Medi&quot;;2000;0)))))))" office:value-type="float" office:value="1491.9691" calcext:value-type="float">
            <text:p>1,491.969</text:p>
          </table:table-cell>
          <table:table-cell table:style-name="ce19" table:formula="of:=IF([.B25]=&quot;Taiga&quot;;68.5;IF([.B25]=&quot;Mts&quot;;25;IF([.B25]=&quot;Temp&quot;;100;IF([.B25]=&quot;Steppe&quot;;55;IF([.B25]=&quot;Jungle&quot;;28;IF([.B25]=&quot;Sav&quot;;43;IF([.B25]=&quot;Medi&quot;;58;0)))))))" office:value-type="float" office:value="68.5" calcext:value-type="float">
            <text:p>68.500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9" table:formula="of:=20*15/8000" office:value-type="float" office:value="0.0375" calcext:value-type="float">
            <text:p>0.038</text:p>
          </table:table-cell>
          <table:table-cell table:style-name="ce15" office:value-type="string" calcext:value-type="string">
            <text:p>|--|</text:p>
          </table:table-cell>
          <table:table-cell table:formula="of:=[.C25]*[.F25]*[.G25]*360*640*1393.66125/(2000*1000)" office:value-type="float" office:value="4482.5336909424" calcext:value-type="float">
            <text:p>4,482.534</text:p>
          </table:table-cell>
          <table:table-cell table:formula="of:=[.C25]*[.F25]*[.G25]*[.J25]*640*1393.66125/(2000*1000)" office:value-type="float" office:value="6232.46503795641" calcext:value-type="float">
            <text:p>6,232.465</text:p>
          </table:table-cell>
          <table:table-cell table:formula="of:=[.T25]*[.J$28]" office:value-type="float" office:value="2077.48834598547" calcext:value-type="float">
            <text:p>2,077.488</text:p>
          </table:table-cell>
          <table:table-cell table:formula="of:=[.T25]-[.U25]" office:value-type="float" office:value="4154.97669197094" calcext:value-type="float">
            <text:p>4,154.977</text:p>
          </table:table-cell>
          <table:table-cell table:formula="of:=[.C25]*[.F25]*[.G25]*[.H25]*640*1393.66125/(2000*1000)" office:value-type="float" office:value="6574.38274671552" calcext:value-type="float">
            <text:p>6,574.383</text:p>
          </table:table-cell>
          <table:table-cell table:formula="of:=[.W25]*[.H$28]" office:value-type="float" office:value="1793.01347637696" calcext:value-type="float">
            <text:p>1,793.013</text:p>
          </table:table-cell>
          <table:table-cell table:formula="of:=[.W25]-[.X25]" office:value-type="float" office:value="4781.36927033856" calcext:value-type="float">
            <text:p>4,781.369</text:p>
          </table:table-cell>
          <table:table-cell table:formula="of:=[.C25]*[.F25]*[.G25]*[.M25]*640*1393.66125/(2000*1000)" office:value-type="float" office:value="3112.87061871" calcext:value-type="float">
            <text:p>3,112.871</text:p>
          </table:table-cell>
          <table:table-cell table:formula="of:=[.C25]*[.F25]*[.G25]*[.N25]*640*1393.66125/(2000*1000)" office:value-type="float" office:value="18577.2271016528" calcext:value-type="float">
            <text:p>18,577.227</text:p>
          </table:table-cell>
          <table:table-cell table:formula="of:=[.C25]*[.F25]*[.G25]*[.O25]*640*1393.66125/(2000*1000)" office:value-type="float" office:value="852.92654952654" calcext:value-type="float">
            <text:p>852.927</text:p>
          </table:table-cell>
          <table:table-cell table:formula="of:=[.C25]*[.P25]*640*1393.66125/(2000*1000)" office:value-type="float" office:value="2.525314185" calcext:value-type="float">
            <text:p>2.525</text:p>
          </table:table-cell>
          <table:table-cell table:formula="of:=[.C25]*[.Q25]*640*1393.66125/(2000*1000)" office:value-type="float" office:value="2.525314185" calcext:value-type="float">
            <text:p>2.525</text:p>
          </table:table-cell>
          <table:table-cell table:formula="of:=[.C25]*[.F25]*[.G25]*6*[.J25]*640*1393.66125/(18*365)" office:value-type="float" office:value="11383497.7862218" calcext:value-type="float">
            <text:p>11,383,497.786</text:p>
          </table:table-cell>
          <table:table-cell table:formula="of:=[.C25]*[.F25]*[.G25]*[.J25]*640*1393.66125/(18*100)" office:value-type="float" office:value="6924961.1532849" calcext:value-type="float">
            <text:p>6,924,961.153</text:p>
          </table:table-cell>
          <table:table-cell table:formula="of:=[.C25]*[.F25]*[.G25]*[.J25]*640*1393.66125/520" office:value-type="float" office:value="23971019.3767554" calcext:value-type="float">
            <text:p>23,971,019.377</text:p>
          </table:table-cell>
          <table:table-cell table:formula="of:=[.C25]*[.F25]*[.G25]*[.K25]*640*1393.66125/(2000*1000)" office:value-type="float" office:value="24941.4400305273" calcext:value-type="float">
            <text:p>24,941.440</text:p>
          </table:table-cell>
          <table:table-cell table:formula="of:=3*12*[.D25]/5" office:value-type="float" office:value="1908" calcext:value-type="float">
            <text:p>1,908.000</text:p>
          </table:table-cell>
          <table:table-cell table:formula="of:=1.5*[.D25]*750/(2000*15)" office:value-type="float" office:value="9.9375" calcext:value-type="float">
            <text:p>9.938</text:p>
          </table:table-cell>
          <table:table-cell table:formula="of:=66*10*[.D25]/(2000*6)" office:value-type="float" office:value="14.575" calcext:value-type="float">
            <text:p>14.575</text:p>
          </table:table-cell>
          <table:table-cell table:formula="of:=[.AE25]*365/1000" office:value-type="float" office:value="4154976.69197094" calcext:value-type="float">
            <text:p>4,154,976.692</text:p>
          </table:table-cell>
          <table:table-cell table:formula="of:=[.AF25]*24*238/(3*25*2000*1000)" office:value-type="float" office:value="263.702520717089" calcext:value-type="float">
            <text:p>263.703</text:p>
          </table:table-cell>
          <table:table-cell table:formula="of:=[.AG25]*40*0.7*52/(6*1000*2000)" office:value-type="float" office:value="2908.48368437966" calcext:value-type="float">
            <text:p>2,908.484</text:p>
          </table:table-cell>
          <table:table-cell table:formula="of:=[.AG25]*120*2/(16*1000*2000)" office:value-type="float" office:value="179.782645325666" calcext:value-type="float">
            <text:p>179.783</text:p>
          </table:table-cell>
          <table:table-cell table:formula="of:=[.AH25]*3.25*8.34/(48)" office:value-type="float" office:value="14084.1194172384" calcext:value-type="float">
            <text:p>14,084.119</text:p>
          </table:table-cell>
          <table:table-cell table:formula="of:=[.AH25]*25*8.34/(4*48)" office:value-type="float" office:value="27084.8450331507" calcext:value-type="float">
            <text:p>27,084.845</text:p>
          </table:table-cell>
          <table:table-cell table:formula="of:=[.C25]*[.F25]*[.G25]*[.L25]*640*1393.66125/(2000*1000)" office:value-type="float" office:value="3247.59565908777" calcext:value-type="float">
            <text:p>3,247.596</text:p>
          </table:table-cell>
          <table:table-cell table:formula="of:=[.AF25]*600*6/(90*1000*2000)" office:value-type="float" office:value="138.499223065698" calcext:value-type="float">
            <text:p>138.499</text:p>
          </table:table-cell>
          <table:table-cell table:formula="of:=IF([.B25]=&quot;Taiga&quot;;236.2;IF([.B25]=&quot;Mts&quot;;10;IF([.B25]=&quot;Temp&quot;;400;IF([.B25]=&quot;Steppe&quot;;25;IF([.B25]=&quot;Jungle&quot;;400;IF([.B25]=&quot;Sav&quot;;103.6;IF([.B25]=&quot;Medi&quot;;181.6;0)))))))*[.D25]*[.AT$36]" office:value-type="float" office:value="117.361875" calcext:value-type="float">
            <text:p>117.362</text:p>
          </table:table-cell>
          <table:table-cell table:formula="of:=INDEX([$Tech.$F$3:$Tech.$F$13];MATCH([.E25];[$Tech.$E$3:$Tech.$E$13];1))*[.D25]*[.AT$36]/365" office:value-type="float" office:value="49.6875" calcext:value-type="float">
            <text:p>49.688</text:p>
          </table:table-cell>
          <table:table-cell table:formula="of:=[.D25]*12.5*[.AT$36]/(30)" office:value-type="float" office:value="0.20703125" calcext:value-type="float">
            <text:p>0.207</text:p>
          </table:table-cell>
          <table:table-cell table:formula="of:=125*[.D25]*[.AW$30]" office:value-type="float" office:value="128.1005859375" calcext:value-type="float">
            <text:p>128.101</text:p>
          </table:table-cell>
          <table:table-cell table:formula="of:=1000*[.D25]*[.AW$30]/(3)" office:value-type="float" office:value="341.6015625" calcext:value-type="float">
            <text:p>341.602</text:p>
          </table:table-cell>
          <table:table-cell table:formula="of:=[.D25]/(2*[.AY$30])" office:value-type="float" office:value="238.5" calcext:value-type="float">
            <text:p>238.500</text:p>
          </table:table-cell>
          <table:table-cell table:formula="of:=[.D25]*[.AZ$30]/2" office:value-type="float" office:value="0.165625" calcext:value-type="float">
            <text:p>0.166</text:p>
          </table:table-cell>
          <table:table-cell table:formula="of:=[.D25]*2*[.BA$30]" office:value-type="float" office:value="0.795" calcext:value-type="float">
            <text:p>0.795</text:p>
          </table:table-cell>
          <table:table-cell table:formula="of:=[.D25]*3*[.BB$30]" office:value-type="float" office:value="0.59625" calcext:value-type="float">
            <text:p>0.596</text:p>
          </table:table-cell>
          <table:table-cell table:formula="of:=[.D25]*11*[.BC$30]/15" office:value-type="float" office:value="0.1166" calcext:value-type="float">
            <text:p>0.117</text:p>
          </table:table-cell>
          <table:table-cell table:formula="of:=[.D25]*11*[.BD$30]/8" office:value-type="float" office:value="0.27328125" calcext:value-type="float">
            <text:p>0.273</text:p>
          </table:table-cell>
          <table:table-cell table:formula="of:=[.D25]*11*[.BE$30]/3" office:value-type="float" office:value="0.176982142857143" calcext:value-type="float">
            <text:p>0.177</text:p>
          </table:table-cell>
          <table:table-cell table:formula="of:=[.D25]*11*[.BF$30]/5" office:value-type="float" office:value="0.12753125" calcext:value-type="float">
            <text:p>0.128</text:p>
          </table:table-cell>
          <table:table-cell table:formula="of:=[.D25]*11*[.BG$30]/9" office:value-type="float" office:value="0.323888888888889" calcext:value-type="float">
            <text:p>0.324</text:p>
          </table:table-cell>
          <table:table-cell table:formula="of:=[.D25]*11*[.BH$30]/12" office:value-type="float" office:value="0.1821875" calcext:value-type="float">
            <text:p>0.182</text:p>
          </table:table-cell>
          <table:table-cell table:formula="of:=[.D25]*[.BI$30]/(125/12)" office:value-type="float" office:value="0.5088" calcext:value-type="float">
            <text:p>0.509</text:p>
          </table:table-cell>
          <table:table-cell table:formula="of:=[.D25]*[.BJ$30]/30" office:value-type="float" office:value="0.231256666666667" calcext:value-type="float">
            <text:p>0.231</text:p>
          </table:table-cell>
          <table:table-cell table:formula="of:=[.D25]*[.BK$30]/7" office:value-type="float" office:value="0.0319419642857143" calcext:value-type="float">
            <text:p>0.032</text:p>
          </table:table-cell>
          <table:table-cell table:formula="of:=[.D25]*[.BL$30]/8.5" office:value-type="float" office:value="0.0526102941176471" calcext:value-type="float">
            <text:p>0.053</text:p>
          </table:table-cell>
          <table:table-cell table:formula="of:=[.D25]*[.BM$30]" office:value-type="float" office:value="0.111796875" calcext:value-type="float">
            <text:p>0.112</text:p>
          </table:table-cell>
          <table:table-cell table:formula="of:=[.D25]*[.BN$30]/1.5" office:value-type="float" office:value="0.265" calcext:value-type="float">
            <text:p>0.265</text:p>
          </table:table-cell>
          <table:table-cell table:formula="of:=[.D25]*[.BO$30]/2" office:value-type="float" office:value="0.2153125" calcext:value-type="float">
            <text:p>0.215</text:p>
          </table:table-cell>
          <table:table-cell table:formula="of:=[.D25]*[.BP$30]/4" office:value-type="float" office:value="0.0496875" calcext:value-type="float">
            <text:p>0.050</text:p>
          </table:table-cell>
          <table:table-cell table:formula="of:=[.D25]/((16+24)/12)" office:value-type="float" office:value="79.5" calcext:value-type="float">
            <text:p>79.500</text:p>
          </table:table-cell>
          <table:table-cell table:formula="of:=[.D25]*2/(30*2000)" office:value-type="float" office:value="0.00883333333333333" calcext:value-type="float">
            <text:p>0.009</text:p>
          </table:table-cell>
          <table:table-cell table:formula="of:=[.D25]/((37.5/12)*2000)" office:value-type="float" office:value="0.0424" calcext:value-type="float">
            <text:p>0.042</text:p>
          </table:table-cell>
          <table:table-cell table:formula="of:=[.D25]*2/((20/9)*2000)" office:value-type="float" office:value="0.11925" calcext:value-type="float">
            <text:p>0.119</text:p>
          </table:table-cell>
          <table:table-cell table:formula="of:=[.AF25]*24*8/(3*25*2000*1000)" office:value-type="float" office:value="8.86395027620468" calcext:value-type="float">
            <text:p>8.864</text:p>
          </table:table-cell>
          <table:table-cell table:formula="of:=[.D25]*3.5/((3/12)*(20/9)*2000)" office:value-type="float" office:value="0.83475" calcext:value-type="float">
            <text:p>0.835</text:p>
          </table:table-cell>
          <table:table-cell table:formula="of:=[.D25]*2/((2/12)*(20/9)*2000)" office:value-type="float" office:value="0.7155" calcext:value-type="float">
            <text:p>0.716</text:p>
          </table:table-cell>
          <table:table-cell table:formula="of:=[.D25]*2.5/((5/12)*(20/9)*2000)" office:value-type="float" office:value="0.35775" calcext:value-type="float">
            <text:p>0.358</text:p>
          </table:table-cell>
          <table:table-cell table:formula="of:=[.D25]*7/((14/12)*(20/9)*2000)" office:value-type="float" office:value="0.35775" calcext:value-type="float">
            <text:p>0.358</text:p>
          </table:table-cell>
          <table:table-cell table:formula="of:=[.D25]/(4*2)" office:value-type="float" office:value="33.125" calcext:value-type="float">
            <text:p>33.125</text:p>
          </table:table-cell>
          <table:table-cell table:formula="of:=[.D25]/(4*5)" office:value-type="float" office:value="13.25" calcext:value-type="float">
            <text:p>13.250</text:p>
          </table:table-cell>
          <table:table-cell table:formula="of:=[.D25]/40" office:value-type="float" office:value="6.625" calcext:value-type="float">
            <text:p>6.625</text:p>
          </table:table-cell>
          <table:table-cell table:formula="of:=[.D25]/40" office:value-type="float" office:value="6.625" calcext:value-type="float">
            <text:p>6.625</text:p>
          </table:table-cell>
          <table:table-cell table:formula="of:=[.D25]/40" office:value-type="float" office:value="6.625" calcext:value-type="float">
            <text:p>6.625</text:p>
          </table:table-cell>
          <table:table-cell table:formula="of:=[.D25]/20" office:value-type="float" office:value="13.25" calcext:value-type="float">
            <text:p>13.250</text:p>
          </table:table-cell>
          <table:table-cell table:formula="of:=[.D25]*8.3454*32/2000" office:value-type="float" office:value="35.384496" calcext:value-type="float">
            <text:p>35.384</text:p>
          </table:table-cell>
          <table:table-cell table:formula="of:=[.D25]*50*2/(3*2000)" office:value-type="float" office:value="4.41666666666667" calcext:value-type="float">
            <text:p>4.417</text:p>
          </table:table-cell>
          <table:table-cell office:value-type="float" office:value="0.001" calcext:value-type="float">
            <text:p>0.001</text:p>
          </table:table-cell>
          <table:table-cell table:formula="of:=IF(NOT([.CH25]=0.001);0.006*[.D25]/3;0.001)" office:value-type="float" office:value="0.001" calcext:value-type="float">
            <text:p>0.001</text:p>
          </table:table-cell>
          <table:table-cell table:formula="of:=IF(NOT([.CH25]=0.001);0.7*[.D25]/3;0.001)" office:value-type="float" office:value="0.001" calcext:value-type="float">
            <text:p>0.001</text:p>
          </table:table-cell>
          <table:table-cell table:formula="of:=IF(NOT([.CH25]=0.001);0.65*[.D25]/3;0.001)" office:value-type="float" office:value="0.001" calcext:value-type="float">
            <text:p>0.001</text:p>
          </table:table-cell>
          <table:table-cell table:formula="of:=IF(NOT([.CH25]=0.001);0.002*[.D25]/3;0.001)" office:value-type="float" office:value="0.001" calcext:value-type="float">
            <text:p>0.001</text:p>
          </table:table-cell>
          <table:table-cell table:formula="of:=IF(NOT([.CH25]=0.001);0.001*[.D25]/3;0.001)" office:value-type="float" office:value="0.001" calcext:value-type="float">
            <text:p>0.001</text:p>
          </table:table-cell>
          <table:table-cell table:formula="of:=[.D25]*3*110/(24*2000)" office:value-type="float" office:value="1.821875" calcext:value-type="float">
            <text:p>1.822</text:p>
          </table:table-cell>
          <table:table-cell table:formula="of:=[.D25]*3*12/(24*2000)" office:value-type="float" office:value="0.19875" calcext:value-type="float">
            <text:p>0.199</text:p>
          </table:table-cell>
          <table:table-cell table:formula="of:=[.D25]*3*1.4/(24*2000)" office:value-type="float" office:value="0.0231875" calcext:value-type="float">
            <text:p>0.023</text:p>
          </table:table-cell>
          <table:table-cell table:formula="of:=[.D25]*1600*8.3454/(10*2000)" office:value-type="float" office:value="176.92248" calcext:value-type="float">
            <text:p>176.922</text:p>
          </table:table-cell>
          <table:table-cell table:formula="of:=[.D25]*2/2000" office:value-type="float" office:value="0.265" calcext:value-type="float">
            <text:p>0.265</text:p>
          </table:table-cell>
          <table:table-cell table:formula="of:=[.D25]*2*30/2000" office:value-type="float" office:value="7.95" calcext:value-type="float">
            <text:p>7.950</text:p>
          </table:table-cell>
          <table:table-cell table:formula="of:=27/4" office:value-type="float" office:value="6.75" calcext:value-type="float">
            <text:p>6.750</text:p>
          </table:table-cell>
          <table:table-cell table:formula="of:=27/16" office:value-type="float" office:value="1.6875" calcext:value-type="float">
            <text:p>1.688</text:p>
          </table:table-cell>
          <table:table-cell table:formula="of:=[.CQ25]*0.9" office:value-type="float" office:value="159.230232" calcext:value-type="float">
            <text:p>159.230</text:p>
          </table:table-cell>
          <table:table-cell table:formula="of:=2.5*[.D25]/(60*2000)" office:value-type="float" office:value="0.00552083333333333" calcext:value-type="float">
            <text:p>0.006</text:p>
          </table:table-cell>
          <table:table-cell table:formula="of:=[.D25]*2.5*55/2000" office:value-type="float" office:value="18.21875" calcext:value-type="float">
            <text:p>18.219</text:p>
          </table:table-cell>
          <table:table-cell table:formula="of:=[.D25]*2.5*1.25*0.5/2000" office:value-type="float" office:value="0.20703125" calcext:value-type="float">
            <text:p>0.207</text:p>
          </table:table-cell>
          <table:table-cell table:formula="of:=[.D25]*2*20/2000" office:value-type="float" office:value="5.3" calcext:value-type="float">
            <text:p>5.300</text:p>
          </table:table-cell>
          <table:table-cell table:formula="of:=IF([.B25]=&quot;Mts&quot;;[.D25]*0.005;0.001)" office:value-type="float" office:value="0.001" calcext:value-type="float">
            <text:p>0.001</text:p>
          </table:table-cell>
          <table:table-cell table:formula="of:=IF([.B25]=&quot;Mts&quot;;[.D25]*0.01;0.001)" office:value-type="float" office:value="0.001" calcext:value-type="float">
            <text:p>0.001</text:p>
          </table:table-cell>
          <table:table-cell table:formula="of:=[.D25]*0.02*12/(3*2000)" office:value-type="float" office:value="0.0106" calcext:value-type="float">
            <text:p>0.011</text:p>
          </table:table-cell>
          <table:table-cell table:formula="of:=[.D25]*0.5*12/(5*2000)" office:value-type="float" office:value="0.159" calcext:value-type="float">
            <text:p>0.159</text:p>
          </table:table-cell>
          <table:table-cell table:formula="of:=[.D25]*6*25/2000" office:value-type="float" office:value="19.875" calcext:value-type="float">
            <text:p>19.875</text:p>
          </table:table-cell>
          <table:table-cell table:style-name="ce19" table:number-columns-repeated="915"/>
        </table:table-row>
        <table:table-row table:style-name="ro1">
          <table:table-cell table:number-columns-repeated="18"/>
          <table:table-cell table:style-name="Default" table:number-columns-repeated="65"/>
          <table:table-cell table:style-name="ce16"/>
          <table:table-cell table:style-name="Default" table:number-columns-repeated="25"/>
          <table:table-cell table:number-columns-repeated="915"/>
        </table:table-row>
        <table:table-row table:style-name="ro1">
          <table:table-cell table:style-name="ce15" table:number-columns-repeated="6"/>
          <table:table-cell table:style-name="ce15" office:value-type="string" calcext:value-type="string">
            <text:p>Capita Ratio</text:p>
          </table:table-cell>
          <table:table-cell table:style-name="ce15" office:value-type="string" calcext:value-type="string">
            <text:p>Barley Seed Ratio</text:p>
          </table:table-cell>
          <table:table-cell table:style-name="ce15" office:value-type="string" calcext:value-type="string">
            <text:p>Potato Seed Ratio</text:p>
          </table:table-cell>
          <table:table-cell table:style-name="ce15" office:value-type="string" calcext:value-type="string">
            <text:p>Wheat Seed Ratio</text:p>
          </table:table-cell>
          <table:table-cell table:style-name="ce15" table:number-columns-repeated="3"/>
          <table:table-cell table:style-name="ce7"/>
          <table:table-cell/>
          <table:table-cell table:style-name="ce15" table:number-columns-repeated="3"/>
          <table:table-cell table:style-name="Default" table:number-columns-repeated="3"/>
          <table:table-cell table:style-name="ce15" table:formula="of:=(1/([.$V$3]+[$Dists.$Q$2]))+(1/([.$V$4]+[$Dists.$Q$3]))+(1/([.$V$5]+[$Dists.$Q$4]))" office:value-type="float" office:value="0.000585096938275476" calcext:value-type="float">
            <text:p>0.000585096938275</text:p>
          </table:table-cell>
          <table:table-cell table:style-name="ce15" table:number-columns-repeated="3"/>
          <table:table-cell table:style-name="Default" table:number-columns-repeated="2"/>
          <table:table-cell table:style-name="ce15" table:number-columns-repeated="2"/>
          <table:table-cell table:style-name="ce15" office:value-type="string" calcext:value-type="string">
            <text:p>Notes:</text:p>
          </table:table-cell>
          <table:table-cell table:style-name="ce15" table:number-columns-repeated="4"/>
          <table:table-cell table:number-columns-repeated="2" table:style-name="ce15" office:value-type="string" calcext:value-type="string">
            <text:p>Yield</text:p>
          </table:table-cell>
          <table:table-cell table:style-name="ce15" office:value-type="string" calcext:value-type="string">
            <text:p>Notes:</text:p>
          </table:table-cell>
          <table:table-cell table:style-name="ce15" table:number-columns-repeated="8"/>
          <table:table-cell table:style-name="ce15" office:value-type="string" calcext:value-type="string">
            <text:p>Cords</text:p>
          </table:table-cell>
          <table:table-cell table:style-name="ce15"/>
          <table:table-cell table:style-name="ce21"/>
          <table:table-cell table:style-name="ce15" office:value-type="string" calcext:value-type="string">
            <text:p>Brick</text:p>
          </table:table-cell>
          <table:table-cell table:style-name="ce15"/>
          <table:table-cell table:style-name="ce15" office:value-type="string" calcext:value-type="string">
            <text:p>Coats</text:p>
          </table:table-cell>
          <table:table-cell table:style-name="ce15" office:value-type="string" calcext:value-type="string">
            <text:p>Zhou Shoes</text:p>
          </table:table-cell>
          <table:table-cell table:style-name="ce15" office:value-type="string" calcext:value-type="string">
            <text:p>Hoes</text:p>
          </table:table-cell>
          <table:table-cell table:style-name="ce15" office:value-type="string" calcext:value-type="string">
            <text:p>Hatchets</text:p>
          </table:table-cell>
          <table:table-cell table:style-name="ce15" office:value-type="string" calcext:value-type="string">
            <text:p>Augers</text:p>
          </table:table-cell>
          <table:table-cell table:style-name="ce15" office:value-type="string" calcext:value-type="string">
            <text:p>Scissors</text:p>
          </table:table-cell>
          <table:table-cell table:style-name="ce15" office:value-type="string" calcext:value-type="string">
            <text:p>Chisels</text:p>
          </table:table-cell>
          <table:table-cell table:style-name="ce15" office:value-type="string" calcext:value-type="string">
            <text:p>Hammers</text:p>
          </table:table-cell>
          <table:table-cell table:style-name="ce15" office:value-type="string" calcext:value-type="string">
            <text:p>Sickles</text:p>
          </table:table-cell>
          <table:table-cell table:style-name="ce15" office:value-type="string" calcext:value-type="string">
            <text:p>Axes</text:p>
          </table:table-cell>
          <table:table-cell table:style-name="ce15" office:value-type="string" calcext:value-type="string">
            <text:p>Chainmail</text:p>
          </table:table-cell>
          <table:table-cell table:style-name="ce15" office:value-type="string" calcext:value-type="string">
            <text:p>Platemail</text:p>
          </table:table-cell>
          <table:table-cell table:style-name="ce15" office:value-type="string" calcext:value-type="string">
            <text:p>Shortsword</text:p>
          </table:table-cell>
          <table:table-cell table:style-name="ce15" office:value-type="string" calcext:value-type="string">
            <text:p>Longsword</text:p>
          </table:table-cell>
          <table:table-cell table:style-name="ce15" office:value-type="string" calcext:value-type="string">
            <text:p>Daggers</text:p>
          </table:table-cell>
          <table:table-cell table:style-name="ce15" office:value-type="string" calcext:value-type="string">
            <text:p>Staffs</text:p>
          </table:table-cell>
          <table:table-cell table:style-name="ce15" office:value-type="string" calcext:value-type="string">
            <text:p>Spears</text:p>
          </table:table-cell>
          <table:table-cell table:style-name="ce15" office:value-type="string" calcext:value-type="string">
            <text:p>Battleaxes</text:p>
          </table:table-cell>
          <table:table-cell table:style-name="ce15"/>
          <table:table-cell table:number-columns-repeated="8" table:style-name="ce15" office:value-type="string" calcext:value-type="string">
            <text:p>Notes:</text:p>
          </table:table-cell>
          <table:table-cell table:style-name="ce15" table:number-columns-repeated="6"/>
          <table:table-cell table:number-columns-repeated="2" table:style-name="ce15" office:value-type="string" calcext:value-type="string">
            <text:p>Notes:</text:p>
          </table:table-cell>
          <table:table-cell table:style-name="ce15" table:number-columns-repeated="6"/>
          <table:table-cell table:number-columns-repeated="3" table:style-name="ce15" office:value-type="string" calcext:value-type="string">
            <text:p>Notes:</text:p>
          </table:table-cell>
          <table:table-cell table:style-name="ce15"/>
          <table:table-cell table:number-columns-repeated="2" table:style-name="ce15" office:value-type="string" calcext:value-type="string">
            <text:p>Notes:</text:p>
          </table:table-cell>
          <table:table-cell table:style-name="ce15" table:number-columns-repeated="3"/>
          <table:table-cell table:style-name="ce15" office:value-type="string" calcext:value-type="string">
            <text:p>Notes:</text:p>
          </table:table-cell>
          <table:table-cell table:style-name="ce15"/>
          <table:table-cell table:style-name="ce15" office:value-type="string" calcext:value-type="string">
            <text:p>Notes:</text:p>
          </table:table-cell>
          <table:table-cell table:style-name="ce15" table:number-columns-repeated="3"/>
          <table:table-cell table:number-columns-repeated="3" table:style-name="ce15" office:value-type="string" calcext:value-type="string">
            <text:p>Notes:</text:p>
          </table:table-cell>
          <table:table-cell table:style-name="ce15" table:number-columns-repeated="915"/>
        </table:table-row>
        <table:table-row table:style-name="ro1">
          <table:table-cell table:number-columns-repeated="6"/>
          <table:table-cell table:style-name="ce26" table:number-matrix-columns-spanned="1" table:number-matrix-rows-spanned="1" table:formula="of:=AVERAGE([.C3:.C25]*[.F3:.F25]*[.G3:.G25]*40.82766)" office:value-type="float" office:value="1661.72747721783" calcext:value-type="float">
            <text:p>1661.727</text:p>
          </table:table-cell>
          <table:table-cell table:style-name="ce3" table:formula="of:=144/528" office:value-type="float" office:value="0.272727272727273" calcext:value-type="float">
            <text:p>0.27</text:p>
          </table:table-cell>
          <table:table-cell table:style-name="ce3" table:formula="of:=400/2100" office:value-type="float" office:value="0.19047619047619" calcext:value-type="float">
            <text:p>0.19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table:number-columns-repeated="3"/>
          <table:table-cell table:style-name="ce8"/>
          <table:table-cell table:number-columns-repeated="4"/>
          <table:table-cell table:style-name="Default" table:number-columns-repeated="3"/>
          <table:table-cell table:style-name="Default" table:number-matrix-columns-spanned="1" table:number-matrix-rows-spanned="1" table:formula="of:=SUM(1/([.V3:.V5]+[$Dists.Q2:$Dists.Q4]))" office:value-type="float" office:value="0.000585096938275476" calcext:value-type="float">
            <text:p>0.000585096938275</text:p>
          </table:table-cell>
          <table:table-cell table:style-name="Default" table:number-columns-repeated="7"/>
          <table:table-cell table:style-name="Default" office:value-type="string" calcext:value-type="string">
            <text:p>1lb wx =</text:p>
          </table:table-cell>
          <table:table-cell table:style-name="Default"/>
          <table:table-cell table:number-columns-repeated="2"/>
          <table:table-cell table:style-name="Default"/>
          <table:table-cell table:style-name="Default" table:formula="of:=AVERAGE(0.7;0.7;1)" office:value-type="float" office:value="0.8" calcext:value-type="float">
            <text:p>0.8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11.25lb Nun.</text:p>
          </table:table-cell>
          <table:table-cell table:style-name="Default" table:number-columns-repeated="8"/>
          <table:table-cell table:style-name="Default" table:formula="of:=45*128" office:value-type="float" office:value="5760" calcext:value-type="float">
            <text:p>5760</text:p>
          </table:table-cell>
          <table:table-cell table:style-name="Default" table:number-columns-repeated="2"/>
          <table:table-cell table:style-name="ce16" table:formula="of:=110*(9/12)*(3/12)*(4.5/12)" office:value-type="float" office:value="7.734375" calcext:value-type="float">
            <text:p>7.73</text:p>
          </table:table-cell>
          <table:table-cell table:style-name="Default"/>
          <table:table-cell table:style-name="ce16" table:formula="of:=2000*1000/60" office:value-type="float" office:value="33333.3333333333" calcext:value-type="float">
            <text:p>33,333.33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1.5" calcext:value-type="float">
            <text:p>1.5</text:p>
          </table:table-cell>
          <table:table-cell table:formula="of:=2.55/7" office:value-type="float" office:value="0.364285714285714" calcext:value-type="float">
            <text:p>0.364</text:p>
          </table:table-cell>
          <table:table-cell table:style-name="Default" table:formula="of:=7/16" office:value-type="float" office:value="0.4375" calcext:value-type="float">
            <text:p>0.43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formula="of:=4.8*2.2+4*2.2+4.2*2.2+1.2*2.2+4.8*2.2+4.8*2.2" office:value-type="float" office:value="52.36" calcext:value-type="float">
            <text:p>52.36</text:p>
          </table:table-cell>
          <table:table-cell table:style-name="Default" table:formula="of:=[.BL28]/2" office:value-type="float" office:value="1.6875" calcext:value-type="float">
            <text:p>1.6875</text:p>
          </table:table-cell>
          <table:table-cell table:style-name="Default" table:formula="of:=3+(3/8)" office:value-type="float" office:value="3.375" calcext:value-type="float">
            <text:p>3.375</text:p>
          </table:table-cell>
          <table:table-cell table:style-name="Default" table:formula="of:=[.BL28]/4" office:value-type="float" office:value="0.84375" calcext:value-type="float">
            <text:p>0.8437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52/16" office:value-type="float" office:value="3.25" calcext:value-type="float">
            <text:p>3.2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Default" office:value-type="string" calcext:value-type="string">
            <text:p>Sweater = 2lb wool</text:p>
          </table:table-cell>
          <table:table-cell table:style-name="Default" office:value-type="string" calcext:value-type="string">
            <text:p>4yd/lb</text:p>
          </table:table-cell>
          <table:table-cell table:style-name="Default" office:value-type="string" calcext:value-type="string">
            <text:p>2.22yd/lb</text:p>
          </table:table-cell>
          <table:table-cell table:style-name="Default" office:value-type="string" calcext:value-type="string">
            <text:p>Zhou Hide = 2lb</text:p>
          </table:table-cell>
          <table:table-cell table:style-name="Default" office:value-type="string" calcext:value-type="string">
            <text:p>Shirt = 3.5yd</text:p>
          </table:table-cell>
          <table:table-cell table:style-name="Default" office:value-type="string" calcext:value-type="string">
            <text:p>Vest = 2yd</text:p>
          </table:table-cell>
          <table:table-cell table:style-name="Default" office:value-type="string" calcext:value-type="string">
            <text:p>Pants = 2.5yd</text:p>
          </table:table-cell>
          <table:table-cell table:style-name="Default" office:value-type="string" calcext:value-type="string">
            <text:p>Coat = 7yd</text:p>
          </table:table-cell>
          <table:table-cell table:style-name="Default" table:number-columns-repeated="6"/>
          <table:table-cell table:style-name="Default" office:value-type="string" calcext:value-type="string">
            <text:p>lb/barrel=</text:p>
          </table:table-cell>
          <table:table-cell table:style-name="Default" office:value-type="string" calcext:value-type="string">
            <text:p>Average plate = 2lb</text:p>
          </table:table-cell>
          <table:table-cell table:style-name="Default" table:number-columns-repeated="6"/>
          <table:table-cell table:number-columns-repeated="3" table:style-name="Default" office:value-type="string" calcext:value-type="string">
            <text:p>1lb = 24coins</text:p>
          </table:table-cell>
          <table:table-cell table:style-name="Default"/>
          <table:table-cell table:style-name="Default" office:value-type="string" calcext:value-type="string">
            <text:p>2lb rope = 50’</text:p>
          </table:table-cell>
          <table:table-cell table:style-name="Default" office:value-type="string" calcext:value-type="string">
            <text:p>2lb string =</text:p>
          </table:table-cell>
          <table:table-cell table:style-name="Default" table:number-columns-repeated="3"/>
          <table:table-cell table:style-name="Default" office:value-type="string" calcext:value-type="string">
            <text:p>lb/pelt</text:p>
          </table:table-cell>
          <table:table-cell table:style-name="Default"/>
          <table:table-cell table:style-name="Default" office:value-type="string" calcext:value-type="string">
            <text:p>yd/lb = 2</text:p>
          </table:table-cell>
          <table:table-cell table:style-name="Default" table:number-columns-repeated="3"/>
          <table:table-cell table:style-name="Default" office:value-type="string" calcext:value-type="string">
            <text:p>0.02lb/arrow</text:p>
          </table:table-cell>
          <table:table-cell table:style-name="Default" office:value-type="string" calcext:value-type="string">
            <text:p>0.5lb/pack</text:p>
          </table:table-cell>
          <table:table-cell table:style-name="Default" office:value-type="string" calcext:value-type="string">
            <text:p>25lb/saddle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1"/>
          <table:table-cell table:style-name="Default" office:value-type="string" calcext:value-type="string">
            <text:p>80hrs light</text:p>
          </table:table-cell>
          <table:table-cell table:style-name="Default" table:number-columns-repeated="3"/>
          <table:table-cell table:style-name="ce6"/>
          <table:table-cell table:style-name="Default" table:number-columns-repeated="2"/>
          <table:table-cell table:style-name="Default" office:value-type="string" calcext:value-type="string">
            <text:p>'=30qt oil</text:p>
          </table:table-cell>
          <table:table-cell table:style-name="Default" table:number-columns-repeated="8"/>
          <table:table-cell table:style-name="ce15" office:value-type="string" calcext:value-type="string">
            <text:p>lb/cord</text:p>
          </table:table-cell>
          <table:table-cell table:style-name="Default" table:number-columns-repeated="2"/>
          <table:table-cell table:style-name="ce15" office:value-type="string" calcext:value-type="string">
            <text:p>lb/brick</text:p>
          </table:table-cell>
          <table:table-cell table:style-name="Default"/>
          <table:table-cell table:style-name="ce15" office:value-type="string" calcext:value-type="string">
            <text:p>pelts/KT</text:p>
          </table:table-cell>
          <table:table-cell table:style-name="ce15" office:value-type="string" calcext:value-type="string">
            <text:p>lb/shoe</text:p>
          </table:table-cell>
          <table:table-cell table:number-columns-repeated="16" table:style-name="ce15" office:value-type="string" calcext:value-type="string">
            <text:p>lb/ea</text:p>
          </table:table-cell>
          <table:table-cell table:style-name="Default"/>
          <table:table-cell table:style-name="Default" office:value-type="string" calcext:value-type="string">
            <text:p>sweaters/KT=</text:p>
          </table:table-cell>
          <table:table-cell table:style-name="Default" office:value-type="string" calcext:value-type="string">
            <text:p>yd/KT=</text:p>
          </table:table-cell>
          <table:table-cell table:style-name="Default" office:value-type="string" calcext:value-type="string">
            <text:p>yd/KT</text:p>
          </table:table-cell>
          <table:table-cell table:style-name="Default" office:value-type="string" calcext:value-type="string">
            <text:p>Zhou Hide = 4yd</text:p>
          </table:table-cell>
          <table:table-cell table:style-name="Default" office:value-type="string" calcext:value-type="string">
            <text:p>Shirt/KT</text:p>
          </table:table-cell>
          <table:table-cell table:style-name="Default" office:value-type="string" calcext:value-type="string">
            <text:p>Vests/KT</text:p>
          </table:table-cell>
          <table:table-cell table:style-name="Default" office:value-type="string" calcext:value-type="string">
            <text:p>Pants/KT</text:p>
          </table:table-cell>
          <table:table-cell table:style-name="Default" office:value-type="string" calcext:value-type="string">
            <text:p>Coats/KT</text:p>
          </table:table-cell>
          <table:table-cell table:style-name="Default" table:number-columns-repeated="6"/>
          <table:table-cell table:style-name="Default" table:formula="of:=ROUND(8.3454*32)" office:value-type="float" office:value="267" calcext:value-type="float">
            <text:p>267</text:p>
          </table:table-cell>
          <table:table-cell table:style-name="Default" table:number-columns-repeated="7"/>
          <table:table-cell table:number-columns-repeated="3" table:style-name="Default" office:value-type="string" calcext:value-type="string">
            <text:p>1ton = 48Kcoins</text:p>
          </table:table-cell>
          <table:table-cell table:style-name="Default"/>
          <table:table-cell table:style-name="Default" office:value-type="string" calcext:value-type="string">
            <text:p>1ton = 50Kft</text:p>
          </table:table-cell>
          <table:table-cell table:style-name="Default" office:value-type="string" calcext:value-type="string">
            <text:p>1500ft</text:p>
          </table:table-cell>
          <table:table-cell table:style-name="Default" table:number-columns-repeated="3"/>
          <table:table-cell table:style-name="Default" table:formula="of:=1/60" office:value-type="float" office:value="0.0166666666666667" calcext:value-type="float">
            <text:p>0.016666666666667</text:p>
          </table:table-cell>
          <table:table-cell table:style-name="Default"/>
          <table:table-cell table:style-name="Default" office:value-type="string" calcext:value-type="string">
            <text:p>4Myd / KT</text:p>
          </table:table-cell>
          <table:table-cell table:style-name="Default" table:number-columns-repeated="3"/>
          <table:table-cell table:style-name="Default" office:value-type="string" calcext:value-type="string">
            <text:p>arrows/KT</text:p>
          </table:table-cell>
          <table:table-cell table:style-name="Default" office:value-type="string" calcext:value-type="string">
            <text:p>4Mpcks</text:p>
          </table:table-cell>
          <table:table-cell table:style-name="Default" office:value-type="string" calcext:value-type="string">
            <text:p>saddles/KT=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5"/>
          <table:table-cell table:style-name="ce6"/>
          <table:table-cell table:style-name="Default" table:number-columns-repeated="2"/>
          <table:table-cell table:style-name="Default" office:value-type="string" calcext:value-type="string">
            <text:p>'=30kg oil</text:p>
          </table:table-cell>
          <table:table-cell table:style-name="Default" table:number-columns-repeated="8"/>
          <table:table-cell table:style-name="ce16" table:formula="of:=[.AT28]/2000" office:value-type="float" office:value="2.88" calcext:value-type="float">
            <text:p>2.88</text:p>
          </table:table-cell>
          <table:table-cell table:style-name="Default" table:number-columns-repeated="2"/>
          <table:table-cell table:style-name="ce11" table:formula="of:=[.AW28]/2000" office:value-type="float" office:value="0.0038671875" calcext:value-type="float">
            <text:p>0.00387</text:p>
          </table:table-cell>
          <table:table-cell table:style-name="Default"/>
          <table:table-cell table:style-name="ce16" table:formula="of:=[.AY28]/(60*1000)" office:value-type="float" office:value="0.555555555555556" calcext:value-type="float">
            <text:p>0.56</text:p>
          </table:table-cell>
          <table:table-cell table:style-name="Default" table:formula="of:=[.AZ28]/2000" office:value-type="float" office:value="0.00125" calcext:value-type="float">
            <text:p>0.00125</text:p>
          </table:table-cell>
          <table:table-cell table:style-name="Default" table:formula="of:=[.BA28]/2000" office:value-type="float" office:value="0.0015" calcext:value-type="float">
            <text:p>0.0015</text:p>
          </table:table-cell>
          <table:table-cell table:style-name="Default" table:formula="of:=[.BB28]/2000" office:value-type="float" office:value="0.00075" calcext:value-type="float">
            <text:p>0.00075</text:p>
          </table:table-cell>
          <table:table-cell table:style-name="Default" table:formula="of:=[.BC28]/2000" office:value-type="float" office:value="0.0006" calcext:value-type="float">
            <text:p>0.0006</text:p>
          </table:table-cell>
          <table:table-cell table:style-name="Default" table:formula="of:=[.BD28]/2000" office:value-type="float" office:value="0.00075" calcext:value-type="float">
            <text:p>0.00075</text:p>
          </table:table-cell>
          <table:table-cell table:style-name="Default" table:formula="of:=[.BE28]/2000" office:value-type="float" office:value="0.000182142857142857" calcext:value-type="float">
            <text:p>0.000182142857143</text:p>
          </table:table-cell>
          <table:table-cell table:style-name="Default" table:formula="of:=[.BF28]/2000" office:value-type="float" office:value="0.00021875" calcext:value-type="float">
            <text:p>0.00021875</text:p>
          </table:table-cell>
          <table:table-cell table:style-name="Default" table:formula="of:=[.BG28]/2000" office:value-type="float" office:value="0.001" calcext:value-type="float">
            <text:p>0.001</text:p>
          </table:table-cell>
          <table:table-cell table:style-name="Default" table:formula="of:=[.BH28]/2000" office:value-type="float" office:value="0.00075" calcext:value-type="float">
            <text:p>0.00075</text:p>
          </table:table-cell>
          <table:table-cell table:style-name="Default" table:formula="of:=[.BI28]/2000" office:value-type="float" office:value="0.02" calcext:value-type="float">
            <text:p>0.02</text:p>
          </table:table-cell>
          <table:table-cell table:style-name="Default" table:formula="of:=[.BJ28]/2000" office:value-type="float" office:value="0.02618" calcext:value-type="float">
            <text:p>0.02618</text:p>
          </table:table-cell>
          <table:table-cell table:style-name="Default" table:formula="of:=[.BK28]/2000" office:value-type="float" office:value="0.00084375" calcext:value-type="float">
            <text:p>0.00084375</text:p>
          </table:table-cell>
          <table:table-cell table:style-name="Default" table:formula="of:=[.BL28]/2000" office:value-type="float" office:value="0.0016875" calcext:value-type="float">
            <text:p>0.0016875</text:p>
          </table:table-cell>
          <table:table-cell table:style-name="Default" table:formula="of:=[.BM28]/2000" office:value-type="float" office:value="0.000421875" calcext:value-type="float">
            <text:p>0.000421875</text:p>
          </table:table-cell>
          <table:table-cell table:style-name="Default" table:formula="of:=[.BN28]/2000" office:value-type="float" office:value="0.0015" calcext:value-type="float">
            <text:p>0.0015</text:p>
          </table:table-cell>
          <table:table-cell table:style-name="Default" table:formula="of:=[.BO28]/2000" office:value-type="float" office:value="0.001625" calcext:value-type="float">
            <text:p>0.001625</text:p>
          </table:table-cell>
          <table:table-cell table:style-name="Default" table:formula="of:=[.BP28]/2000" office:value-type="float" office:value="0.00075" calcext:value-type="float">
            <text:p>0.00075</text:p>
          </table:table-cell>
          <table:table-cell table:style-name="Default"/>
          <table:table-cell table:style-name="ce6" table:formula="of:=2000*1000/2" office:value-type="float" office:value="1000000" calcext:value-type="float">
            <text:p>1,000,000</text:p>
          </table:table-cell>
          <table:table-cell table:style-name="ce6" table:formula="of:=2000*1000*4" office:value-type="float" office:value="8000000" calcext:value-type="float">
            <text:p>8,000,000</text:p>
          </table:table-cell>
          <table:table-cell table:style-name="ce6" table:formula="of:=2000*1000*(20/9)" office:value-type="float" office:value="4444444.44444444" calcext:value-type="float">
            <text:p>4,444,444</text:p>
          </table:table-cell>
          <table:table-cell table:style-name="Default" office:value-type="string" calcext:value-type="string">
            <text:p>0.5lb/yd leather</text:p>
          </table:table-cell>
          <table:table-cell table:style-name="ce6" table:formula="of:=2000*1000*(20/9)/3.5" office:value-type="float" office:value="1269841.26984127" calcext:value-type="float">
            <text:p>1,269,841</text:p>
          </table:table-cell>
          <table:table-cell table:style-name="ce6" table:formula="of:=2000*1000*(20/9)/2" office:value-type="float" office:value="2222222.22222222" calcext:value-type="float">
            <text:p>2,222,222</text:p>
          </table:table-cell>
          <table:table-cell table:style-name="ce6" table:formula="of:=2000*1000*(20/9)/2.5" office:value-type="float" office:value="1777777.77777778" calcext:value-type="float">
            <text:p>1,777,778</text:p>
          </table:table-cell>
          <table:table-cell table:style-name="ce6" table:formula="of:=2000*1000*(20/9)/7" office:value-type="float" office:value="634920.634920635" calcext:value-type="float">
            <text:p>634,921</text:p>
          </table:table-cell>
          <table:table-cell table:style-name="Default" table:number-columns-repeated="6"/>
          <table:table-cell table:style-name="Default" office:value-type="string" calcext:value-type="string">
            <text:p>barrels/KT=</text:p>
          </table:table-cell>
          <table:table-cell table:style-name="Default" table:number-columns-repeated="7"/>
          <table:table-cell table:number-columns-repeated="3" table:style-name="Default" office:value-type="string" calcext:value-type="string">
            <text:p>1KT = 48Mcoins</text:p>
          </table:table-cell>
          <table:table-cell table:style-name="Default"/>
          <table:table-cell table:style-name="Default" office:value-type="string" calcext:value-type="string">
            <text:p>1KT = 50Mft</text:p>
          </table:table-cell>
          <table:table-cell table:style-name="Default" office:value-type="string" calcext:value-type="string">
            <text:p>1ton = 1.5Mft</text:p>
          </table:table-cell>
          <table:table-cell table:style-name="Default" table:number-columns-repeated="3"/>
          <table:table-cell table:style-name="Default" office:value-type="string" calcext:value-type="string">
            <text:p>pelts/KT</text:p>
          </table:table-cell>
          <table:table-cell table:style-name="Default" table:number-columns-repeated="5"/>
          <table:table-cell table:style-name="ce6" table:formula="of:=2000*1000/0.02" office:value-type="float" office:value="100000000" calcext:value-type="float">
            <text:p>100,000,000</text:p>
          </table:table-cell>
          <table:table-cell table:style-name="Default" office:value-type="string" calcext:value-type="string">
            <text:p>'=1KT</text:p>
          </table:table-cell>
          <table:table-cell table:style-name="ce6" table:formula="of:=2000*1000/25" office:value-type="float" office:value="80000" calcext:value-type="float">
            <text:p>80,000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5"/>
          <table:table-cell table:style-name="ce6"/>
          <table:table-cell table:style-name="Default" table:number-columns-repeated="2"/>
          <table:table-cell table:style-name="Default" office:value-type="string" calcext:value-type="string">
            <text:p>'=66lb oil</text:p>
          </table:table-cell>
          <table:table-cell table:style-name="Default" table:number-columns-repeated="8"/>
          <table:table-cell table:style-name="ce15" office:value-type="string" calcext:value-type="string">
            <text:p>cord/KT</text:p>
          </table:table-cell>
          <table:table-cell table:style-name="Default" table:number-columns-repeated="2"/>
          <table:table-cell table:style-name="ce15" office:value-type="string" calcext:value-type="string">
            <text:p>KT/Kbcks</text:p>
          </table:table-cell>
          <table:table-cell table:style-name="Default"/>
          <table:table-cell table:style-name="ce15" office:value-type="string" calcext:value-type="string">
            <text:p>Kcoats/KT</text:p>
          </table:table-cell>
          <table:table-cell table:number-columns-repeated="17" table:style-name="ce15" office:value-type="string" calcext:value-type="string">
            <text:p>KT/K</text:p>
          </table:table-cell>
          <table:table-cell table:style-name="Default" table:number-columns-repeated="3"/>
          <table:table-cell table:style-name="Default" office:value-type="string" calcext:value-type="string">
            <text:p>4.44Myd / KT</text:p>
          </table:table-cell>
          <table:table-cell table:style-name="Default" table:number-columns-repeated="11"/>
          <table:table-cell table:style-name="Default" table:formula="of:=ROUND(2000*1000/[.CF29])" office:value-type="float" office:value="7491" calcext:value-type="float">
            <text:p>7491</text:p>
          </table:table-cell>
          <table:table-cell table:style-name="Default" table:number-columns-repeated="12"/>
          <table:table-cell table:style-name="Default" office:value-type="string" calcext:value-type="string">
            <text:p>1KT = 1.5Gft</text:p>
          </table:table-cell>
          <table:table-cell table:style-name="Default" table:number-columns-repeated="3"/>
          <table:table-cell table:style-name="Default" table:formula="of:=2000*1000/60" office:value-type="float" office:value="33333.3333333333" calcext:value-type="float">
            <text:p>33333.3333333333</text:p>
          </table:table-cell>
          <table:table-cell table:style-name="Default" table:number-columns-repeated="8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54"/>
          <table:table-cell table:style-name="Default" office:value-type="string" calcext:value-type="string">
            <text:p>Sweater = 2/5yd fab</text:p>
          </table:table-cell>
          <table:table-cell table:style-name="Default" table:number-columns-repeated="22"/>
          <table:table-cell table:style-name="Default" office:value-type="string" calcext:value-type="string">
            <text:p>Rope is at </text:p>
          </table:table-cell>
          <table:table-cell table:style-name="Default" table:number-columns-repeated="4"/>
          <table:table-cell table:style-name="Default" office:value-type="string" calcext:value-type="string">
            <text:p>lb/yd</text:p>
          </table:table-cell>
          <table:table-cell table:style-name="Default" table:number-columns-repeated="5"/>
          <table:table-cell table:style-name="Default" office:value-type="string" calcext:value-type="string">
            <text:p>100Marrows</text:p>
          </table:table-cell>
          <table:table-cell table:style-name="Default" table:number-columns-repeated="2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8"/>
          <table:table-cell table:style-name="ce16" table:formula="of:=(30/4)/(66/2000)" office:value-type="float" office:value="227.272727272727" calcext:value-type="float">
            <text:p>227.27</text:p>
          </table:table-cell>
          <table:table-cell table:style-name="Default" table:number-columns-repeated="8"/>
          <table:table-cell table:style-name="ce15" office:value-type="string" calcext:value-type="string">
            <text:p>Board Feet</text:p>
          </table:table-cell>
          <table:table-cell table:style-name="Default" table:number-columns-repeated="25"/>
          <table:table-cell table:style-name="Default" table:formula="of:=[.BT3]*4444" office:value-type="float" office:value="529.947" calcext:value-type="float">
            <text:p>529.947</text:p>
          </table:table-cell>
          <table:table-cell table:style-name="Default" table:number-columns-repeated="23"/>
          <table:table-cell table:style-name="Default" office:value-type="string" calcext:value-type="string">
            <text:p>50ft lengths</text:p>
          </table:table-cell>
          <table:table-cell table:style-name="Default" office:value-type="string" calcext:value-type="string">
            <text:p>String is at</text:p>
          </table:table-cell>
          <table:table-cell table:style-name="Default" table:number-columns-repeated="3"/>
          <table:table-cell table:style-name="Default" table:formula="of:=0.5" office:value-type="float" office:value="0.5" calcext:value-type="float">
            <text:p>0.5</text:p>
          </table:table-cell>
          <table:table-cell table:style-name="Default" table:number-columns-repeated="5"/>
          <table:table-cell table:style-name="Default" office:value-type="string" calcext:value-type="string">
            <text:p>'=1KT</text:p>
          </table:table-cell>
          <table:table-cell table:style-name="Default" table:number-columns-repeated="2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18"/>
          <table:table-cell table:style-name="ce15" office:value-type="string" calcext:value-type="string">
            <text:p>Kgal/KT</text:p>
          </table:table-cell>
          <table:table-cell table:style-name="Default" table:number-columns-repeated="8"/>
          <table:table-cell table:style-name="ce16" table:formula="of:=45/12" office:value-type="float" office:value="3.75" calcext:value-type="float">
            <text:p>3.75</text:p>
          </table:table-cell>
          <table:table-cell table:style-name="Default" table:number-columns-repeated="26"/>
          <table:table-cell table:style-name="Default" office:value-type="string" calcext:value-type="string">
            <text:p>Dyes increase</text:p>
          </table:table-cell>
          <table:table-cell table:style-name="Default" table:number-columns-repeated="22"/>
          <table:table-cell table:style-name="Default" office:value-type="string" calcext:value-type="string">
            <text:p>and holds</text:p>
          </table:table-cell>
          <table:table-cell table:style-name="Default" office:value-type="string" calcext:value-type="string">
            <text:p>5ft lengths</text:p>
          </table:table-cell>
          <table:table-cell table:style-name="Default" table:number-columns-repeated="3"/>
          <table:table-cell table:style-name="Default" office:value-type="string" calcext:value-type="string">
            <text:p>yds/KT</text:p>
          </table:table-cell>
          <table:table-cell table:style-name="Default" table:number-columns-repeated="8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27"/>
          <table:table-cell table:style-name="ce15" office:value-type="string" calcext:value-type="string">
            <text:p>lb/bf</text:p>
          </table:table-cell>
          <table:table-cell table:style-name="Default" table:number-columns-repeated="26"/>
          <table:table-cell table:style-name="Default" office:value-type="string" calcext:value-type="string">
            <text:p>cost by 20-50%</text:p>
          </table:table-cell>
          <table:table-cell table:style-name="Default" table:number-columns-repeated="22"/>
          <table:table-cell table:style-name="Default" office:value-type="string" calcext:value-type="string">
            <text:p>250lb wt</text:p>
          </table:table-cell>
          <table:table-cell table:style-name="Default" office:value-type="string" calcext:value-type="string">
            <text:p>and holds</text:p>
          </table:table-cell>
          <table:table-cell table:style-name="Default" table:number-columns-repeated="3"/>
          <table:table-cell table:style-name="ce6" table:formula="of:=2000*1000*2" office:value-type="float" office:value="4000000" calcext:value-type="float">
            <text:p>4,000,000</text:p>
          </table:table-cell>
          <table:table-cell table:style-name="Default" table:number-columns-repeated="8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3"/>
          <table:table-cell table:style-name="ce16"/>
          <table:table-cell table:style-name="Default" table:number-columns-repeated="23"/>
          <table:table-cell table:style-name="ce11" table:formula="of:=[.AT34]/2000" office:value-type="float" office:value="0.001875" calcext:value-type="float">
            <text:p>0.00188</text:p>
          </table:table-cell>
          <table:table-cell table:style-name="Default" table:number-columns-repeated="50"/>
          <table:table-cell table:style-name="Default" office:value-type="string" calcext:value-type="string">
            <text:p>83.33lb wt</text:p>
          </table:table-cell>
          <table:table-cell table:style-name="Default" table:number-columns-repeated="12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27"/>
          <table:table-cell table:style-name="ce15" office:value-type="string" calcext:value-type="string">
            <text:p>KT/Kbf</text:p>
          </table:table-cell>
          <table:table-cell table:style-name="Default" table:number-columns-repeated="63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27"/>
          <table:table-cell table:style-name="ce11"/>
          <table:table-cell table:style-name="Default" table:number-columns-repeated="63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27"/>
          <table:table-cell table:style-name="Default" office:value-type="string" calcext:value-type="string">
            <text:p>1.5 days / cord</text:p>
          </table:table-cell>
          <table:table-cell table:style-name="Default" table:number-columns-repeated="63"/>
          <table:table-cell table:number-columns-repeated="915"/>
        </table:table-row>
        <table:table-row table:style-name="ro1">
          <table:table-cell table:number-columns-repeated="16"/>
          <table:table-cell table:style-name="ce6"/>
          <table:table-cell/>
          <table:table-cell table:style-name="ce15" table:number-columns-repeated="91"/>
          <table:table-cell table:number-columns-repeated="915"/>
        </table:table-row>
        <table:table-row table:style-name="ro1">
          <table:table-cell table:number-columns-repeated="18"/>
          <table:table-cell table:style-name="Default" table:number-columns-repeated="91"/>
          <table:table-cell table:number-columns-repeated="915"/>
        </table:table-row>
        <table:table-row table:style-name="ro1">
          <table:table-cell table:number-columns-repeated="18"/>
          <table:table-cell table:style-name="ce15" office:value-type="string" calcext:value-type="string">
            <text:p>Sugar (KT)</text:p>
          </table:table-cell>
          <table:table-cell table:style-name="ce15" office:value-type="string" calcext:value-type="string">
            <text:p>Jeet (KT)</text:p>
          </table:table-cell>
          <table:table-cell table:style-name="ce15" office:value-type="string" calcext:value-type="string">
            <text:p>Jeet Seed (KT)</text:p>
          </table:table-cell>
          <table:table-cell table:style-name="ce15" office:value-type="string" calcext:value-type="string">
            <text:p>Jeet Out (KT)</text:p>
          </table:table-cell>
          <table:table-cell table:style-name="ce15" office:value-type="string" calcext:value-type="string">
            <text:p>Nye (KT)</text:p>
          </table:table-cell>
          <table:table-cell table:style-name="ce15" office:value-type="string" calcext:value-type="string">
            <text:p>Nye Seed (KT)</text:p>
          </table:table-cell>
          <table:table-cell table:style-name="ce15" office:value-type="string" calcext:value-type="string">
            <text:p>Nye Out (KT)</text:p>
          </table:table-cell>
          <table:table-cell table:style-name="ce15" office:value-type="string" calcext:value-type="string">
            <text:p>Veam (KT)</text:p>
          </table:table-cell>
          <table:table-cell table:style-name="ce15" office:value-type="string" calcext:value-type="string">
            <text:p>Nunives (KT)</text:p>
          </table:table-cell>
          <table:table-cell table:style-name="ce15" office:value-type="string" calcext:value-type="string">
            <text:p>Jax (KT)</text:p>
          </table:table-cell>
          <table:table-cell table:style-name="ce15" office:value-type="string" calcext:value-type="string">
            <text:p>Honey (KT)</text:p>
          </table:table-cell>
          <table:table-cell table:style-name="ce15" office:value-type="string" calcext:value-type="string">
            <text:p>Wax (KT)</text:p>
          </table:table-cell>
          <table:table-cell table:style-name="ce15" office:value-type="string" calcext:value-type="string">
            <text:p>Dairy Jound (ea)</text:p>
          </table:table-cell>
          <table:table-cell table:style-name="ce4" office:value-type="string" calcext:value-type="string">
            <text:p>Zhou (ea)</text:p>
          </table:table-cell>
          <table:table-cell table:style-name="ce15" office:value-type="string" calcext:value-type="string">
            <text:p>Flou (ea)</text:p>
          </table:table-cell>
          <table:table-cell table:style-name="ce15" office:value-type="string" calcext:value-type="string">
            <text:p>Jingla (KT)</text:p>
          </table:table-cell>
          <table:table-cell table:style-name="ce15" office:value-type="string" calcext:value-type="string">
            <text:p>Flour (KT/(cap))</text:p>
          </table:table-cell>
          <table:table-cell table:style-name="ce15" office:value-type="string" calcext:value-type="string">
            <text:p>Bread (KT/(cap))</text:p>
          </table:table-cell>
          <table:table-cell table:style-name="ce15" office:value-type="string" calcext:value-type="string">
            <text:p>Veg Oil (KT)</text:p>
          </table:table-cell>
          <table:table-cell table:style-name="ce15" office:value-type="string" calcext:value-type="string">
            <text:p>Cheese (KT)</text:p>
          </table:table-cell>
          <table:table-cell table:number-columns-repeated="2" table:style-name="ce15" office:value-type="string" calcext:value-type="string">
            <text:p>Meat (KT)</text:p>
          </table:table-cell>
          <table:table-cell table:style-name="ce15" office:value-type="string" calcext:value-type="string">
            <text:p>Eggs (KT)</text:p>
          </table:table-cell>
          <table:table-cell table:style-name="ce15" office:value-type="string" calcext:value-type="string">
            <text:p>Cider (KT)</text:p>
          </table:table-cell>
          <table:table-cell table:style-name="ce15" office:value-type="string" calcext:value-type="string">
            <text:p>Sauce (KT)</text:p>
          </table:table-cell>
          <table:table-cell table:style-name="ce15" office:value-type="string" calcext:value-type="string">
            <text:p>Chipak (KT)</text:p>
          </table:table-cell>
          <table:table-cell table:style-name="ce15" office:value-type="string" calcext:value-type="string">
            <text:p>Wool (KT)</text:p>
          </table:table-cell>
          <table:table-cell table:style-name="ce15" office:value-type="string" calcext:value-type="string">
            <text:p>Lumber (KT/cap)</text:p>
          </table:table-cell>
          <table:table-cell table:style-name="ce15" office:value-type="string" calcext:value-type="string">
            <text:p>Timber (KT/cap)</text:p>
          </table:table-cell>
          <table:table-cell table:style-name="ce15" office:value-type="string" calcext:value-type="string">
            <text:p>Carpentry (Kbf/cap)</text:p>
          </table:table-cell>
          <table:table-cell table:style-name="ce15" office:value-type="string" calcext:value-type="string">
            <text:p>Bricks (KT/cap)</text:p>
          </table:table-cell>
          <table:table-cell table:style-name="ce15" office:value-type="string" calcext:value-type="string">
            <text:p>Mason (KT/cap)</text:p>
          </table:table-cell>
          <table:table-cell table:style-name="ce15" office:value-type="string" calcext:value-type="string">
            <text:p>Furrier (KT/cap)</text:p>
          </table:table-cell>
          <table:table-cell table:style-name="ce15" office:value-type="string" calcext:value-type="string">
            <text:p>Zhou Shoes (KT/cap)</text:p>
          </table:table-cell>
          <table:table-cell table:style-name="ce15" office:value-type="string" calcext:value-type="string">
            <text:p>Hoe (KT/cap)</text:p>
          </table:table-cell>
          <table:table-cell table:style-name="ce15" office:value-type="string" calcext:value-type="string">
            <text:p>Hatchet (KT/cap)</text:p>
          </table:table-cell>
          <table:table-cell table:style-name="ce15" office:value-type="string" calcext:value-type="string">
            <text:p>Auger (KT/cap)</text:p>
          </table:table-cell>
          <table:table-cell table:style-name="ce15" office:value-type="string" calcext:value-type="string">
            <text:p>Scissors (KT/cap)</text:p>
          </table:table-cell>
          <table:table-cell table:style-name="ce15" office:value-type="string" calcext:value-type="string">
            <text:p>Chisels (KT/cap)</text:p>
          </table:table-cell>
          <table:table-cell table:style-name="ce15" office:value-type="string" calcext:value-type="string">
            <text:p>Hammers (KT/cap)</text:p>
          </table:table-cell>
          <table:table-cell table:style-name="ce15" office:value-type="string" calcext:value-type="string">
            <text:p>Sickle (KT/cap)</text:p>
          </table:table-cell>
          <table:table-cell table:style-name="ce15" office:value-type="string" calcext:value-type="string">
            <text:p>Axe (KT/cap)</text:p>
          </table:table-cell>
          <table:table-cell table:style-name="ce15" office:value-type="string" calcext:value-type="string">
            <text:p>Chainmail (KT/cap)</text:p>
          </table:table-cell>
          <table:table-cell table:style-name="ce15" office:value-type="string" calcext:value-type="string">
            <text:p>Platemail (KT/cap)</text:p>
          </table:table-cell>
          <table:table-cell table:style-name="ce15" office:value-type="string" calcext:value-type="string">
            <text:p>Shortsword (KT/cap)</text:p>
          </table:table-cell>
          <table:table-cell table:style-name="ce15" office:value-type="string" calcext:value-type="string">
            <text:p>Longsword (KT/cap)</text:p>
          </table:table-cell>
          <table:table-cell table:style-name="ce15" office:value-type="string" calcext:value-type="string">
            <text:p>Dagger (KT/cap)</text:p>
          </table:table-cell>
          <table:table-cell table:style-name="ce15" office:value-type="string" calcext:value-type="string">
            <text:p>Staff (KT/cap)</text:p>
          </table:table-cell>
          <table:table-cell table:style-name="ce15" office:value-type="string" calcext:value-type="string">
            <text:p>Spear (KT/cap)</text:p>
          </table:table-cell>
          <table:table-cell table:style-name="ce15" office:value-type="string" calcext:value-type="string">
            <text:p>Battleaxe (KT/cap)</text:p>
          </table:table-cell>
          <table:table-cell table:style-name="ce15" office:value-type="string" calcext:value-type="string">
            <text:p>Thread (KT/cap)</text:p>
          </table:table-cell>
          <table:table-cell table:style-name="ce15" office:value-type="string" calcext:value-type="string">
            <text:p>Sweater (KT/cap)</text:p>
          </table:table-cell>
          <table:table-cell table:style-name="ce15" office:value-type="string" calcext:value-type="string">
            <text:p>Silk Cloth (KT/cap)</text:p>
          </table:table-cell>
          <table:table-cell table:style-name="ce15" office:value-type="string" calcext:value-type="string">
            <text:p>Wool Cloth (KT/cap)</text:p>
          </table:table-cell>
          <table:table-cell table:style-name="ce15" office:value-type="string" calcext:value-type="string">
            <text:p>Leather (KT/hx)</text:p>
          </table:table-cell>
          <table:table-cell table:style-name="ce15" office:value-type="string" calcext:value-type="string">
            <text:p>Shirts (KT/cap)</text:p>
          </table:table-cell>
          <table:table-cell table:style-name="ce15" office:value-type="string" calcext:value-type="string">
            <text:p>Vests (KT/cap)</text:p>
          </table:table-cell>
          <table:table-cell table:style-name="ce15" office:value-type="string" calcext:value-type="string">
            <text:p>Pants (KT/cap)</text:p>
          </table:table-cell>
          <table:table-cell table:style-name="ce15" office:value-type="string" calcext:value-type="string">
            <text:p>Coat (KT/cap)</text:p>
          </table:table-cell>
          <table:table-cell table:style-name="ce15" office:value-type="string" calcext:value-type="string">
            <text:p>Salt (KT/cap)</text:p>
          </table:table-cell>
          <table:table-cell table:style-name="ce15" office:value-type="string" calcext:value-type="string">
            <text:p>Cured Meat (KT/cap)</text:p>
          </table:table-cell>
          <table:table-cell table:style-name="ce15" office:value-type="string" calcext:value-type="string">
            <text:p>Salted Fish (KT/cap)</text:p>
          </table:table-cell>
          <table:table-cell table:style-name="ce15" office:value-type="string" calcext:value-type="string">
            <text:p>Sausage (KT/cap)</text:p>
          </table:table-cell>
          <table:table-cell table:style-name="ce15" office:value-type="string" calcext:value-type="string">
            <text:p>Pickles (KT/cap)</text:p>
          </table:table-cell>
          <table:table-cell table:style-name="ce15" office:value-type="string" calcext:value-type="string">
            <text:p>Smoked Meats (KT/cap)</text:p>
          </table:table-cell>
          <table:table-cell table:style-name="ce9" office:value-type="string" calcext:value-type="string">
            <text:p>Barrel (Ktspace/cap)</text:p>
          </table:table-cell>
          <table:table-cell table:style-name="ce15" office:value-type="string" calcext:value-type="string">
            <text:p>Pottery (KT/cap)</text:p>
          </table:table-cell>
          <table:table-cell table:style-name="ce15" office:value-type="string" calcext:value-type="string">
            <text:p>Ore (KT/cap)</text:p>
          </table:table-cell>
          <table:table-cell table:style-name="ce15" office:value-type="string" calcext:value-type="string">
            <text:p>Cu (KT/cap)</text:p>
          </table:table-cell>
          <table:table-cell table:style-name="ce15" office:value-type="string" calcext:value-type="string">
            <text:p>Iron (KT/cap)</text:p>
          </table:table-cell>
          <table:table-cell table:style-name="ce15" office:value-type="string" calcext:value-type="string">
            <text:p>Pb (KT/cap)</text:p>
          </table:table-cell>
          <table:table-cell table:style-name="ce15" office:value-type="string" calcext:value-type="string">
            <text:p>Ag (KT/cap)</text:p>
          </table:table-cell>
          <table:table-cell table:style-name="ce15" office:value-type="string" calcext:value-type="string">
            <text:p>Au (KT/cap)</text:p>
          </table:table-cell>
          <table:table-cell table:style-name="ce15" office:value-type="string" calcext:value-type="string">
            <text:p>Cu Coin (KT/cap)</text:p>
          </table:table-cell>
          <table:table-cell table:style-name="ce15" office:value-type="string" calcext:value-type="string">
            <text:p>Ag Coin (KT/cap)</text:p>
          </table:table-cell>
          <table:table-cell table:style-name="ce15" office:value-type="string" calcext:value-type="string">
            <text:p>Au Coin (KT/cap)</text:p>
          </table:table-cell>
          <table:table-cell table:style-name="ce15" office:value-type="string" calcext:value-type="string">
            <text:p>Beer (KT/cap)</text:p>
          </table:table-cell>
          <table:table-cell table:style-name="ce15" office:value-type="string" calcext:value-type="string">
            <text:p>Rope (KT/cap)</text:p>
          </table:table-cell>
          <table:table-cell table:style-name="ce15" office:value-type="string" calcext:value-type="string">
            <text:p>Bowstring (KT/cap)</text:p>
          </table:table-cell>
          <table:table-cell table:style-name="ce15" office:value-type="string" calcext:value-type="string">
            <text:p>Whale Oil (KT/cap)</text:p>
          </table:table-cell>
          <table:table-cell table:style-name="ce15" office:value-type="string" calcext:value-type="string">
            <text:p>Whale Wax (KT/cap)</text:p>
          </table:table-cell>
          <table:table-cell table:style-name="ce15" office:value-type="string" calcext:value-type="string">
            <text:p>Vinegar (KT/cap)</text:p>
          </table:table-cell>
          <table:table-cell table:style-name="ce15" office:value-type="string" calcext:value-type="string">
            <text:p>Furs (KT/cap)</text:p>
          </table:table-cell>
          <table:table-cell table:style-name="ce15" office:value-type="string" calcext:value-type="string">
            <text:p>Game Meat (KT/cap)</text:p>
          </table:table-cell>
          <table:table-cell table:style-name="ce15" office:value-type="string" calcext:value-type="string">
            <text:p>Game Leather (KT/cap)</text:p>
          </table:table-cell>
          <table:table-cell table:style-name="ce15" office:value-type="string" calcext:value-type="string">
            <text:p>Basket (Ktspace/cap)</text:p>
          </table:table-cell>
          <table:table-cell table:style-name="ce15" office:value-type="string" calcext:value-type="string">
            <text:p>Diamonds (KT/cap)</text:p>
          </table:table-cell>
          <table:table-cell table:style-name="ce15" office:value-type="string" calcext:value-type="string">
            <text:p>Gems (KT/cap)</text:p>
          </table:table-cell>
          <table:table-cell table:style-name="ce15" office:value-type="string" calcext:value-type="string">
            <text:p>Arrows (KT/cap)</text:p>
          </table:table-cell>
          <table:table-cell table:style-name="ce15" office:value-type="string" calcext:value-type="string">
            <text:p>Backpacks (KT/cap)</text:p>
          </table:table-cell>
          <table:table-cell table:style-name="ce15" office:value-type="string" calcext:value-type="string">
            <text:p>Saddles (KT/cap)</text:p>
          </table:table-cell>
          <table:table-cell table:number-columns-repeated="915"/>
        </table:table-row>
        <table:table-row table:style-name="ro1">
          <table:table-cell table:number-columns-repeated="18"/>
          <table:table-cell table:formula="of:=MEDIAN([.S3:.S25])" office:value-type="float" office:value="4405.9996127232" calcext:value-type="float">
            <text:p>4,406.000</text:p>
          </table:table-cell>
          <table:table-cell table:formula="of:=MEDIAN([.T3:.T25])" office:value-type="float" office:value="6232.46503795641" calcext:value-type="float">
            <text:p>6,232.465</text:p>
          </table:table-cell>
          <table:table-cell table:formula="of:=MEDIAN([.U3:.U25])" office:value-type="float" office:value="2077.48834598547" calcext:value-type="float">
            <text:p>2,077.488</text:p>
          </table:table-cell>
          <table:table-cell table:formula="of:=MEDIAN([.V3:.V25])" office:value-type="float" office:value="4154.97669197094" calcext:value-type="float">
            <text:p>4,154.977</text:p>
          </table:table-cell>
          <table:table-cell table:formula="of:=MEDIAN([.W3:.W25])" office:value-type="float" office:value="8373.79954754519" calcext:value-type="float">
            <text:p>8,373.800</text:p>
          </table:table-cell>
          <table:table-cell table:formula="of:=MEDIAN([.X3:.X25])" office:value-type="float" office:value="2283.76351296687" calcext:value-type="float">
            <text:p>2,283.764</text:p>
          </table:table-cell>
          <table:table-cell table:formula="of:=MEDIAN([.Y3:.Y25])" office:value-type="float" office:value="6090.03603457832" calcext:value-type="float">
            <text:p>6,090.036</text:p>
          </table:table-cell>
          <table:table-cell table:formula="of:=MEDIAN([.Z3:.Z25])" office:value-type="float" office:value="5446.59283912136" calcext:value-type="float">
            <text:p>5,446.593</text:p>
          </table:table-cell>
          <table:table-cell table:formula="of:=MEDIAN([.AA3:.AA25])" office:value-type="float" office:value="19330.1930304" calcext:value-type="float">
            <text:p>19,330.193</text:p>
          </table:table-cell>
          <table:table-cell table:formula="of:=MEDIAN([.AB3:.AB25])" office:value-type="float" office:value="699.568890624" calcext:value-type="float">
            <text:p>699.569</text:p>
          </table:table-cell>
          <table:table-cell table:formula="of:=MEDIAN([.AC3:.AC25])" office:value-type="float" office:value="2.10721581" calcext:value-type="float">
            <text:p>2.107</text:p>
          </table:table-cell>
          <table:table-cell table:formula="of:=MEDIAN([.AD3:.AD25])" office:value-type="float" office:value="2.10721581" calcext:value-type="float">
            <text:p>2.107</text:p>
          </table:table-cell>
          <table:table-cell table:formula="of:=MEDIAN([.AE3:.AE25])" office:value-type="float" office:value="11383497.7862218" calcext:value-type="float">
            <text:p>11,383,497.786</text:p>
          </table:table-cell>
          <table:table-cell table:formula="of:=MEDIAN([.AF3:.AF25])" office:value-type="float" office:value="6924961.1532849" calcext:value-type="float">
            <text:p>6,924,961.153</text:p>
          </table:table-cell>
          <table:table-cell table:formula="of:=MEDIAN([.AG3:.AG25])" office:value-type="float" office:value="23971019.3767554" calcext:value-type="float">
            <text:p>23,971,019.377</text:p>
          </table:table-cell>
          <table:table-cell table:formula="of:=MEDIAN([.AH3:.AH25])" office:value-type="float" office:value="24941.4400305273" calcext:value-type="float">
            <text:p>24,941.440</text:p>
          </table:table-cell>
          <table:table-cell table:formula="of:=MEDIAN([.AI3:.AI25])" office:value-type="float" office:value="1728" calcext:value-type="float">
            <text:p>1,728.000</text:p>
          </table:table-cell>
          <table:table-cell table:formula="of:=MEDIAN([.AJ3:.AJ25])" office:value-type="float" office:value="9" calcext:value-type="float">
            <text:p>9.000</text:p>
          </table:table-cell>
          <table:table-cell table:formula="of:=MEDIAN([.AK3:.AK25])" office:value-type="float" office:value="13.2" calcext:value-type="float">
            <text:p>13.200</text:p>
          </table:table-cell>
          <table:table-cell table:formula="of:=MEDIAN([.AL3:.AL25])" office:value-type="float" office:value="4154976.69197094" calcext:value-type="float">
            <text:p>4,154,976.692</text:p>
          </table:table-cell>
          <table:table-cell table:formula="of:=MEDIAN([.AM3:.AM25])" office:value-type="float" office:value="263.702520717089" calcext:value-type="float">
            <text:p>263.703</text:p>
          </table:table-cell>
          <table:table-cell table:formula="of:=MEDIAN([.AN3:.AN25])" office:value-type="float" office:value="2908.48368437966" calcext:value-type="float">
            <text:p>2,908.484</text:p>
          </table:table-cell>
          <table:table-cell table:formula="of:=MEDIAN([.AO3:.AO25])" office:value-type="float" office:value="179.782645325666" calcext:value-type="float">
            <text:p>179.783</text:p>
          </table:table-cell>
          <table:table-cell table:formula="of:=MEDIAN([.AP3:.AP25])" office:value-type="float" office:value="14084.1194172384" calcext:value-type="float">
            <text:p>14,084.119</text:p>
          </table:table-cell>
          <table:table-cell table:formula="of:=MEDIAN([.AQ3:.AQ25])" office:value-type="float" office:value="27084.8450331507" calcext:value-type="float">
            <text:p>27,084.845</text:p>
          </table:table-cell>
          <table:table-cell table:formula="of:=MEDIAN([.AR3:.AR25])" office:value-type="float" office:value="3247.59565908777" calcext:value-type="float">
            <text:p>3,247.596</text:p>
          </table:table-cell>
          <table:table-cell table:formula="of:=MEDIAN([.AS3:.AS25])" office:value-type="float" office:value="138.499223065698" calcext:value-type="float">
            <text:p>138.499</text:p>
          </table:table-cell>
          <table:table-cell table:formula="of:=MEDIAN([.AT3:.AT25])" office:value-type="float" office:value="117.361875" calcext:value-type="float">
            <text:p>117.362</text:p>
          </table:table-cell>
          <table:table-cell table:formula="of:=MEDIAN([.AU3:.AU25])" office:value-type="float" office:value="45" calcext:value-type="float">
            <text:p>45.000</text:p>
          </table:table-cell>
          <table:table-cell table:formula="of:=MEDIAN([.AV3:.AV25])" office:value-type="float" office:value="0.1875" calcext:value-type="float">
            <text:p>0.188</text:p>
          </table:table-cell>
          <table:table-cell table:formula="of:=MEDIAN([.AW3:.AW25])" office:value-type="float" office:value="116.015625" calcext:value-type="float">
            <text:p>116.016</text:p>
          </table:table-cell>
          <table:table-cell table:formula="of:=MEDIAN([.AX3:.AX25])" office:value-type="float" office:value="309.375" calcext:value-type="float">
            <text:p>309.375</text:p>
          </table:table-cell>
          <table:table-cell table:formula="of:=MEDIAN([.AY3:.AY25])" office:value-type="float" office:value="216" calcext:value-type="float">
            <text:p>216.000</text:p>
          </table:table-cell>
          <table:table-cell table:formula="of:=MEDIAN([.AZ3:.AZ25])" office:value-type="float" office:value="0.15" calcext:value-type="float">
            <text:p>0.150</text:p>
          </table:table-cell>
          <table:table-cell table:formula="of:=MEDIAN([.BA3:.BA25])" office:value-type="float" office:value="0.72" calcext:value-type="float">
            <text:p>0.720</text:p>
          </table:table-cell>
          <table:table-cell table:formula="of:=MEDIAN([.BB3:.BB25])" office:value-type="float" office:value="0.54" calcext:value-type="float">
            <text:p>0.540</text:p>
          </table:table-cell>
          <table:table-cell table:formula="of:=MEDIAN([.BC3:.BC25])" office:value-type="float" office:value="0.1056" calcext:value-type="float">
            <text:p>0.106</text:p>
          </table:table-cell>
          <table:table-cell table:formula="of:=MEDIAN([.BD3:.BD25])" office:value-type="float" office:value="0.2475" calcext:value-type="float">
            <text:p>0.248</text:p>
          </table:table-cell>
          <table:table-cell table:formula="of:=MEDIAN([.BE3:.BE25])" office:value-type="float" office:value="0.160285714285714" calcext:value-type="float">
            <text:p>0.160</text:p>
          </table:table-cell>
          <table:table-cell table:formula="of:=MEDIAN([.BF3:.BF25])" office:value-type="float" office:value="0.1155" calcext:value-type="float">
            <text:p>0.116</text:p>
          </table:table-cell>
          <table:table-cell table:formula="of:=MEDIAN([.BG3:.BG25])" office:value-type="float" office:value="0.293333333333333" calcext:value-type="float">
            <text:p>0.293</text:p>
          </table:table-cell>
          <table:table-cell table:formula="of:=MEDIAN([.BH3:.BH25])" office:value-type="float" office:value="0.165" calcext:value-type="float">
            <text:p>0.165</text:p>
          </table:table-cell>
          <table:table-cell table:formula="of:=MEDIAN([.BI3:.BI25])" office:value-type="float" office:value="0.4608" calcext:value-type="float">
            <text:p>0.461</text:p>
          </table:table-cell>
          <table:table-cell table:formula="of:=MEDIAN([.BJ3:.BJ25])" office:value-type="float" office:value="0.20944" calcext:value-type="float">
            <text:p>0.209</text:p>
          </table:table-cell>
          <table:table-cell table:formula="of:=MEDIAN([.BK3:.BK25])" office:value-type="float" office:value="0.0289285714285714" calcext:value-type="float">
            <text:p>0.029</text:p>
          </table:table-cell>
          <table:table-cell table:formula="of:=MEDIAN([.BL3:.BL25])" office:value-type="float" office:value="0.0476470588235294" calcext:value-type="float">
            <text:p>0.048</text:p>
          </table:table-cell>
          <table:table-cell table:formula="of:=MEDIAN([.BM3:.BM25])" office:value-type="float" office:value="0.10125" calcext:value-type="float">
            <text:p>0.101</text:p>
          </table:table-cell>
          <table:table-cell table:formula="of:=MEDIAN([.BN3:.BN25])" office:value-type="float" office:value="0.24" calcext:value-type="float">
            <text:p>0.240</text:p>
          </table:table-cell>
          <table:table-cell table:formula="of:=MEDIAN([.BO3:.BO25])" office:value-type="float" office:value="0.195" calcext:value-type="float">
            <text:p>0.195</text:p>
          </table:table-cell>
          <table:table-cell table:formula="of:=MEDIAN([.BP3:.BP25])" office:value-type="float" office:value="0.045" calcext:value-type="float">
            <text:p>0.045</text:p>
          </table:table-cell>
          <table:table-cell table:formula="of:=MEDIAN([.BQ3:.BQ25])" office:value-type="float" office:value="72" calcext:value-type="float">
            <text:p>72.000</text:p>
          </table:table-cell>
          <table:table-cell table:formula="of:=MEDIAN([.BR3:.BR25])" office:value-type="float" office:value="0.008" calcext:value-type="float">
            <text:p>0.008</text:p>
          </table:table-cell>
          <table:table-cell table:formula="of:=MEDIAN([.BS3:.BS25])" office:value-type="float" office:value="0.0384" calcext:value-type="float">
            <text:p>0.038</text:p>
          </table:table-cell>
          <table:table-cell table:formula="of:=MEDIAN([.BT3:.BT25])" office:value-type="float" office:value="0.108" calcext:value-type="float">
            <text:p>0.108</text:p>
          </table:table-cell>
          <table:table-cell table:formula="of:=MEDIAN([.BU3:.BU25])" office:value-type="float" office:value="8.86395027620468" calcext:value-type="float">
            <text:p>8.864</text:p>
          </table:table-cell>
          <table:table-cell table:formula="of:=MEDIAN([.BV3:.BV25])" office:value-type="float" office:value="0.756" calcext:value-type="float">
            <text:p>0.756</text:p>
          </table:table-cell>
          <table:table-cell table:formula="of:=MEDIAN([.BW3:.BW25])" office:value-type="float" office:value="0.648" calcext:value-type="float">
            <text:p>0.648</text:p>
          </table:table-cell>
          <table:table-cell table:formula="of:=MEDIAN([.BX3:.BX25])" office:value-type="float" office:value="0.324" calcext:value-type="float">
            <text:p>0.324</text:p>
          </table:table-cell>
          <table:table-cell table:formula="of:=MEDIAN([.BY3:.BY25])" office:value-type="float" office:value="0.324" calcext:value-type="float">
            <text:p>0.324</text:p>
          </table:table-cell>
          <table:table-cell table:formula="of:=MEDIAN([.BZ3:.BZ25])" office:value-type="float" office:value="30" calcext:value-type="float">
            <text:p>30.000</text:p>
          </table:table-cell>
          <table:table-cell table:formula="of:=MEDIAN([.CA3:.CA25])" office:value-type="float" office:value="12" calcext:value-type="float">
            <text:p>12.000</text:p>
          </table:table-cell>
          <table:table-cell table:formula="of:=MEDIAN([.CB3:.CB25])" office:value-type="float" office:value="5.75" calcext:value-type="float">
            <text:p>5.750</text:p>
          </table:table-cell>
          <table:table-cell table:formula="of:=MEDIAN([.CC3:.CC25])" office:value-type="float" office:value="6" calcext:value-type="float">
            <text:p>6.000</text:p>
          </table:table-cell>
          <table:table-cell table:formula="of:=MEDIAN([.CD3:.CD25])" office:value-type="float" office:value="6" calcext:value-type="float">
            <text:p>6.000</text:p>
          </table:table-cell>
          <table:table-cell table:formula="of:=MEDIAN([.CE3:.CE25])" office:value-type="float" office:value="12" calcext:value-type="float">
            <text:p>12.000</text:p>
          </table:table-cell>
          <table:table-cell table:formula="of:=MEDIAN([.CF3:.CF25])" office:value-type="float" office:value="32.046336" calcext:value-type="float">
            <text:p>32.046</text:p>
          </table:table-cell>
          <table:table-cell table:formula="of:=MEDIAN([.CG3:.CG25])" office:value-type="float" office:value="4" calcext:value-type="float">
            <text:p>4.000</text:p>
          </table:table-cell>
          <table:table-cell table:formula="of:=MEDIAN([.CH3:.CH25])" office:value-type="float" office:value="0.001" calcext:value-type="float">
            <text:p>0.001</text:p>
          </table:table-cell>
          <table:table-cell table:formula="of:=MEDIAN([.CI3:.CI25])" office:value-type="float" office:value="0.001" calcext:value-type="float">
            <text:p>0.001</text:p>
          </table:table-cell>
          <table:table-cell table:formula="of:=MEDIAN([.CJ3:.CJ25])" office:value-type="float" office:value="0.001" calcext:value-type="float">
            <text:p>0.001</text:p>
          </table:table-cell>
          <table:table-cell table:formula="of:=MEDIAN([.CK3:.CK25])" office:value-type="float" office:value="0.001" calcext:value-type="float">
            <text:p>0.001</text:p>
          </table:table-cell>
          <table:table-cell table:formula="of:=MEDIAN([.CL3:.CL25])" office:value-type="float" office:value="0.001" calcext:value-type="float">
            <text:p>0.001</text:p>
          </table:table-cell>
          <table:table-cell table:formula="of:=MEDIAN([.CM3:.CM25])" office:value-type="float" office:value="0.001" calcext:value-type="float">
            <text:p>0.001</text:p>
          </table:table-cell>
          <table:table-cell table:formula="of:=MEDIAN([.CN3:.CN25])" office:value-type="float" office:value="1.65" calcext:value-type="float">
            <text:p>1.650</text:p>
          </table:table-cell>
          <table:table-cell table:formula="of:=MEDIAN([.CO3:.CO25])" office:value-type="float" office:value="0.18" calcext:value-type="float">
            <text:p>0.180</text:p>
          </table:table-cell>
          <table:table-cell table:formula="of:=MEDIAN([.CP3:.CP25])" office:value-type="float" office:value="0.021" calcext:value-type="float">
            <text:p>0.021</text:p>
          </table:table-cell>
          <table:table-cell table:formula="of:=MEDIAN([.CQ3:.CQ25])" office:value-type="float" office:value="160.23168" calcext:value-type="float">
            <text:p>160.232</text:p>
          </table:table-cell>
          <table:table-cell table:formula="of:=MEDIAN([.CR3:.CR25])" office:value-type="float" office:value="0.24" calcext:value-type="float">
            <text:p>0.240</text:p>
          </table:table-cell>
          <table:table-cell table:formula="of:=MEDIAN([.CS3:.CS25])" office:value-type="float" office:value="7.2" calcext:value-type="float">
            <text:p>7.200</text:p>
          </table:table-cell>
          <table:table-cell table:formula="of:=MEDIAN([.CT3:.CT25])" office:value-type="float" office:value="6.75" calcext:value-type="float">
            <text:p>6.750</text:p>
          </table:table-cell>
          <table:table-cell table:formula="of:=MEDIAN([.CU3:.CU25])" office:value-type="float" office:value="1.6875" calcext:value-type="float">
            <text:p>1.688</text:p>
          </table:table-cell>
          <table:table-cell table:formula="of:=MEDIAN([.CV3:.CV25])" office:value-type="float" office:value="144.208512" calcext:value-type="float">
            <text:p>144.209</text:p>
          </table:table-cell>
          <table:table-cell table:formula="of:=MEDIAN([.CW3:.CW25])" office:value-type="float" office:value="0.005" calcext:value-type="float">
            <text:p>0.005</text:p>
          </table:table-cell>
          <table:table-cell table:formula="of:=MEDIAN([.CX3:.CX25])" office:value-type="float" office:value="16.5" calcext:value-type="float">
            <text:p>16.500</text:p>
          </table:table-cell>
          <table:table-cell table:formula="of:=MEDIAN([.CY3:.CY25])" office:value-type="float" office:value="0.1875" calcext:value-type="float">
            <text:p>0.188</text:p>
          </table:table-cell>
          <table:table-cell table:formula="of:=MEDIAN([.CZ3:.CZ25])" office:value-type="float" office:value="4.8" calcext:value-type="float">
            <text:p>4.800</text:p>
          </table:table-cell>
          <table:table-cell table:formula="of:=MEDIAN([.DA3:.DA25])" office:value-type="float" office:value="0.001" calcext:value-type="float">
            <text:p>0.001</text:p>
          </table:table-cell>
          <table:table-cell table:formula="of:=MEDIAN([.DB3:.DB25])" office:value-type="float" office:value="0.001" calcext:value-type="float">
            <text:p>0.001</text:p>
          </table:table-cell>
          <table:table-cell table:formula="of:=MEDIAN([.DC3:.DC25])" office:value-type="float" office:value="0.0096" calcext:value-type="float">
            <text:p>0.010</text:p>
          </table:table-cell>
          <table:table-cell table:formula="of:=MEDIAN([.DD3:.DD25])" office:value-type="float" office:value="0.144" calcext:value-type="float">
            <text:p>0.144</text:p>
          </table:table-cell>
          <table:table-cell table:formula="of:=MEDIAN([.DE3:.DE25])" office:value-type="float" office:value="18" calcext:value-type="float">
            <text:p>18.000</text:p>
          </table:table-cell>
          <table:table-cell table:number-columns-repeated="9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office:value-type="string" calcext:value-type="string">
            <text:p>Eskinoko</text:p>
          </table:table-cell>
          <table:table-cell/>
          <table:table-cell table:formula="of:=IF([.S3]&gt;=[.S$43])" office:value-type="float" office:value="0" calcext:value-type="float">
            <text:p>0.000</text:p>
          </table:table-cell>
          <table:table-cell table:formula="of:=IF([.T3]&gt;=[.T$43])" office:value-type="float" office:value="0" calcext:value-type="float">
            <text:p>0.000</text:p>
          </table:table-cell>
          <table:table-cell table:formula="of:=IF([.U3]&gt;=[.U$43])" office:value-type="float" office:value="0" calcext:value-type="float">
            <text:p>0.000</text:p>
          </table:table-cell>
          <table:table-cell table:formula="of:=IF([.V3]&gt;=[.V$43])" office:value-type="float" office:value="0" calcext:value-type="float">
            <text:p>0.000</text:p>
          </table:table-cell>
          <table:table-cell table:formula="of:=IF([.W3]&gt;=[.W$43])" office:value-type="float" office:value="0" calcext:value-type="float">
            <text:p>0.000</text:p>
          </table:table-cell>
          <table:table-cell table:formula="of:=IF([.X3]&gt;=[.X$43])" office:value-type="float" office:value="0" calcext:value-type="float">
            <text:p>0.000</text:p>
          </table:table-cell>
          <table:table-cell table:formula="of:=IF([.Y3]&gt;=[.Y$43])" office:value-type="float" office:value="0" calcext:value-type="float">
            <text:p>0.000</text:p>
          </table:table-cell>
          <table:table-cell table:formula="of:=IF([.Z3]&gt;=[.Z$43])" office:value-type="float" office:value="0" calcext:value-type="float">
            <text:p>0.000</text:p>
          </table:table-cell>
          <table:table-cell table:formula="of:=IF([.AA3]&gt;=[.AA$43])" office:value-type="float" office:value="0" calcext:value-type="float">
            <text:p>0.000</text:p>
          </table:table-cell>
          <table:table-cell table:formula="of:=IF([.AB3]&gt;=[.AB$43])" office:value-type="float" office:value="1" calcext:value-type="float">
            <text:p>1.000</text:p>
          </table:table-cell>
          <table:table-cell table:formula="of:=IF([.AC3]&gt;=[.AC$43])" office:value-type="float" office:value="1" calcext:value-type="float">
            <text:p>1.000</text:p>
          </table:table-cell>
          <table:table-cell table:formula="of:=IF([.AD3]&gt;=[.AD$43])" office:value-type="float" office:value="1" calcext:value-type="float">
            <text:p>1.000</text:p>
          </table:table-cell>
          <table:table-cell table:formula="of:=IF([.AE3]&gt;=[.AE$43])" office:value-type="float" office:value="0" calcext:value-type="float">
            <text:p>0.000</text:p>
          </table:table-cell>
          <table:table-cell table:formula="of:=IF([.AF3]&gt;=[.AF$43])" office:value-type="float" office:value="0" calcext:value-type="float">
            <text:p>0.000</text:p>
          </table:table-cell>
          <table:table-cell table:formula="of:=IF([.AG3]&gt;=[.AG$43])" office:value-type="float" office:value="0" calcext:value-type="float">
            <text:p>0.000</text:p>
          </table:table-cell>
          <table:table-cell table:formula="of:=IF([.AH3]&gt;=[.AH$43])" office:value-type="float" office:value="0" calcext:value-type="float">
            <text:p>0.000</text:p>
          </table:table-cell>
          <table:table-cell table:formula="of:=IF([.AI3]&gt;=[.AI$43])" office:value-type="float" office:value="1" calcext:value-type="float">
            <text:p>1.000</text:p>
          </table:table-cell>
          <table:table-cell table:formula="of:=IF([.AJ3]&gt;=[.AJ$43])" office:value-type="float" office:value="1" calcext:value-type="float">
            <text:p>1.000</text:p>
          </table:table-cell>
          <table:table-cell table:formula="of:=IF([.AK3]&gt;=[.AK$43])" office:value-type="float" office:value="1" calcext:value-type="float">
            <text:p>1.000</text:p>
          </table:table-cell>
          <table:table-cell table:formula="of:=IF([.AL3]&gt;=[.AL$43])" office:value-type="float" office:value="0" calcext:value-type="float">
            <text:p>0.000</text:p>
          </table:table-cell>
          <table:table-cell table:formula="of:=IF([.AM3]&gt;=[.AM$43])" office:value-type="float" office:value="0" calcext:value-type="float">
            <text:p>0.000</text:p>
          </table:table-cell>
          <table:table-cell table:formula="of:=IF([.AN3]&gt;=[.AN$43])" office:value-type="float" office:value="0" calcext:value-type="float">
            <text:p>0.000</text:p>
          </table:table-cell>
          <table:table-cell table:formula="of:=IF([.AO3]&gt;=[.AO$43])" office:value-type="float" office:value="0" calcext:value-type="float">
            <text:p>0.000</text:p>
          </table:table-cell>
          <table:table-cell table:formula="of:=IF([.AP3]&gt;=[.AP$43])" office:value-type="float" office:value="0" calcext:value-type="float">
            <text:p>0.000</text:p>
          </table:table-cell>
          <table:table-cell table:formula="of:=IF([.AQ3]&gt;=[.AQ$43])" office:value-type="float" office:value="0" calcext:value-type="float">
            <text:p>0.000</text:p>
          </table:table-cell>
          <table:table-cell table:formula="of:=IF([.AR3]&gt;=[.AR$43])" office:value-type="float" office:value="0" calcext:value-type="float">
            <text:p>0.000</text:p>
          </table:table-cell>
          <table:table-cell table:formula="of:=IF([.AS3]&gt;=[.AS$43])" office:value-type="float" office:value="0" calcext:value-type="float">
            <text:p>0.000</text:p>
          </table:table-cell>
          <table:table-cell table:formula="of:=IF([.AT3]&gt;=[.AT$43])" office:value-type="float" office:value="1" calcext:value-type="float">
            <text:p>1.000</text:p>
          </table:table-cell>
          <table:table-cell table:formula="of:=IF([.AU3]&gt;=[.AU$43])" office:value-type="float" office:value="1" calcext:value-type="float">
            <text:p>1.000</text:p>
          </table:table-cell>
          <table:table-cell table:formula="of:=IF([.AV3]&gt;=[.AV$43])" office:value-type="float" office:value="1" calcext:value-type="float">
            <text:p>1.000</text:p>
          </table:table-cell>
          <table:table-cell table:formula="of:=IF([.AW3]&gt;=[.AW$43])" office:value-type="float" office:value="1" calcext:value-type="float">
            <text:p>1.000</text:p>
          </table:table-cell>
          <table:table-cell table:formula="of:=IF([.AX3]&gt;=[.AX$43])" office:value-type="float" office:value="1" calcext:value-type="float">
            <text:p>1.000</text:p>
          </table:table-cell>
          <table:table-cell table:formula="of:=IF([.AY3]&gt;=[.AY$43])" office:value-type="float" office:value="1" calcext:value-type="float">
            <text:p>1.000</text:p>
          </table:table-cell>
          <table:table-cell table:formula="of:=IF([.AZ3]&gt;=[.AZ$43])" office:value-type="float" office:value="1" calcext:value-type="float">
            <text:p>1.000</text:p>
          </table:table-cell>
          <table:table-cell table:formula="of:=IF([.BA3]&gt;=[.BA$43])" office:value-type="float" office:value="1" calcext:value-type="float">
            <text:p>1.000</text:p>
          </table:table-cell>
          <table:table-cell table:formula="of:=IF([.BB3]&gt;=[.BB$43])" office:value-type="float" office:value="1" calcext:value-type="float">
            <text:p>1.000</text:p>
          </table:table-cell>
          <table:table-cell table:formula="of:=IF([.BC3]&gt;=[.BC$43])" office:value-type="float" office:value="1" calcext:value-type="float">
            <text:p>1.000</text:p>
          </table:table-cell>
          <table:table-cell table:formula="of:=IF([.BD3]&gt;=[.BD$43])" office:value-type="float" office:value="1" calcext:value-type="float">
            <text:p>1.000</text:p>
          </table:table-cell>
          <table:table-cell table:formula="of:=IF([.BE3]&gt;=[.BE$43])" office:value-type="float" office:value="1" calcext:value-type="float">
            <text:p>1.000</text:p>
          </table:table-cell>
          <table:table-cell table:formula="of:=IF([.BF3]&gt;=[.BF$43])" office:value-type="float" office:value="1" calcext:value-type="float">
            <text:p>1.000</text:p>
          </table:table-cell>
          <table:table-cell table:formula="of:=IF([.BG3]&gt;=[.BG$43])" office:value-type="float" office:value="1" calcext:value-type="float">
            <text:p>1.000</text:p>
          </table:table-cell>
          <table:table-cell table:formula="of:=IF([.BH3]&gt;=[.BH$43])" office:value-type="float" office:value="1" calcext:value-type="float">
            <text:p>1.000</text:p>
          </table:table-cell>
          <table:table-cell table:formula="of:=IF([.BI3]&gt;=[.BI$43])" office:value-type="float" office:value="1" calcext:value-type="float">
            <text:p>1.000</text:p>
          </table:table-cell>
          <table:table-cell table:formula="of:=IF([.BJ3]&gt;=[.BJ$43])" office:value-type="float" office:value="1" calcext:value-type="float">
            <text:p>1.000</text:p>
          </table:table-cell>
          <table:table-cell table:formula="of:=IF([.BK3]&gt;=[.BK$43])" office:value-type="float" office:value="1" calcext:value-type="float">
            <text:p>1.000</text:p>
          </table:table-cell>
          <table:table-cell table:formula="of:=IF([.BL3]&gt;=[.BL$43])" office:value-type="float" office:value="1" calcext:value-type="float">
            <text:p>1.000</text:p>
          </table:table-cell>
          <table:table-cell table:formula="of:=IF([.BM3]&gt;=[.BM$43])" office:value-type="float" office:value="1" calcext:value-type="float">
            <text:p>1.000</text:p>
          </table:table-cell>
          <table:table-cell table:formula="of:=IF([.BN3]&gt;=[.BN$43])" office:value-type="float" office:value="1" calcext:value-type="float">
            <text:p>1.000</text:p>
          </table:table-cell>
          <table:table-cell table:formula="of:=IF([.BO3]&gt;=[.BO$43])" office:value-type="float" office:value="1" calcext:value-type="float">
            <text:p>1.000</text:p>
          </table:table-cell>
          <table:table-cell table:formula="of:=IF([.BP3]&gt;=[.BP$43])" office:value-type="float" office:value="1" calcext:value-type="float">
            <text:p>1.000</text:p>
          </table:table-cell>
          <table:table-cell table:formula="of:=IF([.BQ3]&gt;=[.BQ$43])" office:value-type="float" office:value="1" calcext:value-type="float">
            <text:p>1.000</text:p>
          </table:table-cell>
          <table:table-cell table:formula="of:=IF([.BR3]&gt;=[.BR$43])" office:value-type="float" office:value="1" calcext:value-type="float">
            <text:p>1.000</text:p>
          </table:table-cell>
          <table:table-cell table:formula="of:=IF([.BS3]&gt;=[.BS$43])" office:value-type="float" office:value="1" calcext:value-type="float">
            <text:p>1.000</text:p>
          </table:table-cell>
          <table:table-cell table:formula="of:=IF([.BT3]&gt;=[.BT$43])" office:value-type="float" office:value="1" calcext:value-type="float">
            <text:p>1.000</text:p>
          </table:table-cell>
          <table:table-cell table:formula="of:=IF([.BU3]&gt;=[.BU$43])" office:value-type="float" office:value="0" calcext:value-type="float">
            <text:p>0.000</text:p>
          </table:table-cell>
          <table:table-cell table:formula="of:=IF([.BV3]&gt;=[.BV$43])" office:value-type="float" office:value="1" calcext:value-type="float">
            <text:p>1.000</text:p>
          </table:table-cell>
          <table:table-cell table:formula="of:=IF([.BW3]&gt;=[.BW$43])" office:value-type="float" office:value="1" calcext:value-type="float">
            <text:p>1.000</text:p>
          </table:table-cell>
          <table:table-cell table:formula="of:=IF([.BX3]&gt;=[.BX$43])" office:value-type="float" office:value="1" calcext:value-type="float">
            <text:p>1.000</text:p>
          </table:table-cell>
          <table:table-cell table:formula="of:=IF([.BY3]&gt;=[.BY$43])" office:value-type="float" office:value="1" calcext:value-type="float">
            <text:p>1.000</text:p>
          </table:table-cell>
          <table:table-cell table:formula="of:=IF([.BZ3]&gt;=[.BZ$43])" office:value-type="float" office:value="1" calcext:value-type="float">
            <text:p>1.000</text:p>
          </table:table-cell>
          <table:table-cell table:formula="of:=IF([.CA3]&gt;=[.CA$43])" office:value-type="float" office:value="1" calcext:value-type="float">
            <text:p>1.000</text:p>
          </table:table-cell>
          <table:table-cell table:formula="of:=IF([.CB3]&gt;=[.CB$43])" office:value-type="float" office:value="1" calcext:value-type="float">
            <text:p>1.000</text:p>
          </table:table-cell>
          <table:table-cell table:formula="of:=IF([.CC3]&gt;=[.CC$43])" office:value-type="float" office:value="1" calcext:value-type="float">
            <text:p>1.000</text:p>
          </table:table-cell>
          <table:table-cell table:formula="of:=IF([.CD3]&gt;=[.CD$43])" office:value-type="float" office:value="1" calcext:value-type="float">
            <text:p>1.000</text:p>
          </table:table-cell>
          <table:table-cell table:formula="of:=IF([.CE3]&gt;=[.CE$43])" office:value-type="float" office:value="1" calcext:value-type="float">
            <text:p>1.000</text:p>
          </table:table-cell>
          <table:table-cell table:formula="of:=IF([.CF3]&gt;=[.CF$43])" office:value-type="float" office:value="1" calcext:value-type="float">
            <text:p>1.000</text:p>
          </table:table-cell>
          <table:table-cell table:formula="of:=IF([.CG3]&gt;=[.CG$43])" office:value-type="float" office:value="1" calcext:value-type="float">
            <text:p>1.000</text:p>
          </table:table-cell>
          <table:table-cell table:formula="of:=IF([.CH3]&gt;=[.CH$43])" office:value-type="float" office:value="1" calcext:value-type="float">
            <text:p>1.000</text:p>
          </table:table-cell>
          <table:table-cell table:formula="of:=IF([.CI3]&gt;=[.CI$43])" office:value-type="float" office:value="1" calcext:value-type="float">
            <text:p>1.000</text:p>
          </table:table-cell>
          <table:table-cell table:formula="of:=IF([.CJ3]&gt;=[.CJ$43])" office:value-type="float" office:value="1" calcext:value-type="float">
            <text:p>1.000</text:p>
          </table:table-cell>
          <table:table-cell table:formula="of:=IF([.CK3]&gt;=[.CK$43])" office:value-type="float" office:value="1" calcext:value-type="float">
            <text:p>1.000</text:p>
          </table:table-cell>
          <table:table-cell table:formula="of:=IF([.CL3]&gt;=[.CL$43])" office:value-type="float" office:value="1" calcext:value-type="float">
            <text:p>1.000</text:p>
          </table:table-cell>
          <table:table-cell table:formula="of:=IF([.CM3]&gt;=[.CM$43])" office:value-type="float" office:value="1" calcext:value-type="float">
            <text:p>1.000</text:p>
          </table:table-cell>
          <table:table-cell table:formula="of:=IF([.CN3]&gt;=[.CN$43])" office:value-type="float" office:value="1" calcext:value-type="float">
            <text:p>1.000</text:p>
          </table:table-cell>
          <table:table-cell table:formula="of:=IF([.CO3]&gt;=[.CO$43])" office:value-type="float" office:value="1" calcext:value-type="float">
            <text:p>1.000</text:p>
          </table:table-cell>
          <table:table-cell table:formula="of:=IF([.CP3]&gt;=[.CP$43])" office:value-type="float" office:value="1" calcext:value-type="float">
            <text:p>1.000</text:p>
          </table:table-cell>
          <table:table-cell table:formula="of:=IF([.CQ3]&gt;=[.CQ$43])" office:value-type="float" office:value="1" calcext:value-type="float">
            <text:p>1.000</text:p>
          </table:table-cell>
          <table:table-cell table:formula="of:=IF([.CR3]&gt;=[.CR$43])" office:value-type="float" office:value="1" calcext:value-type="float">
            <text:p>1.000</text:p>
          </table:table-cell>
          <table:table-cell table:formula="of:=IF([.CS3]&gt;=[.CS$43])" office:value-type="float" office:value="1" calcext:value-type="float">
            <text:p>1.000</text:p>
          </table:table-cell>
          <table:table-cell table:formula="of:=IF([.CT3]&gt;=[.CT$43])" office:value-type="float" office:value="1" calcext:value-type="float">
            <text:p>1.000</text:p>
          </table:table-cell>
          <table:table-cell table:formula="of:=IF([.CU3]&gt;=[.CU$43])" office:value-type="float" office:value="1" calcext:value-type="float">
            <text:p>1.000</text:p>
          </table:table-cell>
          <table:table-cell table:formula="of:=IF([.CV3]&gt;=[.CV$43])" office:value-type="float" office:value="1" calcext:value-type="float">
            <text:p>1.000</text:p>
          </table:table-cell>
          <table:table-cell table:formula="of:=IF([.CW3]&gt;=[.CW$43])" office:value-type="float" office:value="1" calcext:value-type="float">
            <text:p>1.000</text:p>
          </table:table-cell>
          <table:table-cell table:formula="of:=IF([.CX3]&gt;=[.CX$43])" office:value-type="float" office:value="1" calcext:value-type="float">
            <text:p>1.000</text:p>
          </table:table-cell>
          <table:table-cell table:formula="of:=IF([.CY3]&gt;=[.CY$43])" office:value-type="float" office:value="1" calcext:value-type="float">
            <text:p>1.000</text:p>
          </table:table-cell>
          <table:table-cell table:formula="of:=IF([.CZ3]&gt;=[.CZ$43])" office:value-type="float" office:value="1" calcext:value-type="float">
            <text:p>1.000</text:p>
          </table:table-cell>
          <table:table-cell table:formula="of:=IF([.DA3]&gt;=[.DA$43])" office:value-type="float" office:value="1" calcext:value-type="float">
            <text:p>1.000</text:p>
          </table:table-cell>
          <table:table-cell table:formula="of:=IF([.DB3]&gt;=[.DB$43])" office:value-type="float" office:value="1" calcext:value-type="float">
            <text:p>1.000</text:p>
          </table:table-cell>
          <table:table-cell table:formula="of:=IF([.DC3]&gt;=[.DC$43])" office:value-type="float" office:value="1" calcext:value-type="float">
            <text:p>1.000</text:p>
          </table:table-cell>
          <table:table-cell table:formula="of:=IF([.DD3]&gt;=[.DD$43])" office:value-type="float" office:value="1" calcext:value-type="float">
            <text:p>1.000</text:p>
          </table:table-cell>
          <table:table-cell table:formula="of:=IF([.DE3]&gt;=[.DE$43])" office:value-type="float" office:value="1" calcext:value-type="float">
            <text:p>1.000</text:p>
          </table:table-cell>
          <table:table-cell table:formula="of:=COUNTIF([.S45:.DE45];1)" office:value-type="float" office:value="69" calcext:value-type="float">
            <text:p>69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Oko</text:p>
          </table:table-cell>
          <table:table-cell/>
          <table:table-cell table:formula="of:=IF([.S4]&gt;=[.S$43])" office:value-type="float" office:value="1" calcext:value-type="float">
            <text:p>1.000</text:p>
          </table:table-cell>
          <table:table-cell table:formula="of:=IF([.T4]&gt;=[.T$43])" office:value-type="float" office:value="1" calcext:value-type="float">
            <text:p>1.000</text:p>
          </table:table-cell>
          <table:table-cell table:formula="of:=IF([.U4]&gt;=[.U$43])" office:value-type="float" office:value="1" calcext:value-type="float">
            <text:p>1.000</text:p>
          </table:table-cell>
          <table:table-cell table:formula="of:=IF([.V4]&gt;=[.V$43])" office:value-type="float" office:value="1" calcext:value-type="float">
            <text:p>1.000</text:p>
          </table:table-cell>
          <table:table-cell table:formula="of:=IF([.W4]&gt;=[.W$43])" office:value-type="float" office:value="1" calcext:value-type="float">
            <text:p>1.000</text:p>
          </table:table-cell>
          <table:table-cell table:formula="of:=IF([.X4]&gt;=[.X$43])" office:value-type="float" office:value="1" calcext:value-type="float">
            <text:p>1.000</text:p>
          </table:table-cell>
          <table:table-cell table:formula="of:=IF([.Y4]&gt;=[.Y$43])" office:value-type="float" office:value="1" calcext:value-type="float">
            <text:p>1.000</text:p>
          </table:table-cell>
          <table:table-cell table:formula="of:=IF([.Z4]&gt;=[.Z$43])" office:value-type="float" office:value="1" calcext:value-type="float">
            <text:p>1.000</text:p>
          </table:table-cell>
          <table:table-cell table:formula="of:=IF([.AA4]&gt;=[.AA$43])" office:value-type="float" office:value="1" calcext:value-type="float">
            <text:p>1.000</text:p>
          </table:table-cell>
          <table:table-cell table:formula="of:=IF([.AB4]&gt;=[.AB$43])" office:value-type="float" office:value="0" calcext:value-type="float">
            <text:p>0.000</text:p>
          </table:table-cell>
          <table:table-cell table:formula="of:=IF([.AC4]&gt;=[.AC$43])" office:value-type="float" office:value="1" calcext:value-type="float">
            <text:p>1.000</text:p>
          </table:table-cell>
          <table:table-cell table:formula="of:=IF([.AD4]&gt;=[.AD$43])" office:value-type="float" office:value="1" calcext:value-type="float">
            <text:p>1.000</text:p>
          </table:table-cell>
          <table:table-cell table:formula="of:=IF([.AE4]&gt;=[.AE$43])" office:value-type="float" office:value="1" calcext:value-type="float">
            <text:p>1.000</text:p>
          </table:table-cell>
          <table:table-cell table:formula="of:=IF([.AF4]&gt;=[.AF$43])" office:value-type="float" office:value="1" calcext:value-type="float">
            <text:p>1.000</text:p>
          </table:table-cell>
          <table:table-cell table:formula="of:=IF([.AG4]&gt;=[.AG$43])" office:value-type="float" office:value="1" calcext:value-type="float">
            <text:p>1.000</text:p>
          </table:table-cell>
          <table:table-cell table:formula="of:=IF([.AH4]&gt;=[.AH$43])" office:value-type="float" office:value="1" calcext:value-type="float">
            <text:p>1.000</text:p>
          </table:table-cell>
          <table:table-cell table:formula="of:=IF([.AI4]&gt;=[.AI$43])" office:value-type="float" office:value="1" calcext:value-type="float">
            <text:p>1.000</text:p>
          </table:table-cell>
          <table:table-cell table:formula="of:=IF([.AJ4]&gt;=[.AJ$43])" office:value-type="float" office:value="1" calcext:value-type="float">
            <text:p>1.000</text:p>
          </table:table-cell>
          <table:table-cell table:formula="of:=IF([.AK4]&gt;=[.AK$43])" office:value-type="float" office:value="1" calcext:value-type="float">
            <text:p>1.000</text:p>
          </table:table-cell>
          <table:table-cell table:formula="of:=IF([.AL4]&gt;=[.AL$43])" office:value-type="float" office:value="1" calcext:value-type="float">
            <text:p>1.000</text:p>
          </table:table-cell>
          <table:table-cell table:formula="of:=IF([.AM4]&gt;=[.AM$43])" office:value-type="float" office:value="1" calcext:value-type="float">
            <text:p>1.000</text:p>
          </table:table-cell>
          <table:table-cell table:formula="of:=IF([.AN4]&gt;=[.AN$43])" office:value-type="float" office:value="1" calcext:value-type="float">
            <text:p>1.000</text:p>
          </table:table-cell>
          <table:table-cell table:formula="of:=IF([.AO4]&gt;=[.AO$43])" office:value-type="float" office:value="1" calcext:value-type="float">
            <text:p>1.000</text:p>
          </table:table-cell>
          <table:table-cell table:formula="of:=IF([.AP4]&gt;=[.AP$43])" office:value-type="float" office:value="1" calcext:value-type="float">
            <text:p>1.000</text:p>
          </table:table-cell>
          <table:table-cell table:formula="of:=IF([.AQ4]&gt;=[.AQ$43])" office:value-type="float" office:value="1" calcext:value-type="float">
            <text:p>1.000</text:p>
          </table:table-cell>
          <table:table-cell table:formula="of:=IF([.AR4]&gt;=[.AR$43])" office:value-type="float" office:value="1" calcext:value-type="float">
            <text:p>1.000</text:p>
          </table:table-cell>
          <table:table-cell table:formula="of:=IF([.AS4]&gt;=[.AS$43])" office:value-type="float" office:value="1" calcext:value-type="float">
            <text:p>1.000</text:p>
          </table:table-cell>
          <table:table-cell table:formula="of:=IF([.AT4]&gt;=[.AT$43])" office:value-type="float" office:value="0" calcext:value-type="float">
            <text:p>0.000</text:p>
          </table:table-cell>
          <table:table-cell table:formula="of:=IF([.AU4]&gt;=[.AU$43])" office:value-type="float" office:value="1" calcext:value-type="float">
            <text:p>1.000</text:p>
          </table:table-cell>
          <table:table-cell table:formula="of:=IF([.AV4]&gt;=[.AV$43])" office:value-type="float" office:value="1" calcext:value-type="float">
            <text:p>1.000</text:p>
          </table:table-cell>
          <table:table-cell table:formula="of:=IF([.AW4]&gt;=[.AW$43])" office:value-type="float" office:value="1" calcext:value-type="float">
            <text:p>1.000</text:p>
          </table:table-cell>
          <table:table-cell table:formula="of:=IF([.AX4]&gt;=[.AX$43])" office:value-type="float" office:value="1" calcext:value-type="float">
            <text:p>1.000</text:p>
          </table:table-cell>
          <table:table-cell table:formula="of:=IF([.AY4]&gt;=[.AY$43])" office:value-type="float" office:value="1" calcext:value-type="float">
            <text:p>1.000</text:p>
          </table:table-cell>
          <table:table-cell table:formula="of:=IF([.AZ4]&gt;=[.AZ$43])" office:value-type="float" office:value="1" calcext:value-type="float">
            <text:p>1.000</text:p>
          </table:table-cell>
          <table:table-cell table:formula="of:=IF([.BA4]&gt;=[.BA$43])" office:value-type="float" office:value="1" calcext:value-type="float">
            <text:p>1.000</text:p>
          </table:table-cell>
          <table:table-cell table:formula="of:=IF([.BB4]&gt;=[.BB$43])" office:value-type="float" office:value="1" calcext:value-type="float">
            <text:p>1.000</text:p>
          </table:table-cell>
          <table:table-cell table:formula="of:=IF([.BC4]&gt;=[.BC$43])" office:value-type="float" office:value="1" calcext:value-type="float">
            <text:p>1.000</text:p>
          </table:table-cell>
          <table:table-cell table:formula="of:=IF([.BD4]&gt;=[.BD$43])" office:value-type="float" office:value="1" calcext:value-type="float">
            <text:p>1.000</text:p>
          </table:table-cell>
          <table:table-cell table:formula="of:=IF([.BE4]&gt;=[.BE$43])" office:value-type="float" office:value="1" calcext:value-type="float">
            <text:p>1.000</text:p>
          </table:table-cell>
          <table:table-cell table:formula="of:=IF([.BF4]&gt;=[.BF$43])" office:value-type="float" office:value="1" calcext:value-type="float">
            <text:p>1.000</text:p>
          </table:table-cell>
          <table:table-cell table:formula="of:=IF([.BG4]&gt;=[.BG$43])" office:value-type="float" office:value="1" calcext:value-type="float">
            <text:p>1.000</text:p>
          </table:table-cell>
          <table:table-cell table:formula="of:=IF([.BH4]&gt;=[.BH$43])" office:value-type="float" office:value="1" calcext:value-type="float">
            <text:p>1.000</text:p>
          </table:table-cell>
          <table:table-cell table:formula="of:=IF([.BI4]&gt;=[.BI$43])" office:value-type="float" office:value="1" calcext:value-type="float">
            <text:p>1.000</text:p>
          </table:table-cell>
          <table:table-cell table:formula="of:=IF([.BJ4]&gt;=[.BJ$43])" office:value-type="float" office:value="1" calcext:value-type="float">
            <text:p>1.000</text:p>
          </table:table-cell>
          <table:table-cell table:formula="of:=IF([.BK4]&gt;=[.BK$43])" office:value-type="float" office:value="1" calcext:value-type="float">
            <text:p>1.000</text:p>
          </table:table-cell>
          <table:table-cell table:formula="of:=IF([.BL4]&gt;=[.BL$43])" office:value-type="float" office:value="1" calcext:value-type="float">
            <text:p>1.000</text:p>
          </table:table-cell>
          <table:table-cell table:formula="of:=IF([.BM4]&gt;=[.BM$43])" office:value-type="float" office:value="1" calcext:value-type="float">
            <text:p>1.000</text:p>
          </table:table-cell>
          <table:table-cell table:formula="of:=IF([.BN4]&gt;=[.BN$43])" office:value-type="float" office:value="1" calcext:value-type="float">
            <text:p>1.000</text:p>
          </table:table-cell>
          <table:table-cell table:formula="of:=IF([.BO4]&gt;=[.BO$43])" office:value-type="float" office:value="1" calcext:value-type="float">
            <text:p>1.000</text:p>
          </table:table-cell>
          <table:table-cell table:formula="of:=IF([.BP4]&gt;=[.BP$43])" office:value-type="float" office:value="1" calcext:value-type="float">
            <text:p>1.000</text:p>
          </table:table-cell>
          <table:table-cell table:formula="of:=IF([.BQ4]&gt;=[.BQ$43])" office:value-type="float" office:value="1" calcext:value-type="float">
            <text:p>1.000</text:p>
          </table:table-cell>
          <table:table-cell table:formula="of:=IF([.BR4]&gt;=[.BR$43])" office:value-type="float" office:value="1" calcext:value-type="float">
            <text:p>1.000</text:p>
          </table:table-cell>
          <table:table-cell table:formula="of:=IF([.BS4]&gt;=[.BS$43])" office:value-type="float" office:value="1" calcext:value-type="float">
            <text:p>1.000</text:p>
          </table:table-cell>
          <table:table-cell table:formula="of:=IF([.BT4]&gt;=[.BT$43])" office:value-type="float" office:value="1" calcext:value-type="float">
            <text:p>1.000</text:p>
          </table:table-cell>
          <table:table-cell table:formula="of:=IF([.BU4]&gt;=[.BU$43])" office:value-type="float" office:value="1" calcext:value-type="float">
            <text:p>1.000</text:p>
          </table:table-cell>
          <table:table-cell table:formula="of:=IF([.BV4]&gt;=[.BV$43])" office:value-type="float" office:value="1" calcext:value-type="float">
            <text:p>1.000</text:p>
          </table:table-cell>
          <table:table-cell table:formula="of:=IF([.BW4]&gt;=[.BW$43])" office:value-type="float" office:value="1" calcext:value-type="float">
            <text:p>1.000</text:p>
          </table:table-cell>
          <table:table-cell table:formula="of:=IF([.BX4]&gt;=[.BX$43])" office:value-type="float" office:value="1" calcext:value-type="float">
            <text:p>1.000</text:p>
          </table:table-cell>
          <table:table-cell table:formula="of:=IF([.BY4]&gt;=[.BY$43])" office:value-type="float" office:value="1" calcext:value-type="float">
            <text:p>1.000</text:p>
          </table:table-cell>
          <table:table-cell table:formula="of:=IF([.BZ4]&gt;=[.BZ$43])" office:value-type="float" office:value="1" calcext:value-type="float">
            <text:p>1.000</text:p>
          </table:table-cell>
          <table:table-cell table:formula="of:=IF([.CA4]&gt;=[.CA$43])" office:value-type="float" office:value="1" calcext:value-type="float">
            <text:p>1.000</text:p>
          </table:table-cell>
          <table:table-cell table:formula="of:=IF([.CB4]&gt;=[.CB$43])" office:value-type="float" office:value="1" calcext:value-type="float">
            <text:p>1.000</text:p>
          </table:table-cell>
          <table:table-cell table:formula="of:=IF([.CC4]&gt;=[.CC$43])" office:value-type="float" office:value="1" calcext:value-type="float">
            <text:p>1.000</text:p>
          </table:table-cell>
          <table:table-cell table:formula="of:=IF([.CD4]&gt;=[.CD$43])" office:value-type="float" office:value="1" calcext:value-type="float">
            <text:p>1.000</text:p>
          </table:table-cell>
          <table:table-cell table:formula="of:=IF([.CE4]&gt;=[.CE$43])" office:value-type="float" office:value="1" calcext:value-type="float">
            <text:p>1.000</text:p>
          </table:table-cell>
          <table:table-cell table:formula="of:=IF([.CF4]&gt;=[.CF$43])" office:value-type="float" office:value="1" calcext:value-type="float">
            <text:p>1.000</text:p>
          </table:table-cell>
          <table:table-cell table:formula="of:=IF([.CG4]&gt;=[.CG$43])" office:value-type="float" office:value="1" calcext:value-type="float">
            <text:p>1.000</text:p>
          </table:table-cell>
          <table:table-cell table:formula="of:=IF([.CH4]&gt;=[.CH$43])" office:value-type="float" office:value="1" calcext:value-type="float">
            <text:p>1.000</text:p>
          </table:table-cell>
          <table:table-cell table:formula="of:=IF([.CI4]&gt;=[.CI$43])" office:value-type="float" office:value="1" calcext:value-type="float">
            <text:p>1.000</text:p>
          </table:table-cell>
          <table:table-cell table:formula="of:=IF([.CJ4]&gt;=[.CJ$43])" office:value-type="float" office:value="1" calcext:value-type="float">
            <text:p>1.000</text:p>
          </table:table-cell>
          <table:table-cell table:formula="of:=IF([.CK4]&gt;=[.CK$43])" office:value-type="float" office:value="1" calcext:value-type="float">
            <text:p>1.000</text:p>
          </table:table-cell>
          <table:table-cell table:formula="of:=IF([.CL4]&gt;=[.CL$43])" office:value-type="float" office:value="1" calcext:value-type="float">
            <text:p>1.000</text:p>
          </table:table-cell>
          <table:table-cell table:formula="of:=IF([.CM4]&gt;=[.CM$43])" office:value-type="float" office:value="1" calcext:value-type="float">
            <text:p>1.000</text:p>
          </table:table-cell>
          <table:table-cell table:formula="of:=IF([.CN4]&gt;=[.CN$43])" office:value-type="float" office:value="1" calcext:value-type="float">
            <text:p>1.000</text:p>
          </table:table-cell>
          <table:table-cell table:formula="of:=IF([.CO4]&gt;=[.CO$43])" office:value-type="float" office:value="1" calcext:value-type="float">
            <text:p>1.000</text:p>
          </table:table-cell>
          <table:table-cell table:formula="of:=IF([.CP4]&gt;=[.CP$43])" office:value-type="float" office:value="1" calcext:value-type="float">
            <text:p>1.000</text:p>
          </table:table-cell>
          <table:table-cell table:formula="of:=IF([.CQ4]&gt;=[.CQ$43])" office:value-type="float" office:value="1" calcext:value-type="float">
            <text:p>1.000</text:p>
          </table:table-cell>
          <table:table-cell table:formula="of:=IF([.CR4]&gt;=[.CR$43])" office:value-type="float" office:value="1" calcext:value-type="float">
            <text:p>1.000</text:p>
          </table:table-cell>
          <table:table-cell table:formula="of:=IF([.CS4]&gt;=[.CS$43])" office:value-type="float" office:value="1" calcext:value-type="float">
            <text:p>1.000</text:p>
          </table:table-cell>
          <table:table-cell table:formula="of:=IF([.CT4]&gt;=[.CT$43])" office:value-type="float" office:value="1" calcext:value-type="float">
            <text:p>1.000</text:p>
          </table:table-cell>
          <table:table-cell table:formula="of:=IF([.CU4]&gt;=[.CU$43])" office:value-type="float" office:value="1" calcext:value-type="float">
            <text:p>1.000</text:p>
          </table:table-cell>
          <table:table-cell table:formula="of:=IF([.CV4]&gt;=[.CV$43])" office:value-type="float" office:value="1" calcext:value-type="float">
            <text:p>1.000</text:p>
          </table:table-cell>
          <table:table-cell table:formula="of:=IF([.CW4]&gt;=[.CW$43])" office:value-type="float" office:value="1" calcext:value-type="float">
            <text:p>1.000</text:p>
          </table:table-cell>
          <table:table-cell table:formula="of:=IF([.CX4]&gt;=[.CX$43])" office:value-type="float" office:value="1" calcext:value-type="float">
            <text:p>1.000</text:p>
          </table:table-cell>
          <table:table-cell table:formula="of:=IF([.CY4]&gt;=[.CY$43])" office:value-type="float" office:value="1" calcext:value-type="float">
            <text:p>1.000</text:p>
          </table:table-cell>
          <table:table-cell table:formula="of:=IF([.CZ4]&gt;=[.CZ$43])" office:value-type="float" office:value="1" calcext:value-type="float">
            <text:p>1.000</text:p>
          </table:table-cell>
          <table:table-cell table:formula="of:=IF([.DA4]&gt;=[.DA$43])" office:value-type="float" office:value="1" calcext:value-type="float">
            <text:p>1.000</text:p>
          </table:table-cell>
          <table:table-cell table:formula="of:=IF([.DB4]&gt;=[.DB$43])" office:value-type="float" office:value="1" calcext:value-type="float">
            <text:p>1.000</text:p>
          </table:table-cell>
          <table:table-cell table:formula="of:=IF([.DC4]&gt;=[.DC$43])" office:value-type="float" office:value="1" calcext:value-type="float">
            <text:p>1.000</text:p>
          </table:table-cell>
          <table:table-cell table:formula="of:=IF([.DD4]&gt;=[.DD$43])" office:value-type="float" office:value="1" calcext:value-type="float">
            <text:p>1.000</text:p>
          </table:table-cell>
          <table:table-cell table:formula="of:=IF([.DE4]&gt;=[.DE$43])" office:value-type="float" office:value="1" calcext:value-type="float">
            <text:p>1.000</text:p>
          </table:table-cell>
          <table:table-cell table:formula="of:=COUNTIF([.S46:.DE46];1)" office:value-type="float" office:value="89" calcext:value-type="float">
            <text:p>89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Bono</text:p>
          </table:table-cell>
          <table:table-cell/>
          <table:table-cell table:formula="of:=IF([.S5]&gt;=[.S$43])" office:value-type="float" office:value="1" calcext:value-type="float">
            <text:p>1.000</text:p>
          </table:table-cell>
          <table:table-cell table:formula="of:=IF([.T5]&gt;=[.T$43])" office:value-type="float" office:value="1" calcext:value-type="float">
            <text:p>1.000</text:p>
          </table:table-cell>
          <table:table-cell table:formula="of:=IF([.U5]&gt;=[.U$43])" office:value-type="float" office:value="1" calcext:value-type="float">
            <text:p>1.000</text:p>
          </table:table-cell>
          <table:table-cell table:formula="of:=IF([.V5]&gt;=[.V$43])" office:value-type="float" office:value="1" calcext:value-type="float">
            <text:p>1.000</text:p>
          </table:table-cell>
          <table:table-cell table:formula="of:=IF([.W5]&gt;=[.W$43])" office:value-type="float" office:value="1" calcext:value-type="float">
            <text:p>1.000</text:p>
          </table:table-cell>
          <table:table-cell table:formula="of:=IF([.X5]&gt;=[.X$43])" office:value-type="float" office:value="1" calcext:value-type="float">
            <text:p>1.000</text:p>
          </table:table-cell>
          <table:table-cell table:formula="of:=IF([.Y5]&gt;=[.Y$43])" office:value-type="float" office:value="1" calcext:value-type="float">
            <text:p>1.000</text:p>
          </table:table-cell>
          <table:table-cell table:formula="of:=IF([.Z5]&gt;=[.Z$43])" office:value-type="float" office:value="1" calcext:value-type="float">
            <text:p>1.000</text:p>
          </table:table-cell>
          <table:table-cell table:formula="of:=IF([.AA5]&gt;=[.AA$43])" office:value-type="float" office:value="1" calcext:value-type="float">
            <text:p>1.000</text:p>
          </table:table-cell>
          <table:table-cell table:formula="of:=IF([.AB5]&gt;=[.AB$43])" office:value-type="float" office:value="1" calcext:value-type="float">
            <text:p>1.000</text:p>
          </table:table-cell>
          <table:table-cell table:formula="of:=IF([.AC5]&gt;=[.AC$43])" office:value-type="float" office:value="0" calcext:value-type="float">
            <text:p>0.000</text:p>
          </table:table-cell>
          <table:table-cell table:formula="of:=IF([.AD5]&gt;=[.AD$43])" office:value-type="float" office:value="0" calcext:value-type="float">
            <text:p>0.000</text:p>
          </table:table-cell>
          <table:table-cell table:formula="of:=IF([.AE5]&gt;=[.AE$43])" office:value-type="float" office:value="1" calcext:value-type="float">
            <text:p>1.000</text:p>
          </table:table-cell>
          <table:table-cell table:formula="of:=IF([.AF5]&gt;=[.AF$43])" office:value-type="float" office:value="1" calcext:value-type="float">
            <text:p>1.000</text:p>
          </table:table-cell>
          <table:table-cell table:formula="of:=IF([.AG5]&gt;=[.AG$43])" office:value-type="float" office:value="1" calcext:value-type="float">
            <text:p>1.000</text:p>
          </table:table-cell>
          <table:table-cell table:formula="of:=IF([.AH5]&gt;=[.AH$43])" office:value-type="float" office:value="1" calcext:value-type="float">
            <text:p>1.000</text:p>
          </table:table-cell>
          <table:table-cell table:formula="of:=IF([.AI5]&gt;=[.AI$43])" office:value-type="float" office:value="0" calcext:value-type="float">
            <text:p>0.000</text:p>
          </table:table-cell>
          <table:table-cell table:formula="of:=IF([.AJ5]&gt;=[.AJ$43])" office:value-type="float" office:value="0" calcext:value-type="float">
            <text:p>0.000</text:p>
          </table:table-cell>
          <table:table-cell table:formula="of:=IF([.AK5]&gt;=[.AK$43])" office:value-type="float" office:value="0" calcext:value-type="float">
            <text:p>0.000</text:p>
          </table:table-cell>
          <table:table-cell table:formula="of:=IF([.AL5]&gt;=[.AL$43])" office:value-type="float" office:value="1" calcext:value-type="float">
            <text:p>1.000</text:p>
          </table:table-cell>
          <table:table-cell table:formula="of:=IF([.AM5]&gt;=[.AM$43])" office:value-type="float" office:value="1" calcext:value-type="float">
            <text:p>1.000</text:p>
          </table:table-cell>
          <table:table-cell table:formula="of:=IF([.AN5]&gt;=[.AN$43])" office:value-type="float" office:value="1" calcext:value-type="float">
            <text:p>1.000</text:p>
          </table:table-cell>
          <table:table-cell table:formula="of:=IF([.AO5]&gt;=[.AO$43])" office:value-type="float" office:value="1" calcext:value-type="float">
            <text:p>1.000</text:p>
          </table:table-cell>
          <table:table-cell table:formula="of:=IF([.AP5]&gt;=[.AP$43])" office:value-type="float" office:value="1" calcext:value-type="float">
            <text:p>1.000</text:p>
          </table:table-cell>
          <table:table-cell table:formula="of:=IF([.AQ5]&gt;=[.AQ$43])" office:value-type="float" office:value="1" calcext:value-type="float">
            <text:p>1.000</text:p>
          </table:table-cell>
          <table:table-cell table:formula="of:=IF([.AR5]&gt;=[.AR$43])" office:value-type="float" office:value="1" calcext:value-type="float">
            <text:p>1.000</text:p>
          </table:table-cell>
          <table:table-cell table:formula="of:=IF([.AS5]&gt;=[.AS$43])" office:value-type="float" office:value="1" calcext:value-type="float">
            <text:p>1.000</text:p>
          </table:table-cell>
          <table:table-cell table:formula="of:=IF([.AT5]&gt;=[.AT$43])" office:value-type="float" office:value="1" calcext:value-type="float">
            <text:p>1.000</text:p>
          </table:table-cell>
          <table:table-cell table:formula="of:=IF([.AU5]&gt;=[.AU$43])" office:value-type="float" office:value="0" calcext:value-type="float">
            <text:p>0.000</text:p>
          </table:table-cell>
          <table:table-cell table:formula="of:=IF([.AV5]&gt;=[.AV$43])" office:value-type="float" office:value="0" calcext:value-type="float">
            <text:p>0.000</text:p>
          </table:table-cell>
          <table:table-cell table:formula="of:=IF([.AW5]&gt;=[.AW$43])" office:value-type="float" office:value="0" calcext:value-type="float">
            <text:p>0.000</text:p>
          </table:table-cell>
          <table:table-cell table:formula="of:=IF([.AX5]&gt;=[.AX$43])" office:value-type="float" office:value="0" calcext:value-type="float">
            <text:p>0.000</text:p>
          </table:table-cell>
          <table:table-cell table:formula="of:=IF([.AY5]&gt;=[.AY$43])" office:value-type="float" office:value="0" calcext:value-type="float">
            <text:p>0.000</text:p>
          </table:table-cell>
          <table:table-cell table:formula="of:=IF([.AZ5]&gt;=[.AZ$43])" office:value-type="float" office:value="0" calcext:value-type="float">
            <text:p>0.000</text:p>
          </table:table-cell>
          <table:table-cell table:formula="of:=IF([.BA5]&gt;=[.BA$43])" office:value-type="float" office:value="0" calcext:value-type="float">
            <text:p>0.000</text:p>
          </table:table-cell>
          <table:table-cell table:formula="of:=IF([.BB5]&gt;=[.BB$43])" office:value-type="float" office:value="0" calcext:value-type="float">
            <text:p>0.000</text:p>
          </table:table-cell>
          <table:table-cell table:formula="of:=IF([.BC5]&gt;=[.BC$43])" office:value-type="float" office:value="0" calcext:value-type="float">
            <text:p>0.000</text:p>
          </table:table-cell>
          <table:table-cell table:formula="of:=IF([.BD5]&gt;=[.BD$43])" office:value-type="float" office:value="0" calcext:value-type="float">
            <text:p>0.000</text:p>
          </table:table-cell>
          <table:table-cell table:formula="of:=IF([.BE5]&gt;=[.BE$43])" office:value-type="float" office:value="0" calcext:value-type="float">
            <text:p>0.000</text:p>
          </table:table-cell>
          <table:table-cell table:formula="of:=IF([.BF5]&gt;=[.BF$43])" office:value-type="float" office:value="0" calcext:value-type="float">
            <text:p>0.000</text:p>
          </table:table-cell>
          <table:table-cell table:formula="of:=IF([.BG5]&gt;=[.BG$43])" office:value-type="float" office:value="0" calcext:value-type="float">
            <text:p>0.000</text:p>
          </table:table-cell>
          <table:table-cell table:formula="of:=IF([.BH5]&gt;=[.BH$43])" office:value-type="float" office:value="0" calcext:value-type="float">
            <text:p>0.000</text:p>
          </table:table-cell>
          <table:table-cell table:formula="of:=IF([.BI5]&gt;=[.BI$43])" office:value-type="float" office:value="0" calcext:value-type="float">
            <text:p>0.000</text:p>
          </table:table-cell>
          <table:table-cell table:formula="of:=IF([.BJ5]&gt;=[.BJ$43])" office:value-type="float" office:value="0" calcext:value-type="float">
            <text:p>0.000</text:p>
          </table:table-cell>
          <table:table-cell table:formula="of:=IF([.BK5]&gt;=[.BK$43])" office:value-type="float" office:value="0" calcext:value-type="float">
            <text:p>0.000</text:p>
          </table:table-cell>
          <table:table-cell table:formula="of:=IF([.BL5]&gt;=[.BL$43])" office:value-type="float" office:value="0" calcext:value-type="float">
            <text:p>0.000</text:p>
          </table:table-cell>
          <table:table-cell table:formula="of:=IF([.BM5]&gt;=[.BM$43])" office:value-type="float" office:value="0" calcext:value-type="float">
            <text:p>0.000</text:p>
          </table:table-cell>
          <table:table-cell table:formula="of:=IF([.BN5]&gt;=[.BN$43])" office:value-type="float" office:value="0" calcext:value-type="float">
            <text:p>0.000</text:p>
          </table:table-cell>
          <table:table-cell table:formula="of:=IF([.BO5]&gt;=[.BO$43])" office:value-type="float" office:value="0" calcext:value-type="float">
            <text:p>0.000</text:p>
          </table:table-cell>
          <table:table-cell table:formula="of:=IF([.BP5]&gt;=[.BP$43])" office:value-type="float" office:value="0" calcext:value-type="float">
            <text:p>0.000</text:p>
          </table:table-cell>
          <table:table-cell table:formula="of:=IF([.BQ5]&gt;=[.BQ$43])" office:value-type="float" office:value="0" calcext:value-type="float">
            <text:p>0.000</text:p>
          </table:table-cell>
          <table:table-cell table:formula="of:=IF([.BR5]&gt;=[.BR$43])" office:value-type="float" office:value="0" calcext:value-type="float">
            <text:p>0.000</text:p>
          </table:table-cell>
          <table:table-cell table:formula="of:=IF([.BS5]&gt;=[.BS$43])" office:value-type="float" office:value="0" calcext:value-type="float">
            <text:p>0.000</text:p>
          </table:table-cell>
          <table:table-cell table:formula="of:=IF([.BT5]&gt;=[.BT$43])" office:value-type="float" office:value="0" calcext:value-type="float">
            <text:p>0.000</text:p>
          </table:table-cell>
          <table:table-cell table:formula="of:=IF([.BU5]&gt;=[.BU$43])" office:value-type="float" office:value="1" calcext:value-type="float">
            <text:p>1.000</text:p>
          </table:table-cell>
          <table:table-cell table:formula="of:=IF([.BV5]&gt;=[.BV$43])" office:value-type="float" office:value="0" calcext:value-type="float">
            <text:p>0.000</text:p>
          </table:table-cell>
          <table:table-cell table:formula="of:=IF([.BW5]&gt;=[.BW$43])" office:value-type="float" office:value="0" calcext:value-type="float">
            <text:p>0.000</text:p>
          </table:table-cell>
          <table:table-cell table:formula="of:=IF([.BX5]&gt;=[.BX$43])" office:value-type="float" office:value="0" calcext:value-type="float">
            <text:p>0.000</text:p>
          </table:table-cell>
          <table:table-cell table:formula="of:=IF([.BY5]&gt;=[.BY$43])" office:value-type="float" office:value="0" calcext:value-type="float">
            <text:p>0.000</text:p>
          </table:table-cell>
          <table:table-cell table:formula="of:=IF([.BZ5]&gt;=[.BZ$43])" office:value-type="float" office:value="0" calcext:value-type="float">
            <text:p>0.000</text:p>
          </table:table-cell>
          <table:table-cell table:formula="of:=IF([.CA5]&gt;=[.CA$43])" office:value-type="float" office:value="0" calcext:value-type="float">
            <text:p>0.000</text:p>
          </table:table-cell>
          <table:table-cell table:formula="of:=IF([.CB5]&gt;=[.CB$43])" office:value-type="float" office:value="1" calcext:value-type="float">
            <text:p>1.000</text:p>
          </table:table-cell>
          <table:table-cell table:formula="of:=IF([.CC5]&gt;=[.CC$43])" office:value-type="float" office:value="0" calcext:value-type="float">
            <text:p>0.000</text:p>
          </table:table-cell>
          <table:table-cell table:formula="of:=IF([.CD5]&gt;=[.CD$43])" office:value-type="float" office:value="0" calcext:value-type="float">
            <text:p>0.000</text:p>
          </table:table-cell>
          <table:table-cell table:formula="of:=IF([.CE5]&gt;=[.CE$43])" office:value-type="float" office:value="0" calcext:value-type="float">
            <text:p>0.000</text:p>
          </table:table-cell>
          <table:table-cell table:formula="of:=IF([.CF5]&gt;=[.CF$43])" office:value-type="float" office:value="0" calcext:value-type="float">
            <text:p>0.000</text:p>
          </table:table-cell>
          <table:table-cell table:formula="of:=IF([.CG5]&gt;=[.CG$43])" office:value-type="float" office:value="0" calcext:value-type="float">
            <text:p>0.000</text:p>
          </table:table-cell>
          <table:table-cell table:formula="of:=IF([.CH5]&gt;=[.CH$43])" office:value-type="float" office:value="1" calcext:value-type="float">
            <text:p>1.000</text:p>
          </table:table-cell>
          <table:table-cell table:formula="of:=IF([.CI5]&gt;=[.CI$43])" office:value-type="float" office:value="1" calcext:value-type="float">
            <text:p>1.000</text:p>
          </table:table-cell>
          <table:table-cell table:formula="of:=IF([.CJ5]&gt;=[.CJ$43])" office:value-type="float" office:value="1" calcext:value-type="float">
            <text:p>1.000</text:p>
          </table:table-cell>
          <table:table-cell table:formula="of:=IF([.CK5]&gt;=[.CK$43])" office:value-type="float" office:value="1" calcext:value-type="float">
            <text:p>1.000</text:p>
          </table:table-cell>
          <table:table-cell table:formula="of:=IF([.CL5]&gt;=[.CL$43])" office:value-type="float" office:value="1" calcext:value-type="float">
            <text:p>1.000</text:p>
          </table:table-cell>
          <table:table-cell table:formula="of:=IF([.CM5]&gt;=[.CM$43])" office:value-type="float" office:value="1" calcext:value-type="float">
            <text:p>1.000</text:p>
          </table:table-cell>
          <table:table-cell table:formula="of:=IF([.CN5]&gt;=[.CN$43])" office:value-type="float" office:value="0" calcext:value-type="float">
            <text:p>0.000</text:p>
          </table:table-cell>
          <table:table-cell table:formula="of:=IF([.CO5]&gt;=[.CO$43])" office:value-type="float" office:value="0" calcext:value-type="float">
            <text:p>0.000</text:p>
          </table:table-cell>
          <table:table-cell table:formula="of:=IF([.CP5]&gt;=[.CP$43])" office:value-type="float" office:value="0" calcext:value-type="float">
            <text:p>0.000</text:p>
          </table:table-cell>
          <table:table-cell table:formula="of:=IF([.CQ5]&gt;=[.CQ$43])" office:value-type="float" office:value="0" calcext:value-type="float">
            <text:p>0.000</text:p>
          </table:table-cell>
          <table:table-cell table:formula="of:=IF([.CR5]&gt;=[.CR$43])" office:value-type="float" office:value="0" calcext:value-type="float">
            <text:p>0.000</text:p>
          </table:table-cell>
          <table:table-cell table:formula="of:=IF([.CS5]&gt;=[.CS$43])" office:value-type="float" office:value="0" calcext:value-type="float">
            <text:p>0.000</text:p>
          </table:table-cell>
          <table:table-cell table:formula="of:=IF([.CT5]&gt;=[.CT$43])" office:value-type="float" office:value="1" calcext:value-type="float">
            <text:p>1.000</text:p>
          </table:table-cell>
          <table:table-cell table:formula="of:=IF([.CU5]&gt;=[.CU$43])" office:value-type="float" office:value="1" calcext:value-type="float">
            <text:p>1.000</text:p>
          </table:table-cell>
          <table:table-cell table:formula="of:=IF([.CV5]&gt;=[.CV$43])" office:value-type="float" office:value="0" calcext:value-type="float">
            <text:p>0.000</text:p>
          </table:table-cell>
          <table:table-cell table:formula="of:=IF([.CW5]&gt;=[.CW$43])" office:value-type="float" office:value="0" calcext:value-type="float">
            <text:p>0.000</text:p>
          </table:table-cell>
          <table:table-cell table:formula="of:=IF([.CX5]&gt;=[.CX$43])" office:value-type="float" office:value="0" calcext:value-type="float">
            <text:p>0.000</text:p>
          </table:table-cell>
          <table:table-cell table:formula="of:=IF([.CY5]&gt;=[.CY$43])" office:value-type="float" office:value="0" calcext:value-type="float">
            <text:p>0.000</text:p>
          </table:table-cell>
          <table:table-cell table:formula="of:=IF([.CZ5]&gt;=[.CZ$43])" office:value-type="float" office:value="0" calcext:value-type="float">
            <text:p>0.000</text:p>
          </table:table-cell>
          <table:table-cell table:formula="of:=IF([.DA5]&gt;=[.DA$43])" office:value-type="float" office:value="1" calcext:value-type="float">
            <text:p>1.000</text:p>
          </table:table-cell>
          <table:table-cell table:formula="of:=IF([.DB5]&gt;=[.DB$43])" office:value-type="float" office:value="1" calcext:value-type="float">
            <text:p>1.000</text:p>
          </table:table-cell>
          <table:table-cell table:formula="of:=IF([.DC5]&gt;=[.DC$43])" office:value-type="float" office:value="0" calcext:value-type="float">
            <text:p>0.000</text:p>
          </table:table-cell>
          <table:table-cell table:formula="of:=IF([.DD5]&gt;=[.DD$43])" office:value-type="float" office:value="0" calcext:value-type="float">
            <text:p>0.000</text:p>
          </table:table-cell>
          <table:table-cell table:formula="of:=IF([.DE5]&gt;=[.DE$43])" office:value-type="float" office:value="0" calcext:value-type="float">
            <text:p>0.000</text:p>
          </table:table-cell>
          <table:table-cell table:formula="of:=COUNTIF([.S47:.DE47];1)" office:value-type="float" office:value="35" calcext:value-type="float">
            <text:p>35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Khanak</text:p>
          </table:table-cell>
          <table:table-cell/>
          <table:table-cell table:formula="of:=IF([.S6]&gt;=[.S$43])" office:value-type="float" office:value="1" calcext:value-type="float">
            <text:p>1.000</text:p>
          </table:table-cell>
          <table:table-cell table:formula="of:=IF([.T6]&gt;=[.T$43])" office:value-type="float" office:value="1" calcext:value-type="float">
            <text:p>1.000</text:p>
          </table:table-cell>
          <table:table-cell table:formula="of:=IF([.U6]&gt;=[.U$43])" office:value-type="float" office:value="1" calcext:value-type="float">
            <text:p>1.000</text:p>
          </table:table-cell>
          <table:table-cell table:formula="of:=IF([.V6]&gt;=[.V$43])" office:value-type="float" office:value="1" calcext:value-type="float">
            <text:p>1.000</text:p>
          </table:table-cell>
          <table:table-cell table:formula="of:=IF([.W6]&gt;=[.W$43])" office:value-type="float" office:value="1" calcext:value-type="float">
            <text:p>1.000</text:p>
          </table:table-cell>
          <table:table-cell table:formula="of:=IF([.X6]&gt;=[.X$43])" office:value-type="float" office:value="1" calcext:value-type="float">
            <text:p>1.000</text:p>
          </table:table-cell>
          <table:table-cell table:formula="of:=IF([.Y6]&gt;=[.Y$43])" office:value-type="float" office:value="1" calcext:value-type="float">
            <text:p>1.000</text:p>
          </table:table-cell>
          <table:table-cell table:formula="of:=IF([.Z6]&gt;=[.Z$43])" office:value-type="float" office:value="1" calcext:value-type="float">
            <text:p>1.000</text:p>
          </table:table-cell>
          <table:table-cell table:formula="of:=IF([.AA6]&gt;=[.AA$43])" office:value-type="float" office:value="1" calcext:value-type="float">
            <text:p>1.000</text:p>
          </table:table-cell>
          <table:table-cell table:formula="of:=IF([.AB6]&gt;=[.AB$43])" office:value-type="float" office:value="1" calcext:value-type="float">
            <text:p>1.000</text:p>
          </table:table-cell>
          <table:table-cell table:formula="of:=IF([.AC6]&gt;=[.AC$43])" office:value-type="float" office:value="1" calcext:value-type="float">
            <text:p>1.000</text:p>
          </table:table-cell>
          <table:table-cell table:formula="of:=IF([.AD6]&gt;=[.AD$43])" office:value-type="float" office:value="1" calcext:value-type="float">
            <text:p>1.000</text:p>
          </table:table-cell>
          <table:table-cell table:formula="of:=IF([.AE6]&gt;=[.AE$43])" office:value-type="float" office:value="1" calcext:value-type="float">
            <text:p>1.000</text:p>
          </table:table-cell>
          <table:table-cell table:formula="of:=IF([.AF6]&gt;=[.AF$43])" office:value-type="float" office:value="1" calcext:value-type="float">
            <text:p>1.000</text:p>
          </table:table-cell>
          <table:table-cell table:formula="of:=IF([.AG6]&gt;=[.AG$43])" office:value-type="float" office:value="1" calcext:value-type="float">
            <text:p>1.000</text:p>
          </table:table-cell>
          <table:table-cell table:formula="of:=IF([.AH6]&gt;=[.AH$43])" office:value-type="float" office:value="1" calcext:value-type="float">
            <text:p>1.000</text:p>
          </table:table-cell>
          <table:table-cell table:formula="of:=IF([.AI6]&gt;=[.AI$43])" office:value-type="float" office:value="1" calcext:value-type="float">
            <text:p>1.000</text:p>
          </table:table-cell>
          <table:table-cell table:formula="of:=IF([.AJ6]&gt;=[.AJ$43])" office:value-type="float" office:value="1" calcext:value-type="float">
            <text:p>1.000</text:p>
          </table:table-cell>
          <table:table-cell table:formula="of:=IF([.AK6]&gt;=[.AK$43])" office:value-type="float" office:value="1" calcext:value-type="float">
            <text:p>1.000</text:p>
          </table:table-cell>
          <table:table-cell table:formula="of:=IF([.AL6]&gt;=[.AL$43])" office:value-type="float" office:value="1" calcext:value-type="float">
            <text:p>1.000</text:p>
          </table:table-cell>
          <table:table-cell table:formula="of:=IF([.AM6]&gt;=[.AM$43])" office:value-type="float" office:value="1" calcext:value-type="float">
            <text:p>1.000</text:p>
          </table:table-cell>
          <table:table-cell table:formula="of:=IF([.AN6]&gt;=[.AN$43])" office:value-type="float" office:value="1" calcext:value-type="float">
            <text:p>1.000</text:p>
          </table:table-cell>
          <table:table-cell table:formula="of:=IF([.AO6]&gt;=[.AO$43])" office:value-type="float" office:value="1" calcext:value-type="float">
            <text:p>1.000</text:p>
          </table:table-cell>
          <table:table-cell table:formula="of:=IF([.AP6]&gt;=[.AP$43])" office:value-type="float" office:value="1" calcext:value-type="float">
            <text:p>1.000</text:p>
          </table:table-cell>
          <table:table-cell table:formula="of:=IF([.AQ6]&gt;=[.AQ$43])" office:value-type="float" office:value="1" calcext:value-type="float">
            <text:p>1.000</text:p>
          </table:table-cell>
          <table:table-cell table:formula="of:=IF([.AR6]&gt;=[.AR$43])" office:value-type="float" office:value="1" calcext:value-type="float">
            <text:p>1.000</text:p>
          </table:table-cell>
          <table:table-cell table:formula="of:=IF([.AS6]&gt;=[.AS$43])" office:value-type="float" office:value="1" calcext:value-type="float">
            <text:p>1.000</text:p>
          </table:table-cell>
          <table:table-cell table:formula="of:=IF([.AT6]&gt;=[.AT$43])" office:value-type="float" office:value="0" calcext:value-type="float">
            <text:p>0.000</text:p>
          </table:table-cell>
          <table:table-cell table:formula="of:=IF([.AU6]&gt;=[.AU$43])" office:value-type="float" office:value="1" calcext:value-type="float">
            <text:p>1.000</text:p>
          </table:table-cell>
          <table:table-cell table:formula="of:=IF([.AV6]&gt;=[.AV$43])" office:value-type="float" office:value="1" calcext:value-type="float">
            <text:p>1.000</text:p>
          </table:table-cell>
          <table:table-cell table:formula="of:=IF([.AW6]&gt;=[.AW$43])" office:value-type="float" office:value="1" calcext:value-type="float">
            <text:p>1.000</text:p>
          </table:table-cell>
          <table:table-cell table:formula="of:=IF([.AX6]&gt;=[.AX$43])" office:value-type="float" office:value="1" calcext:value-type="float">
            <text:p>1.000</text:p>
          </table:table-cell>
          <table:table-cell table:formula="of:=IF([.AY6]&gt;=[.AY$43])" office:value-type="float" office:value="1" calcext:value-type="float">
            <text:p>1.000</text:p>
          </table:table-cell>
          <table:table-cell table:formula="of:=IF([.AZ6]&gt;=[.AZ$43])" office:value-type="float" office:value="1" calcext:value-type="float">
            <text:p>1.000</text:p>
          </table:table-cell>
          <table:table-cell table:formula="of:=IF([.BA6]&gt;=[.BA$43])" office:value-type="float" office:value="1" calcext:value-type="float">
            <text:p>1.000</text:p>
          </table:table-cell>
          <table:table-cell table:formula="of:=IF([.BB6]&gt;=[.BB$43])" office:value-type="float" office:value="1" calcext:value-type="float">
            <text:p>1.000</text:p>
          </table:table-cell>
          <table:table-cell table:formula="of:=IF([.BC6]&gt;=[.BC$43])" office:value-type="float" office:value="1" calcext:value-type="float">
            <text:p>1.000</text:p>
          </table:table-cell>
          <table:table-cell table:formula="of:=IF([.BD6]&gt;=[.BD$43])" office:value-type="float" office:value="1" calcext:value-type="float">
            <text:p>1.000</text:p>
          </table:table-cell>
          <table:table-cell table:formula="of:=IF([.BE6]&gt;=[.BE$43])" office:value-type="float" office:value="1" calcext:value-type="float">
            <text:p>1.000</text:p>
          </table:table-cell>
          <table:table-cell table:formula="of:=IF([.BF6]&gt;=[.BF$43])" office:value-type="float" office:value="1" calcext:value-type="float">
            <text:p>1.000</text:p>
          </table:table-cell>
          <table:table-cell table:formula="of:=IF([.BG6]&gt;=[.BG$43])" office:value-type="float" office:value="1" calcext:value-type="float">
            <text:p>1.000</text:p>
          </table:table-cell>
          <table:table-cell table:formula="of:=IF([.BH6]&gt;=[.BH$43])" office:value-type="float" office:value="1" calcext:value-type="float">
            <text:p>1.000</text:p>
          </table:table-cell>
          <table:table-cell table:formula="of:=IF([.BI6]&gt;=[.BI$43])" office:value-type="float" office:value="1" calcext:value-type="float">
            <text:p>1.000</text:p>
          </table:table-cell>
          <table:table-cell table:formula="of:=IF([.BJ6]&gt;=[.BJ$43])" office:value-type="float" office:value="1" calcext:value-type="float">
            <text:p>1.000</text:p>
          </table:table-cell>
          <table:table-cell table:formula="of:=IF([.BK6]&gt;=[.BK$43])" office:value-type="float" office:value="1" calcext:value-type="float">
            <text:p>1.000</text:p>
          </table:table-cell>
          <table:table-cell table:formula="of:=IF([.BL6]&gt;=[.BL$43])" office:value-type="float" office:value="1" calcext:value-type="float">
            <text:p>1.000</text:p>
          </table:table-cell>
          <table:table-cell table:formula="of:=IF([.BM6]&gt;=[.BM$43])" office:value-type="float" office:value="1" calcext:value-type="float">
            <text:p>1.000</text:p>
          </table:table-cell>
          <table:table-cell table:formula="of:=IF([.BN6]&gt;=[.BN$43])" office:value-type="float" office:value="1" calcext:value-type="float">
            <text:p>1.000</text:p>
          </table:table-cell>
          <table:table-cell table:formula="of:=IF([.BO6]&gt;=[.BO$43])" office:value-type="float" office:value="1" calcext:value-type="float">
            <text:p>1.000</text:p>
          </table:table-cell>
          <table:table-cell table:formula="of:=IF([.BP6]&gt;=[.BP$43])" office:value-type="float" office:value="1" calcext:value-type="float">
            <text:p>1.000</text:p>
          </table:table-cell>
          <table:table-cell table:formula="of:=IF([.BQ6]&gt;=[.BQ$43])" office:value-type="float" office:value="1" calcext:value-type="float">
            <text:p>1.000</text:p>
          </table:table-cell>
          <table:table-cell table:formula="of:=IF([.BR6]&gt;=[.BR$43])" office:value-type="float" office:value="1" calcext:value-type="float">
            <text:p>1.000</text:p>
          </table:table-cell>
          <table:table-cell table:formula="of:=IF([.BS6]&gt;=[.BS$43])" office:value-type="float" office:value="1" calcext:value-type="float">
            <text:p>1.000</text:p>
          </table:table-cell>
          <table:table-cell table:formula="of:=IF([.BT6]&gt;=[.BT$43])" office:value-type="float" office:value="1" calcext:value-type="float">
            <text:p>1.000</text:p>
          </table:table-cell>
          <table:table-cell table:formula="of:=IF([.BU6]&gt;=[.BU$43])" office:value-type="float" office:value="1" calcext:value-type="float">
            <text:p>1.000</text:p>
          </table:table-cell>
          <table:table-cell table:formula="of:=IF([.BV6]&gt;=[.BV$43])" office:value-type="float" office:value="1" calcext:value-type="float">
            <text:p>1.000</text:p>
          </table:table-cell>
          <table:table-cell table:formula="of:=IF([.BW6]&gt;=[.BW$43])" office:value-type="float" office:value="1" calcext:value-type="float">
            <text:p>1.000</text:p>
          </table:table-cell>
          <table:table-cell table:formula="of:=IF([.BX6]&gt;=[.BX$43])" office:value-type="float" office:value="1" calcext:value-type="float">
            <text:p>1.000</text:p>
          </table:table-cell>
          <table:table-cell table:formula="of:=IF([.BY6]&gt;=[.BY$43])" office:value-type="float" office:value="1" calcext:value-type="float">
            <text:p>1.000</text:p>
          </table:table-cell>
          <table:table-cell table:formula="of:=IF([.BZ6]&gt;=[.BZ$43])" office:value-type="float" office:value="1" calcext:value-type="float">
            <text:p>1.000</text:p>
          </table:table-cell>
          <table:table-cell table:formula="of:=IF([.CA6]&gt;=[.CA$43])" office:value-type="float" office:value="1" calcext:value-type="float">
            <text:p>1.000</text:p>
          </table:table-cell>
          <table:table-cell table:formula="of:=IF([.CB6]&gt;=[.CB$43])" office:value-type="float" office:value="1" calcext:value-type="float">
            <text:p>1.000</text:p>
          </table:table-cell>
          <table:table-cell table:formula="of:=IF([.CC6]&gt;=[.CC$43])" office:value-type="float" office:value="1" calcext:value-type="float">
            <text:p>1.000</text:p>
          </table:table-cell>
          <table:table-cell table:formula="of:=IF([.CD6]&gt;=[.CD$43])" office:value-type="float" office:value="1" calcext:value-type="float">
            <text:p>1.000</text:p>
          </table:table-cell>
          <table:table-cell table:formula="of:=IF([.CE6]&gt;=[.CE$43])" office:value-type="float" office:value="1" calcext:value-type="float">
            <text:p>1.000</text:p>
          </table:table-cell>
          <table:table-cell table:formula="of:=IF([.CF6]&gt;=[.CF$43])" office:value-type="float" office:value="1" calcext:value-type="float">
            <text:p>1.000</text:p>
          </table:table-cell>
          <table:table-cell table:formula="of:=IF([.CG6]&gt;=[.CG$43])" office:value-type="float" office:value="1" calcext:value-type="float">
            <text:p>1.000</text:p>
          </table:table-cell>
          <table:table-cell table:formula="of:=IF([.CH6]&gt;=[.CH$43])" office:value-type="float" office:value="1" calcext:value-type="float">
            <text:p>1.000</text:p>
          </table:table-cell>
          <table:table-cell table:formula="of:=IF([.CI6]&gt;=[.CI$43])" office:value-type="float" office:value="1" calcext:value-type="float">
            <text:p>1.000</text:p>
          </table:table-cell>
          <table:table-cell table:formula="of:=IF([.CJ6]&gt;=[.CJ$43])" office:value-type="float" office:value="1" calcext:value-type="float">
            <text:p>1.000</text:p>
          </table:table-cell>
          <table:table-cell table:formula="of:=IF([.CK6]&gt;=[.CK$43])" office:value-type="float" office:value="1" calcext:value-type="float">
            <text:p>1.000</text:p>
          </table:table-cell>
          <table:table-cell table:formula="of:=IF([.CL6]&gt;=[.CL$43])" office:value-type="float" office:value="1" calcext:value-type="float">
            <text:p>1.000</text:p>
          </table:table-cell>
          <table:table-cell table:formula="of:=IF([.CM6]&gt;=[.CM$43])" office:value-type="float" office:value="1" calcext:value-type="float">
            <text:p>1.000</text:p>
          </table:table-cell>
          <table:table-cell table:formula="of:=IF([.CN6]&gt;=[.CN$43])" office:value-type="float" office:value="1" calcext:value-type="float">
            <text:p>1.000</text:p>
          </table:table-cell>
          <table:table-cell table:formula="of:=IF([.CO6]&gt;=[.CO$43])" office:value-type="float" office:value="1" calcext:value-type="float">
            <text:p>1.000</text:p>
          </table:table-cell>
          <table:table-cell table:formula="of:=IF([.CP6]&gt;=[.CP$43])" office:value-type="float" office:value="1" calcext:value-type="float">
            <text:p>1.000</text:p>
          </table:table-cell>
          <table:table-cell table:formula="of:=IF([.CQ6]&gt;=[.CQ$43])" office:value-type="float" office:value="1" calcext:value-type="float">
            <text:p>1.000</text:p>
          </table:table-cell>
          <table:table-cell table:formula="of:=IF([.CR6]&gt;=[.CR$43])" office:value-type="float" office:value="1" calcext:value-type="float">
            <text:p>1.000</text:p>
          </table:table-cell>
          <table:table-cell table:formula="of:=IF([.CS6]&gt;=[.CS$43])" office:value-type="float" office:value="1" calcext:value-type="float">
            <text:p>1.000</text:p>
          </table:table-cell>
          <table:table-cell table:formula="of:=IF([.CT6]&gt;=[.CT$43])" office:value-type="float" office:value="0" calcext:value-type="float">
            <text:p>0.000</text:p>
          </table:table-cell>
          <table:table-cell table:formula="of:=IF([.CU6]&gt;=[.CU$43])" office:value-type="float" office:value="0" calcext:value-type="float">
            <text:p>0.000</text:p>
          </table:table-cell>
          <table:table-cell table:formula="of:=IF([.CV6]&gt;=[.CV$43])" office:value-type="float" office:value="1" calcext:value-type="float">
            <text:p>1.000</text:p>
          </table:table-cell>
          <table:table-cell table:formula="of:=IF([.CW6]&gt;=[.CW$43])" office:value-type="float" office:value="1" calcext:value-type="float">
            <text:p>1.000</text:p>
          </table:table-cell>
          <table:table-cell table:formula="of:=IF([.CX6]&gt;=[.CX$43])" office:value-type="float" office:value="1" calcext:value-type="float">
            <text:p>1.000</text:p>
          </table:table-cell>
          <table:table-cell table:formula="of:=IF([.CY6]&gt;=[.CY$43])" office:value-type="float" office:value="1" calcext:value-type="float">
            <text:p>1.000</text:p>
          </table:table-cell>
          <table:table-cell table:formula="of:=IF([.CZ6]&gt;=[.CZ$43])" office:value-type="float" office:value="1" calcext:value-type="float">
            <text:p>1.000</text:p>
          </table:table-cell>
          <table:table-cell table:formula="of:=IF([.DA6]&gt;=[.DA$43])" office:value-type="float" office:value="1" calcext:value-type="float">
            <text:p>1.000</text:p>
          </table:table-cell>
          <table:table-cell table:formula="of:=IF([.DB6]&gt;=[.DB$43])" office:value-type="float" office:value="1" calcext:value-type="float">
            <text:p>1.000</text:p>
          </table:table-cell>
          <table:table-cell table:formula="of:=IF([.DC6]&gt;=[.DC$43])" office:value-type="float" office:value="1" calcext:value-type="float">
            <text:p>1.000</text:p>
          </table:table-cell>
          <table:table-cell table:formula="of:=IF([.DD6]&gt;=[.DD$43])" office:value-type="float" office:value="1" calcext:value-type="float">
            <text:p>1.000</text:p>
          </table:table-cell>
          <table:table-cell table:formula="of:=IF([.DE6]&gt;=[.DE$43])" office:value-type="float" office:value="1" calcext:value-type="float">
            <text:p>1.000</text:p>
          </table:table-cell>
          <table:table-cell table:formula="of:=COUNTIF([.S48:.DE48];1)" office:value-type="float" office:value="88" calcext:value-type="float">
            <text:p>88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Anoko</text:p>
          </table:table-cell>
          <table:table-cell/>
          <table:table-cell table:formula="of:=IF([.S7]&gt;=[.S$43])" office:value-type="float" office:value="0" calcext:value-type="float">
            <text:p>0.000</text:p>
          </table:table-cell>
          <table:table-cell table:formula="of:=IF([.T7]&gt;=[.T$43])" office:value-type="float" office:value="0" calcext:value-type="float">
            <text:p>0.000</text:p>
          </table:table-cell>
          <table:table-cell table:formula="of:=IF([.U7]&gt;=[.U$43])" office:value-type="float" office:value="0" calcext:value-type="float">
            <text:p>0.000</text:p>
          </table:table-cell>
          <table:table-cell table:formula="of:=IF([.V7]&gt;=[.V$43])" office:value-type="float" office:value="0" calcext:value-type="float">
            <text:p>0.000</text:p>
          </table:table-cell>
          <table:table-cell table:formula="of:=IF([.W7]&gt;=[.W$43])" office:value-type="float" office:value="0" calcext:value-type="float">
            <text:p>0.000</text:p>
          </table:table-cell>
          <table:table-cell table:formula="of:=IF([.X7]&gt;=[.X$43])" office:value-type="float" office:value="0" calcext:value-type="float">
            <text:p>0.000</text:p>
          </table:table-cell>
          <table:table-cell table:formula="of:=IF([.Y7]&gt;=[.Y$43])" office:value-type="float" office:value="0" calcext:value-type="float">
            <text:p>0.000</text:p>
          </table:table-cell>
          <table:table-cell table:formula="of:=IF([.Z7]&gt;=[.Z$43])" office:value-type="float" office:value="0" calcext:value-type="float">
            <text:p>0.000</text:p>
          </table:table-cell>
          <table:table-cell table:formula="of:=IF([.AA7]&gt;=[.AA$43])" office:value-type="float" office:value="0" calcext:value-type="float">
            <text:p>0.000</text:p>
          </table:table-cell>
          <table:table-cell table:formula="of:=IF([.AB7]&gt;=[.AB$43])" office:value-type="float" office:value="0" calcext:value-type="float">
            <text:p>0.000</text:p>
          </table:table-cell>
          <table:table-cell table:formula="of:=IF([.AC7]&gt;=[.AC$43])" office:value-type="float" office:value="0" calcext:value-type="float">
            <text:p>0.000</text:p>
          </table:table-cell>
          <table:table-cell table:formula="of:=IF([.AD7]&gt;=[.AD$43])" office:value-type="float" office:value="0" calcext:value-type="float">
            <text:p>0.000</text:p>
          </table:table-cell>
          <table:table-cell table:formula="of:=IF([.AE7]&gt;=[.AE$43])" office:value-type="float" office:value="0" calcext:value-type="float">
            <text:p>0.000</text:p>
          </table:table-cell>
          <table:table-cell table:formula="of:=IF([.AF7]&gt;=[.AF$43])" office:value-type="float" office:value="0" calcext:value-type="float">
            <text:p>0.000</text:p>
          </table:table-cell>
          <table:table-cell table:formula="of:=IF([.AG7]&gt;=[.AG$43])" office:value-type="float" office:value="0" calcext:value-type="float">
            <text:p>0.000</text:p>
          </table:table-cell>
          <table:table-cell table:formula="of:=IF([.AH7]&gt;=[.AH$43])" office:value-type="float" office:value="0" calcext:value-type="float">
            <text:p>0.000</text:p>
          </table:table-cell>
          <table:table-cell table:formula="of:=IF([.AI7]&gt;=[.AI$43])" office:value-type="float" office:value="1" calcext:value-type="float">
            <text:p>1.000</text:p>
          </table:table-cell>
          <table:table-cell table:formula="of:=IF([.AJ7]&gt;=[.AJ$43])" office:value-type="float" office:value="1" calcext:value-type="float">
            <text:p>1.000</text:p>
          </table:table-cell>
          <table:table-cell table:formula="of:=IF([.AK7]&gt;=[.AK$43])" office:value-type="float" office:value="1" calcext:value-type="float">
            <text:p>1.000</text:p>
          </table:table-cell>
          <table:table-cell table:formula="of:=IF([.AL7]&gt;=[.AL$43])" office:value-type="float" office:value="0" calcext:value-type="float">
            <text:p>0.000</text:p>
          </table:table-cell>
          <table:table-cell table:formula="of:=IF([.AM7]&gt;=[.AM$43])" office:value-type="float" office:value="0" calcext:value-type="float">
            <text:p>0.000</text:p>
          </table:table-cell>
          <table:table-cell table:formula="of:=IF([.AN7]&gt;=[.AN$43])" office:value-type="float" office:value="0" calcext:value-type="float">
            <text:p>0.000</text:p>
          </table:table-cell>
          <table:table-cell table:formula="of:=IF([.AO7]&gt;=[.AO$43])" office:value-type="float" office:value="0" calcext:value-type="float">
            <text:p>0.000</text:p>
          </table:table-cell>
          <table:table-cell table:formula="of:=IF([.AP7]&gt;=[.AP$43])" office:value-type="float" office:value="0" calcext:value-type="float">
            <text:p>0.000</text:p>
          </table:table-cell>
          <table:table-cell table:formula="of:=IF([.AQ7]&gt;=[.AQ$43])" office:value-type="float" office:value="0" calcext:value-type="float">
            <text:p>0.000</text:p>
          </table:table-cell>
          <table:table-cell table:formula="of:=IF([.AR7]&gt;=[.AR$43])" office:value-type="float" office:value="0" calcext:value-type="float">
            <text:p>0.000</text:p>
          </table:table-cell>
          <table:table-cell table:formula="of:=IF([.AS7]&gt;=[.AS$43])" office:value-type="float" office:value="0" calcext:value-type="float">
            <text:p>0.000</text:p>
          </table:table-cell>
          <table:table-cell table:formula="of:=IF([.AT7]&gt;=[.AT$43])" office:value-type="float" office:value="0" calcext:value-type="float">
            <text:p>0.000</text:p>
          </table:table-cell>
          <table:table-cell table:formula="of:=IF([.AU7]&gt;=[.AU$43])" office:value-type="float" office:value="1" calcext:value-type="float">
            <text:p>1.000</text:p>
          </table:table-cell>
          <table:table-cell table:formula="of:=IF([.AV7]&gt;=[.AV$43])" office:value-type="float" office:value="1" calcext:value-type="float">
            <text:p>1.000</text:p>
          </table:table-cell>
          <table:table-cell table:formula="of:=IF([.AW7]&gt;=[.AW$43])" office:value-type="float" office:value="1" calcext:value-type="float">
            <text:p>1.000</text:p>
          </table:table-cell>
          <table:table-cell table:formula="of:=IF([.AX7]&gt;=[.AX$43])" office:value-type="float" office:value="1" calcext:value-type="float">
            <text:p>1.000</text:p>
          </table:table-cell>
          <table:table-cell table:formula="of:=IF([.AY7]&gt;=[.AY$43])" office:value-type="float" office:value="1" calcext:value-type="float">
            <text:p>1.000</text:p>
          </table:table-cell>
          <table:table-cell table:formula="of:=IF([.AZ7]&gt;=[.AZ$43])" office:value-type="float" office:value="1" calcext:value-type="float">
            <text:p>1.000</text:p>
          </table:table-cell>
          <table:table-cell table:formula="of:=IF([.BA7]&gt;=[.BA$43])" office:value-type="float" office:value="1" calcext:value-type="float">
            <text:p>1.000</text:p>
          </table:table-cell>
          <table:table-cell table:formula="of:=IF([.BB7]&gt;=[.BB$43])" office:value-type="float" office:value="1" calcext:value-type="float">
            <text:p>1.000</text:p>
          </table:table-cell>
          <table:table-cell table:formula="of:=IF([.BC7]&gt;=[.BC$43])" office:value-type="float" office:value="1" calcext:value-type="float">
            <text:p>1.000</text:p>
          </table:table-cell>
          <table:table-cell table:formula="of:=IF([.BD7]&gt;=[.BD$43])" office:value-type="float" office:value="1" calcext:value-type="float">
            <text:p>1.000</text:p>
          </table:table-cell>
          <table:table-cell table:formula="of:=IF([.BE7]&gt;=[.BE$43])" office:value-type="float" office:value="1" calcext:value-type="float">
            <text:p>1.000</text:p>
          </table:table-cell>
          <table:table-cell table:formula="of:=IF([.BF7]&gt;=[.BF$43])" office:value-type="float" office:value="1" calcext:value-type="float">
            <text:p>1.000</text:p>
          </table:table-cell>
          <table:table-cell table:formula="of:=IF([.BG7]&gt;=[.BG$43])" office:value-type="float" office:value="1" calcext:value-type="float">
            <text:p>1.000</text:p>
          </table:table-cell>
          <table:table-cell table:formula="of:=IF([.BH7]&gt;=[.BH$43])" office:value-type="float" office:value="1" calcext:value-type="float">
            <text:p>1.000</text:p>
          </table:table-cell>
          <table:table-cell table:formula="of:=IF([.BI7]&gt;=[.BI$43])" office:value-type="float" office:value="1" calcext:value-type="float">
            <text:p>1.000</text:p>
          </table:table-cell>
          <table:table-cell table:formula="of:=IF([.BJ7]&gt;=[.BJ$43])" office:value-type="float" office:value="1" calcext:value-type="float">
            <text:p>1.000</text:p>
          </table:table-cell>
          <table:table-cell table:formula="of:=IF([.BK7]&gt;=[.BK$43])" office:value-type="float" office:value="1" calcext:value-type="float">
            <text:p>1.000</text:p>
          </table:table-cell>
          <table:table-cell table:formula="of:=IF([.BL7]&gt;=[.BL$43])" office:value-type="float" office:value="1" calcext:value-type="float">
            <text:p>1.000</text:p>
          </table:table-cell>
          <table:table-cell table:formula="of:=IF([.BM7]&gt;=[.BM$43])" office:value-type="float" office:value="1" calcext:value-type="float">
            <text:p>1.000</text:p>
          </table:table-cell>
          <table:table-cell table:formula="of:=IF([.BN7]&gt;=[.BN$43])" office:value-type="float" office:value="1" calcext:value-type="float">
            <text:p>1.000</text:p>
          </table:table-cell>
          <table:table-cell table:formula="of:=IF([.BO7]&gt;=[.BO$43])" office:value-type="float" office:value="1" calcext:value-type="float">
            <text:p>1.000</text:p>
          </table:table-cell>
          <table:table-cell table:formula="of:=IF([.BP7]&gt;=[.BP$43])" office:value-type="float" office:value="1" calcext:value-type="float">
            <text:p>1.000</text:p>
          </table:table-cell>
          <table:table-cell table:formula="of:=IF([.BQ7]&gt;=[.BQ$43])" office:value-type="float" office:value="1" calcext:value-type="float">
            <text:p>1.000</text:p>
          </table:table-cell>
          <table:table-cell table:formula="of:=IF([.BR7]&gt;=[.BR$43])" office:value-type="float" office:value="1" calcext:value-type="float">
            <text:p>1.000</text:p>
          </table:table-cell>
          <table:table-cell table:formula="of:=IF([.BS7]&gt;=[.BS$43])" office:value-type="float" office:value="1" calcext:value-type="float">
            <text:p>1.000</text:p>
          </table:table-cell>
          <table:table-cell table:formula="of:=IF([.BT7]&gt;=[.BT$43])" office:value-type="float" office:value="1" calcext:value-type="float">
            <text:p>1.000</text:p>
          </table:table-cell>
          <table:table-cell table:formula="of:=IF([.BU7]&gt;=[.BU$43])" office:value-type="float" office:value="0" calcext:value-type="float">
            <text:p>0.000</text:p>
          </table:table-cell>
          <table:table-cell table:formula="of:=IF([.BV7]&gt;=[.BV$43])" office:value-type="float" office:value="1" calcext:value-type="float">
            <text:p>1.000</text:p>
          </table:table-cell>
          <table:table-cell table:formula="of:=IF([.BW7]&gt;=[.BW$43])" office:value-type="float" office:value="1" calcext:value-type="float">
            <text:p>1.000</text:p>
          </table:table-cell>
          <table:table-cell table:formula="of:=IF([.BX7]&gt;=[.BX$43])" office:value-type="float" office:value="1" calcext:value-type="float">
            <text:p>1.000</text:p>
          </table:table-cell>
          <table:table-cell table:formula="of:=IF([.BY7]&gt;=[.BY$43])" office:value-type="float" office:value="1" calcext:value-type="float">
            <text:p>1.000</text:p>
          </table:table-cell>
          <table:table-cell table:formula="of:=IF([.BZ7]&gt;=[.BZ$43])" office:value-type="float" office:value="1" calcext:value-type="float">
            <text:p>1.000</text:p>
          </table:table-cell>
          <table:table-cell table:formula="of:=IF([.CA7]&gt;=[.CA$43])" office:value-type="float" office:value="1" calcext:value-type="float">
            <text:p>1.000</text:p>
          </table:table-cell>
          <table:table-cell table:formula="of:=IF([.CB7]&gt;=[.CB$43])" office:value-type="float" office:value="0" calcext:value-type="float">
            <text:p>0.000</text:p>
          </table:table-cell>
          <table:table-cell table:formula="of:=IF([.CC7]&gt;=[.CC$43])" office:value-type="float" office:value="1" calcext:value-type="float">
            <text:p>1.000</text:p>
          </table:table-cell>
          <table:table-cell table:formula="of:=IF([.CD7]&gt;=[.CD$43])" office:value-type="float" office:value="1" calcext:value-type="float">
            <text:p>1.000</text:p>
          </table:table-cell>
          <table:table-cell table:formula="of:=IF([.CE7]&gt;=[.CE$43])" office:value-type="float" office:value="1" calcext:value-type="float">
            <text:p>1.000</text:p>
          </table:table-cell>
          <table:table-cell table:formula="of:=IF([.CF7]&gt;=[.CF$43])" office:value-type="float" office:value="1" calcext:value-type="float">
            <text:p>1.000</text:p>
          </table:table-cell>
          <table:table-cell table:formula="of:=IF([.CG7]&gt;=[.CG$43])" office:value-type="float" office:value="1" calcext:value-type="float">
            <text:p>1.000</text:p>
          </table:table-cell>
          <table:table-cell table:formula="of:=IF([.CH7]&gt;=[.CH$43])" office:value-type="float" office:value="1" calcext:value-type="float">
            <text:p>1.000</text:p>
          </table:table-cell>
          <table:table-cell table:formula="of:=IF([.CI7]&gt;=[.CI$43])" office:value-type="float" office:value="1" calcext:value-type="float">
            <text:p>1.000</text:p>
          </table:table-cell>
          <table:table-cell table:formula="of:=IF([.CJ7]&gt;=[.CJ$43])" office:value-type="float" office:value="1" calcext:value-type="float">
            <text:p>1.000</text:p>
          </table:table-cell>
          <table:table-cell table:formula="of:=IF([.CK7]&gt;=[.CK$43])" office:value-type="float" office:value="1" calcext:value-type="float">
            <text:p>1.000</text:p>
          </table:table-cell>
          <table:table-cell table:formula="of:=IF([.CL7]&gt;=[.CL$43])" office:value-type="float" office:value="1" calcext:value-type="float">
            <text:p>1.000</text:p>
          </table:table-cell>
          <table:table-cell table:formula="of:=IF([.CM7]&gt;=[.CM$43])" office:value-type="float" office:value="1" calcext:value-type="float">
            <text:p>1.000</text:p>
          </table:table-cell>
          <table:table-cell table:formula="of:=IF([.CN7]&gt;=[.CN$43])" office:value-type="float" office:value="1" calcext:value-type="float">
            <text:p>1.000</text:p>
          </table:table-cell>
          <table:table-cell table:formula="of:=IF([.CO7]&gt;=[.CO$43])" office:value-type="float" office:value="1" calcext:value-type="float">
            <text:p>1.000</text:p>
          </table:table-cell>
          <table:table-cell table:formula="of:=IF([.CP7]&gt;=[.CP$43])" office:value-type="float" office:value="1" calcext:value-type="float">
            <text:p>1.000</text:p>
          </table:table-cell>
          <table:table-cell table:formula="of:=IF([.CQ7]&gt;=[.CQ$43])" office:value-type="float" office:value="1" calcext:value-type="float">
            <text:p>1.000</text:p>
          </table:table-cell>
          <table:table-cell table:formula="of:=IF([.CR7]&gt;=[.CR$43])" office:value-type="float" office:value="1" calcext:value-type="float">
            <text:p>1.000</text:p>
          </table:table-cell>
          <table:table-cell table:formula="of:=IF([.CS7]&gt;=[.CS$43])" office:value-type="float" office:value="1" calcext:value-type="float">
            <text:p>1.000</text:p>
          </table:table-cell>
          <table:table-cell table:formula="of:=IF([.CT7]&gt;=[.CT$43])" office:value-type="float" office:value="0" calcext:value-type="float">
            <text:p>0.000</text:p>
          </table:table-cell>
          <table:table-cell table:formula="of:=IF([.CU7]&gt;=[.CU$43])" office:value-type="float" office:value="0" calcext:value-type="float">
            <text:p>0.000</text:p>
          </table:table-cell>
          <table:table-cell table:formula="of:=IF([.CV7]&gt;=[.CV$43])" office:value-type="float" office:value="1" calcext:value-type="float">
            <text:p>1.000</text:p>
          </table:table-cell>
          <table:table-cell table:formula="of:=IF([.CW7]&gt;=[.CW$43])" office:value-type="float" office:value="1" calcext:value-type="float">
            <text:p>1.000</text:p>
          </table:table-cell>
          <table:table-cell table:formula="of:=IF([.CX7]&gt;=[.CX$43])" office:value-type="float" office:value="1" calcext:value-type="float">
            <text:p>1.000</text:p>
          </table:table-cell>
          <table:table-cell table:formula="of:=IF([.CY7]&gt;=[.CY$43])" office:value-type="float" office:value="1" calcext:value-type="float">
            <text:p>1.000</text:p>
          </table:table-cell>
          <table:table-cell table:formula="of:=IF([.CZ7]&gt;=[.CZ$43])" office:value-type="float" office:value="1" calcext:value-type="float">
            <text:p>1.000</text:p>
          </table:table-cell>
          <table:table-cell table:formula="of:=IF([.DA7]&gt;=[.DA$43])" office:value-type="float" office:value="1" calcext:value-type="float">
            <text:p>1.000</text:p>
          </table:table-cell>
          <table:table-cell table:formula="of:=IF([.DB7]&gt;=[.DB$43])" office:value-type="float" office:value="1" calcext:value-type="float">
            <text:p>1.000</text:p>
          </table:table-cell>
          <table:table-cell table:formula="of:=IF([.DC7]&gt;=[.DC$43])" office:value-type="float" office:value="1" calcext:value-type="float">
            <text:p>1.000</text:p>
          </table:table-cell>
          <table:table-cell table:formula="of:=IF([.DD7]&gt;=[.DD$43])" office:value-type="float" office:value="1" calcext:value-type="float">
            <text:p>1.000</text:p>
          </table:table-cell>
          <table:table-cell table:formula="of:=IF([.DE7]&gt;=[.DE$43])" office:value-type="float" office:value="1" calcext:value-type="float">
            <text:p>1.000</text:p>
          </table:table-cell>
          <table:table-cell table:formula="of:=COUNTIF([.S49:.DE49];1)" office:value-type="float" office:value="62" calcext:value-type="float">
            <text:p>62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Floresta</text:p>
          </table:table-cell>
          <table:table-cell/>
          <table:table-cell table:formula="of:=IF([.S8]&gt;=[.S$43])" office:value-type="float" office:value="1" calcext:value-type="float">
            <text:p>1.000</text:p>
          </table:table-cell>
          <table:table-cell table:formula="of:=IF([.T8]&gt;=[.T$43])" office:value-type="float" office:value="1" calcext:value-type="float">
            <text:p>1.000</text:p>
          </table:table-cell>
          <table:table-cell table:formula="of:=IF([.U8]&gt;=[.U$43])" office:value-type="float" office:value="1" calcext:value-type="float">
            <text:p>1.000</text:p>
          </table:table-cell>
          <table:table-cell table:formula="of:=IF([.V8]&gt;=[.V$43])" office:value-type="float" office:value="1" calcext:value-type="float">
            <text:p>1.000</text:p>
          </table:table-cell>
          <table:table-cell table:formula="of:=IF([.W8]&gt;=[.W$43])" office:value-type="float" office:value="0" calcext:value-type="float">
            <text:p>0.000</text:p>
          </table:table-cell>
          <table:table-cell table:formula="of:=IF([.X8]&gt;=[.X$43])" office:value-type="float" office:value="0" calcext:value-type="float">
            <text:p>0.000</text:p>
          </table:table-cell>
          <table:table-cell table:formula="of:=IF([.Y8]&gt;=[.Y$43])" office:value-type="float" office:value="0" calcext:value-type="float">
            <text:p>0.000</text:p>
          </table:table-cell>
          <table:table-cell table:formula="of:=IF([.Z8]&gt;=[.Z$43])" office:value-type="float" office:value="0" calcext:value-type="float">
            <text:p>0.000</text:p>
          </table:table-cell>
          <table:table-cell table:formula="of:=IF([.AA8]&gt;=[.AA$43])" office:value-type="float" office:value="1" calcext:value-type="float">
            <text:p>1.000</text:p>
          </table:table-cell>
          <table:table-cell table:formula="of:=IF([.AB8]&gt;=[.AB$43])" office:value-type="float" office:value="1" calcext:value-type="float">
            <text:p>1.000</text:p>
          </table:table-cell>
          <table:table-cell table:formula="of:=IF([.AC8]&gt;=[.AC$43])" office:value-type="float" office:value="0" calcext:value-type="float">
            <text:p>0.000</text:p>
          </table:table-cell>
          <table:table-cell table:formula="of:=IF([.AD8]&gt;=[.AD$43])" office:value-type="float" office:value="0" calcext:value-type="float">
            <text:p>0.000</text:p>
          </table:table-cell>
          <table:table-cell table:formula="of:=IF([.AE8]&gt;=[.AE$43])" office:value-type="float" office:value="1" calcext:value-type="float">
            <text:p>1.000</text:p>
          </table:table-cell>
          <table:table-cell table:formula="of:=IF([.AF8]&gt;=[.AF$43])" office:value-type="float" office:value="1" calcext:value-type="float">
            <text:p>1.000</text:p>
          </table:table-cell>
          <table:table-cell table:formula="of:=IF([.AG8]&gt;=[.AG$43])" office:value-type="float" office:value="1" calcext:value-type="float">
            <text:p>1.000</text:p>
          </table:table-cell>
          <table:table-cell table:formula="of:=IF([.AH8]&gt;=[.AH$43])" office:value-type="float" office:value="1" calcext:value-type="float">
            <text:p>1.000</text:p>
          </table:table-cell>
          <table:table-cell table:formula="of:=IF([.AI8]&gt;=[.AI$43])" office:value-type="float" office:value="0" calcext:value-type="float">
            <text:p>0.000</text:p>
          </table:table-cell>
          <table:table-cell table:formula="of:=IF([.AJ8]&gt;=[.AJ$43])" office:value-type="float" office:value="0" calcext:value-type="float">
            <text:p>0.000</text:p>
          </table:table-cell>
          <table:table-cell table:formula="of:=IF([.AK8]&gt;=[.AK$43])" office:value-type="float" office:value="0" calcext:value-type="float">
            <text:p>0.000</text:p>
          </table:table-cell>
          <table:table-cell table:formula="of:=IF([.AL8]&gt;=[.AL$43])" office:value-type="float" office:value="1" calcext:value-type="float">
            <text:p>1.000</text:p>
          </table:table-cell>
          <table:table-cell table:formula="of:=IF([.AM8]&gt;=[.AM$43])" office:value-type="float" office:value="1" calcext:value-type="float">
            <text:p>1.000</text:p>
          </table:table-cell>
          <table:table-cell table:formula="of:=IF([.AN8]&gt;=[.AN$43])" office:value-type="float" office:value="1" calcext:value-type="float">
            <text:p>1.000</text:p>
          </table:table-cell>
          <table:table-cell table:formula="of:=IF([.AO8]&gt;=[.AO$43])" office:value-type="float" office:value="1" calcext:value-type="float">
            <text:p>1.000</text:p>
          </table:table-cell>
          <table:table-cell table:formula="of:=IF([.AP8]&gt;=[.AP$43])" office:value-type="float" office:value="1" calcext:value-type="float">
            <text:p>1.000</text:p>
          </table:table-cell>
          <table:table-cell table:formula="of:=IF([.AQ8]&gt;=[.AQ$43])" office:value-type="float" office:value="1" calcext:value-type="float">
            <text:p>1.000</text:p>
          </table:table-cell>
          <table:table-cell table:formula="of:=IF([.AR8]&gt;=[.AR$43])" office:value-type="float" office:value="1" calcext:value-type="float">
            <text:p>1.000</text:p>
          </table:table-cell>
          <table:table-cell table:formula="of:=IF([.AS8]&gt;=[.AS$43])" office:value-type="float" office:value="1" calcext:value-type="float">
            <text:p>1.000</text:p>
          </table:table-cell>
          <table:table-cell table:formula="of:=IF([.AT8]&gt;=[.AT$43])" office:value-type="float" office:value="1" calcext:value-type="float">
            <text:p>1.000</text:p>
          </table:table-cell>
          <table:table-cell table:formula="of:=IF([.AU8]&gt;=[.AU$43])" office:value-type="float" office:value="0" calcext:value-type="float">
            <text:p>0.000</text:p>
          </table:table-cell>
          <table:table-cell table:formula="of:=IF([.AV8]&gt;=[.AV$43])" office:value-type="float" office:value="0" calcext:value-type="float">
            <text:p>0.000</text:p>
          </table:table-cell>
          <table:table-cell table:formula="of:=IF([.AW8]&gt;=[.AW$43])" office:value-type="float" office:value="0" calcext:value-type="float">
            <text:p>0.000</text:p>
          </table:table-cell>
          <table:table-cell table:formula="of:=IF([.AX8]&gt;=[.AX$43])" office:value-type="float" office:value="0" calcext:value-type="float">
            <text:p>0.000</text:p>
          </table:table-cell>
          <table:table-cell table:formula="of:=IF([.AY8]&gt;=[.AY$43])" office:value-type="float" office:value="0" calcext:value-type="float">
            <text:p>0.000</text:p>
          </table:table-cell>
          <table:table-cell table:formula="of:=IF([.AZ8]&gt;=[.AZ$43])" office:value-type="float" office:value="0" calcext:value-type="float">
            <text:p>0.000</text:p>
          </table:table-cell>
          <table:table-cell table:formula="of:=IF([.BA8]&gt;=[.BA$43])" office:value-type="float" office:value="0" calcext:value-type="float">
            <text:p>0.000</text:p>
          </table:table-cell>
          <table:table-cell table:formula="of:=IF([.BB8]&gt;=[.BB$43])" office:value-type="float" office:value="0" calcext:value-type="float">
            <text:p>0.000</text:p>
          </table:table-cell>
          <table:table-cell table:formula="of:=IF([.BC8]&gt;=[.BC$43])" office:value-type="float" office:value="0" calcext:value-type="float">
            <text:p>0.000</text:p>
          </table:table-cell>
          <table:table-cell table:formula="of:=IF([.BD8]&gt;=[.BD$43])" office:value-type="float" office:value="0" calcext:value-type="float">
            <text:p>0.000</text:p>
          </table:table-cell>
          <table:table-cell table:formula="of:=IF([.BE8]&gt;=[.BE$43])" office:value-type="float" office:value="0" calcext:value-type="float">
            <text:p>0.000</text:p>
          </table:table-cell>
          <table:table-cell table:formula="of:=IF([.BF8]&gt;=[.BF$43])" office:value-type="float" office:value="0" calcext:value-type="float">
            <text:p>0.000</text:p>
          </table:table-cell>
          <table:table-cell table:formula="of:=IF([.BG8]&gt;=[.BG$43])" office:value-type="float" office:value="0" calcext:value-type="float">
            <text:p>0.000</text:p>
          </table:table-cell>
          <table:table-cell table:formula="of:=IF([.BH8]&gt;=[.BH$43])" office:value-type="float" office:value="0" calcext:value-type="float">
            <text:p>0.000</text:p>
          </table:table-cell>
          <table:table-cell table:formula="of:=IF([.BI8]&gt;=[.BI$43])" office:value-type="float" office:value="0" calcext:value-type="float">
            <text:p>0.000</text:p>
          </table:table-cell>
          <table:table-cell table:formula="of:=IF([.BJ8]&gt;=[.BJ$43])" office:value-type="float" office:value="0" calcext:value-type="float">
            <text:p>0.000</text:p>
          </table:table-cell>
          <table:table-cell table:formula="of:=IF([.BK8]&gt;=[.BK$43])" office:value-type="float" office:value="0" calcext:value-type="float">
            <text:p>0.000</text:p>
          </table:table-cell>
          <table:table-cell table:formula="of:=IF([.BL8]&gt;=[.BL$43])" office:value-type="float" office:value="0" calcext:value-type="float">
            <text:p>0.000</text:p>
          </table:table-cell>
          <table:table-cell table:formula="of:=IF([.BM8]&gt;=[.BM$43])" office:value-type="float" office:value="0" calcext:value-type="float">
            <text:p>0.000</text:p>
          </table:table-cell>
          <table:table-cell table:formula="of:=IF([.BN8]&gt;=[.BN$43])" office:value-type="float" office:value="0" calcext:value-type="float">
            <text:p>0.000</text:p>
          </table:table-cell>
          <table:table-cell table:formula="of:=IF([.BO8]&gt;=[.BO$43])" office:value-type="float" office:value="0" calcext:value-type="float">
            <text:p>0.000</text:p>
          </table:table-cell>
          <table:table-cell table:formula="of:=IF([.BP8]&gt;=[.BP$43])" office:value-type="float" office:value="0" calcext:value-type="float">
            <text:p>0.000</text:p>
          </table:table-cell>
          <table:table-cell table:formula="of:=IF([.BQ8]&gt;=[.BQ$43])" office:value-type="float" office:value="0" calcext:value-type="float">
            <text:p>0.000</text:p>
          </table:table-cell>
          <table:table-cell table:formula="of:=IF([.BR8]&gt;=[.BR$43])" office:value-type="float" office:value="0" calcext:value-type="float">
            <text:p>0.000</text:p>
          </table:table-cell>
          <table:table-cell table:formula="of:=IF([.BS8]&gt;=[.BS$43])" office:value-type="float" office:value="0" calcext:value-type="float">
            <text:p>0.000</text:p>
          </table:table-cell>
          <table:table-cell table:formula="of:=IF([.BT8]&gt;=[.BT$43])" office:value-type="float" office:value="0" calcext:value-type="float">
            <text:p>0.000</text:p>
          </table:table-cell>
          <table:table-cell table:formula="of:=IF([.BU8]&gt;=[.BU$43])" office:value-type="float" office:value="1" calcext:value-type="float">
            <text:p>1.000</text:p>
          </table:table-cell>
          <table:table-cell table:formula="of:=IF([.BV8]&gt;=[.BV$43])" office:value-type="float" office:value="0" calcext:value-type="float">
            <text:p>0.000</text:p>
          </table:table-cell>
          <table:table-cell table:formula="of:=IF([.BW8]&gt;=[.BW$43])" office:value-type="float" office:value="0" calcext:value-type="float">
            <text:p>0.000</text:p>
          </table:table-cell>
          <table:table-cell table:formula="of:=IF([.BX8]&gt;=[.BX$43])" office:value-type="float" office:value="0" calcext:value-type="float">
            <text:p>0.000</text:p>
          </table:table-cell>
          <table:table-cell table:formula="of:=IF([.BY8]&gt;=[.BY$43])" office:value-type="float" office:value="0" calcext:value-type="float">
            <text:p>0.000</text:p>
          </table:table-cell>
          <table:table-cell table:formula="of:=IF([.BZ8]&gt;=[.BZ$43])" office:value-type="float" office:value="0" calcext:value-type="float">
            <text:p>0.000</text:p>
          </table:table-cell>
          <table:table-cell table:formula="of:=IF([.CA8]&gt;=[.CA$43])" office:value-type="float" office:value="0" calcext:value-type="float">
            <text:p>0.000</text:p>
          </table:table-cell>
          <table:table-cell table:formula="of:=IF([.CB8]&gt;=[.CB$43])" office:value-type="float" office:value="1" calcext:value-type="float">
            <text:p>1.000</text:p>
          </table:table-cell>
          <table:table-cell table:formula="of:=IF([.CC8]&gt;=[.CC$43])" office:value-type="float" office:value="0" calcext:value-type="float">
            <text:p>0.000</text:p>
          </table:table-cell>
          <table:table-cell table:formula="of:=IF([.CD8]&gt;=[.CD$43])" office:value-type="float" office:value="0" calcext:value-type="float">
            <text:p>0.000</text:p>
          </table:table-cell>
          <table:table-cell table:formula="of:=IF([.CE8]&gt;=[.CE$43])" office:value-type="float" office:value="0" calcext:value-type="float">
            <text:p>0.000</text:p>
          </table:table-cell>
          <table:table-cell table:formula="of:=IF([.CF8]&gt;=[.CF$43])" office:value-type="float" office:value="0" calcext:value-type="float">
            <text:p>0.000</text:p>
          </table:table-cell>
          <table:table-cell table:formula="of:=IF([.CG8]&gt;=[.CG$43])" office:value-type="float" office:value="0" calcext:value-type="float">
            <text:p>0.000</text:p>
          </table:table-cell>
          <table:table-cell table:formula="of:=IF([.CH8]&gt;=[.CH$43])" office:value-type="float" office:value="1" calcext:value-type="float">
            <text:p>1.000</text:p>
          </table:table-cell>
          <table:table-cell table:formula="of:=IF([.CI8]&gt;=[.CI$43])" office:value-type="float" office:value="1" calcext:value-type="float">
            <text:p>1.000</text:p>
          </table:table-cell>
          <table:table-cell table:formula="of:=IF([.CJ8]&gt;=[.CJ$43])" office:value-type="float" office:value="1" calcext:value-type="float">
            <text:p>1.000</text:p>
          </table:table-cell>
          <table:table-cell table:formula="of:=IF([.CK8]&gt;=[.CK$43])" office:value-type="float" office:value="1" calcext:value-type="float">
            <text:p>1.000</text:p>
          </table:table-cell>
          <table:table-cell table:formula="of:=IF([.CL8]&gt;=[.CL$43])" office:value-type="float" office:value="1" calcext:value-type="float">
            <text:p>1.000</text:p>
          </table:table-cell>
          <table:table-cell table:formula="of:=IF([.CM8]&gt;=[.CM$43])" office:value-type="float" office:value="1" calcext:value-type="float">
            <text:p>1.000</text:p>
          </table:table-cell>
          <table:table-cell table:formula="of:=IF([.CN8]&gt;=[.CN$43])" office:value-type="float" office:value="0" calcext:value-type="float">
            <text:p>0.000</text:p>
          </table:table-cell>
          <table:table-cell table:formula="of:=IF([.CO8]&gt;=[.CO$43])" office:value-type="float" office:value="0" calcext:value-type="float">
            <text:p>0.000</text:p>
          </table:table-cell>
          <table:table-cell table:formula="of:=IF([.CP8]&gt;=[.CP$43])" office:value-type="float" office:value="0" calcext:value-type="float">
            <text:p>0.000</text:p>
          </table:table-cell>
          <table:table-cell table:formula="of:=IF([.CQ8]&gt;=[.CQ$43])" office:value-type="float" office:value="0" calcext:value-type="float">
            <text:p>0.000</text:p>
          </table:table-cell>
          <table:table-cell table:formula="of:=IF([.CR8]&gt;=[.CR$43])" office:value-type="float" office:value="0" calcext:value-type="float">
            <text:p>0.000</text:p>
          </table:table-cell>
          <table:table-cell table:formula="of:=IF([.CS8]&gt;=[.CS$43])" office:value-type="float" office:value="0" calcext:value-type="float">
            <text:p>0.000</text:p>
          </table:table-cell>
          <table:table-cell table:formula="of:=IF([.CT8]&gt;=[.CT$43])" office:value-type="float" office:value="1" calcext:value-type="float">
            <text:p>1.000</text:p>
          </table:table-cell>
          <table:table-cell table:formula="of:=IF([.CU8]&gt;=[.CU$43])" office:value-type="float" office:value="1" calcext:value-type="float">
            <text:p>1.000</text:p>
          </table:table-cell>
          <table:table-cell table:formula="of:=IF([.CV8]&gt;=[.CV$43])" office:value-type="float" office:value="0" calcext:value-type="float">
            <text:p>0.000</text:p>
          </table:table-cell>
          <table:table-cell table:formula="of:=IF([.CW8]&gt;=[.CW$43])" office:value-type="float" office:value="0" calcext:value-type="float">
            <text:p>0.000</text:p>
          </table:table-cell>
          <table:table-cell table:formula="of:=IF([.CX8]&gt;=[.CX$43])" office:value-type="float" office:value="0" calcext:value-type="float">
            <text:p>0.000</text:p>
          </table:table-cell>
          <table:table-cell table:formula="of:=IF([.CY8]&gt;=[.CY$43])" office:value-type="float" office:value="0" calcext:value-type="float">
            <text:p>0.000</text:p>
          </table:table-cell>
          <table:table-cell table:formula="of:=IF([.CZ8]&gt;=[.CZ$43])" office:value-type="float" office:value="0" calcext:value-type="float">
            <text:p>0.000</text:p>
          </table:table-cell>
          <table:table-cell table:formula="of:=IF([.DA8]&gt;=[.DA$43])" office:value-type="float" office:value="1" calcext:value-type="float">
            <text:p>1.000</text:p>
          </table:table-cell>
          <table:table-cell table:formula="of:=IF([.DB8]&gt;=[.DB$43])" office:value-type="float" office:value="1" calcext:value-type="float">
            <text:p>1.000</text:p>
          </table:table-cell>
          <table:table-cell table:formula="of:=IF([.DC8]&gt;=[.DC$43])" office:value-type="float" office:value="0" calcext:value-type="float">
            <text:p>0.000</text:p>
          </table:table-cell>
          <table:table-cell table:formula="of:=IF([.DD8]&gt;=[.DD$43])" office:value-type="float" office:value="0" calcext:value-type="float">
            <text:p>0.000</text:p>
          </table:table-cell>
          <table:table-cell table:formula="of:=IF([.DE8]&gt;=[.DE$43])" office:value-type="float" office:value="0" calcext:value-type="float">
            <text:p>0.000</text:p>
          </table:table-cell>
          <table:table-cell table:formula="of:=COUNTIF([.S50:.DE50];1)" office:value-type="float" office:value="31" calcext:value-type="float">
            <text:p>31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Branio</text:p>
          </table:table-cell>
          <table:table-cell/>
          <table:table-cell table:formula="of:=IF([.S9]&gt;=[.S$43])" office:value-type="float" office:value="1" calcext:value-type="float">
            <text:p>1.000</text:p>
          </table:table-cell>
          <table:table-cell table:formula="of:=IF([.T9]&gt;=[.T$43])" office:value-type="float" office:value="1" calcext:value-type="float">
            <text:p>1.000</text:p>
          </table:table-cell>
          <table:table-cell table:formula="of:=IF([.U9]&gt;=[.U$43])" office:value-type="float" office:value="1" calcext:value-type="float">
            <text:p>1.000</text:p>
          </table:table-cell>
          <table:table-cell table:formula="of:=IF([.V9]&gt;=[.V$43])" office:value-type="float" office:value="1" calcext:value-type="float">
            <text:p>1.000</text:p>
          </table:table-cell>
          <table:table-cell table:formula="of:=IF([.W9]&gt;=[.W$43])" office:value-type="float" office:value="1" calcext:value-type="float">
            <text:p>1.000</text:p>
          </table:table-cell>
          <table:table-cell table:formula="of:=IF([.X9]&gt;=[.X$43])" office:value-type="float" office:value="1" calcext:value-type="float">
            <text:p>1.000</text:p>
          </table:table-cell>
          <table:table-cell table:formula="of:=IF([.Y9]&gt;=[.Y$43])" office:value-type="float" office:value="1" calcext:value-type="float">
            <text:p>1.000</text:p>
          </table:table-cell>
          <table:table-cell table:formula="of:=IF([.Z9]&gt;=[.Z$43])" office:value-type="float" office:value="0" calcext:value-type="float">
            <text:p>0.000</text:p>
          </table:table-cell>
          <table:table-cell table:formula="of:=IF([.AA9]&gt;=[.AA$43])" office:value-type="float" office:value="1" calcext:value-type="float">
            <text:p>1.000</text:p>
          </table:table-cell>
          <table:table-cell table:formula="of:=IF([.AB9]&gt;=[.AB$43])" office:value-type="float" office:value="1" calcext:value-type="float">
            <text:p>1.000</text:p>
          </table:table-cell>
          <table:table-cell table:formula="of:=IF([.AC9]&gt;=[.AC$43])" office:value-type="float" office:value="0" calcext:value-type="float">
            <text:p>0.000</text:p>
          </table:table-cell>
          <table:table-cell table:formula="of:=IF([.AD9]&gt;=[.AD$43])" office:value-type="float" office:value="0" calcext:value-type="float">
            <text:p>0.000</text:p>
          </table:table-cell>
          <table:table-cell table:formula="of:=IF([.AE9]&gt;=[.AE$43])" office:value-type="float" office:value="1" calcext:value-type="float">
            <text:p>1.000</text:p>
          </table:table-cell>
          <table:table-cell table:formula="of:=IF([.AF9]&gt;=[.AF$43])" office:value-type="float" office:value="1" calcext:value-type="float">
            <text:p>1.000</text:p>
          </table:table-cell>
          <table:table-cell table:formula="of:=IF([.AG9]&gt;=[.AG$43])" office:value-type="float" office:value="1" calcext:value-type="float">
            <text:p>1.000</text:p>
          </table:table-cell>
          <table:table-cell table:formula="of:=IF([.AH9]&gt;=[.AH$43])" office:value-type="float" office:value="1" calcext:value-type="float">
            <text:p>1.000</text:p>
          </table:table-cell>
          <table:table-cell table:formula="of:=IF([.AI9]&gt;=[.AI$43])" office:value-type="float" office:value="0" calcext:value-type="float">
            <text:p>0.000</text:p>
          </table:table-cell>
          <table:table-cell table:formula="of:=IF([.AJ9]&gt;=[.AJ$43])" office:value-type="float" office:value="0" calcext:value-type="float">
            <text:p>0.000</text:p>
          </table:table-cell>
          <table:table-cell table:formula="of:=IF([.AK9]&gt;=[.AK$43])" office:value-type="float" office:value="0" calcext:value-type="float">
            <text:p>0.000</text:p>
          </table:table-cell>
          <table:table-cell table:formula="of:=IF([.AL9]&gt;=[.AL$43])" office:value-type="float" office:value="1" calcext:value-type="float">
            <text:p>1.000</text:p>
          </table:table-cell>
          <table:table-cell table:formula="of:=IF([.AM9]&gt;=[.AM$43])" office:value-type="float" office:value="1" calcext:value-type="float">
            <text:p>1.000</text:p>
          </table:table-cell>
          <table:table-cell table:formula="of:=IF([.AN9]&gt;=[.AN$43])" office:value-type="float" office:value="1" calcext:value-type="float">
            <text:p>1.000</text:p>
          </table:table-cell>
          <table:table-cell table:formula="of:=IF([.AO9]&gt;=[.AO$43])" office:value-type="float" office:value="1" calcext:value-type="float">
            <text:p>1.000</text:p>
          </table:table-cell>
          <table:table-cell table:formula="of:=IF([.AP9]&gt;=[.AP$43])" office:value-type="float" office:value="1" calcext:value-type="float">
            <text:p>1.000</text:p>
          </table:table-cell>
          <table:table-cell table:formula="of:=IF([.AQ9]&gt;=[.AQ$43])" office:value-type="float" office:value="1" calcext:value-type="float">
            <text:p>1.000</text:p>
          </table:table-cell>
          <table:table-cell table:formula="of:=IF([.AR9]&gt;=[.AR$43])" office:value-type="float" office:value="1" calcext:value-type="float">
            <text:p>1.000</text:p>
          </table:table-cell>
          <table:table-cell table:formula="of:=IF([.AS9]&gt;=[.AS$43])" office:value-type="float" office:value="1" calcext:value-type="float">
            <text:p>1.000</text:p>
          </table:table-cell>
          <table:table-cell table:formula="of:=IF([.AT9]&gt;=[.AT$43])" office:value-type="float" office:value="1" calcext:value-type="float">
            <text:p>1.000</text:p>
          </table:table-cell>
          <table:table-cell table:formula="of:=IF([.AU9]&gt;=[.AU$43])" office:value-type="float" office:value="0" calcext:value-type="float">
            <text:p>0.000</text:p>
          </table:table-cell>
          <table:table-cell table:formula="of:=IF([.AV9]&gt;=[.AV$43])" office:value-type="float" office:value="0" calcext:value-type="float">
            <text:p>0.000</text:p>
          </table:table-cell>
          <table:table-cell table:formula="of:=IF([.AW9]&gt;=[.AW$43])" office:value-type="float" office:value="0" calcext:value-type="float">
            <text:p>0.000</text:p>
          </table:table-cell>
          <table:table-cell table:formula="of:=IF([.AX9]&gt;=[.AX$43])" office:value-type="float" office:value="0" calcext:value-type="float">
            <text:p>0.000</text:p>
          </table:table-cell>
          <table:table-cell table:formula="of:=IF([.AY9]&gt;=[.AY$43])" office:value-type="float" office:value="0" calcext:value-type="float">
            <text:p>0.000</text:p>
          </table:table-cell>
          <table:table-cell table:formula="of:=IF([.AZ9]&gt;=[.AZ$43])" office:value-type="float" office:value="0" calcext:value-type="float">
            <text:p>0.000</text:p>
          </table:table-cell>
          <table:table-cell table:formula="of:=IF([.BA9]&gt;=[.BA$43])" office:value-type="float" office:value="0" calcext:value-type="float">
            <text:p>0.000</text:p>
          </table:table-cell>
          <table:table-cell table:formula="of:=IF([.BB9]&gt;=[.BB$43])" office:value-type="float" office:value="0" calcext:value-type="float">
            <text:p>0.000</text:p>
          </table:table-cell>
          <table:table-cell table:formula="of:=IF([.BC9]&gt;=[.BC$43])" office:value-type="float" office:value="0" calcext:value-type="float">
            <text:p>0.000</text:p>
          </table:table-cell>
          <table:table-cell table:formula="of:=IF([.BD9]&gt;=[.BD$43])" office:value-type="float" office:value="0" calcext:value-type="float">
            <text:p>0.000</text:p>
          </table:table-cell>
          <table:table-cell table:formula="of:=IF([.BE9]&gt;=[.BE$43])" office:value-type="float" office:value="0" calcext:value-type="float">
            <text:p>0.000</text:p>
          </table:table-cell>
          <table:table-cell table:formula="of:=IF([.BF9]&gt;=[.BF$43])" office:value-type="float" office:value="0" calcext:value-type="float">
            <text:p>0.000</text:p>
          </table:table-cell>
          <table:table-cell table:formula="of:=IF([.BG9]&gt;=[.BG$43])" office:value-type="float" office:value="0" calcext:value-type="float">
            <text:p>0.000</text:p>
          </table:table-cell>
          <table:table-cell table:formula="of:=IF([.BH9]&gt;=[.BH$43])" office:value-type="float" office:value="0" calcext:value-type="float">
            <text:p>0.000</text:p>
          </table:table-cell>
          <table:table-cell table:formula="of:=IF([.BI9]&gt;=[.BI$43])" office:value-type="float" office:value="0" calcext:value-type="float">
            <text:p>0.000</text:p>
          </table:table-cell>
          <table:table-cell table:formula="of:=IF([.BJ9]&gt;=[.BJ$43])" office:value-type="float" office:value="0" calcext:value-type="float">
            <text:p>0.000</text:p>
          </table:table-cell>
          <table:table-cell table:formula="of:=IF([.BK9]&gt;=[.BK$43])" office:value-type="float" office:value="0" calcext:value-type="float">
            <text:p>0.000</text:p>
          </table:table-cell>
          <table:table-cell table:formula="of:=IF([.BL9]&gt;=[.BL$43])" office:value-type="float" office:value="0" calcext:value-type="float">
            <text:p>0.000</text:p>
          </table:table-cell>
          <table:table-cell table:formula="of:=IF([.BM9]&gt;=[.BM$43])" office:value-type="float" office:value="0" calcext:value-type="float">
            <text:p>0.000</text:p>
          </table:table-cell>
          <table:table-cell table:formula="of:=IF([.BN9]&gt;=[.BN$43])" office:value-type="float" office:value="0" calcext:value-type="float">
            <text:p>0.000</text:p>
          </table:table-cell>
          <table:table-cell table:formula="of:=IF([.BO9]&gt;=[.BO$43])" office:value-type="float" office:value="0" calcext:value-type="float">
            <text:p>0.000</text:p>
          </table:table-cell>
          <table:table-cell table:formula="of:=IF([.BP9]&gt;=[.BP$43])" office:value-type="float" office:value="0" calcext:value-type="float">
            <text:p>0.000</text:p>
          </table:table-cell>
          <table:table-cell table:formula="of:=IF([.BQ9]&gt;=[.BQ$43])" office:value-type="float" office:value="0" calcext:value-type="float">
            <text:p>0.000</text:p>
          </table:table-cell>
          <table:table-cell table:formula="of:=IF([.BR9]&gt;=[.BR$43])" office:value-type="float" office:value="0" calcext:value-type="float">
            <text:p>0.000</text:p>
          </table:table-cell>
          <table:table-cell table:formula="of:=IF([.BS9]&gt;=[.BS$43])" office:value-type="float" office:value="0" calcext:value-type="float">
            <text:p>0.000</text:p>
          </table:table-cell>
          <table:table-cell table:formula="of:=IF([.BT9]&gt;=[.BT$43])" office:value-type="float" office:value="0" calcext:value-type="float">
            <text:p>0.000</text:p>
          </table:table-cell>
          <table:table-cell table:formula="of:=IF([.BU9]&gt;=[.BU$43])" office:value-type="float" office:value="1" calcext:value-type="float">
            <text:p>1.000</text:p>
          </table:table-cell>
          <table:table-cell table:formula="of:=IF([.BV9]&gt;=[.BV$43])" office:value-type="float" office:value="0" calcext:value-type="float">
            <text:p>0.000</text:p>
          </table:table-cell>
          <table:table-cell table:formula="of:=IF([.BW9]&gt;=[.BW$43])" office:value-type="float" office:value="0" calcext:value-type="float">
            <text:p>0.000</text:p>
          </table:table-cell>
          <table:table-cell table:formula="of:=IF([.BX9]&gt;=[.BX$43])" office:value-type="float" office:value="0" calcext:value-type="float">
            <text:p>0.000</text:p>
          </table:table-cell>
          <table:table-cell table:formula="of:=IF([.BY9]&gt;=[.BY$43])" office:value-type="float" office:value="0" calcext:value-type="float">
            <text:p>0.000</text:p>
          </table:table-cell>
          <table:table-cell table:formula="of:=IF([.BZ9]&gt;=[.BZ$43])" office:value-type="float" office:value="0" calcext:value-type="float">
            <text:p>0.000</text:p>
          </table:table-cell>
          <table:table-cell table:formula="of:=IF([.CA9]&gt;=[.CA$43])" office:value-type="float" office:value="0" calcext:value-type="float">
            <text:p>0.000</text:p>
          </table:table-cell>
          <table:table-cell table:formula="of:=IF([.CB9]&gt;=[.CB$43])" office:value-type="float" office:value="1" calcext:value-type="float">
            <text:p>1.000</text:p>
          </table:table-cell>
          <table:table-cell table:formula="of:=IF([.CC9]&gt;=[.CC$43])" office:value-type="float" office:value="0" calcext:value-type="float">
            <text:p>0.000</text:p>
          </table:table-cell>
          <table:table-cell table:formula="of:=IF([.CD9]&gt;=[.CD$43])" office:value-type="float" office:value="0" calcext:value-type="float">
            <text:p>0.000</text:p>
          </table:table-cell>
          <table:table-cell table:formula="of:=IF([.CE9]&gt;=[.CE$43])" office:value-type="float" office:value="0" calcext:value-type="float">
            <text:p>0.000</text:p>
          </table:table-cell>
          <table:table-cell table:formula="of:=IF([.CF9]&gt;=[.CF$43])" office:value-type="float" office:value="0" calcext:value-type="float">
            <text:p>0.000</text:p>
          </table:table-cell>
          <table:table-cell table:formula="of:=IF([.CG9]&gt;=[.CG$43])" office:value-type="float" office:value="0" calcext:value-type="float">
            <text:p>0.000</text:p>
          </table:table-cell>
          <table:table-cell table:formula="of:=IF([.CH9]&gt;=[.CH$43])" office:value-type="float" office:value="1" calcext:value-type="float">
            <text:p>1.000</text:p>
          </table:table-cell>
          <table:table-cell table:formula="of:=IF([.CI9]&gt;=[.CI$43])" office:value-type="float" office:value="1" calcext:value-type="float">
            <text:p>1.000</text:p>
          </table:table-cell>
          <table:table-cell table:formula="of:=IF([.CJ9]&gt;=[.CJ$43])" office:value-type="float" office:value="1" calcext:value-type="float">
            <text:p>1.000</text:p>
          </table:table-cell>
          <table:table-cell table:formula="of:=IF([.CK9]&gt;=[.CK$43])" office:value-type="float" office:value="1" calcext:value-type="float">
            <text:p>1.000</text:p>
          </table:table-cell>
          <table:table-cell table:formula="of:=IF([.CL9]&gt;=[.CL$43])" office:value-type="float" office:value="1" calcext:value-type="float">
            <text:p>1.000</text:p>
          </table:table-cell>
          <table:table-cell table:formula="of:=IF([.CM9]&gt;=[.CM$43])" office:value-type="float" office:value="1" calcext:value-type="float">
            <text:p>1.000</text:p>
          </table:table-cell>
          <table:table-cell table:formula="of:=IF([.CN9]&gt;=[.CN$43])" office:value-type="float" office:value="0" calcext:value-type="float">
            <text:p>0.000</text:p>
          </table:table-cell>
          <table:table-cell table:formula="of:=IF([.CO9]&gt;=[.CO$43])" office:value-type="float" office:value="0" calcext:value-type="float">
            <text:p>0.000</text:p>
          </table:table-cell>
          <table:table-cell table:formula="of:=IF([.CP9]&gt;=[.CP$43])" office:value-type="float" office:value="0" calcext:value-type="float">
            <text:p>0.000</text:p>
          </table:table-cell>
          <table:table-cell table:formula="of:=IF([.CQ9]&gt;=[.CQ$43])" office:value-type="float" office:value="0" calcext:value-type="float">
            <text:p>0.000</text:p>
          </table:table-cell>
          <table:table-cell table:formula="of:=IF([.CR9]&gt;=[.CR$43])" office:value-type="float" office:value="0" calcext:value-type="float">
            <text:p>0.000</text:p>
          </table:table-cell>
          <table:table-cell table:formula="of:=IF([.CS9]&gt;=[.CS$43])" office:value-type="float" office:value="0" calcext:value-type="float">
            <text:p>0.000</text:p>
          </table:table-cell>
          <table:table-cell table:formula="of:=IF([.CT9]&gt;=[.CT$43])" office:value-type="float" office:value="1" calcext:value-type="float">
            <text:p>1.000</text:p>
          </table:table-cell>
          <table:table-cell table:formula="of:=IF([.CU9]&gt;=[.CU$43])" office:value-type="float" office:value="1" calcext:value-type="float">
            <text:p>1.000</text:p>
          </table:table-cell>
          <table:table-cell table:formula="of:=IF([.CV9]&gt;=[.CV$43])" office:value-type="float" office:value="0" calcext:value-type="float">
            <text:p>0.000</text:p>
          </table:table-cell>
          <table:table-cell table:formula="of:=IF([.CW9]&gt;=[.CW$43])" office:value-type="float" office:value="0" calcext:value-type="float">
            <text:p>0.000</text:p>
          </table:table-cell>
          <table:table-cell table:formula="of:=IF([.CX9]&gt;=[.CX$43])" office:value-type="float" office:value="0" calcext:value-type="float">
            <text:p>0.000</text:p>
          </table:table-cell>
          <table:table-cell table:formula="of:=IF([.CY9]&gt;=[.CY$43])" office:value-type="float" office:value="0" calcext:value-type="float">
            <text:p>0.000</text:p>
          </table:table-cell>
          <table:table-cell table:formula="of:=IF([.CZ9]&gt;=[.CZ$43])" office:value-type="float" office:value="0" calcext:value-type="float">
            <text:p>0.000</text:p>
          </table:table-cell>
          <table:table-cell table:formula="of:=IF([.DA9]&gt;=[.DA$43])" office:value-type="float" office:value="1" calcext:value-type="float">
            <text:p>1.000</text:p>
          </table:table-cell>
          <table:table-cell table:formula="of:=IF([.DB9]&gt;=[.DB$43])" office:value-type="float" office:value="1" calcext:value-type="float">
            <text:p>1.000</text:p>
          </table:table-cell>
          <table:table-cell table:formula="of:=IF([.DC9]&gt;=[.DC$43])" office:value-type="float" office:value="0" calcext:value-type="float">
            <text:p>0.000</text:p>
          </table:table-cell>
          <table:table-cell table:formula="of:=IF([.DD9]&gt;=[.DD$43])" office:value-type="float" office:value="0" calcext:value-type="float">
            <text:p>0.000</text:p>
          </table:table-cell>
          <table:table-cell table:formula="of:=IF([.DE9]&gt;=[.DE$43])" office:value-type="float" office:value="0" calcext:value-type="float">
            <text:p>0.000</text:p>
          </table:table-cell>
          <table:table-cell table:formula="of:=COUNTIF([.S51:.DE51];1)" office:value-type="float" office:value="34" calcext:value-type="float">
            <text:p>34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Ukal</text:p>
          </table:table-cell>
          <table:table-cell/>
          <table:table-cell table:formula="of:=IF([.S10]&gt;=[.S$43])" office:value-type="float" office:value="0" calcext:value-type="float">
            <text:p>0.000</text:p>
          </table:table-cell>
          <table:table-cell table:formula="of:=IF([.T10]&gt;=[.T$43])" office:value-type="float" office:value="0" calcext:value-type="float">
            <text:p>0.000</text:p>
          </table:table-cell>
          <table:table-cell table:formula="of:=IF([.U10]&gt;=[.U$43])" office:value-type="float" office:value="0" calcext:value-type="float">
            <text:p>0.000</text:p>
          </table:table-cell>
          <table:table-cell table:formula="of:=IF([.V10]&gt;=[.V$43])" office:value-type="float" office:value="0" calcext:value-type="float">
            <text:p>0.000</text:p>
          </table:table-cell>
          <table:table-cell table:formula="of:=IF([.W10]&gt;=[.W$43])" office:value-type="float" office:value="1" calcext:value-type="float">
            <text:p>1.000</text:p>
          </table:table-cell>
          <table:table-cell table:formula="of:=IF([.X10]&gt;=[.X$43])" office:value-type="float" office:value="1" calcext:value-type="float">
            <text:p>1.000</text:p>
          </table:table-cell>
          <table:table-cell table:formula="of:=IF([.Y10]&gt;=[.Y$43])" office:value-type="float" office:value="1" calcext:value-type="float">
            <text:p>1.000</text:p>
          </table:table-cell>
          <table:table-cell table:formula="of:=IF([.Z10]&gt;=[.Z$43])" office:value-type="float" office:value="1" calcext:value-type="float">
            <text:p>1.000</text:p>
          </table:table-cell>
          <table:table-cell table:formula="of:=IF([.AA10]&gt;=[.AA$43])" office:value-type="float" office:value="0" calcext:value-type="float">
            <text:p>0.000</text:p>
          </table:table-cell>
          <table:table-cell table:formula="of:=IF([.AB10]&gt;=[.AB$43])" office:value-type="float" office:value="0" calcext:value-type="float">
            <text:p>0.000</text:p>
          </table:table-cell>
          <table:table-cell table:formula="of:=IF([.AC10]&gt;=[.AC$43])" office:value-type="float" office:value="1" calcext:value-type="float">
            <text:p>1.000</text:p>
          </table:table-cell>
          <table:table-cell table:formula="of:=IF([.AD10]&gt;=[.AD$43])" office:value-type="float" office:value="1" calcext:value-type="float">
            <text:p>1.000</text:p>
          </table:table-cell>
          <table:table-cell table:formula="of:=IF([.AE10]&gt;=[.AE$43])" office:value-type="float" office:value="0" calcext:value-type="float">
            <text:p>0.000</text:p>
          </table:table-cell>
          <table:table-cell table:formula="of:=IF([.AF10]&gt;=[.AF$43])" office:value-type="float" office:value="0" calcext:value-type="float">
            <text:p>0.000</text:p>
          </table:table-cell>
          <table:table-cell table:formula="of:=IF([.AG10]&gt;=[.AG$43])" office:value-type="float" office:value="0" calcext:value-type="float">
            <text:p>0.000</text:p>
          </table:table-cell>
          <table:table-cell table:formula="of:=IF([.AH10]&gt;=[.AH$43])" office:value-type="float" office:value="0" calcext:value-type="float">
            <text:p>0.000</text:p>
          </table:table-cell>
          <table:table-cell table:formula="of:=IF([.AI10]&gt;=[.AI$43])" office:value-type="float" office:value="1" calcext:value-type="float">
            <text:p>1.000</text:p>
          </table:table-cell>
          <table:table-cell table:formula="of:=IF([.AJ10]&gt;=[.AJ$43])" office:value-type="float" office:value="1" calcext:value-type="float">
            <text:p>1.000</text:p>
          </table:table-cell>
          <table:table-cell table:formula="of:=IF([.AK10]&gt;=[.AK$43])" office:value-type="float" office:value="1" calcext:value-type="float">
            <text:p>1.000</text:p>
          </table:table-cell>
          <table:table-cell table:formula="of:=IF([.AL10]&gt;=[.AL$43])" office:value-type="float" office:value="0" calcext:value-type="float">
            <text:p>0.000</text:p>
          </table:table-cell>
          <table:table-cell table:formula="of:=IF([.AM10]&gt;=[.AM$43])" office:value-type="float" office:value="0" calcext:value-type="float">
            <text:p>0.000</text:p>
          </table:table-cell>
          <table:table-cell table:formula="of:=IF([.AN10]&gt;=[.AN$43])" office:value-type="float" office:value="0" calcext:value-type="float">
            <text:p>0.000</text:p>
          </table:table-cell>
          <table:table-cell table:formula="of:=IF([.AO10]&gt;=[.AO$43])" office:value-type="float" office:value="0" calcext:value-type="float">
            <text:p>0.000</text:p>
          </table:table-cell>
          <table:table-cell table:formula="of:=IF([.AP10]&gt;=[.AP$43])" office:value-type="float" office:value="0" calcext:value-type="float">
            <text:p>0.000</text:p>
          </table:table-cell>
          <table:table-cell table:formula="of:=IF([.AQ10]&gt;=[.AQ$43])" office:value-type="float" office:value="0" calcext:value-type="float">
            <text:p>0.000</text:p>
          </table:table-cell>
          <table:table-cell table:formula="of:=IF([.AR10]&gt;=[.AR$43])" office:value-type="float" office:value="0" calcext:value-type="float">
            <text:p>0.000</text:p>
          </table:table-cell>
          <table:table-cell table:formula="of:=IF([.AS10]&gt;=[.AS$43])" office:value-type="float" office:value="0" calcext:value-type="float">
            <text:p>0.000</text:p>
          </table:table-cell>
          <table:table-cell table:formula="of:=IF([.AT10]&gt;=[.AT$43])" office:value-type="float" office:value="0" calcext:value-type="float">
            <text:p>0.000</text:p>
          </table:table-cell>
          <table:table-cell table:formula="of:=IF([.AU10]&gt;=[.AU$43])" office:value-type="float" office:value="1" calcext:value-type="float">
            <text:p>1.000</text:p>
          </table:table-cell>
          <table:table-cell table:formula="of:=IF([.AV10]&gt;=[.AV$43])" office:value-type="float" office:value="1" calcext:value-type="float">
            <text:p>1.000</text:p>
          </table:table-cell>
          <table:table-cell table:formula="of:=IF([.AW10]&gt;=[.AW$43])" office:value-type="float" office:value="1" calcext:value-type="float">
            <text:p>1.000</text:p>
          </table:table-cell>
          <table:table-cell table:formula="of:=IF([.AX10]&gt;=[.AX$43])" office:value-type="float" office:value="1" calcext:value-type="float">
            <text:p>1.000</text:p>
          </table:table-cell>
          <table:table-cell table:formula="of:=IF([.AY10]&gt;=[.AY$43])" office:value-type="float" office:value="1" calcext:value-type="float">
            <text:p>1.000</text:p>
          </table:table-cell>
          <table:table-cell table:formula="of:=IF([.AZ10]&gt;=[.AZ$43])" office:value-type="float" office:value="1" calcext:value-type="float">
            <text:p>1.000</text:p>
          </table:table-cell>
          <table:table-cell table:formula="of:=IF([.BA10]&gt;=[.BA$43])" office:value-type="float" office:value="1" calcext:value-type="float">
            <text:p>1.000</text:p>
          </table:table-cell>
          <table:table-cell table:formula="of:=IF([.BB10]&gt;=[.BB$43])" office:value-type="float" office:value="1" calcext:value-type="float">
            <text:p>1.000</text:p>
          </table:table-cell>
          <table:table-cell table:formula="of:=IF([.BC10]&gt;=[.BC$43])" office:value-type="float" office:value="1" calcext:value-type="float">
            <text:p>1.000</text:p>
          </table:table-cell>
          <table:table-cell table:formula="of:=IF([.BD10]&gt;=[.BD$43])" office:value-type="float" office:value="1" calcext:value-type="float">
            <text:p>1.000</text:p>
          </table:table-cell>
          <table:table-cell table:formula="of:=IF([.BE10]&gt;=[.BE$43])" office:value-type="float" office:value="1" calcext:value-type="float">
            <text:p>1.000</text:p>
          </table:table-cell>
          <table:table-cell table:formula="of:=IF([.BF10]&gt;=[.BF$43])" office:value-type="float" office:value="1" calcext:value-type="float">
            <text:p>1.000</text:p>
          </table:table-cell>
          <table:table-cell table:formula="of:=IF([.BG10]&gt;=[.BG$43])" office:value-type="float" office:value="1" calcext:value-type="float">
            <text:p>1.000</text:p>
          </table:table-cell>
          <table:table-cell table:formula="of:=IF([.BH10]&gt;=[.BH$43])" office:value-type="float" office:value="1" calcext:value-type="float">
            <text:p>1.000</text:p>
          </table:table-cell>
          <table:table-cell table:formula="of:=IF([.BI10]&gt;=[.BI$43])" office:value-type="float" office:value="1" calcext:value-type="float">
            <text:p>1.000</text:p>
          </table:table-cell>
          <table:table-cell table:formula="of:=IF([.BJ10]&gt;=[.BJ$43])" office:value-type="float" office:value="1" calcext:value-type="float">
            <text:p>1.000</text:p>
          </table:table-cell>
          <table:table-cell table:formula="of:=IF([.BK10]&gt;=[.BK$43])" office:value-type="float" office:value="1" calcext:value-type="float">
            <text:p>1.000</text:p>
          </table:table-cell>
          <table:table-cell table:formula="of:=IF([.BL10]&gt;=[.BL$43])" office:value-type="float" office:value="1" calcext:value-type="float">
            <text:p>1.000</text:p>
          </table:table-cell>
          <table:table-cell table:formula="of:=IF([.BM10]&gt;=[.BM$43])" office:value-type="float" office:value="1" calcext:value-type="float">
            <text:p>1.000</text:p>
          </table:table-cell>
          <table:table-cell table:formula="of:=IF([.BN10]&gt;=[.BN$43])" office:value-type="float" office:value="1" calcext:value-type="float">
            <text:p>1.000</text:p>
          </table:table-cell>
          <table:table-cell table:formula="of:=IF([.BO10]&gt;=[.BO$43])" office:value-type="float" office:value="1" calcext:value-type="float">
            <text:p>1.000</text:p>
          </table:table-cell>
          <table:table-cell table:formula="of:=IF([.BP10]&gt;=[.BP$43])" office:value-type="float" office:value="1" calcext:value-type="float">
            <text:p>1.000</text:p>
          </table:table-cell>
          <table:table-cell table:formula="of:=IF([.BQ10]&gt;=[.BQ$43])" office:value-type="float" office:value="1" calcext:value-type="float">
            <text:p>1.000</text:p>
          </table:table-cell>
          <table:table-cell table:formula="of:=IF([.BR10]&gt;=[.BR$43])" office:value-type="float" office:value="1" calcext:value-type="float">
            <text:p>1.000</text:p>
          </table:table-cell>
          <table:table-cell table:formula="of:=IF([.BS10]&gt;=[.BS$43])" office:value-type="float" office:value="1" calcext:value-type="float">
            <text:p>1.000</text:p>
          </table:table-cell>
          <table:table-cell table:formula="of:=IF([.BT10]&gt;=[.BT$43])" office:value-type="float" office:value="1" calcext:value-type="float">
            <text:p>1.000</text:p>
          </table:table-cell>
          <table:table-cell table:formula="of:=IF([.BU10]&gt;=[.BU$43])" office:value-type="float" office:value="0" calcext:value-type="float">
            <text:p>0.000</text:p>
          </table:table-cell>
          <table:table-cell table:formula="of:=IF([.BV10]&gt;=[.BV$43])" office:value-type="float" office:value="1" calcext:value-type="float">
            <text:p>1.000</text:p>
          </table:table-cell>
          <table:table-cell table:formula="of:=IF([.BW10]&gt;=[.BW$43])" office:value-type="float" office:value="1" calcext:value-type="float">
            <text:p>1.000</text:p>
          </table:table-cell>
          <table:table-cell table:formula="of:=IF([.BX10]&gt;=[.BX$43])" office:value-type="float" office:value="1" calcext:value-type="float">
            <text:p>1.000</text:p>
          </table:table-cell>
          <table:table-cell table:formula="of:=IF([.BY10]&gt;=[.BY$43])" office:value-type="float" office:value="1" calcext:value-type="float">
            <text:p>1.000</text:p>
          </table:table-cell>
          <table:table-cell table:formula="of:=IF([.BZ10]&gt;=[.BZ$43])" office:value-type="float" office:value="1" calcext:value-type="float">
            <text:p>1.000</text:p>
          </table:table-cell>
          <table:table-cell table:formula="of:=IF([.CA10]&gt;=[.CA$43])" office:value-type="float" office:value="1" calcext:value-type="float">
            <text:p>1.000</text:p>
          </table:table-cell>
          <table:table-cell table:formula="of:=IF([.CB10]&gt;=[.CB$43])" office:value-type="float" office:value="0" calcext:value-type="float">
            <text:p>0.000</text:p>
          </table:table-cell>
          <table:table-cell table:formula="of:=IF([.CC10]&gt;=[.CC$43])" office:value-type="float" office:value="1" calcext:value-type="float">
            <text:p>1.000</text:p>
          </table:table-cell>
          <table:table-cell table:formula="of:=IF([.CD10]&gt;=[.CD$43])" office:value-type="float" office:value="1" calcext:value-type="float">
            <text:p>1.000</text:p>
          </table:table-cell>
          <table:table-cell table:formula="of:=IF([.CE10]&gt;=[.CE$43])" office:value-type="float" office:value="1" calcext:value-type="float">
            <text:p>1.000</text:p>
          </table:table-cell>
          <table:table-cell table:formula="of:=IF([.CF10]&gt;=[.CF$43])" office:value-type="float" office:value="1" calcext:value-type="float">
            <text:p>1.000</text:p>
          </table:table-cell>
          <table:table-cell table:formula="of:=IF([.CG10]&gt;=[.CG$43])" office:value-type="float" office:value="1" calcext:value-type="float">
            <text:p>1.000</text:p>
          </table:table-cell>
          <table:table-cell table:formula="of:=IF([.CH10]&gt;=[.CH$43])" office:value-type="float" office:value="1" calcext:value-type="float">
            <text:p>1.000</text:p>
          </table:table-cell>
          <table:table-cell table:formula="of:=IF([.CI10]&gt;=[.CI$43])" office:value-type="float" office:value="1" calcext:value-type="float">
            <text:p>1.000</text:p>
          </table:table-cell>
          <table:table-cell table:formula="of:=IF([.CJ10]&gt;=[.CJ$43])" office:value-type="float" office:value="1" calcext:value-type="float">
            <text:p>1.000</text:p>
          </table:table-cell>
          <table:table-cell table:formula="of:=IF([.CK10]&gt;=[.CK$43])" office:value-type="float" office:value="1" calcext:value-type="float">
            <text:p>1.000</text:p>
          </table:table-cell>
          <table:table-cell table:formula="of:=IF([.CL10]&gt;=[.CL$43])" office:value-type="float" office:value="1" calcext:value-type="float">
            <text:p>1.000</text:p>
          </table:table-cell>
          <table:table-cell table:formula="of:=IF([.CM10]&gt;=[.CM$43])" office:value-type="float" office:value="1" calcext:value-type="float">
            <text:p>1.000</text:p>
          </table:table-cell>
          <table:table-cell table:formula="of:=IF([.CN10]&gt;=[.CN$43])" office:value-type="float" office:value="1" calcext:value-type="float">
            <text:p>1.000</text:p>
          </table:table-cell>
          <table:table-cell table:formula="of:=IF([.CO10]&gt;=[.CO$43])" office:value-type="float" office:value="1" calcext:value-type="float">
            <text:p>1.000</text:p>
          </table:table-cell>
          <table:table-cell table:formula="of:=IF([.CP10]&gt;=[.CP$43])" office:value-type="float" office:value="1" calcext:value-type="float">
            <text:p>1.000</text:p>
          </table:table-cell>
          <table:table-cell table:formula="of:=IF([.CQ10]&gt;=[.CQ$43])" office:value-type="float" office:value="1" calcext:value-type="float">
            <text:p>1.000</text:p>
          </table:table-cell>
          <table:table-cell table:formula="of:=IF([.CR10]&gt;=[.CR$43])" office:value-type="float" office:value="1" calcext:value-type="float">
            <text:p>1.000</text:p>
          </table:table-cell>
          <table:table-cell table:formula="of:=IF([.CS10]&gt;=[.CS$43])" office:value-type="float" office:value="1" calcext:value-type="float">
            <text:p>1.000</text:p>
          </table:table-cell>
          <table:table-cell table:formula="of:=IF([.CT10]&gt;=[.CT$43])" office:value-type="float" office:value="0" calcext:value-type="float">
            <text:p>0.000</text:p>
          </table:table-cell>
          <table:table-cell table:formula="of:=IF([.CU10]&gt;=[.CU$43])" office:value-type="float" office:value="0" calcext:value-type="float">
            <text:p>0.000</text:p>
          </table:table-cell>
          <table:table-cell table:formula="of:=IF([.CV10]&gt;=[.CV$43])" office:value-type="float" office:value="1" calcext:value-type="float">
            <text:p>1.000</text:p>
          </table:table-cell>
          <table:table-cell table:formula="of:=IF([.CW10]&gt;=[.CW$43])" office:value-type="float" office:value="1" calcext:value-type="float">
            <text:p>1.000</text:p>
          </table:table-cell>
          <table:table-cell table:formula="of:=IF([.CX10]&gt;=[.CX$43])" office:value-type="float" office:value="1" calcext:value-type="float">
            <text:p>1.000</text:p>
          </table:table-cell>
          <table:table-cell table:formula="of:=IF([.CY10]&gt;=[.CY$43])" office:value-type="float" office:value="1" calcext:value-type="float">
            <text:p>1.000</text:p>
          </table:table-cell>
          <table:table-cell table:formula="of:=IF([.CZ10]&gt;=[.CZ$43])" office:value-type="float" office:value="1" calcext:value-type="float">
            <text:p>1.000</text:p>
          </table:table-cell>
          <table:table-cell table:formula="of:=IF([.DA10]&gt;=[.DA$43])" office:value-type="float" office:value="1" calcext:value-type="float">
            <text:p>1.000</text:p>
          </table:table-cell>
          <table:table-cell table:formula="of:=IF([.DB10]&gt;=[.DB$43])" office:value-type="float" office:value="1" calcext:value-type="float">
            <text:p>1.000</text:p>
          </table:table-cell>
          <table:table-cell table:formula="of:=IF([.DC10]&gt;=[.DC$43])" office:value-type="float" office:value="1" calcext:value-type="float">
            <text:p>1.000</text:p>
          </table:table-cell>
          <table:table-cell table:formula="of:=IF([.DD10]&gt;=[.DD$43])" office:value-type="float" office:value="1" calcext:value-type="float">
            <text:p>1.000</text:p>
          </table:table-cell>
          <table:table-cell table:formula="of:=IF([.DE10]&gt;=[.DE$43])" office:value-type="float" office:value="1" calcext:value-type="float">
            <text:p>1.000</text:p>
          </table:table-cell>
          <table:table-cell table:formula="of:=COUNTIF([.S52:.DE52];1)" office:value-type="float" office:value="68" calcext:value-type="float">
            <text:p>68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Chinki</text:p>
          </table:table-cell>
          <table:table-cell/>
          <table:table-cell table:formula="of:=IF([.S11]&gt;=[.S$43])" office:value-type="float" office:value="1" calcext:value-type="float">
            <text:p>1.000</text:p>
          </table:table-cell>
          <table:table-cell table:formula="of:=IF([.T11]&gt;=[.T$43])" office:value-type="float" office:value="1" calcext:value-type="float">
            <text:p>1.000</text:p>
          </table:table-cell>
          <table:table-cell table:formula="of:=IF([.U11]&gt;=[.U$43])" office:value-type="float" office:value="1" calcext:value-type="float">
            <text:p>1.000</text:p>
          </table:table-cell>
          <table:table-cell table:formula="of:=IF([.V11]&gt;=[.V$43])" office:value-type="float" office:value="1" calcext:value-type="float">
            <text:p>1.000</text:p>
          </table:table-cell>
          <table:table-cell table:formula="of:=IF([.W11]&gt;=[.W$43])" office:value-type="float" office:value="1" calcext:value-type="float">
            <text:p>1.000</text:p>
          </table:table-cell>
          <table:table-cell table:formula="of:=IF([.X11]&gt;=[.X$43])" office:value-type="float" office:value="1" calcext:value-type="float">
            <text:p>1.000</text:p>
          </table:table-cell>
          <table:table-cell table:formula="of:=IF([.Y11]&gt;=[.Y$43])" office:value-type="float" office:value="1" calcext:value-type="float">
            <text:p>1.000</text:p>
          </table:table-cell>
          <table:table-cell table:formula="of:=IF([.Z11]&gt;=[.Z$43])" office:value-type="float" office:value="1" calcext:value-type="float">
            <text:p>1.000</text:p>
          </table:table-cell>
          <table:table-cell table:formula="of:=IF([.AA11]&gt;=[.AA$43])" office:value-type="float" office:value="1" calcext:value-type="float">
            <text:p>1.000</text:p>
          </table:table-cell>
          <table:table-cell table:formula="of:=IF([.AB11]&gt;=[.AB$43])" office:value-type="float" office:value="1" calcext:value-type="float">
            <text:p>1.000</text:p>
          </table:table-cell>
          <table:table-cell table:formula="of:=IF([.AC11]&gt;=[.AC$43])" office:value-type="float" office:value="1" calcext:value-type="float">
            <text:p>1.000</text:p>
          </table:table-cell>
          <table:table-cell table:formula="of:=IF([.AD11]&gt;=[.AD$43])" office:value-type="float" office:value="1" calcext:value-type="float">
            <text:p>1.000</text:p>
          </table:table-cell>
          <table:table-cell table:formula="of:=IF([.AE11]&gt;=[.AE$43])" office:value-type="float" office:value="1" calcext:value-type="float">
            <text:p>1.000</text:p>
          </table:table-cell>
          <table:table-cell table:formula="of:=IF([.AF11]&gt;=[.AF$43])" office:value-type="float" office:value="1" calcext:value-type="float">
            <text:p>1.000</text:p>
          </table:table-cell>
          <table:table-cell table:formula="of:=IF([.AG11]&gt;=[.AG$43])" office:value-type="float" office:value="1" calcext:value-type="float">
            <text:p>1.000</text:p>
          </table:table-cell>
          <table:table-cell table:formula="of:=IF([.AH11]&gt;=[.AH$43])" office:value-type="float" office:value="1" calcext:value-type="float">
            <text:p>1.000</text:p>
          </table:table-cell>
          <table:table-cell table:formula="of:=IF([.AI11]&gt;=[.AI$43])" office:value-type="float" office:value="0" calcext:value-type="float">
            <text:p>0.000</text:p>
          </table:table-cell>
          <table:table-cell table:formula="of:=IF([.AJ11]&gt;=[.AJ$43])" office:value-type="float" office:value="0" calcext:value-type="float">
            <text:p>0.000</text:p>
          </table:table-cell>
          <table:table-cell table:formula="of:=IF([.AK11]&gt;=[.AK$43])" office:value-type="float" office:value="0" calcext:value-type="float">
            <text:p>0.000</text:p>
          </table:table-cell>
          <table:table-cell table:formula="of:=IF([.AL11]&gt;=[.AL$43])" office:value-type="float" office:value="1" calcext:value-type="float">
            <text:p>1.000</text:p>
          </table:table-cell>
          <table:table-cell table:formula="of:=IF([.AM11]&gt;=[.AM$43])" office:value-type="float" office:value="1" calcext:value-type="float">
            <text:p>1.000</text:p>
          </table:table-cell>
          <table:table-cell table:formula="of:=IF([.AN11]&gt;=[.AN$43])" office:value-type="float" office:value="1" calcext:value-type="float">
            <text:p>1.000</text:p>
          </table:table-cell>
          <table:table-cell table:formula="of:=IF([.AO11]&gt;=[.AO$43])" office:value-type="float" office:value="1" calcext:value-type="float">
            <text:p>1.000</text:p>
          </table:table-cell>
          <table:table-cell table:formula="of:=IF([.AP11]&gt;=[.AP$43])" office:value-type="float" office:value="1" calcext:value-type="float">
            <text:p>1.000</text:p>
          </table:table-cell>
          <table:table-cell table:formula="of:=IF([.AQ11]&gt;=[.AQ$43])" office:value-type="float" office:value="1" calcext:value-type="float">
            <text:p>1.000</text:p>
          </table:table-cell>
          <table:table-cell table:formula="of:=IF([.AR11]&gt;=[.AR$43])" office:value-type="float" office:value="1" calcext:value-type="float">
            <text:p>1.000</text:p>
          </table:table-cell>
          <table:table-cell table:formula="of:=IF([.AS11]&gt;=[.AS$43])" office:value-type="float" office:value="1" calcext:value-type="float">
            <text:p>1.000</text:p>
          </table:table-cell>
          <table:table-cell table:formula="of:=IF([.AT11]&gt;=[.AT$43])" office:value-type="float" office:value="1" calcext:value-type="float">
            <text:p>1.000</text:p>
          </table:table-cell>
          <table:table-cell table:formula="of:=IF([.AU11]&gt;=[.AU$43])" office:value-type="float" office:value="0" calcext:value-type="float">
            <text:p>0.000</text:p>
          </table:table-cell>
          <table:table-cell table:formula="of:=IF([.AV11]&gt;=[.AV$43])" office:value-type="float" office:value="0" calcext:value-type="float">
            <text:p>0.000</text:p>
          </table:table-cell>
          <table:table-cell table:formula="of:=IF([.AW11]&gt;=[.AW$43])" office:value-type="float" office:value="0" calcext:value-type="float">
            <text:p>0.000</text:p>
          </table:table-cell>
          <table:table-cell table:formula="of:=IF([.AX11]&gt;=[.AX$43])" office:value-type="float" office:value="0" calcext:value-type="float">
            <text:p>0.000</text:p>
          </table:table-cell>
          <table:table-cell table:formula="of:=IF([.AY11]&gt;=[.AY$43])" office:value-type="float" office:value="0" calcext:value-type="float">
            <text:p>0.000</text:p>
          </table:table-cell>
          <table:table-cell table:formula="of:=IF([.AZ11]&gt;=[.AZ$43])" office:value-type="float" office:value="0" calcext:value-type="float">
            <text:p>0.000</text:p>
          </table:table-cell>
          <table:table-cell table:formula="of:=IF([.BA11]&gt;=[.BA$43])" office:value-type="float" office:value="0" calcext:value-type="float">
            <text:p>0.000</text:p>
          </table:table-cell>
          <table:table-cell table:formula="of:=IF([.BB11]&gt;=[.BB$43])" office:value-type="float" office:value="0" calcext:value-type="float">
            <text:p>0.000</text:p>
          </table:table-cell>
          <table:table-cell table:formula="of:=IF([.BC11]&gt;=[.BC$43])" office:value-type="float" office:value="0" calcext:value-type="float">
            <text:p>0.000</text:p>
          </table:table-cell>
          <table:table-cell table:formula="of:=IF([.BD11]&gt;=[.BD$43])" office:value-type="float" office:value="0" calcext:value-type="float">
            <text:p>0.000</text:p>
          </table:table-cell>
          <table:table-cell table:formula="of:=IF([.BE11]&gt;=[.BE$43])" office:value-type="float" office:value="0" calcext:value-type="float">
            <text:p>0.000</text:p>
          </table:table-cell>
          <table:table-cell table:formula="of:=IF([.BF11]&gt;=[.BF$43])" office:value-type="float" office:value="0" calcext:value-type="float">
            <text:p>0.000</text:p>
          </table:table-cell>
          <table:table-cell table:formula="of:=IF([.BG11]&gt;=[.BG$43])" office:value-type="float" office:value="0" calcext:value-type="float">
            <text:p>0.000</text:p>
          </table:table-cell>
          <table:table-cell table:formula="of:=IF([.BH11]&gt;=[.BH$43])" office:value-type="float" office:value="0" calcext:value-type="float">
            <text:p>0.000</text:p>
          </table:table-cell>
          <table:table-cell table:formula="of:=IF([.BI11]&gt;=[.BI$43])" office:value-type="float" office:value="0" calcext:value-type="float">
            <text:p>0.000</text:p>
          </table:table-cell>
          <table:table-cell table:formula="of:=IF([.BJ11]&gt;=[.BJ$43])" office:value-type="float" office:value="0" calcext:value-type="float">
            <text:p>0.000</text:p>
          </table:table-cell>
          <table:table-cell table:formula="of:=IF([.BK11]&gt;=[.BK$43])" office:value-type="float" office:value="0" calcext:value-type="float">
            <text:p>0.000</text:p>
          </table:table-cell>
          <table:table-cell table:formula="of:=IF([.BL11]&gt;=[.BL$43])" office:value-type="float" office:value="0" calcext:value-type="float">
            <text:p>0.000</text:p>
          </table:table-cell>
          <table:table-cell table:formula="of:=IF([.BM11]&gt;=[.BM$43])" office:value-type="float" office:value="0" calcext:value-type="float">
            <text:p>0.000</text:p>
          </table:table-cell>
          <table:table-cell table:formula="of:=IF([.BN11]&gt;=[.BN$43])" office:value-type="float" office:value="0" calcext:value-type="float">
            <text:p>0.000</text:p>
          </table:table-cell>
          <table:table-cell table:formula="of:=IF([.BO11]&gt;=[.BO$43])" office:value-type="float" office:value="0" calcext:value-type="float">
            <text:p>0.000</text:p>
          </table:table-cell>
          <table:table-cell table:formula="of:=IF([.BP11]&gt;=[.BP$43])" office:value-type="float" office:value="0" calcext:value-type="float">
            <text:p>0.000</text:p>
          </table:table-cell>
          <table:table-cell table:formula="of:=IF([.BQ11]&gt;=[.BQ$43])" office:value-type="float" office:value="0" calcext:value-type="float">
            <text:p>0.000</text:p>
          </table:table-cell>
          <table:table-cell table:formula="of:=IF([.BR11]&gt;=[.BR$43])" office:value-type="float" office:value="0" calcext:value-type="float">
            <text:p>0.000</text:p>
          </table:table-cell>
          <table:table-cell table:formula="of:=IF([.BS11]&gt;=[.BS$43])" office:value-type="float" office:value="0" calcext:value-type="float">
            <text:p>0.000</text:p>
          </table:table-cell>
          <table:table-cell table:formula="of:=IF([.BT11]&gt;=[.BT$43])" office:value-type="float" office:value="0" calcext:value-type="float">
            <text:p>0.000</text:p>
          </table:table-cell>
          <table:table-cell table:formula="of:=IF([.BU11]&gt;=[.BU$43])" office:value-type="float" office:value="1" calcext:value-type="float">
            <text:p>1.000</text:p>
          </table:table-cell>
          <table:table-cell table:formula="of:=IF([.BV11]&gt;=[.BV$43])" office:value-type="float" office:value="0" calcext:value-type="float">
            <text:p>0.000</text:p>
          </table:table-cell>
          <table:table-cell table:formula="of:=IF([.BW11]&gt;=[.BW$43])" office:value-type="float" office:value="0" calcext:value-type="float">
            <text:p>0.000</text:p>
          </table:table-cell>
          <table:table-cell table:formula="of:=IF([.BX11]&gt;=[.BX$43])" office:value-type="float" office:value="0" calcext:value-type="float">
            <text:p>0.000</text:p>
          </table:table-cell>
          <table:table-cell table:formula="of:=IF([.BY11]&gt;=[.BY$43])" office:value-type="float" office:value="0" calcext:value-type="float">
            <text:p>0.000</text:p>
          </table:table-cell>
          <table:table-cell table:formula="of:=IF([.BZ11]&gt;=[.BZ$43])" office:value-type="float" office:value="0" calcext:value-type="float">
            <text:p>0.000</text:p>
          </table:table-cell>
          <table:table-cell table:formula="of:=IF([.CA11]&gt;=[.CA$43])" office:value-type="float" office:value="0" calcext:value-type="float">
            <text:p>0.000</text:p>
          </table:table-cell>
          <table:table-cell table:formula="of:=IF([.CB11]&gt;=[.CB$43])" office:value-type="float" office:value="1" calcext:value-type="float">
            <text:p>1.000</text:p>
          </table:table-cell>
          <table:table-cell table:formula="of:=IF([.CC11]&gt;=[.CC$43])" office:value-type="float" office:value="0" calcext:value-type="float">
            <text:p>0.000</text:p>
          </table:table-cell>
          <table:table-cell table:formula="of:=IF([.CD11]&gt;=[.CD$43])" office:value-type="float" office:value="0" calcext:value-type="float">
            <text:p>0.000</text:p>
          </table:table-cell>
          <table:table-cell table:formula="of:=IF([.CE11]&gt;=[.CE$43])" office:value-type="float" office:value="0" calcext:value-type="float">
            <text:p>0.000</text:p>
          </table:table-cell>
          <table:table-cell table:formula="of:=IF([.CF11]&gt;=[.CF$43])" office:value-type="float" office:value="0" calcext:value-type="float">
            <text:p>0.000</text:p>
          </table:table-cell>
          <table:table-cell table:formula="of:=IF([.CG11]&gt;=[.CG$43])" office:value-type="float" office:value="0" calcext:value-type="float">
            <text:p>0.000</text:p>
          </table:table-cell>
          <table:table-cell table:formula="of:=IF([.CH11]&gt;=[.CH$43])" office:value-type="float" office:value="1" calcext:value-type="float">
            <text:p>1.000</text:p>
          </table:table-cell>
          <table:table-cell table:formula="of:=IF([.CI11]&gt;=[.CI$43])" office:value-type="float" office:value="1" calcext:value-type="float">
            <text:p>1.000</text:p>
          </table:table-cell>
          <table:table-cell table:formula="of:=IF([.CJ11]&gt;=[.CJ$43])" office:value-type="float" office:value="1" calcext:value-type="float">
            <text:p>1.000</text:p>
          </table:table-cell>
          <table:table-cell table:formula="of:=IF([.CK11]&gt;=[.CK$43])" office:value-type="float" office:value="1" calcext:value-type="float">
            <text:p>1.000</text:p>
          </table:table-cell>
          <table:table-cell table:formula="of:=IF([.CL11]&gt;=[.CL$43])" office:value-type="float" office:value="1" calcext:value-type="float">
            <text:p>1.000</text:p>
          </table:table-cell>
          <table:table-cell table:formula="of:=IF([.CM11]&gt;=[.CM$43])" office:value-type="float" office:value="1" calcext:value-type="float">
            <text:p>1.000</text:p>
          </table:table-cell>
          <table:table-cell table:formula="of:=IF([.CN11]&gt;=[.CN$43])" office:value-type="float" office:value="0" calcext:value-type="float">
            <text:p>0.000</text:p>
          </table:table-cell>
          <table:table-cell table:formula="of:=IF([.CO11]&gt;=[.CO$43])" office:value-type="float" office:value="0" calcext:value-type="float">
            <text:p>0.000</text:p>
          </table:table-cell>
          <table:table-cell table:formula="of:=IF([.CP11]&gt;=[.CP$43])" office:value-type="float" office:value="0" calcext:value-type="float">
            <text:p>0.000</text:p>
          </table:table-cell>
          <table:table-cell table:formula="of:=IF([.CQ11]&gt;=[.CQ$43])" office:value-type="float" office:value="0" calcext:value-type="float">
            <text:p>0.000</text:p>
          </table:table-cell>
          <table:table-cell table:formula="of:=IF([.CR11]&gt;=[.CR$43])" office:value-type="float" office:value="0" calcext:value-type="float">
            <text:p>0.000</text:p>
          </table:table-cell>
          <table:table-cell table:formula="of:=IF([.CS11]&gt;=[.CS$43])" office:value-type="float" office:value="0" calcext:value-type="float">
            <text:p>0.000</text:p>
          </table:table-cell>
          <table:table-cell table:formula="of:=IF([.CT11]&gt;=[.CT$43])" office:value-type="float" office:value="1" calcext:value-type="float">
            <text:p>1.000</text:p>
          </table:table-cell>
          <table:table-cell table:formula="of:=IF([.CU11]&gt;=[.CU$43])" office:value-type="float" office:value="1" calcext:value-type="float">
            <text:p>1.000</text:p>
          </table:table-cell>
          <table:table-cell table:formula="of:=IF([.CV11]&gt;=[.CV$43])" office:value-type="float" office:value="0" calcext:value-type="float">
            <text:p>0.000</text:p>
          </table:table-cell>
          <table:table-cell table:formula="of:=IF([.CW11]&gt;=[.CW$43])" office:value-type="float" office:value="0" calcext:value-type="float">
            <text:p>0.000</text:p>
          </table:table-cell>
          <table:table-cell table:formula="of:=IF([.CX11]&gt;=[.CX$43])" office:value-type="float" office:value="0" calcext:value-type="float">
            <text:p>0.000</text:p>
          </table:table-cell>
          <table:table-cell table:formula="of:=IF([.CY11]&gt;=[.CY$43])" office:value-type="float" office:value="0" calcext:value-type="float">
            <text:p>0.000</text:p>
          </table:table-cell>
          <table:table-cell table:formula="of:=IF([.CZ11]&gt;=[.CZ$43])" office:value-type="float" office:value="0" calcext:value-type="float">
            <text:p>0.000</text:p>
          </table:table-cell>
          <table:table-cell table:formula="of:=IF([.DA11]&gt;=[.DA$43])" office:value-type="float" office:value="1" calcext:value-type="float">
            <text:p>1.000</text:p>
          </table:table-cell>
          <table:table-cell table:formula="of:=IF([.DB11]&gt;=[.DB$43])" office:value-type="float" office:value="1" calcext:value-type="float">
            <text:p>1.000</text:p>
          </table:table-cell>
          <table:table-cell table:formula="of:=IF([.DC11]&gt;=[.DC$43])" office:value-type="float" office:value="0" calcext:value-type="float">
            <text:p>0.000</text:p>
          </table:table-cell>
          <table:table-cell table:formula="of:=IF([.DD11]&gt;=[.DD$43])" office:value-type="float" office:value="0" calcext:value-type="float">
            <text:p>0.000</text:p>
          </table:table-cell>
          <table:table-cell table:formula="of:=IF([.DE11]&gt;=[.DE$43])" office:value-type="float" office:value="0" calcext:value-type="float">
            <text:p>0.000</text:p>
          </table:table-cell>
          <table:table-cell table:formula="of:=COUNTIF([.S53:.DE53];1)" office:value-type="float" office:value="37" calcext:value-type="float">
            <text:p>37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Bulkini</text:p>
          </table:table-cell>
          <table:table-cell/>
          <table:table-cell table:formula="of:=IF([.S12]&gt;=[.S$43])" office:value-type="float" office:value="0" calcext:value-type="float">
            <text:p>0.000</text:p>
          </table:table-cell>
          <table:table-cell table:formula="of:=IF([.T12]&gt;=[.T$43])" office:value-type="float" office:value="0" calcext:value-type="float">
            <text:p>0.000</text:p>
          </table:table-cell>
          <table:table-cell table:formula="of:=IF([.U12]&gt;=[.U$43])" office:value-type="float" office:value="0" calcext:value-type="float">
            <text:p>0.000</text:p>
          </table:table-cell>
          <table:table-cell table:formula="of:=IF([.V12]&gt;=[.V$43])" office:value-type="float" office:value="0" calcext:value-type="float">
            <text:p>0.000</text:p>
          </table:table-cell>
          <table:table-cell table:formula="of:=IF([.W12]&gt;=[.W$43])" office:value-type="float" office:value="1" calcext:value-type="float">
            <text:p>1.000</text:p>
          </table:table-cell>
          <table:table-cell table:formula="of:=IF([.X12]&gt;=[.X$43])" office:value-type="float" office:value="1" calcext:value-type="float">
            <text:p>1.000</text:p>
          </table:table-cell>
          <table:table-cell table:formula="of:=IF([.Y12]&gt;=[.Y$43])" office:value-type="float" office:value="1" calcext:value-type="float">
            <text:p>1.000</text:p>
          </table:table-cell>
          <table:table-cell table:formula="of:=IF([.Z12]&gt;=[.Z$43])" office:value-type="float" office:value="1" calcext:value-type="float">
            <text:p>1.000</text:p>
          </table:table-cell>
          <table:table-cell table:formula="of:=IF([.AA12]&gt;=[.AA$43])" office:value-type="float" office:value="0" calcext:value-type="float">
            <text:p>0.000</text:p>
          </table:table-cell>
          <table:table-cell table:formula="of:=IF([.AB12]&gt;=[.AB$43])" office:value-type="float" office:value="0" calcext:value-type="float">
            <text:p>0.000</text:p>
          </table:table-cell>
          <table:table-cell table:formula="of:=IF([.AC12]&gt;=[.AC$43])" office:value-type="float" office:value="1" calcext:value-type="float">
            <text:p>1.000</text:p>
          </table:table-cell>
          <table:table-cell table:formula="of:=IF([.AD12]&gt;=[.AD$43])" office:value-type="float" office:value="1" calcext:value-type="float">
            <text:p>1.000</text:p>
          </table:table-cell>
          <table:table-cell table:formula="of:=IF([.AE12]&gt;=[.AE$43])" office:value-type="float" office:value="0" calcext:value-type="float">
            <text:p>0.000</text:p>
          </table:table-cell>
          <table:table-cell table:formula="of:=IF([.AF12]&gt;=[.AF$43])" office:value-type="float" office:value="0" calcext:value-type="float">
            <text:p>0.000</text:p>
          </table:table-cell>
          <table:table-cell table:formula="of:=IF([.AG12]&gt;=[.AG$43])" office:value-type="float" office:value="0" calcext:value-type="float">
            <text:p>0.000</text:p>
          </table:table-cell>
          <table:table-cell table:formula="of:=IF([.AH12]&gt;=[.AH$43])" office:value-type="float" office:value="0" calcext:value-type="float">
            <text:p>0.000</text:p>
          </table:table-cell>
          <table:table-cell table:formula="of:=IF([.AI12]&gt;=[.AI$43])" office:value-type="float" office:value="1" calcext:value-type="float">
            <text:p>1.000</text:p>
          </table:table-cell>
          <table:table-cell table:formula="of:=IF([.AJ12]&gt;=[.AJ$43])" office:value-type="float" office:value="1" calcext:value-type="float">
            <text:p>1.000</text:p>
          </table:table-cell>
          <table:table-cell table:formula="of:=IF([.AK12]&gt;=[.AK$43])" office:value-type="float" office:value="1" calcext:value-type="float">
            <text:p>1.000</text:p>
          </table:table-cell>
          <table:table-cell table:formula="of:=IF([.AL12]&gt;=[.AL$43])" office:value-type="float" office:value="0" calcext:value-type="float">
            <text:p>0.000</text:p>
          </table:table-cell>
          <table:table-cell table:formula="of:=IF([.AM12]&gt;=[.AM$43])" office:value-type="float" office:value="0" calcext:value-type="float">
            <text:p>0.000</text:p>
          </table:table-cell>
          <table:table-cell table:formula="of:=IF([.AN12]&gt;=[.AN$43])" office:value-type="float" office:value="0" calcext:value-type="float">
            <text:p>0.000</text:p>
          </table:table-cell>
          <table:table-cell table:formula="of:=IF([.AO12]&gt;=[.AO$43])" office:value-type="float" office:value="0" calcext:value-type="float">
            <text:p>0.000</text:p>
          </table:table-cell>
          <table:table-cell table:formula="of:=IF([.AP12]&gt;=[.AP$43])" office:value-type="float" office:value="0" calcext:value-type="float">
            <text:p>0.000</text:p>
          </table:table-cell>
          <table:table-cell table:formula="of:=IF([.AQ12]&gt;=[.AQ$43])" office:value-type="float" office:value="0" calcext:value-type="float">
            <text:p>0.000</text:p>
          </table:table-cell>
          <table:table-cell table:formula="of:=IF([.AR12]&gt;=[.AR$43])" office:value-type="float" office:value="0" calcext:value-type="float">
            <text:p>0.000</text:p>
          </table:table-cell>
          <table:table-cell table:formula="of:=IF([.AS12]&gt;=[.AS$43])" office:value-type="float" office:value="0" calcext:value-type="float">
            <text:p>0.000</text:p>
          </table:table-cell>
          <table:table-cell table:formula="of:=IF([.AT12]&gt;=[.AT$43])" office:value-type="float" office:value="0" calcext:value-type="float">
            <text:p>0.000</text:p>
          </table:table-cell>
          <table:table-cell table:formula="of:=IF([.AU12]&gt;=[.AU$43])" office:value-type="float" office:value="1" calcext:value-type="float">
            <text:p>1.000</text:p>
          </table:table-cell>
          <table:table-cell table:formula="of:=IF([.AV12]&gt;=[.AV$43])" office:value-type="float" office:value="1" calcext:value-type="float">
            <text:p>1.000</text:p>
          </table:table-cell>
          <table:table-cell table:formula="of:=IF([.AW12]&gt;=[.AW$43])" office:value-type="float" office:value="1" calcext:value-type="float">
            <text:p>1.000</text:p>
          </table:table-cell>
          <table:table-cell table:formula="of:=IF([.AX12]&gt;=[.AX$43])" office:value-type="float" office:value="1" calcext:value-type="float">
            <text:p>1.000</text:p>
          </table:table-cell>
          <table:table-cell table:formula="of:=IF([.AY12]&gt;=[.AY$43])" office:value-type="float" office:value="1" calcext:value-type="float">
            <text:p>1.000</text:p>
          </table:table-cell>
          <table:table-cell table:formula="of:=IF([.AZ12]&gt;=[.AZ$43])" office:value-type="float" office:value="1" calcext:value-type="float">
            <text:p>1.000</text:p>
          </table:table-cell>
          <table:table-cell table:formula="of:=IF([.BA12]&gt;=[.BA$43])" office:value-type="float" office:value="1" calcext:value-type="float">
            <text:p>1.000</text:p>
          </table:table-cell>
          <table:table-cell table:formula="of:=IF([.BB12]&gt;=[.BB$43])" office:value-type="float" office:value="1" calcext:value-type="float">
            <text:p>1.000</text:p>
          </table:table-cell>
          <table:table-cell table:formula="of:=IF([.BC12]&gt;=[.BC$43])" office:value-type="float" office:value="1" calcext:value-type="float">
            <text:p>1.000</text:p>
          </table:table-cell>
          <table:table-cell table:formula="of:=IF([.BD12]&gt;=[.BD$43])" office:value-type="float" office:value="1" calcext:value-type="float">
            <text:p>1.000</text:p>
          </table:table-cell>
          <table:table-cell table:formula="of:=IF([.BE12]&gt;=[.BE$43])" office:value-type="float" office:value="1" calcext:value-type="float">
            <text:p>1.000</text:p>
          </table:table-cell>
          <table:table-cell table:formula="of:=IF([.BF12]&gt;=[.BF$43])" office:value-type="float" office:value="1" calcext:value-type="float">
            <text:p>1.000</text:p>
          </table:table-cell>
          <table:table-cell table:formula="of:=IF([.BG12]&gt;=[.BG$43])" office:value-type="float" office:value="1" calcext:value-type="float">
            <text:p>1.000</text:p>
          </table:table-cell>
          <table:table-cell table:formula="of:=IF([.BH12]&gt;=[.BH$43])" office:value-type="float" office:value="1" calcext:value-type="float">
            <text:p>1.000</text:p>
          </table:table-cell>
          <table:table-cell table:formula="of:=IF([.BI12]&gt;=[.BI$43])" office:value-type="float" office:value="1" calcext:value-type="float">
            <text:p>1.000</text:p>
          </table:table-cell>
          <table:table-cell table:formula="of:=IF([.BJ12]&gt;=[.BJ$43])" office:value-type="float" office:value="1" calcext:value-type="float">
            <text:p>1.000</text:p>
          </table:table-cell>
          <table:table-cell table:formula="of:=IF([.BK12]&gt;=[.BK$43])" office:value-type="float" office:value="1" calcext:value-type="float">
            <text:p>1.000</text:p>
          </table:table-cell>
          <table:table-cell table:formula="of:=IF([.BL12]&gt;=[.BL$43])" office:value-type="float" office:value="1" calcext:value-type="float">
            <text:p>1.000</text:p>
          </table:table-cell>
          <table:table-cell table:formula="of:=IF([.BM12]&gt;=[.BM$43])" office:value-type="float" office:value="1" calcext:value-type="float">
            <text:p>1.000</text:p>
          </table:table-cell>
          <table:table-cell table:formula="of:=IF([.BN12]&gt;=[.BN$43])" office:value-type="float" office:value="1" calcext:value-type="float">
            <text:p>1.000</text:p>
          </table:table-cell>
          <table:table-cell table:formula="of:=IF([.BO12]&gt;=[.BO$43])" office:value-type="float" office:value="1" calcext:value-type="float">
            <text:p>1.000</text:p>
          </table:table-cell>
          <table:table-cell table:formula="of:=IF([.BP12]&gt;=[.BP$43])" office:value-type="float" office:value="1" calcext:value-type="float">
            <text:p>1.000</text:p>
          </table:table-cell>
          <table:table-cell table:formula="of:=IF([.BQ12]&gt;=[.BQ$43])" office:value-type="float" office:value="1" calcext:value-type="float">
            <text:p>1.000</text:p>
          </table:table-cell>
          <table:table-cell table:formula="of:=IF([.BR12]&gt;=[.BR$43])" office:value-type="float" office:value="1" calcext:value-type="float">
            <text:p>1.000</text:p>
          </table:table-cell>
          <table:table-cell table:formula="of:=IF([.BS12]&gt;=[.BS$43])" office:value-type="float" office:value="1" calcext:value-type="float">
            <text:p>1.000</text:p>
          </table:table-cell>
          <table:table-cell table:formula="of:=IF([.BT12]&gt;=[.BT$43])" office:value-type="float" office:value="1" calcext:value-type="float">
            <text:p>1.000</text:p>
          </table:table-cell>
          <table:table-cell table:formula="of:=IF([.BU12]&gt;=[.BU$43])" office:value-type="float" office:value="0" calcext:value-type="float">
            <text:p>0.000</text:p>
          </table:table-cell>
          <table:table-cell table:formula="of:=IF([.BV12]&gt;=[.BV$43])" office:value-type="float" office:value="1" calcext:value-type="float">
            <text:p>1.000</text:p>
          </table:table-cell>
          <table:table-cell table:formula="of:=IF([.BW12]&gt;=[.BW$43])" office:value-type="float" office:value="1" calcext:value-type="float">
            <text:p>1.000</text:p>
          </table:table-cell>
          <table:table-cell table:formula="of:=IF([.BX12]&gt;=[.BX$43])" office:value-type="float" office:value="1" calcext:value-type="float">
            <text:p>1.000</text:p>
          </table:table-cell>
          <table:table-cell table:formula="of:=IF([.BY12]&gt;=[.BY$43])" office:value-type="float" office:value="1" calcext:value-type="float">
            <text:p>1.000</text:p>
          </table:table-cell>
          <table:table-cell table:formula="of:=IF([.BZ12]&gt;=[.BZ$43])" office:value-type="float" office:value="1" calcext:value-type="float">
            <text:p>1.000</text:p>
          </table:table-cell>
          <table:table-cell table:formula="of:=IF([.CA12]&gt;=[.CA$43])" office:value-type="float" office:value="1" calcext:value-type="float">
            <text:p>1.000</text:p>
          </table:table-cell>
          <table:table-cell table:formula="of:=IF([.CB12]&gt;=[.CB$43])" office:value-type="float" office:value="0" calcext:value-type="float">
            <text:p>0.000</text:p>
          </table:table-cell>
          <table:table-cell table:formula="of:=IF([.CC12]&gt;=[.CC$43])" office:value-type="float" office:value="1" calcext:value-type="float">
            <text:p>1.000</text:p>
          </table:table-cell>
          <table:table-cell table:formula="of:=IF([.CD12]&gt;=[.CD$43])" office:value-type="float" office:value="1" calcext:value-type="float">
            <text:p>1.000</text:p>
          </table:table-cell>
          <table:table-cell table:formula="of:=IF([.CE12]&gt;=[.CE$43])" office:value-type="float" office:value="1" calcext:value-type="float">
            <text:p>1.000</text:p>
          </table:table-cell>
          <table:table-cell table:formula="of:=IF([.CF12]&gt;=[.CF$43])" office:value-type="float" office:value="1" calcext:value-type="float">
            <text:p>1.000</text:p>
          </table:table-cell>
          <table:table-cell table:formula="of:=IF([.CG12]&gt;=[.CG$43])" office:value-type="float" office:value="1" calcext:value-type="float">
            <text:p>1.000</text:p>
          </table:table-cell>
          <table:table-cell table:formula="of:=IF([.CH12]&gt;=[.CH$43])" office:value-type="float" office:value="1" calcext:value-type="float">
            <text:p>1.000</text:p>
          </table:table-cell>
          <table:table-cell table:formula="of:=IF([.CI12]&gt;=[.CI$43])" office:value-type="float" office:value="1" calcext:value-type="float">
            <text:p>1.000</text:p>
          </table:table-cell>
          <table:table-cell table:formula="of:=IF([.CJ12]&gt;=[.CJ$43])" office:value-type="float" office:value="1" calcext:value-type="float">
            <text:p>1.000</text:p>
          </table:table-cell>
          <table:table-cell table:formula="of:=IF([.CK12]&gt;=[.CK$43])" office:value-type="float" office:value="1" calcext:value-type="float">
            <text:p>1.000</text:p>
          </table:table-cell>
          <table:table-cell table:formula="of:=IF([.CL12]&gt;=[.CL$43])" office:value-type="float" office:value="1" calcext:value-type="float">
            <text:p>1.000</text:p>
          </table:table-cell>
          <table:table-cell table:formula="of:=IF([.CM12]&gt;=[.CM$43])" office:value-type="float" office:value="1" calcext:value-type="float">
            <text:p>1.000</text:p>
          </table:table-cell>
          <table:table-cell table:formula="of:=IF([.CN12]&gt;=[.CN$43])" office:value-type="float" office:value="1" calcext:value-type="float">
            <text:p>1.000</text:p>
          </table:table-cell>
          <table:table-cell table:formula="of:=IF([.CO12]&gt;=[.CO$43])" office:value-type="float" office:value="1" calcext:value-type="float">
            <text:p>1.000</text:p>
          </table:table-cell>
          <table:table-cell table:formula="of:=IF([.CP12]&gt;=[.CP$43])" office:value-type="float" office:value="1" calcext:value-type="float">
            <text:p>1.000</text:p>
          </table:table-cell>
          <table:table-cell table:formula="of:=IF([.CQ12]&gt;=[.CQ$43])" office:value-type="float" office:value="1" calcext:value-type="float">
            <text:p>1.000</text:p>
          </table:table-cell>
          <table:table-cell table:formula="of:=IF([.CR12]&gt;=[.CR$43])" office:value-type="float" office:value="1" calcext:value-type="float">
            <text:p>1.000</text:p>
          </table:table-cell>
          <table:table-cell table:formula="of:=IF([.CS12]&gt;=[.CS$43])" office:value-type="float" office:value="1" calcext:value-type="float">
            <text:p>1.000</text:p>
          </table:table-cell>
          <table:table-cell table:formula="of:=IF([.CT12]&gt;=[.CT$43])" office:value-type="float" office:value="0" calcext:value-type="float">
            <text:p>0.000</text:p>
          </table:table-cell>
          <table:table-cell table:formula="of:=IF([.CU12]&gt;=[.CU$43])" office:value-type="float" office:value="0" calcext:value-type="float">
            <text:p>0.000</text:p>
          </table:table-cell>
          <table:table-cell table:formula="of:=IF([.CV12]&gt;=[.CV$43])" office:value-type="float" office:value="1" calcext:value-type="float">
            <text:p>1.000</text:p>
          </table:table-cell>
          <table:table-cell table:formula="of:=IF([.CW12]&gt;=[.CW$43])" office:value-type="float" office:value="1" calcext:value-type="float">
            <text:p>1.000</text:p>
          </table:table-cell>
          <table:table-cell table:formula="of:=IF([.CX12]&gt;=[.CX$43])" office:value-type="float" office:value="1" calcext:value-type="float">
            <text:p>1.000</text:p>
          </table:table-cell>
          <table:table-cell table:formula="of:=IF([.CY12]&gt;=[.CY$43])" office:value-type="float" office:value="1" calcext:value-type="float">
            <text:p>1.000</text:p>
          </table:table-cell>
          <table:table-cell table:formula="of:=IF([.CZ12]&gt;=[.CZ$43])" office:value-type="float" office:value="1" calcext:value-type="float">
            <text:p>1.000</text:p>
          </table:table-cell>
          <table:table-cell table:formula="of:=IF([.DA12]&gt;=[.DA$43])" office:value-type="float" office:value="1" calcext:value-type="float">
            <text:p>1.000</text:p>
          </table:table-cell>
          <table:table-cell table:formula="of:=IF([.DB12]&gt;=[.DB$43])" office:value-type="float" office:value="1" calcext:value-type="float">
            <text:p>1.000</text:p>
          </table:table-cell>
          <table:table-cell table:formula="of:=IF([.DC12]&gt;=[.DC$43])" office:value-type="float" office:value="1" calcext:value-type="float">
            <text:p>1.000</text:p>
          </table:table-cell>
          <table:table-cell table:formula="of:=IF([.DD12]&gt;=[.DD$43])" office:value-type="float" office:value="1" calcext:value-type="float">
            <text:p>1.000</text:p>
          </table:table-cell>
          <table:table-cell table:formula="of:=IF([.DE12]&gt;=[.DE$43])" office:value-type="float" office:value="1" calcext:value-type="float">
            <text:p>1.000</text:p>
          </table:table-cell>
          <table:table-cell table:formula="of:=COUNTIF([.S54:.DE54];1)" office:value-type="float" office:value="68" calcext:value-type="float">
            <text:p>68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Selva</text:p>
          </table:table-cell>
          <table:table-cell/>
          <table:table-cell table:formula="of:=IF([.S13]&gt;=[.S$43])" office:value-type="float" office:value="0" calcext:value-type="float">
            <text:p>0.000</text:p>
          </table:table-cell>
          <table:table-cell table:formula="of:=IF([.T13]&gt;=[.T$43])" office:value-type="float" office:value="0" calcext:value-type="float">
            <text:p>0.000</text:p>
          </table:table-cell>
          <table:table-cell table:formula="of:=IF([.U13]&gt;=[.U$43])" office:value-type="float" office:value="0" calcext:value-type="float">
            <text:p>0.000</text:p>
          </table:table-cell>
          <table:table-cell table:formula="of:=IF([.V13]&gt;=[.V$43])" office:value-type="float" office:value="0" calcext:value-type="float">
            <text:p>0.000</text:p>
          </table:table-cell>
          <table:table-cell table:formula="of:=IF([.W13]&gt;=[.W$43])" office:value-type="float" office:value="0" calcext:value-type="float">
            <text:p>0.000</text:p>
          </table:table-cell>
          <table:table-cell table:formula="of:=IF([.X13]&gt;=[.X$43])" office:value-type="float" office:value="0" calcext:value-type="float">
            <text:p>0.000</text:p>
          </table:table-cell>
          <table:table-cell table:formula="of:=IF([.Y13]&gt;=[.Y$43])" office:value-type="float" office:value="0" calcext:value-type="float">
            <text:p>0.000</text:p>
          </table:table-cell>
          <table:table-cell table:formula="of:=IF([.Z13]&gt;=[.Z$43])" office:value-type="float" office:value="0" calcext:value-type="float">
            <text:p>0.000</text:p>
          </table:table-cell>
          <table:table-cell table:formula="of:=IF([.AA13]&gt;=[.AA$43])" office:value-type="float" office:value="0" calcext:value-type="float">
            <text:p>0.000</text:p>
          </table:table-cell>
          <table:table-cell table:formula="of:=IF([.AB13]&gt;=[.AB$43])" office:value-type="float" office:value="0" calcext:value-type="float">
            <text:p>0.000</text:p>
          </table:table-cell>
          <table:table-cell table:formula="of:=IF([.AC13]&gt;=[.AC$43])" office:value-type="float" office:value="1" calcext:value-type="float">
            <text:p>1.000</text:p>
          </table:table-cell>
          <table:table-cell table:formula="of:=IF([.AD13]&gt;=[.AD$43])" office:value-type="float" office:value="1" calcext:value-type="float">
            <text:p>1.000</text:p>
          </table:table-cell>
          <table:table-cell table:formula="of:=IF([.AE13]&gt;=[.AE$43])" office:value-type="float" office:value="0" calcext:value-type="float">
            <text:p>0.000</text:p>
          </table:table-cell>
          <table:table-cell table:formula="of:=IF([.AF13]&gt;=[.AF$43])" office:value-type="float" office:value="0" calcext:value-type="float">
            <text:p>0.000</text:p>
          </table:table-cell>
          <table:table-cell table:formula="of:=IF([.AG13]&gt;=[.AG$43])" office:value-type="float" office:value="0" calcext:value-type="float">
            <text:p>0.000</text:p>
          </table:table-cell>
          <table:table-cell table:formula="of:=IF([.AH13]&gt;=[.AH$43])" office:value-type="float" office:value="0" calcext:value-type="float">
            <text:p>0.000</text:p>
          </table:table-cell>
          <table:table-cell table:formula="of:=IF([.AI13]&gt;=[.AI$43])" office:value-type="float" office:value="0" calcext:value-type="float">
            <text:p>0.000</text:p>
          </table:table-cell>
          <table:table-cell table:formula="of:=IF([.AJ13]&gt;=[.AJ$43])" office:value-type="float" office:value="0" calcext:value-type="float">
            <text:p>0.000</text:p>
          </table:table-cell>
          <table:table-cell table:formula="of:=IF([.AK13]&gt;=[.AK$43])" office:value-type="float" office:value="0" calcext:value-type="float">
            <text:p>0.000</text:p>
          </table:table-cell>
          <table:table-cell table:formula="of:=IF([.AL13]&gt;=[.AL$43])" office:value-type="float" office:value="0" calcext:value-type="float">
            <text:p>0.000</text:p>
          </table:table-cell>
          <table:table-cell table:formula="of:=IF([.AM13]&gt;=[.AM$43])" office:value-type="float" office:value="0" calcext:value-type="float">
            <text:p>0.000</text:p>
          </table:table-cell>
          <table:table-cell table:formula="of:=IF([.AN13]&gt;=[.AN$43])" office:value-type="float" office:value="0" calcext:value-type="float">
            <text:p>0.000</text:p>
          </table:table-cell>
          <table:table-cell table:formula="of:=IF([.AO13]&gt;=[.AO$43])" office:value-type="float" office:value="0" calcext:value-type="float">
            <text:p>0.000</text:p>
          </table:table-cell>
          <table:table-cell table:formula="of:=IF([.AP13]&gt;=[.AP$43])" office:value-type="float" office:value="0" calcext:value-type="float">
            <text:p>0.000</text:p>
          </table:table-cell>
          <table:table-cell table:formula="of:=IF([.AQ13]&gt;=[.AQ$43])" office:value-type="float" office:value="0" calcext:value-type="float">
            <text:p>0.000</text:p>
          </table:table-cell>
          <table:table-cell table:formula="of:=IF([.AR13]&gt;=[.AR$43])" office:value-type="float" office:value="0" calcext:value-type="float">
            <text:p>0.000</text:p>
          </table:table-cell>
          <table:table-cell table:formula="of:=IF([.AS13]&gt;=[.AS$43])" office:value-type="float" office:value="0" calcext:value-type="float">
            <text:p>0.000</text:p>
          </table:table-cell>
          <table:table-cell table:formula="of:=IF([.AT13]&gt;=[.AT$43])" office:value-type="float" office:value="1" calcext:value-type="float">
            <text:p>1.000</text:p>
          </table:table-cell>
          <table:table-cell table:formula="of:=IF([.AU13]&gt;=[.AU$43])" office:value-type="float" office:value="0" calcext:value-type="float">
            <text:p>0.000</text:p>
          </table:table-cell>
          <table:table-cell table:formula="of:=IF([.AV13]&gt;=[.AV$43])" office:value-type="float" office:value="0" calcext:value-type="float">
            <text:p>0.000</text:p>
          </table:table-cell>
          <table:table-cell table:formula="of:=IF([.AW13]&gt;=[.AW$43])" office:value-type="float" office:value="0" calcext:value-type="float">
            <text:p>0.000</text:p>
          </table:table-cell>
          <table:table-cell table:formula="of:=IF([.AX13]&gt;=[.AX$43])" office:value-type="float" office:value="0" calcext:value-type="float">
            <text:p>0.000</text:p>
          </table:table-cell>
          <table:table-cell table:formula="of:=IF([.AY13]&gt;=[.AY$43])" office:value-type="float" office:value="0" calcext:value-type="float">
            <text:p>0.000</text:p>
          </table:table-cell>
          <table:table-cell table:formula="of:=IF([.AZ13]&gt;=[.AZ$43])" office:value-type="float" office:value="0" calcext:value-type="float">
            <text:p>0.000</text:p>
          </table:table-cell>
          <table:table-cell table:formula="of:=IF([.BA13]&gt;=[.BA$43])" office:value-type="float" office:value="0" calcext:value-type="float">
            <text:p>0.000</text:p>
          </table:table-cell>
          <table:table-cell table:formula="of:=IF([.BB13]&gt;=[.BB$43])" office:value-type="float" office:value="0" calcext:value-type="float">
            <text:p>0.000</text:p>
          </table:table-cell>
          <table:table-cell table:formula="of:=IF([.BC13]&gt;=[.BC$43])" office:value-type="float" office:value="0" calcext:value-type="float">
            <text:p>0.000</text:p>
          </table:table-cell>
          <table:table-cell table:formula="of:=IF([.BD13]&gt;=[.BD$43])" office:value-type="float" office:value="0" calcext:value-type="float">
            <text:p>0.000</text:p>
          </table:table-cell>
          <table:table-cell table:formula="of:=IF([.BE13]&gt;=[.BE$43])" office:value-type="float" office:value="0" calcext:value-type="float">
            <text:p>0.000</text:p>
          </table:table-cell>
          <table:table-cell table:formula="of:=IF([.BF13]&gt;=[.BF$43])" office:value-type="float" office:value="0" calcext:value-type="float">
            <text:p>0.000</text:p>
          </table:table-cell>
          <table:table-cell table:formula="of:=IF([.BG13]&gt;=[.BG$43])" office:value-type="float" office:value="0" calcext:value-type="float">
            <text:p>0.000</text:p>
          </table:table-cell>
          <table:table-cell table:formula="of:=IF([.BH13]&gt;=[.BH$43])" office:value-type="float" office:value="0" calcext:value-type="float">
            <text:p>0.000</text:p>
          </table:table-cell>
          <table:table-cell table:formula="of:=IF([.BI13]&gt;=[.BI$43])" office:value-type="float" office:value="0" calcext:value-type="float">
            <text:p>0.000</text:p>
          </table:table-cell>
          <table:table-cell table:formula="of:=IF([.BJ13]&gt;=[.BJ$43])" office:value-type="float" office:value="0" calcext:value-type="float">
            <text:p>0.000</text:p>
          </table:table-cell>
          <table:table-cell table:formula="of:=IF([.BK13]&gt;=[.BK$43])" office:value-type="float" office:value="0" calcext:value-type="float">
            <text:p>0.000</text:p>
          </table:table-cell>
          <table:table-cell table:formula="of:=IF([.BL13]&gt;=[.BL$43])" office:value-type="float" office:value="0" calcext:value-type="float">
            <text:p>0.000</text:p>
          </table:table-cell>
          <table:table-cell table:formula="of:=IF([.BM13]&gt;=[.BM$43])" office:value-type="float" office:value="0" calcext:value-type="float">
            <text:p>0.000</text:p>
          </table:table-cell>
          <table:table-cell table:formula="of:=IF([.BN13]&gt;=[.BN$43])" office:value-type="float" office:value="0" calcext:value-type="float">
            <text:p>0.000</text:p>
          </table:table-cell>
          <table:table-cell table:formula="of:=IF([.BO13]&gt;=[.BO$43])" office:value-type="float" office:value="0" calcext:value-type="float">
            <text:p>0.000</text:p>
          </table:table-cell>
          <table:table-cell table:formula="of:=IF([.BP13]&gt;=[.BP$43])" office:value-type="float" office:value="0" calcext:value-type="float">
            <text:p>0.000</text:p>
          </table:table-cell>
          <table:table-cell table:formula="of:=IF([.BQ13]&gt;=[.BQ$43])" office:value-type="float" office:value="0" calcext:value-type="float">
            <text:p>0.000</text:p>
          </table:table-cell>
          <table:table-cell table:formula="of:=IF([.BR13]&gt;=[.BR$43])" office:value-type="float" office:value="0" calcext:value-type="float">
            <text:p>0.000</text:p>
          </table:table-cell>
          <table:table-cell table:formula="of:=IF([.BS13]&gt;=[.BS$43])" office:value-type="float" office:value="0" calcext:value-type="float">
            <text:p>0.000</text:p>
          </table:table-cell>
          <table:table-cell table:formula="of:=IF([.BT13]&gt;=[.BT$43])" office:value-type="float" office:value="0" calcext:value-type="float">
            <text:p>0.000</text:p>
          </table:table-cell>
          <table:table-cell table:formula="of:=IF([.BU13]&gt;=[.BU$43])" office:value-type="float" office:value="0" calcext:value-type="float">
            <text:p>0.000</text:p>
          </table:table-cell>
          <table:table-cell table:formula="of:=IF([.BV13]&gt;=[.BV$43])" office:value-type="float" office:value="0" calcext:value-type="float">
            <text:p>0.000</text:p>
          </table:table-cell>
          <table:table-cell table:formula="of:=IF([.BW13]&gt;=[.BW$43])" office:value-type="float" office:value="0" calcext:value-type="float">
            <text:p>0.000</text:p>
          </table:table-cell>
          <table:table-cell table:formula="of:=IF([.BX13]&gt;=[.BX$43])" office:value-type="float" office:value="0" calcext:value-type="float">
            <text:p>0.000</text:p>
          </table:table-cell>
          <table:table-cell table:formula="of:=IF([.BY13]&gt;=[.BY$43])" office:value-type="float" office:value="0" calcext:value-type="float">
            <text:p>0.000</text:p>
          </table:table-cell>
          <table:table-cell table:formula="of:=IF([.BZ13]&gt;=[.BZ$43])" office:value-type="float" office:value="0" calcext:value-type="float">
            <text:p>0.000</text:p>
          </table:table-cell>
          <table:table-cell table:formula="of:=IF([.CA13]&gt;=[.CA$43])" office:value-type="float" office:value="0" calcext:value-type="float">
            <text:p>0.000</text:p>
          </table:table-cell>
          <table:table-cell table:formula="of:=IF([.CB13]&gt;=[.CB$43])" office:value-type="float" office:value="0" calcext:value-type="float">
            <text:p>0.000</text:p>
          </table:table-cell>
          <table:table-cell table:formula="of:=IF([.CC13]&gt;=[.CC$43])" office:value-type="float" office:value="0" calcext:value-type="float">
            <text:p>0.000</text:p>
          </table:table-cell>
          <table:table-cell table:formula="of:=IF([.CD13]&gt;=[.CD$43])" office:value-type="float" office:value="0" calcext:value-type="float">
            <text:p>0.000</text:p>
          </table:table-cell>
          <table:table-cell table:formula="of:=IF([.CE13]&gt;=[.CE$43])" office:value-type="float" office:value="0" calcext:value-type="float">
            <text:p>0.000</text:p>
          </table:table-cell>
          <table:table-cell table:formula="of:=IF([.CF13]&gt;=[.CF$43])" office:value-type="float" office:value="0" calcext:value-type="float">
            <text:p>0.000</text:p>
          </table:table-cell>
          <table:table-cell table:formula="of:=IF([.CG13]&gt;=[.CG$43])" office:value-type="float" office:value="0" calcext:value-type="float">
            <text:p>0.000</text:p>
          </table:table-cell>
          <table:table-cell table:formula="of:=IF([.CH13]&gt;=[.CH$43])" office:value-type="float" office:value="1" calcext:value-type="float">
            <text:p>1.000</text:p>
          </table:table-cell>
          <table:table-cell table:formula="of:=IF([.CI13]&gt;=[.CI$43])" office:value-type="float" office:value="1" calcext:value-type="float">
            <text:p>1.000</text:p>
          </table:table-cell>
          <table:table-cell table:formula="of:=IF([.CJ13]&gt;=[.CJ$43])" office:value-type="float" office:value="1" calcext:value-type="float">
            <text:p>1.000</text:p>
          </table:table-cell>
          <table:table-cell table:formula="of:=IF([.CK13]&gt;=[.CK$43])" office:value-type="float" office:value="1" calcext:value-type="float">
            <text:p>1.000</text:p>
          </table:table-cell>
          <table:table-cell table:formula="of:=IF([.CL13]&gt;=[.CL$43])" office:value-type="float" office:value="1" calcext:value-type="float">
            <text:p>1.000</text:p>
          </table:table-cell>
          <table:table-cell table:formula="of:=IF([.CM13]&gt;=[.CM$43])" office:value-type="float" office:value="1" calcext:value-type="float">
            <text:p>1.000</text:p>
          </table:table-cell>
          <table:table-cell table:formula="of:=IF([.CN13]&gt;=[.CN$43])" office:value-type="float" office:value="0" calcext:value-type="float">
            <text:p>0.000</text:p>
          </table:table-cell>
          <table:table-cell table:formula="of:=IF([.CO13]&gt;=[.CO$43])" office:value-type="float" office:value="0" calcext:value-type="float">
            <text:p>0.000</text:p>
          </table:table-cell>
          <table:table-cell table:formula="of:=IF([.CP13]&gt;=[.CP$43])" office:value-type="float" office:value="0" calcext:value-type="float">
            <text:p>0.000</text:p>
          </table:table-cell>
          <table:table-cell table:formula="of:=IF([.CQ13]&gt;=[.CQ$43])" office:value-type="float" office:value="0" calcext:value-type="float">
            <text:p>0.000</text:p>
          </table:table-cell>
          <table:table-cell table:formula="of:=IF([.CR13]&gt;=[.CR$43])" office:value-type="float" office:value="0" calcext:value-type="float">
            <text:p>0.000</text:p>
          </table:table-cell>
          <table:table-cell table:formula="of:=IF([.CS13]&gt;=[.CS$43])" office:value-type="float" office:value="0" calcext:value-type="float">
            <text:p>0.000</text:p>
          </table:table-cell>
          <table:table-cell table:formula="of:=IF([.CT13]&gt;=[.CT$43])" office:value-type="float" office:value="1" calcext:value-type="float">
            <text:p>1.000</text:p>
          </table:table-cell>
          <table:table-cell table:formula="of:=IF([.CU13]&gt;=[.CU$43])" office:value-type="float" office:value="1" calcext:value-type="float">
            <text:p>1.000</text:p>
          </table:table-cell>
          <table:table-cell table:formula="of:=IF([.CV13]&gt;=[.CV$43])" office:value-type="float" office:value="0" calcext:value-type="float">
            <text:p>0.000</text:p>
          </table:table-cell>
          <table:table-cell table:formula="of:=IF([.CW13]&gt;=[.CW$43])" office:value-type="float" office:value="0" calcext:value-type="float">
            <text:p>0.000</text:p>
          </table:table-cell>
          <table:table-cell table:formula="of:=IF([.CX13]&gt;=[.CX$43])" office:value-type="float" office:value="0" calcext:value-type="float">
            <text:p>0.000</text:p>
          </table:table-cell>
          <table:table-cell table:formula="of:=IF([.CY13]&gt;=[.CY$43])" office:value-type="float" office:value="0" calcext:value-type="float">
            <text:p>0.000</text:p>
          </table:table-cell>
          <table:table-cell table:formula="of:=IF([.CZ13]&gt;=[.CZ$43])" office:value-type="float" office:value="0" calcext:value-type="float">
            <text:p>0.000</text:p>
          </table:table-cell>
          <table:table-cell table:formula="of:=IF([.DA13]&gt;=[.DA$43])" office:value-type="float" office:value="1" calcext:value-type="float">
            <text:p>1.000</text:p>
          </table:table-cell>
          <table:table-cell table:formula="of:=IF([.DB13]&gt;=[.DB$43])" office:value-type="float" office:value="1" calcext:value-type="float">
            <text:p>1.000</text:p>
          </table:table-cell>
          <table:table-cell table:formula="of:=IF([.DC13]&gt;=[.DC$43])" office:value-type="float" office:value="0" calcext:value-type="float">
            <text:p>0.000</text:p>
          </table:table-cell>
          <table:table-cell table:formula="of:=IF([.DD13]&gt;=[.DD$43])" office:value-type="float" office:value="0" calcext:value-type="float">
            <text:p>0.000</text:p>
          </table:table-cell>
          <table:table-cell table:formula="of:=IF([.DE13]&gt;=[.DE$43])" office:value-type="float" office:value="0" calcext:value-type="float">
            <text:p>0.000</text:p>
          </table:table-cell>
          <table:table-cell table:formula="of:=COUNTIF([.S55:.DE55];1)" office:value-type="float" office:value="13" calcext:value-type="float">
            <text:p>13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Danio</text:p>
          </table:table-cell>
          <table:table-cell/>
          <table:table-cell table:formula="of:=IF([.S14]&gt;=[.S$43])" office:value-type="float" office:value="0" calcext:value-type="float">
            <text:p>0.000</text:p>
          </table:table-cell>
          <table:table-cell table:formula="of:=IF([.T14]&gt;=[.T$43])" office:value-type="float" office:value="0" calcext:value-type="float">
            <text:p>0.000</text:p>
          </table:table-cell>
          <table:table-cell table:formula="of:=IF([.U14]&gt;=[.U$43])" office:value-type="float" office:value="0" calcext:value-type="float">
            <text:p>0.000</text:p>
          </table:table-cell>
          <table:table-cell table:formula="of:=IF([.V14]&gt;=[.V$43])" office:value-type="float" office:value="0" calcext:value-type="float">
            <text:p>0.000</text:p>
          </table:table-cell>
          <table:table-cell table:formula="of:=IF([.W14]&gt;=[.W$43])" office:value-type="float" office:value="0" calcext:value-type="float">
            <text:p>0.000</text:p>
          </table:table-cell>
          <table:table-cell table:formula="of:=IF([.X14]&gt;=[.X$43])" office:value-type="float" office:value="0" calcext:value-type="float">
            <text:p>0.000</text:p>
          </table:table-cell>
          <table:table-cell table:formula="of:=IF([.Y14]&gt;=[.Y$43])" office:value-type="float" office:value="0" calcext:value-type="float">
            <text:p>0.000</text:p>
          </table:table-cell>
          <table:table-cell table:formula="of:=IF([.Z14]&gt;=[.Z$43])" office:value-type="float" office:value="0" calcext:value-type="float">
            <text:p>0.000</text:p>
          </table:table-cell>
          <table:table-cell table:formula="of:=IF([.AA14]&gt;=[.AA$43])" office:value-type="float" office:value="0" calcext:value-type="float">
            <text:p>0.000</text:p>
          </table:table-cell>
          <table:table-cell table:formula="of:=IF([.AB14]&gt;=[.AB$43])" office:value-type="float" office:value="0" calcext:value-type="float">
            <text:p>0.000</text:p>
          </table:table-cell>
          <table:table-cell table:formula="of:=IF([.AC14]&gt;=[.AC$43])" office:value-type="float" office:value="0" calcext:value-type="float">
            <text:p>0.000</text:p>
          </table:table-cell>
          <table:table-cell table:formula="of:=IF([.AD14]&gt;=[.AD$43])" office:value-type="float" office:value="0" calcext:value-type="float">
            <text:p>0.000</text:p>
          </table:table-cell>
          <table:table-cell table:formula="of:=IF([.AE14]&gt;=[.AE$43])" office:value-type="float" office:value="0" calcext:value-type="float">
            <text:p>0.000</text:p>
          </table:table-cell>
          <table:table-cell table:formula="of:=IF([.AF14]&gt;=[.AF$43])" office:value-type="float" office:value="0" calcext:value-type="float">
            <text:p>0.000</text:p>
          </table:table-cell>
          <table:table-cell table:formula="of:=IF([.AG14]&gt;=[.AG$43])" office:value-type="float" office:value="0" calcext:value-type="float">
            <text:p>0.000</text:p>
          </table:table-cell>
          <table:table-cell table:formula="of:=IF([.AH14]&gt;=[.AH$43])" office:value-type="float" office:value="0" calcext:value-type="float">
            <text:p>0.000</text:p>
          </table:table-cell>
          <table:table-cell table:formula="of:=IF([.AI14]&gt;=[.AI$43])" office:value-type="float" office:value="0" calcext:value-type="float">
            <text:p>0.000</text:p>
          </table:table-cell>
          <table:table-cell table:formula="of:=IF([.AJ14]&gt;=[.AJ$43])" office:value-type="float" office:value="0" calcext:value-type="float">
            <text:p>0.000</text:p>
          </table:table-cell>
          <table:table-cell table:formula="of:=IF([.AK14]&gt;=[.AK$43])" office:value-type="float" office:value="0" calcext:value-type="float">
            <text:p>0.000</text:p>
          </table:table-cell>
          <table:table-cell table:formula="of:=IF([.AL14]&gt;=[.AL$43])" office:value-type="float" office:value="0" calcext:value-type="float">
            <text:p>0.000</text:p>
          </table:table-cell>
          <table:table-cell table:formula="of:=IF([.AM14]&gt;=[.AM$43])" office:value-type="float" office:value="0" calcext:value-type="float">
            <text:p>0.000</text:p>
          </table:table-cell>
          <table:table-cell table:formula="of:=IF([.AN14]&gt;=[.AN$43])" office:value-type="float" office:value="0" calcext:value-type="float">
            <text:p>0.000</text:p>
          </table:table-cell>
          <table:table-cell table:formula="of:=IF([.AO14]&gt;=[.AO$43])" office:value-type="float" office:value="0" calcext:value-type="float">
            <text:p>0.000</text:p>
          </table:table-cell>
          <table:table-cell table:formula="of:=IF([.AP14]&gt;=[.AP$43])" office:value-type="float" office:value="0" calcext:value-type="float">
            <text:p>0.000</text:p>
          </table:table-cell>
          <table:table-cell table:formula="of:=IF([.AQ14]&gt;=[.AQ$43])" office:value-type="float" office:value="0" calcext:value-type="float">
            <text:p>0.000</text:p>
          </table:table-cell>
          <table:table-cell table:formula="of:=IF([.AR14]&gt;=[.AR$43])" office:value-type="float" office:value="0" calcext:value-type="float">
            <text:p>0.000</text:p>
          </table:table-cell>
          <table:table-cell table:formula="of:=IF([.AS14]&gt;=[.AS$43])" office:value-type="float" office:value="0" calcext:value-type="float">
            <text:p>0.000</text:p>
          </table:table-cell>
          <table:table-cell table:formula="of:=IF([.AT14]&gt;=[.AT$43])" office:value-type="float" office:value="1" calcext:value-type="float">
            <text:p>1.000</text:p>
          </table:table-cell>
          <table:table-cell table:formula="of:=IF([.AU14]&gt;=[.AU$43])" office:value-type="float" office:value="0" calcext:value-type="float">
            <text:p>0.000</text:p>
          </table:table-cell>
          <table:table-cell table:formula="of:=IF([.AV14]&gt;=[.AV$43])" office:value-type="float" office:value="0" calcext:value-type="float">
            <text:p>0.000</text:p>
          </table:table-cell>
          <table:table-cell table:formula="of:=IF([.AW14]&gt;=[.AW$43])" office:value-type="float" office:value="0" calcext:value-type="float">
            <text:p>0.000</text:p>
          </table:table-cell>
          <table:table-cell table:formula="of:=IF([.AX14]&gt;=[.AX$43])" office:value-type="float" office:value="0" calcext:value-type="float">
            <text:p>0.000</text:p>
          </table:table-cell>
          <table:table-cell table:formula="of:=IF([.AY14]&gt;=[.AY$43])" office:value-type="float" office:value="0" calcext:value-type="float">
            <text:p>0.000</text:p>
          </table:table-cell>
          <table:table-cell table:formula="of:=IF([.AZ14]&gt;=[.AZ$43])" office:value-type="float" office:value="0" calcext:value-type="float">
            <text:p>0.000</text:p>
          </table:table-cell>
          <table:table-cell table:formula="of:=IF([.BA14]&gt;=[.BA$43])" office:value-type="float" office:value="0" calcext:value-type="float">
            <text:p>0.000</text:p>
          </table:table-cell>
          <table:table-cell table:formula="of:=IF([.BB14]&gt;=[.BB$43])" office:value-type="float" office:value="0" calcext:value-type="float">
            <text:p>0.000</text:p>
          </table:table-cell>
          <table:table-cell table:formula="of:=IF([.BC14]&gt;=[.BC$43])" office:value-type="float" office:value="0" calcext:value-type="float">
            <text:p>0.000</text:p>
          </table:table-cell>
          <table:table-cell table:formula="of:=IF([.BD14]&gt;=[.BD$43])" office:value-type="float" office:value="0" calcext:value-type="float">
            <text:p>0.000</text:p>
          </table:table-cell>
          <table:table-cell table:formula="of:=IF([.BE14]&gt;=[.BE$43])" office:value-type="float" office:value="0" calcext:value-type="float">
            <text:p>0.000</text:p>
          </table:table-cell>
          <table:table-cell table:formula="of:=IF([.BF14]&gt;=[.BF$43])" office:value-type="float" office:value="0" calcext:value-type="float">
            <text:p>0.000</text:p>
          </table:table-cell>
          <table:table-cell table:formula="of:=IF([.BG14]&gt;=[.BG$43])" office:value-type="float" office:value="0" calcext:value-type="float">
            <text:p>0.000</text:p>
          </table:table-cell>
          <table:table-cell table:formula="of:=IF([.BH14]&gt;=[.BH$43])" office:value-type="float" office:value="0" calcext:value-type="float">
            <text:p>0.000</text:p>
          </table:table-cell>
          <table:table-cell table:formula="of:=IF([.BI14]&gt;=[.BI$43])" office:value-type="float" office:value="0" calcext:value-type="float">
            <text:p>0.000</text:p>
          </table:table-cell>
          <table:table-cell table:formula="of:=IF([.BJ14]&gt;=[.BJ$43])" office:value-type="float" office:value="0" calcext:value-type="float">
            <text:p>0.000</text:p>
          </table:table-cell>
          <table:table-cell table:formula="of:=IF([.BK14]&gt;=[.BK$43])" office:value-type="float" office:value="0" calcext:value-type="float">
            <text:p>0.000</text:p>
          </table:table-cell>
          <table:table-cell table:formula="of:=IF([.BL14]&gt;=[.BL$43])" office:value-type="float" office:value="0" calcext:value-type="float">
            <text:p>0.000</text:p>
          </table:table-cell>
          <table:table-cell table:formula="of:=IF([.BM14]&gt;=[.BM$43])" office:value-type="float" office:value="0" calcext:value-type="float">
            <text:p>0.000</text:p>
          </table:table-cell>
          <table:table-cell table:formula="of:=IF([.BN14]&gt;=[.BN$43])" office:value-type="float" office:value="0" calcext:value-type="float">
            <text:p>0.000</text:p>
          </table:table-cell>
          <table:table-cell table:formula="of:=IF([.BO14]&gt;=[.BO$43])" office:value-type="float" office:value="0" calcext:value-type="float">
            <text:p>0.000</text:p>
          </table:table-cell>
          <table:table-cell table:formula="of:=IF([.BP14]&gt;=[.BP$43])" office:value-type="float" office:value="0" calcext:value-type="float">
            <text:p>0.000</text:p>
          </table:table-cell>
          <table:table-cell table:formula="of:=IF([.BQ14]&gt;=[.BQ$43])" office:value-type="float" office:value="0" calcext:value-type="float">
            <text:p>0.000</text:p>
          </table:table-cell>
          <table:table-cell table:formula="of:=IF([.BR14]&gt;=[.BR$43])" office:value-type="float" office:value="0" calcext:value-type="float">
            <text:p>0.000</text:p>
          </table:table-cell>
          <table:table-cell table:formula="of:=IF([.BS14]&gt;=[.BS$43])" office:value-type="float" office:value="0" calcext:value-type="float">
            <text:p>0.000</text:p>
          </table:table-cell>
          <table:table-cell table:formula="of:=IF([.BT14]&gt;=[.BT$43])" office:value-type="float" office:value="0" calcext:value-type="float">
            <text:p>0.000</text:p>
          </table:table-cell>
          <table:table-cell table:formula="of:=IF([.BU14]&gt;=[.BU$43])" office:value-type="float" office:value="0" calcext:value-type="float">
            <text:p>0.000</text:p>
          </table:table-cell>
          <table:table-cell table:formula="of:=IF([.BV14]&gt;=[.BV$43])" office:value-type="float" office:value="0" calcext:value-type="float">
            <text:p>0.000</text:p>
          </table:table-cell>
          <table:table-cell table:formula="of:=IF([.BW14]&gt;=[.BW$43])" office:value-type="float" office:value="0" calcext:value-type="float">
            <text:p>0.000</text:p>
          </table:table-cell>
          <table:table-cell table:formula="of:=IF([.BX14]&gt;=[.BX$43])" office:value-type="float" office:value="0" calcext:value-type="float">
            <text:p>0.000</text:p>
          </table:table-cell>
          <table:table-cell table:formula="of:=IF([.BY14]&gt;=[.BY$43])" office:value-type="float" office:value="0" calcext:value-type="float">
            <text:p>0.000</text:p>
          </table:table-cell>
          <table:table-cell table:formula="of:=IF([.BZ14]&gt;=[.BZ$43])" office:value-type="float" office:value="0" calcext:value-type="float">
            <text:p>0.000</text:p>
          </table:table-cell>
          <table:table-cell table:formula="of:=IF([.CA14]&gt;=[.CA$43])" office:value-type="float" office:value="0" calcext:value-type="float">
            <text:p>0.000</text:p>
          </table:table-cell>
          <table:table-cell table:formula="of:=IF([.CB14]&gt;=[.CB$43])" office:value-type="float" office:value="0" calcext:value-type="float">
            <text:p>0.000</text:p>
          </table:table-cell>
          <table:table-cell table:formula="of:=IF([.CC14]&gt;=[.CC$43])" office:value-type="float" office:value="0" calcext:value-type="float">
            <text:p>0.000</text:p>
          </table:table-cell>
          <table:table-cell table:formula="of:=IF([.CD14]&gt;=[.CD$43])" office:value-type="float" office:value="0" calcext:value-type="float">
            <text:p>0.000</text:p>
          </table:table-cell>
          <table:table-cell table:formula="of:=IF([.CE14]&gt;=[.CE$43])" office:value-type="float" office:value="0" calcext:value-type="float">
            <text:p>0.000</text:p>
          </table:table-cell>
          <table:table-cell table:formula="of:=IF([.CF14]&gt;=[.CF$43])" office:value-type="float" office:value="0" calcext:value-type="float">
            <text:p>0.000</text:p>
          </table:table-cell>
          <table:table-cell table:formula="of:=IF([.CG14]&gt;=[.CG$43])" office:value-type="float" office:value="0" calcext:value-type="float">
            <text:p>0.000</text:p>
          </table:table-cell>
          <table:table-cell table:formula="of:=IF([.CH14]&gt;=[.CH$43])" office:value-type="float" office:value="1" calcext:value-type="float">
            <text:p>1.000</text:p>
          </table:table-cell>
          <table:table-cell table:formula="of:=IF([.CI14]&gt;=[.CI$43])" office:value-type="float" office:value="1" calcext:value-type="float">
            <text:p>1.000</text:p>
          </table:table-cell>
          <table:table-cell table:formula="of:=IF([.CJ14]&gt;=[.CJ$43])" office:value-type="float" office:value="1" calcext:value-type="float">
            <text:p>1.000</text:p>
          </table:table-cell>
          <table:table-cell table:formula="of:=IF([.CK14]&gt;=[.CK$43])" office:value-type="float" office:value="1" calcext:value-type="float">
            <text:p>1.000</text:p>
          </table:table-cell>
          <table:table-cell table:formula="of:=IF([.CL14]&gt;=[.CL$43])" office:value-type="float" office:value="1" calcext:value-type="float">
            <text:p>1.000</text:p>
          </table:table-cell>
          <table:table-cell table:formula="of:=IF([.CM14]&gt;=[.CM$43])" office:value-type="float" office:value="1" calcext:value-type="float">
            <text:p>1.000</text:p>
          </table:table-cell>
          <table:table-cell table:formula="of:=IF([.CN14]&gt;=[.CN$43])" office:value-type="float" office:value="0" calcext:value-type="float">
            <text:p>0.000</text:p>
          </table:table-cell>
          <table:table-cell table:formula="of:=IF([.CO14]&gt;=[.CO$43])" office:value-type="float" office:value="0" calcext:value-type="float">
            <text:p>0.000</text:p>
          </table:table-cell>
          <table:table-cell table:formula="of:=IF([.CP14]&gt;=[.CP$43])" office:value-type="float" office:value="0" calcext:value-type="float">
            <text:p>0.000</text:p>
          </table:table-cell>
          <table:table-cell table:formula="of:=IF([.CQ14]&gt;=[.CQ$43])" office:value-type="float" office:value="0" calcext:value-type="float">
            <text:p>0.000</text:p>
          </table:table-cell>
          <table:table-cell table:formula="of:=IF([.CR14]&gt;=[.CR$43])" office:value-type="float" office:value="0" calcext:value-type="float">
            <text:p>0.000</text:p>
          </table:table-cell>
          <table:table-cell table:formula="of:=IF([.CS14]&gt;=[.CS$43])" office:value-type="float" office:value="0" calcext:value-type="float">
            <text:p>0.000</text:p>
          </table:table-cell>
          <table:table-cell table:formula="of:=IF([.CT14]&gt;=[.CT$43])" office:value-type="float" office:value="1" calcext:value-type="float">
            <text:p>1.000</text:p>
          </table:table-cell>
          <table:table-cell table:formula="of:=IF([.CU14]&gt;=[.CU$43])" office:value-type="float" office:value="1" calcext:value-type="float">
            <text:p>1.000</text:p>
          </table:table-cell>
          <table:table-cell table:formula="of:=IF([.CV14]&gt;=[.CV$43])" office:value-type="float" office:value="0" calcext:value-type="float">
            <text:p>0.000</text:p>
          </table:table-cell>
          <table:table-cell table:formula="of:=IF([.CW14]&gt;=[.CW$43])" office:value-type="float" office:value="0" calcext:value-type="float">
            <text:p>0.000</text:p>
          </table:table-cell>
          <table:table-cell table:formula="of:=IF([.CX14]&gt;=[.CX$43])" office:value-type="float" office:value="0" calcext:value-type="float">
            <text:p>0.000</text:p>
          </table:table-cell>
          <table:table-cell table:formula="of:=IF([.CY14]&gt;=[.CY$43])" office:value-type="float" office:value="0" calcext:value-type="float">
            <text:p>0.000</text:p>
          </table:table-cell>
          <table:table-cell table:formula="of:=IF([.CZ14]&gt;=[.CZ$43])" office:value-type="float" office:value="0" calcext:value-type="float">
            <text:p>0.000</text:p>
          </table:table-cell>
          <table:table-cell table:formula="of:=IF([.DA14]&gt;=[.DA$43])" office:value-type="float" office:value="1" calcext:value-type="float">
            <text:p>1.000</text:p>
          </table:table-cell>
          <table:table-cell table:formula="of:=IF([.DB14]&gt;=[.DB$43])" office:value-type="float" office:value="1" calcext:value-type="float">
            <text:p>1.000</text:p>
          </table:table-cell>
          <table:table-cell table:formula="of:=IF([.DC14]&gt;=[.DC$43])" office:value-type="float" office:value="0" calcext:value-type="float">
            <text:p>0.000</text:p>
          </table:table-cell>
          <table:table-cell table:formula="of:=IF([.DD14]&gt;=[.DD$43])" office:value-type="float" office:value="0" calcext:value-type="float">
            <text:p>0.000</text:p>
          </table:table-cell>
          <table:table-cell table:formula="of:=IF([.DE14]&gt;=[.DE$43])" office:value-type="float" office:value="0" calcext:value-type="float">
            <text:p>0.000</text:p>
          </table:table-cell>
          <table:table-cell table:formula="of:=COUNTIF([.S56:.DE56];1)" office:value-type="float" office:value="11" calcext:value-type="float">
            <text:p>11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Venilche</text:p>
          </table:table-cell>
          <table:table-cell/>
          <table:table-cell table:formula="of:=IF([.S15]&gt;=[.S$43])" office:value-type="float" office:value="1" calcext:value-type="float">
            <text:p>1.000</text:p>
          </table:table-cell>
          <table:table-cell table:formula="of:=IF([.T15]&gt;=[.T$43])" office:value-type="float" office:value="1" calcext:value-type="float">
            <text:p>1.000</text:p>
          </table:table-cell>
          <table:table-cell table:formula="of:=IF([.U15]&gt;=[.U$43])" office:value-type="float" office:value="1" calcext:value-type="float">
            <text:p>1.000</text:p>
          </table:table-cell>
          <table:table-cell table:formula="of:=IF([.V15]&gt;=[.V$43])" office:value-type="float" office:value="1" calcext:value-type="float">
            <text:p>1.000</text:p>
          </table:table-cell>
          <table:table-cell table:formula="of:=IF([.W15]&gt;=[.W$43])" office:value-type="float" office:value="1" calcext:value-type="float">
            <text:p>1.000</text:p>
          </table:table-cell>
          <table:table-cell table:formula="of:=IF([.X15]&gt;=[.X$43])" office:value-type="float" office:value="1" calcext:value-type="float">
            <text:p>1.000</text:p>
          </table:table-cell>
          <table:table-cell table:formula="of:=IF([.Y15]&gt;=[.Y$43])" office:value-type="float" office:value="1" calcext:value-type="float">
            <text:p>1.000</text:p>
          </table:table-cell>
          <table:table-cell table:formula="of:=IF([.Z15]&gt;=[.Z$43])" office:value-type="float" office:value="1" calcext:value-type="float">
            <text:p>1.000</text:p>
          </table:table-cell>
          <table:table-cell table:formula="of:=IF([.AA15]&gt;=[.AA$43])" office:value-type="float" office:value="1" calcext:value-type="float">
            <text:p>1.000</text:p>
          </table:table-cell>
          <table:table-cell table:formula="of:=IF([.AB15]&gt;=[.AB$43])" office:value-type="float" office:value="1" calcext:value-type="float">
            <text:p>1.000</text:p>
          </table:table-cell>
          <table:table-cell table:formula="of:=IF([.AC15]&gt;=[.AC$43])" office:value-type="float" office:value="0" calcext:value-type="float">
            <text:p>0.000</text:p>
          </table:table-cell>
          <table:table-cell table:formula="of:=IF([.AD15]&gt;=[.AD$43])" office:value-type="float" office:value="0" calcext:value-type="float">
            <text:p>0.000</text:p>
          </table:table-cell>
          <table:table-cell table:formula="of:=IF([.AE15]&gt;=[.AE$43])" office:value-type="float" office:value="1" calcext:value-type="float">
            <text:p>1.000</text:p>
          </table:table-cell>
          <table:table-cell table:formula="of:=IF([.AF15]&gt;=[.AF$43])" office:value-type="float" office:value="1" calcext:value-type="float">
            <text:p>1.000</text:p>
          </table:table-cell>
          <table:table-cell table:formula="of:=IF([.AG15]&gt;=[.AG$43])" office:value-type="float" office:value="1" calcext:value-type="float">
            <text:p>1.000</text:p>
          </table:table-cell>
          <table:table-cell table:formula="of:=IF([.AH15]&gt;=[.AH$43])" office:value-type="float" office:value="1" calcext:value-type="float">
            <text:p>1.000</text:p>
          </table:table-cell>
          <table:table-cell table:formula="of:=IF([.AI15]&gt;=[.AI$43])" office:value-type="float" office:value="1" calcext:value-type="float">
            <text:p>1.000</text:p>
          </table:table-cell>
          <table:table-cell table:formula="of:=IF([.AJ15]&gt;=[.AJ$43])" office:value-type="float" office:value="1" calcext:value-type="float">
            <text:p>1.000</text:p>
          </table:table-cell>
          <table:table-cell table:formula="of:=IF([.AK15]&gt;=[.AK$43])" office:value-type="float" office:value="1" calcext:value-type="float">
            <text:p>1.000</text:p>
          </table:table-cell>
          <table:table-cell table:formula="of:=IF([.AL15]&gt;=[.AL$43])" office:value-type="float" office:value="1" calcext:value-type="float">
            <text:p>1.000</text:p>
          </table:table-cell>
          <table:table-cell table:formula="of:=IF([.AM15]&gt;=[.AM$43])" office:value-type="float" office:value="1" calcext:value-type="float">
            <text:p>1.000</text:p>
          </table:table-cell>
          <table:table-cell table:formula="of:=IF([.AN15]&gt;=[.AN$43])" office:value-type="float" office:value="1" calcext:value-type="float">
            <text:p>1.000</text:p>
          </table:table-cell>
          <table:table-cell table:formula="of:=IF([.AO15]&gt;=[.AO$43])" office:value-type="float" office:value="1" calcext:value-type="float">
            <text:p>1.000</text:p>
          </table:table-cell>
          <table:table-cell table:formula="of:=IF([.AP15]&gt;=[.AP$43])" office:value-type="float" office:value="1" calcext:value-type="float">
            <text:p>1.000</text:p>
          </table:table-cell>
          <table:table-cell table:formula="of:=IF([.AQ15]&gt;=[.AQ$43])" office:value-type="float" office:value="1" calcext:value-type="float">
            <text:p>1.000</text:p>
          </table:table-cell>
          <table:table-cell table:formula="of:=IF([.AR15]&gt;=[.AR$43])" office:value-type="float" office:value="1" calcext:value-type="float">
            <text:p>1.000</text:p>
          </table:table-cell>
          <table:table-cell table:formula="of:=IF([.AS15]&gt;=[.AS$43])" office:value-type="float" office:value="1" calcext:value-type="float">
            <text:p>1.000</text:p>
          </table:table-cell>
          <table:table-cell table:formula="of:=IF([.AT15]&gt;=[.AT$43])" office:value-type="float" office:value="0" calcext:value-type="float">
            <text:p>0.000</text:p>
          </table:table-cell>
          <table:table-cell table:formula="of:=IF([.AU15]&gt;=[.AU$43])" office:value-type="float" office:value="1" calcext:value-type="float">
            <text:p>1.000</text:p>
          </table:table-cell>
          <table:table-cell table:formula="of:=IF([.AV15]&gt;=[.AV$43])" office:value-type="float" office:value="1" calcext:value-type="float">
            <text:p>1.000</text:p>
          </table:table-cell>
          <table:table-cell table:formula="of:=IF([.AW15]&gt;=[.AW$43])" office:value-type="float" office:value="1" calcext:value-type="float">
            <text:p>1.000</text:p>
          </table:table-cell>
          <table:table-cell table:formula="of:=IF([.AX15]&gt;=[.AX$43])" office:value-type="float" office:value="1" calcext:value-type="float">
            <text:p>1.000</text:p>
          </table:table-cell>
          <table:table-cell table:formula="of:=IF([.AY15]&gt;=[.AY$43])" office:value-type="float" office:value="1" calcext:value-type="float">
            <text:p>1.000</text:p>
          </table:table-cell>
          <table:table-cell table:formula="of:=IF([.AZ15]&gt;=[.AZ$43])" office:value-type="float" office:value="1" calcext:value-type="float">
            <text:p>1.000</text:p>
          </table:table-cell>
          <table:table-cell table:formula="of:=IF([.BA15]&gt;=[.BA$43])" office:value-type="float" office:value="1" calcext:value-type="float">
            <text:p>1.000</text:p>
          </table:table-cell>
          <table:table-cell table:formula="of:=IF([.BB15]&gt;=[.BB$43])" office:value-type="float" office:value="1" calcext:value-type="float">
            <text:p>1.000</text:p>
          </table:table-cell>
          <table:table-cell table:formula="of:=IF([.BC15]&gt;=[.BC$43])" office:value-type="float" office:value="1" calcext:value-type="float">
            <text:p>1.000</text:p>
          </table:table-cell>
          <table:table-cell table:formula="of:=IF([.BD15]&gt;=[.BD$43])" office:value-type="float" office:value="1" calcext:value-type="float">
            <text:p>1.000</text:p>
          </table:table-cell>
          <table:table-cell table:formula="of:=IF([.BE15]&gt;=[.BE$43])" office:value-type="float" office:value="1" calcext:value-type="float">
            <text:p>1.000</text:p>
          </table:table-cell>
          <table:table-cell table:formula="of:=IF([.BF15]&gt;=[.BF$43])" office:value-type="float" office:value="1" calcext:value-type="float">
            <text:p>1.000</text:p>
          </table:table-cell>
          <table:table-cell table:formula="of:=IF([.BG15]&gt;=[.BG$43])" office:value-type="float" office:value="1" calcext:value-type="float">
            <text:p>1.000</text:p>
          </table:table-cell>
          <table:table-cell table:formula="of:=IF([.BH15]&gt;=[.BH$43])" office:value-type="float" office:value="1" calcext:value-type="float">
            <text:p>1.000</text:p>
          </table:table-cell>
          <table:table-cell table:formula="of:=IF([.BI15]&gt;=[.BI$43])" office:value-type="float" office:value="1" calcext:value-type="float">
            <text:p>1.000</text:p>
          </table:table-cell>
          <table:table-cell table:formula="of:=IF([.BJ15]&gt;=[.BJ$43])" office:value-type="float" office:value="1" calcext:value-type="float">
            <text:p>1.000</text:p>
          </table:table-cell>
          <table:table-cell table:formula="of:=IF([.BK15]&gt;=[.BK$43])" office:value-type="float" office:value="1" calcext:value-type="float">
            <text:p>1.000</text:p>
          </table:table-cell>
          <table:table-cell table:formula="of:=IF([.BL15]&gt;=[.BL$43])" office:value-type="float" office:value="1" calcext:value-type="float">
            <text:p>1.000</text:p>
          </table:table-cell>
          <table:table-cell table:formula="of:=IF([.BM15]&gt;=[.BM$43])" office:value-type="float" office:value="1" calcext:value-type="float">
            <text:p>1.000</text:p>
          </table:table-cell>
          <table:table-cell table:formula="of:=IF([.BN15]&gt;=[.BN$43])" office:value-type="float" office:value="1" calcext:value-type="float">
            <text:p>1.000</text:p>
          </table:table-cell>
          <table:table-cell table:formula="of:=IF([.BO15]&gt;=[.BO$43])" office:value-type="float" office:value="1" calcext:value-type="float">
            <text:p>1.000</text:p>
          </table:table-cell>
          <table:table-cell table:formula="of:=IF([.BP15]&gt;=[.BP$43])" office:value-type="float" office:value="1" calcext:value-type="float">
            <text:p>1.000</text:p>
          </table:table-cell>
          <table:table-cell table:formula="of:=IF([.BQ15]&gt;=[.BQ$43])" office:value-type="float" office:value="1" calcext:value-type="float">
            <text:p>1.000</text:p>
          </table:table-cell>
          <table:table-cell table:formula="of:=IF([.BR15]&gt;=[.BR$43])" office:value-type="float" office:value="1" calcext:value-type="float">
            <text:p>1.000</text:p>
          </table:table-cell>
          <table:table-cell table:formula="of:=IF([.BS15]&gt;=[.BS$43])" office:value-type="float" office:value="1" calcext:value-type="float">
            <text:p>1.000</text:p>
          </table:table-cell>
          <table:table-cell table:formula="of:=IF([.BT15]&gt;=[.BT$43])" office:value-type="float" office:value="1" calcext:value-type="float">
            <text:p>1.000</text:p>
          </table:table-cell>
          <table:table-cell table:formula="of:=IF([.BU15]&gt;=[.BU$43])" office:value-type="float" office:value="1" calcext:value-type="float">
            <text:p>1.000</text:p>
          </table:table-cell>
          <table:table-cell table:formula="of:=IF([.BV15]&gt;=[.BV$43])" office:value-type="float" office:value="1" calcext:value-type="float">
            <text:p>1.000</text:p>
          </table:table-cell>
          <table:table-cell table:formula="of:=IF([.BW15]&gt;=[.BW$43])" office:value-type="float" office:value="1" calcext:value-type="float">
            <text:p>1.000</text:p>
          </table:table-cell>
          <table:table-cell table:formula="of:=IF([.BX15]&gt;=[.BX$43])" office:value-type="float" office:value="1" calcext:value-type="float">
            <text:p>1.000</text:p>
          </table:table-cell>
          <table:table-cell table:formula="of:=IF([.BY15]&gt;=[.BY$43])" office:value-type="float" office:value="1" calcext:value-type="float">
            <text:p>1.000</text:p>
          </table:table-cell>
          <table:table-cell table:formula="of:=IF([.BZ15]&gt;=[.BZ$43])" office:value-type="float" office:value="1" calcext:value-type="float">
            <text:p>1.000</text:p>
          </table:table-cell>
          <table:table-cell table:formula="of:=IF([.CA15]&gt;=[.CA$43])" office:value-type="float" office:value="1" calcext:value-type="float">
            <text:p>1.000</text:p>
          </table:table-cell>
          <table:table-cell table:formula="of:=IF([.CB15]&gt;=[.CB$43])" office:value-type="float" office:value="0" calcext:value-type="float">
            <text:p>0.000</text:p>
          </table:table-cell>
          <table:table-cell table:formula="of:=IF([.CC15]&gt;=[.CC$43])" office:value-type="float" office:value="1" calcext:value-type="float">
            <text:p>1.000</text:p>
          </table:table-cell>
          <table:table-cell table:formula="of:=IF([.CD15]&gt;=[.CD$43])" office:value-type="float" office:value="1" calcext:value-type="float">
            <text:p>1.000</text:p>
          </table:table-cell>
          <table:table-cell table:formula="of:=IF([.CE15]&gt;=[.CE$43])" office:value-type="float" office:value="1" calcext:value-type="float">
            <text:p>1.000</text:p>
          </table:table-cell>
          <table:table-cell table:formula="of:=IF([.CF15]&gt;=[.CF$43])" office:value-type="float" office:value="1" calcext:value-type="float">
            <text:p>1.000</text:p>
          </table:table-cell>
          <table:table-cell table:formula="of:=IF([.CG15]&gt;=[.CG$43])" office:value-type="float" office:value="1" calcext:value-type="float">
            <text:p>1.000</text:p>
          </table:table-cell>
          <table:table-cell table:formula="of:=IF([.CH15]&gt;=[.CH$43])" office:value-type="float" office:value="1" calcext:value-type="float">
            <text:p>1.000</text:p>
          </table:table-cell>
          <table:table-cell table:formula="of:=IF([.CI15]&gt;=[.CI$43])" office:value-type="float" office:value="1" calcext:value-type="float">
            <text:p>1.000</text:p>
          </table:table-cell>
          <table:table-cell table:formula="of:=IF([.CJ15]&gt;=[.CJ$43])" office:value-type="float" office:value="1" calcext:value-type="float">
            <text:p>1.000</text:p>
          </table:table-cell>
          <table:table-cell table:formula="of:=IF([.CK15]&gt;=[.CK$43])" office:value-type="float" office:value="1" calcext:value-type="float">
            <text:p>1.000</text:p>
          </table:table-cell>
          <table:table-cell table:formula="of:=IF([.CL15]&gt;=[.CL$43])" office:value-type="float" office:value="1" calcext:value-type="float">
            <text:p>1.000</text:p>
          </table:table-cell>
          <table:table-cell table:formula="of:=IF([.CM15]&gt;=[.CM$43])" office:value-type="float" office:value="1" calcext:value-type="float">
            <text:p>1.000</text:p>
          </table:table-cell>
          <table:table-cell table:formula="of:=IF([.CN15]&gt;=[.CN$43])" office:value-type="float" office:value="1" calcext:value-type="float">
            <text:p>1.000</text:p>
          </table:table-cell>
          <table:table-cell table:formula="of:=IF([.CO15]&gt;=[.CO$43])" office:value-type="float" office:value="1" calcext:value-type="float">
            <text:p>1.000</text:p>
          </table:table-cell>
          <table:table-cell table:formula="of:=IF([.CP15]&gt;=[.CP$43])" office:value-type="float" office:value="1" calcext:value-type="float">
            <text:p>1.000</text:p>
          </table:table-cell>
          <table:table-cell table:formula="of:=IF([.CQ15]&gt;=[.CQ$43])" office:value-type="float" office:value="1" calcext:value-type="float">
            <text:p>1.000</text:p>
          </table:table-cell>
          <table:table-cell table:formula="of:=IF([.CR15]&gt;=[.CR$43])" office:value-type="float" office:value="1" calcext:value-type="float">
            <text:p>1.000</text:p>
          </table:table-cell>
          <table:table-cell table:formula="of:=IF([.CS15]&gt;=[.CS$43])" office:value-type="float" office:value="1" calcext:value-type="float">
            <text:p>1.000</text:p>
          </table:table-cell>
          <table:table-cell table:formula="of:=IF([.CT15]&gt;=[.CT$43])" office:value-type="float" office:value="0" calcext:value-type="float">
            <text:p>0.000</text:p>
          </table:table-cell>
          <table:table-cell table:formula="of:=IF([.CU15]&gt;=[.CU$43])" office:value-type="float" office:value="0" calcext:value-type="float">
            <text:p>0.000</text:p>
          </table:table-cell>
          <table:table-cell table:formula="of:=IF([.CV15]&gt;=[.CV$43])" office:value-type="float" office:value="1" calcext:value-type="float">
            <text:p>1.000</text:p>
          </table:table-cell>
          <table:table-cell table:formula="of:=IF([.CW15]&gt;=[.CW$43])" office:value-type="float" office:value="1" calcext:value-type="float">
            <text:p>1.000</text:p>
          </table:table-cell>
          <table:table-cell table:formula="of:=IF([.CX15]&gt;=[.CX$43])" office:value-type="float" office:value="1" calcext:value-type="float">
            <text:p>1.000</text:p>
          </table:table-cell>
          <table:table-cell table:formula="of:=IF([.CY15]&gt;=[.CY$43])" office:value-type="float" office:value="1" calcext:value-type="float">
            <text:p>1.000</text:p>
          </table:table-cell>
          <table:table-cell table:formula="of:=IF([.CZ15]&gt;=[.CZ$43])" office:value-type="float" office:value="1" calcext:value-type="float">
            <text:p>1.000</text:p>
          </table:table-cell>
          <table:table-cell table:formula="of:=IF([.DA15]&gt;=[.DA$43])" office:value-type="float" office:value="1" calcext:value-type="float">
            <text:p>1.000</text:p>
          </table:table-cell>
          <table:table-cell table:formula="of:=IF([.DB15]&gt;=[.DB$43])" office:value-type="float" office:value="1" calcext:value-type="float">
            <text:p>1.000</text:p>
          </table:table-cell>
          <table:table-cell table:formula="of:=IF([.DC15]&gt;=[.DC$43])" office:value-type="float" office:value="1" calcext:value-type="float">
            <text:p>1.000</text:p>
          </table:table-cell>
          <table:table-cell table:formula="of:=IF([.DD15]&gt;=[.DD$43])" office:value-type="float" office:value="1" calcext:value-type="float">
            <text:p>1.000</text:p>
          </table:table-cell>
          <table:table-cell table:formula="of:=IF([.DE15]&gt;=[.DE$43])" office:value-type="float" office:value="1" calcext:value-type="float">
            <text:p>1.000</text:p>
          </table:table-cell>
          <table:table-cell table:formula="of:=COUNTIF([.S57:.DE57];1)" office:value-type="float" office:value="85" calcext:value-type="float">
            <text:p>85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Mechansa</text:p>
          </table:table-cell>
          <table:table-cell/>
          <table:table-cell table:formula="of:=IF([.S16]&gt;=[.S$43])" office:value-type="float" office:value="0" calcext:value-type="float">
            <text:p>0.000</text:p>
          </table:table-cell>
          <table:table-cell table:formula="of:=IF([.T16]&gt;=[.T$43])" office:value-type="float" office:value="0" calcext:value-type="float">
            <text:p>0.000</text:p>
          </table:table-cell>
          <table:table-cell table:formula="of:=IF([.U16]&gt;=[.U$43])" office:value-type="float" office:value="0" calcext:value-type="float">
            <text:p>0.000</text:p>
          </table:table-cell>
          <table:table-cell table:formula="of:=IF([.V16]&gt;=[.V$43])" office:value-type="float" office:value="0" calcext:value-type="float">
            <text:p>0.000</text:p>
          </table:table-cell>
          <table:table-cell table:formula="of:=IF([.W16]&gt;=[.W$43])" office:value-type="float" office:value="0" calcext:value-type="float">
            <text:p>0.000</text:p>
          </table:table-cell>
          <table:table-cell table:formula="of:=IF([.X16]&gt;=[.X$43])" office:value-type="float" office:value="0" calcext:value-type="float">
            <text:p>0.000</text:p>
          </table:table-cell>
          <table:table-cell table:formula="of:=IF([.Y16]&gt;=[.Y$43])" office:value-type="float" office:value="0" calcext:value-type="float">
            <text:p>0.000</text:p>
          </table:table-cell>
          <table:table-cell table:formula="of:=IF([.Z16]&gt;=[.Z$43])" office:value-type="float" office:value="0" calcext:value-type="float">
            <text:p>0.000</text:p>
          </table:table-cell>
          <table:table-cell table:formula="of:=IF([.AA16]&gt;=[.AA$43])" office:value-type="float" office:value="0" calcext:value-type="float">
            <text:p>0.000</text:p>
          </table:table-cell>
          <table:table-cell table:formula="of:=IF([.AB16]&gt;=[.AB$43])" office:value-type="float" office:value="0" calcext:value-type="float">
            <text:p>0.000</text:p>
          </table:table-cell>
          <table:table-cell table:formula="of:=IF([.AC16]&gt;=[.AC$43])" office:value-type="float" office:value="0" calcext:value-type="float">
            <text:p>0.000</text:p>
          </table:table-cell>
          <table:table-cell table:formula="of:=IF([.AD16]&gt;=[.AD$43])" office:value-type="float" office:value="0" calcext:value-type="float">
            <text:p>0.000</text:p>
          </table:table-cell>
          <table:table-cell table:formula="of:=IF([.AE16]&gt;=[.AE$43])" office:value-type="float" office:value="0" calcext:value-type="float">
            <text:p>0.000</text:p>
          </table:table-cell>
          <table:table-cell table:formula="of:=IF([.AF16]&gt;=[.AF$43])" office:value-type="float" office:value="0" calcext:value-type="float">
            <text:p>0.000</text:p>
          </table:table-cell>
          <table:table-cell table:formula="of:=IF([.AG16]&gt;=[.AG$43])" office:value-type="float" office:value="0" calcext:value-type="float">
            <text:p>0.000</text:p>
          </table:table-cell>
          <table:table-cell table:formula="of:=IF([.AH16]&gt;=[.AH$43])" office:value-type="float" office:value="0" calcext:value-type="float">
            <text:p>0.000</text:p>
          </table:table-cell>
          <table:table-cell table:formula="of:=IF([.AI16]&gt;=[.AI$43])" office:value-type="float" office:value="0" calcext:value-type="float">
            <text:p>0.000</text:p>
          </table:table-cell>
          <table:table-cell table:formula="of:=IF([.AJ16]&gt;=[.AJ$43])" office:value-type="float" office:value="0" calcext:value-type="float">
            <text:p>0.000</text:p>
          </table:table-cell>
          <table:table-cell table:formula="of:=IF([.AK16]&gt;=[.AK$43])" office:value-type="float" office:value="0" calcext:value-type="float">
            <text:p>0.000</text:p>
          </table:table-cell>
          <table:table-cell table:formula="of:=IF([.AL16]&gt;=[.AL$43])" office:value-type="float" office:value="0" calcext:value-type="float">
            <text:p>0.000</text:p>
          </table:table-cell>
          <table:table-cell table:formula="of:=IF([.AM16]&gt;=[.AM$43])" office:value-type="float" office:value="0" calcext:value-type="float">
            <text:p>0.000</text:p>
          </table:table-cell>
          <table:table-cell table:formula="of:=IF([.AN16]&gt;=[.AN$43])" office:value-type="float" office:value="0" calcext:value-type="float">
            <text:p>0.000</text:p>
          </table:table-cell>
          <table:table-cell table:formula="of:=IF([.AO16]&gt;=[.AO$43])" office:value-type="float" office:value="0" calcext:value-type="float">
            <text:p>0.000</text:p>
          </table:table-cell>
          <table:table-cell table:formula="of:=IF([.AP16]&gt;=[.AP$43])" office:value-type="float" office:value="0" calcext:value-type="float">
            <text:p>0.000</text:p>
          </table:table-cell>
          <table:table-cell table:formula="of:=IF([.AQ16]&gt;=[.AQ$43])" office:value-type="float" office:value="0" calcext:value-type="float">
            <text:p>0.000</text:p>
          </table:table-cell>
          <table:table-cell table:formula="of:=IF([.AR16]&gt;=[.AR$43])" office:value-type="float" office:value="0" calcext:value-type="float">
            <text:p>0.000</text:p>
          </table:table-cell>
          <table:table-cell table:formula="of:=IF([.AS16]&gt;=[.AS$43])" office:value-type="float" office:value="0" calcext:value-type="float">
            <text:p>0.000</text:p>
          </table:table-cell>
          <table:table-cell table:formula="of:=IF([.AT16]&gt;=[.AT$43])" office:value-type="float" office:value="1" calcext:value-type="float">
            <text:p>1.000</text:p>
          </table:table-cell>
          <table:table-cell table:formula="of:=IF([.AU16]&gt;=[.AU$43])" office:value-type="float" office:value="0" calcext:value-type="float">
            <text:p>0.000</text:p>
          </table:table-cell>
          <table:table-cell table:formula="of:=IF([.AV16]&gt;=[.AV$43])" office:value-type="float" office:value="0" calcext:value-type="float">
            <text:p>0.000</text:p>
          </table:table-cell>
          <table:table-cell table:formula="of:=IF([.AW16]&gt;=[.AW$43])" office:value-type="float" office:value="0" calcext:value-type="float">
            <text:p>0.000</text:p>
          </table:table-cell>
          <table:table-cell table:formula="of:=IF([.AX16]&gt;=[.AX$43])" office:value-type="float" office:value="0" calcext:value-type="float">
            <text:p>0.000</text:p>
          </table:table-cell>
          <table:table-cell table:formula="of:=IF([.AY16]&gt;=[.AY$43])" office:value-type="float" office:value="0" calcext:value-type="float">
            <text:p>0.000</text:p>
          </table:table-cell>
          <table:table-cell table:formula="of:=IF([.AZ16]&gt;=[.AZ$43])" office:value-type="float" office:value="0" calcext:value-type="float">
            <text:p>0.000</text:p>
          </table:table-cell>
          <table:table-cell table:formula="of:=IF([.BA16]&gt;=[.BA$43])" office:value-type="float" office:value="0" calcext:value-type="float">
            <text:p>0.000</text:p>
          </table:table-cell>
          <table:table-cell table:formula="of:=IF([.BB16]&gt;=[.BB$43])" office:value-type="float" office:value="0" calcext:value-type="float">
            <text:p>0.000</text:p>
          </table:table-cell>
          <table:table-cell table:formula="of:=IF([.BC16]&gt;=[.BC$43])" office:value-type="float" office:value="0" calcext:value-type="float">
            <text:p>0.000</text:p>
          </table:table-cell>
          <table:table-cell table:formula="of:=IF([.BD16]&gt;=[.BD$43])" office:value-type="float" office:value="0" calcext:value-type="float">
            <text:p>0.000</text:p>
          </table:table-cell>
          <table:table-cell table:formula="of:=IF([.BE16]&gt;=[.BE$43])" office:value-type="float" office:value="0" calcext:value-type="float">
            <text:p>0.000</text:p>
          </table:table-cell>
          <table:table-cell table:formula="of:=IF([.BF16]&gt;=[.BF$43])" office:value-type="float" office:value="0" calcext:value-type="float">
            <text:p>0.000</text:p>
          </table:table-cell>
          <table:table-cell table:formula="of:=IF([.BG16]&gt;=[.BG$43])" office:value-type="float" office:value="0" calcext:value-type="float">
            <text:p>0.000</text:p>
          </table:table-cell>
          <table:table-cell table:formula="of:=IF([.BH16]&gt;=[.BH$43])" office:value-type="float" office:value="0" calcext:value-type="float">
            <text:p>0.000</text:p>
          </table:table-cell>
          <table:table-cell table:formula="of:=IF([.BI16]&gt;=[.BI$43])" office:value-type="float" office:value="0" calcext:value-type="float">
            <text:p>0.000</text:p>
          </table:table-cell>
          <table:table-cell table:formula="of:=IF([.BJ16]&gt;=[.BJ$43])" office:value-type="float" office:value="0" calcext:value-type="float">
            <text:p>0.000</text:p>
          </table:table-cell>
          <table:table-cell table:formula="of:=IF([.BK16]&gt;=[.BK$43])" office:value-type="float" office:value="0" calcext:value-type="float">
            <text:p>0.000</text:p>
          </table:table-cell>
          <table:table-cell table:formula="of:=IF([.BL16]&gt;=[.BL$43])" office:value-type="float" office:value="0" calcext:value-type="float">
            <text:p>0.000</text:p>
          </table:table-cell>
          <table:table-cell table:formula="of:=IF([.BM16]&gt;=[.BM$43])" office:value-type="float" office:value="0" calcext:value-type="float">
            <text:p>0.000</text:p>
          </table:table-cell>
          <table:table-cell table:formula="of:=IF([.BN16]&gt;=[.BN$43])" office:value-type="float" office:value="0" calcext:value-type="float">
            <text:p>0.000</text:p>
          </table:table-cell>
          <table:table-cell table:formula="of:=IF([.BO16]&gt;=[.BO$43])" office:value-type="float" office:value="0" calcext:value-type="float">
            <text:p>0.000</text:p>
          </table:table-cell>
          <table:table-cell table:formula="of:=IF([.BP16]&gt;=[.BP$43])" office:value-type="float" office:value="0" calcext:value-type="float">
            <text:p>0.000</text:p>
          </table:table-cell>
          <table:table-cell table:formula="of:=IF([.BQ16]&gt;=[.BQ$43])" office:value-type="float" office:value="0" calcext:value-type="float">
            <text:p>0.000</text:p>
          </table:table-cell>
          <table:table-cell table:formula="of:=IF([.BR16]&gt;=[.BR$43])" office:value-type="float" office:value="0" calcext:value-type="float">
            <text:p>0.000</text:p>
          </table:table-cell>
          <table:table-cell table:formula="of:=IF([.BS16]&gt;=[.BS$43])" office:value-type="float" office:value="0" calcext:value-type="float">
            <text:p>0.000</text:p>
          </table:table-cell>
          <table:table-cell table:formula="of:=IF([.BT16]&gt;=[.BT$43])" office:value-type="float" office:value="0" calcext:value-type="float">
            <text:p>0.000</text:p>
          </table:table-cell>
          <table:table-cell table:formula="of:=IF([.BU16]&gt;=[.BU$43])" office:value-type="float" office:value="0" calcext:value-type="float">
            <text:p>0.000</text:p>
          </table:table-cell>
          <table:table-cell table:formula="of:=IF([.BV16]&gt;=[.BV$43])" office:value-type="float" office:value="0" calcext:value-type="float">
            <text:p>0.000</text:p>
          </table:table-cell>
          <table:table-cell table:formula="of:=IF([.BW16]&gt;=[.BW$43])" office:value-type="float" office:value="0" calcext:value-type="float">
            <text:p>0.000</text:p>
          </table:table-cell>
          <table:table-cell table:formula="of:=IF([.BX16]&gt;=[.BX$43])" office:value-type="float" office:value="0" calcext:value-type="float">
            <text:p>0.000</text:p>
          </table:table-cell>
          <table:table-cell table:formula="of:=IF([.BY16]&gt;=[.BY$43])" office:value-type="float" office:value="0" calcext:value-type="float">
            <text:p>0.000</text:p>
          </table:table-cell>
          <table:table-cell table:formula="of:=IF([.BZ16]&gt;=[.BZ$43])" office:value-type="float" office:value="0" calcext:value-type="float">
            <text:p>0.000</text:p>
          </table:table-cell>
          <table:table-cell table:formula="of:=IF([.CA16]&gt;=[.CA$43])" office:value-type="float" office:value="0" calcext:value-type="float">
            <text:p>0.000</text:p>
          </table:table-cell>
          <table:table-cell table:formula="of:=IF([.CB16]&gt;=[.CB$43])" office:value-type="float" office:value="0" calcext:value-type="float">
            <text:p>0.000</text:p>
          </table:table-cell>
          <table:table-cell table:formula="of:=IF([.CC16]&gt;=[.CC$43])" office:value-type="float" office:value="0" calcext:value-type="float">
            <text:p>0.000</text:p>
          </table:table-cell>
          <table:table-cell table:formula="of:=IF([.CD16]&gt;=[.CD$43])" office:value-type="float" office:value="0" calcext:value-type="float">
            <text:p>0.000</text:p>
          </table:table-cell>
          <table:table-cell table:formula="of:=IF([.CE16]&gt;=[.CE$43])" office:value-type="float" office:value="0" calcext:value-type="float">
            <text:p>0.000</text:p>
          </table:table-cell>
          <table:table-cell table:formula="of:=IF([.CF16]&gt;=[.CF$43])" office:value-type="float" office:value="0" calcext:value-type="float">
            <text:p>0.000</text:p>
          </table:table-cell>
          <table:table-cell table:formula="of:=IF([.CG16]&gt;=[.CG$43])" office:value-type="float" office:value="0" calcext:value-type="float">
            <text:p>0.000</text:p>
          </table:table-cell>
          <table:table-cell table:formula="of:=IF([.CH16]&gt;=[.CH$43])" office:value-type="float" office:value="1" calcext:value-type="float">
            <text:p>1.000</text:p>
          </table:table-cell>
          <table:table-cell table:formula="of:=IF([.CI16]&gt;=[.CI$43])" office:value-type="float" office:value="1" calcext:value-type="float">
            <text:p>1.000</text:p>
          </table:table-cell>
          <table:table-cell table:formula="of:=IF([.CJ16]&gt;=[.CJ$43])" office:value-type="float" office:value="1" calcext:value-type="float">
            <text:p>1.000</text:p>
          </table:table-cell>
          <table:table-cell table:formula="of:=IF([.CK16]&gt;=[.CK$43])" office:value-type="float" office:value="1" calcext:value-type="float">
            <text:p>1.000</text:p>
          </table:table-cell>
          <table:table-cell table:formula="of:=IF([.CL16]&gt;=[.CL$43])" office:value-type="float" office:value="1" calcext:value-type="float">
            <text:p>1.000</text:p>
          </table:table-cell>
          <table:table-cell table:formula="of:=IF([.CM16]&gt;=[.CM$43])" office:value-type="float" office:value="1" calcext:value-type="float">
            <text:p>1.000</text:p>
          </table:table-cell>
          <table:table-cell table:formula="of:=IF([.CN16]&gt;=[.CN$43])" office:value-type="float" office:value="0" calcext:value-type="float">
            <text:p>0.000</text:p>
          </table:table-cell>
          <table:table-cell table:formula="of:=IF([.CO16]&gt;=[.CO$43])" office:value-type="float" office:value="0" calcext:value-type="float">
            <text:p>0.000</text:p>
          </table:table-cell>
          <table:table-cell table:formula="of:=IF([.CP16]&gt;=[.CP$43])" office:value-type="float" office:value="0" calcext:value-type="float">
            <text:p>0.000</text:p>
          </table:table-cell>
          <table:table-cell table:formula="of:=IF([.CQ16]&gt;=[.CQ$43])" office:value-type="float" office:value="0" calcext:value-type="float">
            <text:p>0.000</text:p>
          </table:table-cell>
          <table:table-cell table:formula="of:=IF([.CR16]&gt;=[.CR$43])" office:value-type="float" office:value="0" calcext:value-type="float">
            <text:p>0.000</text:p>
          </table:table-cell>
          <table:table-cell table:formula="of:=IF([.CS16]&gt;=[.CS$43])" office:value-type="float" office:value="0" calcext:value-type="float">
            <text:p>0.000</text:p>
          </table:table-cell>
          <table:table-cell table:formula="of:=IF([.CT16]&gt;=[.CT$43])" office:value-type="float" office:value="1" calcext:value-type="float">
            <text:p>1.000</text:p>
          </table:table-cell>
          <table:table-cell table:formula="of:=IF([.CU16]&gt;=[.CU$43])" office:value-type="float" office:value="1" calcext:value-type="float">
            <text:p>1.000</text:p>
          </table:table-cell>
          <table:table-cell table:formula="of:=IF([.CV16]&gt;=[.CV$43])" office:value-type="float" office:value="0" calcext:value-type="float">
            <text:p>0.000</text:p>
          </table:table-cell>
          <table:table-cell table:formula="of:=IF([.CW16]&gt;=[.CW$43])" office:value-type="float" office:value="0" calcext:value-type="float">
            <text:p>0.000</text:p>
          </table:table-cell>
          <table:table-cell table:formula="of:=IF([.CX16]&gt;=[.CX$43])" office:value-type="float" office:value="0" calcext:value-type="float">
            <text:p>0.000</text:p>
          </table:table-cell>
          <table:table-cell table:formula="of:=IF([.CY16]&gt;=[.CY$43])" office:value-type="float" office:value="0" calcext:value-type="float">
            <text:p>0.000</text:p>
          </table:table-cell>
          <table:table-cell table:formula="of:=IF([.CZ16]&gt;=[.CZ$43])" office:value-type="float" office:value="0" calcext:value-type="float">
            <text:p>0.000</text:p>
          </table:table-cell>
          <table:table-cell table:formula="of:=IF([.DA16]&gt;=[.DA$43])" office:value-type="float" office:value="1" calcext:value-type="float">
            <text:p>1.000</text:p>
          </table:table-cell>
          <table:table-cell table:formula="of:=IF([.DB16]&gt;=[.DB$43])" office:value-type="float" office:value="1" calcext:value-type="float">
            <text:p>1.000</text:p>
          </table:table-cell>
          <table:table-cell table:formula="of:=IF([.DC16]&gt;=[.DC$43])" office:value-type="float" office:value="0" calcext:value-type="float">
            <text:p>0.000</text:p>
          </table:table-cell>
          <table:table-cell table:formula="of:=IF([.DD16]&gt;=[.DD$43])" office:value-type="float" office:value="0" calcext:value-type="float">
            <text:p>0.000</text:p>
          </table:table-cell>
          <table:table-cell table:formula="of:=IF([.DE16]&gt;=[.DE$43])" office:value-type="float" office:value="0" calcext:value-type="float">
            <text:p>0.000</text:p>
          </table:table-cell>
          <table:table-cell table:formula="of:=COUNTIF([.S58:.DE58];1)" office:value-type="float" office:value="11" calcext:value-type="float">
            <text:p>11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Vantrokeno</text:p>
          </table:table-cell>
          <table:table-cell/>
          <table:table-cell table:formula="of:=IF([.S17]&gt;=[.S$43])" office:value-type="float" office:value="1" calcext:value-type="float">
            <text:p>1.000</text:p>
          </table:table-cell>
          <table:table-cell table:formula="of:=IF([.T17]&gt;=[.T$43])" office:value-type="float" office:value="1" calcext:value-type="float">
            <text:p>1.000</text:p>
          </table:table-cell>
          <table:table-cell table:formula="of:=IF([.U17]&gt;=[.U$43])" office:value-type="float" office:value="1" calcext:value-type="float">
            <text:p>1.000</text:p>
          </table:table-cell>
          <table:table-cell table:formula="of:=IF([.V17]&gt;=[.V$43])" office:value-type="float" office:value="1" calcext:value-type="float">
            <text:p>1.000</text:p>
          </table:table-cell>
          <table:table-cell table:formula="of:=IF([.W17]&gt;=[.W$43])" office:value-type="float" office:value="1" calcext:value-type="float">
            <text:p>1.000</text:p>
          </table:table-cell>
          <table:table-cell table:formula="of:=IF([.X17]&gt;=[.X$43])" office:value-type="float" office:value="1" calcext:value-type="float">
            <text:p>1.000</text:p>
          </table:table-cell>
          <table:table-cell table:formula="of:=IF([.Y17]&gt;=[.Y$43])" office:value-type="float" office:value="1" calcext:value-type="float">
            <text:p>1.000</text:p>
          </table:table-cell>
          <table:table-cell table:formula="of:=IF([.Z17]&gt;=[.Z$43])" office:value-type="float" office:value="1" calcext:value-type="float">
            <text:p>1.000</text:p>
          </table:table-cell>
          <table:table-cell table:formula="of:=IF([.AA17]&gt;=[.AA$43])" office:value-type="float" office:value="1" calcext:value-type="float">
            <text:p>1.000</text:p>
          </table:table-cell>
          <table:table-cell table:formula="of:=IF([.AB17]&gt;=[.AB$43])" office:value-type="float" office:value="1" calcext:value-type="float">
            <text:p>1.000</text:p>
          </table:table-cell>
          <table:table-cell table:formula="of:=IF([.AC17]&gt;=[.AC$43])" office:value-type="float" office:value="1" calcext:value-type="float">
            <text:p>1.000</text:p>
          </table:table-cell>
          <table:table-cell table:formula="of:=IF([.AD17]&gt;=[.AD$43])" office:value-type="float" office:value="1" calcext:value-type="float">
            <text:p>1.000</text:p>
          </table:table-cell>
          <table:table-cell table:formula="of:=IF([.AE17]&gt;=[.AE$43])" office:value-type="float" office:value="1" calcext:value-type="float">
            <text:p>1.000</text:p>
          </table:table-cell>
          <table:table-cell table:formula="of:=IF([.AF17]&gt;=[.AF$43])" office:value-type="float" office:value="1" calcext:value-type="float">
            <text:p>1.000</text:p>
          </table:table-cell>
          <table:table-cell table:formula="of:=IF([.AG17]&gt;=[.AG$43])" office:value-type="float" office:value="1" calcext:value-type="float">
            <text:p>1.000</text:p>
          </table:table-cell>
          <table:table-cell table:formula="of:=IF([.AH17]&gt;=[.AH$43])" office:value-type="float" office:value="1" calcext:value-type="float">
            <text:p>1.000</text:p>
          </table:table-cell>
          <table:table-cell table:formula="of:=IF([.AI17]&gt;=[.AI$43])" office:value-type="float" office:value="0" calcext:value-type="float">
            <text:p>0.000</text:p>
          </table:table-cell>
          <table:table-cell table:formula="of:=IF([.AJ17]&gt;=[.AJ$43])" office:value-type="float" office:value="0" calcext:value-type="float">
            <text:p>0.000</text:p>
          </table:table-cell>
          <table:table-cell table:formula="of:=IF([.AK17]&gt;=[.AK$43])" office:value-type="float" office:value="0" calcext:value-type="float">
            <text:p>0.000</text:p>
          </table:table-cell>
          <table:table-cell table:formula="of:=IF([.AL17]&gt;=[.AL$43])" office:value-type="float" office:value="1" calcext:value-type="float">
            <text:p>1.000</text:p>
          </table:table-cell>
          <table:table-cell table:formula="of:=IF([.AM17]&gt;=[.AM$43])" office:value-type="float" office:value="1" calcext:value-type="float">
            <text:p>1.000</text:p>
          </table:table-cell>
          <table:table-cell table:formula="of:=IF([.AN17]&gt;=[.AN$43])" office:value-type="float" office:value="1" calcext:value-type="float">
            <text:p>1.000</text:p>
          </table:table-cell>
          <table:table-cell table:formula="of:=IF([.AO17]&gt;=[.AO$43])" office:value-type="float" office:value="1" calcext:value-type="float">
            <text:p>1.000</text:p>
          </table:table-cell>
          <table:table-cell table:formula="of:=IF([.AP17]&gt;=[.AP$43])" office:value-type="float" office:value="1" calcext:value-type="float">
            <text:p>1.000</text:p>
          </table:table-cell>
          <table:table-cell table:formula="of:=IF([.AQ17]&gt;=[.AQ$43])" office:value-type="float" office:value="1" calcext:value-type="float">
            <text:p>1.000</text:p>
          </table:table-cell>
          <table:table-cell table:formula="of:=IF([.AR17]&gt;=[.AR$43])" office:value-type="float" office:value="1" calcext:value-type="float">
            <text:p>1.000</text:p>
          </table:table-cell>
          <table:table-cell table:formula="of:=IF([.AS17]&gt;=[.AS$43])" office:value-type="float" office:value="1" calcext:value-type="float">
            <text:p>1.000</text:p>
          </table:table-cell>
          <table:table-cell table:formula="of:=IF([.AT17]&gt;=[.AT$43])" office:value-type="float" office:value="1" calcext:value-type="float">
            <text:p>1.000</text:p>
          </table:table-cell>
          <table:table-cell table:formula="of:=IF([.AU17]&gt;=[.AU$43])" office:value-type="float" office:value="0" calcext:value-type="float">
            <text:p>0.000</text:p>
          </table:table-cell>
          <table:table-cell table:formula="of:=IF([.AV17]&gt;=[.AV$43])" office:value-type="float" office:value="0" calcext:value-type="float">
            <text:p>0.000</text:p>
          </table:table-cell>
          <table:table-cell table:formula="of:=IF([.AW17]&gt;=[.AW$43])" office:value-type="float" office:value="0" calcext:value-type="float">
            <text:p>0.000</text:p>
          </table:table-cell>
          <table:table-cell table:formula="of:=IF([.AX17]&gt;=[.AX$43])" office:value-type="float" office:value="0" calcext:value-type="float">
            <text:p>0.000</text:p>
          </table:table-cell>
          <table:table-cell table:formula="of:=IF([.AY17]&gt;=[.AY$43])" office:value-type="float" office:value="0" calcext:value-type="float">
            <text:p>0.000</text:p>
          </table:table-cell>
          <table:table-cell table:formula="of:=IF([.AZ17]&gt;=[.AZ$43])" office:value-type="float" office:value="0" calcext:value-type="float">
            <text:p>0.000</text:p>
          </table:table-cell>
          <table:table-cell table:formula="of:=IF([.BA17]&gt;=[.BA$43])" office:value-type="float" office:value="0" calcext:value-type="float">
            <text:p>0.000</text:p>
          </table:table-cell>
          <table:table-cell table:formula="of:=IF([.BB17]&gt;=[.BB$43])" office:value-type="float" office:value="0" calcext:value-type="float">
            <text:p>0.000</text:p>
          </table:table-cell>
          <table:table-cell table:formula="of:=IF([.BC17]&gt;=[.BC$43])" office:value-type="float" office:value="0" calcext:value-type="float">
            <text:p>0.000</text:p>
          </table:table-cell>
          <table:table-cell table:formula="of:=IF([.BD17]&gt;=[.BD$43])" office:value-type="float" office:value="0" calcext:value-type="float">
            <text:p>0.000</text:p>
          </table:table-cell>
          <table:table-cell table:formula="of:=IF([.BE17]&gt;=[.BE$43])" office:value-type="float" office:value="0" calcext:value-type="float">
            <text:p>0.000</text:p>
          </table:table-cell>
          <table:table-cell table:formula="of:=IF([.BF17]&gt;=[.BF$43])" office:value-type="float" office:value="0" calcext:value-type="float">
            <text:p>0.000</text:p>
          </table:table-cell>
          <table:table-cell table:formula="of:=IF([.BG17]&gt;=[.BG$43])" office:value-type="float" office:value="0" calcext:value-type="float">
            <text:p>0.000</text:p>
          </table:table-cell>
          <table:table-cell table:formula="of:=IF([.BH17]&gt;=[.BH$43])" office:value-type="float" office:value="0" calcext:value-type="float">
            <text:p>0.000</text:p>
          </table:table-cell>
          <table:table-cell table:formula="of:=IF([.BI17]&gt;=[.BI$43])" office:value-type="float" office:value="0" calcext:value-type="float">
            <text:p>0.000</text:p>
          </table:table-cell>
          <table:table-cell table:formula="of:=IF([.BJ17]&gt;=[.BJ$43])" office:value-type="float" office:value="0" calcext:value-type="float">
            <text:p>0.000</text:p>
          </table:table-cell>
          <table:table-cell table:formula="of:=IF([.BK17]&gt;=[.BK$43])" office:value-type="float" office:value="0" calcext:value-type="float">
            <text:p>0.000</text:p>
          </table:table-cell>
          <table:table-cell table:formula="of:=IF([.BL17]&gt;=[.BL$43])" office:value-type="float" office:value="0" calcext:value-type="float">
            <text:p>0.000</text:p>
          </table:table-cell>
          <table:table-cell table:formula="of:=IF([.BM17]&gt;=[.BM$43])" office:value-type="float" office:value="0" calcext:value-type="float">
            <text:p>0.000</text:p>
          </table:table-cell>
          <table:table-cell table:formula="of:=IF([.BN17]&gt;=[.BN$43])" office:value-type="float" office:value="0" calcext:value-type="float">
            <text:p>0.000</text:p>
          </table:table-cell>
          <table:table-cell table:formula="of:=IF([.BO17]&gt;=[.BO$43])" office:value-type="float" office:value="0" calcext:value-type="float">
            <text:p>0.000</text:p>
          </table:table-cell>
          <table:table-cell table:formula="of:=IF([.BP17]&gt;=[.BP$43])" office:value-type="float" office:value="0" calcext:value-type="float">
            <text:p>0.000</text:p>
          </table:table-cell>
          <table:table-cell table:formula="of:=IF([.BQ17]&gt;=[.BQ$43])" office:value-type="float" office:value="0" calcext:value-type="float">
            <text:p>0.000</text:p>
          </table:table-cell>
          <table:table-cell table:formula="of:=IF([.BR17]&gt;=[.BR$43])" office:value-type="float" office:value="0" calcext:value-type="float">
            <text:p>0.000</text:p>
          </table:table-cell>
          <table:table-cell table:formula="of:=IF([.BS17]&gt;=[.BS$43])" office:value-type="float" office:value="0" calcext:value-type="float">
            <text:p>0.000</text:p>
          </table:table-cell>
          <table:table-cell table:formula="of:=IF([.BT17]&gt;=[.BT$43])" office:value-type="float" office:value="0" calcext:value-type="float">
            <text:p>0.000</text:p>
          </table:table-cell>
          <table:table-cell table:formula="of:=IF([.BU17]&gt;=[.BU$43])" office:value-type="float" office:value="1" calcext:value-type="float">
            <text:p>1.000</text:p>
          </table:table-cell>
          <table:table-cell table:formula="of:=IF([.BV17]&gt;=[.BV$43])" office:value-type="float" office:value="0" calcext:value-type="float">
            <text:p>0.000</text:p>
          </table:table-cell>
          <table:table-cell table:formula="of:=IF([.BW17]&gt;=[.BW$43])" office:value-type="float" office:value="0" calcext:value-type="float">
            <text:p>0.000</text:p>
          </table:table-cell>
          <table:table-cell table:formula="of:=IF([.BX17]&gt;=[.BX$43])" office:value-type="float" office:value="0" calcext:value-type="float">
            <text:p>0.000</text:p>
          </table:table-cell>
          <table:table-cell table:formula="of:=IF([.BY17]&gt;=[.BY$43])" office:value-type="float" office:value="0" calcext:value-type="float">
            <text:p>0.000</text:p>
          </table:table-cell>
          <table:table-cell table:formula="of:=IF([.BZ17]&gt;=[.BZ$43])" office:value-type="float" office:value="0" calcext:value-type="float">
            <text:p>0.000</text:p>
          </table:table-cell>
          <table:table-cell table:formula="of:=IF([.CA17]&gt;=[.CA$43])" office:value-type="float" office:value="0" calcext:value-type="float">
            <text:p>0.000</text:p>
          </table:table-cell>
          <table:table-cell table:formula="of:=IF([.CB17]&gt;=[.CB$43])" office:value-type="float" office:value="1" calcext:value-type="float">
            <text:p>1.000</text:p>
          </table:table-cell>
          <table:table-cell table:formula="of:=IF([.CC17]&gt;=[.CC$43])" office:value-type="float" office:value="0" calcext:value-type="float">
            <text:p>0.000</text:p>
          </table:table-cell>
          <table:table-cell table:formula="of:=IF([.CD17]&gt;=[.CD$43])" office:value-type="float" office:value="0" calcext:value-type="float">
            <text:p>0.000</text:p>
          </table:table-cell>
          <table:table-cell table:formula="of:=IF([.CE17]&gt;=[.CE$43])" office:value-type="float" office:value="0" calcext:value-type="float">
            <text:p>0.000</text:p>
          </table:table-cell>
          <table:table-cell table:formula="of:=IF([.CF17]&gt;=[.CF$43])" office:value-type="float" office:value="0" calcext:value-type="float">
            <text:p>0.000</text:p>
          </table:table-cell>
          <table:table-cell table:formula="of:=IF([.CG17]&gt;=[.CG$43])" office:value-type="float" office:value="0" calcext:value-type="float">
            <text:p>0.000</text:p>
          </table:table-cell>
          <table:table-cell table:formula="of:=IF([.CH17]&gt;=[.CH$43])" office:value-type="float" office:value="1" calcext:value-type="float">
            <text:p>1.000</text:p>
          </table:table-cell>
          <table:table-cell table:formula="of:=IF([.CI17]&gt;=[.CI$43])" office:value-type="float" office:value="1" calcext:value-type="float">
            <text:p>1.000</text:p>
          </table:table-cell>
          <table:table-cell table:formula="of:=IF([.CJ17]&gt;=[.CJ$43])" office:value-type="float" office:value="1" calcext:value-type="float">
            <text:p>1.000</text:p>
          </table:table-cell>
          <table:table-cell table:formula="of:=IF([.CK17]&gt;=[.CK$43])" office:value-type="float" office:value="1" calcext:value-type="float">
            <text:p>1.000</text:p>
          </table:table-cell>
          <table:table-cell table:formula="of:=IF([.CL17]&gt;=[.CL$43])" office:value-type="float" office:value="1" calcext:value-type="float">
            <text:p>1.000</text:p>
          </table:table-cell>
          <table:table-cell table:formula="of:=IF([.CM17]&gt;=[.CM$43])" office:value-type="float" office:value="1" calcext:value-type="float">
            <text:p>1.000</text:p>
          </table:table-cell>
          <table:table-cell table:formula="of:=IF([.CN17]&gt;=[.CN$43])" office:value-type="float" office:value="0" calcext:value-type="float">
            <text:p>0.000</text:p>
          </table:table-cell>
          <table:table-cell table:formula="of:=IF([.CO17]&gt;=[.CO$43])" office:value-type="float" office:value="0" calcext:value-type="float">
            <text:p>0.000</text:p>
          </table:table-cell>
          <table:table-cell table:formula="of:=IF([.CP17]&gt;=[.CP$43])" office:value-type="float" office:value="0" calcext:value-type="float">
            <text:p>0.000</text:p>
          </table:table-cell>
          <table:table-cell table:formula="of:=IF([.CQ17]&gt;=[.CQ$43])" office:value-type="float" office:value="0" calcext:value-type="float">
            <text:p>0.000</text:p>
          </table:table-cell>
          <table:table-cell table:formula="of:=IF([.CR17]&gt;=[.CR$43])" office:value-type="float" office:value="0" calcext:value-type="float">
            <text:p>0.000</text:p>
          </table:table-cell>
          <table:table-cell table:formula="of:=IF([.CS17]&gt;=[.CS$43])" office:value-type="float" office:value="0" calcext:value-type="float">
            <text:p>0.000</text:p>
          </table:table-cell>
          <table:table-cell table:formula="of:=IF([.CT17]&gt;=[.CT$43])" office:value-type="float" office:value="1" calcext:value-type="float">
            <text:p>1.000</text:p>
          </table:table-cell>
          <table:table-cell table:formula="of:=IF([.CU17]&gt;=[.CU$43])" office:value-type="float" office:value="1" calcext:value-type="float">
            <text:p>1.000</text:p>
          </table:table-cell>
          <table:table-cell table:formula="of:=IF([.CV17]&gt;=[.CV$43])" office:value-type="float" office:value="0" calcext:value-type="float">
            <text:p>0.000</text:p>
          </table:table-cell>
          <table:table-cell table:formula="of:=IF([.CW17]&gt;=[.CW$43])" office:value-type="float" office:value="0" calcext:value-type="float">
            <text:p>0.000</text:p>
          </table:table-cell>
          <table:table-cell table:formula="of:=IF([.CX17]&gt;=[.CX$43])" office:value-type="float" office:value="0" calcext:value-type="float">
            <text:p>0.000</text:p>
          </table:table-cell>
          <table:table-cell table:formula="of:=IF([.CY17]&gt;=[.CY$43])" office:value-type="float" office:value="0" calcext:value-type="float">
            <text:p>0.000</text:p>
          </table:table-cell>
          <table:table-cell table:formula="of:=IF([.CZ17]&gt;=[.CZ$43])" office:value-type="float" office:value="0" calcext:value-type="float">
            <text:p>0.000</text:p>
          </table:table-cell>
          <table:table-cell table:formula="of:=IF([.DA17]&gt;=[.DA$43])" office:value-type="float" office:value="1" calcext:value-type="float">
            <text:p>1.000</text:p>
          </table:table-cell>
          <table:table-cell table:formula="of:=IF([.DB17]&gt;=[.DB$43])" office:value-type="float" office:value="1" calcext:value-type="float">
            <text:p>1.000</text:p>
          </table:table-cell>
          <table:table-cell table:formula="of:=IF([.DC17]&gt;=[.DC$43])" office:value-type="float" office:value="0" calcext:value-type="float">
            <text:p>0.000</text:p>
          </table:table-cell>
          <table:table-cell table:formula="of:=IF([.DD17]&gt;=[.DD$43])" office:value-type="float" office:value="0" calcext:value-type="float">
            <text:p>0.000</text:p>
          </table:table-cell>
          <table:table-cell table:formula="of:=IF([.DE17]&gt;=[.DE$43])" office:value-type="float" office:value="0" calcext:value-type="float">
            <text:p>0.000</text:p>
          </table:table-cell>
          <table:table-cell table:formula="of:=COUNTIF([.S59:.DE59];1)" office:value-type="float" office:value="37" calcext:value-type="float">
            <text:p>37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Vanuchu</text:p>
          </table:table-cell>
          <table:table-cell/>
          <table:table-cell table:formula="of:=IF([.S18]&gt;=[.S$43])" office:value-type="float" office:value="1" calcext:value-type="float">
            <text:p>1.000</text:p>
          </table:table-cell>
          <table:table-cell table:formula="of:=IF([.T18]&gt;=[.T$43])" office:value-type="float" office:value="1" calcext:value-type="float">
            <text:p>1.000</text:p>
          </table:table-cell>
          <table:table-cell table:formula="of:=IF([.U18]&gt;=[.U$43])" office:value-type="float" office:value="1" calcext:value-type="float">
            <text:p>1.000</text:p>
          </table:table-cell>
          <table:table-cell table:formula="of:=IF([.V18]&gt;=[.V$43])" office:value-type="float" office:value="1" calcext:value-type="float">
            <text:p>1.000</text:p>
          </table:table-cell>
          <table:table-cell table:formula="of:=IF([.W18]&gt;=[.W$43])" office:value-type="float" office:value="1" calcext:value-type="float">
            <text:p>1.000</text:p>
          </table:table-cell>
          <table:table-cell table:formula="of:=IF([.X18]&gt;=[.X$43])" office:value-type="float" office:value="1" calcext:value-type="float">
            <text:p>1.000</text:p>
          </table:table-cell>
          <table:table-cell table:formula="of:=IF([.Y18]&gt;=[.Y$43])" office:value-type="float" office:value="1" calcext:value-type="float">
            <text:p>1.000</text:p>
          </table:table-cell>
          <table:table-cell table:formula="of:=IF([.Z18]&gt;=[.Z$43])" office:value-type="float" office:value="1" calcext:value-type="float">
            <text:p>1.000</text:p>
          </table:table-cell>
          <table:table-cell table:formula="of:=IF([.AA18]&gt;=[.AA$43])" office:value-type="float" office:value="1" calcext:value-type="float">
            <text:p>1.000</text:p>
          </table:table-cell>
          <table:table-cell table:formula="of:=IF([.AB18]&gt;=[.AB$43])" office:value-type="float" office:value="1" calcext:value-type="float">
            <text:p>1.000</text:p>
          </table:table-cell>
          <table:table-cell table:formula="of:=IF([.AC18]&gt;=[.AC$43])" office:value-type="float" office:value="1" calcext:value-type="float">
            <text:p>1.000</text:p>
          </table:table-cell>
          <table:table-cell table:formula="of:=IF([.AD18]&gt;=[.AD$43])" office:value-type="float" office:value="1" calcext:value-type="float">
            <text:p>1.000</text:p>
          </table:table-cell>
          <table:table-cell table:formula="of:=IF([.AE18]&gt;=[.AE$43])" office:value-type="float" office:value="1" calcext:value-type="float">
            <text:p>1.000</text:p>
          </table:table-cell>
          <table:table-cell table:formula="of:=IF([.AF18]&gt;=[.AF$43])" office:value-type="float" office:value="1" calcext:value-type="float">
            <text:p>1.000</text:p>
          </table:table-cell>
          <table:table-cell table:formula="of:=IF([.AG18]&gt;=[.AG$43])" office:value-type="float" office:value="1" calcext:value-type="float">
            <text:p>1.000</text:p>
          </table:table-cell>
          <table:table-cell table:formula="of:=IF([.AH18]&gt;=[.AH$43])" office:value-type="float" office:value="1" calcext:value-type="float">
            <text:p>1.000</text:p>
          </table:table-cell>
          <table:table-cell table:formula="of:=IF([.AI18]&gt;=[.AI$43])" office:value-type="float" office:value="0" calcext:value-type="float">
            <text:p>0.000</text:p>
          </table:table-cell>
          <table:table-cell table:formula="of:=IF([.AJ18]&gt;=[.AJ$43])" office:value-type="float" office:value="0" calcext:value-type="float">
            <text:p>0.000</text:p>
          </table:table-cell>
          <table:table-cell table:formula="of:=IF([.AK18]&gt;=[.AK$43])" office:value-type="float" office:value="0" calcext:value-type="float">
            <text:p>0.000</text:p>
          </table:table-cell>
          <table:table-cell table:formula="of:=IF([.AL18]&gt;=[.AL$43])" office:value-type="float" office:value="1" calcext:value-type="float">
            <text:p>1.000</text:p>
          </table:table-cell>
          <table:table-cell table:formula="of:=IF([.AM18]&gt;=[.AM$43])" office:value-type="float" office:value="1" calcext:value-type="float">
            <text:p>1.000</text:p>
          </table:table-cell>
          <table:table-cell table:formula="of:=IF([.AN18]&gt;=[.AN$43])" office:value-type="float" office:value="1" calcext:value-type="float">
            <text:p>1.000</text:p>
          </table:table-cell>
          <table:table-cell table:formula="of:=IF([.AO18]&gt;=[.AO$43])" office:value-type="float" office:value="1" calcext:value-type="float">
            <text:p>1.000</text:p>
          </table:table-cell>
          <table:table-cell table:formula="of:=IF([.AP18]&gt;=[.AP$43])" office:value-type="float" office:value="1" calcext:value-type="float">
            <text:p>1.000</text:p>
          </table:table-cell>
          <table:table-cell table:formula="of:=IF([.AQ18]&gt;=[.AQ$43])" office:value-type="float" office:value="1" calcext:value-type="float">
            <text:p>1.000</text:p>
          </table:table-cell>
          <table:table-cell table:formula="of:=IF([.AR18]&gt;=[.AR$43])" office:value-type="float" office:value="1" calcext:value-type="float">
            <text:p>1.000</text:p>
          </table:table-cell>
          <table:table-cell table:formula="of:=IF([.AS18]&gt;=[.AS$43])" office:value-type="float" office:value="1" calcext:value-type="float">
            <text:p>1.000</text:p>
          </table:table-cell>
          <table:table-cell table:formula="of:=IF([.AT18]&gt;=[.AT$43])" office:value-type="float" office:value="1" calcext:value-type="float">
            <text:p>1.000</text:p>
          </table:table-cell>
          <table:table-cell table:formula="of:=IF([.AU18]&gt;=[.AU$43])" office:value-type="float" office:value="0" calcext:value-type="float">
            <text:p>0.000</text:p>
          </table:table-cell>
          <table:table-cell table:formula="of:=IF([.AV18]&gt;=[.AV$43])" office:value-type="float" office:value="0" calcext:value-type="float">
            <text:p>0.000</text:p>
          </table:table-cell>
          <table:table-cell table:formula="of:=IF([.AW18]&gt;=[.AW$43])" office:value-type="float" office:value="0" calcext:value-type="float">
            <text:p>0.000</text:p>
          </table:table-cell>
          <table:table-cell table:formula="of:=IF([.AX18]&gt;=[.AX$43])" office:value-type="float" office:value="0" calcext:value-type="float">
            <text:p>0.000</text:p>
          </table:table-cell>
          <table:table-cell table:formula="of:=IF([.AY18]&gt;=[.AY$43])" office:value-type="float" office:value="0" calcext:value-type="float">
            <text:p>0.000</text:p>
          </table:table-cell>
          <table:table-cell table:formula="of:=IF([.AZ18]&gt;=[.AZ$43])" office:value-type="float" office:value="0" calcext:value-type="float">
            <text:p>0.000</text:p>
          </table:table-cell>
          <table:table-cell table:formula="of:=IF([.BA18]&gt;=[.BA$43])" office:value-type="float" office:value="0" calcext:value-type="float">
            <text:p>0.000</text:p>
          </table:table-cell>
          <table:table-cell table:formula="of:=IF([.BB18]&gt;=[.BB$43])" office:value-type="float" office:value="0" calcext:value-type="float">
            <text:p>0.000</text:p>
          </table:table-cell>
          <table:table-cell table:formula="of:=IF([.BC18]&gt;=[.BC$43])" office:value-type="float" office:value="0" calcext:value-type="float">
            <text:p>0.000</text:p>
          </table:table-cell>
          <table:table-cell table:formula="of:=IF([.BD18]&gt;=[.BD$43])" office:value-type="float" office:value="0" calcext:value-type="float">
            <text:p>0.000</text:p>
          </table:table-cell>
          <table:table-cell table:formula="of:=IF([.BE18]&gt;=[.BE$43])" office:value-type="float" office:value="0" calcext:value-type="float">
            <text:p>0.000</text:p>
          </table:table-cell>
          <table:table-cell table:formula="of:=IF([.BF18]&gt;=[.BF$43])" office:value-type="float" office:value="0" calcext:value-type="float">
            <text:p>0.000</text:p>
          </table:table-cell>
          <table:table-cell table:formula="of:=IF([.BG18]&gt;=[.BG$43])" office:value-type="float" office:value="0" calcext:value-type="float">
            <text:p>0.000</text:p>
          </table:table-cell>
          <table:table-cell table:formula="of:=IF([.BH18]&gt;=[.BH$43])" office:value-type="float" office:value="0" calcext:value-type="float">
            <text:p>0.000</text:p>
          </table:table-cell>
          <table:table-cell table:formula="of:=IF([.BI18]&gt;=[.BI$43])" office:value-type="float" office:value="0" calcext:value-type="float">
            <text:p>0.000</text:p>
          </table:table-cell>
          <table:table-cell table:formula="of:=IF([.BJ18]&gt;=[.BJ$43])" office:value-type="float" office:value="0" calcext:value-type="float">
            <text:p>0.000</text:p>
          </table:table-cell>
          <table:table-cell table:formula="of:=IF([.BK18]&gt;=[.BK$43])" office:value-type="float" office:value="0" calcext:value-type="float">
            <text:p>0.000</text:p>
          </table:table-cell>
          <table:table-cell table:formula="of:=IF([.BL18]&gt;=[.BL$43])" office:value-type="float" office:value="0" calcext:value-type="float">
            <text:p>0.000</text:p>
          </table:table-cell>
          <table:table-cell table:formula="of:=IF([.BM18]&gt;=[.BM$43])" office:value-type="float" office:value="0" calcext:value-type="float">
            <text:p>0.000</text:p>
          </table:table-cell>
          <table:table-cell table:formula="of:=IF([.BN18]&gt;=[.BN$43])" office:value-type="float" office:value="0" calcext:value-type="float">
            <text:p>0.000</text:p>
          </table:table-cell>
          <table:table-cell table:formula="of:=IF([.BO18]&gt;=[.BO$43])" office:value-type="float" office:value="0" calcext:value-type="float">
            <text:p>0.000</text:p>
          </table:table-cell>
          <table:table-cell table:formula="of:=IF([.BP18]&gt;=[.BP$43])" office:value-type="float" office:value="0" calcext:value-type="float">
            <text:p>0.000</text:p>
          </table:table-cell>
          <table:table-cell table:formula="of:=IF([.BQ18]&gt;=[.BQ$43])" office:value-type="float" office:value="0" calcext:value-type="float">
            <text:p>0.000</text:p>
          </table:table-cell>
          <table:table-cell table:formula="of:=IF([.BR18]&gt;=[.BR$43])" office:value-type="float" office:value="0" calcext:value-type="float">
            <text:p>0.000</text:p>
          </table:table-cell>
          <table:table-cell table:formula="of:=IF([.BS18]&gt;=[.BS$43])" office:value-type="float" office:value="0" calcext:value-type="float">
            <text:p>0.000</text:p>
          </table:table-cell>
          <table:table-cell table:formula="of:=IF([.BT18]&gt;=[.BT$43])" office:value-type="float" office:value="0" calcext:value-type="float">
            <text:p>0.000</text:p>
          </table:table-cell>
          <table:table-cell table:formula="of:=IF([.BU18]&gt;=[.BU$43])" office:value-type="float" office:value="1" calcext:value-type="float">
            <text:p>1.000</text:p>
          </table:table-cell>
          <table:table-cell table:formula="of:=IF([.BV18]&gt;=[.BV$43])" office:value-type="float" office:value="0" calcext:value-type="float">
            <text:p>0.000</text:p>
          </table:table-cell>
          <table:table-cell table:formula="of:=IF([.BW18]&gt;=[.BW$43])" office:value-type="float" office:value="0" calcext:value-type="float">
            <text:p>0.000</text:p>
          </table:table-cell>
          <table:table-cell table:formula="of:=IF([.BX18]&gt;=[.BX$43])" office:value-type="float" office:value="0" calcext:value-type="float">
            <text:p>0.000</text:p>
          </table:table-cell>
          <table:table-cell table:formula="of:=IF([.BY18]&gt;=[.BY$43])" office:value-type="float" office:value="0" calcext:value-type="float">
            <text:p>0.000</text:p>
          </table:table-cell>
          <table:table-cell table:formula="of:=IF([.BZ18]&gt;=[.BZ$43])" office:value-type="float" office:value="0" calcext:value-type="float">
            <text:p>0.000</text:p>
          </table:table-cell>
          <table:table-cell table:formula="of:=IF([.CA18]&gt;=[.CA$43])" office:value-type="float" office:value="0" calcext:value-type="float">
            <text:p>0.000</text:p>
          </table:table-cell>
          <table:table-cell table:formula="of:=IF([.CB18]&gt;=[.CB$43])" office:value-type="float" office:value="1" calcext:value-type="float">
            <text:p>1.000</text:p>
          </table:table-cell>
          <table:table-cell table:formula="of:=IF([.CC18]&gt;=[.CC$43])" office:value-type="float" office:value="0" calcext:value-type="float">
            <text:p>0.000</text:p>
          </table:table-cell>
          <table:table-cell table:formula="of:=IF([.CD18]&gt;=[.CD$43])" office:value-type="float" office:value="0" calcext:value-type="float">
            <text:p>0.000</text:p>
          </table:table-cell>
          <table:table-cell table:formula="of:=IF([.CE18]&gt;=[.CE$43])" office:value-type="float" office:value="0" calcext:value-type="float">
            <text:p>0.000</text:p>
          </table:table-cell>
          <table:table-cell table:formula="of:=IF([.CF18]&gt;=[.CF$43])" office:value-type="float" office:value="0" calcext:value-type="float">
            <text:p>0.000</text:p>
          </table:table-cell>
          <table:table-cell table:formula="of:=IF([.CG18]&gt;=[.CG$43])" office:value-type="float" office:value="0" calcext:value-type="float">
            <text:p>0.000</text:p>
          </table:table-cell>
          <table:table-cell table:formula="of:=IF([.CH18]&gt;=[.CH$43])" office:value-type="float" office:value="1" calcext:value-type="float">
            <text:p>1.000</text:p>
          </table:table-cell>
          <table:table-cell table:formula="of:=IF([.CI18]&gt;=[.CI$43])" office:value-type="float" office:value="1" calcext:value-type="float">
            <text:p>1.000</text:p>
          </table:table-cell>
          <table:table-cell table:formula="of:=IF([.CJ18]&gt;=[.CJ$43])" office:value-type="float" office:value="1" calcext:value-type="float">
            <text:p>1.000</text:p>
          </table:table-cell>
          <table:table-cell table:formula="of:=IF([.CK18]&gt;=[.CK$43])" office:value-type="float" office:value="1" calcext:value-type="float">
            <text:p>1.000</text:p>
          </table:table-cell>
          <table:table-cell table:formula="of:=IF([.CL18]&gt;=[.CL$43])" office:value-type="float" office:value="1" calcext:value-type="float">
            <text:p>1.000</text:p>
          </table:table-cell>
          <table:table-cell table:formula="of:=IF([.CM18]&gt;=[.CM$43])" office:value-type="float" office:value="1" calcext:value-type="float">
            <text:p>1.000</text:p>
          </table:table-cell>
          <table:table-cell table:formula="of:=IF([.CN18]&gt;=[.CN$43])" office:value-type="float" office:value="0" calcext:value-type="float">
            <text:p>0.000</text:p>
          </table:table-cell>
          <table:table-cell table:formula="of:=IF([.CO18]&gt;=[.CO$43])" office:value-type="float" office:value="0" calcext:value-type="float">
            <text:p>0.000</text:p>
          </table:table-cell>
          <table:table-cell table:formula="of:=IF([.CP18]&gt;=[.CP$43])" office:value-type="float" office:value="0" calcext:value-type="float">
            <text:p>0.000</text:p>
          </table:table-cell>
          <table:table-cell table:formula="of:=IF([.CQ18]&gt;=[.CQ$43])" office:value-type="float" office:value="0" calcext:value-type="float">
            <text:p>0.000</text:p>
          </table:table-cell>
          <table:table-cell table:formula="of:=IF([.CR18]&gt;=[.CR$43])" office:value-type="float" office:value="0" calcext:value-type="float">
            <text:p>0.000</text:p>
          </table:table-cell>
          <table:table-cell table:formula="of:=IF([.CS18]&gt;=[.CS$43])" office:value-type="float" office:value="0" calcext:value-type="float">
            <text:p>0.000</text:p>
          </table:table-cell>
          <table:table-cell table:formula="of:=IF([.CT18]&gt;=[.CT$43])" office:value-type="float" office:value="1" calcext:value-type="float">
            <text:p>1.000</text:p>
          </table:table-cell>
          <table:table-cell table:formula="of:=IF([.CU18]&gt;=[.CU$43])" office:value-type="float" office:value="1" calcext:value-type="float">
            <text:p>1.000</text:p>
          </table:table-cell>
          <table:table-cell table:formula="of:=IF([.CV18]&gt;=[.CV$43])" office:value-type="float" office:value="0" calcext:value-type="float">
            <text:p>0.000</text:p>
          </table:table-cell>
          <table:table-cell table:formula="of:=IF([.CW18]&gt;=[.CW$43])" office:value-type="float" office:value="0" calcext:value-type="float">
            <text:p>0.000</text:p>
          </table:table-cell>
          <table:table-cell table:formula="of:=IF([.CX18]&gt;=[.CX$43])" office:value-type="float" office:value="0" calcext:value-type="float">
            <text:p>0.000</text:p>
          </table:table-cell>
          <table:table-cell table:formula="of:=IF([.CY18]&gt;=[.CY$43])" office:value-type="float" office:value="0" calcext:value-type="float">
            <text:p>0.000</text:p>
          </table:table-cell>
          <table:table-cell table:formula="of:=IF([.CZ18]&gt;=[.CZ$43])" office:value-type="float" office:value="0" calcext:value-type="float">
            <text:p>0.000</text:p>
          </table:table-cell>
          <table:table-cell table:formula="of:=IF([.DA18]&gt;=[.DA$43])" office:value-type="float" office:value="1" calcext:value-type="float">
            <text:p>1.000</text:p>
          </table:table-cell>
          <table:table-cell table:formula="of:=IF([.DB18]&gt;=[.DB$43])" office:value-type="float" office:value="1" calcext:value-type="float">
            <text:p>1.000</text:p>
          </table:table-cell>
          <table:table-cell table:formula="of:=IF([.DC18]&gt;=[.DC$43])" office:value-type="float" office:value="0" calcext:value-type="float">
            <text:p>0.000</text:p>
          </table:table-cell>
          <table:table-cell table:formula="of:=IF([.DD18]&gt;=[.DD$43])" office:value-type="float" office:value="0" calcext:value-type="float">
            <text:p>0.000</text:p>
          </table:table-cell>
          <table:table-cell table:formula="of:=IF([.DE18]&gt;=[.DE$43])" office:value-type="float" office:value="0" calcext:value-type="float">
            <text:p>0.000</text:p>
          </table:table-cell>
          <table:table-cell table:formula="of:=COUNTIF([.S60:.DE60];1)" office:value-type="float" office:value="37" calcext:value-type="float">
            <text:p>37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Izukini</text:p>
          </table:table-cell>
          <table:table-cell/>
          <table:table-cell table:formula="of:=IF([.S19]&gt;=[.S$43])" office:value-type="float" office:value="0" calcext:value-type="float">
            <text:p>0.000</text:p>
          </table:table-cell>
          <table:table-cell table:formula="of:=IF([.T19]&gt;=[.T$43])" office:value-type="float" office:value="0" calcext:value-type="float">
            <text:p>0.000</text:p>
          </table:table-cell>
          <table:table-cell table:formula="of:=IF([.U19]&gt;=[.U$43])" office:value-type="float" office:value="0" calcext:value-type="float">
            <text:p>0.000</text:p>
          </table:table-cell>
          <table:table-cell table:formula="of:=IF([.V19]&gt;=[.V$43])" office:value-type="float" office:value="0" calcext:value-type="float">
            <text:p>0.000</text:p>
          </table:table-cell>
          <table:table-cell table:formula="of:=IF([.W19]&gt;=[.W$43])" office:value-type="float" office:value="0" calcext:value-type="float">
            <text:p>0.000</text:p>
          </table:table-cell>
          <table:table-cell table:formula="of:=IF([.X19]&gt;=[.X$43])" office:value-type="float" office:value="0" calcext:value-type="float">
            <text:p>0.000</text:p>
          </table:table-cell>
          <table:table-cell table:formula="of:=IF([.Y19]&gt;=[.Y$43])" office:value-type="float" office:value="0" calcext:value-type="float">
            <text:p>0.000</text:p>
          </table:table-cell>
          <table:table-cell table:formula="of:=IF([.Z19]&gt;=[.Z$43])" office:value-type="float" office:value="0" calcext:value-type="float">
            <text:p>0.000</text:p>
          </table:table-cell>
          <table:table-cell table:formula="of:=IF([.AA19]&gt;=[.AA$43])" office:value-type="float" office:value="1" calcext:value-type="float">
            <text:p>1.000</text:p>
          </table:table-cell>
          <table:table-cell table:formula="of:=IF([.AB19]&gt;=[.AB$43])" office:value-type="float" office:value="0" calcext:value-type="float">
            <text:p>0.000</text:p>
          </table:table-cell>
          <table:table-cell table:formula="of:=IF([.AC19]&gt;=[.AC$43])" office:value-type="float" office:value="0" calcext:value-type="float">
            <text:p>0.000</text:p>
          </table:table-cell>
          <table:table-cell table:formula="of:=IF([.AD19]&gt;=[.AD$43])" office:value-type="float" office:value="0" calcext:value-type="float">
            <text:p>0.000</text:p>
          </table:table-cell>
          <table:table-cell table:formula="of:=IF([.AE19]&gt;=[.AE$43])" office:value-type="float" office:value="0" calcext:value-type="float">
            <text:p>0.000</text:p>
          </table:table-cell>
          <table:table-cell table:formula="of:=IF([.AF19]&gt;=[.AF$43])" office:value-type="float" office:value="0" calcext:value-type="float">
            <text:p>0.000</text:p>
          </table:table-cell>
          <table:table-cell table:formula="of:=IF([.AG19]&gt;=[.AG$43])" office:value-type="float" office:value="0" calcext:value-type="float">
            <text:p>0.000</text:p>
          </table:table-cell>
          <table:table-cell table:formula="of:=IF([.AH19]&gt;=[.AH$43])" office:value-type="float" office:value="0" calcext:value-type="float">
            <text:p>0.000</text:p>
          </table:table-cell>
          <table:table-cell table:formula="of:=IF([.AI19]&gt;=[.AI$43])" office:value-type="float" office:value="0" calcext:value-type="float">
            <text:p>0.000</text:p>
          </table:table-cell>
          <table:table-cell table:formula="of:=IF([.AJ19]&gt;=[.AJ$43])" office:value-type="float" office:value="0" calcext:value-type="float">
            <text:p>0.000</text:p>
          </table:table-cell>
          <table:table-cell table:formula="of:=IF([.AK19]&gt;=[.AK$43])" office:value-type="float" office:value="0" calcext:value-type="float">
            <text:p>0.000</text:p>
          </table:table-cell>
          <table:table-cell table:formula="of:=IF([.AL19]&gt;=[.AL$43])" office:value-type="float" office:value="0" calcext:value-type="float">
            <text:p>0.000</text:p>
          </table:table-cell>
          <table:table-cell table:formula="of:=IF([.AM19]&gt;=[.AM$43])" office:value-type="float" office:value="0" calcext:value-type="float">
            <text:p>0.000</text:p>
          </table:table-cell>
          <table:table-cell table:formula="of:=IF([.AN19]&gt;=[.AN$43])" office:value-type="float" office:value="0" calcext:value-type="float">
            <text:p>0.000</text:p>
          </table:table-cell>
          <table:table-cell table:formula="of:=IF([.AO19]&gt;=[.AO$43])" office:value-type="float" office:value="0" calcext:value-type="float">
            <text:p>0.000</text:p>
          </table:table-cell>
          <table:table-cell table:formula="of:=IF([.AP19]&gt;=[.AP$43])" office:value-type="float" office:value="0" calcext:value-type="float">
            <text:p>0.000</text:p>
          </table:table-cell>
          <table:table-cell table:formula="of:=IF([.AQ19]&gt;=[.AQ$43])" office:value-type="float" office:value="0" calcext:value-type="float">
            <text:p>0.000</text:p>
          </table:table-cell>
          <table:table-cell table:formula="of:=IF([.AR19]&gt;=[.AR$43])" office:value-type="float" office:value="0" calcext:value-type="float">
            <text:p>0.000</text:p>
          </table:table-cell>
          <table:table-cell table:formula="of:=IF([.AS19]&gt;=[.AS$43])" office:value-type="float" office:value="0" calcext:value-type="float">
            <text:p>0.000</text:p>
          </table:table-cell>
          <table:table-cell table:formula="of:=IF([.AT19]&gt;=[.AT$43])" office:value-type="float" office:value="0" calcext:value-type="float">
            <text:p>0.000</text:p>
          </table:table-cell>
          <table:table-cell table:formula="of:=IF([.AU19]&gt;=[.AU$43])" office:value-type="float" office:value="0" calcext:value-type="float">
            <text:p>0.000</text:p>
          </table:table-cell>
          <table:table-cell table:formula="of:=IF([.AV19]&gt;=[.AV$43])" office:value-type="float" office:value="0" calcext:value-type="float">
            <text:p>0.000</text:p>
          </table:table-cell>
          <table:table-cell table:formula="of:=IF([.AW19]&gt;=[.AW$43])" office:value-type="float" office:value="0" calcext:value-type="float">
            <text:p>0.000</text:p>
          </table:table-cell>
          <table:table-cell table:formula="of:=IF([.AX19]&gt;=[.AX$43])" office:value-type="float" office:value="0" calcext:value-type="float">
            <text:p>0.000</text:p>
          </table:table-cell>
          <table:table-cell table:formula="of:=IF([.AY19]&gt;=[.AY$43])" office:value-type="float" office:value="0" calcext:value-type="float">
            <text:p>0.000</text:p>
          </table:table-cell>
          <table:table-cell table:formula="of:=IF([.AZ19]&gt;=[.AZ$43])" office:value-type="float" office:value="0" calcext:value-type="float">
            <text:p>0.000</text:p>
          </table:table-cell>
          <table:table-cell table:formula="of:=IF([.BA19]&gt;=[.BA$43])" office:value-type="float" office:value="0" calcext:value-type="float">
            <text:p>0.000</text:p>
          </table:table-cell>
          <table:table-cell table:formula="of:=IF([.BB19]&gt;=[.BB$43])" office:value-type="float" office:value="0" calcext:value-type="float">
            <text:p>0.000</text:p>
          </table:table-cell>
          <table:table-cell table:formula="of:=IF([.BC19]&gt;=[.BC$43])" office:value-type="float" office:value="0" calcext:value-type="float">
            <text:p>0.000</text:p>
          </table:table-cell>
          <table:table-cell table:formula="of:=IF([.BD19]&gt;=[.BD$43])" office:value-type="float" office:value="0" calcext:value-type="float">
            <text:p>0.000</text:p>
          </table:table-cell>
          <table:table-cell table:formula="of:=IF([.BE19]&gt;=[.BE$43])" office:value-type="float" office:value="0" calcext:value-type="float">
            <text:p>0.000</text:p>
          </table:table-cell>
          <table:table-cell table:formula="of:=IF([.BF19]&gt;=[.BF$43])" office:value-type="float" office:value="0" calcext:value-type="float">
            <text:p>0.000</text:p>
          </table:table-cell>
          <table:table-cell table:formula="of:=IF([.BG19]&gt;=[.BG$43])" office:value-type="float" office:value="0" calcext:value-type="float">
            <text:p>0.000</text:p>
          </table:table-cell>
          <table:table-cell table:formula="of:=IF([.BH19]&gt;=[.BH$43])" office:value-type="float" office:value="0" calcext:value-type="float">
            <text:p>0.000</text:p>
          </table:table-cell>
          <table:table-cell table:formula="of:=IF([.BI19]&gt;=[.BI$43])" office:value-type="float" office:value="0" calcext:value-type="float">
            <text:p>0.000</text:p>
          </table:table-cell>
          <table:table-cell table:formula="of:=IF([.BJ19]&gt;=[.BJ$43])" office:value-type="float" office:value="0" calcext:value-type="float">
            <text:p>0.000</text:p>
          </table:table-cell>
          <table:table-cell table:formula="of:=IF([.BK19]&gt;=[.BK$43])" office:value-type="float" office:value="0" calcext:value-type="float">
            <text:p>0.000</text:p>
          </table:table-cell>
          <table:table-cell table:formula="of:=IF([.BL19]&gt;=[.BL$43])" office:value-type="float" office:value="0" calcext:value-type="float">
            <text:p>0.000</text:p>
          </table:table-cell>
          <table:table-cell table:formula="of:=IF([.BM19]&gt;=[.BM$43])" office:value-type="float" office:value="0" calcext:value-type="float">
            <text:p>0.000</text:p>
          </table:table-cell>
          <table:table-cell table:formula="of:=IF([.BN19]&gt;=[.BN$43])" office:value-type="float" office:value="0" calcext:value-type="float">
            <text:p>0.000</text:p>
          </table:table-cell>
          <table:table-cell table:formula="of:=IF([.BO19]&gt;=[.BO$43])" office:value-type="float" office:value="0" calcext:value-type="float">
            <text:p>0.000</text:p>
          </table:table-cell>
          <table:table-cell table:formula="of:=IF([.BP19]&gt;=[.BP$43])" office:value-type="float" office:value="0" calcext:value-type="float">
            <text:p>0.000</text:p>
          </table:table-cell>
          <table:table-cell table:formula="of:=IF([.BQ19]&gt;=[.BQ$43])" office:value-type="float" office:value="0" calcext:value-type="float">
            <text:p>0.000</text:p>
          </table:table-cell>
          <table:table-cell table:formula="of:=IF([.BR19]&gt;=[.BR$43])" office:value-type="float" office:value="0" calcext:value-type="float">
            <text:p>0.000</text:p>
          </table:table-cell>
          <table:table-cell table:formula="of:=IF([.BS19]&gt;=[.BS$43])" office:value-type="float" office:value="0" calcext:value-type="float">
            <text:p>0.000</text:p>
          </table:table-cell>
          <table:table-cell table:formula="of:=IF([.BT19]&gt;=[.BT$43])" office:value-type="float" office:value="0" calcext:value-type="float">
            <text:p>0.000</text:p>
          </table:table-cell>
          <table:table-cell table:formula="of:=IF([.BU19]&gt;=[.BU$43])" office:value-type="float" office:value="0" calcext:value-type="float">
            <text:p>0.000</text:p>
          </table:table-cell>
          <table:table-cell table:formula="of:=IF([.BV19]&gt;=[.BV$43])" office:value-type="float" office:value="0" calcext:value-type="float">
            <text:p>0.000</text:p>
          </table:table-cell>
          <table:table-cell table:formula="of:=IF([.BW19]&gt;=[.BW$43])" office:value-type="float" office:value="0" calcext:value-type="float">
            <text:p>0.000</text:p>
          </table:table-cell>
          <table:table-cell table:formula="of:=IF([.BX19]&gt;=[.BX$43])" office:value-type="float" office:value="0" calcext:value-type="float">
            <text:p>0.000</text:p>
          </table:table-cell>
          <table:table-cell table:formula="of:=IF([.BY19]&gt;=[.BY$43])" office:value-type="float" office:value="0" calcext:value-type="float">
            <text:p>0.000</text:p>
          </table:table-cell>
          <table:table-cell table:formula="of:=IF([.BZ19]&gt;=[.BZ$43])" office:value-type="float" office:value="0" calcext:value-type="float">
            <text:p>0.000</text:p>
          </table:table-cell>
          <table:table-cell table:formula="of:=IF([.CA19]&gt;=[.CA$43])" office:value-type="float" office:value="0" calcext:value-type="float">
            <text:p>0.000</text:p>
          </table:table-cell>
          <table:table-cell table:formula="of:=IF([.CB19]&gt;=[.CB$43])" office:value-type="float" office:value="1" calcext:value-type="float">
            <text:p>1.000</text:p>
          </table:table-cell>
          <table:table-cell table:formula="of:=IF([.CC19]&gt;=[.CC$43])" office:value-type="float" office:value="0" calcext:value-type="float">
            <text:p>0.000</text:p>
          </table:table-cell>
          <table:table-cell table:formula="of:=IF([.CD19]&gt;=[.CD$43])" office:value-type="float" office:value="0" calcext:value-type="float">
            <text:p>0.000</text:p>
          </table:table-cell>
          <table:table-cell table:formula="of:=IF([.CE19]&gt;=[.CE$43])" office:value-type="float" office:value="0" calcext:value-type="float">
            <text:p>0.000</text:p>
          </table:table-cell>
          <table:table-cell table:formula="of:=IF([.CF19]&gt;=[.CF$43])" office:value-type="float" office:value="0" calcext:value-type="float">
            <text:p>0.000</text:p>
          </table:table-cell>
          <table:table-cell table:formula="of:=IF([.CG19]&gt;=[.CG$43])" office:value-type="float" office:value="0" calcext:value-type="float">
            <text:p>0.000</text:p>
          </table:table-cell>
          <table:table-cell table:formula="of:=IF([.CH19]&gt;=[.CH$43])" office:value-type="float" office:value="1" calcext:value-type="float">
            <text:p>1.000</text:p>
          </table:table-cell>
          <table:table-cell table:formula="of:=IF([.CI19]&gt;=[.CI$43])" office:value-type="float" office:value="1" calcext:value-type="float">
            <text:p>1.000</text:p>
          </table:table-cell>
          <table:table-cell table:formula="of:=IF([.CJ19]&gt;=[.CJ$43])" office:value-type="float" office:value="1" calcext:value-type="float">
            <text:p>1.000</text:p>
          </table:table-cell>
          <table:table-cell table:formula="of:=IF([.CK19]&gt;=[.CK$43])" office:value-type="float" office:value="1" calcext:value-type="float">
            <text:p>1.000</text:p>
          </table:table-cell>
          <table:table-cell table:formula="of:=IF([.CL19]&gt;=[.CL$43])" office:value-type="float" office:value="1" calcext:value-type="float">
            <text:p>1.000</text:p>
          </table:table-cell>
          <table:table-cell table:formula="of:=IF([.CM19]&gt;=[.CM$43])" office:value-type="float" office:value="1" calcext:value-type="float">
            <text:p>1.000</text:p>
          </table:table-cell>
          <table:table-cell table:formula="of:=IF([.CN19]&gt;=[.CN$43])" office:value-type="float" office:value="0" calcext:value-type="float">
            <text:p>0.000</text:p>
          </table:table-cell>
          <table:table-cell table:formula="of:=IF([.CO19]&gt;=[.CO$43])" office:value-type="float" office:value="0" calcext:value-type="float">
            <text:p>0.000</text:p>
          </table:table-cell>
          <table:table-cell table:formula="of:=IF([.CP19]&gt;=[.CP$43])" office:value-type="float" office:value="0" calcext:value-type="float">
            <text:p>0.000</text:p>
          </table:table-cell>
          <table:table-cell table:formula="of:=IF([.CQ19]&gt;=[.CQ$43])" office:value-type="float" office:value="0" calcext:value-type="float">
            <text:p>0.000</text:p>
          </table:table-cell>
          <table:table-cell table:formula="of:=IF([.CR19]&gt;=[.CR$43])" office:value-type="float" office:value="0" calcext:value-type="float">
            <text:p>0.000</text:p>
          </table:table-cell>
          <table:table-cell table:formula="of:=IF([.CS19]&gt;=[.CS$43])" office:value-type="float" office:value="0" calcext:value-type="float">
            <text:p>0.000</text:p>
          </table:table-cell>
          <table:table-cell table:formula="of:=IF([.CT19]&gt;=[.CT$43])" office:value-type="float" office:value="1" calcext:value-type="float">
            <text:p>1.000</text:p>
          </table:table-cell>
          <table:table-cell table:formula="of:=IF([.CU19]&gt;=[.CU$43])" office:value-type="float" office:value="1" calcext:value-type="float">
            <text:p>1.000</text:p>
          </table:table-cell>
          <table:table-cell table:formula="of:=IF([.CV19]&gt;=[.CV$43])" office:value-type="float" office:value="0" calcext:value-type="float">
            <text:p>0.000</text:p>
          </table:table-cell>
          <table:table-cell table:formula="of:=IF([.CW19]&gt;=[.CW$43])" office:value-type="float" office:value="0" calcext:value-type="float">
            <text:p>0.000</text:p>
          </table:table-cell>
          <table:table-cell table:formula="of:=IF([.CX19]&gt;=[.CX$43])" office:value-type="float" office:value="0" calcext:value-type="float">
            <text:p>0.000</text:p>
          </table:table-cell>
          <table:table-cell table:formula="of:=IF([.CY19]&gt;=[.CY$43])" office:value-type="float" office:value="0" calcext:value-type="float">
            <text:p>0.000</text:p>
          </table:table-cell>
          <table:table-cell table:formula="of:=IF([.CZ19]&gt;=[.CZ$43])" office:value-type="float" office:value="0" calcext:value-type="float">
            <text:p>0.000</text:p>
          </table:table-cell>
          <table:table-cell table:formula="of:=IF([.DA19]&gt;=[.DA$43])" office:value-type="float" office:value="1" calcext:value-type="float">
            <text:p>1.000</text:p>
          </table:table-cell>
          <table:table-cell table:formula="of:=IF([.DB19]&gt;=[.DB$43])" office:value-type="float" office:value="1" calcext:value-type="float">
            <text:p>1.000</text:p>
          </table:table-cell>
          <table:table-cell table:formula="of:=IF([.DC19]&gt;=[.DC$43])" office:value-type="float" office:value="0" calcext:value-type="float">
            <text:p>0.000</text:p>
          </table:table-cell>
          <table:table-cell table:formula="of:=IF([.DD19]&gt;=[.DD$43])" office:value-type="float" office:value="0" calcext:value-type="float">
            <text:p>0.000</text:p>
          </table:table-cell>
          <table:table-cell table:formula="of:=IF([.DE19]&gt;=[.DE$43])" office:value-type="float" office:value="0" calcext:value-type="float">
            <text:p>0.000</text:p>
          </table:table-cell>
          <table:table-cell table:formula="of:=COUNTIF([.S61:.DE61];1)" office:value-type="float" office:value="12" calcext:value-type="float">
            <text:p>12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Budunu</text:p>
          </table:table-cell>
          <table:table-cell/>
          <table:table-cell table:formula="of:=IF([.S20]&gt;=[.S$43])" office:value-type="float" office:value="0" calcext:value-type="float">
            <text:p>0.000</text:p>
          </table:table-cell>
          <table:table-cell table:formula="of:=IF([.T20]&gt;=[.T$43])" office:value-type="float" office:value="0" calcext:value-type="float">
            <text:p>0.000</text:p>
          </table:table-cell>
          <table:table-cell table:formula="of:=IF([.U20]&gt;=[.U$43])" office:value-type="float" office:value="0" calcext:value-type="float">
            <text:p>0.000</text:p>
          </table:table-cell>
          <table:table-cell table:formula="of:=IF([.V20]&gt;=[.V$43])" office:value-type="float" office:value="0" calcext:value-type="float">
            <text:p>0.000</text:p>
          </table:table-cell>
          <table:table-cell table:formula="of:=IF([.W20]&gt;=[.W$43])" office:value-type="float" office:value="0" calcext:value-type="float">
            <text:p>0.000</text:p>
          </table:table-cell>
          <table:table-cell table:formula="of:=IF([.X20]&gt;=[.X$43])" office:value-type="float" office:value="0" calcext:value-type="float">
            <text:p>0.000</text:p>
          </table:table-cell>
          <table:table-cell table:formula="of:=IF([.Y20]&gt;=[.Y$43])" office:value-type="float" office:value="0" calcext:value-type="float">
            <text:p>0.000</text:p>
          </table:table-cell>
          <table:table-cell table:formula="of:=IF([.Z20]&gt;=[.Z$43])" office:value-type="float" office:value="0" calcext:value-type="float">
            <text:p>0.000</text:p>
          </table:table-cell>
          <table:table-cell table:formula="of:=IF([.AA20]&gt;=[.AA$43])" office:value-type="float" office:value="0" calcext:value-type="float">
            <text:p>0.000</text:p>
          </table:table-cell>
          <table:table-cell table:formula="of:=IF([.AB20]&gt;=[.AB$43])" office:value-type="float" office:value="0" calcext:value-type="float">
            <text:p>0.000</text:p>
          </table:table-cell>
          <table:table-cell table:formula="of:=IF([.AC20]&gt;=[.AC$43])" office:value-type="float" office:value="0" calcext:value-type="float">
            <text:p>0.000</text:p>
          </table:table-cell>
          <table:table-cell table:formula="of:=IF([.AD20]&gt;=[.AD$43])" office:value-type="float" office:value="0" calcext:value-type="float">
            <text:p>0.000</text:p>
          </table:table-cell>
          <table:table-cell table:formula="of:=IF([.AE20]&gt;=[.AE$43])" office:value-type="float" office:value="0" calcext:value-type="float">
            <text:p>0.000</text:p>
          </table:table-cell>
          <table:table-cell table:formula="of:=IF([.AF20]&gt;=[.AF$43])" office:value-type="float" office:value="0" calcext:value-type="float">
            <text:p>0.000</text:p>
          </table:table-cell>
          <table:table-cell table:formula="of:=IF([.AG20]&gt;=[.AG$43])" office:value-type="float" office:value="0" calcext:value-type="float">
            <text:p>0.000</text:p>
          </table:table-cell>
          <table:table-cell table:formula="of:=IF([.AH20]&gt;=[.AH$43])" office:value-type="float" office:value="0" calcext:value-type="float">
            <text:p>0.000</text:p>
          </table:table-cell>
          <table:table-cell table:formula="of:=IF([.AI20]&gt;=[.AI$43])" office:value-type="float" office:value="1" calcext:value-type="float">
            <text:p>1.000</text:p>
          </table:table-cell>
          <table:table-cell table:formula="of:=IF([.AJ20]&gt;=[.AJ$43])" office:value-type="float" office:value="1" calcext:value-type="float">
            <text:p>1.000</text:p>
          </table:table-cell>
          <table:table-cell table:formula="of:=IF([.AK20]&gt;=[.AK$43])" office:value-type="float" office:value="1" calcext:value-type="float">
            <text:p>1.000</text:p>
          </table:table-cell>
          <table:table-cell table:formula="of:=IF([.AL20]&gt;=[.AL$43])" office:value-type="float" office:value="0" calcext:value-type="float">
            <text:p>0.000</text:p>
          </table:table-cell>
          <table:table-cell table:formula="of:=IF([.AM20]&gt;=[.AM$43])" office:value-type="float" office:value="0" calcext:value-type="float">
            <text:p>0.000</text:p>
          </table:table-cell>
          <table:table-cell table:formula="of:=IF([.AN20]&gt;=[.AN$43])" office:value-type="float" office:value="0" calcext:value-type="float">
            <text:p>0.000</text:p>
          </table:table-cell>
          <table:table-cell table:formula="of:=IF([.AO20]&gt;=[.AO$43])" office:value-type="float" office:value="0" calcext:value-type="float">
            <text:p>0.000</text:p>
          </table:table-cell>
          <table:table-cell table:formula="of:=IF([.AP20]&gt;=[.AP$43])" office:value-type="float" office:value="0" calcext:value-type="float">
            <text:p>0.000</text:p>
          </table:table-cell>
          <table:table-cell table:formula="of:=IF([.AQ20]&gt;=[.AQ$43])" office:value-type="float" office:value="0" calcext:value-type="float">
            <text:p>0.000</text:p>
          </table:table-cell>
          <table:table-cell table:formula="of:=IF([.AR20]&gt;=[.AR$43])" office:value-type="float" office:value="0" calcext:value-type="float">
            <text:p>0.000</text:p>
          </table:table-cell>
          <table:table-cell table:formula="of:=IF([.AS20]&gt;=[.AS$43])" office:value-type="float" office:value="0" calcext:value-type="float">
            <text:p>0.000</text:p>
          </table:table-cell>
          <table:table-cell table:formula="of:=IF([.AT20]&gt;=[.AT$43])" office:value-type="float" office:value="0" calcext:value-type="float">
            <text:p>0.000</text:p>
          </table:table-cell>
          <table:table-cell table:formula="of:=IF([.AU20]&gt;=[.AU$43])" office:value-type="float" office:value="1" calcext:value-type="float">
            <text:p>1.000</text:p>
          </table:table-cell>
          <table:table-cell table:formula="of:=IF([.AV20]&gt;=[.AV$43])" office:value-type="float" office:value="1" calcext:value-type="float">
            <text:p>1.000</text:p>
          </table:table-cell>
          <table:table-cell table:formula="of:=IF([.AW20]&gt;=[.AW$43])" office:value-type="float" office:value="1" calcext:value-type="float">
            <text:p>1.000</text:p>
          </table:table-cell>
          <table:table-cell table:formula="of:=IF([.AX20]&gt;=[.AX$43])" office:value-type="float" office:value="1" calcext:value-type="float">
            <text:p>1.000</text:p>
          </table:table-cell>
          <table:table-cell table:formula="of:=IF([.AY20]&gt;=[.AY$43])" office:value-type="float" office:value="1" calcext:value-type="float">
            <text:p>1.000</text:p>
          </table:table-cell>
          <table:table-cell table:formula="of:=IF([.AZ20]&gt;=[.AZ$43])" office:value-type="float" office:value="1" calcext:value-type="float">
            <text:p>1.000</text:p>
          </table:table-cell>
          <table:table-cell table:formula="of:=IF([.BA20]&gt;=[.BA$43])" office:value-type="float" office:value="1" calcext:value-type="float">
            <text:p>1.000</text:p>
          </table:table-cell>
          <table:table-cell table:formula="of:=IF([.BB20]&gt;=[.BB$43])" office:value-type="float" office:value="1" calcext:value-type="float">
            <text:p>1.000</text:p>
          </table:table-cell>
          <table:table-cell table:formula="of:=IF([.BC20]&gt;=[.BC$43])" office:value-type="float" office:value="1" calcext:value-type="float">
            <text:p>1.000</text:p>
          </table:table-cell>
          <table:table-cell table:formula="of:=IF([.BD20]&gt;=[.BD$43])" office:value-type="float" office:value="1" calcext:value-type="float">
            <text:p>1.000</text:p>
          </table:table-cell>
          <table:table-cell table:formula="of:=IF([.BE20]&gt;=[.BE$43])" office:value-type="float" office:value="1" calcext:value-type="float">
            <text:p>1.000</text:p>
          </table:table-cell>
          <table:table-cell table:formula="of:=IF([.BF20]&gt;=[.BF$43])" office:value-type="float" office:value="1" calcext:value-type="float">
            <text:p>1.000</text:p>
          </table:table-cell>
          <table:table-cell table:formula="of:=IF([.BG20]&gt;=[.BG$43])" office:value-type="float" office:value="1" calcext:value-type="float">
            <text:p>1.000</text:p>
          </table:table-cell>
          <table:table-cell table:formula="of:=IF([.BH20]&gt;=[.BH$43])" office:value-type="float" office:value="1" calcext:value-type="float">
            <text:p>1.000</text:p>
          </table:table-cell>
          <table:table-cell table:formula="of:=IF([.BI20]&gt;=[.BI$43])" office:value-type="float" office:value="1" calcext:value-type="float">
            <text:p>1.000</text:p>
          </table:table-cell>
          <table:table-cell table:formula="of:=IF([.BJ20]&gt;=[.BJ$43])" office:value-type="float" office:value="1" calcext:value-type="float">
            <text:p>1.000</text:p>
          </table:table-cell>
          <table:table-cell table:formula="of:=IF([.BK20]&gt;=[.BK$43])" office:value-type="float" office:value="1" calcext:value-type="float">
            <text:p>1.000</text:p>
          </table:table-cell>
          <table:table-cell table:formula="of:=IF([.BL20]&gt;=[.BL$43])" office:value-type="float" office:value="1" calcext:value-type="float">
            <text:p>1.000</text:p>
          </table:table-cell>
          <table:table-cell table:formula="of:=IF([.BM20]&gt;=[.BM$43])" office:value-type="float" office:value="1" calcext:value-type="float">
            <text:p>1.000</text:p>
          </table:table-cell>
          <table:table-cell table:formula="of:=IF([.BN20]&gt;=[.BN$43])" office:value-type="float" office:value="1" calcext:value-type="float">
            <text:p>1.000</text:p>
          </table:table-cell>
          <table:table-cell table:formula="of:=IF([.BO20]&gt;=[.BO$43])" office:value-type="float" office:value="1" calcext:value-type="float">
            <text:p>1.000</text:p>
          </table:table-cell>
          <table:table-cell table:formula="of:=IF([.BP20]&gt;=[.BP$43])" office:value-type="float" office:value="1" calcext:value-type="float">
            <text:p>1.000</text:p>
          </table:table-cell>
          <table:table-cell table:formula="of:=IF([.BQ20]&gt;=[.BQ$43])" office:value-type="float" office:value="1" calcext:value-type="float">
            <text:p>1.000</text:p>
          </table:table-cell>
          <table:table-cell table:formula="of:=IF([.BR20]&gt;=[.BR$43])" office:value-type="float" office:value="1" calcext:value-type="float">
            <text:p>1.000</text:p>
          </table:table-cell>
          <table:table-cell table:formula="of:=IF([.BS20]&gt;=[.BS$43])" office:value-type="float" office:value="1" calcext:value-type="float">
            <text:p>1.000</text:p>
          </table:table-cell>
          <table:table-cell table:formula="of:=IF([.BT20]&gt;=[.BT$43])" office:value-type="float" office:value="1" calcext:value-type="float">
            <text:p>1.000</text:p>
          </table:table-cell>
          <table:table-cell table:formula="of:=IF([.BU20]&gt;=[.BU$43])" office:value-type="float" office:value="0" calcext:value-type="float">
            <text:p>0.000</text:p>
          </table:table-cell>
          <table:table-cell table:formula="of:=IF([.BV20]&gt;=[.BV$43])" office:value-type="float" office:value="1" calcext:value-type="float">
            <text:p>1.000</text:p>
          </table:table-cell>
          <table:table-cell table:formula="of:=IF([.BW20]&gt;=[.BW$43])" office:value-type="float" office:value="1" calcext:value-type="float">
            <text:p>1.000</text:p>
          </table:table-cell>
          <table:table-cell table:formula="of:=IF([.BX20]&gt;=[.BX$43])" office:value-type="float" office:value="1" calcext:value-type="float">
            <text:p>1.000</text:p>
          </table:table-cell>
          <table:table-cell table:formula="of:=IF([.BY20]&gt;=[.BY$43])" office:value-type="float" office:value="1" calcext:value-type="float">
            <text:p>1.000</text:p>
          </table:table-cell>
          <table:table-cell table:formula="of:=IF([.BZ20]&gt;=[.BZ$43])" office:value-type="float" office:value="1" calcext:value-type="float">
            <text:p>1.000</text:p>
          </table:table-cell>
          <table:table-cell table:formula="of:=IF([.CA20]&gt;=[.CA$43])" office:value-type="float" office:value="1" calcext:value-type="float">
            <text:p>1.000</text:p>
          </table:table-cell>
          <table:table-cell table:formula="of:=IF([.CB20]&gt;=[.CB$43])" office:value-type="float" office:value="0" calcext:value-type="float">
            <text:p>0.000</text:p>
          </table:table-cell>
          <table:table-cell table:formula="of:=IF([.CC20]&gt;=[.CC$43])" office:value-type="float" office:value="1" calcext:value-type="float">
            <text:p>1.000</text:p>
          </table:table-cell>
          <table:table-cell table:formula="of:=IF([.CD20]&gt;=[.CD$43])" office:value-type="float" office:value="1" calcext:value-type="float">
            <text:p>1.000</text:p>
          </table:table-cell>
          <table:table-cell table:formula="of:=IF([.CE20]&gt;=[.CE$43])" office:value-type="float" office:value="1" calcext:value-type="float">
            <text:p>1.000</text:p>
          </table:table-cell>
          <table:table-cell table:formula="of:=IF([.CF20]&gt;=[.CF$43])" office:value-type="float" office:value="1" calcext:value-type="float">
            <text:p>1.000</text:p>
          </table:table-cell>
          <table:table-cell table:formula="of:=IF([.CG20]&gt;=[.CG$43])" office:value-type="float" office:value="1" calcext:value-type="float">
            <text:p>1.000</text:p>
          </table:table-cell>
          <table:table-cell table:formula="of:=IF([.CH20]&gt;=[.CH$43])" office:value-type="float" office:value="1" calcext:value-type="float">
            <text:p>1.000</text:p>
          </table:table-cell>
          <table:table-cell table:formula="of:=IF([.CI20]&gt;=[.CI$43])" office:value-type="float" office:value="1" calcext:value-type="float">
            <text:p>1.000</text:p>
          </table:table-cell>
          <table:table-cell table:formula="of:=IF([.CJ20]&gt;=[.CJ$43])" office:value-type="float" office:value="1" calcext:value-type="float">
            <text:p>1.000</text:p>
          </table:table-cell>
          <table:table-cell table:formula="of:=IF([.CK20]&gt;=[.CK$43])" office:value-type="float" office:value="1" calcext:value-type="float">
            <text:p>1.000</text:p>
          </table:table-cell>
          <table:table-cell table:formula="of:=IF([.CL20]&gt;=[.CL$43])" office:value-type="float" office:value="1" calcext:value-type="float">
            <text:p>1.000</text:p>
          </table:table-cell>
          <table:table-cell table:formula="of:=IF([.CM20]&gt;=[.CM$43])" office:value-type="float" office:value="1" calcext:value-type="float">
            <text:p>1.000</text:p>
          </table:table-cell>
          <table:table-cell table:formula="of:=IF([.CN20]&gt;=[.CN$43])" office:value-type="float" office:value="1" calcext:value-type="float">
            <text:p>1.000</text:p>
          </table:table-cell>
          <table:table-cell table:formula="of:=IF([.CO20]&gt;=[.CO$43])" office:value-type="float" office:value="1" calcext:value-type="float">
            <text:p>1.000</text:p>
          </table:table-cell>
          <table:table-cell table:formula="of:=IF([.CP20]&gt;=[.CP$43])" office:value-type="float" office:value="1" calcext:value-type="float">
            <text:p>1.000</text:p>
          </table:table-cell>
          <table:table-cell table:formula="of:=IF([.CQ20]&gt;=[.CQ$43])" office:value-type="float" office:value="1" calcext:value-type="float">
            <text:p>1.000</text:p>
          </table:table-cell>
          <table:table-cell table:formula="of:=IF([.CR20]&gt;=[.CR$43])" office:value-type="float" office:value="1" calcext:value-type="float">
            <text:p>1.000</text:p>
          </table:table-cell>
          <table:table-cell table:formula="of:=IF([.CS20]&gt;=[.CS$43])" office:value-type="float" office:value="1" calcext:value-type="float">
            <text:p>1.000</text:p>
          </table:table-cell>
          <table:table-cell table:formula="of:=IF([.CT20]&gt;=[.CT$43])" office:value-type="float" office:value="0" calcext:value-type="float">
            <text:p>0.000</text:p>
          </table:table-cell>
          <table:table-cell table:formula="of:=IF([.CU20]&gt;=[.CU$43])" office:value-type="float" office:value="0" calcext:value-type="float">
            <text:p>0.000</text:p>
          </table:table-cell>
          <table:table-cell table:formula="of:=IF([.CV20]&gt;=[.CV$43])" office:value-type="float" office:value="1" calcext:value-type="float">
            <text:p>1.000</text:p>
          </table:table-cell>
          <table:table-cell table:formula="of:=IF([.CW20]&gt;=[.CW$43])" office:value-type="float" office:value="1" calcext:value-type="float">
            <text:p>1.000</text:p>
          </table:table-cell>
          <table:table-cell table:formula="of:=IF([.CX20]&gt;=[.CX$43])" office:value-type="float" office:value="1" calcext:value-type="float">
            <text:p>1.000</text:p>
          </table:table-cell>
          <table:table-cell table:formula="of:=IF([.CY20]&gt;=[.CY$43])" office:value-type="float" office:value="1" calcext:value-type="float">
            <text:p>1.000</text:p>
          </table:table-cell>
          <table:table-cell table:formula="of:=IF([.CZ20]&gt;=[.CZ$43])" office:value-type="float" office:value="1" calcext:value-type="float">
            <text:p>1.000</text:p>
          </table:table-cell>
          <table:table-cell table:formula="of:=IF([.DA20]&gt;=[.DA$43])" office:value-type="float" office:value="1" calcext:value-type="float">
            <text:p>1.000</text:p>
          </table:table-cell>
          <table:table-cell table:formula="of:=IF([.DB20]&gt;=[.DB$43])" office:value-type="float" office:value="1" calcext:value-type="float">
            <text:p>1.000</text:p>
          </table:table-cell>
          <table:table-cell table:formula="of:=IF([.DC20]&gt;=[.DC$43])" office:value-type="float" office:value="1" calcext:value-type="float">
            <text:p>1.000</text:p>
          </table:table-cell>
          <table:table-cell table:formula="of:=IF([.DD20]&gt;=[.DD$43])" office:value-type="float" office:value="1" calcext:value-type="float">
            <text:p>1.000</text:p>
          </table:table-cell>
          <table:table-cell table:formula="of:=IF([.DE20]&gt;=[.DE$43])" office:value-type="float" office:value="1" calcext:value-type="float">
            <text:p>1.000</text:p>
          </table:table-cell>
          <table:table-cell table:formula="of:=COUNTIF([.S62:.DE62];1)" office:value-type="float" office:value="62" calcext:value-type="float">
            <text:p>62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Azucar</text:p>
          </table:table-cell>
          <table:table-cell/>
          <table:table-cell table:formula="of:=IF([.S21]&gt;=[.S$43])" office:value-type="float" office:value="1" calcext:value-type="float">
            <text:p>1.000</text:p>
          </table:table-cell>
          <table:table-cell table:formula="of:=IF([.T21]&gt;=[.T$43])" office:value-type="float" office:value="1" calcext:value-type="float">
            <text:p>1.000</text:p>
          </table:table-cell>
          <table:table-cell table:formula="of:=IF([.U21]&gt;=[.U$43])" office:value-type="float" office:value="1" calcext:value-type="float">
            <text:p>1.000</text:p>
          </table:table-cell>
          <table:table-cell table:formula="of:=IF([.V21]&gt;=[.V$43])" office:value-type="float" office:value="1" calcext:value-type="float">
            <text:p>1.000</text:p>
          </table:table-cell>
          <table:table-cell table:formula="of:=IF([.W21]&gt;=[.W$43])" office:value-type="float" office:value="1" calcext:value-type="float">
            <text:p>1.000</text:p>
          </table:table-cell>
          <table:table-cell table:formula="of:=IF([.X21]&gt;=[.X$43])" office:value-type="float" office:value="1" calcext:value-type="float">
            <text:p>1.000</text:p>
          </table:table-cell>
          <table:table-cell table:formula="of:=IF([.Y21]&gt;=[.Y$43])" office:value-type="float" office:value="1" calcext:value-type="float">
            <text:p>1.000</text:p>
          </table:table-cell>
          <table:table-cell table:formula="of:=IF([.Z21]&gt;=[.Z$43])" office:value-type="float" office:value="1" calcext:value-type="float">
            <text:p>1.000</text:p>
          </table:table-cell>
          <table:table-cell table:formula="of:=IF([.AA21]&gt;=[.AA$43])" office:value-type="float" office:value="1" calcext:value-type="float">
            <text:p>1.000</text:p>
          </table:table-cell>
          <table:table-cell table:formula="of:=IF([.AB21]&gt;=[.AB$43])" office:value-type="float" office:value="1" calcext:value-type="float">
            <text:p>1.000</text:p>
          </table:table-cell>
          <table:table-cell table:formula="of:=IF([.AC21]&gt;=[.AC$43])" office:value-type="float" office:value="1" calcext:value-type="float">
            <text:p>1.000</text:p>
          </table:table-cell>
          <table:table-cell table:formula="of:=IF([.AD21]&gt;=[.AD$43])" office:value-type="float" office:value="1" calcext:value-type="float">
            <text:p>1.000</text:p>
          </table:table-cell>
          <table:table-cell table:formula="of:=IF([.AE21]&gt;=[.AE$43])" office:value-type="float" office:value="1" calcext:value-type="float">
            <text:p>1.000</text:p>
          </table:table-cell>
          <table:table-cell table:formula="of:=IF([.AF21]&gt;=[.AF$43])" office:value-type="float" office:value="1" calcext:value-type="float">
            <text:p>1.000</text:p>
          </table:table-cell>
          <table:table-cell table:formula="of:=IF([.AG21]&gt;=[.AG$43])" office:value-type="float" office:value="1" calcext:value-type="float">
            <text:p>1.000</text:p>
          </table:table-cell>
          <table:table-cell table:formula="of:=IF([.AH21]&gt;=[.AH$43])" office:value-type="float" office:value="1" calcext:value-type="float">
            <text:p>1.000</text:p>
          </table:table-cell>
          <table:table-cell table:formula="of:=IF([.AI21]&gt;=[.AI$43])" office:value-type="float" office:value="0" calcext:value-type="float">
            <text:p>0.000</text:p>
          </table:table-cell>
          <table:table-cell table:formula="of:=IF([.AJ21]&gt;=[.AJ$43])" office:value-type="float" office:value="0" calcext:value-type="float">
            <text:p>0.000</text:p>
          </table:table-cell>
          <table:table-cell table:formula="of:=IF([.AK21]&gt;=[.AK$43])" office:value-type="float" office:value="0" calcext:value-type="float">
            <text:p>0.000</text:p>
          </table:table-cell>
          <table:table-cell table:formula="of:=IF([.AL21]&gt;=[.AL$43])" office:value-type="float" office:value="1" calcext:value-type="float">
            <text:p>1.000</text:p>
          </table:table-cell>
          <table:table-cell table:formula="of:=IF([.AM21]&gt;=[.AM$43])" office:value-type="float" office:value="1" calcext:value-type="float">
            <text:p>1.000</text:p>
          </table:table-cell>
          <table:table-cell table:formula="of:=IF([.AN21]&gt;=[.AN$43])" office:value-type="float" office:value="1" calcext:value-type="float">
            <text:p>1.000</text:p>
          </table:table-cell>
          <table:table-cell table:formula="of:=IF([.AO21]&gt;=[.AO$43])" office:value-type="float" office:value="1" calcext:value-type="float">
            <text:p>1.000</text:p>
          </table:table-cell>
          <table:table-cell table:formula="of:=IF([.AP21]&gt;=[.AP$43])" office:value-type="float" office:value="1" calcext:value-type="float">
            <text:p>1.000</text:p>
          </table:table-cell>
          <table:table-cell table:formula="of:=IF([.AQ21]&gt;=[.AQ$43])" office:value-type="float" office:value="1" calcext:value-type="float">
            <text:p>1.000</text:p>
          </table:table-cell>
          <table:table-cell table:formula="of:=IF([.AR21]&gt;=[.AR$43])" office:value-type="float" office:value="1" calcext:value-type="float">
            <text:p>1.000</text:p>
          </table:table-cell>
          <table:table-cell table:formula="of:=IF([.AS21]&gt;=[.AS$43])" office:value-type="float" office:value="1" calcext:value-type="float">
            <text:p>1.000</text:p>
          </table:table-cell>
          <table:table-cell table:formula="of:=IF([.AT21]&gt;=[.AT$43])" office:value-type="float" office:value="0" calcext:value-type="float">
            <text:p>0.000</text:p>
          </table:table-cell>
          <table:table-cell table:formula="of:=IF([.AU21]&gt;=[.AU$43])" office:value-type="float" office:value="0" calcext:value-type="float">
            <text:p>0.000</text:p>
          </table:table-cell>
          <table:table-cell table:formula="of:=IF([.AV21]&gt;=[.AV$43])" office:value-type="float" office:value="0" calcext:value-type="float">
            <text:p>0.000</text:p>
          </table:table-cell>
          <table:table-cell table:formula="of:=IF([.AW21]&gt;=[.AW$43])" office:value-type="float" office:value="0" calcext:value-type="float">
            <text:p>0.000</text:p>
          </table:table-cell>
          <table:table-cell table:formula="of:=IF([.AX21]&gt;=[.AX$43])" office:value-type="float" office:value="0" calcext:value-type="float">
            <text:p>0.000</text:p>
          </table:table-cell>
          <table:table-cell table:formula="of:=IF([.AY21]&gt;=[.AY$43])" office:value-type="float" office:value="0" calcext:value-type="float">
            <text:p>0.000</text:p>
          </table:table-cell>
          <table:table-cell table:formula="of:=IF([.AZ21]&gt;=[.AZ$43])" office:value-type="float" office:value="0" calcext:value-type="float">
            <text:p>0.000</text:p>
          </table:table-cell>
          <table:table-cell table:formula="of:=IF([.BA21]&gt;=[.BA$43])" office:value-type="float" office:value="0" calcext:value-type="float">
            <text:p>0.000</text:p>
          </table:table-cell>
          <table:table-cell table:formula="of:=IF([.BB21]&gt;=[.BB$43])" office:value-type="float" office:value="0" calcext:value-type="float">
            <text:p>0.000</text:p>
          </table:table-cell>
          <table:table-cell table:formula="of:=IF([.BC21]&gt;=[.BC$43])" office:value-type="float" office:value="0" calcext:value-type="float">
            <text:p>0.000</text:p>
          </table:table-cell>
          <table:table-cell table:formula="of:=IF([.BD21]&gt;=[.BD$43])" office:value-type="float" office:value="0" calcext:value-type="float">
            <text:p>0.000</text:p>
          </table:table-cell>
          <table:table-cell table:formula="of:=IF([.BE21]&gt;=[.BE$43])" office:value-type="float" office:value="0" calcext:value-type="float">
            <text:p>0.000</text:p>
          </table:table-cell>
          <table:table-cell table:formula="of:=IF([.BF21]&gt;=[.BF$43])" office:value-type="float" office:value="0" calcext:value-type="float">
            <text:p>0.000</text:p>
          </table:table-cell>
          <table:table-cell table:formula="of:=IF([.BG21]&gt;=[.BG$43])" office:value-type="float" office:value="0" calcext:value-type="float">
            <text:p>0.000</text:p>
          </table:table-cell>
          <table:table-cell table:formula="of:=IF([.BH21]&gt;=[.BH$43])" office:value-type="float" office:value="0" calcext:value-type="float">
            <text:p>0.000</text:p>
          </table:table-cell>
          <table:table-cell table:formula="of:=IF([.BI21]&gt;=[.BI$43])" office:value-type="float" office:value="0" calcext:value-type="float">
            <text:p>0.000</text:p>
          </table:table-cell>
          <table:table-cell table:formula="of:=IF([.BJ21]&gt;=[.BJ$43])" office:value-type="float" office:value="0" calcext:value-type="float">
            <text:p>0.000</text:p>
          </table:table-cell>
          <table:table-cell table:formula="of:=IF([.BK21]&gt;=[.BK$43])" office:value-type="float" office:value="0" calcext:value-type="float">
            <text:p>0.000</text:p>
          </table:table-cell>
          <table:table-cell table:formula="of:=IF([.BL21]&gt;=[.BL$43])" office:value-type="float" office:value="0" calcext:value-type="float">
            <text:p>0.000</text:p>
          </table:table-cell>
          <table:table-cell table:formula="of:=IF([.BM21]&gt;=[.BM$43])" office:value-type="float" office:value="0" calcext:value-type="float">
            <text:p>0.000</text:p>
          </table:table-cell>
          <table:table-cell table:formula="of:=IF([.BN21]&gt;=[.BN$43])" office:value-type="float" office:value="0" calcext:value-type="float">
            <text:p>0.000</text:p>
          </table:table-cell>
          <table:table-cell table:formula="of:=IF([.BO21]&gt;=[.BO$43])" office:value-type="float" office:value="0" calcext:value-type="float">
            <text:p>0.000</text:p>
          </table:table-cell>
          <table:table-cell table:formula="of:=IF([.BP21]&gt;=[.BP$43])" office:value-type="float" office:value="0" calcext:value-type="float">
            <text:p>0.000</text:p>
          </table:table-cell>
          <table:table-cell table:formula="of:=IF([.BQ21]&gt;=[.BQ$43])" office:value-type="float" office:value="0" calcext:value-type="float">
            <text:p>0.000</text:p>
          </table:table-cell>
          <table:table-cell table:formula="of:=IF([.BR21]&gt;=[.BR$43])" office:value-type="float" office:value="0" calcext:value-type="float">
            <text:p>0.000</text:p>
          </table:table-cell>
          <table:table-cell table:formula="of:=IF([.BS21]&gt;=[.BS$43])" office:value-type="float" office:value="0" calcext:value-type="float">
            <text:p>0.000</text:p>
          </table:table-cell>
          <table:table-cell table:formula="of:=IF([.BT21]&gt;=[.BT$43])" office:value-type="float" office:value="0" calcext:value-type="float">
            <text:p>0.000</text:p>
          </table:table-cell>
          <table:table-cell table:formula="of:=IF([.BU21]&gt;=[.BU$43])" office:value-type="float" office:value="1" calcext:value-type="float">
            <text:p>1.000</text:p>
          </table:table-cell>
          <table:table-cell table:formula="of:=IF([.BV21]&gt;=[.BV$43])" office:value-type="float" office:value="0" calcext:value-type="float">
            <text:p>0.000</text:p>
          </table:table-cell>
          <table:table-cell table:formula="of:=IF([.BW21]&gt;=[.BW$43])" office:value-type="float" office:value="0" calcext:value-type="float">
            <text:p>0.000</text:p>
          </table:table-cell>
          <table:table-cell table:formula="of:=IF([.BX21]&gt;=[.BX$43])" office:value-type="float" office:value="0" calcext:value-type="float">
            <text:p>0.000</text:p>
          </table:table-cell>
          <table:table-cell table:formula="of:=IF([.BY21]&gt;=[.BY$43])" office:value-type="float" office:value="0" calcext:value-type="float">
            <text:p>0.000</text:p>
          </table:table-cell>
          <table:table-cell table:formula="of:=IF([.BZ21]&gt;=[.BZ$43])" office:value-type="float" office:value="0" calcext:value-type="float">
            <text:p>0.000</text:p>
          </table:table-cell>
          <table:table-cell table:formula="of:=IF([.CA21]&gt;=[.CA$43])" office:value-type="float" office:value="0" calcext:value-type="float">
            <text:p>0.000</text:p>
          </table:table-cell>
          <table:table-cell table:formula="of:=IF([.CB21]&gt;=[.CB$43])" office:value-type="float" office:value="1" calcext:value-type="float">
            <text:p>1.000</text:p>
          </table:table-cell>
          <table:table-cell table:formula="of:=IF([.CC21]&gt;=[.CC$43])" office:value-type="float" office:value="0" calcext:value-type="float">
            <text:p>0.000</text:p>
          </table:table-cell>
          <table:table-cell table:formula="of:=IF([.CD21]&gt;=[.CD$43])" office:value-type="float" office:value="0" calcext:value-type="float">
            <text:p>0.000</text:p>
          </table:table-cell>
          <table:table-cell table:formula="of:=IF([.CE21]&gt;=[.CE$43])" office:value-type="float" office:value="0" calcext:value-type="float">
            <text:p>0.000</text:p>
          </table:table-cell>
          <table:table-cell table:formula="of:=IF([.CF21]&gt;=[.CF$43])" office:value-type="float" office:value="0" calcext:value-type="float">
            <text:p>0.000</text:p>
          </table:table-cell>
          <table:table-cell table:formula="of:=IF([.CG21]&gt;=[.CG$43])" office:value-type="float" office:value="0" calcext:value-type="float">
            <text:p>0.000</text:p>
          </table:table-cell>
          <table:table-cell table:formula="of:=IF([.CH21]&gt;=[.CH$43])" office:value-type="float" office:value="1" calcext:value-type="float">
            <text:p>1.000</text:p>
          </table:table-cell>
          <table:table-cell table:formula="of:=IF([.CI21]&gt;=[.CI$43])" office:value-type="float" office:value="1" calcext:value-type="float">
            <text:p>1.000</text:p>
          </table:table-cell>
          <table:table-cell table:formula="of:=IF([.CJ21]&gt;=[.CJ$43])" office:value-type="float" office:value="1" calcext:value-type="float">
            <text:p>1.000</text:p>
          </table:table-cell>
          <table:table-cell table:formula="of:=IF([.CK21]&gt;=[.CK$43])" office:value-type="float" office:value="1" calcext:value-type="float">
            <text:p>1.000</text:p>
          </table:table-cell>
          <table:table-cell table:formula="of:=IF([.CL21]&gt;=[.CL$43])" office:value-type="float" office:value="1" calcext:value-type="float">
            <text:p>1.000</text:p>
          </table:table-cell>
          <table:table-cell table:formula="of:=IF([.CM21]&gt;=[.CM$43])" office:value-type="float" office:value="1" calcext:value-type="float">
            <text:p>1.000</text:p>
          </table:table-cell>
          <table:table-cell table:formula="of:=IF([.CN21]&gt;=[.CN$43])" office:value-type="float" office:value="0" calcext:value-type="float">
            <text:p>0.000</text:p>
          </table:table-cell>
          <table:table-cell table:formula="of:=IF([.CO21]&gt;=[.CO$43])" office:value-type="float" office:value="0" calcext:value-type="float">
            <text:p>0.000</text:p>
          </table:table-cell>
          <table:table-cell table:formula="of:=IF([.CP21]&gt;=[.CP$43])" office:value-type="float" office:value="0" calcext:value-type="float">
            <text:p>0.000</text:p>
          </table:table-cell>
          <table:table-cell table:formula="of:=IF([.CQ21]&gt;=[.CQ$43])" office:value-type="float" office:value="0" calcext:value-type="float">
            <text:p>0.000</text:p>
          </table:table-cell>
          <table:table-cell table:formula="of:=IF([.CR21]&gt;=[.CR$43])" office:value-type="float" office:value="0" calcext:value-type="float">
            <text:p>0.000</text:p>
          </table:table-cell>
          <table:table-cell table:formula="of:=IF([.CS21]&gt;=[.CS$43])" office:value-type="float" office:value="0" calcext:value-type="float">
            <text:p>0.000</text:p>
          </table:table-cell>
          <table:table-cell table:formula="of:=IF([.CT21]&gt;=[.CT$43])" office:value-type="float" office:value="1" calcext:value-type="float">
            <text:p>1.000</text:p>
          </table:table-cell>
          <table:table-cell table:formula="of:=IF([.CU21]&gt;=[.CU$43])" office:value-type="float" office:value="1" calcext:value-type="float">
            <text:p>1.000</text:p>
          </table:table-cell>
          <table:table-cell table:formula="of:=IF([.CV21]&gt;=[.CV$43])" office:value-type="float" office:value="0" calcext:value-type="float">
            <text:p>0.000</text:p>
          </table:table-cell>
          <table:table-cell table:formula="of:=IF([.CW21]&gt;=[.CW$43])" office:value-type="float" office:value="0" calcext:value-type="float">
            <text:p>0.000</text:p>
          </table:table-cell>
          <table:table-cell table:formula="of:=IF([.CX21]&gt;=[.CX$43])" office:value-type="float" office:value="0" calcext:value-type="float">
            <text:p>0.000</text:p>
          </table:table-cell>
          <table:table-cell table:formula="of:=IF([.CY21]&gt;=[.CY$43])" office:value-type="float" office:value="0" calcext:value-type="float">
            <text:p>0.000</text:p>
          </table:table-cell>
          <table:table-cell table:formula="of:=IF([.CZ21]&gt;=[.CZ$43])" office:value-type="float" office:value="0" calcext:value-type="float">
            <text:p>0.000</text:p>
          </table:table-cell>
          <table:table-cell table:formula="of:=IF([.DA21]&gt;=[.DA$43])" office:value-type="float" office:value="1" calcext:value-type="float">
            <text:p>1.000</text:p>
          </table:table-cell>
          <table:table-cell table:formula="of:=IF([.DB21]&gt;=[.DB$43])" office:value-type="float" office:value="1" calcext:value-type="float">
            <text:p>1.000</text:p>
          </table:table-cell>
          <table:table-cell table:formula="of:=IF([.DC21]&gt;=[.DC$43])" office:value-type="float" office:value="0" calcext:value-type="float">
            <text:p>0.000</text:p>
          </table:table-cell>
          <table:table-cell table:formula="of:=IF([.DD21]&gt;=[.DD$43])" office:value-type="float" office:value="0" calcext:value-type="float">
            <text:p>0.000</text:p>
          </table:table-cell>
          <table:table-cell table:formula="of:=IF([.DE21]&gt;=[.DE$43])" office:value-type="float" office:value="0" calcext:value-type="float">
            <text:p>0.000</text:p>
          </table:table-cell>
          <table:table-cell table:formula="of:=COUNTIF([.S63:.DE63];1)" office:value-type="float" office:value="36" calcext:value-type="float">
            <text:p>36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Loncar</text:p>
          </table:table-cell>
          <table:table-cell/>
          <table:table-cell table:formula="of:=IF([.S22]&gt;=[.S$43])" office:value-type="float" office:value="0" calcext:value-type="float">
            <text:p>0.000</text:p>
          </table:table-cell>
          <table:table-cell table:formula="of:=IF([.T22]&gt;=[.T$43])" office:value-type="float" office:value="0" calcext:value-type="float">
            <text:p>0.000</text:p>
          </table:table-cell>
          <table:table-cell table:formula="of:=IF([.U22]&gt;=[.U$43])" office:value-type="float" office:value="0" calcext:value-type="float">
            <text:p>0.000</text:p>
          </table:table-cell>
          <table:table-cell table:formula="of:=IF([.V22]&gt;=[.V$43])" office:value-type="float" office:value="0" calcext:value-type="float">
            <text:p>0.000</text:p>
          </table:table-cell>
          <table:table-cell table:formula="of:=IF([.W22]&gt;=[.W$43])" office:value-type="float" office:value="0" calcext:value-type="float">
            <text:p>0.000</text:p>
          </table:table-cell>
          <table:table-cell table:formula="of:=IF([.X22]&gt;=[.X$43])" office:value-type="float" office:value="0" calcext:value-type="float">
            <text:p>0.000</text:p>
          </table:table-cell>
          <table:table-cell table:formula="of:=IF([.Y22]&gt;=[.Y$43])" office:value-type="float" office:value="0" calcext:value-type="float">
            <text:p>0.000</text:p>
          </table:table-cell>
          <table:table-cell table:formula="of:=IF([.Z22]&gt;=[.Z$43])" office:value-type="float" office:value="1" calcext:value-type="float">
            <text:p>1.000</text:p>
          </table:table-cell>
          <table:table-cell table:formula="of:=IF([.AA22]&gt;=[.AA$43])" office:value-type="float" office:value="0" calcext:value-type="float">
            <text:p>0.000</text:p>
          </table:table-cell>
          <table:table-cell table:formula="of:=IF([.AB22]&gt;=[.AB$43])" office:value-type="float" office:value="0" calcext:value-type="float">
            <text:p>0.000</text:p>
          </table:table-cell>
          <table:table-cell table:formula="of:=IF([.AC22]&gt;=[.AC$43])" office:value-type="float" office:value="1" calcext:value-type="float">
            <text:p>1.000</text:p>
          </table:table-cell>
          <table:table-cell table:formula="of:=IF([.AD22]&gt;=[.AD$43])" office:value-type="float" office:value="1" calcext:value-type="float">
            <text:p>1.000</text:p>
          </table:table-cell>
          <table:table-cell table:formula="of:=IF([.AE22]&gt;=[.AE$43])" office:value-type="float" office:value="0" calcext:value-type="float">
            <text:p>0.000</text:p>
          </table:table-cell>
          <table:table-cell table:formula="of:=IF([.AF22]&gt;=[.AF$43])" office:value-type="float" office:value="0" calcext:value-type="float">
            <text:p>0.000</text:p>
          </table:table-cell>
          <table:table-cell table:formula="of:=IF([.AG22]&gt;=[.AG$43])" office:value-type="float" office:value="0" calcext:value-type="float">
            <text:p>0.000</text:p>
          </table:table-cell>
          <table:table-cell table:formula="of:=IF([.AH22]&gt;=[.AH$43])" office:value-type="float" office:value="0" calcext:value-type="float">
            <text:p>0.000</text:p>
          </table:table-cell>
          <table:table-cell table:formula="of:=IF([.AI22]&gt;=[.AI$43])" office:value-type="float" office:value="1" calcext:value-type="float">
            <text:p>1.000</text:p>
          </table:table-cell>
          <table:table-cell table:formula="of:=IF([.AJ22]&gt;=[.AJ$43])" office:value-type="float" office:value="1" calcext:value-type="float">
            <text:p>1.000</text:p>
          </table:table-cell>
          <table:table-cell table:formula="of:=IF([.AK22]&gt;=[.AK$43])" office:value-type="float" office:value="1" calcext:value-type="float">
            <text:p>1.000</text:p>
          </table:table-cell>
          <table:table-cell table:formula="of:=IF([.AL22]&gt;=[.AL$43])" office:value-type="float" office:value="0" calcext:value-type="float">
            <text:p>0.000</text:p>
          </table:table-cell>
          <table:table-cell table:formula="of:=IF([.AM22]&gt;=[.AM$43])" office:value-type="float" office:value="0" calcext:value-type="float">
            <text:p>0.000</text:p>
          </table:table-cell>
          <table:table-cell table:formula="of:=IF([.AN22]&gt;=[.AN$43])" office:value-type="float" office:value="0" calcext:value-type="float">
            <text:p>0.000</text:p>
          </table:table-cell>
          <table:table-cell table:formula="of:=IF([.AO22]&gt;=[.AO$43])" office:value-type="float" office:value="0" calcext:value-type="float">
            <text:p>0.000</text:p>
          </table:table-cell>
          <table:table-cell table:formula="of:=IF([.AP22]&gt;=[.AP$43])" office:value-type="float" office:value="0" calcext:value-type="float">
            <text:p>0.000</text:p>
          </table:table-cell>
          <table:table-cell table:formula="of:=IF([.AQ22]&gt;=[.AQ$43])" office:value-type="float" office:value="0" calcext:value-type="float">
            <text:p>0.000</text:p>
          </table:table-cell>
          <table:table-cell table:formula="of:=IF([.AR22]&gt;=[.AR$43])" office:value-type="float" office:value="0" calcext:value-type="float">
            <text:p>0.000</text:p>
          </table:table-cell>
          <table:table-cell table:formula="of:=IF([.AS22]&gt;=[.AS$43])" office:value-type="float" office:value="0" calcext:value-type="float">
            <text:p>0.000</text:p>
          </table:table-cell>
          <table:table-cell table:formula="of:=IF([.AT22]&gt;=[.AT$43])" office:value-type="float" office:value="0" calcext:value-type="float">
            <text:p>0.000</text:p>
          </table:table-cell>
          <table:table-cell table:formula="of:=IF([.AU22]&gt;=[.AU$43])" office:value-type="float" office:value="1" calcext:value-type="float">
            <text:p>1.000</text:p>
          </table:table-cell>
          <table:table-cell table:formula="of:=IF([.AV22]&gt;=[.AV$43])" office:value-type="float" office:value="1" calcext:value-type="float">
            <text:p>1.000</text:p>
          </table:table-cell>
          <table:table-cell table:formula="of:=IF([.AW22]&gt;=[.AW$43])" office:value-type="float" office:value="1" calcext:value-type="float">
            <text:p>1.000</text:p>
          </table:table-cell>
          <table:table-cell table:formula="of:=IF([.AX22]&gt;=[.AX$43])" office:value-type="float" office:value="1" calcext:value-type="float">
            <text:p>1.000</text:p>
          </table:table-cell>
          <table:table-cell table:formula="of:=IF([.AY22]&gt;=[.AY$43])" office:value-type="float" office:value="1" calcext:value-type="float">
            <text:p>1.000</text:p>
          </table:table-cell>
          <table:table-cell table:formula="of:=IF([.AZ22]&gt;=[.AZ$43])" office:value-type="float" office:value="1" calcext:value-type="float">
            <text:p>1.000</text:p>
          </table:table-cell>
          <table:table-cell table:formula="of:=IF([.BA22]&gt;=[.BA$43])" office:value-type="float" office:value="1" calcext:value-type="float">
            <text:p>1.000</text:p>
          </table:table-cell>
          <table:table-cell table:formula="of:=IF([.BB22]&gt;=[.BB$43])" office:value-type="float" office:value="1" calcext:value-type="float">
            <text:p>1.000</text:p>
          </table:table-cell>
          <table:table-cell table:formula="of:=IF([.BC22]&gt;=[.BC$43])" office:value-type="float" office:value="1" calcext:value-type="float">
            <text:p>1.000</text:p>
          </table:table-cell>
          <table:table-cell table:formula="of:=IF([.BD22]&gt;=[.BD$43])" office:value-type="float" office:value="1" calcext:value-type="float">
            <text:p>1.000</text:p>
          </table:table-cell>
          <table:table-cell table:formula="of:=IF([.BE22]&gt;=[.BE$43])" office:value-type="float" office:value="1" calcext:value-type="float">
            <text:p>1.000</text:p>
          </table:table-cell>
          <table:table-cell table:formula="of:=IF([.BF22]&gt;=[.BF$43])" office:value-type="float" office:value="1" calcext:value-type="float">
            <text:p>1.000</text:p>
          </table:table-cell>
          <table:table-cell table:formula="of:=IF([.BG22]&gt;=[.BG$43])" office:value-type="float" office:value="1" calcext:value-type="float">
            <text:p>1.000</text:p>
          </table:table-cell>
          <table:table-cell table:formula="of:=IF([.BH22]&gt;=[.BH$43])" office:value-type="float" office:value="1" calcext:value-type="float">
            <text:p>1.000</text:p>
          </table:table-cell>
          <table:table-cell table:formula="of:=IF([.BI22]&gt;=[.BI$43])" office:value-type="float" office:value="1" calcext:value-type="float">
            <text:p>1.000</text:p>
          </table:table-cell>
          <table:table-cell table:formula="of:=IF([.BJ22]&gt;=[.BJ$43])" office:value-type="float" office:value="1" calcext:value-type="float">
            <text:p>1.000</text:p>
          </table:table-cell>
          <table:table-cell table:formula="of:=IF([.BK22]&gt;=[.BK$43])" office:value-type="float" office:value="1" calcext:value-type="float">
            <text:p>1.000</text:p>
          </table:table-cell>
          <table:table-cell table:formula="of:=IF([.BL22]&gt;=[.BL$43])" office:value-type="float" office:value="1" calcext:value-type="float">
            <text:p>1.000</text:p>
          </table:table-cell>
          <table:table-cell table:formula="of:=IF([.BM22]&gt;=[.BM$43])" office:value-type="float" office:value="1" calcext:value-type="float">
            <text:p>1.000</text:p>
          </table:table-cell>
          <table:table-cell table:formula="of:=IF([.BN22]&gt;=[.BN$43])" office:value-type="float" office:value="1" calcext:value-type="float">
            <text:p>1.000</text:p>
          </table:table-cell>
          <table:table-cell table:formula="of:=IF([.BO22]&gt;=[.BO$43])" office:value-type="float" office:value="1" calcext:value-type="float">
            <text:p>1.000</text:p>
          </table:table-cell>
          <table:table-cell table:formula="of:=IF([.BP22]&gt;=[.BP$43])" office:value-type="float" office:value="1" calcext:value-type="float">
            <text:p>1.000</text:p>
          </table:table-cell>
          <table:table-cell table:formula="of:=IF([.BQ22]&gt;=[.BQ$43])" office:value-type="float" office:value="1" calcext:value-type="float">
            <text:p>1.000</text:p>
          </table:table-cell>
          <table:table-cell table:formula="of:=IF([.BR22]&gt;=[.BR$43])" office:value-type="float" office:value="1" calcext:value-type="float">
            <text:p>1.000</text:p>
          </table:table-cell>
          <table:table-cell table:formula="of:=IF([.BS22]&gt;=[.BS$43])" office:value-type="float" office:value="1" calcext:value-type="float">
            <text:p>1.000</text:p>
          </table:table-cell>
          <table:table-cell table:formula="of:=IF([.BT22]&gt;=[.BT$43])" office:value-type="float" office:value="1" calcext:value-type="float">
            <text:p>1.000</text:p>
          </table:table-cell>
          <table:table-cell table:formula="of:=IF([.BU22]&gt;=[.BU$43])" office:value-type="float" office:value="0" calcext:value-type="float">
            <text:p>0.000</text:p>
          </table:table-cell>
          <table:table-cell table:formula="of:=IF([.BV22]&gt;=[.BV$43])" office:value-type="float" office:value="1" calcext:value-type="float">
            <text:p>1.000</text:p>
          </table:table-cell>
          <table:table-cell table:formula="of:=IF([.BW22]&gt;=[.BW$43])" office:value-type="float" office:value="1" calcext:value-type="float">
            <text:p>1.000</text:p>
          </table:table-cell>
          <table:table-cell table:formula="of:=IF([.BX22]&gt;=[.BX$43])" office:value-type="float" office:value="1" calcext:value-type="float">
            <text:p>1.000</text:p>
          </table:table-cell>
          <table:table-cell table:formula="of:=IF([.BY22]&gt;=[.BY$43])" office:value-type="float" office:value="1" calcext:value-type="float">
            <text:p>1.000</text:p>
          </table:table-cell>
          <table:table-cell table:formula="of:=IF([.BZ22]&gt;=[.BZ$43])" office:value-type="float" office:value="1" calcext:value-type="float">
            <text:p>1.000</text:p>
          </table:table-cell>
          <table:table-cell table:formula="of:=IF([.CA22]&gt;=[.CA$43])" office:value-type="float" office:value="1" calcext:value-type="float">
            <text:p>1.000</text:p>
          </table:table-cell>
          <table:table-cell table:formula="of:=IF([.CB22]&gt;=[.CB$43])" office:value-type="float" office:value="0" calcext:value-type="float">
            <text:p>0.000</text:p>
          </table:table-cell>
          <table:table-cell table:formula="of:=IF([.CC22]&gt;=[.CC$43])" office:value-type="float" office:value="1" calcext:value-type="float">
            <text:p>1.000</text:p>
          </table:table-cell>
          <table:table-cell table:formula="of:=IF([.CD22]&gt;=[.CD$43])" office:value-type="float" office:value="1" calcext:value-type="float">
            <text:p>1.000</text:p>
          </table:table-cell>
          <table:table-cell table:formula="of:=IF([.CE22]&gt;=[.CE$43])" office:value-type="float" office:value="1" calcext:value-type="float">
            <text:p>1.000</text:p>
          </table:table-cell>
          <table:table-cell table:formula="of:=IF([.CF22]&gt;=[.CF$43])" office:value-type="float" office:value="1" calcext:value-type="float">
            <text:p>1.000</text:p>
          </table:table-cell>
          <table:table-cell table:formula="of:=IF([.CG22]&gt;=[.CG$43])" office:value-type="float" office:value="1" calcext:value-type="float">
            <text:p>1.000</text:p>
          </table:table-cell>
          <table:table-cell table:formula="of:=IF([.CH22]&gt;=[.CH$43])" office:value-type="float" office:value="1" calcext:value-type="float">
            <text:p>1.000</text:p>
          </table:table-cell>
          <table:table-cell table:formula="of:=IF([.CI22]&gt;=[.CI$43])" office:value-type="float" office:value="1" calcext:value-type="float">
            <text:p>1.000</text:p>
          </table:table-cell>
          <table:table-cell table:formula="of:=IF([.CJ22]&gt;=[.CJ$43])" office:value-type="float" office:value="1" calcext:value-type="float">
            <text:p>1.000</text:p>
          </table:table-cell>
          <table:table-cell table:formula="of:=IF([.CK22]&gt;=[.CK$43])" office:value-type="float" office:value="1" calcext:value-type="float">
            <text:p>1.000</text:p>
          </table:table-cell>
          <table:table-cell table:formula="of:=IF([.CL22]&gt;=[.CL$43])" office:value-type="float" office:value="1" calcext:value-type="float">
            <text:p>1.000</text:p>
          </table:table-cell>
          <table:table-cell table:formula="of:=IF([.CM22]&gt;=[.CM$43])" office:value-type="float" office:value="1" calcext:value-type="float">
            <text:p>1.000</text:p>
          </table:table-cell>
          <table:table-cell table:formula="of:=IF([.CN22]&gt;=[.CN$43])" office:value-type="float" office:value="1" calcext:value-type="float">
            <text:p>1.000</text:p>
          </table:table-cell>
          <table:table-cell table:formula="of:=IF([.CO22]&gt;=[.CO$43])" office:value-type="float" office:value="1" calcext:value-type="float">
            <text:p>1.000</text:p>
          </table:table-cell>
          <table:table-cell table:formula="of:=IF([.CP22]&gt;=[.CP$43])" office:value-type="float" office:value="1" calcext:value-type="float">
            <text:p>1.000</text:p>
          </table:table-cell>
          <table:table-cell table:formula="of:=IF([.CQ22]&gt;=[.CQ$43])" office:value-type="float" office:value="1" calcext:value-type="float">
            <text:p>1.000</text:p>
          </table:table-cell>
          <table:table-cell table:formula="of:=IF([.CR22]&gt;=[.CR$43])" office:value-type="float" office:value="1" calcext:value-type="float">
            <text:p>1.000</text:p>
          </table:table-cell>
          <table:table-cell table:formula="of:=IF([.CS22]&gt;=[.CS$43])" office:value-type="float" office:value="1" calcext:value-type="float">
            <text:p>1.000</text:p>
          </table:table-cell>
          <table:table-cell table:formula="of:=IF([.CT22]&gt;=[.CT$43])" office:value-type="float" office:value="0" calcext:value-type="float">
            <text:p>0.000</text:p>
          </table:table-cell>
          <table:table-cell table:formula="of:=IF([.CU22]&gt;=[.CU$43])" office:value-type="float" office:value="0" calcext:value-type="float">
            <text:p>0.000</text:p>
          </table:table-cell>
          <table:table-cell table:formula="of:=IF([.CV22]&gt;=[.CV$43])" office:value-type="float" office:value="1" calcext:value-type="float">
            <text:p>1.000</text:p>
          </table:table-cell>
          <table:table-cell table:formula="of:=IF([.CW22]&gt;=[.CW$43])" office:value-type="float" office:value="1" calcext:value-type="float">
            <text:p>1.000</text:p>
          </table:table-cell>
          <table:table-cell table:formula="of:=IF([.CX22]&gt;=[.CX$43])" office:value-type="float" office:value="1" calcext:value-type="float">
            <text:p>1.000</text:p>
          </table:table-cell>
          <table:table-cell table:formula="of:=IF([.CY22]&gt;=[.CY$43])" office:value-type="float" office:value="1" calcext:value-type="float">
            <text:p>1.000</text:p>
          </table:table-cell>
          <table:table-cell table:formula="of:=IF([.CZ22]&gt;=[.CZ$43])" office:value-type="float" office:value="1" calcext:value-type="float">
            <text:p>1.000</text:p>
          </table:table-cell>
          <table:table-cell table:formula="of:=IF([.DA22]&gt;=[.DA$43])" office:value-type="float" office:value="1" calcext:value-type="float">
            <text:p>1.000</text:p>
          </table:table-cell>
          <table:table-cell table:formula="of:=IF([.DB22]&gt;=[.DB$43])" office:value-type="float" office:value="1" calcext:value-type="float">
            <text:p>1.000</text:p>
          </table:table-cell>
          <table:table-cell table:formula="of:=IF([.DC22]&gt;=[.DC$43])" office:value-type="float" office:value="1" calcext:value-type="float">
            <text:p>1.000</text:p>
          </table:table-cell>
          <table:table-cell table:formula="of:=IF([.DD22]&gt;=[.DD$43])" office:value-type="float" office:value="1" calcext:value-type="float">
            <text:p>1.000</text:p>
          </table:table-cell>
          <table:table-cell table:formula="of:=IF([.DE22]&gt;=[.DE$43])" office:value-type="float" office:value="1" calcext:value-type="float">
            <text:p>1.000</text:p>
          </table:table-cell>
          <table:table-cell table:formula="of:=COUNTIF([.S64:.DE64];1)" office:value-type="float" office:value="65" calcext:value-type="float">
            <text:p>65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Arania</text:p>
          </table:table-cell>
          <table:table-cell/>
          <table:table-cell table:formula="of:=IF([.S23]&gt;=[.S$43])" office:value-type="float" office:value="1" calcext:value-type="float">
            <text:p>1.000</text:p>
          </table:table-cell>
          <table:table-cell table:formula="of:=IF([.T23]&gt;=[.T$43])" office:value-type="float" office:value="1" calcext:value-type="float">
            <text:p>1.000</text:p>
          </table:table-cell>
          <table:table-cell table:formula="of:=IF([.U23]&gt;=[.U$43])" office:value-type="float" office:value="1" calcext:value-type="float">
            <text:p>1.000</text:p>
          </table:table-cell>
          <table:table-cell table:formula="of:=IF([.V23]&gt;=[.V$43])" office:value-type="float" office:value="1" calcext:value-type="float">
            <text:p>1.000</text:p>
          </table:table-cell>
          <table:table-cell table:formula="of:=IF([.W23]&gt;=[.W$43])" office:value-type="float" office:value="1" calcext:value-type="float">
            <text:p>1.000</text:p>
          </table:table-cell>
          <table:table-cell table:formula="of:=IF([.X23]&gt;=[.X$43])" office:value-type="float" office:value="1" calcext:value-type="float">
            <text:p>1.000</text:p>
          </table:table-cell>
          <table:table-cell table:formula="of:=IF([.Y23]&gt;=[.Y$43])" office:value-type="float" office:value="1" calcext:value-type="float">
            <text:p>1.000</text:p>
          </table:table-cell>
          <table:table-cell table:formula="of:=IF([.Z23]&gt;=[.Z$43])" office:value-type="float" office:value="1" calcext:value-type="float">
            <text:p>1.000</text:p>
          </table:table-cell>
          <table:table-cell table:formula="of:=IF([.AA23]&gt;=[.AA$43])" office:value-type="float" office:value="1" calcext:value-type="float">
            <text:p>1.000</text:p>
          </table:table-cell>
          <table:table-cell table:formula="of:=IF([.AB23]&gt;=[.AB$43])" office:value-type="float" office:value="1" calcext:value-type="float">
            <text:p>1.000</text:p>
          </table:table-cell>
          <table:table-cell table:formula="of:=IF([.AC23]&gt;=[.AC$43])" office:value-type="float" office:value="0" calcext:value-type="float">
            <text:p>0.000</text:p>
          </table:table-cell>
          <table:table-cell table:formula="of:=IF([.AD23]&gt;=[.AD$43])" office:value-type="float" office:value="0" calcext:value-type="float">
            <text:p>0.000</text:p>
          </table:table-cell>
          <table:table-cell table:formula="of:=IF([.AE23]&gt;=[.AE$43])" office:value-type="float" office:value="1" calcext:value-type="float">
            <text:p>1.000</text:p>
          </table:table-cell>
          <table:table-cell table:formula="of:=IF([.AF23]&gt;=[.AF$43])" office:value-type="float" office:value="1" calcext:value-type="float">
            <text:p>1.000</text:p>
          </table:table-cell>
          <table:table-cell table:formula="of:=IF([.AG23]&gt;=[.AG$43])" office:value-type="float" office:value="1" calcext:value-type="float">
            <text:p>1.000</text:p>
          </table:table-cell>
          <table:table-cell table:formula="of:=IF([.AH23]&gt;=[.AH$43])" office:value-type="float" office:value="1" calcext:value-type="float">
            <text:p>1.000</text:p>
          </table:table-cell>
          <table:table-cell table:formula="of:=IF([.AI23]&gt;=[.AI$43])" office:value-type="float" office:value="1" calcext:value-type="float">
            <text:p>1.000</text:p>
          </table:table-cell>
          <table:table-cell table:formula="of:=IF([.AJ23]&gt;=[.AJ$43])" office:value-type="float" office:value="1" calcext:value-type="float">
            <text:p>1.000</text:p>
          </table:table-cell>
          <table:table-cell table:formula="of:=IF([.AK23]&gt;=[.AK$43])" office:value-type="float" office:value="1" calcext:value-type="float">
            <text:p>1.000</text:p>
          </table:table-cell>
          <table:table-cell table:formula="of:=IF([.AL23]&gt;=[.AL$43])" office:value-type="float" office:value="1" calcext:value-type="float">
            <text:p>1.000</text:p>
          </table:table-cell>
          <table:table-cell table:formula="of:=IF([.AM23]&gt;=[.AM$43])" office:value-type="float" office:value="1" calcext:value-type="float">
            <text:p>1.000</text:p>
          </table:table-cell>
          <table:table-cell table:formula="of:=IF([.AN23]&gt;=[.AN$43])" office:value-type="float" office:value="1" calcext:value-type="float">
            <text:p>1.000</text:p>
          </table:table-cell>
          <table:table-cell table:formula="of:=IF([.AO23]&gt;=[.AO$43])" office:value-type="float" office:value="1" calcext:value-type="float">
            <text:p>1.000</text:p>
          </table:table-cell>
          <table:table-cell table:formula="of:=IF([.AP23]&gt;=[.AP$43])" office:value-type="float" office:value="1" calcext:value-type="float">
            <text:p>1.000</text:p>
          </table:table-cell>
          <table:table-cell table:formula="of:=IF([.AQ23]&gt;=[.AQ$43])" office:value-type="float" office:value="1" calcext:value-type="float">
            <text:p>1.000</text:p>
          </table:table-cell>
          <table:table-cell table:formula="of:=IF([.AR23]&gt;=[.AR$43])" office:value-type="float" office:value="1" calcext:value-type="float">
            <text:p>1.000</text:p>
          </table:table-cell>
          <table:table-cell table:formula="of:=IF([.AS23]&gt;=[.AS$43])" office:value-type="float" office:value="1" calcext:value-type="float">
            <text:p>1.000</text:p>
          </table:table-cell>
          <table:table-cell table:formula="of:=IF([.AT23]&gt;=[.AT$43])" office:value-type="float" office:value="0" calcext:value-type="float">
            <text:p>0.000</text:p>
          </table:table-cell>
          <table:table-cell table:formula="of:=IF([.AU23]&gt;=[.AU$43])" office:value-type="float" office:value="1" calcext:value-type="float">
            <text:p>1.000</text:p>
          </table:table-cell>
          <table:table-cell table:formula="of:=IF([.AV23]&gt;=[.AV$43])" office:value-type="float" office:value="1" calcext:value-type="float">
            <text:p>1.000</text:p>
          </table:table-cell>
          <table:table-cell table:formula="of:=IF([.AW23]&gt;=[.AW$43])" office:value-type="float" office:value="1" calcext:value-type="float">
            <text:p>1.000</text:p>
          </table:table-cell>
          <table:table-cell table:formula="of:=IF([.AX23]&gt;=[.AX$43])" office:value-type="float" office:value="1" calcext:value-type="float">
            <text:p>1.000</text:p>
          </table:table-cell>
          <table:table-cell table:formula="of:=IF([.AY23]&gt;=[.AY$43])" office:value-type="float" office:value="1" calcext:value-type="float">
            <text:p>1.000</text:p>
          </table:table-cell>
          <table:table-cell table:formula="of:=IF([.AZ23]&gt;=[.AZ$43])" office:value-type="float" office:value="1" calcext:value-type="float">
            <text:p>1.000</text:p>
          </table:table-cell>
          <table:table-cell table:formula="of:=IF([.BA23]&gt;=[.BA$43])" office:value-type="float" office:value="1" calcext:value-type="float">
            <text:p>1.000</text:p>
          </table:table-cell>
          <table:table-cell table:formula="of:=IF([.BB23]&gt;=[.BB$43])" office:value-type="float" office:value="1" calcext:value-type="float">
            <text:p>1.000</text:p>
          </table:table-cell>
          <table:table-cell table:formula="of:=IF([.BC23]&gt;=[.BC$43])" office:value-type="float" office:value="1" calcext:value-type="float">
            <text:p>1.000</text:p>
          </table:table-cell>
          <table:table-cell table:formula="of:=IF([.BD23]&gt;=[.BD$43])" office:value-type="float" office:value="1" calcext:value-type="float">
            <text:p>1.000</text:p>
          </table:table-cell>
          <table:table-cell table:formula="of:=IF([.BE23]&gt;=[.BE$43])" office:value-type="float" office:value="1" calcext:value-type="float">
            <text:p>1.000</text:p>
          </table:table-cell>
          <table:table-cell table:formula="of:=IF([.BF23]&gt;=[.BF$43])" office:value-type="float" office:value="1" calcext:value-type="float">
            <text:p>1.000</text:p>
          </table:table-cell>
          <table:table-cell table:formula="of:=IF([.BG23]&gt;=[.BG$43])" office:value-type="float" office:value="1" calcext:value-type="float">
            <text:p>1.000</text:p>
          </table:table-cell>
          <table:table-cell table:formula="of:=IF([.BH23]&gt;=[.BH$43])" office:value-type="float" office:value="1" calcext:value-type="float">
            <text:p>1.000</text:p>
          </table:table-cell>
          <table:table-cell table:formula="of:=IF([.BI23]&gt;=[.BI$43])" office:value-type="float" office:value="1" calcext:value-type="float">
            <text:p>1.000</text:p>
          </table:table-cell>
          <table:table-cell table:formula="of:=IF([.BJ23]&gt;=[.BJ$43])" office:value-type="float" office:value="1" calcext:value-type="float">
            <text:p>1.000</text:p>
          </table:table-cell>
          <table:table-cell table:formula="of:=IF([.BK23]&gt;=[.BK$43])" office:value-type="float" office:value="1" calcext:value-type="float">
            <text:p>1.000</text:p>
          </table:table-cell>
          <table:table-cell table:formula="of:=IF([.BL23]&gt;=[.BL$43])" office:value-type="float" office:value="1" calcext:value-type="float">
            <text:p>1.000</text:p>
          </table:table-cell>
          <table:table-cell table:formula="of:=IF([.BM23]&gt;=[.BM$43])" office:value-type="float" office:value="1" calcext:value-type="float">
            <text:p>1.000</text:p>
          </table:table-cell>
          <table:table-cell table:formula="of:=IF([.BN23]&gt;=[.BN$43])" office:value-type="float" office:value="1" calcext:value-type="float">
            <text:p>1.000</text:p>
          </table:table-cell>
          <table:table-cell table:formula="of:=IF([.BO23]&gt;=[.BO$43])" office:value-type="float" office:value="1" calcext:value-type="float">
            <text:p>1.000</text:p>
          </table:table-cell>
          <table:table-cell table:formula="of:=IF([.BP23]&gt;=[.BP$43])" office:value-type="float" office:value="1" calcext:value-type="float">
            <text:p>1.000</text:p>
          </table:table-cell>
          <table:table-cell table:formula="of:=IF([.BQ23]&gt;=[.BQ$43])" office:value-type="float" office:value="1" calcext:value-type="float">
            <text:p>1.000</text:p>
          </table:table-cell>
          <table:table-cell table:formula="of:=IF([.BR23]&gt;=[.BR$43])" office:value-type="float" office:value="1" calcext:value-type="float">
            <text:p>1.000</text:p>
          </table:table-cell>
          <table:table-cell table:formula="of:=IF([.BS23]&gt;=[.BS$43])" office:value-type="float" office:value="1" calcext:value-type="float">
            <text:p>1.000</text:p>
          </table:table-cell>
          <table:table-cell table:formula="of:=IF([.BT23]&gt;=[.BT$43])" office:value-type="float" office:value="1" calcext:value-type="float">
            <text:p>1.000</text:p>
          </table:table-cell>
          <table:table-cell table:formula="of:=IF([.BU23]&gt;=[.BU$43])" office:value-type="float" office:value="1" calcext:value-type="float">
            <text:p>1.000</text:p>
          </table:table-cell>
          <table:table-cell table:formula="of:=IF([.BV23]&gt;=[.BV$43])" office:value-type="float" office:value="1" calcext:value-type="float">
            <text:p>1.000</text:p>
          </table:table-cell>
          <table:table-cell table:formula="of:=IF([.BW23]&gt;=[.BW$43])" office:value-type="float" office:value="1" calcext:value-type="float">
            <text:p>1.000</text:p>
          </table:table-cell>
          <table:table-cell table:formula="of:=IF([.BX23]&gt;=[.BX$43])" office:value-type="float" office:value="1" calcext:value-type="float">
            <text:p>1.000</text:p>
          </table:table-cell>
          <table:table-cell table:formula="of:=IF([.BY23]&gt;=[.BY$43])" office:value-type="float" office:value="1" calcext:value-type="float">
            <text:p>1.000</text:p>
          </table:table-cell>
          <table:table-cell table:formula="of:=IF([.BZ23]&gt;=[.BZ$43])" office:value-type="float" office:value="1" calcext:value-type="float">
            <text:p>1.000</text:p>
          </table:table-cell>
          <table:table-cell table:formula="of:=IF([.CA23]&gt;=[.CA$43])" office:value-type="float" office:value="1" calcext:value-type="float">
            <text:p>1.000</text:p>
          </table:table-cell>
          <table:table-cell table:formula="of:=IF([.CB23]&gt;=[.CB$43])" office:value-type="float" office:value="1" calcext:value-type="float">
            <text:p>1.000</text:p>
          </table:table-cell>
          <table:table-cell table:formula="of:=IF([.CC23]&gt;=[.CC$43])" office:value-type="float" office:value="1" calcext:value-type="float">
            <text:p>1.000</text:p>
          </table:table-cell>
          <table:table-cell table:formula="of:=IF([.CD23]&gt;=[.CD$43])" office:value-type="float" office:value="1" calcext:value-type="float">
            <text:p>1.000</text:p>
          </table:table-cell>
          <table:table-cell table:formula="of:=IF([.CE23]&gt;=[.CE$43])" office:value-type="float" office:value="1" calcext:value-type="float">
            <text:p>1.000</text:p>
          </table:table-cell>
          <table:table-cell table:formula="of:=IF([.CF23]&gt;=[.CF$43])" office:value-type="float" office:value="1" calcext:value-type="float">
            <text:p>1.000</text:p>
          </table:table-cell>
          <table:table-cell table:formula="of:=IF([.CG23]&gt;=[.CG$43])" office:value-type="float" office:value="1" calcext:value-type="float">
            <text:p>1.000</text:p>
          </table:table-cell>
          <table:table-cell table:formula="of:=IF([.CH23]&gt;=[.CH$43])" office:value-type="float" office:value="1" calcext:value-type="float">
            <text:p>1.000</text:p>
          </table:table-cell>
          <table:table-cell table:formula="of:=IF([.CI23]&gt;=[.CI$43])" office:value-type="float" office:value="1" calcext:value-type="float">
            <text:p>1.000</text:p>
          </table:table-cell>
          <table:table-cell table:formula="of:=IF([.CJ23]&gt;=[.CJ$43])" office:value-type="float" office:value="1" calcext:value-type="float">
            <text:p>1.000</text:p>
          </table:table-cell>
          <table:table-cell table:formula="of:=IF([.CK23]&gt;=[.CK$43])" office:value-type="float" office:value="1" calcext:value-type="float">
            <text:p>1.000</text:p>
          </table:table-cell>
          <table:table-cell table:formula="of:=IF([.CL23]&gt;=[.CL$43])" office:value-type="float" office:value="1" calcext:value-type="float">
            <text:p>1.000</text:p>
          </table:table-cell>
          <table:table-cell table:formula="of:=IF([.CM23]&gt;=[.CM$43])" office:value-type="float" office:value="1" calcext:value-type="float">
            <text:p>1.000</text:p>
          </table:table-cell>
          <table:table-cell table:formula="of:=IF([.CN23]&gt;=[.CN$43])" office:value-type="float" office:value="1" calcext:value-type="float">
            <text:p>1.000</text:p>
          </table:table-cell>
          <table:table-cell table:formula="of:=IF([.CO23]&gt;=[.CO$43])" office:value-type="float" office:value="1" calcext:value-type="float">
            <text:p>1.000</text:p>
          </table:table-cell>
          <table:table-cell table:formula="of:=IF([.CP23]&gt;=[.CP$43])" office:value-type="float" office:value="1" calcext:value-type="float">
            <text:p>1.000</text:p>
          </table:table-cell>
          <table:table-cell table:formula="of:=IF([.CQ23]&gt;=[.CQ$43])" office:value-type="float" office:value="1" calcext:value-type="float">
            <text:p>1.000</text:p>
          </table:table-cell>
          <table:table-cell table:formula="of:=IF([.CR23]&gt;=[.CR$43])" office:value-type="float" office:value="1" calcext:value-type="float">
            <text:p>1.000</text:p>
          </table:table-cell>
          <table:table-cell table:formula="of:=IF([.CS23]&gt;=[.CS$43])" office:value-type="float" office:value="1" calcext:value-type="float">
            <text:p>1.000</text:p>
          </table:table-cell>
          <table:table-cell table:formula="of:=IF([.CT23]&gt;=[.CT$43])" office:value-type="float" office:value="1" calcext:value-type="float">
            <text:p>1.000</text:p>
          </table:table-cell>
          <table:table-cell table:formula="of:=IF([.CU23]&gt;=[.CU$43])" office:value-type="float" office:value="1" calcext:value-type="float">
            <text:p>1.000</text:p>
          </table:table-cell>
          <table:table-cell table:formula="of:=IF([.CV23]&gt;=[.CV$43])" office:value-type="float" office:value="1" calcext:value-type="float">
            <text:p>1.000</text:p>
          </table:table-cell>
          <table:table-cell table:formula="of:=IF([.CW23]&gt;=[.CW$43])" office:value-type="float" office:value="1" calcext:value-type="float">
            <text:p>1.000</text:p>
          </table:table-cell>
          <table:table-cell table:formula="of:=IF([.CX23]&gt;=[.CX$43])" office:value-type="float" office:value="1" calcext:value-type="float">
            <text:p>1.000</text:p>
          </table:table-cell>
          <table:table-cell table:formula="of:=IF([.CY23]&gt;=[.CY$43])" office:value-type="float" office:value="1" calcext:value-type="float">
            <text:p>1.000</text:p>
          </table:table-cell>
          <table:table-cell table:formula="of:=IF([.CZ23]&gt;=[.CZ$43])" office:value-type="float" office:value="1" calcext:value-type="float">
            <text:p>1.000</text:p>
          </table:table-cell>
          <table:table-cell table:formula="of:=IF([.DA23]&gt;=[.DA$43])" office:value-type="float" office:value="1" calcext:value-type="float">
            <text:p>1.000</text:p>
          </table:table-cell>
          <table:table-cell table:formula="of:=IF([.DB23]&gt;=[.DB$43])" office:value-type="float" office:value="1" calcext:value-type="float">
            <text:p>1.000</text:p>
          </table:table-cell>
          <table:table-cell table:formula="of:=IF([.DC23]&gt;=[.DC$43])" office:value-type="float" office:value="1" calcext:value-type="float">
            <text:p>1.000</text:p>
          </table:table-cell>
          <table:table-cell table:formula="of:=IF([.DD23]&gt;=[.DD$43])" office:value-type="float" office:value="1" calcext:value-type="float">
            <text:p>1.000</text:p>
          </table:table-cell>
          <table:table-cell table:formula="of:=IF([.DE23]&gt;=[.DE$43])" office:value-type="float" office:value="1" calcext:value-type="float">
            <text:p>1.000</text:p>
          </table:table-cell>
          <table:table-cell table:formula="of:=COUNTIF([.S65:.DE65];1)" office:value-type="float" office:value="88" calcext:value-type="float">
            <text:p>88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Kimundu</text:p>
          </table:table-cell>
          <table:table-cell/>
          <table:table-cell table:formula="of:=IF([.S24]&gt;=[.S$43])" office:value-type="float" office:value="0" calcext:value-type="float">
            <text:p>0.000</text:p>
          </table:table-cell>
          <table:table-cell table:formula="of:=IF([.T24]&gt;=[.T$43])" office:value-type="float" office:value="0" calcext:value-type="float">
            <text:p>0.000</text:p>
          </table:table-cell>
          <table:table-cell table:formula="of:=IF([.U24]&gt;=[.U$43])" office:value-type="float" office:value="0" calcext:value-type="float">
            <text:p>0.000</text:p>
          </table:table-cell>
          <table:table-cell table:formula="of:=IF([.V24]&gt;=[.V$43])" office:value-type="float" office:value="0" calcext:value-type="float">
            <text:p>0.000</text:p>
          </table:table-cell>
          <table:table-cell table:formula="of:=IF([.W24]&gt;=[.W$43])" office:value-type="float" office:value="0" calcext:value-type="float">
            <text:p>0.000</text:p>
          </table:table-cell>
          <table:table-cell table:formula="of:=IF([.X24]&gt;=[.X$43])" office:value-type="float" office:value="0" calcext:value-type="float">
            <text:p>0.000</text:p>
          </table:table-cell>
          <table:table-cell table:formula="of:=IF([.Y24]&gt;=[.Y$43])" office:value-type="float" office:value="0" calcext:value-type="float">
            <text:p>0.000</text:p>
          </table:table-cell>
          <table:table-cell table:formula="of:=IF([.Z24]&gt;=[.Z$43])" office:value-type="float" office:value="0" calcext:value-type="float">
            <text:p>0.000</text:p>
          </table:table-cell>
          <table:table-cell table:formula="of:=IF([.AA24]&gt;=[.AA$43])" office:value-type="float" office:value="0" calcext:value-type="float">
            <text:p>0.000</text:p>
          </table:table-cell>
          <table:table-cell table:formula="of:=IF([.AB24]&gt;=[.AB$43])" office:value-type="float" office:value="0" calcext:value-type="float">
            <text:p>0.000</text:p>
          </table:table-cell>
          <table:table-cell table:formula="of:=IF([.AC24]&gt;=[.AC$43])" office:value-type="float" office:value="0" calcext:value-type="float">
            <text:p>0.000</text:p>
          </table:table-cell>
          <table:table-cell table:formula="of:=IF([.AD24]&gt;=[.AD$43])" office:value-type="float" office:value="0" calcext:value-type="float">
            <text:p>0.000</text:p>
          </table:table-cell>
          <table:table-cell table:formula="of:=IF([.AE24]&gt;=[.AE$43])" office:value-type="float" office:value="0" calcext:value-type="float">
            <text:p>0.000</text:p>
          </table:table-cell>
          <table:table-cell table:formula="of:=IF([.AF24]&gt;=[.AF$43])" office:value-type="float" office:value="0" calcext:value-type="float">
            <text:p>0.000</text:p>
          </table:table-cell>
          <table:table-cell table:formula="of:=IF([.AG24]&gt;=[.AG$43])" office:value-type="float" office:value="0" calcext:value-type="float">
            <text:p>0.000</text:p>
          </table:table-cell>
          <table:table-cell table:formula="of:=IF([.AH24]&gt;=[.AH$43])" office:value-type="float" office:value="0" calcext:value-type="float">
            <text:p>0.000</text:p>
          </table:table-cell>
          <table:table-cell table:formula="of:=IF([.AI24]&gt;=[.AI$43])" office:value-type="float" office:value="1" calcext:value-type="float">
            <text:p>1.000</text:p>
          </table:table-cell>
          <table:table-cell table:formula="of:=IF([.AJ24]&gt;=[.AJ$43])" office:value-type="float" office:value="1" calcext:value-type="float">
            <text:p>1.000</text:p>
          </table:table-cell>
          <table:table-cell table:formula="of:=IF([.AK24]&gt;=[.AK$43])" office:value-type="float" office:value="1" calcext:value-type="float">
            <text:p>1.000</text:p>
          </table:table-cell>
          <table:table-cell table:formula="of:=IF([.AL24]&gt;=[.AL$43])" office:value-type="float" office:value="0" calcext:value-type="float">
            <text:p>0.000</text:p>
          </table:table-cell>
          <table:table-cell table:formula="of:=IF([.AM24]&gt;=[.AM$43])" office:value-type="float" office:value="0" calcext:value-type="float">
            <text:p>0.000</text:p>
          </table:table-cell>
          <table:table-cell table:formula="of:=IF([.AN24]&gt;=[.AN$43])" office:value-type="float" office:value="0" calcext:value-type="float">
            <text:p>0.000</text:p>
          </table:table-cell>
          <table:table-cell table:formula="of:=IF([.AO24]&gt;=[.AO$43])" office:value-type="float" office:value="0" calcext:value-type="float">
            <text:p>0.000</text:p>
          </table:table-cell>
          <table:table-cell table:formula="of:=IF([.AP24]&gt;=[.AP$43])" office:value-type="float" office:value="0" calcext:value-type="float">
            <text:p>0.000</text:p>
          </table:table-cell>
          <table:table-cell table:formula="of:=IF([.AQ24]&gt;=[.AQ$43])" office:value-type="float" office:value="0" calcext:value-type="float">
            <text:p>0.000</text:p>
          </table:table-cell>
          <table:table-cell table:formula="of:=IF([.AR24]&gt;=[.AR$43])" office:value-type="float" office:value="0" calcext:value-type="float">
            <text:p>0.000</text:p>
          </table:table-cell>
          <table:table-cell table:formula="of:=IF([.AS24]&gt;=[.AS$43])" office:value-type="float" office:value="0" calcext:value-type="float">
            <text:p>0.000</text:p>
          </table:table-cell>
          <table:table-cell table:formula="of:=IF([.AT24]&gt;=[.AT$43])" office:value-type="float" office:value="1" calcext:value-type="float">
            <text:p>1.000</text:p>
          </table:table-cell>
          <table:table-cell table:formula="of:=IF([.AU24]&gt;=[.AU$43])" office:value-type="float" office:value="1" calcext:value-type="float">
            <text:p>1.000</text:p>
          </table:table-cell>
          <table:table-cell table:formula="of:=IF([.AV24]&gt;=[.AV$43])" office:value-type="float" office:value="1" calcext:value-type="float">
            <text:p>1.000</text:p>
          </table:table-cell>
          <table:table-cell table:formula="of:=IF([.AW24]&gt;=[.AW$43])" office:value-type="float" office:value="1" calcext:value-type="float">
            <text:p>1.000</text:p>
          </table:table-cell>
          <table:table-cell table:formula="of:=IF([.AX24]&gt;=[.AX$43])" office:value-type="float" office:value="1" calcext:value-type="float">
            <text:p>1.000</text:p>
          </table:table-cell>
          <table:table-cell table:formula="of:=IF([.AY24]&gt;=[.AY$43])" office:value-type="float" office:value="1" calcext:value-type="float">
            <text:p>1.000</text:p>
          </table:table-cell>
          <table:table-cell table:formula="of:=IF([.AZ24]&gt;=[.AZ$43])" office:value-type="float" office:value="1" calcext:value-type="float">
            <text:p>1.000</text:p>
          </table:table-cell>
          <table:table-cell table:formula="of:=IF([.BA24]&gt;=[.BA$43])" office:value-type="float" office:value="1" calcext:value-type="float">
            <text:p>1.000</text:p>
          </table:table-cell>
          <table:table-cell table:formula="of:=IF([.BB24]&gt;=[.BB$43])" office:value-type="float" office:value="1" calcext:value-type="float">
            <text:p>1.000</text:p>
          </table:table-cell>
          <table:table-cell table:formula="of:=IF([.BC24]&gt;=[.BC$43])" office:value-type="float" office:value="1" calcext:value-type="float">
            <text:p>1.000</text:p>
          </table:table-cell>
          <table:table-cell table:formula="of:=IF([.BD24]&gt;=[.BD$43])" office:value-type="float" office:value="1" calcext:value-type="float">
            <text:p>1.000</text:p>
          </table:table-cell>
          <table:table-cell table:formula="of:=IF([.BE24]&gt;=[.BE$43])" office:value-type="float" office:value="1" calcext:value-type="float">
            <text:p>1.000</text:p>
          </table:table-cell>
          <table:table-cell table:formula="of:=IF([.BF24]&gt;=[.BF$43])" office:value-type="float" office:value="1" calcext:value-type="float">
            <text:p>1.000</text:p>
          </table:table-cell>
          <table:table-cell table:formula="of:=IF([.BG24]&gt;=[.BG$43])" office:value-type="float" office:value="1" calcext:value-type="float">
            <text:p>1.000</text:p>
          </table:table-cell>
          <table:table-cell table:formula="of:=IF([.BH24]&gt;=[.BH$43])" office:value-type="float" office:value="1" calcext:value-type="float">
            <text:p>1.000</text:p>
          </table:table-cell>
          <table:table-cell table:formula="of:=IF([.BI24]&gt;=[.BI$43])" office:value-type="float" office:value="1" calcext:value-type="float">
            <text:p>1.000</text:p>
          </table:table-cell>
          <table:table-cell table:formula="of:=IF([.BJ24]&gt;=[.BJ$43])" office:value-type="float" office:value="1" calcext:value-type="float">
            <text:p>1.000</text:p>
          </table:table-cell>
          <table:table-cell table:formula="of:=IF([.BK24]&gt;=[.BK$43])" office:value-type="float" office:value="1" calcext:value-type="float">
            <text:p>1.000</text:p>
          </table:table-cell>
          <table:table-cell table:formula="of:=IF([.BL24]&gt;=[.BL$43])" office:value-type="float" office:value="1" calcext:value-type="float">
            <text:p>1.000</text:p>
          </table:table-cell>
          <table:table-cell table:formula="of:=IF([.BM24]&gt;=[.BM$43])" office:value-type="float" office:value="1" calcext:value-type="float">
            <text:p>1.000</text:p>
          </table:table-cell>
          <table:table-cell table:formula="of:=IF([.BN24]&gt;=[.BN$43])" office:value-type="float" office:value="1" calcext:value-type="float">
            <text:p>1.000</text:p>
          </table:table-cell>
          <table:table-cell table:formula="of:=IF([.BO24]&gt;=[.BO$43])" office:value-type="float" office:value="1" calcext:value-type="float">
            <text:p>1.000</text:p>
          </table:table-cell>
          <table:table-cell table:formula="of:=IF([.BP24]&gt;=[.BP$43])" office:value-type="float" office:value="1" calcext:value-type="float">
            <text:p>1.000</text:p>
          </table:table-cell>
          <table:table-cell table:formula="of:=IF([.BQ24]&gt;=[.BQ$43])" office:value-type="float" office:value="1" calcext:value-type="float">
            <text:p>1.000</text:p>
          </table:table-cell>
          <table:table-cell table:formula="of:=IF([.BR24]&gt;=[.BR$43])" office:value-type="float" office:value="1" calcext:value-type="float">
            <text:p>1.000</text:p>
          </table:table-cell>
          <table:table-cell table:formula="of:=IF([.BS24]&gt;=[.BS$43])" office:value-type="float" office:value="1" calcext:value-type="float">
            <text:p>1.000</text:p>
          </table:table-cell>
          <table:table-cell table:formula="of:=IF([.BT24]&gt;=[.BT$43])" office:value-type="float" office:value="1" calcext:value-type="float">
            <text:p>1.000</text:p>
          </table:table-cell>
          <table:table-cell table:formula="of:=IF([.BU24]&gt;=[.BU$43])" office:value-type="float" office:value="0" calcext:value-type="float">
            <text:p>0.000</text:p>
          </table:table-cell>
          <table:table-cell table:formula="of:=IF([.BV24]&gt;=[.BV$43])" office:value-type="float" office:value="1" calcext:value-type="float">
            <text:p>1.000</text:p>
          </table:table-cell>
          <table:table-cell table:formula="of:=IF([.BW24]&gt;=[.BW$43])" office:value-type="float" office:value="1" calcext:value-type="float">
            <text:p>1.000</text:p>
          </table:table-cell>
          <table:table-cell table:formula="of:=IF([.BX24]&gt;=[.BX$43])" office:value-type="float" office:value="1" calcext:value-type="float">
            <text:p>1.000</text:p>
          </table:table-cell>
          <table:table-cell table:formula="of:=IF([.BY24]&gt;=[.BY$43])" office:value-type="float" office:value="1" calcext:value-type="float">
            <text:p>1.000</text:p>
          </table:table-cell>
          <table:table-cell table:formula="of:=IF([.BZ24]&gt;=[.BZ$43])" office:value-type="float" office:value="1" calcext:value-type="float">
            <text:p>1.000</text:p>
          </table:table-cell>
          <table:table-cell table:formula="of:=IF([.CA24]&gt;=[.CA$43])" office:value-type="float" office:value="1" calcext:value-type="float">
            <text:p>1.000</text:p>
          </table:table-cell>
          <table:table-cell table:formula="of:=IF([.CB24]&gt;=[.CB$43])" office:value-type="float" office:value="1" calcext:value-type="float">
            <text:p>1.000</text:p>
          </table:table-cell>
          <table:table-cell table:formula="of:=IF([.CC24]&gt;=[.CC$43])" office:value-type="float" office:value="1" calcext:value-type="float">
            <text:p>1.000</text:p>
          </table:table-cell>
          <table:table-cell table:formula="of:=IF([.CD24]&gt;=[.CD$43])" office:value-type="float" office:value="1" calcext:value-type="float">
            <text:p>1.000</text:p>
          </table:table-cell>
          <table:table-cell table:formula="of:=IF([.CE24]&gt;=[.CE$43])" office:value-type="float" office:value="1" calcext:value-type="float">
            <text:p>1.000</text:p>
          </table:table-cell>
          <table:table-cell table:formula="of:=IF([.CF24]&gt;=[.CF$43])" office:value-type="float" office:value="1" calcext:value-type="float">
            <text:p>1.000</text:p>
          </table:table-cell>
          <table:table-cell table:formula="of:=IF([.CG24]&gt;=[.CG$43])" office:value-type="float" office:value="1" calcext:value-type="float">
            <text:p>1.000</text:p>
          </table:table-cell>
          <table:table-cell table:formula="of:=IF([.CH24]&gt;=[.CH$43])" office:value-type="float" office:value="1" calcext:value-type="float">
            <text:p>1.000</text:p>
          </table:table-cell>
          <table:table-cell table:formula="of:=IF([.CI24]&gt;=[.CI$43])" office:value-type="float" office:value="1" calcext:value-type="float">
            <text:p>1.000</text:p>
          </table:table-cell>
          <table:table-cell table:formula="of:=IF([.CJ24]&gt;=[.CJ$43])" office:value-type="float" office:value="1" calcext:value-type="float">
            <text:p>1.000</text:p>
          </table:table-cell>
          <table:table-cell table:formula="of:=IF([.CK24]&gt;=[.CK$43])" office:value-type="float" office:value="1" calcext:value-type="float">
            <text:p>1.000</text:p>
          </table:table-cell>
          <table:table-cell table:formula="of:=IF([.CL24]&gt;=[.CL$43])" office:value-type="float" office:value="1" calcext:value-type="float">
            <text:p>1.000</text:p>
          </table:table-cell>
          <table:table-cell table:formula="of:=IF([.CM24]&gt;=[.CM$43])" office:value-type="float" office:value="1" calcext:value-type="float">
            <text:p>1.000</text:p>
          </table:table-cell>
          <table:table-cell table:formula="of:=IF([.CN24]&gt;=[.CN$43])" office:value-type="float" office:value="1" calcext:value-type="float">
            <text:p>1.000</text:p>
          </table:table-cell>
          <table:table-cell table:formula="of:=IF([.CO24]&gt;=[.CO$43])" office:value-type="float" office:value="1" calcext:value-type="float">
            <text:p>1.000</text:p>
          </table:table-cell>
          <table:table-cell table:formula="of:=IF([.CP24]&gt;=[.CP$43])" office:value-type="float" office:value="1" calcext:value-type="float">
            <text:p>1.000</text:p>
          </table:table-cell>
          <table:table-cell table:formula="of:=IF([.CQ24]&gt;=[.CQ$43])" office:value-type="float" office:value="1" calcext:value-type="float">
            <text:p>1.000</text:p>
          </table:table-cell>
          <table:table-cell table:formula="of:=IF([.CR24]&gt;=[.CR$43])" office:value-type="float" office:value="1" calcext:value-type="float">
            <text:p>1.000</text:p>
          </table:table-cell>
          <table:table-cell table:formula="of:=IF([.CS24]&gt;=[.CS$43])" office:value-type="float" office:value="1" calcext:value-type="float">
            <text:p>1.000</text:p>
          </table:table-cell>
          <table:table-cell table:formula="of:=IF([.CT24]&gt;=[.CT$43])" office:value-type="float" office:value="1" calcext:value-type="float">
            <text:p>1.000</text:p>
          </table:table-cell>
          <table:table-cell table:formula="of:=IF([.CU24]&gt;=[.CU$43])" office:value-type="float" office:value="1" calcext:value-type="float">
            <text:p>1.000</text:p>
          </table:table-cell>
          <table:table-cell table:formula="of:=IF([.CV24]&gt;=[.CV$43])" office:value-type="float" office:value="1" calcext:value-type="float">
            <text:p>1.000</text:p>
          </table:table-cell>
          <table:table-cell table:formula="of:=IF([.CW24]&gt;=[.CW$43])" office:value-type="float" office:value="1" calcext:value-type="float">
            <text:p>1.000</text:p>
          </table:table-cell>
          <table:table-cell table:formula="of:=IF([.CX24]&gt;=[.CX$43])" office:value-type="float" office:value="1" calcext:value-type="float">
            <text:p>1.000</text:p>
          </table:table-cell>
          <table:table-cell table:formula="of:=IF([.CY24]&gt;=[.CY$43])" office:value-type="float" office:value="1" calcext:value-type="float">
            <text:p>1.000</text:p>
          </table:table-cell>
          <table:table-cell table:formula="of:=IF([.CZ24]&gt;=[.CZ$43])" office:value-type="float" office:value="1" calcext:value-type="float">
            <text:p>1.000</text:p>
          </table:table-cell>
          <table:table-cell table:formula="of:=IF([.DA24]&gt;=[.DA$43])" office:value-type="float" office:value="1" calcext:value-type="float">
            <text:p>1.000</text:p>
          </table:table-cell>
          <table:table-cell table:formula="of:=IF([.DB24]&gt;=[.DB$43])" office:value-type="float" office:value="1" calcext:value-type="float">
            <text:p>1.000</text:p>
          </table:table-cell>
          <table:table-cell table:formula="of:=IF([.DC24]&gt;=[.DC$43])" office:value-type="float" office:value="1" calcext:value-type="float">
            <text:p>1.000</text:p>
          </table:table-cell>
          <table:table-cell table:formula="of:=IF([.DD24]&gt;=[.DD$43])" office:value-type="float" office:value="1" calcext:value-type="float">
            <text:p>1.000</text:p>
          </table:table-cell>
          <table:table-cell table:formula="of:=IF([.DE24]&gt;=[.DE$43])" office:value-type="float" office:value="1" calcext:value-type="float">
            <text:p>1.000</text:p>
          </table:table-cell>
          <table:table-cell table:formula="of:=COUNTIF([.S66:.DE66];1)" office:value-type="float" office:value="66" calcext:value-type="float">
            <text:p>66</text:p>
          </table:table-cell>
          <table:table-cell table:number-columns-repeated="914"/>
        </table:table-row>
        <table:table-row table:style-name="ro1">
          <table:table-cell table:number-columns-repeated="16"/>
          <table:table-cell office:value-type="string" calcext:value-type="string">
            <text:p>Agula</text:p>
          </table:table-cell>
          <table:table-cell/>
          <table:table-cell table:formula="of:=IF([.S25]&gt;=[.S$43])" office:value-type="float" office:value="1" calcext:value-type="float">
            <text:p>1.000</text:p>
          </table:table-cell>
          <table:table-cell table:formula="of:=IF([.T25]&gt;=[.T$43])" office:value-type="float" office:value="1" calcext:value-type="float">
            <text:p>1.000</text:p>
          </table:table-cell>
          <table:table-cell table:formula="of:=IF([.U25]&gt;=[.U$43])" office:value-type="float" office:value="1" calcext:value-type="float">
            <text:p>1.000</text:p>
          </table:table-cell>
          <table:table-cell table:formula="of:=IF([.V25]&gt;=[.V$43])" office:value-type="float" office:value="1" calcext:value-type="float">
            <text:p>1.000</text:p>
          </table:table-cell>
          <table:table-cell table:formula="of:=IF([.W25]&gt;=[.W$43])" office:value-type="float" office:value="0" calcext:value-type="float">
            <text:p>0.000</text:p>
          </table:table-cell>
          <table:table-cell table:formula="of:=IF([.X25]&gt;=[.X$43])" office:value-type="float" office:value="0" calcext:value-type="float">
            <text:p>0.000</text:p>
          </table:table-cell>
          <table:table-cell table:formula="of:=IF([.Y25]&gt;=[.Y$43])" office:value-type="float" office:value="0" calcext:value-type="float">
            <text:p>0.000</text:p>
          </table:table-cell>
          <table:table-cell table:formula="of:=IF([.Z25]&gt;=[.Z$43])" office:value-type="float" office:value="0" calcext:value-type="float">
            <text:p>0.000</text:p>
          </table:table-cell>
          <table:table-cell table:formula="of:=IF([.AA25]&gt;=[.AA$43])" office:value-type="float" office:value="0" calcext:value-type="float">
            <text:p>0.000</text:p>
          </table:table-cell>
          <table:table-cell table:formula="of:=IF([.AB25]&gt;=[.AB$43])" office:value-type="float" office:value="1" calcext:value-type="float">
            <text:p>1.000</text:p>
          </table:table-cell>
          <table:table-cell table:formula="of:=IF([.AC25]&gt;=[.AC$43])" office:value-type="float" office:value="1" calcext:value-type="float">
            <text:p>1.000</text:p>
          </table:table-cell>
          <table:table-cell table:formula="of:=IF([.AD25]&gt;=[.AD$43])" office:value-type="float" office:value="1" calcext:value-type="float">
            <text:p>1.000</text:p>
          </table:table-cell>
          <table:table-cell table:formula="of:=IF([.AE25]&gt;=[.AE$43])" office:value-type="float" office:value="1" calcext:value-type="float">
            <text:p>1.000</text:p>
          </table:table-cell>
          <table:table-cell table:formula="of:=IF([.AF25]&gt;=[.AF$43])" office:value-type="float" office:value="1" calcext:value-type="float">
            <text:p>1.000</text:p>
          </table:table-cell>
          <table:table-cell table:formula="of:=IF([.AG25]&gt;=[.AG$43])" office:value-type="float" office:value="1" calcext:value-type="float">
            <text:p>1.000</text:p>
          </table:table-cell>
          <table:table-cell table:formula="of:=IF([.AH25]&gt;=[.AH$43])" office:value-type="float" office:value="1" calcext:value-type="float">
            <text:p>1.000</text:p>
          </table:table-cell>
          <table:table-cell table:formula="of:=IF([.AI25]&gt;=[.AI$43])" office:value-type="float" office:value="1" calcext:value-type="float">
            <text:p>1.000</text:p>
          </table:table-cell>
          <table:table-cell table:formula="of:=IF([.AJ25]&gt;=[.AJ$43])" office:value-type="float" office:value="1" calcext:value-type="float">
            <text:p>1.000</text:p>
          </table:table-cell>
          <table:table-cell table:formula="of:=IF([.AK25]&gt;=[.AK$43])" office:value-type="float" office:value="1" calcext:value-type="float">
            <text:p>1.000</text:p>
          </table:table-cell>
          <table:table-cell table:formula="of:=IF([.AL25]&gt;=[.AL$43])" office:value-type="float" office:value="1" calcext:value-type="float">
            <text:p>1.000</text:p>
          </table:table-cell>
          <table:table-cell table:formula="of:=IF([.AM25]&gt;=[.AM$43])" office:value-type="float" office:value="1" calcext:value-type="float">
            <text:p>1.000</text:p>
          </table:table-cell>
          <table:table-cell table:formula="of:=IF([.AN25]&gt;=[.AN$43])" office:value-type="float" office:value="1" calcext:value-type="float">
            <text:p>1.000</text:p>
          </table:table-cell>
          <table:table-cell table:formula="of:=IF([.AO25]&gt;=[.AO$43])" office:value-type="float" office:value="1" calcext:value-type="float">
            <text:p>1.000</text:p>
          </table:table-cell>
          <table:table-cell table:formula="of:=IF([.AP25]&gt;=[.AP$43])" office:value-type="float" office:value="1" calcext:value-type="float">
            <text:p>1.000</text:p>
          </table:table-cell>
          <table:table-cell table:formula="of:=IF([.AQ25]&gt;=[.AQ$43])" office:value-type="float" office:value="1" calcext:value-type="float">
            <text:p>1.000</text:p>
          </table:table-cell>
          <table:table-cell table:formula="of:=IF([.AR25]&gt;=[.AR$43])" office:value-type="float" office:value="1" calcext:value-type="float">
            <text:p>1.000</text:p>
          </table:table-cell>
          <table:table-cell table:formula="of:=IF([.AS25]&gt;=[.AS$43])" office:value-type="float" office:value="1" calcext:value-type="float">
            <text:p>1.000</text:p>
          </table:table-cell>
          <table:table-cell table:formula="of:=IF([.AT25]&gt;=[.AT$43])" office:value-type="float" office:value="1" calcext:value-type="float">
            <text:p>1.000</text:p>
          </table:table-cell>
          <table:table-cell table:formula="of:=IF([.AU25]&gt;=[.AU$43])" office:value-type="float" office:value="1" calcext:value-type="float">
            <text:p>1.000</text:p>
          </table:table-cell>
          <table:table-cell table:formula="of:=IF([.AV25]&gt;=[.AV$43])" office:value-type="float" office:value="1" calcext:value-type="float">
            <text:p>1.000</text:p>
          </table:table-cell>
          <table:table-cell table:formula="of:=IF([.AW25]&gt;=[.AW$43])" office:value-type="float" office:value="1" calcext:value-type="float">
            <text:p>1.000</text:p>
          </table:table-cell>
          <table:table-cell table:formula="of:=IF([.AX25]&gt;=[.AX$43])" office:value-type="float" office:value="1" calcext:value-type="float">
            <text:p>1.000</text:p>
          </table:table-cell>
          <table:table-cell table:formula="of:=IF([.AY25]&gt;=[.AY$43])" office:value-type="float" office:value="1" calcext:value-type="float">
            <text:p>1.000</text:p>
          </table:table-cell>
          <table:table-cell table:formula="of:=IF([.AZ25]&gt;=[.AZ$43])" office:value-type="float" office:value="1" calcext:value-type="float">
            <text:p>1.000</text:p>
          </table:table-cell>
          <table:table-cell table:formula="of:=IF([.BA25]&gt;=[.BA$43])" office:value-type="float" office:value="1" calcext:value-type="float">
            <text:p>1.000</text:p>
          </table:table-cell>
          <table:table-cell table:formula="of:=IF([.BB25]&gt;=[.BB$43])" office:value-type="float" office:value="1" calcext:value-type="float">
            <text:p>1.000</text:p>
          </table:table-cell>
          <table:table-cell table:formula="of:=IF([.BC25]&gt;=[.BC$43])" office:value-type="float" office:value="1" calcext:value-type="float">
            <text:p>1.000</text:p>
          </table:table-cell>
          <table:table-cell table:formula="of:=IF([.BD25]&gt;=[.BD$43])" office:value-type="float" office:value="1" calcext:value-type="float">
            <text:p>1.000</text:p>
          </table:table-cell>
          <table:table-cell table:formula="of:=IF([.BE25]&gt;=[.BE$43])" office:value-type="float" office:value="1" calcext:value-type="float">
            <text:p>1.000</text:p>
          </table:table-cell>
          <table:table-cell table:formula="of:=IF([.BF25]&gt;=[.BF$43])" office:value-type="float" office:value="1" calcext:value-type="float">
            <text:p>1.000</text:p>
          </table:table-cell>
          <table:table-cell table:formula="of:=IF([.BG25]&gt;=[.BG$43])" office:value-type="float" office:value="1" calcext:value-type="float">
            <text:p>1.000</text:p>
          </table:table-cell>
          <table:table-cell table:formula="of:=IF([.BH25]&gt;=[.BH$43])" office:value-type="float" office:value="1" calcext:value-type="float">
            <text:p>1.000</text:p>
          </table:table-cell>
          <table:table-cell table:formula="of:=IF([.BI25]&gt;=[.BI$43])" office:value-type="float" office:value="1" calcext:value-type="float">
            <text:p>1.000</text:p>
          </table:table-cell>
          <table:table-cell table:formula="of:=IF([.BJ25]&gt;=[.BJ$43])" office:value-type="float" office:value="1" calcext:value-type="float">
            <text:p>1.000</text:p>
          </table:table-cell>
          <table:table-cell table:formula="of:=IF([.BK25]&gt;=[.BK$43])" office:value-type="float" office:value="1" calcext:value-type="float">
            <text:p>1.000</text:p>
          </table:table-cell>
          <table:table-cell table:formula="of:=IF([.BL25]&gt;=[.BL$43])" office:value-type="float" office:value="1" calcext:value-type="float">
            <text:p>1.000</text:p>
          </table:table-cell>
          <table:table-cell table:formula="of:=IF([.BM25]&gt;=[.BM$43])" office:value-type="float" office:value="1" calcext:value-type="float">
            <text:p>1.000</text:p>
          </table:table-cell>
          <table:table-cell table:formula="of:=IF([.BN25]&gt;=[.BN$43])" office:value-type="float" office:value="1" calcext:value-type="float">
            <text:p>1.000</text:p>
          </table:table-cell>
          <table:table-cell table:formula="of:=IF([.BO25]&gt;=[.BO$43])" office:value-type="float" office:value="1" calcext:value-type="float">
            <text:p>1.000</text:p>
          </table:table-cell>
          <table:table-cell table:formula="of:=IF([.BP25]&gt;=[.BP$43])" office:value-type="float" office:value="1" calcext:value-type="float">
            <text:p>1.000</text:p>
          </table:table-cell>
          <table:table-cell table:formula="of:=IF([.BQ25]&gt;=[.BQ$43])" office:value-type="float" office:value="1" calcext:value-type="float">
            <text:p>1.000</text:p>
          </table:table-cell>
          <table:table-cell table:formula="of:=IF([.BR25]&gt;=[.BR$43])" office:value-type="float" office:value="1" calcext:value-type="float">
            <text:p>1.000</text:p>
          </table:table-cell>
          <table:table-cell table:formula="of:=IF([.BS25]&gt;=[.BS$43])" office:value-type="float" office:value="1" calcext:value-type="float">
            <text:p>1.000</text:p>
          </table:table-cell>
          <table:table-cell table:formula="of:=IF([.BT25]&gt;=[.BT$43])" office:value-type="float" office:value="1" calcext:value-type="float">
            <text:p>1.000</text:p>
          </table:table-cell>
          <table:table-cell table:formula="of:=IF([.BU25]&gt;=[.BU$43])" office:value-type="float" office:value="1" calcext:value-type="float">
            <text:p>1.000</text:p>
          </table:table-cell>
          <table:table-cell table:formula="of:=IF([.BV25]&gt;=[.BV$43])" office:value-type="float" office:value="1" calcext:value-type="float">
            <text:p>1.000</text:p>
          </table:table-cell>
          <table:table-cell table:formula="of:=IF([.BW25]&gt;=[.BW$43])" office:value-type="float" office:value="1" calcext:value-type="float">
            <text:p>1.000</text:p>
          </table:table-cell>
          <table:table-cell table:formula="of:=IF([.BX25]&gt;=[.BX$43])" office:value-type="float" office:value="1" calcext:value-type="float">
            <text:p>1.000</text:p>
          </table:table-cell>
          <table:table-cell table:formula="of:=IF([.BY25]&gt;=[.BY$43])" office:value-type="float" office:value="1" calcext:value-type="float">
            <text:p>1.000</text:p>
          </table:table-cell>
          <table:table-cell table:formula="of:=IF([.BZ25]&gt;=[.BZ$43])" office:value-type="float" office:value="1" calcext:value-type="float">
            <text:p>1.000</text:p>
          </table:table-cell>
          <table:table-cell table:formula="of:=IF([.CA25]&gt;=[.CA$43])" office:value-type="float" office:value="1" calcext:value-type="float">
            <text:p>1.000</text:p>
          </table:table-cell>
          <table:table-cell table:formula="of:=IF([.CB25]&gt;=[.CB$43])" office:value-type="float" office:value="1" calcext:value-type="float">
            <text:p>1.000</text:p>
          </table:table-cell>
          <table:table-cell table:formula="of:=IF([.CC25]&gt;=[.CC$43])" office:value-type="float" office:value="1" calcext:value-type="float">
            <text:p>1.000</text:p>
          </table:table-cell>
          <table:table-cell table:formula="of:=IF([.CD25]&gt;=[.CD$43])" office:value-type="float" office:value="1" calcext:value-type="float">
            <text:p>1.000</text:p>
          </table:table-cell>
          <table:table-cell table:formula="of:=IF([.CE25]&gt;=[.CE$43])" office:value-type="float" office:value="1" calcext:value-type="float">
            <text:p>1.000</text:p>
          </table:table-cell>
          <table:table-cell table:formula="of:=IF([.CF25]&gt;=[.CF$43])" office:value-type="float" office:value="1" calcext:value-type="float">
            <text:p>1.000</text:p>
          </table:table-cell>
          <table:table-cell table:formula="of:=IF([.CG25]&gt;=[.CG$43])" office:value-type="float" office:value="1" calcext:value-type="float">
            <text:p>1.000</text:p>
          </table:table-cell>
          <table:table-cell table:formula="of:=IF([.CH25]&gt;=[.CH$43])" office:value-type="float" office:value="1" calcext:value-type="float">
            <text:p>1.000</text:p>
          </table:table-cell>
          <table:table-cell table:formula="of:=IF([.CI25]&gt;=[.CI$43])" office:value-type="float" office:value="1" calcext:value-type="float">
            <text:p>1.000</text:p>
          </table:table-cell>
          <table:table-cell table:formula="of:=IF([.CJ25]&gt;=[.CJ$43])" office:value-type="float" office:value="1" calcext:value-type="float">
            <text:p>1.000</text:p>
          </table:table-cell>
          <table:table-cell table:formula="of:=IF([.CK25]&gt;=[.CK$43])" office:value-type="float" office:value="1" calcext:value-type="float">
            <text:p>1.000</text:p>
          </table:table-cell>
          <table:table-cell table:formula="of:=IF([.CL25]&gt;=[.CL$43])" office:value-type="float" office:value="1" calcext:value-type="float">
            <text:p>1.000</text:p>
          </table:table-cell>
          <table:table-cell table:formula="of:=IF([.CM25]&gt;=[.CM$43])" office:value-type="float" office:value="1" calcext:value-type="float">
            <text:p>1.000</text:p>
          </table:table-cell>
          <table:table-cell table:formula="of:=IF([.CN25]&gt;=[.CN$43])" office:value-type="float" office:value="1" calcext:value-type="float">
            <text:p>1.000</text:p>
          </table:table-cell>
          <table:table-cell table:formula="of:=IF([.CO25]&gt;=[.CO$43])" office:value-type="float" office:value="1" calcext:value-type="float">
            <text:p>1.000</text:p>
          </table:table-cell>
          <table:table-cell table:formula="of:=IF([.CP25]&gt;=[.CP$43])" office:value-type="float" office:value="1" calcext:value-type="float">
            <text:p>1.000</text:p>
          </table:table-cell>
          <table:table-cell table:formula="of:=IF([.CQ25]&gt;=[.CQ$43])" office:value-type="float" office:value="1" calcext:value-type="float">
            <text:p>1.000</text:p>
          </table:table-cell>
          <table:table-cell table:formula="of:=IF([.CR25]&gt;=[.CR$43])" office:value-type="float" office:value="1" calcext:value-type="float">
            <text:p>1.000</text:p>
          </table:table-cell>
          <table:table-cell table:formula="of:=IF([.CS25]&gt;=[.CS$43])" office:value-type="float" office:value="1" calcext:value-type="float">
            <text:p>1.000</text:p>
          </table:table-cell>
          <table:table-cell table:formula="of:=IF([.CT25]&gt;=[.CT$43])" office:value-type="float" office:value="1" calcext:value-type="float">
            <text:p>1.000</text:p>
          </table:table-cell>
          <table:table-cell table:formula="of:=IF([.CU25]&gt;=[.CU$43])" office:value-type="float" office:value="1" calcext:value-type="float">
            <text:p>1.000</text:p>
          </table:table-cell>
          <table:table-cell table:formula="of:=IF([.CV25]&gt;=[.CV$43])" office:value-type="float" office:value="1" calcext:value-type="float">
            <text:p>1.000</text:p>
          </table:table-cell>
          <table:table-cell table:formula="of:=IF([.CW25]&gt;=[.CW$43])" office:value-type="float" office:value="1" calcext:value-type="float">
            <text:p>1.000</text:p>
          </table:table-cell>
          <table:table-cell table:formula="of:=IF([.CX25]&gt;=[.CX$43])" office:value-type="float" office:value="1" calcext:value-type="float">
            <text:p>1.000</text:p>
          </table:table-cell>
          <table:table-cell table:formula="of:=IF([.CY25]&gt;=[.CY$43])" office:value-type="float" office:value="1" calcext:value-type="float">
            <text:p>1.000</text:p>
          </table:table-cell>
          <table:table-cell table:formula="of:=IF([.CZ25]&gt;=[.CZ$43])" office:value-type="float" office:value="1" calcext:value-type="float">
            <text:p>1.000</text:p>
          </table:table-cell>
          <table:table-cell table:formula="of:=IF([.DA25]&gt;=[.DA$43])" office:value-type="float" office:value="1" calcext:value-type="float">
            <text:p>1.000</text:p>
          </table:table-cell>
          <table:table-cell table:formula="of:=IF([.DB25]&gt;=[.DB$43])" office:value-type="float" office:value="1" calcext:value-type="float">
            <text:p>1.000</text:p>
          </table:table-cell>
          <table:table-cell table:formula="of:=IF([.DC25]&gt;=[.DC$43])" office:value-type="float" office:value="1" calcext:value-type="float">
            <text:p>1.000</text:p>
          </table:table-cell>
          <table:table-cell table:formula="of:=IF([.DD25]&gt;=[.DD$43])" office:value-type="float" office:value="1" calcext:value-type="float">
            <text:p>1.000</text:p>
          </table:table-cell>
          <table:table-cell table:formula="of:=IF([.DE25]&gt;=[.DE$43])" office:value-type="float" office:value="1" calcext:value-type="float">
            <text:p>1.000</text:p>
          </table:table-cell>
          <table:table-cell table:formula="of:=COUNTIF([.S67:.DE67];1)" office:value-type="float" office:value="86" calcext:value-type="float">
            <text:p>86</text:p>
          </table:table-cell>
          <table:table-cell table:number-columns-repeated="9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formula="of:=COUNTIF([.S45:.S67];0)" office:value-type="float" office:value="11" calcext:value-type="float">
            <text:p>11.000</text:p>
          </table:table-cell>
          <table:table-cell table:formula="of:=COUNTIF([.T45:.T67];0)" office:value-type="float" office:value="11" calcext:value-type="float">
            <text:p>11.000</text:p>
          </table:table-cell>
          <table:table-cell table:formula="of:=COUNTIF([.U45:.U67];0)" office:value-type="float" office:value="11" calcext:value-type="float">
            <text:p>11.000</text:p>
          </table:table-cell>
          <table:table-cell table:formula="of:=COUNTIF([.V45:.V67];0)" office:value-type="float" office:value="11" calcext:value-type="float">
            <text:p>11.000</text:p>
          </table:table-cell>
          <table:table-cell table:formula="of:=COUNTIF([.W45:.W67];0)" office:value-type="float" office:value="11" calcext:value-type="float">
            <text:p>11.000</text:p>
          </table:table-cell>
          <table:table-cell table:formula="of:=COUNTIF([.X45:.X67];0)" office:value-type="float" office:value="11" calcext:value-type="float">
            <text:p>11.000</text:p>
          </table:table-cell>
          <table:table-cell table:formula="of:=COUNTIF([.Y45:.Y67];0)" office:value-type="float" office:value="11" calcext:value-type="float">
            <text:p>11.000</text:p>
          </table:table-cell>
          <table:table-cell table:formula="of:=COUNTIF([.Z45:.Z67];0)" office:value-type="float" office:value="11" calcext:value-type="float">
            <text:p>11.000</text:p>
          </table:table-cell>
          <table:table-cell table:formula="of:=COUNTIF([.AA45:.AA67];0)" office:value-type="float" office:value="11" calcext:value-type="float">
            <text:p>11.000</text:p>
          </table:table-cell>
          <table:table-cell table:formula="of:=COUNTIF([.AB45:.AB67];0)" office:value-type="float" office:value="11" calcext:value-type="float">
            <text:p>11.000</text:p>
          </table:table-cell>
          <table:table-cell table:formula="of:=COUNTIF([.AC45:.AC67];0)" office:value-type="float" office:value="11" calcext:value-type="float">
            <text:p>11.000</text:p>
          </table:table-cell>
          <table:table-cell table:formula="of:=COUNTIF([.AD45:.AD67];0)" office:value-type="float" office:value="11" calcext:value-type="float">
            <text:p>11.000</text:p>
          </table:table-cell>
          <table:table-cell table:formula="of:=COUNTIF([.AE45:.AE67];0)" office:value-type="float" office:value="11" calcext:value-type="float">
            <text:p>11.000</text:p>
          </table:table-cell>
          <table:table-cell table:formula="of:=COUNTIF([.AF45:.AF67];0)" office:value-type="float" office:value="11" calcext:value-type="float">
            <text:p>11.000</text:p>
          </table:table-cell>
          <table:table-cell table:formula="of:=COUNTIF([.AG45:.AG67];0)" office:value-type="float" office:value="11" calcext:value-type="float">
            <text:p>11.000</text:p>
          </table:table-cell>
          <table:table-cell table:formula="of:=COUNTIF([.AH45:.AH67];0)" office:value-type="float" office:value="11" calcext:value-type="float">
            <text:p>11.000</text:p>
          </table:table-cell>
          <table:table-cell table:formula="of:=COUNTIF([.AI45:.AI67];0)" office:value-type="float" office:value="11" calcext:value-type="float">
            <text:p>11.000</text:p>
          </table:table-cell>
          <table:table-cell table:formula="of:=COUNTIF([.AJ45:.AJ67];0)" office:value-type="float" office:value="11" calcext:value-type="float">
            <text:p>11.000</text:p>
          </table:table-cell>
          <table:table-cell table:formula="of:=COUNTIF([.AK45:.AK67];0)" office:value-type="float" office:value="11" calcext:value-type="float">
            <text:p>11.000</text:p>
          </table:table-cell>
          <table:table-cell table:formula="of:=COUNTIF([.AL45:.AL67];0)" office:value-type="float" office:value="11" calcext:value-type="float">
            <text:p>11.000</text:p>
          </table:table-cell>
          <table:table-cell table:formula="of:=COUNTIF([.AM45:.AM67];0)" office:value-type="float" office:value="11" calcext:value-type="float">
            <text:p>11.000</text:p>
          </table:table-cell>
          <table:table-cell table:formula="of:=COUNTIF([.AN45:.AN67];0)" office:value-type="float" office:value="11" calcext:value-type="float">
            <text:p>11.000</text:p>
          </table:table-cell>
          <table:table-cell table:formula="of:=COUNTIF([.AO45:.AO67];0)" office:value-type="float" office:value="11" calcext:value-type="float">
            <text:p>11.000</text:p>
          </table:table-cell>
          <table:table-cell table:formula="of:=COUNTIF([.AP45:.AP67];0)" office:value-type="float" office:value="11" calcext:value-type="float">
            <text:p>11.000</text:p>
          </table:table-cell>
          <table:table-cell table:formula="of:=COUNTIF([.AQ45:.AQ67];0)" office:value-type="float" office:value="11" calcext:value-type="float">
            <text:p>11.000</text:p>
          </table:table-cell>
          <table:table-cell table:formula="of:=COUNTIF([.AR45:.AR67];0)" office:value-type="float" office:value="11" calcext:value-type="float">
            <text:p>11.000</text:p>
          </table:table-cell>
          <table:table-cell table:formula="of:=COUNTIF([.AS45:.AS67];0)" office:value-type="float" office:value="11" calcext:value-type="float">
            <text:p>11.000</text:p>
          </table:table-cell>
          <table:table-cell table:formula="of:=COUNTIF([.AT45:.AT67];0)" office:value-type="float" office:value="11" calcext:value-type="float">
            <text:p>11.000</text:p>
          </table:table-cell>
          <table:table-cell table:formula="of:=COUNTIF([.AU45:.AU67];0)" office:value-type="float" office:value="11" calcext:value-type="float">
            <text:p>11.000</text:p>
          </table:table-cell>
          <table:table-cell table:formula="of:=COUNTIF([.AV45:.AV67];0)" office:value-type="float" office:value="11" calcext:value-type="float">
            <text:p>11.000</text:p>
          </table:table-cell>
          <table:table-cell table:formula="of:=COUNTIF([.AW45:.AW67];0)" office:value-type="float" office:value="11" calcext:value-type="float">
            <text:p>11.000</text:p>
          </table:table-cell>
          <table:table-cell table:formula="of:=COUNTIF([.AX45:.AX67];0)" office:value-type="float" office:value="11" calcext:value-type="float">
            <text:p>11.000</text:p>
          </table:table-cell>
          <table:table-cell table:formula="of:=COUNTIF([.AY45:.AY67];0)" office:value-type="float" office:value="11" calcext:value-type="float">
            <text:p>11.000</text:p>
          </table:table-cell>
          <table:table-cell table:formula="of:=COUNTIF([.AZ45:.AZ67];0)" office:value-type="float" office:value="11" calcext:value-type="float">
            <text:p>11.000</text:p>
          </table:table-cell>
          <table:table-cell table:formula="of:=COUNTIF([.BA45:.BA67];0)" office:value-type="float" office:value="11" calcext:value-type="float">
            <text:p>11.000</text:p>
          </table:table-cell>
          <table:table-cell table:formula="of:=COUNTIF([.BB45:.BB67];0)" office:value-type="float" office:value="11" calcext:value-type="float">
            <text:p>11.000</text:p>
          </table:table-cell>
          <table:table-cell table:formula="of:=COUNTIF([.BC45:.BC67];0)" office:value-type="float" office:value="11" calcext:value-type="float">
            <text:p>11.000</text:p>
          </table:table-cell>
          <table:table-cell table:formula="of:=COUNTIF([.BD45:.BD67];0)" office:value-type="float" office:value="11" calcext:value-type="float">
            <text:p>11.000</text:p>
          </table:table-cell>
          <table:table-cell table:formula="of:=COUNTIF([.BE45:.BE67];0)" office:value-type="float" office:value="11" calcext:value-type="float">
            <text:p>11.000</text:p>
          </table:table-cell>
          <table:table-cell table:formula="of:=COUNTIF([.BF45:.BF67];0)" office:value-type="float" office:value="11" calcext:value-type="float">
            <text:p>11.000</text:p>
          </table:table-cell>
          <table:table-cell table:formula="of:=COUNTIF([.BG45:.BG67];0)" office:value-type="float" office:value="11" calcext:value-type="float">
            <text:p>11.000</text:p>
          </table:table-cell>
          <table:table-cell table:formula="of:=COUNTIF([.BH45:.BH67];0)" office:value-type="float" office:value="11" calcext:value-type="float">
            <text:p>11.000</text:p>
          </table:table-cell>
          <table:table-cell table:formula="of:=COUNTIF([.BI45:.BI67];0)" office:value-type="float" office:value="11" calcext:value-type="float">
            <text:p>11.000</text:p>
          </table:table-cell>
          <table:table-cell table:formula="of:=COUNTIF([.BJ45:.BJ67];0)" office:value-type="float" office:value="11" calcext:value-type="float">
            <text:p>11.000</text:p>
          </table:table-cell>
          <table:table-cell table:formula="of:=COUNTIF([.BK45:.BK67];0)" office:value-type="float" office:value="11" calcext:value-type="float">
            <text:p>11.000</text:p>
          </table:table-cell>
          <table:table-cell table:formula="of:=COUNTIF([.BL45:.BL67];0)" office:value-type="float" office:value="11" calcext:value-type="float">
            <text:p>11.000</text:p>
          </table:table-cell>
          <table:table-cell table:formula="of:=COUNTIF([.BM45:.BM67];0)" office:value-type="float" office:value="11" calcext:value-type="float">
            <text:p>11.000</text:p>
          </table:table-cell>
          <table:table-cell table:formula="of:=COUNTIF([.BN45:.BN67];0)" office:value-type="float" office:value="11" calcext:value-type="float">
            <text:p>11.000</text:p>
          </table:table-cell>
          <table:table-cell table:formula="of:=COUNTIF([.BO45:.BO67];0)" office:value-type="float" office:value="11" calcext:value-type="float">
            <text:p>11.000</text:p>
          </table:table-cell>
          <table:table-cell table:formula="of:=COUNTIF([.BP45:.BP67];0)" office:value-type="float" office:value="11" calcext:value-type="float">
            <text:p>11.000</text:p>
          </table:table-cell>
          <table:table-cell table:formula="of:=COUNTIF([.BQ45:.BQ67];0)" office:value-type="float" office:value="11" calcext:value-type="float">
            <text:p>11.000</text:p>
          </table:table-cell>
          <table:table-cell table:formula="of:=COUNTIF([.BR45:.BR67];0)" office:value-type="float" office:value="11" calcext:value-type="float">
            <text:p>11.000</text:p>
          </table:table-cell>
          <table:table-cell table:formula="of:=COUNTIF([.BS45:.BS67];0)" office:value-type="float" office:value="11" calcext:value-type="float">
            <text:p>11.000</text:p>
          </table:table-cell>
          <table:table-cell table:formula="of:=COUNTIF([.BT45:.BT67];0)" office:value-type="float" office:value="11" calcext:value-type="float">
            <text:p>11.000</text:p>
          </table:table-cell>
          <table:table-cell table:formula="of:=COUNTIF([.BU45:.BU67];0)" office:value-type="float" office:value="11" calcext:value-type="float">
            <text:p>11.000</text:p>
          </table:table-cell>
          <table:table-cell table:formula="of:=COUNTIF([.BV45:.BV67];0)" office:value-type="float" office:value="11" calcext:value-type="float">
            <text:p>11.000</text:p>
          </table:table-cell>
          <table:table-cell table:formula="of:=COUNTIF([.BW45:.BW67];0)" office:value-type="float" office:value="11" calcext:value-type="float">
            <text:p>11.000</text:p>
          </table:table-cell>
          <table:table-cell table:formula="of:=COUNTIF([.BX45:.BX67];0)" office:value-type="float" office:value="11" calcext:value-type="float">
            <text:p>11.000</text:p>
          </table:table-cell>
          <table:table-cell table:formula="of:=COUNTIF([.BY45:.BY67];0)" office:value-type="float" office:value="11" calcext:value-type="float">
            <text:p>11.000</text:p>
          </table:table-cell>
          <table:table-cell table:formula="of:=COUNTIF([.BZ45:.BZ67];0)" office:value-type="float" office:value="11" calcext:value-type="float">
            <text:p>11.000</text:p>
          </table:table-cell>
          <table:table-cell table:formula="of:=COUNTIF([.CA45:.CA67];0)" office:value-type="float" office:value="11" calcext:value-type="float">
            <text:p>11.000</text:p>
          </table:table-cell>
          <table:table-cell table:formula="of:=COUNTIF([.CB45:.CB67];0)" office:value-type="float" office:value="9" calcext:value-type="float">
            <text:p>9.000</text:p>
          </table:table-cell>
          <table:table-cell table:formula="of:=COUNTIF([.CC45:.CC67];0)" office:value-type="float" office:value="11" calcext:value-type="float">
            <text:p>11.000</text:p>
          </table:table-cell>
          <table:table-cell table:formula="of:=COUNTIF([.CD45:.CD67];0)" office:value-type="float" office:value="11" calcext:value-type="float">
            <text:p>11.000</text:p>
          </table:table-cell>
          <table:table-cell table:formula="of:=COUNTIF([.CE45:.CE67];0)" office:value-type="float" office:value="11" calcext:value-type="float">
            <text:p>11.000</text:p>
          </table:table-cell>
          <table:table-cell table:formula="of:=COUNTIF([.CF45:.CF67];0)" office:value-type="float" office:value="11" calcext:value-type="float">
            <text:p>11.000</text:p>
          </table:table-cell>
          <table:table-cell table:formula="of:=COUNTIF([.CG45:.CG67];0)" office:value-type="float" office:value="11" calcext:value-type="float">
            <text:p>11.000</text:p>
          </table:table-cell>
          <table:table-cell table:formula="of:=COUNTIF([.CH45:.CH67];0)" office:value-type="float" office:value="0" calcext:value-type="float">
            <text:p>0.000</text:p>
          </table:table-cell>
          <table:table-cell table:formula="of:=COUNTIF([.CI45:.CI67];0)" office:value-type="float" office:value="0" calcext:value-type="float">
            <text:p>0.000</text:p>
          </table:table-cell>
          <table:table-cell table:formula="of:=COUNTIF([.CJ45:.CJ67];0)" office:value-type="float" office:value="0" calcext:value-type="float">
            <text:p>0.000</text:p>
          </table:table-cell>
          <table:table-cell table:formula="of:=COUNTIF([.CK45:.CK67];0)" office:value-type="float" office:value="0" calcext:value-type="float">
            <text:p>0.000</text:p>
          </table:table-cell>
          <table:table-cell table:formula="of:=COUNTIF([.CL45:.CL67];0)" office:value-type="float" office:value="0" calcext:value-type="float">
            <text:p>0.000</text:p>
          </table:table-cell>
          <table:table-cell table:formula="of:=COUNTIF([.CM45:.CM67];0)" office:value-type="float" office:value="0" calcext:value-type="float">
            <text:p>0.000</text:p>
          </table:table-cell>
          <table:table-cell table:formula="of:=COUNTIF([.CN45:.CN67];0)" office:value-type="float" office:value="11" calcext:value-type="float">
            <text:p>11.000</text:p>
          </table:table-cell>
          <table:table-cell table:formula="of:=COUNTIF([.CO45:.CO67];0)" office:value-type="float" office:value="11" calcext:value-type="float">
            <text:p>11.000</text:p>
          </table:table-cell>
          <table:table-cell table:formula="of:=COUNTIF([.CP45:.CP67];0)" office:value-type="float" office:value="11" calcext:value-type="float">
            <text:p>11.000</text:p>
          </table:table-cell>
          <table:table-cell table:formula="of:=COUNTIF([.CQ45:.CQ67];0)" office:value-type="float" office:value="11" calcext:value-type="float">
            <text:p>11.000</text:p>
          </table:table-cell>
          <table:table-cell table:formula="of:=COUNTIF([.CR45:.CR67];0)" office:value-type="float" office:value="11" calcext:value-type="float">
            <text:p>11.000</text:p>
          </table:table-cell>
          <table:table-cell table:formula="of:=COUNTIF([.CS45:.CS67];0)" office:value-type="float" office:value="11" calcext:value-type="float">
            <text:p>11.000</text:p>
          </table:table-cell>
          <table:table-cell table:formula="of:=COUNTIF([.CT45:.CT67];0)" office:value-type="float" office:value="7" calcext:value-type="float">
            <text:p>7.000</text:p>
          </table:table-cell>
          <table:table-cell table:formula="of:=COUNTIF([.CU45:.CU67];0)" office:value-type="float" office:value="7" calcext:value-type="float">
            <text:p>7.000</text:p>
          </table:table-cell>
          <table:table-cell table:formula="of:=COUNTIF([.CV45:.CV67];0)" office:value-type="float" office:value="11" calcext:value-type="float">
            <text:p>11.000</text:p>
          </table:table-cell>
          <table:table-cell table:formula="of:=COUNTIF([.CW45:.CW67];0)" office:value-type="float" office:value="11" calcext:value-type="float">
            <text:p>11.000</text:p>
          </table:table-cell>
          <table:table-cell table:formula="of:=COUNTIF([.CX45:.CX67];0)" office:value-type="float" office:value="11" calcext:value-type="float">
            <text:p>11.000</text:p>
          </table:table-cell>
          <table:table-cell table:formula="of:=COUNTIF([.CY45:.CY67];0)" office:value-type="float" office:value="11" calcext:value-type="float">
            <text:p>11.000</text:p>
          </table:table-cell>
          <table:table-cell table:formula="of:=COUNTIF([.CZ45:.CZ67];0)" office:value-type="float" office:value="11" calcext:value-type="float">
            <text:p>11.000</text:p>
          </table:table-cell>
          <table:table-cell table:formula="of:=COUNTIF([.DA45:.DA67];0)" office:value-type="float" office:value="0" calcext:value-type="float">
            <text:p>0.000</text:p>
          </table:table-cell>
          <table:table-cell table:formula="of:=COUNTIF([.DB45:.DB67];0)" office:value-type="float" office:value="0" calcext:value-type="float">
            <text:p>0.000</text:p>
          </table:table-cell>
          <table:table-cell table:formula="of:=COUNTIF([.DC45:.DC67];0)" office:value-type="float" office:value="11" calcext:value-type="float">
            <text:p>11.000</text:p>
          </table:table-cell>
          <table:table-cell table:formula="of:=COUNTIF([.DD45:.DD67];0)" office:value-type="float" office:value="11" calcext:value-type="float">
            <text:p>11.000</text:p>
          </table:table-cell>
          <table:table-cell table:formula="of:=COUNTIF([.DE45:.DE67];0)" office:value-type="float" office:value="11" calcext:value-type="float">
            <text:p>11.000</text:p>
          </table:table-cell>
          <table:table-cell table:number-columns-repeated="915"/>
        </table:table-row>
        <table:table-row table:style-name="ro1" table:number-rows-repeated="4">
          <table:table-cell table:number-columns-repeated="19"/>
          <table:table-cell table:style-name="Default" table:number-columns-repeated="90"/>
          <table:table-cell table:number-columns-repeated="915"/>
        </table:table-row>
        <table:table-row table:style-name="ro1">
          <table:table-cell table:number-columns-repeated="19"/>
          <table:table-cell table:style-name="Default" table:number-columns-repeated="90"/>
          <table:table-cell table:number-columns-repeated="915"/>
        </table:table-row>
      </table:table>
      <table:table table:name="Demand" table:style-name="ta1">
        <office:forms form:automatic-focus="false" form:apply-design-mode="false"/>
        <table:table-column table:style-name="co65" table:default-cell-style-name="ce19"/>
        <table:table-column table:style-name="co1" table:default-cell-style-name="Default"/>
        <table:table-column table:style-name="co17" table:default-cell-style-name="Default"/>
        <table:table-column table:style-name="co4" table:default-cell-style-name="ce19"/>
        <table:table-column table:style-name="co65" table:default-cell-style-name="ce19"/>
        <table:table-column table:style-name="co30" table:number-columns-repeated="6" table:default-cell-style-name="ce19"/>
        <table:table-column table:style-name="co66" table:number-columns-repeated="2" table:default-cell-style-name="ce19"/>
        <table:table-column table:style-name="co67" table:default-cell-style-name="ce19"/>
        <table:table-column table:style-name="co68" table:default-cell-style-name="ce19"/>
        <table:table-column table:style-name="co69" table:default-cell-style-name="ce19"/>
        <table:table-column table:style-name="co70" table:default-cell-style-name="ce19"/>
        <table:table-column table:style-name="co27" table:default-cell-style-name="ce19"/>
        <table:table-column table:style-name="co33" table:default-cell-style-name="ce19"/>
        <table:table-column table:style-name="co71" table:default-cell-style-name="ce19"/>
        <table:table-column table:style-name="co72" table:default-cell-style-name="ce19"/>
        <table:table-column table:style-name="co29" table:default-cell-style-name="ce19"/>
        <table:table-column table:style-name="co31" table:default-cell-style-name="ce19"/>
        <table:table-column table:style-name="co16" table:number-columns-repeated="5" table:default-cell-style-name="ce19"/>
        <table:table-column table:style-name="co73" table:default-cell-style-name="ce19"/>
        <table:table-column table:style-name="co74" table:default-cell-style-name="ce19"/>
        <table:table-column table:style-name="co46" table:default-cell-style-name="ce19"/>
        <table:table-column table:style-name="co16" table:default-cell-style-name="ce19"/>
        <table:table-column table:style-name="co36" table:default-cell-style-name="ce19"/>
        <table:table-column table:style-name="co31" table:default-cell-style-name="ce19"/>
        <table:table-column table:style-name="co37" table:default-cell-style-name="ce19"/>
        <table:table-column table:style-name="co38" table:default-cell-style-name="ce19"/>
        <table:table-column table:style-name="co29" table:default-cell-style-name="ce19"/>
        <table:table-column table:style-name="co12" table:default-cell-style-name="ce19"/>
        <table:table-column table:style-name="co39" table:default-cell-style-name="ce19"/>
        <table:table-column table:style-name="co23" table:default-cell-style-name="ce19"/>
        <table:table-column table:style-name="co27" table:default-cell-style-name="ce19"/>
        <table:table-column table:style-name="co11" table:default-cell-style-name="ce19"/>
        <table:table-column table:style-name="co10" table:default-cell-style-name="ce19"/>
        <table:table-column table:style-name="co27" table:default-cell-style-name="ce19"/>
        <table:table-column table:style-name="co40" table:default-cell-style-name="ce19"/>
        <table:table-column table:style-name="co15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44" table:default-cell-style-name="ce19"/>
        <table:table-column table:style-name="co31" table:default-cell-style-name="ce19"/>
        <table:table-column table:style-name="co45" table:default-cell-style-name="ce19"/>
        <table:table-column table:style-name="co46" table:default-cell-style-name="ce19"/>
        <table:table-column table:style-name="co47" table:default-cell-style-name="ce19"/>
        <table:table-column table:style-name="co48" table:default-cell-style-name="ce19"/>
        <table:table-column table:style-name="co14" table:default-cell-style-name="ce19"/>
        <table:table-column table:style-name="co20" table:default-cell-style-name="ce19"/>
        <table:table-column table:style-name="co49" table:default-cell-style-name="ce19"/>
        <table:table-column table:style-name="co38" table:default-cell-style-name="ce19"/>
        <table:table-column table:style-name="co11" table:default-cell-style-name="ce19"/>
        <table:table-column table:style-name="co13" table:default-cell-style-name="ce19"/>
        <table:table-column table:style-name="co51" table:default-cell-style-name="ce19"/>
        <table:table-column table:style-name="co45" table:default-cell-style-name="ce19"/>
        <table:table-column table:style-name="co23" table:default-cell-style-name="ce19"/>
        <table:table-column table:style-name="co44" table:number-columns-repeated="2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49" table:default-cell-style-name="ce19"/>
        <table:table-column table:style-name="co31" table:default-cell-style-name="ce19"/>
        <table:table-column table:style-name="co56" table:default-cell-style-name="ce19"/>
        <table:table-column table:style-name="co35" table:default-cell-style-name="ce19"/>
        <table:table-column table:style-name="co16" table:default-cell-style-name="ce19"/>
        <table:table-column table:style-name="co35" table:number-columns-repeated="3" table:default-cell-style-name="ce19"/>
        <table:table-column table:style-name="co57" table:number-columns-repeated="3" table:default-cell-style-name="ce19"/>
        <table:table-column table:style-name="co45" table:default-cell-style-name="ce19"/>
        <table:table-column table:style-name="co21" table:default-cell-style-name="ce19"/>
        <table:table-column table:style-name="co41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45" table:default-cell-style-name="ce19"/>
        <table:table-column table:style-name="co49" table:default-cell-style-name="ce19"/>
        <table:table-column table:style-name="co61" table:default-cell-style-name="ce19"/>
        <table:table-column table:style-name="co62" table:default-cell-style-name="ce19"/>
        <table:table-column table:style-name="co41" table:default-cell-style-name="ce19"/>
        <table:table-column table:style-name="co46" table:default-cell-style-name="ce19"/>
        <table:table-column table:style-name="co31" table:default-cell-style-name="ce19"/>
        <table:table-column table:style-name="co63" table:default-cell-style-name="ce19"/>
        <table:table-column table:style-name="co57" table:default-cell-style-name="ce19"/>
        <table:table-column table:style-name="co64" table:number-columns-repeated="928" table:default-cell-style-name="ce19"/>
        <table:table-row table:style-name="ro1">
          <table:table-cell table:style-name="ce21" office:value-type="string" calcext:value-type="string">
            <text:p>To</text:p>
          </table:table-cell>
          <table:table-cell table:style-name="ce15" office:value-type="string" calcext:value-type="string">
            <text:p>From</text:p>
          </table:table-cell>
          <table:table-cell table:style-name="ce15" office:value-type="string" calcext:value-type="string">
            <text:p>|--|</text:p>
          </table:table-cell>
          <table:table-cell table:style-name="ce15" office:value-type="string" calcext:value-type="string">
            <text:p>Sugar (KT)</text:p>
          </table:table-cell>
          <table:table-cell table:style-name="ce15" office:value-type="string" calcext:value-type="string">
            <text:p>Jeet (KT)</text:p>
          </table:table-cell>
          <table:table-cell table:style-name="ce15" office:value-type="string" calcext:value-type="string">
            <text:p>Net Jeet (KT)</text:p>
          </table:table-cell>
          <table:table-cell table:style-name="ce15" table:number-columns-repeated="4"/>
          <table:table-cell table:style-name="ce15" office:value-type="string" calcext:value-type="string">
            <text:p>Nye (KT)</text:p>
          </table:table-cell>
          <table:table-cell table:style-name="ce15" office:value-type="string" calcext:value-type="string">
            <text:p>Net Nye (KT)</text:p>
          </table:table-cell>
          <table:table-cell table:style-name="ce15" office:value-type="string" calcext:value-type="string">
            <text:p>Veam (KT)</text:p>
          </table:table-cell>
          <table:table-cell table:style-name="ce15" office:value-type="string" calcext:value-type="string">
            <text:p>Nunives (KT)</text:p>
          </table:table-cell>
          <table:table-cell table:style-name="ce15" office:value-type="string" calcext:value-type="string">
            <text:p>Jax (KT)</text:p>
          </table:table-cell>
          <table:table-cell table:style-name="ce15" office:value-type="string" calcext:value-type="string">
            <text:p>Honey (KT)</text:p>
          </table:table-cell>
          <table:table-cell table:style-name="ce15" office:value-type="string" calcext:value-type="string">
            <text:p>Wax (KT)</text:p>
          </table:table-cell>
          <table:table-cell table:style-name="ce15" office:value-type="string" calcext:value-type="string">
            <text:p>Dairy Jound (ea)</text:p>
          </table:table-cell>
          <table:table-cell table:style-name="ce4" office:value-type="string" calcext:value-type="string">
            <text:p>Zhou (ea)</text:p>
          </table:table-cell>
          <table:table-cell table:style-name="ce15" office:value-type="string" calcext:value-type="string">
            <text:p>Flou (ea)</text:p>
          </table:table-cell>
          <table:table-cell table:style-name="ce15" office:value-type="string" calcext:value-type="string">
            <text:p>Jingla (KT)</text:p>
          </table:table-cell>
          <table:table-cell table:style-name="ce15" office:value-type="string" calcext:value-type="string">
            <text:p>Flour (KT/(cap))</text:p>
          </table:table-cell>
          <table:table-cell table:style-name="ce15" office:value-type="string" calcext:value-type="string">
            <text:p>Bread (KT/(cap))</text:p>
          </table:table-cell>
          <table:table-cell table:style-name="ce15" office:value-type="string" calcext:value-type="string">
            <text:p>Veg Oil (KT)</text:p>
          </table:table-cell>
          <table:table-cell table:style-name="ce15" office:value-type="string" calcext:value-type="string">
            <text:p>Cheese (KT)</text:p>
          </table:table-cell>
          <table:table-cell table:number-columns-repeated="2" table:style-name="ce15" office:value-type="string" calcext:value-type="string">
            <text:p>Meat (KT)</text:p>
          </table:table-cell>
          <table:table-cell table:style-name="ce15" office:value-type="string" calcext:value-type="string">
            <text:p>Eggs (KT/hx)</text:p>
          </table:table-cell>
          <table:table-cell table:style-name="ce15" office:value-type="string" calcext:value-type="string">
            <text:p>Cider (KT/hx)</text:p>
          </table:table-cell>
          <table:table-cell table:style-name="ce15" office:value-type="string" calcext:value-type="string">
            <text:p>Sauce (KT/hx)</text:p>
          </table:table-cell>
          <table:table-cell table:style-name="ce15" office:value-type="string" calcext:value-type="string">
            <text:p>Chipak (KT/hx)</text:p>
          </table:table-cell>
          <table:table-cell table:style-name="ce15" office:value-type="string" calcext:value-type="string">
            <text:p>Wool (KT/hx)</text:p>
          </table:table-cell>
          <table:table-cell table:style-name="ce15" office:value-type="string" calcext:value-type="string">
            <text:p>Lumber (KT/cap)</text:p>
          </table:table-cell>
          <table:table-cell table:style-name="ce15" office:value-type="string" calcext:value-type="string">
            <text:p>Timber (KT/cap)</text:p>
          </table:table-cell>
          <table:table-cell table:style-name="ce15" office:value-type="string" calcext:value-type="string">
            <text:p>Carpentry (Kbf/cap)</text:p>
          </table:table-cell>
          <table:table-cell table:style-name="ce15" office:value-type="string" calcext:value-type="string">
            <text:p>Bricks (KT/cap)</text:p>
          </table:table-cell>
          <table:table-cell table:style-name="ce15" office:value-type="string" calcext:value-type="string">
            <text:p>Mason (KT/cap)</text:p>
          </table:table-cell>
          <table:table-cell table:style-name="ce15" office:value-type="string" calcext:value-type="string">
            <text:p>Furrier (KT/cap)</text:p>
          </table:table-cell>
          <table:table-cell table:style-name="ce15" office:value-type="string" calcext:value-type="string">
            <text:p>Zhou Shoes (KT/cap)</text:p>
          </table:table-cell>
          <table:table-cell table:style-name="ce15" office:value-type="string" calcext:value-type="string">
            <text:p>Hoe (KT/cap)</text:p>
          </table:table-cell>
          <table:table-cell table:style-name="ce15" office:value-type="string" calcext:value-type="string">
            <text:p>Hatchet (KT/cap)</text:p>
          </table:table-cell>
          <table:table-cell table:style-name="ce15" office:value-type="string" calcext:value-type="string">
            <text:p>Auger (KT/cap)</text:p>
          </table:table-cell>
          <table:table-cell table:style-name="ce15" office:value-type="string" calcext:value-type="string">
            <text:p>Scissors (KT/cap)</text:p>
          </table:table-cell>
          <table:table-cell table:style-name="ce15" office:value-type="string" calcext:value-type="string">
            <text:p>Chisels (KT/cap)</text:p>
          </table:table-cell>
          <table:table-cell table:style-name="ce15" office:value-type="string" calcext:value-type="string">
            <text:p>Hammers (KT/cap)</text:p>
          </table:table-cell>
          <table:table-cell table:style-name="ce15" office:value-type="string" calcext:value-type="string">
            <text:p>Sickle (KT/cap)</text:p>
          </table:table-cell>
          <table:table-cell table:style-name="ce15" office:value-type="string" calcext:value-type="string">
            <text:p>Axe (KT/cap)</text:p>
          </table:table-cell>
          <table:table-cell table:style-name="ce15" office:value-type="string" calcext:value-type="string">
            <text:p>Chainmail (KT/cap)</text:p>
          </table:table-cell>
          <table:table-cell table:style-name="ce15" office:value-type="string" calcext:value-type="string">
            <text:p>Platemail (KT/cap)</text:p>
          </table:table-cell>
          <table:table-cell table:style-name="ce15" office:value-type="string" calcext:value-type="string">
            <text:p>Shortsword (KT/cap)</text:p>
          </table:table-cell>
          <table:table-cell table:style-name="ce15" office:value-type="string" calcext:value-type="string">
            <text:p>Longsword (KT/cap)</text:p>
          </table:table-cell>
          <table:table-cell table:style-name="ce15" office:value-type="string" calcext:value-type="string">
            <text:p>Dagger (KT/cap)</text:p>
          </table:table-cell>
          <table:table-cell table:style-name="ce15" office:value-type="string" calcext:value-type="string">
            <text:p>Staff (KT/cap)</text:p>
          </table:table-cell>
          <table:table-cell table:style-name="ce15" office:value-type="string" calcext:value-type="string">
            <text:p>Spear (KT/cap)</text:p>
          </table:table-cell>
          <table:table-cell table:style-name="ce15" office:value-type="string" calcext:value-type="string">
            <text:p>Battleaxe (KT/cap)</text:p>
          </table:table-cell>
          <table:table-cell table:style-name="ce15" office:value-type="string" calcext:value-type="string">
            <text:p>Thread (KT/cap)</text:p>
          </table:table-cell>
          <table:table-cell table:style-name="ce15" office:value-type="string" calcext:value-type="string">
            <text:p>Sweater (KT/cap)</text:p>
          </table:table-cell>
          <table:table-cell table:style-name="ce15" office:value-type="string" calcext:value-type="string">
            <text:p>Silk Cloth (KT/cap)</text:p>
          </table:table-cell>
          <table:table-cell table:style-name="ce15" office:value-type="string" calcext:value-type="string">
            <text:p>Wool Cloth (KT/cap)</text:p>
          </table:table-cell>
          <table:table-cell table:style-name="ce15" office:value-type="string" calcext:value-type="string">
            <text:p>Leather (KT/hx)</text:p>
          </table:table-cell>
          <table:table-cell table:style-name="ce15" office:value-type="string" calcext:value-type="string">
            <text:p>Shirts (KT/cap)</text:p>
          </table:table-cell>
          <table:table-cell table:style-name="ce15" office:value-type="string" calcext:value-type="string">
            <text:p>Vests (KT/cap)</text:p>
          </table:table-cell>
          <table:table-cell table:style-name="ce15" office:value-type="string" calcext:value-type="string">
            <text:p>Pants (KT/cap)</text:p>
          </table:table-cell>
          <table:table-cell table:style-name="ce15" office:value-type="string" calcext:value-type="string">
            <text:p>Coat (KT/cap)</text:p>
          </table:table-cell>
          <table:table-cell table:style-name="ce15" office:value-type="string" calcext:value-type="string">
            <text:p>Salt (KT/cap)</text:p>
          </table:table-cell>
          <table:table-cell table:style-name="ce15" office:value-type="string" calcext:value-type="string">
            <text:p>Cured Meat (KT/cap)</text:p>
          </table:table-cell>
          <table:table-cell table:style-name="ce15" office:value-type="string" calcext:value-type="string">
            <text:p>Salted Fish (KT/cap)</text:p>
          </table:table-cell>
          <table:table-cell table:style-name="ce15" office:value-type="string" calcext:value-type="string">
            <text:p>Sausage (KT/cap)</text:p>
          </table:table-cell>
          <table:table-cell table:style-name="ce15" office:value-type="string" calcext:value-type="string">
            <text:p>Pickles (KT/cap)</text:p>
          </table:table-cell>
          <table:table-cell table:style-name="ce15" office:value-type="string" calcext:value-type="string">
            <text:p>Smoked Meats (KT/cap)</text:p>
          </table:table-cell>
          <table:table-cell table:style-name="ce9" office:value-type="string" calcext:value-type="string">
            <text:p>Barrel (Ktspace/cap)</text:p>
          </table:table-cell>
          <table:table-cell table:style-name="ce15" office:value-type="string" calcext:value-type="string">
            <text:p>Pottery (KT/cap)</text:p>
          </table:table-cell>
          <table:table-cell table:style-name="ce15" office:value-type="string" calcext:value-type="string">
            <text:p>Ore (KT/cap)</text:p>
          </table:table-cell>
          <table:table-cell table:style-name="ce15" office:value-type="string" calcext:value-type="string">
            <text:p>Cu (KT/cap)</text:p>
          </table:table-cell>
          <table:table-cell table:style-name="ce15" office:value-type="string" calcext:value-type="string">
            <text:p>Iron (KT/cap)</text:p>
          </table:table-cell>
          <table:table-cell table:style-name="ce15" office:value-type="string" calcext:value-type="string">
            <text:p>Pb (KT/cap)</text:p>
          </table:table-cell>
          <table:table-cell table:style-name="ce15" office:value-type="string" calcext:value-type="string">
            <text:p>Ag (KT/cap)</text:p>
          </table:table-cell>
          <table:table-cell table:style-name="ce15" office:value-type="string" calcext:value-type="string">
            <text:p>Au (KT/cap)</text:p>
          </table:table-cell>
          <table:table-cell table:style-name="ce15" office:value-type="string" calcext:value-type="string">
            <text:p>Cu Coin (KT/cap)</text:p>
          </table:table-cell>
          <table:table-cell table:style-name="ce15" office:value-type="string" calcext:value-type="string">
            <text:p>Ag Coin (KT/cap)</text:p>
          </table:table-cell>
          <table:table-cell table:style-name="ce15" office:value-type="string" calcext:value-type="string">
            <text:p>Au Coin (KT/cap)</text:p>
          </table:table-cell>
          <table:table-cell table:style-name="ce15" office:value-type="string" calcext:value-type="string">
            <text:p>Beer (KT/cap)</text:p>
          </table:table-cell>
          <table:table-cell table:style-name="ce15" office:value-type="string" calcext:value-type="string">
            <text:p>Rope (KT/cap)</text:p>
          </table:table-cell>
          <table:table-cell table:style-name="ce15" office:value-type="string" calcext:value-type="string">
            <text:p>Bowstring (KT/cap)</text:p>
          </table:table-cell>
          <table:table-cell table:style-name="ce15" office:value-type="string" calcext:value-type="string">
            <text:p>Whale Oil (KT/cap)</text:p>
          </table:table-cell>
          <table:table-cell table:style-name="ce15" office:value-type="string" calcext:value-type="string">
            <text:p>Whale Wax (KT/cap)</text:p>
          </table:table-cell>
          <table:table-cell table:style-name="ce15" office:value-type="string" calcext:value-type="string">
            <text:p>Vinegar (KT/cap)</text:p>
          </table:table-cell>
          <table:table-cell table:style-name="ce15" office:value-type="string" calcext:value-type="string">
            <text:p>Furs (KT/cap)</text:p>
          </table:table-cell>
          <table:table-cell table:style-name="ce15" office:value-type="string" calcext:value-type="string">
            <text:p>Game Meat (KT/cap)</text:p>
          </table:table-cell>
          <table:table-cell table:style-name="ce15" office:value-type="string" calcext:value-type="string">
            <text:p>Game Leather (KT/cap)</text:p>
          </table:table-cell>
          <table:table-cell table:style-name="ce15" office:value-type="string" calcext:value-type="string">
            <text:p>Basket (Ktspace/cap)</text:p>
          </table:table-cell>
          <table:table-cell table:style-name="ce15" office:value-type="string" calcext:value-type="string">
            <text:p>Diamonds (KT/cap)</text:p>
          </table:table-cell>
          <table:table-cell table:style-name="ce15" office:value-type="string" calcext:value-type="string">
            <text:p>Gems (KT/cap)</text:p>
          </table:table-cell>
          <table:table-cell table:style-name="ce15" office:value-type="string" calcext:value-type="string">
            <text:p>Arrows (KT/cap)</text:p>
          </table:table-cell>
          <table:table-cell table:style-name="ce15" office:value-type="string" calcext:value-type="string">
            <text:p>Backpacks (KT/cap)</text:p>
          </table:table-cell>
          <table:table-cell table:style-name="ce15" office:value-type="string" calcext:value-type="string">
            <text:p>Saddles (KT/cap)</text:p>
          </table:table-cell>
          <table:table-cell table:style-name="ce15" table:number-columns-repeated="928"/>
        </table:table-row>
        <table:table-row table:style-name="ro1">
          <table:table-cell table:style-name="ce21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|--|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table:number-columns-repeated="928"/>
        </table:table-row>
        <table:table-row table:style-name="ro1">
          <table:table-cell table:number-columns-repeated="2"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.1834795920523" calcext:value-type="float">
            <text:p>16.183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.6445601539665" calcext:value-type="float">
            <text:p>45.645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597.99233203125" calcext:value-type="float">
            <text:p>597.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4981755978341" calcext:value-type="float">
            <text:p>24.498</text:p>
          </table:table-cell>
          <table:table-cell table:formula="of:=INDEX([.E$3:.E$531];ROW()-2)-INDEX([.E$3:.E$531];(ROW()-(FLOOR((ROW()-3)/23)*23+3))*23+FLOOR((ROW()-3)/23+1))" office:value-type="float" office:value="-12.9206696506206" calcext:value-type="float">
            <text:p>-12.9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6.36328840447" calcext:value-type="float">
            <text:p>156.363</text:p>
          </table:table-cell>
          <table:table-cell table:formula="of:=INDEX([.K$3:.K$531];ROW()-2)-INDEX([.K$3:.K$531];(ROW()-(FLOOR((ROW()-3)/23)*23+3))*23+FLOOR((ROW()-3)/23+1))" office:value-type="float" office:value="50.1583219843449" calcext:value-type="float">
            <text:p>50.158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3:.F25])" office:value-type="float" office:value="940.062654718188" calcext:value-type="float">
            <text:p>940.063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6885419773505" calcext:value-type="float">
            <text:p>32.689</text:p>
          </table:table-cell>
          <table:table-cell table:formula="of:=INDEX([.E$3:.E$531];ROW()-2)-INDEX([.E$3:.E$531];(ROW()-(FLOOR((ROW()-3)/23)*23+3))*23+FLOOR((ROW()-3)/23+1))" office:value-type="float" office:value="-6.41116470875421" calcext:value-type="float">
            <text:p>-6.41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7.1169860420552" calcext:value-type="float">
            <text:p>87.117</text:p>
          </table:table-cell>
          <table:table-cell table:formula="of:=INDEX([.K$3:.K$531];ROW()-2)-INDEX([.K$3:.K$531];(ROW()-(FLOOR((ROW()-3)/23)*23+3))*23+FLOOR((ROW()-3)/23+1))" office:value-type="float" office:value="-23.7242860131654" calcext:value-type="float">
            <text:p>-23.7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7.04466577225" calcext:value-type="float">
            <text:p>117.045</text:p>
          </table:table-cell>
          <table:table-cell table:formula="of:=INDEX([.E$3:.E$531];ROW()-2)-INDEX([.E$3:.E$531];(ROW()-(FLOOR((ROW()-3)/23)*23+3))*23+FLOOR((ROW()-3)/23+1))" office:value-type="float" office:value="7.91182517576657" calcext:value-type="float">
            <text:p>7.9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92.774143939406" calcext:value-type="float">
            <text:p>392.774</text:p>
          </table:table-cell>
          <table:table-cell table:formula="of:=INDEX([.K$3:.K$531];ROW()-2)-INDEX([.K$3:.K$531];(ROW()-(FLOOR((ROW()-3)/23)*23+3))*23+FLOOR((ROW()-3)/23+1))" office:value-type="float" office:value="82.8651304842856" calcext:value-type="float">
            <text:p>82.865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4:.L25])" office:value-type="float" office:value="2670.01114497005" calcext:value-type="float">
            <text:p>2,670.011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03086629189385" calcext:value-type="float">
            <text:p>8.031</text:p>
          </table:table-cell>
          <table:table-cell table:formula="of:=INDEX([.E$3:.E$531];ROW()-2)-INDEX([.E$3:.E$531];(ROW()-(FLOOR((ROW()-3)/23)*23+3))*23+FLOOR((ROW()-3)/23+1))" office:value-type="float" office:value="-10.317869370086" calcext:value-type="float">
            <text:p>-10.3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1.0297281557657" calcext:value-type="float">
            <text:p>51.030</text:p>
          </table:table-cell>
          <table:table-cell table:formula="of:=INDEX([.K$3:.K$531];ROW()-2)-INDEX([.K$3:.K$531];(ROW()-(FLOOR((ROW()-3)/23)*23+3))*23+FLOOR((ROW()-3)/23+1))" office:value-type="float" office:value="-0.992210509421199" calcext:value-type="float">
            <text:p>-0.9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0809488012884" calcext:value-type="float">
            <text:p>20.081</text:p>
          </table:table-cell>
          <table:table-cell table:formula="of:=INDEX([.E$3:.E$531];ROW()-2)-INDEX([.E$3:.E$531];(ROW()-(FLOOR((ROW()-3)/23)*23+3))*23+FLOOR((ROW()-3)/23+1))" office:value-type="float" office:value="-3.75417015030292" calcext:value-type="float">
            <text:p>-3.7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3.5193770914836" calcext:value-type="float">
            <text:p>53.519</text:p>
          </table:table-cell>
          <table:table-cell table:formula="of:=INDEX([.K$3:.K$531];ROW()-2)-INDEX([.K$3:.K$531];(ROW()-(FLOOR((ROW()-3)/23)*23+3))*23+FLOOR((ROW()-3)/23+1))" office:value-type="float" office:value="-14.0876455792765" calcext:value-type="float">
            <text:p>-14.0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289275156115" calcext:value-type="float">
            <text:p>24.289</text:p>
          </table:table-cell>
          <table:table-cell table:formula="of:=INDEX([.E$3:.E$531];ROW()-2)-INDEX([.E$3:.E$531];(ROW()-(FLOOR((ROW()-3)/23)*23+3))*23+FLOOR((ROW()-3)/23+1))" office:value-type="float" office:value="-4.62400607070746" calcext:value-type="float">
            <text:p>-4.6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4.7328634443908" calcext:value-type="float">
            <text:p>64.733</text:p>
          </table:table-cell>
          <table:table-cell table:formula="of:=INDEX([.K$3:.K$531];ROW()-2)-INDEX([.K$3:.K$531];(ROW()-(FLOOR((ROW()-3)/23)*23+3))*23+FLOOR((ROW()-3)/23+1))" office:value-type="float" office:value="-17.2491702243895" calcext:value-type="float">
            <text:p>-17.2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1710732557644" calcext:value-type="float">
            <text:p>11.171</text:p>
          </table:table-cell>
          <table:table-cell table:formula="of:=INDEX([.E$3:.E$531];ROW()-2)-INDEX([.E$3:.E$531];(ROW()-(FLOOR((ROW()-3)/23)*23+3))*23+FLOOR((ROW()-3)/23+1))" office:value-type="float" office:value="-14.3815917311349" calcext:value-type="float">
            <text:p>-14.38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1.203167431888" calcext:value-type="float">
            <text:p>71.203</text:p>
          </table:table-cell>
          <table:table-cell table:formula="of:=INDEX([.K$3:.K$531];ROW()-2)-INDEX([.K$3:.K$531];(ROW()-(FLOOR((ROW()-3)/23)*23+3))*23+FLOOR((ROW()-3)/23+1))" office:value-type="float" office:value="-1.30497407624692" calcext:value-type="float">
            <text:p>-1.3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8059475216056" calcext:value-type="float">
            <text:p>42.806</text:p>
          </table:table-cell>
          <table:table-cell table:formula="of:=INDEX([.E$3:.E$531];ROW()-2)-INDEX([.E$3:.E$531];(ROW()-(FLOOR((ROW()-3)/23)*23+3))*23+FLOOR((ROW()-3)/23+1))" office:value-type="float" office:value="-8.00244912103187" calcext:value-type="float">
            <text:p>-8.0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4.096334265577" calcext:value-type="float">
            <text:p>114.096</text:p>
          </table:table-cell>
          <table:table-cell table:formula="of:=INDEX([.K$3:.K$531];ROW()-2)-INDEX([.K$3:.K$531];(ROW()-(FLOOR((ROW()-3)/23)*23+3))*23+FLOOR((ROW()-3)/23+1))" office:value-type="float" office:value="-30.222364494395" calcext:value-type="float">
            <text:p>-30.2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0342822973062" calcext:value-type="float">
            <text:p>12.034</text:p>
          </table:table-cell>
          <table:table-cell table:formula="of:=INDEX([.E$3:.E$531];ROW()-2)-INDEX([.E$3:.E$531];(ROW()-(FLOOR((ROW()-3)/23)*23+3))*23+FLOOR((ROW()-3)/23+1))" office:value-type="float" office:value="-15.4820538852046" calcext:value-type="float">
            <text:p>-15.48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6.6666075216579" calcext:value-type="float">
            <text:p>76.667</text:p>
          </table:table-cell>
          <table:table-cell table:formula="of:=INDEX([.K$3:.K$531];ROW()-2)-INDEX([.K$3:.K$531];(ROW()-(FLOOR((ROW()-3)/23)*23+3))*23+FLOOR((ROW()-3)/23+1))" office:value-type="float" office:value="-1.42192303115407" calcext:value-type="float">
            <text:p>-1.4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6487281682923" calcext:value-type="float">
            <text:p>14.649</text:p>
          </table:table-cell>
          <table:table-cell table:formula="of:=INDEX([.E$3:.E$531];ROW()-2)-INDEX([.E$3:.E$531];(ROW()-(FLOOR((ROW()-3)/23)*23+3))*23+FLOOR((ROW()-3)/23+1))" office:value-type="float" office:value="-52.6859255706377" calcext:value-type="float">
            <text:p>-52.6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6.5530692828107" calcext:value-type="float">
            <text:p>46.553</text:p>
          </table:table-cell>
          <table:table-cell table:formula="of:=INDEX([.K$3:.K$531];ROW()-2)-INDEX([.K$3:.K$531];(ROW()-(FLOOR((ROW()-3)/23)*23+3))*23+FLOOR((ROW()-3)/23+1))" office:value-type="float" office:value="-144.911271224626" calcext:value-type="float">
            <text:p>-144.9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4475746163812" calcext:value-type="float">
            <text:p>11.448</text:p>
          </table:table-cell>
          <table:table-cell table:formula="of:=INDEX([.E$3:.E$531];ROW()-2)-INDEX([.E$3:.E$531];(ROW()-(FLOOR((ROW()-3)/23)*23+3))*23+FLOOR((ROW()-3)/23+1))" office:value-type="float" office:value="-41.4663609643783" calcext:value-type="float">
            <text:p>-41.4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6.3596116629603" calcext:value-type="float">
            <text:p>36.360</text:p>
          </table:table-cell>
          <table:table-cell table:formula="of:=INDEX([.K$3:.K$531];ROW()-2)-INDEX([.K$3:.K$531];(ROW()-(FLOOR((ROW()-3)/23)*23+3))*23+FLOOR((ROW()-3)/23+1))" office:value-type="float" office:value="-113.818113037853" calcext:value-type="float">
            <text:p>-113.8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232394362491" calcext:value-type="float">
            <text:p>24.232</text:p>
          </table:table-cell>
          <table:table-cell table:formula="of:=INDEX([.E$3:.E$531];ROW()-2)-INDEX([.E$3:.E$531];(ROW()-(FLOOR((ROW()-3)/23)*23+3))*23+FLOOR((ROW()-3)/23+1))" office:value-type="float" office:value="-4.2028836671856" calcext:value-type="float">
            <text:p>-4.2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5.2039769672569" calcext:value-type="float">
            <text:p>75.204</text:p>
          </table:table-cell>
          <table:table-cell table:formula="of:=INDEX([.K$3:.K$531];ROW()-2)-INDEX([.K$3:.K$531];(ROW()-(FLOOR((ROW()-3)/23)*23+3))*23+FLOOR((ROW()-3)/23+1))" office:value-type="float" office:value="-5.45414648553118" calcext:value-type="float">
            <text:p>-5.4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284289170657" calcext:value-type="float">
            <text:p>13.284</text:p>
          </table:table-cell>
          <table:table-cell table:formula="of:=INDEX([.E$3:.E$531];ROW()-2)-INDEX([.E$3:.E$531];(ROW()-(FLOOR((ROW()-3)/23)*23+3))*23+FLOOR((ROW()-3)/23+1))" office:value-type="float" office:value="-47.7687209680639" calcext:value-type="float">
            <text:p>-47.76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.2028899044459" calcext:value-type="float">
            <text:p>42.203</text:p>
          </table:table-cell>
          <table:table-cell table:formula="of:=INDEX([.K$3:.K$531];ROW()-2)-INDEX([.K$3:.K$531];(ROW()-(FLOOR((ROW()-3)/23)*23+3))*23+FLOOR((ROW()-3)/23+1))" office:value-type="float" office:value="-131.396145353986" calcext:value-type="float">
            <text:p>-131.3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3690112941029" calcext:value-type="float">
            <text:p>46.369</text:p>
          </table:table-cell>
          <table:table-cell table:formula="of:=INDEX([.E$3:.E$531];ROW()-2)-INDEX([.E$3:.E$531];(ROW()-(FLOOR((ROW()-3)/23)*23+3))*23+FLOOR((ROW()-3)/23+1))" office:value-type="float" office:value="-8.57098730214216" calcext:value-type="float">
            <text:p>-8.57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3.59926927827" calcext:value-type="float">
            <text:p>123.599</text:p>
          </table:table-cell>
          <table:table-cell table:formula="of:=INDEX([.K$3:.K$531];ROW()-2)-INDEX([.K$3:.K$531];(ROW()-(FLOOR((ROW()-3)/23)*23+3))*23+FLOOR((ROW()-3)/23+1))" office:value-type="float" office:value="-32.4748568358013" calcext:value-type="float">
            <text:p>-32.4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792500437775" calcext:value-type="float">
            <text:p>42.793</text:p>
          </table:table-cell>
          <table:table-cell table:formula="of:=INDEX([.E$3:.E$531];ROW()-2)-INDEX([.E$3:.E$531];(ROW()-(FLOOR((ROW()-3)/23)*23+3))*23+FLOOR((ROW()-3)/23+1))" office:value-type="float" office:value="-7.82918100012392" calcext:value-type="float">
            <text:p>-7.82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4.063191927227" calcext:value-type="float">
            <text:p>114.063</text:p>
          </table:table-cell>
          <table:table-cell table:formula="of:=INDEX([.K$3:.K$531];ROW()-2)-INDEX([.K$3:.K$531];(ROW()-(FLOOR((ROW()-3)/23)*23+3))*23+FLOOR((ROW()-3)/23+1))" office:value-type="float" office:value="-29.8086502488098" calcext:value-type="float">
            <text:p>-29.8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7884992983877" calcext:value-type="float">
            <text:p>17.788</text:p>
          </table:table-cell>
          <table:table-cell table:formula="of:=INDEX([.E$3:.E$531];ROW()-2)-INDEX([.E$3:.E$531];(ROW()-(FLOOR((ROW()-3)/23)*23+3))*23+FLOOR((ROW()-3)/23+1))" office:value-type="float" office:value="-26.8828791395289" calcext:value-type="float">
            <text:p>-26.88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.1810323187742" calcext:value-type="float">
            <text:p>42.181</text:p>
          </table:table-cell>
          <table:table-cell table:formula="of:=INDEX([.K$3:.K$531];ROW()-2)-INDEX([.K$3:.K$531];(ROW()-(FLOOR((ROW()-3)/23)*23+3))*23+FLOOR((ROW()-3)/23+1))" office:value-type="float" office:value="-84.7155181032101" calcext:value-type="float">
            <text:p>-84.7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.4299497608591" calcext:value-type="float">
            <text:p>3.430</text:p>
          </table:table-cell>
          <table:table-cell table:formula="of:=INDEX([.E$3:.E$531];ROW()-2)-INDEX([.E$3:.E$531];(ROW()-(FLOOR((ROW()-3)/23)*23+3))*23+FLOOR((ROW()-3)/23+1))" office:value-type="float" office:value="-4.39769260769475" calcext:value-type="float">
            <text:p>-4.3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.797353408853" calcext:value-type="float">
            <text:p>21.797</text:p>
          </table:table-cell>
          <table:table-cell table:formula="of:=INDEX([.K$3:.K$531];ROW()-2)-INDEX([.K$3:.K$531];(ROW()-(FLOOR((ROW()-3)/23)*23+3))*23+FLOOR((ROW()-3)/23+1))" office:value-type="float" office:value="-0.391597219764485" calcext:value-type="float">
            <text:p>-0.3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1.4151409821274" calcext:value-type="float">
            <text:p>41.415</text:p>
          </table:table-cell>
          <table:table-cell table:formula="of:=INDEX([.E$3:.E$531];ROW()-2)-INDEX([.E$3:.E$531];(ROW()-(FLOOR((ROW()-3)/23)*23+3))*23+FLOOR((ROW()-3)/23+1))" office:value-type="float" office:value="-61.8767215818785" calcext:value-type="float">
            <text:p>-61.8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8.1972448895031" calcext:value-type="float">
            <text:p>98.197</text:p>
          </table:table-cell>
          <table:table-cell table:formula="of:=INDEX([.K$3:.K$531];ROW()-2)-INDEX([.K$3:.K$531];(ROW()-(FLOOR((ROW()-3)/23)*23+3))*23+FLOOR((ROW()-3)/23+1))" office:value-type="float" office:value="-196.219639615169" calcext:value-type="float">
            <text:p>-196.2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77250726171617" calcext:value-type="float">
            <text:p>9.773</text:p>
          </table:table-cell>
          <table:table-cell table:formula="of:=INDEX([.E$3:.E$531];ROW()-2)-INDEX([.E$3:.E$531];(ROW()-(FLOOR((ROW()-3)/23)*23+3))*23+FLOOR((ROW()-3)/23+1))" office:value-type="float" office:value="-12.5945367816024" calcext:value-type="float">
            <text:p>-12.59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2.2973940408765" calcext:value-type="float">
            <text:p>62.297</text:p>
          </table:table-cell>
          <table:table-cell table:formula="of:=INDEX([.K$3:.K$531];ROW()-2)-INDEX([.K$3:.K$531];(ROW()-(FLOOR((ROW()-3)/23)*23+3))*23+FLOOR((ROW()-3)/23+1))" office:value-type="float" office:value="-1.15632932162769" calcext:value-type="float">
            <text:p>-1.1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4.2239792858203" calcext:value-type="float">
            <text:p>34.224</text:p>
          </table:table-cell>
          <table:table-cell table:formula="of:=INDEX([.E$3:.E$531];ROW()-2)-INDEX([.E$3:.E$531];(ROW()-(FLOOR((ROW()-3)/23)*23+3))*23+FLOOR((ROW()-3)/23+1))" office:value-type="float" office:value="-5.83300772883334" calcext:value-type="float">
            <text:p>-5.8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6.215074312108" calcext:value-type="float">
            <text:p>106.215</text:p>
          </table:table-cell>
          <table:table-cell table:formula="of:=INDEX([.K$3:.K$531];ROW()-2)-INDEX([.K$3:.K$531];(ROW()-(FLOOR((ROW()-3)/23)*23+3))*23+FLOOR((ROW()-3)/23+1))" office:value-type="float" office:value="-7.53272898156283" calcext:value-type="float">
            <text:p>-7.5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8663863416501" calcext:value-type="float">
            <text:p>11.866</text:p>
          </table:table-cell>
          <table:table-cell table:formula="of:=INDEX([.E$3:.E$531];ROW()-2)-INDEX([.E$3:.E$531];(ROW()-(FLOOR((ROW()-3)/23)*23+3))*23+FLOOR((ROW()-3)/23+1))" office:value-type="float" office:value="0.00917830856610102" calcext:value-type="float">
            <text:p>0.0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.6418692311319" calcext:value-type="float">
            <text:p>33.642</text:p>
          </table:table-cell>
          <table:table-cell table:formula="of:=INDEX([.K$3:.K$531];ROW()-2)-INDEX([.K$3:.K$531];(ROW()-(FLOOR((ROW()-3)/23)*23+3))*23+FLOOR((ROW()-3)/23+1))" office:value-type="float" office:value="0.0247339275380796" calcext:value-type="float">
            <text:p>0.0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8941147875294" calcext:value-type="float">
            <text:p>17.894</text:p>
          </table:table-cell>
          <table:table-cell table:formula="of:=INDEX([.E$3:.E$531];ROW()-2)-INDEX([.E$3:.E$531];(ROW()-(FLOOR((ROW()-3)/23)*23+3))*23+FLOOR((ROW()-3)/23+1))" office:value-type="float" office:value="0.0115458286408376" calcext:value-type="float">
            <text:p>0.0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0.7397540438713" calcext:value-type="float">
            <text:p>50.740</text:p>
          </table:table-cell>
          <table:table-cell table:formula="of:=INDEX([.K$3:.K$531];ROW()-2)-INDEX([.K$3:.K$531];(ROW()-(FLOOR((ROW()-3)/23)*23+3))*23+FLOOR((ROW()-3)/23+1))" office:value-type="float" office:value="0.0210267085207434" calcext:value-type="float">
            <text:p>0.021</text:p>
          </table:table-cell>
          <table:table-cell table:formula="of:=INDEX([$Populations.$Q$2:$Populations.$Q$24];FLOOR((ROW()-3)/23)+1)*12.33*365/(1000*2000*2*0.8)" office:value-type="float" office:value="1966.19878771875" calcext:value-type="float">
            <text:p>1,966.1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4188452484548" calcext:value-type="float">
            <text:p>37.419</text:p>
          </table:table-cell>
          <table:table-cell table:formula="of:=INDEX([.E$3:.E$531];ROW()-2)-INDEX([.E$3:.E$531];(ROW()-(FLOOR((ROW()-3)/23)*23+3))*23+FLOOR((ROW()-3)/23+1))" office:value-type="float" office:value="12.9206696506206" calcext:value-type="float">
            <text:p>12.9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6.204966420125" calcext:value-type="float">
            <text:p>106.205</text:p>
          </table:table-cell>
          <table:table-cell table:formula="of:=INDEX([.K$3:.K$531];ROW()-2)-INDEX([.K$3:.K$531];(ROW()-(FLOOR((ROW()-3)/23)*23+3))*23+FLOOR((ROW()-3)/23+1))" office:value-type="float" office:value="-50.1583219843449" calcext:value-type="float">
            <text:p>-50.158</text:p>
          </table:table-cell>
          <table:table-cell table:formula="of:=SUM([.L4:.L25])" office:value-type="float" office:value="-703.8123572513" calcext:value-type="float">
            <text:p>-703.8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2.7771698089961" calcext:value-type="float">
            <text:p>62.777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5.885347342763" calcext:value-type="float">
            <text:p>385.885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444.76780859375" calcext:value-type="float">
            <text:p>1,444.768</text:p>
          </table:table-cell>
          <table:table-cell table:number-columns-repeated="1010"/>
        </table:table-row>
        <table:table-row table:style-name="ro1">
          <table:table-cell table:formula="of:=INDEX([$Populations.$Q$2:$Populations.$Q$24];FLOOR((ROW()-3)/23)+1)*1.5*365/(1000*2000*0.8^2)-SUM([.F26:.F48])" office:value-type="float" office:value="1476.51131323011" calcext:value-type="float">
            <text:p>1,476.511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3914313676812" calcext:value-type="float">
            <text:p>78.391</text:p>
          </table:table-cell>
          <table:table-cell table:formula="of:=INDEX([.E$3:.E$531];ROW()-2)-INDEX([.E$3:.E$531];(ROW()-(FLOOR((ROW()-3)/23)*23+3))*23+FLOOR((ROW()-3)/23+1))" office:value-type="float" office:value="17.6504877824459" calcext:value-type="float">
            <text:p>17.65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9.234865527201" calcext:value-type="float">
            <text:p>209.235</text:p>
          </table:table-cell>
          <table:table-cell table:formula="of:=INDEX([.K$3:.K$531];ROW()-2)-INDEX([.K$3:.K$531];(ROW()-(FLOOR((ROW()-3)/23)*23+3))*23+FLOOR((ROW()-3)/23+1))" office:value-type="float" office:value="-178.986140864949" calcext:value-type="float">
            <text:p>-178.9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1.124466268091" calcext:value-type="float">
            <text:p>281.124</text:p>
          </table:table-cell>
          <table:table-cell table:formula="of:=INDEX([.E$3:.E$531];ROW()-2)-INDEX([.E$3:.E$531];(ROW()-(FLOOR((ROW()-3)/23)*23+3))*23+FLOOR((ROW()-3)/23+1))" office:value-type="float" office:value="115.157737328338" calcext:value-type="float">
            <text:p>115.1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44.78133003179" calcext:value-type="float">
            <text:p>944.781</text:p>
          </table:table-cell>
          <table:table-cell table:formula="of:=INDEX([.K$3:.K$531];ROW()-2)-INDEX([.K$3:.K$531];(ROW()-(FLOOR((ROW()-3)/23)*23+3))*23+FLOOR((ROW()-3)/23+1))" office:value-type="float" office:value="-118.715337797611" calcext:value-type="float">
            <text:p>-118.715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27:.L48])" office:value-type="float" office:value="9352.52200263107" calcext:value-type="float">
            <text:p>9,352.522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0228247757484" calcext:value-type="float">
            <text:p>20.023</text:p>
          </table:table-cell>
          <table:table-cell table:formula="of:=INDEX([.E$3:.E$531];ROW()-2)-INDEX([.E$3:.E$531];(ROW()-(FLOOR((ROW()-3)/23)*23+3))*23+FLOOR((ROW()-3)/23+1))" office:value-type="float" office:value="-9.00965311020639" calcext:value-type="float">
            <text:p>-9.0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4.575826822497" calcext:value-type="float">
            <text:p>124.576</text:p>
          </table:table-cell>
          <table:table-cell table:formula="of:=INDEX([.K$3:.K$531];ROW()-2)-INDEX([.K$3:.K$531];(ROW()-(FLOOR((ROW()-3)/23)*23+3))*23+FLOOR((ROW()-3)/23+1))" office:value-type="float" office:value="-60.0970132662246" calcext:value-type="float">
            <text:p>-60.0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5512181464542" calcext:value-type="float">
            <text:p>49.551</text:p>
          </table:table-cell>
          <table:table-cell table:formula="of:=INDEX([.E$3:.E$531];ROW()-2)-INDEX([.E$3:.E$531];(ROW()-(FLOOR((ROW()-3)/23)*23+3))*23+FLOOR((ROW()-3)/23+1))" office:value-type="float" office:value="11.5541008474569" calcext:value-type="float">
            <text:p>11.5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982734414762" calcext:value-type="float">
            <text:p>131.983</text:p>
          </table:table-cell>
          <table:table-cell table:formula="of:=INDEX([.K$3:.K$531];ROW()-2)-INDEX([.K$3:.K$531];(ROW()-(FLOOR((ROW()-3)/23)*23+3))*23+FLOOR((ROW()-3)/23+1))" office:value-type="float" office:value="-108.64873489877" calcext:value-type="float">
            <text:p>-108.6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8.3423008525416" calcext:value-type="float">
            <text:p>58.342</text:p>
          </table:table-cell>
          <table:table-cell table:formula="of:=INDEX([.E$3:.E$531];ROW()-2)-INDEX([.E$3:.E$531];(ROW()-(FLOOR((ROW()-3)/23)*23+3))*23+FLOOR((ROW()-3)/23+1))" office:value-type="float" office:value="13.0370698511001" calcext:value-type="float">
            <text:p>13.03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5.703936652183" calcext:value-type="float">
            <text:p>155.704</text:p>
          </table:table-cell>
          <table:table-cell table:formula="of:=INDEX([.K$3:.K$531];ROW()-2)-INDEX([.K$3:.K$531];(ROW()-(FLOOR((ROW()-3)/23)*23+3))*23+FLOOR((ROW()-3)/23+1))" office:value-type="float" office:value="-133.573548317956" calcext:value-type="float">
            <text:p>-133.5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0520724501033" calcext:value-type="float">
            <text:p>27.052</text:p>
          </table:table-cell>
          <table:table-cell table:formula="of:=INDEX([.E$3:.E$531];ROW()-2)-INDEX([.E$3:.E$531];(ROW()-(FLOOR((ROW()-3)/23)*23+3))*23+FLOOR((ROW()-3)/23+1))" office:value-type="float" office:value="-13.2653197182803" calcext:value-type="float">
            <text:p>-13.2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1.841846627155" calcext:value-type="float">
            <text:p>171.842</text:p>
          </table:table-cell>
          <table:table-cell table:formula="of:=INDEX([.K$3:.K$531];ROW()-2)-INDEX([.K$3:.K$531];(ROW()-(FLOOR((ROW()-3)/23)*23+3))*23+FLOOR((ROW()-3)/23+1))" office:value-type="float" office:value="-85.4026360201699" calcext:value-type="float">
            <text:p>-85.4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3.028340334723" calcext:value-type="float">
            <text:p>103.028</text:p>
          </table:table-cell>
          <table:table-cell table:formula="of:=INDEX([.E$3:.E$531];ROW()-2)-INDEX([.E$3:.E$531];(ROW()-(FLOOR((ROW()-3)/23)*23+3))*23+FLOOR((ROW()-3)/23+1))" office:value-type="float" office:value="23.3785645150288" calcext:value-type="float">
            <text:p>23.3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4.956225514544" calcext:value-type="float">
            <text:p>274.956</text:p>
          </table:table-cell>
          <table:table-cell table:formula="of:=INDEX([.K$3:.K$531];ROW()-2)-INDEX([.K$3:.K$531];(ROW()-(FLOOR((ROW()-3)/23)*23+3))*23+FLOOR((ROW()-3)/23+1))" office:value-type="float" office:value="-233.109245507201" calcext:value-type="float">
            <text:p>-233.1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2893552398891" calcext:value-type="float">
            <text:p>29.289</text:p>
          </table:table-cell>
          <table:table-cell table:formula="of:=INDEX([.E$3:.E$531];ROW()-2)-INDEX([.E$3:.E$531];(ROW()-(FLOOR((ROW()-3)/23)*23+3))*23+FLOOR((ROW()-3)/23+1))" office:value-type="float" office:value="-14.1653157380916" calcext:value-type="float">
            <text:p>-14.1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5.390204952723" calcext:value-type="float">
            <text:p>185.390</text:p>
          </table:table-cell>
          <table:table-cell table:formula="of:=INDEX([.K$3:.K$531];ROW()-2)-INDEX([.K$3:.K$531];(ROW()-(FLOOR((ROW()-3)/23)*23+3))*23+FLOOR((ROW()-3)/23+1))" office:value-type="float" office:value="-91.5100782811411" calcext:value-type="float">
            <text:p>-91.5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5.7912635004687" calcext:value-type="float">
            <text:p>35.791</text:p>
          </table:table-cell>
          <table:table-cell table:formula="of:=INDEX([.E$3:.E$531];ROW()-2)-INDEX([.E$3:.E$531];(ROW()-(FLOOR((ROW()-3)/23)*23+3))*23+FLOOR((ROW()-3)/23+1))" office:value-type="float" office:value="-71.4046857199334" calcext:value-type="float">
            <text:p>-71.4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3.475541967247" calcext:value-type="float">
            <text:p>113.476</text:p>
          </table:table-cell>
          <table:table-cell table:formula="of:=INDEX([.K$3:.K$531];ROW()-2)-INDEX([.K$3:.K$531];(ROW()-(FLOOR((ROW()-3)/23)*23+3))*23+FLOOR((ROW()-3)/23+1))" office:value-type="float" office:value="-565.230544863396" calcext:value-type="float">
            <text:p>-565.2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6003004354194" calcext:value-type="float">
            <text:p>27.600</text:p>
          </table:table-cell>
          <table:table-cell table:formula="of:=INDEX([.E$3:.E$531];ROW()-2)-INDEX([.E$3:.E$531];(ROW()-(FLOOR((ROW()-3)/23)*23+3))*23+FLOOR((ROW()-3)/23+1))" office:value-type="float" office:value="-55.2581953667487" calcext:value-type="float">
            <text:p>-55.2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7.7169652472456" calcext:value-type="float">
            <text:p>87.717</text:p>
          </table:table-cell>
          <table:table-cell table:formula="of:=INDEX([.K$3:.K$531];ROW()-2)-INDEX([.K$3:.K$531];(ROW()-(FLOOR((ROW()-3)/23)*23+3))*23+FLOOR((ROW()-3)/23+1))" office:value-type="float" office:value="-440.959739095997" calcext:value-type="float">
            <text:p>-440.9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8.3370395525155" calcext:value-type="float">
            <text:p>58.337</text:p>
          </table:table-cell>
          <table:table-cell table:formula="of:=INDEX([.E$3:.E$531];ROW()-2)-INDEX([.E$3:.E$531];(ROW()-(FLOOR((ROW()-3)/23)*23+3))*23+FLOOR((ROW()-3)/23+1))" office:value-type="float" office:value="13.520330758975" calcext:value-type="float">
            <text:p>13.5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1.223150804853" calcext:value-type="float">
            <text:p>181.223</text:p>
          </table:table-cell>
          <table:table-cell table:formula="of:=INDEX([.K$3:.K$531];ROW()-2)-INDEX([.K$3:.K$531];(ROW()-(FLOOR((ROW()-3)/23)*23+3))*23+FLOOR((ROW()-3)/23+1))" office:value-type="float" office:value="-104.799638842505" calcext:value-type="float">
            <text:p>-104.8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093439976645" calcext:value-type="float">
            <text:p>32.093</text:p>
          </table:table-cell>
          <table:table-cell table:formula="of:=INDEX([.E$3:.E$531];ROW()-2)-INDEX([.E$3:.E$531];(ROW()-(FLOOR((ROW()-3)/23)*23+3))*23+FLOOR((ROW()-3)/23+1))" office:value-type="float" office:value="-63.6457935670389" calcext:value-type="float">
            <text:p>-63.6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1.973617993009" calcext:value-type="float">
            <text:p>101.974</text:p>
          </table:table-cell>
          <table:table-cell table:formula="of:=INDEX([.K$3:.K$531];ROW()-2)-INDEX([.K$3:.K$531];(ROW()-(FLOOR((ROW()-3)/23)*23+3))*23+FLOOR((ROW()-3)/23+1))" office:value-type="float" office:value="-509.030941112135" calcext:value-type="float">
            <text:p>-509.0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1.62338577078" calcext:value-type="float">
            <text:p>111.623</text:p>
          </table:table-cell>
          <table:table-cell table:formula="of:=INDEX([.E$3:.E$531];ROW()-2)-INDEX([.E$3:.E$531];(ROW()-(FLOOR((ROW()-3)/23)*23+3))*23+FLOOR((ROW()-3)/23+1))" office:value-type="float" office:value="25.1450497197978" calcext:value-type="float">
            <text:p>25.14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7.904372606044" calcext:value-type="float">
            <text:p>297.904</text:p>
          </table:table-cell>
          <table:table-cell table:formula="of:=INDEX([.K$3:.K$531];ROW()-2)-INDEX([.K$3:.K$531];(ROW()-(FLOOR((ROW()-3)/23)*23+3))*23+FLOOR((ROW()-3)/23+1))" office:value-type="float" office:value="-253.465426080971" calcext:value-type="float">
            <text:p>-253.4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3.017213700588" calcext:value-type="float">
            <text:p>103.017</text:p>
          </table:table-cell>
          <table:table-cell table:formula="of:=INDEX([.E$3:.E$531];ROW()-2)-INDEX([.E$3:.E$531];(ROW()-(FLOOR((ROW()-3)/23)*23+3))*23+FLOOR((ROW()-3)/23+1))" office:value-type="float" office:value="23.4576265284234" calcext:value-type="float">
            <text:p>23.4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4.928764735571" calcext:value-type="float">
            <text:p>274.929</text:p>
          </table:table-cell>
          <table:table-cell table:formula="of:=INDEX([.K$3:.K$531];ROW()-2)-INDEX([.K$3:.K$531];(ROW()-(FLOOR((ROW()-3)/23)*23+3))*23+FLOOR((ROW()-3)/23+1))" office:value-type="float" office:value="-232.750988159728" calcext:value-type="float">
            <text:p>-232.7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3.0075855276494" calcext:value-type="float">
            <text:p>43.008</text:p>
          </table:table-cell>
          <table:table-cell table:formula="of:=INDEX([.E$3:.E$531];ROW()-2)-INDEX([.E$3:.E$531];(ROW()-(FLOOR((ROW()-3)/23)*23+3))*23+FLOOR((ROW()-3)/23+1))" office:value-type="float" office:value="-27.3199149048119" calcext:value-type="float">
            <text:p>-27.3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2.146195670754" calcext:value-type="float">
            <text:p>102.146</text:p>
          </table:table-cell>
          <table:table-cell table:formula="of:=INDEX([.K$3:.K$531];ROW()-2)-INDEX([.K$3:.K$531];(ROW()-(FLOOR((ROW()-3)/23)*23+3))*23+FLOOR((ROW()-3)/23+1))" office:value-type="float" office:value="-346.162955552346" calcext:value-type="float">
            <text:p>-346.1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3842276698956" calcext:value-type="float">
            <text:p>8.384</text:p>
          </table:table-cell>
          <table:table-cell table:formula="of:=INDEX([.E$3:.E$531];ROW()-2)-INDEX([.E$3:.E$531];(ROW()-(FLOOR((ROW()-3)/23)*23+3))*23+FLOOR((ROW()-3)/23+1))" office:value-type="float" office:value="-3.97215761549627" calcext:value-type="float">
            <text:p>-3.9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2.7992390050413" calcext:value-type="float">
            <text:p>52.799</text:p>
          </table:table-cell>
          <table:table-cell table:formula="of:=INDEX([.K$3:.K$531];ROW()-2)-INDEX([.K$3:.K$531];(ROW()-(FLOOR((ROW()-3)/23)*23+3))*23+FLOOR((ROW()-3)/23+1))" office:value-type="float" office:value="-26.0605984321099" calcext:value-type="float">
            <text:p>-26.0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9.7198441084117" calcext:value-type="float">
            <text:p>99.720</text:p>
          </table:table-cell>
          <table:table-cell table:formula="of:=INDEX([.E$3:.E$531];ROW()-2)-INDEX([.E$3:.E$531];(ROW()-(FLOOR((ROW()-3)/23)*23+3))*23+FLOOR((ROW()-3)/23+1))" office:value-type="float" office:value="-62.4102715217205" calcext:value-type="float">
            <text:p>-62.4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6.783335348589" calcext:value-type="float">
            <text:p>236.783</text:p>
          </table:table-cell>
          <table:table-cell table:formula="of:=INDEX([.K$3:.K$531];ROW()-2)-INDEX([.K$3:.K$531];(ROW()-(FLOOR((ROW()-3)/23)*23+3))*23+FLOOR((ROW()-3)/23+1))" office:value-type="float" office:value="-797.183072552923" calcext:value-type="float">
            <text:p>-797.1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8921591544255" calcext:value-type="float">
            <text:p>23.892</text:p>
          </table:table-cell>
          <table:table-cell table:formula="of:=INDEX([.E$3:.E$531];ROW()-2)-INDEX([.E$3:.E$531];(ROW()-(FLOOR((ROW()-3)/23)*23+3))*23+FLOOR((ROW()-3)/23+1))" office:value-type="float" office:value="-11.4906689614802" calcext:value-type="float">
            <text:p>-11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0.908519033701" calcext:value-type="float">
            <text:p>150.909</text:p>
          </table:table-cell>
          <table:table-cell table:formula="of:=INDEX([.K$3:.K$531];ROW()-2)-INDEX([.K$3:.K$531];(ROW()-(FLOOR((ROW()-3)/23)*23+3))*23+FLOOR((ROW()-3)/23+1))" office:value-type="float" office:value="-74.5672388799554" calcext:value-type="float">
            <text:p>-74.5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2.2971115402186" calcext:value-type="float">
            <text:p>82.297</text:p>
          </table:table-cell>
          <table:table-cell table:formula="of:=INDEX([.E$3:.E$531];ROW()-2)-INDEX([.E$3:.E$531];(ROW()-(FLOOR((ROW()-3)/23)*23+3))*23+FLOOR((ROW()-3)/23+1))" office:value-type="float" office:value="19.3461954350394" calcext:value-type="float">
            <text:p>19.3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5.721132763363" calcext:value-type="float">
            <text:p>255.721</text:p>
          </table:table-cell>
          <table:table-cell table:formula="of:=INDEX([.K$3:.K$531];ROW()-2)-INDEX([.K$3:.K$531];(ROW()-(FLOOR((ROW()-3)/23)*23+3))*23+FLOOR((ROW()-3)/23+1))" office:value-type="float" office:value="-146.501121943647" calcext:value-type="float">
            <text:p>-146.5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6558907523006" calcext:value-type="float">
            <text:p>28.656</text:p>
          </table:table-cell>
          <table:table-cell table:formula="of:=INDEX([.E$3:.E$531];ROW()-2)-INDEX([.E$3:.E$531];(ROW()-(FLOOR((ROW()-3)/23)*23+3))*23+FLOOR((ROW()-3)/23+1))" office:value-type="float" office:value="9.94597725199102" calcext:value-type="float">
            <text:p>9.9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1.299271970152" calcext:value-type="float">
            <text:p>81.299</text:p>
          </table:table-cell>
          <table:table-cell table:formula="of:=INDEX([.K$3:.K$531];ROW()-2)-INDEX([.K$3:.K$531];(ROW()-(FLOOR((ROW()-3)/23)*23+3))*23+FLOOR((ROW()-3)/23+1))" office:value-type="float" office:value="-38.1070503468833" calcext:value-type="float">
            <text:p>-38.1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3.3503224117488" calcext:value-type="float">
            <text:p>43.350</text:p>
          </table:table-cell>
          <table:table-cell table:formula="of:=INDEX([.E$3:.E$531];ROW()-2)-INDEX([.E$3:.E$531];(ROW()-(FLOOR((ROW()-3)/23)*23+3))*23+FLOOR((ROW()-3)/23+1))" office:value-type="float" office:value="15.0846619182323" calcext:value-type="float">
            <text:p>15.08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2.959163204936" calcext:value-type="float">
            <text:p>122.959</text:p>
          </table:table-cell>
          <table:table-cell table:formula="of:=INDEX([.K$3:.K$531];ROW()-2)-INDEX([.K$3:.K$531];(ROW()-(FLOOR((ROW()-3)/23)*23+3))*23+FLOOR((ROW()-3)/23+1))" office:value-type="float" office:value="-57.2633971582023" calcext:value-type="float">
            <text:p>-57.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0997066861047" calcext:value-type="float">
            <text:p>39.100</text:p>
          </table:table-cell>
          <table:table-cell table:formula="of:=INDEX([.E$3:.E$531];ROW()-2)-INDEX([.E$3:.E$531];(ROW()-(FLOOR((ROW()-3)/23)*23+3))*23+FLOOR((ROW()-3)/23+1))" office:value-type="float" office:value="6.41116470875421" calcext:value-type="float">
            <text:p>6.41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841272055221" calcext:value-type="float">
            <text:p>110.841</text:p>
          </table:table-cell>
          <table:table-cell table:formula="of:=INDEX([.K$3:.K$531];ROW()-2)-INDEX([.K$3:.K$531];(ROW()-(FLOOR((ROW()-3)/23)*23+3))*23+FLOOR((ROW()-3)/23+1))" office:value-type="float" office:value="23.7242860131654" calcext:value-type="float">
            <text:p>23.7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0.7409435852353" calcext:value-type="float">
            <text:p>60.741</text:p>
          </table:table-cell>
          <table:table-cell table:formula="of:=INDEX([.E$3:.E$531];ROW()-2)-INDEX([.E$3:.E$531];(ROW()-(FLOOR((ROW()-3)/23)*23+3))*23+FLOOR((ROW()-3)/23+1))" office:value-type="float" office:value="-17.6504877824459" calcext:value-type="float">
            <text:p>-17.65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8.22100639215" calcext:value-type="float">
            <text:p>388.221</text:p>
          </table:table-cell>
          <table:table-cell table:formula="of:=INDEX([.K$3:.K$531];ROW()-2)-INDEX([.K$3:.K$531];(ROW()-(FLOOR((ROW()-3)/23)*23+3))*23+FLOOR((ROW()-3)/23+1))" office:value-type="float" office:value="178.986140864949" calcext:value-type="float">
            <text:p>178.986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49:.F71])" office:value-type="float" office:value="1975.61141206414" calcext:value-type="float">
            <text:p>1,975.611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4.9421737277225" calcext:value-type="float">
            <text:p>84.942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6.010209919074" calcext:value-type="float">
            <text:p>226.010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492.6988671875" calcext:value-type="float">
            <text:p>1,492.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1.387580532988" calcext:value-type="float">
            <text:p>291.388</text:p>
          </table:table-cell>
          <table:table-cell table:formula="of:=INDEX([.E$3:.E$531];ROW()-2)-INDEX([.E$3:.E$531];(ROW()-(FLOOR((ROW()-3)/23)*23+3))*23+FLOOR((ROW()-3)/23+1))" office:value-type="float" office:value="59.0519747838683" calcext:value-type="float">
            <text:p>59.05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78.404245335686" calcext:value-type="float">
            <text:p>978.404</text:p>
          </table:table-cell>
          <table:table-cell table:formula="of:=INDEX([.K$3:.K$531];ROW()-2)-INDEX([.K$3:.K$531];(ROW()-(FLOOR((ROW()-3)/23)*23+3))*23+FLOOR((ROW()-3)/23+1))" office:value-type="float" office:value="357.377076154959" calcext:value-type="float">
            <text:p>357.377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50:.L71])" office:value-type="float" office:value="5302.45751742342" calcext:value-type="float">
            <text:p>5,302.458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0435582914364" calcext:value-type="float">
            <text:p>20.044</text:p>
          </table:table-cell>
          <table:table-cell table:formula="of:=INDEX([.E$3:.E$531];ROW()-2)-INDEX([.E$3:.E$531];(ROW()-(FLOOR((ROW()-3)/23)*23+3))*23+FLOOR((ROW()-3)/23+1))" office:value-type="float" office:value="-18.3966746756076" calcext:value-type="float">
            <text:p>-18.3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7.022917449468" calcext:value-type="float">
            <text:p>127.023</text:p>
          </table:table-cell>
          <table:table-cell table:formula="of:=INDEX([.K$3:.K$531];ROW()-2)-INDEX([.K$3:.K$531];(ROW()-(FLOOR((ROW()-3)/23)*23+3))*23+FLOOR((ROW()-3)/23+1))" office:value-type="float" office:value="24.5321950065776" calcext:value-type="float">
            <text:p>24.5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9044947169958" calcext:value-type="float">
            <text:p>49.904</text:p>
          </table:table-cell>
          <table:table-cell table:formula="of:=INDEX([.E$3:.E$531];ROW()-2)-INDEX([.E$3:.E$531];(ROW()-(FLOOR((ROW()-3)/23)*23+3))*23+FLOOR((ROW()-3)/23+1))" office:value-type="float" office:value="-0.0228734003699671" calcext:value-type="float">
            <text:p>-0.0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3.225318963861" calcext:value-type="float">
            <text:p>133.225</text:p>
          </table:table-cell>
          <table:table-cell table:formula="of:=INDEX([.K$3:.K$531];ROW()-2)-INDEX([.K$3:.K$531];(ROW()-(FLOOR((ROW()-3)/23)*23+3))*23+FLOOR((ROW()-3)/23+1))" office:value-type="float" office:value="0.0420876361015417" calcext:value-type="float">
            <text:p>0.0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2600371161132" calcext:value-type="float">
            <text:p>61.260</text:p>
          </table:table-cell>
          <table:table-cell table:formula="of:=INDEX([.E$3:.E$531];ROW()-2)-INDEX([.E$3:.E$531];(ROW()-(FLOOR((ROW()-3)/23)*23+3))*23+FLOOR((ROW()-3)/23+1))" office:value-type="float" office:value="0.366060442238087" calcext:value-type="float">
            <text:p>0.3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3.354333994102" calcext:value-type="float">
            <text:p>163.354</text:p>
          </table:table-cell>
          <table:table-cell table:formula="of:=INDEX([.K$3:.K$531];ROW()-2)-INDEX([.K$3:.K$531];(ROW()-(FLOOR((ROW()-3)/23)*23+3))*23+FLOOR((ROW()-3)/23+1))" office:value-type="float" office:value="1.00364958647424" calcext:value-type="float">
            <text:p>1.0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9167845316028" calcext:value-type="float">
            <text:p>27.917</text:p>
          </table:table-cell>
          <table:table-cell table:formula="of:=INDEX([.E$3:.E$531];ROW()-2)-INDEX([.E$3:.E$531];(ROW()-(FLOOR((ROW()-3)/23)*23+3))*23+FLOOR((ROW()-3)/23+1))" office:value-type="float" office:value="-25.7198579281857" calcext:value-type="float">
            <text:p>-25.7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7.325473149261" calcext:value-type="float">
            <text:p>177.325</text:p>
          </table:table-cell>
          <table:table-cell table:formula="of:=INDEX([.K$3:.K$531];ROW()-2)-INDEX([.K$3:.K$531];(ROW()-(FLOOR((ROW()-3)/23)*23+3))*23+FLOOR((ROW()-3)/23+1))" office:value-type="float" office:value="34.2247028589603" calcext:value-type="float">
            <text:p>34.2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6.682148474372" calcext:value-type="float">
            <text:p>106.682</text:p>
          </table:table-cell>
          <table:table-cell table:formula="of:=INDEX([.E$3:.E$531];ROW()-2)-INDEX([.E$3:.E$531];(ROW()-(FLOOR((ROW()-3)/23)*23+3))*23+FLOOR((ROW()-3)/23+1))" office:value-type="float" office:value="0.078958044861821" calcext:value-type="float">
            <text:p>0.0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4.765300808879" calcext:value-type="float">
            <text:p>284.765</text:p>
          </table:table-cell>
          <table:table-cell table:formula="of:=INDEX([.K$3:.K$531];ROW()-2)-INDEX([.K$3:.K$531];(ROW()-(FLOOR((ROW()-3)/23)*23+3))*23+FLOOR((ROW()-3)/23+1))" office:value-type="float" office:value="-0.113869838596543" calcext:value-type="float">
            <text:p>-0.1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0.1673088271482" calcext:value-type="float">
            <text:p>30.167</text:p>
          </table:table-cell>
          <table:table-cell table:formula="of:=INDEX([.E$3:.E$531];ROW()-2)-INDEX([.E$3:.E$531];(ROW()-(FLOOR((ROW()-3)/23)*23+3))*23+FLOOR((ROW()-3)/23+1))" office:value-type="float" office:value="-27.5734108926063" calcext:value-type="float">
            <text:p>-27.5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1.162530371884" calcext:value-type="float">
            <text:p>191.163</text:p>
          </table:table-cell>
          <table:table-cell table:formula="of:=INDEX([.K$3:.K$531];ROW()-2)-INDEX([.K$3:.K$531];(ROW()-(FLOOR((ROW()-3)/23)*23+3))*23+FLOOR((ROW()-3)/23+1))" office:value-type="float" office:value="37.0771234205076" calcext:value-type="float">
            <text:p>37.0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6.5545124265404" calcext:value-type="float">
            <text:p>36.555</text:p>
          </table:table-cell>
          <table:table-cell table:formula="of:=INDEX([.E$3:.E$531];ROW()-2)-INDEX([.E$3:.E$531];(ROW()-(FLOOR((ROW()-3)/23)*23+3))*23+FLOOR((ROW()-3)/23+1))" office:value-type="float" office:value="-104.288493500012" calcext:value-type="float">
            <text:p>-104.28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6.199724763409" calcext:value-type="float">
            <text:p>116.200</text:p>
          </table:table-cell>
          <table:table-cell table:formula="of:=INDEX([.K$3:.K$531];ROW()-2)-INDEX([.K$3:.K$531];(ROW()-(FLOOR((ROW()-3)/23)*23+3))*23+FLOOR((ROW()-3)/23+1))" office:value-type="float" office:value="-260.628423892753" calcext:value-type="float">
            <text:p>-260.62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9611090791632" calcext:value-type="float">
            <text:p>28.961</text:p>
          </table:table-cell>
          <table:table-cell table:formula="of:=INDEX([.E$3:.E$531];ROW()-2)-INDEX([.E$3:.E$531];(ROW()-(FLOOR((ROW()-3)/23)*23+3))*23+FLOOR((ROW()-3)/23+1))" office:value-type="float" office:value="-82.1094928307581" calcext:value-type="float">
            <text:p>-82.1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1.7312472677584" calcext:value-type="float">
            <text:p>91.731</text:p>
          </table:table-cell>
          <table:table-cell table:formula="of:=INDEX([.K$3:.K$531];ROW()-2)-INDEX([.K$3:.K$531];(ROW()-(FLOOR((ROW()-3)/23)*23+3))*23+FLOOR((ROW()-3)/23+1))" office:value-type="float" office:value="-204.822688136139" calcext:value-type="float">
            <text:p>-204.8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0.2459197713671" calcext:value-type="float">
            <text:p>60.246</text:p>
          </table:table-cell>
          <table:table-cell table:formula="of:=INDEX([.E$3:.E$531];ROW()-2)-INDEX([.E$3:.E$531];(ROW()-(FLOOR((ROW()-3)/23)*23+3))*23+FLOOR((ROW()-3)/23+1))" office:value-type="float" office:value="0.565722757819586" calcext:value-type="float">
            <text:p>0.5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7.187364789031" calcext:value-type="float">
            <text:p>187.187</text:p>
          </table:table-cell>
          <table:table-cell table:formula="of:=INDEX([.K$3:.K$531];ROW()-2)-INDEX([.K$3:.K$531];(ROW()-(FLOOR((ROW()-3)/23)*23+3))*23+FLOOR((ROW()-3)/23+1))" office:value-type="float" office:value="28.0187772253722" calcext:value-type="float">
            <text:p>28.01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.3942251167368" calcext:value-type="float">
            <text:p>33.394</text:p>
          </table:table-cell>
          <table:table-cell table:formula="of:=INDEX([.E$3:.E$531];ROW()-2)-INDEX([.E$3:.E$531];(ROW()-(FLOOR((ROW()-3)/23)*23+3))*23+FLOOR((ROW()-3)/23+1))" office:value-type="float" office:value="-94.5175951247572" calcext:value-type="float">
            <text:p>-94.5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5.945421436834" calcext:value-type="float">
            <text:p>105.945</text:p>
          </table:table-cell>
          <table:table-cell table:formula="of:=INDEX([.K$3:.K$531];ROW()-2)-INDEX([.K$3:.K$531];(ROW()-(FLOOR((ROW()-3)/23)*23+3))*23+FLOOR((ROW()-3)/23+1))" office:value-type="float" office:value="-236.284942457019" calcext:value-type="float">
            <text:p>-236.2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5.213363616763" calcext:value-type="float">
            <text:p>115.213</text:p>
          </table:table-cell>
          <table:table-cell table:formula="of:=INDEX([.E$3:.E$531];ROW()-2)-INDEX([.E$3:.E$531];(ROW()-(FLOOR((ROW()-3)/23)*23+3))*23+FLOOR((ROW()-3)/23+1))" office:value-type="float" office:value="0.0672522014738632" calcext:value-type="float">
            <text:p>0.0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7.621774037945" calcext:value-type="float">
            <text:p>307.622</text:p>
          </table:table-cell>
          <table:table-cell table:formula="of:=INDEX([.K$3:.K$531];ROW()-2)-INDEX([.K$3:.K$531];(ROW()-(FLOOR((ROW()-3)/23)*23+3))*23+FLOOR((ROW()-3)/23+1))" office:value-type="float" office:value="-0.0843982545257518" calcext:value-type="float">
            <text:p>-0.0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6.438117865063" calcext:value-type="float">
            <text:p>106.438</text:p>
          </table:table-cell>
          <table:table-cell table:formula="of:=INDEX([.E$3:.E$531];ROW()-2)-INDEX([.E$3:.E$531];(ROW()-(FLOOR((ROW()-3)/23)*23+3))*23+FLOOR((ROW()-3)/23+1))" office:value-type="float" office:value="0.345559435171154" calcext:value-type="float">
            <text:p>0.3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4.162709083823" calcext:value-type="float">
            <text:p>284.163</text:p>
          </table:table-cell>
          <table:table-cell table:formula="of:=INDEX([.K$3:.K$531];ROW()-2)-INDEX([.K$3:.K$531];(ROW()-(FLOOR((ROW()-3)/23)*23+3))*23+FLOOR((ROW()-3)/23+1))" office:value-type="float" office:value="0.503334427010827" calcext:value-type="float">
            <text:p>0.5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522486891731" calcext:value-type="float">
            <text:p>44.522</text:p>
          </table:table-cell>
          <table:table-cell table:formula="of:=INDEX([.E$3:.E$531];ROW()-2)-INDEX([.E$3:.E$531];(ROW()-(FLOOR((ROW()-3)/23)*23+3))*23+FLOOR((ROW()-3)/23+1))" office:value-type="float" office:value="-49.139950326959" calcext:value-type="float">
            <text:p>-49.1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5.817128460925" calcext:value-type="float">
            <text:p>105.817</text:p>
          </table:table-cell>
          <table:table-cell table:formula="of:=INDEX([.K$3:.K$531];ROW()-2)-INDEX([.K$3:.K$531];(ROW()-(FLOOR((ROW()-3)/23)*23+3))*23+FLOOR((ROW()-3)/23+1))" office:value-type="float" office:value="-144.458787269453" calcext:value-type="float">
            <text:p>-144.4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64240810320417" calcext:value-type="float">
            <text:p>8.642</text:p>
          </table:table-cell>
          <table:table-cell table:formula="of:=INDEX([.E$3:.E$531];ROW()-2)-INDEX([.E$3:.E$531];(ROW()-(FLOOR((ROW()-3)/23)*23+3))*23+FLOOR((ROW()-3)/23+1))" office:value-type="float" office:value="-7.80484731777429" calcext:value-type="float">
            <text:p>-7.8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4.4600384163592" calcext:value-type="float">
            <text:p>54.460</text:p>
          </table:table-cell>
          <table:table-cell table:formula="of:=INDEX([.K$3:.K$531];ROW()-2)-INDEX([.K$3:.K$531];(ROW()-(FLOOR((ROW()-3)/23)*23+3))*23+FLOOR((ROW()-3)/23+1))" office:value-type="float" office:value="10.6354322253778" calcext:value-type="float">
            <text:p>10.6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2.917210261311" calcext:value-type="float">
            <text:p>102.917</text:p>
          </table:table-cell>
          <table:table-cell table:formula="of:=INDEX([.E$3:.E$531];ROW()-2)-INDEX([.E$3:.E$531];(ROW()-(FLOOR((ROW()-3)/23)*23+3))*23+FLOOR((ROW()-3)/23+1))" office:value-type="float" office:value="-112.809827606666" calcext:value-type="float">
            <text:p>-112.8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4.51486009789" calcext:value-type="float">
            <text:p>244.515</text:p>
          </table:table-cell>
          <table:table-cell table:formula="of:=INDEX([.K$3:.K$531];ROW()-2)-INDEX([.K$3:.K$531];(ROW()-(FLOOR((ROW()-3)/23)*23+3))*23+FLOOR((ROW()-3)/23+1))" office:value-type="float" office:value="-334.375448805324" calcext:value-type="float">
            <text:p>-334.3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3804690031916" calcext:value-type="float">
            <text:p>24.380</text:p>
          </table:table-cell>
          <table:table-cell table:formula="of:=INDEX([.E$3:.E$531];ROW()-2)-INDEX([.E$3:.E$531];(ROW()-(FLOOR((ROW()-3)/23)*23+3))*23+FLOOR((ROW()-3)/23+1))" office:value-type="float" office:value="-22.5784891855987" calcext:value-type="float">
            <text:p>-22.5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5.044428247898" calcext:value-type="float">
            <text:p>155.044</text:p>
          </table:table-cell>
          <table:table-cell table:formula="of:=INDEX([.K$3:.K$531];ROW()-2)-INDEX([.K$3:.K$531];(ROW()-(FLOOR((ROW()-3)/23)*23+3))*23+FLOOR((ROW()-3)/23+1))" office:value-type="float" office:value="29.7989397494713" calcext:value-type="float">
            <text:p>29.7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5.0823824778461" calcext:value-type="float">
            <text:p>85.082</text:p>
          </table:table-cell>
          <table:table-cell table:formula="of:=INDEX([.E$3:.E$531];ROW()-2)-INDEX([.E$3:.E$531];(ROW()-(FLOOR((ROW()-3)/23)*23+3))*23+FLOOR((ROW()-3)/23+1))" office:value-type="float" office:value="1.0928512818199" calcext:value-type="float">
            <text:p>1.09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64.365164201812" calcext:value-type="float">
            <text:p>264.365</text:p>
          </table:table-cell>
          <table:table-cell table:formula="of:=INDEX([.K$3:.K$531];ROW()-2)-INDEX([.K$3:.K$531];(ROW()-(FLOOR((ROW()-3)/23)*23+3))*23+FLOOR((ROW()-3)/23+1))" office:value-type="float" office:value="40.0579731681926" calcext:value-type="float">
            <text:p>40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6038884858587" calcext:value-type="float">
            <text:p>29.604</text:p>
          </table:table-cell>
          <table:table-cell table:formula="of:=INDEX([.E$3:.E$531];ROW()-2)-INDEX([.E$3:.E$531];(ROW()-(FLOOR((ROW()-3)/23)*23+3))*23+FLOOR((ROW()-3)/23+1))" office:value-type="float" office:value="4.69721255631389" calcext:value-type="float">
            <text:p>4.6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4.0110782291467" calcext:value-type="float">
            <text:p>84.011</text:p>
          </table:table-cell>
          <table:table-cell table:formula="of:=INDEX([.K$3:.K$531];ROW()-2)-INDEX([.K$3:.K$531];(ROW()-(FLOOR((ROW()-3)/23)*23+3))*23+FLOOR((ROW()-3)/23+1))" office:value-type="float" office:value="17.6300510344409" calcext:value-type="float">
            <text:p>17.63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5980375990053" calcext:value-type="float">
            <text:p>44.598</text:p>
          </table:table-cell>
          <table:table-cell table:formula="of:=INDEX([.E$3:.E$531];ROW()-2)-INDEX([.E$3:.E$531];(ROW()-(FLOOR((ROW()-3)/23)*23+3))*23+FLOOR((ROW()-3)/23+1))" office:value-type="float" office:value="7.0226994827834" calcext:value-type="float">
            <text:p>7.0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6.600327840082" calcext:value-type="float">
            <text:p>126.600</text:p>
          </table:table-cell>
          <table:table-cell table:formula="of:=INDEX([.K$3:.K$531];ROW()-2)-INDEX([.K$3:.K$531];(ROW()-(FLOOR((ROW()-3)/23)*23+3))*23+FLOOR((ROW()-3)/23+1))" office:value-type="float" office:value="26.4174331844966" calcext:value-type="float">
            <text:p>26.4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9.132840596484" calcext:value-type="float">
            <text:p>109.133</text:p>
          </table:table-cell>
          <table:table-cell table:formula="of:=INDEX([.E$3:.E$531];ROW()-2)-INDEX([.E$3:.E$531];(ROW()-(FLOOR((ROW()-3)/23)*23+3))*23+FLOOR((ROW()-3)/23+1))" office:value-type="float" office:value="-7.91182517576657" calcext:value-type="float">
            <text:p>-7.9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9.909013455121" calcext:value-type="float">
            <text:p>309.909</text:p>
          </table:table-cell>
          <table:table-cell table:formula="of:=INDEX([.K$3:.K$531];ROW()-2)-INDEX([.K$3:.K$531];(ROW()-(FLOOR((ROW()-3)/23)*23+3))*23+FLOOR((ROW()-3)/23+1))" office:value-type="float" office:value="-82.8651304842856" calcext:value-type="float">
            <text:p>-82.8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5.966728939753" calcext:value-type="float">
            <text:p>165.967</text:p>
          </table:table-cell>
          <table:table-cell table:formula="of:=INDEX([.E$3:.E$531];ROW()-2)-INDEX([.E$3:.E$531];(ROW()-(FLOOR((ROW()-3)/23)*23+3))*23+FLOOR((ROW()-3)/23+1))" office:value-type="float" office:value="-115.157737328338" calcext:value-type="float">
            <text:p>-115.1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63.4966678294" calcext:value-type="float">
            <text:p>1,063.497</text:p>
          </table:table-cell>
          <table:table-cell table:formula="of:=INDEX([.K$3:.K$531];ROW()-2)-INDEX([.K$3:.K$531];(ROW()-(FLOOR((ROW()-3)/23)*23+3))*23+FLOOR((ROW()-3)/23+1))" office:value-type="float" office:value="118.715337797611" calcext:value-type="float">
            <text:p>118.715</text:p>
          </table:table-cell>
          <table:table-cell table:formula="of:=[.A74]/27203" office:value-type="float" office:value="0.25849365381607" calcext:value-type="float">
            <text:p>0.258</text:p>
          </table:table-cell>
          <table:table-cell table:number-columns-repeated="1011"/>
        </table:table-row>
        <table:table-row table:style-name="ro1">
          <table:table-cell table:formula="of:=INDEX([$Populations.$Q$2:$Populations.$Q$24];FLOOR((ROW()-3)/23)+1)*1.5*365/(1000*2000*0.8^2)-SUM([.F72:.F94])" office:value-type="float" office:value="7031.80286475854" calcext:value-type="float">
            <text:p>7,031.803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2.335605749119" calcext:value-type="float">
            <text:p>232.336</text:p>
          </table:table-cell>
          <table:table-cell table:formula="of:=INDEX([.E$3:.E$531];ROW()-2)-INDEX([.E$3:.E$531];(ROW()-(FLOOR((ROW()-3)/23)*23+3))*23+FLOOR((ROW()-3)/23+1))" office:value-type="float" office:value="-59.0519747838683" calcext:value-type="float">
            <text:p>-59.05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21.027169180727" calcext:value-type="float">
            <text:p>621.027</text:p>
          </table:table-cell>
          <table:table-cell table:formula="of:=INDEX([.K$3:.K$531];ROW()-2)-INDEX([.K$3:.K$531];(ROW()-(FLOOR((ROW()-3)/23)*23+3))*23+FLOOR((ROW()-3)/23+1))" office:value-type="float" office:value="-357.377076154959" calcext:value-type="float">
            <text:p>-357.3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20.651115388827" calcext:value-type="float">
            <text:p>820.651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44.58286800518" calcext:value-type="float">
            <text:p>2,744.583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4144.86372070313" calcext:value-type="float">
            <text:p>4,144.864</text:p>
          </table:table-cell>
          <table:table-cell table:number-columns-repeated="1010"/>
        </table:table-row>
        <table:table-row table:style-name="ro1">
          <table:table-cell table:formula="of:=INDEX([$Populations.$Q$2:$Populations.$Q$24];FLOOR((ROW()-3)/23)+1)*12.33*365/(1000*2000*2*0.8)-SUM([.L73:.L94])" office:value-type="float" office:value="23557.7781748726" calcext:value-type="float">
            <text:p>23,557.778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6.1551031541254" calcext:value-type="float">
            <text:p>56.155</text:p>
          </table:table-cell>
          <table:table-cell table:formula="of:=INDEX([.E$3:.E$531];ROW()-2)-INDEX([.E$3:.E$531];(ROW()-(FLOOR((ROW()-3)/23)*23+3))*23+FLOOR((ROW()-3)/23+1))" office:value-type="float" office:value="-81.6684447285097" calcext:value-type="float">
            <text:p>-81.6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51.418404083263" calcext:value-type="float">
            <text:p>351.418</text:p>
          </table:table-cell>
          <table:table-cell table:formula="of:=INDEX([.K$3:.K$531];ROW()-2)-INDEX([.K$3:.K$531];(ROW()-(FLOOR((ROW()-3)/23)*23+3))*23+FLOOR((ROW()-3)/23+1))" office:value-type="float" office:value="-111.269741803233" calcext:value-type="float">
            <text:p>-111.2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7.580875182599" calcext:value-type="float">
            <text:p>137.581</text:p>
          </table:table-cell>
          <table:table-cell table:formula="of:=INDEX([.E$3:.E$531];ROW()-2)-INDEX([.E$3:.E$531];(ROW()-(FLOOR((ROW()-3)/23)*23+3))*23+FLOOR((ROW()-3)/23+1))" office:value-type="float" office:value="-41.383277319419" calcext:value-type="float">
            <text:p>-41.38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68.75155483043" calcext:value-type="float">
            <text:p>368.752</text:p>
          </table:table-cell>
          <table:table-cell table:formula="of:=INDEX([.K$3:.K$531];ROW()-2)-INDEX([.K$3:.K$531];(ROW()-(FLOOR((ROW()-3)/23)*23+3))*23+FLOOR((ROW()-3)/23+1))" office:value-type="float" office:value="-232.333489429556" calcext:value-type="float">
            <text:p>-232.3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9.892652443177" calcext:value-type="float">
            <text:p>169.893</text:p>
          </table:table-cell>
          <table:table-cell table:formula="of:=INDEX([.E$3:.E$531];ROW()-2)-INDEX([.E$3:.E$531];(ROW()-(FLOOR((ROW()-3)/23)*23+3))*23+FLOOR((ROW()-3)/23+1))" office:value-type="float" office:value="-46.6416645453781" calcext:value-type="float">
            <text:p>-46.64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4.647176917447" calcext:value-type="float">
            <text:p>454.647</text:p>
          </table:table-cell>
          <table:table-cell table:formula="of:=INDEX([.K$3:.K$531];ROW()-2)-INDEX([.K$3:.K$531];(ROW()-(FLOOR((ROW()-3)/23)*23+3))*23+FLOOR((ROW()-3)/23+1))" office:value-type="float" office:value="-272.460211238634" calcext:value-type="float">
            <text:p>-272.4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4587906215675" calcext:value-type="float">
            <text:p>79.459</text:p>
          </table:table-cell>
          <table:table-cell table:formula="of:=INDEX([.E$3:.E$531];ROW()-2)-INDEX([.E$3:.E$531];(ROW()-(FLOOR((ROW()-3)/23)*23+3))*23+FLOOR((ROW()-3)/23+1))" office:value-type="float" office:value="-112.826313635298" calcext:value-type="float">
            <text:p>-112.82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3.662564544606" calcext:value-type="float">
            <text:p>493.663</text:p>
          </table:table-cell>
          <table:table-cell table:formula="of:=INDEX([.K$3:.K$531];ROW()-2)-INDEX([.K$3:.K$531];(ROW()-(FLOOR((ROW()-3)/23)*23+3))*23+FLOOR((ROW()-3)/23+1))" office:value-type="float" office:value="-152.186211931952" calcext:value-type="float">
            <text:p>-152.1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6.895297658259" calcext:value-type="float">
            <text:p>296.895</text:p>
          </table:table-cell>
          <table:table-cell table:formula="of:=INDEX([.E$3:.E$531];ROW()-2)-INDEX([.E$3:.E$531];(ROW()-(FLOOR((ROW()-3)/23)*23+3))*23+FLOOR((ROW()-3)/23+1))" office:value-type="float" office:value="-82.7921573354632" calcext:value-type="float">
            <text:p>-82.79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95.10819848221" calcext:value-type="float">
            <text:p>795.108</text:p>
          </table:table-cell>
          <table:table-cell table:formula="of:=INDEX([.K$3:.K$531];ROW()-2)-INDEX([.K$3:.K$531];(ROW()-(FLOOR((ROW()-3)/23)*23+3))*23+FLOOR((ROW()-3)/23+1))" office:value-type="float" office:value="-481.951867031848" calcext:value-type="float">
            <text:p>-481.9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5.2252590986074" calcext:value-type="float">
            <text:p>85.225</text:p>
          </table:table-cell>
          <table:table-cell table:formula="of:=INDEX([.E$3:.E$531];ROW()-2)-INDEX([.E$3:.E$531];(ROW()-(FLOOR((ROW()-3)/23)*23+3))*23+FLOOR((ROW()-3)/23+1))" office:value-type="float" office:value="-121.490577460356" calcext:value-type="float">
            <text:p>-121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30.620247245909" calcext:value-type="float">
            <text:p>530.620</text:p>
          </table:table-cell>
          <table:table-cell table:formula="of:=INDEX([.K$3:.K$531];ROW()-2)-INDEX([.K$3:.K$531];(ROW()-(FLOOR((ROW()-3)/23)*23+3))*23+FLOOR((ROW()-3)/23+1))" office:value-type="float" office:value="-163.913245662412" calcext:value-type="float">
            <text:p>-163.9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1.802900909452" calcext:value-type="float">
            <text:p>101.803</text:p>
          </table:table-cell>
          <table:table-cell table:formula="of:=INDEX([.E$3:.E$531];ROW()-2)-INDEX([.E$3:.E$531];(ROW()-(FLOOR((ROW()-3)/23)*23+3))*23+FLOOR((ROW()-3)/23+1))" office:value-type="float" office:value="-401.040446902902" calcext:value-type="float">
            <text:p>-401.0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3.567990361678" calcext:value-type="float">
            <text:p>323.568</text:p>
          </table:table-cell>
          <table:table-cell table:formula="of:=INDEX([.K$3:.K$531];ROW()-2)-INDEX([.K$3:.K$531];(ROW()-(FLOOR((ROW()-3)/23)*23+3))*23+FLOOR((ROW()-3)/23+1))" office:value-type="float" office:value="-1370.25846621742" calcext:value-type="float">
            <text:p>-1,370.2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1.2769073297617" calcext:value-type="float">
            <text:p>81.277</text:p>
          </table:table-cell>
          <table:table-cell table:formula="of:=INDEX([.E$3:.E$531];ROW()-2)-INDEX([.E$3:.E$531];(ROW()-(FLOOR((ROW()-3)/23)*23+3))*23+FLOOR((ROW()-3)/23+1))" office:value-type="float" office:value="-313.520288907769" calcext:value-type="float">
            <text:p>-313.5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6.991599401861" calcext:value-type="float">
            <text:p>256.992</text:p>
          </table:table-cell>
          <table:table-cell table:formula="of:=INDEX([.K$3:.K$531];ROW()-2)-INDEX([.K$3:.K$531];(ROW()-(FLOOR((ROW()-3)/23)*23+3))*23+FLOOR((ROW()-3)/23+1))" office:value-type="float" office:value="-1070.52008948772" calcext:value-type="float">
            <text:p>-1,070.5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5.229531523302" calcext:value-type="float">
            <text:p>165.230</text:p>
          </table:table-cell>
          <table:table-cell table:formula="of:=INDEX([.E$3:.E$531];ROW()-2)-INDEX([.E$3:.E$531];(ROW()-(FLOOR((ROW()-3)/23)*23+3))*23+FLOOR((ROW()-3)/23+1))" office:value-type="float" office:value="-48.5885992606665" calcext:value-type="float">
            <text:p>-48.5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15.116564566902" calcext:value-type="float">
            <text:p>515.117</text:p>
          </table:table-cell>
          <table:table-cell table:formula="of:=INDEX([.K$3:.K$531];ROW()-2)-INDEX([.K$3:.K$531];(ROW()-(FLOOR((ROW()-3)/23)*23+3))*23+FLOOR((ROW()-3)/23+1))" office:value-type="float" office:value="-202.92367429546" calcext:value-type="float">
            <text:p>-202.9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5.431711253068" calcext:value-type="float">
            <text:p>95.432</text:p>
          </table:table-cell>
          <table:table-cell table:formula="of:=INDEX([.E$3:.E$531];ROW()-2)-INDEX([.E$3:.E$531];(ROW()-(FLOOR((ROW()-3)/23)*23+3))*23+FLOOR((ROW()-3)/23+1))" office:value-type="float" office:value="-360.164632648224" calcext:value-type="float">
            <text:p>-360.1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1.054638527763" calcext:value-type="float">
            <text:p>301.055</text:p>
          </table:table-cell>
          <table:table-cell table:formula="of:=INDEX([.K$3:.K$531];ROW()-2)-INDEX([.K$3:.K$531];(ROW()-(FLOOR((ROW()-3)/23)*23+3))*23+FLOOR((ROW()-3)/23+1))" office:value-type="float" office:value="-1233.34800098304" calcext:value-type="float">
            <text:p>-1,233.3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4.565551150512" calcext:value-type="float">
            <text:p>314.566</text:p>
          </table:table-cell>
          <table:table-cell table:formula="of:=INDEX([.E$3:.E$531];ROW()-2)-INDEX([.E$3:.E$531];(ROW()-(FLOOR((ROW()-3)/23)*23+3))*23+FLOOR((ROW()-3)/23+1))" office:value-type="float" office:value="-96.0699942594176" calcext:value-type="float">
            <text:p>-96.07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43.854187458787" calcext:value-type="float">
            <text:p>843.854</text:p>
          </table:table-cell>
          <table:table-cell table:formula="of:=INDEX([.K$3:.K$531];ROW()-2)-INDEX([.K$3:.K$531];(ROW()-(FLOOR((ROW()-3)/23)*23+3))*23+FLOOR((ROW()-3)/23+1))" office:value-type="float" office:value="-538.14895763031" calcext:value-type="float">
            <text:p>-538.1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3.604714206833" calcext:value-type="float">
            <text:p>293.605</text:p>
          </table:table-cell>
          <table:table-cell table:formula="of:=INDEX([.E$3:.E$531];ROW()-2)-INDEX([.E$3:.E$531];(ROW()-(FLOOR((ROW()-3)/23)*23+3))*23+FLOOR((ROW()-3)/23+1))" office:value-type="float" office:value="-85.0053334574196" calcext:value-type="float">
            <text:p>-85.0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6.942479842409" calcext:value-type="float">
            <text:p>786.942</text:p>
          </table:table-cell>
          <table:table-cell table:formula="of:=INDEX([.K$3:.K$531];ROW()-2)-INDEX([.K$3:.K$531];(ROW()-(FLOOR((ROW()-3)/23)*23+3))*23+FLOOR((ROW()-3)/23+1))" office:value-type="float" office:value="-487.433478039247" calcext:value-type="float">
            <text:p>-487.4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5.375485217094" calcext:value-type="float">
            <text:p>125.375</text:p>
          </table:table-cell>
          <table:table-cell table:formula="of:=INDEX([.E$3:.E$531];ROW()-2)-INDEX([.E$3:.E$531];(ROW()-(FLOOR((ROW()-3)/23)*23+3))*23+FLOOR((ROW()-3)/23+1))" office:value-type="float" office:value="-209.030798893144" calcext:value-type="float">
            <text:p>-209.03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9.845246981188" calcext:value-type="float">
            <text:p>299.845</text:p>
          </table:table-cell>
          <table:table-cell table:formula="of:=INDEX([.K$3:.K$531];ROW()-2)-INDEX([.K$3:.K$531];(ROW()-(FLOOR((ROW()-3)/23)*23+3))*23+FLOOR((ROW()-3)/23+1))" office:value-type="float" office:value="-825.074377445318" calcext:value-type="float">
            <text:p>-825.0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7071326801401" calcext:value-type="float">
            <text:p>24.707</text:p>
          </table:table-cell>
          <table:table-cell table:formula="of:=INDEX([.E$3:.E$531];ROW()-2)-INDEX([.E$3:.E$531];(ROW()-(FLOOR((ROW()-3)/23)*23+3))*23+FLOOR((ROW()-3)/23+1))" office:value-type="float" office:value="-34.3191421808095" calcext:value-type="float">
            <text:p>-34.3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1.903582183982" calcext:value-type="float">
            <text:p>151.904</text:p>
          </table:table-cell>
          <table:table-cell table:formula="of:=INDEX([.K$3:.K$531];ROW()-2)-INDEX([.K$3:.K$531];(ROW()-(FLOOR((ROW()-3)/23)*23+3))*23+FLOOR((ROW()-3)/23+1))" office:value-type="float" office:value="-46.128519292512" calcext:value-type="float">
            <text:p>-46.1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2.890703472743" calcext:value-type="float">
            <text:p>282.891</text:p>
          </table:table-cell>
          <table:table-cell table:formula="of:=INDEX([.E$3:.E$531];ROW()-2)-INDEX([.E$3:.E$531];(ROW()-(FLOOR((ROW()-3)/23)*23+3))*23+FLOOR((ROW()-3)/23+1))" office:value-type="float" office:value="-484.078759522008" calcext:value-type="float">
            <text:p>-484.0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75.68683661929" calcext:value-type="float">
            <text:p>675.687</text:p>
          </table:table-cell>
          <table:table-cell table:formula="of:=INDEX([.K$3:.K$531];ROW()-2)-INDEX([.K$3:.K$531];(ROW()-(FLOOR((ROW()-3)/23)*23+3))*23+FLOOR((ROW()-3)/23+1))" office:value-type="float" office:value="-1915.22040665878" calcext:value-type="float">
            <text:p>-1,915.22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7.7624310732643" calcext:value-type="float">
            <text:p>67.762</text:p>
          </table:table-cell>
          <table:table-cell table:formula="of:=INDEX([.E$3:.E$531];ROW()-2)-INDEX([.E$3:.E$531];(ROW()-(FLOOR((ROW()-3)/23)*23+3))*23+FLOOR((ROW()-3)/23+1))" office:value-type="float" office:value="-100.618659472363" calcext:value-type="float">
            <text:p>-100.6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7.57727857117" calcext:value-type="float">
            <text:p>427.577</text:p>
          </table:table-cell>
          <table:table-cell table:formula="of:=INDEX([.K$3:.K$531];ROW()-2)-INDEX([.K$3:.K$531];(ROW()-(FLOOR((ROW()-3)/23)*23+3))*23+FLOOR((ROW()-3)/23+1))" office:value-type="float" office:value="-137.87901154789" calcext:value-type="float">
            <text:p>-137.8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4.150164901105" calcext:value-type="float">
            <text:p>234.150</text:p>
          </table:table-cell>
          <table:table-cell table:formula="of:=INDEX([.E$3:.E$531];ROW()-2)-INDEX([.E$3:.E$531];(ROW()-(FLOOR((ROW()-3)/23)*23+3))*23+FLOOR((ROW()-3)/23+1))" office:value-type="float" office:value="-66.3088403991656" calcext:value-type="float">
            <text:p>-66.3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9.496684165074" calcext:value-type="float">
            <text:p>729.497</text:p>
          </table:table-cell>
          <table:table-cell table:formula="of:=INDEX([.K$3:.K$531];ROW()-2)-INDEX([.K$3:.K$531];(ROW()-(FLOOR((ROW()-3)/23)*23+3))*23+FLOOR((ROW()-3)/23+1))" office:value-type="float" office:value="-280.785050655394" calcext:value-type="float">
            <text:p>-280.7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2.2955799766494" calcext:value-type="float">
            <text:p>82.296</text:p>
          </table:table-cell>
          <table:table-cell table:formula="of:=INDEX([.E$3:.E$531];ROW()-2)-INDEX([.E$3:.E$531];(ROW()-(FLOOR((ROW()-3)/23)*23+3))*23+FLOOR((ROW()-3)/23+1))" office:value-type="float" office:value="-7.05419810558736" calcext:value-type="float">
            <text:p>-7.0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4.060615151042" calcext:value-type="float">
            <text:p>234.061</text:p>
          </table:table-cell>
          <table:table-cell table:formula="of:=INDEX([.K$3:.K$531];ROW()-2)-INDEX([.K$3:.K$531];(ROW()-(FLOOR((ROW()-3)/23)*23+3))*23+FLOOR((ROW()-3)/23+1))" office:value-type="float" office:value="-65.7760494853008" calcext:value-type="float">
            <text:p>-65.7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2.476638176684" calcext:value-type="float">
            <text:p>122.477</text:p>
          </table:table-cell>
          <table:table-cell table:formula="of:=INDEX([.E$3:.E$531];ROW()-2)-INDEX([.E$3:.E$531];(ROW()-(FLOOR((ROW()-3)/23)*23+3))*23+FLOOR((ROW()-3)/23+1))" office:value-type="float" office:value="-12.2154777335442" calcext:value-type="float">
            <text:p>-12.2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8.990345266432" calcext:value-type="float">
            <text:p>348.990</text:p>
          </table:table-cell>
          <table:table-cell table:formula="of:=INDEX([.K$3:.K$531];ROW()-2)-INDEX([.K$3:.K$531];(ROW()-(FLOOR((ROW()-3)/23)*23+3))*23+FLOOR((ROW()-3)/23+1))" office:value-type="float" office:value="-103.193674007312" calcext:value-type="float">
            <text:p>-103.19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3487356619798" calcext:value-type="float">
            <text:p>18.349</text:p>
          </table:table-cell>
          <table:table-cell table:formula="of:=INDEX([.E$3:.E$531];ROW()-2)-INDEX([.E$3:.E$531];(ROW()-(FLOOR((ROW()-3)/23)*23+3))*23+FLOOR((ROW()-3)/23+1))" office:value-type="float" office:value="10.317869370086" calcext:value-type="float">
            <text:p>10.3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2.0219386651869" calcext:value-type="float">
            <text:p>52.022</text:p>
          </table:table-cell>
          <table:table-cell table:formula="of:=INDEX([.K$3:.K$531];ROW()-2)-INDEX([.K$3:.K$531];(ROW()-(FLOOR((ROW()-3)/23)*23+3))*23+FLOOR((ROW()-3)/23+1))" office:value-type="float" office:value="0.992210509421199" calcext:value-type="float">
            <text:p>0.9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0324778859548" calcext:value-type="float">
            <text:p>29.032</text:p>
          </table:table-cell>
          <table:table-cell table:formula="of:=INDEX([.E$3:.E$531];ROW()-2)-INDEX([.E$3:.E$531];(ROW()-(FLOOR((ROW()-3)/23)*23+3))*23+FLOOR((ROW()-3)/23+1))" office:value-type="float" office:value="9.00965311020639" calcext:value-type="float">
            <text:p>9.0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4.672840088722" calcext:value-type="float">
            <text:p>184.673</text:p>
          </table:table-cell>
          <table:table-cell table:formula="of:=INDEX([.K$3:.K$531];ROW()-2)-INDEX([.K$3:.K$531];(ROW()-(FLOOR((ROW()-3)/23)*23+3))*23+FLOOR((ROW()-3)/23+1))" office:value-type="float" office:value="60.0970132662246" calcext:value-type="float">
            <text:p>60.097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95:.F117])" office:value-type="float" office:value="490.480222027837" calcext:value-type="float">
            <text:p>490.480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8.440232967044" calcext:value-type="float">
            <text:p>38.440</text:p>
          </table:table-cell>
          <table:table-cell table:formula="of:=INDEX([.E$3:.E$531];ROW()-2)-INDEX([.E$3:.E$531];(ROW()-(FLOOR((ROW()-3)/23)*23+3))*23+FLOOR((ROW()-3)/23+1))" office:value-type="float" office:value="18.3966746756076" calcext:value-type="float">
            <text:p>18.3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2.490722442891" calcext:value-type="float">
            <text:p>102.491</text:p>
          </table:table-cell>
          <table:table-cell table:formula="of:=INDEX([.K$3:.K$531];ROW()-2)-INDEX([.K$3:.K$531];(ROW()-(FLOOR((ROW()-3)/23)*23+3))*23+FLOOR((ROW()-3)/23+1))" office:value-type="float" office:value="-24.5321950065776" calcext:value-type="float">
            <text:p>-24.5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7.823547882635" calcext:value-type="float">
            <text:p>137.824</text:p>
          </table:table-cell>
          <table:table-cell table:formula="of:=INDEX([.E$3:.E$531];ROW()-2)-INDEX([.E$3:.E$531];(ROW()-(FLOOR((ROW()-3)/23)*23+3))*23+FLOOR((ROW()-3)/23+1))" office:value-type="float" office:value="81.6684447285097" calcext:value-type="float">
            <text:p>81.6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62.688145886496" calcext:value-type="float">
            <text:p>462.688</text:p>
          </table:table-cell>
          <table:table-cell table:formula="of:=INDEX([.K$3:.K$531];ROW()-2)-INDEX([.K$3:.K$531];(ROW()-(FLOOR((ROW()-3)/23)*23+3))*23+FLOOR((ROW()-3)/23+1))" office:value-type="float" office:value="111.269741803233" calcext:value-type="float">
            <text:p>111.27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96:.L117])" office:value-type="float" office:value="3085.6376084571" calcext:value-type="float">
            <text:p>3,085.638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.3330360827977" calcext:value-type="float">
            <text:p>10.333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2.2804795928808" calcext:value-type="float">
            <text:p>62.280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705.265974609375" calcext:value-type="float">
            <text:p>705.2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9366430804202" calcext:value-type="float">
            <text:p>23.937</text:p>
          </table:table-cell>
          <table:table-cell table:formula="of:=INDEX([.E$3:.E$531];ROW()-2)-INDEX([.E$3:.E$531];(ROW()-(FLOOR((ROW()-3)/23)*23+3))*23+FLOOR((ROW()-3)/23+1))" office:value-type="float" office:value="11.1656228705703" calcext:value-type="float">
            <text:p>11.1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3.7588351127803" calcext:value-type="float">
            <text:p>63.759</text:p>
          </table:table-cell>
          <table:table-cell table:formula="of:=INDEX([.K$3:.K$531];ROW()-2)-INDEX([.K$3:.K$531];(ROW()-(FLOOR((ROW()-3)/23)*23+3))*23+FLOOR((ROW()-3)/23+1))" office:value-type="float" office:value="-15.5510609667815" calcext:value-type="float">
            <text:p>-15.5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555365637216" calcext:value-type="float">
            <text:p>28.555</text:p>
          </table:table-cell>
          <table:table-cell table:formula="of:=INDEX([.E$3:.E$531];ROW()-2)-INDEX([.E$3:.E$531];(ROW()-(FLOOR((ROW()-3)/23)*23+3))*23+FLOOR((ROW()-3)/23+1))" office:value-type="float" office:value="13.7400381473847" calcext:value-type="float">
            <text:p>13.7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6.1374067758405" calcext:value-type="float">
            <text:p>76.137</text:p>
          </table:table-cell>
          <table:table-cell table:formula="of:=INDEX([.K$3:.K$531];ROW()-2)-INDEX([.K$3:.K$531];(ROW()-(FLOOR((ROW()-3)/23)*23+3))*23+FLOOR((ROW()-3)/23+1))" office:value-type="float" office:value="-18.1797161662557" calcext:value-type="float">
            <text:p>-18.1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185245742036" calcext:value-type="float">
            <text:p>13.185</text:p>
          </table:table-cell>
          <table:table-cell table:formula="of:=INDEX([.E$3:.E$531];ROW()-2)-INDEX([.E$3:.E$531];(ROW()-(FLOOR((ROW()-3)/23)*23+3))*23+FLOOR((ROW()-3)/23+1))" office:value-type="float" office:value="-0.031773977791504" calcext:value-type="float">
            <text:p>-0.03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3.9629811443441" calcext:value-type="float">
            <text:p>83.963</text:p>
          </table:table-cell>
          <table:table-cell table:formula="of:=INDEX([.K$3:.K$531];ROW()-2)-INDEX([.K$3:.K$531];(ROW()-(FLOOR((ROW()-3)/23)*23+3))*23+FLOOR((ROW()-3)/23+1))" office:value-type="float" office:value="0.00904820745068946" calcext:value-type="float">
            <text:p>0.0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0.4197136471898" calcext:value-type="float">
            <text:p>50.420</text:p>
          </table:table-cell>
          <table:table-cell table:formula="of:=INDEX([.E$3:.E$531];ROW()-2)-INDEX([.E$3:.E$531];(ROW()-(FLOOR((ROW()-3)/23)*23+3))*23+FLOOR((ROW()-3)/23+1))" office:value-type="float" office:value="24.0723353467113" calcext:value-type="float">
            <text:p>24.0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4.433060883837" calcext:value-type="float">
            <text:p>134.433</text:p>
          </table:table-cell>
          <table:table-cell table:formula="of:=INDEX([.K$3:.K$531];ROW()-2)-INDEX([.K$3:.K$531];(ROW()-(FLOOR((ROW()-3)/23)*23+3))*23+FLOOR((ROW()-3)/23+1))" office:value-type="float" office:value="-31.9639874894386" calcext:value-type="float">
            <text:p>-31.9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2338566070292" calcext:value-type="float">
            <text:p>14.234</text:p>
          </table:table-cell>
          <table:table-cell table:formula="of:=INDEX([.E$3:.E$531];ROW()-2)-INDEX([.E$3:.E$531];(ROW()-(FLOOR((ROW()-3)/23)*23+3))*23+FLOOR((ROW()-3)/23+1))" office:value-type="float" office:value="-0.0911619392376455" calcext:value-type="float">
            <text:p>-0.0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0.4788999915703" calcext:value-type="float">
            <text:p>90.479</text:p>
          </table:table-cell>
          <table:table-cell table:formula="of:=INDEX([.K$3:.K$531];ROW()-2)-INDEX([.K$3:.K$531];(ROW()-(FLOOR((ROW()-3)/23)*23+3))*23+FLOOR((ROW()-3)/23+1))" office:value-type="float" office:value="-0.0865568928226423" calcext:value-type="float">
            <text:p>-0.0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3700323501888" calcext:value-type="float">
            <text:p>17.370</text:p>
          </table:table-cell>
          <table:table-cell table:formula="of:=INDEX([.E$3:.E$531];ROW()-2)-INDEX([.E$3:.E$531];(ROW()-(FLOOR((ROW()-3)/23)*23+3))*23+FLOOR((ROW()-3)/23+1))" office:value-type="float" office:value="-19.0731951383233" calcext:value-type="float">
            <text:p>-19.0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5.1364589047338" calcext:value-type="float">
            <text:p>55.136</text:p>
          </table:table-cell>
          <table:table-cell table:formula="of:=INDEX([.K$3:.K$531];ROW()-2)-INDEX([.K$3:.K$531];(ROW()-(FLOOR((ROW()-3)/23)*23+3))*23+FLOOR((ROW()-3)/23+1))" office:value-type="float" office:value="-169.594165497945" calcext:value-type="float">
            <text:p>-169.5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4674686586076" calcext:value-type="float">
            <text:p>13.467</text:p>
          </table:table-cell>
          <table:table-cell table:formula="of:=INDEX([.E$3:.E$531];ROW()-2)-INDEX([.E$3:.E$531];(ROW()-(FLOOR((ROW()-3)/23)*23+3))*23+FLOOR((ROW()-3)/23+1))" office:value-type="float" office:value="-13.8320657448772" calcext:value-type="float">
            <text:p>-13.83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.8005356696891" calcext:value-type="float">
            <text:p>42.801</text:p>
          </table:table-cell>
          <table:table-cell table:formula="of:=INDEX([.K$3:.K$531];ROW()-2)-INDEX([.K$3:.K$531];(ROW()-(FLOOR((ROW()-3)/23)*23+3))*23+FLOOR((ROW()-3)/23+1))" office:value-type="float" office:value="-130.075650593775" calcext:value-type="float">
            <text:p>-130.0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5480409035275" calcext:value-type="float">
            <text:p>28.548</text:p>
          </table:table-cell>
          <table:table-cell table:formula="of:=INDEX([.E$3:.E$531];ROW()-2)-INDEX([.E$3:.E$531];(ROW()-(FLOOR((ROW()-3)/23)*23+3))*23+FLOOR((ROW()-3)/23+1))" office:value-type="float" office:value="13.8858962442621" calcext:value-type="float">
            <text:p>13.8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8.622378892686" calcext:value-type="float">
            <text:p>88.622</text:p>
          </table:table-cell>
          <table:table-cell table:formula="of:=INDEX([.K$3:.K$531];ROW()-2)-INDEX([.K$3:.K$531];(ROW()-(FLOOR((ROW()-3)/23)*23+3))*23+FLOOR((ROW()-3)/23+1))" office:value-type="float" office:value="-4.6497965357311" calcext:value-type="float">
            <text:p>-4.6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6519157955318" calcext:value-type="float">
            <text:p>15.652</text:p>
          </table:table-cell>
          <table:table-cell table:formula="of:=INDEX([.E$3:.E$531];ROW()-2)-INDEX([.E$3:.E$531];(ROW()-(FLOOR((ROW()-3)/23)*23+3))*23+FLOOR((ROW()-3)/23+1))" office:value-type="float" office:value="-16.0840199070034" calcext:value-type="float">
            <text:p>-16.08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.7372376638497" calcext:value-type="float">
            <text:p>49.737</text:p>
          </table:table-cell>
          <table:table-cell table:formula="of:=INDEX([.K$3:.K$531];ROW()-2)-INDEX([.K$3:.K$531];(ROW()-(FLOOR((ROW()-3)/23)*23+3))*23+FLOOR((ROW()-3)/23+1))" office:value-type="float" office:value="-150.538506179407" calcext:value-type="float">
            <text:p>-150.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4.6385214105574" calcext:value-type="float">
            <text:p>54.639</text:p>
          </table:table-cell>
          <table:table-cell table:formula="of:=INDEX([.E$3:.E$531];ROW()-2)-INDEX([.E$3:.E$531];(ROW()-(FLOOR((ROW()-3)/23)*23+3))*23+FLOOR((ROW()-3)/23+1))" office:value-type="float" office:value="26.0254784987495" calcext:value-type="float">
            <text:p>26.0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5.684036388252" calcext:value-type="float">
            <text:p>145.684</text:p>
          </table:table-cell>
          <table:table-cell table:formula="of:=INDEX([.K$3:.K$531];ROW()-2)-INDEX([.K$3:.K$531];(ROW()-(FLOOR((ROW()-3)/23)*23+3))*23+FLOOR((ROW()-3)/23+1))" office:value-type="float" office:value="-34.9126587125446" calcext:value-type="float">
            <text:p>-34.9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0.4170241574983" calcext:value-type="float">
            <text:p>50.417</text:p>
          </table:table-cell>
          <table:table-cell table:formula="of:=INDEX([.E$3:.E$531];ROW()-2)-INDEX([.E$3:.E$531];(ROW()-(FLOOR((ROW()-3)/23)*23+3))*23+FLOOR((ROW()-3)/23+1))" office:value-type="float" office:value="24.1132383888928" calcext:value-type="float">
            <text:p>24.11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4.426430142801" calcext:value-type="float">
            <text:p>134.426</text:p>
          </table:table-cell>
          <table:table-cell table:formula="of:=INDEX([.K$3:.K$531];ROW()-2)-INDEX([.K$3:.K$531];(ROW()-(FLOOR((ROW()-3)/23)*23+3))*23+FLOOR((ROW()-3)/23+1))" office:value-type="float" office:value="-31.8100913399726" calcext:value-type="float">
            <text:p>-31.8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9807670037449" calcext:value-type="float">
            <text:p>20.981</text:p>
          </table:table-cell>
          <table:table-cell table:formula="of:=INDEX([.E$3:.E$531];ROW()-2)-INDEX([.E$3:.E$531];(ROW()-(FLOOR((ROW()-3)/23)*23+3))*23+FLOOR((ROW()-3)/23+1))" office:value-type="float" office:value="-2.30083458101952" calcext:value-type="float">
            <text:p>-2.30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.7690032841373" calcext:value-type="float">
            <text:p>49.769</text:p>
          </table:table-cell>
          <table:table-cell table:formula="of:=INDEX([.K$3:.K$531];ROW()-2)-INDEX([.K$3:.K$531];(ROW()-(FLOOR((ROW()-3)/23)*23+3))*23+FLOOR((ROW()-3)/23+1))" office:value-type="float" office:value="-97.1017548202467" calcext:value-type="float">
            <text:p>-97.1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.05719597127594" calcext:value-type="float">
            <text:p>4.057</text:p>
          </table:table-cell>
          <table:table-cell table:formula="of:=INDEX([.E$3:.E$531];ROW()-2)-INDEX([.E$3:.E$531];(ROW()-(FLOOR((ROW()-3)/23)*23+3))*23+FLOOR((ROW()-3)/23+1))" office:value-type="float" office:value="0.0297318916645821" calcext:value-type="float">
            <text:p>0.03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.7253016973231" calcext:value-type="float">
            <text:p>25.725</text:p>
          </table:table-cell>
          <table:table-cell table:formula="of:=INDEX([.K$3:.K$531];ROW()-2)-INDEX([.K$3:.K$531];(ROW()-(FLOOR((ROW()-3)/23)*23+3))*23+FLOOR((ROW()-3)/23+1))" office:value-type="float" office:value="0.046145905108979" calcext:value-type="float">
            <text:p>0.0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8.8030616165128" calcext:value-type="float">
            <text:p>48.803</text:p>
          </table:table-cell>
          <table:table-cell table:formula="of:=INDEX([.E$3:.E$531];ROW()-2)-INDEX([.E$3:.E$531];(ROW()-(FLOOR((ROW()-3)/23)*23+3))*23+FLOOR((ROW()-3)/23+1))" office:value-type="float" office:value="-5.62328660545119" calcext:value-type="float">
            <text:p>-5.6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5.752778037395" calcext:value-type="float">
            <text:p>115.753</text:p>
          </table:table-cell>
          <table:table-cell table:formula="of:=INDEX([.K$3:.K$531];ROW()-2)-INDEX([.K$3:.K$531];(ROW()-(FLOOR((ROW()-3)/23)*23+3))*23+FLOOR((ROW()-3)/23+1))" office:value-type="float" office:value="-224.867460782685" calcext:value-type="float">
            <text:p>-224.8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5906780449036" calcext:value-type="float">
            <text:p>11.591</text:p>
          </table:table-cell>
          <table:table-cell table:formula="of:=INDEX([.E$3:.E$531];ROW()-2)-INDEX([.E$3:.E$531];(ROW()-(FLOOR((ROW()-3)/23)*23+3))*23+FLOOR((ROW()-3)/23+1))" office:value-type="float" office:value="-0.0430583666187765" calcext:value-type="float">
            <text:p>-0.0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3.5997258648655" calcext:value-type="float">
            <text:p>73.600</text:p>
          </table:table-cell>
          <table:table-cell table:formula="of:=INDEX([.K$3:.K$531];ROW()-2)-INDEX([.K$3:.K$531];(ROW()-(FLOOR((ROW()-3)/23)*23+3))*23+FLOOR((ROW()-3)/23+1))" office:value-type="float" office:value="-0.0711991307509976" calcext:value-type="float">
            <text:p>-0.0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2991441459798" calcext:value-type="float">
            <text:p>40.299</text:p>
          </table:table-cell>
          <table:table-cell table:formula="of:=INDEX([.E$3:.E$531];ROW()-2)-INDEX([.E$3:.E$531];(ROW()-(FLOOR((ROW()-3)/23)*23+3))*23+FLOOR((ROW()-3)/23+1))" office:value-type="float" office:value="19.6770006330396" calcext:value-type="float">
            <text:p>19.6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5.117564172916" calcext:value-type="float">
            <text:p>125.118</text:p>
          </table:table-cell>
          <table:table-cell table:formula="of:=INDEX([.K$3:.K$531];ROW()-2)-INDEX([.K$3:.K$531];(ROW()-(FLOOR((ROW()-3)/23)*23+3))*23+FLOOR((ROW()-3)/23+1))" office:value-type="float" office:value="-6.11472748789222" calcext:value-type="float">
            <text:p>-6.1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9895509754184" calcext:value-type="float">
            <text:p>13.990</text:p>
          </table:table-cell>
          <table:table-cell table:formula="of:=INDEX([.E$3:.E$531];ROW()-2)-INDEX([.E$3:.E$531];(ROW()-(FLOOR((ROW()-3)/23)*23+3))*23+FLOOR((ROW()-3)/23+1))" office:value-type="float" office:value="7.88493378208633" calcext:value-type="float">
            <text:p>7.88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9.6692016879584" calcext:value-type="float">
            <text:p>39.669</text:p>
          </table:table-cell>
          <table:table-cell table:formula="of:=INDEX([.K$3:.K$531];ROW()-2)-INDEX([.K$3:.K$531];(ROW()-(FLOOR((ROW()-3)/23)*23+3))*23+FLOOR((ROW()-3)/23+1))" office:value-type="float" office:value="0.771417180236639" calcext:value-type="float">
            <text:p>0.7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1437183813253" calcext:value-type="float">
            <text:p>21.144</text:p>
          </table:table-cell>
          <table:table-cell table:formula="of:=INDEX([.E$3:.E$531];ROW()-2)-INDEX([.E$3:.E$531];(ROW()-(FLOOR((ROW()-3)/23)*23+3))*23+FLOOR((ROW()-3)/23+1))" office:value-type="float" office:value="11.8782311540897" calcext:value-type="float">
            <text:p>11.8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9.9485615244702" calcext:value-type="float">
            <text:p>59.949</text:p>
          </table:table-cell>
          <table:table-cell table:formula="of:=INDEX([.K$3:.K$531];ROW()-2)-INDEX([.K$3:.K$531];(ROW()-(FLOOR((ROW()-3)/23)*23+3))*23+FLOOR((ROW()-3)/23+1))" office:value-type="float" office:value="1.13307729909366" calcext:value-type="float">
            <text:p>1.1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8351189515913" calcext:value-type="float">
            <text:p>23.835</text:p>
          </table:table-cell>
          <table:table-cell table:formula="of:=INDEX([.E$3:.E$531];ROW()-2)-INDEX([.E$3:.E$531];(ROW()-(FLOOR((ROW()-3)/23)*23+3))*23+FLOOR((ROW()-3)/23+1))" office:value-type="float" office:value="3.75417015030292" calcext:value-type="float">
            <text:p>3.7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7.6070226707601" calcext:value-type="float">
            <text:p>67.607</text:p>
          </table:table-cell>
          <table:table-cell table:formula="of:=INDEX([.K$3:.K$531];ROW()-2)-INDEX([.K$3:.K$531];(ROW()-(FLOOR((ROW()-3)/23)*23+3))*23+FLOOR((ROW()-3)/23+1))" office:value-type="float" office:value="14.0876455792765" calcext:value-type="float">
            <text:p>14.08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9971172989973" calcext:value-type="float">
            <text:p>37.997</text:p>
          </table:table-cell>
          <table:table-cell table:formula="of:=INDEX([.E$3:.E$531];ROW()-2)-INDEX([.E$3:.E$531];(ROW()-(FLOOR((ROW()-3)/23)*23+3))*23+FLOOR((ROW()-3)/23+1))" office:value-type="float" office:value="-11.5541008474569" calcext:value-type="float">
            <text:p>-11.5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0.631469313531" calcext:value-type="float">
            <text:p>240.631</text:p>
          </table:table-cell>
          <table:table-cell table:formula="of:=INDEX([.K$3:.K$531];ROW()-2)-INDEX([.K$3:.K$531];(ROW()-(FLOOR((ROW()-3)/23)*23+3))*23+FLOOR((ROW()-3)/23+1))" office:value-type="float" office:value="108.64873489877" calcext:value-type="float">
            <text:p>108.649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118:.F140])" office:value-type="float" office:value="1213.87527914672" calcext:value-type="float">
            <text:p>1,213.875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9273681173658" calcext:value-type="float">
            <text:p>49.927</text:p>
          </table:table-cell>
          <table:table-cell table:formula="of:=INDEX([.E$3:.E$531];ROW()-2)-INDEX([.E$3:.E$531];(ROW()-(FLOOR((ROW()-3)/23)*23+3))*23+FLOOR((ROW()-3)/23+1))" office:value-type="float" office:value="0.0228734003699671" calcext:value-type="float">
            <text:p>0.0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3.18323132776" calcext:value-type="float">
            <text:p>133.183</text:p>
          </table:table-cell>
          <table:table-cell table:formula="of:=INDEX([.K$3:.K$531];ROW()-2)-INDEX([.K$3:.K$531];(ROW()-(FLOOR((ROW()-3)/23)*23+3))*23+FLOOR((ROW()-3)/23+1))" office:value-type="float" office:value="-0.0420876361015417" calcext:value-type="float">
            <text:p>-0.0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8.964152502018" calcext:value-type="float">
            <text:p>178.964</text:p>
          </table:table-cell>
          <table:table-cell table:formula="of:=INDEX([.E$3:.E$531];ROW()-2)-INDEX([.E$3:.E$531];(ROW()-(FLOOR((ROW()-3)/23)*23+3))*23+FLOOR((ROW()-3)/23+1))" office:value-type="float" office:value="41.383277319419" calcext:value-type="float">
            <text:p>41.38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01.085044259987" calcext:value-type="float">
            <text:p>601.085</text:p>
          </table:table-cell>
          <table:table-cell table:formula="of:=INDEX([.K$3:.K$531];ROW()-2)-INDEX([.K$3:.K$531];(ROW()-(FLOOR((ROW()-3)/23)*23+3))*23+FLOOR((ROW()-3)/23+1))" office:value-type="float" office:value="232.333489429556" calcext:value-type="float">
            <text:p>232.33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119:.L140])" office:value-type="float" office:value="3257.55826842592" calcext:value-type="float">
            <text:p>3,257.558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7710202098499" calcext:value-type="float">
            <text:p>12.771</text:p>
          </table:table-cell>
          <table:table-cell table:formula="of:=INDEX([.E$3:.E$531];ROW()-2)-INDEX([.E$3:.E$531];(ROW()-(FLOOR((ROW()-3)/23)*23+3))*23+FLOOR((ROW()-3)/23+1))" office:value-type="float" office:value="-11.1656228705703" calcext:value-type="float">
            <text:p>-11.1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9.3098960795618" calcext:value-type="float">
            <text:p>79.310</text:p>
          </table:table-cell>
          <table:table-cell table:formula="of:=INDEX([.K$3:.K$531];ROW()-2)-INDEX([.K$3:.K$531];(ROW()-(FLOOR((ROW()-3)/23)*23+3))*23+FLOOR((ROW()-3)/23+1))" office:value-type="float" office:value="15.5510609667815" calcext:value-type="float">
            <text:p>15.5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2302661090971" calcext:value-type="float">
            <text:p>32.230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5.6660473400816" calcext:value-type="float">
            <text:p>85.666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917.53044140625" calcext:value-type="float">
            <text:p>917.53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0949403381416" calcext:value-type="float">
            <text:p>37.095</text:p>
          </table:table-cell>
          <table:table-cell table:formula="of:=INDEX([.E$3:.E$531];ROW()-2)-INDEX([.E$3:.E$531];(ROW()-(FLOOR((ROW()-3)/23)*23+3))*23+FLOOR((ROW()-3)/23+1))" office:value-type="float" office:value="-0.00898656636667994" calcext:value-type="float">
            <text:p>-0.0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8.9536377002748" calcext:value-type="float">
            <text:p>98.954</text:p>
          </table:table-cell>
          <table:table-cell table:formula="of:=INDEX([.K$3:.K$531];ROW()-2)-INDEX([.K$3:.K$531];(ROW()-(FLOOR((ROW()-3)/23)*23+3))*23+FLOOR((ROW()-3)/23+1))" office:value-type="float" office:value="-0.0348271213393332" calcext:value-type="float">
            <text:p>-0.0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1650072733172" calcext:value-type="float">
            <text:p>17.165</text:p>
          </table:table-cell>
          <table:table-cell table:formula="of:=INDEX([.E$3:.E$531];ROW()-2)-INDEX([.E$3:.E$531];(ROW()-(FLOOR((ROW()-3)/23)*23+3))*23+FLOOR((ROW()-3)/23+1))" office:value-type="float" office:value="-15.8767577547916" calcext:value-type="float">
            <text:p>-15.8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9.178751371496" calcext:value-type="float">
            <text:p>109.179</text:p>
          </table:table-cell>
          <table:table-cell table:formula="of:=INDEX([.K$3:.K$531];ROW()-2)-INDEX([.K$3:.K$531];(ROW()-(FLOOR((ROW()-3)/23)*23+3))*23+FLOOR((ROW()-3)/23+1))" office:value-type="float" office:value="21.0389722979193" calcext:value-type="float">
            <text:p>21.0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5.5144324319375" calcext:value-type="float">
            <text:p>65.514</text:p>
          </table:table-cell>
          <table:table-cell table:formula="of:=INDEX([.E$3:.E$531];ROW()-2)-INDEX([.E$3:.E$531];(ROW()-(FLOOR((ROW()-3)/23)*23+3))*23+FLOOR((ROW()-3)/23+1))" office:value-type="float" office:value="0.105622370836784" calcext:value-type="float">
            <text:p>0.10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759653547051" calcext:value-type="float">
            <text:p>174.760</text:p>
          </table:table-cell>
          <table:table-cell table:formula="of:=INDEX([.K$3:.K$531];ROW()-2)-INDEX([.K$3:.K$531];(ROW()-(FLOOR((ROW()-3)/23)*23+3))*23+FLOOR((ROW()-3)/23+1))" office:value-type="float" office:value="-0.0579219468555152" calcext:value-type="float">
            <text:p>-0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581728350676" calcext:value-type="float">
            <text:p>18.582</text:p>
          </table:table-cell>
          <table:table-cell table:formula="of:=INDEX([.E$3:.E$531];ROW()-2)-INDEX([.E$3:.E$531];(ROW()-(FLOOR((ROW()-3)/23)*23+3))*23+FLOOR((ROW()-3)/23+1))" office:value-type="float" office:value="-17.1046291462115" calcext:value-type="float">
            <text:p>-17.1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7.779046267328" calcext:value-type="float">
            <text:p>117.779</text:p>
          </table:table-cell>
          <table:table-cell table:formula="of:=INDEX([.K$3:.K$531];ROW()-2)-INDEX([.K$3:.K$531];(ROW()-(FLOOR((ROW()-3)/23)*23+3))*23+FLOOR((ROW()-3)/23+1))" office:value-type="float" office:value="22.5863220498372" calcext:value-type="float">
            <text:p>22.5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7442653594248" calcext:value-type="float">
            <text:p>22.744</text:p>
          </table:table-cell>
          <table:table-cell table:formula="of:=INDEX([.E$3:.E$531];ROW()-2)-INDEX([.E$3:.E$531];(ROW()-(FLOOR((ROW()-3)/23)*23+3))*23+FLOOR((ROW()-3)/23+1))" office:value-type="float" office:value="-66.4283762538848" calcext:value-type="float">
            <text:p>-66.42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.0959783853122" calcext:value-type="float">
            <text:p>72.096</text:p>
          </table:table-cell>
          <table:table-cell table:formula="of:=INDEX([.K$3:.K$531];ROW()-2)-INDEX([.K$3:.K$531];(ROW()-(FLOOR((ROW()-3)/23)*23+3))*23+FLOOR((ROW()-3)/23+1))" office:value-type="float" office:value="-165.96639996795" calcext:value-type="float">
            <text:p>-165.9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5199172550162" calcext:value-type="float">
            <text:p>17.520</text:p>
          </table:table-cell>
          <table:table-cell table:formula="of:=INDEX([.E$3:.E$531];ROW()-2)-INDEX([.E$3:.E$531];(ROW()-(FLOOR((ROW()-3)/23)*23+3))*23+FLOOR((ROW()-3)/23+1))" office:value-type="float" office:value="-50.4387015450248" calcext:value-type="float">
            <text:p>-50.43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5.6831263367131" calcext:value-type="float">
            <text:p>55.683</text:p>
          </table:table-cell>
          <table:table-cell table:formula="of:=INDEX([.K$3:.K$531];ROW()-2)-INDEX([.K$3:.K$531];(ROW()-(FLOOR((ROW()-3)/23)*23+3))*23+FLOOR((ROW()-3)/23+1))" office:value-type="float" office:value="-125.826121752226" calcext:value-type="float">
            <text:p>-125.8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0886392990229" calcext:value-type="float">
            <text:p>37.089</text:p>
          </table:table-cell>
          <table:table-cell table:formula="of:=INDEX([.E$3:.E$531];ROW()-2)-INDEX([.E$3:.E$531];(ROW()-(FLOOR((ROW()-3)/23)*23+3))*23+FLOOR((ROW()-3)/23+1))" office:value-type="float" office:value="0.381072227226106" calcext:value-type="float">
            <text:p>0.38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5.17870311848" calcext:value-type="float">
            <text:p>115.179</text:p>
          </table:table-cell>
          <table:table-cell table:formula="of:=INDEX([.K$3:.K$531];ROW()-2)-INDEX([.K$3:.K$531];(ROW()-(FLOOR((ROW()-3)/23)*23+3))*23+FLOOR((ROW()-3)/23+1))" office:value-type="float" office:value="17.2833960472745" calcext:value-type="float">
            <text:p>17.2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3717253691217" calcext:value-type="float">
            <text:p>20.372</text:p>
          </table:table-cell>
          <table:table-cell table:formula="of:=INDEX([.E$3:.E$531];ROW()-2)-INDEX([.E$3:.E$531];(ROW()-(FLOOR((ROW()-3)/23)*23+3))*23+FLOOR((ROW()-3)/23+1))" office:value-type="float" office:value="-58.2741016733634" calcext:value-type="float">
            <text:p>-58.27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4.7325094283783" calcext:value-type="float">
            <text:p>64.733</text:p>
          </table:table-cell>
          <table:table-cell table:formula="of:=INDEX([.K$3:.K$531];ROW()-2)-INDEX([.K$3:.K$531];(ROW()-(FLOOR((ROW()-3)/23)*23+3))*23+FLOOR((ROW()-3)/23+1))" office:value-type="float" office:value="-145.68159174641" calcext:value-type="float">
            <text:p>-145.6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0.9862315546355" calcext:value-type="float">
            <text:p>70.986</text:p>
          </table:table-cell>
          <table:table-cell table:formula="of:=INDEX([.E$3:.E$531];ROW()-2)-INDEX([.E$3:.E$531];(ROW()-(FLOOR((ROW()-3)/23)*23+3))*23+FLOOR((ROW()-3)/23+1))" office:value-type="float" office:value="-0.0247886417595424" calcext:value-type="float">
            <text:p>-0.0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9.360873173791" calcext:value-type="float">
            <text:p>189.361</text:p>
          </table:table-cell>
          <table:table-cell table:formula="of:=INDEX([.K$3:.K$531];ROW()-2)-INDEX([.K$3:.K$531];(ROW()-(FLOOR((ROW()-3)/23)*23+3))*23+FLOOR((ROW()-3)/23+1))" office:value-type="float" office:value="-0.355977359865307" calcext:value-type="float">
            <text:p>-0.3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5.5082040581574" calcext:value-type="float">
            <text:p>65.508</text:p>
          </table:table-cell>
          <table:table-cell table:formula="of:=INDEX([.E$3:.E$531];ROW()-2)-INDEX([.E$3:.E$531];(ROW()-(FLOOR((ROW()-3)/23)*23+3))*23+FLOOR((ROW()-3)/23+1))" office:value-type="float" office:value="0.184876233503772" calcext:value-type="float">
            <text:p>0.18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744289922819" calcext:value-type="float">
            <text:p>174.744</text:p>
          </table:table-cell>
          <table:table-cell table:formula="of:=INDEX([.K$3:.K$531];ROW()-2)-INDEX([.K$3:.K$531];(ROW()-(FLOOR((ROW()-3)/23)*23+3))*23+FLOOR((ROW()-3)/23+1))" office:value-type="float" office:value="0.111586037476997" calcext:value-type="float">
            <text:p>0.1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312527911972" calcext:value-type="float">
            <text:p>27.313</text:p>
          </table:table-cell>
          <table:table-cell table:formula="of:=INDEX([.E$3:.E$531];ROW()-2)-INDEX([.E$3:.E$531];(ROW()-(FLOOR((ROW()-3)/23)*23+3))*23+FLOOR((ROW()-3)/23+1))" office:value-type="float" office:value="-30.474004310741" calcext:value-type="float">
            <text:p>-30.47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4.8294994109273" calcext:value-type="float">
            <text:p>64.829</text:p>
          </table:table-cell>
          <table:table-cell table:formula="of:=INDEX([.K$3:.K$531];ROW()-2)-INDEX([.K$3:.K$531];(ROW()-(FLOOR((ROW()-3)/23)*23+3))*23+FLOOR((ROW()-3)/23+1))" office:value-type="float" office:value="-89.539371347652" calcext:value-type="float">
            <text:p>-89.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29565139907023" calcext:value-type="float">
            <text:p>5.296</text:p>
          </table:table-cell>
          <table:table-cell table:formula="of:=INDEX([.E$3:.E$531];ROW()-2)-INDEX([.E$3:.E$531];(ROW()-(FLOOR((ROW()-3)/23)*23+3))*23+FLOOR((ROW()-3)/23+1))" office:value-type="float" office:value="-4.81887413728973" calcext:value-type="float">
            <text:p>-4.8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.4854537231204" calcext:value-type="float">
            <text:p>33.485</text:p>
          </table:table-cell>
          <table:table-cell table:formula="of:=INDEX([.K$3:.K$531];ROW()-2)-INDEX([.K$3:.K$531];(ROW()-(FLOOR((ROW()-3)/23)*23+3))*23+FLOOR((ROW()-3)/23+1))" office:value-type="float" office:value="6.53570391305419" calcext:value-type="float">
            <text:p>6.53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3.4105052996335" calcext:value-type="float">
            <text:p>63.411</text:p>
          </table:table-cell>
          <table:table-cell table:formula="of:=INDEX([.E$3:.E$531];ROW()-2)-INDEX([.E$3:.E$531];(ROW()-(FLOOR((ROW()-3)/23)*23+3))*23+FLOOR((ROW()-3)/23+1))" office:value-type="float" office:value="-70.1240846524625" calcext:value-type="float">
            <text:p>-70.1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0.482624471223" calcext:value-type="float">
            <text:p>150.483</text:p>
          </table:table-cell>
          <table:table-cell table:formula="of:=INDEX([.K$3:.K$531];ROW()-2)-INDEX([.K$3:.K$531];(ROW()-(FLOOR((ROW()-3)/23)*23+3))*23+FLOOR((ROW()-3)/23+1))" office:value-type="float" office:value="-207.663184225364" calcext:value-type="float">
            <text:p>-207.6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1465751563785" calcext:value-type="float">
            <text:p>15.147</text:p>
          </table:table-cell>
          <table:table-cell table:formula="of:=INDEX([.E$3:.E$531];ROW()-2)-INDEX([.E$3:.E$531];(ROW()-(FLOOR((ROW()-3)/23)*23+3))*23+FLOOR((ROW()-3)/23+1))" office:value-type="float" office:value="-13.8889071178326" calcext:value-type="float">
            <text:p>-13.8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5.8451583098216" calcext:value-type="float">
            <text:p>95.845</text:p>
          </table:table-cell>
          <table:table-cell table:formula="of:=INDEX([.K$3:.K$531];ROW()-2)-INDEX([.K$3:.K$531];(ROW()-(FLOOR((ROW()-3)/23)*23+3))*23+FLOOR((ROW()-3)/23+1))" office:value-type="float" office:value="18.4381619819321" calcext:value-type="float">
            <text:p>18.4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2.3408127158624" calcext:value-type="float">
            <text:p>52.341</text:p>
          </table:table-cell>
          <table:table-cell table:formula="of:=INDEX([.E$3:.E$531];ROW()-2)-INDEX([.E$3:.E$531];(ROW()-(FLOOR((ROW()-3)/23)*23+3))*23+FLOOR((ROW()-3)/23+1))" office:value-type="float" office:value="0.771411909993439" calcext:value-type="float">
            <text:p>0.77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2.574253154212" calcext:value-type="float">
            <text:p>162.574</text:p>
          </table:table-cell>
          <table:table-cell table:formula="of:=INDEX([.K$3:.K$531];ROW()-2)-INDEX([.K$3:.K$531];(ROW()-(FLOOR((ROW()-3)/23)*23+3))*23+FLOOR((ROW()-3)/23+1))" office:value-type="float" office:value="24.8386286761867" calcext:value-type="float">
            <text:p>24.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1941231025411" calcext:value-type="float">
            <text:p>18.194</text:p>
          </table:table-cell>
          <table:table-cell table:formula="of:=INDEX([.E$3:.E$531];ROW()-2)-INDEX([.E$3:.E$531];(ROW()-(FLOOR((ROW()-3)/23)*23+3))*23+FLOOR((ROW()-3)/23+1))" office:value-type="float" office:value="2.87591914985501" calcext:value-type="float">
            <text:p>2.87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1.6068745566157" calcext:value-type="float">
            <text:p>51.607</text:p>
          </table:table-cell>
          <table:table-cell table:formula="of:=INDEX([.K$3:.K$531];ROW()-2)-INDEX([.K$3:.K$531];(ROW()-(FLOOR((ROW()-3)/23)*23+3))*23+FLOOR((ROW()-3)/23+1))" office:value-type="float" office:value="10.7826749695031" calcext:value-type="float">
            <text:p>10.7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5301113424219" calcext:value-type="float">
            <text:p>27.530</text:p>
          </table:table-cell>
          <table:table-cell table:formula="of:=INDEX([.E$3:.E$531];ROW()-2)-INDEX([.E$3:.E$531];(ROW()-(FLOOR((ROW()-3)/23)*23+3))*23+FLOOR((ROW()-3)/23+1))" office:value-type="float" office:value="4.3578750157757" calcext:value-type="float">
            <text:p>4.3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0669474745046" calcext:value-type="float">
            <text:p>78.067</text:p>
          </table:table-cell>
          <table:table-cell table:formula="of:=INDEX([.K$3:.K$531];ROW()-2)-INDEX([.K$3:.K$531];(ROW()-(FLOOR((ROW()-3)/23)*23+3))*23+FLOOR((ROW()-3)/23+1))" office:value-type="float" office:value="16.3005747532994" calcext:value-type="float">
            <text:p>16.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9132812268224" calcext:value-type="float">
            <text:p>28.913</text:p>
          </table:table-cell>
          <table:table-cell table:formula="of:=INDEX([.E$3:.E$531];ROW()-2)-INDEX([.E$3:.E$531];(ROW()-(FLOOR((ROW()-3)/23)*23+3))*23+FLOOR((ROW()-3)/23+1))" office:value-type="float" office:value="4.62400607070746" calcext:value-type="float">
            <text:p>4.6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1.9820336687802" calcext:value-type="float">
            <text:p>81.982</text:p>
          </table:table-cell>
          <table:table-cell table:formula="of:=INDEX([.K$3:.K$531];ROW()-2)-INDEX([.K$3:.K$531];(ROW()-(FLOOR((ROW()-3)/23)*23+3))*23+FLOOR((ROW()-3)/23+1))" office:value-type="float" office:value="17.2491702243895" calcext:value-type="float">
            <text:p>17.24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.3052310014415" calcext:value-type="float">
            <text:p>45.305</text:p>
          </table:table-cell>
          <table:table-cell table:formula="of:=INDEX([.E$3:.E$531];ROW()-2)-INDEX([.E$3:.E$531];(ROW()-(FLOOR((ROW()-3)/23)*23+3))*23+FLOOR((ROW()-3)/23+1))" office:value-type="float" office:value="-13.0370698511001" calcext:value-type="float">
            <text:p>-13.03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9.277484970139" calcext:value-type="float">
            <text:p>289.277</text:p>
          </table:table-cell>
          <table:table-cell table:formula="of:=INDEX([.K$3:.K$531];ROW()-2)-INDEX([.K$3:.K$531];(ROW()-(FLOOR((ROW()-3)/23)*23+3))*23+FLOOR((ROW()-3)/23+1))" office:value-type="float" office:value="133.573548317956" calcext:value-type="float">
            <text:p>133.574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141:.F163])" office:value-type="float" office:value="1467.64436447683" calcext:value-type="float">
            <text:p>1,467.644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0.8939766738751" calcext:value-type="float">
            <text:p>60.894</text:p>
          </table:table-cell>
          <table:table-cell table:formula="of:=INDEX([.E$3:.E$531];ROW()-2)-INDEX([.E$3:.E$531];(ROW()-(FLOOR((ROW()-3)/23)*23+3))*23+FLOOR((ROW()-3)/23+1))" office:value-type="float" office:value="-0.366060442238087" calcext:value-type="float">
            <text:p>-0.3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2.350684407628" calcext:value-type="float">
            <text:p>162.351</text:p>
          </table:table-cell>
          <table:table-cell table:formula="of:=INDEX([.K$3:.K$531];ROW()-2)-INDEX([.K$3:.K$531];(ROW()-(FLOOR((ROW()-3)/23)*23+3))*23+FLOOR((ROW()-3)/23+1))" office:value-type="float" office:value="-1.00364958647424" calcext:value-type="float">
            <text:p>-1.0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6.534316988555" calcext:value-type="float">
            <text:p>216.534</text:p>
          </table:table-cell>
          <table:table-cell table:formula="of:=INDEX([.E$3:.E$531];ROW()-2)-INDEX([.E$3:.E$531];(ROW()-(FLOOR((ROW()-3)/23)*23+3))*23+FLOOR((ROW()-3)/23+1))" office:value-type="float" office:value="46.6416645453781" calcext:value-type="float">
            <text:p>46.64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7.107388156082" calcext:value-type="float">
            <text:p>727.107</text:p>
          </table:table-cell>
          <table:table-cell table:formula="of:=INDEX([.K$3:.K$531];ROW()-2)-INDEX([.K$3:.K$531];(ROW()-(FLOOR((ROW()-3)/23)*23+3))*23+FLOOR((ROW()-3)/23+1))" office:value-type="float" office:value="272.460211238634" calcext:value-type="float">
            <text:p>272.46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142:.L163])" office:value-type="float" office:value="3938.78547878541" calcext:value-type="float">
            <text:p>3,938.785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8153274898314" calcext:value-type="float">
            <text:p>14.815</text:p>
          </table:table-cell>
          <table:table-cell table:formula="of:=INDEX([.E$3:.E$531];ROW()-2)-INDEX([.E$3:.E$531];(ROW()-(FLOOR((ROW()-3)/23)*23+3))*23+FLOOR((ROW()-3)/23+1))" office:value-type="float" office:value="-13.7400381473847" calcext:value-type="float">
            <text:p>-13.7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4.3171229420962" calcext:value-type="float">
            <text:p>94.317</text:p>
          </table:table-cell>
          <table:table-cell table:formula="of:=INDEX([.K$3:.K$531];ROW()-2)-INDEX([.K$3:.K$531];(ROW()-(FLOOR((ROW()-3)/23)*23+3))*23+FLOOR((ROW()-3)/23+1))" office:value-type="float" office:value="18.1797161662557" calcext:value-type="float">
            <text:p>18.1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1039269045083" calcext:value-type="float">
            <text:p>37.104</text:p>
          </table:table-cell>
          <table:table-cell table:formula="of:=INDEX([.E$3:.E$531];ROW()-2)-INDEX([.E$3:.E$531];(ROW()-(FLOOR((ROW()-3)/23)*23+3))*23+FLOOR((ROW()-3)/23+1))" office:value-type="float" office:value="0.00898656636667994" calcext:value-type="float">
            <text:p>0.0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8.9884648216141" calcext:value-type="float">
            <text:p>98.988</text:p>
          </table:table-cell>
          <table:table-cell table:formula="of:=INDEX([.K$3:.K$531];ROW()-2)-INDEX([.K$3:.K$531];(ROW()-(FLOOR((ROW()-3)/23)*23+3))*23+FLOOR((ROW()-3)/23+1))" office:value-type="float" office:value="0.0348271213393332" calcext:value-type="float">
            <text:p>0.0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7.0723394479306" calcext:value-type="float">
            <text:p>47.072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5.138267671879" calcext:value-type="float">
            <text:p>125.138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109.25296484375" calcext:value-type="float">
            <text:p>1,109.25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7954785151094" calcext:value-type="float">
            <text:p>20.795</text:p>
          </table:table-cell>
          <table:table-cell table:formula="of:=INDEX([.E$3:.E$531];ROW()-2)-INDEX([.E$3:.E$531];(ROW()-(FLOOR((ROW()-3)/23)*23+3))*23+FLOOR((ROW()-3)/23+1))" office:value-type="float" office:value="-19.1345089915118" calcext:value-type="float">
            <text:p>-19.1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2.065083036334" calcext:value-type="float">
            <text:p>132.065</text:p>
          </table:table-cell>
          <table:table-cell table:formula="of:=INDEX([.K$3:.K$531];ROW()-2)-INDEX([.K$3:.K$531];(ROW()-(FLOOR((ROW()-3)/23)*23+3))*23+FLOOR((ROW()-3)/23+1))" office:value-type="float" office:value="25.5475783043058" calcext:value-type="float">
            <text:p>25.5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2620115567385" calcext:value-type="float">
            <text:p>79.262</text:p>
          </table:table-cell>
          <table:table-cell table:formula="of:=INDEX([.E$3:.E$531];ROW()-2)-INDEX([.E$3:.E$531];(ROW()-(FLOOR((ROW()-3)/23)*23+3))*23+FLOOR((ROW()-3)/23+1))" office:value-type="float" office:value="0.110275387967192" calcext:value-type="float">
            <text:p>0.1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1.446708113524" calcext:value-type="float">
            <text:p>211.447</text:p>
          </table:table-cell>
          <table:table-cell table:formula="of:=INDEX([.K$3:.K$531];ROW()-2)-INDEX([.K$3:.K$531];(ROW()-(FLOOR((ROW()-3)/23)*23+3))*23+FLOOR((ROW()-3)/23+1))" office:value-type="float" office:value="-0.0864230123103198" calcext:value-type="float">
            <text:p>-0.0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3486588272385" calcext:value-type="float">
            <text:p>22.349</text:p>
          </table:table-cell>
          <table:table-cell table:formula="of:=INDEX([.E$3:.E$531];ROW()-2)-INDEX([.E$3:.E$531];(ROW()-(FLOOR((ROW()-3)/23)*23+3))*23+FLOOR((ROW()-3)/23+1))" office:value-type="float" office:value="-20.5719642383387" calcext:value-type="float">
            <text:p>-20.5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2.066141110276" calcext:value-type="float">
            <text:p>142.066</text:p>
          </table:table-cell>
          <table:table-cell table:formula="of:=INDEX([.K$3:.K$531];ROW()-2)-INDEX([.K$3:.K$531];(ROW()-(FLOOR((ROW()-3)/23)*23+3))*23+FLOOR((ROW()-3)/23+1))" office:value-type="float" office:value="27.5317478683125" calcext:value-type="float">
            <text:p>27.5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148610755192" calcext:value-type="float">
            <text:p>27.149</text:p>
          </table:table-cell>
          <table:table-cell table:formula="of:=INDEX([.E$3:.E$531];ROW()-2)-INDEX([.E$3:.E$531];(ROW()-(FLOOR((ROW()-3)/23)*23+3))*23+FLOOR((ROW()-3)/23+1))" office:value-type="float" office:value="-77.6027801130712" calcext:value-type="float">
            <text:p>-77.6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6.303554859602" calcext:value-type="float">
            <text:p>86.304</text:p>
          </table:table-cell>
          <table:table-cell table:formula="of:=INDEX([.K$3:.K$531];ROW()-2)-INDEX([.K$3:.K$531];(ROW()-(FLOOR((ROW()-3)/23)*23+3))*23+FLOOR((ROW()-3)/23+1))" office:value-type="float" office:value="-193.943112831388" calcext:value-type="float">
            <text:p>-193.9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7451972761001" calcext:value-type="float">
            <text:p>21.745</text:p>
          </table:table-cell>
          <table:table-cell table:formula="of:=INDEX([.E$3:.E$531];ROW()-2)-INDEX([.E$3:.E$531];(ROW()-(FLOOR((ROW()-3)/23)*23+3))*23+FLOOR((ROW()-3)/23+1))" office:value-type="float" office:value="-62.1393774463683" calcext:value-type="float">
            <text:p>-62.13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8.7121545752367" calcext:value-type="float">
            <text:p>68.712</text:p>
          </table:table-cell>
          <table:table-cell table:formula="of:=INDEX([.K$3:.K$531];ROW()-2)-INDEX([.K$3:.K$531];(ROW()-(FLOOR((ROW()-3)/23)*23+3))*23+FLOOR((ROW()-3)/23+1))" office:value-type="float" office:value="-154.98829362246" calcext:value-type="float">
            <text:p>-154.9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9021279455454" calcext:value-type="float">
            <text:p>44.902</text:p>
          </table:table-cell>
          <table:table-cell table:formula="of:=INDEX([.E$3:.E$531];ROW()-2)-INDEX([.E$3:.E$531];(ROW()-(FLOOR((ROW()-3)/23)*23+3))*23+FLOOR((ROW()-3)/23+1))" office:value-type="float" office:value="0.477776424483885" calcext:value-type="float">
            <text:p>0.4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9.407359082224" calcext:value-type="float">
            <text:p>139.407</text:p>
          </table:table-cell>
          <table:table-cell table:formula="of:=INDEX([.K$3:.K$531];ROW()-2)-INDEX([.K$3:.K$531];(ROW()-(FLOOR((ROW()-3)/23)*23+3))*23+FLOOR((ROW()-3)/23+1))" office:value-type="float" office:value="20.9415172360215" calcext:value-type="float">
            <text:p>20.9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6901260162895" calcext:value-type="float">
            <text:p>24.690</text:p>
          </table:table-cell>
          <table:table-cell table:formula="of:=INDEX([.E$3:.E$531];ROW()-2)-INDEX([.E$3:.E$531];(ROW()-(FLOOR((ROW()-3)/23)*23+3))*23+FLOOR((ROW()-3)/23+1))" office:value-type="float" office:value="-70.3655421094811" calcext:value-type="float">
            <text:p>-70.3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4122295180897" calcext:value-type="float">
            <text:p>78.412</text:p>
          </table:table-cell>
          <table:table-cell table:formula="of:=INDEX([.K$3:.K$531];ROW()-2)-INDEX([.K$3:.K$531];(ROW()-(FLOOR((ROW()-3)/23)*23+3))*23+FLOOR((ROW()-3)/23+1))" office:value-type="float" office:value="-175.910526321291" calcext:value-type="float">
            <text:p>-175.9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5.9150332128761" calcext:value-type="float">
            <text:p>85.915</text:p>
          </table:table-cell>
          <table:table-cell table:formula="of:=INDEX([.E$3:.E$531];ROW()-2)-INDEX([.E$3:.E$531];(ROW()-(FLOOR((ROW()-3)/23)*23+3))*23+FLOOR((ROW()-3)/23+1))" office:value-type="float" office:value="-0.202528563790267" calcext:value-type="float">
            <text:p>-0.2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9.1945932871" calcext:value-type="float">
            <text:p>229.195</text:p>
          </table:table-cell>
          <table:table-cell table:formula="of:=INDEX([.K$3:.K$531];ROW()-2)-INDEX([.K$3:.K$531];(ROW()-(FLOOR((ROW()-3)/23)*23+3))*23+FLOOR((ROW()-3)/23+1))" office:value-type="float" office:value="-0.828169942925115" calcext:value-type="float">
            <text:p>-0.82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1488306000389" calcext:value-type="float">
            <text:p>79.149</text:p>
          </table:table-cell>
          <table:table-cell table:formula="of:=INDEX([.E$3:.E$531];ROW()-2)-INDEX([.E$3:.E$531];(ROW()-(FLOOR((ROW()-3)/23)*23+3))*23+FLOOR((ROW()-3)/23+1))" office:value-type="float" office:value="0.415616100456774" calcext:value-type="float">
            <text:p>0.4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1.167471805534" calcext:value-type="float">
            <text:p>211.167</text:p>
          </table:table-cell>
          <table:table-cell table:formula="of:=INDEX([.K$3:.K$531];ROW()-2)-INDEX([.K$3:.K$531];(ROW()-(FLOOR((ROW()-3)/23)*23+3))*23+FLOOR((ROW()-3)/23+1))" office:value-type="float" office:value="0.637456438092414" calcext:value-type="float">
            <text:p>0.6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9008487051426" calcext:value-type="float">
            <text:p>32.901</text:p>
          </table:table-cell>
          <table:table-cell table:formula="of:=INDEX([.E$3:.E$531];ROW()-2)-INDEX([.E$3:.E$531];(ROW()-(FLOOR((ROW()-3)/23)*23+3))*23+FLOOR((ROW()-3)/23+1))" office:value-type="float" office:value="-36.4630902280301" calcext:value-type="float">
            <text:p>-36.4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099531178604" calcext:value-type="float">
            <text:p>78.100</text:p>
          </table:table-cell>
          <table:table-cell table:formula="of:=INDEX([.K$3:.K$531];ROW()-2)-INDEX([.K$3:.K$531];(ROW()-(FLOOR((ROW()-3)/23)*23+3))*23+FLOOR((ROW()-3)/23+1))" office:value-type="float" office:value="-107.295916993551" calcext:value-type="float">
            <text:p>-107.2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39104653867065" calcext:value-type="float">
            <text:p>6.391</text:p>
          </table:table-cell>
          <table:table-cell table:formula="of:=INDEX([.E$3:.E$531];ROW()-2)-INDEX([.E$3:.E$531];(ROW()-(FLOOR((ROW()-3)/23)*23+3))*23+FLOOR((ROW()-3)/23+1))" office:value-type="float" office:value="-5.83258442325849" calcext:value-type="float">
            <text:p>-5.8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.4441905457797" calcext:value-type="float">
            <text:p>40.444</text:p>
          </table:table-cell>
          <table:table-cell table:formula="of:=INDEX([.K$3:.K$531];ROW()-2)-INDEX([.K$3:.K$531];(ROW()-(FLOOR((ROW()-3)/23)*23+3))*23+FLOOR((ROW()-3)/23+1))" office:value-type="float" office:value="7.87393431190058" calcext:value-type="float">
            <text:p>7.8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6.6299149078788" calcext:value-type="float">
            <text:p>76.630</text:p>
          </table:table-cell>
          <table:table-cell table:formula="of:=INDEX([.E$3:.E$531];ROW()-2)-INDEX([.E$3:.E$531];(ROW()-(FLOOR((ROW()-3)/23)*23+3))*23+FLOOR((ROW()-3)/23+1))" office:value-type="float" office:value="-84.044969385819" calcext:value-type="float">
            <text:p>-84.04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1.889964246289" calcext:value-type="float">
            <text:p>181.890</text:p>
          </table:table-cell>
          <table:table-cell table:formula="of:=INDEX([.K$3:.K$531];ROW()-2)-INDEX([.K$3:.K$531];(ROW()-(FLOOR((ROW()-3)/23)*23+3))*23+FLOOR((ROW()-3)/23+1))" office:value-type="float" office:value="-249.198563564717" calcext:value-type="float">
            <text:p>-249.1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1167518466159" calcext:value-type="float">
            <text:p>18.117</text:p>
          </table:table-cell>
          <table:table-cell table:formula="of:=INDEX([.E$3:.E$531];ROW()-2)-INDEX([.E$3:.E$531];(ROW()-(FLOOR((ROW()-3)/23)*23+3))*23+FLOOR((ROW()-3)/23+1))" office:value-type="float" office:value="-16.790989363592" calcext:value-type="float">
            <text:p>-16.7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5.361321420369" calcext:value-type="float">
            <text:p>115.361</text:p>
          </table:table-cell>
          <table:table-cell table:formula="of:=INDEX([.K$3:.K$531];ROW()-2)-INDEX([.K$3:.K$531];(ROW()-(FLOOR((ROW()-3)/23)*23+3))*23+FLOOR((ROW()-3)/23+1))" office:value-type="float" office:value="22.2602920704128" calcext:value-type="float">
            <text:p>22.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3.3661744893267" calcext:value-type="float">
            <text:p>63.366</text:p>
          </table:table-cell>
          <table:table-cell table:formula="of:=INDEX([.E$3:.E$531];ROW()-2)-INDEX([.E$3:.E$531];(ROW()-(FLOOR((ROW()-3)/23)*23+3))*23+FLOOR((ROW()-3)/23+1))" office:value-type="float" office:value="0.842855894188588" calcext:value-type="float">
            <text:p>0.8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6.769598607279" calcext:value-type="float">
            <text:p>196.770</text:p>
          </table:table-cell>
          <table:table-cell table:formula="of:=INDEX([.K$3:.K$531];ROW()-2)-INDEX([.K$3:.K$531];(ROW()-(FLOOR((ROW()-3)/23)*23+3))*23+FLOOR((ROW()-3)/23+1))" office:value-type="float" office:value="29.8131589226192" calcext:value-type="float">
            <text:p>29.8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0178607876207" calcext:value-type="float">
            <text:p>22.018</text:p>
          </table:table-cell>
          <table:table-cell table:formula="of:=INDEX([.E$3:.E$531];ROW()-2)-INDEX([.E$3:.E$531];(ROW()-(FLOOR((ROW()-3)/23)*23+3))*23+FLOOR((ROW()-3)/23+1))" office:value-type="float" office:value="3.50224917979582" calcext:value-type="float">
            <text:p>3.5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2.4500909752188" calcext:value-type="float">
            <text:p>62.450</text:p>
          </table:table-cell>
          <table:table-cell table:formula="of:=INDEX([.K$3:.K$531];ROW()-2)-INDEX([.K$3:.K$531];(ROW()-(FLOOR((ROW()-3)/23)*23+3))*23+FLOOR((ROW()-3)/23+1))" office:value-type="float" office:value="13.1038676346122" calcext:value-type="float">
            <text:p>13.1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.2358931304024" calcext:value-type="float">
            <text:p>33.236</text:p>
          </table:table-cell>
          <table:table-cell table:formula="of:=INDEX([.E$3:.E$531];ROW()-2)-INDEX([.E$3:.E$531];(ROW()-(FLOOR((ROW()-3)/23)*23+3))*23+FLOOR((ROW()-3)/23+1))" office:value-type="float" office:value="5.27667350156386" calcext:value-type="float">
            <text:p>5.2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4.2723094065724" calcext:value-type="float">
            <text:p>94.272</text:p>
          </table:table-cell>
          <table:table-cell table:formula="of:=INDEX([.K$3:.K$531];ROW()-2)-INDEX([.K$3:.K$531];(ROW()-(FLOOR((ROW()-3)/23)*23+3))*23+FLOOR((ROW()-3)/23+1))" office:value-type="float" office:value="19.7350698654924" calcext:value-type="float">
            <text:p>19.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5.5526649868994" calcext:value-type="float">
            <text:p>25.553</text:p>
          </table:table-cell>
          <table:table-cell table:formula="of:=INDEX([.E$3:.E$531];ROW()-2)-INDEX([.E$3:.E$531];(ROW()-(FLOOR((ROW()-3)/23)*23+3))*23+FLOOR((ROW()-3)/23+1))" office:value-type="float" office:value="14.3815917311349" calcext:value-type="float">
            <text:p>14.38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.508141508135" calcext:value-type="float">
            <text:p>72.508</text:p>
          </table:table-cell>
          <table:table-cell table:formula="of:=INDEX([.K$3:.K$531];ROW()-2)-INDEX([.K$3:.K$531];(ROW()-(FLOOR((ROW()-3)/23)*23+3))*23+FLOOR((ROW()-3)/23+1))" office:value-type="float" office:value="1.30497407624692" calcext:value-type="float">
            <text:p>1.3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3173921683837" calcext:value-type="float">
            <text:p>40.317</text:p>
          </table:table-cell>
          <table:table-cell table:formula="of:=INDEX([.E$3:.E$531];ROW()-2)-INDEX([.E$3:.E$531];(ROW()-(FLOOR((ROW()-3)/23)*23+3))*23+FLOOR((ROW()-3)/23+1))" office:value-type="float" office:value="13.2653197182803" calcext:value-type="float">
            <text:p>13.2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7.244482647324" calcext:value-type="float">
            <text:p>257.244</text:p>
          </table:table-cell>
          <table:table-cell table:formula="of:=INDEX([.K$3:.K$531];ROW()-2)-INDEX([.K$3:.K$531];(ROW()-(FLOOR((ROW()-3)/23)*23+3))*23+FLOOR((ROW()-3)/23+1))" office:value-type="float" office:value="85.4026360201699" calcext:value-type="float">
            <text:p>85.40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164:.F186])" office:value-type="float" office:value="688.953026380276" calcext:value-type="float">
            <text:p>688.953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3.6366424597886" calcext:value-type="float">
            <text:p>53.637</text:p>
          </table:table-cell>
          <table:table-cell table:formula="of:=INDEX([.E$3:.E$531];ROW()-2)-INDEX([.E$3:.E$531];(ROW()-(FLOOR((ROW()-3)/23)*23+3))*23+FLOOR((ROW()-3)/23+1))" office:value-type="float" office:value="25.7198579281857" calcext:value-type="float">
            <text:p>25.7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100770290301" calcext:value-type="float">
            <text:p>143.101</text:p>
          </table:table-cell>
          <table:table-cell table:formula="of:=INDEX([.K$3:.K$531];ROW()-2)-INDEX([.K$3:.K$531];(ROW()-(FLOOR((ROW()-3)/23)*23+3))*23+FLOOR((ROW()-3)/23+1))" office:value-type="float" office:value="-34.2247028589603" calcext:value-type="float">
            <text:p>-34.225</text:p>
          </table:table-cell>
          <table:table-cell table:formula="of:=[.A166]/2589" office:value-type="float" office:value="0.266107773804664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92.285104256866" calcext:value-type="float">
            <text:p>192.285</text:p>
          </table:table-cell>
          <table:table-cell table:formula="of:=INDEX([.E$3:.E$531];ROW()-2)-INDEX([.E$3:.E$531];(ROW()-(FLOOR((ROW()-3)/23)*23+3))*23+FLOOR((ROW()-3)/23+1))" office:value-type="float" office:value="112.826313635298" calcext:value-type="float">
            <text:p>112.82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45.848776476558" calcext:value-type="float">
            <text:p>645.849</text:p>
          </table:table-cell>
          <table:table-cell table:formula="of:=INDEX([.K$3:.K$531];ROW()-2)-INDEX([.K$3:.K$531];(ROW()-(FLOOR((ROW()-3)/23)*23+3))*23+FLOOR((ROW()-3)/23+1))" office:value-type="float" office:value="152.186211931952" calcext:value-type="float">
            <text:p>152.186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165:.L186])" office:value-type="float" office:value="4321.83908992532" calcext:value-type="float">
            <text:p>4,321.839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2170197198275" calcext:value-type="float">
            <text:p>13.217</text:p>
          </table:table-cell>
          <table:table-cell table:formula="of:=INDEX([.E$3:.E$531];ROW()-2)-INDEX([.E$3:.E$531];(ROW()-(FLOOR((ROW()-3)/23)*23+3))*23+FLOOR((ROW()-3)/23+1))" office:value-type="float" office:value="0.031773977791504" calcext:value-type="float">
            <text:p>0.03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3.9539329368934" calcext:value-type="float">
            <text:p>83.954</text:p>
          </table:table-cell>
          <table:table-cell table:formula="of:=INDEX([.K$3:.K$531];ROW()-2)-INDEX([.K$3:.K$531];(ROW()-(FLOOR((ROW()-3)/23)*23+3))*23+FLOOR((ROW()-3)/23+1))" office:value-type="float" office:value="-0.00904820745068946" calcext:value-type="float">
            <text:p>-0.0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.0417650281088" calcext:value-type="float">
            <text:p>33.042</text:p>
          </table:table-cell>
          <table:table-cell table:formula="of:=INDEX([.E$3:.E$531];ROW()-2)-INDEX([.E$3:.E$531];(ROW()-(FLOOR((ROW()-3)/23)*23+3))*23+FLOOR((ROW()-3)/23+1))" office:value-type="float" office:value="15.8767577547916" calcext:value-type="float">
            <text:p>15.8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8.1397790735771" calcext:value-type="float">
            <text:p>88.140</text:p>
          </table:table-cell>
          <table:table-cell table:formula="of:=INDEX([.K$3:.K$531];ROW()-2)-INDEX([.K$3:.K$531];(ROW()-(FLOOR((ROW()-3)/23)*23+3))*23+FLOOR((ROW()-3)/23+1))" office:value-type="float" office:value="-21.0389722979193" calcext:value-type="float">
            <text:p>-21.0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9299875066213" calcext:value-type="float">
            <text:p>39.930</text:p>
          </table:table-cell>
          <table:table-cell table:formula="of:=INDEX([.E$3:.E$531];ROW()-2)-INDEX([.E$3:.E$531];(ROW()-(FLOOR((ROW()-3)/23)*23+3))*23+FLOOR((ROW()-3)/23+1))" office:value-type="float" office:value="19.1345089915118" calcext:value-type="float">
            <text:p>19.1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6.517504732028" calcext:value-type="float">
            <text:p>106.518</text:p>
          </table:table-cell>
          <table:table-cell table:formula="of:=INDEX([.K$3:.K$531];ROW()-2)-INDEX([.K$3:.K$531];(ROW()-(FLOOR((ROW()-3)/23)*23+3))*23+FLOOR((ROW()-3)/23+1))" office:value-type="float" office:value="-25.5475783043058" calcext:value-type="float">
            <text:p>-25.5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138659317599" calcext:value-type="float">
            <text:p>20.139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1.469260763017" calcext:value-type="float">
            <text:p>121.469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986.002587890625" calcext:value-type="float">
            <text:p>986.0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0.5739232674768" calcext:value-type="float">
            <text:p>70.574</text:p>
          </table:table-cell>
          <table:table-cell table:formula="of:=INDEX([.E$3:.E$531];ROW()-2)-INDEX([.E$3:.E$531];(ROW()-(FLOOR((ROW()-3)/23)*23+3))*23+FLOOR((ROW()-3)/23+1))" office:value-type="float" office:value="33.0503348404109" calcext:value-type="float">
            <text:p>33.05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8.247393899459" calcext:value-type="float">
            <text:p>188.247</text:p>
          </table:table-cell>
          <table:table-cell table:formula="of:=INDEX([.K$3:.K$531];ROW()-2)-INDEX([.K$3:.K$531];(ROW()-(FLOOR((ROW()-3)/23)*23+3))*23+FLOOR((ROW()-3)/23+1))" office:value-type="float" office:value="-46.0879444468518" calcext:value-type="float">
            <text:p>-46.0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9.9798584822957" calcext:value-type="float">
            <text:p>19.980</text:p>
          </table:table-cell>
          <table:table-cell table:formula="of:=INDEX([.E$3:.E$531];ROW()-2)-INDEX([.E$3:.E$531];(ROW()-(FLOOR((ROW()-3)/23)*23+3))*23+FLOOR((ROW()-3)/23+1))" office:value-type="float" office:value="-0.0211462809207141" calcext:value-type="float">
            <text:p>-0.0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6.560906590803" calcext:value-type="float">
            <text:p>126.561</text:p>
          </table:table-cell>
          <table:table-cell table:formula="of:=INDEX([.K$3:.K$531];ROW()-2)-INDEX([.K$3:.K$531];(ROW()-(FLOOR((ROW()-3)/23)*23+3))*23+FLOOR((ROW()-3)/23+1))" office:value-type="float" office:value="0.00979859931008775" calcext:value-type="float">
            <text:p>0.0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196676014108" calcext:value-type="float">
            <text:p>24.197</text:p>
          </table:table-cell>
          <table:table-cell table:formula="of:=INDEX([.E$3:.E$531];ROW()-2)-INDEX([.E$3:.E$531];(ROW()-(FLOOR((ROW()-3)/23)*23+3))*23+FLOOR((ROW()-3)/23+1))" office:value-type="float" office:value="-25.0599218116914" calcext:value-type="float">
            <text:p>-25.06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6.8736956140767" calcext:value-type="float">
            <text:p>76.874</text:p>
          </table:table-cell>
          <table:table-cell table:formula="of:=INDEX([.K$3:.K$531];ROW()-2)-INDEX([.K$3:.K$531];(ROW()-(FLOOR((ROW()-3)/23)*23+3))*23+FLOOR((ROW()-3)/23+1))" office:value-type="float" office:value="-233.121913816906" calcext:value-type="float">
            <text:p>-233.1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8608606282876" calcext:value-type="float">
            <text:p>18.861</text:p>
          </table:table-cell>
          <table:table-cell table:formula="of:=INDEX([.E$3:.E$531];ROW()-2)-INDEX([.E$3:.E$531];(ROW()-(FLOOR((ROW()-3)/23)*23+3))*23+FLOOR((ROW()-3)/23+1))" office:value-type="float" office:value="-19.333573434726" calcext:value-type="float">
            <text:p>-19.33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9.9224129715342" calcext:value-type="float">
            <text:p>59.922</text:p>
          </table:table-cell>
          <table:table-cell table:formula="of:=INDEX([.K$3:.K$531];ROW()-2)-INDEX([.K$3:.K$531];(ROW()-(FLOOR((ROW()-3)/23)*23+3))*23+FLOOR((ROW()-3)/23+1))" office:value-type="float" office:value="-181.837984954606" calcext:value-type="float">
            <text:p>-181.8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9343243660944" calcext:value-type="float">
            <text:p>39.934</text:p>
          </table:table-cell>
          <table:table-cell table:formula="of:=INDEX([.E$3:.E$531];ROW()-2)-INDEX([.E$3:.E$531];(ROW()-(FLOOR((ROW()-3)/23)*23+3))*23+FLOOR((ROW()-3)/23+1))" office:value-type="float" office:value="19.3444674703406" calcext:value-type="float">
            <text:p>19.34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3.970533720201" calcext:value-type="float">
            <text:p>123.971</text:p>
          </table:table-cell>
          <table:table-cell table:formula="of:=INDEX([.K$3:.K$531];ROW()-2)-INDEX([.K$3:.K$531];(ROW()-(FLOOR((ROW()-3)/23)*23+3))*23+FLOOR((ROW()-3)/23+1))" office:value-type="float" office:value="-6.65463697504191" calcext:value-type="float">
            <text:p>-6.6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3714083181689" calcext:value-type="float">
            <text:p>22.371</text:p>
          </table:table-cell>
          <table:table-cell table:formula="of:=INDEX([.E$3:.E$531];ROW()-2)-INDEX([.E$3:.E$531];(ROW()-(FLOOR((ROW()-3)/23)*23+3))*23+FLOOR((ROW()-3)/23+1))" office:value-type="float" office:value="-24.5354377439023" calcext:value-type="float">
            <text:p>-24.5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0.7474975550727" calcext:value-type="float">
            <text:p>70.747</text:p>
          </table:table-cell>
          <table:table-cell table:formula="of:=INDEX([.K$3:.K$531];ROW()-2)-INDEX([.K$3:.K$531];(ROW()-(FLOOR((ROW()-3)/23)*23+3))*23+FLOOR((ROW()-3)/23+1))" office:value-type="float" office:value="-215.534080734555" calcext:value-type="float">
            <text:p>-215.5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6.2791908833301" calcext:value-type="float">
            <text:p>76.279</text:p>
          </table:table-cell>
          <table:table-cell table:formula="of:=INDEX([.E$3:.E$531];ROW()-2)-INDEX([.E$3:.E$531];(ROW()-(FLOOR((ROW()-3)/23)*23+3))*23+FLOOR((ROW()-3)/23+1))" office:value-type="float" office:value="36.2430269000159" calcext:value-type="float">
            <text:p>36.2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3.508947550995" calcext:value-type="float">
            <text:p>203.509</text:p>
          </table:table-cell>
          <table:table-cell table:formula="of:=INDEX([.K$3:.K$531];ROW()-2)-INDEX([.K$3:.K$531];(ROW()-(FLOOR((ROW()-3)/23)*23+3))*23+FLOOR((ROW()-3)/23+1))" office:value-type="float" office:value="-49.0584805066852" calcext:value-type="float">
            <text:p>-49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0.6764560757583" calcext:value-type="float">
            <text:p>70.676</text:p>
          </table:table-cell>
          <table:table-cell table:formula="of:=INDEX([.E$3:.E$531];ROW()-2)-INDEX([.E$3:.E$531];(ROW()-(FLOOR((ROW()-3)/23)*23+3))*23+FLOOR((ROW()-3)/23+1))" office:value-type="float" office:value="32.7856185701325" calcext:value-type="float">
            <text:p>32.7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8.500362640001" calcext:value-type="float">
            <text:p>188.500</text:p>
          </table:table-cell>
          <table:table-cell table:formula="of:=INDEX([.K$3:.K$531];ROW()-2)-INDEX([.K$3:.K$531];(ROW()-(FLOOR((ROW()-3)/23)*23+3))*23+FLOOR((ROW()-3)/23+1))" office:value-type="float" office:value="-46.6701442139518" calcext:value-type="float">
            <text:p>-46.6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5372345989828" calcext:value-type="float">
            <text:p>29.537</text:p>
          </table:table-cell>
          <table:table-cell table:formula="of:=INDEX([.E$3:.E$531];ROW()-2)-INDEX([.E$3:.E$531];(ROW()-(FLOOR((ROW()-3)/23)*23+3))*23+FLOOR((ROW()-3)/23+1))" office:value-type="float" office:value="-3.49176097971837" calcext:value-type="float">
            <text:p>-3.49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0.1433295669468" calcext:value-type="float">
            <text:p>70.143</text:p>
          </table:table-cell>
          <table:table-cell table:formula="of:=INDEX([.K$3:.K$531];ROW()-2)-INDEX([.K$3:.K$531];(ROW()-(FLOOR((ROW()-3)/23)*23+3))*23+FLOOR((ROW()-3)/23+1))" office:value-type="float" office:value="-136.377059766052" calcext:value-type="float">
            <text:p>-136.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74018048138845" calcext:value-type="float">
            <text:p>5.740</text:p>
          </table:table-cell>
          <table:table-cell table:formula="of:=INDEX([.E$3:.E$531];ROW()-2)-INDEX([.E$3:.E$531];(ROW()-(FLOOR((ROW()-3)/23)*23+3))*23+FLOOR((ROW()-3)/23+1))" office:value-type="float" office:value="0.107976165439604" calcext:value-type="float">
            <text:p>0.10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6.0959175906571" calcext:value-type="float">
            <text:p>36.096</text:p>
          </table:table-cell>
          <table:table-cell table:formula="of:=INDEX([.K$3:.K$531];ROW()-2)-INDEX([.K$3:.K$531];(ROW()-(FLOOR((ROW()-3)/23)*23+3))*23+FLOOR((ROW()-3)/23+1))" office:value-type="float" office:value="0.191081897262947" calcext:value-type="float">
            <text:p>0.1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8.1544935427976" calcext:value-type="float">
            <text:p>68.154</text:p>
          </table:table-cell>
          <table:table-cell table:formula="of:=INDEX([.E$3:.E$531];ROW()-2)-INDEX([.E$3:.E$531];(ROW()-(FLOOR((ROW()-3)/23)*23+3))*23+FLOOR((ROW()-3)/23+1))" office:value-type="float" office:value="-8.21629332501445" calcext:value-type="float">
            <text:p>-8.2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1.778584842764" calcext:value-type="float">
            <text:p>161.779</text:p>
          </table:table-cell>
          <table:table-cell table:formula="of:=INDEX([.K$3:.K$531];ROW()-2)-INDEX([.K$3:.K$531];(ROW()-(FLOOR((ROW()-3)/23)*23+3))*23+FLOOR((ROW()-3)/23+1))" office:value-type="float" office:value="-315.122750358513" calcext:value-type="float">
            <text:p>-315.1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.1809030483314" calcext:value-type="float">
            <text:p>16.181</text:p>
          </table:table-cell>
          <table:table-cell table:formula="of:=INDEX([.E$3:.E$531];ROW()-2)-INDEX([.E$3:.E$531];(ROW()-(FLOOR((ROW()-3)/23)*23+3))*23+FLOOR((ROW()-3)/23+1))" office:value-type="float" office:value="0.0186355167042755" calcext:value-type="float">
            <text:p>0.0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2.731792300229" calcext:value-type="float">
            <text:p>102.732</text:p>
          </table:table-cell>
          <table:table-cell table:formula="of:=INDEX([.K$3:.K$531];ROW()-2)-INDEX([.K$3:.K$531];(ROW()-(FLOOR((ROW()-3)/23)*23+3))*23+FLOOR((ROW()-3)/23+1))" office:value-type="float" office:value="-0.011974493103537" calcext:value-type="float">
            <text:p>-0.0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6.3253496631468" calcext:value-type="float">
            <text:p>56.325</text:p>
          </table:table-cell>
          <table:table-cell table:formula="of:=INDEX([.E$3:.E$531];ROW()-2)-INDEX([.E$3:.E$531];(ROW()-(FLOOR((ROW()-3)/23)*23+3))*23+FLOOR((ROW()-3)/23+1))" office:value-type="float" office:value="27.2726073231417" calcext:value-type="float">
            <text:p>27.2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906356061766" calcext:value-type="float">
            <text:p>174.906</text:p>
          </table:table-cell>
          <table:table-cell table:formula="of:=INDEX([.K$3:.K$531];ROW()-2)-INDEX([.K$3:.K$531];(ROW()-(FLOOR((ROW()-3)/23)*23+3))*23+FLOOR((ROW()-3)/23+1))" office:value-type="float" office:value="-9.11187510414553" calcext:value-type="float">
            <text:p>-9.1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9.6036274438122" calcext:value-type="float">
            <text:p>19.604</text:p>
          </table:table-cell>
          <table:table-cell table:formula="of:=INDEX([.E$3:.E$531];ROW()-2)-INDEX([.E$3:.E$531];(ROW()-(FLOOR((ROW()-3)/23)*23+3))*23+FLOOR((ROW()-3)/23+1))" office:value-type="float" office:value="11.0630847322026" calcext:value-type="float">
            <text:p>11.0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5.5909598565123" calcext:value-type="float">
            <text:p>55.591</text:p>
          </table:table-cell>
          <table:table-cell table:formula="of:=INDEX([.K$3:.K$531];ROW()-2)-INDEX([.K$3:.K$531];(ROW()-(FLOOR((ROW()-3)/23)*23+3))*23+FLOOR((ROW()-3)/23+1))" office:value-type="float" office:value="1.19497219470414" calcext:value-type="float">
            <text:p>1.1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4688656325518" calcext:value-type="float">
            <text:p>29.469</text:p>
          </table:table-cell>
          <table:table-cell table:formula="of:=INDEX([.E$3:.E$531];ROW()-2)-INDEX([.E$3:.E$531];(ROW()-(FLOOR((ROW()-3)/23)*23+3))*23+FLOOR((ROW()-3)/23+1))" office:value-type="float" office:value="16.5858198309402" calcext:value-type="float">
            <text:p>16.5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3.6151697955213" calcext:value-type="float">
            <text:p>83.615</text:p>
          </table:table-cell>
          <table:table-cell table:formula="of:=INDEX([.K$3:.K$531];ROW()-2)-INDEX([.K$3:.K$531];(ROW()-(FLOOR((ROW()-3)/23)*23+3))*23+FLOOR((ROW()-3)/23+1))" office:value-type="float" office:value="1.56186545470665" calcext:value-type="float">
            <text:p>1.5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0.8083966426375" calcext:value-type="float">
            <text:p>50.808</text:p>
          </table:table-cell>
          <table:table-cell table:formula="of:=INDEX([.E$3:.E$531];ROW()-2)-INDEX([.E$3:.E$531];(ROW()-(FLOOR((ROW()-3)/23)*23+3))*23+FLOOR((ROW()-3)/23+1))" office:value-type="float" office:value="8.00244912103187" calcext:value-type="float">
            <text:p>8.0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4.318698759972" calcext:value-type="float">
            <text:p>144.319</text:p>
          </table:table-cell>
          <table:table-cell table:formula="of:=INDEX([.K$3:.K$531];ROW()-2)-INDEX([.K$3:.K$531];(ROW()-(FLOOR((ROW()-3)/23)*23+3))*23+FLOOR((ROW()-3)/23+1))" office:value-type="float" office:value="30.222364494395" calcext:value-type="float">
            <text:p>30.2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6497758196944" calcext:value-type="float">
            <text:p>79.650</text:p>
          </table:table-cell>
          <table:table-cell table:formula="of:=INDEX([.E$3:.E$531];ROW()-2)-INDEX([.E$3:.E$531];(ROW()-(FLOOR((ROW()-3)/23)*23+3))*23+FLOOR((ROW()-3)/23+1))" office:value-type="float" office:value="-23.3785645150288" calcext:value-type="float">
            <text:p>-23.3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08.065471021745" calcext:value-type="float">
            <text:p>508.065</text:p>
          </table:table-cell>
          <table:table-cell table:formula="of:=INDEX([.K$3:.K$531];ROW()-2)-INDEX([.K$3:.K$531];(ROW()-(FLOOR((ROW()-3)/23)*23+3))*23+FLOOR((ROW()-3)/23+1))" office:value-type="float" office:value="233.109245507201" calcext:value-type="float">
            <text:p>233.109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187:.F209])" office:value-type="float" office:value="2588.75495515291" calcext:value-type="float">
            <text:p>2,588.755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6.60319042951" calcext:value-type="float">
            <text:p>106.603</text:p>
          </table:table-cell>
          <table:table-cell table:formula="of:=INDEX([.E$3:.E$531];ROW()-2)-INDEX([.E$3:.E$531];(ROW()-(FLOOR((ROW()-3)/23)*23+3))*23+FLOOR((ROW()-3)/23+1))" office:value-type="float" office:value="-0.078958044861821" calcext:value-type="float">
            <text:p>-0.0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4.879170647475" calcext:value-type="float">
            <text:p>284.879</text:p>
          </table:table-cell>
          <table:table-cell table:formula="of:=INDEX([.K$3:.K$531];ROW()-2)-INDEX([.K$3:.K$531];(ROW()-(FLOOR((ROW()-3)/23)*23+3))*23+FLOOR((ROW()-3)/23+1))" office:value-type="float" office:value="0.113869838596543" calcext:value-type="float">
            <text:p>0.1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9.687454993723" calcext:value-type="float">
            <text:p>379.687</text:p>
          </table:table-cell>
          <table:table-cell table:formula="of:=INDEX([.E$3:.E$531];ROW()-2)-INDEX([.E$3:.E$531];(ROW()-(FLOOR((ROW()-3)/23)*23+3))*23+FLOOR((ROW()-3)/23+1))" office:value-type="float" office:value="82.7921573354632" calcext:value-type="float">
            <text:p>82.79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77.06006551406" calcext:value-type="float">
            <text:p>1,277.060</text:p>
          </table:table-cell>
          <table:table-cell table:formula="of:=INDEX([.K$3:.K$531];ROW()-2)-INDEX([.K$3:.K$531];(ROW()-(FLOOR((ROW()-3)/23)*23+3))*23+FLOOR((ROW()-3)/23+1))" office:value-type="float" office:value="481.951867031848" calcext:value-type="float">
            <text:p>481.952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188:.L209])" office:value-type="float" office:value="6947.8388832056" calcext:value-type="float">
            <text:p>6,947.839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3473783004785" calcext:value-type="float">
            <text:p>26.347</text:p>
          </table:table-cell>
          <table:table-cell table:formula="of:=INDEX([.E$3:.E$531];ROW()-2)-INDEX([.E$3:.E$531];(ROW()-(FLOOR((ROW()-3)/23)*23+3))*23+FLOOR((ROW()-3)/23+1))" office:value-type="float" office:value="-24.0723353467113" calcext:value-type="float">
            <text:p>-24.0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6.397048373275" calcext:value-type="float">
            <text:p>166.397</text:p>
          </table:table-cell>
          <table:table-cell table:formula="of:=INDEX([.K$3:.K$531];ROW()-2)-INDEX([.K$3:.K$531];(ROW()-(FLOOR((ROW()-3)/23)*23+3))*23+FLOOR((ROW()-3)/23+1))" office:value-type="float" office:value="31.9639874894386" calcext:value-type="float">
            <text:p>31.9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5.4088100611007" calcext:value-type="float">
            <text:p>65.409</text:p>
          </table:table-cell>
          <table:table-cell table:formula="of:=INDEX([.E$3:.E$531];ROW()-2)-INDEX([.E$3:.E$531];(ROW()-(FLOOR((ROW()-3)/23)*23+3))*23+FLOOR((ROW()-3)/23+1))" office:value-type="float" office:value="-0.105622370836784" calcext:value-type="float">
            <text:p>-0.10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817575493907" calcext:value-type="float">
            <text:p>174.818</text:p>
          </table:table-cell>
          <table:table-cell table:formula="of:=INDEX([.K$3:.K$531];ROW()-2)-INDEX([.K$3:.K$531];(ROW()-(FLOOR((ROW()-3)/23)*23+3))*23+FLOOR((ROW()-3)/23+1))" office:value-type="float" office:value="0.0579219468555152" calcext:value-type="float">
            <text:p>0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1517361687714" calcext:value-type="float">
            <text:p>79.152</text:p>
          </table:table-cell>
          <table:table-cell table:formula="of:=INDEX([.E$3:.E$531];ROW()-2)-INDEX([.E$3:.E$531];(ROW()-(FLOOR((ROW()-3)/23)*23+3))*23+FLOOR((ROW()-3)/23+1))" office:value-type="float" office:value="-0.110275387967192" calcext:value-type="float">
            <text:p>-0.1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1.533131125835" calcext:value-type="float">
            <text:p>211.533</text:p>
          </table:table-cell>
          <table:table-cell table:formula="of:=INDEX([.K$3:.K$531];ROW()-2)-INDEX([.K$3:.K$531];(ROW()-(FLOOR((ROW()-3)/23)*23+3))*23+FLOOR((ROW()-3)/23+1))" office:value-type="float" office:value="0.0864230123103198" calcext:value-type="float">
            <text:p>0.0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5235884270659" calcext:value-type="float">
            <text:p>37.524</text:p>
          </table:table-cell>
          <table:table-cell table:formula="of:=INDEX([.E$3:.E$531];ROW()-2)-INDEX([.E$3:.E$531];(ROW()-(FLOOR((ROW()-3)/23)*23+3))*23+FLOOR((ROW()-3)/23+1))" office:value-type="float" office:value="-33.0503348404109" calcext:value-type="float">
            <text:p>-33.05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4.335338346311" calcext:value-type="float">
            <text:p>234.335</text:p>
          </table:table-cell>
          <table:table-cell table:formula="of:=INDEX([.K$3:.K$531];ROW()-2)-INDEX([.K$3:.K$531];(ROW()-(FLOOR((ROW()-3)/23)*23+3))*23+FLOOR((ROW()-3)/23+1))" office:value-type="float" office:value="46.0879444468518" calcext:value-type="float">
            <text:p>46.0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5.28799061006" calcext:value-type="float">
            <text:p>145.288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7.175844360058" calcext:value-type="float">
            <text:p>387.176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958.31125976562" calcext:value-type="float">
            <text:p>1,958.3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2885190679802" calcext:value-type="float">
            <text:p>40.289</text:p>
          </table:table-cell>
          <table:table-cell table:formula="of:=INDEX([.E$3:.E$531];ROW()-2)-INDEX([.E$3:.E$531];(ROW()-(FLOOR((ROW()-3)/23)*23+3))*23+FLOOR((ROW()-3)/23+1))" office:value-type="float" office:value="-35.6118847873011" calcext:value-type="float">
            <text:p>-35.6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1.98504076016" calcext:value-type="float">
            <text:p>251.985</text:p>
          </table:table-cell>
          <table:table-cell table:formula="of:=INDEX([.K$3:.K$531];ROW()-2)-INDEX([.K$3:.K$531];(ROW()-(FLOOR((ROW()-3)/23)*23+3))*23+FLOOR((ROW()-3)/23+1))" office:value-type="float" office:value="49.4690093688741" calcext:value-type="float">
            <text:p>49.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8.2096503098921" calcext:value-type="float">
            <text:p>48.210</text:p>
          </table:table-cell>
          <table:table-cell table:formula="of:=INDEX([.E$3:.E$531];ROW()-2)-INDEX([.E$3:.E$531];(ROW()-(FLOOR((ROW()-3)/23)*23+3))*23+FLOOR((ROW()-3)/23+1))" office:value-type="float" office:value="-136.906452553763" calcext:value-type="float">
            <text:p>-136.90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3.095282505832" calcext:value-type="float">
            <text:p>153.095</text:p>
          </table:table-cell>
          <table:table-cell table:formula="of:=INDEX([.K$3:.K$531];ROW()-2)-INDEX([.K$3:.K$531];(ROW()-(FLOOR((ROW()-3)/23)*23+3))*23+FLOOR((ROW()-3)/23+1))" office:value-type="float" office:value="-342.118187984965" calcext:value-type="float">
            <text:p>-342.1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2752614140214" calcext:value-type="float">
            <text:p>37.275</text:p>
          </table:table-cell>
          <table:table-cell table:formula="of:=INDEX([.E$3:.E$531];ROW()-2)-INDEX([.E$3:.E$531];(ROW()-(FLOOR((ROW()-3)/23)*23+3))*23+FLOOR((ROW()-3)/23+1))" office:value-type="float" office:value="-107.141437975841" calcext:value-type="float">
            <text:p>-107.1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8.586466318736" calcext:value-type="float">
            <text:p>118.586</text:p>
          </table:table-cell>
          <table:table-cell table:formula="of:=INDEX([.K$3:.K$531];ROW()-2)-INDEX([.K$3:.K$531];(ROW()-(FLOOR((ROW()-3)/23)*23+3))*23+FLOOR((ROW()-3)/23+1))" office:value-type="float" office:value="-267.258915149892" calcext:value-type="float">
            <text:p>-267.2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8560084019702" calcext:value-type="float">
            <text:p>78.856</text:p>
          </table:table-cell>
          <table:table-cell table:formula="of:=INDEX([.E$3:.E$531];ROW()-2)-INDEX([.E$3:.E$531];(ROW()-(FLOOR((ROW()-3)/23)*23+3))*23+FLOOR((ROW()-3)/23+1))" office:value-type="float" office:value="0.552704276614762" calcext:value-type="float">
            <text:p>0.55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5.192413858206" calcext:value-type="float">
            <text:p>245.192</text:p>
          </table:table-cell>
          <table:table-cell table:formula="of:=INDEX([.K$3:.K$531];ROW()-2)-INDEX([.K$3:.K$531];(ROW()-(FLOOR((ROW()-3)/23)*23+3))*23+FLOOR((ROW()-3)/23+1))" office:value-type="float" office:value="36.3569891399912" calcext:value-type="float">
            <text:p>36.3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.6789748427" calcext:value-type="float">
            <text:p>45.679</text:p>
          </table:table-cell>
          <table:table-cell table:formula="of:=INDEX([.E$3:.E$531];ROW()-2)-INDEX([.E$3:.E$531];(ROW()-(FLOOR((ROW()-3)/23)*23+3))*23+FLOOR((ROW()-3)/23+1))" office:value-type="float" office:value="-124.362341430164" calcext:value-type="float">
            <text:p>-124.36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636670542998" calcext:value-type="float">
            <text:p>143.637</text:p>
          </table:table-cell>
          <table:table-cell table:formula="of:=INDEX([.K$3:.K$531];ROW()-2)-INDEX([.K$3:.K$531];(ROW()-(FLOOR((ROW()-3)/23)*23+3))*23+FLOOR((ROW()-3)/23+1))" office:value-type="float" office:value="-310.866856768169" calcext:value-type="float">
            <text:p>-310.8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0.225760818587" calcext:value-type="float">
            <text:p>150.226</text:p>
          </table:table-cell>
          <table:table-cell table:formula="of:=INDEX([.E$3:.E$531];ROW()-2)-INDEX([.E$3:.E$531];(ROW()-(FLOOR((ROW()-3)/23)*23+3))*23+FLOOR((ROW()-3)/23+1))" office:value-type="float" office:value="-0.342184025853498" calcext:value-type="float">
            <text:p>-0.34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1.725235586803" calcext:value-type="float">
            <text:p>401.725</text:p>
          </table:table-cell>
          <table:table-cell table:formula="of:=INDEX([.K$3:.K$531];ROW()-2)-INDEX([.K$3:.K$531];(ROW()-(FLOOR((ROW()-3)/23)*23+3))*23+FLOOR((ROW()-3)/23+1))" office:value-type="float" office:value="-0.738187069039441" calcext:value-type="float">
            <text:p>-0.7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0.281938951846" calcext:value-type="float">
            <text:p>140.282</text:p>
          </table:table-cell>
          <table:table-cell table:formula="of:=INDEX([.E$3:.E$531];ROW()-2)-INDEX([.E$3:.E$531];(ROW()-(FLOOR((ROW()-3)/23)*23+3))*23+FLOOR((ROW()-3)/23+1))" office:value-type="float" office:value="0.123171000974025" calcext:value-type="float">
            <text:p>0.1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74.795063551831" calcext:value-type="float">
            <text:p>374.795</text:p>
          </table:table-cell>
          <table:table-cell table:formula="of:=INDEX([.K$3:.K$531];ROW()-2)-INDEX([.K$3:.K$531];(ROW()-(FLOOR((ROW()-3)/23)*23+3))*23+FLOOR((ROW()-3)/23+1))" office:value-type="float" office:value="0.247580241357468" calcext:value-type="float">
            <text:p>0.2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9.8264039126398" calcext:value-type="float">
            <text:p>59.826</text:p>
          </table:table-cell>
          <table:table-cell table:formula="of:=INDEX([.E$3:.E$531];ROW()-2)-INDEX([.E$3:.E$531];(ROW()-(FLOOR((ROW()-3)/23)*23+3))*23+FLOOR((ROW()-3)/23+1))" office:value-type="float" office:value="-63.9942732621026" calcext:value-type="float">
            <text:p>-63.99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2.576026240096" calcext:value-type="float">
            <text:p>142.576</text:p>
          </table:table-cell>
          <table:table-cell table:formula="of:=INDEX([.K$3:.K$531];ROW()-2)-INDEX([.K$3:.K$531];(ROW()-(FLOOR((ROW()-3)/23)*23+3))*23+FLOOR((ROW()-3)/23+1))" office:value-type="float" office:value="-188.097404774214" calcext:value-type="float">
            <text:p>-188.0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4561302358418" calcext:value-type="float">
            <text:p>11.456</text:p>
          </table:table-cell>
          <table:table-cell table:formula="of:=INDEX([.E$3:.E$531];ROW()-2)-INDEX([.E$3:.E$531];(ROW()-(FLOOR((ROW()-3)/23)*23+3))*23+FLOOR((ROW()-3)/23+1))" office:value-type="float" office:value="-10.1211067115711" calcext:value-type="float">
            <text:p>-10.1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1.5791903695977" calcext:value-type="float">
            <text:p>71.579</text:p>
          </table:table-cell>
          <table:table-cell table:formula="of:=INDEX([.K$3:.K$531];ROW()-2)-INDEX([.K$3:.K$531];(ROW()-(FLOOR((ROW()-3)/23)*23+3))*23+FLOOR((ROW()-3)/23+1))" office:value-type="float" office:value="14.0853981856656" calcext:value-type="float">
            <text:p>14.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4.942621541332" calcext:value-type="float">
            <text:p>134.943</text:p>
          </table:table-cell>
          <table:table-cell table:formula="of:=INDEX([.E$3:.E$531];ROW()-2)-INDEX([.E$3:.E$531];(ROW()-(FLOOR((ROW()-3)/23)*23+3))*23+FLOOR((ROW()-3)/23+1))" office:value-type="float" office:value="-149.524191331894" calcext:value-type="float">
            <text:p>-149.5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1.171447456374" calcext:value-type="float">
            <text:p>321.171</text:p>
          </table:table-cell>
          <table:table-cell table:formula="of:=INDEX([.K$3:.K$531];ROW()-2)-INDEX([.K$3:.K$531];(ROW()-(FLOOR((ROW()-3)/23)*23+3))*23+FLOOR((ROW()-3)/23+1))" office:value-type="float" office:value="-441.888479804978" calcext:value-type="float">
            <text:p>-441.8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0299479728693" calcext:value-type="float">
            <text:p>32.030</text:p>
          </table:table-cell>
          <table:table-cell table:formula="of:=INDEX([.E$3:.E$531];ROW()-2)-INDEX([.E$3:.E$531];(ROW()-(FLOOR((ROW()-3)/23)*23+3))*23+FLOOR((ROW()-3)/23+1))" office:value-type="float" office:value="-29.5782881292995" calcext:value-type="float">
            <text:p>-29.5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3.056996711076" calcext:value-type="float">
            <text:p>203.057</text:p>
          </table:table-cell>
          <table:table-cell table:formula="of:=INDEX([.K$3:.K$531];ROW()-2)-INDEX([.K$3:.K$531];(ROW()-(FLOOR((ROW()-3)/23)*23+3))*23+FLOOR((ROW()-3)/23+1))" office:value-type="float" office:value="38.7403360497726" calcext:value-type="float">
            <text:p>38.7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1.593881910916" calcext:value-type="float">
            <text:p>111.594</text:p>
          </table:table-cell>
          <table:table-cell table:formula="of:=INDEX([.E$3:.E$531];ROW()-2)-INDEX([.E$3:.E$531];(ROW()-(FLOOR((ROW()-3)/23)*23+3))*23+FLOOR((ROW()-3)/23+1))" office:value-type="float" office:value="1.23271063647233" calcext:value-type="float">
            <text:p>1.2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6.853080044976" calcext:value-type="float">
            <text:p>346.853</text:p>
          </table:table-cell>
          <table:table-cell table:formula="of:=INDEX([.K$3:.K$531];ROW()-2)-INDEX([.K$3:.K$531];(ROW()-(FLOOR((ROW()-3)/23)*23+3))*23+FLOOR((ROW()-3)/23+1))" office:value-type="float" office:value="52.1509961030208" calcext:value-type="float">
            <text:p>52.1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8.9322934201558" calcext:value-type="float">
            <text:p>38.932</text:p>
          </table:table-cell>
          <table:table-cell table:formula="of:=INDEX([.E$3:.E$531];ROW()-2)-INDEX([.E$3:.E$531];(ROW()-(FLOOR((ROW()-3)/23)*23+3))*23+FLOOR((ROW()-3)/23+1))" office:value-type="float" office:value="6.25353010107388" calcext:value-type="float">
            <text:p>6.2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531138170712" calcext:value-type="float">
            <text:p>110.531</text:p>
          </table:table-cell>
          <table:table-cell table:formula="of:=INDEX([.K$3:.K$531];ROW()-2)-INDEX([.K$3:.K$531];(ROW()-(FLOOR((ROW()-3)/23)*23+3))*23+FLOOR((ROW()-3)/23+1))" office:value-type="float" office:value="23.4366293986641" calcext:value-type="float">
            <text:p>23.4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8.2455455118313" calcext:value-type="float">
            <text:p>58.246</text:p>
          </table:table-cell>
          <table:table-cell table:formula="of:=INDEX([.E$3:.E$531];ROW()-2)-INDEX([.E$3:.E$531];(ROW()-(FLOOR((ROW()-3)/23)*23+3))*23+FLOOR((ROW()-3)/23+1))" office:value-type="float" office:value="8.97783285468806" calcext:value-type="float">
            <text:p>8.9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5.561026349342" calcext:value-type="float">
            <text:p>165.561</text:p>
          </table:table-cell>
          <table:table-cell table:formula="of:=INDEX([.K$3:.K$531];ROW()-2)-INDEX([.K$3:.K$531];(ROW()-(FLOOR((ROW()-3)/23)*23+3))*23+FLOOR((ROW()-3)/23+1))" office:value-type="float" office:value="34.198372694581" calcext:value-type="float">
            <text:p>34.1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5163361825108" calcext:value-type="float">
            <text:p>27.516</text:p>
          </table:table-cell>
          <table:table-cell table:formula="of:=INDEX([.E$3:.E$531];ROW()-2)-INDEX([.E$3:.E$531];(ROW()-(FLOOR((ROW()-3)/23)*23+3))*23+FLOOR((ROW()-3)/23+1))" office:value-type="float" office:value="15.4820538852046" calcext:value-type="float">
            <text:p>15.48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088530552812" calcext:value-type="float">
            <text:p>78.089</text:p>
          </table:table-cell>
          <table:table-cell table:formula="of:=INDEX([.K$3:.K$531];ROW()-2)-INDEX([.K$3:.K$531];(ROW()-(FLOOR((ROW()-3)/23)*23+3))*23+FLOOR((ROW()-3)/23+1))" office:value-type="float" office:value="1.42192303115407" calcext:value-type="float">
            <text:p>1.42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3.4546709779807" calcext:value-type="float">
            <text:p>43.455</text:p>
          </table:table-cell>
          <table:table-cell table:formula="of:=INDEX([.E$3:.E$531];ROW()-2)-INDEX([.E$3:.E$531];(ROW()-(FLOOR((ROW()-3)/23)*23+3))*23+FLOOR((ROW()-3)/23+1))" office:value-type="float" office:value="14.1653157380916" calcext:value-type="float">
            <text:p>14.1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6.900283233864" calcext:value-type="float">
            <text:p>276.900</text:p>
          </table:table-cell>
          <table:table-cell table:formula="of:=INDEX([.K$3:.K$531];ROW()-2)-INDEX([.K$3:.K$531];(ROW()-(FLOOR((ROW()-3)/23)*23+3))*23+FLOOR((ROW()-3)/23+1))" office:value-type="float" office:value="91.5100782811411" calcext:value-type="float">
            <text:p>91.51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210:.F232])" office:value-type="float" office:value="742.884868905426" calcext:value-type="float">
            <text:p>742.885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7.7407197197546" calcext:value-type="float">
            <text:p>57.741</text:p>
          </table:table-cell>
          <table:table-cell table:formula="of:=INDEX([.E$3:.E$531];ROW()-2)-INDEX([.E$3:.E$531];(ROW()-(FLOOR((ROW()-3)/23)*23+3))*23+FLOOR((ROW()-3)/23+1))" office:value-type="float" office:value="27.5734108926063" calcext:value-type="float">
            <text:p>27.5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4.085406951376" calcext:value-type="float">
            <text:p>154.085</text:p>
          </table:table-cell>
          <table:table-cell table:formula="of:=INDEX([.K$3:.K$531];ROW()-2)-INDEX([.K$3:.K$531];(ROW()-(FLOOR((ROW()-3)/23)*23+3))*23+FLOOR((ROW()-3)/23+1))" office:value-type="float" office:value="-37.0771234205076" calcext:value-type="float">
            <text:p>-37.0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6.715836558964" calcext:value-type="float">
            <text:p>206.716</text:p>
          </table:table-cell>
          <table:table-cell table:formula="of:=INDEX([.E$3:.E$531];ROW()-2)-INDEX([.E$3:.E$531];(ROW()-(FLOOR((ROW()-3)/23)*23+3))*23+FLOOR((ROW()-3)/23+1))" office:value-type="float" office:value="121.490577460356" calcext:value-type="float">
            <text:p>121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94.533492908321" calcext:value-type="float">
            <text:p>694.533</text:p>
          </table:table-cell>
          <table:table-cell table:formula="of:=INDEX([.K$3:.K$531];ROW()-2)-INDEX([.K$3:.K$531];(ROW()-(FLOOR((ROW()-3)/23)*23+3))*23+FLOOR((ROW()-3)/23+1))" office:value-type="float" office:value="163.913245662412" calcext:value-type="float">
            <text:p>163.91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211:.L232])" office:value-type="float" office:value="4655.2314071545" calcext:value-type="float">
            <text:p>4,655.231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3250185462668" calcext:value-type="float">
            <text:p>14.325</text:p>
          </table:table-cell>
          <table:table-cell table:formula="of:=INDEX([.E$3:.E$531];ROW()-2)-INDEX([.E$3:.E$531];(ROW()-(FLOOR((ROW()-3)/23)*23+3))*23+FLOOR((ROW()-3)/23+1))" office:value-type="float" office:value="0.0911619392376455" calcext:value-type="float">
            <text:p>0.0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0.5654568843929" calcext:value-type="float">
            <text:p>90.565</text:p>
          </table:table-cell>
          <table:table-cell table:formula="of:=INDEX([.K$3:.K$531];ROW()-2)-INDEX([.K$3:.K$531];(ROW()-(FLOOR((ROW()-3)/23)*23+3))*23+FLOOR((ROW()-3)/23+1))" office:value-type="float" office:value="0.0865568928226423" calcext:value-type="float">
            <text:p>0.0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5.6863574968875" calcext:value-type="float">
            <text:p>35.686</text:p>
          </table:table-cell>
          <table:table-cell table:formula="of:=INDEX([.E$3:.E$531];ROW()-2)-INDEX([.E$3:.E$531];(ROW()-(FLOOR((ROW()-3)/23)*23+3))*23+FLOOR((ROW()-3)/23+1))" office:value-type="float" office:value="17.1046291462115" calcext:value-type="float">
            <text:p>17.1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5.192724217491" calcext:value-type="float">
            <text:p>95.193</text:p>
          </table:table-cell>
          <table:table-cell table:formula="of:=INDEX([.K$3:.K$531];ROW()-2)-INDEX([.K$3:.K$531];(ROW()-(FLOOR((ROW()-3)/23)*23+3))*23+FLOOR((ROW()-3)/23+1))" office:value-type="float" office:value="-22.5863220498372" calcext:value-type="float">
            <text:p>-22.5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9206230655772" calcext:value-type="float">
            <text:p>42.921</text:p>
          </table:table-cell>
          <table:table-cell table:formula="of:=INDEX([.E$3:.E$531];ROW()-2)-INDEX([.E$3:.E$531];(ROW()-(FLOOR((ROW()-3)/23)*23+3))*23+FLOOR((ROW()-3)/23+1))" office:value-type="float" office:value="20.5719642383387" calcext:value-type="float">
            <text:p>20.5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4.534393241964" calcext:value-type="float">
            <text:p>114.534</text:p>
          </table:table-cell>
          <table:table-cell table:formula="of:=INDEX([.K$3:.K$531];ROW()-2)-INDEX([.K$3:.K$531];(ROW()-(FLOOR((ROW()-3)/23)*23+3))*23+FLOOR((ROW()-3)/23+1))" office:value-type="float" office:value="-27.5317478683125" calcext:value-type="float">
            <text:p>-27.5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0010047632164" calcext:value-type="float">
            <text:p>20.001</text:p>
          </table:table-cell>
          <table:table-cell table:formula="of:=INDEX([.E$3:.E$531];ROW()-2)-INDEX([.E$3:.E$531];(ROW()-(FLOOR((ROW()-3)/23)*23+3))*23+FLOOR((ROW()-3)/23+1))" office:value-type="float" office:value="0.0211462809207141" calcext:value-type="float">
            <text:p>0.0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6.551107991493" calcext:value-type="float">
            <text:p>126.551</text:p>
          </table:table-cell>
          <table:table-cell table:formula="of:=INDEX([.K$3:.K$531];ROW()-2)-INDEX([.K$3:.K$531];(ROW()-(FLOOR((ROW()-3)/23)*23+3))*23+FLOOR((ROW()-3)/23+1))" office:value-type="float" office:value="-0.00979859931008775" calcext:value-type="float">
            <text:p>-0.01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5.9004038552813" calcext:value-type="float">
            <text:p>75.900</text:p>
          </table:table-cell>
          <table:table-cell table:formula="of:=INDEX([.E$3:.E$531];ROW()-2)-INDEX([.E$3:.E$531];(ROW()-(FLOOR((ROW()-3)/23)*23+3))*23+FLOOR((ROW()-3)/23+1))" office:value-type="float" office:value="35.6118847873011" calcext:value-type="float">
            <text:p>35.6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2.516031391286" calcext:value-type="float">
            <text:p>202.516</text:p>
          </table:table-cell>
          <table:table-cell table:formula="of:=INDEX([.K$3:.K$531];ROW()-2)-INDEX([.K$3:.K$531];(ROW()-(FLOOR((ROW()-3)/23)*23+3))*23+FLOOR((ROW()-3)/23+1))" office:value-type="float" office:value="-49.4690093688741" calcext:value-type="float">
            <text:p>-49.46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3012544142025" calcext:value-type="float">
            <text:p>23.301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0.592537996757" calcext:value-type="float">
            <text:p>140.593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061.32233398438" calcext:value-type="float">
            <text:p>1,061.3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4152566993325" calcext:value-type="float">
            <text:p>26.415</text:p>
          </table:table-cell>
          <table:table-cell table:formula="of:=INDEX([.E$3:.E$531];ROW()-2)-INDEX([.E$3:.E$531];(ROW()-(FLOOR((ROW()-3)/23)*23+3))*23+FLOOR((ROW()-3)/23+1))" office:value-type="float" office:value="-28.8020863553487" calcext:value-type="float">
            <text:p>-28.8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3.6626614618815" calcext:value-type="float">
            <text:p>83.663</text:p>
          </table:table-cell>
          <table:table-cell table:formula="of:=INDEX([.K$3:.K$531];ROW()-2)-INDEX([.K$3:.K$531];(ROW()-(FLOOR((ROW()-3)/23)*23+3))*23+FLOOR((ROW()-3)/23+1))" office:value-type="float" office:value="-255.453866424564" calcext:value-type="float">
            <text:p>-255.4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2252827115218" calcext:value-type="float">
            <text:p>20.225</text:p>
          </table:table-cell>
          <table:table-cell table:formula="of:=INDEX([.E$3:.E$531];ROW()-2)-INDEX([.E$3:.E$531];(ROW()-(FLOOR((ROW()-3)/23)*23+3))*23+FLOOR((ROW()-3)/23+1))" office:value-type="float" office:value="-20.6023486449309" calcext:value-type="float">
            <text:p>-20.6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4.3137095613529" calcext:value-type="float">
            <text:p>64.314</text:p>
          </table:table-cell>
          <table:table-cell table:formula="of:=INDEX([.K$3:.K$531];ROW()-2)-INDEX([.K$3:.K$531];(ROW()-(FLOOR((ROW()-3)/23)*23+3))*23+FLOOR((ROW()-3)/23+1))" office:value-type="float" office:value="-195.211692130434" calcext:value-type="float">
            <text:p>-195.2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8716083522311" calcext:value-type="float">
            <text:p>42.872</text:p>
          </table:table-cell>
          <table:table-cell table:formula="of:=INDEX([.E$3:.E$531];ROW()-2)-INDEX([.E$3:.E$531];(ROW()-(FLOOR((ROW()-3)/23)*23+3))*23+FLOOR((ROW()-3)/23+1))" office:value-type="float" office:value="20.8046243239726" calcext:value-type="float">
            <text:p>20.8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3.169031431948" calcext:value-type="float">
            <text:p>133.169</text:p>
          </table:table-cell>
          <table:table-cell table:formula="of:=INDEX([.K$3:.K$531];ROW()-2)-INDEX([.K$3:.K$531];(ROW()-(FLOOR((ROW()-3)/23)*23+3))*23+FLOOR((ROW()-3)/23+1))" office:value-type="float" office:value="-7.19840094170553" calcext:value-type="float">
            <text:p>-7.1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7407823705993" calcext:value-type="float">
            <text:p>23.741</text:p>
          </table:table-cell>
          <table:table-cell table:formula="of:=INDEX([.E$3:.E$531];ROW()-2)-INDEX([.E$3:.E$531];(ROW()-(FLOOR((ROW()-3)/23)*23+3))*23+FLOOR((ROW()-3)/23+1))" office:value-type="float" office:value="-24.6979694164547" calcext:value-type="float">
            <text:p>-24.6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5.3168740402177" calcext:value-type="float">
            <text:p>75.317</text:p>
          </table:table-cell>
          <table:table-cell table:formula="of:=INDEX([.K$3:.K$531];ROW()-2)-INDEX([.K$3:.K$531];(ROW()-(FLOOR((ROW()-3)/23)*23+3))*23+FLOOR((ROW()-3)/23+1))" office:value-type="float" office:value="-227.754574620464" calcext:value-type="float">
            <text:p>-227.7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1.9447651075328" calcext:value-type="float">
            <text:p>81.945</text:p>
          </table:table-cell>
          <table:table-cell table:formula="of:=INDEX([.E$3:.E$531];ROW()-2)-INDEX([.E$3:.E$531];(ROW()-(FLOOR((ROW()-3)/23)*23+3))*23+FLOOR((ROW()-3)/23+1))" office:value-type="float" office:value="39.1966884872883" calcext:value-type="float">
            <text:p>39.1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8.708511009954" calcext:value-type="float">
            <text:p>218.709</text:p>
          </table:table-cell>
          <table:table-cell table:formula="of:=INDEX([.K$3:.K$531];ROW()-2)-INDEX([.K$3:.K$531];(ROW()-(FLOOR((ROW()-3)/23)*23+3))*23+FLOOR((ROW()-3)/23+1))" office:value-type="float" office:value="-52.2958750328395" calcext:value-type="float">
            <text:p>-52.2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5.86373836748" calcext:value-type="float">
            <text:p>75.864</text:p>
          </table:table-cell>
          <table:table-cell table:formula="of:=INDEX([.E$3:.E$531];ROW()-2)-INDEX([.E$3:.E$531];(ROW()-(FLOOR((ROW()-3)/23)*23+3))*23+FLOOR((ROW()-3)/23+1))" office:value-type="float" office:value="35.7342789627199" calcext:value-type="float">
            <text:p>35.73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2.425539719537" calcext:value-type="float">
            <text:p>202.426</text:p>
          </table:table-cell>
          <table:table-cell table:formula="of:=INDEX([.K$3:.K$531];ROW()-2)-INDEX([.K$3:.K$531];(ROW()-(FLOOR((ROW()-3)/23)*23+3))*23+FLOOR((ROW()-3)/23+1))" office:value-type="float" office:value="-49.0870854437523" calcext:value-type="float">
            <text:p>-49.0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0765730258472" calcext:value-type="float">
            <text:p>32.077</text:p>
          </table:table-cell>
          <table:table-cell table:formula="of:=INDEX([.E$3:.E$531];ROW()-2)-INDEX([.E$3:.E$531];(ROW()-(FLOOR((ROW()-3)/23)*23+3))*23+FLOOR((ROW()-3)/23+1))" office:value-type="float" office:value="-4.14100773330656" calcext:value-type="float">
            <text:p>-4.1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6.2295821139943" calcext:value-type="float">
            <text:p>76.230</text:p>
          </table:table-cell>
          <table:table-cell table:formula="of:=INDEX([.K$3:.K$531];ROW()-2)-INDEX([.K$3:.K$531];(ROW()-(FLOOR((ROW()-3)/23)*23+3))*23+FLOOR((ROW()-3)/23+1))" office:value-type="float" office:value="-147.711949537913" calcext:value-type="float">
            <text:p>-147.7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18497516737992" calcext:value-type="float">
            <text:p>6.185</text:p>
          </table:table-cell>
          <table:table-cell table:formula="of:=INDEX([.E$3:.E$531];ROW()-2)-INDEX([.E$3:.E$531];(ROW()-(FLOOR((ROW()-3)/23)*23+3))*23+FLOOR((ROW()-3)/23+1))" office:value-type="float" office:value="0.123484886811552" calcext:value-type="float">
            <text:p>0.1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.8499353996824" calcext:value-type="float">
            <text:p>38.850</text:p>
          </table:table-cell>
          <table:table-cell table:formula="of:=INDEX([.K$3:.K$531];ROW()-2)-INDEX([.K$3:.K$531];(ROW()-(FLOOR((ROW()-3)/23)*23+3))*23+FLOOR((ROW()-3)/23+1))" office:value-type="float" office:value="0.204714242220518" calcext:value-type="float">
            <text:p>0.2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3.4103453167839" calcext:value-type="float">
            <text:p>73.410</text:p>
          </table:table-cell>
          <table:table-cell table:formula="of:=INDEX([.E$3:.E$531];ROW()-2)-INDEX([.E$3:.E$531];(ROW()-(FLOOR((ROW()-3)/23)*23+3))*23+FLOOR((ROW()-3)/23+1))" office:value-type="float" office:value="-10.338245238852" calcext:value-type="float">
            <text:p>-10.33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327416471819" calcext:value-type="float">
            <text:p>174.327</text:p>
          </table:table-cell>
          <table:table-cell table:formula="of:=INDEX([.K$3:.K$531];ROW()-2)-INDEX([.K$3:.K$531];(ROW()-(FLOOR((ROW()-3)/23)*23+3))*23+FLOOR((ROW()-3)/23+1))" office:value-type="float" office:value="-342.838540504422" calcext:value-type="float">
            <text:p>-342.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4275318359837" calcext:value-type="float">
            <text:p>17.428</text:p>
          </table:table-cell>
          <table:table-cell table:formula="of:=INDEX([.E$3:.E$531];ROW()-2)-INDEX([.E$3:.E$531];(ROW()-(FLOOR((ROW()-3)/23)*23+3))*23+FLOOR((ROW()-3)/23+1))" office:value-type="float" office:value="0.0290825182219372" calcext:value-type="float">
            <text:p>0.02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551195781331" calcext:value-type="float">
            <text:p>110.551</text:p>
          </table:table-cell>
          <table:table-cell table:formula="of:=INDEX([.K$3:.K$531];ROW()-2)-INDEX([.K$3:.K$531];(ROW()-(FLOOR((ROW()-3)/23)*23+3))*23+FLOOR((ROW()-3)/23+1))" office:value-type="float" office:value="-0.0449107087799234" calcext:value-type="float">
            <text:p>-0.0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0.6716559449535" calcext:value-type="float">
            <text:p>60.672</text:p>
          </table:table-cell>
          <table:table-cell table:formula="of:=INDEX([.E$3:.E$531];ROW()-2)-INDEX([.E$3:.E$531];(ROW()-(FLOOR((ROW()-3)/23)*23+3))*23+FLOOR((ROW()-3)/23+1))" office:value-type="float" office:value="29.2068793019841" calcext:value-type="float">
            <text:p>29.20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8.386337404659" calcext:value-type="float">
            <text:p>188.386</text:p>
          </table:table-cell>
          <table:table-cell table:formula="of:=INDEX([.K$3:.K$531];ROW()-2)-INDEX([.K$3:.K$531];(ROW()-(FLOOR((ROW()-3)/23)*23+3))*23+FLOOR((ROW()-3)/23+1))" office:value-type="float" office:value="-10.1649098221147" calcext:value-type="float">
            <text:p>-10.1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0906219430632" calcext:value-type="float">
            <text:p>21.091</text:p>
          </table:table-cell>
          <table:table-cell table:formula="of:=INDEX([.E$3:.E$531];ROW()-2)-INDEX([.E$3:.E$531];(ROW()-(FLOOR((ROW()-3)/23)*23+3))*23+FLOOR((ROW()-3)/23+1))" office:value-type="float" office:value="11.899984703279" calcext:value-type="float">
            <text:p>11.9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9.8212860081616" calcext:value-type="float">
            <text:p>59.821</text:p>
          </table:table-cell>
          <table:table-cell table:formula="of:=INDEX([.K$3:.K$531];ROW()-2)-INDEX([.K$3:.K$531];(ROW()-(FLOOR((ROW()-3)/23)*23+3))*23+FLOOR((ROW()-3)/23+1))" office:value-type="float" office:value="1.27573704848479" calcext:value-type="float">
            <text:p>1.2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.8369715610245" calcext:value-type="float">
            <text:p>31.837</text:p>
          </table:table-cell>
          <table:table-cell table:formula="of:=INDEX([.E$3:.E$531];ROW()-2)-INDEX([.E$3:.E$531];(ROW()-(FLOOR((ROW()-3)/23)*23+3))*23+FLOOR((ROW()-3)/23+1))" office:value-type="float" office:value="17.9119549152961" calcext:value-type="float">
            <text:p>17.9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0.3057883663293" calcext:value-type="float">
            <text:p>90.306</text:p>
          </table:table-cell>
          <table:table-cell table:formula="of:=INDEX([.K$3:.K$531];ROW()-2)-INDEX([.K$3:.K$531];(ROW()-(FLOOR((ROW()-3)/23)*23+3))*23+FLOOR((ROW()-3)/23+1))" office:value-type="float" office:value="1.84190133288035" calcext:value-type="float">
            <text:p>1.8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7.33465373893" calcext:value-type="float">
            <text:p>67.335</text:p>
          </table:table-cell>
          <table:table-cell table:formula="of:=INDEX([.E$3:.E$531];ROW()-2)-INDEX([.E$3:.E$531];(ROW()-(FLOOR((ROW()-3)/23)*23+3))*23+FLOOR((ROW()-3)/23+1))" office:value-type="float" office:value="52.6859255706377" calcext:value-type="float">
            <text:p>52.6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1.464340507437" calcext:value-type="float">
            <text:p>191.464</text:p>
          </table:table-cell>
          <table:table-cell table:formula="of:=INDEX([.K$3:.K$531];ROW()-2)-INDEX([.K$3:.K$531];(ROW()-(FLOOR((ROW()-3)/23)*23+3))*23+FLOOR((ROW()-3)/23+1))" office:value-type="float" office:value="144.911271224626" calcext:value-type="float">
            <text:p>144.9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7.195949220402" calcext:value-type="float">
            <text:p>107.196</text:p>
          </table:table-cell>
          <table:table-cell table:formula="of:=INDEX([.E$3:.E$531];ROW()-2)-INDEX([.E$3:.E$531];(ROW()-(FLOOR((ROW()-3)/23)*23+3))*23+FLOOR((ROW()-3)/23+1))" office:value-type="float" office:value="71.4046857199334" calcext:value-type="float">
            <text:p>71.4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78.706086830643" calcext:value-type="float">
            <text:p>678.706</text:p>
          </table:table-cell>
          <table:table-cell table:formula="of:=INDEX([.K$3:.K$531];ROW()-2)-INDEX([.K$3:.K$531];(ROW()-(FLOOR((ROW()-3)/23)*23+3))*23+FLOOR((ROW()-3)/23+1))" office:value-type="float" office:value="565.230544863396" calcext:value-type="float">
            <text:p>565.231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233:.F255])" office:value-type="float" office:value="902.099468305673" calcext:value-type="float">
            <text:p>902.099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0.843005926552" calcext:value-type="float">
            <text:p>140.843</text:p>
          </table:table-cell>
          <table:table-cell table:formula="of:=INDEX([.E$3:.E$531];ROW()-2)-INDEX([.E$3:.E$531];(ROW()-(FLOOR((ROW()-3)/23)*23+3))*23+FLOOR((ROW()-3)/23+1))" office:value-type="float" office:value="104.288493500012" calcext:value-type="float">
            <text:p>104.28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76.828148656163" calcext:value-type="float">
            <text:p>376.828</text:p>
          </table:table-cell>
          <table:table-cell table:formula="of:=INDEX([.K$3:.K$531];ROW()-2)-INDEX([.K$3:.K$531];(ROW()-(FLOOR((ROW()-3)/23)*23+3))*23+FLOOR((ROW()-3)/23+1))" office:value-type="float" office:value="260.628423892753" calcext:value-type="float">
            <text:p>260.6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02.843347812354" calcext:value-type="float">
            <text:p>502.843</text:p>
          </table:table-cell>
          <table:table-cell table:formula="of:=INDEX([.E$3:.E$531];ROW()-2)-INDEX([.E$3:.E$531];(ROW()-(FLOOR((ROW()-3)/23)*23+3))*23+FLOOR((ROW()-3)/23+1))" office:value-type="float" office:value="401.040446902902" calcext:value-type="float">
            <text:p>401.0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93.8264565791" calcext:value-type="float">
            <text:p>1,693.826</text:p>
          </table:table-cell>
          <table:table-cell table:formula="of:=INDEX([.K$3:.K$531];ROW()-2)-INDEX([.K$3:.K$531];(ROW()-(FLOOR((ROW()-3)/23)*23+3))*23+FLOOR((ROW()-3)/23+1))" office:value-type="float" office:value="1370.25846621742" calcext:value-type="float">
            <text:p>1,370.258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234:.L255])" office:value-type="float" office:value="3002.13188433119" calcext:value-type="float">
            <text:p>3,002.132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6.443227488512" calcext:value-type="float">
            <text:p>36.443</text:p>
          </table:table-cell>
          <table:table-cell table:formula="of:=INDEX([.E$3:.E$531];ROW()-2)-INDEX([.E$3:.E$531];(ROW()-(FLOOR((ROW()-3)/23)*23+3))*23+FLOOR((ROW()-3)/23+1))" office:value-type="float" office:value="19.0731951383233" calcext:value-type="float">
            <text:p>19.0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4.730624402679" calcext:value-type="float">
            <text:p>224.731</text:p>
          </table:table-cell>
          <table:table-cell table:formula="of:=INDEX([.K$3:.K$531];ROW()-2)-INDEX([.K$3:.K$531];(ROW()-(FLOOR((ROW()-3)/23)*23+3))*23+FLOOR((ROW()-3)/23+1))" office:value-type="float" office:value="169.594165497945" calcext:value-type="float">
            <text:p>169.5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9.1726416133096" calcext:value-type="float">
            <text:p>89.173</text:p>
          </table:table-cell>
          <table:table-cell table:formula="of:=INDEX([.E$3:.E$531];ROW()-2)-INDEX([.E$3:.E$531];(ROW()-(FLOOR((ROW()-3)/23)*23+3))*23+FLOOR((ROW()-3)/23+1))" office:value-type="float" office:value="66.4283762538848" calcext:value-type="float">
            <text:p>66.42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8.062378353262" calcext:value-type="float">
            <text:p>238.062</text:p>
          </table:table-cell>
          <table:table-cell table:formula="of:=INDEX([.K$3:.K$531];ROW()-2)-INDEX([.K$3:.K$531];(ROW()-(FLOOR((ROW()-3)/23)*23+3))*23+FLOOR((ROW()-3)/23+1))" office:value-type="float" office:value="165.96639996795" calcext:value-type="float">
            <text:p>165.9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4.751390868263" calcext:value-type="float">
            <text:p>104.751</text:p>
          </table:table-cell>
          <table:table-cell table:formula="of:=INDEX([.E$3:.E$531];ROW()-2)-INDEX([.E$3:.E$531];(ROW()-(FLOOR((ROW()-3)/23)*23+3))*23+FLOOR((ROW()-3)/23+1))" office:value-type="float" office:value="77.6027801130712" calcext:value-type="float">
            <text:p>77.6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0.24666769099" calcext:value-type="float">
            <text:p>280.247</text:p>
          </table:table-cell>
          <table:table-cell table:formula="of:=INDEX([.K$3:.K$531];ROW()-2)-INDEX([.K$3:.K$531];(ROW()-(FLOOR((ROW()-3)/23)*23+3))*23+FLOOR((ROW()-3)/23+1))" office:value-type="float" office:value="193.943112831388" calcext:value-type="float">
            <text:p>193.9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2565978257994" calcext:value-type="float">
            <text:p>49.257</text:p>
          </table:table-cell>
          <table:table-cell table:formula="of:=INDEX([.E$3:.E$531];ROW()-2)-INDEX([.E$3:.E$531];(ROW()-(FLOOR((ROW()-3)/23)*23+3))*23+FLOOR((ROW()-3)/23+1))" office:value-type="float" office:value="25.0599218116914" calcext:value-type="float">
            <text:p>25.06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9.995609430983" calcext:value-type="float">
            <text:p>309.996</text:p>
          </table:table-cell>
          <table:table-cell table:formula="of:=INDEX([.K$3:.K$531];ROW()-2)-INDEX([.K$3:.K$531];(ROW()-(FLOOR((ROW()-3)/23)*23+3))*23+FLOOR((ROW()-3)/23+1))" office:value-type="float" office:value="233.121913816906" calcext:value-type="float">
            <text:p>233.1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5.116102863655" calcext:value-type="float">
            <text:p>185.116</text:p>
          </table:table-cell>
          <table:table-cell table:formula="of:=INDEX([.E$3:.E$531];ROW()-2)-INDEX([.E$3:.E$531];(ROW()-(FLOOR((ROW()-3)/23)*23+3))*23+FLOOR((ROW()-3)/23+1))" office:value-type="float" office:value="136.906452553763" calcext:value-type="float">
            <text:p>136.90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5.213470490797" calcext:value-type="float">
            <text:p>495.213</text:p>
          </table:table-cell>
          <table:table-cell table:formula="of:=INDEX([.K$3:.K$531];ROW()-2)-INDEX([.K$3:.K$531];(ROW()-(FLOOR((ROW()-3)/23)*23+3))*23+FLOOR((ROW()-3)/23+1))" office:value-type="float" office:value="342.118187984965" calcext:value-type="float">
            <text:p>342.1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5.2173430546812" calcext:value-type="float">
            <text:p>55.217</text:p>
          </table:table-cell>
          <table:table-cell table:formula="of:=INDEX([.E$3:.E$531];ROW()-2)-INDEX([.E$3:.E$531];(ROW()-(FLOOR((ROW()-3)/23)*23+3))*23+FLOOR((ROW()-3)/23+1))" office:value-type="float" office:value="28.8020863553487" calcext:value-type="float">
            <text:p>28.8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9.116527886445" calcext:value-type="float">
            <text:p>339.117</text:p>
          </table:table-cell>
          <table:table-cell table:formula="of:=INDEX([.K$3:.K$531];ROW()-2)-INDEX([.K$3:.K$531];(ROW()-(FLOOR((ROW()-3)/23)*23+3))*23+FLOOR((ROW()-3)/23+1))" office:value-type="float" office:value="255.453866424564" calcext:value-type="float">
            <text:p>255.4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5.468034329197" calcext:value-type="float">
            <text:p>75.468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1.799411798198" calcext:value-type="float">
            <text:p>231.799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2608.79900390625" calcext:value-type="float">
            <text:p>2,608.79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9498967272251" calcext:value-type="float">
            <text:p>49.950</text:p>
          </table:table-cell>
          <table:table-cell table:formula="of:=INDEX([.E$3:.E$531];ROW()-2)-INDEX([.E$3:.E$531];(ROW()-(FLOOR((ROW()-3)/23)*23+3))*23+FLOOR((ROW()-3)/23+1))" office:value-type="float" office:value="0.0979465601540497" calcext:value-type="float">
            <text:p>0.0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8.715493387223" calcext:value-type="float">
            <text:p>158.715</text:p>
          </table:table-cell>
          <table:table-cell table:formula="of:=INDEX([.K$3:.K$531];ROW()-2)-INDEX([.K$3:.K$531];(ROW()-(FLOOR((ROW()-3)/23)*23+3))*23+FLOOR((ROW()-3)/23+1))" office:value-type="float" office:value="0.27121900279252" calcext:value-type="float">
            <text:p>0.2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4.589688418826" calcext:value-type="float">
            <text:p>104.590</text:p>
          </table:table-cell>
          <table:table-cell table:formula="of:=INDEX([.E$3:.E$531];ROW()-2)-INDEX([.E$3:.E$531];(ROW()-(FLOOR((ROW()-3)/23)*23+3))*23+FLOOR((ROW()-3)/23+1))" office:value-type="float" office:value="77.7629140136156" calcext:value-type="float">
            <text:p>77.7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5.546277891236" calcext:value-type="float">
            <text:p>325.546</text:p>
          </table:table-cell>
          <table:table-cell table:formula="of:=INDEX([.K$3:.K$531];ROW()-2)-INDEX([.K$3:.K$531];(ROW()-(FLOOR((ROW()-3)/23)*23+3))*23+FLOOR((ROW()-3)/23+1))" office:value-type="float" office:value="240.27831279002" calcext:value-type="float">
            <text:p>240.27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8.3709035606797" calcext:value-type="float">
            <text:p>58.371</text:p>
          </table:table-cell>
          <table:table-cell table:formula="of:=INDEX([.E$3:.E$531];ROW()-2)-INDEX([.E$3:.E$531];(ROW()-(FLOOR((ROW()-3)/23)*23+3))*23+FLOOR((ROW()-3)/23+1))" office:value-type="float" office:value="0.374777338712299" calcext:value-type="float">
            <text:p>0.3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5.228583475733" calcext:value-type="float">
            <text:p>185.229</text:p>
          </table:table-cell>
          <table:table-cell table:formula="of:=INDEX([.K$3:.K$531];ROW()-2)-INDEX([.K$3:.K$531];(ROW()-(FLOOR((ROW()-3)/23)*23+3))*23+FLOOR((ROW()-3)/23+1))" office:value-type="float" office:value="0.921509173952074" calcext:value-type="float">
            <text:p>0.9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0.306422696224" calcext:value-type="float">
            <text:p>200.306</text:p>
          </table:table-cell>
          <table:table-cell table:formula="of:=INDEX([.E$3:.E$531];ROW()-2)-INDEX([.E$3:.E$531];(ROW()-(FLOOR((ROW()-3)/23)*23+3))*23+FLOOR((ROW()-3)/23+1))" office:value-type="float" office:value="147.999586069328" calcext:value-type="float">
            <text:p>148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35.918629450427" calcext:value-type="float">
            <text:p>535.919</text:p>
          </table:table-cell>
          <table:table-cell table:formula="of:=INDEX([.K$3:.K$531];ROW()-2)-INDEX([.K$3:.K$531];(ROW()-(FLOOR((ROW()-3)/23)*23+3))*23+FLOOR((ROW()-3)/23+1))" office:value-type="float" office:value="369.855434148599" calcext:value-type="float">
            <text:p>369.8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5.018027296131" calcext:value-type="float">
            <text:p>185.018</text:p>
          </table:table-cell>
          <table:table-cell table:formula="of:=INDEX([.E$3:.E$531];ROW()-2)-INDEX([.E$3:.E$531];(ROW()-(FLOOR((ROW()-3)/23)*23+3))*23+FLOOR((ROW()-3)/23+1))" office:value-type="float" office:value="136.906105380969" calcext:value-type="float">
            <text:p>136.90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4.970714303051" calcext:value-type="float">
            <text:p>494.971</text:p>
          </table:table-cell>
          <table:table-cell table:formula="of:=INDEX([.K$3:.K$531];ROW()-2)-INDEX([.K$3:.K$531];(ROW()-(FLOOR((ROW()-3)/23)*23+3))*23+FLOOR((ROW()-3)/23+1))" office:value-type="float" office:value="342.113603605614" calcext:value-type="float">
            <text:p>342.1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547841537096" calcext:value-type="float">
            <text:p>78.548</text:p>
          </table:table-cell>
          <table:table-cell table:formula="of:=INDEX([.E$3:.E$531];ROW()-2)-INDEX([.E$3:.E$531];(ROW()-(FLOOR((ROW()-3)/23)*23+3))*23+FLOOR((ROW()-3)/23+1))" office:value-type="float" office:value="35.813364554648" calcext:value-type="float">
            <text:p>35.81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7.26620479136" calcext:value-type="float">
            <text:p>187.266</text:p>
          </table:table-cell>
          <table:table-cell table:formula="of:=INDEX([.K$3:.K$531];ROW()-2)-INDEX([.K$3:.K$531];(ROW()-(FLOOR((ROW()-3)/23)*23+3))*23+FLOOR((ROW()-3)/23+1))" office:value-type="float" office:value="51.7442744879321" calcext:value-type="float">
            <text:p>51.74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4897994793155" calcext:value-type="float">
            <text:p>15.490</text:p>
          </table:table-cell>
          <table:table-cell table:formula="of:=INDEX([.E$3:.E$531];ROW()-2)-INDEX([.E$3:.E$531];(ROW()-(FLOOR((ROW()-3)/23)*23+3))*23+FLOOR((ROW()-3)/23+1))" office:value-type="float" office:value="8.10874812694028" calcext:value-type="float">
            <text:p>8.1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5.807918053133" calcext:value-type="float">
            <text:p>95.808</text:p>
          </table:table-cell>
          <table:table-cell table:formula="of:=INDEX([.K$3:.K$531];ROW()-2)-INDEX([.K$3:.K$531];(ROW()-(FLOOR((ROW()-3)/23)*23+3))*23+FLOOR((ROW()-3)/23+1))" office:value-type="float" office:value="72.3527963684559" calcext:value-type="float">
            <text:p>72.3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9.067388934367" calcext:value-type="float">
            <text:p>179.067</text:p>
          </table:table-cell>
          <table:table-cell table:formula="of:=INDEX([.E$3:.E$531];ROW()-2)-INDEX([.E$3:.E$531];(ROW()-(FLOOR((ROW()-3)/23)*23+3))*23+FLOOR((ROW()-3)/23+1))" office:value-type="float" office:value="79.8367752741025" calcext:value-type="float">
            <text:p>79.83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6.53165802174" calcext:value-type="float">
            <text:p>426.532</text:p>
          </table:table-cell>
          <table:table-cell table:formula="of:=INDEX([.K$3:.K$531];ROW()-2)-INDEX([.K$3:.K$531];(ROW()-(FLOOR((ROW()-3)/23)*23+3))*23+FLOOR((ROW()-3)/23+1))" office:value-type="float" office:value="111.348339138075" calcext:value-type="float">
            <text:p>111.3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.4166416502182" calcext:value-type="float">
            <text:p>45.417</text:p>
          </table:table-cell>
          <table:table-cell table:formula="of:=INDEX([.E$3:.E$531];ROW()-2)-INDEX([.E$3:.E$531];(ROW()-(FLOOR((ROW()-3)/23)*23+3))*23+FLOOR((ROW()-3)/23+1))" office:value-type="float" office:value="23.9995682051268" calcext:value-type="float">
            <text:p>24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6.981479296848" calcext:value-type="float">
            <text:p>276.981</text:p>
          </table:table-cell>
          <table:table-cell table:formula="of:=INDEX([.K$3:.K$531];ROW()-2)-INDEX([.K$3:.K$531];(ROW()-(FLOOR((ROW()-3)/23)*23+3))*23+FLOOR((ROW()-3)/23+1))" office:value-type="float" office:value="209.115552012874" calcext:value-type="float">
            <text:p>209.1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7.273382757409" calcext:value-type="float">
            <text:p>147.273</text:p>
          </table:table-cell>
          <table:table-cell table:formula="of:=INDEX([.E$3:.E$531];ROW()-2)-INDEX([.E$3:.E$531];(ROW()-(FLOOR((ROW()-3)/23)*23+3))*23+FLOOR((ROW()-3)/23+1))" office:value-type="float" office:value="109.571889829051" calcext:value-type="float">
            <text:p>109.5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8.696636220156" calcext:value-type="float">
            <text:p>458.697</text:p>
          </table:table-cell>
          <table:table-cell table:formula="of:=INDEX([.K$3:.K$531];ROW()-2)-INDEX([.K$3:.K$531];(ROW()-(FLOOR((ROW()-3)/23)*23+3))*23+FLOOR((ROW()-3)/23+1))" office:value-type="float" office:value="338.70887527167" calcext:value-type="float">
            <text:p>338.7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1.7513516806794" calcext:value-type="float">
            <text:p>51.751</text:p>
          </table:table-cell>
          <table:table-cell table:formula="of:=INDEX([.E$3:.E$531];ROW()-2)-INDEX([.E$3:.E$531];(ROW()-(FLOOR((ROW()-3)/23)*23+3))*23+FLOOR((ROW()-3)/23+1))" office:value-type="float" office:value="40.5672880602577" calcext:value-type="float">
            <text:p>40.5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7.024413948126" calcext:value-type="float">
            <text:p>147.024</text:p>
          </table:table-cell>
          <table:table-cell table:formula="of:=INDEX([.K$3:.K$531];ROW()-2)-INDEX([.K$3:.K$531];(ROW()-(FLOOR((ROW()-3)/23)*23+3))*23+FLOOR((ROW()-3)/23+1))" office:value-type="float" office:value="111.483696418434" calcext:value-type="float">
            <text:p>111.4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3753644264227" calcext:value-type="float">
            <text:p>79.375</text:p>
          </table:table-cell>
          <table:table-cell table:formula="of:=INDEX([.E$3:.E$531];ROW()-2)-INDEX([.E$3:.E$531];(ROW()-(FLOOR((ROW()-3)/23)*23+3))*23+FLOOR((ROW()-3)/23+1))" office:value-type="float" office:value="62.3682082681043" calcext:value-type="float">
            <text:p>62.3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5.053393378023" calcext:value-type="float">
            <text:p>225.053</text:p>
          </table:table-cell>
          <table:table-cell table:formula="of:=INDEX([.K$3:.K$531];ROW()-2)-INDEX([.K$3:.K$531];(ROW()-(FLOOR((ROW()-3)/23)*23+3))*23+FLOOR((ROW()-3)/23+1))" office:value-type="float" office:value="171.090546596855" calcext:value-type="float">
            <text:p>171.0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2.9139355807595" calcext:value-type="float">
            <text:p>52.914</text:p>
          </table:table-cell>
          <table:table-cell table:formula="of:=INDEX([.E$3:.E$531];ROW()-2)-INDEX([.E$3:.E$531];(ROW()-(FLOOR((ROW()-3)/23)*23+3))*23+FLOOR((ROW()-3)/23+1))" office:value-type="float" office:value="41.4663609643783" calcext:value-type="float">
            <text:p>41.4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0.177724700813" calcext:value-type="float">
            <text:p>150.178</text:p>
          </table:table-cell>
          <table:table-cell table:formula="of:=INDEX([.K$3:.K$531];ROW()-2)-INDEX([.K$3:.K$531];(ROW()-(FLOOR((ROW()-3)/23)*23+3))*23+FLOOR((ROW()-3)/23+1))" office:value-type="float" office:value="113.818113037853" calcext:value-type="float">
            <text:p>113.8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2.8584958021682" calcext:value-type="float">
            <text:p>82.858</text:p>
          </table:table-cell>
          <table:table-cell table:formula="of:=INDEX([.E$3:.E$531];ROW()-2)-INDEX([.E$3:.E$531];(ROW()-(FLOOR((ROW()-3)/23)*23+3))*23+FLOOR((ROW()-3)/23+1))" office:value-type="float" office:value="55.2581953667487" calcext:value-type="float">
            <text:p>55.2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28.676704343243" calcext:value-type="float">
            <text:p>528.677</text:p>
          </table:table-cell>
          <table:table-cell table:formula="of:=INDEX([.K$3:.K$531];ROW()-2)-INDEX([.K$3:.K$531];(ROW()-(FLOOR((ROW()-3)/23)*23+3))*23+FLOOR((ROW()-3)/23+1))" office:value-type="float" office:value="440.959739095997" calcext:value-type="float">
            <text:p>440.96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256:.F278])" office:value-type="float" office:value="704.247002105367" calcext:value-type="float">
            <text:p>704.247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1.070601909921" calcext:value-type="float">
            <text:p>111.071</text:p>
          </table:table-cell>
          <table:table-cell table:formula="of:=INDEX([.E$3:.E$531];ROW()-2)-INDEX([.E$3:.E$531];(ROW()-(FLOOR((ROW()-3)/23)*23+3))*23+FLOOR((ROW()-3)/23+1))" office:value-type="float" office:value="82.1094928307581" calcext:value-type="float">
            <text:p>82.1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6.553935403897" calcext:value-type="float">
            <text:p>296.554</text:p>
          </table:table-cell>
          <table:table-cell table:formula="of:=INDEX([.K$3:.K$531];ROW()-2)-INDEX([.K$3:.K$531];(ROW()-(FLOOR((ROW()-3)/23)*23+3))*23+FLOOR((ROW()-3)/23+1))" office:value-type="float" office:value="204.822688136139" calcext:value-type="float">
            <text:p>204.8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4.79719623753" calcext:value-type="float">
            <text:p>394.797</text:p>
          </table:table-cell>
          <table:table-cell table:formula="of:=INDEX([.E$3:.E$531];ROW()-2)-INDEX([.E$3:.E$531];(ROW()-(FLOOR((ROW()-3)/23)*23+3))*23+FLOOR((ROW()-3)/23+1))" office:value-type="float" office:value="313.520288907769" calcext:value-type="float">
            <text:p>313.5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27.51168888958" calcext:value-type="float">
            <text:p>1,327.512</text:p>
          </table:table-cell>
          <table:table-cell table:formula="of:=INDEX([.K$3:.K$531];ROW()-2)-INDEX([.K$3:.K$531];(ROW()-(FLOOR((ROW()-3)/23)*23+3))*23+FLOOR((ROW()-3)/23+1))" office:value-type="float" office:value="1070.52008948772" calcext:value-type="float">
            <text:p>1,070.52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257:.L278])" office:value-type="float" office:value="2343.6437121125" calcext:value-type="float">
            <text:p>2,343.644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2995344034848" calcext:value-type="float">
            <text:p>27.300</text:p>
          </table:table-cell>
          <table:table-cell table:formula="of:=INDEX([.E$3:.E$531];ROW()-2)-INDEX([.E$3:.E$531];(ROW()-(FLOOR((ROW()-3)/23)*23+3))*23+FLOOR((ROW()-3)/23+1))" office:value-type="float" office:value="13.8320657448772" calcext:value-type="float">
            <text:p>13.83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2.876186263464" calcext:value-type="float">
            <text:p>172.876</text:p>
          </table:table-cell>
          <table:table-cell table:formula="of:=INDEX([.K$3:.K$531];ROW()-2)-INDEX([.K$3:.K$531];(ROW()-(FLOOR((ROW()-3)/23)*23+3))*23+FLOOR((ROW()-3)/23+1))" office:value-type="float" office:value="130.075650593775" calcext:value-type="float">
            <text:p>130.0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7.958618800041" calcext:value-type="float">
            <text:p>67.959</text:p>
          </table:table-cell>
          <table:table-cell table:formula="of:=INDEX([.E$3:.E$531];ROW()-2)-INDEX([.E$3:.E$531];(ROW()-(FLOOR((ROW()-3)/23)*23+3))*23+FLOOR((ROW()-3)/23+1))" office:value-type="float" office:value="50.4387015450248" calcext:value-type="float">
            <text:p>50.43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1.509248088939" calcext:value-type="float">
            <text:p>181.509</text:p>
          </table:table-cell>
          <table:table-cell table:formula="of:=INDEX([.K$3:.K$531];ROW()-2)-INDEX([.K$3:.K$531];(ROW()-(FLOOR((ROW()-3)/23)*23+3))*23+FLOOR((ROW()-3)/23+1))" office:value-type="float" office:value="125.826121752226" calcext:value-type="float">
            <text:p>125.82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3.8845747224684" calcext:value-type="float">
            <text:p>83.885</text:p>
          </table:table-cell>
          <table:table-cell table:formula="of:=INDEX([.E$3:.E$531];ROW()-2)-INDEX([.E$3:.E$531];(ROW()-(FLOOR((ROW()-3)/23)*23+3))*23+FLOOR((ROW()-3)/23+1))" office:value-type="float" office:value="62.1393774463683" calcext:value-type="float">
            <text:p>62.13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3.700448197697" calcext:value-type="float">
            <text:p>223.700</text:p>
          </table:table-cell>
          <table:table-cell table:formula="of:=INDEX([.K$3:.K$531];ROW()-2)-INDEX([.K$3:.K$531];(ROW()-(FLOOR((ROW()-3)/23)*23+3))*23+FLOOR((ROW()-3)/23+1))" office:value-type="float" office:value="154.98829362246" calcext:value-type="float">
            <text:p>154.9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8.1944340630136" calcext:value-type="float">
            <text:p>38.194</text:p>
          </table:table-cell>
          <table:table-cell table:formula="of:=INDEX([.E$3:.E$531];ROW()-2)-INDEX([.E$3:.E$531];(ROW()-(FLOOR((ROW()-3)/23)*23+3))*23+FLOOR((ROW()-3)/23+1))" office:value-type="float" office:value="19.333573434726" calcext:value-type="float">
            <text:p>19.33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1.76039792614" calcext:value-type="float">
            <text:p>241.760</text:p>
          </table:table-cell>
          <table:table-cell table:formula="of:=INDEX([.K$3:.K$531];ROW()-2)-INDEX([.K$3:.K$531];(ROW()-(FLOOR((ROW()-3)/23)*23+3))*23+FLOOR((ROW()-3)/23+1))" office:value-type="float" office:value="181.837984954606" calcext:value-type="float">
            <text:p>181.8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4.416699389862" calcext:value-type="float">
            <text:p>144.417</text:p>
          </table:table-cell>
          <table:table-cell table:formula="of:=INDEX([.E$3:.E$531];ROW()-2)-INDEX([.E$3:.E$531];(ROW()-(FLOOR((ROW()-3)/23)*23+3))*23+FLOOR((ROW()-3)/23+1))" office:value-type="float" office:value="107.141437975841" calcext:value-type="float">
            <text:p>107.1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5.845381468627" calcext:value-type="float">
            <text:p>385.845</text:p>
          </table:table-cell>
          <table:table-cell table:formula="of:=INDEX([.K$3:.K$531];ROW()-2)-INDEX([.K$3:.K$531];(ROW()-(FLOOR((ROW()-3)/23)*23+3))*23+FLOOR((ROW()-3)/23+1))" office:value-type="float" office:value="267.258915149892" calcext:value-type="float">
            <text:p>267.2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8276313564527" calcext:value-type="float">
            <text:p>40.828</text:p>
          </table:table-cell>
          <table:table-cell table:formula="of:=INDEX([.E$3:.E$531];ROW()-2)-INDEX([.E$3:.E$531];(ROW()-(FLOOR((ROW()-3)/23)*23+3))*23+FLOOR((ROW()-3)/23+1))" office:value-type="float" office:value="20.6023486449309" calcext:value-type="float">
            <text:p>20.6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9.525401691787" calcext:value-type="float">
            <text:p>259.525</text:p>
          </table:table-cell>
          <table:table-cell table:formula="of:=INDEX([.K$3:.K$531];ROW()-2)-INDEX([.K$3:.K$531];(ROW()-(FLOOR((ROW()-3)/23)*23+3))*23+FLOOR((ROW()-3)/23+1))" office:value-type="float" office:value="195.211692130434" calcext:value-type="float">
            <text:p>195.2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851950167071" calcext:value-type="float">
            <text:p>49.852</text:p>
          </table:table-cell>
          <table:table-cell table:formula="of:=INDEX([.E$3:.E$531];ROW()-2)-INDEX([.E$3:.E$531];(ROW()-(FLOOR((ROW()-3)/23)*23+3))*23+FLOOR((ROW()-3)/23+1))" office:value-type="float" office:value="-0.0979465601540497" calcext:value-type="float">
            <text:p>-0.0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8.444274384431" calcext:value-type="float">
            <text:p>158.444</text:p>
          </table:table-cell>
          <table:table-cell table:formula="of:=INDEX([.K$3:.K$531];ROW()-2)-INDEX([.K$3:.K$531];(ROW()-(FLOOR((ROW()-3)/23)*23+3))*23+FLOOR((ROW()-3)/23+1))" office:value-type="float" office:value="-0.27121900279252" calcext:value-type="float">
            <text:p>-0.2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1819777492721" calcext:value-type="float">
            <text:p>46.182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1.601125346971" calcext:value-type="float">
            <text:p>141.601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2033.630578125" calcext:value-type="float">
            <text:p>2,033.6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2.561184056633" calcext:value-type="float">
            <text:p>82.561</text:p>
          </table:table-cell>
          <table:table-cell table:formula="of:=INDEX([.E$3:.E$531];ROW()-2)-INDEX([.E$3:.E$531];(ROW()-(FLOOR((ROW()-3)/23)*23+3))*23+FLOOR((ROW()-3)/23+1))" office:value-type="float" office:value="61.4408585064477" calcext:value-type="float">
            <text:p>61.4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6.243243228972" calcext:value-type="float">
            <text:p>256.243</text:p>
          </table:table-cell>
          <table:table-cell table:formula="of:=INDEX([.K$3:.K$531];ROW()-2)-INDEX([.K$3:.K$531];(ROW()-(FLOOR((ROW()-3)/23)*23+3))*23+FLOOR((ROW()-3)/23+1))" office:value-type="float" office:value="189.261233688971" calcext:value-type="float">
            <text:p>189.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.0378897118275" calcext:value-type="float">
            <text:p>45.038</text:p>
          </table:table-cell>
          <table:table-cell table:formula="of:=INDEX([.E$3:.E$531];ROW()-2)-INDEX([.E$3:.E$531];(ROW()-(FLOOR((ROW()-3)/23)*23+3))*23+FLOOR((ROW()-3)/23+1))" office:value-type="float" office:value="0.189341274544375" calcext:value-type="float">
            <text:p>0.1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21707832476" calcext:value-type="float">
            <text:p>143.217</text:p>
          </table:table-cell>
          <table:table-cell table:formula="of:=INDEX([.K$3:.K$531];ROW()-2)-INDEX([.K$3:.K$531];(ROW()-(FLOOR((ROW()-3)/23)*23+3))*23+FLOOR((ROW()-3)/23+1))" office:value-type="float" office:value="0.43853692841023" calcext:value-type="float">
            <text:p>0.4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7.648500219546" calcext:value-type="float">
            <text:p>157.649</text:p>
          </table:table-cell>
          <table:table-cell table:formula="of:=INDEX([.E$3:.E$531];ROW()-2)-INDEX([.E$3:.E$531];(ROW()-(FLOOR((ROW()-3)/23)*23+3))*23+FLOOR((ROW()-3)/23+1))" office:value-type="float" office:value="115.875292279552" calcext:value-type="float">
            <text:p>115.8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0.973916305239" calcext:value-type="float">
            <text:p>420.974</text:p>
          </table:table-cell>
          <table:table-cell table:formula="of:=INDEX([.K$3:.K$531];ROW()-2)-INDEX([.K$3:.K$531];(ROW()-(FLOOR((ROW()-3)/23)*23+3))*23+FLOOR((ROW()-3)/23+1))" office:value-type="float" office:value="289.054361006606" calcext:value-type="float">
            <text:p>289.0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4.698199172584" calcext:value-type="float">
            <text:p>144.698</text:p>
          </table:table-cell>
          <table:table-cell table:formula="of:=INDEX([.E$3:.E$531];ROW()-2)-INDEX([.E$3:.E$531];(ROW()-(FLOOR((ROW()-3)/23)*23+3))*23+FLOOR((ROW()-3)/23+1))" office:value-type="float" office:value="107.195823526115" calcext:value-type="float">
            <text:p>107.19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6.540937991346" calcext:value-type="float">
            <text:p>386.541</text:p>
          </table:table-cell>
          <table:table-cell table:formula="of:=INDEX([.K$3:.K$531];ROW()-2)-INDEX([.K$3:.K$531];(ROW()-(FLOOR((ROW()-3)/23)*23+3))*23+FLOOR((ROW()-3)/23+1))" office:value-type="float" office:value="267.390033434716" calcext:value-type="float">
            <text:p>267.3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0.2652686004817" calcext:value-type="float">
            <text:p>60.265</text:p>
          </table:table-cell>
          <table:table-cell table:formula="of:=INDEX([.E$3:.E$531];ROW()-2)-INDEX([.E$3:.E$531];(ROW()-(FLOOR((ROW()-3)/23)*23+3))*23+FLOOR((ROW()-3)/23+1))" office:value-type="float" office:value="27.3974224387274" calcext:value-type="float">
            <text:p>27.3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302113758283" calcext:value-type="float">
            <text:p>143.302</text:p>
          </table:table-cell>
          <table:table-cell table:formula="of:=INDEX([.K$3:.K$531];ROW()-2)-INDEX([.K$3:.K$531];(ROW()-(FLOOR((ROW()-3)/23)*23+3))*23+FLOOR((ROW()-3)/23+1))" office:value-type="float" office:value="38.7587673048922" calcext:value-type="float">
            <text:p>38.7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9704499817575" calcext:value-type="float">
            <text:p>11.970</text:p>
          </table:table-cell>
          <table:table-cell table:formula="of:=INDEX([.E$3:.E$531];ROW()-2)-INDEX([.E$3:.E$531];(ROW()-(FLOOR((ROW()-3)/23)*23+3))*23+FLOOR((ROW()-3)/23+1))" office:value-type="float" office:value="6.21474067442022" calcext:value-type="float">
            <text:p>6.2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4.6123245627657" calcext:value-type="float">
            <text:p>74.612</text:p>
          </table:table-cell>
          <table:table-cell table:formula="of:=INDEX([.K$3:.K$531];ROW()-2)-INDEX([.K$3:.K$531];(ROW()-(FLOOR((ROW()-3)/23)*23+3))*23+FLOOR((ROW()-3)/23+1))" office:value-type="float" office:value="56.3235417868502" calcext:value-type="float">
            <text:p>56.3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0.137470214055" calcext:value-type="float">
            <text:p>140.137</text:p>
          </table:table-cell>
          <table:table-cell table:formula="of:=INDEX([.E$3:.E$531];ROW()-2)-INDEX([.E$3:.E$531];(ROW()-(FLOOR((ROW()-3)/23)*23+3))*23+FLOOR((ROW()-3)/23+1))" office:value-type="float" office:value="62.4676086734231" calcext:value-type="float">
            <text:p>62.4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3.181887696906" calcext:value-type="float">
            <text:p>333.182</text:p>
          </table:table-cell>
          <table:table-cell table:formula="of:=INDEX([.K$3:.K$531];ROW()-2)-INDEX([.K$3:.K$531];(ROW()-(FLOOR((ROW()-3)/23)*23+3))*23+FLOOR((ROW()-3)/23+1))" office:value-type="float" office:value="86.7008076876389" calcext:value-type="float">
            <text:p>86.7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.3914490926539" calcext:value-type="float">
            <text:p>33.391</text:p>
          </table:table-cell>
          <table:table-cell table:formula="of:=INDEX([.E$3:.E$531];ROW()-2)-INDEX([.E$3:.E$531];(ROW()-(FLOOR((ROW()-3)/23)*23+3))*23+FLOOR((ROW()-3)/23+1))" office:value-type="float" office:value="16.9026491687118" calcext:value-type="float">
            <text:p>16.9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1.469481144372" calcext:value-type="float">
            <text:p>211.469</text:p>
          </table:table-cell>
          <table:table-cell table:formula="of:=INDEX([.K$3:.K$531];ROW()-2)-INDEX([.K$3:.K$531];(ROW()-(FLOOR((ROW()-3)/23)*23+3))*23+FLOOR((ROW()-3)/23+1))" office:value-type="float" office:value="159.075149788742" calcext:value-type="float">
            <text:p>159.0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6.030365506657" calcext:value-type="float">
            <text:p>116.030</text:p>
          </table:table-cell>
          <table:table-cell table:formula="of:=INDEX([.E$3:.E$531];ROW()-2)-INDEX([.E$3:.E$531];(ROW()-(FLOOR((ROW()-3)/23)*23+3))*23+FLOOR((ROW()-3)/23+1))" office:value-type="float" office:value="86.2715439615046" calcext:value-type="float">
            <text:p>86.2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60.492406952749" calcext:value-type="float">
            <text:p>360.492</text:p>
          </table:table-cell>
          <table:table-cell table:formula="of:=INDEX([.K$3:.K$531];ROW()-2)-INDEX([.K$3:.K$531];(ROW()-(FLOOR((ROW()-3)/23)*23+3))*23+FLOOR((ROW()-3)/23+1))" office:value-type="float" office:value="266.045993810794" calcext:value-type="float">
            <text:p>266.0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4749977522165" calcext:value-type="float">
            <text:p>40.475</text:p>
          </table:table-cell>
          <table:table-cell table:formula="of:=INDEX([.E$3:.E$531];ROW()-2)-INDEX([.E$3:.E$531];(ROW()-(FLOOR((ROW()-3)/23)*23+3))*23+FLOOR((ROW()-3)/23+1))" office:value-type="float" office:value="31.7483461607256" calcext:value-type="float">
            <text:p>31.74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4.843779409928" calcext:value-type="float">
            <text:p>114.844</text:p>
          </table:table-cell>
          <table:table-cell table:formula="of:=INDEX([.K$3:.K$531];ROW()-2)-INDEX([.K$3:.K$531];(ROW()-(FLOOR((ROW()-3)/23)*23+3))*23+FLOOR((ROW()-3)/23+1))" office:value-type="float" office:value="87.1181946376081" calcext:value-type="float">
            <text:p>87.1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1591536345414" calcext:value-type="float">
            <text:p>61.159</text:p>
          </table:table-cell>
          <table:table-cell table:formula="of:=INDEX([.E$3:.E$531];ROW()-2)-INDEX([.E$3:.E$531];(ROW()-(FLOOR((ROW()-3)/23)*23+3))*23+FLOOR((ROW()-3)/23+1))" office:value-type="float" office:value="47.9360530541941" calcext:value-type="float">
            <text:p>47.93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3.517654794089" calcext:value-type="float">
            <text:p>173.518</text:p>
          </table:table-cell>
          <table:table-cell table:formula="of:=INDEX([.K$3:.K$531];ROW()-2)-INDEX([.K$3:.K$531];(ROW()-(FLOOR((ROW()-3)/23)*23+3))*23+FLOOR((ROW()-3)/23+1))" office:value-type="float" office:value="131.537052766815" calcext:value-type="float">
            <text:p>131.5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4352780296766" calcext:value-type="float">
            <text:p>28.435</text:p>
          </table:table-cell>
          <table:table-cell table:formula="of:=INDEX([.E$3:.E$531];ROW()-2)-INDEX([.E$3:.E$531];(ROW()-(FLOOR((ROW()-3)/23)*23+3))*23+FLOOR((ROW()-3)/23+1))" office:value-type="float" office:value="4.2028836671856" calcext:value-type="float">
            <text:p>4.2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0.658123452788" calcext:value-type="float">
            <text:p>80.658</text:p>
          </table:table-cell>
          <table:table-cell table:formula="of:=INDEX([.K$3:.K$531];ROW()-2)-INDEX([.K$3:.K$531];(ROW()-(FLOOR((ROW()-3)/23)*23+3))*23+FLOOR((ROW()-3)/23+1))" office:value-type="float" office:value="5.45414648553118" calcext:value-type="float">
            <text:p>5.4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8167087935406" calcext:value-type="float">
            <text:p>44.817</text:p>
          </table:table-cell>
          <table:table-cell table:formula="of:=INDEX([.E$3:.E$531];ROW()-2)-INDEX([.E$3:.E$531];(ROW()-(FLOOR((ROW()-3)/23)*23+3))*23+FLOOR((ROW()-3)/23+1))" office:value-type="float" office:value="-13.520330758975" calcext:value-type="float">
            <text:p>-13.52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6.022789647358" calcext:value-type="float">
            <text:p>286.023</text:p>
          </table:table-cell>
          <table:table-cell table:formula="of:=INDEX([.K$3:.K$531];ROW()-2)-INDEX([.K$3:.K$531];(ROW()-(FLOOR((ROW()-3)/23)*23+3))*23+FLOOR((ROW()-3)/23+1))" office:value-type="float" office:value="104.799638842505" calcext:value-type="float">
            <text:p>104.80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279:.F301])" office:value-type="float" office:value="1459.80161057089" calcext:value-type="float">
            <text:p>1,459.802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9.6801970135476" calcext:value-type="float">
            <text:p>59.680</text:p>
          </table:table-cell>
          <table:table-cell table:formula="of:=INDEX([.E$3:.E$531];ROW()-2)-INDEX([.E$3:.E$531];(ROW()-(FLOOR((ROW()-3)/23)*23+3))*23+FLOOR((ROW()-3)/23+1))" office:value-type="float" office:value="-0.565722757819586" calcext:value-type="float">
            <text:p>-0.5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9.168587563659" calcext:value-type="float">
            <text:p>159.169</text:p>
          </table:table-cell>
          <table:table-cell table:formula="of:=INDEX([.K$3:.K$531];ROW()-2)-INDEX([.K$3:.K$531];(ROW()-(FLOOR((ROW()-3)/23)*23+3))*23+FLOOR((ROW()-3)/23+1))" office:value-type="float" office:value="-28.0187772253722" calcext:value-type="float">
            <text:p>-28.0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3.818130783969" calcext:value-type="float">
            <text:p>213.818</text:p>
          </table:table-cell>
          <table:table-cell table:formula="of:=INDEX([.E$3:.E$531];ROW()-2)-INDEX([.E$3:.E$531];(ROW()-(FLOOR((ROW()-3)/23)*23+3))*23+FLOOR((ROW()-3)/23+1))" office:value-type="float" office:value="48.5885992606665" calcext:value-type="float">
            <text:p>48.5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18.040238862361" calcext:value-type="float">
            <text:p>718.040</text:p>
          </table:table-cell>
          <table:table-cell table:formula="of:=INDEX([.K$3:.K$531];ROW()-2)-INDEX([.K$3:.K$531];(ROW()-(FLOOR((ROW()-3)/23)*23+3))*23+FLOOR((ROW()-3)/23+1))" office:value-type="float" office:value="202.92367429546" calcext:value-type="float">
            <text:p>202.924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280:.L301])" office:value-type="float" office:value="4543.34584219454" calcext:value-type="float">
            <text:p>4,543.346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6621446592655" calcext:value-type="float">
            <text:p>14.662</text:p>
          </table:table-cell>
          <table:table-cell table:formula="of:=INDEX([.E$3:.E$531];ROW()-2)-INDEX([.E$3:.E$531];(ROW()-(FLOOR((ROW()-3)/23)*23+3))*23+FLOOR((ROW()-3)/23+1))" office:value-type="float" office:value="-13.8858962442621" calcext:value-type="float">
            <text:p>-13.8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3.2721754284171" calcext:value-type="float">
            <text:p>93.272</text:p>
          </table:table-cell>
          <table:table-cell table:formula="of:=INDEX([.K$3:.K$531];ROW()-2)-INDEX([.K$3:.K$531];(ROW()-(FLOOR((ROW()-3)/23)*23+3))*23+FLOOR((ROW()-3)/23+1))" office:value-type="float" office:value="4.6497965357311" calcext:value-type="float">
            <text:p>4.65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6.7075670717968" calcext:value-type="float">
            <text:p>36.708</text:p>
          </table:table-cell>
          <table:table-cell table:formula="of:=INDEX([.E$3:.E$531];ROW()-2)-INDEX([.E$3:.E$531];(ROW()-(FLOOR((ROW()-3)/23)*23+3))*23+FLOOR((ROW()-3)/23+1))" office:value-type="float" office:value="-0.381072227226106" calcext:value-type="float">
            <text:p>-0.38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7.8953070712052" calcext:value-type="float">
            <text:p>97.895</text:p>
          </table:table-cell>
          <table:table-cell table:formula="of:=INDEX([.K$3:.K$531];ROW()-2)-INDEX([.K$3:.K$531];(ROW()-(FLOOR((ROW()-3)/23)*23+3))*23+FLOOR((ROW()-3)/23+1))" office:value-type="float" office:value="-17.2833960472745" calcext:value-type="float">
            <text:p>-17.2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4243515210616" calcext:value-type="float">
            <text:p>44.424</text:p>
          </table:table-cell>
          <table:table-cell table:formula="of:=INDEX([.E$3:.E$531];ROW()-2)-INDEX([.E$3:.E$531];(ROW()-(FLOOR((ROW()-3)/23)*23+3))*23+FLOOR((ROW()-3)/23+1))" office:value-type="float" office:value="-0.477776424483885" calcext:value-type="float">
            <text:p>-0.4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8.465841846202" calcext:value-type="float">
            <text:p>118.466</text:p>
          </table:table-cell>
          <table:table-cell table:formula="of:=INDEX([.K$3:.K$531];ROW()-2)-INDEX([.K$3:.K$531];(ROW()-(FLOOR((ROW()-3)/23)*23+3))*23+FLOOR((ROW()-3)/23+1))" office:value-type="float" office:value="-20.9415172360215" calcext:value-type="float">
            <text:p>-20.9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5898568957539" calcext:value-type="float">
            <text:p>20.590</text:p>
          </table:table-cell>
          <table:table-cell table:formula="of:=INDEX([.E$3:.E$531];ROW()-2)-INDEX([.E$3:.E$531];(ROW()-(FLOOR((ROW()-3)/23)*23+3))*23+FLOOR((ROW()-3)/23+1))" office:value-type="float" office:value="-19.3444674703406" calcext:value-type="float">
            <text:p>-19.34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0.625170695243" calcext:value-type="float">
            <text:p>130.625</text:p>
          </table:table-cell>
          <table:table-cell table:formula="of:=INDEX([.K$3:.K$531];ROW()-2)-INDEX([.K$3:.K$531];(ROW()-(FLOOR((ROW()-3)/23)*23+3))*23+FLOOR((ROW()-3)/23+1))" office:value-type="float" office:value="6.65463697504191" calcext:value-type="float">
            <text:p>6.6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3033041253555" calcext:value-type="float">
            <text:p>78.303</text:p>
          </table:table-cell>
          <table:table-cell table:formula="of:=INDEX([.E$3:.E$531];ROW()-2)-INDEX([.E$3:.E$531];(ROW()-(FLOOR((ROW()-3)/23)*23+3))*23+FLOOR((ROW()-3)/23+1))" office:value-type="float" office:value="-0.552704276614762" calcext:value-type="float">
            <text:p>-0.55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8.835424718215" calcext:value-type="float">
            <text:p>208.835</text:p>
          </table:table-cell>
          <table:table-cell table:formula="of:=INDEX([.K$3:.K$531];ROW()-2)-INDEX([.K$3:.K$531];(ROW()-(FLOOR((ROW()-3)/23)*23+3))*23+FLOOR((ROW()-3)/23+1))" office:value-type="float" office:value="-36.3569891399912" calcext:value-type="float">
            <text:p>-36.3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0669840282585" calcext:value-type="float">
            <text:p>22.067</text:p>
          </table:table-cell>
          <table:table-cell table:formula="of:=INDEX([.E$3:.E$531];ROW()-2)-INDEX([.E$3:.E$531];(ROW()-(FLOOR((ROW()-3)/23)*23+3))*23+FLOOR((ROW()-3)/23+1))" office:value-type="float" office:value="-20.8046243239726" calcext:value-type="float">
            <text:p>-20.8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0.367432373654" calcext:value-type="float">
            <text:p>140.367</text:p>
          </table:table-cell>
          <table:table-cell table:formula="of:=INDEX([.K$3:.K$531];ROW()-2)-INDEX([.K$3:.K$531];(ROW()-(FLOOR((ROW()-3)/23)*23+3))*23+FLOOR((ROW()-3)/23+1))" office:value-type="float" office:value="7.19840094170553" calcext:value-type="float">
            <text:p>7.1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8267744052104" calcext:value-type="float">
            <text:p>26.827</text:p>
          </table:table-cell>
          <table:table-cell table:formula="of:=INDEX([.E$3:.E$531];ROW()-2)-INDEX([.E$3:.E$531];(ROW()-(FLOOR((ROW()-3)/23)*23+3))*23+FLOOR((ROW()-3)/23+1))" office:value-type="float" office:value="-77.7629140136156" calcext:value-type="float">
            <text:p>-77.7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5.2679651012159" calcext:value-type="float">
            <text:p>85.268</text:p>
          </table:table-cell>
          <table:table-cell table:formula="of:=INDEX([.K$3:.K$531];ROW()-2)-INDEX([.K$3:.K$531];(ROW()-(FLOOR((ROW()-3)/23)*23+3))*23+FLOOR((ROW()-3)/23+1))" office:value-type="float" office:value="-240.27831279002" calcext:value-type="float">
            <text:p>-240.27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1203255501852" calcext:value-type="float">
            <text:p>21.120</text:p>
          </table:table-cell>
          <table:table-cell table:formula="of:=INDEX([.E$3:.E$531];ROW()-2)-INDEX([.E$3:.E$531];(ROW()-(FLOOR((ROW()-3)/23)*23+3))*23+FLOOR((ROW()-3)/23+1))" office:value-type="float" office:value="-61.4408585064477" calcext:value-type="float">
            <text:p>-61.4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6.9820095400012" calcext:value-type="float">
            <text:p>66.982</text:p>
          </table:table-cell>
          <table:table-cell table:formula="of:=INDEX([.K$3:.K$531];ROW()-2)-INDEX([.K$3:.K$531];(ROW()-(FLOOR((ROW()-3)/23)*23+3))*23+FLOOR((ROW()-3)/23+1))" office:value-type="float" office:value="-189.261233688971" calcext:value-type="float">
            <text:p>-189.2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507510302439" calcext:value-type="float">
            <text:p>46.508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00455198165" calcext:value-type="float">
            <text:p>143.005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095.55862109375" calcext:value-type="float">
            <text:p>1,095.5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4184348795017" calcext:value-type="float">
            <text:p>24.418</text:p>
          </table:table-cell>
          <table:table-cell table:formula="of:=INDEX([.E$3:.E$531];ROW()-2)-INDEX([.E$3:.E$531];(ROW()-(FLOOR((ROW()-3)/23)*23+3))*23+FLOOR((ROW()-3)/23+1))" office:value-type="float" office:value="-70.61193595023" calcext:value-type="float">
            <text:p>-70.6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7.5230751145177" calcext:value-type="float">
            <text:p>77.523</text:p>
          </table:table-cell>
          <table:table-cell table:formula="of:=INDEX([.K$3:.K$531];ROW()-2)-INDEX([.K$3:.K$531];(ROW()-(FLOOR((ROW()-3)/23)*23+3))*23+FLOOR((ROW()-3)/23+1))" office:value-type="float" office:value="-218.079048740454" calcext:value-type="float">
            <text:p>-218.0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4.9709142050548" calcext:value-type="float">
            <text:p>84.971</text:p>
          </table:table-cell>
          <table:table-cell table:formula="of:=INDEX([.E$3:.E$531];ROW()-2)-INDEX([.E$3:.E$531];(ROW()-(FLOOR((ROW()-3)/23)*23+3))*23+FLOOR((ROW()-3)/23+1))" office:value-type="float" office:value="-1.12917237074781" calcext:value-type="float">
            <text:p>-1.12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6.598577938028" calcext:value-type="float">
            <text:p>226.599</text:p>
          </table:table-cell>
          <table:table-cell table:formula="of:=INDEX([.K$3:.K$531];ROW()-2)-INDEX([.K$3:.K$531];(ROW()-(FLOOR((ROW()-3)/23)*23+3))*23+FLOOR((ROW()-3)/23+1))" office:value-type="float" office:value="-40.7011401497126" calcext:value-type="float">
            <text:p>-40.7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2776712492299" calcext:value-type="float">
            <text:p>78.278</text:p>
          </table:table-cell>
          <table:table-cell table:formula="of:=INDEX([.E$3:.E$531];ROW()-2)-INDEX([.E$3:.E$531];(ROW()-(FLOOR((ROW()-3)/23)*23+3))*23+FLOOR((ROW()-3)/23+1))" office:value-type="float" office:value="-0.428175692836376" calcext:value-type="float">
            <text:p>-0.42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8.77220569292" calcext:value-type="float">
            <text:p>208.772</text:p>
          </table:table-cell>
          <table:table-cell table:formula="of:=INDEX([.K$3:.K$531];ROW()-2)-INDEX([.K$3:.K$531];(ROW()-(FLOOR((ROW()-3)/23)*23+3))*23+FLOOR((ROW()-3)/23+1))" office:value-type="float" office:value="-36.0580585532319" calcext:value-type="float">
            <text:p>-36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5381414646751" calcext:value-type="float">
            <text:p>32.538</text:p>
          </table:table-cell>
          <table:table-cell table:formula="of:=INDEX([.E$3:.E$531];ROW()-2)-INDEX([.E$3:.E$531];(ROW()-(FLOOR((ROW()-3)/23)*23+3))*23+FLOOR((ROW()-3)/23+1))" office:value-type="float" office:value="-36.7992361378827" calcext:value-type="float">
            <text:p>-36.79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7.2121275177501" calcext:value-type="float">
            <text:p>77.212</text:p>
          </table:table-cell>
          <table:table-cell table:formula="of:=INDEX([.K$3:.K$531];ROW()-2)-INDEX([.K$3:.K$531];(ROW()-(FLOOR((ROW()-3)/23)*23+3))*23+FLOOR((ROW()-3)/23+1))" office:value-type="float" office:value="-138.45913906537" calcext:value-type="float">
            <text:p>-138.4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34744149466511" calcext:value-type="float">
            <text:p>6.347</text:p>
          </table:table-cell>
          <table:table-cell table:formula="of:=INDEX([.E$3:.E$531];ROW()-2)-INDEX([.E$3:.E$531];(ROW()-(FLOOR((ROW()-3)/23)*23+3))*23+FLOOR((ROW()-3)/23+1))" office:value-type="float" office:value="-5.87321659903327" calcext:value-type="float">
            <text:p>-5.8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.0515984358586" calcext:value-type="float">
            <text:p>40.052</text:p>
          </table:table-cell>
          <table:table-cell table:formula="of:=INDEX([.K$3:.K$531];ROW()-2)-INDEX([.K$3:.K$531];(ROW()-(FLOOR((ROW()-3)/23)*23+3))*23+FLOOR((ROW()-3)/23+1))" office:value-type="float" office:value="2.13587737857432" calcext:value-type="float">
            <text:p>2.13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5.7864953192142" calcext:value-type="float">
            <text:p>75.786</text:p>
          </table:table-cell>
          <table:table-cell table:formula="of:=INDEX([.E$3:.E$531];ROW()-2)-INDEX([.E$3:.E$531];(ROW()-(FLOOR((ROW()-3)/23)*23+3))*23+FLOOR((ROW()-3)/23+1))" office:value-type="float" office:value="-84.8461379251333" calcext:value-type="float">
            <text:p>-84.8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9.826618080858" calcext:value-type="float">
            <text:p>179.827</text:p>
          </table:table-cell>
          <table:table-cell table:formula="of:=INDEX([.K$3:.K$531];ROW()-2)-INDEX([.K$3:.K$531];(ROW()-(FLOOR((ROW()-3)/23)*23+3))*23+FLOOR((ROW()-3)/23+1))" office:value-type="float" office:value="-320.947111323714" calcext:value-type="float">
            <text:p>-320.9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9470221828448" calcext:value-type="float">
            <text:p>17.947</text:p>
          </table:table-cell>
          <table:table-cell table:formula="of:=INDEX([.E$3:.E$531];ROW()-2)-INDEX([.E$3:.E$531];(ROW()-(FLOOR((ROW()-3)/23)*23+3))*23+FLOOR((ROW()-3)/23+1))" office:value-type="float" office:value="-16.9653999811375" calcext:value-type="float">
            <text:p>-16.9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4.126594826536" calcext:value-type="float">
            <text:p>114.127</text:p>
          </table:table-cell>
          <table:table-cell table:formula="of:=INDEX([.K$3:.K$531];ROW()-2)-INDEX([.K$3:.K$531];(ROW()-(FLOOR((ROW()-3)/23)*23+3))*23+FLOOR((ROW()-3)/23+1))" office:value-type="float" office:value="5.73413291952805" calcext:value-type="float">
            <text:p>5.7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2.6687111345182" calcext:value-type="float">
            <text:p>62.669</text:p>
          </table:table-cell>
          <table:table-cell table:formula="of:=INDEX([.E$3:.E$531];ROW()-2)-INDEX([.E$3:.E$531];(ROW()-(FLOOR((ROW()-3)/23)*23+3))*23+FLOOR((ROW()-3)/23+1))" office:value-type="float" office:value="0.167097794720725" calcext:value-type="float">
            <text:p>0.1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4.537863631012" calcext:value-type="float">
            <text:p>194.538</text:p>
          </table:table-cell>
          <table:table-cell table:formula="of:=INDEX([.K$3:.K$531];ROW()-2)-INDEX([.K$3:.K$531];(ROW()-(FLOOR((ROW()-3)/23)*23+3))*23+FLOOR((ROW()-3)/23+1))" office:value-type="float" office:value="0.359025683466427" calcext:value-type="float">
            <text:p>0.3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7748371871191" calcext:value-type="float">
            <text:p>21.775</text:p>
          </table:table-cell>
          <table:table-cell table:formula="of:=INDEX([.E$3:.E$531];ROW()-2)-INDEX([.E$3:.E$531];(ROW()-(FLOOR((ROW()-3)/23)*23+3))*23+FLOOR((ROW()-3)/23+1))" office:value-type="float" office:value="3.2667504344079" calcext:value-type="float">
            <text:p>3.2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1.7400745190956" calcext:value-type="float">
            <text:p>61.740</text:p>
          </table:table-cell>
          <table:table-cell table:formula="of:=INDEX([.K$3:.K$531];ROW()-2)-INDEX([.K$3:.K$531];(ROW()-(FLOOR((ROW()-3)/23)*23+3))*23+FLOOR((ROW()-3)/23+1))" office:value-type="float" office:value="4.30896958746116" calcext:value-type="float">
            <text:p>4.3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8698187968671" calcext:value-type="float">
            <text:p>32.870</text:p>
          </table:table-cell>
          <table:table-cell table:formula="of:=INDEX([.E$3:.E$531];ROW()-2)-INDEX([.E$3:.E$531];(ROW()-(FLOOR((ROW()-3)/23)*23+3))*23+FLOOR((ROW()-3)/23+1))" office:value-type="float" office:value="4.92132102664207" calcext:value-type="float">
            <text:p>4.9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3.2023921177046" calcext:value-type="float">
            <text:p>93.202</text:p>
          </table:table-cell>
          <table:table-cell table:formula="of:=INDEX([.K$3:.K$531];ROW()-2)-INDEX([.K$3:.K$531];(ROW()-(FLOOR((ROW()-3)/23)*23+3))*23+FLOOR((ROW()-3)/23+1))" office:value-type="float" office:value="6.47147476237159" calcext:value-type="float">
            <text:p>6.47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0530101387209" calcext:value-type="float">
            <text:p>61.053</text:p>
          </table:table-cell>
          <table:table-cell table:formula="of:=INDEX([.E$3:.E$531];ROW()-2)-INDEX([.E$3:.E$531];(ROW()-(FLOOR((ROW()-3)/23)*23+3))*23+FLOOR((ROW()-3)/23+1))" office:value-type="float" office:value="47.7687209680639" calcext:value-type="float">
            <text:p>47.76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3.599035258431" calcext:value-type="float">
            <text:p>173.599</text:p>
          </table:table-cell>
          <table:table-cell table:formula="of:=INDEX([.K$3:.K$531];ROW()-2)-INDEX([.K$3:.K$531];(ROW()-(FLOOR((ROW()-3)/23)*23+3))*23+FLOOR((ROW()-3)/23+1))" office:value-type="float" office:value="131.396145353986" calcext:value-type="float">
            <text:p>131.3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5.7392335436839" calcext:value-type="float">
            <text:p>95.739</text:p>
          </table:table-cell>
          <table:table-cell table:formula="of:=INDEX([.E$3:.E$531];ROW()-2)-INDEX([.E$3:.E$531];(ROW()-(FLOOR((ROW()-3)/23)*23+3))*23+FLOOR((ROW()-3)/23+1))" office:value-type="float" office:value="63.6457935670389" calcext:value-type="float">
            <text:p>63.6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11.004559105144" calcext:value-type="float">
            <text:p>611.005</text:p>
          </table:table-cell>
          <table:table-cell table:formula="of:=INDEX([.K$3:.K$531];ROW()-2)-INDEX([.K$3:.K$531];(ROW()-(FLOOR((ROW()-3)/23)*23+3))*23+FLOOR((ROW()-3)/23+1))" office:value-type="float" office:value="509.030941112135" calcext:value-type="float">
            <text:p>509.031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302:.F324])" office:value-type="float" office:value="829.028800880925" calcext:value-type="float">
            <text:p>829.029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7.911820241494" calcext:value-type="float">
            <text:p>127.912</text:p>
          </table:table-cell>
          <table:table-cell table:formula="of:=INDEX([.E$3:.E$531];ROW()-2)-INDEX([.E$3:.E$531];(ROW()-(FLOOR((ROW()-3)/23)*23+3))*23+FLOOR((ROW()-3)/23+1))" office:value-type="float" office:value="94.5175951247572" calcext:value-type="float">
            <text:p>94.5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2.230363893853" calcext:value-type="float">
            <text:p>342.230</text:p>
          </table:table-cell>
          <table:table-cell table:formula="of:=INDEX([.K$3:.K$531];ROW()-2)-INDEX([.K$3:.K$531];(ROW()-(FLOOR((ROW()-3)/23)*23+3))*23+FLOOR((ROW()-3)/23+1))" office:value-type="float" office:value="236.284942457019" calcext:value-type="float">
            <text:p>236.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5.596343901292" calcext:value-type="float">
            <text:p>455.596</text:p>
          </table:table-cell>
          <table:table-cell table:formula="of:=INDEX([.E$3:.E$531];ROW()-2)-INDEX([.E$3:.E$531];(ROW()-(FLOOR((ROW()-3)/23)*23+3))*23+FLOOR((ROW()-3)/23+1))" office:value-type="float" office:value="360.164632648224" calcext:value-type="float">
            <text:p>360.1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34.4026395108" calcext:value-type="float">
            <text:p>1,534.403</text:p>
          </table:table-cell>
          <table:table-cell table:formula="of:=INDEX([.K$3:.K$531];ROW()-2)-INDEX([.K$3:.K$531];(ROW()-(FLOOR((ROW()-3)/23)*23+3))*23+FLOOR((ROW()-3)/23+1))" office:value-type="float" office:value="1233.34800098304" calcext:value-type="float">
            <text:p>1,233.348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303:.L324])" office:value-type="float" office:value="2748.80897153822" calcext:value-type="float">
            <text:p>2,748.809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.7359357025353" calcext:value-type="float">
            <text:p>31.736</text:p>
          </table:table-cell>
          <table:table-cell table:formula="of:=INDEX([.E$3:.E$531];ROW()-2)-INDEX([.E$3:.E$531];(ROW()-(FLOOR((ROW()-3)/23)*23+3))*23+FLOOR((ROW()-3)/23+1))" office:value-type="float" office:value="16.0840199070034" calcext:value-type="float">
            <text:p>16.08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0.275743843257" calcext:value-type="float">
            <text:p>200.276</text:p>
          </table:table-cell>
          <table:table-cell table:formula="of:=INDEX([.K$3:.K$531];ROW()-2)-INDEX([.K$3:.K$531];(ROW()-(FLOOR((ROW()-3)/23)*23+3))*23+FLOOR((ROW()-3)/23+1))" office:value-type="float" office:value="150.538506179407" calcext:value-type="float">
            <text:p>150.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6458270424851" calcext:value-type="float">
            <text:p>78.646</text:p>
          </table:table-cell>
          <table:table-cell table:formula="of:=INDEX([.E$3:.E$531];ROW()-2)-INDEX([.E$3:.E$531];(ROW()-(FLOOR((ROW()-3)/23)*23+3))*23+FLOOR((ROW()-3)/23+1))" office:value-type="float" office:value="58.2741016733634" calcext:value-type="float">
            <text:p>58.27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0.414101174788" calcext:value-type="float">
            <text:p>210.414</text:p>
          </table:table-cell>
          <table:table-cell table:formula="of:=INDEX([.K$3:.K$531];ROW()-2)-INDEX([.K$3:.K$531];(ROW()-(FLOOR((ROW()-3)/23)*23+3))*23+FLOOR((ROW()-3)/23+1))" office:value-type="float" office:value="145.68159174641" calcext:value-type="float">
            <text:p>145.6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5.0556681257706" calcext:value-type="float">
            <text:p>95.056</text:p>
          </table:table-cell>
          <table:table-cell table:formula="of:=INDEX([.E$3:.E$531];ROW()-2)-INDEX([.E$3:.E$531];(ROW()-(FLOOR((ROW()-3)/23)*23+3))*23+FLOOR((ROW()-3)/23+1))" office:value-type="float" office:value="70.3655421094811" calcext:value-type="float">
            <text:p>70.3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4.322755839381" calcext:value-type="float">
            <text:p>254.323</text:p>
          </table:table-cell>
          <table:table-cell table:formula="of:=INDEX([.K$3:.K$531];ROW()-2)-INDEX([.K$3:.K$531];(ROW()-(FLOOR((ROW()-3)/23)*23+3))*23+FLOOR((ROW()-3)/23+1))" office:value-type="float" office:value="175.910526321291" calcext:value-type="float">
            <text:p>175.9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9068460620712" calcext:value-type="float">
            <text:p>46.907</text:p>
          </table:table-cell>
          <table:table-cell table:formula="of:=INDEX([.E$3:.E$531];ROW()-2)-INDEX([.E$3:.E$531];(ROW()-(FLOOR((ROW()-3)/23)*23+3))*23+FLOOR((ROW()-3)/23+1))" office:value-type="float" office:value="24.5354377439023" calcext:value-type="float">
            <text:p>24.5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6.281578289627" calcext:value-type="float">
            <text:p>286.282</text:p>
          </table:table-cell>
          <table:table-cell table:formula="of:=INDEX([.K$3:.K$531];ROW()-2)-INDEX([.K$3:.K$531];(ROW()-(FLOOR((ROW()-3)/23)*23+3))*23+FLOOR((ROW()-3)/23+1))" office:value-type="float" office:value="215.534080734555" calcext:value-type="float">
            <text:p>215.5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0.041316272864" calcext:value-type="float">
            <text:p>170.041</text:p>
          </table:table-cell>
          <table:table-cell table:formula="of:=INDEX([.E$3:.E$531];ROW()-2)-INDEX([.E$3:.E$531];(ROW()-(FLOOR((ROW()-3)/23)*23+3))*23+FLOOR((ROW()-3)/23+1))" office:value-type="float" office:value="124.362341430164" calcext:value-type="float">
            <text:p>124.36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4.503527311167" calcext:value-type="float">
            <text:p>454.504</text:p>
          </table:table-cell>
          <table:table-cell table:formula="of:=INDEX([.K$3:.K$531];ROW()-2)-INDEX([.K$3:.K$531];(ROW()-(FLOOR((ROW()-3)/23)*23+3))*23+FLOOR((ROW()-3)/23+1))" office:value-type="float" office:value="310.866856768169" calcext:value-type="float">
            <text:p>310.8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8.438751787054" calcext:value-type="float">
            <text:p>48.439</text:p>
          </table:table-cell>
          <table:table-cell table:formula="of:=INDEX([.E$3:.E$531];ROW()-2)-INDEX([.E$3:.E$531];(ROW()-(FLOOR((ROW()-3)/23)*23+3))*23+FLOOR((ROW()-3)/23+1))" office:value-type="float" office:value="24.6979694164547" calcext:value-type="float">
            <text:p>24.6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3.071448660682" calcext:value-type="float">
            <text:p>303.071</text:p>
          </table:table-cell>
          <table:table-cell table:formula="of:=INDEX([.K$3:.K$531];ROW()-2)-INDEX([.K$3:.K$531];(ROW()-(FLOOR((ROW()-3)/23)*23+3))*23+FLOOR((ROW()-3)/23+1))" office:value-type="float" office:value="227.754574620464" calcext:value-type="float">
            <text:p>227.7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7.9961262219674" calcext:value-type="float">
            <text:p>57.996</text:p>
          </table:table-cell>
          <table:table-cell table:formula="of:=INDEX([.E$3:.E$531];ROW()-2)-INDEX([.E$3:.E$531];(ROW()-(FLOOR((ROW()-3)/23)*23+3))*23+FLOOR((ROW()-3)/23+1))" office:value-type="float" office:value="-0.374777338712299" calcext:value-type="float">
            <text:p>-0.3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4.307074301781" calcext:value-type="float">
            <text:p>184.307</text:p>
          </table:table-cell>
          <table:table-cell table:formula="of:=INDEX([.K$3:.K$531];ROW()-2)-INDEX([.K$3:.K$531];(ROW()-(FLOOR((ROW()-3)/23)*23+3))*23+FLOOR((ROW()-3)/23+1))" office:value-type="float" office:value="-0.921509173952074" calcext:value-type="float">
            <text:p>-0.9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8485484372831" calcext:value-type="float">
            <text:p>44.849</text:p>
          </table:table-cell>
          <table:table-cell table:formula="of:=INDEX([.E$3:.E$531];ROW()-2)-INDEX([.E$3:.E$531];(ROW()-(FLOOR((ROW()-3)/23)*23+3))*23+FLOOR((ROW()-3)/23+1))" office:value-type="float" office:value="-0.189341274544375" calcext:value-type="float">
            <text:p>-0.1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2.77854139635" calcext:value-type="float">
            <text:p>142.779</text:p>
          </table:table-cell>
          <table:table-cell table:formula="of:=INDEX([.K$3:.K$531];ROW()-2)-INDEX([.K$3:.K$531];(ROW()-(FLOOR((ROW()-3)/23)*23+3))*23+FLOOR((ROW()-3)/23+1))" office:value-type="float" office:value="-0.43853692841023" calcext:value-type="float">
            <text:p>-0.4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5.0303708297317" calcext:value-type="float">
            <text:p>95.030</text:p>
          </table:table-cell>
          <table:table-cell table:formula="of:=INDEX([.E$3:.E$531];ROW()-2)-INDEX([.E$3:.E$531];(ROW()-(FLOOR((ROW()-3)/23)*23+3))*23+FLOOR((ROW()-3)/23+1))" office:value-type="float" office:value="70.61193595023" calcext:value-type="float">
            <text:p>70.6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5.602123854971" calcext:value-type="float">
            <text:p>295.602</text:p>
          </table:table-cell>
          <table:table-cell table:formula="of:=INDEX([.K$3:.K$531];ROW()-2)-INDEX([.K$3:.K$531];(ROW()-(FLOOR((ROW()-3)/23)*23+3))*23+FLOOR((ROW()-3)/23+1))" office:value-type="float" office:value="218.079048740454" calcext:value-type="float">
            <text:p>218.0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8011941803064" calcext:value-type="float">
            <text:p>61.801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9.881713267177" calcext:value-type="float">
            <text:p>189.882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2362.29825" calcext:value-type="float">
            <text:p>2,362.2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1.109330620391" calcext:value-type="float">
            <text:p>181.109</text:p>
          </table:table-cell>
          <table:table-cell table:formula="of:=INDEX([.E$3:.E$531];ROW()-2)-INDEX([.E$3:.E$531];(ROW()-(FLOOR((ROW()-3)/23)*23+3))*23+FLOOR((ROW()-3)/23+1))" office:value-type="float" office:value="133.556044767022" calcext:value-type="float">
            <text:p>133.55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84.717620653601" calcext:value-type="float">
            <text:p>484.718</text:p>
          </table:table-cell>
          <table:table-cell table:formula="of:=INDEX([.K$3:.K$531];ROW()-2)-INDEX([.K$3:.K$531];(ROW()-(FLOOR((ROW()-3)/23)*23+3))*23+FLOOR((ROW()-3)/23+1))" office:value-type="float" office:value="333.878614607843" calcext:value-type="float">
            <text:p>333.8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0.218329572784" calcext:value-type="float">
            <text:p>170.218</text:p>
          </table:table-cell>
          <table:table-cell table:formula="of:=INDEX([.E$3:.E$531];ROW()-2)-INDEX([.E$3:.E$531];(ROW()-(FLOOR((ROW()-3)/23)*23+3))*23+FLOOR((ROW()-3)/23+1))" office:value-type="float" office:value="124.457362402577" calcext:value-type="float">
            <text:p>124.45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4.941808024826" calcext:value-type="float">
            <text:p>454.942</text:p>
          </table:table-cell>
          <table:table-cell table:formula="of:=INDEX([.K$3:.K$531];ROW()-2)-INDEX([.K$3:.K$531];(ROW()-(FLOOR((ROW()-3)/23)*23+3))*23+FLOOR((ROW()-3)/23+1))" office:value-type="float" office:value="311.097982376476" calcext:value-type="float">
            <text:p>311.0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1.6775913203076" calcext:value-type="float">
            <text:p>71.678</text:p>
          </table:table-cell>
          <table:table-cell table:formula="of:=INDEX([.E$3:.E$531];ROW()-2)-INDEX([.E$3:.E$531];(ROW()-(FLOOR((ROW()-3)/23)*23+3))*23+FLOOR((ROW()-3)/23+1))" office:value-type="float" office:value="32.4156310295036" calcext:value-type="float">
            <text:p>32.4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0.999253688253" calcext:value-type="float">
            <text:p>170.999</text:p>
          </table:table-cell>
          <table:table-cell table:formula="of:=INDEX([.K$3:.K$531];ROW()-2)-INDEX([.K$3:.K$531];(ROW()-(FLOOR((ROW()-3)/23)*23+3))*23+FLOOR((ROW()-3)/23+1))" office:value-type="float" office:value="46.884848184265" calcext:value-type="float">
            <text:p>46.8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.2245013724801" calcext:value-type="float">
            <text:p>14.225</text:p>
          </table:table-cell>
          <table:table-cell table:formula="of:=INDEX([.E$3:.E$531];ROW()-2)-INDEX([.E$3:.E$531];(ROW()-(FLOOR((ROW()-3)/23)*23+3))*23+FLOOR((ROW()-3)/23+1))" office:value-type="float" office:value="7.53484277898417" calcext:value-type="float">
            <text:p>7.5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7.2071596923556" calcext:value-type="float">
            <text:p>87.207</text:p>
          </table:table-cell>
          <table:table-cell table:formula="of:=INDEX([.K$3:.K$531];ROW()-2)-INDEX([.K$3:.K$531];(ROW()-(FLOOR((ROW()-3)/23)*23+3))*23+FLOOR((ROW()-3)/23+1))" office:value-type="float" office:value="65.9534157467373" calcext:value-type="float">
            <text:p>65.9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3.067657801644" calcext:value-type="float">
            <text:p>163.068</text:p>
          </table:table-cell>
          <table:table-cell table:formula="of:=INDEX([.E$3:.E$531];ROW()-2)-INDEX([.E$3:.E$531];(ROW()-(FLOOR((ROW()-3)/23)*23+3))*23+FLOOR((ROW()-3)/23+1))" office:value-type="float" office:value="69.1990928080561" calcext:value-type="float">
            <text:p>69.19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8.648541315338" calcext:value-type="float">
            <text:p>388.649</text:p>
          </table:table-cell>
          <table:table-cell table:formula="of:=INDEX([.K$3:.K$531];ROW()-2)-INDEX([.K$3:.K$531];(ROW()-(FLOOR((ROW()-3)/23)*23+3))*23+FLOOR((ROW()-3)/23+1))" office:value-type="float" office:value="93.2765348708336" calcext:value-type="float">
            <text:p>93.2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0683751358728" calcext:value-type="float">
            <text:p>39.068</text:p>
          </table:table-cell>
          <table:table-cell table:formula="of:=INDEX([.E$3:.E$531];ROW()-2)-INDEX([.E$3:.E$531];(ROW()-(FLOOR((ROW()-3)/23)*23+3))*23+FLOOR((ROW()-3)/23+1))" office:value-type="float" office:value="19.8661306491988" calcext:value-type="float">
            <text:p>19.8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5.606042899038" calcext:value-type="float">
            <text:p>245.606</text:p>
          </table:table-cell>
          <table:table-cell table:formula="of:=INDEX([.K$3:.K$531];ROW()-2)-INDEX([.K$3:.K$531];(ROW()-(FLOOR((ROW()-3)/23)*23+3))*23+FLOOR((ROW()-3)/23+1))" office:value-type="float" office:value="184.624111206301" calcext:value-type="float">
            <text:p>184.6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4.851209664889" calcext:value-type="float">
            <text:p>134.851</text:p>
          </table:table-cell>
          <table:table-cell table:formula="of:=INDEX([.E$3:.E$531];ROW()-2)-INDEX([.E$3:.E$531];(ROW()-(FLOOR((ROW()-3)/23)*23+3))*23+FLOOR((ROW()-3)/23+1))" office:value-type="float" office:value="99.9412839926171" calcext:value-type="float">
            <text:p>99.9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19.07511286463" calcext:value-type="float">
            <text:p>419.075</text:p>
          </table:table-cell>
          <table:table-cell table:formula="of:=INDEX([.K$3:.K$531];ROW()-2)-INDEX([.K$3:.K$531];(ROW()-(FLOOR((ROW()-3)/23)*23+3))*23+FLOOR((ROW()-3)/23+1))" office:value-type="float" office:value="308.520832459004" calcext:value-type="float">
            <text:p>308.5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7.1051000699153" calcext:value-type="float">
            <text:p>47.105</text:p>
          </table:table-cell>
          <table:table-cell table:formula="of:=INDEX([.E$3:.E$531];ROW()-2)-INDEX([.E$3:.E$531];(ROW()-(FLOOR((ROW()-3)/23)*23+3))*23+FLOOR((ROW()-3)/23+1))" office:value-type="float" office:value="36.9599166189453" calcext:value-type="float">
            <text:p>36.96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3.755713695933" calcext:value-type="float">
            <text:p>133.756</text:p>
          </table:table-cell>
          <table:table-cell table:formula="of:=INDEX([.K$3:.K$531];ROW()-2)-INDEX([.K$3:.K$531];(ROW()-(FLOOR((ROW()-3)/23)*23+3))*23+FLOOR((ROW()-3)/23+1))" office:value-type="float" office:value="101.529107772764" calcext:value-type="float">
            <text:p>101.5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0.1751619544573" calcext:value-type="float">
            <text:p>70.175</text:p>
          </table:table-cell>
          <table:table-cell table:formula="of:=INDEX([.E$3:.E$531];ROW()-2)-INDEX([.E$3:.E$531];(ROW()-(FLOOR((ROW()-3)/23)*23+3))*23+FLOOR((ROW()-3)/23+1))" office:value-type="float" office:value="54.8751721467437" calcext:value-type="float">
            <text:p>54.8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9.610187458621" calcext:value-type="float">
            <text:p>199.610</text:p>
          </table:table-cell>
          <table:table-cell table:formula="of:=INDEX([.K$3:.K$531];ROW()-2)-INDEX([.K$3:.K$531];(ROW()-(FLOOR((ROW()-3)/23)*23+3))*23+FLOOR((ROW()-3)/23+1))" office:value-type="float" office:value="150.993203676976" calcext:value-type="float">
            <text:p>150.9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4.939998596245" calcext:value-type="float">
            <text:p>54.940</text:p>
          </table:table-cell>
          <table:table-cell table:formula="of:=INDEX([.E$3:.E$531];ROW()-2)-INDEX([.E$3:.E$531];(ROW()-(FLOOR((ROW()-3)/23)*23+3))*23+FLOOR((ROW()-3)/23+1))" office:value-type="float" office:value="8.57098730214216" calcext:value-type="float">
            <text:p>8.57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6.074126114071" calcext:value-type="float">
            <text:p>156.074</text:p>
          </table:table-cell>
          <table:table-cell table:formula="of:=INDEX([.K$3:.K$531];ROW()-2)-INDEX([.K$3:.K$531];(ROW()-(FLOOR((ROW()-3)/23)*23+3))*23+FLOOR((ROW()-3)/23+1))" office:value-type="float" office:value="32.4748568358013" calcext:value-type="float">
            <text:p>32.4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6.4783360509824" calcext:value-type="float">
            <text:p>86.478</text:p>
          </table:table-cell>
          <table:table-cell table:formula="of:=INDEX([.E$3:.E$531];ROW()-2)-INDEX([.E$3:.E$531];(ROW()-(FLOOR((ROW()-3)/23)*23+3))*23+FLOOR((ROW()-3)/23+1))" office:value-type="float" office:value="-25.1450497197978" calcext:value-type="float">
            <text:p>-25.14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51.369798687016" calcext:value-type="float">
            <text:p>551.370</text:p>
          </table:table-cell>
          <table:table-cell table:formula="of:=INDEX([.K$3:.K$531];ROW()-2)-INDEX([.K$3:.K$531];(ROW()-(FLOOR((ROW()-3)/23)*23+3))*23+FLOOR((ROW()-3)/23+1))" office:value-type="float" office:value="253.465426080971" calcext:value-type="float">
            <text:p>253.465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325:.F347])" office:value-type="float" office:value="2793.05662878598" calcext:value-type="float">
            <text:p>2,793.057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5.146111415289" calcext:value-type="float">
            <text:p>115.146</text:p>
          </table:table-cell>
          <table:table-cell table:formula="of:=INDEX([.E$3:.E$531];ROW()-2)-INDEX([.E$3:.E$531];(ROW()-(FLOOR((ROW()-3)/23)*23+3))*23+FLOOR((ROW()-3)/23+1))" office:value-type="float" office:value="-0.0672522014738632" calcext:value-type="float">
            <text:p>-0.0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7.70617229247" calcext:value-type="float">
            <text:p>307.706</text:p>
          </table:table-cell>
          <table:table-cell table:formula="of:=INDEX([.K$3:.K$531];ROW()-2)-INDEX([.K$3:.K$531];(ROW()-(FLOOR((ROW()-3)/23)*23+3))*23+FLOOR((ROW()-3)/23+1))" office:value-type="float" office:value="0.0843982545257518" calcext:value-type="float">
            <text:p>0.0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10.635545409929" calcext:value-type="float">
            <text:p>410.636</text:p>
          </table:table-cell>
          <table:table-cell table:formula="of:=INDEX([.E$3:.E$531];ROW()-2)-INDEX([.E$3:.E$531];(ROW()-(FLOOR((ROW()-3)/23)*23+3))*23+FLOOR((ROW()-3)/23+1))" office:value-type="float" office:value="96.0699942594176" calcext:value-type="float">
            <text:p>96.07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82.0031450891" calcext:value-type="float">
            <text:p>1,382.003</text:p>
          </table:table-cell>
          <table:table-cell table:formula="of:=INDEX([.K$3:.K$531];ROW()-2)-INDEX([.K$3:.K$531];(ROW()-(FLOOR((ROW()-3)/23)*23+3))*23+FLOOR((ROW()-3)/23+1))" office:value-type="float" office:value="538.14895763031" calcext:value-type="float">
            <text:p>538.149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326:.L347])" office:value-type="float" office:value="7498.51605650729" calcext:value-type="float">
            <text:p>7,498.516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6130429118079" calcext:value-type="float">
            <text:p>28.613</text:p>
          </table:table-cell>
          <table:table-cell table:formula="of:=INDEX([.E$3:.E$531];ROW()-2)-INDEX([.E$3:.E$531];(ROW()-(FLOOR((ROW()-3)/23)*23+3))*23+FLOOR((ROW()-3)/23+1))" office:value-type="float" office:value="-26.0254784987495" calcext:value-type="float">
            <text:p>-26.0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0.596695100797" calcext:value-type="float">
            <text:p>180.597</text:p>
          </table:table-cell>
          <table:table-cell table:formula="of:=INDEX([.K$3:.K$531];ROW()-2)-INDEX([.K$3:.K$531];(ROW()-(FLOOR((ROW()-3)/23)*23+3))*23+FLOOR((ROW()-3)/23+1))" office:value-type="float" office:value="34.9126587125446" calcext:value-type="float">
            <text:p>34.9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1.011020196395" calcext:value-type="float">
            <text:p>71.011</text:p>
          </table:table-cell>
          <table:table-cell table:formula="of:=INDEX([.E$3:.E$531];ROW()-2)-INDEX([.E$3:.E$531];(ROW()-(FLOOR((ROW()-3)/23)*23+3))*23+FLOOR((ROW()-3)/23+1))" office:value-type="float" office:value="0.0247886417595424" calcext:value-type="float">
            <text:p>0.0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9.716850533656" calcext:value-type="float">
            <text:p>189.717</text:p>
          </table:table-cell>
          <table:table-cell table:formula="of:=INDEX([.K$3:.K$531];ROW()-2)-INDEX([.K$3:.K$531];(ROW()-(FLOOR((ROW()-3)/23)*23+3))*23+FLOOR((ROW()-3)/23+1))" office:value-type="float" office:value="0.355977359865307" calcext:value-type="float">
            <text:p>0.35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6.1175617766663" calcext:value-type="float">
            <text:p>86.118</text:p>
          </table:table-cell>
          <table:table-cell table:formula="of:=INDEX([.E$3:.E$531];ROW()-2)-INDEX([.E$3:.E$531];(ROW()-(FLOOR((ROW()-3)/23)*23+3))*23+FLOOR((ROW()-3)/23+1))" office:value-type="float" office:value="0.202528563790267" calcext:value-type="float">
            <text:p>0.2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0.022763230025" calcext:value-type="float">
            <text:p>230.023</text:p>
          </table:table-cell>
          <table:table-cell table:formula="of:=INDEX([.K$3:.K$531];ROW()-2)-INDEX([.K$3:.K$531];(ROW()-(FLOOR((ROW()-3)/23)*23+3))*23+FLOOR((ROW()-3)/23+1))" office:value-type="float" office:value="0.828169942925115" calcext:value-type="float">
            <text:p>0.82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0361639833141" calcext:value-type="float">
            <text:p>40.036</text:p>
          </table:table-cell>
          <table:table-cell table:formula="of:=INDEX([.E$3:.E$531];ROW()-2)-INDEX([.E$3:.E$531];(ROW()-(FLOOR((ROW()-3)/23)*23+3))*23+FLOOR((ROW()-3)/23+1))" office:value-type="float" office:value="-36.2430269000159" calcext:value-type="float">
            <text:p>-36.2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2.56742805768" calcext:value-type="float">
            <text:p>252.567</text:p>
          </table:table-cell>
          <table:table-cell table:formula="of:=INDEX([.K$3:.K$531];ROW()-2)-INDEX([.K$3:.K$531];(ROW()-(FLOOR((ROW()-3)/23)*23+3))*23+FLOOR((ROW()-3)/23+1))" office:value-type="float" office:value="49.0584805066852" calcext:value-type="float">
            <text:p>49.0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0.567944844441" calcext:value-type="float">
            <text:p>150.568</text:p>
          </table:table-cell>
          <table:table-cell table:formula="of:=INDEX([.E$3:.E$531];ROW()-2)-INDEX([.E$3:.E$531];(ROW()-(FLOOR((ROW()-3)/23)*23+3))*23+FLOOR((ROW()-3)/23+1))" office:value-type="float" office:value="0.342184025853498" calcext:value-type="float">
            <text:p>0.34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2.463422655842" calcext:value-type="float">
            <text:p>402.463</text:p>
          </table:table-cell>
          <table:table-cell table:formula="of:=INDEX([.K$3:.K$531];ROW()-2)-INDEX([.K$3:.K$531];(ROW()-(FLOOR((ROW()-3)/23)*23+3))*23+FLOOR((ROW()-3)/23+1))" office:value-type="float" office:value="0.738187069039441" calcext:value-type="float">
            <text:p>0.7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7480766202445" calcext:value-type="float">
            <text:p>42.748</text:p>
          </table:table-cell>
          <table:table-cell table:formula="of:=INDEX([.E$3:.E$531];ROW()-2)-INDEX([.E$3:.E$531];(ROW()-(FLOOR((ROW()-3)/23)*23+3))*23+FLOOR((ROW()-3)/23+1))" office:value-type="float" office:value="-39.1966884872883" calcext:value-type="float">
            <text:p>-39.1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1.004386042793" calcext:value-type="float">
            <text:p>271.004</text:p>
          </table:table-cell>
          <table:table-cell table:formula="of:=INDEX([.K$3:.K$531];ROW()-2)-INDEX([.K$3:.K$531];(ROW()-(FLOOR((ROW()-3)/23)*23+3))*23+FLOOR((ROW()-3)/23+1))" office:value-type="float" office:value="52.2958750328395" calcext:value-type="float">
            <text:p>52.2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2.3068366268962" calcext:value-type="float">
            <text:p>52.307</text:p>
          </table:table-cell>
          <table:table-cell table:formula="of:=INDEX([.E$3:.E$531];ROW()-2)-INDEX([.E$3:.E$531];(ROW()-(FLOOR((ROW()-3)/23)*23+3))*23+FLOOR((ROW()-3)/23+1))" office:value-type="float" office:value="-147.999586069328" calcext:value-type="float">
            <text:p>-148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6.063195301828" calcext:value-type="float">
            <text:p>166.063</text:p>
          </table:table-cell>
          <table:table-cell table:formula="of:=INDEX([.K$3:.K$531];ROW()-2)-INDEX([.K$3:.K$531];(ROW()-(FLOOR((ROW()-3)/23)*23+3))*23+FLOOR((ROW()-3)/23+1))" office:value-type="float" office:value="-369.855434148599" calcext:value-type="float">
            <text:p>-369.8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1.7732079399949" calcext:value-type="float">
            <text:p>41.773</text:p>
          </table:table-cell>
          <table:table-cell table:formula="of:=INDEX([.E$3:.E$531];ROW()-2)-INDEX([.E$3:.E$531];(ROW()-(FLOOR((ROW()-3)/23)*23+3))*23+FLOOR((ROW()-3)/23+1))" office:value-type="float" office:value="-115.875292279552" calcext:value-type="float">
            <text:p>-115.8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919555298632" calcext:value-type="float">
            <text:p>131.920</text:p>
          </table:table-cell>
          <table:table-cell table:formula="of:=INDEX([.K$3:.K$531];ROW()-2)-INDEX([.K$3:.K$531];(ROW()-(FLOOR((ROW()-3)/23)*23+3))*23+FLOOR((ROW()-3)/23+1))" office:value-type="float" office:value="-289.054361006606" calcext:value-type="float">
            <text:p>-289.05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6.1000865758026" calcext:value-type="float">
            <text:p>86.100</text:p>
          </table:table-cell>
          <table:table-cell table:formula="of:=INDEX([.E$3:.E$531];ROW()-2)-INDEX([.E$3:.E$531];(ROW()-(FLOOR((ROW()-3)/23)*23+3))*23+FLOOR((ROW()-3)/23+1))" office:value-type="float" office:value="1.12917237074781" calcext:value-type="float">
            <text:p>1.12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67.29971808774" calcext:value-type="float">
            <text:p>267.300</text:p>
          </table:table-cell>
          <table:table-cell table:formula="of:=INDEX([.K$3:.K$531];ROW()-2)-INDEX([.K$3:.K$531];(ROW()-(FLOOR((ROW()-3)/23)*23+3))*23+FLOOR((ROW()-3)/23+1))" office:value-type="float" office:value="40.7011401497126" calcext:value-type="float">
            <text:p>40.7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7.5532858533686" calcext:value-type="float">
            <text:p>47.553</text:p>
          </table:table-cell>
          <table:table-cell table:formula="of:=INDEX([.E$3:.E$531];ROW()-2)-INDEX([.E$3:.E$531];(ROW()-(FLOOR((ROW()-3)/23)*23+3))*23+FLOOR((ROW()-3)/23+1))" office:value-type="float" office:value="-133.556044767022" calcext:value-type="float">
            <text:p>-133.55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0.839006045757" calcext:value-type="float">
            <text:p>150.839</text:p>
          </table:table-cell>
          <table:table-cell table:formula="of:=INDEX([.K$3:.K$531];ROW()-2)-INDEX([.K$3:.K$531];(ROW()-(FLOOR((ROW()-3)/23)*23+3))*23+FLOOR((ROW()-3)/23+1))" office:value-type="float" office:value="-333.878614607843" calcext:value-type="float">
            <text:p>-333.8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0.960391937742" calcext:value-type="float">
            <text:p>170.960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5.414441218821" calcext:value-type="float">
            <text:p>455.414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1.307215951403" calcext:value-type="float">
            <text:p>151.307</text:p>
          </table:table-cell>
          <table:table-cell table:formula="of:=INDEX([.E$3:.E$531];ROW()-2)-INDEX([.E$3:.E$531];(ROW()-(FLOOR((ROW()-3)/23)*23+3))*23+FLOOR((ROW()-3)/23+1))" office:value-type="float" office:value="0.585650805753659" calcext:value-type="float">
            <text:p>0.5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4.291056523588" calcext:value-type="float">
            <text:p>404.291</text:p>
          </table:table-cell>
          <table:table-cell table:formula="of:=INDEX([.K$3:.K$531];ROW()-2)-INDEX([.K$3:.K$531];(ROW()-(FLOOR((ROW()-3)/23)*23+3))*23+FLOOR((ROW()-3)/23+1))" office:value-type="float" office:value="1.27843295324209" calcext:value-type="float">
            <text:p>1.27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3.0257648218363" calcext:value-type="float">
            <text:p>63.026</text:p>
          </table:table-cell>
          <table:table-cell table:formula="of:=INDEX([.E$3:.E$531];ROW()-2)-INDEX([.E$3:.E$531];(ROW()-(FLOOR((ROW()-3)/23)*23+3))*23+FLOOR((ROW()-3)/23+1))" office:value-type="float" office:value="-69.5931225388811" calcext:value-type="float">
            <text:p>-69.59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9.969893725404" calcext:value-type="float">
            <text:p>149.970</text:p>
          </table:table-cell>
          <table:table-cell table:formula="of:=INDEX([.K$3:.K$531];ROW()-2)-INDEX([.K$3:.K$531];(ROW()-(FLOOR((ROW()-3)/23)*23+3))*23+FLOOR((ROW()-3)/23+1))" office:value-type="float" office:value="-204.515929421522" calcext:value-type="float">
            <text:p>-204.5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6671864932365" calcext:value-type="float">
            <text:p>12.667</text:p>
          </table:table-cell>
          <table:table-cell table:formula="of:=INDEX([.E$3:.E$531];ROW()-2)-INDEX([.E$3:.E$531];(ROW()-(FLOOR((ROW()-3)/23)*23+3))*23+FLOOR((ROW()-3)/23+1))" office:value-type="float" office:value="-10.7236100519367" calcext:value-type="float">
            <text:p>-10.7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2461079941023" calcext:value-type="float">
            <text:p>78.246</text:p>
          </table:table-cell>
          <table:table-cell table:formula="of:=INDEX([.K$3:.K$531];ROW()-2)-INDEX([.K$3:.K$531];(ROW()-(FLOOR((ROW()-3)/23)*23+3))*23+FLOOR((ROW()-3)/23+1))" office:value-type="float" office:value="15.9205608332017" calcext:value-type="float">
            <text:p>15.9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6.642750053609" calcext:value-type="float">
            <text:p>146.643</text:p>
          </table:table-cell>
          <table:table-cell table:formula="of:=INDEX([.E$3:.E$531];ROW()-2)-INDEX([.E$3:.E$531];(ROW()-(FLOOR((ROW()-3)/23)*23+3))*23+FLOOR((ROW()-3)/23+1))" office:value-type="float" office:value="-161.323941160956" calcext:value-type="float">
            <text:p>-161.3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8.897930767965" calcext:value-type="float">
            <text:p>348.898</text:p>
          </table:table-cell>
          <table:table-cell table:formula="of:=INDEX([.K$3:.K$531];ROW()-2)-INDEX([.K$3:.K$531];(ROW()-(FLOOR((ROW()-3)/23)*23+3))*23+FLOOR((ROW()-3)/23+1))" office:value-type="float" office:value="-477.272392286011" calcext:value-type="float">
            <text:p>-477.2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5.0531403990326" calcext:value-type="float">
            <text:p>35.053</text:p>
          </table:table-cell>
          <table:table-cell table:formula="of:=INDEX([.E$3:.E$531];ROW()-2)-INDEX([.E$3:.E$531];(ROW()-(FLOOR((ROW()-3)/23)*23+3))*23+FLOOR((ROW()-3)/23+1))" office:value-type="float" office:value="-31.7538807379659" calcext:value-type="float">
            <text:p>-31.7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1.049644448245" calcext:value-type="float">
            <text:p>221.050</text:p>
          </table:table-cell>
          <table:table-cell table:formula="of:=INDEX([.K$3:.K$531];ROW()-2)-INDEX([.K$3:.K$531];(ROW()-(FLOOR((ROW()-3)/23)*23+3))*23+FLOOR((ROW()-3)/23+1))" office:value-type="float" office:value="42.8729897578346" calcext:value-type="float">
            <text:p>42.8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1.746547382759" calcext:value-type="float">
            <text:p>121.747</text:p>
          </table:table-cell>
          <table:table-cell table:formula="of:=INDEX([.E$3:.E$531];ROW()-2)-INDEX([.E$3:.E$531];(ROW()-(FLOOR((ROW()-3)/23)*23+3))*23+FLOOR((ROW()-3)/23+1))" office:value-type="float" office:value="1.92672301121345" calcext:value-type="float">
            <text:p>1.92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77.882672047405" calcext:value-type="float">
            <text:p>377.883</text:p>
          </table:table-cell>
          <table:table-cell table:formula="of:=INDEX([.K$3:.K$531];ROW()-2)-INDEX([.K$3:.K$531];(ROW()-(FLOOR((ROW()-3)/23)*23+3))*23+FLOOR((ROW()-3)/23+1))" office:value-type="float" office:value="57.9622996488903" calcext:value-type="float">
            <text:p>57.9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4859935850768" calcext:value-type="float">
            <text:p>42.486</text:p>
          </table:table-cell>
          <table:table-cell table:formula="of:=INDEX([.E$3:.E$531];ROW()-2)-INDEX([.E$3:.E$531];(ROW()-(FLOOR((ROW()-3)/23)*23+3))*23+FLOOR((ROW()-3)/23+1))" office:value-type="float" office:value="7.06105383234386" calcext:value-type="float">
            <text:p>7.06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0.493010121004" calcext:value-type="float">
            <text:p>120.493</text:p>
          </table:table-cell>
          <table:table-cell table:formula="of:=INDEX([.K$3:.K$531];ROW()-2)-INDEX([.K$3:.K$531];(ROW()-(FLOOR((ROW()-3)/23)*23+3))*23+FLOOR((ROW()-3)/23+1))" office:value-type="float" office:value="26.0802539973976" calcext:value-type="float">
            <text:p>26.0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4.728886277054" calcext:value-type="float">
            <text:p>64.729</text:p>
          </table:table-cell>
          <table:table-cell table:formula="of:=INDEX([.E$3:.E$531];ROW()-2)-INDEX([.E$3:.E$531];(ROW()-(FLOOR((ROW()-3)/23)*23+3))*23+FLOOR((ROW()-3)/23+1))" office:value-type="float" office:value="11.1783575170903" calcext:value-type="float">
            <text:p>11.1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3.366055287932" calcext:value-type="float">
            <text:p>183.366</text:p>
          </table:table-cell>
          <table:table-cell table:formula="of:=INDEX([.K$3:.K$531];ROW()-2)-INDEX([.K$3:.K$531];(ROW()-(FLOOR((ROW()-3)/23)*23+3))*23+FLOOR((ROW()-3)/23+1))" office:value-type="float" office:value="40.6139417051823" calcext:value-type="float">
            <text:p>40.6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0.6216814378989" calcext:value-type="float">
            <text:p>50.622</text:p>
          </table:table-cell>
          <table:table-cell table:formula="of:=INDEX([.E$3:.E$531];ROW()-2)-INDEX([.E$3:.E$531];(ROW()-(FLOOR((ROW()-3)/23)*23+3))*23+FLOOR((ROW()-3)/23+1))" office:value-type="float" office:value="7.82918100012392" calcext:value-type="float">
            <text:p>7.829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258496606121528" calcext:value-type="float">
            <text:p>0.026</text:p>
          </table:table-cell>
          <table:table-cell table:formula="of:=[.G348]+(1/(1+EXP(-4*([.G348]-(1/23))))-0.5)" office:value-type="float" office:value="0.0082283612536962" calcext:value-type="float">
            <text:p>0.008</text:p>
          </table:table-cell>
          <table:table-cell table:formula="of:=SUM([.F348:.F370])" office:value-type="float" office:value="-632.008028069079" calcext:value-type="float">
            <text:p>-632.008</text:p>
          </table:table-cell>
          <table:table-cell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871842176037" calcext:value-type="float">
            <text:p>143.872</text:p>
          </table:table-cell>
          <table:table-cell table:formula="of:=INDEX([.K$3:.K$531];ROW()-2)-INDEX([.K$3:.K$531];(ROW()-(FLOOR((ROW()-3)/23)*23+3))*23+FLOOR((ROW()-3)/23+1))" office:value-type="float" office:value="29.8086502488098" calcext:value-type="float">
            <text:p>29.809</text:p>
          </table:table-cell>
          <table:table-cell table:formula="of:=INDEX([.E$3:.E$531];(ROW()-(FLOOR((ROW()-3)/23)*23+3))*23+FLOOR((ROW()-3)/23+1))" office:value-type="float" office:value="42.792500437775" calcext:value-type="float">
            <text:p>42.793</text:p>
          </table:table-cell>
          <table:table-cell table:formula="of:=SUM([.L348:.L370])" office:value-type="float" office:value="-482.572125995541" calcext:value-type="float">
            <text:p>-482.572</text:p>
          </table:table-cell>
          <table:table-cell table:number-columns-repeated="7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9.5595871721641" calcext:value-type="float">
            <text:p>79.560</text:p>
          </table:table-cell>
          <table:table-cell table:formula="of:=INDEX([.E$3:.E$531];ROW()-2)-INDEX([.E$3:.E$531];(ROW()-(FLOOR((ROW()-3)/23)*23+3))*23+FLOOR((ROW()-3)/23+1))" office:value-type="float" office:value="-23.4576265284234" calcext:value-type="float">
            <text:p>-23.458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406266301005112" calcext:value-type="float">
            <text:p>0.041</text:p>
          </table:table-cell>
          <table:table-cell table:formula="of:=[.G349]+(1/(1+EXP(-4*([.G349]-(1/23))))-0.5)" office:value-type="float" office:value="0.0377750302495688" calcext:value-type="float">
            <text:p>0.038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07.679752895298" calcext:value-type="float">
            <text:p>507.680</text:p>
          </table:table-cell>
          <table:table-cell table:formula="of:=INDEX([.K$3:.K$531];ROW()-2)-INDEX([.K$3:.K$531];(ROW()-(FLOOR((ROW()-3)/23)*23+3))*23+FLOOR((ROW()-3)/23+1))" office:value-type="float" office:value="232.750988159728" calcext:value-type="float">
            <text:p>232.751</text:p>
          </table:table-cell>
          <table:table-cell table:formula="of:=INDEX([.E$3:.E$531];(ROW()-(FLOOR((ROW()-3)/23)*23+3))*23+FLOOR((ROW()-3)/23+1))" office:value-type="float" office:value="103.017213700588" calcext:value-type="float">
            <text:p>103.017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 table:formula="of:=INDEX([$Populations.$Q$2:$Populations.$Q$24];FLOOR((ROW()-3)/23)+1)*1.5*365/(1000*2000*0.8^2)-SUM([.F348:.F370])" office:value-type="float" office:value="2590.3192878347" calcext:value-type="float">
            <text:p>2,590.319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6.092558429892" calcext:value-type="float">
            <text:p>106.093</text:p>
          </table:table-cell>
          <table:table-cell table:formula="of:=INDEX([.E$3:.E$531];ROW()-2)-INDEX([.E$3:.E$531];(ROW()-(FLOOR((ROW()-3)/23)*23+3))*23+FLOOR((ROW()-3)/23+1))" office:value-type="float" office:value="-0.345559435171154" calcext:value-type="float">
            <text:p>-0.34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541755340990021" calcext:value-type="float">
            <text:p>0.054</text:p>
          </table:table-cell>
          <table:table-cell table:formula="of:=[.G350]+(1/(1+EXP(-4*([.G350]-(1/23))))-0.5)" office:value-type="float" office:value="0.0648711754849805" calcext:value-type="float">
            <text:p>0.065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3.659374656812" calcext:value-type="float">
            <text:p>283.659</text:p>
          </table:table-cell>
          <table:table-cell table:formula="of:=INDEX([.K$3:.K$531];ROW()-2)-INDEX([.K$3:.K$531];(ROW()-(FLOOR((ROW()-3)/23)*23+3))*23+FLOOR((ROW()-3)/23+1))" office:value-type="float" office:value="-0.503334427010827" calcext:value-type="float">
            <text:p>-0.503</text:p>
          </table:table-cell>
          <table:table-cell table:formula="of:=INDEX([.E$3:.E$531];(ROW()-(FLOOR((ROW()-3)/23)*23+3))*23+FLOOR((ROW()-3)/23+1))" office:value-type="float" office:value="106.438117865063" calcext:value-type="float">
            <text:p>106.43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8.610047664252" calcext:value-type="float">
            <text:p>378.610</text:p>
          </table:table-cell>
          <table:table-cell table:formula="of:=INDEX([.E$3:.E$531];ROW()-2)-INDEX([.E$3:.E$531];(ROW()-(FLOOR((ROW()-3)/23)*23+3))*23+FLOOR((ROW()-3)/23+1))" office:value-type="float" office:value="85.0053334574196" calcext:value-type="float">
            <text:p>85.005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19333496949283" calcext:value-type="float">
            <text:p>0.193</text:p>
          </table:table-cell>
          <table:table-cell table:formula="of:=[.G351]+(1/(1+EXP(-4*([.G351]-(1/23))))-0.5)" office:value-type="float" office:value="0.338860133538627" calcext:value-type="float">
            <text:p>0.339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74.37595788166" calcext:value-type="float">
            <text:p>1,274.376</text:p>
          </table:table-cell>
          <table:table-cell table:formula="of:=INDEX([.K$3:.K$531];ROW()-2)-INDEX([.K$3:.K$531];(ROW()-(FLOOR((ROW()-3)/23)*23+3))*23+FLOOR((ROW()-3)/23+1))" office:value-type="float" office:value="487.433478039247" calcext:value-type="float">
            <text:p>487.433</text:p>
          </table:table-cell>
          <table:table-cell table:formula="of:=INDEX([.E$3:.E$531];(ROW()-(FLOOR((ROW()-3)/23)*23+3))*23+FLOOR((ROW()-3)/23+1))" office:value-type="float" office:value="293.604714206833" calcext:value-type="float">
            <text:p>293.605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 table:formula="of:=INDEX([$Populations.$Q$2:$Populations.$Q$24];FLOOR((ROW()-3)/23)+1)*12.33*365/(1000*2000*2*0.8)-SUM([.L349:.L370])" office:value-type="float" office:value="6951.30819835373" calcext:value-type="float">
            <text:p>6,951.308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3037857686056" calcext:value-type="float">
            <text:p>26.304</text:p>
          </table:table-cell>
          <table:table-cell table:formula="of:=INDEX([.E$3:.E$531];ROW()-2)-INDEX([.E$3:.E$531];(ROW()-(FLOOR((ROW()-3)/23)*23+3))*23+FLOOR((ROW()-3)/23+1))" office:value-type="float" office:value="-24.1132383888928" calcext:value-type="float">
            <text:p>-24.113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13431871791287" calcext:value-type="float">
            <text:p>0.013</text:p>
          </table:table-cell>
          <table:table-cell table:formula="of:=[.G352]+(1/(1+EXP(-4*([.G352]-(1/23))))-0.5)" office:value-type="float" office:value="-0.0165784021937377" calcext:value-type="float">
            <text:p>-0.017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6.236521482773" calcext:value-type="float">
            <text:p>166.237</text:p>
          </table:table-cell>
          <table:table-cell table:formula="of:=INDEX([.K$3:.K$531];ROW()-2)-INDEX([.K$3:.K$531];(ROW()-(FLOOR((ROW()-3)/23)*23+3))*23+FLOOR((ROW()-3)/23+1))" office:value-type="float" office:value="31.8100913399726" calcext:value-type="float">
            <text:p>31.810</text:p>
          </table:table-cell>
          <table:table-cell table:formula="of:=INDEX([.E$3:.E$531];(ROW()-(FLOOR((ROW()-3)/23)*23+3))*23+FLOOR((ROW()-3)/23+1))" office:value-type="float" office:value="50.4170241574983" calcext:value-type="float">
            <text:p>50.417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5.3233278246536" calcext:value-type="float">
            <text:p>65.323</text:p>
          </table:table-cell>
          <table:table-cell table:formula="of:=INDEX([.E$3:.E$531];ROW()-2)-INDEX([.E$3:.E$531];(ROW()-(FLOOR((ROW()-3)/23)*23+3))*23+FLOOR((ROW()-3)/23+1))" office:value-type="float" office:value="-0.184876233503772" calcext:value-type="float">
            <text:p>-0.185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333569689184505" calcext:value-type="float">
            <text:p>0.033</text:p>
          </table:table-cell>
          <table:table-cell table:formula="of:=[.G353]+(1/(1+EXP(-4*([.G353]-(1/23))))-0.5)" office:value-type="float" office:value="0.0232370591817471" calcext:value-type="float">
            <text:p>0.023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4.632703885342" calcext:value-type="float">
            <text:p>174.633</text:p>
          </table:table-cell>
          <table:table-cell table:formula="of:=INDEX([.K$3:.K$531];ROW()-2)-INDEX([.K$3:.K$531];(ROW()-(FLOOR((ROW()-3)/23)*23+3))*23+FLOOR((ROW()-3)/23+1))" office:value-type="float" office:value="-0.111586037476997" calcext:value-type="float">
            <text:p>-0.112</text:p>
          </table:table-cell>
          <table:table-cell table:formula="of:=INDEX([.E$3:.E$531];(ROW()-(FLOOR((ROW()-3)/23)*23+3))*23+FLOOR((ROW()-3)/23+1))" office:value-type="float" office:value="65.5082040581574" calcext:value-type="float">
            <text:p>65.50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7332144995821" calcext:value-type="float">
            <text:p>78.733</text:p>
          </table:table-cell>
          <table:table-cell table:formula="of:=INDEX([.E$3:.E$531];ROW()-2)-INDEX([.E$3:.E$531];(ROW()-(FLOOR((ROW()-3)/23)*23+3))*23+FLOOR((ROW()-3)/23+1))" office:value-type="float" office:value="-0.415616100456774" calcext:value-type="float">
            <text:p>-0.41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402046478091563" calcext:value-type="float">
            <text:p>0.040</text:p>
          </table:table-cell>
          <table:table-cell table:formula="of:=[.G354]+(1/(1+EXP(-4*([.G354]-(1/23))))-0.5)" office:value-type="float" office:value="0.0369310815236965" calcext:value-type="float">
            <text:p>0.037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0.530015367442" calcext:value-type="float">
            <text:p>210.530</text:p>
          </table:table-cell>
          <table:table-cell table:formula="of:=INDEX([.K$3:.K$531];ROW()-2)-INDEX([.K$3:.K$531];(ROW()-(FLOOR((ROW()-3)/23)*23+3))*23+FLOOR((ROW()-3)/23+1))" office:value-type="float" office:value="-0.637456438092414" calcext:value-type="float">
            <text:p>-0.637</text:p>
          </table:table-cell>
          <table:table-cell table:formula="of:=INDEX([.E$3:.E$531];(ROW()-(FLOOR((ROW()-3)/23)*23+3))*23+FLOOR((ROW()-3)/23+1))" office:value-type="float" office:value="79.1488306000389" calcext:value-type="float">
            <text:p>79.149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8908375056257" calcext:value-type="float">
            <text:p>37.891</text:p>
          </table:table-cell>
          <table:table-cell table:formula="of:=INDEX([.E$3:.E$531];ROW()-2)-INDEX([.E$3:.E$531];(ROW()-(FLOOR((ROW()-3)/23)*23+3))*23+FLOOR((ROW()-3)/23+1))" office:value-type="float" office:value="-32.7856185701325" calcext:value-type="float">
            <text:p>-32.78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193487308601599" calcext:value-type="float">
            <text:p>0.019</text:p>
          </table:table-cell>
          <table:table-cell table:formula="of:=[.G355]+(1/(1+EXP(-4*([.G355]-(1/23))))-0.5)" office:value-type="float" office:value="-0.00476208453238701" calcext:value-type="float">
            <text:p>-0.005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5.170506853953" calcext:value-type="float">
            <text:p>235.171</text:p>
          </table:table-cell>
          <table:table-cell table:formula="of:=INDEX([.K$3:.K$531];ROW()-2)-INDEX([.K$3:.K$531];(ROW()-(FLOOR((ROW()-3)/23)*23+3))*23+FLOOR((ROW()-3)/23+1))" office:value-type="float" office:value="46.6701442139518" calcext:value-type="float">
            <text:p>46.670</text:p>
          </table:table-cell>
          <table:table-cell table:formula="of:=INDEX([.E$3:.E$531];(ROW()-(FLOOR((ROW()-3)/23)*23+3))*23+FLOOR((ROW()-3)/23+1))" office:value-type="float" office:value="70.6764560757583" calcext:value-type="float">
            <text:p>70.676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0.158767950872" calcext:value-type="float">
            <text:p>140.159</text:p>
          </table:table-cell>
          <table:table-cell table:formula="of:=INDEX([.E$3:.E$531];ROW()-2)-INDEX([.E$3:.E$531];(ROW()-(FLOOR((ROW()-3)/23)*23+3))*23+FLOOR((ROW()-3)/23+1))" office:value-type="float" office:value="-0.123171000974025" calcext:value-type="float">
            <text:p>-0.123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715712414213697" calcext:value-type="float">
            <text:p>0.072</text:p>
          </table:table-cell>
          <table:table-cell table:formula="of:=[.G356]+(1/(1+EXP(-4*([.G356]-(1/23))))-0.5)" office:value-type="float" office:value="0.0996346973649634" calcext:value-type="float">
            <text:p>0.100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74.547483310474" calcext:value-type="float">
            <text:p>374.547</text:p>
          </table:table-cell>
          <table:table-cell table:formula="of:=INDEX([.K$3:.K$531];ROW()-2)-INDEX([.K$3:.K$531];(ROW()-(FLOOR((ROW()-3)/23)*23+3))*23+FLOOR((ROW()-3)/23+1))" office:value-type="float" office:value="-0.247580241357468" calcext:value-type="float">
            <text:p>-0.248</text:p>
          </table:table-cell>
          <table:table-cell table:formula="of:=INDEX([.E$3:.E$531];(ROW()-(FLOOR((ROW()-3)/23)*23+3))*23+FLOOR((ROW()-3)/23+1))" office:value-type="float" office:value="140.281938951846" calcext:value-type="float">
            <text:p>140.282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1294594047601" calcext:value-type="float">
            <text:p>40.129</text:p>
          </table:table-cell>
          <table:table-cell table:formula="of:=INDEX([.E$3:.E$531];ROW()-2)-INDEX([.E$3:.E$531];(ROW()-(FLOOR((ROW()-3)/23)*23+3))*23+FLOOR((ROW()-3)/23+1))" office:value-type="float" office:value="-35.7342789627199" calcext:value-type="float">
            <text:p>-35.734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204918698213291" calcext:value-type="float">
            <text:p>0.020</text:p>
          </table:table-cell>
          <table:table-cell table:formula="of:=[.G357]+(1/(1+EXP(-4*([.G357]-(1/23))))-0.5)" office:value-type="float" office:value="-0.00247834101833625" calcext:value-type="float">
            <text:p>-0.002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1.512625163289" calcext:value-type="float">
            <text:p>251.513</text:p>
          </table:table-cell>
          <table:table-cell table:formula="of:=INDEX([.K$3:.K$531];ROW()-2)-INDEX([.K$3:.K$531];(ROW()-(FLOOR((ROW()-3)/23)*23+3))*23+FLOOR((ROW()-3)/23+1))" office:value-type="float" office:value="49.0870854437523" calcext:value-type="float">
            <text:p>49.087</text:p>
          </table:table-cell>
          <table:table-cell table:formula="of:=INDEX([.E$3:.E$531];(ROW()-(FLOOR((ROW()-3)/23)*23+3))*23+FLOOR((ROW()-3)/23+1))" office:value-type="float" office:value="75.86373836748" calcext:value-type="float">
            <text:p>75.864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8.1119219151617" calcext:value-type="float">
            <text:p>48.112</text:p>
          </table:table-cell>
          <table:table-cell table:formula="of:=INDEX([.E$3:.E$531];ROW()-2)-INDEX([.E$3:.E$531];(ROW()-(FLOOR((ROW()-3)/23)*23+3))*23+FLOOR((ROW()-3)/23+1))" office:value-type="float" office:value="-136.906105380969" calcext:value-type="float">
            <text:p>-136.90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245680668357694" calcext:value-type="float">
            <text:p>0.025</text:p>
          </table:table-cell>
          <table:table-cell table:formula="of:=[.G358]+(1/(1+EXP(-4*([.G358]-(1/23))))-0.5)" office:value-type="float" office:value="0.00566688391177881" calcext:value-type="float">
            <text:p>0.006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2.857110697437" calcext:value-type="float">
            <text:p>152.857</text:p>
          </table:table-cell>
          <table:table-cell table:formula="of:=INDEX([.K$3:.K$531];ROW()-2)-INDEX([.K$3:.K$531];(ROW()-(FLOOR((ROW()-3)/23)*23+3))*23+FLOOR((ROW()-3)/23+1))" office:value-type="float" office:value="-342.113603605614" calcext:value-type="float">
            <text:p>-342.114</text:p>
          </table:table-cell>
          <table:table-cell table:formula="of:=INDEX([.E$3:.E$531];(ROW()-(FLOOR((ROW()-3)/23)*23+3))*23+FLOOR((ROW()-3)/23+1))" office:value-type="float" office:value="185.018027296131" calcext:value-type="float">
            <text:p>185.01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5023756464697" calcext:value-type="float">
            <text:p>37.502</text:p>
          </table:table-cell>
          <table:table-cell table:formula="of:=INDEX([.E$3:.E$531];ROW()-2)-INDEX([.E$3:.E$531];(ROW()-(FLOOR((ROW()-3)/23)*23+3))*23+FLOOR((ROW()-3)/23+1))" office:value-type="float" office:value="-107.195823526115" calcext:value-type="float">
            <text:p>-107.19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191503651217111" calcext:value-type="float">
            <text:p>0.019</text:p>
          </table:table-cell>
          <table:table-cell table:formula="of:=[.G359]+(1/(1+EXP(-4*([.G359]-(1/23))))-0.5)" office:value-type="float" office:value="-0.00515835094791141" calcext:value-type="float">
            <text:p>-0.005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9.15090455663" calcext:value-type="float">
            <text:p>119.151</text:p>
          </table:table-cell>
          <table:table-cell table:formula="of:=INDEX([.K$3:.K$531];ROW()-2)-INDEX([.K$3:.K$531];(ROW()-(FLOOR((ROW()-3)/23)*23+3))*23+FLOOR((ROW()-3)/23+1))" office:value-type="float" office:value="-267.390033434716" calcext:value-type="float">
            <text:p>-267.390</text:p>
          </table:table-cell>
          <table:table-cell table:formula="of:=INDEX([.E$3:.E$531];(ROW()-(FLOOR((ROW()-3)/23)*23+3))*23+FLOOR((ROW()-3)/23+1))" office:value-type="float" office:value="144.698199172584" calcext:value-type="float">
            <text:p>144.69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8.7058469420663" calcext:value-type="float">
            <text:p>78.706</text:p>
          </table:table-cell>
          <table:table-cell table:formula="of:=INDEX([.E$3:.E$531];ROW()-2)-INDEX([.E$3:.E$531];(ROW()-(FLOOR((ROW()-3)/23)*23+3))*23+FLOOR((ROW()-3)/23+1))" office:value-type="float" office:value="0.428175692836376" calcext:value-type="float">
            <text:p>0.428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401906727286478" calcext:value-type="float">
            <text:p>0.040</text:p>
          </table:table-cell>
          <table:table-cell table:formula="of:=[.G360]+(1/(1+EXP(-4*([.G360]-(1/23))))-0.5)" office:value-type="float" office:value="0.0369031319642814" calcext:value-type="float">
            <text:p>0.037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4.830264246151" calcext:value-type="float">
            <text:p>244.830</text:p>
          </table:table-cell>
          <table:table-cell table:formula="of:=INDEX([.K$3:.K$531];ROW()-2)-INDEX([.K$3:.K$531];(ROW()-(FLOOR((ROW()-3)/23)*23+3))*23+FLOOR((ROW()-3)/23+1))" office:value-type="float" office:value="36.0580585532319" calcext:value-type="float">
            <text:p>36.058</text:p>
          </table:table-cell>
          <table:table-cell table:formula="of:=INDEX([.E$3:.E$531];(ROW()-(FLOOR((ROW()-3)/23)*23+3))*23+FLOOR((ROW()-3)/23+1))" office:value-type="float" office:value="78.2776712492299" calcext:value-type="float">
            <text:p>78.27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5.7609671702062" calcext:value-type="float">
            <text:p>45.761</text:p>
          </table:table-cell>
          <table:table-cell table:formula="of:=INDEX([.E$3:.E$531];ROW()-2)-INDEX([.E$3:.E$531];(ROW()-(FLOOR((ROW()-3)/23)*23+3))*23+FLOOR((ROW()-3)/23+1))" office:value-type="float" office:value="-124.457362402577" calcext:value-type="float">
            <text:p>-124.457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233675657748519" calcext:value-type="float">
            <text:p>0.023</text:p>
          </table:table-cell>
          <table:table-cell table:formula="of:=[.G361]+(1/(1+EXP(-4*([.G361]-(1/23))))-0.5)" office:value-type="float" office:value="0.00326770842794058" calcext:value-type="float">
            <text:p>0.003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3.84382564835" calcext:value-type="float">
            <text:p>143.844</text:p>
          </table:table-cell>
          <table:table-cell table:formula="of:=INDEX([.K$3:.K$531];ROW()-2)-INDEX([.K$3:.K$531];(ROW()-(FLOOR((ROW()-3)/23)*23+3))*23+FLOOR((ROW()-3)/23+1))" office:value-type="float" office:value="-311.097982376476" calcext:value-type="float">
            <text:p>-311.098</text:p>
          </table:table-cell>
          <table:table-cell table:formula="of:=INDEX([.E$3:.E$531];(ROW()-(FLOOR((ROW()-3)/23)*23+3))*23+FLOOR((ROW()-3)/23+1))" office:value-type="float" office:value="170.218329572784" calcext:value-type="float">
            <text:p>170.218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0.72156514565" calcext:value-type="float">
            <text:p>150.722</text:p>
          </table:table-cell>
          <table:table-cell table:formula="of:=INDEX([.E$3:.E$531];ROW()-2)-INDEX([.E$3:.E$531];(ROW()-(FLOOR((ROW()-3)/23)*23+3))*23+FLOOR((ROW()-3)/23+1))" office:value-type="float" office:value="-0.585650805753659" calcext:value-type="float">
            <text:p>-0.586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769650709988198" calcext:value-type="float">
            <text:p>0.077</text:p>
          </table:table-cell>
          <table:table-cell table:formula="of:=[.G362]+(1/(1+EXP(-4*([.G362]-(1/23))))-0.5)" office:value-type="float" office:value="0.110401902815917" calcext:value-type="float">
            <text:p>0.110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3.012623570346" calcext:value-type="float">
            <text:p>403.013</text:p>
          </table:table-cell>
          <table:table-cell table:formula="of:=INDEX([.K$3:.K$531];ROW()-2)-INDEX([.K$3:.K$531];(ROW()-(FLOOR((ROW()-3)/23)*23+3))*23+FLOOR((ROW()-3)/23+1))" office:value-type="float" office:value="-1.27843295324209" calcext:value-type="float">
            <text:p>-1.278</text:p>
          </table:table-cell>
          <table:table-cell table:formula="of:=INDEX([.E$3:.E$531];(ROW()-(FLOOR((ROW()-3)/23)*23+3))*23+FLOOR((ROW()-3)/23+1))" office:value-type="float" office:value="151.307215951403" calcext:value-type="float">
            <text:p>151.307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45.160424172309" calcext:value-type="float">
            <text:p>145.160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7412530742926" calcext:value-type="float">
            <text:p>0.074</text:p>
          </table:table-cell>
          <table:table-cell table:formula="of:=[.G363]+(1/(1+EXP(-4*([.G363]-(1/23))))-0.5)" office:value-type="float" office:value="0.104734031609151" calcext:value-type="float">
            <text:p>0.105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6.920085684675" calcext:value-type="float">
            <text:p>386.920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 table:formula="of:=INDEX([.E$3:.E$531];(ROW()-(FLOOR((ROW()-3)/23)*23+3))*23+FLOOR((ROW()-3)/23+1))" office:value-type="float" office:value="145.160424172309" calcext:value-type="float">
            <text:p>145.160</text:p>
          </table:table-cell>
          <table:table-cell table:number-columns-repeated="7"/>
          <table:table-cell table:formula="of:=[.V363]/1656" office:value-type="float" office:value="0.946044086843297" calcext:value-type="float">
            <text:p>0.946</text:p>
          </table:table-cell>
          <table:table-cell table:formula="of:=SUM([.E348:.E370])*0.8" office:value-type="float" office:value="1566.6490078125" calcext:value-type="float">
            <text:p>1,566.649</text:p>
          </table:table-cell>
          <table:table-cell table:formula="of:=[.V363]*0.8" office:value-type="float" office:value="1253.31920625" calcext:value-type="float">
            <text:p>1,253.319</text:p>
          </table:table-cell>
          <table:table-cell table:formula="of:=[.W363]/8.625" office:value-type="float" office:value="145.31237173913" calcext:value-type="float">
            <text:p>145.312</text:p>
          </table:table-cell>
          <table:table-cell table:number-columns-repeated="57"/>
          <table:table-cell table:formula="of:=SUM([.K348:.K370])*1.3528" office:value-type="float" office:value="8710.58101662956" calcext:value-type="float">
            <text:p>8,710.581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9.4656790544698" calcext:value-type="float">
            <text:p>59.466</text:p>
          </table:table-cell>
          <table:table-cell table:formula="of:=INDEX([.E$3:.E$531];ROW()-2)-INDEX([.E$3:.E$531];(ROW()-(FLOOR((ROW()-3)/23)*23+3))*23+FLOOR((ROW()-3)/23+1))" office:value-type="float" office:value="-64.11510151983" calcext:value-type="float">
            <text:p>-64.115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303657954055714" calcext:value-type="float">
            <text:p>0.030</text:p>
          </table:table-cell>
          <table:table-cell table:formula="of:=[.G364]+(1/(1+EXP(-4*([.G364]-(1/23))))-0.5)" office:value-type="float" office:value="0.01725633513446" calcext:value-type="float">
            <text:p>0.017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1.719459801234" calcext:value-type="float">
            <text:p>141.719</text:p>
          </table:table-cell>
          <table:table-cell table:formula="of:=INDEX([.K$3:.K$531];ROW()-2)-INDEX([.K$3:.K$531];(ROW()-(FLOOR((ROW()-3)/23)*23+3))*23+FLOOR((ROW()-3)/23+1))" office:value-type="float" office:value="-188.360920860162" calcext:value-type="float">
            <text:p>-188.361</text:p>
          </table:table-cell>
          <table:table-cell table:formula="of:=INDEX([.E$3:.E$531];(ROW()-(FLOOR((ROW()-3)/23)*23+3))*23+FLOOR((ROW()-3)/23+1))" office:value-type="float" office:value="123.5807805743" calcext:value-type="float">
            <text:p>123.581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746963059858" calcext:value-type="float">
            <text:p>11.747</text:p>
          </table:table-cell>
          <table:table-cell table:formula="of:=INDEX([.E$3:.E$531];ROW()-2)-INDEX([.E$3:.E$531];(ROW()-(FLOOR((ROW()-3)/23)*23+3))*23+FLOOR((ROW()-3)/23+1))" office:value-type="float" office:value="-9.83751316729036" calcext:value-type="float">
            <text:p>-9.838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0599851683499177" calcext:value-type="float">
            <text:p>0.006</text:p>
          </table:table-cell>
          <table:table-cell table:formula="of:=[.G365]+(1/(1+EXP(-4*([.G365]-(1/23))))-0.5)" office:value-type="float" office:value="-0.031411185996145" calcext:value-type="float">
            <text:p>-0.031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.2762227942392" calcext:value-type="float">
            <text:p>72.276</text:p>
          </table:table-cell>
          <table:table-cell table:formula="of:=INDEX([.K$3:.K$531];ROW()-2)-INDEX([.K$3:.K$531];(ROW()-(FLOOR((ROW()-3)/23)*23+3))*23+FLOOR((ROW()-3)/23+1))" office:value-type="float" office:value="14.7645957268153" calcext:value-type="float">
            <text:p>14.765</text:p>
          </table:table-cell>
          <table:table-cell table:formula="of:=INDEX([.E$3:.E$531];(ROW()-(FLOOR((ROW()-3)/23)*23+3))*23+FLOOR((ROW()-3)/23+1))" office:value-type="float" office:value="21.5844762271484" calcext:value-type="float">
            <text:p>21.584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5.743714184612" calcext:value-type="float">
            <text:p>135.744</text:p>
          </table:table-cell>
          <table:table-cell table:formula="of:=INDEX([.E$3:.E$531];ROW()-2)-INDEX([.E$3:.E$531];(ROW()-(FLOOR((ROW()-3)/23)*23+3))*23+FLOOR((ROW()-3)/23+1))" office:value-type="float" office:value="-152.546814731354" calcext:value-type="float">
            <text:p>-152.547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693167204690729" calcext:value-type="float">
            <text:p>0.069</text:p>
          </table:table-cell>
          <table:table-cell table:formula="of:=[.G366]+(1/(1+EXP(-4*([.G366]-(1/23))))-0.5)" office:value-type="float" office:value="0.0951322040415826" calcext:value-type="float">
            <text:p>0.095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3.23404476486" calcext:value-type="float">
            <text:p>323.234</text:p>
          </table:table-cell>
          <table:table-cell table:formula="of:=INDEX([.K$3:.K$531];ROW()-2)-INDEX([.K$3:.K$531];(ROW()-(FLOOR((ROW()-3)/23)*23+3))*23+FLOOR((ROW()-3)/23+1))" office:value-type="float" office:value="-449.32288143308" calcext:value-type="float">
            <text:p>-449.323</text:p>
          </table:table-cell>
          <table:table-cell table:formula="of:=INDEX([.E$3:.E$531];(ROW()-(FLOOR((ROW()-3)/23)*23+3))*23+FLOOR((ROW()-3)/23+1))" office:value-type="float" office:value="288.290528915966" calcext:value-type="float">
            <text:p>288.291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4167506554197" calcext:value-type="float">
            <text:p>32.417</text:p>
          </table:table-cell>
          <table:table-cell table:formula="of:=INDEX([.E$3:.E$531];ROW()-2)-INDEX([.E$3:.E$531];(ROW()-(FLOOR((ROW()-3)/23)*23+3))*23+FLOOR((ROW()-3)/23+1))" office:value-type="float" office:value="-29.2730034854062" calcext:value-type="float">
            <text:p>-29.273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16553420960925" calcext:value-type="float">
            <text:p>0.017</text:p>
          </table:table-cell>
          <table:table-cell table:formula="of:=[.G367]+(1/(1+EXP(-4*([.G367]-(1/23))))-0.5)" office:value-type="float" office:value="-0.0103454236569283" calcext:value-type="float">
            <text:p>-0.010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3.949264654639" calcext:value-type="float">
            <text:p>203.949</text:p>
          </table:table-cell>
          <table:table-cell table:formula="of:=INDEX([.K$3:.K$531];ROW()-2)-INDEX([.K$3:.K$531];(ROW()-(FLOOR((ROW()-3)/23)*23+3))*23+FLOOR((ROW()-3)/23+1))" office:value-type="float" office:value="39.4315610786517" calcext:value-type="float">
            <text:p>39.432</text:p>
          </table:table-cell>
          <table:table-cell table:formula="of:=INDEX([.E$3:.E$531];(ROW()-(FLOOR((ROW()-3)/23)*23+3))*23+FLOOR((ROW()-3)/23+1))" office:value-type="float" office:value="61.6897541408259" calcext:value-type="float">
            <text:p>61.690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2.153037868913" calcext:value-type="float">
            <text:p>112.153</text:p>
          </table:table-cell>
          <table:table-cell table:formula="of:=INDEX([.E$3:.E$531];ROW()-2)-INDEX([.E$3:.E$531];(ROW()-(FLOOR((ROW()-3)/23)*23+3))*23+FLOOR((ROW()-3)/23+1))" office:value-type="float" office:value="1.37915313612693" calcext:value-type="float">
            <text:p>1.379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572702818868213" calcext:value-type="float">
            <text:p>0.057</text:p>
          </table:table-cell>
          <table:table-cell table:formula="of:=[.G368]+(1/(1+EXP(-4*([.G368]-(1/23))))-0.5)" office:value-type="float" office:value="0.0710588059469348" calcext:value-type="float">
            <text:p>0.071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8.249520896525" calcext:value-type="float">
            <text:p>348.250</text:p>
          </table:table-cell>
          <table:table-cell table:formula="of:=INDEX([.K$3:.K$531];ROW()-2)-INDEX([.K$3:.K$531];(ROW()-(FLOOR((ROW()-3)/23)*23+3))*23+FLOOR((ROW()-3)/23+1))" office:value-type="float" office:value="52.5279690055508" calcext:value-type="float">
            <text:p>52.528</text:p>
          </table:table-cell>
          <table:table-cell table:formula="of:=INDEX([.E$3:.E$531];(ROW()-(FLOOR((ROW()-3)/23)*23+3))*23+FLOOR((ROW()-3)/23+1))" office:value-type="float" office:value="110.773884732787" calcext:value-type="float">
            <text:p>110.774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0923238931519" calcext:value-type="float">
            <text:p>39.092</text:p>
          </table:table-cell>
          <table:table-cell table:formula="of:=INDEX([.E$3:.E$531];ROW()-2)-INDEX([.E$3:.E$531];(ROW()-(FLOOR((ROW()-3)/23)*23+3))*23+FLOOR((ROW()-3)/23+1))" office:value-type="float" office:value="6.40284568730716" calcext:value-type="float">
            <text:p>6.403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199622627394945" calcext:value-type="float">
            <text:p>0.020</text:p>
          </table:table-cell>
          <table:table-cell table:formula="of:=[.G369]+(1/(1+EXP(-4*([.G369]-(1/23))))-0.5)" office:value-type="float" office:value="-0.00353641152136773" calcext:value-type="float">
            <text:p>-0.004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938551413615" calcext:value-type="float">
            <text:p>110.939</text:p>
          </table:table-cell>
          <table:table-cell table:formula="of:=INDEX([.K$3:.K$531];ROW()-2)-INDEX([.K$3:.K$531];(ROW()-(FLOOR((ROW()-3)/23)*23+3))*23+FLOOR((ROW()-3)/23+1))" office:value-type="float" office:value="23.8176376839237" calcext:value-type="float">
            <text:p>23.818</text:p>
          </table:table-cell>
          <table:table-cell table:formula="of:=INDEX([.E$3:.E$531];(ROW()-(FLOOR((ROW()-3)/23)*23+3))*23+FLOOR((ROW()-3)/23+1))" office:value-type="float" office:value="32.6894782058448" calcext:value-type="float">
            <text:p>32.689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8.3064223990309" calcext:value-type="float">
            <text:p>58.306</text:p>
          </table:table-cell>
          <table:table-cell table:formula="of:=INDEX([.E$3:.E$531];ROW()-2)-INDEX([.E$3:.E$531];(ROW()-(FLOOR((ROW()-3)/23)*23+3))*23+FLOOR((ROW()-3)/23+1))" office:value-type="float" office:value="9.02464319667764" calcext:value-type="float">
            <text:p>9.025</text:p>
          </table:table-cell>
          <table:table-cell table:number-matrix-columns-spanned="1" table:number-matrix-rows-spanned="1" table:formula="of:=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0.0297738278878145" calcext:value-type="float">
            <text:p>0.030</text:p>
          </table:table-cell>
          <table:table-cell table:formula="of:=[.G370]+(1/(1+EXP(-4*([.G370]-(1/23))))-0.5)" office:value-type="float" office:value="0.016072825674976" calcext:value-type="float">
            <text:p>0.016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5.728759707596" calcext:value-type="float">
            <text:p>165.729</text:p>
          </table:table-cell>
          <table:table-cell table:formula="of:=INDEX([.K$3:.K$531];ROW()-2)-INDEX([.K$3:.K$531];(ROW()-(FLOOR((ROW()-3)/23)*23+3))*23+FLOOR((ROW()-3)/23+1))" office:value-type="float" office:value="34.3314263180526" calcext:value-type="float">
            <text:p>34.331</text:p>
          </table:table-cell>
          <table:table-cell table:formula="of:=INDEX([.E$3:.E$531];(ROW()-(FLOOR((ROW()-3)/23)*23+3))*23+FLOOR((ROW()-3)/23+1))" office:value-type="float" office:value="49.2817792023533" calcext:value-type="float">
            <text:p>49.282</text:p>
          </table:table-cell>
          <table:table-cell table:number-columns-repeated="8"/>
          <table:table-cell table:number-columns-repeated="2" office:value-type="float" office:value="0" calcext:value-type="float">
            <text:p>0.000</text:p>
          </table:table-cell>
          <table:table-cell table:number-columns-repeated="58"/>
          <table:table-cell office:value-type="float" office:value="0" calcext:value-type="float">
            <text:p>0.000</text:p>
          </table:table-cell>
          <table:table-cell table:number-columns-repeated="942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4.6713784379165" calcext:value-type="float">
            <text:p>44.671</text:p>
          </table:table-cell>
          <table:table-cell table:formula="of:=INDEX([.E$3:.E$531];ROW()-2)-INDEX([.E$3:.E$531];(ROW()-(FLOOR((ROW()-3)/23)*23+3))*23+FLOOR((ROW()-3)/23+1))" office:value-type="float" office:value="26.8828791395289" calcext:value-type="float">
            <text:p>26.88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6.896550421984" calcext:value-type="float">
            <text:p>126.897</text:p>
          </table:table-cell>
          <table:table-cell table:formula="of:=INDEX([.K$3:.K$531];ROW()-2)-INDEX([.K$3:.K$531];(ROW()-(FLOOR((ROW()-3)/23)*23+3))*23+FLOOR((ROW()-3)/23+1))" office:value-type="float" office:value="84.7155181032101" calcext:value-type="float">
            <text:p>84.7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0.3275004324613" calcext:value-type="float">
            <text:p>70.328</text:p>
          </table:table-cell>
          <table:table-cell table:formula="of:=INDEX([.E$3:.E$531];ROW()-2)-INDEX([.E$3:.E$531];(ROW()-(FLOOR((ROW()-3)/23)*23+3))*23+FLOOR((ROW()-3)/23+1))" office:value-type="float" office:value="27.3199149048119" calcext:value-type="float">
            <text:p>27.320</text:p>
          </table:table-cell>
          <table:table-cell table:formula="of:=SUM([.G348:.G370])" office:value-type="float" office:value="1" calcext:value-type="float">
            <text:p>1.000</text:p>
          </table:table-cell>
          <table:table-cell table:formula="of:=SUM([.H348:.H370])" office:value-type="float" office:value="0.995761168257488" calcext:value-type="float">
            <text:p>0.996</text:p>
          </table:table-cell>
          <table:table-cell table:number-columns-repeated="2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48.3091512231" calcext:value-type="float">
            <text:p>448.309</text:p>
          </table:table-cell>
          <table:table-cell table:formula="of:=INDEX([.K$3:.K$531];ROW()-2)-INDEX([.K$3:.K$531];(ROW()-(FLOOR((ROW()-3)/23)*23+3))*23+FLOOR((ROW()-3)/23+1))" office:value-type="float" office:value="346.162955552346" calcext:value-type="float">
            <text:p>346.16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371:.F393])" office:value-type="float" office:value="1094.07177360053" calcext:value-type="float">
            <text:p>1,094.072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3.66243721869" calcext:value-type="float">
            <text:p>93.662</text:p>
          </table:table-cell>
          <table:table-cell table:formula="of:=INDEX([.E$3:.E$531];ROW()-2)-INDEX([.E$3:.E$531];(ROW()-(FLOOR((ROW()-3)/23)*23+3))*23+FLOOR((ROW()-3)/23+1))" office:value-type="float" office:value="49.139950326959" calcext:value-type="float">
            <text:p>49.14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0.275915730377" calcext:value-type="float">
            <text:p>250.276</text:p>
          </table:table-cell>
          <table:table-cell table:formula="of:=INDEX([.K$3:.K$531];ROW()-2)-INDEX([.K$3:.K$531];(ROW()-(FLOOR((ROW()-3)/23)*23+3))*23+FLOOR((ROW()-3)/23+1))" office:value-type="float" office:value="144.458787269453" calcext:value-type="float">
            <text:p>144.4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4.406284110238" calcext:value-type="float">
            <text:p>334.406</text:p>
          </table:table-cell>
          <table:table-cell table:formula="of:=INDEX([.E$3:.E$531];ROW()-2)-INDEX([.E$3:.E$531];(ROW()-(FLOOR((ROW()-3)/23)*23+3))*23+FLOOR((ROW()-3)/23+1))" office:value-type="float" office:value="209.030798893144" calcext:value-type="float">
            <text:p>209.03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24.91962442651" calcext:value-type="float">
            <text:p>1,124.920</text:p>
          </table:table-cell>
          <table:table-cell table:formula="of:=INDEX([.K$3:.K$531];ROW()-2)-INDEX([.K$3:.K$531];(ROW()-(FLOOR((ROW()-3)/23)*23+3))*23+FLOOR((ROW()-3)/23+1))" office:value-type="float" office:value="825.074377445318" calcext:value-type="float">
            <text:p>825.074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372:.L393])" office:value-type="float" office:value="2691.16122835258" calcext:value-type="float">
            <text:p>2,691.161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2816015847644" calcext:value-type="float">
            <text:p>23.282</text:p>
          </table:table-cell>
          <table:table-cell table:formula="of:=INDEX([.E$3:.E$531];ROW()-2)-INDEX([.E$3:.E$531];(ROW()-(FLOOR((ROW()-3)/23)*23+3))*23+FLOOR((ROW()-3)/23+1))" office:value-type="float" office:value="2.30083458101952" calcext:value-type="float">
            <text:p>2.30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6.870758104384" calcext:value-type="float">
            <text:p>146.871</text:p>
          </table:table-cell>
          <table:table-cell table:formula="of:=INDEX([.K$3:.K$531];ROW()-2)-INDEX([.K$3:.K$531];(ROW()-(FLOOR((ROW()-3)/23)*23+3))*23+FLOOR((ROW()-3)/23+1))" office:value-type="float" office:value="97.1017548202467" calcext:value-type="float">
            <text:p>97.1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7.786532222713" calcext:value-type="float">
            <text:p>57.787</text:p>
          </table:table-cell>
          <table:table-cell table:formula="of:=INDEX([.E$3:.E$531];ROW()-2)-INDEX([.E$3:.E$531];(ROW()-(FLOOR((ROW()-3)/23)*23+3))*23+FLOOR((ROW()-3)/23+1))" office:value-type="float" office:value="30.474004310741" calcext:value-type="float">
            <text:p>30.47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4.368870758579" calcext:value-type="float">
            <text:p>154.369</text:p>
          </table:table-cell>
          <table:table-cell table:formula="of:=INDEX([.K$3:.K$531];ROW()-2)-INDEX([.K$3:.K$531];(ROW()-(FLOOR((ROW()-3)/23)*23+3))*23+FLOOR((ROW()-3)/23+1))" office:value-type="float" office:value="89.539371347652" calcext:value-type="float">
            <text:p>89.5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9.3639389331727" calcext:value-type="float">
            <text:p>69.364</text:p>
          </table:table-cell>
          <table:table-cell table:formula="of:=INDEX([.E$3:.E$531];ROW()-2)-INDEX([.E$3:.E$531];(ROW()-(FLOOR((ROW()-3)/23)*23+3))*23+FLOOR((ROW()-3)/23+1))" office:value-type="float" office:value="36.4630902280301" calcext:value-type="float">
            <text:p>36.4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5.395448172155" calcext:value-type="float">
            <text:p>185.395</text:p>
          </table:table-cell>
          <table:table-cell table:formula="of:=INDEX([.K$3:.K$531];ROW()-2)-INDEX([.K$3:.K$531];(ROW()-(FLOOR((ROW()-3)/23)*23+3))*23+FLOOR((ROW()-3)/23+1))" office:value-type="float" office:value="107.295916993551" calcext:value-type="float">
            <text:p>107.2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3.0289955787012" calcext:value-type="float">
            <text:p>33.029</text:p>
          </table:table-cell>
          <table:table-cell table:formula="of:=INDEX([.E$3:.E$531];ROW()-2)-INDEX([.E$3:.E$531];(ROW()-(FLOOR((ROW()-3)/23)*23+3))*23+FLOOR((ROW()-3)/23+1))" office:value-type="float" office:value="3.49176097971837" calcext:value-type="float">
            <text:p>3.49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06.520389332999" calcext:value-type="float">
            <text:p>206.520</text:p>
          </table:table-cell>
          <table:table-cell table:formula="of:=INDEX([.K$3:.K$531];ROW()-2)-INDEX([.K$3:.K$531];(ROW()-(FLOOR((ROW()-3)/23)*23+3))*23+FLOOR((ROW()-3)/23+1))" office:value-type="float" office:value="136.377059766052" calcext:value-type="float">
            <text:p>136.3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3.820677174742" calcext:value-type="float">
            <text:p>123.821</text:p>
          </table:table-cell>
          <table:table-cell table:formula="of:=INDEX([.E$3:.E$531];ROW()-2)-INDEX([.E$3:.E$531];(ROW()-(FLOOR((ROW()-3)/23)*23+3))*23+FLOOR((ROW()-3)/23+1))" office:value-type="float" office:value="63.9942732621026" calcext:value-type="float">
            <text:p>63.99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0.67343101431" calcext:value-type="float">
            <text:p>330.673</text:p>
          </table:table-cell>
          <table:table-cell table:formula="of:=INDEX([.K$3:.K$531];ROW()-2)-INDEX([.K$3:.K$531];(ROW()-(FLOOR((ROW()-3)/23)*23+3))*23+FLOOR((ROW()-3)/23+1))" office:value-type="float" office:value="188.097404774214" calcext:value-type="float">
            <text:p>188.0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6.2175807591538" calcext:value-type="float">
            <text:p>36.218</text:p>
          </table:table-cell>
          <table:table-cell table:formula="of:=INDEX([.E$3:.E$531];ROW()-2)-INDEX([.E$3:.E$531];(ROW()-(FLOOR((ROW()-3)/23)*23+3))*23+FLOOR((ROW()-3)/23+1))" office:value-type="float" office:value="4.14100773330656" calcext:value-type="float">
            <text:p>4.1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3.941531651907" calcext:value-type="float">
            <text:p>223.942</text:p>
          </table:table-cell>
          <table:table-cell table:formula="of:=INDEX([.K$3:.K$531];ROW()-2)-INDEX([.K$3:.K$531];(ROW()-(FLOOR((ROW()-3)/23)*23+3))*23+FLOOR((ROW()-3)/23+1))" office:value-type="float" office:value="147.711949537913" calcext:value-type="float">
            <text:p>147.7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2.734476982448" calcext:value-type="float">
            <text:p>42.734</text:p>
          </table:table-cell>
          <table:table-cell table:formula="of:=INDEX([.E$3:.E$531];ROW()-2)-INDEX([.E$3:.E$531];(ROW()-(FLOOR((ROW()-3)/23)*23+3))*23+FLOOR((ROW()-3)/23+1))" office:value-type="float" office:value="-35.813364554648" calcext:value-type="float">
            <text:p>-35.81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5.521930303428" calcext:value-type="float">
            <text:p>135.522</text:p>
          </table:table-cell>
          <table:table-cell table:formula="of:=INDEX([.K$3:.K$531];ROW()-2)-INDEX([.K$3:.K$531];(ROW()-(FLOOR((ROW()-3)/23)*23+3))*23+FLOOR((ROW()-3)/23+1))" office:value-type="float" office:value="-51.7442744879321" calcext:value-type="float">
            <text:p>-51.74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8678461617543" calcext:value-type="float">
            <text:p>32.868</text:p>
          </table:table-cell>
          <table:table-cell table:formula="of:=INDEX([.E$3:.E$531];ROW()-2)-INDEX([.E$3:.E$531];(ROW()-(FLOOR((ROW()-3)/23)*23+3))*23+FLOOR((ROW()-3)/23+1))" office:value-type="float" office:value="-27.3974224387274" calcext:value-type="float">
            <text:p>-27.3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4.543346453391" calcext:value-type="float">
            <text:p>104.543</text:p>
          </table:table-cell>
          <table:table-cell table:formula="of:=INDEX([.K$3:.K$531];ROW()-2)-INDEX([.K$3:.K$531];(ROW()-(FLOOR((ROW()-3)/23)*23+3))*23+FLOOR((ROW()-3)/23+1))" office:value-type="float" office:value="-38.7587673048922" calcext:value-type="float">
            <text:p>-38.7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9.3373776025579" calcext:value-type="float">
            <text:p>69.337</text:p>
          </table:table-cell>
          <table:table-cell table:formula="of:=INDEX([.E$3:.E$531];ROW()-2)-INDEX([.E$3:.E$531];(ROW()-(FLOOR((ROW()-3)/23)*23+3))*23+FLOOR((ROW()-3)/23+1))" office:value-type="float" office:value="36.7992361378827" calcext:value-type="float">
            <text:p>36.79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5.671266583121" calcext:value-type="float">
            <text:p>215.671</text:p>
          </table:table-cell>
          <table:table-cell table:formula="of:=INDEX([.K$3:.K$531];ROW()-2)-INDEX([.K$3:.K$531];(ROW()-(FLOOR((ROW()-3)/23)*23+3))*23+FLOOR((ROW()-3)/23+1))" office:value-type="float" office:value="138.45913906537" calcext:value-type="float">
            <text:p>138.4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261960290804" calcext:value-type="float">
            <text:p>39.262</text:p>
          </table:table-cell>
          <table:table-cell table:formula="of:=INDEX([.E$3:.E$531];ROW()-2)-INDEX([.E$3:.E$531];(ROW()-(FLOOR((ROW()-3)/23)*23+3))*23+FLOOR((ROW()-3)/23+1))" office:value-type="float" office:value="-32.4156310295036" calcext:value-type="float">
            <text:p>-32.4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4.114405503988" calcext:value-type="float">
            <text:p>124.114</text:p>
          </table:table-cell>
          <table:table-cell table:formula="of:=INDEX([.K$3:.K$531];ROW()-2)-INDEX([.K$3:.K$531];(ROW()-(FLOOR((ROW()-3)/23)*23+3))*23+FLOOR((ROW()-3)/23+1))" office:value-type="float" office:value="-46.884848184265" calcext:value-type="float">
            <text:p>-46.8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2.618887360717" calcext:value-type="float">
            <text:p>132.619</text:p>
          </table:table-cell>
          <table:table-cell table:formula="of:=INDEX([.E$3:.E$531];ROW()-2)-INDEX([.E$3:.E$531];(ROW()-(FLOOR((ROW()-3)/23)*23+3))*23+FLOOR((ROW()-3)/23+1))" office:value-type="float" office:value="69.5931225388811" calcext:value-type="float">
            <text:p>69.59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54.485823146926" calcext:value-type="float">
            <text:p>354.486</text:p>
          </table:table-cell>
          <table:table-cell table:formula="of:=INDEX([.K$3:.K$531];ROW()-2)-INDEX([.K$3:.K$531];(ROW()-(FLOOR((ROW()-3)/23)*23+3))*23+FLOOR((ROW()-3)/23+1))" office:value-type="float" office:value="204.515929421522" calcext:value-type="float">
            <text:p>204.5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3.5807805743" calcext:value-type="float">
            <text:p>123.581</text:p>
          </table:table-cell>
          <table:table-cell table:formula="of:=INDEX([.E$3:.E$531];ROW()-2)-INDEX([.E$3:.E$531];(ROW()-(FLOOR((ROW()-3)/23)*23+3))*23+FLOOR((ROW()-3)/23+1))" office:value-type="float" office:value="64.11510151983" calcext:value-type="float">
            <text:p>64.1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0.080380661396" calcext:value-type="float">
            <text:p>330.080</text:p>
          </table:table-cell>
          <table:table-cell table:formula="of:=INDEX([.K$3:.K$531];ROW()-2)-INDEX([.K$3:.K$531];(ROW()-(FLOOR((ROW()-3)/23)*23+3))*23+FLOOR((ROW()-3)/23+1))" office:value-type="float" office:value="188.360920860162" calcext:value-type="float">
            <text:p>188.3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6.1888403445713" calcext:value-type="float">
            <text:p>56.189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4.154446609949" calcext:value-type="float">
            <text:p>134.154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.1113926194412" calcext:value-type="float">
            <text:p>10.111</text:p>
          </table:table-cell>
          <table:table-cell table:formula="of:=INDEX([.E$3:.E$531];ROW()-2)-INDEX([.E$3:.E$531];(ROW()-(FLOOR((ROW()-3)/23)*23+3))*23+FLOOR((ROW()-3)/23+1))" office:value-type="float" office:value="1.15193265347558" calcext:value-type="float">
            <text:p>1.15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3.1509156017138" calcext:value-type="float">
            <text:p>63.151</text:p>
          </table:table-cell>
          <table:table-cell table:formula="of:=INDEX([.K$3:.K$531];ROW()-2)-INDEX([.K$3:.K$531];(ROW()-(FLOOR((ROW()-3)/23)*23+3))*23+FLOOR((ROW()-3)/23+1))" office:value-type="float" office:value="41.9162151073114" calcext:value-type="float">
            <text:p>41.9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9.451506376374" calcext:value-type="float">
            <text:p>119.452</text:p>
          </table:table-cell>
          <table:table-cell table:formula="of:=INDEX([.E$3:.E$531];ROW()-2)-INDEX([.E$3:.E$531];(ROW()-(FLOOR((ROW()-3)/23)*23+3))*23+FLOOR((ROW()-3)/23+1))" office:value-type="float" office:value="-4.41472166374992" calcext:value-type="float">
            <text:p>-4.4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4.212673597913" calcext:value-type="float">
            <text:p>284.213</text:p>
          </table:table-cell>
          <table:table-cell table:formula="of:=INDEX([.K$3:.K$531];ROW()-2)-INDEX([.K$3:.K$531];(ROW()-(FLOOR((ROW()-3)/23)*23+3))*23+FLOOR((ROW()-3)/23+1))" office:value-type="float" office:value="-12.508255950584" calcext:value-type="float">
            <text:p>-12.5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2854164379151" calcext:value-type="float">
            <text:p>28.285</text:p>
          </table:table-cell>
          <table:table-cell table:formula="of:=INDEX([.E$3:.E$531];ROW()-2)-INDEX([.E$3:.E$531];(ROW()-(FLOOR((ROW()-3)/23)*23+3))*23+FLOOR((ROW()-3)/23+1))" office:value-type="float" office:value="2.64283204294076" calcext:value-type="float">
            <text:p>2.6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9.185106126566" calcext:value-type="float">
            <text:p>179.185</text:p>
          </table:table-cell>
          <table:table-cell table:formula="of:=INDEX([.K$3:.K$531];ROW()-2)-INDEX([.K$3:.K$531];(ROW()-(FLOOR((ROW()-3)/23)*23+3))*23+FLOOR((ROW()-3)/23+1))" office:value-type="float" office:value="118.336692607617" calcext:value-type="float">
            <text:p>118.3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8.6933825170235" calcext:value-type="float">
            <text:p>98.693</text:p>
          </table:table-cell>
          <table:table-cell table:formula="of:=INDEX([.E$3:.E$531];ROW()-2)-INDEX([.E$3:.E$531];(ROW()-(FLOOR((ROW()-3)/23)*23+3))*23+FLOOR((ROW()-3)/23+1))" office:value-type="float" office:value="52.2047711721861" calcext:value-type="float">
            <text:p>52.2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06.500465874509" calcext:value-type="float">
            <text:p>306.500</text:p>
          </table:table-cell>
          <table:table-cell table:formula="of:=INDEX([.K$3:.K$531];ROW()-2)-INDEX([.K$3:.K$531];(ROW()-(FLOOR((ROW()-3)/23)*23+3))*23+FLOOR((ROW()-3)/23+1))" office:value-type="float" office:value="195.936692704901" calcext:value-type="float">
            <text:p>195.9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4.3892385630579" calcext:value-type="float">
            <text:p>34.389</text:p>
          </table:table-cell>
          <table:table-cell table:formula="of:=INDEX([.E$3:.E$531];ROW()-2)-INDEX([.E$3:.E$531];(ROW()-(FLOOR((ROW()-3)/23)*23+3))*23+FLOOR((ROW()-3)/23+1))" office:value-type="float" office:value="20.8017840070926" calcext:value-type="float">
            <text:p>20.8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7.58191061296" calcext:value-type="float">
            <text:p>97.582</text:p>
          </table:table-cell>
          <table:table-cell table:formula="of:=INDEX([.K$3:.K$531];ROW()-2)-INDEX([.K$3:.K$531];(ROW()-(FLOOR((ROW()-3)/23)*23+3))*23+FLOOR((ROW()-3)/23+1))" office:value-type="float" office:value="65.3667352848659" calcext:value-type="float">
            <text:p>65.3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1.4168173258584" calcext:value-type="float">
            <text:p>51.417</text:p>
          </table:table-cell>
          <table:table-cell table:formula="of:=INDEX([.E$3:.E$531];ROW()-2)-INDEX([.E$3:.E$531];(ROW()-(FLOOR((ROW()-3)/23)*23+3))*23+FLOOR((ROW()-3)/23+1))" office:value-type="float" office:value="30.9269212638234" calcext:value-type="float">
            <text:p>30.92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6.085603603464" calcext:value-type="float">
            <text:p>146.086</text:p>
          </table:table-cell>
          <table:table-cell table:formula="of:=INDEX([.K$3:.K$531];ROW()-2)-INDEX([.K$3:.K$531];(ROW()-(FLOOR((ROW()-3)/23)*23+3))*23+FLOOR((ROW()-3)/23+1))" office:value-type="float" office:value="97.4829605322189" calcext:value-type="float">
            <text:p>97.4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.82764236855384" calcext:value-type="float">
            <text:p>7.828</text:p>
          </table:table-cell>
          <table:table-cell table:formula="of:=INDEX([.E$3:.E$531];ROW()-2)-INDEX([.E$3:.E$531];(ROW()-(FLOOR((ROW()-3)/23)*23+3))*23+FLOOR((ROW()-3)/23+1))" office:value-type="float" office:value="4.39769260769475" calcext:value-type="float">
            <text:p>4.39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.1889506286175" calcext:value-type="float">
            <text:p>22.189</text:p>
          </table:table-cell>
          <table:table-cell table:formula="of:=INDEX([.K$3:.K$531];ROW()-2)-INDEX([.K$3:.K$531];(ROW()-(FLOOR((ROW()-3)/23)*23+3))*23+FLOOR((ROW()-3)/23+1))" office:value-type="float" office:value="0.391597219764485" calcext:value-type="float">
            <text:p>0.3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3563852853919" calcext:value-type="float">
            <text:p>12.356</text:p>
          </table:table-cell>
          <table:table-cell table:formula="of:=INDEX([.E$3:.E$531];ROW()-2)-INDEX([.E$3:.E$531];(ROW()-(FLOOR((ROW()-3)/23)*23+3))*23+FLOOR((ROW()-3)/23+1))" office:value-type="float" office:value="3.97215761549627" calcext:value-type="float">
            <text:p>3.9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8.8598374371512" calcext:value-type="float">
            <text:p>78.860</text:p>
          </table:table-cell>
          <table:table-cell table:formula="of:=INDEX([.K$3:.K$531];ROW()-2)-INDEX([.K$3:.K$531];(ROW()-(FLOOR((ROW()-3)/23)*23+3))*23+FLOOR((ROW()-3)/23+1))" office:value-type="float" office:value="26.0605984321099" calcext:value-type="float">
            <text:p>26.061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394:.F416])" office:value-type="float" office:value="216.036821967986" calcext:value-type="float">
            <text:p>216.037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.4472554209785" calcext:value-type="float">
            <text:p>16.447</text:p>
          </table:table-cell>
          <table:table-cell table:formula="of:=INDEX([.E$3:.E$531];ROW()-2)-INDEX([.E$3:.E$531];(ROW()-(FLOOR((ROW()-3)/23)*23+3))*23+FLOOR((ROW()-3)/23+1))" office:value-type="float" office:value="7.80484731777429" calcext:value-type="float">
            <text:p>7.8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3.8246061909814" calcext:value-type="float">
            <text:p>43.825</text:p>
          </table:table-cell>
          <table:table-cell table:formula="of:=INDEX([.K$3:.K$531];ROW()-2)-INDEX([.K$3:.K$531];(ROW()-(FLOOR((ROW()-3)/23)*23+3))*23+FLOOR((ROW()-3)/23+1))" office:value-type="float" office:value="-10.6354322253778" calcext:value-type="float">
            <text:p>-10.6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9.0262748609496" calcext:value-type="float">
            <text:p>59.026</text:p>
          </table:table-cell>
          <table:table-cell table:formula="of:=INDEX([.E$3:.E$531];ROW()-2)-INDEX([.E$3:.E$531];(ROW()-(FLOOR((ROW()-3)/23)*23+3))*23+FLOOR((ROW()-3)/23+1))" office:value-type="float" office:value="34.3191421808095" calcext:value-type="float">
            <text:p>34.3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8.032101476494" calcext:value-type="float">
            <text:p>198.032</text:p>
          </table:table-cell>
          <table:table-cell table:formula="of:=INDEX([.K$3:.K$531];ROW()-2)-INDEX([.K$3:.K$531];(ROW()-(FLOOR((ROW()-3)/23)*23+3))*23+FLOOR((ROW()-3)/23+1))" office:value-type="float" office:value="46.128519292512" calcext:value-type="float">
            <text:p>46.129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395:.L416])" office:value-type="float" office:value="1334.24618298223" calcext:value-type="float">
            <text:p>1,334.246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.02746407961136" calcext:value-type="float">
            <text:p>4.027</text:p>
          </table:table-cell>
          <table:table-cell table:formula="of:=INDEX([.E$3:.E$531];ROW()-2)-INDEX([.E$3:.E$531];(ROW()-(FLOOR((ROW()-3)/23)*23+3))*23+FLOOR((ROW()-3)/23+1))" office:value-type="float" office:value="-0.0297318916645821" calcext:value-type="float">
            <text:p>-0.03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.6791557922142" calcext:value-type="float">
            <text:p>25.679</text:p>
          </table:table-cell>
          <table:table-cell table:formula="of:=INDEX([.K$3:.K$531];ROW()-2)-INDEX([.K$3:.K$531];(ROW()-(FLOOR((ROW()-3)/23)*23+3))*23+FLOOR((ROW()-3)/23+1))" office:value-type="float" office:value="-0.046145905108979" calcext:value-type="float">
            <text:p>-0.0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.11452553636" calcext:value-type="float">
            <text:p>10.115</text:p>
          </table:table-cell>
          <table:table-cell table:formula="of:=INDEX([.E$3:.E$531];ROW()-2)-INDEX([.E$3:.E$531];(ROW()-(FLOOR((ROW()-3)/23)*23+3))*23+FLOOR((ROW()-3)/23+1))" office:value-type="float" office:value="4.81887413728973" calcext:value-type="float">
            <text:p>4.8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6.9497498100662" calcext:value-type="float">
            <text:p>26.950</text:p>
          </table:table-cell>
          <table:table-cell table:formula="of:=INDEX([.K$3:.K$531];ROW()-2)-INDEX([.K$3:.K$531];(ROW()-(FLOOR((ROW()-3)/23)*23+3))*23+FLOOR((ROW()-3)/23+1))" office:value-type="float" office:value="-6.53570391305419" calcext:value-type="float">
            <text:p>-6.53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2236309619291" calcext:value-type="float">
            <text:p>12.224</text:p>
          </table:table-cell>
          <table:table-cell table:formula="of:=INDEX([.E$3:.E$531];ROW()-2)-INDEX([.E$3:.E$531];(ROW()-(FLOOR((ROW()-3)/23)*23+3))*23+FLOOR((ROW()-3)/23+1))" office:value-type="float" office:value="5.83258442325849" calcext:value-type="float">
            <text:p>5.8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.5702562338792" calcext:value-type="float">
            <text:p>32.570</text:p>
          </table:table-cell>
          <table:table-cell table:formula="of:=INDEX([.K$3:.K$531];ROW()-2)-INDEX([.K$3:.K$531];(ROW()-(FLOOR((ROW()-3)/23)*23+3))*23+FLOOR((ROW()-3)/23+1))" office:value-type="float" office:value="-7.87393431190058" calcext:value-type="float">
            <text:p>-7.8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63220431594885" calcext:value-type="float">
            <text:p>5.632</text:p>
          </table:table-cell>
          <table:table-cell table:formula="of:=INDEX([.E$3:.E$531];ROW()-2)-INDEX([.E$3:.E$531];(ROW()-(FLOOR((ROW()-3)/23)*23+3))*23+FLOOR((ROW()-3)/23+1))" office:value-type="float" office:value="-0.107976165439604" calcext:value-type="float">
            <text:p>-0.10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5.9048356933942" calcext:value-type="float">
            <text:p>35.905</text:p>
          </table:table-cell>
          <table:table-cell table:formula="of:=INDEX([.K$3:.K$531];ROW()-2)-INDEX([.K$3:.K$531];(ROW()-(FLOOR((ROW()-3)/23)*23+3))*23+FLOOR((ROW()-3)/23+1))" office:value-type="float" office:value="-0.191081897262947" calcext:value-type="float">
            <text:p>-0.1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577236947413" calcext:value-type="float">
            <text:p>21.577</text:p>
          </table:table-cell>
          <table:table-cell table:formula="of:=INDEX([.E$3:.E$531];ROW()-2)-INDEX([.E$3:.E$531];(ROW()-(FLOOR((ROW()-3)/23)*23+3))*23+FLOOR((ROW()-3)/23+1))" office:value-type="float" office:value="10.1211067115711" calcext:value-type="float">
            <text:p>10.1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7.4937921839322" calcext:value-type="float">
            <text:p>57.494</text:p>
          </table:table-cell>
          <table:table-cell table:formula="of:=INDEX([.K$3:.K$531];ROW()-2)-INDEX([.K$3:.K$531];(ROW()-(FLOOR((ROW()-3)/23)*23+3))*23+FLOOR((ROW()-3)/23+1))" office:value-type="float" office:value="-14.0853981856656" calcext:value-type="float">
            <text:p>-14.0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06149028056837" calcext:value-type="float">
            <text:p>6.061</text:p>
          </table:table-cell>
          <table:table-cell table:formula="of:=INDEX([.E$3:.E$531];ROW()-2)-INDEX([.E$3:.E$531];(ROW()-(FLOOR((ROW()-3)/23)*23+3))*23+FLOOR((ROW()-3)/23+1))" office:value-type="float" office:value="-0.123484886811552" calcext:value-type="float">
            <text:p>-0.1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.6452211574619" calcext:value-type="float">
            <text:p>38.645</text:p>
          </table:table-cell>
          <table:table-cell table:formula="of:=INDEX([.K$3:.K$531];ROW()-2)-INDEX([.K$3:.K$531];(ROW()-(FLOOR((ROW()-3)/23)*23+3))*23+FLOOR((ROW()-3)/23+1))" office:value-type="float" office:value="-0.204714242220518" calcext:value-type="float">
            <text:p>-0.20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.38105135237526" calcext:value-type="float">
            <text:p>7.381</text:p>
          </table:table-cell>
          <table:table-cell table:formula="of:=INDEX([.E$3:.E$531];ROW()-2)-INDEX([.E$3:.E$531];(ROW()-(FLOOR((ROW()-3)/23)*23+3))*23+FLOOR((ROW()-3)/23+1))" office:value-type="float" office:value="-8.10874812694028" calcext:value-type="float">
            <text:p>-8.1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.4551216846771" calcext:value-type="float">
            <text:p>23.455</text:p>
          </table:table-cell>
          <table:table-cell table:formula="of:=INDEX([.K$3:.K$531];ROW()-2)-INDEX([.K$3:.K$531];(ROW()-(FLOOR((ROW()-3)/23)*23+3))*23+FLOOR((ROW()-3)/23+1))" office:value-type="float" office:value="-72.3527963684559" calcext:value-type="float">
            <text:p>-72.3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75570930733728" calcext:value-type="float">
            <text:p>5.756</text:p>
          </table:table-cell>
          <table:table-cell table:formula="of:=INDEX([.E$3:.E$531];ROW()-2)-INDEX([.E$3:.E$531];(ROW()-(FLOOR((ROW()-3)/23)*23+3))*23+FLOOR((ROW()-3)/23+1))" office:value-type="float" office:value="-6.21474067442022" calcext:value-type="float">
            <text:p>-6.2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.2887827759155" calcext:value-type="float">
            <text:p>18.289</text:p>
          </table:table-cell>
          <table:table-cell table:formula="of:=INDEX([.K$3:.K$531];ROW()-2)-INDEX([.K$3:.K$531];(ROW()-(FLOOR((ROW()-3)/23)*23+3))*23+FLOOR((ROW()-3)/23+1))" office:value-type="float" office:value="-56.3235417868502" calcext:value-type="float">
            <text:p>-56.3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2206580936984" calcext:value-type="float">
            <text:p>12.221</text:p>
          </table:table-cell>
          <table:table-cell table:formula="of:=INDEX([.E$3:.E$531];ROW()-2)-INDEX([.E$3:.E$531];(ROW()-(FLOOR((ROW()-3)/23)*23+3))*23+FLOOR((ROW()-3)/23+1))" office:value-type="float" office:value="5.87321659903327" calcext:value-type="float">
            <text:p>5.8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7.9157210572842" calcext:value-type="float">
            <text:p>37.916</text:p>
          </table:table-cell>
          <table:table-cell table:formula="of:=INDEX([.K$3:.K$531];ROW()-2)-INDEX([.K$3:.K$531];(ROW()-(FLOOR((ROW()-3)/23)*23+3))*23+FLOOR((ROW()-3)/23+1))" office:value-type="float" office:value="-2.13587737857432" calcext:value-type="float">
            <text:p>-2.13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68965859349594" calcext:value-type="float">
            <text:p>6.690</text:p>
          </table:table-cell>
          <table:table-cell table:formula="of:=INDEX([.E$3:.E$531];ROW()-2)-INDEX([.E$3:.E$531];(ROW()-(FLOOR((ROW()-3)/23)*23+3))*23+FLOOR((ROW()-3)/23+1))" office:value-type="float" office:value="-7.53484277898417" calcext:value-type="float">
            <text:p>-7.53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.2537439456183" calcext:value-type="float">
            <text:p>21.254</text:p>
          </table:table-cell>
          <table:table-cell table:formula="of:=INDEX([.K$3:.K$531];ROW()-2)-INDEX([.K$3:.K$531];(ROW()-(FLOOR((ROW()-3)/23)*23+3))*23+FLOOR((ROW()-3)/23+1))" office:value-type="float" office:value="-65.9534157467373" calcext:value-type="float">
            <text:p>-65.9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3907965451733" calcext:value-type="float">
            <text:p>23.391</text:p>
          </table:table-cell>
          <table:table-cell table:formula="of:=INDEX([.E$3:.E$531];ROW()-2)-INDEX([.E$3:.E$531];(ROW()-(FLOOR((ROW()-3)/23)*23+3))*23+FLOOR((ROW()-3)/23+1))" office:value-type="float" office:value="10.7236100519367" calcext:value-type="float">
            <text:p>10.7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2.3255471609006" calcext:value-type="float">
            <text:p>62.326</text:p>
          </table:table-cell>
          <table:table-cell table:formula="of:=INDEX([.K$3:.K$531];ROW()-2)-INDEX([.K$3:.K$531];(ROW()-(FLOOR((ROW()-3)/23)*23+3))*23+FLOOR((ROW()-3)/23+1))" office:value-type="float" office:value="-15.9205608332017" calcext:value-type="float">
            <text:p>-15.9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5844762271484" calcext:value-type="float">
            <text:p>21.584</text:p>
          </table:table-cell>
          <table:table-cell table:formula="of:=INDEX([.E$3:.E$531];ROW()-2)-INDEX([.E$3:.E$531];(ROW()-(FLOOR((ROW()-3)/23)*23+3))*23+FLOOR((ROW()-3)/23+1))" office:value-type="float" office:value="9.83751316729036" calcext:value-type="float">
            <text:p>9.83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7.5116270674239" calcext:value-type="float">
            <text:p>57.512</text:p>
          </table:table-cell>
          <table:table-cell table:formula="of:=INDEX([.K$3:.K$531];ROW()-2)-INDEX([.K$3:.K$531];(ROW()-(FLOOR((ROW()-3)/23)*23+3))*23+FLOOR((ROW()-3)/23+1))" office:value-type="float" office:value="-14.7645957268153" calcext:value-type="float">
            <text:p>-14.7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95945996596559" calcext:value-type="float">
            <text:p>8.959</text:p>
          </table:table-cell>
          <table:table-cell table:formula="of:=INDEX([.E$3:.E$531];ROW()-2)-INDEX([.E$3:.E$531];(ROW()-(FLOOR((ROW()-3)/23)*23+3))*23+FLOOR((ROW()-3)/23+1))" office:value-type="float" office:value="-1.15193265347558" calcext:value-type="float">
            <text:p>-1.15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1.2347004944024" calcext:value-type="float">
            <text:p>21.235</text:p>
          </table:table-cell>
          <table:table-cell table:formula="of:=INDEX([.K$3:.K$531];ROW()-2)-INDEX([.K$3:.K$531];(ROW()-(FLOOR((ROW()-3)/23)*23+3))*23+FLOOR((ROW()-3)/23+1))" office:value-type="float" office:value="-41.9162151073114" calcext:value-type="float">
            <text:p>-41.9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.89114776045341" calcext:value-type="float">
            <text:p>1.891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.390222530626" calcext:value-type="float">
            <text:p>11.390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301.278556640625" calcext:value-type="float">
            <text:p>301.2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8997304604523" calcext:value-type="float">
            <text:p>20.900</text:p>
          </table:table-cell>
          <table:table-cell table:formula="of:=INDEX([.E$3:.E$531];ROW()-2)-INDEX([.E$3:.E$531];(ROW()-(FLOOR((ROW()-3)/23)*23+3))*23+FLOOR((ROW()-3)/23+1))" office:value-type="float" office:value="-5.49135263131654" calcext:value-type="float">
            <text:p>-5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.5336506288929" calcext:value-type="float">
            <text:p>49.534</text:p>
          </table:table-cell>
          <table:table-cell table:formula="of:=INDEX([.K$3:.K$531];ROW()-2)-INDEX([.K$3:.K$531];(ROW()-(FLOOR((ROW()-3)/23)*23+3))*23+FLOOR((ROW()-3)/23+1))" office:value-type="float" office:value="-103.775336580977" calcext:value-type="float">
            <text:p>-103.7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.93452553773176" calcext:value-type="float">
            <text:p>4.935</text:p>
          </table:table-cell>
          <table:table-cell table:formula="of:=INDEX([.E$3:.E$531];ROW()-2)-INDEX([.E$3:.E$531];(ROW()-(FLOOR((ROW()-3)/23)*23+3))*23+FLOOR((ROW()-3)/23+1))" office:value-type="float" office:value="-0.115961398360536" calcext:value-type="float">
            <text:p>-0.1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1.4323672828263" calcext:value-type="float">
            <text:p>31.432</text:p>
          </table:table-cell>
          <table:table-cell table:formula="of:=INDEX([.K$3:.K$531];ROW()-2)-INDEX([.K$3:.K$531];(ROW()-(FLOOR((ROW()-3)/23)*23+3))*23+FLOOR((ROW()-3)/23+1))" office:value-type="float" office:value="-0.23782036009149" calcext:value-type="float">
            <text:p>-0.2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267628297027" calcext:value-type="float">
            <text:p>17.268</text:p>
          </table:table-cell>
          <table:table-cell table:formula="of:=INDEX([.E$3:.E$531];ROW()-2)-INDEX([.E$3:.E$531];(ROW()-(FLOOR((ROW()-3)/23)*23+3))*23+FLOOR((ROW()-3)/23+1))" office:value-type="float" office:value="8.01667692654771" calcext:value-type="float">
            <text:p>8.01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3.5706114678476" calcext:value-type="float">
            <text:p>53.571</text:p>
          </table:table-cell>
          <table:table-cell table:formula="of:=INDEX([.K$3:.K$531];ROW()-2)-INDEX([.K$3:.K$531];(ROW()-(FLOOR((ROW()-3)/23)*23+3))*23+FLOOR((ROW()-3)/23+1))" office:value-type="float" office:value="-3.58034051258989" calcext:value-type="float">
            <text:p>-3.5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98355685930297" calcext:value-type="float">
            <text:p>5.984</text:p>
          </table:table-cell>
          <table:table-cell table:formula="of:=INDEX([.E$3:.E$531];ROW()-2)-INDEX([.E$3:.E$531];(ROW()-(FLOOR((ROW()-3)/23)*23+3))*23+FLOOR((ROW()-3)/23+1))" office:value-type="float" office:value="3.3540722153676" calcext:value-type="float">
            <text:p>3.3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.9584732581449" calcext:value-type="float">
            <text:p>16.958</text:p>
          </table:table-cell>
          <table:table-cell table:formula="of:=INDEX([.K$3:.K$531];ROW()-2)-INDEX([.K$3:.K$531];(ROW()-(FLOOR((ROW()-3)/23)*23+3))*23+FLOOR((ROW()-3)/23+1))" office:value-type="float" office:value="0.28850012950636" calcext:value-type="float">
            <text:p>0.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02604758275902" calcext:value-type="float">
            <text:p>9.026</text:p>
          </table:table-cell>
          <table:table-cell table:formula="of:=INDEX([.E$3:.E$531];ROW()-2)-INDEX([.E$3:.E$531];(ROW()-(FLOOR((ROW()-3)/23)*23+3))*23+FLOOR((ROW()-3)/23+1))" office:value-type="float" office:value="5.04901192598243" calcext:value-type="float">
            <text:p>5.04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.5848182756235" calcext:value-type="float">
            <text:p>25.585</text:p>
          </table:table-cell>
          <table:table-cell table:formula="of:=INDEX([.K$3:.K$531];ROW()-2)-INDEX([.K$3:.K$531];(ROW()-(FLOOR((ROW()-3)/23)*23+3))*23+FLOOR((ROW()-3)/23+1))" office:value-type="float" office:value="0.413004480207349" calcext:value-type="float">
            <text:p>0.4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3.291862564006" calcext:value-type="float">
            <text:p>103.292</text:p>
          </table:table-cell>
          <table:table-cell table:formula="of:=INDEX([.E$3:.E$531];ROW()-2)-INDEX([.E$3:.E$531];(ROW()-(FLOOR((ROW()-3)/23)*23+3))*23+FLOOR((ROW()-3)/23+1))" office:value-type="float" office:value="61.8767215818785" calcext:value-type="float">
            <text:p>61.8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4.416884504672" calcext:value-type="float">
            <text:p>294.417</text:p>
          </table:table-cell>
          <table:table-cell table:formula="of:=INDEX([.K$3:.K$531];ROW()-2)-INDEX([.K$3:.K$531];(ROW()-(FLOOR((ROW()-3)/23)*23+3))*23+FLOOR((ROW()-3)/23+1))" office:value-type="float" office:value="196.219639615169" calcext:value-type="float">
            <text:p>196.2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2.130115630132" calcext:value-type="float">
            <text:p>162.130</text:p>
          </table:table-cell>
          <table:table-cell table:formula="of:=INDEX([.E$3:.E$531];ROW()-2)-INDEX([.E$3:.E$531];(ROW()-(FLOOR((ROW()-3)/23)*23+3))*23+FLOOR((ROW()-3)/23+1))" office:value-type="float" office:value="62.4102715217205" calcext:value-type="float">
            <text:p>62.4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33.96640790151" calcext:value-type="float">
            <text:p>1,033.966</text:p>
          </table:table-cell>
          <table:table-cell table:formula="of:=INDEX([.K$3:.K$531];ROW()-2)-INDEX([.K$3:.K$531];(ROW()-(FLOOR((ROW()-3)/23)*23+3))*23+FLOOR((ROW()-3)/23+1))" office:value-type="float" office:value="797.183072552923" calcext:value-type="float">
            <text:p>797.18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417:.F439])" office:value-type="float" office:value="2520.39494825689" calcext:value-type="float">
            <text:p>2,520.395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5.727037867977" calcext:value-type="float">
            <text:p>215.727</text:p>
          </table:table-cell>
          <table:table-cell table:formula="of:=INDEX([.E$3:.E$531];ROW()-2)-INDEX([.E$3:.E$531];(ROW()-(FLOOR((ROW()-3)/23)*23+3))*23+FLOOR((ROW()-3)/23+1))" office:value-type="float" office:value="112.809827606666" calcext:value-type="float">
            <text:p>112.81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78.890308903213" calcext:value-type="float">
            <text:p>578.890</text:p>
          </table:table-cell>
          <table:table-cell table:formula="of:=INDEX([.K$3:.K$531];ROW()-2)-INDEX([.K$3:.K$531];(ROW()-(FLOOR((ROW()-3)/23)*23+3))*23+FLOOR((ROW()-3)/23+1))" office:value-type="float" office:value="334.375448805324" calcext:value-type="float">
            <text:p>334.3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66.969462994751" calcext:value-type="float">
            <text:p>766.969</text:p>
          </table:table-cell>
          <table:table-cell table:formula="of:=INDEX([.E$3:.E$531];ROW()-2)-INDEX([.E$3:.E$531];(ROW()-(FLOOR((ROW()-3)/23)*23+3))*23+FLOOR((ROW()-3)/23+1))" office:value-type="float" office:value="484.078759522008" calcext:value-type="float">
            <text:p>484.0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90.90724327807" calcext:value-type="float">
            <text:p>2,590.907</text:p>
          </table:table-cell>
          <table:table-cell table:formula="of:=INDEX([.K$3:.K$531];ROW()-2)-INDEX([.K$3:.K$531];(ROW()-(FLOOR((ROW()-3)/23)*23+3))*23+FLOOR((ROW()-3)/23+1))" office:value-type="float" office:value="1915.22040665878" calcext:value-type="float">
            <text:p>1,915.220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418:.L439])" office:value-type="float" office:value="6197.75484849391" calcext:value-type="float">
            <text:p>6,197.755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4.426348221964" calcext:value-type="float">
            <text:p>54.426</text:p>
          </table:table-cell>
          <table:table-cell table:formula="of:=INDEX([.E$3:.E$531];ROW()-2)-INDEX([.E$3:.E$531];(ROW()-(FLOOR((ROW()-3)/23)*23+3))*23+FLOOR((ROW()-3)/23+1))" office:value-type="float" office:value="5.62328660545119" calcext:value-type="float">
            <text:p>5.6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0.62023882008" calcext:value-type="float">
            <text:p>340.620</text:p>
          </table:table-cell>
          <table:table-cell table:formula="of:=INDEX([.K$3:.K$531];ROW()-2)-INDEX([.K$3:.K$531];(ROW()-(FLOOR((ROW()-3)/23)*23+3))*23+FLOOR((ROW()-3)/23+1))" office:value-type="float" office:value="224.867460782685" calcext:value-type="float">
            <text:p>224.8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3.534589952096" calcext:value-type="float">
            <text:p>133.535</text:p>
          </table:table-cell>
          <table:table-cell table:formula="of:=INDEX([.E$3:.E$531];ROW()-2)-INDEX([.E$3:.E$531];(ROW()-(FLOOR((ROW()-3)/23)*23+3))*23+FLOOR((ROW()-3)/23+1))" office:value-type="float" office:value="70.1240846524625" calcext:value-type="float">
            <text:p>70.1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58.145808696587" calcext:value-type="float">
            <text:p>358.146</text:p>
          </table:table-cell>
          <table:table-cell table:formula="of:=INDEX([.K$3:.K$531];ROW()-2)-INDEX([.K$3:.K$531];(ROW()-(FLOOR((ROW()-3)/23)*23+3))*23+FLOOR((ROW()-3)/23+1))" office:value-type="float" office:value="207.663184225364" calcext:value-type="float">
            <text:p>207.6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0.674884293698" calcext:value-type="float">
            <text:p>160.675</text:p>
          </table:table-cell>
          <table:table-cell table:formula="of:=INDEX([.E$3:.E$531];ROW()-2)-INDEX([.E$3:.E$531];(ROW()-(FLOOR((ROW()-3)/23)*23+3))*23+FLOOR((ROW()-3)/23+1))" office:value-type="float" office:value="84.044969385819" calcext:value-type="float">
            <text:p>84.04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31.088527811006" calcext:value-type="float">
            <text:p>431.089</text:p>
          </table:table-cell>
          <table:table-cell table:formula="of:=INDEX([.K$3:.K$531];ROW()-2)-INDEX([.K$3:.K$531];(ROW()-(FLOOR((ROW()-3)/23)*23+3))*23+FLOOR((ROW()-3)/23+1))" office:value-type="float" office:value="249.198563564717" calcext:value-type="float">
            <text:p>249.1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6.3707868678121" calcext:value-type="float">
            <text:p>76.371</text:p>
          </table:table-cell>
          <table:table-cell table:formula="of:=INDEX([.E$3:.E$531];ROW()-2)-INDEX([.E$3:.E$531];(ROW()-(FLOOR((ROW()-3)/23)*23+3))*23+FLOOR((ROW()-3)/23+1))" office:value-type="float" office:value="8.21629332501445" calcext:value-type="float">
            <text:p>8.2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76.901335201277" calcext:value-type="float">
            <text:p>476.901</text:p>
          </table:table-cell>
          <table:table-cell table:formula="of:=INDEX([.K$3:.K$531];ROW()-2)-INDEX([.K$3:.K$531];(ROW()-(FLOOR((ROW()-3)/23)*23+3))*23+FLOOR((ROW()-3)/23+1))" office:value-type="float" office:value="315.122750358513" calcext:value-type="float">
            <text:p>315.1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4.466812873227" calcext:value-type="float">
            <text:p>284.467</text:p>
          </table:table-cell>
          <table:table-cell table:formula="of:=INDEX([.E$3:.E$531];ROW()-2)-INDEX([.E$3:.E$531];(ROW()-(FLOOR((ROW()-3)/23)*23+3))*23+FLOOR((ROW()-3)/23+1))" office:value-type="float" office:value="149.524191331894" calcext:value-type="float">
            <text:p>149.5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63.059927261352" calcext:value-type="float">
            <text:p>763.060</text:p>
          </table:table-cell>
          <table:table-cell table:formula="of:=INDEX([.K$3:.K$531];ROW()-2)-INDEX([.K$3:.K$531];(ROW()-(FLOOR((ROW()-3)/23)*23+3))*23+FLOOR((ROW()-3)/23+1))" office:value-type="float" office:value="441.888479804978" calcext:value-type="float">
            <text:p>441.8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3.7485905556359" calcext:value-type="float">
            <text:p>83.749</text:p>
          </table:table-cell>
          <table:table-cell table:formula="of:=INDEX([.E$3:.E$531];ROW()-2)-INDEX([.E$3:.E$531];(ROW()-(FLOOR((ROW()-3)/23)*23+3))*23+FLOOR((ROW()-3)/23+1))" office:value-type="float" office:value="10.338245238852" calcext:value-type="float">
            <text:p>10.33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17.165956976241" calcext:value-type="float">
            <text:p>517.166</text:p>
          </table:table-cell>
          <table:table-cell table:formula="of:=INDEX([.K$3:.K$531];ROW()-2)-INDEX([.K$3:.K$531];(ROW()-(FLOOR((ROW()-3)/23)*23+3))*23+FLOOR((ROW()-3)/23+1))" office:value-type="float" office:value="342.838540504422" calcext:value-type="float">
            <text:p>342.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9.2306136602647" calcext:value-type="float">
            <text:p>99.231</text:p>
          </table:table-cell>
          <table:table-cell table:formula="of:=INDEX([.E$3:.E$531];ROW()-2)-INDEX([.E$3:.E$531];(ROW()-(FLOOR((ROW()-3)/23)*23+3))*23+FLOOR((ROW()-3)/23+1))" office:value-type="float" office:value="-79.8367752741025" calcext:value-type="float">
            <text:p>-79.83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15.183318883666" calcext:value-type="float">
            <text:p>315.183</text:p>
          </table:table-cell>
          <table:table-cell table:formula="of:=INDEX([.K$3:.K$531];ROW()-2)-INDEX([.K$3:.K$531];(ROW()-(FLOOR((ROW()-3)/23)*23+3))*23+FLOOR((ROW()-3)/23+1))" office:value-type="float" office:value="-111.348339138075" calcext:value-type="float">
            <text:p>-111.34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7.6698615406316" calcext:value-type="float">
            <text:p>77.670</text:p>
          </table:table-cell>
          <table:table-cell table:formula="of:=INDEX([.E$3:.E$531];ROW()-2)-INDEX([.E$3:.E$531];(ROW()-(FLOOR((ROW()-3)/23)*23+3))*23+FLOOR((ROW()-3)/23+1))" office:value-type="float" office:value="-62.4676086734231" calcext:value-type="float">
            <text:p>-62.4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46.481080009267" calcext:value-type="float">
            <text:p>246.481</text:p>
          </table:table-cell>
          <table:table-cell table:formula="of:=INDEX([.K$3:.K$531];ROW()-2)-INDEX([.K$3:.K$531];(ROW()-(FLOOR((ROW()-3)/23)*23+3))*23+FLOOR((ROW()-3)/23+1))" office:value-type="float" office:value="-86.7008076876389" calcext:value-type="float">
            <text:p>-86.7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0.632633244347" calcext:value-type="float">
            <text:p>160.633</text:p>
          </table:table-cell>
          <table:table-cell table:formula="of:=INDEX([.E$3:.E$531];ROW()-2)-INDEX([.E$3:.E$531];(ROW()-(FLOOR((ROW()-3)/23)*23+3))*23+FLOOR((ROW()-3)/23+1))" office:value-type="float" office:value="84.8461379251333" calcext:value-type="float">
            <text:p>84.8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00.773729404571" calcext:value-type="float">
            <text:p>500.774</text:p>
          </table:table-cell>
          <table:table-cell table:formula="of:=INDEX([.K$3:.K$531];ROW()-2)-INDEX([.K$3:.K$531];(ROW()-(FLOOR((ROW()-3)/23)*23+3))*23+FLOOR((ROW()-3)/23+1))" office:value-type="float" office:value="320.947111323714" calcext:value-type="float">
            <text:p>320.94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3.8685649935877" calcext:value-type="float">
            <text:p>93.869</text:p>
          </table:table-cell>
          <table:table-cell table:formula="of:=INDEX([.E$3:.E$531];ROW()-2)-INDEX([.E$3:.E$531];(ROW()-(FLOOR((ROW()-3)/23)*23+3))*23+FLOOR((ROW()-3)/23+1))" office:value-type="float" office:value="-69.1990928080561" calcext:value-type="float">
            <text:p>-69.19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5.372006444504" calcext:value-type="float">
            <text:p>295.372</text:p>
          </table:table-cell>
          <table:table-cell table:formula="of:=INDEX([.K$3:.K$531];ROW()-2)-INDEX([.K$3:.K$531];(ROW()-(FLOOR((ROW()-3)/23)*23+3))*23+FLOOR((ROW()-3)/23+1))" office:value-type="float" office:value="-93.2765348708336" calcext:value-type="float">
            <text:p>-93.2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07.966691214565" calcext:value-type="float">
            <text:p>307.967</text:p>
          </table:table-cell>
          <table:table-cell table:formula="of:=INDEX([.E$3:.E$531];ROW()-2)-INDEX([.E$3:.E$531];(ROW()-(FLOOR((ROW()-3)/23)*23+3))*23+FLOOR((ROW()-3)/23+1))" office:value-type="float" office:value="161.323941160956" calcext:value-type="float">
            <text:p>161.32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26.170323053976" calcext:value-type="float">
            <text:p>826.170</text:p>
          </table:table-cell>
          <table:table-cell table:formula="of:=INDEX([.K$3:.K$531];ROW()-2)-INDEX([.K$3:.K$531];(ROW()-(FLOOR((ROW()-3)/23)*23+3))*23+FLOOR((ROW()-3)/23+1))" office:value-type="float" office:value="477.272392286011" calcext:value-type="float">
            <text:p>477.2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8.290528915966" calcext:value-type="float">
            <text:p>288.291</text:p>
          </table:table-cell>
          <table:table-cell table:formula="of:=INDEX([.E$3:.E$531];ROW()-2)-INDEX([.E$3:.E$531];(ROW()-(FLOOR((ROW()-3)/23)*23+3))*23+FLOOR((ROW()-3)/23+1))" office:value-type="float" office:value="152.546814731354" calcext:value-type="float">
            <text:p>152.54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72.55692619794" calcext:value-type="float">
            <text:p>772.557</text:p>
          </table:table-cell>
          <table:table-cell table:formula="of:=INDEX([.K$3:.K$531];ROW()-2)-INDEX([.K$3:.K$531];(ROW()-(FLOOR((ROW()-3)/23)*23+3))*23+FLOOR((ROW()-3)/23+1))" office:value-type="float" office:value="449.32288143308" calcext:value-type="float">
            <text:p>449.3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3.866228040123" calcext:value-type="float">
            <text:p>123.866</text:p>
          </table:table-cell>
          <table:table-cell table:formula="of:=INDEX([.E$3:.E$531];ROW()-2)-INDEX([.E$3:.E$531];(ROW()-(FLOOR((ROW()-3)/23)*23+3))*23+FLOOR((ROW()-3)/23+1))" office:value-type="float" office:value="4.41472166374992" calcext:value-type="float">
            <text:p>4.4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6.720929548497" calcext:value-type="float">
            <text:p>296.721</text:p>
          </table:table-cell>
          <table:table-cell table:formula="of:=INDEX([.K$3:.K$531];ROW()-2)-INDEX([.K$3:.K$531];(ROW()-(FLOOR((ROW()-3)/23)*23+3))*23+FLOOR((ROW()-3)/23+1))" office:value-type="float" office:value="12.508255950584" calcext:value-type="float">
            <text:p>12.5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3910830917689" calcext:value-type="float">
            <text:p>26.391</text:p>
          </table:table-cell>
          <table:table-cell table:formula="of:=INDEX([.E$3:.E$531];ROW()-2)-INDEX([.E$3:.E$531];(ROW()-(FLOOR((ROW()-3)/23)*23+3))*23+FLOOR((ROW()-3)/23+1))" office:value-type="float" office:value="5.49135263131654" calcext:value-type="float">
            <text:p>5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3.30898720987" calcext:value-type="float">
            <text:p>153.309</text:p>
          </table:table-cell>
          <table:table-cell table:formula="of:=INDEX([.K$3:.K$531];ROW()-2)-INDEX([.K$3:.K$531];(ROW()-(FLOOR((ROW()-3)/23)*23+3))*23+FLOOR((ROW()-3)/23+1))" office:value-type="float" office:value="103.775336580977" calcext:value-type="float">
            <text:p>103.7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00.158658735336" calcext:value-type="float">
            <text:p>300.159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0.011048067502" calcext:value-type="float">
            <text:p>720.011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4026.178125" calcext:value-type="float">
            <text:p>4,026.17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9.4294542869941" calcext:value-type="float">
            <text:p>69.429</text:p>
          </table:table-cell>
          <table:table-cell table:formula="of:=INDEX([.E$3:.E$531];ROW()-2)-INDEX([.E$3:.E$531];(ROW()-(FLOOR((ROW()-3)/23)*23+3))*23+FLOOR((ROW()-3)/23+1))" office:value-type="float" office:value="9.62528358054351" calcext:value-type="float">
            <text:p>9.6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23.758770106192" calcext:value-type="float">
            <text:p>423.759</text:p>
          </table:table-cell>
          <table:table-cell table:formula="of:=INDEX([.K$3:.K$531];ROW()-2)-INDEX([.K$3:.K$531];(ROW()-(FLOOR((ROW()-3)/23)*23+3))*23+FLOOR((ROW()-3)/23+1))" office:value-type="float" office:value="281.849491008313" calcext:value-type="float">
            <text:p>281.8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5.400702601186" calcext:value-type="float">
            <text:p>235.401</text:p>
          </table:table-cell>
          <table:table-cell table:formula="of:=INDEX([.E$3:.E$531];ROW()-2)-INDEX([.E$3:.E$531];(ROW()-(FLOOR((ROW()-3)/23)*23+3))*23+FLOOR((ROW()-3)/23+1))" office:value-type="float" office:value="127.442941692187" calcext:value-type="float">
            <text:p>127.4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28.472076041721" calcext:value-type="float">
            <text:p>728.472</text:p>
          </table:table-cell>
          <table:table-cell table:formula="of:=INDEX([.K$3:.K$531];ROW()-2)-INDEX([.K$3:.K$531];(ROW()-(FLOOR((ROW()-3)/23)*23+3))*23+FLOOR((ROW()-3)/23+1))" office:value-type="float" office:value="471.76371468244" calcext:value-type="float">
            <text:p>471.7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1.8836326132654" calcext:value-type="float">
            <text:p>81.884</text:p>
          </table:table-cell>
          <table:table-cell table:formula="of:=INDEX([.E$3:.E$531];ROW()-2)-INDEX([.E$3:.E$531];(ROW()-(FLOOR((ROW()-3)/23)*23+3))*23+FLOOR((ROW()-3)/23+1))" office:value-type="float" office:value="50.22775086498" calcext:value-type="float">
            <text:p>50.22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32.283479285514" calcext:value-type="float">
            <text:p>232.283</text:p>
          </table:table-cell>
          <table:table-cell table:formula="of:=INDEX([.K$3:.K$531];ROW()-2)-INDEX([.K$3:.K$531];(ROW()-(FLOOR((ROW()-3)/23)*23+3))*23+FLOOR((ROW()-3)/23+1))" office:value-type="float" office:value="157.233465251883" calcext:value-type="float">
            <text:p>157.2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0.048980240666" calcext:value-type="float">
            <text:p>120.049</text:p>
          </table:table-cell>
          <table:table-cell table:formula="of:=INDEX([.E$3:.E$531];ROW()-2)-INDEX([.E$3:.E$531];(ROW()-(FLOOR((ROW()-3)/23)*23+3))*23+FLOOR((ROW()-3)/23+1))" office:value-type="float" office:value="72.3210584767062" calcext:value-type="float">
            <text:p>72.3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41.818361392769" calcext:value-type="float">
            <text:p>341.818</text:p>
          </table:table-cell>
          <table:table-cell table:formula="of:=INDEX([.K$3:.K$531];ROW()-2)-INDEX([.K$3:.K$531];(ROW()-(FLOOR((ROW()-3)/23)*23+3))*23+FLOOR((ROW()-3)/23+1))" office:value-type="float" office:value="228.613952427927" calcext:value-type="float">
            <text:p>228.6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2.3670440433186" calcext:value-type="float">
            <text:p>22.367</text:p>
          </table:table-cell>
          <table:table-cell table:formula="of:=INDEX([.E$3:.E$531];ROW()-2)-INDEX([.E$3:.E$531];(ROW()-(FLOOR((ROW()-3)/23)*23+3))*23+FLOOR((ROW()-3)/23+1))" office:value-type="float" office:value="12.5945367816024" calcext:value-type="float">
            <text:p>12.59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3.4537233625042" calcext:value-type="float">
            <text:p>63.454</text:p>
          </table:table-cell>
          <table:table-cell table:formula="of:=INDEX([.K$3:.K$531];ROW()-2)-INDEX([.K$3:.K$531];(ROW()-(FLOOR((ROW()-3)/23)*23+3))*23+FLOOR((ROW()-3)/23+1))" office:value-type="float" office:value="1.15632932162769" calcext:value-type="float">
            <text:p>1.1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5.3828281159057" calcext:value-type="float">
            <text:p>35.383</text:p>
          </table:table-cell>
          <table:table-cell table:formula="of:=INDEX([.E$3:.E$531];ROW()-2)-INDEX([.E$3:.E$531];(ROW()-(FLOOR((ROW()-3)/23)*23+3))*23+FLOOR((ROW()-3)/23+1))" office:value-type="float" office:value="11.4906689614802" calcext:value-type="float">
            <text:p>11.4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5.475757913657" calcext:value-type="float">
            <text:p>225.476</text:p>
          </table:table-cell>
          <table:table-cell table:formula="of:=INDEX([.K$3:.K$531];ROW()-2)-INDEX([.K$3:.K$531];(ROW()-(FLOOR((ROW()-3)/23)*23+3))*23+FLOOR((ROW()-3)/23+1))" office:value-type="float" office:value="74.5672388799554" calcext:value-type="float">
            <text:p>74.567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440:.F462])" office:value-type="float" office:value="602.175809448916" calcext:value-type="float">
            <text:p>602.176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9589581887903" calcext:value-type="float">
            <text:p>46.959</text:p>
          </table:table-cell>
          <table:table-cell table:formula="of:=INDEX([.E$3:.E$531];ROW()-2)-INDEX([.E$3:.E$531];(ROW()-(FLOOR((ROW()-3)/23)*23+3))*23+FLOOR((ROW()-3)/23+1))" office:value-type="float" office:value="22.5784891855987" calcext:value-type="float">
            <text:p>22.5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5.245488498426" calcext:value-type="float">
            <text:p>125.245</text:p>
          </table:table-cell>
          <table:table-cell table:formula="of:=INDEX([.K$3:.K$531];ROW()-2)-INDEX([.K$3:.K$531];(ROW()-(FLOOR((ROW()-3)/23)*23+3))*23+FLOOR((ROW()-3)/23+1))" office:value-type="float" office:value="-29.7989397494713" calcext:value-type="float">
            <text:p>-29.7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8.381090545628" calcext:value-type="float">
            <text:p>168.381</text:p>
          </table:table-cell>
          <table:table-cell table:formula="of:=INDEX([.E$3:.E$531];ROW()-2)-INDEX([.E$3:.E$531];(ROW()-(FLOOR((ROW()-3)/23)*23+3))*23+FLOOR((ROW()-3)/23+1))" office:value-type="float" office:value="100.618659472363" calcext:value-type="float">
            <text:p>100.6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65.45629011906" calcext:value-type="float">
            <text:p>565.456</text:p>
          </table:table-cell>
          <table:table-cell table:formula="of:=INDEX([.K$3:.K$531];ROW()-2)-INDEX([.K$3:.K$531];(ROW()-(FLOOR((ROW()-3)/23)*23+3))*23+FLOOR((ROW()-3)/23+1))" office:value-type="float" office:value="137.87901154789" calcext:value-type="float">
            <text:p>137.879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441:.L462])" office:value-type="float" office:value="3780.00561553522" calcext:value-type="float">
            <text:p>3,780.006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6337364115224" calcext:value-type="float">
            <text:p>11.634</text:p>
          </table:table-cell>
          <table:table-cell table:formula="of:=INDEX([.E$3:.E$531];ROW()-2)-INDEX([.E$3:.E$531];(ROW()-(FLOOR((ROW()-3)/23)*23+3))*23+FLOOR((ROW()-3)/23+1))" office:value-type="float" office:value="0.0430583666187765" calcext:value-type="float">
            <text:p>0.0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3.6709249956165" calcext:value-type="float">
            <text:p>73.671</text:p>
          </table:table-cell>
          <table:table-cell table:formula="of:=INDEX([.K$3:.K$531];ROW()-2)-INDEX([.K$3:.K$531];(ROW()-(FLOOR((ROW()-3)/23)*23+3))*23+FLOOR((ROW()-3)/23+1))" office:value-type="float" office:value="0.0711991307509976" calcext:value-type="float">
            <text:p>0.0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035482274211" calcext:value-type="float">
            <text:p>29.035</text:p>
          </table:table-cell>
          <table:table-cell table:formula="of:=INDEX([.E$3:.E$531];ROW()-2)-INDEX([.E$3:.E$531];(ROW()-(FLOOR((ROW()-3)/23)*23+3))*23+FLOOR((ROW()-3)/23+1))" office:value-type="float" office:value="13.8889071178326" calcext:value-type="float">
            <text:p>13.88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7.4069963278896" calcext:value-type="float">
            <text:p>77.407</text:p>
          </table:table-cell>
          <table:table-cell table:formula="of:=INDEX([.K$3:.K$531];ROW()-2)-INDEX([.K$3:.K$531];(ROW()-(FLOOR((ROW()-3)/23)*23+3))*23+FLOOR((ROW()-3)/23+1))" office:value-type="float" office:value="-18.4381619819321" calcext:value-type="float">
            <text:p>-18.4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4.9077412102078" calcext:value-type="float">
            <text:p>34.908</text:p>
          </table:table-cell>
          <table:table-cell table:formula="of:=INDEX([.E$3:.E$531];ROW()-2)-INDEX([.E$3:.E$531];(ROW()-(FLOOR((ROW()-3)/23)*23+3))*23+FLOOR((ROW()-3)/23+1))" office:value-type="float" office:value="16.790989363592" calcext:value-type="float">
            <text:p>16.79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3.1010293499561" calcext:value-type="float">
            <text:p>93.101</text:p>
          </table:table-cell>
          <table:table-cell table:formula="of:=INDEX([.K$3:.K$531];ROW()-2)-INDEX([.K$3:.K$531];(ROW()-(FLOOR((ROW()-3)/23)*23+3))*23+FLOOR((ROW()-3)/23+1))" office:value-type="float" office:value="-22.2602920704128" calcext:value-type="float">
            <text:p>-22.2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.1622675316271" calcext:value-type="float">
            <text:p>16.162</text:p>
          </table:table-cell>
          <table:table-cell table:formula="of:=INDEX([.E$3:.E$531];ROW()-2)-INDEX([.E$3:.E$531];(ROW()-(FLOOR((ROW()-3)/23)*23+3))*23+FLOOR((ROW()-3)/23+1))" office:value-type="float" office:value="-0.0186355167042755" calcext:value-type="float">
            <text:p>-0.01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2.743766793332" calcext:value-type="float">
            <text:p>102.744</text:p>
          </table:table-cell>
          <table:table-cell table:formula="of:=INDEX([.K$3:.K$531];ROW()-2)-INDEX([.K$3:.K$531];(ROW()-(FLOOR((ROW()-3)/23)*23+3))*23+FLOOR((ROW()-3)/23+1))" office:value-type="float" office:value="0.011974493103537" calcext:value-type="float">
            <text:p>0.0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6082361021687" calcext:value-type="float">
            <text:p>61.608</text:p>
          </table:table-cell>
          <table:table-cell table:formula="of:=INDEX([.E$3:.E$531];ROW()-2)-INDEX([.E$3:.E$531];(ROW()-(FLOOR((ROW()-3)/23)*23+3))*23+FLOOR((ROW()-3)/23+1))" office:value-type="float" office:value="29.5782881292995" calcext:value-type="float">
            <text:p>29.5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4.316660661304" calcext:value-type="float">
            <text:p>164.317</text:p>
          </table:table-cell>
          <table:table-cell table:formula="of:=INDEX([.K$3:.K$531];ROW()-2)-INDEX([.K$3:.K$531];(ROW()-(FLOOR((ROW()-3)/23)*23+3))*23+FLOOR((ROW()-3)/23+1))" office:value-type="float" office:value="-38.7403360497726" calcext:value-type="float">
            <text:p>-38.74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3984493177617" calcext:value-type="float">
            <text:p>17.398</text:p>
          </table:table-cell>
          <table:table-cell table:formula="of:=INDEX([.E$3:.E$531];ROW()-2)-INDEX([.E$3:.E$531];(ROW()-(FLOOR((ROW()-3)/23)*23+3))*23+FLOOR((ROW()-3)/23+1))" office:value-type="float" office:value="-0.0290825182219372" calcext:value-type="float">
            <text:p>-0.02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596106490111" calcext:value-type="float">
            <text:p>110.596</text:p>
          </table:table-cell>
          <table:table-cell table:formula="of:=INDEX([.K$3:.K$531];ROW()-2)-INDEX([.K$3:.K$531];(ROW()-(FLOOR((ROW()-3)/23)*23+3))*23+FLOOR((ROW()-3)/23+1))" office:value-type="float" office:value="0.0449107087799234" calcext:value-type="float">
            <text:p>0.04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4170734450914" calcext:value-type="float">
            <text:p>21.417</text:p>
          </table:table-cell>
          <table:table-cell table:formula="of:=INDEX([.E$3:.E$531];ROW()-2)-INDEX([.E$3:.E$531];(ROW()-(FLOOR((ROW()-3)/23)*23+3))*23+FLOOR((ROW()-3)/23+1))" office:value-type="float" office:value="-23.9995682051268" calcext:value-type="float">
            <text:p>-24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7.8659272839745" calcext:value-type="float">
            <text:p>67.866</text:p>
          </table:table-cell>
          <table:table-cell table:formula="of:=INDEX([.K$3:.K$531];ROW()-2)-INDEX([.K$3:.K$531];(ROW()-(FLOOR((ROW()-3)/23)*23+3))*23+FLOOR((ROW()-3)/23+1))" office:value-type="float" office:value="-209.115552012874" calcext:value-type="float">
            <text:p>-209.1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6.4887999239421" calcext:value-type="float">
            <text:p>16.489</text:p>
          </table:table-cell>
          <table:table-cell table:formula="of:=INDEX([.E$3:.E$531];ROW()-2)-INDEX([.E$3:.E$531];(ROW()-(FLOOR((ROW()-3)/23)*23+3))*23+FLOOR((ROW()-3)/23+1))" office:value-type="float" office:value="-16.9026491687118" calcext:value-type="float">
            <text:p>-16.9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2.3943313556305" calcext:value-type="float">
            <text:p>52.394</text:p>
          </table:table-cell>
          <table:table-cell table:formula="of:=INDEX([.K$3:.K$531];ROW()-2)-INDEX([.K$3:.K$531];(ROW()-(FLOOR((ROW()-3)/23)*23+3))*23+FLOOR((ROW()-3)/23+1))" office:value-type="float" office:value="-159.075149788742" calcext:value-type="float">
            <text:p>-159.0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4.9124221639823" calcext:value-type="float">
            <text:p>34.912</text:p>
          </table:table-cell>
          <table:table-cell table:formula="of:=INDEX([.E$3:.E$531];ROW()-2)-INDEX([.E$3:.E$531];(ROW()-(FLOOR((ROW()-3)/23)*23+3))*23+FLOOR((ROW()-3)/23+1))" office:value-type="float" office:value="16.9653999811375" calcext:value-type="float">
            <text:p>16.96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8.392461907008" calcext:value-type="float">
            <text:p>108.392</text:p>
          </table:table-cell>
          <table:table-cell table:formula="of:=INDEX([.K$3:.K$531];ROW()-2)-INDEX([.K$3:.K$531];(ROW()-(FLOOR((ROW()-3)/23)*23+3))*23+FLOOR((ROW()-3)/23+1))" office:value-type="float" office:value="-5.73413291952805" calcext:value-type="float">
            <text:p>-5.7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9.202244486674" calcext:value-type="float">
            <text:p>19.202</text:p>
          </table:table-cell>
          <table:table-cell table:formula="of:=INDEX([.E$3:.E$531];ROW()-2)-INDEX([.E$3:.E$531];(ROW()-(FLOOR((ROW()-3)/23)*23+3))*23+FLOOR((ROW()-3)/23+1))" office:value-type="float" office:value="-19.8661306491988" calcext:value-type="float">
            <text:p>-19.86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0.9819316927371" calcext:value-type="float">
            <text:p>60.982</text:p>
          </table:table-cell>
          <table:table-cell table:formula="of:=INDEX([.K$3:.K$531];ROW()-2)-INDEX([.K$3:.K$531];(ROW()-(FLOOR((ROW()-3)/23)*23+3))*23+FLOOR((ROW()-3)/23+1))" office:value-type="float" office:value="-184.624111206301" calcext:value-type="float">
            <text:p>-184.62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6.8070211369985" calcext:value-type="float">
            <text:p>66.807</text:p>
          </table:table-cell>
          <table:table-cell table:formula="of:=INDEX([.E$3:.E$531];ROW()-2)-INDEX([.E$3:.E$531];(ROW()-(FLOOR((ROW()-3)/23)*23+3))*23+FLOOR((ROW()-3)/23+1))" office:value-type="float" office:value="31.7538807379659" calcext:value-type="float">
            <text:p>31.7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78.17665469041" calcext:value-type="float">
            <text:p>178.177</text:p>
          </table:table-cell>
          <table:table-cell table:formula="of:=INDEX([.K$3:.K$531];ROW()-2)-INDEX([.K$3:.K$531];(ROW()-(FLOOR((ROW()-3)/23)*23+3))*23+FLOOR((ROW()-3)/23+1))" office:value-type="float" office:value="-42.8729897578346" calcext:value-type="float">
            <text:p>-42.8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1.6897541408259" calcext:value-type="float">
            <text:p>61.690</text:p>
          </table:table-cell>
          <table:table-cell table:formula="of:=INDEX([.E$3:.E$531];ROW()-2)-INDEX([.E$3:.E$531];(ROW()-(FLOOR((ROW()-3)/23)*23+3))*23+FLOOR((ROW()-3)/23+1))" office:value-type="float" office:value="29.2730034854062" calcext:value-type="float">
            <text:p>29.2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4.517703575987" calcext:value-type="float">
            <text:p>164.518</text:p>
          </table:table-cell>
          <table:table-cell table:formula="of:=INDEX([.K$3:.K$531];ROW()-2)-INDEX([.K$3:.K$531];(ROW()-(FLOOR((ROW()-3)/23)*23+3))*23+FLOOR((ROW()-3)/23+1))" office:value-type="float" office:value="-39.4315610786517" calcext:value-type="float">
            <text:p>-39.43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5.6425843949744" calcext:value-type="float">
            <text:p>25.643</text:p>
          </table:table-cell>
          <table:table-cell table:formula="of:=INDEX([.E$3:.E$531];ROW()-2)-INDEX([.E$3:.E$531];(ROW()-(FLOOR((ROW()-3)/23)*23+3))*23+FLOOR((ROW()-3)/23+1))" office:value-type="float" office:value="-2.64283204294076" calcext:value-type="float">
            <text:p>-2.6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0.8484135189488" calcext:value-type="float">
            <text:p>60.848</text:p>
          </table:table-cell>
          <table:table-cell table:formula="of:=INDEX([.K$3:.K$531];ROW()-2)-INDEX([.K$3:.K$531];(ROW()-(FLOOR((ROW()-3)/23)*23+3))*23+FLOOR((ROW()-3)/23+1))" office:value-type="float" office:value="-118.336692607617" calcext:value-type="float">
            <text:p>-118.3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.0504869360923" calcext:value-type="float">
            <text:p>5.050</text:p>
          </table:table-cell>
          <table:table-cell table:formula="of:=INDEX([.E$3:.E$531];ROW()-2)-INDEX([.E$3:.E$531];(ROW()-(FLOOR((ROW()-3)/23)*23+3))*23+FLOOR((ROW()-3)/23+1))" office:value-type="float" office:value="0.115961398360536" calcext:value-type="float">
            <text:p>0.11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1.6701876429178" calcext:value-type="float">
            <text:p>31.670</text:p>
          </table:table-cell>
          <table:table-cell table:formula="of:=INDEX([.K$3:.K$531];ROW()-2)-INDEX([.K$3:.K$531];(ROW()-(FLOOR((ROW()-3)/23)*23+3))*23+FLOOR((ROW()-3)/23+1))" office:value-type="float" office:value="0.23782036009149" calcext:value-type="float">
            <text:p>0.2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9.8041707064506" calcext:value-type="float">
            <text:p>59.804</text:p>
          </table:table-cell>
          <table:table-cell table:formula="of:=INDEX([.E$3:.E$531];ROW()-2)-INDEX([.E$3:.E$531];(ROW()-(FLOOR((ROW()-3)/23)*23+3))*23+FLOOR((ROW()-3)/23+1))" office:value-type="float" office:value="-9.62528358054351" calcext:value-type="float">
            <text:p>-9.6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1.90927909788" calcext:value-type="float">
            <text:p>141.909</text:p>
          </table:table-cell>
          <table:table-cell table:formula="of:=INDEX([.K$3:.K$531];ROW()-2)-INDEX([.K$3:.K$531];(ROW()-(FLOOR((ROW()-3)/23)*23+3))*23+FLOOR((ROW()-3)/23+1))" office:value-type="float" office:value="-281.849491008313" calcext:value-type="float">
            <text:p>-281.8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4427016836926" calcext:value-type="float">
            <text:p>15.443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3.1086755802376" calcext:value-type="float">
            <text:p>93.109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862.752638671875" calcext:value-type="float">
            <text:p>862.75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3979882297885" calcext:value-type="float">
            <text:p>49.398</text:p>
          </table:table-cell>
          <table:table-cell table:formula="of:=INDEX([.E$3:.E$531];ROW()-2)-INDEX([.E$3:.E$531];(ROW()-(FLOOR((ROW()-3)/23)*23+3))*23+FLOOR((ROW()-3)/23+1))" office:value-type="float" office:value="23.725597976314" calcext:value-type="float">
            <text:p>23.72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53.311989794895" calcext:value-type="float">
            <text:p>153.312</text:p>
          </table:table-cell>
          <table:table-cell table:formula="of:=INDEX([.K$3:.K$531];ROW()-2)-INDEX([.K$3:.K$531];(ROW()-(FLOOR((ROW()-3)/23)*23+3))*23+FLOOR((ROW()-3)/23+1))" office:value-type="float" office:value="-8.32456701832783" calcext:value-type="float">
            <text:p>-8.3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1575167970117" calcext:value-type="float">
            <text:p>17.158</text:p>
          </table:table-cell>
          <table:table-cell table:formula="of:=INDEX([.E$3:.E$531];ROW()-2)-INDEX([.E$3:.E$531];(ROW()-(FLOOR((ROW()-3)/23)*23+3))*23+FLOOR((ROW()-3)/23+1))" office:value-type="float" office:value="9.68050522578666" calcext:value-type="float">
            <text:p>9.68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8.6437332199752" calcext:value-type="float">
            <text:p>48.644</text:p>
          </table:table-cell>
          <table:table-cell table:formula="of:=INDEX([.K$3:.K$531];ROW()-2)-INDEX([.K$3:.K$531];(ROW()-(FLOOR((ROW()-3)/23)*23+3))*23+FLOOR((ROW()-3)/23+1))" office:value-type="float" office:value="1.03729628083747" calcext:value-type="float">
            <text:p>1.0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5.9040408852092" calcext:value-type="float">
            <text:p>25.904</text:p>
          </table:table-cell>
          <table:table-cell table:formula="of:=INDEX([.E$3:.E$531];ROW()-2)-INDEX([.E$3:.E$531];(ROW()-(FLOOR((ROW()-3)/23)*23+3))*23+FLOOR((ROW()-3)/23+1))" office:value-type="float" office:value="14.5630647210485" calcext:value-type="float">
            <text:p>14.5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3.4426420806671" calcext:value-type="float">
            <text:p>73.443</text:p>
          </table:table-cell>
          <table:table-cell table:formula="of:=INDEX([.K$3:.K$531];ROW()-2)-INDEX([.K$3:.K$531];(ROW()-(FLOOR((ROW()-3)/23)*23+3))*23+FLOOR((ROW()-3)/23+1))" office:value-type="float" office:value="1.47758626627498" calcext:value-type="float">
            <text:p>1.4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0.0569870146536" calcext:value-type="float">
            <text:p>40.057</text:p>
          </table:table-cell>
          <table:table-cell table:formula="of:=INDEX([.E$3:.E$531];ROW()-2)-INDEX([.E$3:.E$531];(ROW()-(FLOOR((ROW()-3)/23)*23+3))*23+FLOOR((ROW()-3)/23+1))" office:value-type="float" office:value="5.83300772883334" calcext:value-type="float">
            <text:p>5.8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3.747803293671" calcext:value-type="float">
            <text:p>113.748</text:p>
          </table:table-cell>
          <table:table-cell table:formula="of:=INDEX([.K$3:.K$531];ROW()-2)-INDEX([.K$3:.K$531];(ROW()-(FLOOR((ROW()-3)/23)*23+3))*23+FLOOR((ROW()-3)/23+1))" office:value-type="float" office:value="7.53272898156283" calcext:value-type="float">
            <text:p>7.5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2.9509161051792" calcext:value-type="float">
            <text:p>62.951</text:p>
          </table:table-cell>
          <table:table-cell table:formula="of:=INDEX([.E$3:.E$531];ROW()-2)-INDEX([.E$3:.E$531];(ROW()-(FLOOR((ROW()-3)/23)*23+3))*23+FLOOR((ROW()-3)/23+1))" office:value-type="float" office:value="-19.3461954350394" calcext:value-type="float">
            <text:p>-19.3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2.22225470701" calcext:value-type="float">
            <text:p>402.222</text:p>
          </table:table-cell>
          <table:table-cell table:formula="of:=INDEX([.K$3:.K$531];ROW()-2)-INDEX([.K$3:.K$531];(ROW()-(FLOOR((ROW()-3)/23)*23+3))*23+FLOOR((ROW()-3)/23+1))" office:value-type="float" office:value="146.501121943647" calcext:value-type="float">
            <text:p>146.501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463:.F485])" office:value-type="float" office:value="2073.63964373678" calcext:value-type="float">
            <text:p>2,073.640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3.9895311960262" calcext:value-type="float">
            <text:p>83.990</text:p>
          </table:table-cell>
          <table:table-cell table:formula="of:=INDEX([.E$3:.E$531];ROW()-2)-INDEX([.E$3:.E$531];(ROW()-(FLOOR((ROW()-3)/23)*23+3))*23+FLOOR((ROW()-3)/23+1))" office:value-type="float" office:value="-1.0928512818199" calcext:value-type="float">
            <text:p>-1.09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24.307191033619" calcext:value-type="float">
            <text:p>224.307</text:p>
          </table:table-cell>
          <table:table-cell table:formula="of:=INDEX([.K$3:.K$531];ROW()-2)-INDEX([.K$3:.K$531];(ROW()-(FLOOR((ROW()-3)/23)*23+3))*23+FLOOR((ROW()-3)/23+1))" office:value-type="float" office:value="-40.0579731681926" calcext:value-type="float">
            <text:p>-40.0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00.45900530027" calcext:value-type="float">
            <text:p>300.459</text:p>
          </table:table-cell>
          <table:table-cell table:formula="of:=INDEX([.E$3:.E$531];ROW()-2)-INDEX([.E$3:.E$531];(ROW()-(FLOOR((ROW()-3)/23)*23+3))*23+FLOOR((ROW()-3)/23+1))" office:value-type="float" office:value="66.3088403991656" calcext:value-type="float">
            <text:p>66.3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10.28173482047" calcext:value-type="float">
            <text:p>1,010.282</text:p>
          </table:table-cell>
          <table:table-cell table:formula="of:=INDEX([.K$3:.K$531];ROW()-2)-INDEX([.K$3:.K$531];(ROW()-(FLOOR((ROW()-3)/23)*23+3))*23+FLOOR((ROW()-3)/23+1))" office:value-type="float" office:value="280.785050655394" calcext:value-type="float">
            <text:p>280.785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464:.L485])" office:value-type="float" office:value="6446.27386621003" calcext:value-type="float">
            <text:p>6,446.274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6221435129402" calcext:value-type="float">
            <text:p>20.622</text:p>
          </table:table-cell>
          <table:table-cell table:formula="of:=INDEX([.E$3:.E$531];ROW()-2)-INDEX([.E$3:.E$531];(ROW()-(FLOOR((ROW()-3)/23)*23+3))*23+FLOOR((ROW()-3)/23+1))" office:value-type="float" office:value="-19.6770006330396" calcext:value-type="float">
            <text:p>-19.6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232291660808" calcext:value-type="float">
            <text:p>131.232</text:p>
          </table:table-cell>
          <table:table-cell table:formula="of:=INDEX([.K$3:.K$531];ROW()-2)-INDEX([.K$3:.K$531];(ROW()-(FLOOR((ROW()-3)/23)*23+3))*23+FLOOR((ROW()-3)/23+1))" office:value-type="float" office:value="6.11472748789222" calcext:value-type="float">
            <text:p>6.1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1.569400805869" calcext:value-type="float">
            <text:p>51.569</text:p>
          </table:table-cell>
          <table:table-cell table:formula="of:=INDEX([.E$3:.E$531];ROW()-2)-INDEX([.E$3:.E$531];(ROW()-(FLOOR((ROW()-3)/23)*23+3))*23+FLOOR((ROW()-3)/23+1))" office:value-type="float" office:value="-0.771411909993439" calcext:value-type="float">
            <text:p>-0.77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7.735624478025" calcext:value-type="float">
            <text:p>137.736</text:p>
          </table:table-cell>
          <table:table-cell table:formula="of:=INDEX([.K$3:.K$531];ROW()-2)-INDEX([.K$3:.K$531];(ROW()-(FLOOR((ROW()-3)/23)*23+3))*23+FLOOR((ROW()-3)/23+1))" office:value-type="float" office:value="-24.8386286761867" calcext:value-type="float">
            <text:p>-24.83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2.5233185951381" calcext:value-type="float">
            <text:p>62.523</text:p>
          </table:table-cell>
          <table:table-cell table:formula="of:=INDEX([.E$3:.E$531];ROW()-2)-INDEX([.E$3:.E$531];(ROW()-(FLOOR((ROW()-3)/23)*23+3))*23+FLOOR((ROW()-3)/23+1))" office:value-type="float" office:value="-0.842855894188588" calcext:value-type="float">
            <text:p>-0.8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6.95643968466" calcext:value-type="float">
            <text:p>166.956</text:p>
          </table:table-cell>
          <table:table-cell table:formula="of:=INDEX([.K$3:.K$531];ROW()-2)-INDEX([.K$3:.K$531];(ROW()-(FLOOR((ROW()-3)/23)*23+3))*23+FLOOR((ROW()-3)/23+1))" office:value-type="float" office:value="-29.8131589226192" calcext:value-type="float">
            <text:p>-29.8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0527423400052" calcext:value-type="float">
            <text:p>29.053</text:p>
          </table:table-cell>
          <table:table-cell table:formula="of:=INDEX([.E$3:.E$531];ROW()-2)-INDEX([.E$3:.E$531];(ROW()-(FLOOR((ROW()-3)/23)*23+3))*23+FLOOR((ROW()-3)/23+1))" office:value-type="float" office:value="-27.2726073231417" calcext:value-type="float">
            <text:p>-27.27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4.018231165912" calcext:value-type="float">
            <text:p>184.018</text:p>
          </table:table-cell>
          <table:table-cell table:formula="of:=INDEX([.K$3:.K$531];ROW()-2)-INDEX([.K$3:.K$531];(ROW()-(FLOOR((ROW()-3)/23)*23+3))*23+FLOOR((ROW()-3)/23+1))" office:value-type="float" office:value="9.11187510414553" calcext:value-type="float">
            <text:p>9.1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0.361171274444" calcext:value-type="float">
            <text:p>110.361</text:p>
          </table:table-cell>
          <table:table-cell table:formula="of:=INDEX([.E$3:.E$531];ROW()-2)-INDEX([.E$3:.E$531];(ROW()-(FLOOR((ROW()-3)/23)*23+3))*23+FLOOR((ROW()-3)/23+1))" office:value-type="float" office:value="-1.23271063647233" calcext:value-type="float">
            <text:p>-1.23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4.702083941955" calcext:value-type="float">
            <text:p>294.702</text:p>
          </table:table-cell>
          <table:table-cell table:formula="of:=INDEX([.K$3:.K$531];ROW()-2)-INDEX([.K$3:.K$531];(ROW()-(FLOOR((ROW()-3)/23)*23+3))*23+FLOOR((ROW()-3)/23+1))" office:value-type="float" office:value="-52.1509961030208" calcext:value-type="float">
            <text:p>-52.1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.4647766429695" calcext:value-type="float">
            <text:p>31.465</text:p>
          </table:table-cell>
          <table:table-cell table:formula="of:=INDEX([.E$3:.E$531];ROW()-2)-INDEX([.E$3:.E$531];(ROW()-(FLOOR((ROW()-3)/23)*23+3))*23+FLOOR((ROW()-3)/23+1))" office:value-type="float" office:value="-29.2068793019841" calcext:value-type="float">
            <text:p>-29.20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8.551247226774" calcext:value-type="float">
            <text:p>198.551</text:p>
          </table:table-cell>
          <table:table-cell table:formula="of:=INDEX([.K$3:.K$531];ROW()-2)-INDEX([.K$3:.K$531];(ROW()-(FLOOR((ROW()-3)/23)*23+3))*23+FLOOR((ROW()-3)/23+1))" office:value-type="float" office:value="10.1649098221147" calcext:value-type="float">
            <text:p>10.1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7014929283584" calcext:value-type="float">
            <text:p>37.701</text:p>
          </table:table-cell>
          <table:table-cell table:formula="of:=INDEX([.E$3:.E$531];ROW()-2)-INDEX([.E$3:.E$531];(ROW()-(FLOOR((ROW()-3)/23)*23+3))*23+FLOOR((ROW()-3)/23+1))" office:value-type="float" office:value="-109.571889829051" calcext:value-type="float">
            <text:p>-109.5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9.987760948486" calcext:value-type="float">
            <text:p>119.988</text:p>
          </table:table-cell>
          <table:table-cell table:formula="of:=INDEX([.K$3:.K$531];ROW()-2)-INDEX([.K$3:.K$531];(ROW()-(FLOOR((ROW()-3)/23)*23+3))*23+FLOOR((ROW()-3)/23+1))" office:value-type="float" office:value="-338.70887527167" calcext:value-type="float">
            <text:p>-338.7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9.758821545152" calcext:value-type="float">
            <text:p>29.759</text:p>
          </table:table-cell>
          <table:table-cell table:formula="of:=INDEX([.E$3:.E$531];ROW()-2)-INDEX([.E$3:.E$531];(ROW()-(FLOOR((ROW()-3)/23)*23+3))*23+FLOOR((ROW()-3)/23+1))" office:value-type="float" office:value="-86.2715439615046" calcext:value-type="float">
            <text:p>-86.27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4.4464131419553" calcext:value-type="float">
            <text:p>94.446</text:p>
          </table:table-cell>
          <table:table-cell table:formula="of:=INDEX([.K$3:.K$531];ROW()-2)-INDEX([.K$3:.K$531];(ROW()-(FLOOR((ROW()-3)/23)*23+3))*23+FLOOR((ROW()-3)/23+1))" office:value-type="float" office:value="-266.045993810794" calcext:value-type="float">
            <text:p>-266.0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2.5016133397974" calcext:value-type="float">
            <text:p>62.502</text:p>
          </table:table-cell>
          <table:table-cell table:formula="of:=INDEX([.E$3:.E$531];ROW()-2)-INDEX([.E$3:.E$531];(ROW()-(FLOOR((ROW()-3)/23)*23+3))*23+FLOOR((ROW()-3)/23+1))" office:value-type="float" office:value="-0.167097794720725" calcext:value-type="float">
            <text:p>-0.1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94.178837947546" calcext:value-type="float">
            <text:p>194.179</text:p>
          </table:table-cell>
          <table:table-cell table:formula="of:=INDEX([.K$3:.K$531];ROW()-2)-INDEX([.K$3:.K$531];(ROW()-(FLOOR((ROW()-3)/23)*23+3))*23+FLOOR((ROW()-3)/23+1))" office:value-type="float" office:value="-0.359025683466427" calcext:value-type="float">
            <text:p>-0.3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4.9099256722721" calcext:value-type="float">
            <text:p>34.910</text:p>
          </table:table-cell>
          <table:table-cell table:formula="of:=INDEX([.E$3:.E$531];ROW()-2)-INDEX([.E$3:.E$531];(ROW()-(FLOOR((ROW()-3)/23)*23+3))*23+FLOOR((ROW()-3)/23+1))" office:value-type="float" office:value="-99.9412839926171" calcext:value-type="float">
            <text:p>-99.94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554280405626" calcext:value-type="float">
            <text:p>110.554</text:p>
          </table:table-cell>
          <table:table-cell table:formula="of:=INDEX([.K$3:.K$531];ROW()-2)-INDEX([.K$3:.K$531];(ROW()-(FLOOR((ROW()-3)/23)*23+3))*23+FLOOR((ROW()-3)/23+1))" office:value-type="float" office:value="-308.520832459004" calcext:value-type="float">
            <text:p>-308.52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9.819824371545" calcext:value-type="float">
            <text:p>119.820</text:p>
          </table:table-cell>
          <table:table-cell table:formula="of:=INDEX([.E$3:.E$531];ROW()-2)-INDEX([.E$3:.E$531];(ROW()-(FLOOR((ROW()-3)/23)*23+3))*23+FLOOR((ROW()-3)/23+1))" office:value-type="float" office:value="-1.92672301121345" calcext:value-type="float">
            <text:p>-1.92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19.920372398515" calcext:value-type="float">
            <text:p>319.920</text:p>
          </table:table-cell>
          <table:table-cell table:formula="of:=INDEX([.K$3:.K$531];ROW()-2)-INDEX([.K$3:.K$531];(ROW()-(FLOOR((ROW()-3)/23)*23+3))*23+FLOOR((ROW()-3)/23+1))" office:value-type="float" office:value="-57.9622996488903" calcext:value-type="float">
            <text:p>-57.9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0.773884732787" calcext:value-type="float">
            <text:p>110.774</text:p>
          </table:table-cell>
          <table:table-cell table:formula="of:=INDEX([.E$3:.E$531];ROW()-2)-INDEX([.E$3:.E$531];(ROW()-(FLOOR((ROW()-3)/23)*23+3))*23+FLOOR((ROW()-3)/23+1))" office:value-type="float" office:value="-1.37915313612693" calcext:value-type="float">
            <text:p>-1.37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5.721551890974" calcext:value-type="float">
            <text:p>295.722</text:p>
          </table:table-cell>
          <table:table-cell table:formula="of:=INDEX([.K$3:.K$531];ROW()-2)-INDEX([.K$3:.K$531];(ROW()-(FLOOR((ROW()-3)/23)*23+3))*23+FLOOR((ROW()-3)/23+1))" office:value-type="float" office:value="-52.5279690055508" calcext:value-type="float">
            <text:p>-52.52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4886113448374" calcext:value-type="float">
            <text:p>46.489</text:p>
          </table:table-cell>
          <table:table-cell table:formula="of:=INDEX([.E$3:.E$531];ROW()-2)-INDEX([.E$3:.E$531];(ROW()-(FLOOR((ROW()-3)/23)*23+3))*23+FLOOR((ROW()-3)/23+1))" office:value-type="float" office:value="-52.2047711721861" calcext:value-type="float">
            <text:p>-52.20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0.563773169608" calcext:value-type="float">
            <text:p>110.564</text:p>
          </table:table-cell>
          <table:table-cell table:formula="of:=INDEX([.K$3:.K$531];ROW()-2)-INDEX([.K$3:.K$531];(ROW()-(FLOOR((ROW()-3)/23)*23+3))*23+FLOOR((ROW()-3)/23+1))" office:value-type="float" office:value="-195.936692704901" calcext:value-type="float">
            <text:p>-195.9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25095137047927" calcext:value-type="float">
            <text:p>9.251</text:p>
          </table:table-cell>
          <table:table-cell table:formula="of:=INDEX([.E$3:.E$531];ROW()-2)-INDEX([.E$3:.E$531];(ROW()-(FLOOR((ROW()-3)/23)*23+3))*23+FLOOR((ROW()-3)/23+1))" office:value-type="float" office:value="-8.01667692654771" calcext:value-type="float">
            <text:p>-8.01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7.1509519804375" calcext:value-type="float">
            <text:p>57.151</text:p>
          </table:table-cell>
          <table:table-cell table:formula="of:=INDEX([.K$3:.K$531];ROW()-2)-INDEX([.K$3:.K$531];(ROW()-(FLOOR((ROW()-3)/23)*23+3))*23+FLOOR((ROW()-3)/23+1))" office:value-type="float" office:value="3.58034051258989" calcext:value-type="float">
            <text:p>3.5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7.957760908999" calcext:value-type="float">
            <text:p>107.958</text:p>
          </table:table-cell>
          <table:table-cell table:formula="of:=INDEX([.E$3:.E$531];ROW()-2)-INDEX([.E$3:.E$531];(ROW()-(FLOOR((ROW()-3)/23)*23+3))*23+FLOOR((ROW()-3)/23+1))" office:value-type="float" office:value="-127.442941692187" calcext:value-type="float">
            <text:p>-127.44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6.708361359281" calcext:value-type="float">
            <text:p>256.708</text:p>
          </table:table-cell>
          <table:table-cell table:formula="of:=INDEX([.K$3:.K$531];ROW()-2)-INDEX([.K$3:.K$531];(ROW()-(FLOOR((ROW()-3)/23)*23+3))*23+FLOOR((ROW()-3)/23+1))" office:value-type="float" office:value="-471.76371468244" calcext:value-type="float">
            <text:p>-471.7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5.6723902534745" calcext:value-type="float">
            <text:p>25.672</text:p>
          </table:table-cell>
          <table:table-cell table:formula="of:=INDEX([.E$3:.E$531];ROW()-2)-INDEX([.E$3:.E$531];(ROW()-(FLOOR((ROW()-3)/23)*23+3))*23+FLOOR((ROW()-3)/23+1))" office:value-type="float" office:value="-23.725597976314" calcext:value-type="float">
            <text:p>-23.72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1.636556813223" calcext:value-type="float">
            <text:p>161.637</text:p>
          </table:table-cell>
          <table:table-cell table:formula="of:=INDEX([.K$3:.K$531];ROW()-2)-INDEX([.K$3:.K$531];(ROW()-(FLOOR((ROW()-3)/23)*23+3))*23+FLOOR((ROW()-3)/23+1))" office:value-type="float" office:value="8.32456701832783" calcext:value-type="float">
            <text:p>8.3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2.2135413404122" calcext:value-type="float">
            <text:p>92.214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83.985365156736" calcext:value-type="float">
            <text:p>283.985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1547.47666992187" calcext:value-type="float">
            <text:p>1,547.4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.2500604766684" calcext:value-type="float">
            <text:p>31.250</text:p>
          </table:table-cell>
          <table:table-cell table:formula="of:=INDEX([.E$3:.E$531];ROW()-2)-INDEX([.E$3:.E$531];(ROW()-(FLOOR((ROW()-3)/23)*23+3))*23+FLOOR((ROW()-3)/23+1))" office:value-type="float" office:value="5.06709894930421" calcext:value-type="float">
            <text:p>5.0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8.4908444644008" calcext:value-type="float">
            <text:p>88.491</text:p>
          </table:table-cell>
          <table:table-cell table:formula="of:=INDEX([.K$3:.K$531];ROW()-2)-INDEX([.K$3:.K$531];(ROW()-(FLOOR((ROW()-3)/23)*23+3))*23+FLOOR((ROW()-3)/23+1))" office:value-type="float" office:value="7.27012360661017" calcext:value-type="float">
            <text:p>7.2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6.1277988495977" calcext:value-type="float">
            <text:p>46.128</text:p>
          </table:table-cell>
          <table:table-cell table:formula="of:=INDEX([.E$3:.E$531];ROW()-2)-INDEX([.E$3:.E$531];(ROW()-(FLOOR((ROW()-3)/23)*23+3))*23+FLOOR((ROW()-3)/23+1))" office:value-type="float" office:value="6.71827101594265" calcext:value-type="float">
            <text:p>6.7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003319013435" calcext:value-type="float">
            <text:p>131.003</text:p>
          </table:table-cell>
          <table:table-cell table:formula="of:=INDEX([.K$3:.K$531];ROW()-2)-INDEX([.K$3:.K$531];(ROW()-(FLOOR((ROW()-3)/23)*23+3))*23+FLOOR((ROW()-3)/23+1))" office:value-type="float" office:value="8.66286847911405" calcext:value-type="float">
            <text:p>8.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857208033084" calcext:value-type="float">
            <text:p>11.857</text:p>
          </table:table-cell>
          <table:table-cell table:formula="of:=INDEX([.E$3:.E$531];ROW()-2)-INDEX([.E$3:.E$531];(ROW()-(FLOOR((ROW()-3)/23)*23+3))*23+FLOOR((ROW()-3)/23+1))" office:value-type="float" office:value="-0.00917830856610102" calcext:value-type="float">
            <text:p>-0.00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3.6171353035938" calcext:value-type="float">
            <text:p>33.617</text:p>
          </table:table-cell>
          <table:table-cell table:formula="of:=INDEX([.K$3:.K$531];ROW()-2)-INDEX([.K$3:.K$531];(ROW()-(FLOOR((ROW()-3)/23)*23+3))*23+FLOOR((ROW()-3)/23+1))" office:value-type="float" office:value="-0.0247339275380796" calcext:value-type="float">
            <text:p>-0.0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7099135003096" calcext:value-type="float">
            <text:p>18.710</text:p>
          </table:table-cell>
          <table:table-cell table:formula="of:=INDEX([.E$3:.E$531];ROW()-2)-INDEX([.E$3:.E$531];(ROW()-(FLOOR((ROW()-3)/23)*23+3))*23+FLOOR((ROW()-3)/23+1))" office:value-type="float" office:value="-9.94597725199102" calcext:value-type="float">
            <text:p>-9.94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9.406322317035" calcext:value-type="float">
            <text:p>119.406</text:p>
          </table:table-cell>
          <table:table-cell table:formula="of:=INDEX([.K$3:.K$531];ROW()-2)-INDEX([.K$3:.K$531];(ROW()-(FLOOR((ROW()-3)/23)*23+3))*23+FLOOR((ROW()-3)/23+1))" office:value-type="float" office:value="38.1070503468833" calcext:value-type="float">
            <text:p>38.107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486:.F508])" office:value-type="float" office:value="722.70191042102" calcext:value-type="float">
            <text:p>722.702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4.9066759295448" calcext:value-type="float">
            <text:p>24.907</text:p>
          </table:table-cell>
          <table:table-cell table:formula="of:=INDEX([.E$3:.E$531];ROW()-2)-INDEX([.E$3:.E$531];(ROW()-(FLOOR((ROW()-3)/23)*23+3))*23+FLOOR((ROW()-3)/23+1))" office:value-type="float" office:value="-4.69721255631389" calcext:value-type="float">
            <text:p>-4.69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6.3810271947058" calcext:value-type="float">
            <text:p>66.381</text:p>
          </table:table-cell>
          <table:table-cell table:formula="of:=INDEX([.K$3:.K$531];ROW()-2)-INDEX([.K$3:.K$531];(ROW()-(FLOOR((ROW()-3)/23)*23+3))*23+FLOOR((ROW()-3)/23+1))" office:value-type="float" office:value="-17.6300510344409" calcext:value-type="float">
            <text:p>-17.6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9.3497780822367" calcext:value-type="float">
            <text:p>89.350</text:p>
          </table:table-cell>
          <table:table-cell table:formula="of:=INDEX([.E$3:.E$531];ROW()-2)-INDEX([.E$3:.E$531];(ROW()-(FLOOR((ROW()-3)/23)*23+3))*23+FLOOR((ROW()-3)/23+1))" office:value-type="float" office:value="7.05419810558736" calcext:value-type="float">
            <text:p>7.0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99.836664636342" calcext:value-type="float">
            <text:p>299.837</text:p>
          </table:table-cell>
          <table:table-cell table:formula="of:=INDEX([.K$3:.K$531];ROW()-2)-INDEX([.K$3:.K$531];(ROW()-(FLOOR((ROW()-3)/23)*23+3))*23+FLOOR((ROW()-3)/23+1))" office:value-type="float" office:value="65.7760494853008" calcext:value-type="float">
            <text:p>65.776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487:.L508])" office:value-type="float" office:value="2050.77925170482" calcext:value-type="float">
            <text:p>2,050.779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6.10461719333206" calcext:value-type="float">
            <text:p>6.105</text:p>
          </table:table-cell>
          <table:table-cell table:formula="of:=INDEX([.E$3:.E$531];ROW()-2)-INDEX([.E$3:.E$531];(ROW()-(FLOOR((ROW()-3)/23)*23+3))*23+FLOOR((ROW()-3)/23+1))" office:value-type="float" office:value="-7.88493378208633" calcext:value-type="float">
            <text:p>-7.88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.8977845077218" calcext:value-type="float">
            <text:p>38.898</text:p>
          </table:table-cell>
          <table:table-cell table:formula="of:=INDEX([.K$3:.K$531];ROW()-2)-INDEX([.K$3:.K$531];(ROW()-(FLOOR((ROW()-3)/23)*23+3))*23+FLOOR((ROW()-3)/23+1))" office:value-type="float" office:value="-0.771417180236639" calcext:value-type="float">
            <text:p>-0.7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3182039526861" calcext:value-type="float">
            <text:p>15.318</text:p>
          </table:table-cell>
          <table:table-cell table:formula="of:=INDEX([.E$3:.E$531];ROW()-2)-INDEX([.E$3:.E$531];(ROW()-(FLOOR((ROW()-3)/23)*23+3))*23+FLOOR((ROW()-3)/23+1))" office:value-type="float" office:value="-2.87591914985501" calcext:value-type="float">
            <text:p>-2.87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0.8241995871125" calcext:value-type="float">
            <text:p>40.824</text:p>
          </table:table-cell>
          <table:table-cell table:formula="of:=INDEX([.K$3:.K$531];ROW()-2)-INDEX([.K$3:.K$531];(ROW()-(FLOOR((ROW()-3)/23)*23+3))*23+FLOOR((ROW()-3)/23+1))" office:value-type="float" office:value="-10.7826749695031" calcext:value-type="float">
            <text:p>-10.7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5156116078249" calcext:value-type="float">
            <text:p>18.516</text:p>
          </table:table-cell>
          <table:table-cell table:formula="of:=INDEX([.E$3:.E$531];ROW()-2)-INDEX([.E$3:.E$531];(ROW()-(FLOOR((ROW()-3)/23)*23+3))*23+FLOOR((ROW()-3)/23+1))" office:value-type="float" office:value="-3.50224917979582" calcext:value-type="float">
            <text:p>-3.5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9.3462233406066" calcext:value-type="float">
            <text:p>49.346</text:p>
          </table:table-cell>
          <table:table-cell table:formula="of:=INDEX([.K$3:.K$531];ROW()-2)-INDEX([.K$3:.K$531];(ROW()-(FLOOR((ROW()-3)/23)*23+3))*23+FLOOR((ROW()-3)/23+1))" office:value-type="float" office:value="-13.1038676346122" calcext:value-type="float">
            <text:p>-13.10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54054271160966" calcext:value-type="float">
            <text:p>8.541</text:p>
          </table:table-cell>
          <table:table-cell table:formula="of:=INDEX([.E$3:.E$531];ROW()-2)-INDEX([.E$3:.E$531];(ROW()-(FLOOR((ROW()-3)/23)*23+3))*23+FLOOR((ROW()-3)/23+1))" office:value-type="float" office:value="-11.0630847322026" calcext:value-type="float">
            <text:p>-11.0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4.3959876618081" calcext:value-type="float">
            <text:p>54.396</text:p>
          </table:table-cell>
          <table:table-cell table:formula="of:=INDEX([.K$3:.K$531];ROW()-2)-INDEX([.K$3:.K$531];(ROW()-(FLOOR((ROW()-3)/23)*23+3))*23+FLOOR((ROW()-3)/23+1))" office:value-type="float" office:value="-1.19497219470414" calcext:value-type="float">
            <text:p>-1.19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6787633190819" calcext:value-type="float">
            <text:p>32.679</text:p>
          </table:table-cell>
          <table:table-cell table:formula="of:=INDEX([.E$3:.E$531];ROW()-2)-INDEX([.E$3:.E$531];(ROW()-(FLOOR((ROW()-3)/23)*23+3))*23+FLOOR((ROW()-3)/23+1))" office:value-type="float" office:value="-6.25353010107388" calcext:value-type="float">
            <text:p>-6.2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7.0945087720481" calcext:value-type="float">
            <text:p>87.095</text:p>
          </table:table-cell>
          <table:table-cell table:formula="of:=INDEX([.K$3:.K$531];ROW()-2)-INDEX([.K$3:.K$531];(ROW()-(FLOOR((ROW()-3)/23)*23+3))*23+FLOOR((ROW()-3)/23+1))" office:value-type="float" office:value="-23.4366293986641" calcext:value-type="float">
            <text:p>-23.4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19063723978422" calcext:value-type="float">
            <text:p>9.191</text:p>
          </table:table-cell>
          <table:table-cell table:formula="of:=INDEX([.E$3:.E$531];ROW()-2)-INDEX([.E$3:.E$531];(ROW()-(FLOOR((ROW()-3)/23)*23+3))*23+FLOOR((ROW()-3)/23+1))" office:value-type="float" office:value="-11.899984703279" calcext:value-type="float">
            <text:p>-11.9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8.5455489596768" calcext:value-type="float">
            <text:p>58.546</text:p>
          </table:table-cell>
          <table:table-cell table:formula="of:=INDEX([.K$3:.K$531];ROW()-2)-INDEX([.K$3:.K$531];(ROW()-(FLOOR((ROW()-3)/23)*23+3))*23+FLOOR((ROW()-3)/23+1))" office:value-type="float" office:value="-1.27573704848479" calcext:value-type="float">
            <text:p>-1.2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1840636204218" calcext:value-type="float">
            <text:p>11.184</text:p>
          </table:table-cell>
          <table:table-cell table:formula="of:=INDEX([.E$3:.E$531];ROW()-2)-INDEX([.E$3:.E$531];(ROW()-(FLOOR((ROW()-3)/23)*23+3))*23+FLOOR((ROW()-3)/23+1))" office:value-type="float" office:value="-40.5672880602577" calcext:value-type="float">
            <text:p>-40.5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5.5407175296916" calcext:value-type="float">
            <text:p>35.541</text:p>
          </table:table-cell>
          <table:table-cell table:formula="of:=INDEX([.K$3:.K$531];ROW()-2)-INDEX([.K$3:.K$531];(ROW()-(FLOOR((ROW()-3)/23)*23+3))*23+FLOOR((ROW()-3)/23+1))" office:value-type="float" office:value="-111.483696418434" calcext:value-type="float">
            <text:p>-111.4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8.7266515914909" calcext:value-type="float">
            <text:p>8.727</text:p>
          </table:table-cell>
          <table:table-cell table:formula="of:=INDEX([.E$3:.E$531];ROW()-2)-INDEX([.E$3:.E$531];(ROW()-(FLOOR((ROW()-3)/23)*23+3))*23+FLOOR((ROW()-3)/23+1))" office:value-type="float" office:value="-31.7483461607256" calcext:value-type="float">
            <text:p>-31.74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7.7255847723201" calcext:value-type="float">
            <text:p>27.726</text:p>
          </table:table-cell>
          <table:table-cell table:formula="of:=INDEX([.K$3:.K$531];ROW()-2)-INDEX([.K$3:.K$531];(ROW()-(FLOOR((ROW()-3)/23)*23+3))*23+FLOOR((ROW()-3)/23+1))" office:value-type="float" office:value="-87.1181946376081" calcext:value-type="float">
            <text:p>-87.1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8.5080867527111" calcext:value-type="float">
            <text:p>18.508</text:p>
          </table:table-cell>
          <table:table-cell table:formula="of:=INDEX([.E$3:.E$531];ROW()-2)-INDEX([.E$3:.E$531];(ROW()-(FLOOR((ROW()-3)/23)*23+3))*23+FLOOR((ROW()-3)/23+1))" office:value-type="float" office:value="-3.2667504344079" calcext:value-type="float">
            <text:p>-3.2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7.4311049316344" calcext:value-type="float">
            <text:p>57.431</text:p>
          </table:table-cell>
          <table:table-cell table:formula="of:=INDEX([.K$3:.K$531];ROW()-2)-INDEX([.K$3:.K$531];(ROW()-(FLOOR((ROW()-3)/23)*23+3))*23+FLOOR((ROW()-3)/23+1))" office:value-type="float" office:value="-4.30896958746116" calcext:value-type="float">
            <text:p>-4.3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0.14518345097" calcext:value-type="float">
            <text:p>10.145</text:p>
          </table:table-cell>
          <table:table-cell table:formula="of:=INDEX([.E$3:.E$531];ROW()-2)-INDEX([.E$3:.E$531];(ROW()-(FLOOR((ROW()-3)/23)*23+3))*23+FLOOR((ROW()-3)/23+1))" office:value-type="float" office:value="-36.9599166189453" calcext:value-type="float">
            <text:p>-36.96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.2266059231687" calcext:value-type="float">
            <text:p>32.227</text:p>
          </table:table-cell>
          <table:table-cell table:formula="of:=INDEX([.K$3:.K$531];ROW()-2)-INDEX([.K$3:.K$531];(ROW()-(FLOOR((ROW()-3)/23)*23+3))*23+FLOOR((ROW()-3)/23+1))" office:value-type="float" office:value="-101.529107772764" calcext:value-type="float">
            <text:p>-101.5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5.424939752733" calcext:value-type="float">
            <text:p>35.425</text:p>
          </table:table-cell>
          <table:table-cell table:formula="of:=INDEX([.E$3:.E$531];ROW()-2)-INDEX([.E$3:.E$531];(ROW()-(FLOOR((ROW()-3)/23)*23+3))*23+FLOOR((ROW()-3)/23+1))" office:value-type="float" office:value="-7.06105383234386" calcext:value-type="float">
            <text:p>-7.06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94.4127561236061" calcext:value-type="float">
            <text:p>94.413</text:p>
          </table:table-cell>
          <table:table-cell table:formula="of:=INDEX([.K$3:.K$531];ROW()-2)-INDEX([.K$3:.K$531];(ROW()-(FLOOR((ROW()-3)/23)*23+3))*23+FLOOR((ROW()-3)/23+1))" office:value-type="float" office:value="-26.0802539973976" calcext:value-type="float">
            <text:p>-26.0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2.6894782058448" calcext:value-type="float">
            <text:p>32.689</text:p>
          </table:table-cell>
          <table:table-cell table:formula="of:=INDEX([.E$3:.E$531];ROW()-2)-INDEX([.E$3:.E$531];(ROW()-(FLOOR((ROW()-3)/23)*23+3))*23+FLOOR((ROW()-3)/23+1))" office:value-type="float" office:value="-6.40284568730716" calcext:value-type="float">
            <text:p>-6.40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7.1209137296909" calcext:value-type="float">
            <text:p>87.121</text:p>
          </table:table-cell>
          <table:table-cell table:formula="of:=INDEX([.K$3:.K$531];ROW()-2)-INDEX([.K$3:.K$531];(ROW()-(FLOOR((ROW()-3)/23)*23+3))*23+FLOOR((ROW()-3)/23+1))" office:value-type="float" office:value="-23.8176376839237" calcext:value-type="float">
            <text:p>-23.81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5874545559653" calcext:value-type="float">
            <text:p>13.587</text:p>
          </table:table-cell>
          <table:table-cell table:formula="of:=INDEX([.E$3:.E$531];ROW()-2)-INDEX([.E$3:.E$531];(ROW()-(FLOOR((ROW()-3)/23)*23+3))*23+FLOOR((ROW()-3)/23+1))" office:value-type="float" office:value="-20.8017840070926" calcext:value-type="float">
            <text:p>-20.80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2.2151753280941" calcext:value-type="float">
            <text:p>32.215</text:p>
          </table:table-cell>
          <table:table-cell table:formula="of:=INDEX([.K$3:.K$531];ROW()-2)-INDEX([.K$3:.K$531];(ROW()-(FLOOR((ROW()-3)/23)*23+3))*23+FLOOR((ROW()-3)/23+1))" office:value-type="float" office:value="-65.3667352848659" calcext:value-type="float">
            <text:p>-65.36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.62948464393537" calcext:value-type="float">
            <text:p>2.629</text:p>
          </table:table-cell>
          <table:table-cell table:formula="of:=INDEX([.E$3:.E$531];ROW()-2)-INDEX([.E$3:.E$531];(ROW()-(FLOOR((ROW()-3)/23)*23+3))*23+FLOOR((ROW()-3)/23+1))" office:value-type="float" office:value="-3.3540722153676" calcext:value-type="float">
            <text:p>-3.35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6.6699731286386" calcext:value-type="float">
            <text:p>16.670</text:p>
          </table:table-cell>
          <table:table-cell table:formula="of:=INDEX([.K$3:.K$531];ROW()-2)-INDEX([.K$3:.K$531];(ROW()-(FLOOR((ROW()-3)/23)*23+3))*23+FLOOR((ROW()-3)/23+1))" office:value-type="float" office:value="-0.28850012950636" calcext:value-type="float">
            <text:p>-0.2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1.6558817482853" calcext:value-type="float">
            <text:p>31.656</text:p>
          </table:table-cell>
          <table:table-cell table:formula="of:=INDEX([.E$3:.E$531];ROW()-2)-INDEX([.E$3:.E$531];(ROW()-(FLOOR((ROW()-3)/23)*23+3))*23+FLOOR((ROW()-3)/23+1))" office:value-type="float" office:value="-50.22775086498" calcext:value-type="float">
            <text:p>-50.22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5.0500140336307" calcext:value-type="float">
            <text:p>75.050</text:p>
          </table:table-cell>
          <table:table-cell table:formula="of:=INDEX([.K$3:.K$531];ROW()-2)-INDEX([.K$3:.K$531];(ROW()-(FLOOR((ROW()-3)/23)*23+3))*23+FLOOR((ROW()-3)/23+1))" office:value-type="float" office:value="-157.233465251883" calcext:value-type="float">
            <text:p>-157.2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7.47701157122508" calcext:value-type="float">
            <text:p>7.477</text:p>
          </table:table-cell>
          <table:table-cell table:formula="of:=INDEX([.E$3:.E$531];ROW()-2)-INDEX([.E$3:.E$531];(ROW()-(FLOOR((ROW()-3)/23)*23+3))*23+FLOOR((ROW()-3)/23+1))" office:value-type="float" office:value="-9.68050522578666" calcext:value-type="float">
            <text:p>-9.68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7.6064369391378" calcext:value-type="float">
            <text:p>47.606</text:p>
          </table:table-cell>
          <table:table-cell table:formula="of:=INDEX([.K$3:.K$531];ROW()-2)-INDEX([.K$3:.K$531];(ROW()-(FLOOR((ROW()-3)/23)*23+3))*23+FLOOR((ROW()-3)/23+1))" office:value-type="float" office:value="-1.03729628083747" calcext:value-type="float">
            <text:p>-1.0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6.1829615273641" calcext:value-type="float">
            <text:p>26.183</text:p>
          </table:table-cell>
          <table:table-cell table:formula="of:=INDEX([.E$3:.E$531];ROW()-2)-INDEX([.E$3:.E$531];(ROW()-(FLOOR((ROW()-3)/23)*23+3))*23+FLOOR((ROW()-3)/23+1))" office:value-type="float" office:value="-5.06709894930421" calcext:value-type="float">
            <text:p>-5.06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1.2207208577906" calcext:value-type="float">
            <text:p>81.221</text:p>
          </table:table-cell>
          <table:table-cell table:formula="of:=INDEX([.K$3:.K$531];ROW()-2)-INDEX([.K$3:.K$531];(ROW()-(FLOOR((ROW()-3)/23)*23+3))*23+FLOOR((ROW()-3)/23+1))" office:value-type="float" office:value="-7.27012360661017" calcext:value-type="float">
            <text:p>-7.2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43534110938414" calcext:value-type="float">
            <text:p>9.435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6.6083277815342" calcext:value-type="float">
            <text:p>26.608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456.482830078125" calcext:value-type="float">
            <text:p>456.4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6643399783001" calcext:value-type="float">
            <text:p>13.664</text:p>
          </table:table-cell>
          <table:table-cell table:formula="of:=INDEX([.E$3:.E$531];ROW()-2)-INDEX([.E$3:.E$531];(ROW()-(FLOOR((ROW()-3)/23)*23+3))*23+FLOOR((ROW()-3)/23+1))" office:value-type="float" office:value="-0.00379662680000514" calcext:value-type="float">
            <text:p>-0.00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.7418119372864" calcext:value-type="float">
            <text:p>38.742</text:p>
          </table:table-cell>
          <table:table-cell table:formula="of:=INDEX([.K$3:.K$531];ROW()-2)-INDEX([.K$3:.K$531];(ROW()-(FLOOR((ROW()-3)/23)*23+3))*23+FLOOR((ROW()-3)/23+1))" office:value-type="float" office:value="-0.0174761281862246" calcext:value-type="float">
            <text:p>-0.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Eski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8825689588885" calcext:value-type="float">
            <text:p>17.883</text:p>
          </table:table-cell>
          <table:table-cell table:formula="of:=INDEX([.E$3:.E$531];ROW()-2)-INDEX([.E$3:.E$531];(ROW()-(FLOOR((ROW()-3)/23)*23+3))*23+FLOOR((ROW()-3)/23+1))" office:value-type="float" office:value="-0.0115458286408376" calcext:value-type="float">
            <text:p>-0.0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0.7187273353505" calcext:value-type="float">
            <text:p>50.719</text:p>
          </table:table-cell>
          <table:table-cell table:formula="of:=INDEX([.K$3:.K$531];ROW()-2)-INDEX([.K$3:.K$531];(ROW()-(FLOOR((ROW()-3)/23)*23+3))*23+FLOOR((ROW()-3)/23+1))" office:value-type="float" office:value="-0.0210267085207434" calcext:value-type="float">
            <text:p>-0.0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Jeet</text:p>
          </table:table-cell>
          <table:table-cell office:value-type="string" calcext:value-type="string">
            <text:p>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8.2656604935165" calcext:value-type="float">
            <text:p>28.266</text:p>
          </table:table-cell>
          <table:table-cell table:formula="of:=INDEX([.E$3:.E$531];ROW()-2)-INDEX([.E$3:.E$531];(ROW()-(FLOOR((ROW()-3)/23)*23+3))*23+FLOOR((ROW()-3)/23+1))" office:value-type="float" office:value="-15.0846619182323" calcext:value-type="float">
            <text:p>-15.08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80.222560363138" calcext:value-type="float">
            <text:p>180.223</text:p>
          </table:table-cell>
          <table:table-cell table:formula="of:=INDEX([.K$3:.K$531];ROW()-2)-INDEX([.K$3:.K$531];(ROW()-(FLOOR((ROW()-3)/23)*23+3))*23+FLOOR((ROW()-3)/23+1))" office:value-type="float" office:value="57.2633971582023" calcext:value-type="float">
            <text:p>57.263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.5*365/(1000*2000*0.8^2)-SUM([.F509:.F531])" office:value-type="float" office:value="1084.05891525462" calcext:value-type="float">
            <text:p>1,084.059</text:p>
          </table:table-cell>
          <table:table-cell office:value-type="string" calcext:value-type="string">
            <text:p>Bo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7.5753381162219" calcext:value-type="float">
            <text:p>37.575</text:p>
          </table:table-cell>
          <table:table-cell table:formula="of:=INDEX([.E$3:.E$531];ROW()-2)-INDEX([.E$3:.E$531];(ROW()-(FLOOR((ROW()-3)/23)*23+3))*23+FLOOR((ROW()-3)/23+1))" office:value-type="float" office:value="-7.0226994827834" calcext:value-type="float">
            <text:p>-7.02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00.182894655586" calcext:value-type="float">
            <text:p>100.183</text:p>
          </table:table-cell>
          <table:table-cell table:formula="of:=INDEX([.K$3:.K$531];ROW()-2)-INDEX([.K$3:.K$531];(ROW()-(FLOOR((ROW()-3)/23)*23+3))*23+FLOOR((ROW()-3)/23+1))" office:value-type="float" office:value="-26.4174331844966" calcext:value-type="float">
            <text:p>-26.4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et Nye</text:p>
          </table:table-cell>
          <table:table-cell office:value-type="string" calcext:value-type="string">
            <text:p>Khanak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4.692115910228" calcext:value-type="float">
            <text:p>134.692</text:p>
          </table:table-cell>
          <table:table-cell table:formula="of:=INDEX([.E$3:.E$531];ROW()-2)-INDEX([.E$3:.E$531];(ROW()-(FLOOR((ROW()-3)/23)*23+3))*23+FLOOR((ROW()-3)/23+1))" office:value-type="float" office:value="12.2154777335442" calcext:value-type="float">
            <text:p>12.21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52.184019273743" calcext:value-type="float">
            <text:p>452.184</text:p>
          </table:table-cell>
          <table:table-cell table:formula="of:=INDEX([.K$3:.K$531];ROW()-2)-INDEX([.K$3:.K$531];(ROW()-(FLOOR((ROW()-3)/23)*23+3))*23+FLOOR((ROW()-3)/23+1))" office:value-type="float" office:value="103.193674007312" calcext:value-type="float">
            <text:p>103.194</text:p>
          </table:table-cell>
          <table:table-cell table:number-columns-repeated="1012"/>
        </table:table-row>
        <table:table-row table:style-name="ro1">
          <table:table-cell table:formula="of:=INDEX([$Populations.$Q$2:$Populations.$Q$24];FLOOR((ROW()-3)/23)+1)*12.33*365/(1000*2000*2*0.8)-SUM([.L510:.L531])" office:value-type="float" office:value="3078.78338080284" calcext:value-type="float">
            <text:p>3,078.783</text:p>
          </table:table-cell>
          <table:table-cell office:value-type="string" calcext:value-type="string">
            <text:p>Anok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9.26548722723557" calcext:value-type="float">
            <text:p>9.265</text:p>
          </table:table-cell>
          <table:table-cell table:formula="of:=INDEX([.E$3:.E$531];ROW()-2)-INDEX([.E$3:.E$531];(ROW()-(FLOOR((ROW()-3)/23)*23+3))*23+FLOOR((ROW()-3)/23+1))" office:value-type="float" office:value="-11.8782311540897" calcext:value-type="float">
            <text:p>-11.8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8.8154842253765" calcext:value-type="float">
            <text:p>58.815</text:p>
          </table:table-cell>
          <table:table-cell table:formula="of:=INDEX([.K$3:.K$531];ROW()-2)-INDEX([.K$3:.K$531];(ROW()-(FLOOR((ROW()-3)/23)*23+3))*23+FLOOR((ROW()-3)/23+1))" office:value-type="float" office:value="-1.13307729909366" calcext:value-type="float">
            <text:p>-1.1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lorest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3.1722363266462" calcext:value-type="float">
            <text:p>23.172</text:p>
          </table:table-cell>
          <table:table-cell table:formula="of:=INDEX([.E$3:.E$531];ROW()-2)-INDEX([.E$3:.E$531];(ROW()-(FLOOR((ROW()-3)/23)*23+3))*23+FLOOR((ROW()-3)/23+1))" office:value-type="float" office:value="-4.3578750157757" calcext:value-type="float">
            <text:p>-4.35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1.7663727212052" calcext:value-type="float">
            <text:p>61.766</text:p>
          </table:table-cell>
          <table:table-cell table:formula="of:=INDEX([.K$3:.K$531];ROW()-2)-INDEX([.K$3:.K$531];(ROW()-(FLOOR((ROW()-3)/23)*23+3))*23+FLOOR((ROW()-3)/23+1))" office:value-type="float" office:value="-16.3005747532994" calcext:value-type="float">
            <text:p>-16.3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r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9592196288386" calcext:value-type="float">
            <text:p>27.959</text:p>
          </table:table-cell>
          <table:table-cell table:formula="of:=INDEX([.E$3:.E$531];ROW()-2)-INDEX([.E$3:.E$531];(ROW()-(FLOOR((ROW()-3)/23)*23+3))*23+FLOOR((ROW()-3)/23+1))" office:value-type="float" office:value="-5.27667350156386" calcext:value-type="float">
            <text:p>-5.27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4.53723954108" calcext:value-type="float">
            <text:p>74.537</text:p>
          </table:table-cell>
          <table:table-cell table:formula="of:=INDEX([.K$3:.K$531];ROW()-2)-INDEX([.K$3:.K$531];(ROW()-(FLOOR((ROW()-3)/23)*23+3))*23+FLOOR((ROW()-3)/23+1))" office:value-type="float" office:value="-19.7350698654924" calcext:value-type="float">
            <text:p>-19.7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Ukal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2.8830458016116" calcext:value-type="float">
            <text:p>12.883</text:p>
          </table:table-cell>
          <table:table-cell table:formula="of:=INDEX([.E$3:.E$531];ROW()-2)-INDEX([.E$3:.E$531];(ROW()-(FLOOR((ROW()-3)/23)*23+3))*23+FLOOR((ROW()-3)/23+1))" office:value-type="float" office:value="-16.5858198309402" calcext:value-type="float">
            <text:p>-16.58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2.0533043408146" calcext:value-type="float">
            <text:p>82.053</text:p>
          </table:table-cell>
          <table:table-cell table:formula="of:=INDEX([.K$3:.K$531];ROW()-2)-INDEX([.K$3:.K$531];(ROW()-(FLOOR((ROW()-3)/23)*23+3))*23+FLOOR((ROW()-3)/23+1))" office:value-type="float" office:value="-1.56186545470665" calcext:value-type="float">
            <text:p>-1.5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hink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2677126571432" calcext:value-type="float">
            <text:p>49.268</text:p>
          </table:table-cell>
          <table:table-cell table:formula="of:=INDEX([.E$3:.E$531];ROW()-2)-INDEX([.E$3:.E$531];(ROW()-(FLOOR((ROW()-3)/23)*23+3))*23+FLOOR((ROW()-3)/23+1))" office:value-type="float" office:value="-8.97783285468806" calcext:value-type="float">
            <text:p>-8.9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362653654761" calcext:value-type="float">
            <text:p>131.363</text:p>
          </table:table-cell>
          <table:table-cell table:formula="of:=INDEX([.K$3:.K$531];ROW()-2)-INDEX([.K$3:.K$531];(ROW()-(FLOOR((ROW()-3)/23)*23+3))*23+FLOOR((ROW()-3)/23+1))" office:value-type="float" office:value="-34.198372694581" calcext:value-type="float">
            <text:p>-34.1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l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9250166457284" calcext:value-type="float">
            <text:p>13.925</text:p>
          </table:table-cell>
          <table:table-cell table:formula="of:=INDEX([.E$3:.E$531];ROW()-2)-INDEX([.E$3:.E$531];(ROW()-(FLOOR((ROW()-3)/23)*23+3))*23+FLOOR((ROW()-3)/23+1))" office:value-type="float" office:value="-17.9119549152961" calcext:value-type="float">
            <text:p>-17.912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8.463887033449" calcext:value-type="float">
            <text:p>88.464</text:p>
          </table:table-cell>
          <table:table-cell table:formula="of:=INDEX([.K$3:.K$531];ROW()-2)-INDEX([.K$3:.K$531];(ROW()-(FLOOR((ROW()-3)/23)*23+3))*23+FLOOR((ROW()-3)/23+1))" office:value-type="float" office:value="-1.84190133288035" calcext:value-type="float">
            <text:p>-1.8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v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7.0071561583184" calcext:value-type="float">
            <text:p>17.007</text:p>
          </table:table-cell>
          <table:table-cell table:formula="of:=INDEX([.E$3:.E$531];ROW()-2)-INDEX([.E$3:.E$531];(ROW()-(FLOOR((ROW()-3)/23)*23+3))*23+FLOOR((ROW()-3)/23+1))" office:value-type="float" office:value="-62.3682082681043" calcext:value-type="float">
            <text:p>-62.36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53.9628467811671" calcext:value-type="float">
            <text:p>53.963</text:p>
          </table:table-cell>
          <table:table-cell table:formula="of:=INDEX([.K$3:.K$531];ROW()-2)-INDEX([.K$3:.K$531];(ROW()-(FLOOR((ROW()-3)/23)*23+3))*23+FLOOR((ROW()-3)/23+1))" office:value-type="float" office:value="-171.090546596855" calcext:value-type="float">
            <text:p>-171.0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ani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2231005803474" calcext:value-type="float">
            <text:p>13.223</text:p>
          </table:table-cell>
          <table:table-cell table:formula="of:=INDEX([.E$3:.E$531];ROW()-2)-INDEX([.E$3:.E$531];(ROW()-(FLOOR((ROW()-3)/23)*23+3))*23+FLOOR((ROW()-3)/23+1))" office:value-type="float" office:value="-47.9360530541941" calcext:value-type="float">
            <text:p>-47.936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1.9806020272743" calcext:value-type="float">
            <text:p>41.981</text:p>
          </table:table-cell>
          <table:table-cell table:formula="of:=INDEX([.K$3:.K$531];ROW()-2)-INDEX([.K$3:.K$531];(ROW()-(FLOOR((ROW()-3)/23)*23+3))*23+FLOOR((ROW()-3)/23+1))" office:value-type="float" office:value="-131.537052766815" calcext:value-type="float">
            <text:p>-131.53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enilche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7.9484977702251" calcext:value-type="float">
            <text:p>27.948</text:p>
          </table:table-cell>
          <table:table-cell table:formula="of:=INDEX([.E$3:.E$531];ROW()-2)-INDEX([.E$3:.E$531];(ROW()-(FLOOR((ROW()-3)/23)*23+3))*23+FLOOR((ROW()-3)/23+1))" office:value-type="float" office:value="-4.92132102664207" calcext:value-type="float">
            <text:p>-4.9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86.730917355333" calcext:value-type="float">
            <text:p>86.731</text:p>
          </table:table-cell>
          <table:table-cell table:formula="of:=INDEX([.K$3:.K$531];ROW()-2)-INDEX([.K$3:.K$531];(ROW()-(FLOOR((ROW()-3)/23)*23+3))*23+FLOOR((ROW()-3)/23+1))" office:value-type="float" office:value="-6.47147476237159" calcext:value-type="float">
            <text:p>-6.4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echans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5.2999898077136" calcext:value-type="float">
            <text:p>15.300</text:p>
          </table:table-cell>
          <table:table-cell table:formula="of:=INDEX([.E$3:.E$531];ROW()-2)-INDEX([.E$3:.E$531];(ROW()-(FLOOR((ROW()-3)/23)*23+3))*23+FLOOR((ROW()-3)/23+1))" office:value-type="float" office:value="-54.8751721467437" calcext:value-type="float">
            <text:p>-54.87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8.6169837816453" calcext:value-type="float">
            <text:p>48.617</text:p>
          </table:table-cell>
          <table:table-cell table:formula="of:=INDEX([.K$3:.K$531];ROW()-2)-INDEX([.K$3:.K$531];(ROW()-(FLOOR((ROW()-3)/23)*23+3))*23+FLOOR((ROW()-3)/23+1))" office:value-type="float" office:value="-150.993203676976" calcext:value-type="float">
            <text:p>-150.9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trokeno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53.5505287599637" calcext:value-type="float">
            <text:p>53.551</text:p>
          </table:table-cell>
          <table:table-cell table:formula="of:=INDEX([.E$3:.E$531];ROW()-2)-INDEX([.E$3:.E$531];(ROW()-(FLOOR((ROW()-3)/23)*23+3))*23+FLOOR((ROW()-3)/23+1))" office:value-type="float" office:value="-11.1783575170903" calcext:value-type="float">
            <text:p>-11.17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42.75211358275" calcext:value-type="float">
            <text:p>142.752</text:p>
          </table:table-cell>
          <table:table-cell table:formula="of:=INDEX([.K$3:.K$531];ROW()-2)-INDEX([.K$3:.K$531];(ROW()-(FLOOR((ROW()-3)/23)*23+3))*23+FLOOR((ROW()-3)/23+1))" office:value-type="float" office:value="-40.6139417051823" calcext:value-type="float">
            <text:p>-40.6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Vanuch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9.2817792023533" calcext:value-type="float">
            <text:p>49.282</text:p>
          </table:table-cell>
          <table:table-cell table:formula="of:=INDEX([.E$3:.E$531];ROW()-2)-INDEX([.E$3:.E$531];(ROW()-(FLOOR((ROW()-3)/23)*23+3))*23+FLOOR((ROW()-3)/23+1))" office:value-type="float" office:value="-9.02464319667764" calcext:value-type="float">
            <text:p>-9.025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31.397333389543" calcext:value-type="float">
            <text:p>131.397</text:p>
          </table:table-cell>
          <table:table-cell table:formula="of:=INDEX([.K$3:.K$531];ROW()-2)-INDEX([.K$3:.K$531];(ROW()-(FLOOR((ROW()-3)/23)*23+3))*23+FLOOR((ROW()-3)/23+1))" office:value-type="float" office:value="-34.3314263180526" calcext:value-type="float">
            <text:p>-34.33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zukini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0.4898960620349" calcext:value-type="float">
            <text:p>20.490</text:p>
          </table:table-cell>
          <table:table-cell table:formula="of:=INDEX([.E$3:.E$531];ROW()-2)-INDEX([.E$3:.E$531];(ROW()-(FLOOR((ROW()-3)/23)*23+3))*23+FLOOR((ROW()-3)/23+1))" office:value-type="float" office:value="-30.9269212638234" calcext:value-type="float">
            <text:p>-30.927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48.6026430712454" calcext:value-type="float">
            <text:p>48.603</text:p>
          </table:table-cell>
          <table:table-cell table:formula="of:=INDEX([.K$3:.K$531];ROW()-2)-INDEX([.K$3:.K$531];(ROW()-(FLOOR((ROW()-3)/23)*23+3))*23+FLOOR((ROW()-3)/23+1))" office:value-type="float" office:value="-97.4829605322189" calcext:value-type="float">
            <text:p>-97.4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udun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.97703565677659" calcext:value-type="float">
            <text:p>3.977</text:p>
          </table:table-cell>
          <table:table-cell table:formula="of:=INDEX([.E$3:.E$531];ROW()-2)-INDEX([.E$3:.E$531];(ROW()-(FLOOR((ROW()-3)/23)*23+3))*23+FLOOR((ROW()-3)/23+1))" office:value-type="float" office:value="-5.04901192598243" calcext:value-type="float">
            <text:p>-5.049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25.1718137954162" calcext:value-type="float">
            <text:p>25.172</text:p>
          </table:table-cell>
          <table:table-cell table:formula="of:=INDEX([.K$3:.K$531];ROW()-2)-INDEX([.K$3:.K$531];(ROW()-(FLOOR((ROW()-3)/23)*23+3))*23+FLOOR((ROW()-3)/23+1))" office:value-type="float" office:value="-0.413004480207349" calcext:value-type="float">
            <text:p>-0.4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zu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47.7279217639594" calcext:value-type="float">
            <text:p>47.728</text:p>
          </table:table-cell>
          <table:table-cell table:formula="of:=INDEX([.E$3:.E$531];ROW()-2)-INDEX([.E$3:.E$531];(ROW()-(FLOOR((ROW()-3)/23)*23+3))*23+FLOOR((ROW()-3)/23+1))" office:value-type="float" office:value="-72.3210584767062" calcext:value-type="float">
            <text:p>-72.321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13.204408964842" calcext:value-type="float">
            <text:p>113.204</text:p>
          </table:table-cell>
          <table:table-cell table:formula="of:=INDEX([.K$3:.K$531];ROW()-2)-INDEX([.K$3:.K$531];(ROW()-(FLOOR((ROW()-3)/23)*23+3))*23+FLOOR((ROW()-3)/23+1))" office:value-type="float" office:value="-228.613952427927" calcext:value-type="float">
            <text:p>-228.6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ncar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1.3409761641607" calcext:value-type="float">
            <text:p>11.341</text:p>
          </table:table-cell>
          <table:table-cell table:formula="of:=INDEX([.E$3:.E$531];ROW()-2)-INDEX([.E$3:.E$531];(ROW()-(FLOOR((ROW()-3)/23)*23+3))*23+FLOOR((ROW()-3)/23+1))" office:value-type="float" office:value="-14.5630647210485" calcext:value-type="float">
            <text:p>-14.563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71.9650558143921" calcext:value-type="float">
            <text:p>71.965</text:p>
          </table:table-cell>
          <table:table-cell table:formula="of:=INDEX([.K$3:.K$531];ROW()-2)-INDEX([.K$3:.K$531];(ROW()-(FLOOR((ROW()-3)/23)*23+3))*23+FLOOR((ROW()-3)/23+1))" office:value-type="float" office:value="-1.47758626627498" calcext:value-type="float">
            <text:p>-1.47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ani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39.409527833655" calcext:value-type="float">
            <text:p>39.410</text:p>
          </table:table-cell>
          <table:table-cell table:formula="of:=INDEX([.E$3:.E$531];ROW()-2)-INDEX([.E$3:.E$531];(ROW()-(FLOOR((ROW()-3)/23)*23+3))*23+FLOOR((ROW()-3)/23+1))" office:value-type="float" office:value="-6.71827101594265" calcext:value-type="float">
            <text:p>-6.718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122.340450534321" calcext:value-type="float">
            <text:p>122.340</text:p>
          </table:table-cell>
          <table:table-cell table:formula="of:=INDEX([.K$3:.K$531];ROW()-2)-INDEX([.K$3:.K$531];(ROW()-(FLOOR((ROW()-3)/23)*23+3))*23+FLOOR((ROW()-3)/23+1))" office:value-type="float" office:value="-8.66286847911405" calcext:value-type="float">
            <text:p>-8.66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imundu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13.6681366051001" calcext:value-type="float">
            <text:p>13.668</text:p>
          </table:table-cell>
          <table:table-cell table:formula="of:=INDEX([.E$3:.E$531];ROW()-2)-INDEX([.E$3:.E$531];(ROW()-(FLOOR((ROW()-3)/23)*23+3))*23+FLOOR((ROW()-3)/23+1))" office:value-type="float" office:value="0.00379662680000514" calcext:value-type="float">
            <text:p>0.004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38.7592880654726" calcext:value-type="float">
            <text:p>38.759</text:p>
          </table:table-cell>
          <table:table-cell table:formula="of:=INDEX([.K$3:.K$531];ROW()-2)-INDEX([.K$3:.K$531];(ROW()-(FLOOR((ROW()-3)/23)*23+3))*23+FLOOR((ROW()-3)/23+1))" office:value-type="float" office:value="0.0174761281862246" calcext:value-type="float">
            <text:p>0.01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gula</text:p>
          </table:table-cell>
          <table:table-cell table:style-name="ce15" office:value-type="string" calcext:value-type="string">
            <text:p>|--|</text:p>
          </table:table-cell>
          <table:table-cell/>
          <table:table-cell table:number-matrix-columns-spanned="1" table:number-matrix-rows-spanned="1" table:formula="of:=(INDEX([$Populations.$Q$2:$Populations.$Q$24];FLOOR((ROW()-3)/23)+1)*1.5*365/(1000*2000*0.8^2))*(INDEX([$Capacity.$S$3:$Capacity.$DE$25];MOD(ROW()-3;23)+1;4)+INDEX([$Populations.$Q$2:$Populations.$Q$24];FLOOR((ROW()-3)/23)+1)/(875000*0.01+875000*INDEX([$Dists.$B$2:$Dists.$X$24];FLOOR((ROW()-3)/23)+1;MOD(ROW()-3;23)+1)))/SUM(INDEX([$Capacity.$S$3:$Capacity.$DE$25];;4)+INDEX([$Populations.$Q$2:$Populations.$Q$24];FLOOR((ROW()-3)/23)+1)/(875000*0.01+875000*INDEX([$Dists.$B$2:$Dists.$X$24];;FLOOR((ROW()-3)/23)+1)))" office:value-type="float" office:value="21.475864369333" calcext:value-type="float">
            <text:p>21.476</text:p>
          </table:table-cell>
          <table:table-cell table:formula="of:=INDEX([.E$3:.E$531];ROW()-2)-INDEX([.E$3:.E$531];(ROW()-(FLOOR((ROW()-3)/23)*23+3))*23+FLOOR((ROW()-3)/23+1))" office:value-type="float" office:value="0" calcext:value-type="float">
            <text:p>0.000</text:p>
          </table:table-cell>
          <table:table-cell table:number-columns-repeated="4"/>
          <table:table-cell table:number-matrix-columns-spanned="1" table:number-matrix-rows-spanned="1" table:formula="of:=(INDEX([$Populations.$Q$2:$Populations.$Q$24];FLOOR((ROW()-3)/23)+1)*12.33*365/(1000*2000*2*0.8))*(INDEX([$Capacity.$S$3:$Capacity.$DE$25];MOD(ROW()-3;23)+1;7)+INDEX([$Populations.$Q$2:$Populations.$Q$24];FLOOR((ROW()-3)/23)+1)/(875000*0.01+875000*INDEX([$Dists.$B$2:$Dists.$X$24];FLOOR((ROW()-3)/23)+1;MOD(ROW()-3;23)+1)))/SUM(INDEX([$Capacity.$S$3:$Capacity.$DE$25];;7)+INDEX([$Populations.$Q$2:$Populations.$Q$24];FLOOR((ROW()-3)/23)+1)/(875000*0.01+875000*INDEX([$Dists.$B$2:$Dists.$X$24];;FLOOR((ROW()-3)/23)+1)))" office:value-type="float" office:value="60.5900151920948" calcext:value-type="float">
            <text:p>60.590</text:p>
          </table:table-cell>
          <table:table-cell table:formula="of:=INDEX([.K$3:.K$531];ROW()-2)-INDEX([.K$3:.K$531];(ROW()-(FLOOR((ROW()-3)/23)*23+3))*23+FLOOR((ROW()-3)/23+1))" office:value-type="float" office:value="0" calcext:value-type="float">
            <text:p>0.000</text:p>
          </table:table-cell>
          <table:table-cell/>
          <table:table-cell table:formula="of:=(INDEX([$Populations.$Q$2:$Populations.$Q$24];FLOOR((ROW()-3)/23)+1)*1.5*365/(1000*2000*0.8^2))" office:value-type="float" office:value="689.2888125" calcext:value-type="float">
            <text:p>689.289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.000</text:p>
          </table:table-cell>
          <table:table-cell table:number-columns-repeated="4"/>
          <table:table-cell table:number-columns-repeated="86" office:value-type="float" office:value="0" calcext:value-type="float">
            <text:p>0.000</text:p>
          </table:table-cell>
          <table:table-cell table:number-columns-repeated="928"/>
        </table:table-row>
        <table:table-row table:style-name="ro1" table:number-rows-repeated="10480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" table:style-name="ta1">
        <office:forms form:automatic-focus="false" form:apply-design-mode="false"/>
        <table:table-column table:style-name="co75" table:default-cell-style-name="Default"/>
        <table:table-column table:style-name="co76" table:default-cell-style-name="Default"/>
        <table:table-column table:style-name="co11" table:number-columns-repeated="2" table:default-cell-style-name="Default"/>
        <table:table-column table:style-name="co77" table:default-cell-style-name="ce22"/>
        <table:table-column table:style-name="co41" table:default-cell-style-name="ce19"/>
        <table:table-column table:style-name="co64" table:number-columns-repeated="5" table:default-cell-style-name="Default"/>
        <table:table-row table:style-name="ro1">
          <table:table-cell table:style-name="ce15" office:value-type="string" calcext:value-type="string">
            <text:p>Lumber</text:p>
          </table:table-cell>
          <table:table-cell table:style-name="ce15" office:value-type="string" calcext:value-type="string">
            <text:p>Tech =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Cost =</text:p>
          </table:table-cell>
          <table:table-cell table:style-name="ce21" table:formula="of:=INDEX([.F3:.F13];MATCH([.C1];[.E3:.E13];1))" office:value-type="float" office:value="36500" calcext:value-type="float">
            <text:p>36,500.000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rew</text:p>
          </table:table-cell>
          <table:table-cell table:style-name="ce15" office:value-type="string" calcext:value-type="string">
            <text:p>Capacity (bf)</text:p>
          </table:table-cell>
          <table:table-cell table:style-name="ce20" office:value-type="string" calcext:value-type="string">
            <text:p>Speed (hx/day)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Cost (Kbf/ca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w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[.C3]*365/([.B3])" office:value-type="float" office:value="36500" calcext:value-type="float">
            <text:p>36,500.000</text:p>
          </table:table-cell>
          <table:table-cell table:number-columns-repeated="2"/>
          <table:table-cell office:value-type="string" calcext:value-type="string">
            <text:p>lumberj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[.C4]*365/([.B4])" office:value-type="float" office:value="730000" calcext:value-type="float">
            <text:p>730,000.000</text:p>
          </table:table-cell>
          <table:table-cell table:number-columns-repeated="2"/>
          <table:table-cell office:value-type="string" calcext:value-type="string">
            <text:p>hewers</text:p>
          </table:table-cell>
          <table:table-cell office:value-type="string" calcext:value-type="string">
            <text:p>2 guys 2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table:number-columns-repeated="3"/>
          <table:table-cell table:style-name="ce16"/>
          <table:table-cell table:number-columns-repeated="4"/>
          <table:table-cell office:value-type="string" calcext:value-type="string">
            <text:p>sawmill</text:p>
          </table:table-cell>
          <table:table-cell office:value-type="string" calcext:value-type="string">
            <text:p>5 guys 4000</text:p>
          </table:table-cell>
          <table:table-cell office:value-type="string" calcext:value-type="string">
            <text:p>boardfeet/day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>
            <text:p>Mill</text:p>
          </table:table-cell>
          <table:table-cell table:style-name="ce15" office:value-type="string" calcext:value-type="string">
            <text:p>Tech =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Cost =</text:p>
          </table:table-cell>
          <table:table-cell table:style-name="ce21" table:formula="of:=INDEX([.F16:.F23];MATCH([.C14];[.E16:.E23];1))" office:value-type="float" office:value="1.06666666666667" calcext:value-type="float">
            <text:p>1.067</text:p>
          </table:table-cell>
          <table:table-cell table:style-name="ce15"/>
          <table:table-cell table:number-columns-repeated="5"/>
        </table:table-row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Crew</text:p>
          </table:table-cell>
          <table:table-cell table:style-name="ce15" office:value-type="string" calcext:value-type="string">
            <text:p>Capacity (tons)</text:p>
          </table:table-cell>
          <table:table-cell table:style-name="ce20" office:value-type="string" calcext:value-type="string">
            <text:p>Speed (hx/day)</text:p>
          </table:table-cell>
          <table:table-cell table:style-name="ce15" office:value-type="string" calcext:value-type="string">
            <text:p>Tech</text:p>
          </table:table-cell>
          <table:table-cell table:style-name="ce15" office:value-type="string" calcext:value-type="string">
            <text:p>Cost (man*day/t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w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16]/(15*[.C16]*[.D16])" office:value-type="float" office:value="0.0266666666666667" calcext:value-type="float">
            <text:p>0.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6"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17]/(15*[.C17]*[.D17])" office:value-type="float" office:value="1.06666666666667" calcext:value-type="float">
            <text:p>1.06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7"/>
        </table:table-row>
      </table:table>
      <table:table table:name="Dists" table:style-name="ta1">
        <office:forms form:automatic-focus="false" form:apply-design-mode="false"/>
        <table:table-column table:style-name="co78" table:default-cell-style-name="ce15"/>
        <table:table-column table:style-name="co18" table:default-cell-style-name="ce19"/>
        <table:table-column table:style-name="co78" table:number-columns-repeated="3" table:default-cell-style-name="ce19"/>
        <table:table-column table:style-name="co18" table:number-columns-repeated="10" table:default-cell-style-name="ce19"/>
        <table:table-column table:style-name="co78" table:default-cell-style-name="ce19"/>
        <table:table-column table:style-name="co18" table:number-columns-repeated="8" table:default-cell-style-name="ce19"/>
        <table:table-column table:style-name="co64" table:default-cell-style-name="Default"/>
        <table:table-column table:style-name="co78" table:default-cell-style-name="ce15"/>
        <table:table-column table:style-name="co79" table:default-cell-style-name="ce16"/>
        <table:table-column table:style-name="co80" table:default-cell-style-name="ce16"/>
        <table:table-column table:style-name="co81" table:default-cell-style-name="ce19"/>
        <table:table-row table:style-name="ro1">
          <table:table-cell office:value-type="string" calcext:value-type="string">
            <text:p>Costs</text:p>
          </table:table-cell>
          <table:table-cell table:style-name="ce15" office:value-type="string" calcext:value-type="string">
            <text:p>Eskinoko</text:p>
          </table:table-cell>
          <table:table-cell table:style-name="ce15" office:value-type="string" calcext:value-type="string">
            <text:p>Oko</text:p>
          </table:table-cell>
          <table:table-cell table:style-name="ce15" office:value-type="string" calcext:value-type="string">
            <text:p>Bono</text:p>
          </table:table-cell>
          <table:table-cell table:style-name="ce15" office:value-type="string" calcext:value-type="string">
            <text:p>Khanak</text:p>
          </table:table-cell>
          <table:table-cell table:style-name="ce15" office:value-type="string" calcext:value-type="string">
            <text:p>Anoko</text:p>
          </table:table-cell>
          <table:table-cell table:style-name="ce15" office:value-type="string" calcext:value-type="string">
            <text:p>Floresta</text:p>
          </table:table-cell>
          <table:table-cell table:style-name="ce15" office:value-type="string" calcext:value-type="string">
            <text:p>Branio</text:p>
          </table:table-cell>
          <table:table-cell table:style-name="ce15" office:value-type="string" calcext:value-type="string">
            <text:p>Ukal</text:p>
          </table:table-cell>
          <table:table-cell table:style-name="ce15" office:value-type="string" calcext:value-type="string">
            <text:p>Chinki</text:p>
          </table:table-cell>
          <table:table-cell table:style-name="ce15" office:value-type="string" calcext:value-type="string">
            <text:p>Bulkini</text:p>
          </table:table-cell>
          <table:table-cell table:style-name="ce15" office:value-type="string" calcext:value-type="string">
            <text:p>Selva</text:p>
          </table:table-cell>
          <table:table-cell table:style-name="ce15" office:value-type="string" calcext:value-type="string">
            <text:p>Danio</text:p>
          </table:table-cell>
          <table:table-cell table:style-name="ce15" office:value-type="string" calcext:value-type="string">
            <text:p>Venilche</text:p>
          </table:table-cell>
          <table:table-cell table:style-name="ce15" office:value-type="string" calcext:value-type="string">
            <text:p>Mechansa</text:p>
          </table:table-cell>
          <table:table-cell table:style-name="ce15" office:value-type="string" calcext:value-type="string">
            <text:p>Vantrokeno</text:p>
          </table:table-cell>
          <table:table-cell table:style-name="ce15" office:value-type="string" calcext:value-type="string">
            <text:p>Vanuchu</text:p>
          </table:table-cell>
          <table:table-cell table:style-name="ce15" office:value-type="string" calcext:value-type="string">
            <text:p>Izukini</text:p>
          </table:table-cell>
          <table:table-cell table:style-name="ce15" office:value-type="string" calcext:value-type="string">
            <text:p>Budunu</text:p>
          </table:table-cell>
          <table:table-cell table:style-name="ce15" office:value-type="string" calcext:value-type="string">
            <text:p>Azucar</text:p>
          </table:table-cell>
          <table:table-cell table:style-name="ce15" office:value-type="string" calcext:value-type="string">
            <text:p>Loncar</text:p>
          </table:table-cell>
          <table:table-cell table:style-name="ce15" office:value-type="string" calcext:value-type="string">
            <text:p>Arania</text:p>
          </table:table-cell>
          <table:table-cell table:style-name="ce15" office:value-type="string" calcext:value-type="string">
            <text:p>Kimundu</text:p>
          </table:table-cell>
          <table:table-cell table:style-name="ce15" office:value-type="string" calcext:value-type="string">
            <text:p>Agula</text:p>
          </table:table-cell>
          <table:table-cell/>
          <table:table-cell table:style-name="Default"/>
          <table:table-cell table:style-name="ce15" office:value-type="string" calcext:value-type="string">
            <text:p>Sums</text:p>
          </table:table-cell>
          <table:table-cell table:style-name="ce15" office:value-type="string" calcext:value-type="string">
            <text:p>Urb. Ratios</text:p>
          </table:table-cell>
          <table:table-cell table:style-name="ce15" office:value-type="string" calcext:value-type="string">
            <text:p>Ratios</text:p>
          </table:table-cell>
        </table:table-row>
        <table:table-row table:style-name="ro1">
          <table:table-cell office:value-type="string" calcext:value-type="string">
            <text:p>Eskinoko</text:p>
          </table:table-cell>
          <table:table-cell office:value-type="float" office:value="0" calcext:value-type="float">
            <text:p>0.000</text:p>
          </table:table-cell>
          <table:table-cell office:value-type="float" office:value="0.207940639269406" calcext:value-type="float">
            <text:p>0.208</text:p>
          </table:table-cell>
          <table:table-cell office:value-type="float" office:value="0.0498150783482803" calcext:value-type="float">
            <text:p>0.050</text:p>
          </table:table-cell>
          <table:table-cell office:value-type="float" office:value="0.0591689497716896" calcext:value-type="float">
            <text:p>0.059</text:p>
          </table:table-cell>
          <table:table-cell office:value-type="float" office:value="0.0901689497716896" calcext:value-type="float">
            <text:p>0.090</text:p>
          </table:table-cell>
          <table:table-cell office:value-type="float" office:value="0.107259132420091" calcext:value-type="float">
            <text:p>0.107</text:p>
          </table:table-cell>
          <table:table-cell office:value-type="float" office:value="0.072632019316054" calcext:value-type="float">
            <text:p>0.073</text:p>
          </table:table-cell>
          <table:table-cell office:value-type="float" office:value="0.164676539863999" calcext:value-type="float">
            <text:p>0.165</text:p>
          </table:table-cell>
          <table:table-cell office:value-type="float" office:value="0.0858869863013699" calcext:value-type="float">
            <text:p>0.086</text:p>
          </table:table-cell>
          <table:table-cell office:value-type="float" office:value="0.121611815525114" calcext:value-type="float">
            <text:p>0.122</text:p>
          </table:table-cell>
          <table:table-cell office:value-type="float" office:value="0.136089254623698" calcext:value-type="float">
            <text:p>0.136</text:p>
          </table:table-cell>
          <table:table-cell office:value-type="float" office:value="0.0954489602838277" calcext:value-type="float">
            <text:p>0.095</text:p>
          </table:table-cell>
          <table:table-cell office:value-type="float" office:value="0.178973343516967" calcext:value-type="float">
            <text:p>0.179</text:p>
          </table:table-cell>
          <table:table-cell office:value-type="float" office:value="0.100310734246575" calcext:value-type="float">
            <text:p>0.100</text:p>
          </table:table-cell>
          <table:table-cell office:value-type="float" office:value="0.131326717256332" calcext:value-type="float">
            <text:p>0.131</text:p>
          </table:table-cell>
          <table:table-cell office:value-type="float" office:value="0.108046126027397" calcext:value-type="float">
            <text:p>0.108</text:p>
          </table:table-cell>
          <table:table-cell office:value-type="float" office:value="0.104182591780822" calcext:value-type="float">
            <text:p>0.104</text:p>
          </table:table-cell>
          <table:table-cell office:value-type="float" office:value="0.230324144292237" calcext:value-type="float">
            <text:p>0.230</text:p>
          </table:table-cell>
          <table:table-cell office:value-type="float" office:value="0.130155326027397" calcext:value-type="float">
            <text:p>0.130</text:p>
          </table:table-cell>
          <table:table-cell office:value-type="float" office:value="0.203146062100457" calcext:value-type="float">
            <text:p>0.203</text:p>
          </table:table-cell>
          <table:table-cell office:value-type="float" office:value="0.135946465753425" calcext:value-type="float">
            <text:p>0.136</text:p>
          </table:table-cell>
          <table:table-cell office:value-type="float" office:value="0.176007912092244" calcext:value-type="float">
            <text:p>0.176</text:p>
          </table:table-cell>
          <table:table-cell office:value-type="float" office:value="0.207145833119805" calcext:value-type="float">
            <text:p>0.207</text:p>
          </table:table-cell>
          <table:table-cell/>
          <table:table-cell office:value-type="string" calcext:value-type="string">
            <text:p>Eskinoko</text:p>
          </table:table-cell>
          <table:table-cell table:formula="of:=SUM([.B2:.X2])" office:value-type="float" office:value="2.89626358170888" calcext:value-type="float">
            <text:p>2.90</text:p>
          </table:table-cell>
          <table:table-cell table:formula="of:=[$Capacity.J3]/[.AA2]" office:value-type="float" office:value="172.822668199511" calcext:value-type="float">
            <text:p>172.82</text:p>
          </table:table-cell>
          <table:table-cell table:formula="of:=[.AB2]/[.AB$28]" office:value-type="float" office:value="0.0301644951776896" calcext:value-type="float">
            <text:p>0.030</text:p>
          </table:table-cell>
        </table:table-row>
        <table:table-row table:style-name="ro1">
          <table:table-cell office:value-type="string" calcext:value-type="string">
            <text:p>Oko</text:p>
          </table:table-cell>
          <table:table-cell office:value-type="float" office:value="0.207940639269406" calcext:value-type="float">
            <text:p>0.208</text:p>
          </table:table-cell>
          <table:table-cell office:value-type="float" office:value="0" calcext:value-type="float">
            <text:p>0.000</text:p>
          </table:table-cell>
          <table:table-cell office:value-type="float" office:value="0.317061643835616" calcext:value-type="float">
            <text:p>0.317</text:p>
          </table:table-cell>
          <table:table-cell office:value-type="float" office:value="0.313917808219178" calcext:value-type="float">
            <text:p>0.314</text:p>
          </table:table-cell>
          <table:table-cell office:value-type="float" office:value="0.0347704477513879" calcext:value-type="float">
            <text:p>0.035</text:p>
          </table:table-cell>
          <table:table-cell office:value-type="float" office:value="0.0176802651029861" calcext:value-type="float">
            <text:p>0.018</text:p>
          </table:table-cell>
          <table:table-cell office:value-type="float" office:value="0.213120107854538" calcext:value-type="float">
            <text:p>0.213</text:p>
          </table:table-cell>
          <table:table-cell office:value-type="float" office:value="0.121075587306593" calcext:value-type="float">
            <text:p>0.121</text:p>
          </table:table-cell>
          <table:table-cell office:value-type="float" office:value="0.105754622923032" calcext:value-type="float">
            <text:p>0.106</text:p>
          </table:table-cell>
          <table:table-cell office:value-type="float" office:value="0.0700297936992871" calcext:value-type="float">
            <text:p>0.070</text:p>
          </table:table-cell>
          <table:table-cell office:value-type="float" office:value="0.0465103873065931" calcext:value-type="float">
            <text:p>0.047</text:p>
          </table:table-cell>
          <table:table-cell office:value-type="float" office:value="0.149445235044841" calcext:value-type="float">
            <text:p>0.149</text:p>
          </table:table-cell>
          <table:table-cell office:value-type="float" office:value="0.191664484110246" calcext:value-type="float">
            <text:p>0.192</text:p>
          </table:table-cell>
          <table:table-cell office:value-type="float" office:value="0.113456721553168" calcext:value-type="float">
            <text:p>0.113</text:p>
          </table:table-cell>
          <table:table-cell office:value-type="float" office:value="0.113567478072337" calcext:value-type="float">
            <text:p>0.114</text:p>
          </table:table-cell>
          <table:table-cell office:value-type="float" office:value="0.109618157169607" calcext:value-type="float">
            <text:p>0.110</text:p>
          </table:table-cell>
          <table:table-cell office:value-type="float" office:value="0.0874590174435794" calcext:value-type="float">
            <text:p>0.087</text:p>
          </table:table-cell>
          <table:table-cell office:value-type="float" office:value="0.17874212246641" calcext:value-type="float">
            <text:p>0.179</text:p>
          </table:table-cell>
          <table:table-cell office:value-type="float" office:value="0.113258900548602" calcext:value-type="float">
            <text:p>0.113</text:p>
          </table:table-cell>
          <table:table-cell office:value-type="float" office:value="0.0717486265759995" calcext:value-type="float">
            <text:p>0.072</text:p>
          </table:table-cell>
          <table:table-cell office:value-type="float" office:value="0.217416253749877" calcext:value-type="float">
            <text:p>0.217</text:p>
          </table:table-cell>
          <table:table-cell office:value-type="float" office:value="0.162209039124864" calcext:value-type="float">
            <text:p>0.162</text:p>
          </table:table-cell>
          <table:table-cell office:value-type="float" office:value="0.08282639696462" calcext:value-type="float">
            <text:p>0.083</text:p>
          </table:table-cell>
          <table:table-cell/>
          <table:table-cell office:value-type="string" calcext:value-type="string">
            <text:p>Oko</text:p>
          </table:table-cell>
          <table:table-cell table:formula="of:=SUM([.B3:.X3])" office:value-type="float" office:value="3.03927373609277" calcext:value-type="float">
            <text:p>3.04</text:p>
          </table:table-cell>
          <table:table-cell table:formula="of:=[$Capacity.J4]/[.AA3]" office:value-type="float" office:value="118.449350489505" calcext:value-type="float">
            <text:p>118.45</text:p>
          </table:table-cell>
          <table:table-cell table:formula="of:=[.AB3]/[.AB$28]" office:value-type="float" office:value="0.0206741679136468" calcext:value-type="float">
            <text:p>0.021</text:p>
          </table:table-cell>
        </table:table-row>
        <table:table-row table:style-name="ro1">
          <table:table-cell office:value-type="string" calcext:value-type="string">
            <text:p>Bono</text:p>
          </table:table-cell>
          <table:table-cell office:value-type="float" office:value="0.0498150783482803" calcext:value-type="float">
            <text:p>0.050</text:p>
          </table:table-cell>
          <table:table-cell office:value-type="float" office:value="0.317061643835616" calcext:value-type="float">
            <text:p>0.317</text:p>
          </table:table-cell>
          <table:table-cell office:value-type="float" office:value="0" calcext:value-type="float">
            <text:p>0.000</text:p>
          </table:table-cell>
          <table:table-cell office:value-type="float" office:value="0.0152876712328767" calcext:value-type="float">
            <text:p>0.015</text:p>
          </table:table-cell>
          <table:table-cell office:value-type="float" office:value="0.123308219178082" calcext:value-type="float">
            <text:p>0.123</text:p>
          </table:table-cell>
          <table:table-cell office:value-type="float" office:value="0.130080065582602" calcext:value-type="float">
            <text:p>0.130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114861461515719" calcext:value-type="float">
            <text:p>0.115</text:p>
          </table:table-cell>
          <table:table-cell office:value-type="float" office:value="0.042005707762557" calcext:value-type="float">
            <text:p>0.042</text:p>
          </table:table-cell>
          <table:table-cell office:value-type="float" office:value="0.0777305369863014" calcext:value-type="float">
            <text:p>0.078</text:p>
          </table:table-cell>
          <table:table-cell office:value-type="float" office:value="0.101249943378995" calcext:value-type="float">
            <text:p>0.101</text:p>
          </table:table-cell>
          <table:table-cell office:value-type="float" office:value="0.0456338819355474" calcext:value-type="float">
            <text:p>0.046</text:p>
          </table:table-cell>
          <table:table-cell office:value-type="float" office:value="0.129158265168687" calcext:value-type="float">
            <text:p>0.129</text:p>
          </table:table-cell>
          <table:table-cell office:value-type="float" office:value="0.0564294557077625" calcext:value-type="float">
            <text:p>0.056</text:p>
          </table:table-cell>
          <table:table-cell office:value-type="float" office:value="0.0815116389080515" calcext:value-type="float">
            <text:p>0.082</text:p>
          </table:table-cell>
          <table:table-cell office:value-type="float" office:value="0.0641648474885844" calcext:value-type="float">
            <text:p>0.064</text:p>
          </table:table-cell>
          <table:table-cell office:value-type="float" office:value="0.060301313242009" calcext:value-type="float">
            <text:p>0.060</text:p>
          </table:table-cell>
          <table:table-cell office:value-type="float" office:value="0.186442865753425" calcext:value-type="float">
            <text:p>0.186</text:p>
          </table:table-cell>
          <table:table-cell office:value-type="float" office:value="0.0862740474885844" calcext:value-type="float">
            <text:p>0.086</text:p>
          </table:table-cell>
          <table:table-cell office:value-type="float" office:value="0.159264783561644" calcext:value-type="float">
            <text:p>0.159</text:p>
          </table:table-cell>
          <table:table-cell office:value-type="float" office:value="0.0920651872146118" calcext:value-type="float">
            <text:p>0.092</text:p>
          </table:table-cell>
          <table:table-cell office:value-type="float" office:value="0.132126633553431" calcext:value-type="float">
            <text:p>0.132</text:p>
          </table:table-cell>
          <table:table-cell office:value-type="float" office:value="0.112252720015768" calcext:value-type="float">
            <text:p>0.112</text:p>
          </table:table-cell>
          <table:table-cell/>
          <table:table-cell office:value-type="string" calcext:value-type="string">
            <text:p>Bono</text:p>
          </table:table-cell>
          <table:table-cell table:formula="of:=SUM([.B4:.X4])" office:value-type="float" office:value="2.19984290882691" calcext:value-type="float">
            <text:p>2.20</text:p>
          </table:table-cell>
          <table:table-cell table:formula="of:=[$Capacity.J5]/[.AA4]" office:value-type="float" office:value="259.477618928886" calcext:value-type="float">
            <text:p>259.48</text:p>
          </table:table-cell>
          <table:table-cell table:formula="of:=[.AB4]/[.AB$28]" office:value-type="float" office:value="0.0452892636506634" calcext:value-type="float">
            <text:p>0.045</text:p>
          </table:table-cell>
        </table:table-row>
        <table:table-row table:style-name="ro1">
          <table:table-cell office:value-type="string" calcext:value-type="string">
            <text:p>Khanak</text:p>
          </table:table-cell>
          <table:table-cell office:value-type="float" office:value="0.0591689497716896" calcext:value-type="float">
            <text:p>0.059</text:p>
          </table:table-cell>
          <table:table-cell office:value-type="float" office:value="0.313917808219178" calcext:value-type="float">
            <text:p>0.314</text:p>
          </table:table-cell>
          <table:table-cell office:value-type="float" office:value="0.01528767123287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 office:value-type="float" office:value="0.120164383561644" calcext:value-type="float">
            <text:p>0.120</text:p>
          </table:table-cell>
          <table:table-cell office:value-type="float" office:value="0.114792394349726" calcext:value-type="float">
            <text:p>0.115</text:p>
          </table:table-cell>
          <table:table-cell office:value-type="float" office:value="0.0381046122006504" calcext:value-type="float">
            <text:p>0.038</text:p>
          </table:table-cell>
          <table:table-cell office:value-type="float" office:value="0.0629816913242008" calcext:value-type="float">
            <text:p>0.063</text:p>
          </table:table-cell>
          <table:table-cell office:value-type="float" office:value="0.0267180365296804" calcext:value-type="float">
            <text:p>0.027</text:p>
          </table:table-cell>
          <table:table-cell office:value-type="float" office:value="0.0624428657534247" calcext:value-type="float">
            <text:p>0.062</text:p>
          </table:table-cell>
          <table:table-cell office:value-type="float" office:value="0.0859622721461186" calcext:value-type="float">
            <text:p>0.086</text:p>
          </table:table-cell>
          <table:table-cell office:value-type="float" office:value="0.0609215531684241" calcext:value-type="float">
            <text:p>0.061</text:p>
          </table:table-cell>
          <table:table-cell office:value-type="float" office:value="0.144445936401564" calcext:value-type="float">
            <text:p>0.144</text:p>
          </table:table-cell>
          <table:table-cell office:value-type="float" office:value="0.0411417844748858" calcext:value-type="float">
            <text:p>0.041</text:p>
          </table:table-cell>
          <table:table-cell office:value-type="float" office:value="0.133780469406393" calcext:value-type="float">
            <text:p>0.134</text:p>
          </table:table-cell>
          <table:table-cell office:value-type="float" office:value="0.0488771762557077" calcext:value-type="float">
            <text:p>0.049</text:p>
          </table:table-cell>
          <table:table-cell office:value-type="float" office:value="0.0450136420091323" calcext:value-type="float">
            <text:p>0.045</text:p>
          </table:table-cell>
          <table:table-cell office:value-type="float" office:value="0.171155194520548" calcext:value-type="float">
            <text:p>0.171</text:p>
          </table:table-cell>
          <table:table-cell office:value-type="float" office:value="0.0709863762557077" calcext:value-type="float">
            <text:p>0.071</text:p>
          </table:table-cell>
          <table:table-cell office:value-type="float" office:value="0.143977112328767" calcext:value-type="float">
            <text:p>0.144</text:p>
          </table:table-cell>
          <table:table-cell office:value-type="float" office:value="0.0767775159817351" calcext:value-type="float">
            <text:p>0.077</text:p>
          </table:table-cell>
          <table:table-cell office:value-type="float" office:value="0.116838962320555" calcext:value-type="float">
            <text:p>0.117</text:p>
          </table:table-cell>
          <table:table-cell office:value-type="float" office:value="0.147976883348116" calcext:value-type="float">
            <text:p>0.148</text:p>
          </table:table-cell>
          <table:table-cell/>
          <table:table-cell office:value-type="string" calcext:value-type="string">
            <text:p>Khanak</text:p>
          </table:table-cell>
          <table:table-cell table:formula="of:=SUM([.B5:.X5])" office:value-type="float" office:value="2.10143329156072" calcext:value-type="float">
            <text:p>2.10</text:p>
          </table:table-cell>
          <table:table-cell table:formula="of:=[$Capacity.J6]/[.AA5]" office:value-type="float" office:value="210.308841006209" calcext:value-type="float">
            <text:p>210.31</text:p>
          </table:table-cell>
          <table:table-cell table:formula="of:=[.AB5]/[.AB$28]" office:value-type="float" office:value="0.0367073375642702" calcext:value-type="float">
            <text:p>0.037</text:p>
          </table:table-cell>
        </table:table-row>
        <table:table-row table:style-name="ro1">
          <table:table-cell office:value-type="string" calcext:value-type="string">
            <text:p>Anoko</text:p>
          </table:table-cell>
          <table:table-cell office:value-type="float" office:value="0.0901689497716896" calcext:value-type="float">
            <text:p>0.090</text:p>
          </table:table-cell>
          <table:table-cell office:value-type="float" office:value="0.0347704477513879" calcext:value-type="float">
            <text:p>0.035</text:p>
          </table:table-cell>
          <table:table-cell office:value-type="float" office:value="0.123308219178082" calcext:value-type="float">
            <text:p>0.123</text:p>
          </table:table-cell>
          <table:table-cell office:value-type="float" office:value="0.120164383561644" calcext:value-type="float">
            <text:p>0.120</text:p>
          </table:table-cell>
          <table:table-cell office:value-type="float" office:value="0" calcext:value-type="float">
            <text:p>0.000</text:p>
          </table:table-cell>
          <table:table-cell office:value-type="float" office:value="0.0170901826484018" calcext:value-type="float">
            <text:p>0.017</text:p>
          </table:table-cell>
          <table:table-cell office:value-type="float" office:value="0.212530025399954" calcext:value-type="float">
            <text:p>0.213</text:p>
          </table:table-cell>
          <table:table-cell office:value-type="float" office:value="0.120485504852009" calcext:value-type="float">
            <text:p>0.120</text:p>
          </table:table-cell>
          <table:table-cell office:value-type="float" office:value="0.105164540468447" calcext:value-type="float">
            <text:p>0.105</text:p>
          </table:table-cell>
          <table:table-cell office:value-type="float" office:value="0.0694397112447027" calcext:value-type="float">
            <text:p>0.069</text:p>
          </table:table-cell>
          <table:table-cell office:value-type="float" office:value="0.0459203048520088" calcext:value-type="float">
            <text:p>0.046</text:p>
          </table:table-cell>
          <table:table-cell office:value-type="float" office:value="0.148855152590256" calcext:value-type="float">
            <text:p>0.149</text:p>
          </table:table-cell>
          <table:table-cell office:value-type="float" office:value="0.191074401655662" calcext:value-type="float">
            <text:p>0.191</text:p>
          </table:table-cell>
          <table:table-cell office:value-type="float" office:value="0.112866639098584" calcext:value-type="float">
            <text:p>0.113</text:p>
          </table:table-cell>
          <table:table-cell office:value-type="float" office:value="0.112977395617752" calcext:value-type="float">
            <text:p>0.113</text:p>
          </table:table-cell>
          <table:table-cell office:value-type="float" office:value="0.109028074715022" calcext:value-type="float">
            <text:p>0.109</text:p>
          </table:table-cell>
          <table:table-cell office:value-type="float" office:value="0.0868689349889951" calcext:value-type="float">
            <text:p>0.087</text:p>
          </table:table-cell>
          <table:table-cell office:value-type="float" office:value="0.178152040011826" calcext:value-type="float">
            <text:p>0.178</text:p>
          </table:table-cell>
          <table:table-cell office:value-type="float" office:value="0.112668818094018" calcext:value-type="float">
            <text:p>0.113</text:p>
          </table:table-cell>
          <table:table-cell office:value-type="float" office:value="0.0711585441214151" calcext:value-type="float">
            <text:p>0.071</text:p>
          </table:table-cell>
          <table:table-cell office:value-type="float" office:value="0.216826171295293" calcext:value-type="float">
            <text:p>0.217</text:p>
          </table:table-cell>
          <table:table-cell office:value-type="float" office:value="0.16161895667028" calcext:value-type="float">
            <text:p>0.162</text:p>
          </table:table-cell>
          <table:table-cell office:value-type="float" office:value="0.0822363145100359" calcext:value-type="float">
            <text:p>0.082</text:p>
          </table:table-cell>
          <table:table-cell/>
          <table:table-cell office:value-type="string" calcext:value-type="string">
            <text:p>Anoko</text:p>
          </table:table-cell>
          <table:table-cell table:formula="of:=SUM([.B6:.X6])" office:value-type="float" office:value="2.52337371309747" calcext:value-type="float">
            <text:p>2.52</text:p>
          </table:table-cell>
          <table:table-cell table:formula="of:=[$Capacity.J7]/[.AA6]" office:value-type="float" office:value="142.666144983375" calcext:value-type="float">
            <text:p>142.67</text:p>
          </table:table-cell>
          <table:table-cell table:formula="of:=[.AB6]/[.AB$28]" office:value-type="float" office:value="0.0249009709617639" calcext:value-type="float">
            <text:p>0.025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float" office:value="0.107259132420091" calcext:value-type="float">
            <text:p>0.107</text:p>
          </table:table-cell>
          <table:table-cell office:value-type="float" office:value="0.0176802651029861" calcext:value-type="float">
            <text:p>0.018</text:p>
          </table:table-cell>
          <table:table-cell office:value-type="float" office:value="0.130080065582602" calcext:value-type="float">
            <text:p>0.130</text:p>
          </table:table-cell>
          <table:table-cell office:value-type="float" office:value="0.114792394349726" calcext:value-type="float">
            <text:p>0.115</text:p>
          </table:table-cell>
          <table:table-cell office:value-type="float" office:value="0.0170901826484018" calcext:value-type="float">
            <text:p>0.017</text:p>
          </table:table-cell>
          <table:table-cell office:value-type="float" office:value="0" calcext:value-type="float">
            <text:p>0.000</text:p>
          </table:table-cell>
          <table:table-cell office:value-type="float" office:value="0.195439842751552" calcext:value-type="float">
            <text:p>0.195</text:p>
          </table:table-cell>
          <table:table-cell office:value-type="float" office:value="0.103395322203607" calcext:value-type="float">
            <text:p>0.103</text:p>
          </table:table-cell>
          <table:table-cell office:value-type="float" office:value="0.0880743578200452" calcext:value-type="float">
            <text:p>0.088</text:p>
          </table:table-cell>
          <table:table-cell office:value-type="float" office:value="0.0523495285963011" calcext:value-type="float">
            <text:p>0.052</text:p>
          </table:table-cell>
          <table:table-cell office:value-type="float" office:value="0.0288301222036068" calcext:value-type="float">
            <text:p>0.029</text:p>
          </table:table-cell>
          <table:table-cell office:value-type="float" office:value="0.131764969941855" calcext:value-type="float">
            <text:p>0.132</text:p>
          </table:table-cell>
          <table:table-cell office:value-type="float" office:value="0.17398421900726" calcext:value-type="float">
            <text:p>0.174</text:p>
          </table:table-cell>
          <table:table-cell office:value-type="float" office:value="0.0957764564501822" calcext:value-type="float">
            <text:p>0.096</text:p>
          </table:table-cell>
          <table:table-cell office:value-type="float" office:value="0.0958872129693504" calcext:value-type="float">
            <text:p>0.096</text:p>
          </table:table-cell>
          <table:table-cell office:value-type="float" office:value="0.0919378920666206" calcext:value-type="float">
            <text:p>0.092</text:p>
          </table:table-cell>
          <table:table-cell office:value-type="float" office:value="0.0697787523405932" calcext:value-type="float">
            <text:p>0.070</text:p>
          </table:table-cell>
          <table:table-cell office:value-type="float" office:value="0.161061857363424" calcext:value-type="float">
            <text:p>0.161</text:p>
          </table:table-cell>
          <table:table-cell office:value-type="float" office:value="0.0955786354456162" calcext:value-type="float">
            <text:p>0.096</text:p>
          </table:table-cell>
          <table:table-cell office:value-type="float" office:value="0.0540683614730134" calcext:value-type="float">
            <text:p>0.054</text:p>
          </table:table-cell>
          <table:table-cell office:value-type="float" office:value="0.199735988646891" calcext:value-type="float">
            <text:p>0.200</text:p>
          </table:table-cell>
          <table:table-cell office:value-type="float" office:value="0.144528774021878" calcext:value-type="float">
            <text:p>0.145</text:p>
          </table:table-cell>
          <table:table-cell office:value-type="float" office:value="0.065146131861634" calcext:value-type="float">
            <text:p>0.065</text:p>
          </table:table-cell>
          <table:table-cell/>
          <table:table-cell office:value-type="string" calcext:value-type="string">
            <text:p>Floresta</text:p>
          </table:table-cell>
          <table:table-cell table:formula="of:=SUM([.B7:.X7])" office:value-type="float" office:value="2.23424046526724" calcext:value-type="float">
            <text:p>2.23</text:p>
          </table:table-cell>
          <table:table-cell table:formula="of:=[$Capacity.J8]/[.AA7]" office:value-type="float" office:value="255.482795551161" calcext:value-type="float">
            <text:p>255.48</text:p>
          </table:table-cell>
          <table:table-cell table:formula="of:=[.AB7]/[.AB$28]" office:value-type="float" office:value="0.0445920065618306" calcext:value-type="float">
            <text:p>0.045</text:p>
          </table:table-cell>
        </table:table-row>
        <table:table-row table:style-name="ro1">
          <table:table-cell office:value-type="string" calcext:value-type="string">
            <text:p>Branio</text:p>
          </table:table-cell>
          <table:table-cell office:value-type="float" office:value="0.072632019316054" calcext:value-type="float">
            <text:p>0.073</text:p>
          </table:table-cell>
          <table:table-cell office:value-type="float" office:value="0.213120107854538" calcext:value-type="float">
            <text:p>0.213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0381046122006504" calcext:value-type="float">
            <text:p>0.038</text:p>
          </table:table-cell>
          <table:table-cell office:value-type="float" office:value="0.212530025399954" calcext:value-type="float">
            <text:p>0.213</text:p>
          </table:table-cell>
          <table:table-cell office:value-type="float" office:value="0.195439842751552" calcext:value-type="float">
            <text:p>0.195</text:p>
          </table:table-cell>
          <table:table-cell office:value-type="float" office:value="0" calcext:value-type="float">
            <text:p>0.000</text:p>
          </table:table-cell>
          <table:table-cell office:value-type="float" office:value="0.0920445205479452" calcext:value-type="float">
            <text:p>0.092</text:p>
          </table:table-cell>
          <table:table-cell office:value-type="float" office:value="0.0648226487303307" calcext:value-type="float">
            <text:p>0.065</text:p>
          </table:table-cell>
          <table:table-cell office:value-type="float" office:value="0.100547477954075" calcext:value-type="float">
            <text:p>0.101</text:p>
          </table:table-cell>
          <table:table-cell office:value-type="float" office:value="0.125751788706021" calcext:value-type="float">
            <text:p>0.126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106341324200913" calcext:value-type="float">
            <text:p>0.106</text:p>
          </table:table-cell>
          <table:table-cell office:value-type="float" office:value="0.0792463966755362" calcext:value-type="float">
            <text:p>0.079</text:p>
          </table:table-cell>
          <table:table-cell office:value-type="float" office:value="0.0586946979402778" calcext:value-type="float">
            <text:p>0.059</text:p>
          </table:table-cell>
          <table:table-cell office:value-type="float" office:value="0.106868188351237" calcext:value-type="float">
            <text:p>0.107</text:p>
          </table:table-cell>
          <table:table-cell office:value-type="float" office:value="0.147461525337538" calcext:value-type="float">
            <text:p>0.147</text:p>
          </table:table-cell>
          <table:table-cell office:value-type="float" office:value="0.209259806721198" calcext:value-type="float">
            <text:p>0.209</text:p>
          </table:table-cell>
          <table:table-cell office:value-type="float" office:value="0.102049174652607" calcext:value-type="float">
            <text:p>0.102</text:p>
          </table:table-cell>
          <table:table-cell office:value-type="float" office:value="0.182081724529418" calcext:value-type="float">
            <text:p>0.182</text:p>
          </table:table-cell>
          <table:table-cell office:value-type="float" office:value="0.0933749499950723" calcext:value-type="float">
            <text:p>0.093</text:p>
          </table:table-cell>
          <table:table-cell office:value-type="float" office:value="0.133436396333892" calcext:value-type="float">
            <text:p>0.133</text:p>
          </table:table-cell>
          <table:table-cell office:value-type="float" office:value="0.0894357790479945" calcext:value-type="float">
            <text:p>0.089</text:p>
          </table:table-cell>
          <table:table-cell/>
          <table:table-cell office:value-type="string" calcext:value-type="string">
            <text:p>Branio</text:p>
          </table:table-cell>
          <table:table-cell table:formula="of:=SUM([.B8:.X8])" office:value-type="float" office:value="2.46887688918235" calcext:value-type="float">
            <text:p>2.47</text:p>
          </table:table-cell>
          <table:table-cell table:formula="of:=[$Capacity.J9]/[.AA8]" office:value-type="float" office:value="231.202293845054" calcext:value-type="float">
            <text:p>231.20</text:p>
          </table:table-cell>
          <table:table-cell table:formula="of:=[.AB8]/[.AB$28]" office:value-type="float" office:value="0.0403540840470581" calcext:value-type="float">
            <text:p>0.040</text:p>
          </table:table-cell>
        </table:table-row>
        <table:table-row table:style-name="ro1">
          <table:table-cell office:value-type="string" calcext:value-type="string">
            <text:p>Ukal</text:p>
          </table:table-cell>
          <table:table-cell office:value-type="float" office:value="0.164676539863999" calcext:value-type="float">
            <text:p>0.165</text:p>
          </table:table-cell>
          <table:table-cell office:value-type="float" office:value="0.121075587306593" calcext:value-type="float">
            <text:p>0.121</text:p>
          </table:table-cell>
          <table:table-cell office:value-type="float" office:value="0.114861461515719" calcext:value-type="float">
            <text:p>0.115</text:p>
          </table:table-cell>
          <table:table-cell office:value-type="float" office:value="0.0629816913242008" calcext:value-type="float">
            <text:p>0.063</text:p>
          </table:table-cell>
          <table:table-cell office:value-type="float" office:value="0.120485504852009" calcext:value-type="float">
            <text:p>0.120</text:p>
          </table:table-cell>
          <table:table-cell office:value-type="float" office:value="0.103395322203607" calcext:value-type="float">
            <text:p>0.103</text:p>
          </table:table-cell>
          <table:table-cell office:value-type="float" office:value="0.0920445205479452" calcext:value-type="float">
            <text:p>0.092</text:p>
          </table:table-cell>
          <table:table-cell office:value-type="float" office:value="0" calcext:value-type="float">
            <text:p>0.000</text:p>
          </table:table-cell>
          <table:table-cell office:value-type="float" office:value="0.0362636547945205" calcext:value-type="float">
            <text:p>0.036</text:p>
          </table:table-cell>
          <table:table-cell office:value-type="float" office:value="0.051045793607306" calcext:value-type="float">
            <text:p>0.051</text:p>
          </table:table-cell>
          <table:table-cell office:value-type="float" office:value="0.0745652" calcext:value-type="float">
            <text:p>0.075</text:p>
          </table:table-cell>
          <table:table-cell office:value-type="float" office:value="0.0991929223744293" calcext:value-type="float">
            <text:p>0.099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181707561643836" calcext:value-type="float">
            <text:p>0.018</text:p>
          </table:table-cell>
          <table:table-cell office:value-type="float" office:value="0.0750351178082192" calcext:value-type="float">
            <text:p>0.075</text:p>
          </table:table-cell>
          <table:table-cell office:value-type="float" office:value="0.0268616273972603" calcext:value-type="float">
            <text:p>0.027</text:p>
          </table:table-cell>
          <table:table-cell office:value-type="float" office:value="0.0336165698630137" calcext:value-type="float">
            <text:p>0.034</text:p>
          </table:table-cell>
          <table:table-cell office:value-type="float" office:value="0.110015347945205" calcext:value-type="float">
            <text:p>0.110</text:p>
          </table:table-cell>
          <table:table-cell office:value-type="float" office:value="0.0711470958904109" calcext:value-type="float">
            <text:p>0.071</text:p>
          </table:table-cell>
          <table:table-cell office:value-type="float" office:value="0.0895256219178082" calcext:value-type="float">
            <text:p>0.090</text:p>
          </table:table-cell>
          <table:table-cell office:value-type="float" office:value="0.0806744547945205" calcext:value-type="float">
            <text:p>0.081</text:p>
          </table:table-cell>
          <table:table-cell office:value-type="float" office:value="0.0938679340100523" calcext:value-type="float">
            <text:p>0.094</text:p>
          </table:table-cell>
          <table:table-cell office:value-type="float" office:value="0.125005855037614" calcext:value-type="float">
            <text:p>0.125</text:p>
          </table:table-cell>
          <table:table-cell/>
          <table:table-cell office:value-type="string" calcext:value-type="string">
            <text:p>Ukal</text:p>
          </table:table-cell>
          <table:table-cell table:formula="of:=SUM([.B9:.X9])" office:value-type="float" office:value="1.84604282579416" calcext:value-type="float">
            <text:p>1.85</text:p>
          </table:table-cell>
          <table:table-cell table:formula="of:=[$Capacity.J10]/[.AA9]" office:value-type="float" office:value="195.011727230721" calcext:value-type="float">
            <text:p>195.01</text:p>
          </table:table-cell>
          <table:table-cell table:formula="of:=[.AB9]/[.AB$28]" office:value-type="float" office:value="0.0340373769652323" calcext:value-type="float">
            <text:p>0.034</text:p>
          </table:table-cell>
        </table:table-row>
        <table:table-row table:style-name="ro1">
          <table:table-cell office:value-type="string" calcext:value-type="string">
            <text:p>Chinki</text:p>
          </table:table-cell>
          <table:table-cell office:value-type="float" office:value="0.0858869863013699" calcext:value-type="float">
            <text:p>0.086</text:p>
          </table:table-cell>
          <table:table-cell office:value-type="float" office:value="0.105754622923032" calcext:value-type="float">
            <text:p>0.106</text:p>
          </table:table-cell>
          <table:table-cell office:value-type="float" office:value="0.042005707762557" calcext:value-type="float">
            <text:p>0.042</text:p>
          </table:table-cell>
          <table:table-cell office:value-type="float" office:value="0.0267180365296804" calcext:value-type="float">
            <text:p>0.027</text:p>
          </table:table-cell>
          <table:table-cell office:value-type="float" office:value="0.105164540468447" calcext:value-type="float">
            <text:p>0.105</text:p>
          </table:table-cell>
          <table:table-cell office:value-type="float" office:value="0.0880743578200452" calcext:value-type="float">
            <text:p>0.088</text:p>
          </table:table-cell>
          <table:table-cell office:value-type="float" office:value="0.0648226487303307" calcext:value-type="float">
            <text:p>0.065</text:p>
          </table:table-cell>
          <table:table-cell office:value-type="float" office:value="0.036263654794520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0.0357248292237444" calcext:value-type="float">
            <text:p>0.036</text:p>
          </table:table-cell>
          <table:table-cell office:value-type="float" office:value="0.0592442356164384" calcext:value-type="float">
            <text:p>0.059</text:p>
          </table:table-cell>
          <table:table-cell office:value-type="float" office:value="0.131787426484018" calcext:value-type="float">
            <text:p>0.132</text:p>
          </table:table-cell>
          <table:table-cell office:value-type="float" office:value="0.092631510502283" calcext:value-type="float">
            <text:p>0.093</text:p>
          </table:table-cell>
          <table:table-cell office:value-type="float" office:value="0.0144237479452055" calcext:value-type="float">
            <text:p>0.014</text:p>
          </table:table-cell>
          <table:table-cell office:value-type="float" office:value="0.107062432876712" calcext:value-type="float">
            <text:p>0.107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182956054794521" calcext:value-type="float">
            <text:p>0.018</text:p>
          </table:table-cell>
          <table:table-cell office:value-type="float" office:value="0.144437157990868" calcext:value-type="float">
            <text:p>0.144</text:p>
          </table:table-cell>
          <table:table-cell office:value-type="float" office:value="0.0442683397260274" calcext:value-type="float">
            <text:p>0.044</text:p>
          </table:table-cell>
          <table:table-cell office:value-type="float" office:value="0.117259075799087" calcext:value-type="float">
            <text:p>0.117</text:p>
          </table:table-cell>
          <table:table-cell office:value-type="float" office:value="0.0500594794520548" calcext:value-type="float">
            <text:p>0.050</text:p>
          </table:table-cell>
          <table:table-cell office:value-type="float" office:value="0.0901209257908743" calcext:value-type="float">
            <text:p>0.090</text:p>
          </table:table-cell>
          <table:table-cell office:value-type="float" office:value="0.121258846818436" calcext:value-type="float">
            <text:p>0.121</text:p>
          </table:table-cell>
          <table:table-cell/>
          <table:table-cell office:value-type="string" calcext:value-type="string">
            <text:p>Chinki</text:p>
          </table:table-cell>
          <table:table-cell table:formula="of:=SUM([.B10:.X10])" office:value-type="float" office:value="1.60342330876121" calcext:value-type="float">
            <text:p>1.60</text:p>
          </table:table-cell>
          <table:table-cell table:formula="of:=[$Capacity.J11]/[.AA10]" office:value-type="float" office:value="355.994575406916" calcext:value-type="float">
            <text:p>355.99</text:p>
          </table:table-cell>
          <table:table-cell table:formula="of:=[.AB10]/[.AB$28]" office:value-type="float" office:value="0.0621353481289209" calcext:value-type="float">
            <text:p>0.062</text:p>
          </table:table-cell>
        </table:table-row>
        <table:table-row table:style-name="ro1">
          <table:table-cell office:value-type="string" calcext:value-type="string">
            <text:p>Bulkini</text:p>
          </table:table-cell>
          <table:table-cell office:value-type="float" office:value="0.121611815525114" calcext:value-type="float">
            <text:p>0.122</text:p>
          </table:table-cell>
          <table:table-cell office:value-type="float" office:value="0.0700297936992871" calcext:value-type="float">
            <text:p>0.070</text:p>
          </table:table-cell>
          <table:table-cell office:value-type="float" office:value="0.0777305369863014" calcext:value-type="float">
            <text:p>0.078</text:p>
          </table:table-cell>
          <table:table-cell office:value-type="float" office:value="0.0624428657534247" calcext:value-type="float">
            <text:p>0.062</text:p>
          </table:table-cell>
          <table:table-cell office:value-type="float" office:value="0.0694397112447027" calcext:value-type="float">
            <text:p>0.069</text:p>
          </table:table-cell>
          <table:table-cell office:value-type="float" office:value="0.0523495285963011" calcext:value-type="float">
            <text:p>0.052</text:p>
          </table:table-cell>
          <table:table-cell office:value-type="float" office:value="0.100547477954075" calcext:value-type="float">
            <text:p>0.101</text:p>
          </table:table-cell>
          <table:table-cell office:value-type="float" office:value="0.051045793607306" calcext:value-type="float">
            <text:p>0.051</text:p>
          </table:table-cell>
          <table:table-cell office:value-type="float" office:value="0.0357248292237444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 office:value-type="float" office:value="0.0235194063926941" calcext:value-type="float">
            <text:p>0.024</text:p>
          </table:table-cell>
          <table:table-cell office:value-type="float" office:value="0.150238715981735" calcext:value-type="float">
            <text:p>0.150</text:p>
          </table:table-cell>
          <table:table-cell office:value-type="float" office:value="0.121634690410959" calcext:value-type="float">
            <text:p>0.122</text:p>
          </table:table-cell>
          <table:table-cell office:value-type="float" office:value="0.0434269278538814" calcext:value-type="float">
            <text:p>0.043</text:p>
          </table:table-cell>
          <table:table-cell office:value-type="float" office:value="0.106196051141553" calcext:value-type="float">
            <text:p>0.106</text:p>
          </table:table-cell>
          <table:table-cell office:value-type="float" office:value="0.0395883634703197" calcext:value-type="float">
            <text:p>0.040</text:p>
          </table:table-cell>
          <table:table-cell office:value-type="float" office:value="0.0174292237442922" calcext:value-type="float">
            <text:p>0.017</text:p>
          </table:table-cell>
          <table:table-cell office:value-type="float" office:value="0.108712328767123" calcext:value-type="float">
            <text:p>0.109</text:p>
          </table:table-cell>
          <table:table-cell office:value-type="float" office:value="0.0444073771689499" calcext:value-type="float">
            <text:p>0.044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521177990867581" calcext:value-type="float">
            <text:p>0.052</text:p>
          </table:table-cell>
          <table:table-cell office:value-type="float" office:value="0.0921792454255773" calcext:value-type="float">
            <text:p>0.092</text:p>
          </table:table-cell>
          <table:table-cell office:value-type="float" office:value="0.0598354160507211" calcext:value-type="float">
            <text:p>0.060</text:p>
          </table:table-cell>
          <table:table-cell/>
          <table:table-cell office:value-type="string" calcext:value-type="string">
            <text:p>Bulkini</text:p>
          </table:table-cell>
          <table:table-cell table:formula="of:=SUM([.B11:.X11])" office:value-type="float" office:value="1.58174214466016" calcext:value-type="float">
            <text:p>1.58</text:p>
          </table:table-cell>
          <table:table-cell table:formula="of:=[$Capacity.J12]/[.AA11]" office:value-type="float" office:value="227.597147370279" calcext:value-type="float">
            <text:p>227.60</text:p>
          </table:table-cell>
          <table:table-cell table:formula="of:=[.AB11]/[.AB$28]" office:value-type="float" office:value="0.0397248412250016" calcext:value-type="float">
            <text:p>0.040</text:p>
          </table:table-cell>
        </table:table-row>
        <table:table-row table:style-name="ro1">
          <table:table-cell office:value-type="string" calcext:value-type="string">
            <text:p>Selva</text:p>
          </table:table-cell>
          <table:table-cell office:value-type="float" office:value="0.136089254623698" calcext:value-type="float">
            <text:p>0.136</text:p>
          </table:table-cell>
          <table:table-cell office:value-type="float" office:value="0.0465103873065931" calcext:value-type="float">
            <text:p>0.047</text:p>
          </table:table-cell>
          <table:table-cell office:value-type="float" office:value="0.101249943378995" calcext:value-type="float">
            <text:p>0.101</text:p>
          </table:table-cell>
          <table:table-cell office:value-type="float" office:value="0.0859622721461186" calcext:value-type="float">
            <text:p>0.086</text:p>
          </table:table-cell>
          <table:table-cell office:value-type="float" office:value="0.0459203048520088" calcext:value-type="float">
            <text:p>0.046</text:p>
          </table:table-cell>
          <table:table-cell office:value-type="float" office:value="0.0288301222036068" calcext:value-type="float">
            <text:p>0.029</text:p>
          </table:table-cell>
          <table:table-cell office:value-type="float" office:value="0.125751788706021" calcext:value-type="float">
            <text:p>0.126</text:p>
          </table:table-cell>
          <table:table-cell office:value-type="float" office:value="0.0745652" calcext:value-type="float">
            <text:p>0.075</text:p>
          </table:table-cell>
          <table:table-cell office:value-type="float" office:value="0.0592442356164384" calcext:value-type="float">
            <text:p>0.059</text:p>
          </table:table-cell>
          <table:table-cell office:value-type="float" office:value="0.0235194063926941" calcext:value-type="float">
            <text:p>0.024</text:p>
          </table:table-cell>
          <table:table-cell office:value-type="float" office:value="0" calcext:value-type="float">
            <text:p>0.000</text:p>
          </table:table-cell>
          <table:table-cell office:value-type="float" office:value="0.102934847738248" calcext:value-type="float">
            <text:p>0.103</text:p>
          </table:table-cell>
          <table:table-cell office:value-type="float" office:value="0.145154096803653" calcext:value-type="float">
            <text:p>0.145</text:p>
          </table:table-cell>
          <table:table-cell office:value-type="float" office:value="0.0669463342465754" calcext:value-type="float">
            <text:p>0.067</text:p>
          </table:table-cell>
          <table:table-cell office:value-type="float" office:value="0.0670570907657436" calcext:value-type="float">
            <text:p>0.067</text:p>
          </table:table-cell>
          <table:table-cell office:value-type="float" office:value="0.0631077698630137" calcext:value-type="float">
            <text:p>0.063</text:p>
          </table:table-cell>
          <table:table-cell office:value-type="float" office:value="0.0409486301369863" calcext:value-type="float">
            <text:p>0.041</text:p>
          </table:table-cell>
          <table:table-cell office:value-type="float" office:value="0.132231735159817" calcext:value-type="float">
            <text:p>0.132</text:p>
          </table:table-cell>
          <table:table-cell office:value-type="float" office:value="0.066748513242009" calcext:value-type="float">
            <text:p>0.067</text:p>
          </table:table-cell>
          <table:table-cell office:value-type="float" office:value="0.0252382392694064" calcext:value-type="float">
            <text:p>0.025</text:p>
          </table:table-cell>
          <table:table-cell office:value-type="float" office:value="0.170905866443284" calcext:value-type="float">
            <text:p>0.171</text:p>
          </table:table-cell>
          <table:table-cell office:value-type="float" office:value="0.115698651818272" calcext:value-type="float">
            <text:p>0.116</text:p>
          </table:table-cell>
          <table:table-cell office:value-type="float" office:value="0.0363160096580271" calcext:value-type="float">
            <text:p>0.036</text:p>
          </table:table-cell>
          <table:table-cell/>
          <table:table-cell office:value-type="string" calcext:value-type="string">
            <text:p>Selva</text:p>
          </table:table-cell>
          <table:table-cell table:formula="of:=SUM([.B12:.X12])" office:value-type="float" office:value="1.76093070037121" calcext:value-type="float">
            <text:p>1.76</text:p>
          </table:table-cell>
          <table:table-cell table:formula="of:=[$Capacity.J13]/[.AA12]" office:value-type="float" office:value="276.268679907418" calcext:value-type="float">
            <text:p>276.27</text:p>
          </table:table-cell>
          <table:table-cell table:formula="of:=[.AB12]/[.AB$28]" office:value-type="float" office:value="0.0482199780250679" calcext:value-type="float">
            <text:p>0.048</text:p>
          </table:table-cell>
        </table:table-row>
        <table:table-row table:style-name="ro1">
          <table:table-cell office:value-type="string" calcext:value-type="string">
            <text:p>Danio</text:p>
          </table:table-cell>
          <table:table-cell office:value-type="float" office:value="0.0954489602838277" calcext:value-type="float">
            <text:p>0.095</text:p>
          </table:table-cell>
          <table:table-cell office:value-type="float" office:value="0.149445235044841" calcext:value-type="float">
            <text:p>0.149</text:p>
          </table:table-cell>
          <table:table-cell office:value-type="float" office:value="0.0456338819355474" calcext:value-type="float">
            <text:p>0.046</text:p>
          </table:table-cell>
          <table:table-cell office:value-type="float" office:value="0.0609215531684241" calcext:value-type="float">
            <text:p>0.061</text:p>
          </table:table-cell>
          <table:table-cell office:value-type="float" office:value="0.148855152590256" calcext:value-type="float">
            <text:p>0.149</text:p>
          </table:table-cell>
          <table:table-cell office:value-type="float" office:value="0.131764969941855" calcext:value-type="float">
            <text:p>0.132</text:p>
          </table:table-cell>
          <table:table-cell office:value-type="float" office:value="0.0228169409677737" calcext:value-type="float">
            <text:p>0.023</text:p>
          </table:table-cell>
          <table:table-cell office:value-type="float" office:value="0.0991929223744293" calcext:value-type="float">
            <text:p>0.099</text:p>
          </table:table-cell>
          <table:table-cell office:value-type="float" office:value="0.131787426484018" calcext:value-type="float">
            <text:p>0.132</text:p>
          </table:table-cell>
          <table:table-cell office:value-type="float" office:value="0.150238715981735" calcext:value-type="float">
            <text:p>0.150</text:p>
          </table:table-cell>
          <table:table-cell office:value-type="float" office:value="0.102934847738248" calcext:value-type="float">
            <text:p>0.103</text:p>
          </table:table-cell>
          <table:table-cell office:value-type="float" office:value="0" calcext:value-type="float">
            <text:p>0.000</text:p>
          </table:table-cell>
          <table:table-cell office:value-type="float" office:value="0.0610445205479452" calcext:value-type="float">
            <text:p>0.061</text:p>
          </table:table-cell>
          <table:table-cell office:value-type="float" office:value="0.139252283105023" calcext:value-type="float">
            <text:p>0.139</text:p>
          </table:table-cell>
          <table:table-cell office:value-type="float" office:value="0.0358777569725041" calcext:value-type="float">
            <text:p>0.036</text:p>
          </table:table-cell>
          <table:table-cell office:value-type="float" office:value="0.084051247383463" calcext:value-type="float">
            <text:p>0.084</text:p>
          </table:table-cell>
          <table:table-cell office:value-type="float" office:value="0.124644584369764" calcext:value-type="float">
            <text:p>0.125</text:p>
          </table:table-cell>
          <table:table-cell office:value-type="float" office:value="0.141232233684833" calcext:value-type="float">
            <text:p>0.141</text:p>
          </table:table-cell>
          <table:table-cell office:value-type="float" office:value="0.0792322336848329" calcext:value-type="float">
            <text:p>0.079</text:p>
          </table:table-cell>
          <table:table-cell office:value-type="float" office:value="0.120742507657436" calcext:value-type="float">
            <text:p>0.121</text:p>
          </table:table-cell>
          <table:table-cell office:value-type="float" office:value="0.0705580090272986" calcext:value-type="float">
            <text:p>0.071</text:p>
          </table:table-cell>
          <table:table-cell office:value-type="float" office:value="0.110619455366118" calcext:value-type="float">
            <text:p>0.111</text:p>
          </table:table-cell>
          <table:table-cell office:value-type="float" office:value="0.0666188380802208" calcext:value-type="float">
            <text:p>0.067</text:p>
          </table:table-cell>
          <table:table-cell/>
          <table:table-cell office:value-type="string" calcext:value-type="string">
            <text:p>Danio</text:p>
          </table:table-cell>
          <table:table-cell table:formula="of:=SUM([.B13:.X13])" office:value-type="float" office:value="2.17291427639039" calcext:value-type="float">
            <text:p>2.17</text:p>
          </table:table-cell>
          <table:table-cell table:formula="of:=[$Capacity.J14]/[.AA13]" office:value-type="float" office:value="223.888261624452" calcext:value-type="float">
            <text:p>223.89</text:p>
          </table:table-cell>
          <table:table-cell table:formula="of:=[.AB13]/[.AB$28]" office:value-type="float" office:value="0.0390774917345665" calcext:value-type="float">
            <text:p>0.039</text:p>
          </table:table-cell>
        </table:table-row>
        <table:table-row table:style-name="ro1">
          <table:table-cell office:value-type="string" calcext:value-type="string">
            <text:p>Venilche</text:p>
          </table:table-cell>
          <table:table-cell office:value-type="float" office:value="0.178973343516967" calcext:value-type="float">
            <text:p>0.179</text:p>
          </table:table-cell>
          <table:table-cell office:value-type="float" office:value="0.191664484110246" calcext:value-type="float">
            <text:p>0.192</text:p>
          </table:table-cell>
          <table:table-cell office:value-type="float" office:value="0.129158265168687" calcext:value-type="float">
            <text:p>0.129</text:p>
          </table:table-cell>
          <table:table-cell office:value-type="float" office:value="0.144445936401564" calcext:value-type="float">
            <text:p>0.144</text:p>
          </table:table-cell>
          <table:table-cell office:value-type="float" office:value="0.191074401655662" calcext:value-type="float">
            <text:p>0.191</text:p>
          </table:table-cell>
          <table:table-cell office:value-type="float" office:value="0.17398421900726" calcext:value-type="float">
            <text:p>0.174</text:p>
          </table:table-cell>
          <table:table-cell office:value-type="float" office:value="0.106341324200913" calcext:value-type="float">
            <text:p>0.106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92631510502283" calcext:value-type="float">
            <text:p>0.093</text:p>
          </table:table-cell>
          <table:table-cell office:value-type="float" office:value="0.121634690410959" calcext:value-type="float">
            <text:p>0.122</text:p>
          </table:table-cell>
          <table:table-cell office:value-type="float" office:value="0.145154096803653" calcext:value-type="float">
            <text:p>0.145</text:p>
          </table:table-cell>
          <table:table-cell office:value-type="float" office:value="0.0610445205479452" calcext:value-type="float">
            <text:p>0.061</text:p>
          </table:table-cell>
          <table:table-cell office:value-type="float" office:value="0" calcext:value-type="float">
            <text:p>0.000</text:p>
          </table:table-cell>
          <table:table-cell office:value-type="float" office:value="0.0782077625570775" calcext:value-type="float">
            <text:p>0.078</text:p>
          </table:table-cell>
          <table:table-cell office:value-type="float" office:value="0.0577180365296803" calcext:value-type="float">
            <text:p>0.058</text:p>
          </table:table-cell>
          <table:table-cell office:value-type="float" office:value="0.105891526940639" calcext:value-type="float">
            <text:p>0.106</text:p>
          </table:table-cell>
          <table:table-cell office:value-type="float" office:value="0.146484863926941" calcext:value-type="float">
            <text:p>0.146</text:p>
          </table:table-cell>
          <table:table-cell office:value-type="float" office:value="0.163072513242009" calcext:value-type="float">
            <text:p>0.163</text:p>
          </table:table-cell>
          <table:table-cell office:value-type="float" office:value="0.101072513242009" calcext:value-type="float">
            <text:p>0.101</text:p>
          </table:table-cell>
          <table:table-cell office:value-type="float" office:value="0.142582787214612" calcext:value-type="float">
            <text:p>0.143</text:p>
          </table:table-cell>
          <table:table-cell office:value-type="float" office:value="0.0923982885844748" calcext:value-type="float">
            <text:p>0.092</text:p>
          </table:table-cell>
          <table:table-cell office:value-type="float" office:value="0.132459734923294" calcext:value-type="float">
            <text:p>0.132</text:p>
          </table:table-cell>
          <table:table-cell office:value-type="float" office:value="0.088459117637397" calcext:value-type="float">
            <text:p>0.088</text:p>
          </table:table-cell>
          <table:table-cell/>
          <table:table-cell office:value-type="string" calcext:value-type="string">
            <text:p>Venilche</text:p>
          </table:table-cell>
          <table:table-cell table:formula="of:=SUM([.B14:.X14])" office:value-type="float" office:value="2.72598818369962" calcext:value-type="float">
            <text:p>2.73</text:p>
          </table:table-cell>
          <table:table-cell table:formula="of:=[$Capacity.J15]/[.AA14]" office:value-type="float" office:value="190.360326249008" calcext:value-type="float">
            <text:p>190.36</text:p>
          </table:table-cell>
          <table:table-cell table:formula="of:=[.AB14]/[.AB$28]" office:value-type="float" office:value="0.0332255207200758" calcext:value-type="float">
            <text:p>0.033</text:p>
          </table:table-cell>
        </table:table-row>
        <table:table-row table:style-name="ro1">
          <table:table-cell office:value-type="string" calcext:value-type="string">
            <text:p>Mechansa</text:p>
          </table:table-cell>
          <table:table-cell office:value-type="float" office:value="0.100310734246575" calcext:value-type="float">
            <text:p>0.100</text:p>
          </table:table-cell>
          <table:table-cell office:value-type="float" office:value="0.113456721553168" calcext:value-type="float">
            <text:p>0.113</text:p>
          </table:table-cell>
          <table:table-cell office:value-type="float" office:value="0.0564294557077625" calcext:value-type="float">
            <text:p>0.056</text:p>
          </table:table-cell>
          <table:table-cell office:value-type="float" office:value="0.0411417844748858" calcext:value-type="float">
            <text:p>0.041</text:p>
          </table:table-cell>
          <table:table-cell office:value-type="float" office:value="0.112866639098584" calcext:value-type="float">
            <text:p>0.113</text:p>
          </table:table-cell>
          <table:table-cell office:value-type="float" office:value="0.0957764564501822" calcext:value-type="float">
            <text:p>0.096</text:p>
          </table:table-cell>
          <table:table-cell office:value-type="float" office:value="0.0792463966755362" calcext:value-type="float">
            <text:p>0.079</text:p>
          </table:table-cell>
          <table:table-cell office:value-type="float" office:value="0.0181707561643836" calcext:value-type="float">
            <text:p>0.018</text:p>
          </table:table-cell>
          <table:table-cell office:value-type="float" office:value="0.0144237479452055" calcext:value-type="float">
            <text:p>0.014</text:p>
          </table:table-cell>
          <table:table-cell office:value-type="float" office:value="0.0434269278538814" calcext:value-type="float">
            <text:p>0.043</text:p>
          </table:table-cell>
          <table:table-cell office:value-type="float" office:value="0.0669463342465754" calcext:value-type="float">
            <text:p>0.067</text:p>
          </table:table-cell>
          <table:table-cell office:value-type="float" office:value="0.139252283105023" calcext:value-type="float">
            <text:p>0.139</text:p>
          </table:table-cell>
          <table:table-cell office:value-type="float" office:value="0.0782077625570775" calcext:value-type="float">
            <text:p>0.078</text:p>
          </table:table-cell>
          <table:table-cell office:value-type="float" office:value="0" calcext:value-type="float">
            <text:p>0.000</text:p>
          </table:table-cell>
          <table:table-cell office:value-type="float" office:value="0.0616334356164384" calcext:value-type="float">
            <text:p>0.062</text:p>
          </table:table-cell>
          <table:table-cell office:value-type="float" office:value="0.0134599452054795" calcext:value-type="float">
            <text:p>0.013</text:p>
          </table:table-cell>
          <table:table-cell office:value-type="float" office:value="0.025997704109589" calcext:value-type="float">
            <text:p>0.026</text:p>
          </table:table-cell>
          <table:table-cell office:value-type="float" office:value="0.0918445917808219" calcext:value-type="float">
            <text:p>0.092</text:p>
          </table:table-cell>
          <table:table-cell office:value-type="float" office:value="0.0298445917808219" calcext:value-type="float">
            <text:p>0.030</text:p>
          </table:table-cell>
          <table:table-cell office:value-type="float" office:value="0.0713548657534247" calcext:value-type="float">
            <text:p>0.071</text:p>
          </table:table-cell>
          <table:table-cell office:value-type="float" office:value="0.0356357315068493" calcext:value-type="float">
            <text:p>0.036</text:p>
          </table:table-cell>
          <table:table-cell office:value-type="float" office:value="0.0756971778456688" calcext:value-type="float">
            <text:p>0.076</text:p>
          </table:table-cell>
          <table:table-cell office:value-type="float" office:value="0.10683509887323" calcext:value-type="float">
            <text:p>0.107</text:p>
          </table:table-cell>
          <table:table-cell/>
          <table:table-cell office:value-type="string" calcext:value-type="string">
            <text:p>Mechansa</text:p>
          </table:table-cell>
          <table:table-cell table:formula="of:=SUM([.B15:.X15])" office:value-type="float" office:value="1.47195914255116" calcext:value-type="float">
            <text:p>1.47</text:p>
          </table:table-cell>
          <table:table-cell table:formula="of:=[$Capacity.J16]/[.AA15]" office:value-type="float" office:value="330.505097551028" calcext:value-type="float">
            <text:p>330.51</text:p>
          </table:table-cell>
          <table:table-cell table:formula="of:=[.AB15]/[.AB$28]" office:value-type="float" office:value="0.0576864107303954" calcext:value-type="float">
            <text:p>0.058</text:p>
          </table:table-cell>
        </table:table-row>
        <table:table-row table:style-name="ro1">
          <table:table-cell office:value-type="string" calcext:value-type="string">
            <text:p>Vantrokeno</text:p>
          </table:table-cell>
          <table:table-cell office:value-type="float" office:value="0.131326717256332" calcext:value-type="float">
            <text:p>0.131</text:p>
          </table:table-cell>
          <table:table-cell office:value-type="float" office:value="0.113567478072337" calcext:value-type="float">
            <text:p>0.114</text:p>
          </table:table-cell>
          <table:table-cell office:value-type="float" office:value="0.0815116389080515" calcext:value-type="float">
            <text:p>0.082</text:p>
          </table:table-cell>
          <table:table-cell office:value-type="float" office:value="0.133780469406393" calcext:value-type="float">
            <text:p>0.134</text:p>
          </table:table-cell>
          <table:table-cell office:value-type="float" office:value="0.112977395617752" calcext:value-type="float">
            <text:p>0.113</text:p>
          </table:table-cell>
          <table:table-cell office:value-type="float" office:value="0.0958872129693504" calcext:value-type="float">
            <text:p>0.096</text:p>
          </table:table-cell>
          <table:table-cell office:value-type="float" office:value="0.0586946979402778" calcext:value-type="float">
            <text:p>0.059</text:p>
          </table:table-cell>
          <table:table-cell office:value-type="float" office:value="0.0750351178082192" calcext:value-type="float">
            <text:p>0.075</text:p>
          </table:table-cell>
          <table:table-cell office:value-type="float" office:value="0.107062432876712" calcext:value-type="float">
            <text:p>0.107</text:p>
          </table:table-cell>
          <table:table-cell office:value-type="float" office:value="0.106196051141553" calcext:value-type="float">
            <text:p>0.106</text:p>
          </table:table-cell>
          <table:table-cell office:value-type="float" office:value="0.0670570907657436" calcext:value-type="float">
            <text:p>0.067</text:p>
          </table:table-cell>
          <table:table-cell office:value-type="float" office:value="0.0358777569725041" calcext:value-type="float">
            <text:p>0.036</text:p>
          </table:table-cell>
          <table:table-cell office:value-type="float" office:value="0.0577180365296803" calcext:value-type="float">
            <text:p>0.058</text:p>
          </table:table-cell>
          <table:table-cell office:value-type="float" office:value="0.0616334356164384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office:value-type="float" office:value="0.0481734904109589" calcext:value-type="float">
            <text:p>0.048</text:p>
          </table:table-cell>
          <table:table-cell office:value-type="float" office:value="0.0887668273972603" calcext:value-type="float">
            <text:p>0.089</text:p>
          </table:table-cell>
          <table:table-cell office:value-type="float" office:value="0.105354476712329" calcext:value-type="float">
            <text:p>0.105</text:p>
          </table:table-cell>
          <table:table-cell office:value-type="float" office:value="0.0433544767123288" calcext:value-type="float">
            <text:p>0.043</text:p>
          </table:table-cell>
          <table:table-cell office:value-type="float" office:value="0.0848647506849315" calcext:value-type="float">
            <text:p>0.085</text:p>
          </table:table-cell>
          <table:table-cell office:value-type="float" office:value="0.0346802520547945" calcext:value-type="float">
            <text:p>0.035</text:p>
          </table:table-cell>
          <table:table-cell office:value-type="float" office:value="0.074741698393614" calcext:value-type="float">
            <text:p>0.075</text:p>
          </table:table-cell>
          <table:table-cell office:value-type="float" office:value="0.0307410811077164" calcext:value-type="float">
            <text:p>0.031</text:p>
          </table:table-cell>
          <table:table-cell/>
          <table:table-cell office:value-type="string" calcext:value-type="string">
            <text:p>Vantrokeno</text:p>
          </table:table-cell>
          <table:table-cell table:formula="of:=SUM([.B16:.X16])" office:value-type="float" office:value="1.74900258535528" calcext:value-type="float">
            <text:p>1.75</text:p>
          </table:table-cell>
          <table:table-cell table:formula="of:=[$Capacity.J17]/[.AA16]" office:value-type="float" office:value="326.363153936705" calcext:value-type="float">
            <text:p>326.36</text:p>
          </table:table-cell>
          <table:table-cell table:formula="of:=[.AB16]/[.AB$28]" office:value-type="float" office:value="0.0569634752527631" calcext:value-type="float">
            <text:p>0.057</text:p>
          </table:table-cell>
        </table:table-row>
        <table:table-row table:style-name="ro1">
          <table:table-cell office:value-type="string" calcext:value-type="string">
            <text:p>Vanuchu</text:p>
          </table:table-cell>
          <table:table-cell office:value-type="float" office:value="0.108046126027397" calcext:value-type="float">
            <text:p>0.108</text:p>
          </table:table-cell>
          <table:table-cell office:value-type="float" office:value="0.109618157169607" calcext:value-type="float">
            <text:p>0.110</text:p>
          </table:table-cell>
          <table:table-cell office:value-type="float" office:value="0.0641648474885844" calcext:value-type="float">
            <text:p>0.064</text:p>
          </table:table-cell>
          <table:table-cell office:value-type="float" office:value="0.0488771762557077" calcext:value-type="float">
            <text:p>0.049</text:p>
          </table:table-cell>
          <table:table-cell office:value-type="float" office:value="0.109028074715022" calcext:value-type="float">
            <text:p>0.109</text:p>
          </table:table-cell>
          <table:table-cell office:value-type="float" office:value="0.0919378920666206" calcext:value-type="float">
            <text:p>0.092</text:p>
          </table:table-cell>
          <table:table-cell office:value-type="float" office:value="0.106868188351237" calcext:value-type="float">
            <text:p>0.107</text:p>
          </table:table-cell>
          <table:table-cell office:value-type="float" office:value="0.0268616273972603" calcext:value-type="float">
            <text:p>0.027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395883634703197" calcext:value-type="float">
            <text:p>0.040</text:p>
          </table:table-cell>
          <table:table-cell office:value-type="float" office:value="0.0631077698630137" calcext:value-type="float">
            <text:p>0.063</text:p>
          </table:table-cell>
          <table:table-cell office:value-type="float" office:value="0.084051247383463" calcext:value-type="float">
            <text:p>0.084</text:p>
          </table:table-cell>
          <table:table-cell office:value-type="float" office:value="0.105891526940639" calcext:value-type="float">
            <text:p>0.106</text:p>
          </table:table-cell>
          <table:table-cell office:value-type="float" office:value="0.0134599452054795" calcext:value-type="float">
            <text:p>0.013</text:p>
          </table:table-cell>
          <table:table-cell office:value-type="float" office:value="0.0481734904109589" calcext:value-type="float">
            <text:p>0.048</text:p>
          </table:table-cell>
          <table:table-cell office:value-type="float" office:value="0" calcext:value-type="float">
            <text:p>0.000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841591397260274" calcext:value-type="float">
            <text:p>0.084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636694136986301" calcext:value-type="float">
            <text:p>0.064</text:p>
          </table:table-cell>
          <table:table-cell office:value-type="float" office:value="0.0289057589041096" calcext:value-type="float">
            <text:p>0.029</text:p>
          </table:table-cell>
          <table:table-cell office:value-type="float" office:value="0.068967205242929" calcext:value-type="float">
            <text:p>0.069</text:p>
          </table:table-cell>
          <table:table-cell office:value-type="float" office:value="0.0991496468184356" calcext:value-type="float">
            <text:p>0.099</text:p>
          </table:table-cell>
          <table:table-cell/>
          <table:table-cell office:value-type="string" calcext:value-type="string">
            <text:p>Vanuchu</text:p>
          </table:table-cell>
          <table:table-cell table:formula="of:=SUM([.B17:.X17])" office:value-type="float" office:value="1.43100301631352" calcext:value-type="float">
            <text:p>1.43</text:p>
          </table:table-cell>
          <table:table-cell table:formula="of:=[$Capacity.J18]/[.AA17]" office:value-type="float" office:value="398.888048098243" calcext:value-type="float">
            <text:p>398.89</text:p>
          </table:table-cell>
          <table:table-cell table:formula="of:=[.AB17]/[.AB$28]" office:value-type="float" office:value="0.0696219814718238" calcext:value-type="float">
            <text:p>0.070</text:p>
          </table:table-cell>
        </table:table-row>
        <table:table-row table:style-name="ro1">
          <table:table-cell office:value-type="string" calcext:value-type="string">
            <text:p>Izukini</text:p>
          </table:table-cell>
          <table:table-cell office:value-type="float" office:value="0.104182591780822" calcext:value-type="float">
            <text:p>0.104</text:p>
          </table:table-cell>
          <table:table-cell office:value-type="float" office:value="0.0874590174435794" calcext:value-type="float">
            <text:p>0.087</text:p>
          </table:table-cell>
          <table:table-cell office:value-type="float" office:value="0.060301313242009" calcext:value-type="float">
            <text:p>0.060</text:p>
          </table:table-cell>
          <table:table-cell office:value-type="float" office:value="0.0450136420091323" calcext:value-type="float">
            <text:p>0.045</text:p>
          </table:table-cell>
          <table:table-cell office:value-type="float" office:value="0.0868689349889951" calcext:value-type="float">
            <text:p>0.087</text:p>
          </table:table-cell>
          <table:table-cell office:value-type="float" office:value="0.0697787523405932" calcext:value-type="float">
            <text:p>0.070</text:p>
          </table:table-cell>
          <table:table-cell office:value-type="float" office:value="0.147461525337538" calcext:value-type="float">
            <text:p>0.147</text:p>
          </table:table-cell>
          <table:table-cell office:value-type="float" office:value="0.0336165698630137" calcext:value-type="float">
            <text:p>0.034</text:p>
          </table:table-cell>
          <table:table-cell office:value-type="float" office:value="0.0182956054794521" calcext:value-type="float">
            <text:p>0.018</text:p>
          </table:table-cell>
          <table:table-cell office:value-type="float" office:value="0.0174292237442922" calcext:value-type="float">
            <text:p>0.017</text:p>
          </table:table-cell>
          <table:table-cell office:value-type="float" office:value="0.0409486301369863" calcext:value-type="float">
            <text:p>0.041</text:p>
          </table:table-cell>
          <table:table-cell office:value-type="float" office:value="0.124644584369764" calcext:value-type="float">
            <text:p>0.125</text:p>
          </table:table-cell>
          <table:table-cell office:value-type="float" office:value="0.146484863926941" calcext:value-type="float">
            <text:p>0.146</text:p>
          </table:table-cell>
          <table:table-cell office:value-type="float" office:value="0.025997704109589" calcext:value-type="float">
            <text:p>0.026</text:p>
          </table:table-cell>
          <table:table-cell office:value-type="float" office:value="0.0887668273972603" calcext:value-type="float">
            <text:p>0.089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126141552511416" calcext:value-type="float">
            <text:p>0.126</text:p>
          </table:table-cell>
          <table:table-cell office:value-type="float" office:value="0.0269781534246575" calcext:value-type="float">
            <text:p>0.027</text:p>
          </table:table-cell>
          <table:table-cell office:value-type="float" office:value="0.0989634703196348" calcext:value-type="float">
            <text:p>0.099</text:p>
          </table:table-cell>
          <table:table-cell office:value-type="float" office:value="0.0346885753424658" calcext:value-type="float">
            <text:p>0.035</text:p>
          </table:table-cell>
          <table:table-cell office:value-type="float" office:value="0.0747500216812852" calcext:value-type="float">
            <text:p>0.075</text:p>
          </table:table-cell>
          <table:table-cell office:value-type="float" office:value="0.103968660517066" calcext:value-type="float">
            <text:p>0.104</text:p>
          </table:table-cell>
          <table:table-cell/>
          <table:table-cell office:value-type="string" calcext:value-type="string">
            <text:p>Izukini</text:p>
          </table:table-cell>
          <table:table-cell table:formula="of:=SUM([.B18:.X18])" office:value-type="float" office:value="1.58489935969252" calcext:value-type="float">
            <text:p>1.58</text:p>
          </table:table-cell>
          <table:table-cell table:formula="of:=[$Capacity.J19]/[.AA18]" office:value-type="float" office:value="403.811129133249" calcext:value-type="float">
            <text:p>403.81</text:p>
          </table:table-cell>
          <table:table-cell table:formula="of:=[.AB18]/[.AB$28]" office:value-type="float" office:value="0.0704812567954079" calcext:value-type="float">
            <text:p>0.070</text:p>
          </table:table-cell>
        </table:table-row>
        <table:table-row table:style-name="ro1">
          <table:table-cell office:value-type="string" calcext:value-type="string">
            <text:p>Budunu</text:p>
          </table:table-cell>
          <table:table-cell office:value-type="float" office:value="0.230324144292237" calcext:value-type="float">
            <text:p>0.230</text:p>
          </table:table-cell>
          <table:table-cell office:value-type="float" office:value="0.17874212246641" calcext:value-type="float">
            <text:p>0.179</text:p>
          </table:table-cell>
          <table:table-cell office:value-type="float" office:value="0.186442865753425" calcext:value-type="float">
            <text:p>0.186</text:p>
          </table:table-cell>
          <table:table-cell office:value-type="float" office:value="0.171155194520548" calcext:value-type="float">
            <text:p>0.171</text:p>
          </table:table-cell>
          <table:table-cell office:value-type="float" office:value="0.178152040011826" calcext:value-type="float">
            <text:p>0.178</text:p>
          </table:table-cell>
          <table:table-cell office:value-type="float" office:value="0.161061857363424" calcext:value-type="float">
            <text:p>0.161</text:p>
          </table:table-cell>
          <table:table-cell office:value-type="float" office:value="0.209259806721198" calcext:value-type="float">
            <text:p>0.209</text:p>
          </table:table-cell>
          <table:table-cell office:value-type="float" office:value="0.110015347945205" calcext:value-type="float">
            <text:p>0.110</text:p>
          </table:table-cell>
          <table:table-cell office:value-type="float" office:value="0.144437157990868" calcext:value-type="float">
            <text:p>0.144</text:p>
          </table:table-cell>
          <table:table-cell office:value-type="float" office:value="0.108712328767123" calcext:value-type="float">
            <text:p>0.109</text:p>
          </table:table-cell>
          <table:table-cell office:value-type="float" office:value="0.132231735159817" calcext:value-type="float">
            <text:p>0.132</text:p>
          </table:table-cell>
          <table:table-cell office:value-type="float" office:value="0.141232233684833" calcext:value-type="float">
            <text:p>0.141</text:p>
          </table:table-cell>
          <table:table-cell office:value-type="float" office:value="0.163072513242009" calcext:value-type="float">
            <text:p>0.163</text:p>
          </table:table-cell>
          <table:table-cell office:value-type="float" office:value="0.0918445917808219" calcext:value-type="float">
            <text:p>0.092</text:p>
          </table:table-cell>
          <table:table-cell office:value-type="float" office:value="0.105354476712329" calcext:value-type="float">
            <text:p>0.105</text:p>
          </table:table-cell>
          <table:table-cell office:value-type="float" office:value="0.0841591397260274" calcext:value-type="float">
            <text:p>0.084</text:p>
          </table:table-cell>
          <table:table-cell office:value-type="float" office:value="0.126141552511416" calcext:value-type="float">
            <text:p>0.126</text:p>
          </table:table-cell>
          <table:table-cell office:value-type="float" office:value="0" calcext:value-type="float">
            <text:p>0.00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764487178082192" calcext:value-type="float">
            <text:p>0.076</text:p>
          </table:table-cell>
          <table:table-cell office:value-type="float" office:value="0.116510164147039" calcext:value-type="float">
            <text:p>0.117</text:p>
          </table:table-cell>
          <table:table-cell office:value-type="float" office:value="0.138990507092408" calcext:value-type="float">
            <text:p>0.139</text:p>
          </table:table-cell>
          <table:table-cell/>
          <table:table-cell office:value-type="string" calcext:value-type="string">
            <text:p>Budunu</text:p>
          </table:table-cell>
          <table:table-cell table:formula="of:=SUM([.B19:.X19])" office:value-type="float" office:value="2.99782274427253" calcext:value-type="float">
            <text:p>3.00</text:p>
          </table:table-cell>
          <table:table-cell table:formula="of:=[$Capacity.J20]/[.AA19]" office:value-type="float" office:value="120.087153480904" calcext:value-type="float">
            <text:p>120.09</text:p>
          </table:table-cell>
          <table:table-cell table:formula="of:=[.AB19]/[.AB$28]" office:value-type="float" office:value="0.0209600303005127" calcext:value-type="float">
            <text:p>0.021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 office:value-type="float" office:value="0.130155326027397" calcext:value-type="float">
            <text:p>0.130</text:p>
          </table:table-cell>
          <table:table-cell office:value-type="float" office:value="0.113258900548602" calcext:value-type="float">
            <text:p>0.113</text:p>
          </table:table-cell>
          <table:table-cell office:value-type="float" office:value="0.0862740474885844" calcext:value-type="float">
            <text:p>0.086</text:p>
          </table:table-cell>
          <table:table-cell office:value-type="float" office:value="0.0709863762557077" calcext:value-type="float">
            <text:p>0.071</text:p>
          </table:table-cell>
          <table:table-cell office:value-type="float" office:value="0.112668818094018" calcext:value-type="float">
            <text:p>0.113</text:p>
          </table:table-cell>
          <table:table-cell office:value-type="float" office:value="0.0955786354456162" calcext:value-type="float">
            <text:p>0.096</text:p>
          </table:table-cell>
          <table:table-cell office:value-type="float" office:value="0.102049174652607" calcext:value-type="float">
            <text:p>0.102</text:p>
          </table:table-cell>
          <table:table-cell office:value-type="float" office:value="0.0711470958904109" calcext:value-type="float">
            <text:p>0.071</text:p>
          </table:table-cell>
          <table:table-cell office:value-type="float" office:value="0.0442683397260274" calcext:value-type="float">
            <text:p>0.044</text:p>
          </table:table-cell>
          <table:table-cell office:value-type="float" office:value="0.0444073771689499" calcext:value-type="float">
            <text:p>0.044</text:p>
          </table:table-cell>
          <table:table-cell office:value-type="float" office:value="0.066748513242009" calcext:value-type="float">
            <text:p>0.067</text:p>
          </table:table-cell>
          <table:table-cell office:value-type="float" office:value="0.0792322336848329" calcext:value-type="float">
            <text:p>0.079</text:p>
          </table:table-cell>
          <table:table-cell office:value-type="float" office:value="0.101072513242009" calcext:value-type="float">
            <text:p>0.101</text:p>
          </table:table-cell>
          <table:table-cell office:value-type="float" office:value="0.0298445917808219" calcext:value-type="float">
            <text:p>0.030</text:p>
          </table:table-cell>
          <table:table-cell office:value-type="float" office:value="0.0433544767123288" calcext:value-type="float">
            <text:p>0.043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269781534246575" calcext:value-type="float">
            <text:p>0.027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.000</text:p>
          </table:table-cell>
          <table:table-cell office:value-type="float" office:value="0.0415102739726027" calcext:value-type="float">
            <text:p>0.042</text:p>
          </table:table-cell>
          <table:table-cell office:value-type="float" office:value="0.0144487178082192" calcext:value-type="float">
            <text:p>0.014</text:p>
          </table:table-cell>
          <table:table-cell office:value-type="float" office:value="0.0545101641470386" calcext:value-type="float">
            <text:p>0.055</text:p>
          </table:table-cell>
          <table:table-cell office:value-type="float" office:value="0.0769905070924082" calcext:value-type="float">
            <text:p>0.077</text:p>
          </table:table-cell>
          <table:table-cell/>
          <table:table-cell office:value-type="string" calcext:value-type="string">
            <text:p>Azucar</text:p>
          </table:table-cell>
          <table:table-cell table:formula="of:=SUM([.B20:.X20])" office:value-type="float" office:value="1.48964337613088" calcext:value-type="float">
            <text:p>1.49</text:p>
          </table:table-cell>
          <table:table-cell table:formula="of:=[$Capacity.J21]/[.AA20]" office:value-type="float" office:value="429.633031808125" calcext:value-type="float">
            <text:p>429.63</text:p>
          </table:table-cell>
          <table:table-cell table:formula="of:=[.AB20]/[.AB$28]" office:value-type="float" office:value="0.0749882156731397" calcext:value-type="float">
            <text:p>0.075</text:p>
          </table:table-cell>
        </table:table-row>
        <table:table-row table:style-name="ro1">
          <table:table-cell office:value-type="string" calcext:value-type="string">
            <text:p>Loncar</text:p>
          </table:table-cell>
          <table:table-cell office:value-type="float" office:value="0.203146062100457" calcext:value-type="float">
            <text:p>0.203</text:p>
          </table:table-cell>
          <table:table-cell office:value-type="float" office:value="0.0717486265759995" calcext:value-type="float">
            <text:p>0.072</text:p>
          </table:table-cell>
          <table:table-cell office:value-type="float" office:value="0.159264783561644" calcext:value-type="float">
            <text:p>0.159</text:p>
          </table:table-cell>
          <table:table-cell office:value-type="float" office:value="0.143977112328767" calcext:value-type="float">
            <text:p>0.144</text:p>
          </table:table-cell>
          <table:table-cell office:value-type="float" office:value="0.0711585441214151" calcext:value-type="float">
            <text:p>0.071</text:p>
          </table:table-cell>
          <table:table-cell office:value-type="float" office:value="0.0540683614730134" calcext:value-type="float">
            <text:p>0.054</text:p>
          </table:table-cell>
          <table:table-cell office:value-type="float" office:value="0.182081724529418" calcext:value-type="float">
            <text:p>0.182</text:p>
          </table:table-cell>
          <table:table-cell office:value-type="float" office:value="0.0895256219178082" calcext:value-type="float">
            <text:p>0.090</text:p>
          </table:table-cell>
          <table:table-cell office:value-type="float" office:value="0.117259075799087" calcext:value-type="float">
            <text:p>0.117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252382392694064" calcext:value-type="float">
            <text:p>0.025</text:p>
          </table:table-cell>
          <table:table-cell office:value-type="float" office:value="0.120742507657436" calcext:value-type="float">
            <text:p>0.121</text:p>
          </table:table-cell>
          <table:table-cell office:value-type="float" office:value="0.142582787214612" calcext:value-type="float">
            <text:p>0.143</text:p>
          </table:table-cell>
          <table:table-cell office:value-type="float" office:value="0.0713548657534247" calcext:value-type="float">
            <text:p>0.071</text:p>
          </table:table-cell>
          <table:table-cell office:value-type="float" office:value="0.0848647506849315" calcext:value-type="float">
            <text:p>0.085</text:p>
          </table:table-cell>
          <table:table-cell office:value-type="float" office:value="0.0636694136986301" calcext:value-type="float">
            <text:p>0.064</text:p>
          </table:table-cell>
          <table:table-cell office:value-type="float" office:value="0.0989634703196348" calcext:value-type="float">
            <text:p>0.099</text:p>
          </table:table-cell>
          <table:table-cell office:value-type="float" office:value="0.0815342465753425" calcext:value-type="float">
            <text:p>0.082</text:p>
          </table:table-cell>
          <table:table-cell office:value-type="float" office:value="0.0415102739726027" calcext:value-type="float">
            <text:p>0.042</text:p>
          </table:table-cell>
          <table:table-cell office:value-type="float" office:value="0" calcext:value-type="float">
            <text:p>0.000</text:p>
          </table:table-cell>
          <table:table-cell office:value-type="float" office:value="0.0559589917808219" calcext:value-type="float">
            <text:p>0.056</text:p>
          </table:table-cell>
          <table:table-cell office:value-type="float" office:value="0.0960204381196414" calcext:value-type="float">
            <text:p>0.096</text:p>
          </table:table-cell>
          <table:table-cell office:value-type="float" office:value="0.0615542489274334" calcext:value-type="float">
            <text:p>0.062</text:p>
          </table:table-cell>
          <table:table-cell/>
          <table:table-cell office:value-type="string" calcext:value-type="string">
            <text:p>Loncar</text:p>
          </table:table-cell>
          <table:table-cell table:formula="of:=SUM([.B21:.X21])" office:value-type="float" office:value="2.11775839295687" calcext:value-type="float">
            <text:p>2.12</text:p>
          </table:table-cell>
          <table:table-cell table:formula="of:=[$Capacity.J22]/[.AA21]" office:value-type="float" office:value="169.991062813052" calcext:value-type="float">
            <text:p>169.99</text:p>
          </table:table-cell>
          <table:table-cell table:formula="of:=[.AB21]/[.AB$28]" office:value-type="float" office:value="0.0296702663365613" calcext:value-type="float">
            <text:p>0.030</text:p>
          </table:table-cell>
        </table:table-row>
        <table:table-row table:style-name="ro1">
          <table:table-cell office:value-type="string" calcext:value-type="string">
            <text:p>Arania</text:p>
          </table:table-cell>
          <table:table-cell office:value-type="float" office:value="0.135946465753425" calcext:value-type="float">
            <text:p>0.136</text:p>
          </table:table-cell>
          <table:table-cell office:value-type="float" office:value="0.217416253749877" calcext:value-type="float">
            <text:p>0.217</text:p>
          </table:table-cell>
          <table:table-cell office:value-type="float" office:value="0.0920651872146118" calcext:value-type="float">
            <text:p>0.092</text:p>
          </table:table-cell>
          <table:table-cell office:value-type="float" office:value="0.0767775159817351" calcext:value-type="float">
            <text:p>0.077</text:p>
          </table:table-cell>
          <table:table-cell office:value-type="float" office:value="0.216826171295293" calcext:value-type="float">
            <text:p>0.217</text:p>
          </table:table-cell>
          <table:table-cell office:value-type="float" office:value="0.199735988646891" calcext:value-type="float">
            <text:p>0.200</text:p>
          </table:table-cell>
          <table:table-cell office:value-type="float" office:value="0.0933749499950723" calcext:value-type="float">
            <text:p>0.093</text:p>
          </table:table-cell>
          <table:table-cell office:value-type="float" office:value="0.0806744547945205" calcext:value-type="float">
            <text:p>0.081</text:p>
          </table:table-cell>
          <table:table-cell office:value-type="float" office:value="0.0500594794520548" calcext:value-type="float">
            <text:p>0.050</text:p>
          </table:table-cell>
          <table:table-cell office:value-type="float" office:value="0.0521177990867581" calcext:value-type="float">
            <text:p>0.052</text:p>
          </table:table-cell>
          <table:table-cell office:value-type="float" office:value="0.170905866443284" calcext:value-type="float">
            <text:p>0.171</text:p>
          </table:table-cell>
          <table:table-cell office:value-type="float" office:value="0.0705580090272986" calcext:value-type="float">
            <text:p>0.071</text:p>
          </table:table-cell>
          <table:table-cell office:value-type="float" office:value="0.0923982885844748" calcext:value-type="float">
            <text:p>0.092</text:p>
          </table:table-cell>
          <table:table-cell office:value-type="float" office:value="0.0356357315068493" calcext:value-type="float">
            <text:p>0.036</text:p>
          </table:table-cell>
          <table:table-cell office:value-type="float" office:value="0.0346802520547945" calcext:value-type="float">
            <text:p>0.035</text:p>
          </table:table-cell>
          <table:table-cell office:value-type="float" office:value="0.0289057589041096" calcext:value-type="float">
            <text:p>0.029</text:p>
          </table:table-cell>
          <table:table-cell office:value-type="float" office:value="0.0346885753424658" calcext:value-type="float">
            <text:p>0.035</text:p>
          </table:table-cell>
          <table:table-cell office:value-type="float" office:value="0.0764487178082192" calcext:value-type="float">
            <text:p>0.076</text:p>
          </table:table-cell>
          <table:table-cell office:value-type="float" office:value="0.0144487178082192" calcext:value-type="float">
            <text:p>0.014</text:p>
          </table:table-cell>
          <table:table-cell office:value-type="float" office:value="0.0559589917808219" calcext:value-type="float">
            <text:p>0.056</text:p>
          </table:table-cell>
          <table:table-cell office:value-type="float" office:value="0" calcext:value-type="float">
            <text:p>0.000</text:p>
          </table:table-cell>
          <table:table-cell office:value-type="float" office:value="0.0400614463388195" calcext:value-type="float">
            <text:p>0.040</text:p>
          </table:table-cell>
          <table:table-cell office:value-type="float" office:value="0.134589856785257" calcext:value-type="float">
            <text:p>0.135</text:p>
          </table:table-cell>
          <table:table-cell/>
          <table:table-cell office:value-type="string" calcext:value-type="string">
            <text:p>Arania</text:p>
          </table:table-cell>
          <table:table-cell table:formula="of:=SUM([.B22:.X22])" office:value-type="float" office:value="2.00427447835485" calcext:value-type="float">
            <text:p>2.00</text:p>
          </table:table-cell>
          <table:table-cell table:formula="of:=[$Capacity.J23]/[.AA22]" office:value-type="float" office:value="258.90665455459" calcext:value-type="float">
            <text:p>258.91</text:p>
          </table:table-cell>
          <table:table-cell table:formula="of:=[.AB22]/[.AB$28]" office:value-type="float" office:value="0.045189607440662" calcext:value-type="float">
            <text:p>0.045</text:p>
          </table:table-cell>
        </table:table-row>
        <table:table-row table:style-name="ro1">
          <table:table-cell office:value-type="string" calcext:value-type="string">
            <text:p>Kimundu</text:p>
          </table:table-cell>
          <table:table-cell office:value-type="float" office:value="0.176007912092244" calcext:value-type="float">
            <text:p>0.176</text:p>
          </table:table-cell>
          <table:table-cell office:value-type="float" office:value="0.162209039124864" calcext:value-type="float">
            <text:p>0.162</text:p>
          </table:table-cell>
          <table:table-cell office:value-type="float" office:value="0.132126633553431" calcext:value-type="float">
            <text:p>0.132</text:p>
          </table:table-cell>
          <table:table-cell office:value-type="float" office:value="0.116838962320555" calcext:value-type="float">
            <text:p>0.117</text:p>
          </table:table-cell>
          <table:table-cell office:value-type="float" office:value="0.16161895667028" calcext:value-type="float">
            <text:p>0.162</text:p>
          </table:table-cell>
          <table:table-cell office:value-type="float" office:value="0.144528774021878" calcext:value-type="float">
            <text:p>0.145</text:p>
          </table:table-cell>
          <table:table-cell office:value-type="float" office:value="0.133436396333892" calcext:value-type="float">
            <text:p>0.133</text:p>
          </table:table-cell>
          <table:table-cell office:value-type="float" office:value="0.0938679340100523" calcext:value-type="float">
            <text:p>0.094</text:p>
          </table:table-cell>
          <table:table-cell office:value-type="float" office:value="0.0901209257908743" calcext:value-type="float">
            <text:p>0.090</text:p>
          </table:table-cell>
          <table:table-cell office:value-type="float" office:value="0.0921792454255773" calcext:value-type="float">
            <text:p>0.092</text:p>
          </table:table-cell>
          <table:table-cell office:value-type="float" office:value="0.115698651818272" calcext:value-type="float">
            <text:p>0.116</text:p>
          </table:table-cell>
          <table:table-cell office:value-type="float" office:value="0.110619455366118" calcext:value-type="float">
            <text:p>0.111</text:p>
          </table:table-cell>
          <table:table-cell office:value-type="float" office:value="0.132459734923294" calcext:value-type="float">
            <text:p>0.132</text:p>
          </table:table-cell>
          <table:table-cell office:value-type="float" office:value="0.0756971778456688" calcext:value-type="float">
            <text:p>0.076</text:p>
          </table:table-cell>
          <table:table-cell office:value-type="float" office:value="0.074741698393614" calcext:value-type="float">
            <text:p>0.075</text:p>
          </table:table-cell>
          <table:table-cell office:value-type="float" office:value="0.068967205242929" calcext:value-type="float">
            <text:p>0.069</text:p>
          </table:table-cell>
          <table:table-cell office:value-type="float" office:value="0.0747500216812852" calcext:value-type="float">
            <text:p>0.075</text:p>
          </table:table-cell>
          <table:table-cell office:value-type="float" office:value="0.116510164147039" calcext:value-type="float">
            <text:p>0.117</text:p>
          </table:table-cell>
          <table:table-cell office:value-type="float" office:value="0.0545101641470386" calcext:value-type="float">
            <text:p>0.055</text:p>
          </table:table-cell>
          <table:table-cell office:value-type="float" office:value="0.0960204381196414" calcext:value-type="float">
            <text:p>0.096</text:p>
          </table:table-cell>
          <table:table-cell office:value-type="float" office:value="0.0400614463388195" calcext:value-type="float">
            <text:p>0.040</text:p>
          </table:table-cell>
          <table:table-cell office:value-type="float" office:value="0" calcext:value-type="float">
            <text:p>0.000</text:p>
          </table:table-cell>
          <table:table-cell office:value-type="float" office:value="0.174651303124076" calcext:value-type="float">
            <text:p>0.175</text:p>
          </table:table-cell>
          <table:table-cell/>
          <table:table-cell office:value-type="string" calcext:value-type="string">
            <text:p>Kimundu</text:p>
          </table:table-cell>
          <table:table-cell table:formula="of:=SUM([.B23:.X23])" office:value-type="float" office:value="2.43762224049144" calcext:value-type="float">
            <text:p>2.44</text:p>
          </table:table-cell>
          <table:table-cell table:formula="of:=[$Capacity.J24]/[.AA23]" office:value-type="float" office:value="205.339445827786" calcext:value-type="float">
            <text:p>205.34</text:p>
          </table:table-cell>
          <table:table-cell table:formula="of:=[.AB23]/[.AB$28]" office:value-type="float" office:value="0.0358399785629467" calcext:value-type="float">
            <text:p>0.036</text:p>
          </table:table-cell>
        </table:table-row>
        <table:table-row table:style-name="ro1">
          <table:table-cell office:value-type="string" calcext:value-type="string">
            <text:p>Agula</text:p>
          </table:table-cell>
          <table:table-cell office:value-type="float" office:value="0.207145833119805" calcext:value-type="float">
            <text:p>0.207</text:p>
          </table:table-cell>
          <table:table-cell office:value-type="float" office:value="0.08282639696462" calcext:value-type="float">
            <text:p>0.083</text:p>
          </table:table-cell>
          <table:table-cell office:value-type="float" office:value="0.112252720015768" calcext:value-type="float">
            <text:p>0.112</text:p>
          </table:table-cell>
          <table:table-cell office:value-type="float" office:value="0.147976883348116" calcext:value-type="float">
            <text:p>0.148</text:p>
          </table:table-cell>
          <table:table-cell office:value-type="float" office:value="0.0822363145100359" calcext:value-type="float">
            <text:p>0.082</text:p>
          </table:table-cell>
          <table:table-cell office:value-type="float" office:value="0.065146131861634" calcext:value-type="float">
            <text:p>0.065</text:p>
          </table:table-cell>
          <table:table-cell office:value-type="float" office:value="0.0894357790479945" calcext:value-type="float">
            <text:p>0.089</text:p>
          </table:table-cell>
          <table:table-cell office:value-type="float" office:value="0.125005855037614" calcext:value-type="float">
            <text:p>0.125</text:p>
          </table:table-cell>
          <table:table-cell office:value-type="float" office:value="0.121258846818436" calcext:value-type="float">
            <text:p>0.121</text:p>
          </table:table-cell>
          <table:table-cell office:value-type="float" office:value="0.0598354160507211" calcext:value-type="float">
            <text:p>0.060</text:p>
          </table:table-cell>
          <table:table-cell office:value-type="float" office:value="0.0363160096580271" calcext:value-type="float">
            <text:p>0.036</text:p>
          </table:table-cell>
          <table:table-cell office:value-type="float" office:value="0.0666188380802208" calcext:value-type="float">
            <text:p>0.067</text:p>
          </table:table-cell>
          <table:table-cell office:value-type="float" office:value="0.088459117637397" calcext:value-type="float">
            <text:p>0.088</text:p>
          </table:table-cell>
          <table:table-cell office:value-type="float" office:value="0.10683509887323" calcext:value-type="float">
            <text:p>0.107</text:p>
          </table:table-cell>
          <table:table-cell office:value-type="float" office:value="0.0307410811077164" calcext:value-type="float">
            <text:p>0.031</text:p>
          </table:table-cell>
          <table:table-cell office:value-type="float" office:value="0.0991496468184356" calcext:value-type="float">
            <text:p>0.099</text:p>
          </table:table-cell>
          <table:table-cell office:value-type="float" office:value="0.103968660517066" calcext:value-type="float">
            <text:p>0.104</text:p>
          </table:table-cell>
          <table:table-cell office:value-type="float" office:value="0.138990507092408" calcext:value-type="float">
            <text:p>0.139</text:p>
          </table:table-cell>
          <table:table-cell office:value-type="float" office:value="0.0769905070924082" calcext:value-type="float">
            <text:p>0.077</text:p>
          </table:table-cell>
          <table:table-cell office:value-type="float" office:value="0.0615542489274334" calcext:value-type="float">
            <text:p>0.062</text:p>
          </table:table-cell>
          <table:table-cell office:value-type="float" office:value="0.134589856785257" calcext:value-type="float">
            <text:p>0.135</text:p>
          </table:table-cell>
          <table:table-cell office:value-type="float" office:value="0.174651303124076" calcext:value-type="float">
            <text:p>0.175</text:p>
          </table:table-cell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Agula</text:p>
          </table:table-cell>
          <table:table-cell table:formula="of:=SUM([.B24:.X24])" office:value-type="float" office:value="2.21198505248842" calcext:value-type="float">
            <text:p>2.21</text:p>
          </table:table-cell>
          <table:table-cell table:formula="of:=[$Capacity.J25]/[.AA24]" office:value-type="float" office:value="226.285435083256" calcext:value-type="float">
            <text:p>226.29</text:p>
          </table:table-cell>
          <table:table-cell table:formula="of:=[.AB24]/[.AB$28]" office:value-type="float" office:value="0.0394958947599999" calcext:value-type="float">
            <text:p>0.039</text:p>
          </table:table-cell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24"/>
          <table:table-cell/>
          <table:table-cell office:value-type="string" calcext:value-type="string">
            <text:p>Min =</text:p>
          </table:table-cell>
          <table:table-cell table:formula="of:=MIN([.AA2:.AA24])" office:value-type="float" office:value="1.43100301631352" calcext:value-type="float">
            <text:p>1.43</text:p>
          </table:table-cell>
          <table:table-cell table:formula="of:=MIN([.AB2:.AB24])" office:value-type="float" office:value="118.449350489505" calcext:value-type="float">
            <text:p>118.4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20"/>
          <table:table-cell/>
          <table:table-cell office:value-type="string" calcext:value-type="string">
            <text:p>Max =</text:p>
          </table:table-cell>
          <table:table-cell table:formula="of:=MAX([.AA2:.AA24])" office:value-type="float" office:value="3.03927373609277" calcext:value-type="float">
            <text:p>3.04</text:p>
          </table:table-cell>
          <table:table-cell table:formula="of:=MAX([.AB2:.AB24])" office:value-type="float" office:value="429.633031808125" calcext:value-type="float">
            <text:p>429.63</text:p>
          </table:table-cell>
          <table:table-cell office:value-type="float" office:value="0.07" calcext:value-type="float">
            <text:p>0.070</text:p>
          </table:table-cell>
        </table:table-row>
        <table:table-row table:style-name="ro1">
          <table:table-cell table:style-name="Default" table:number-columns-repeated="24"/>
          <table:table-cell/>
          <table:table-cell office:value-type="string" calcext:value-type="string">
            <text:p>Sum =</text:p>
          </table:table-cell>
          <table:table-cell table:formula="of:=SUM([.AA2:.AA24])" office:value-type="float" office:value="48.6503164140206" calcext:value-type="float">
            <text:p>48.65</text:p>
          </table:table-cell>
          <table:table-cell table:formula="of:=SUM([.AB2:.AB24])" office:value-type="float" office:value="5729.34064307943" calcext:value-type="float">
            <text:p>5,729.34</text:p>
          </table:table-cell>
          <table:table-cell table:style-name="Default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5" table:number-columns-repeated="23"/>
          <table:table-cell/>
          <table:table-cell table:style-name="Default"/>
          <table:table-cell table:style-name="ce15" table:number-columns-repeated="3"/>
        </table:table-row>
        <table:table-row table:style-name="ro1" table:number-rows-repeated="9">
          <table:table-cell table:number-columns-repeated="29"/>
        </table:table-row>
        <table:table-row table:style-name="ro1">
          <table:table-cell/>
          <table:table-cell table:style-name="Default" table:formula="of:=SUM([.B17:.X17])" office:value-type="float" office:value="1.43100301631352" calcext:value-type="float">
            <text:p>1.43100301631352</text:p>
          </table:table-cell>
          <table:table-cell table:number-matrix-columns-spanned="1" table:number-matrix-rows-spanned="1" table:formula="of:=SUM(INDEX([.$B$2:.$X$24];16))" office:value-type="float" office:value="1.43100301631352" calcext:value-type="float">
            <text:p>1.431</text:p>
          </table:table-cell>
          <table:table-cell table:number-matrix-columns-spanned="23" table:number-matrix-rows-spanned="1" table:formula="of:=INDEX([.$B$2:.$X$24];16)" office:value-type="float" office:value="0.108046126027397" calcext:value-type="float">
            <text:p>0.108</text:p>
          </table:table-cell>
          <table:table-cell office:value-type="float" office:value="0.109618157169607" calcext:value-type="float">
            <text:p>0.110</text:p>
          </table:table-cell>
          <table:table-cell office:value-type="float" office:value="0.0641648474885844" calcext:value-type="float">
            <text:p>0.064</text:p>
          </table:table-cell>
          <table:table-cell office:value-type="float" office:value="0.0488771762557077" calcext:value-type="float">
            <text:p>0.049</text:p>
          </table:table-cell>
          <table:table-cell office:value-type="float" office:value="0.109028074715022" calcext:value-type="float">
            <text:p>0.109</text:p>
          </table:table-cell>
          <table:table-cell office:value-type="float" office:value="0.0919378920666206" calcext:value-type="float">
            <text:p>0.092</text:p>
          </table:table-cell>
          <table:table-cell office:value-type="float" office:value="0.106868188351237" calcext:value-type="float">
            <text:p>0.107</text:p>
          </table:table-cell>
          <table:table-cell office:value-type="float" office:value="0.0268616273972603" calcext:value-type="float">
            <text:p>0.027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395883634703197" calcext:value-type="float">
            <text:p>0.040</text:p>
          </table:table-cell>
          <table:table-cell office:value-type="float" office:value="0.0631077698630137" calcext:value-type="float">
            <text:p>0.063</text:p>
          </table:table-cell>
          <table:table-cell office:value-type="float" office:value="0.084051247383463" calcext:value-type="float">
            <text:p>0.084</text:p>
          </table:table-cell>
          <table:table-cell office:value-type="float" office:value="0.105891526940639" calcext:value-type="float">
            <text:p>0.106</text:p>
          </table:table-cell>
          <table:table-cell office:value-type="float" office:value="0.0134599452054795" calcext:value-type="float">
            <text:p>0.013</text:p>
          </table:table-cell>
          <table:table-cell office:value-type="float" office:value="0.0481734904109589" calcext:value-type="float">
            <text:p>0.048</text:p>
          </table:table-cell>
          <table:table-cell office:value-type="float" office:value="0" calcext:value-type="float">
            <text:p>0.000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841591397260274" calcext:value-type="float">
            <text:p>0.084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.0636694136986301" calcext:value-type="float">
            <text:p>0.064</text:p>
          </table:table-cell>
          <table:table-cell office:value-type="float" office:value="0.0289057589041096" calcext:value-type="float">
            <text:p>0.029</text:p>
          </table:table-cell>
          <table:table-cell office:value-type="float" office:value="0.068967205242929" calcext:value-type="float">
            <text:p>0.068967205242929</text:p>
          </table:table-cell>
          <table:table-cell table:style-name="ce23" office:value-type="float" office:value="0.0991496468184356" calcext:value-type="float">
            <text:p>0.099149646818436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SUM([.B18:.X18])" office:value-type="float" office:value="1.58489935969252" calcext:value-type="float">
            <text:p>1.58489935969252</text:p>
          </table:table-cell>
          <table:table-cell table:number-matrix-columns-spanned="1" table:number-matrix-rows-spanned="1" table:formula="of:=SUM(INDEX([.$B$2:.$X$24];17))" office:value-type="float" office:value="1.58489935969252" calcext:value-type="float">
            <text:p>1.585</text:p>
          </table:table-cell>
          <table:table-cell table:number-matrix-columns-spanned="23" table:number-matrix-rows-spanned="1" table:formula="of:=INDEX([.$B$2:.$X$24];17)" office:value-type="float" office:value="0.104182591780822" calcext:value-type="float">
            <text:p>0.104</text:p>
          </table:table-cell>
          <table:table-cell office:value-type="float" office:value="0.0874590174435794" calcext:value-type="float">
            <text:p>0.087</text:p>
          </table:table-cell>
          <table:table-cell office:value-type="float" office:value="0.060301313242009" calcext:value-type="float">
            <text:p>0.060</text:p>
          </table:table-cell>
          <table:table-cell office:value-type="float" office:value="0.0450136420091323" calcext:value-type="float">
            <text:p>0.045</text:p>
          </table:table-cell>
          <table:table-cell office:value-type="float" office:value="0.0868689349889951" calcext:value-type="float">
            <text:p>0.087</text:p>
          </table:table-cell>
          <table:table-cell office:value-type="float" office:value="0.0697787523405932" calcext:value-type="float">
            <text:p>0.070</text:p>
          </table:table-cell>
          <table:table-cell office:value-type="float" office:value="0.147461525337538" calcext:value-type="float">
            <text:p>0.147</text:p>
          </table:table-cell>
          <table:table-cell office:value-type="float" office:value="0.0336165698630137" calcext:value-type="float">
            <text:p>0.034</text:p>
          </table:table-cell>
          <table:table-cell office:value-type="float" office:value="0.0182956054794521" calcext:value-type="float">
            <text:p>0.018</text:p>
          </table:table-cell>
          <table:table-cell office:value-type="float" office:value="0.0174292237442922" calcext:value-type="float">
            <text:p>0.017</text:p>
          </table:table-cell>
          <table:table-cell office:value-type="float" office:value="0.0409486301369863" calcext:value-type="float">
            <text:p>0.041</text:p>
          </table:table-cell>
          <table:table-cell office:value-type="float" office:value="0.124644584369764" calcext:value-type="float">
            <text:p>0.125</text:p>
          </table:table-cell>
          <table:table-cell office:value-type="float" office:value="0.146484863926941" calcext:value-type="float">
            <text:p>0.146</text:p>
          </table:table-cell>
          <table:table-cell office:value-type="float" office:value="0.025997704109589" calcext:value-type="float">
            <text:p>0.026</text:p>
          </table:table-cell>
          <table:table-cell office:value-type="float" office:value="0.0887668273972603" calcext:value-type="float">
            <text:p>0.089</text:p>
          </table:table-cell>
          <table:table-cell office:value-type="float" office:value="0.0221591397260274" calcext:value-type="float">
            <text:p>0.022</text:p>
          </table:table-cell>
          <table:table-cell office:value-type="float" office:value="0" calcext:value-type="float">
            <text:p>0.000</text:p>
          </table:table-cell>
          <table:table-cell office:value-type="float" office:value="0.126141552511416" calcext:value-type="float">
            <text:p>0.126</text:p>
          </table:table-cell>
          <table:table-cell office:value-type="float" office:value="0.0269781534246575" calcext:value-type="float">
            <text:p>0.027</text:p>
          </table:table-cell>
          <table:table-cell office:value-type="float" office:value="0.0989634703196348" calcext:value-type="float">
            <text:p>0.099</text:p>
          </table:table-cell>
          <table:table-cell office:value-type="float" office:value="0.0346885753424658" calcext:value-type="float">
            <text:p>0.035</text:p>
          </table:table-cell>
          <table:table-cell office:value-type="float" office:value="0.0747500216812852" calcext:value-type="float">
            <text:p>0.074750021681285</text:p>
          </table:table-cell>
          <table:table-cell office:value-type="float" office:value="0.103968660517066" calcext:value-type="float">
            <text:p>0.103968660517066</text:p>
          </table:table-cell>
          <table:table-cell table:number-columns-repeated="3"/>
        </table:table-row>
        <table:table-row table:style-name="ro1">
          <table:table-cell/>
          <table:table-cell table:style-name="Default" table:formula="of:=SUM([.B19:.X19])" office:value-type="float" office:value="2.99782274427253" calcext:value-type="float">
            <text:p>2.99782274427253</text:p>
          </table:table-cell>
          <table:table-cell table:number-matrix-columns-spanned="1" table:number-matrix-rows-spanned="1" table:formula="of:=SUM(INDEX([.$B$2:.$X$24];18))" office:value-type="float" office:value="2.99782274427253" calcext:value-type="float">
            <text:p>2.998</text:p>
          </table:table-cell>
          <table:table-cell table:number-columns-repeated="26"/>
        </table:table-row>
        <table:table-row table:style-name="ro1" table:number-rows-repeated="11">
          <table:table-cell table:number-columns-repeated="29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24"/>
          <table:table-cell table:number-columns-repeated="5"/>
        </table:table-row>
        <table:table-row table:style-name="ro1">
          <table:table-cell table:style-name="Default" table:number-columns-repeated="24"/>
          <table:table-cell table:number-columns-repeated="4"/>
          <table:table-cell table:style-name="Default"/>
        </table:table-row>
      </table:table>
      <table:table table:name="Populations" table:style-name="ta1">
        <office:forms form:automatic-focus="false" form:apply-design-mode="false"/>
        <table:table-column table:style-name="co1" table:default-cell-style-name="Default"/>
        <table:table-column table:style-name="co76" table:default-cell-style-name="Default"/>
        <table:table-column table:style-name="co20" table:default-cell-style-name="ce16"/>
        <table:table-column table:style-name="co35" table:default-cell-style-name="ce19"/>
        <table:table-column table:style-name="co23" table:default-cell-style-name="ce19"/>
        <table:table-column table:style-name="co2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" table:default-cell-style-name="Default"/>
        <table:table-column table:style-name="co72" table:default-cell-style-name="ce19"/>
        <table:table-column table:style-name="co25" table:default-cell-style-name="ce19"/>
        <table:table-column table:style-name="co72" table:default-cell-style-name="ce19"/>
        <table:table-column table:style-name="co82" table:default-cell-style-name="ce19"/>
        <table:table-column table:style-name="co18" table:default-cell-style-name="ce19"/>
        <table:table-column table:style-name="co53" table:default-cell-style-name="ce16"/>
        <table:table-column table:style-name="co34" table:default-cell-style-name="ce6"/>
        <table:table-column table:style-name="co85" table:default-cell-style-name="Default"/>
        <table:table-column table:style-name="co86" table:default-cell-style-name="ce26"/>
        <table:table-column table:style-name="co87" table:default-cell-style-name="ce6"/>
        <table:table-column table:style-name="co15" table:default-cell-style-name="ce6"/>
        <table:table-column table:style-name="co29" table:default-cell-style-name="ce6"/>
        <table:table-column table:style-name="co24" table:default-cell-style-name="ce6"/>
        <table:table-column table:style-name="co4" table:default-cell-style-name="ce6"/>
        <table:table-row table:style-name="ro1">
          <table:table-cell table:style-name="ce15" office:value-type="string" calcext:value-type="string">
            <text:p>Region</text:p>
          </table:table-cell>
          <table:table-cell table:style-name="ce15"/>
          <table:table-cell table:style-name="ce15" office:value-type="string" calcext:value-type="string">
            <text:p>Ppl / km^2</text:p>
          </table:table-cell>
          <table:table-cell table:style-name="ce15" office:value-type="string" calcext:value-type="string">
            <text:p>Food / Dist.</text:p>
          </table:table-cell>
          <table:table-cell table:style-name="ce15" office:value-type="string" calcext:value-type="string">
            <text:p>% urban rate</text:p>
          </table:table-cell>
          <table:table-cell table:style-name="ce15" office:value-type="string" calcext:value-type="string">
            <text:p>#Capitals</text:p>
          </table:table-cell>
          <table:table-cell table:style-name="ce15" office:value-type="string" calcext:value-type="string">
            <text:p>#H Cities</text:p>
          </table:table-cell>
          <table:table-cell table:style-name="ce15" office:value-type="string" calcext:value-type="string">
            <text:p>#L Cities</text:p>
          </table:table-cell>
          <table:table-cell table:style-name="ce15" office:value-type="string" calcext:value-type="string">
            <text:p>#Cities</text:p>
          </table:table-cell>
          <table:table-cell table:style-name="ce15" office:value-type="string" calcext:value-type="string">
            <text:p>#Twns/hxs</text:p>
          </table:table-cell>
          <table:table-cell table:style-name="ce15" office:value-type="string" calcext:value-type="string">
            <text:p>Capital Rat</text:p>
          </table:table-cell>
          <table:table-cell table:style-name="ce15" office:value-type="string" calcext:value-type="string">
            <text:p>H City Rate</text:p>
          </table:table-cell>
          <table:table-cell table:style-name="ce15" office:value-type="string" calcext:value-type="string">
            <text:p>L City Rate</text:p>
          </table:table-cell>
          <table:table-cell table:style-name="ce15" office:value-type="string" calcext:value-type="string">
            <text:p>City Rate</text:p>
          </table:table-cell>
          <table:table-cell table:style-name="ce15" office:value-type="string" calcext:value-type="string">
            <text:p>Town Rate</text:p>
          </table:table-cell>
          <table:table-cell table:style-name="ce15" office:value-type="string" calcext:value-type="string">
            <text:p>Tot. Area (km^2)</text:p>
          </table:table-cell>
          <table:table-cell table:style-name="ce15" office:value-type="string" calcext:value-type="string">
            <text:p>Reg. Pop.</text:p>
          </table:table-cell>
          <table:table-cell table:style-name="ce15" office:value-type="string" calcext:value-type="string">
            <text:p>Urbanit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Pop./Capital</text:p>
          </table:table-cell>
          <table:table-cell table:style-name="ce15" office:value-type="string" calcext:value-type="string">
            <text:p>Pop./Huge City</text:p>
          </table:table-cell>
          <table:table-cell table:style-name="ce15" office:value-type="string" calcext:value-type="string">
            <text:p>Pop./Large City</text:p>
          </table:table-cell>
          <table:table-cell table:style-name="ce15" office:value-type="string" calcext:value-type="string">
            <text:p>Pop./City</text:p>
          </table:table-cell>
          <table:table-cell table:style-name="ce15" office:value-type="string" calcext:value-type="string">
            <text:p>Pop./Town</text:p>
          </table:table-cell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 table:formula="of:=IF([.B2]=&quot;Taiga&quot;;10;IF([.B2]=&quot;Mts&quot;;15;IF([.B2]=&quot;Temp&quot;;30;IF([.B2]=&quot;Steppe&quot;;20;IF([.B2]=&quot;Jungle&quot;;45;IF([.B2]=&quot;Sav&quot;;30;IF([.B2]=&quot;Medi&quot;;45;0)))))))*[.$C$28]" office:value-type="float" office:value="2.96047655068079" calcext:value-type="float">
            <text:p>2.96</text:p>
          </table:table-cell>
          <table:table-cell table:formula="of:=[$Capacity.J3]/[$Dists.AA2]" office:value-type="float" office:value="172.822668199511" calcext:value-type="float">
            <text:p>172.823</text:p>
          </table:table-cell>
          <table:table-cell table:formula="of:=([.D2]-MIN([.$D$2:.$D$24]))*(0.1)/(MAX([.$D$2:.$D$24])-MIN([.$D$2:.$D$24]))+0.05" office:value-type="float" office:value="0.0674730620447712" calcext:value-type="float">
            <text:p>0.067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table:formula="of:=[.$E2]*[.L2]*100/3" office:value-type="float" office:value="25.5880187147844" calcext:value-type="float">
            <text:p>25.588</text:p>
          </table:table-cell>
          <table:table-cell table:formula="of:=[.$E2]*[.M2]*100/3" office:value-type="float" office:value="11.3769931018422" calcext:value-type="float">
            <text:p>11.377</text:p>
          </table:table-cell>
          <table:table-cell table:formula="of:=[.$E2]*[.N2]*100/3" office:value-type="float" office:value="5.05846011299728" calcext:value-type="float">
            <text:p>5.058</text:p>
          </table:table-cell>
          <table:table-cell table:formula="of:=[.$E2]*[.O2]*100/3" office:value-type="float" office:value="2.24910206815904" calcext:value-type="float">
            <text:p>2.249</text:p>
          </table:table-cell>
          <table:table-cell office:value-type="float" office:value="1" calcext:value-type="float">
            <text:p>1.000</text:p>
          </table:table-cell>
          <table:table-cell table:formula="of:=[.J2]*3604.861727" office:value-type="float" office:value="472236.886237" calcext:value-type="float">
            <text:p>472,236.89</text:p>
          </table:table-cell>
          <table:table-cell table:formula="of:=ROUND([.$C2]*[.P2])" office:value-type="float" office:value="1398046" calcext:value-type="float">
            <text:p>1,398,046</text:p>
          </table:table-cell>
          <table:table-cell table:formula="of:=ROUND([.$E2]*[.Q2])" office:value-type="float" office:value="94330" calcext:value-type="float">
            <text:p>94330</text:p>
          </table:table-cell>
          <table:table-cell table:formula="of:=[.R2]/(([.$K2]*[.F2])+([.$L2]*[.G2])+([.$M2]*[.H2])+([.$N2]*[.I2])+([.$O2]*[.J2]))" office:value-type="float" office:value="720.076335877863" calcext:value-type="float">
            <text:p>720.076</text:p>
          </table:table-cell>
          <table:table-cell table:formula="of:=IF([.F2]=0;0;[.$K2]*[.$S2])" office:value-type="float" office:value="0" calcext:value-type="float">
            <text:p>0</text:p>
          </table:table-cell>
          <table:table-cell table:formula="of:=IF([.G2]=0;0;[.$L2]*[.$S2])" office:value-type="float" office:value="0" calcext:value-type="float">
            <text:p>0</text:p>
          </table:table-cell>
          <table:table-cell table:formula="of:=IF([.H2]=0;0;[.$M2]*[.$S2])" office:value-type="float" office:value="0" calcext:value-type="float">
            <text:p>0</text:p>
          </table:table-cell>
          <table:table-cell table:formula="of:=IF([.I2]=0;0;[.$N2]*[.$S2])" office:value-type="float" office:value="0" calcext:value-type="float">
            <text:p>0</text:p>
          </table:table-cell>
          <table:table-cell table:formula="of:=IF([.J2]=0;0;[.$O2]*[.$S2])" office:value-type="float" office:value="720.076335877863" calcext:value-type="float">
            <text:p>720</text:p>
          </table:table-cell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 table:formula="of:=IF([.B3]=&quot;Taiga&quot;;10;IF([.B3]=&quot;Mts&quot;;15;IF([.B3]=&quot;Temp&quot;;30;IF([.B3]=&quot;Steppe&quot;;20;IF([.B3]=&quot;Jungle&quot;;45;IF([.B3]=&quot;Sav&quot;;30;IF([.B3]=&quot;Medi&quot;;45;0)))))))*[.$C$28]" office:value-type="float" office:value="4.44071482602119" calcext:value-type="float">
            <text:p>4.44</text:p>
          </table:table-cell>
          <table:table-cell table:formula="of:=[$Capacity.J4]/[$Dists.AA3]" office:value-type="float" office:value="118.449350489505" calcext:value-type="float">
            <text:p>118.449</text:p>
          </table:table-cell>
          <table:table-cell table:formula="of:=([.D3]-MIN([.$D$2:.$D$24]))*(0.1)/(MAX([.$D$2:.$D$24])-MIN([.$D$2:.$D$24]))+0.05" office:value-type="float" office:value="0.05" calcext:value-type="float">
            <text:p>0.050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formula="of:=[.$E3]*[.L3]*100/3" office:value-type="float" office:value="7.71604938271605" calcext:value-type="float">
            <text:p>7.716</text:p>
          </table:table-cell>
          <table:table-cell table:formula="of:=[.$E3]*[.M3]*100/3" office:value-type="float" office:value="4.62962962962963" calcext:value-type="float">
            <text:p>4.630</text:p>
          </table:table-cell>
          <table:table-cell table:formula="of:=[.$E3]*[.N3]*100/3" office:value-type="float" office:value="2.77777777777778" calcext:value-type="float">
            <text:p>2.778</text:p>
          </table:table-cell>
          <table:table-cell table:formula="of:=[.$E3]*[.O3]*100/3" office:value-type="float" office:value="1.66666666666667" calcext:value-type="float">
            <text:p>1.667</text:p>
          </table:table-cell>
          <table:table-cell office:value-type="float" office:value="1" calcext:value-type="float">
            <text:p>1.000</text:p>
          </table:table-cell>
          <table:table-cell table:formula="of:=[.J3]*3604.861727" office:value-type="float" office:value="760625.824397" calcext:value-type="float">
            <text:p>760,625.82</text:p>
          </table:table-cell>
          <table:table-cell table:formula="of:=ROUND([.$C3]*[.P3])" office:value-type="float" office:value="3377722" calcext:value-type="float">
            <text:p>3,377,722</text:p>
          </table:table-cell>
          <table:table-cell table:formula="of:=ROUND([.$E3]*[.Q3])" office:value-type="float" office:value="168886" calcext:value-type="float">
            <text:p>168886</text:p>
          </table:table-cell>
          <table:table-cell table:formula="of:=[.R3]/(([.$K3]*[.F3])+([.$L3]*[.G3])+([.$M3]*[.H3])+([.$N3]*[.I3])+([.$O3]*[.J3]))" office:value-type="float" office:value="800.407582938389" calcext:value-type="float">
            <text:p>800.408</text:p>
          </table:table-cell>
          <table:table-cell table:formula="of:=IF([.F3]=0;0;[.$K3]*[.$S3])" office:value-type="float" office:value="0" calcext:value-type="float">
            <text:p>0</text:p>
          </table:table-cell>
          <table:table-cell table:formula="of:=IF([.G3]=0;0;[.$L3]*[.$S3])" office:value-type="float" office:value="0" calcext:value-type="float">
            <text:p>0</text:p>
          </table:table-cell>
          <table:table-cell table:formula="of:=IF([.H3]=0;0;[.$M3]*[.$S3])" office:value-type="float" office:value="0" calcext:value-type="float">
            <text:p>0</text:p>
          </table:table-cell>
          <table:table-cell table:formula="of:=IF([.I3]=0;0;[.$N3]*[.$S3])" office:value-type="float" office:value="0" calcext:value-type="float">
            <text:p>0</text:p>
          </table:table-cell>
          <table:table-cell table:formula="of:=IF([.J3]=0;0;[.$O3]*[.$S3])" office:value-type="float" office:value="800.407582938389" calcext:value-type="float">
            <text:p>800</text:p>
          </table:table-cell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 table:formula="of:=IF([.B4]=&quot;Taiga&quot;;10;IF([.B4]=&quot;Mts&quot;;15;IF([.B4]=&quot;Temp&quot;;30;IF([.B4]=&quot;Steppe&quot;;20;IF([.B4]=&quot;Jungle&quot;;45;IF([.B4]=&quot;Sav&quot;;30;IF([.B4]=&quot;Medi&quot;;45;0)))))))*[.$C$28]" office:value-type="float" office:value="8.88142965204238" calcext:value-type="float">
            <text:p>8.88</text:p>
          </table:table-cell>
          <table:table-cell table:formula="of:=[$Capacity.J5]/[$Dists.AA4]" office:value-type="float" office:value="259.477618928886" calcext:value-type="float">
            <text:p>259.478</text:p>
          </table:table-cell>
          <table:table-cell table:formula="of:=([.D4]-MIN([.$D$2:.$D$24]))*(0.1)/(MAX([.$D$2:.$D$24])-MIN([.$D$2:.$D$24]))+0.05" office:value-type="float" office:value="0.0953199434629035" calcext:value-type="float">
            <text:p>0.095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formula="of:=[.$E4]*[.L4]*100/3" office:value-type="float" office:value="101.917810571075" calcext:value-type="float">
            <text:p>101.918</text:p>
          </table:table-cell>
          <table:table-cell table:formula="of:=[.$E4]*[.M4]*100/3" office:value-type="float" office:value="32.0765435443441" calcext:value-type="float">
            <text:p>32.077</text:p>
          </table:table-cell>
          <table:table-cell table:formula="of:=[.$E4]*[.N4]*100/3" office:value-type="float" office:value="10.0954351353012" calcext:value-type="float">
            <text:p>10.095</text:p>
          </table:table-cell>
          <table:table-cell table:formula="of:=[.$E4]*[.O4]*100/3" office:value-type="float" office:value="3.17733144876345" calcext:value-type="float">
            <text:p>3.177</text:p>
          </table:table-cell>
          <table:table-cell office:value-type="float" office:value="1" calcext:value-type="float">
            <text:p>1.000</text:p>
          </table:table-cell>
          <table:table-cell table:formula="of:=[.J4]*3604.861727" office:value-type="float" office:value="392929.928243" calcext:value-type="float">
            <text:p>392,929.93</text:p>
          </table:table-cell>
          <table:table-cell table:formula="of:=ROUND([.$C4]*[.P4])" office:value-type="float" office:value="3489780" calcext:value-type="float">
            <text:p>3,489,780</text:p>
          </table:table-cell>
          <table:table-cell table:formula="of:=ROUND([.$E4]*[.Q4])" office:value-type="float" office:value="332646" calcext:value-type="float">
            <text:p>332646</text:p>
          </table:table-cell>
          <table:table-cell table:formula="of:=[.R4]/(([.$K4]*[.F4])+([.$L4]*[.G4])+([.$M4]*[.H4])+([.$N4]*[.I4])+([.$O4]*[.J4]))" office:value-type="float" office:value="3051.79816513761" calcext:value-type="float">
            <text:p>3051.798</text:p>
          </table:table-cell>
          <table:table-cell table:formula="of:=IF([.F4]=0;0;[.$K4]*[.$S4])" office:value-type="float" office:value="0" calcext:value-type="float">
            <text:p>0</text:p>
          </table:table-cell>
          <table:table-cell table:formula="of:=IF([.G4]=0;0;[.$L4]*[.$S4])" office:value-type="float" office:value="0" calcext:value-type="float">
            <text:p>0</text:p>
          </table:table-cell>
          <table:table-cell table:formula="of:=IF([.H4]=0;0;[.$M4]*[.$S4])" office:value-type="float" office:value="0" calcext:value-type="float">
            <text:p>0</text:p>
          </table:table-cell>
          <table:table-cell table:formula="of:=IF([.I4]=0;0;[.$N4]*[.$S4])" office:value-type="float" office:value="0" calcext:value-type="float">
            <text:p>0</text:p>
          </table:table-cell>
          <table:table-cell table:formula="of:=IF([.J4]=0;0;[.$O4]*[.$S4])" office:value-type="float" office:value="3051.79816513761" calcext:value-type="float">
            <text:p>3,052</text:p>
          </table:table-cell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 table:formula="of:=IF([.B5]=&quot;Taiga&quot;;10;IF([.B5]=&quot;Mts&quot;;15;IF([.B5]=&quot;Temp&quot;;30;IF([.B5]=&quot;Steppe&quot;;20;IF([.B5]=&quot;Jungle&quot;;45;IF([.B5]=&quot;Sav&quot;;30;IF([.B5]=&quot;Medi&quot;;45;0)))))))*[.$C$28]" office:value-type="float" office:value="5.92095310136159" calcext:value-type="float">
            <text:p>5.92</text:p>
          </table:table-cell>
          <table:table-cell table:formula="of:=[$Capacity.J6]/[$Dists.AA5]" office:value-type="float" office:value="210.308841006209" calcext:value-type="float">
            <text:p>210.309</text:p>
          </table:table-cell>
          <table:table-cell table:formula="of:=([.D5]-MIN([.$D$2:.$D$24]))*(0.1)/(MAX([.$D$2:.$D$24])-MIN([.$D$2:.$D$24]))+0.05" office:value-type="float" office:value="0.0795193790778025" calcext:value-type="float">
            <text:p>0.080</text:p>
          </table:table-cell>
          <table:table-cell table:number-columns-repeated="4"/>
          <table:table-cell table:formula="of:=6*15+14+13+12+128+95+66+36" office:value-type="float" office:value="454" calcext:value-type="float">
            <text:p>454</text:p>
          </table:table-cell>
          <table:table-cell table:formula="of:=[.$E5]*[.L5]*100/3" office:value-type="float" office:value="49.3636088175604" calcext:value-type="float">
            <text:p>49.364</text:p>
          </table:table-cell>
          <table:table-cell table:formula="of:=[.$E5]*[.M5]*100/3" office:value-type="float" office:value="18.6232372750028" calcext:value-type="float">
            <text:p>18.623</text:p>
          </table:table-cell>
          <table:table-cell table:formula="of:=[.$E5]*[.N5]*100/3" office:value-type="float" office:value="7.02592405435473" calcext:value-type="float">
            <text:p>7.026</text:p>
          </table:table-cell>
          <table:table-cell table:formula="of:=[.$E5]*[.O5]*100/3" office:value-type="float" office:value="2.65064596926008" calcext:value-type="float">
            <text:p>2.651</text:p>
          </table:table-cell>
          <table:table-cell office:value-type="float" office:value="1" calcext:value-type="float">
            <text:p>1.000</text:p>
          </table:table-cell>
          <table:table-cell table:formula="of:=[.J5]*3604.861727" office:value-type="float" office:value="1636607.224058" calcext:value-type="float">
            <text:p>1,636,607.22</text:p>
          </table:table-cell>
          <table:table-cell table:formula="of:=ROUND([.$C5]*[.P5])" office:value-type="float" office:value="9690275" calcext:value-type="float">
            <text:p>9,690,275</text:p>
          </table:table-cell>
          <table:table-cell table:formula="of:=ROUND([.$E5]*[.Q5])" office:value-type="float" office:value="770565" calcext:value-type="float">
            <text:p>770565</text:p>
          </table:table-cell>
          <table:table-cell table:formula="of:=[.R5]/(([.$K5]*[.F5])+([.$L5]*[.G5])+([.$M5]*[.H5])+([.$N5]*[.I5])+([.$O5]*[.J5]))" office:value-type="float" office:value="1697.27973568282" calcext:value-type="float">
            <text:p>1697.280</text:p>
          </table:table-cell>
          <table:table-cell table:formula="of:=IF([.F5]=0;0;[.$K5]*[.$S5])" office:value-type="float" office:value="0" calcext:value-type="float">
            <text:p>0</text:p>
          </table:table-cell>
          <table:table-cell table:formula="of:=IF([.G5]=0;0;[.$L5]*[.$S5])" office:value-type="float" office:value="0" calcext:value-type="float">
            <text:p>0</text:p>
          </table:table-cell>
          <table:table-cell table:formula="of:=IF([.H5]=0;0;[.$M5]*[.$S5])" office:value-type="float" office:value="0" calcext:value-type="float">
            <text:p>0</text:p>
          </table:table-cell>
          <table:table-cell table:formula="of:=IF([.I5]=0;0;[.$N5]*[.$S5])" office:value-type="float" office:value="0" calcext:value-type="float">
            <text:p>0</text:p>
          </table:table-cell>
          <table:table-cell table:formula="of:=IF([.J5]=0;0;[.$O5]*[.$S5])" office:value-type="float" office:value="1697.27973568282" calcext:value-type="float">
            <text:p>1,697</text:p>
          </table:table-cell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 table:formula="of:=IF([.B6]=&quot;Taiga&quot;;10;IF([.B6]=&quot;Mts&quot;;15;IF([.B6]=&quot;Temp&quot;;30;IF([.B6]=&quot;Steppe&quot;;20;IF([.B6]=&quot;Jungle&quot;;45;IF([.B6]=&quot;Sav&quot;;30;IF([.B6]=&quot;Medi&quot;;45;0)))))))*[.$C$28]" office:value-type="float" office:value="4.44071482602119" calcext:value-type="float">
            <text:p>4.44</text:p>
          </table:table-cell>
          <table:table-cell table:formula="of:=[$Capacity.J7]/[$Dists.AA6]" office:value-type="float" office:value="142.666144983375" calcext:value-type="float">
            <text:p>142.666</text:p>
          </table:table-cell>
          <table:table-cell table:formula="of:=([.D6]-MIN([.$D$2:.$D$24]))*(0.1)/(MAX([.$D$2:.$D$24])-MIN([.$D$2:.$D$24]))+0.05" office:value-type="float" office:value="0.0577821543826632" calcext:value-type="float">
            <text:p>0.058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table:formula="of:=[.$E6]*[.L6]*100/3" office:value-type="float" office:value="13.7622645601444" calcext:value-type="float">
            <text:p>13.762</text:p>
          </table:table-cell>
          <table:table-cell table:formula="of:=[.$E6]*[.M6]*100/3" office:value-type="float" office:value="7.14524996887634" calcext:value-type="float">
            <text:p>7.145</text:p>
          </table:table-cell>
          <table:table-cell table:formula="of:=[.$E6]*[.N6]*100/3" office:value-type="float" office:value="3.70975262789103" calcext:value-type="float">
            <text:p>3.710</text:p>
          </table:table-cell>
          <table:table-cell table:formula="of:=[.$E6]*[.O6]*100/3" office:value-type="float" office:value="1.92607181275544" calcext:value-type="float">
            <text:p>1.926</text:p>
          </table:table-cell>
          <table:table-cell office:value-type="float" office:value="1" calcext:value-type="float">
            <text:p>1.000</text:p>
          </table:table-cell>
          <table:table-cell table:formula="of:=[.J6]*3604.861727" office:value-type="float" office:value="371300.757881" calcext:value-type="float">
            <text:p>371,300.76</text:p>
          </table:table-cell>
          <table:table-cell table:formula="of:=ROUND([.$C6]*[.P6])" office:value-type="float" office:value="1648841" calcext:value-type="float">
            <text:p>1,648,841</text:p>
          </table:table-cell>
          <table:table-cell table:formula="of:=ROUND([.$E6]*[.Q6])" office:value-type="float" office:value="95274" calcext:value-type="float">
            <text:p>95274</text:p>
          </table:table-cell>
          <table:table-cell table:formula="of:=[.R6]/(([.$K6]*[.F6])+([.$L6]*[.G6])+([.$M6]*[.H6])+([.$N6]*[.I6])+([.$O6]*[.J6]))" office:value-type="float" office:value="924.990291262136" calcext:value-type="float">
            <text:p>924.990</text:p>
          </table:table-cell>
          <table:table-cell table:formula="of:=IF([.F6]=0;0;[.$K6]*[.$S6])" office:value-type="float" office:value="0" calcext:value-type="float">
            <text:p>0</text:p>
          </table:table-cell>
          <table:table-cell table:formula="of:=IF([.G6]=0;0;[.$L6]*[.$S6])" office:value-type="float" office:value="0" calcext:value-type="float">
            <text:p>0</text:p>
          </table:table-cell>
          <table:table-cell table:formula="of:=IF([.H6]=0;0;[.$M6]*[.$S6])" office:value-type="float" office:value="0" calcext:value-type="float">
            <text:p>0</text:p>
          </table:table-cell>
          <table:table-cell table:formula="of:=IF([.I6]=0;0;[.$N6]*[.$S6])" office:value-type="float" office:value="0" calcext:value-type="float">
            <text:p>0</text:p>
          </table:table-cell>
          <table:table-cell table:formula="of:=IF([.J6]=0;0;[.$O6]*[.$S6])" office:value-type="float" office:value="924.990291262136" calcext:value-type="float">
            <text:p>925</text:p>
          </table:table-cell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 table:formula="of:=IF([.B7]=&quot;Taiga&quot;;10;IF([.B7]=&quot;Mts&quot;;15;IF([.B7]=&quot;Temp&quot;;30;IF([.B7]=&quot;Steppe&quot;;20;IF([.B7]=&quot;Jungle&quot;;45;IF([.B7]=&quot;Sav&quot;;30;IF([.B7]=&quot;Medi&quot;;45;0)))))))*[.$C$28]" office:value-type="float" office:value="8.88142965204238" calcext:value-type="float">
            <text:p>8.88</text:p>
          </table:table-cell>
          <table:table-cell table:formula="of:=[$Capacity.J8]/[$Dists.AA7]" office:value-type="float" office:value="255.482795551161" calcext:value-type="float">
            <text:p>255.483</text:p>
          </table:table-cell>
          <table:table-cell table:formula="of:=([.D7]-MIN([.$D$2:.$D$24]))*(0.1)/(MAX([.$D$2:.$D$24])-MIN([.$D$2:.$D$24]))+0.05" office:value-type="float" office:value="0.0940361925410052" calcext:value-type="float">
            <text:p>0.094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formula="of:=[.$E7]*[.L7]*100/3" office:value-type="float" office:value="96.5372953646916" calcext:value-type="float">
            <text:p>96.537</text:p>
          </table:table-cell>
          <table:table-cell table:formula="of:=[.$E7]*[.M7]*100/3" office:value-type="float" office:value="30.7979170857845" calcext:value-type="float">
            <text:p>30.798</text:p>
          </table:table-cell>
          <table:table-cell table:formula="of:=[.$E7]*[.N7]*100/3" office:value-type="float" office:value="9.8253394528989" calcext:value-type="float">
            <text:p>9.825</text:p>
          </table:table-cell>
          <table:table-cell table:formula="of:=[.$E7]*[.O7]*100/3" office:value-type="float" office:value="3.13453975136684" calcext:value-type="float">
            <text:p>3.135</text:p>
          </table:table-cell>
          <table:table-cell office:value-type="float" office:value="1" calcext:value-type="float">
            <text:p>1.000</text:p>
          </table:table-cell>
          <table:table-cell table:formula="of:=[.J7]*3604.861727" office:value-type="float" office:value="241525.735709" calcext:value-type="float">
            <text:p>241,525.74</text:p>
          </table:table-cell>
          <table:table-cell table:formula="of:=ROUND([.$C7]*[.P7])" office:value-type="float" office:value="2145094" calcext:value-type="float">
            <text:p>2,145,094</text:p>
          </table:table-cell>
          <table:table-cell table:formula="of:=ROUND([.$E7]*[.Q7])" office:value-type="float" office:value="201716" calcext:value-type="float">
            <text:p>201716</text:p>
          </table:table-cell>
          <table:table-cell table:formula="of:=[.R7]/(([.$K7]*[.F7])+([.$L7]*[.G7])+([.$M7]*[.H7])+([.$N7]*[.I7])+([.$O7]*[.J7]))" office:value-type="float" office:value="3010.68656716418" calcext:value-type="float">
            <text:p>3010.687</text:p>
          </table:table-cell>
          <table:table-cell table:formula="of:=IF([.F7]=0;0;[.$K7]*[.$S7])" office:value-type="float" office:value="0" calcext:value-type="float">
            <text:p>0</text:p>
          </table:table-cell>
          <table:table-cell table:formula="of:=IF([.G7]=0;0;[.$L7]*[.$S7])" office:value-type="float" office:value="0" calcext:value-type="float">
            <text:p>0</text:p>
          </table:table-cell>
          <table:table-cell table:formula="of:=IF([.H7]=0;0;[.$M7]*[.$S7])" office:value-type="float" office:value="0" calcext:value-type="float">
            <text:p>0</text:p>
          </table:table-cell>
          <table:table-cell table:formula="of:=IF([.I7]=0;0;[.$N7]*[.$S7])" office:value-type="float" office:value="0" calcext:value-type="float">
            <text:p>0</text:p>
          </table:table-cell>
          <table:table-cell table:formula="of:=IF([.J7]=0;0;[.$O7]*[.$S7])" office:value-type="float" office:value="3010.68656716418" calcext:value-type="float">
            <text:p>3,011</text:p>
          </table:table-cell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 table:formula="of:=IF([.B8]=&quot;Taiga&quot;;10;IF([.B8]=&quot;Mts&quot;;15;IF([.B8]=&quot;Temp&quot;;30;IF([.B8]=&quot;Steppe&quot;;20;IF([.B8]=&quot;Jungle&quot;;45;IF([.B8]=&quot;Sav&quot;;30;IF([.B8]=&quot;Medi&quot;;45;0)))))))*[.$C$28]" office:value-type="float" office:value="8.88142965204238" calcext:value-type="float">
            <text:p>8.88</text:p>
          </table:table-cell>
          <table:table-cell table:formula="of:=[$Capacity.J9]/[$Dists.AA8]" office:value-type="float" office:value="231.202293845054" calcext:value-type="float">
            <text:p>231.202</text:p>
          </table:table-cell>
          <table:table-cell table:formula="of:=([.D8]-MIN([.$D$2:.$D$24]))*(0.1)/(MAX([.$D$2:.$D$24])-MIN([.$D$2:.$D$24]))+0.05" office:value-type="float" office:value="0.0862335656155764" calcext:value-type="float">
            <text:p>0.086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[.$E8]*[.L8]*100/3" office:value-type="float" office:value="68.2684993459088" calcext:value-type="float">
            <text:p>68.268</text:p>
          </table:table-cell>
          <table:table-cell table:formula="of:=[.$E8]*[.M8]*100/3" office:value-type="float" office:value="23.7500904173133" calcext:value-type="float">
            <text:p>23.750</text:p>
          </table:table-cell>
          <table:table-cell table:formula="of:=[.$E8]*[.N8]*100/3" office:value-type="float" office:value="8.2624753764177" calcext:value-type="float">
            <text:p>8.262</text:p>
          </table:table-cell>
          <table:table-cell table:formula="of:=[.$E8]*[.O8]*100/3" office:value-type="float" office:value="2.87445218718588" calcext:value-type="float">
            <text:p>2.874</text:p>
          </table:table-cell>
          <table:table-cell office:value-type="float" office:value="1" calcext:value-type="float">
            <text:p>1.000</text:p>
          </table:table-cell>
          <table:table-cell table:formula="of:=[.J8]*3604.861727" office:value-type="float" office:value="291993.799887" calcext:value-type="float">
            <text:p>291,993.80</text:p>
          </table:table-cell>
          <table:table-cell table:formula="of:=ROUND([.$C8]*[.P8])" office:value-type="float" office:value="2593322" calcext:value-type="float">
            <text:p>2,593,322</text:p>
          </table:table-cell>
          <table:table-cell table:formula="of:=ROUND([.$E8]*[.Q8])" office:value-type="float" office:value="223631" calcext:value-type="float">
            <text:p>223631</text:p>
          </table:table-cell>
          <table:table-cell table:formula="of:=[.R8]/(([.$K8]*[.F8])+([.$L8]*[.G8])+([.$M8]*[.H8])+([.$N8]*[.I8])+([.$O8]*[.J8]))" office:value-type="float" office:value="2760.87654320988" calcext:value-type="float">
            <text:p>2760.877</text:p>
          </table:table-cell>
          <table:table-cell table:formula="of:=IF([.F8]=0;0;[.$K8]*[.$S8])" office:value-type="float" office:value="0" calcext:value-type="float">
            <text:p>0</text:p>
          </table:table-cell>
          <table:table-cell table:formula="of:=IF([.G8]=0;0;[.$L8]*[.$S8])" office:value-type="float" office:value="0" calcext:value-type="float">
            <text:p>0</text:p>
          </table:table-cell>
          <table:table-cell table:formula="of:=IF([.H8]=0;0;[.$M8]*[.$S8])" office:value-type="float" office:value="0" calcext:value-type="float">
            <text:p>0</text:p>
          </table:table-cell>
          <table:table-cell table:formula="of:=IF([.I8]=0;0;[.$N8]*[.$S8])" office:value-type="float" office:value="0" calcext:value-type="float">
            <text:p>0</text:p>
          </table:table-cell>
          <table:table-cell table:formula="of:=IF([.J8]=0;0;[.$O8]*[.$S8])" office:value-type="float" office:value="2760.87654320988" calcext:value-type="float">
            <text:p>2,761</text:p>
          </table:table-cell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 table:formula="of:=IF([.B9]=&quot;Taiga&quot;;10;IF([.B9]=&quot;Mts&quot;;15;IF([.B9]=&quot;Temp&quot;;30;IF([.B9]=&quot;Steppe&quot;;20;IF([.B9]=&quot;Jungle&quot;;45;IF([.B9]=&quot;Sav&quot;;30;IF([.B9]=&quot;Medi&quot;;45;0)))))))*[.$C$28]" office:value-type="float" office:value="4.44071482602119" calcext:value-type="float">
            <text:p>4.44</text:p>
          </table:table-cell>
          <table:table-cell table:formula="of:=[$Capacity.J10]/[$Dists.AA9]" office:value-type="float" office:value="195.011727230721" calcext:value-type="float">
            <text:p>195.012</text:p>
          </table:table-cell>
          <table:table-cell table:formula="of:=([.D9]-MIN([.$D$2:.$D$24]))*(0.1)/(MAX([.$D$2:.$D$24])-MIN([.$D$2:.$D$24]))+0.05" office:value-type="float" office:value="0.0746035963122449" calcext:value-type="float">
            <text:p>0.075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table:formula="of:=[.$E9]*[.L9]*100/3" office:value-type="float" office:value="38.2431832727229" calcext:value-type="float">
            <text:p>38.243</text:p>
          </table:table-cell>
          <table:table-cell table:formula="of:=[.$E9]*[.M9]*100/3" office:value-type="float" office:value="15.3785548538412" calcext:value-type="float">
            <text:p>15.379</text:p>
          </table:table-cell>
          <table:table-cell table:formula="of:=[.$E9]*[.N9]*100/3" office:value-type="float" office:value="6.18410731413378" calcext:value-type="float">
            <text:p>6.184</text:p>
          </table:table-cell>
          <table:table-cell table:formula="of:=[.$E9]*[.O9]*100/3" office:value-type="float" office:value="2.4867865437415" calcext:value-type="float">
            <text:p>2.487</text:p>
          </table:table-cell>
          <table:table-cell office:value-type="float" office:value="1" calcext:value-type="float">
            <text:p>1.000</text:p>
          </table:table-cell>
          <table:table-cell table:formula="of:=[.J9]*3604.861727" office:value-type="float" office:value="519100.088688" calcext:value-type="float">
            <text:p>519,100.09</text:p>
          </table:table-cell>
          <table:table-cell table:formula="of:=ROUND([.$C9]*[.P9])" office:value-type="float" office:value="2305175" calcext:value-type="float">
            <text:p>2,305,175</text:p>
          </table:table-cell>
          <table:table-cell table:formula="of:=ROUND([.$E9]*[.Q9])" office:value-type="float" office:value="171974" calcext:value-type="float">
            <text:p>171974</text:p>
          </table:table-cell>
          <table:table-cell table:formula="of:=[.R9]/(([.$K9]*[.F9])+([.$L9]*[.G9])+([.$M9]*[.H9])+([.$N9]*[.I9])+([.$O9]*[.J9]))" office:value-type="float" office:value="1194.26388888889" calcext:value-type="float">
            <text:p>1194.264</text:p>
          </table:table-cell>
          <table:table-cell table:formula="of:=IF([.F9]=0;0;[.$K9]*[.$S9])" office:value-type="float" office:value="0" calcext:value-type="float">
            <text:p>0</text:p>
          </table:table-cell>
          <table:table-cell table:formula="of:=IF([.G9]=0;0;[.$L9]*[.$S9])" office:value-type="float" office:value="0" calcext:value-type="float">
            <text:p>0</text:p>
          </table:table-cell>
          <table:table-cell table:formula="of:=IF([.H9]=0;0;[.$M9]*[.$S9])" office:value-type="float" office:value="0" calcext:value-type="float">
            <text:p>0</text:p>
          </table:table-cell>
          <table:table-cell table:formula="of:=IF([.I9]=0;0;[.$N9]*[.$S9])" office:value-type="float" office:value="0" calcext:value-type="float">
            <text:p>0</text:p>
          </table:table-cell>
          <table:table-cell table:formula="of:=IF([.J9]=0;0;[.$O9]*[.$S9])" office:value-type="float" office:value="1194.26388888889" calcext:value-type="float">
            <text:p>1,194</text:p>
          </table:table-cell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 table:formula="of:=IF([.B10]=&quot;Taiga&quot;;10;IF([.B10]=&quot;Mts&quot;;15;IF([.B10]=&quot;Temp&quot;;30;IF([.B10]=&quot;Steppe&quot;;20;IF([.B10]=&quot;Jungle&quot;;45;IF([.B10]=&quot;Sav&quot;;30;IF([.B10]=&quot;Medi&quot;;45;0)))))))*[.$C$28]" office:value-type="float" office:value="8.88142965204238" calcext:value-type="float">
            <text:p>8.88</text:p>
          </table:table-cell>
          <table:table-cell table:formula="of:=[$Capacity.J11]/[$Dists.AA10]" office:value-type="float" office:value="355.994575406916" calcext:value-type="float">
            <text:p>355.995</text:p>
          </table:table-cell>
          <table:table-cell table:formula="of:=([.D10]-MIN([.$D$2:.$D$24]))*(0.1)/(MAX([.$D$2:.$D$24])-MIN([.$D$2:.$D$24]))+0.05" office:value-type="float" office:value="0.126336016050337" calcext:value-type="float">
            <text:p>0.126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table:formula="of:=[.$E10]*[.L10]*100/3" office:value-type="float" office:value="314.502202411603" calcext:value-type="float">
            <text:p>314.502</text:p>
          </table:table-cell>
          <table:table-cell table:formula="of:=[.$E10]*[.M10]*100/3" office:value-type="float" office:value="74.6823144129288" calcext:value-type="float">
            <text:p>74.682</text:p>
          </table:table-cell>
          <table:table-cell table:formula="of:=[.$E10]*[.N10]*100/3" office:value-type="float" office:value="17.7342099460789" calcext:value-type="float">
            <text:p>17.734</text:p>
          </table:table-cell>
          <table:table-cell table:formula="of:=[.$E10]*[.O10]*100/3" office:value-type="float" office:value="4.21120053501123" calcext:value-type="float">
            <text:p>4.211</text:p>
          </table:table-cell>
          <table:table-cell office:value-type="float" office:value="1" calcext:value-type="float">
            <text:p>1.000</text:p>
          </table:table-cell>
          <table:table-cell table:formula="of:=[.J10]*3604.861727" office:value-type="float" office:value="515495.226961" calcext:value-type="float">
            <text:p>515,495.23</text:p>
          </table:table-cell>
          <table:table-cell table:formula="of:=ROUND([.$C10]*[.P10])" office:value-type="float" office:value="4578335" calcext:value-type="float">
            <text:p>4,578,335</text:p>
          </table:table-cell>
          <table:table-cell table:formula="of:=ROUND([.$E10]*[.Q10])" office:value-type="float" office:value="578409" calcext:value-type="float">
            <text:p>578409</text:p>
          </table:table-cell>
          <table:table-cell table:formula="of:=[.R10]/(([.$K10]*[.F10])+([.$L10]*[.G10])+([.$M10]*[.H10])+([.$N10]*[.I10])+([.$O10]*[.J10]))" office:value-type="float" office:value="4044.81818181818" calcext:value-type="float">
            <text:p>4044.818</text:p>
          </table:table-cell>
          <table:table-cell table:formula="of:=IF([.F10]=0;0;[.$K10]*[.$S10])" office:value-type="float" office:value="0" calcext:value-type="float">
            <text:p>0</text:p>
          </table:table-cell>
          <table:table-cell table:formula="of:=IF([.G10]=0;0;[.$L10]*[.$S10])" office:value-type="float" office:value="0" calcext:value-type="float">
            <text:p>0</text:p>
          </table:table-cell>
          <table:table-cell table:formula="of:=IF([.H10]=0;0;[.$M10]*[.$S10])" office:value-type="float" office:value="0" calcext:value-type="float">
            <text:p>0</text:p>
          </table:table-cell>
          <table:table-cell table:formula="of:=IF([.I10]=0;0;[.$N10]*[.$S10])" office:value-type="float" office:value="0" calcext:value-type="float">
            <text:p>0</text:p>
          </table:table-cell>
          <table:table-cell table:formula="of:=IF([.J10]=0;0;[.$O10]*[.$S10])" office:value-type="float" office:value="4044.81818181818" calcext:value-type="float">
            <text:p>4,045</text:p>
          </table:table-cell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 table:formula="of:=IF([.B11]=&quot;Taiga&quot;;10;IF([.B11]=&quot;Mts&quot;;15;IF([.B11]=&quot;Temp&quot;;30;IF([.B11]=&quot;Steppe&quot;;20;IF([.B11]=&quot;Jungle&quot;;45;IF([.B11]=&quot;Sav&quot;;30;IF([.B11]=&quot;Medi&quot;;45;0)))))))*[.$C$28]" office:value-type="float" office:value="4.44071482602119" calcext:value-type="float">
            <text:p>4.44</text:p>
          </table:table-cell>
          <table:table-cell table:formula="of:=[$Capacity.J12]/[$Dists.AA11]" office:value-type="float" office:value="227.597147370279" calcext:value-type="float">
            <text:p>227.597</text:p>
          </table:table-cell>
          <table:table-cell table:formula="of:=([.D11]-MIN([.$D$2:.$D$24]))*(0.1)/(MAX([.$D$2:.$D$24])-MIN([.$D$2:.$D$24]))+0.05" office:value-type="float" office:value="0.0850750387739702" calcext:value-type="float">
            <text:p>0.085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formula="of:=[.$E11]*[.L11]*100/3" office:value-type="float" office:value="64.6730888739412" calcext:value-type="float">
            <text:p>64.673</text:p>
          </table:table-cell>
          <table:table-cell table:formula="of:=[.$E11]*[.M11]*100/3" office:value-type="float" office:value="22.8056630261785" calcext:value-type="float">
            <text:p>22.806</text:p>
          </table:table-cell>
          <table:table-cell table:formula="of:=[.$E11]*[.N11]*100/3" office:value-type="float" office:value="8.04195802488058" calcext:value-type="float">
            <text:p>8.042</text:p>
          </table:table-cell>
          <table:table-cell table:formula="of:=[.$E11]*[.O11]*100/3" office:value-type="float" office:value="2.83583462579901" calcext:value-type="float">
            <text:p>2.836</text:p>
          </table:table-cell>
          <table:table-cell office:value-type="float" office:value="1" calcext:value-type="float">
            <text:p>1.000</text:p>
          </table:table-cell>
          <table:table-cell table:formula="of:=[.J11]*3604.861727" office:value-type="float" office:value="558753.567685" calcext:value-type="float">
            <text:p>558,753.57</text:p>
          </table:table-cell>
          <table:table-cell table:formula="of:=ROUND([.$C11]*[.P11])" office:value-type="float" office:value="2481265" calcext:value-type="float">
            <text:p>2,481,265</text:p>
          </table:table-cell>
          <table:table-cell table:formula="of:=ROUND([.$E11]*[.Q11])" office:value-type="float" office:value="211094" calcext:value-type="float">
            <text:p>211094</text:p>
          </table:table-cell>
          <table:table-cell table:formula="of:=[.R11]/(([.$K11]*[.F11])+([.$L11]*[.G11])+([.$M11]*[.H11])+([.$N11]*[.I11])+([.$O11]*[.J11]))" office:value-type="float" office:value="1361.89677419355" calcext:value-type="float">
            <text:p>1361.897</text:p>
          </table:table-cell>
          <table:table-cell table:formula="of:=IF([.F11]=0;0;[.$K11]*[.$S11])" office:value-type="float" office:value="0" calcext:value-type="float">
            <text:p>0</text:p>
          </table:table-cell>
          <table:table-cell table:formula="of:=IF([.G11]=0;0;[.$L11]*[.$S11])" office:value-type="float" office:value="0" calcext:value-type="float">
            <text:p>0</text:p>
          </table:table-cell>
          <table:table-cell table:formula="of:=IF([.H11]=0;0;[.$M11]*[.$S11])" office:value-type="float" office:value="0" calcext:value-type="float">
            <text:p>0</text:p>
          </table:table-cell>
          <table:table-cell table:formula="of:=IF([.I11]=0;0;[.$N11]*[.$S11])" office:value-type="float" office:value="0" calcext:value-type="float">
            <text:p>0</text:p>
          </table:table-cell>
          <table:table-cell table:formula="of:=IF([.J11]=0;0;[.$O11]*[.$S11])" office:value-type="float" office:value="1361.89677419355" calcext:value-type="float">
            <text:p>1,362</text:p>
          </table:table-cell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 table:formula="of:=IF([.B12]=&quot;Taiga&quot;;10;IF([.B12]=&quot;Mts&quot;;15;IF([.B12]=&quot;Temp&quot;;30;IF([.B12]=&quot;Steppe&quot;;20;IF([.B12]=&quot;Jungle&quot;;45;IF([.B12]=&quot;Sav&quot;;30;IF([.B12]=&quot;Medi&quot;;45;0)))))))*[.$C$28]" office:value-type="float" office:value="13.3221444780636" calcext:value-type="float">
            <text:p>13.32</text:p>
          </table:table-cell>
          <table:table-cell table:formula="of:=[$Capacity.J13]/[$Dists.AA12]" office:value-type="float" office:value="276.268679907418" calcext:value-type="float">
            <text:p>276.269</text:p>
          </table:table-cell>
          <table:table-cell table:formula="of:=([.D12]-MIN([.$D$2:.$D$24]))*(0.1)/(MAX([.$D$2:.$D$24])-MIN([.$D$2:.$D$24]))+0.05" office:value-type="float" office:value="0.100715811558358" calcext:value-type="float">
            <text:p>0.101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table:formula="of:=[.$E12]*[.L12]*100/3" office:value-type="float" office:value="127.029797995036" calcext:value-type="float">
            <text:p>127.030</text:p>
          </table:table-cell>
          <table:table-cell table:formula="of:=[.$E12]*[.M12]*100/3" office:value-type="float" office:value="37.8380899769936" calcext:value-type="float">
            <text:p>37.838</text:p>
          </table:table-cell>
          <table:table-cell table:formula="of:=[.$E12]*[.N12]*100/3" office:value-type="float" office:value="11.2707496642875" calcext:value-type="float">
            <text:p>11.271</text:p>
          </table:table-cell>
          <table:table-cell table:formula="of:=[.$E12]*[.O12]*100/3" office:value-type="float" office:value="3.35719371861194" calcext:value-type="float">
            <text:p>3.357</text:p>
          </table:table-cell>
          <table:table-cell office:value-type="float" office:value="1" calcext:value-type="float">
            <text:p>1.000</text:p>
          </table:table-cell>
          <table:table-cell table:formula="of:=[.J12]*3604.861727" office:value-type="float" office:value="457817.439329" calcext:value-type="float">
            <text:p>457,817.44</text:p>
          </table:table-cell>
          <table:table-cell table:formula="of:=ROUND([.$C12]*[.P12])" office:value-type="float" office:value="6099110" calcext:value-type="float">
            <text:p>6,099,110</text:p>
          </table:table-cell>
          <table:table-cell table:formula="of:=ROUND([.$E12]*[.Q12])" office:value-type="float" office:value="614277" calcext:value-type="float">
            <text:p>614277</text:p>
          </table:table-cell>
          <table:table-cell table:formula="of:=[.R12]/(([.$K12]*[.F12])+([.$L12]*[.G12])+([.$M12]*[.H12])+([.$N12]*[.I12])+([.$O12]*[.J12]))" office:value-type="float" office:value="4836.82677165354" calcext:value-type="float">
            <text:p>4836.827</text:p>
          </table:table-cell>
          <table:table-cell table:formula="of:=IF([.F12]=0;0;[.$K12]*[.$S12])" office:value-type="float" office:value="0" calcext:value-type="float">
            <text:p>0</text:p>
          </table:table-cell>
          <table:table-cell table:formula="of:=IF([.G12]=0;0;[.$L12]*[.$S12])" office:value-type="float" office:value="0" calcext:value-type="float">
            <text:p>0</text:p>
          </table:table-cell>
          <table:table-cell table:formula="of:=IF([.H12]=0;0;[.$M12]*[.$S12])" office:value-type="float" office:value="0" calcext:value-type="float">
            <text:p>0</text:p>
          </table:table-cell>
          <table:table-cell table:formula="of:=IF([.I12]=0;0;[.$N12]*[.$S12])" office:value-type="float" office:value="0" calcext:value-type="float">
            <text:p>0</text:p>
          </table:table-cell>
          <table:table-cell table:formula="of:=IF([.J12]=0;0;[.$O12]*[.$S12])" office:value-type="float" office:value="4836.82677165354" calcext:value-type="float">
            <text:p>4,837</text:p>
          </table:table-cell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 table:formula="of:=IF([.B13]=&quot;Taiga&quot;;10;IF([.B13]=&quot;Mts&quot;;15;IF([.B13]=&quot;Temp&quot;;30;IF([.B13]=&quot;Steppe&quot;;20;IF([.B13]=&quot;Jungle&quot;;45;IF([.B13]=&quot;Sav&quot;;30;IF([.B13]=&quot;Medi&quot;;45;0)))))))*[.$C$28]" office:value-type="float" office:value="13.3221444780636" calcext:value-type="float">
            <text:p>13.32</text:p>
          </table:table-cell>
          <table:table-cell table:formula="of:=[$Capacity.J14]/[$Dists.AA13]" office:value-type="float" office:value="223.888261624452" calcext:value-type="float">
            <text:p>223.888</text:p>
          </table:table-cell>
          <table:table-cell table:formula="of:=([.D13]-MIN([.$D$2:.$D$24]))*(0.1)/(MAX([.$D$2:.$D$24])-MIN([.$D$2:.$D$24]))+0.05" office:value-type="float" office:value="0.0838831749429009" calcext:value-type="float">
            <text:p>0.084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table:formula="of:=[.$E13]*[.L13]*100/3" office:value-type="float" office:value="61.1243735254188" calcext:value-type="float">
            <text:p>61.124</text:p>
          </table:table-cell>
          <table:table-cell table:formula="of:=[.$E13]*[.M13]*100/3" office:value-type="float" office:value="21.8605364783913" calcext:value-type="float">
            <text:p>21.861</text:p>
          </table:table-cell>
          <table:table-cell table:formula="of:=[.$E13]*[.N13]*100/3" office:value-type="float" office:value="7.81820782055701" calcext:value-type="float">
            <text:p>7.818</text:p>
          </table:table-cell>
          <table:table-cell table:formula="of:=[.$E13]*[.O13]*100/3" office:value-type="float" office:value="2.79610583143003" calcext:value-type="float">
            <text:p>2.796</text:p>
          </table:table-cell>
          <table:table-cell office:value-type="float" office:value="1" calcext:value-type="float">
            <text:p>1.000</text:p>
          </table:table-cell>
          <table:table-cell table:formula="of:=[.J13]*3604.861727" office:value-type="float" office:value="356881.310973" calcext:value-type="float">
            <text:p>356,881.31</text:p>
          </table:table-cell>
          <table:table-cell table:formula="of:=ROUND([.$C13]*[.P13])" office:value-type="float" office:value="4754424" calcext:value-type="float">
            <text:p>4,754,424</text:p>
          </table:table-cell>
          <table:table-cell table:formula="of:=ROUND([.$E13]*[.Q13])" office:value-type="float" office:value="398816" calcext:value-type="float">
            <text:p>398816</text:p>
          </table:table-cell>
          <table:table-cell table:formula="of:=[.R13]/(([.$K13]*[.F13])+([.$L13]*[.G13])+([.$M13]*[.H13])+([.$N13]*[.I13])+([.$O13]*[.J13]))" office:value-type="float" office:value="4028.44444444444" calcext:value-type="float">
            <text:p>4028.444</text:p>
          </table:table-cell>
          <table:table-cell table:formula="of:=IF([.F13]=0;0;[.$K13]*[.$S13])" office:value-type="float" office:value="0" calcext:value-type="float">
            <text:p>0</text:p>
          </table:table-cell>
          <table:table-cell table:formula="of:=IF([.G13]=0;0;[.$L13]*[.$S13])" office:value-type="float" office:value="0" calcext:value-type="float">
            <text:p>0</text:p>
          </table:table-cell>
          <table:table-cell table:formula="of:=IF([.H13]=0;0;[.$M13]*[.$S13])" office:value-type="float" office:value="0" calcext:value-type="float">
            <text:p>0</text:p>
          </table:table-cell>
          <table:table-cell table:formula="of:=IF([.I13]=0;0;[.$N13]*[.$S13])" office:value-type="float" office:value="0" calcext:value-type="float">
            <text:p>0</text:p>
          </table:table-cell>
          <table:table-cell table:formula="of:=IF([.J13]=0;0;[.$O13]*[.$S13])" office:value-type="float" office:value="4028.44444444444" calcext:value-type="float">
            <text:p>4,028</text:p>
          </table:table-cell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 table:formula="of:=IF([.B14]=&quot;Taiga&quot;;10;IF([.B14]=&quot;Mts&quot;;15;IF([.B14]=&quot;Temp&quot;;30;IF([.B14]=&quot;Steppe&quot;;20;IF([.B14]=&quot;Jungle&quot;;45;IF([.B14]=&quot;Sav&quot;;30;IF([.B14]=&quot;Medi&quot;;45;0)))))))*[.$C$28]" office:value-type="float" office:value="8.88142965204238" calcext:value-type="float">
            <text:p>8.88</text:p>
          </table:table-cell>
          <table:table-cell table:formula="of:=[$Capacity.J15]/[$Dists.AA14]" office:value-type="float" office:value="190.360326249008" calcext:value-type="float">
            <text:p>190.360</text:p>
          </table:table-cell>
          <table:table-cell table:formula="of:=([.D14]-MIN([.$D$2:.$D$24]))*(0.1)/(MAX([.$D$2:.$D$24])-MIN([.$D$2:.$D$24]))+0.05" office:value-type="float" office:value="0.0731088518057197" calcext:value-type="float">
            <text:p>0.073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formula="of:=[.$E14]*[.L14]*100/3" office:value-type="float" office:value="35.2691370854372" calcext:value-type="float">
            <text:p>35.269</text:p>
          </table:table-cell>
          <table:table-cell table:formula="of:=[.$E14]*[.M14]*100/3" office:value-type="float" office:value="14.4725855546857" calcext:value-type="float">
            <text:p>14.473</text:p>
          </table:table-cell>
          <table:table-cell table:formula="of:=[.$E14]*[.N14]*100/3" office:value-type="float" office:value="5.93878245816743" calcext:value-type="float">
            <text:p>5.939</text:p>
          </table:table-cell>
          <table:table-cell table:formula="of:=[.$E14]*[.O14]*100/3" office:value-type="float" office:value="2.43696172685732" calcext:value-type="float">
            <text:p>2.437</text:p>
          </table:table-cell>
          <table:table-cell office:value-type="float" office:value="1" calcext:value-type="float">
            <text:p>1.000</text:p>
          </table:table-cell>
          <table:table-cell table:formula="of:=[.J14]*3604.861727" office:value-type="float" office:value="288388.93816" calcext:value-type="float">
            <text:p>288,388.94</text:p>
          </table:table-cell>
          <table:table-cell table:formula="of:=ROUND([.$C14]*[.P14])" office:value-type="float" office:value="2561306" calcext:value-type="float">
            <text:p>2,561,306</text:p>
          </table:table-cell>
          <table:table-cell table:formula="of:=ROUND([.$E14]*[.Q14])" office:value-type="float" office:value="187254" calcext:value-type="float">
            <text:p>187254</text:p>
          </table:table-cell>
          <table:table-cell table:formula="of:=[.R14]/(([.$K14]*[.F14])+([.$L14]*[.G14])+([.$M14]*[.H14])+([.$N14]*[.I14])+([.$O14]*[.J14]))" office:value-type="float" office:value="2340.675" calcext:value-type="float">
            <text:p>2340.675</text:p>
          </table:table-cell>
          <table:table-cell table:formula="of:=IF([.F14]=0;0;[.$K14]*[.$S14])" office:value-type="float" office:value="0" calcext:value-type="float">
            <text:p>0</text:p>
          </table:table-cell>
          <table:table-cell table:formula="of:=IF([.G14]=0;0;[.$L14]*[.$S14])" office:value-type="float" office:value="0" calcext:value-type="float">
            <text:p>0</text:p>
          </table:table-cell>
          <table:table-cell table:formula="of:=IF([.H14]=0;0;[.$M14]*[.$S14])" office:value-type="float" office:value="0" calcext:value-type="float">
            <text:p>0</text:p>
          </table:table-cell>
          <table:table-cell table:formula="of:=IF([.I14]=0;0;[.$N14]*[.$S14])" office:value-type="float" office:value="0" calcext:value-type="float">
            <text:p>0</text:p>
          </table:table-cell>
          <table:table-cell table:formula="of:=IF([.J14]=0;0;[.$O14]*[.$S14])" office:value-type="float" office:value="2340.675" calcext:value-type="float">
            <text:p>2,341</text:p>
          </table:table-cell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 table:formula="of:=IF([.B15]=&quot;Taiga&quot;;10;IF([.B15]=&quot;Mts&quot;;15;IF([.B15]=&quot;Temp&quot;;30;IF([.B15]=&quot;Steppe&quot;;20;IF([.B15]=&quot;Jungle&quot;;45;IF([.B15]=&quot;Sav&quot;;30;IF([.B15]=&quot;Medi&quot;;45;0)))))))*[.$C$28]" office:value-type="float" office:value="13.3221444780636" calcext:value-type="float">
            <text:p>13.32</text:p>
          </table:table-cell>
          <table:table-cell table:formula="of:=[$Capacity.J16]/[$Dists.AA15]" office:value-type="float" office:value="330.505097551028" calcext:value-type="float">
            <text:p>330.505</text:p>
          </table:table-cell>
          <table:table-cell table:formula="of:=([.D15]-MIN([.$D$2:.$D$24]))*(0.1)/(MAX([.$D$2:.$D$24])-MIN([.$D$2:.$D$24]))+0.05" office:value-type="float" office:value="0.118144880272304" calcext:value-type="float">
            <text:p>0.118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table:formula="of:=[.$E15]*[.L15]*100/3" office:value-type="float" office:value="240.532966349572" calcext:value-type="float">
            <text:p>240.533</text:p>
          </table:table-cell>
          <table:table-cell table:formula="of:=[.$E15]*[.M15]*100/3" office:value-type="float" office:value="61.0774582348003" calcext:value-type="float">
            <text:p>61.077</text:p>
          </table:table-cell>
          <table:table-cell table:formula="of:=[.$E15]*[.N15]*100/3" office:value-type="float" office:value="15.509125260619" calcext:value-type="float">
            <text:p>15.509</text:p>
          </table:table-cell>
          <table:table-cell table:formula="of:=[.$E15]*[.O15]*100/3" office:value-type="float" office:value="3.93816267574348" calcext:value-type="float">
            <text:p>3.938</text:p>
          </table:table-cell>
          <table:table-cell office:value-type="float" office:value="1" calcext:value-type="float">
            <text:p>1.000</text:p>
          </table:table-cell>
          <table:table-cell table:formula="of:=[.J15]*3604.861727" office:value-type="float" office:value="414559.098605" calcext:value-type="float">
            <text:p>414,559.10</text:p>
          </table:table-cell>
          <table:table-cell table:formula="of:=ROUND([.$C15]*[.P15])" office:value-type="float" office:value="5522816" calcext:value-type="float">
            <text:p>5,522,816</text:p>
          </table:table-cell>
          <table:table-cell table:formula="of:=ROUND([.$E15]*[.Q15])" office:value-type="float" office:value="652492" calcext:value-type="float">
            <text:p>652492</text:p>
          </table:table-cell>
          <table:table-cell table:formula="of:=[.R15]/(([.$K15]*[.F15])+([.$L15]*[.G15])+([.$M15]*[.H15])+([.$N15]*[.I15])+([.$O15]*[.J15]))" office:value-type="float" office:value="5673.84347826087" calcext:value-type="float">
            <text:p>5673.843</text:p>
          </table:table-cell>
          <table:table-cell table:formula="of:=IF([.F15]=0;0;[.$K15]*[.$S15])" office:value-type="float" office:value="0" calcext:value-type="float">
            <text:p>0</text:p>
          </table:table-cell>
          <table:table-cell table:formula="of:=IF([.G15]=0;0;[.$L15]*[.$S15])" office:value-type="float" office:value="0" calcext:value-type="float">
            <text:p>0</text:p>
          </table:table-cell>
          <table:table-cell table:formula="of:=IF([.H15]=0;0;[.$M15]*[.$S15])" office:value-type="float" office:value="0" calcext:value-type="float">
            <text:p>0</text:p>
          </table:table-cell>
          <table:table-cell table:formula="of:=IF([.I15]=0;0;[.$N15]*[.$S15])" office:value-type="float" office:value="0" calcext:value-type="float">
            <text:p>0</text:p>
          </table:table-cell>
          <table:table-cell table:formula="of:=IF([.J15]=0;0;[.$O15]*[.$S15])" office:value-type="float" office:value="5673.84347826087" calcext:value-type="float">
            <text:p>5,674</text:p>
          </table:table-cell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 table:formula="of:=IF([.B16]=&quot;Taiga&quot;;10;IF([.B16]=&quot;Mts&quot;;15;IF([.B16]=&quot;Temp&quot;;30;IF([.B16]=&quot;Steppe&quot;;20;IF([.B16]=&quot;Jungle&quot;;45;IF([.B16]=&quot;Sav&quot;;30;IF([.B16]=&quot;Medi&quot;;45;0)))))))*[.$C$28]" office:value-type="float" office:value="8.88142965204238" calcext:value-type="float">
            <text:p>8.88</text:p>
          </table:table-cell>
          <table:table-cell table:formula="of:=[$Capacity.J17]/[$Dists.AA16]" office:value-type="float" office:value="326.363153936705" calcext:value-type="float">
            <text:p>326.363</text:p>
          </table:table-cell>
          <table:table-cell table:formula="of:=([.D16]-MIN([.$D$2:.$D$24]))*(0.1)/(MAX([.$D$2:.$D$24])-MIN([.$D$2:.$D$24]))+0.05" office:value-type="float" office:value="0.116813851730971" calcext:value-type="float">
            <text:p>0.117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table:formula="of:=[.$E16]*[.L16]*100/3" office:value-type="float" office:value="229.875326014719" calcext:value-type="float">
            <text:p>229.875</text:p>
          </table:table-cell>
          <table:table-cell table:formula="of:=[.$E16]*[.M16]*100/3" office:value-type="float" office:value="59.0363187092233" calcext:value-type="float">
            <text:p>59.036</text:p>
          </table:table-cell>
          <table:table-cell table:formula="of:=[.$E16]*[.N16]*100/3" office:value-type="float" office:value="15.1616399513614" calcext:value-type="float">
            <text:p>15.162</text:p>
          </table:table-cell>
          <table:table-cell table:formula="of:=[.$E16]*[.O16]*100/3" office:value-type="float" office:value="3.89379505769903" calcext:value-type="float">
            <text:p>3.894</text:p>
          </table:table-cell>
          <table:table-cell office:value-type="float" office:value="1" calcext:value-type="float">
            <text:p>1.000</text:p>
          </table:table-cell>
          <table:table-cell table:formula="of:=[.J16]*3604.861727" office:value-type="float" office:value="558753.567685" calcext:value-type="float">
            <text:p>558,753.57</text:p>
          </table:table-cell>
          <table:table-cell table:formula="of:=ROUND([.$C16]*[.P16])" office:value-type="float" office:value="4962531" calcext:value-type="float">
            <text:p>4,962,531</text:p>
          </table:table-cell>
          <table:table-cell table:formula="of:=ROUND([.$E16]*[.Q16])" office:value-type="float" office:value="579692" calcext:value-type="float">
            <text:p>579692</text:p>
          </table:table-cell>
          <table:table-cell table:formula="of:=[.R16]/(([.$K16]*[.F16])+([.$L16]*[.G16])+([.$M16]*[.H16])+([.$N16]*[.I16])+([.$O16]*[.J16]))" office:value-type="float" office:value="3739.94838709677" calcext:value-type="float">
            <text:p>3739.948</text:p>
          </table:table-cell>
          <table:table-cell table:formula="of:=IF([.F16]=0;0;[.$K16]*[.$S16])" office:value-type="float" office:value="0" calcext:value-type="float">
            <text:p>0</text:p>
          </table:table-cell>
          <table:table-cell table:formula="of:=IF([.G16]=0;0;[.$L16]*[.$S16])" office:value-type="float" office:value="0" calcext:value-type="float">
            <text:p>0</text:p>
          </table:table-cell>
          <table:table-cell table:formula="of:=IF([.H16]=0;0;[.$M16]*[.$S16])" office:value-type="float" office:value="0" calcext:value-type="float">
            <text:p>0</text:p>
          </table:table-cell>
          <table:table-cell table:formula="of:=IF([.I16]=0;0;[.$N16]*[.$S16])" office:value-type="float" office:value="0" calcext:value-type="float">
            <text:p>0</text:p>
          </table:table-cell>
          <table:table-cell table:formula="of:=IF([.J16]=0;0;[.$O16]*[.$S16])" office:value-type="float" office:value="3739.94838709677" calcext:value-type="float">
            <text:p>3,740</text:p>
          </table:table-cell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 table:formula="of:=IF([.B17]=&quot;Taiga&quot;;10;IF([.B17]=&quot;Mts&quot;;15;IF([.B17]=&quot;Temp&quot;;30;IF([.B17]=&quot;Steppe&quot;;20;IF([.B17]=&quot;Jungle&quot;;45;IF([.B17]=&quot;Sav&quot;;30;IF([.B17]=&quot;Medi&quot;;45;0)))))))*[.$C$28]" office:value-type="float" office:value="8.88142965204238" calcext:value-type="float">
            <text:p>8.88</text:p>
          </table:table-cell>
          <table:table-cell table:formula="of:=[$Capacity.J18]/[$Dists.AA17]" office:value-type="float" office:value="398.888048098243" calcext:value-type="float">
            <text:p>398.888</text:p>
          </table:table-cell>
          <table:table-cell table:formula="of:=([.D17]-MIN([.$D$2:.$D$24]))*(0.1)/(MAX([.$D$2:.$D$24])-MIN([.$D$2:.$D$24]))+0.05" office:value-type="float" office:value="0.140119988432683" calcext:value-type="float">
            <text:p>0.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formula="of:=[.$E17]*[.L17]*100/3" office:value-type="float" office:value="475.899613726268" calcext:value-type="float">
            <text:p>475.900</text:p>
          </table:table-cell>
          <table:table-cell table:formula="of:=[.$E17]*[.M17]*100/3" office:value-type="float" office:value="101.891161792716" calcext:value-type="float">
            <text:p>101.891</text:p>
          </table:table-cell>
          <table:table-cell table:formula="of:=[.$E17]*[.N17]*100/3" office:value-type="float" office:value="21.8151235093058" calcext:value-type="float">
            <text:p>21.815</text:p>
          </table:table-cell>
          <table:table-cell table:formula="of:=[.$E17]*[.O17]*100/3" office:value-type="float" office:value="4.67066628108944" calcext:value-type="float">
            <text:p>4.671</text:p>
          </table:table-cell>
          <table:table-cell office:value-type="float" office:value="1" calcext:value-type="float">
            <text:p>1.000</text:p>
          </table:table-cell>
          <table:table-cell table:formula="of:=[.J17]*3604.861727" office:value-type="float" office:value="515495.226961" calcext:value-type="float">
            <text:p>515,495.23</text:p>
          </table:table-cell>
          <table:table-cell table:formula="of:=ROUND([.$C17]*[.P17])" office:value-type="float" office:value="4578335" calcext:value-type="float">
            <text:p>4,578,335</text:p>
          </table:table-cell>
          <table:table-cell table:formula="of:=ROUND([.$E17]*[.Q17])" office:value-type="float" office:value="641516" calcext:value-type="float">
            <text:p>641516</text:p>
          </table:table-cell>
          <table:table-cell table:formula="of:=[.R17]/(([.$K17]*[.F17])+([.$L17]*[.G17])+([.$M17]*[.H17])+([.$N17]*[.I17])+([.$O17]*[.J17]))" office:value-type="float" office:value="655.221339063512" calcext:value-type="float">
            <text:p>655.221</text:p>
          </table:table-cell>
          <table:table-cell table:formula="of:=IF([.F17]=0;0;[.$K17]*[.$S17])" office:value-type="float" office:value="311819.582165534" calcext:value-type="float">
            <text:p>311,820</text:p>
          </table:table-cell>
          <table:table-cell table:formula="of:=IF([.G17]=0;0;[.$L17]*[.$S17])" office:value-type="float" office:value="66761.2634685605" calcext:value-type="float">
            <text:p>66,761</text:p>
          </table:table-cell>
          <table:table-cell table:formula="of:=IF([.H17]=0;0;[.$M17]*[.$S17])" office:value-type="float" office:value="14293.7344376033" calcext:value-type="float">
            <text:p>14,294</text:p>
          </table:table-cell>
          <table:table-cell table:formula="of:=IF([.I17]=0;0;[.$N17]*[.$S17])" office:value-type="float" office:value="3060.32021501421" calcext:value-type="float">
            <text:p>3,060</text:p>
          </table:table-cell>
          <table:table-cell table:formula="of:=IF([.J17]=0;0;[.$O17]*[.$S17])" office:value-type="float" office:value="655.221339063512" calcext:value-type="float">
            <text:p>655</text:p>
          </table:table-cell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 table:formula="of:=IF([.B18]=&quot;Taiga&quot;;10;IF([.B18]=&quot;Mts&quot;;15;IF([.B18]=&quot;Temp&quot;;30;IF([.B18]=&quot;Steppe&quot;;20;IF([.B18]=&quot;Jungle&quot;;45;IF([.B18]=&quot;Sav&quot;;30;IF([.B18]=&quot;Medi&quot;;45;0)))))))*[.$C$28]" office:value-type="float" office:value="13.3221444780636" calcext:value-type="float">
            <text:p>13.32</text:p>
          </table:table-cell>
          <table:table-cell table:formula="of:=[$Capacity.J19]/[$Dists.AA18]" office:value-type="float" office:value="403.811129133249" calcext:value-type="float">
            <text:p>403.811</text:p>
          </table:table-cell>
          <table:table-cell table:formula="of:=([.D18]-MIN([.$D$2:.$D$24]))*(0.1)/(MAX([.$D$2:.$D$24])-MIN([.$D$2:.$D$24]))+0.05" office:value-type="float" office:value="0.141702038305654" calcext:value-type="float">
            <text:p>0.142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table:formula="of:=[.$E18]*[.L18]*100/3" office:value-type="float" office:value="497.759285812418" calcext:value-type="float">
            <text:p>497.759</text:p>
          </table:table-cell>
          <table:table-cell table:formula="of:=[.$E18]*[.M18]*100/3" office:value-type="float" office:value="105.381536870784" calcext:value-type="float">
            <text:p>105.382</text:p>
          </table:table-cell>
          <table:table-cell table:formula="of:=[.$E18]*[.N18]*100/3" office:value-type="float" office:value="22.3105196221966" calcext:value-type="float">
            <text:p>22.311</text:p>
          </table:table-cell>
          <table:table-cell table:formula="of:=[.$E18]*[.O18]*100/3" office:value-type="float" office:value="4.72340127685512" calcext:value-type="float">
            <text:p>4.723</text:p>
          </table:table-cell>
          <table:table-cell office:value-type="float" office:value="1" calcext:value-type="float">
            <text:p>1.000</text:p>
          </table:table-cell>
          <table:table-cell table:formula="of:=[.J18]*3604.861727" office:value-type="float" office:value="302808.385068" calcext:value-type="float">
            <text:p>302,808.39</text:p>
          </table:table-cell>
          <table:table-cell table:formula="of:=ROUND([.$C18]*[.P18])" office:value-type="float" office:value="4034057" calcext:value-type="float">
            <text:p>4,034,057</text:p>
          </table:table-cell>
          <table:table-cell table:formula="of:=ROUND([.$E18]*[.Q18])" office:value-type="float" office:value="571634" calcext:value-type="float">
            <text:p>571634</text:p>
          </table:table-cell>
          <table:table-cell table:formula="of:=[.R18]/(([.$K18]*[.F18])+([.$L18]*[.G18])+([.$M18]*[.H18])+([.$N18]*[.I18])+([.$O18]*[.J18]))" office:value-type="float" office:value="6805.16666666667" calcext:value-type="float">
            <text:p>6805.167</text:p>
          </table:table-cell>
          <table:table-cell table:formula="of:=IF([.F18]=0;0;[.$K18]*[.$S18])" office:value-type="float" office:value="0" calcext:value-type="float">
            <text:p>0</text:p>
          </table:table-cell>
          <table:table-cell table:formula="of:=IF([.G18]=0;0;[.$L18]*[.$S18])" office:value-type="float" office:value="0" calcext:value-type="float">
            <text:p>0</text:p>
          </table:table-cell>
          <table:table-cell table:formula="of:=IF([.H18]=0;0;[.$M18]*[.$S18])" office:value-type="float" office:value="0" calcext:value-type="float">
            <text:p>0</text:p>
          </table:table-cell>
          <table:table-cell table:formula="of:=IF([.I18]=0;0;[.$N18]*[.$S18])" office:value-type="float" office:value="0" calcext:value-type="float">
            <text:p>0</text:p>
          </table:table-cell>
          <table:table-cell table:formula="of:=IF([.J18]=0;0;[.$O18]*[.$S18])" office:value-type="float" office:value="6805.16666666667" calcext:value-type="float">
            <text:p>6,805</text:p>
          </table:table-cell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 table:formula="of:=IF([.B19]=&quot;Taiga&quot;;10;IF([.B19]=&quot;Mts&quot;;15;IF([.B19]=&quot;Temp&quot;;30;IF([.B19]=&quot;Steppe&quot;;20;IF([.B19]=&quot;Jungle&quot;;45;IF([.B19]=&quot;Sav&quot;;30;IF([.B19]=&quot;Medi&quot;;45;0)))))))*[.$C$28]" office:value-type="float" office:value="4.44071482602119" calcext:value-type="float">
            <text:p>4.44</text:p>
          </table:table-cell>
          <table:table-cell table:formula="of:=[$Capacity.J20]/[$Dists.AA19]" office:value-type="float" office:value="120.087153480904" calcext:value-type="float">
            <text:p>120.087</text:p>
          </table:table-cell>
          <table:table-cell table:formula="of:=([.D19]-MIN([.$D$2:.$D$24]))*(0.1)/(MAX([.$D$2:.$D$24])-MIN([.$D$2:.$D$24]))+0.05" office:value-type="float" office:value="0.0505263139070979" calcext:value-type="float">
            <text:p>0.051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formula="of:=[.$E19]*[.L19]*100/3" office:value-type="float" office:value="8.04610035021007" calcext:value-type="float">
            <text:p>8.046</text:p>
          </table:table-cell>
          <table:table-cell table:formula="of:=[.$E19]*[.M19]*100/3" office:value-type="float" office:value="4.77737226091993" calcext:value-type="float">
            <text:p>4.777</text:p>
          </table:table-cell>
          <table:table-cell table:formula="of:=[.$E19]*[.N19]*100/3" office:value-type="float" office:value="2.83656488559844" calcext:value-type="float">
            <text:p>2.837</text:p>
          </table:table-cell>
          <table:table-cell table:formula="of:=[.$E19]*[.O19]*100/3" office:value-type="float" office:value="1.68421046356993" calcext:value-type="float">
            <text:p>1.684</text:p>
          </table:table-cell>
          <table:table-cell office:value-type="float" office:value="1" calcext:value-type="float">
            <text:p>1.000</text:p>
          </table:table-cell>
          <table:table-cell table:formula="of:=[.J19]*3604.861727" office:value-type="float" office:value="158613.915988" calcext:value-type="float">
            <text:p>158,613.92</text:p>
          </table:table-cell>
          <table:table-cell table:formula="of:=ROUND([.$C19]*[.P19])" office:value-type="float" office:value="704359" calcext:value-type="float">
            <text:p>704,359</text:p>
          </table:table-cell>
          <table:table-cell table:formula="of:=ROUND([.$E19]*[.Q19])" office:value-type="float" office:value="35589" calcext:value-type="float">
            <text:p>35589</text:p>
          </table:table-cell>
          <table:table-cell table:formula="of:=[.R19]/(([.$K19]*[.F19])+([.$L19]*[.G19])+([.$M19]*[.H19])+([.$N19]*[.I19])+([.$O19]*[.J19]))" office:value-type="float" office:value="808.840909090909" calcext:value-type="float">
            <text:p>808.841</text:p>
          </table:table-cell>
          <table:table-cell table:formula="of:=IF([.F19]=0;0;[.$K19]*[.$S19])" office:value-type="float" office:value="0" calcext:value-type="float">
            <text:p>0</text:p>
          </table:table-cell>
          <table:table-cell table:formula="of:=IF([.G19]=0;0;[.$L19]*[.$S19])" office:value-type="float" office:value="0" calcext:value-type="float">
            <text:p>0</text:p>
          </table:table-cell>
          <table:table-cell table:formula="of:=IF([.H19]=0;0;[.$M19]*[.$S19])" office:value-type="float" office:value="0" calcext:value-type="float">
            <text:p>0</text:p>
          </table:table-cell>
          <table:table-cell table:formula="of:=IF([.I19]=0;0;[.$N19]*[.$S19])" office:value-type="float" office:value="0" calcext:value-type="float">
            <text:p>0</text:p>
          </table:table-cell>
          <table:table-cell table:formula="of:=IF([.J19]=0;0;[.$O19]*[.$S19])" office:value-type="float" office:value="808.840909090909" calcext:value-type="float">
            <text:p>809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 table:formula="of:=IF([.B20]=&quot;Taiga&quot;;10;IF([.B20]=&quot;Mts&quot;;15;IF([.B20]=&quot;Temp&quot;;30;IF([.B20]=&quot;Steppe&quot;;20;IF([.B20]=&quot;Jungle&quot;;45;IF([.B20]=&quot;Sav&quot;;30;IF([.B20]=&quot;Medi&quot;;45;0)))))))*[.$C$28]" office:value-type="float" office:value="13.3221444780636" calcext:value-type="float">
            <text:p>13.32</text:p>
          </table:table-cell>
          <table:table-cell table:formula="of:=[$Capacity.J21]/[$Dists.AA20]" office:value-type="float" office:value="429.633031808125" calcext:value-type="float">
            <text:p>429.633</text:p>
          </table:table-cell>
          <table:table-cell table:formula="of:=([.D20]-MIN([.$D$2:.$D$24]))*(0.1)/(MAX([.$D$2:.$D$24])-MIN([.$D$2:.$D$24]))+0.05" office:value-type="float" office:value="0.15" calcext:value-type="float">
            <text:p>0.150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formula="of:=[.$E20]*[.L20]*100/3" office:value-type="float" office:value="625" calcext:value-type="float">
            <text:p>625.000</text:p>
          </table:table-cell>
          <table:table-cell table:formula="of:=[.$E20]*[.M20]*100/3" office:value-type="float" office:value="125" calcext:value-type="float">
            <text:p>125.000</text:p>
          </table:table-cell>
          <table:table-cell table:formula="of:=[.$E20]*[.N20]*100/3" office:value-type="float" office:value="25" calcext:value-type="float">
            <text:p>25.000</text:p>
          </table:table-cell>
          <table:table-cell table:formula="of:=[.$E20]*[.O20]*100/3" office:value-type="float" office:value="5" calcext:value-type="float">
            <text:p>5.000</text:p>
          </table:table-cell>
          <table:table-cell office:value-type="float" office:value="1" calcext:value-type="float">
            <text:p>1.000</text:p>
          </table:table-cell>
          <table:table-cell table:formula="of:=[.J20]*3604.861727" office:value-type="float" office:value="706552.898492" calcext:value-type="float">
            <text:p>706,552.90</text:p>
          </table:table-cell>
          <table:table-cell table:formula="of:=ROUND([.$C20]*[.P20])" office:value-type="float" office:value="9412800" calcext:value-type="float">
            <text:p>9,412,800</text:p>
          </table:table-cell>
          <table:table-cell table:formula="of:=ROUND([.$E20]*[.Q20])" office:value-type="float" office:value="1411920" calcext:value-type="float">
            <text:p>1411920</text:p>
          </table:table-cell>
          <table:table-cell table:formula="of:=[.R20]/(([.$K20]*[.F20])+([.$L20]*[.G20])+([.$M20]*[.H20])+([.$N20]*[.I20])+([.$O20]*[.J20]))" office:value-type="float" office:value="7203.67346938776" calcext:value-type="float">
            <text:p>7203.673</text:p>
          </table:table-cell>
          <table:table-cell table:formula="of:=IF([.F20]=0;0;[.$K20]*[.$S20])" office:value-type="float" office:value="0" calcext:value-type="float">
            <text:p>0</text:p>
          </table:table-cell>
          <table:table-cell table:formula="of:=IF([.G20]=0;0;[.$L20]*[.$S20])" office:value-type="float" office:value="0" calcext:value-type="float">
            <text:p>0</text:p>
          </table:table-cell>
          <table:table-cell table:formula="of:=IF([.H20]=0;0;[.$M20]*[.$S20])" office:value-type="float" office:value="0" calcext:value-type="float">
            <text:p>0</text:p>
          </table:table-cell>
          <table:table-cell table:formula="of:=IF([.I20]=0;0;[.$N20]*[.$S20])" office:value-type="float" office:value="0" calcext:value-type="float">
            <text:p>0</text:p>
          </table:table-cell>
          <table:table-cell table:formula="of:=IF([.J20]=0;0;[.$O20]*[.$S20])" office:value-type="float" office:value="7203.67346938776" calcext:value-type="float">
            <text:p>7,204</text:p>
          </table:table-cell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 table:formula="of:=IF([.B21]=&quot;Taiga&quot;;10;IF([.B21]=&quot;Mts&quot;;15;IF([.B21]=&quot;Temp&quot;;30;IF([.B21]=&quot;Steppe&quot;;20;IF([.B21]=&quot;Jungle&quot;;45;IF([.B21]=&quot;Sav&quot;;30;IF([.B21]=&quot;Medi&quot;;45;0)))))))*[.$C$28]" office:value-type="float" office:value="4.44071482602119" calcext:value-type="float">
            <text:p>4.44</text:p>
          </table:table-cell>
          <table:table-cell table:formula="of:=[$Capacity.J22]/[$Dists.AA21]" office:value-type="float" office:value="169.991062813052" calcext:value-type="float">
            <text:p>169.991</text:p>
          </table:table-cell>
          <table:table-cell table:formula="of:=([.D21]-MIN([.$D$2:.$D$24]))*(0.1)/(MAX([.$D$2:.$D$24])-MIN([.$D$2:.$D$24]))+0.05" office:value-type="float" office:value="0.0665631154259577" calcext:value-type="float">
            <text:p>0.067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table:formula="of:=[.$E21]*[.L21]*100/3" office:value-type="float" office:value="24.2353637904858" calcext:value-type="float">
            <text:p>24.235</text:p>
          </table:table-cell>
          <table:table-cell table:formula="of:=[.$E21]*[.M21]*100/3" office:value-type="float" office:value="10.9228798721618" calcext:value-type="float">
            <text:p>10.923</text:p>
          </table:table-cell>
          <table:table-cell table:formula="of:=[.$E21]*[.N21]*100/3" office:value-type="float" office:value="4.92294259467707" calcext:value-type="float">
            <text:p>4.923</text:p>
          </table:table-cell>
          <table:table-cell table:formula="of:=[.$E21]*[.O21]*100/3" office:value-type="float" office:value="2.21877051419859" calcext:value-type="float">
            <text:p>2.219</text:p>
          </table:table-cell>
          <table:table-cell office:value-type="float" office:value="1" calcext:value-type="float">
            <text:p>1.000</text:p>
          </table:table-cell>
          <table:table-cell table:formula="of:=[.J21]*3604.861727" office:value-type="float" office:value="454212.577602" calcext:value-type="float">
            <text:p>454,212.58</text:p>
          </table:table-cell>
          <table:table-cell table:formula="of:=ROUND([.$C21]*[.P21])" office:value-type="float" office:value="2017029" calcext:value-type="float">
            <text:p>2,017,029</text:p>
          </table:table-cell>
          <table:table-cell table:formula="of:=ROUND([.$E21]*[.Q21])" office:value-type="float" office:value="134260" calcext:value-type="float">
            <text:p>134260</text:p>
          </table:table-cell>
          <table:table-cell table:formula="of:=[.R21]/(([.$K21]*[.F21])+([.$L21]*[.G21])+([.$M21]*[.H21])+([.$N21]*[.I21])+([.$O21]*[.J21]))" office:value-type="float" office:value="1065.55555555556" calcext:value-type="float">
            <text:p>1065.556</text:p>
          </table:table-cell>
          <table:table-cell table:formula="of:=IF([.F21]=0;0;[.$K21]*[.$S21])" office:value-type="float" office:value="0" calcext:value-type="float">
            <text:p>0</text:p>
          </table:table-cell>
          <table:table-cell table:formula="of:=IF([.G21]=0;0;[.$L21]*[.$S21])" office:value-type="float" office:value="0" calcext:value-type="float">
            <text:p>0</text:p>
          </table:table-cell>
          <table:table-cell table:formula="of:=IF([.H21]=0;0;[.$M21]*[.$S21])" office:value-type="float" office:value="0" calcext:value-type="float">
            <text:p>0</text:p>
          </table:table-cell>
          <table:table-cell table:formula="of:=IF([.I21]=0;0;[.$N21]*[.$S21])" office:value-type="float" office:value="0" calcext:value-type="float">
            <text:p>0</text:p>
          </table:table-cell>
          <table:table-cell table:formula="of:=IF([.J21]=0;0;[.$O21]*[.$S21])" office:value-type="float" office:value="1065.55555555556" calcext:value-type="float">
            <text:p>1,066</text:p>
          </table:table-cell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 table:formula="of:=IF([.B22]=&quot;Taiga&quot;;10;IF([.B22]=&quot;Mts&quot;;15;IF([.B22]=&quot;Temp&quot;;30;IF([.B22]=&quot;Steppe&quot;;20;IF([.B22]=&quot;Jungle&quot;;45;IF([.B22]=&quot;Sav&quot;;30;IF([.B22]=&quot;Medi&quot;;45;0)))))))*[.$C$28]" office:value-type="float" office:value="8.88142965204238" calcext:value-type="float">
            <text:p>8.88</text:p>
          </table:table-cell>
          <table:table-cell table:formula="of:=[$Capacity.J23]/[$Dists.AA22]" office:value-type="float" office:value="258.90665455459" calcext:value-type="float">
            <text:p>258.907</text:p>
          </table:table-cell>
          <table:table-cell table:formula="of:=([.D22]-MIN([.$D$2:.$D$24]))*(0.1)/(MAX([.$D$2:.$D$24])-MIN([.$D$2:.$D$24]))+0.05" office:value-type="float" office:value="0.0951364619988767" calcext:value-type="float">
            <text:p>0.095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formula="of:=[.$E22]*[.L22]*100/3" office:value-type="float" office:value="101.135346624431" calcext:value-type="float">
            <text:p>101.135</text:p>
          </table:table-cell>
          <table:table-cell table:formula="of:=[.$E22]*[.M22]*100/3" office:value-type="float" office:value="31.8916673479907" calcext:value-type="float">
            <text:p>31.892</text:p>
          </table:table-cell>
          <table:table-cell table:formula="of:=[.$E22]*[.N22]*100/3" office:value-type="float" office:value="10.0566071129597" calcext:value-type="float">
            <text:p>10.057</text:p>
          </table:table-cell>
          <table:table-cell table:formula="of:=[.$E22]*[.O22]*100/3" office:value-type="float" office:value="3.17121539996256" calcext:value-type="float">
            <text:p>3.171</text:p>
          </table:table-cell>
          <table:table-cell office:value-type="float" office:value="1" calcext:value-type="float">
            <text:p>1.000</text:p>
          </table:table-cell>
          <table:table-cell table:formula="of:=[.J22]*3604.861727" office:value-type="float" office:value="407349.375151" calcext:value-type="float">
            <text:p>407,349.38</text:p>
          </table:table-cell>
          <table:table-cell table:formula="of:=ROUND([.$C22]*[.P22])" office:value-type="float" office:value="3617845" calcext:value-type="float">
            <text:p>3,617,845</text:p>
          </table:table-cell>
          <table:table-cell table:formula="of:=ROUND([.$E22]*[.Q22])" office:value-type="float" office:value="344189" calcext:value-type="float">
            <text:p>344189</text:p>
          </table:table-cell>
          <table:table-cell table:formula="of:=[.R22]/(([.$K22]*[.F22])+([.$L22]*[.G22])+([.$M22]*[.H22])+([.$N22]*[.I22])+([.$O22]*[.J22]))" office:value-type="float" office:value="3045.9203539823" calcext:value-type="float">
            <text:p>3045.920</text:p>
          </table:table-cell>
          <table:table-cell table:formula="of:=IF([.F22]=0;0;[.$K22]*[.$S22])" office:value-type="float" office:value="0" calcext:value-type="float">
            <text:p>0</text:p>
          </table:table-cell>
          <table:table-cell table:formula="of:=IF([.G22]=0;0;[.$L22]*[.$S22])" office:value-type="float" office:value="0" calcext:value-type="float">
            <text:p>0</text:p>
          </table:table-cell>
          <table:table-cell table:formula="of:=IF([.H22]=0;0;[.$M22]*[.$S22])" office:value-type="float" office:value="0" calcext:value-type="float">
            <text:p>0</text:p>
          </table:table-cell>
          <table:table-cell table:formula="of:=IF([.I22]=0;0;[.$N22]*[.$S22])" office:value-type="float" office:value="0" calcext:value-type="float">
            <text:p>0</text:p>
          </table:table-cell>
          <table:table-cell table:formula="of:=IF([.J22]=0;0;[.$O22]*[.$S22])" office:value-type="float" office:value="3045.9203539823" calcext:value-type="float">
            <text:p>3,046</text:p>
          </table:table-cell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 table:formula="of:=IF([.B23]=&quot;Taiga&quot;;10;IF([.B23]=&quot;Mts&quot;;15;IF([.B23]=&quot;Temp&quot;;30;IF([.B23]=&quot;Steppe&quot;;20;IF([.B23]=&quot;Jungle&quot;;45;IF([.B23]=&quot;Sav&quot;;30;IF([.B23]=&quot;Medi&quot;;45;0)))))))*[.$C$28]" office:value-type="float" office:value="2.96047655068079" calcext:value-type="float">
            <text:p>2.96</text:p>
          </table:table-cell>
          <table:table-cell table:formula="of:=[$Capacity.J24]/[$Dists.AA23]" office:value-type="float" office:value="205.339445827786" calcext:value-type="float">
            <text:p>205.339</text:p>
          </table:table-cell>
          <table:table-cell table:formula="of:=([.D23]-MIN([.$D$2:.$D$24]))*(0.1)/(MAX([.$D$2:.$D$24])-MIN([.$D$2:.$D$24]))+0.05" office:value-type="float" office:value="0.0779224459875564" calcext:value-type="float">
            <text:p>0.07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formula="of:=[.$E23]*[.L23]*100/3" office:value-type="float" office:value="45.516125636437" calcext:value-type="float">
            <text:p>45.516</text:p>
          </table:table-cell>
          <table:table-cell table:formula="of:=[.$E23]*[.M23]*100/3" office:value-type="float" office:value="17.5236255970605" calcext:value-type="float">
            <text:p>17.524</text:p>
          </table:table-cell>
          <table:table-cell table:formula="of:=[.$E23]*[.N23]*100/3" office:value-type="float" office:value="6.74656398742627" calcext:value-type="float">
            <text:p>6.747</text:p>
          </table:table-cell>
          <table:table-cell table:formula="of:=[.$E23]*[.O23]*100/3" office:value-type="float" office:value="2.59741486625188" calcext:value-type="float">
            <text:p>2.597</text:p>
          </table:table-cell>
          <table:table-cell office:value-type="float" office:value="1" calcext:value-type="float">
            <text:p>1.000</text:p>
          </table:table-cell>
          <table:table-cell table:formula="of:=[.J23]*3604.861727" office:value-type="float" office:value="360486.1727" calcext:value-type="float">
            <text:p>360,486.17</text:p>
          </table:table-cell>
          <table:table-cell table:formula="of:=ROUND([.$C23]*[.P23])" office:value-type="float" office:value="1067211" calcext:value-type="float">
            <text:p>1,067,211</text:p>
          </table:table-cell>
          <table:table-cell table:formula="of:=ROUND([.$E23]*[.Q23])" office:value-type="float" office:value="83160" calcext:value-type="float">
            <text:p>83160</text:p>
          </table:table-cell>
          <table:table-cell table:formula="of:=[.R23]/(([.$K23]*[.F23])+([.$L23]*[.G23])+([.$M23]*[.H23])+([.$N23]*[.I23])+([.$O23]*[.J23]))" office:value-type="float" office:value="831.6" calcext:value-type="float">
            <text:p>831.600</text:p>
          </table:table-cell>
          <table:table-cell table:formula="of:=IF([.F23]=0;0;[.$K23]*[.$S23])" office:value-type="float" office:value="0" calcext:value-type="float">
            <text:p>0</text:p>
          </table:table-cell>
          <table:table-cell table:formula="of:=IF([.G23]=0;0;[.$L23]*[.$S23])" office:value-type="float" office:value="0" calcext:value-type="float">
            <text:p>0</text:p>
          </table:table-cell>
          <table:table-cell table:formula="of:=IF([.H23]=0;0;[.$M23]*[.$S23])" office:value-type="float" office:value="0" calcext:value-type="float">
            <text:p>0</text:p>
          </table:table-cell>
          <table:table-cell table:formula="of:=IF([.I23]=0;0;[.$N23]*[.$S23])" office:value-type="float" office:value="0" calcext:value-type="float">
            <text:p>0</text:p>
          </table:table-cell>
          <table:table-cell table:formula="of:=IF([.J23]=0;0;[.$O23]*[.$S23])" office:value-type="float" office:value="831.6" calcext:value-type="float">
            <text:p>832</text:p>
          </table:table-cell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 table:formula="of:=IF([.B24]=&quot;Taiga&quot;;10;IF([.B24]=&quot;Mts&quot;;15;IF([.B24]=&quot;Temp&quot;;30;IF([.B24]=&quot;Steppe&quot;;20;IF([.B24]=&quot;Jungle&quot;;45;IF([.B24]=&quot;Sav&quot;;30;IF([.B24]=&quot;Medi&quot;;45;0)))))))*[.$C$28]" office:value-type="float" office:value="2.96047655068079" calcext:value-type="float">
            <text:p>2.96</text:p>
          </table:table-cell>
          <table:table-cell table:formula="of:=[$Capacity.J25]/[$Dists.AA24]" office:value-type="float" office:value="226.285435083256" calcext:value-type="float">
            <text:p>226.285</text:p>
          </table:table-cell>
          <table:table-cell table:formula="of:=([.D24]-MIN([.$D$2:.$D$24]))*(0.1)/(MAX([.$D$2:.$D$24])-MIN([.$D$2:.$D$24]))+0.05" office:value-type="float" office:value="0.0846535152925765" calcext:value-type="float">
            <text:p>0.085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table:formula="of:=[.$E24]*[.L24]*100/3" office:value-type="float" office:value="63.4008338606178" calcext:value-type="float">
            <text:p>63.401</text:p>
          </table:table-cell>
          <table:table-cell table:formula="of:=[.$E24]*[.M24]*100/3" office:value-type="float" office:value="22.4683524274783" calcext:value-type="float">
            <text:p>22.468</text:p>
          </table:table-cell>
          <table:table-cell table:formula="of:=[.$E24]*[.N24]*100/3" office:value-type="float" office:value="7.96246405710053" calcext:value-type="float">
            <text:p>7.962</text:p>
          </table:table-cell>
          <table:table-cell table:formula="of:=[.$E24]*[.O24]*100/3" office:value-type="float" office:value="2.82178384308588" calcext:value-type="float">
            <text:p>2.822</text:p>
          </table:table-cell>
          <table:table-cell office:value-type="float" office:value="1" calcext:value-type="float">
            <text:p>1.000</text:p>
          </table:table-cell>
          <table:table-cell table:formula="of:=[.J24]*3604.861727" office:value-type="float" office:value="544334.120777" calcext:value-type="float">
            <text:p>544,334.12</text:p>
          </table:table-cell>
          <table:table-cell table:formula="of:=ROUND([.$C24]*[.P24])" office:value-type="float" office:value="1611488" calcext:value-type="float">
            <text:p>1,611,488</text:p>
          </table:table-cell>
          <table:table-cell table:formula="of:=ROUND([.$E24]*[.Q24])" office:value-type="float" office:value="136418" calcext:value-type="float">
            <text:p>136418</text:p>
          </table:table-cell>
          <table:table-cell table:formula="of:=[.R24]/(([.$K24]*[.F24])+([.$L24]*[.G24])+([.$M24]*[.H24])+([.$N24]*[.I24])+([.$O24]*[.J24]))" office:value-type="float" office:value="903.430463576159" calcext:value-type="float">
            <text:p>903.430</text:p>
          </table:table-cell>
          <table:table-cell table:formula="of:=IF([.F24]=0;0;[.$K24]*[.$S24])" office:value-type="float" office:value="0" calcext:value-type="float">
            <text:p>0</text:p>
          </table:table-cell>
          <table:table-cell table:formula="of:=IF([.G24]=0;0;[.$L24]*[.$S24])" office:value-type="float" office:value="0" calcext:value-type="float">
            <text:p>0</text:p>
          </table:table-cell>
          <table:table-cell table:formula="of:=IF([.H24]=0;0;[.$M24]*[.$S24])" office:value-type="float" office:value="0" calcext:value-type="float">
            <text:p>0</text:p>
          </table:table-cell>
          <table:table-cell table:formula="of:=IF([.I24]=0;0;[.$N24]*[.$S24])" office:value-type="float" office:value="0" calcext:value-type="float">
            <text:p>0</text:p>
          </table:table-cell>
          <table:table-cell table:formula="of:=IF([.J24]=0;0;[.$O24]*[.$S24])" office:value-type="float" office:value="903.430463576159" calcext:value-type="float">
            <text:p>903</text:p>
          </table:table-cell>
        </table:table-row>
        <table:table-row table:style-name="ro1">
          <table:table-cell table:style-name="ce23" table:number-columns-repeated="2"/>
          <table:table-cell table:style-name="ce15" office:value-type="string" calcext:value-type="string">
            <text:p>Average</text:p>
          </table:table-cell>
          <table:table-cell table:style-name="ce21" office:value-type="string" calcext:value-type="string">
            <text:p>Total</text:p>
          </table:table-cell>
          <table:table-cell table:style-name="Default"/>
          <table:table-cell table:number-columns-repeated="5"/>
          <table:table-cell table:style-name="Default" table:number-columns-repeated="5"/>
          <table:table-cell table:style-name="ce15" office:value-type="string" calcext:value-type="string">
            <text:p>Total</text:p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3" table:number-columns-repeated="2"/>
          <table:table-cell table:number-matrix-columns-spanned="1" table:number-matrix-rows-spanned="1" table:formula="of:=SUM([.$C$2:.$C$24]*[.$P$2:.$P$24])/[.$P$26]" office:value-type="float" office:value="7.50000000000002" calcext:value-type="float">
            <text:p>7.50</text:p>
          </table:table-cell>
          <table:table-cell table:formula="of:=SUM([.D2:.D24])" office:value-type="float" office:value="5729.34064307943" calcext:value-type="float">
            <text:p>5,729.341</text:p>
          </table:table-cell>
          <table:table-cell table:style-name="Default"/>
          <table:table-cell table:number-columns-repeated="5"/>
          <table:table-cell table:style-name="Default" table:number-columns-repeated="5"/>
          <table:table-cell table:formula="of:=SUM([.P2:.P24])" office:value-type="float" office:value="11286822.067237" calcext:value-type="float">
            <text:p>11,286,822.07</text:p>
          </table:table-cell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3" table:number-columns-repeated="2"/>
          <table:table-cell table:style-name="ce15" office:value-type="string" calcext:value-type="string">
            <text:p>Pop Mult.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7"/>
          <table:table-cell/>
          <table:table-cell table:style-name="Default" table:number-columns-repeated="6"/>
        </table:table-row>
        <table:table-row table:style-name="ro1">
          <table:table-cell table:style-name="ce23" table:number-columns-repeated="2"/>
          <table:table-cell table:style-name="Default" table:formula="of:=7.5/25.3337591823698" office:value-type="float" office:value="0.296047655068079" calcext:value-type="float">
            <text:p>0.296047655068079</text:p>
          </table:table-cell>
          <table:table-cell table:style-name="Default" table:number-columns-repeated="2"/>
          <table:table-cell table:number-columns-repeated="5"/>
          <table:table-cell table:style-name="Default" table:number-columns-repeated="7"/>
          <table:table-cell/>
          <table:table-cell table:style-name="Default" table:number-columns-repeated="6"/>
        </table:table-row>
      </table:table>
      <table:table table:name="Test" table:style-name="ta1">
        <office:forms form:automatic-focus="false" form:apply-design-mode="false"/>
        <table:table-column table:style-name="co64" table:number-columns-repeated="30" table:default-cell-style-name="Default"/>
        <table:table-row table:style-name="ro1">
          <table:table-cell office:value-type="string" calcext:value-type="string">
            <text:p>Avg. Birth</text:p>
          </table:table-cell>
          <table:table-cell office:value-type="float" office:value="0.05" calcext:value-type="float">
            <text:p>0.05</text:p>
          </table:table-cell>
          <table:table-cell table:number-columns-repeated="14"/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th Prop</text:p>
          </table:table-cell>
          <table:table-cell office:value-type="float" office:value="0.001" calcext:value-type="float">
            <text:p>0.001</text:p>
          </table:table-cell>
          <table:table-cell table:number-columns-repeated="14"/>
          <table:table-cell table:formula="of:=MAX([.F6:.F28])-MIN([.F6:.F28])" office:value-type="float" office:value="0.187336452657838" calcext:value-type="float">
            <text:p>0.1873364526578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ial Pop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1]/[.B2]" office:value-type="float" office:value="50" calcext:value-type="float">
            <text:p>5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/>
          <table:table-cell table:formula="of:=INDEX([$Populations.$Q$2:$Populations.$Q$24];16)*1.5*365/(1000*2000*0.8^2)/23" office:value-type="float" office:value="85.1439678158967" calcext:value-type="float">
            <text:p>85.143967815896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eath Rate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B$1]/([.$B$2]+([.$B$1]/[.$B$3]-[.$B$2])*EXP(-[.$B$1]*[.A6]))" office:value-type="float" office:value="10" calcext:value-type="float">
            <text:p>10</text:p>
          </table:table-cell>
          <table:table-cell table:formula="of:=[.B6]*[.$B$2]" office:value-type="float" office:value="0.01" calcext:value-type="float">
            <text:p>0.01</text:p>
          </table:table-cell>
          <table:table-cell/>
          <table:table-cell office:value-type="string" calcext:value-type="string">
            <text:p>Eskinoko</text:p>
          </table:table-cell>
          <table:table-cell table:style-name="ce19" office:value-type="float" office:value="0.0258496606121528" calcext:value-type="float">
            <text:p>0.026</text:p>
          </table:table-cell>
          <table:table-cell table:style-name="ce19" table:formula="of:=((2/23)/(1+EXP(-[.$G$4]*([.F6]-(1/23)))))" office:value-type="float" office:value="0.018301012133256" calcext:value-type="float">
            <text:p>0.018</text:p>
          </table:table-cell>
          <table:table-cell table:style-name="ce19" table:formula="of:=[.G6]/SUM([.$G$6:.$G$28])" office:value-type="float" office:value="0.0218336978047437" calcext:value-type="float">
            <text:p>0.022</text:p>
          </table:table-cell>
          <table:table-cell table:style-name="ce19" table:formula="of:=INDEX([$Populations.$Q$2:$Populations.$Q$24];16)*1.5*365/(1000*2000*0.8^2)*[.H6]" office:value-type="float" office:value="42.7571762533495" calcext:value-type="float">
            <text:p>42.757</text:p>
          </table:table-cell>
          <table:table-cell table:style-name="ce19" table:formula="of:=6614*[.H6]" office:value-type="float" office:value="144.408077280575" calcext:value-type="float">
            <text:p>144.408</text:p>
          </table:table-cell>
          <table:table-cell table:style-name="ce19" table:formula="of:=6614*[.F6]" office:value-type="float" office:value="170.969655288779" calcext:value-type="float">
            <text:p>170.970</text:p>
          </table:table-cell>
          <table:table-cell table:style-name="ce19"/>
          <table:table-cell table:style-name="ce19" table:formula="of:=([.F6]-MIN([.$F$6:.$F$28]))*(5)/(MAX([.$F$6:.$F$28])-MIN([.$F$6:.$F$28]))" office:value-type="float" office:value="0.529825976085346" calcext:value-type="float">
            <text:p>0.530</text:p>
          </table:table-cell>
          <table:table-cell table:style-name="ce19" table:formula="of:=6614*[.M6]/[.$M$30]" office:value-type="float" office:value="152.308897053286" calcext:value-type="float">
            <text:p>152.309</text:p>
          </table:table-cell>
          <table:table-cell table:style-name="ce19" table:formula="of:=([.F6]-MIN([.$F$6:.$F$28]))*(1437.348336)/(MAX([.$F$6:.$F$28])-MIN([.$F$6:.$F$28]))" office:value-type="float" office:value="152.30889701917" calcext:value-type="float">
            <text:p>152.309</text:p>
          </table:table-cell>
          <table:table-cell table:style-name="ce19"/>
          <table:table-cell table:style-name="ce19" table:formula="of:=[.$Q$2]*EXP([.F6]*[.$Q$1])" office:value-type="float" office:value="0.526837755477058" calcext:value-type="float">
            <text:p>0.527</text:p>
          </table:table-cell>
          <table:table-cell table:style-name="ce19" table:formula="of:=6614*[.Q6]/SUM([.$Q$6:.$Q$28])" office:value-type="float" office:value="7.67373876924536" calcext:value-type="float">
            <text:p>7.674</text:p>
          </table:table-cell>
          <table:table-cell table:style-name="ce19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/([.$B$2]+([.$B$1]/[.$B$3]-[.$B$2])*EXP(-[.$B$1]*[.A7]))" office:value-type="float" office:value="10.4060055015682" calcext:value-type="float">
            <text:p>10.4060055015682</text:p>
          </table:table-cell>
          <table:table-cell table:formula="of:=[.B7]*[.$B$2]" office:value-type="float" office:value="0.0104060055015682" calcext:value-type="float">
            <text:p>0.010406005501568</text:p>
          </table:table-cell>
          <table:table-cell/>
          <table:table-cell office:value-type="string" calcext:value-type="string">
            <text:p>Oko</text:p>
          </table:table-cell>
          <table:table-cell table:style-name="ce19" office:value-type="float" office:value="0.0406266301005112" calcext:value-type="float">
            <text:p>0.041</text:p>
          </table:table-cell>
          <table:table-cell table:style-name="ce19" table:formula="of:=((2/23)/(1+EXP(-[.$G$4]*([.F7]-(1/23)))))" office:value-type="float" office:value="0.0388465046687987" calcext:value-type="float">
            <text:p>0.039</text:p>
          </table:table-cell>
          <table:table-cell table:style-name="ce19" table:formula="of:=[.G7]/SUM([.$G$6:.$G$28])" office:value-type="float" office:value="0.0463451331288864" calcext:value-type="float">
            <text:p>0.046</text:p>
          </table:table-cell>
          <table:table-cell table:style-name="ce19" table:formula="of:=INDEX([$Populations.$Q$2:$Populations.$Q$24];16)*1.5*365/(1000*2000*0.8^2)*[.H7]" office:value-type="float" office:value="90.7581960416352" calcext:value-type="float">
            <text:p>90.758</text:p>
          </table:table-cell>
          <table:table-cell table:style-name="ce19" table:formula="of:=6614*[.H7]" office:value-type="float" office:value="306.526710514455" calcext:value-type="float">
            <text:p>306.527</text:p>
          </table:table-cell>
          <table:table-cell table:style-name="ce19" table:formula="of:=6614*[.F7]" office:value-type="float" office:value="268.704531484781" calcext:value-type="float">
            <text:p>268.705</text:p>
          </table:table-cell>
          <table:table-cell table:style-name="ce19"/>
          <table:table-cell table:style-name="ce19" table:formula="of:=([.F7]-MIN([.$F$6:.$F$28]))*(5)/(MAX([.$F$6:.$F$28])-MIN([.$F$6:.$F$28]))" office:value-type="float" office:value="0.924222509133504" calcext:value-type="float">
            <text:p>0.924</text:p>
          </table:table-cell>
          <table:table-cell table:style-name="ce19" table:formula="of:=6614*[.M7]/[.$M$30]" office:value-type="float" office:value="265.68593717887" calcext:value-type="float">
            <text:p>265.686</text:p>
          </table:table-cell>
          <table:table-cell table:style-name="ce19" table:formula="of:=([.F7]-MIN([.$F$6:.$F$28]))*(1437.348336)/(MAX([.$F$6:.$F$28])-MIN([.$F$6:.$F$28]))" office:value-type="float" office:value="265.685937119357" calcext:value-type="float">
            <text:p>265.686</text:p>
          </table:table-cell>
          <table:table-cell table:style-name="ce19"/>
          <table:table-cell table:style-name="ce19" table:formula="of:=[.$Q$2]*EXP([.F7]*[.$Q$1])" office:value-type="float" office:value="0.951435042902842" calcext:value-type="float">
            <text:p>0.951</text:p>
          </table:table-cell>
          <table:table-cell table:style-name="ce19" table:formula="of:=6614*[.Q7]/SUM([.$Q$6:.$Q$28])" office:value-type="float" office:value="13.8582778079961" calcext:value-type="float">
            <text:p>13.858</text:p>
          </table:table-cell>
          <table:table-cell table:style-name="ce19"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/([.$B$2]+([.$B$1]/[.$B$3]-[.$B$2])*EXP(-[.$B$1]*[.A8]))" office:value-type="float" office:value="10.8240344526235" calcext:value-type="float">
            <text:p>10.8240344526235</text:p>
          </table:table-cell>
          <table:table-cell table:formula="of:=[.B8]*[.$B$2]" office:value-type="float" office:value="0.0108240344526235" calcext:value-type="float">
            <text:p>0.010824034452624</text:p>
          </table:table-cell>
          <table:table-cell/>
          <table:table-cell office:value-type="string" calcext:value-type="string">
            <text:p>Bono</text:p>
          </table:table-cell>
          <table:table-cell table:style-name="ce19" office:value-type="float" office:value="0.0541755340990021" calcext:value-type="float">
            <text:p>0.054</text:p>
          </table:table-cell>
          <table:table-cell table:style-name="ce19" table:formula="of:=((2/23)/(1+EXP(-[.$G$4]*([.F8]-(1/23)))))" office:value-type="float" office:value="0.0600404604275755" calcext:value-type="float">
            <text:p>0.060</text:p>
          </table:table-cell>
          <table:table-cell table:style-name="ce19" table:formula="of:=[.G8]/SUM([.$G$6:.$G$28])" office:value-type="float" office:value="0.0716302059956137" calcext:value-type="float">
            <text:p>0.072</text:p>
          </table:table-cell>
          <table:table-cell table:style-name="ce19" table:formula="of:=INDEX([$Populations.$Q$2:$Populations.$Q$24];16)*1.5*365/(1000*2000*0.8^2)*[.H8]" office:value-type="float" office:value="140.274238940541" calcext:value-type="float">
            <text:p>140.274</text:p>
          </table:table-cell>
          <table:table-cell table:style-name="ce19" table:formula="of:=6614*[.H8]" office:value-type="float" office:value="473.762182454989" calcext:value-type="float">
            <text:p>473.762</text:p>
          </table:table-cell>
          <table:table-cell table:style-name="ce19" table:formula="of:=6614*[.F8]" office:value-type="float" office:value="358.3169825308" calcext:value-type="float">
            <text:p>358.317</text:p>
          </table:table-cell>
          <table:table-cell table:style-name="ce19"/>
          <table:table-cell table:style-name="ce19" table:formula="of:=([.F8]-MIN([.$F$6:.$F$28]))*(5)/(MAX([.$F$6:.$F$28])-MIN([.$F$6:.$F$28]))" office:value-type="float" office:value="1.2858420392961" calcext:value-type="float">
            <text:p>1.286</text:p>
          </table:table-cell>
          <table:table-cell table:style-name="ce19" table:formula="of:=6614*[.M8]/[.$M$30]" office:value-type="float" office:value="369.640583191017" calcext:value-type="float">
            <text:p>369.641</text:p>
          </table:table-cell>
          <table:table-cell table:style-name="ce19" table:formula="of:=([.F8]-MIN([.$F$6:.$F$28]))*(1437.348336)/(MAX([.$F$6:.$F$28])-MIN([.$F$6:.$F$28]))" office:value-type="float" office:value="369.640583108219" calcext:value-type="float">
            <text:p>369.641</text:p>
          </table:table-cell>
          <table:table-cell table:style-name="ce19"/>
          <table:table-cell table:style-name="ce19" table:formula="of:=[.$Q$2]*EXP([.F8]*[.$Q$1])" office:value-type="float" office:value="1.63586595015156" calcext:value-type="float">
            <text:p>1.636</text:p>
          </table:table-cell>
          <table:table-cell table:style-name="ce19" table:formula="of:=6614*[.Q8]/SUM([.$Q$6:.$Q$28])" office:value-type="float" office:value="23.827464589358" calcext:value-type="float">
            <text:p>23.827</text:p>
          </table:table-cell>
          <table:table-cell table:style-name="ce19"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/([.$B$2]+([.$B$1]/[.$B$3]-[.$B$2])*EXP(-[.$B$1]*[.A9]))" office:value-type="float" office:value="11.2540832201752" calcext:value-type="float">
            <text:p>11.2540832201752</text:p>
          </table:table-cell>
          <table:table-cell table:formula="of:=[.B9]*[.$B$2]" office:value-type="float" office:value="0.0112540832201752" calcext:value-type="float">
            <text:p>0.011254083220175</text:p>
          </table:table-cell>
          <table:table-cell/>
          <table:table-cell office:value-type="string" calcext:value-type="string">
            <text:p>Khanak</text:p>
          </table:table-cell>
          <table:table-cell table:style-name="ce19" office:value-type="float" office:value="0.19333496949283" calcext:value-type="float">
            <text:p>0.193</text:p>
          </table:table-cell>
          <table:table-cell table:style-name="ce19" table:formula="of:=((2/23)/(1+EXP(-[.$G$4]*([.F9]-(1/23)))))" office:value-type="float" office:value="0.0869553784638134" calcext:value-type="float">
            <text:p>0.087</text:p>
          </table:table-cell>
          <table:table-cell table:style-name="ce19" table:formula="of:=[.G9]/SUM([.$G$6:.$G$28])" office:value-type="float" office:value="0.103740571398563" calcext:value-type="float">
            <text:p>0.104</text:p>
          </table:table-cell>
          <table:table-cell table:style-name="ce19" table:formula="of:=INDEX([$Populations.$Q$2:$Populations.$Q$24];16)*1.5*365/(1000*2000*0.8^2)*[.H9]" office:value-type="float" office:value="203.156329064326" calcext:value-type="float">
            <text:p>203.156</text:p>
          </table:table-cell>
          <table:table-cell table:style-name="ce19" table:formula="of:=6614*[.H9]" office:value-type="float" office:value="686.140139230097" calcext:value-type="float">
            <text:p>686.140</text:p>
          </table:table-cell>
          <table:table-cell table:style-name="ce19" table:formula="of:=6614*[.F9]" office:value-type="float" office:value="1278.71748822558" calcext:value-type="float">
            <text:p>1,278.717</text:p>
          </table:table-cell>
          <table:table-cell table:style-name="ce19"/>
          <table:table-cell table:style-name="ce19" table:formula="of:=([.F9]-MIN([.$F$6:.$F$28]))*(5)/(MAX([.$F$6:.$F$28])-MIN([.$F$6:.$F$28]))" office:value-type="float" office:value="5" calcext:value-type="float">
            <text:p>5.000</text:p>
          </table:table-cell>
          <table:table-cell table:style-name="ce19" table:formula="of:=6614*[.M9]/[.$M$30]" office:value-type="float" office:value="1437.34833632196" calcext:value-type="float">
            <text:p>1,437.348</text:p>
          </table:table-cell>
          <table:table-cell table:style-name="ce19" table:formula="of:=([.F9]-MIN([.$F$6:.$F$28]))*(1437.348336)/(MAX([.$F$6:.$F$28])-MIN([.$F$6:.$F$28]))" office:value-type="float" office:value="1437.348336" calcext:value-type="float">
            <text:p>1,437.348</text:p>
          </table:table-cell>
          <table:table-cell table:style-name="ce19"/>
          <table:table-cell table:style-name="ce19" table:formula="of:=[.$Q$2]*EXP([.F9]*[.$Q$1])" office:value-type="float" office:value="427.754619829375" calcext:value-type="float">
            <text:p>427.755</text:p>
          </table:table-cell>
          <table:table-cell table:style-name="ce19" table:formula="of:=6614*[.Q9]/SUM([.$Q$6:.$Q$28])" office:value-type="float" office:value="6230.52766394118" calcext:value-type="float">
            <text:p>6,230.528</text:p>
          </table:table-cell>
          <table:table-cell table:style-name="ce19"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/([.$B$2]+([.$B$1]/[.$B$3]-[.$B$2])*EXP(-[.$B$1]*[.A10]))" office:value-type="float" office:value="11.6961170659678" calcext:value-type="float">
            <text:p>11.6961170659678</text:p>
          </table:table-cell>
          <table:table-cell table:formula="of:=[.B10]*[.$B$2]" office:value-type="float" office:value="0.0116961170659678" calcext:value-type="float">
            <text:p>0.011696117065968</text:p>
          </table:table-cell>
          <table:table-cell/>
          <table:table-cell office:value-type="string" calcext:value-type="string">
            <text:p>Anoko</text:p>
          </table:table-cell>
          <table:table-cell table:style-name="ce19" office:value-type="float" office:value="0.013431871791287" calcext:value-type="float">
            <text:p>0.013</text:p>
          </table:table-cell>
          <table:table-cell table:style-name="ce19" table:formula="of:=((2/23)/(1+EXP(-[.$G$4]*([.F10]-(1/23)))))" office:value-type="float" office:value="0.00826519827157178" calcext:value-type="float">
            <text:p>0.008</text:p>
          </table:table-cell>
          <table:table-cell table:style-name="ce19" table:formula="of:=[.G10]/SUM([.$G$6:.$G$28])" office:value-type="float" office:value="0.00986064814578545" calcext:value-type="float">
            <text:p>0.010</text:p>
          </table:table-cell>
          <table:table-cell table:style-name="ce19" table:formula="of:=INDEX([$Populations.$Q$2:$Populations.$Q$24];16)*1.5*365/(1000*2000*0.8^2)*[.H10]" office:value-type="float" office:value="19.3102182924787" calcext:value-type="float">
            <text:p>19.310</text:p>
          </table:table-cell>
          <table:table-cell table:style-name="ce19" table:formula="of:=6614*[.H10]" office:value-type="float" office:value="65.2183268362249" calcext:value-type="float">
            <text:p>65.218</text:p>
          </table:table-cell>
          <table:table-cell table:style-name="ce19" table:formula="of:=6614*[.F10]" office:value-type="float" office:value="88.838400027572" calcext:value-type="float">
            <text:p>88.838</text:p>
          </table:table-cell>
          <table:table-cell table:style-name="ce19"/>
          <table:table-cell table:style-name="ce19" table:formula="of:=([.F10]-MIN([.$F$6:.$F$28]))*(5)/(MAX([.$F$6:.$F$28])-MIN([.$F$6:.$F$28]))" office:value-type="float" office:value="0.198395850109106" calcext:value-type="float">
            <text:p>0.198</text:p>
          </table:table-cell>
          <table:table-cell table:style-name="ce19" table:formula="of:=6614*[.M10]/[.$M$30]" office:value-type="float" office:value="57.0327890175008" calcext:value-type="float">
            <text:p>57.033</text:p>
          </table:table-cell>
          <table:table-cell table:style-name="ce19" table:formula="of:=([.F10]-MIN([.$F$6:.$F$28]))*(1437.348336)/(MAX([.$F$6:.$F$28])-MIN([.$F$6:.$F$28]))" office:value-type="float" office:value="57.0327890047257" calcext:value-type="float">
            <text:p>57.033</text:p>
          </table:table-cell>
          <table:table-cell table:style-name="ce19"/>
          <table:table-cell table:style-name="ce19" table:formula="of:=[.$Q$2]*EXP([.F10]*[.$Q$1])" office:value-type="float" office:value="0.320595782137651" calcext:value-type="float">
            <text:p>0.321</text:p>
          </table:table-cell>
          <table:table-cell table:style-name="ce19" table:formula="of:=6614*[.Q10]/SUM([.$Q$6:.$Q$28])" office:value-type="float" office:value="4.66968864146519" calcext:value-type="float">
            <text:p>4.670</text:p>
          </table:table-cell>
          <table:table-cell table:style-name="ce19"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/([.$B$2]+([.$B$1]/[.$B$3]-[.$B$2])*EXP(-[.$B$1]*[.A11]))" office:value-type="float" office:value="12.1500685124697" calcext:value-type="float">
            <text:p>12.1500685124697</text:p>
          </table:table-cell>
          <table:table-cell table:formula="of:=[.B11]*[.$B$2]" office:value-type="float" office:value="0.0121500685124697" calcext:value-type="float">
            <text:p>0.01215006851247</text:p>
          </table:table-cell>
          <table:table-cell/>
          <table:table-cell office:value-type="string" calcext:value-type="string">
            <text:p>Floresta</text:p>
          </table:table-cell>
          <table:table-cell table:style-name="ce19" office:value-type="float" office:value="0.0333569689184505" calcext:value-type="float">
            <text:p>0.033</text:p>
          </table:table-cell>
          <table:table-cell table:style-name="ce19" table:formula="of:=((2/23)/(1+EXP(-[.$G$4]*([.F11]-(1/23)))))" office:value-type="float" office:value="0.027725423643179" calcext:value-type="float">
            <text:p>0.028</text:p>
          </table:table-cell>
          <table:table-cell table:style-name="ce19" table:formula="of:=[.G11]/SUM([.$G$6:.$G$28])" office:value-type="float" office:value="0.0330773247362448" calcext:value-type="float">
            <text:p>0.033</text:p>
          </table:table-cell>
          <table:table-cell table:style-name="ce19" table:formula="of:=INDEX([$Populations.$Q$2:$Populations.$Q$24];16)*1.5*365/(1000*2000*0.8^2)*[.H11]" office:value-type="float" office:value="64.7756974739121" calcext:value-type="float">
            <text:p>64.776</text:p>
          </table:table-cell>
          <table:table-cell table:style-name="ce19" table:formula="of:=6614*[.H11]" office:value-type="float" office:value="218.773425805523" calcext:value-type="float">
            <text:p>218.773</text:p>
          </table:table-cell>
          <table:table-cell table:style-name="ce19" table:formula="of:=6614*[.F11]" office:value-type="float" office:value="220.622992426632" calcext:value-type="float">
            <text:p>220.623</text:p>
          </table:table-cell>
          <table:table-cell table:style-name="ce19"/>
          <table:table-cell table:style-name="ce19" table:formula="of:=([.F11]-MIN([.$F$6:.$F$28]))*(5)/(MAX([.$F$6:.$F$28])-MIN([.$F$6:.$F$28]))" office:value-type="float" office:value="0.73019563718941" calcext:value-type="float">
            <text:p>0.730</text:p>
          </table:table-cell>
          <table:table-cell table:style-name="ce19" table:formula="of:=6614*[.M11]/[.$M$30]" office:value-type="float" office:value="209.90909686075" calcext:value-type="float">
            <text:p>209.909</text:p>
          </table:table-cell>
          <table:table-cell table:style-name="ce19" table:formula="of:=([.F11]-MIN([.$F$6:.$F$28]))*(1437.348336)/(MAX([.$F$6:.$F$28])-MIN([.$F$6:.$F$28]))" office:value-type="float" office:value="209.909096813731" calcext:value-type="float">
            <text:p>209.909</text:p>
          </table:table-cell>
          <table:table-cell table:style-name="ce19"/>
          <table:table-cell table:style-name="ce19" table:formula="of:=[.$Q$2]*EXP([.F11]*[.$Q$1])" office:value-type="float" office:value="0.711364508790077" calcext:value-type="float">
            <text:p>0.711</text:p>
          </table:table-cell>
          <table:table-cell table:style-name="ce19" table:formula="of:=6614*[.Q11]/SUM([.$Q$6:.$Q$28])" office:value-type="float" office:value="10.3614924204218" calcext:value-type="float">
            <text:p>10.361</text:p>
          </table:table-cell>
          <table:table-cell table:style-name="ce19"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/([.$B$2]+([.$B$1]/[.$B$3]-[.$B$2])*EXP(-[.$B$1]*[.A12]))" office:value-type="float" office:value="12.6158358204188" calcext:value-type="float">
            <text:p>12.6158358204188</text:p>
          </table:table-cell>
          <table:table-cell table:formula="of:=[.B12]*[.$B$2]" office:value-type="float" office:value="0.0126158358204188" calcext:value-type="float">
            <text:p>0.012615835820419</text:p>
          </table:table-cell>
          <table:table-cell/>
          <table:table-cell office:value-type="string" calcext:value-type="string">
            <text:p>Branio</text:p>
          </table:table-cell>
          <table:table-cell table:style-name="ce19" office:value-type="float" office:value="0.0402046478091563" calcext:value-type="float">
            <text:p>0.040</text:p>
          </table:table-cell>
          <table:table-cell table:style-name="ce19" table:formula="of:=((2/23)/(1+EXP(-[.$G$4]*([.F12]-(1/23)))))" office:value-type="float" office:value="0.0381674994755329" calcext:value-type="float">
            <text:p>0.038</text:p>
          </table:table-cell>
          <table:table-cell table:style-name="ce19" table:formula="of:=[.G12]/SUM([.$G$6:.$G$28])" office:value-type="float" office:value="0.0455350580308717" calcext:value-type="float">
            <text:p>0.046</text:p>
          </table:table-cell>
          <table:table-cell table:style-name="ce19" table:formula="of:=INDEX([$Populations.$Q$2:$Populations.$Q$24];16)*1.5*365/(1000*2000*0.8^2)*[.H12]" office:value-type="float" office:value="89.1718168559371" calcext:value-type="float">
            <text:p>89.172</text:p>
          </table:table-cell>
          <table:table-cell table:style-name="ce19" table:formula="of:=6614*[.H12]" office:value-type="float" office:value="301.168873816185" calcext:value-type="float">
            <text:p>301.169</text:p>
          </table:table-cell>
          <table:table-cell table:style-name="ce19" table:formula="of:=6614*[.F12]" office:value-type="float" office:value="265.91354060976" calcext:value-type="float">
            <text:p>265.914</text:p>
          </table:table-cell>
          <table:table-cell table:style-name="ce19"/>
          <table:table-cell table:style-name="ce19" table:formula="of:=([.F12]-MIN([.$F$6:.$F$28]))*(5)/(MAX([.$F$6:.$F$28])-MIN([.$F$6:.$F$28]))" office:value-type="float" office:value="0.912959824125647" calcext:value-type="float">
            <text:p>0.913</text:p>
          </table:table-cell>
          <table:table-cell table:style-name="ce19" table:formula="of:=6614*[.M12]/[.$M$30]" office:value-type="float" office:value="262.448256867158" calcext:value-type="float">
            <text:p>262.448</text:p>
          </table:table-cell>
          <table:table-cell table:style-name="ce19" table:formula="of:=([.F12]-MIN([.$F$6:.$F$28]))*(1437.348336)/(MAX([.$F$6:.$F$28])-MIN([.$F$6:.$F$28]))" office:value-type="float" office:value="262.44825680837" calcext:value-type="float">
            <text:p>262.448</text:p>
          </table:table-cell>
          <table:table-cell table:style-name="ce19"/>
          <table:table-cell table:style-name="ce19" table:formula="of:=[.$Q$2]*EXP([.F12]*[.$Q$1])" office:value-type="float" office:value="0.935510270852396" calcext:value-type="float">
            <text:p>0.936</text:p>
          </table:table-cell>
          <table:table-cell table:style-name="ce19" table:formula="of:=6614*[.Q12]/SUM([.$Q$6:.$Q$28])" office:value-type="float" office:value="13.6263230184912" calcext:value-type="float">
            <text:p>13.626</text:p>
          </table:table-cell>
          <table:table-cell table:style-name="ce19"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/([.$B$2]+([.$B$1]/[.$B$3]-[.$B$2])*EXP(-[.$B$1]*[.A13]))" office:value-type="float" office:value="13.0932816012013" calcext:value-type="float">
            <text:p>13.0932816012013</text:p>
          </table:table-cell>
          <table:table-cell table:formula="of:=[.B13]*[.$B$2]" office:value-type="float" office:value="0.0130932816012013" calcext:value-type="float">
            <text:p>0.013093281601201</text:p>
          </table:table-cell>
          <table:table-cell/>
          <table:table-cell office:value-type="string" calcext:value-type="string">
            <text:p>Ukal</text:p>
          </table:table-cell>
          <table:table-cell table:style-name="ce19" office:value-type="float" office:value="0.0193487308601599" calcext:value-type="float">
            <text:p>0.019</text:p>
          </table:table-cell>
          <table:table-cell table:style-name="ce19" table:formula="of:=((2/23)/(1+EXP(-[.$G$4]*([.F13]-(1/23)))))" office:value-type="float" office:value="0.0122324003673971" calcext:value-type="float">
            <text:p>0.012</text:p>
          </table:table-cell>
          <table:table-cell table:style-name="ce19" table:formula="of:=[.G13]/SUM([.$G$6:.$G$28])" office:value-type="float" office:value="0.0145936482148469" calcext:value-type="float">
            <text:p>0.015</text:p>
          </table:table-cell>
          <table:table-cell table:style-name="ce19" table:formula="of:=INDEX([$Populations.$Q$2:$Populations.$Q$24];16)*1.5*365/(1000*2000*0.8^2)*[.H13]" office:value-type="float" office:value="28.5789056201932" calcext:value-type="float">
            <text:p>28.579</text:p>
          </table:table-cell>
          <table:table-cell table:style-name="ce19" table:formula="of:=6614*[.H13]" office:value-type="float" office:value="96.5223892929973" calcext:value-type="float">
            <text:p>96.522</text:p>
          </table:table-cell>
          <table:table-cell table:style-name="ce19" table:formula="of:=6614*[.F13]" office:value-type="float" office:value="127.972505909097" calcext:value-type="float">
            <text:p>127.973</text:p>
          </table:table-cell>
          <table:table-cell table:style-name="ce19"/>
          <table:table-cell table:style-name="ce19" table:formula="of:=([.F13]-MIN([.$F$6:.$F$28]))*(5)/(MAX([.$F$6:.$F$28])-MIN([.$F$6:.$F$28]))" office:value-type="float" office:value="0.356316505297335" calcext:value-type="float">
            <text:p>0.356</text:p>
          </table:table-cell>
          <table:table-cell table:style-name="ce19" table:formula="of:=6614*[.M13]/[.$M$30]" office:value-type="float" office:value="102.430187218636" calcext:value-type="float">
            <text:p>102.430</text:p>
          </table:table-cell>
          <table:table-cell table:style-name="ce19" table:formula="of:=([.F13]-MIN([.$F$6:.$F$28]))*(1437.348336)/(MAX([.$F$6:.$F$28])-MIN([.$F$6:.$F$28]))" office:value-type="float" office:value="102.430187195692" calcext:value-type="float">
            <text:p>102.430</text:p>
          </table:table-cell>
          <table:table-cell table:style-name="ce19"/>
          <table:table-cell table:style-name="ce19" table:formula="of:=[.$Q$2]*EXP([.F13]*[.$Q$1])" office:value-type="float" office:value="0.406203979782473" calcext:value-type="float">
            <text:p>0.406</text:p>
          </table:table-cell>
          <table:table-cell table:style-name="ce19" table:formula="of:=6614*[.Q13]/SUM([.$Q$6:.$Q$28])" office:value-type="float" office:value="5.91662840309527" calcext:value-type="float">
            <text:p>5.917</text:p>
          </table:table-cell>
          <table:table-cell table:style-name="ce19"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/([.$B$2]+([.$B$1]/[.$B$3]-[.$B$2])*EXP(-[.$B$1]*[.A14]))" office:value-type="float" office:value="13.5822315876361" calcext:value-type="float">
            <text:p>13.5822315876361</text:p>
          </table:table-cell>
          <table:table-cell table:formula="of:=[.B14]*[.$B$2]" office:value-type="float" office:value="0.0135822315876361" calcext:value-type="float">
            <text:p>0.013582231587636</text:p>
          </table:table-cell>
          <table:table-cell/>
          <table:table-cell office:value-type="string" calcext:value-type="string">
            <text:p>Chinki</text:p>
          </table:table-cell>
          <table:table-cell table:style-name="ce19" office:value-type="float" office:value="0.0715712414213697" calcext:value-type="float">
            <text:p>0.072</text:p>
          </table:table-cell>
          <table:table-cell table:style-name="ce19" table:formula="of:=((2/23)/(1+EXP(-[.$G$4]*([.F14]-(1/23)))))" office:value-type="float" office:value="0.0775286195431901" calcext:value-type="float">
            <text:p>0.078</text:p>
          </table:table-cell>
          <table:table-cell table:style-name="ce19" table:formula="of:=[.G14]/SUM([.$G$6:.$G$28])" office:value-type="float" office:value="0.092494143930377" calcext:value-type="float">
            <text:p>0.092</text:p>
          </table:table-cell>
          <table:table-cell table:style-name="ce19" table:formula="of:=INDEX([$Populations.$Q$2:$Populations.$Q$24];16)*1.5*365/(1000*2000*0.8^2)*[.H14]" office:value-type="float" office:value="181.13232352124" calcext:value-type="float">
            <text:p>181.132</text:p>
          </table:table-cell>
          <table:table-cell table:style-name="ce19" table:formula="of:=6614*[.H14]" office:value-type="float" office:value="611.756267955514" calcext:value-type="float">
            <text:p>611.756</text:p>
          </table:table-cell>
          <table:table-cell table:style-name="ce19" table:formula="of:=6614*[.F14]" office:value-type="float" office:value="473.372190760939" calcext:value-type="float">
            <text:p>473.372</text:p>
          </table:table-cell>
          <table:table-cell table:style-name="ce19"/>
          <table:table-cell table:style-name="ce19" table:formula="of:=([.F14]-MIN([.$F$6:.$F$28]))*(5)/(MAX([.$F$6:.$F$28])-MIN([.$F$6:.$F$28]))" office:value-type="float" office:value="1.75013254644422" calcext:value-type="float">
            <text:p>1.750</text:p>
          </table:table-cell>
          <table:table-cell table:style-name="ce19" table:formula="of:=6614*[.M14]/[.$M$30]" office:value-type="float" office:value="503.110020794903" calcext:value-type="float">
            <text:p>503.110</text:p>
          </table:table-cell>
          <table:table-cell table:style-name="ce19" table:formula="of:=([.F14]-MIN([.$F$6:.$F$28]))*(1437.348336)/(MAX([.$F$6:.$F$28])-MIN([.$F$6:.$F$28]))" office:value-type="float" office:value="503.110020682209" calcext:value-type="float">
            <text:p>503.110</text:p>
          </table:table-cell>
          <table:table-cell table:style-name="ce19"/>
          <table:table-cell table:style-name="ce19" table:formula="of:=[.$Q$2]*EXP([.F14]*[.$Q$1])" office:value-type="float" office:value="3.28051555077219" calcext:value-type="float">
            <text:p>3.281</text:p>
          </table:table-cell>
          <table:table-cell table:style-name="ce19" table:formula="of:=6614*[.Q14]/SUM([.$Q$6:.$Q$28])" office:value-type="float" office:value="47.7828688307991" calcext:value-type="float">
            <text:p>47.783</text:p>
          </table:table-cell>
          <table:table-cell table:style-name="ce19"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/([.$B$2]+([.$B$1]/[.$B$3]-[.$B$2])*EXP(-[.$B$1]*[.A15]))" office:value-type="float" office:value="14.0824735866719" calcext:value-type="float">
            <text:p>14.0824735866719</text:p>
          </table:table-cell>
          <table:table-cell table:formula="of:=[.B15]*[.$B$2]" office:value-type="float" office:value="0.0140824735866719" calcext:value-type="float">
            <text:p>0.014082473586672</text:p>
          </table:table-cell>
          <table:table-cell/>
          <table:table-cell office:value-type="string" calcext:value-type="string">
            <text:p>Bulkini</text:p>
          </table:table-cell>
          <table:table-cell table:style-name="ce19" office:value-type="float" office:value="0.0204918698213291" calcext:value-type="float">
            <text:p>0.020</text:p>
          </table:table-cell>
          <table:table-cell table:style-name="ce19" table:formula="of:=((2/23)/(1+EXP(-[.$G$4]*([.F15]-(1/23)))))" office:value-type="float" office:value="0.0131616791967802" calcext:value-type="float">
            <text:p>0.013</text:p>
          </table:table-cell>
          <table:table-cell table:style-name="ce19" table:formula="of:=[.G15]/SUM([.$G$6:.$G$28])" office:value-type="float" office:value="0.0157023078337446" calcext:value-type="float">
            <text:p>0.016</text:p>
          </table:table-cell>
          <table:table-cell table:style-name="ce19" table:formula="of:=INDEX([$Populations.$Q$2:$Populations.$Q$24];16)*1.5*365/(1000*2000*0.8^2)*[.H15]" office:value-type="float" office:value="30.750006235128" calcext:value-type="float">
            <text:p>30.750</text:p>
          </table:table-cell>
          <table:table-cell table:style-name="ce19" table:formula="of:=6614*[.H15]" office:value-type="float" office:value="103.855064012387" calcext:value-type="float">
            <text:p>103.855</text:p>
          </table:table-cell>
          <table:table-cell table:style-name="ce19" table:formula="of:=6614*[.F15]" office:value-type="float" office:value="135.533226998271" calcext:value-type="float">
            <text:p>135.533</text:p>
          </table:table-cell>
          <table:table-cell table:style-name="ce19"/>
          <table:table-cell table:style-name="ce19" table:formula="of:=([.F15]-MIN([.$F$6:.$F$28]))*(5)/(MAX([.$F$6:.$F$28])-MIN([.$F$6:.$F$28]))" office:value-type="float" office:value="0.386826823629697" calcext:value-type="float">
            <text:p>0.387</text:p>
          </table:table-cell>
          <table:table-cell table:style-name="ce19" table:formula="of:=6614*[.M15]/[.$M$30]" office:value-type="float" office:value="111.200978277771" calcext:value-type="float">
            <text:p>111.201</text:p>
          </table:table-cell>
          <table:table-cell table:style-name="ce19" table:formula="of:=([.F15]-MIN([.$F$6:.$F$28]))*(1437.348336)/(MAX([.$F$6:.$F$28])-MIN([.$F$6:.$F$28]))" office:value-type="float" office:value="111.200978252862" calcext:value-type="float">
            <text:p>111.201</text:p>
          </table:table-cell>
          <table:table-cell table:style-name="ce19"/>
          <table:table-cell table:style-name="ce19" table:formula="of:=[.$Q$2]*EXP([.F15]*[.$Q$1])" office:value-type="float" office:value="0.425209081803789" calcext:value-type="float">
            <text:p>0.425</text:p>
          </table:table-cell>
          <table:table-cell table:style-name="ce19" table:formula="of:=6614*[.Q15]/SUM([.$Q$6:.$Q$28])" office:value-type="float" office:value="6.19345022666099" calcext:value-type="float">
            <text:p>6.193</text:p>
          </table:table-cell>
          <table:table-cell table:style-name="ce19"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1]/([.$B$2]+([.$B$1]/[.$B$3]-[.$B$2])*EXP(-[.$B$1]*[.A16]))" office:value-type="float" office:value="14.5937566370289" calcext:value-type="float">
            <text:p>14.5937566370289</text:p>
          </table:table-cell>
          <table:table-cell table:formula="of:=[.B16]*[.$B$2]" office:value-type="float" office:value="0.0145937566370289" calcext:value-type="float">
            <text:p>0.014593756637029</text:p>
          </table:table-cell>
          <table:table-cell/>
          <table:table-cell office:value-type="string" calcext:value-type="string">
            <text:p>Selva</text:p>
          </table:table-cell>
          <table:table-cell table:style-name="ce19" office:value-type="float" office:value="0.0245680668357694" calcext:value-type="float">
            <text:p>0.025</text:p>
          </table:table-cell>
          <table:table-cell table:style-name="ce19" table:formula="of:=((2/23)/(1+EXP(-[.$G$4]*([.F16]-(1/23)))))" office:value-type="float" office:value="0.0169507644502142" calcext:value-type="float">
            <text:p>0.017</text:p>
          </table:table-cell>
          <table:table-cell table:style-name="ce19" table:formula="of:=[.G16]/SUM([.$G$6:.$G$28])" office:value-type="float" office:value="0.0202228087643764" calcext:value-type="float">
            <text:p>0.020</text:p>
          </table:table-cell>
          <table:table-cell table:style-name="ce19" table:formula="of:=INDEX([$Populations.$Q$2:$Populations.$Q$24];16)*1.5*365/(1000*2000*0.8^2)*[.H16]" office:value-type="float" office:value="39.6025541073653" calcext:value-type="float">
            <text:p>39.603</text:p>
          </table:table-cell>
          <table:table-cell table:style-name="ce19" table:formula="of:=6614*[.H16]" office:value-type="float" office:value="133.753657167586" calcext:value-type="float">
            <text:p>133.754</text:p>
          </table:table-cell>
          <table:table-cell table:style-name="ce19" table:formula="of:=6614*[.F16]" office:value-type="float" office:value="162.493194051779" calcext:value-type="float">
            <text:p>162.493</text:p>
          </table:table-cell>
          <table:table-cell table:style-name="ce19"/>
          <table:table-cell table:style-name="ce19" table:formula="of:=([.F16]-MIN([.$F$6:.$F$28]))*(5)/(MAX([.$F$6:.$F$28])-MIN([.$F$6:.$F$28]))" office:value-type="float" office:value="0.495620306067558" calcext:value-type="float">
            <text:p>0.496</text:p>
          </table:table-cell>
          <table:table-cell table:style-name="ce19" table:formula="of:=6614*[.M16]/[.$M$30]" office:value-type="float" office:value="142.475804474717" calcext:value-type="float">
            <text:p>142.476</text:p>
          </table:table-cell>
          <table:table-cell table:style-name="ce19" table:formula="of:=([.F16]-MIN([.$F$6:.$F$28]))*(1437.348336)/(MAX([.$F$6:.$F$28])-MIN([.$F$6:.$F$28]))" office:value-type="float" office:value="142.475804442803" calcext:value-type="float">
            <text:p>142.476</text:p>
          </table:table-cell>
          <table:table-cell table:style-name="ce19"/>
          <table:table-cell table:style-name="ce19" table:formula="of:=[.$Q$2]*EXP([.F16]*[.$Q$1])" office:value-type="float" office:value="0.500510654237317" calcext:value-type="float">
            <text:p>0.501</text:p>
          </table:table-cell>
          <table:table-cell table:style-name="ce19" table:formula="of:=6614*[.Q16]/SUM([.$Q$6:.$Q$28])" office:value-type="float" office:value="7.29026720638763" calcext:value-type="float">
            <text:p>7.290</text:p>
          </table:table-cell>
          <table:table-cell table:style-name="ce19"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1]/([.$B$2]+([.$B$1]/[.$B$3]-[.$B$2])*EXP(-[.$B$1]*[.A17]))" office:value-type="float" office:value="15.115790393916" calcext:value-type="float">
            <text:p>15.115790393916</text:p>
          </table:table-cell>
          <table:table-cell table:formula="of:=[.B17]*[.$B$2]" office:value-type="float" office:value="0.015115790393916" calcext:value-type="float">
            <text:p>0.015115790393916</text:p>
          </table:table-cell>
          <table:table-cell/>
          <table:table-cell office:value-type="string" calcext:value-type="string">
            <text:p>Danio</text:p>
          </table:table-cell>
          <table:table-cell table:style-name="ce19" office:value-type="float" office:value="0.0191503651217111" calcext:value-type="float">
            <text:p>0.019</text:p>
          </table:table-cell>
          <table:table-cell table:style-name="ce19" table:formula="of:=((2/23)/(1+EXP(-[.$G$4]*([.F17]-(1/23)))))" office:value-type="float" office:value="0.0120768486515074" calcext:value-type="float">
            <text:p>0.012</text:p>
          </table:table-cell>
          <table:table-cell table:style-name="ce19" table:formula="of:=[.G17]/SUM([.$G$6:.$G$28])" office:value-type="float" office:value="0.0144080700002096" calcext:value-type="float">
            <text:p>0.014</text:p>
          </table:table-cell>
          <table:table-cell table:style-name="ce19" table:formula="of:=INDEX([$Populations.$Q$2:$Populations.$Q$24];16)*1.5*365/(1000*2000*0.8^2)*[.H17]" office:value-type="float" office:value="28.2154857129019" calcext:value-type="float">
            <text:p>28.215</text:p>
          </table:table-cell>
          <table:table-cell table:style-name="ce19" table:formula="of:=6614*[.H17]" office:value-type="float" office:value="95.2949749813866" calcext:value-type="float">
            <text:p>95.295</text:p>
          </table:table-cell>
          <table:table-cell table:style-name="ce19" table:formula="of:=6614*[.F17]" office:value-type="float" office:value="126.660514914997" calcext:value-type="float">
            <text:p>126.661</text:p>
          </table:table-cell>
          <table:table-cell table:style-name="ce19"/>
          <table:table-cell table:style-name="ce19" table:formula="of:=([.F17]-MIN([.$F$6:.$F$28]))*(5)/(MAX([.$F$6:.$F$28])-MIN([.$F$6:.$F$28]))" office:value-type="float" office:value="0.351022134243691" calcext:value-type="float">
            <text:p>0.351</text:p>
          </table:table-cell>
          <table:table-cell table:style-name="ce19" table:formula="of:=6614*[.M17]/[.$M$30]" office:value-type="float" office:value="100.908216133471" calcext:value-type="float">
            <text:p>100.908</text:p>
          </table:table-cell>
          <table:table-cell table:style-name="ce19" table:formula="of:=([.F17]-MIN([.$F$6:.$F$28]))*(1437.348336)/(MAX([.$F$6:.$F$28])-MIN([.$F$6:.$F$28]))" office:value-type="float" office:value="100.908216110868" calcext:value-type="float">
            <text:p>100.908</text:p>
          </table:table-cell>
          <table:table-cell table:style-name="ce19"/>
          <table:table-cell table:style-name="ce19" table:formula="of:=[.$Q$2]*EXP([.F17]*[.$Q$1])" office:value-type="float" office:value="0.402993654898427" calcext:value-type="float">
            <text:p>0.403</text:p>
          </table:table-cell>
          <table:table-cell table:style-name="ce19" table:formula="of:=6614*[.Q17]/SUM([.$Q$6:.$Q$28])" office:value-type="float" office:value="5.86986790753764" calcext:value-type="float">
            <text:p>5.870</text:p>
          </table:table-cell>
          <table:table-cell table:style-name="ce19"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1]/([.$B$2]+([.$B$1]/[.$B$3]-[.$B$2])*EXP(-[.$B$1]*[.A18]))" office:value-type="float" office:value="15.6482447615831" calcext:value-type="float">
            <text:p>15.6482447615831</text:p>
          </table:table-cell>
          <table:table-cell table:formula="of:=[.B18]*[.$B$2]" office:value-type="float" office:value="0.0156482447615831" calcext:value-type="float">
            <text:p>0.015648244761583</text:p>
          </table:table-cell>
          <table:table-cell/>
          <table:table-cell office:value-type="string" calcext:value-type="string">
            <text:p>Venilche</text:p>
          </table:table-cell>
          <table:table-cell table:style-name="ce19" office:value-type="float" office:value="0.0401906727286478" calcext:value-type="float">
            <text:p>0.040</text:p>
          </table:table-cell>
          <table:table-cell table:style-name="ce19" table:formula="of:=((2/23)/(1+EXP(-[.$G$4]*([.F18]-(1/23)))))" office:value-type="float" office:value="0.0381450554163139" calcext:value-type="float">
            <text:p>0.038</text:p>
          </table:table-cell>
          <table:table-cell table:style-name="ce19" table:formula="of:=[.G18]/SUM([.$G$6:.$G$28])" office:value-type="float" office:value="0.0455082815442527" calcext:value-type="float">
            <text:p>0.046</text:p>
          </table:table-cell>
          <table:table-cell table:style-name="ce19" table:formula="of:=INDEX([$Populations.$Q$2:$Populations.$Q$24];16)*1.5*365/(1000*2000*0.8^2)*[.H18]" office:value-type="float" office:value="89.1193801606941" calcext:value-type="float">
            <text:p>89.119</text:p>
          </table:table-cell>
          <table:table-cell table:style-name="ce19" table:formula="of:=6614*[.H18]" office:value-type="float" office:value="300.991774133687" calcext:value-type="float">
            <text:p>300.992</text:p>
          </table:table-cell>
          <table:table-cell table:style-name="ce19" table:formula="of:=6614*[.F18]" office:value-type="float" office:value="265.821109427277" calcext:value-type="float">
            <text:p>265.821</text:p>
          </table:table-cell>
          <table:table-cell table:style-name="ce19"/>
          <table:table-cell table:style-name="ce19" table:formula="of:=([.F18]-MIN([.$F$6:.$F$28]))*(5)/(MAX([.$F$6:.$F$28])-MIN([.$F$6:.$F$28]))" office:value-type="float" office:value="0.912586829967004" calcext:value-type="float">
            <text:p>0.913</text:p>
          </table:table-cell>
          <table:table-cell table:style-name="ce19" table:formula="of:=6614*[.M18]/[.$M$30]" office:value-type="float" office:value="262.341032360481" calcext:value-type="float">
            <text:p>262.341</text:p>
          </table:table-cell>
          <table:table-cell table:style-name="ce19" table:formula="of:=([.F18]-MIN([.$F$6:.$F$28]))*(1437.348336)/(MAX([.$F$6:.$F$28])-MIN([.$F$6:.$F$28]))" office:value-type="float" office:value="262.341032301718" calcext:value-type="float">
            <text:p>262.341</text:p>
          </table:table-cell>
          <table:table-cell table:style-name="ce19"/>
          <table:table-cell table:style-name="ce19" table:formula="of:=[.$Q$2]*EXP([.F18]*[.$Q$1])" office:value-type="float" office:value="0.934987463737375" calcext:value-type="float">
            <text:p>0.935</text:p>
          </table:table-cell>
          <table:table-cell table:style-name="ce19" table:formula="of:=6614*[.Q18]/SUM([.$Q$6:.$Q$28])" office:value-type="float" office:value="13.6187079886539" calcext:value-type="float">
            <text:p>13.619</text:p>
          </table:table-cell>
          <table:table-cell table:style-name="ce19"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1]/([.$B$2]+([.$B$1]/[.$B$3]-[.$B$2])*EXP(-[.$B$1]*[.A19]))" office:value-type="float" office:value="16.1907497926374" calcext:value-type="float">
            <text:p>16.1907497926374</text:p>
          </table:table-cell>
          <table:table-cell table:formula="of:=[.B19]*[.$B$2]" office:value-type="float" office:value="0.0161907497926374" calcext:value-type="float">
            <text:p>0.016190749792637</text:p>
          </table:table-cell>
          <table:table-cell/>
          <table:table-cell office:value-type="string" calcext:value-type="string">
            <text:p>Mechansa</text:p>
          </table:table-cell>
          <table:table-cell table:style-name="ce19" office:value-type="float" office:value="0.0233675657748519" calcext:value-type="float">
            <text:p>0.023</text:p>
          </table:table-cell>
          <table:table-cell table:style-name="ce19" table:formula="of:=((2/23)/(1+EXP(-[.$G$4]*([.F19]-(1/23)))))" office:value-type="float" office:value="0.0157557002962816" calcext:value-type="float">
            <text:p>0.016</text:p>
          </table:table-cell>
          <table:table-cell table:style-name="ce19" table:formula="of:=[.G19]/SUM([.$G$6:.$G$28])" office:value-type="float" office:value="0.0187970586799409" calcext:value-type="float">
            <text:p>0.019</text:p>
          </table:table-cell>
          <table:table-cell table:style-name="ce19" table:formula="of:=INDEX([$Populations.$Q$2:$Populations.$Q$24];16)*1.5*365/(1000*2000*0.8^2)*[.H19]" office:value-type="float" office:value="36.8104916634034" calcext:value-type="float">
            <text:p>36.810</text:p>
          </table:table-cell>
          <table:table-cell table:style-name="ce19" table:formula="of:=6614*[.H19]" office:value-type="float" office:value="124.323746109129" calcext:value-type="float">
            <text:p>124.324</text:p>
          </table:table-cell>
          <table:table-cell table:style-name="ce19" table:formula="of:=6614*[.F19]" office:value-type="float" office:value="154.55308003487" calcext:value-type="float">
            <text:p>154.553</text:p>
          </table:table-cell>
          <table:table-cell table:style-name="ce19"/>
          <table:table-cell table:style-name="ce19" table:formula="of:=([.F19]-MIN([.$F$6:.$F$28]))*(5)/(MAX([.$F$6:.$F$28])-MIN([.$F$6:.$F$28]))" office:value-type="float" office:value="0.46357899633084" calcext:value-type="float">
            <text:p>0.464</text:p>
          </table:table-cell>
          <table:table-cell table:style-name="ce19" table:formula="of:=6614*[.M19]/[.$M$30]" office:value-type="float" office:value="133.264899825987" calcext:value-type="float">
            <text:p>133.265</text:p>
          </table:table-cell>
          <table:table-cell table:style-name="ce19" table:formula="of:=([.F19]-MIN([.$F$6:.$F$28]))*(1437.348336)/(MAX([.$F$6:.$F$28])-MIN([.$F$6:.$F$28]))" office:value-type="float" office:value="133.264899796137" calcext:value-type="float">
            <text:p>133.265</text:p>
          </table:table-cell>
          <table:table-cell table:style-name="ce19"/>
          <table:table-cell table:style-name="ce19" table:formula="of:=[.$Q$2]*EXP([.F19]*[.$Q$1])" office:value-type="float" office:value="0.47704405412478" calcext:value-type="float">
            <text:p>0.477</text:p>
          </table:table-cell>
          <table:table-cell table:style-name="ce19" table:formula="of:=6614*[.Q19]/SUM([.$Q$6:.$Q$28])" office:value-type="float" office:value="6.9484607257513" calcext:value-type="float">
            <text:p>6.948</text:p>
          </table:table-cell>
          <table:table-cell table:style-name="ce19"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1]/([.$B$2]+([.$B$1]/[.$B$3]-[.$B$2])*EXP(-[.$B$1]*[.A20]))" office:value-type="float" office:value="16.7428958707342" calcext:value-type="float">
            <text:p>16.7428958707342</text:p>
          </table:table-cell>
          <table:table-cell table:formula="of:=[.B20]*[.$B$2]" office:value-type="float" office:value="0.0167428958707342" calcext:value-type="float">
            <text:p>0.016742895870734</text:p>
          </table:table-cell>
          <table:table-cell/>
          <table:table-cell office:value-type="string" calcext:value-type="string">
            <text:p>Vantrokeno</text:p>
          </table:table-cell>
          <table:table-cell table:style-name="ce19" office:value-type="float" office:value="0.0769650709988198" calcext:value-type="float">
            <text:p>0.077</text:p>
          </table:table-cell>
          <table:table-cell table:style-name="ce19" table:formula="of:=((2/23)/(1+EXP(-[.$G$4]*([.F20]-(1/23)))))" office:value-type="float" office:value="0.0804299858833517" calcext:value-type="float">
            <text:p>0.080</text:p>
          </table:table-cell>
          <table:table-cell table:style-name="ce19" table:formula="of:=[.G20]/SUM([.$G$6:.$G$28])" office:value-type="float" office:value="0.0959555675626159" calcext:value-type="float">
            <text:p>0.096</text:p>
          </table:table-cell>
          <table:table-cell table:style-name="ce19" table:formula="of:=INDEX([$Populations.$Q$2:$Populations.$Q$24];16)*1.5*365/(1000*2000*0.8^2)*[.H20]" office:value-type="float" office:value="187.910868395072" calcext:value-type="float">
            <text:p>187.911</text:p>
          </table:table-cell>
          <table:table-cell table:style-name="ce19" table:formula="of:=6614*[.H20]" office:value-type="float" office:value="634.650123859141" calcext:value-type="float">
            <text:p>634.650</text:p>
          </table:table-cell>
          <table:table-cell table:style-name="ce19" table:formula="of:=6614*[.F20]" office:value-type="float" office:value="509.046979586194" calcext:value-type="float">
            <text:p>509.047</text:p>
          </table:table-cell>
          <table:table-cell table:style-name="ce19"/>
          <table:table-cell table:style-name="ce19" table:formula="of:=([.F20]-MIN([.$F$6:.$F$28]))*(5)/(MAX([.$F$6:.$F$28])-MIN([.$F$6:.$F$28]))" office:value-type="float" office:value="1.8940935722063" calcext:value-type="float">
            <text:p>1.894</text:p>
          </table:table-cell>
          <table:table-cell table:style-name="ce19" table:formula="of:=6614*[.M20]/[.$M$30]" office:value-type="float" office:value="544.494448969767" calcext:value-type="float">
            <text:p>544.494</text:p>
          </table:table-cell>
          <table:table-cell table:style-name="ce19" table:formula="of:=([.F20]-MIN([.$F$6:.$F$28]))*(1437.348336)/(MAX([.$F$6:.$F$28])-MIN([.$F$6:.$F$28]))" office:value-type="float" office:value="544.494448847803" calcext:value-type="float">
            <text:p>544.494</text:p>
          </table:table-cell>
          <table:table-cell table:style-name="ce19"/>
          <table:table-cell table:style-name="ce19" table:formula="of:=[.$Q$2]*EXP([.F20]*[.$Q$1])" office:value-type="float" office:value="4.07045087434429" calcext:value-type="float">
            <text:p>4.070</text:p>
          </table:table-cell>
          <table:table-cell table:style-name="ce19" table:formula="of:=6614*[.Q20]/SUM([.$Q$6:.$Q$28])" office:value-type="float" office:value="59.288796898165" calcext:value-type="float">
            <text:p>59.289</text:p>
          </table:table-cell>
          <table:table-cell table:style-name="ce19"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1]/([.$B$2]+([.$B$1]/[.$B$3]-[.$B$2])*EXP(-[.$B$1]*[.A21]))" office:value-type="float" office:value="17.3042341904797" calcext:value-type="float">
            <text:p>17.3042341904797</text:p>
          </table:table-cell>
          <table:table-cell table:formula="of:=[.B21]*[.$B$2]" office:value-type="float" office:value="0.0173042341904797" calcext:value-type="float">
            <text:p>0.01730423419048</text:p>
          </table:table-cell>
          <table:table-cell/>
          <table:table-cell office:value-type="string" calcext:value-type="string">
            <text:p>Vanuchu</text:p>
          </table:table-cell>
          <table:table-cell table:style-name="ce19" office:value-type="float" office:value="0.07412530742926" calcext:value-type="float">
            <text:p>0.074</text:p>
          </table:table-cell>
          <table:table-cell table:style-name="ce19" table:formula="of:=((2/23)/(1+EXP(-[.$G$4]*([.F21]-(1/23)))))" office:value-type="float" office:value="0.0790221822592112" calcext:value-type="float">
            <text:p>0.079</text:p>
          </table:table-cell>
          <table:table-cell table:style-name="ce19" table:formula="of:=[.G21]/SUM([.$G$6:.$G$28])" office:value-type="float" office:value="0.0942760124279547" calcext:value-type="float">
            <text:p>0.094</text:p>
          </table:table-cell>
          <table:table-cell table:style-name="ce19" table:formula="of:=INDEX([$Populations.$Q$2:$Populations.$Q$24];16)*1.5*365/(1000*2000*0.8^2)*[.H21]" office:value-type="float" office:value="184.621776663468" calcext:value-type="float">
            <text:p>184.622</text:p>
          </table:table-cell>
          <table:table-cell table:style-name="ce19" table:formula="of:=6614*[.H21]" office:value-type="float" office:value="623.541546198492" calcext:value-type="float">
            <text:p>623.542</text:p>
          </table:table-cell>
          <table:table-cell table:style-name="ce19" table:formula="of:=6614*[.F21]" office:value-type="float" office:value="490.264783337126" calcext:value-type="float">
            <text:p>490.265</text:p>
          </table:table-cell>
          <table:table-cell table:style-name="ce19"/>
          <table:table-cell table:style-name="ce19" table:formula="of:=([.F21]-MIN([.$F$6:.$F$28]))*(5)/(MAX([.$F$6:.$F$28])-MIN([.$F$6:.$F$28]))" office:value-type="float" office:value="1.81830043293013" calcext:value-type="float">
            <text:p>1.818</text:p>
          </table:table-cell>
          <table:table-cell table:style-name="ce19" table:formula="of:=6614*[.M21]/[.$M$30]" office:value-type="float" office:value="522.706220441124" calcext:value-type="float">
            <text:p>522.706</text:p>
          </table:table-cell>
          <table:table-cell table:style-name="ce19" table:formula="of:=([.F21]-MIN([.$F$6:.$F$28]))*(1437.348336)/(MAX([.$F$6:.$F$28])-MIN([.$F$6:.$F$28]))" office:value-type="float" office:value="522.70622032404" calcext:value-type="float">
            <text:p>522.706</text:p>
          </table:table-cell>
          <table:table-cell table:style-name="ce19"/>
          <table:table-cell table:style-name="ce19" table:formula="of:=[.$Q$2]*EXP([.F21]*[.$Q$1])" office:value-type="float" office:value="3.6333795856219" calcext:value-type="float">
            <text:p>3.633</text:p>
          </table:table-cell>
          <table:table-cell table:style-name="ce19" table:formula="of:=6614*[.Q21]/SUM([.$Q$6:.$Q$28])" office:value-type="float" office:value="52.922565817866" calcext:value-type="float">
            <text:p>52.923</text:p>
          </table:table-cell>
          <table:table-cell table:style-name="ce19"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1]/([.$B$2]+([.$B$1]/[.$B$3]-[.$B$2])*EXP(-[.$B$1]*[.A22]))" office:value-type="float" office:value="17.8742775451593" calcext:value-type="float">
            <text:p>17.8742775451593</text:p>
          </table:table-cell>
          <table:table-cell table:formula="of:=[.B22]*[.$B$2]" office:value-type="float" office:value="0.0178742775451594" calcext:value-type="float">
            <text:p>0.017874277545159</text:p>
          </table:table-cell>
          <table:table-cell/>
          <table:table-cell office:value-type="string" calcext:value-type="string">
            <text:p>Izukini</text:p>
          </table:table-cell>
          <table:table-cell table:style-name="ce19" office:value-type="float" office:value="0.0303657954055714" calcext:value-type="float">
            <text:p>0.030</text:p>
          </table:table-cell>
          <table:table-cell table:style-name="ce19" table:formula="of:=((2/23)/(1+EXP(-[.$G$4]*([.F22]-(1/23)))))" office:value-type="float" office:value="0.0236705003836605" calcext:value-type="float">
            <text:p>0.024</text:p>
          </table:table-cell>
          <table:table-cell table:style-name="ce19" table:formula="of:=[.G22]/SUM([.$G$6:.$G$28])" office:value-type="float" office:value="0.0282396704893044" calcext:value-type="float">
            <text:p>0.028</text:p>
          </table:table-cell>
          <table:table-cell table:style-name="ce19" table:formula="of:=INDEX([$Populations.$Q$2:$Populations.$Q$24];16)*1.5*365/(1000*2000*0.8^2)*[.H22]" office:value-type="float" office:value="55.3020646912758" calcext:value-type="float">
            <text:p>55.302</text:p>
          </table:table-cell>
          <table:table-cell table:style-name="ce19" table:formula="of:=6614*[.H22]" office:value-type="float" office:value="186.777180616259" calcext:value-type="float">
            <text:p>186.777</text:p>
          </table:table-cell>
          <table:table-cell table:style-name="ce19" table:formula="of:=6614*[.F22]" office:value-type="float" office:value="200.839370812449" calcext:value-type="float">
            <text:p>200.839</text:p>
          </table:table-cell>
          <table:table-cell table:style-name="ce19"/>
          <table:table-cell table:style-name="ce19" table:formula="of:=([.F22]-MIN([.$F$6:.$F$28]))*(5)/(MAX([.$F$6:.$F$28])-MIN([.$F$6:.$F$28]))" office:value-type="float" office:value="0.650361374544799" calcext:value-type="float">
            <text:p>0.650</text:p>
          </table:table-cell>
          <table:table-cell table:style-name="ce19" table:formula="of:=6614*[.M22]/[.$M$30]" office:value-type="float" office:value="186.959167942006" calcext:value-type="float">
            <text:p>186.959</text:p>
          </table:table-cell>
          <table:table-cell table:style-name="ce19" table:formula="of:=([.F22]-MIN([.$F$6:.$F$28]))*(1437.348336)/(MAX([.$F$6:.$F$28])-MIN([.$F$6:.$F$28]))" office:value-type="float" office:value="186.959167900128" calcext:value-type="float">
            <text:p>186.959</text:p>
          </table:table-cell>
          <table:table-cell table:style-name="ce19"/>
          <table:table-cell table:style-name="ce19" table:formula="of:=[.$Q$2]*EXP([.F22]*[.$Q$1])" office:value-type="float" office:value="0.631146513732282" calcext:value-type="float">
            <text:p>0.631</text:p>
          </table:table-cell>
          <table:table-cell table:style-name="ce19" table:formula="of:=6614*[.Q22]/SUM([.$Q$6:.$Q$28])" office:value-type="float" office:value="9.1930645082865" calcext:value-type="float">
            <text:p>9.193</text:p>
          </table:table-cell>
          <table:table-cell table:style-name="ce19"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1]/([.$B$2]+([.$B$1]/[.$B$3]-[.$B$2])*EXP(-[.$B$1]*[.A23]))" office:value-type="float" office:value="18.4525014292808" calcext:value-type="float">
            <text:p>18.4525014292808</text:p>
          </table:table-cell>
          <table:table-cell table:formula="of:=[.B23]*[.$B$2]" office:value-type="float" office:value="0.0184525014292808" calcext:value-type="float">
            <text:p>0.018452501429281</text:p>
          </table:table-cell>
          <table:table-cell/>
          <table:table-cell office:value-type="string" calcext:value-type="string">
            <text:p>Budunu</text:p>
          </table:table-cell>
          <table:table-cell table:style-name="ce19" office:value-type="float" office:value="0.00599851683499177" calcext:value-type="float">
            <text:p>0.006</text:p>
          </table:table-cell>
          <table:table-cell table:style-name="ce19" table:formula="of:=((2/23)/(1+EXP(-[.$G$4]*([.F23]-(1/23)))))" office:value-type="float" office:value="0.00493336264097385" calcext:value-type="float">
            <text:p>0.005</text:p>
          </table:table-cell>
          <table:table-cell table:style-name="ce19" table:formula="of:=[.G23]/SUM([.$G$6:.$G$28])" office:value-type="float" office:value="0.00588566076454874" calcext:value-type="float">
            <text:p>0.006</text:p>
          </table:table-cell>
          <table:table-cell table:style-name="ce19" table:formula="of:=INDEX([$Populations.$Q$2:$Populations.$Q$24];16)*1.5*365/(1000*2000*0.8^2)*[.H23]" office:value-type="float" office:value="11.5259557463765" calcext:value-type="float">
            <text:p>11.526</text:p>
          </table:table-cell>
          <table:table-cell table:style-name="ce19" table:formula="of:=6614*[.H23]" office:value-type="float" office:value="38.9277602967253" calcext:value-type="float">
            <text:p>38.928</text:p>
          </table:table-cell>
          <table:table-cell table:style-name="ce19" table:formula="of:=6614*[.F23]" office:value-type="float" office:value="39.6741903466355" calcext:value-type="float">
            <text:p>39.674</text:p>
          </table:table-cell>
          <table:table-cell table:style-name="ce19"/>
          <table:table-cell table:style-name="ce19" table:formula="of:=([.F23]-MIN([.$F$6:.$F$28]))*(5)/(MAX([.$F$6:.$F$28])-MIN([.$F$6:.$F$28]))" office:value-type="float" office:value="0" calcext:value-type="float">
            <text:p>0.000</text:p>
          </table:table-cell>
          <table:table-cell table:style-name="ce19" table:formula="of:=6614*[.M23]/[.$M$30]" office:value-type="float" office:value="0" calcext:value-type="float">
            <text:p>0.000</text:p>
          </table:table-cell>
          <table:table-cell table:style-name="ce19" table:formula="of:=([.F23]-MIN([.$F$6:.$F$28]))*(1437.348336)/(MAX([.$F$6:.$F$28])-MIN([.$F$6:.$F$28]))" office:value-type="float" office:value="0" calcext:value-type="float">
            <text:p>0.000</text:p>
          </table:table-cell>
          <table:table-cell table:style-name="ce19"/>
          <table:table-cell table:style-name="ce19" table:formula="of:=[.$Q$2]*EXP([.F23]*[.$Q$1])" office:value-type="float" office:value="0.238137177977234" calcext:value-type="float">
            <text:p>0.238</text:p>
          </table:table-cell>
          <table:table-cell table:style-name="ce19" table:formula="of:=6614*[.Q23]/SUM([.$Q$6:.$Q$28])" office:value-type="float" office:value="3.46862478257248" calcext:value-type="float">
            <text:p>3.469</text:p>
          </table:table-cell>
          <table:table-cell table:style-name="ce19"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1]/([.$B$2]+([.$B$1]/[.$B$3]-[.$B$2])*EXP(-[.$B$1]*[.A24]))" office:value-type="float" office:value="19.0383454589397" calcext:value-type="float">
            <text:p>19.0383454589397</text:p>
          </table:table-cell>
          <table:table-cell table:formula="of:=[.B24]*[.$B$2]" office:value-type="float" office:value="0.0190383454589397" calcext:value-type="float">
            <text:p>0.01903834545894</text:p>
          </table:table-cell>
          <table:table-cell/>
          <table:table-cell office:value-type="string" calcext:value-type="string">
            <text:p>Azucar</text:p>
          </table:table-cell>
          <table:table-cell table:style-name="ce19" office:value-type="float" office:value="0.0693167204690729" calcext:value-type="float">
            <text:p>0.069</text:p>
          </table:table-cell>
          <table:table-cell table:style-name="ce19" table:formula="of:=((2/23)/(1+EXP(-[.$G$4]*([.F24]-(1/23)))))" office:value-type="float" office:value="0.0760103953248231" calcext:value-type="float">
            <text:p>0.076</text:p>
          </table:table-cell>
          <table:table-cell table:style-name="ce19" table:formula="of:=[.G24]/SUM([.$G$6:.$G$28])" office:value-type="float" office:value="0.0906828534650025" calcext:value-type="float">
            <text:p>0.091</text:p>
          </table:table-cell>
          <table:table-cell table:style-name="ce19" table:formula="of:=INDEX([$Populations.$Q$2:$Populations.$Q$24];16)*1.5*365/(1000*2000*0.8^2)*[.H24]" office:value-type="float" office:value="177.585253008191" calcext:value-type="float">
            <text:p>177.585</text:p>
          </table:table-cell>
          <table:table-cell table:style-name="ce19" table:formula="of:=6614*[.H24]" office:value-type="float" office:value="599.776392817526" calcext:value-type="float">
            <text:p>599.776</text:p>
          </table:table-cell>
          <table:table-cell table:style-name="ce19" table:formula="of:=6614*[.F24]" office:value-type="float" office:value="458.460789182448" calcext:value-type="float">
            <text:p>458.461</text:p>
          </table:table-cell>
          <table:table-cell table:style-name="ce19"/>
          <table:table-cell table:style-name="ce19" table:formula="of:=([.F24]-MIN([.$F$6:.$F$28]))*(5)/(MAX([.$F$6:.$F$28])-MIN([.$F$6:.$F$28]))" office:value-type="float" office:value="1.68995950162804" calcext:value-type="float">
            <text:p>1.690</text:p>
          </table:table-cell>
          <table:table-cell table:style-name="ce19" table:formula="of:=6614*[.M24]/[.$M$30]" office:value-type="float" office:value="485.812095623311" calcext:value-type="float">
            <text:p>485.812</text:p>
          </table:table-cell>
          <table:table-cell table:style-name="ce19" table:formula="of:=([.F24]-MIN([.$F$6:.$F$28]))*(1437.348336)/(MAX([.$F$6:.$F$28])-MIN([.$F$6:.$F$28]))" office:value-type="float" office:value="485.812095514491" calcext:value-type="float">
            <text:p>485.812</text:p>
          </table:table-cell>
          <table:table-cell table:style-name="ce19"/>
          <table:table-cell table:style-name="ce19" table:formula="of:=[.$Q$2]*EXP([.F24]*[.$Q$1])" office:value-type="float" office:value="2.99762333211668" calcext:value-type="float">
            <text:p>2.998</text:p>
          </table:table-cell>
          <table:table-cell table:style-name="ce19" table:formula="of:=6614*[.Q24]/SUM([.$Q$6:.$Q$28])" office:value-type="float" office:value="43.662357414815" calcext:value-type="float">
            <text:p>43.662</text:p>
          </table:table-cell>
          <table:table-cell table:style-name="ce19"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1]/([.$B$2]+([.$B$1]/[.$B$3]-[.$B$2])*EXP(-[.$B$1]*[.A25]))" office:value-type="float" office:value="19.6312151087485" calcext:value-type="float">
            <text:p>19.6312151087485</text:p>
          </table:table-cell>
          <table:table-cell table:formula="of:=[.B25]*[.$B$2]" office:value-type="float" office:value="0.0196312151087485" calcext:value-type="float">
            <text:p>0.019631215108749</text:p>
          </table:table-cell>
          <table:table-cell/>
          <table:table-cell office:value-type="string" calcext:value-type="string">
            <text:p>Loncar</text:p>
          </table:table-cell>
          <table:table-cell table:style-name="ce19" office:value-type="float" office:value="0.016553420960925" calcext:value-type="float">
            <text:p>0.017</text:p>
          </table:table-cell>
          <table:table-cell table:style-name="ce19" table:formula="of:=((2/23)/(1+EXP(-[.$G$4]*([.F25]-(1/23)))))" office:value-type="float" office:value="0.0101899891138815" calcext:value-type="float">
            <text:p>0.010</text:p>
          </table:table-cell>
          <table:table-cell table:style-name="ce19" table:formula="of:=[.G25]/SUM([.$G$6:.$G$28])" office:value-type="float" office:value="0.0121569857080103" calcext:value-type="float">
            <text:p>0.012</text:p>
          </table:table-cell>
          <table:table-cell table:style-name="ce19" table:formula="of:=INDEX([$Populations.$Q$2:$Populations.$Q$24];16)*1.5*365/(1000*2000*0.8^2)*[.H25]" office:value-type="float" office:value="23.8071619968064" calcext:value-type="float">
            <text:p>23.807</text:p>
          </table:table-cell>
          <table:table-cell table:style-name="ce19" table:formula="of:=6614*[.H25]" office:value-type="float" office:value="80.4063034727802" calcext:value-type="float">
            <text:p>80.406</text:p>
          </table:table-cell>
          <table:table-cell table:style-name="ce19" table:formula="of:=6614*[.F25]" office:value-type="float" office:value="109.484326235558" calcext:value-type="float">
            <text:p>109.484</text:p>
          </table:table-cell>
          <table:table-cell table:style-name="ce19"/>
          <table:table-cell table:style-name="ce19" table:formula="of:=([.F25]-MIN([.$F$6:.$F$28]))*(5)/(MAX([.$F$6:.$F$28])-MIN([.$F$6:.$F$28]))" office:value-type="float" office:value="0.281709832127848" calcext:value-type="float">
            <text:p>0.282</text:p>
          </table:table-cell>
          <table:table-cell table:style-name="ce19" table:formula="of:=6614*[.M25]/[.$M$30]" office:value-type="float" office:value="80.9830317069003" calcext:value-type="float">
            <text:p>80.983</text:p>
          </table:table-cell>
          <table:table-cell table:style-name="ce19" table:formula="of:=([.F25]-MIN([.$F$6:.$F$28]))*(1437.348336)/(MAX([.$F$6:.$F$28])-MIN([.$F$6:.$F$28]))" office:value-type="float" office:value="80.9830316887604" calcext:value-type="float">
            <text:p>80.983</text:p>
          </table:table-cell>
          <table:table-cell table:style-name="ce19"/>
          <table:table-cell table:style-name="ce19" table:formula="of:=[.$Q$2]*EXP([.F25]*[.$Q$1])" office:value-type="float" office:value="0.363232472982656" calcext:value-type="float">
            <text:p>0.363</text:p>
          </table:table-cell>
          <table:table-cell table:style-name="ce19" table:formula="of:=6614*[.Q25]/SUM([.$Q$6:.$Q$28])" office:value-type="float" office:value="5.29072011487084" calcext:value-type="float">
            <text:p>5.291</text:p>
          </table:table-cell>
          <table:table-cell table:style-name="ce19"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1]/([.$B$2]+([.$B$1]/[.$B$3]-[.$B$2])*EXP(-[.$B$1]*[.A26]))" office:value-type="float" office:value="20.2304837595845" calcext:value-type="float">
            <text:p>20.2304837595845</text:p>
          </table:table-cell>
          <table:table-cell table:formula="of:=[.B26]*[.$B$2]" office:value-type="float" office:value="0.0202304837595845" calcext:value-type="float">
            <text:p>0.020230483759585</text:p>
          </table:table-cell>
          <table:table-cell/>
          <table:table-cell office:value-type="string" calcext:value-type="string">
            <text:p>Arania</text:p>
          </table:table-cell>
          <table:table-cell table:style-name="ce19" office:value-type="float" office:value="0.0572702818868213" calcext:value-type="float">
            <text:p>0.057</text:p>
          </table:table-cell>
          <table:table-cell table:style-name="ce19" table:formula="of:=((2/23)/(1+EXP(-[.$G$4]*([.F26]-(1/23)))))" office:value-type="float" office:value="0.064153768947522" calcext:value-type="float">
            <text:p>0.064</text:p>
          </table:table-cell>
          <table:table-cell table:style-name="ce19" table:formula="of:=[.G26]/SUM([.$G$6:.$G$28])" office:value-type="float" office:value="0.076537515741559" calcext:value-type="float">
            <text:p>0.077</text:p>
          </table:table-cell>
          <table:table-cell table:style-name="ce19" table:formula="of:=INDEX([$Populations.$Q$2:$Populations.$Q$24];16)*1.5*365/(1000*2000*0.8^2)*[.H26]" office:value-type="float" office:value="149.884278871184" calcext:value-type="float">
            <text:p>149.884</text:p>
          </table:table-cell>
          <table:table-cell table:style-name="ce19" table:formula="of:=6614*[.H26]" office:value-type="float" office:value="506.219129114671" calcext:value-type="float">
            <text:p>506.219</text:p>
          </table:table-cell>
          <table:table-cell table:style-name="ce19" table:formula="of:=6614*[.F26]" office:value-type="float" office:value="378.785644399436" calcext:value-type="float">
            <text:p>378.786</text:p>
          </table:table-cell>
          <table:table-cell table:style-name="ce19"/>
          <table:table-cell table:style-name="ce19" table:formula="of:=([.F26]-MIN([.$F$6:.$F$28]))*(5)/(MAX([.$F$6:.$F$28])-MIN([.$F$6:.$F$28]))" office:value-type="float" office:value="1.36844069385351" calcext:value-type="float">
            <text:p>1.368</text:p>
          </table:table-cell>
          <table:table-cell table:style-name="ce19" table:formula="of:=6614*[.M26]/[.$M$30]" office:value-type="float" office:value="393.385190933123" calcext:value-type="float">
            <text:p>393.385</text:p>
          </table:table-cell>
          <table:table-cell table:style-name="ce19" table:formula="of:=([.F26]-MIN([.$F$6:.$F$28]))*(1437.348336)/(MAX([.$F$6:.$F$28])-MIN([.$F$6:.$F$28]))" office:value-type="float" office:value="393.385190845006" calcext:value-type="float">
            <text:p>393.385</text:p>
          </table:table-cell>
          <table:table-cell table:style-name="ce19"/>
          <table:table-cell table:style-name="ce19" table:formula="of:=[.$Q$2]*EXP([.F26]*[.$Q$1])" office:value-type="float" office:value="1.8514372118942" calcext:value-type="float">
            <text:p>1.851</text:p>
          </table:table-cell>
          <table:table-cell table:style-name="ce19" table:formula="of:=6614*[.Q26]/SUM([.$Q$6:.$Q$28])" office:value-type="float" office:value="26.9674019449708" calcext:value-type="float">
            <text:p>26.967</text:p>
          </table:table-cell>
          <table:table-cell table:style-name="ce19"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1]/([.$B$2]+([.$B$1]/[.$B$3]-[.$B$2])*EXP(-[.$B$1]*[.A27]))" office:value-type="float" office:value="20.8354950468103" calcext:value-type="float">
            <text:p>20.8354950468103</text:p>
          </table:table-cell>
          <table:table-cell table:formula="of:=[.B27]*[.$B$2]" office:value-type="float" office:value="0.0208354950468103" calcext:value-type="float">
            <text:p>0.02083549504681</text:p>
          </table:table-cell>
          <table:table-cell/>
          <table:table-cell office:value-type="string" calcext:value-type="string">
            <text:p>Kimundu</text:p>
          </table:table-cell>
          <table:table-cell table:style-name="ce19" office:value-type="float" office:value="0.0199622627394945" calcext:value-type="float">
            <text:p>0.020</text:p>
          </table:table-cell>
          <table:table-cell table:style-name="ce19" table:formula="of:=((2/23)/(1+EXP(-[.$G$4]*([.F27]-(1/23)))))" office:value-type="float" office:value="0.0127241359825019" calcext:value-type="float">
            <text:p>0.013</text:p>
          </table:table-cell>
          <table:table-cell table:style-name="ce19" table:formula="of:=[.G27]/SUM([.$G$6:.$G$28])" office:value-type="float" office:value="0.015180304665422" calcext:value-type="float">
            <text:p>0.015</text:p>
          </table:table-cell>
          <table:table-cell table:style-name="ce19" table:formula="of:=INDEX([$Populations.$Q$2:$Populations.$Q$24];16)*1.5*365/(1000*2000*0.8^2)*[.H27]" office:value-type="float" office:value="29.7277615529686" calcext:value-type="float">
            <text:p>29.728</text:p>
          </table:table-cell>
          <table:table-cell table:style-name="ce19" table:formula="of:=6614*[.H27]" office:value-type="float" office:value="100.402535057101" calcext:value-type="float">
            <text:p>100.403</text:p>
          </table:table-cell>
          <table:table-cell table:style-name="ce19" table:formula="of:=6614*[.F27]" office:value-type="float" office:value="132.030405759017" calcext:value-type="float">
            <text:p>132.030</text:p>
          </table:table-cell>
          <table:table-cell table:style-name="ce19"/>
          <table:table-cell table:style-name="ce19" table:formula="of:=([.F27]-MIN([.$F$6:.$F$28]))*(5)/(MAX([.$F$6:.$F$28])-MIN([.$F$6:.$F$28]))" office:value-type="float" office:value="0.372691638663804" calcext:value-type="float">
            <text:p>0.373</text:p>
          </table:table-cell>
          <table:table-cell table:style-name="ce19" table:formula="of:=6614*[.M27]/[.$M$30]" office:value-type="float" office:value="107.137541358905" calcext:value-type="float">
            <text:p>107.138</text:p>
          </table:table-cell>
          <table:table-cell table:style-name="ce19" table:formula="of:=([.F27]-MIN([.$F$6:.$F$28]))*(1437.348336)/(MAX([.$F$6:.$F$28])-MIN([.$F$6:.$F$28]))" office:value-type="float" office:value="107.137541334906" calcext:value-type="float">
            <text:p>107.138</text:p>
          </table:table-cell>
          <table:table-cell table:style-name="ce19"/>
          <table:table-cell table:style-name="ce19" table:formula="of:=[.$Q$2]*EXP([.F27]*[.$Q$1])" office:value-type="float" office:value="0.416296073337137" calcext:value-type="float">
            <text:p>0.416</text:p>
          </table:table-cell>
          <table:table-cell table:style-name="ce19" table:formula="of:=6614*[.Q27]/SUM([.$Q$6:.$Q$28])" office:value-type="float" office:value="6.06362639017603" calcext:value-type="float">
            <text:p>6.064</text:p>
          </table:table-cell>
          <table:table-cell table:style-name="ce19"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1]/([.$B$2]+([.$B$1]/[.$B$3]-[.$B$2])*EXP(-[.$B$1]*[.A28]))" office:value-type="float" office:value="21.4455654939898" calcext:value-type="float">
            <text:p>21.4455654939898</text:p>
          </table:table-cell>
          <table:table-cell table:formula="of:=[.B28]*[.$B$2]" office:value-type="float" office:value="0.0214455654939898" calcext:value-type="float">
            <text:p>0.02144556549399</text:p>
          </table:table-cell>
          <table:table-cell/>
          <table:table-cell office:value-type="string" calcext:value-type="string">
            <text:p>Agula</text:p>
          </table:table-cell>
          <table:table-cell table:style-name="ce19" office:value-type="float" office:value="0.0297738278878145" calcext:value-type="float">
            <text:p>0.030</text:p>
          </table:table-cell>
          <table:table-cell table:style-name="ce19" table:formula="of:=((2/23)/(1+EXP(-[.$G$4]*([.F28]-(1/23)))))" office:value-type="float" office:value="0.0229134382697683" calcext:value-type="float">
            <text:p>0.023</text:p>
          </table:table-cell>
          <table:table-cell table:style-name="ce19" table:formula="of:=[.G28]/SUM([.$G$6:.$G$28])" office:value-type="float" office:value="0.0273364709671258" calcext:value-type="float">
            <text:p>0.027</text:p>
          </table:table-cell>
          <table:table-cell table:style-name="ce19" table:formula="of:=INDEX([$Populations.$Q$2:$Populations.$Q$24];16)*1.5*365/(1000*2000*0.8^2)*[.H28]" office:value-type="float" office:value="53.5333188971785" calcext:value-type="float">
            <text:p>53.533</text:p>
          </table:table-cell>
          <table:table-cell table:style-name="ce19" table:formula="of:=6614*[.H28]" office:value-type="float" office:value="180.80341897657" calcext:value-type="float">
            <text:p>180.803</text:p>
          </table:table-cell>
          <table:table-cell table:style-name="ce19" table:formula="of:=6614*[.F28]" office:value-type="float" office:value="196.924097650005" calcext:value-type="float">
            <text:p>196.924</text:p>
          </table:table-cell>
          <table:table-cell table:style-name="ce19"/>
          <table:table-cell table:style-name="ce19" table:formula="of:=([.F28]-MIN([.$F$6:.$F$28]))*(5)/(MAX([.$F$6:.$F$28])-MIN([.$F$6:.$F$28]))" office:value-type="float" office:value="0.63456179284678" calcext:value-type="float">
            <text:p>0.635</text:p>
          </table:table-cell>
          <table:table-cell table:style-name="ce19" table:formula="of:=6614*[.M28]/[.$M$30]" office:value-type="float" office:value="182.41726744836" calcext:value-type="float">
            <text:p>182.417</text:p>
          </table:table-cell>
          <table:table-cell table:style-name="ce19" table:formula="of:=([.F28]-MIN([.$F$6:.$F$28]))*(1437.348336)/(MAX([.$F$6:.$F$28])-MIN([.$F$6:.$F$28]))" office:value-type="float" office:value="182.417267407499" calcext:value-type="float">
            <text:p>182.417</text:p>
          </table:table-cell>
          <table:table-cell table:style-name="ce19"/>
          <table:table-cell table:style-name="ce19" table:formula="of:=[.$Q$2]*EXP([.F28]*[.$Q$1])" office:value-type="float" office:value="0.616377331907389" calcext:value-type="float">
            <text:p>0.616</text:p>
          </table:table-cell>
          <table:table-cell table:style-name="ce19" table:formula="of:=6614*[.Q28]/SUM([.$Q$6:.$Q$28])" office:value-type="float" office:value="8.9779416512371" calcext:value-type="float">
            <text:p>8.978</text:p>
          </table:table-cell>
          <table:table-cell table:style-name="ce19"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1]/([.$B$2]+([.$B$1]/[.$B$3]-[.$B$2])*EXP(-[.$B$1]*[.A29]))" office:value-type="float" office:value="22.0599874125678" calcext:value-type="float">
            <text:p>22.0599874125678</text:p>
          </table:table-cell>
          <table:table-cell table:formula="of:=[.B29]*[.$B$2]" office:value-type="float" office:value="0.0220599874125678" calcext:value-type="float">
            <text:p>0.022059987412568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1]/([.$B$2]+([.$B$1]/[.$B$3]-[.$B$2])*EXP(-[.$B$1]*[.A30]))" office:value-type="float" office:value="22.6780320436149" calcext:value-type="float">
            <text:p>22.6780320436149</text:p>
          </table:table-cell>
          <table:table-cell table:formula="of:=[.B30]*[.$B$2]" office:value-type="float" office:value="0.0226780320436149" calcext:value-type="float">
            <text:p>0.022678032043615</text:p>
          </table:table-cell>
          <table:table-cell table:number-columns-repeated="2"/>
          <table:table-cell table:formula="of:=SUM([.F6:.F28])" office:value-type="float" office:value="1" calcext:value-type="float">
            <text:p>1</text:p>
          </table:table-cell>
          <table:table-cell table:formula="of:=SUM([.G6:.G28])" office:value-type="float" office:value="0.838200303811106" calcext:value-type="float">
            <text:p>0.838200303811106</text:p>
          </table:table-cell>
          <table:table-cell table:formula="of:=SUM([.H6:.H28])" office:value-type="float" office:value="1" calcext:value-type="float">
            <text:p>1</text:p>
          </table:table-cell>
          <table:table-cell table:number-columns-repeated="4"/>
          <table:table-cell table:formula="of:=SUM([.M6:.M28])" office:value-type="float" office:value="23.0076448167207" calcext:value-type="float">
            <text:p>23.0076448167207</text:p>
          </table:table-cell>
          <table:table-cell table:number-columns-repeated="3"/>
          <table:table-cell table:formula="of:=SUM([.Q6:.Q28])" office:value-type="float" office:value="454.081774152957" calcext:value-type="float">
            <text:p>454.081774152957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1]/([.$B$2]+([.$B$1]/[.$B$3]-[.$B$2])*EXP(-[.$B$1]*[.A31]))" office:value-type="float" office:value="23.2989529136632" calcext:value-type="float">
            <text:p>23.2989529136632</text:p>
          </table:table-cell>
          <table:table-cell table:formula="of:=[.B31]*[.$B$2]" office:value-type="float" office:value="0.0232989529136632" calcext:value-type="float">
            <text:p>0.023298952913663</text:p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1]/([.$B$2]+([.$B$1]/[.$B$3]-[.$B$2])*EXP(-[.$B$1]*[.A32]))" office:value-type="float" office:value="23.9219893729727" calcext:value-type="float">
            <text:p>23.9219893729727</text:p>
          </table:table-cell>
          <table:table-cell table:formula="of:=[.B32]*[.$B$2]" office:value-type="float" office:value="0.0239219893729727" calcext:value-type="float">
            <text:p>0.023921989372973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1]/([.$B$2]+([.$B$1]/[.$B$3]-[.$B$2])*EXP(-[.$B$1]*[.A33]))" office:value-type="float" office:value="24.546370281379" calcext:value-type="float">
            <text:p>24.546370281379</text:p>
          </table:table-cell>
          <table:table-cell table:formula="of:=[.B33]*[.$B$2]" office:value-type="float" office:value="0.024546370281379" calcext:value-type="float">
            <text:p>0.024546370281379</text:p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1]/([.$B$2]+([.$B$1]/[.$B$3]-[.$B$2])*EXP(-[.$B$1]*[.A34]))" office:value-type="float" office:value="25.1713178042503" calcext:value-type="float">
            <text:p>25.1713178042503</text:p>
          </table:table-cell>
          <table:table-cell table:formula="of:=[.B34]*[.$B$2]" office:value-type="float" office:value="0.0251713178042503" calcext:value-type="float">
            <text:p>0.02517131780425</text:p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1]/([.$B$2]+([.$B$1]/[.$B$3]-[.$B$2])*EXP(-[.$B$1]*[.A35]))" office:value-type="float" office:value="25.7960512791085" calcext:value-type="float">
            <text:p>25.7960512791085</text:p>
          </table:table-cell>
          <table:table-cell table:formula="of:=[.B35]*[.$B$2]" office:value-type="float" office:value="0.0257960512791085" calcext:value-type="float">
            <text:p>0.025796051279109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1]/([.$B$2]+([.$B$1]/[.$B$3]-[.$B$2])*EXP(-[.$B$1]*[.A36]))" office:value-type="float" office:value="26.4197911121931" calcext:value-type="float">
            <text:p>26.4197911121931</text:p>
          </table:table-cell>
          <table:table-cell table:formula="of:=[.B36]*[.$B$2]" office:value-type="float" office:value="0.0264197911121931" calcext:value-type="float">
            <text:p>0.026419791112193</text:p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1]/([.$B$2]+([.$B$1]/[.$B$3]-[.$B$2])*EXP(-[.$B$1]*[.A37]))" office:value-type="float" office:value="27.0417626637022" calcext:value-type="float">
            <text:p>27.0417626637022</text:p>
          </table:table-cell>
          <table:table-cell table:formula="of:=[.B37]*[.$B$2]" office:value-type="float" office:value="0.0270417626637022" calcext:value-type="float">
            <text:p>0.027041762663702</text:p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1]/([.$B$2]+([.$B$1]/[.$B$3]-[.$B$2])*EXP(-[.$B$1]*[.A38]))" office:value-type="float" office:value="27.6612000806517" calcext:value-type="float">
            <text:p>27.6612000806517</text:p>
          </table:table-cell>
          <table:table-cell table:formula="of:=[.B38]*[.$B$2]" office:value-type="float" office:value="0.0276612000806517" calcext:value-type="float">
            <text:p>0.027661200080652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1]/([.$B$2]+([.$B$1]/[.$B$3]-[.$B$2])*EXP(-[.$B$1]*[.A39]))" office:value-type="float" office:value="28.2773500372422" calcext:value-type="float">
            <text:p>28.2773500372422</text:p>
          </table:table-cell>
          <table:table-cell table:formula="of:=[.B39]*[.$B$2]" office:value-type="float" office:value="0.0282773500372422" calcext:value-type="float">
            <text:p>0.028277350037242</text:p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1]/([.$B$2]+([.$B$1]/[.$B$3]-[.$B$2])*EXP(-[.$B$1]*[.A40]))" office:value-type="float" office:value="28.8894753442854" calcext:value-type="float">
            <text:p>28.8894753442854</text:p>
          </table:table-cell>
          <table:table-cell table:formula="of:=[.B40]*[.$B$2]" office:value-type="float" office:value="0.0288894753442854" calcext:value-type="float">
            <text:p>0.028889475344286</text:p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1]/([.$B$2]+([.$B$1]/[.$B$3]-[.$B$2])*EXP(-[.$B$1]*[.A41]))" office:value-type="float" office:value="29.4968583915819" calcext:value-type="float">
            <text:p>29.4968583915819</text:p>
          </table:table-cell>
          <table:table-cell table:formula="of:=[.B41]*[.$B$2]" office:value-type="float" office:value="0.0294968583915819" calcext:value-type="float">
            <text:p>0.029496858391582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1]/([.$B$2]+([.$B$1]/[.$B$3]-[.$B$2])*EXP(-[.$B$1]*[.A42]))" office:value-type="float" office:value="30.0988043900818" calcext:value-type="float">
            <text:p>30.0988043900818</text:p>
          </table:table-cell>
          <table:table-cell table:formula="of:=[.B42]*[.$B$2]" office:value-type="float" office:value="0.0300988043900818" calcext:value-type="float">
            <text:p>0.030098804390082</text:p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1]/([.$B$2]+([.$B$1]/[.$B$3]-[.$B$2])*EXP(-[.$B$1]*[.A43]))" office:value-type="float" office:value="30.6946443841359" calcext:value-type="float">
            <text:p>30.6946443841359</text:p>
          </table:table-cell>
          <table:table-cell table:formula="of:=[.B43]*[.$B$2]" office:value-type="float" office:value="0.0306946443841359" calcext:value-type="float">
            <text:p>0.030694644384136</text:p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1]/([.$B$2]+([.$B$1]/[.$B$3]-[.$B$2])*EXP(-[.$B$1]*[.A44]))" office:value-type="float" office:value="31.283738008052" calcext:value-type="float">
            <text:p>31.283738008052</text:p>
          </table:table-cell>
          <table:table-cell table:formula="of:=[.B44]*[.$B$2]" office:value-type="float" office:value="0.031283738008052" calcext:value-type="float">
            <text:p>0.031283738008052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1]/([.$B$2]+([.$B$1]/[.$B$3]-[.$B$2])*EXP(-[.$B$1]*[.A45]))" office:value-type="float" office:value="31.8654759654264" calcext:value-type="float">
            <text:p>31.8654759654264</text:p>
          </table:table-cell>
          <table:table-cell table:formula="of:=[.B45]*[.$B$2]" office:value-type="float" office:value="0.0318654759654264" calcext:value-type="float">
            <text:p>0.031865475965426</text:p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1]/([.$B$2]+([.$B$1]/[.$B$3]-[.$B$2])*EXP(-[.$B$1]*[.A46]))" office:value-type="float" office:value="32.439282214197" calcext:value-type="float">
            <text:p>32.439282214197</text:p>
          </table:table-cell>
          <table:table-cell table:formula="of:=[.B46]*[.$B$2]" office:value-type="float" office:value="0.032439282214197" calcext:value-type="float">
            <text:p>0.032439282214197</text:p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1]/([.$B$2]+([.$B$1]/[.$B$3]-[.$B$2])*EXP(-[.$B$1]*[.A47]))" office:value-type="float" office:value="33.0046158449773" calcext:value-type="float">
            <text:p>33.0046158449773</text:p>
          </table:table-cell>
          <table:table-cell table:formula="of:=[.B47]*[.$B$2]" office:value-type="float" office:value="0.0330046158449773" calcext:value-type="float">
            <text:p>0.033004615844977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1]/([.$B$2]+([.$B$1]/[.$B$3]-[.$B$2])*EXP(-[.$B$1]*[.A48]))" office:value-type="float" office:value="33.5609726448584" calcext:value-type="float">
            <text:p>33.5609726448584</text:p>
          </table:table-cell>
          <table:table-cell table:formula="of:=[.B48]*[.$B$2]" office:value-type="float" office:value="0.0335609726448584" calcext:value-type="float">
            <text:p>0.033560972644859</text:p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1]/([.$B$2]+([.$B$1]/[.$B$3]-[.$B$2])*EXP(-[.$B$1]*[.A49]))" office:value-type="float" office:value="34.1078863434133" calcext:value-type="float">
            <text:p>34.1078863434133</text:p>
          </table:table-cell>
          <table:table-cell table:formula="of:=[.B49]*[.$B$2]" office:value-type="float" office:value="0.0341078863434134" calcext:value-type="float">
            <text:p>0.034107886343413</text:p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1]/([.$B$2]+([.$B$1]/[.$B$3]-[.$B$2])*EXP(-[.$B$1]*[.A50]))" office:value-type="float" office:value="34.6449295420163" calcext:value-type="float">
            <text:p>34.6449295420163</text:p>
          </table:table-cell>
          <table:table-cell table:formula="of:=[.B50]*[.$B$2]" office:value-type="float" office:value="0.0346449295420163" calcext:value-type="float">
            <text:p>0.034644929542016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1]/([.$B$2]+([.$B$1]/[.$B$3]-[.$B$2])*EXP(-[.$B$1]*[.A51]))" office:value-type="float" office:value="35.1717143317068" calcext:value-type="float">
            <text:p>35.1717143317068</text:p>
          </table:table-cell>
          <table:table-cell table:formula="of:=[.B51]*[.$B$2]" office:value-type="float" office:value="0.0351717143317068" calcext:value-type="float">
            <text:p>0.035171714331707</text:p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1]/([.$B$2]+([.$B$1]/[.$B$3]-[.$B$2])*EXP(-[.$B$1]*[.A52]))" office:value-type="float" office:value="35.6878926086233" calcext:value-type="float">
            <text:p>35.6878926086233</text:p>
          </table:table-cell>
          <table:table-cell table:formula="of:=[.B52]*[.$B$2]" office:value-type="float" office:value="0.0356878926086233" calcext:value-type="float">
            <text:p>0.035687892608623</text:p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1]/([.$B$2]+([.$B$1]/[.$B$3]-[.$B$2])*EXP(-[.$B$1]*[.A53]))" office:value-type="float" office:value="36.1931560994394" calcext:value-type="float">
            <text:p>36.1931560994394</text:p>
          </table:table-cell>
          <table:table-cell table:formula="of:=[.B53]*[.$B$2]" office:value-type="float" office:value="0.0361931560994394" calcext:value-type="float">
            <text:p>0.03619315609944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1]/([.$B$2]+([.$B$1]/[.$B$3]-[.$B$2])*EXP(-[.$B$1]*[.A54]))" office:value-type="float" office:value="36.687236112217" calcext:value-type="float">
            <text:p>36.687236112217</text:p>
          </table:table-cell>
          <table:table-cell table:formula="of:=[.B54]*[.$B$2]" office:value-type="float" office:value="0.036687236112217" calcext:value-type="float">
            <text:p>0.036687236112217</text:p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1]/([.$B$2]+([.$B$1]/[.$B$3]-[.$B$2])*EXP(-[.$B$1]*[.A55]))" office:value-type="float" office:value="37.169903030617" calcext:value-type="float">
            <text:p>37.169903030617</text:p>
          </table:table-cell>
          <table:table-cell table:formula="of:=[.B55]*[.$B$2]" office:value-type="float" office:value="0.037169903030617" calcext:value-type="float">
            <text:p>0.037169903030617</text:p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1]/([.$B$2]+([.$B$1]/[.$B$3]-[.$B$2])*EXP(-[.$B$1]*[.A56]))" office:value-type="float" office:value="37.6409655714584" calcext:value-type="float">
            <text:p>37.6409655714584</text:p>
          </table:table-cell>
          <table:table-cell table:formula="of:=[.B56]*[.$B$2]" office:value-type="float" office:value="0.0376409655714584" calcext:value-type="float">
            <text:p>0.037640965571459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1]/([.$B$2]+([.$B$1]/[.$B$3]-[.$B$2])*EXP(-[.$B$1]*[.A57]))" office:value-type="float" office:value="38.1002698271962" calcext:value-type="float">
            <text:p>38.1002698271962</text:p>
          </table:table-cell>
          <table:table-cell table:formula="of:=[.B57]*[.$B$2]" office:value-type="float" office:value="0.0381002698271962" calcext:value-type="float">
            <text:p>0.038100269827196</text:p>
          </table:table-cell>
          <table:table-cell table:number-columns-repeated="2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1]/([.$B$2]+([.$B$1]/[.$B$3]-[.$B$2])*EXP(-[.$B$1]*[.A58]))" office:value-type="float" office:value="38.5476981159961" calcext:value-type="float">
            <text:p>38.5476981159961</text:p>
          </table:table-cell>
          <table:table-cell table:formula="of:=[.B58]*[.$B$2]" office:value-type="float" office:value="0.0385476981159961" calcext:value-type="float">
            <text:p>0.038547698115996</text:p>
          </table:table-cell>
          <table:table-cell table:number-columns-repeated="2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1]/([.$B$2]+([.$B$1]/[.$B$3]-[.$B$2])*EXP(-[.$B$1]*[.A59]))" office:value-type="float" office:value="38.9831676627534" calcext:value-type="float">
            <text:p>38.9831676627534</text:p>
          </table:table-cell>
          <table:table-cell table:formula="of:=[.B59]*[.$B$2]" office:value-type="float" office:value="0.0389831676627534" calcext:value-type="float">
            <text:p>0.038983167662754</text:p>
          </table:table-cell>
          <table:table-cell table:number-columns-repeated="2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1]/([.$B$2]+([.$B$1]/[.$B$3]-[.$B$2])*EXP(-[.$B$1]*[.A60]))" office:value-type="float" office:value="39.4066291346443" calcext:value-type="float">
            <text:p>39.4066291346443</text:p>
          </table:table-cell>
          <table:table-cell table:formula="of:=[.B60]*[.$B$2]" office:value-type="float" office:value="0.0394066291346443" calcext:value-type="float">
            <text:p>0.039406629134644</text:p>
          </table:table-cell>
          <table:table-cell table:number-columns-repeated="2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1]/([.$B$2]+([.$B$1]/[.$B$3]-[.$B$2])*EXP(-[.$B$1]*[.A61]))" office:value-type="float" office:value="39.8180650546633" calcext:value-type="float">
            <text:p>39.8180650546633</text:p>
          </table:table-cell>
          <table:table-cell table:formula="of:=[.B61]*[.$B$2]" office:value-type="float" office:value="0.0398180650546633" calcext:value-type="float">
            <text:p>0.039818065054663</text:p>
          </table:table-cell>
          <table:table-cell table:number-columns-repeated="2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1]/([.$B$2]+([.$B$1]/[.$B$3]-[.$B$2])*EXP(-[.$B$1]*[.A62]))" office:value-type="float" office:value="40.2174881161193" calcext:value-type="float">
            <text:p>40.2174881161193</text:p>
          </table:table-cell>
          <table:table-cell table:formula="of:=[.B62]*[.$B$2]" office:value-type="float" office:value="0.0402174881161193" calcext:value-type="float">
            <text:p>0.040217488116119</text:p>
          </table:table-cell>
          <table:table-cell table:number-columns-repeated="2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1]/([.$B$2]+([.$B$1]/[.$B$3]-[.$B$2])*EXP(-[.$B$1]*[.A63]))" office:value-type="float" office:value="40.6049394202798" calcext:value-type="float">
            <text:p>40.6049394202798</text:p>
          </table:table-cell>
          <table:table-cell table:formula="of:=[.B63]*[.$B$2]" office:value-type="float" office:value="0.0406049394202798" calcext:value-type="float">
            <text:p>0.04060493942028</text:p>
          </table:table-cell>
          <table:table-cell table:number-columns-repeated="2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1]/([.$B$2]+([.$B$1]/[.$B$3]-[.$B$2])*EXP(-[.$B$1]*[.A64]))" office:value-type="float" office:value="40.980486658322" calcext:value-type="float">
            <text:p>40.980486658322</text:p>
          </table:table-cell>
          <table:table-cell table:formula="of:=[.B64]*[.$B$2]" office:value-type="float" office:value="0.040980486658322" calcext:value-type="float">
            <text:p>0.040980486658322</text:p>
          </table:table-cell>
          <table:table-cell table:number-columns-repeated="2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1]/([.$B$2]+([.$B$1]/[.$B$3]-[.$B$2])*EXP(-[.$B$1]*[.A65]))" office:value-type="float" office:value="41.3442222575027" calcext:value-type="float">
            <text:p>41.3442222575027</text:p>
          </table:table-cell>
          <table:table-cell table:formula="of:=[.B65]*[.$B$2]" office:value-type="float" office:value="0.0413442222575027" calcext:value-type="float">
            <text:p>0.041344222257503</text:p>
          </table:table-cell>
          <table:table-cell table:number-columns-repeated="2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1]/([.$B$2]+([.$B$1]/[.$B$3]-[.$B$2])*EXP(-[.$B$1]*[.A66]))" office:value-type="float" office:value="41.6962615100577" calcext:value-type="float">
            <text:p>41.6962615100577</text:p>
          </table:table-cell>
          <table:table-cell table:formula="of:=[.B66]*[.$B$2]" office:value-type="float" office:value="0.0416962615100577" calcext:value-type="float">
            <text:p>0.041696261510058</text:p>
          </table:table-cell>
          <table:table-cell table:number-columns-repeated="2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1]/([.$B$2]+([.$B$1]/[.$B$3]-[.$B$2])*EXP(-[.$B$1]*[.A67]))" office:value-type="float" office:value="42.0367407018116" calcext:value-type="float">
            <text:p>42.0367407018116</text:p>
          </table:table-cell>
          <table:table-cell table:formula="of:=[.B67]*[.$B$2]" office:value-type="float" office:value="0.0420367407018116" calcext:value-type="float">
            <text:p>0.042036740701812</text:p>
          </table:table-cell>
          <table:table-cell table:number-columns-repeated="2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1]/([.$B$2]+([.$B$1]/[.$B$3]-[.$B$2])*EXP(-[.$B$1]*[.A68]))" office:value-type="float" office:value="42.3658152558793" calcext:value-type="float">
            <text:p>42.3658152558793</text:p>
          </table:table-cell>
          <table:table-cell table:formula="of:=[.B68]*[.$B$2]" office:value-type="float" office:value="0.0423658152558793" calcext:value-type="float">
            <text:p>0.042365815255879</text:p>
          </table:table-cell>
          <table:table-cell table:number-columns-repeated="2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1]/([.$B$2]+([.$B$1]/[.$B$3]-[.$B$2])*EXP(-[.$B$1]*[.A69]))" office:value-type="float" office:value="42.6836579051899" calcext:value-type="float">
            <text:p>42.6836579051899</text:p>
          </table:table-cell>
          <table:table-cell table:formula="of:=[.B69]*[.$B$2]" office:value-type="float" office:value="0.0426836579051899" calcext:value-type="float">
            <text:p>0.04268365790519</text:p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1]/([.$B$2]+([.$B$1]/[.$B$3]-[.$B$2])*EXP(-[.$B$1]*[.A70]))" office:value-type="float" office:value="42.9904569059122" calcext:value-type="float">
            <text:p>42.9904569059122</text:p>
          </table:table-cell>
          <table:table-cell table:formula="of:=[.B70]*[.$B$2]" office:value-type="float" office:value="0.0429904569059122" calcext:value-type="float">
            <text:p>0.042990456905912</text:p>
          </table:table-cell>
          <table:table-cell table:number-columns-repeated="2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1]/([.$B$2]+([.$B$1]/[.$B$3]-[.$B$2])*EXP(-[.$B$1]*[.A71]))" office:value-type="float" office:value="43.2864143022224" calcext:value-type="float">
            <text:p>43.2864143022224</text:p>
          </table:table-cell>
          <table:table-cell table:formula="of:=[.B71]*[.$B$2]" office:value-type="float" office:value="0.0432864143022224" calcext:value-type="float">
            <text:p>0.043286414302222</text:p>
          </table:table-cell>
          <table:table-cell table:number-columns-repeated="2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1]/([.$B$2]+([.$B$1]/[.$B$3]-[.$B$2])*EXP(-[.$B$1]*[.A72]))" office:value-type="float" office:value="43.5717442512661" calcext:value-type="float">
            <text:p>43.5717442512661</text:p>
          </table:table-cell>
          <table:table-cell table:formula="of:=[.B72]*[.$B$2]" office:value-type="float" office:value="0.0435717442512661" calcext:value-type="float">
            <text:p>0.043571744251266</text:p>
          </table:table-cell>
          <table:table-cell table:number-columns-repeated="2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1]/([.$B$2]+([.$B$1]/[.$B$3]-[.$B$2])*EXP(-[.$B$1]*[.A73]))" office:value-type="float" office:value="43.846671415641" calcext:value-type="float">
            <text:p>43.846671415641</text:p>
          </table:table-cell>
          <table:table-cell table:formula="of:=[.B73]*[.$B$2]" office:value-type="float" office:value="0.043846671415641" calcext:value-type="float">
            <text:p>0.043846671415641</text:p>
          </table:table-cell>
          <table:table-cell table:number-columns-repeated="2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1]/([.$B$2]+([.$B$1]/[.$B$3]-[.$B$2])*EXP(-[.$B$1]*[.A74]))" office:value-type="float" office:value="44.1114294292827" calcext:value-type="float">
            <text:p>44.1114294292827</text:p>
          </table:table-cell>
          <table:table-cell table:formula="of:=[.B74]*[.$B$2]" office:value-type="float" office:value="0.0441114294292827" calcext:value-type="float">
            <text:p>0.044111429429283</text:p>
          </table:table-cell>
          <table:table-cell table:number-columns-repeated="2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1]/([.$B$2]+([.$B$1]/[.$B$3]-[.$B$2])*EXP(-[.$B$1]*[.A75]))" office:value-type="float" office:value="44.3662594412875" calcext:value-type="float">
            <text:p>44.3662594412875</text:p>
          </table:table-cell>
          <table:table-cell table:formula="of:=[.B75]*[.$B$2]" office:value-type="float" office:value="0.0443662594412875" calcext:value-type="float">
            <text:p>0.044366259441288</text:p>
          </table:table-cell>
          <table:table-cell table:number-columns-repeated="2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1]/([.$B$2]+([.$B$1]/[.$B$3]-[.$B$2])*EXP(-[.$B$1]*[.A76]))" office:value-type="float" office:value="44.6114087409581" calcext:value-type="float">
            <text:p>44.6114087409581</text:p>
          </table:table-cell>
          <table:table-cell table:formula="of:=[.B76]*[.$B$2]" office:value-type="float" office:value="0.0446114087409581" calcext:value-type="float">
            <text:p>0.044611408740958</text:p>
          </table:table-cell>
          <table:table-cell table:number-columns-repeated="2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1]/([.$B$2]+([.$B$1]/[.$B$3]-[.$B$2])*EXP(-[.$B$1]*[.A77]))" office:value-type="float" office:value="44.8471294662229" calcext:value-type="float">
            <text:p>44.8471294662229</text:p>
          </table:table-cell>
          <table:table-cell table:formula="of:=[.B77]*[.$B$2]" office:value-type="float" office:value="0.0448471294662229" calcext:value-type="float">
            <text:p>0.044847129466223</text:p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1]/([.$B$2]+([.$B$1]/[.$B$3]-[.$B$2])*EXP(-[.$B$1]*[.A78]))" office:value-type="float" office:value="45.0736773965513" calcext:value-type="float">
            <text:p>45.0736773965513</text:p>
          </table:table-cell>
          <table:table-cell table:formula="of:=[.B78]*[.$B$2]" office:value-type="float" office:value="0.0450736773965513" calcext:value-type="float">
            <text:p>0.045073677396551</text:p>
          </table:table-cell>
          <table:table-cell table:number-columns-repeated="2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1]/([.$B$2]+([.$B$1]/[.$B$3]-[.$B$2])*EXP(-[.$B$1]*[.A79]))" office:value-type="float" office:value="45.2913108305755" calcext:value-type="float">
            <text:p>45.2913108305755</text:p>
          </table:table-cell>
          <table:table-cell table:formula="of:=[.B79]*[.$B$2]" office:value-type="float" office:value="0.0452913108305755" calcext:value-type="float">
            <text:p>0.045291310830576</text:p>
          </table:table-cell>
          <table:table-cell table:number-columns-repeated="2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1]/([.$B$2]+([.$B$1]/[.$B$3]-[.$B$2])*EXP(-[.$B$1]*[.A80]))" office:value-type="float" office:value="45.500289547825" calcext:value-type="float">
            <text:p>45.500289547825</text:p>
          </table:table-cell>
          <table:table-cell table:formula="of:=[.B80]*[.$B$2]" office:value-type="float" office:value="0.045500289547825" calcext:value-type="float">
            <text:p>0.045500289547825</text:p>
          </table:table-cell>
          <table:table-cell table:number-columns-repeated="2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1]/([.$B$2]+([.$B$1]/[.$B$3]-[.$B$2])*EXP(-[.$B$1]*[.A81]))" office:value-type="float" office:value="45.7008738532838" calcext:value-type="float">
            <text:p>45.7008738532838</text:p>
          </table:table-cell>
          <table:table-cell table:formula="of:=[.B81]*[.$B$2]" office:value-type="float" office:value="0.0457008738532838" calcext:value-type="float">
            <text:p>0.045700873853284</text:p>
          </table:table-cell>
          <table:table-cell table:number-columns-repeated="2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1]/([.$B$2]+([.$B$1]/[.$B$3]-[.$B$2])*EXP(-[.$B$1]*[.A82]))" office:value-type="float" office:value="45.8933237028863" calcext:value-type="float">
            <text:p>45.8933237028863</text:p>
          </table:table-cell>
          <table:table-cell table:formula="of:=[.B82]*[.$B$2]" office:value-type="float" office:value="0.0458933237028863" calcext:value-type="float">
            <text:p>0.045893323702886</text:p>
          </table:table-cell>
          <table:table-cell table:number-columns-repeated="2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1]/([.$B$2]+([.$B$1]/[.$B$3]-[.$B$2])*EXP(-[.$B$1]*[.A83]))" office:value-type="float" office:value="46.0778979075699" calcext:value-type="float">
            <text:p>46.0778979075699</text:p>
          </table:table-cell>
          <table:table-cell table:formula="of:=[.B83]*[.$B$2]" office:value-type="float" office:value="0.0460778979075699" calcext:value-type="float">
            <text:p>0.04607789790757</text:p>
          </table:table-cell>
          <table:table-cell table:number-columns-repeated="2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1]/([.$B$2]+([.$B$1]/[.$B$3]-[.$B$2])*EXP(-[.$B$1]*[.A84]))" office:value-type="float" office:value="46.254853413094" calcext:value-type="float">
            <text:p>46.254853413094</text:p>
          </table:table-cell>
          <table:table-cell table:formula="of:=[.B84]*[.$B$2]" office:value-type="float" office:value="0.046254853413094" calcext:value-type="float">
            <text:p>0.046254853413094</text:p>
          </table:table-cell>
          <table:table-cell table:number-columns-repeated="2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1]/([.$B$2]+([.$B$1]/[.$B$3]-[.$B$2])*EXP(-[.$B$1]*[.A85]))" office:value-type="float" office:value="46.4244446525117" calcext:value-type="float">
            <text:p>46.4244446525117</text:p>
          </table:table-cell>
          <table:table-cell table:formula="of:=[.B85]*[.$B$2]" office:value-type="float" office:value="0.0464244446525117" calcext:value-type="float">
            <text:p>0.046424444652512</text:p>
          </table:table-cell>
          <table:table-cell table:number-columns-repeated="2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1]/([.$B$2]+([.$B$1]/[.$B$3]-[.$B$2])*EXP(-[.$B$1]*[.A86]))" office:value-type="float" office:value="46.5869229679286" calcext:value-type="float">
            <text:p>46.5869229679286</text:p>
          </table:table-cell>
          <table:table-cell table:formula="of:=[.B86]*[.$B$2]" office:value-type="float" office:value="0.0465869229679286" calcext:value-type="float">
            <text:p>0.046586922967929</text:p>
          </table:table-cell>
          <table:table-cell table:number-columns-repeated="2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1]/([.$B$2]+([.$B$1]/[.$B$3]-[.$B$2])*EXP(-[.$B$1]*[.A87]))" office:value-type="float" office:value="46.7425360980022" calcext:value-type="float">
            <text:p>46.7425360980022</text:p>
          </table:table-cell>
          <table:table-cell table:formula="of:=[.B87]*[.$B$2]" office:value-type="float" office:value="0.0467425360980022" calcext:value-type="float">
            <text:p>0.046742536098002</text:p>
          </table:table-cell>
          <table:table-cell table:number-columns-repeated="2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B$1]/([.$B$2]+([.$B$1]/[.$B$3]-[.$B$2])*EXP(-[.$B$1]*[.A88]))" office:value-type="float" office:value="46.8915277275167" calcext:value-type="float">
            <text:p>46.8915277275167</text:p>
          </table:table-cell>
          <table:table-cell table:formula="of:=[.B88]*[.$B$2]" office:value-type="float" office:value="0.0468915277275167" calcext:value-type="float">
            <text:p>0.046891527727517</text:p>
          </table:table-cell>
          <table:table-cell table:number-columns-repeated="2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B$1]/([.$B$2]+([.$B$1]/[.$B$3]-[.$B$2])*EXP(-[.$B$1]*[.A89]))" office:value-type="float" office:value="47.034137095296" calcext:value-type="float">
            <text:p>47.034137095296</text:p>
          </table:table-cell>
          <table:table-cell table:formula="of:=[.B89]*[.$B$2]" office:value-type="float" office:value="0.047034137095296" calcext:value-type="float">
            <text:p>0.047034137095296</text:p>
          </table:table-cell>
          <table:table-cell table:number-columns-repeated="2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B$1]/([.$B$2]+([.$B$1]/[.$B$3]-[.$B$2])*EXP(-[.$B$1]*[.A90]))" office:value-type="float" office:value="47.170598656702" calcext:value-type="float">
            <text:p>47.170598656702</text:p>
          </table:table-cell>
          <table:table-cell table:formula="of:=[.B90]*[.$B$2]" office:value-type="float" office:value="0.047170598656702" calcext:value-type="float">
            <text:p>0.047170598656702</text:p>
          </table:table-cell>
          <table:table-cell table:number-columns-repeated="2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B$1]/([.$B$2]+([.$B$1]/[.$B$3]-[.$B$2])*EXP(-[.$B$1]*[.A91]))" office:value-type="float" office:value="47.3011417969805" calcext:value-type="float">
            <text:p>47.3011417969805</text:p>
          </table:table-cell>
          <table:table-cell table:formula="of:=[.B91]*[.$B$2]" office:value-type="float" office:value="0.0473011417969805" calcext:value-type="float">
            <text:p>0.047301141796981</text:p>
          </table:table-cell>
          <table:table-cell table:number-columns-repeated="2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B$1]/([.$B$2]+([.$B$1]/[.$B$3]-[.$B$2])*EXP(-[.$B$1]*[.A92]))" office:value-type="float" office:value="47.4259905917737" calcext:value-type="float">
            <text:p>47.4259905917737</text:p>
          </table:table-cell>
          <table:table-cell table:formula="of:=[.B92]*[.$B$2]" office:value-type="float" office:value="0.0474259905917737" calcext:value-type="float">
            <text:p>0.047425990591774</text:p>
          </table:table-cell>
          <table:table-cell table:number-columns-repeated="2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B$1]/([.$B$2]+([.$B$1]/[.$B$3]-[.$B$2])*EXP(-[.$B$1]*[.A93]))" office:value-type="float" office:value="47.545363611198" calcext:value-type="float">
            <text:p>47.545363611198</text:p>
          </table:table-cell>
          <table:table-cell table:formula="of:=[.B93]*[.$B$2]" office:value-type="float" office:value="0.047545363611198" calcext:value-type="float">
            <text:p>0.047545363611198</text:p>
          </table:table-cell>
          <table:table-cell table:number-columns-repeated="2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B$1]/([.$B$2]+([.$B$1]/[.$B$3]-[.$B$2])*EXP(-[.$B$1]*[.A94]))" office:value-type="float" office:value="47.6594737639924" calcext:value-type="float">
            <text:p>47.6594737639924</text:p>
          </table:table-cell>
          <table:table-cell table:formula="of:=[.B94]*[.$B$2]" office:value-type="float" office:value="0.0476594737639924" calcext:value-type="float">
            <text:p>0.047659473763992</text:p>
          </table:table-cell>
          <table:table-cell table:number-columns-repeated="2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B$1]/([.$B$2]+([.$B$1]/[.$B$3]-[.$B$2])*EXP(-[.$B$1]*[.A95]))" office:value-type="float" office:value="47.7685281783669" calcext:value-type="float">
            <text:p>47.7685281783669</text:p>
          </table:table-cell>
          <table:table-cell table:formula="of:=[.B95]*[.$B$2]" office:value-type="float" office:value="0.0477685281783669" calcext:value-type="float">
            <text:p>0.047768528178367</text:p>
          </table:table-cell>
          <table:table-cell table:number-columns-repeated="2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B$1]/([.$B$2]+([.$B$1]/[.$B$3]-[.$B$2])*EXP(-[.$B$1]*[.A96]))" office:value-type="float" office:value="47.8727281163184" calcext:value-type="float">
            <text:p>47.8727281163184</text:p>
          </table:table-cell>
          <table:table-cell table:formula="of:=[.B96]*[.$B$2]" office:value-type="float" office:value="0.0478727281163184" calcext:value-type="float">
            <text:p>0.047872728116319</text:p>
          </table:table-cell>
          <table:table-cell table:number-columns-repeated="2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B$1]/([.$B$2]+([.$B$1]/[.$B$3]-[.$B$2])*EXP(-[.$B$1]*[.A97]))" office:value-type="float" office:value="47.9722689183314" calcext:value-type="float">
            <text:p>47.9722689183314</text:p>
          </table:table-cell>
          <table:table-cell table:formula="of:=[.B97]*[.$B$2]" office:value-type="float" office:value="0.0479722689183314" calcext:value-type="float">
            <text:p>0.047972268918331</text:p>
          </table:table-cell>
          <table:table-cell table:number-columns-repeated="2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B$1]/([.$B$2]+([.$B$1]/[.$B$3]-[.$B$2])*EXP(-[.$B$1]*[.A98]))" office:value-type="float" office:value="48.0673399755378" calcext:value-type="float">
            <text:p>48.0673399755378</text:p>
          </table:table-cell>
          <table:table-cell table:formula="of:=[.B98]*[.$B$2]" office:value-type="float" office:value="0.0480673399755378" calcext:value-type="float">
            <text:p>0.048067339975538</text:p>
          </table:table-cell>
          <table:table-cell table:number-columns-repeated="2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B$1]/([.$B$2]+([.$B$1]/[.$B$3]-[.$B$2])*EXP(-[.$B$1]*[.A99]))" office:value-type="float" office:value="48.1581247265722" calcext:value-type="float">
            <text:p>48.1581247265722</text:p>
          </table:table-cell>
          <table:table-cell table:formula="of:=[.B99]*[.$B$2]" office:value-type="float" office:value="0.0481581247265722" calcext:value-type="float">
            <text:p>0.048158124726572</text:p>
          </table:table-cell>
          <table:table-cell table:number-columns-repeated="2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B$1]/([.$B$2]+([.$B$1]/[.$B$3]-[.$B$2])*EXP(-[.$B$1]*[.A100]))" office:value-type="float" office:value="48.2448006765238" calcext:value-type="float">
            <text:p>48.2448006765238</text:p>
          </table:table-cell>
          <table:table-cell table:formula="of:=[.B100]*[.$B$2]" office:value-type="float" office:value="0.0482448006765238" calcext:value-type="float">
            <text:p>0.048244800676524</text:p>
          </table:table-cell>
          <table:table-cell table:number-columns-repeated="2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B$1]/([.$B$2]+([.$B$1]/[.$B$3]-[.$B$2])*EXP(-[.$B$1]*[.A101]))" office:value-type="float" office:value="48.3275394355474" calcext:value-type="float">
            <text:p>48.3275394355474</text:p>
          </table:table-cell>
          <table:table-cell table:formula="of:=[.B101]*[.$B$2]" office:value-type="float" office:value="0.0483275394355474" calcext:value-type="float">
            <text:p>0.048327539435547</text:p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B$1]/([.$B$2]+([.$B$1]/[.$B$3]-[.$B$2])*EXP(-[.$B$1]*[.A102]))" office:value-type="float" office:value="48.4065067748648" calcext:value-type="float">
            <text:p>48.4065067748648</text:p>
          </table:table-cell>
          <table:table-cell table:formula="of:=[.B102]*[.$B$2]" office:value-type="float" office:value="0.0484065067748648" calcext:value-type="float">
            <text:p>0.048406506774865</text:p>
          </table:table-cell>
          <table:table-cell table:number-columns-repeated="2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B$1]/([.$B$2]+([.$B$1]/[.$B$3]-[.$B$2])*EXP(-[.$B$1]*[.A103]))" office:value-type="float" office:value="48.4818626980401" calcext:value-type="float">
            <text:p>48.4818626980401</text:p>
          </table:table-cell>
          <table:table-cell table:formula="of:=[.B103]*[.$B$2]" office:value-type="float" office:value="0.0484818626980401" calcext:value-type="float">
            <text:p>0.04848186269804</text:p>
          </table:table-cell>
          <table:table-cell table:number-columns-repeated="2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B$1]/([.$B$2]+([.$B$1]/[.$B$3]-[.$B$2])*EXP(-[.$B$1]*[.A104]))" office:value-type="float" office:value="48.5537615255758" calcext:value-type="float">
            <text:p>48.5537615255758</text:p>
          </table:table-cell>
          <table:table-cell table:formula="of:=[.B104]*[.$B$2]" office:value-type="float" office:value="0.0485537615255758" calcext:value-type="float">
            <text:p>0.048553761525576</text:p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B$1]/([.$B$2]+([.$B$1]/[.$B$3]-[.$B$2])*EXP(-[.$B$1]*[.A105]))" office:value-type="float" office:value="48.6223519910211" calcext:value-type="float">
            <text:p>48.6223519910211</text:p>
          </table:table-cell>
          <table:table-cell table:formula="of:=[.B105]*[.$B$2]" office:value-type="float" office:value="0.0486223519910211" calcext:value-type="float">
            <text:p>0.048622351991021</text:p>
          </table:table-cell>
          <table:table-cell table:number-columns-repeated="2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1]/([.$B$2]+([.$B$1]/[.$B$3]-[.$B$2])*EXP(-[.$B$1]*[.A106]))" office:value-type="float" office:value="48.6877773469324" calcext:value-type="float">
            <text:p>48.6877773469324</text:p>
          </table:table-cell>
          <table:table-cell table:formula="of:=[.B106]*[.$B$2]" office:value-type="float" office:value="0.0486877773469324" calcext:value-type="float">
            <text:p>0.04868777734693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2:35:44.4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0:26:09.450000000</meta:creation-date>
    <meta:generator>LibreOffice/6.1.1.2$Windows_X86_64 LibreOffice_project/5d19a1bfa650b796764388cd8b33a5af1f5baa1b</meta:generator>
    <dc:date>2019-01-01T08:11:36.191000000</dc:date>
    <meta:editing-duration>P3DT4H52M28S</meta:editing-duration>
    <meta:editing-cycles>145</meta:editing-cycles>
    <meta:document-statistic meta:table-count="6" meta:cell-count="10978" meta:object-count="0"/>
  </office:meta>
</office:document-meta>
</file>